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2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15.24mm"/>
    </style:style>
    <style:style style:name="co24" style:family="table-column">
      <style:table-column-properties fo:break-before="auto" style:column-width="14.43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11.17mm"/>
    </style:style>
    <style:style style:name="co27" style:family="table-column">
      <style:table-column-properties fo:break-before="auto" style:column-width="17.43mm"/>
    </style:style>
    <style:style style:name="co28" style:family="table-column">
      <style:table-column-properties fo:break-before="auto" style:column-width="18.79mm"/>
    </style:style>
    <style:style style:name="co29" style:family="table-column">
      <style:table-column-properties fo:break-before="auto" style:column-width="20.96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15.52mm"/>
    </style:style>
    <style:style style:name="co32" style:family="table-column">
      <style:table-column-properties fo:break-before="auto" style:column-width="17.15mm"/>
    </style:style>
    <style:style style:name="co33" style:family="table-column">
      <style:table-column-properties fo:break-before="auto" style:column-width="17.97mm"/>
    </style:style>
    <style:style style:name="co34" style:family="table-column">
      <style:table-column-properties fo:break-before="auto" style:column-width="16.05mm"/>
    </style:style>
    <style:style style:name="co35" style:family="table-column">
      <style:table-column-properties fo:break-before="auto" style:column-width="7.71mm"/>
    </style:style>
    <style:style style:name="co36" style:family="table-column">
      <style:table-column-properties fo:break-before="auto" style:column-width="17.92mm"/>
    </style:style>
    <style:style style:name="co37" style:family="table-column">
      <style:table-column-properties fo:break-before="auto" style:column-width="14.75mm"/>
    </style:style>
    <style:style style:name="co38" style:family="table-column">
      <style:table-column-properties fo:break-before="auto" style:column-width="13.39mm"/>
    </style:style>
    <style:style style:name="co39" style:family="table-column">
      <style:table-column-properties fo:break-before="auto" style:column-width="14.29mm"/>
    </style:style>
    <style:style style:name="co40" style:family="table-column">
      <style:table-column-properties fo:break-before="auto" style:column-width="13.16mm"/>
    </style:style>
    <style:style style:name="co41" style:family="table-column">
      <style:table-column-properties fo:break-before="auto" style:column-width="27.22mm"/>
    </style:style>
    <style:style style:name="co42" style:family="table-column">
      <style:table-column-properties fo:break-before="auto" style:column-width="22.91mm"/>
    </style:style>
    <style:style style:name="co43" style:family="table-column">
      <style:table-column-properties fo:break-before="auto" style:column-width="23.27mm"/>
    </style:style>
    <style:style style:name="co44" style:family="table-column">
      <style:table-column-properties fo:break-before="auto" style:column-width="17.07mm"/>
    </style:style>
    <style:style style:name="co45" style:family="table-column">
      <style:table-column-properties fo:break-before="auto" style:column-width="51.51mm"/>
    </style:style>
    <style:style style:name="co46" style:family="table-column">
      <style:table-column-properties fo:break-before="auto" style:column-width="18.15mm"/>
    </style:style>
    <style:style style:name="co47" style:family="table-column">
      <style:table-column-properties fo:break-before="auto" style:column-width="46.74mm"/>
    </style:style>
    <style:style style:name="co48" style:family="table-column">
      <style:table-column-properties fo:break-before="auto" style:column-width="10.2mm"/>
    </style:style>
    <style:style style:name="co49" style:family="table-column">
      <style:table-column-properties fo:break-before="auto" style:column-width="34.25mm"/>
    </style:style>
    <style:style style:name="co50" style:family="table-column">
      <style:table-column-properties fo:break-before="auto" style:column-width="30.85mm"/>
    </style:style>
    <style:style style:name="co51" style:family="table-column">
      <style:table-column-properties fo:break-before="auto" style:column-width="15.65mm"/>
    </style:style>
    <style:style style:name="co52" style:family="table-column">
      <style:table-column-properties fo:break-before="auto" style:column-width="24.27mm"/>
    </style:style>
    <style:style style:name="co53" style:family="table-column">
      <style:table-column-properties fo:break-before="auto" style:column-width="29.03mm"/>
    </style:style>
    <style:style style:name="co54" style:family="table-column">
      <style:table-column-properties fo:break-before="auto" style:column-width="9.79mm"/>
    </style:style>
    <style:style style:name="co55" style:family="table-column">
      <style:table-column-properties fo:break-before="auto" style:column-width="14.15mm"/>
    </style:style>
    <style:style style:name="co56" style:family="table-column">
      <style:table-column-properties fo:break-before="auto" style:column-width="6.88mm"/>
    </style:style>
    <style:style style:name="co57" style:family="table-column">
      <style:table-column-properties fo:break-before="auto" style:column-width="22.4mm"/>
    </style:style>
    <style:style style:name="co58" style:family="table-column">
      <style:table-column-properties fo:break-before="auto" style:column-width="17.52mm"/>
    </style:style>
    <style:style style:name="co59" style:family="table-column">
      <style:table-column-properties fo:break-before="auto" style:column-width="16.69mm"/>
    </style:style>
    <style:style style:name="co60" style:family="table-column">
      <style:table-column-properties fo:break-before="auto" style:column-width="16.88mm"/>
    </style:style>
    <style:style style:name="co61" style:family="table-column">
      <style:table-column-properties fo:break-before="auto" style:column-width="24.85mm"/>
    </style:style>
    <style:style style:name="co62" style:family="table-column">
      <style:table-column-properties fo:break-before="auto" style:column-width="15.59mm"/>
    </style:style>
    <style:style style:name="co63" style:family="table-column">
      <style:table-column-properties fo:break-before="auto" style:column-width="13.69mm"/>
    </style:style>
    <style:style style:name="co64" style:family="table-column">
      <style:table-column-properties fo:break-before="auto" style:column-width="11.78mm"/>
    </style:style>
    <style:style style:name="co65" style:family="table-column">
      <style:table-column-properties fo:break-before="auto" style:column-width="21.04mm"/>
    </style:style>
    <style:style style:name="co66" style:family="table-column">
      <style:table-column-properties fo:break-before="auto" style:column-width="7.07mm"/>
    </style:style>
    <style:style style:name="co3" style:family="table-column">
      <style:table-column-properties fo:break-before="auto" style:column-width="17.57mm"/>
    </style:style>
    <style:style style:name="co4" style:family="table-column">
      <style:table-column-properties fo:break-before="auto" style:column-width="15.1mm"/>
    </style:style>
    <style:style style:name="co5" style:family="table-column">
      <style:table-column-properties fo:break-before="auto" style:column-width="16.58mm"/>
    </style:style>
    <style:style style:name="co6" style:family="table-column">
      <style:table-column-properties fo:break-before="auto" style:column-width="14.85mm"/>
    </style:style>
    <style:style style:name="co7" style:family="table-column">
      <style:table-column-properties fo:break-before="auto" style:column-width="16.33mm"/>
    </style:style>
    <style:style style:name="co8" style:family="table-column">
      <style:table-column-properties fo:break-before="auto" style:column-width="16.83mm"/>
    </style:style>
    <style:style style:name="co9" style:family="table-column">
      <style:table-column-properties fo:break-before="auto" style:column-width="20.41mm"/>
    </style:style>
    <style:style style:name="co10" style:family="table-column">
      <style:table-column-properties fo:break-before="auto" style:column-width="13.11mm"/>
    </style:style>
    <style:style style:name="co11" style:family="table-column">
      <style:table-column-properties fo:break-before="auto" style:column-width="11.62mm"/>
    </style:style>
    <style:style style:name="co12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21.54mm"/>
    </style:style>
    <style:style style:name="co16" style:family="table-column">
      <style:table-column-properties fo:break-before="auto" style:column-width="18.56mm"/>
    </style:style>
    <style:style style:name="co17" style:family="table-column">
      <style:table-column-properties fo:break-before="auto" style:column-width="14.11mm"/>
    </style:style>
    <style:style style:name="co18" style:family="table-column">
      <style:table-column-properties fo:break-before="auto" style:column-width="13.35mm"/>
    </style:style>
    <style:style style:name="co67" style:family="table-column">
      <style:table-column-properties fo:break-before="auto" style:column-width="12.12mm"/>
    </style:style>
    <style:style style:name="co21" style:family="table-column">
      <style:table-column-properties fo:break-before="auto" style:column-width="21.78mm"/>
    </style:style>
    <style:style style:name="co83" style:family="table-column">
      <style:table-column-properties fo:break-before="auto" style:column-width="8.91mm"/>
    </style:style>
    <style:style style:name="co84" style:family="table-column">
      <style:table-column-properties fo:break-before="auto" style:column-width="18.5mm"/>
    </style:style>
    <style:style style:name="co85" style:family="table-column">
      <style:table-column-properties fo:break-before="auto" style:column-width="11.69mm"/>
    </style:style>
    <style:style style:name="co86" style:family="table-column">
      <style:table-column-properties fo:break-before="auto" style:column-width="13.07mm"/>
    </style:style>
    <style:style style:name="co87" style:family="table-column">
      <style:table-column-properties fo:break-before="auto" style:column-width="25.59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/>
    </style:style>
    <style:style style:name="ce31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fo:background-color="#cccccc"/>
      <style:text-properties style:text-position=""/>
    </style:style>
    <style:style style:name="ce3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35" style:family="table-cell" style:parent-style-name="Default">
      <style:table-cell-properties fo:border="0.06pt solid #000000"/>
      <style:text-properties style:text-position=""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fo:background-color="#dddddd"/>
      <style:text-properties style:text-position=""/>
    </style:style>
    <style:style style:name="ce20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style:text-position=""/>
    </style:style>
    <style:style style:name="ce37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39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40" style:family="table-cell" style:parent-style-name="Default">
      <style:text-properties style:text-position="" style:font-name="Arial" fo:language="en" fo:country="US" style:font-name-asian="Lucida Sans Unicode" style:font-name-complex="Mangal"/>
    </style:style>
    <style:style style:name="ce41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>
      <style:table-cell-properties fo:background-color="#b2b2b2"/>
      <style:text-properties style:text-position=""/>
    </style:style>
    <style:style style:name="ce4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/>
    </style:style>
    <style:style style:name="ce45" style:family="table-cell" style:parent-style-name="Default">
      <style:table-cell-properties fo:background-color="#ff0000"/>
      <style:text-properties style:text-position=""/>
    </style:style>
    <style:style style:name="ce46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text-position=""/>
    </style:style>
    <style:style style:name="ce5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999999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dddddd" fo:border="0.06pt solid #000000"/>
      <style:text-properties style:text-position=""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mm"/>
      <style:text-properties style:text-position="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Liberation Sans" style:font-name-asian="Noto Sans CJK SC Regular" style:font-name-complex="FreeSans"/>
    </style:style>
    <style:style style:name="ce19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mm"/>
      <style:text-properties style:text-position="" fo:font-weight="bold" style:font-weight-asian="bold" style:font-weight-complex="bold"/>
    </style:style>
    <style:style style:name="ce21" style:family="table-cell" style:parent-style-name="Default">
      <style:table-cell-properties fo:background-color="#ffffff" fo:border="none"/>
      <style:text-properties style:text-position=""/>
    </style:style>
    <style:style style:name="ce22" style:family="table-cell" style:parent-style-name="Default">
      <style:table-cell-properties fo:border="none"/>
      <style:text-properties style:text-position="" style:font-name="Liberation Sans" style:font-name-asian="Noto Sans CJK SC Regular" style:font-name-complex="FreeSans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position="" fo:font-weight="bold" style:font-weight-asian="bold" style:font-weight-complex="bold"/>
    </style:style>
    <style:style style:name="ce54" style:family="table-cell" style:parent-style-name="Default">
      <style:text-properties style:text-position="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</style:style>
    <style:style style:name="ce7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2" style:family="table-cell" style:parent-style-name="Default">
      <style:table-cell-properties fo:background-color="#dddddd"/>
    </style:style>
    <style:style style:name="ce83" style:family="table-cell" style:parent-style-name="Default">
      <style:table-cell-properties fo:background-color="#dddddd" fo:border="0.06pt solid #000000"/>
      <style:text-properties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84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87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88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89" style:family="table-cell" style:parent-style-name="Default">
      <style:table-cell-properties fo:background-color="#ffffff" fo:border="none"/>
    </style:style>
    <style:style style:name="ce90" style:family="table-cell" style:parent-style-name="Default">
      <style:table-cell-properties fo:border="none"/>
      <style:text-properties style:font-name="Liberation Sans" style:font-name-asian="Noto Sans CJK SC Regular" style:font-name-complex="FreeSans"/>
    </style:style>
    <style:style style:name="ce91" style:family="table-cell" style:parent-style-name="Default">
      <style:table-cell-properties fo:border-bottom="none" fo:border-left="0.06pt solid #000000" fo:border-right="none" fo:border-top="0.06pt solid #000000"/>
    </style:style>
    <style:style style:name="ce92" style:family="table-cell" style:parent-style-name="Default">
      <style:table-cell-properties fo:border-bottom="none" fo:border-left="0.06pt solid #000000" fo:border-right="none" fo:border-top="none"/>
    </style:style>
    <style:style style:name="ce93" style:family="table-cell" style:parent-style-name="Default">
      <style:table-cell-properties fo:border-bottom="0.06pt solid #000000" fo:border-left="0.06pt solid #000000" fo:border-right="none" fo:border-top="none"/>
    </style:style>
    <style:style style:name="ce94" style:family="table-cell" style:parent-style-name="Default">
      <style:table-cell-properties fo:border-bottom="none" fo:border-left="none" fo:border-right="none" fo:border-top="0.06pt solid #000000"/>
    </style:style>
    <style:style style:name="ce95" style:family="table-cell" style:parent-style-name="Default">
      <style:table-cell-properties fo:border-bottom="0.06pt solid #000000" fo:border-left="none" fo:border-right="none" fo:border-top="none"/>
    </style:style>
    <style:style style:name="ce96" style:family="table-cell" style:parent-style-name="Default">
      <style:table-cell-properties fo:border-bottom="none" fo:border-left="none" fo:border-right="0.06pt solid #000000" fo:border-top="0.06pt solid #000000"/>
    </style:style>
    <style:style style:name="ce97" style:family="table-cell" style:parent-style-name="Default">
      <style:table-cell-properties fo:border-bottom="none" fo:border-left="none" fo:border-right="0.06pt solid #000000" fo:border-top="none"/>
    </style:style>
    <style:style style:name="ce98" style:family="table-cell" style:parent-style-name="Default">
      <style:table-cell-properties fo:border-bottom="0.06pt solid #000000" fo:border-left="none" fo:border-right="0.06pt solid #000000" fo:border-top="none"/>
    </style:style>
    <style:style style:name="ce9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cccccc"/>
    </style:style>
    <style:style style:name="ce10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10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105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7" style:family="table-cell" style:parent-style-name="Default">
      <style:text-properties style:font-name="Liberation Sans" style:font-name-asian="Noto Sans CJK SC Regular" style:font-name-complex="FreeSans"/>
    </style:style>
    <style:style style:name="ce108" style:family="table-cell" style:parent-style-name="Default">
      <style:text-properties style:font-name="Arial" fo:language="en" fo:country="US" style:font-name-asian="Lucida Sans Unicode" style:font-name-complex="Mangal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able-cell-properties fo:background-color="#b2b2b2"/>
    </style:style>
    <style:style style:name="ce1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1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13" style:family="table-cell" style:parent-style-name="Default">
      <style:table-cell-properties fo:background-color="#ff0000"/>
    </style:style>
    <style:style style:name="ce114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6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1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2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I-info" table:style-name="ta1">
        <table:table-column table:style-name="co83" table:default-cell-style-name="ce69"/>
        <table:table-column table:style-name="co2" table:default-cell-style-name="ce69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2" table:number-columns-repeated="2" table:default-cell-style-name="ce69"/>
        <table:table-column table:style-name="co7" table:default-cell-style-name="ce85"/>
        <table:table-column table:style-name="co15" table:default-cell-style-name="ce85"/>
        <table:table-column table:style-name="co16" table:default-cell-style-name="ce85"/>
        <table:table-column table:style-name="co17" table:default-cell-style-name="ce85"/>
        <table:table-column table:style-name="co18" table:default-cell-style-name="ce85"/>
        <table:table-column table:style-name="co86" table:default-cell-style-name="ce85"/>
        <table:table-column table:style-name="co87" table:default-cell-style-name="ce85"/>
        <table:table-column table:style-name="co21" table:default-cell-style-name="ce85"/>
        <table:table-column table:style-name="co2" table:number-columns-repeated="4" table:default-cell-style-name="Default"/>
        <table:table-row table:style-name="ro1">
          <table:table-cell table:number-columns-repeated="4"/>
          <table:table-cell table:style-name="ce76"/>
          <table:table-cell table:style-name="ce77"/>
          <table:table-cell table:style-name="ce78" office:value-type="string" calcext:value-type="string">
            <text:p>Summary HI</text:p>
          </table:table-cell>
          <table:table-cell table:number-columns-repeated="9"/>
          <table:table-cell table:style-name="ce82" office:value-type="string" calcext:value-type="string">
            <text:p>No CO &amp; no OH:</text:p>
          </table:table-cell>
          <table:table-cell table:number-columns-repeated="5"/>
          <table:table-cell table:style-name="ce83" office:value-type="string" calcext:value-type="string">
            <text:p>OK src:</text:p>
          </table:table-cell>
          <table:table-cell/>
          <table:table-cell table:style-name="Default" office:value-type="string" calcext:value-type="string">
            <text:p>OH detection limit:</text:p>
          </table:table-cell>
          <table:table-cell table:style-name="Default"/>
          <table:table-cell table:style-name="Default" office:value-type="string" calcext:value-type="string">
            <text:p>Low-N(HI):</text:p>
          </table:table-cell>
          <table:table-cell table:number-columns-repeated="9"/>
        </table:table-row>
        <table:table-row table:style-name="ro2">
          <table:table-cell table:number-columns-repeated="16"/>
          <table:table-cell table:formula="of:=COUNTIF([.AA5:.AA97]; &quot;=1&quot;)" office:value-type="float" office:value="21" calcext:value-type="float">
            <text:p>21</text:p>
          </table:table-cell>
          <table:table-cell table:number-columns-repeated="5"/>
          <table:table-cell table:style-name="Default" table:formula="of:=COUNTIF([.AE5:.AE97];&quot;=1&quot;)" office:value-type="float" office:value="34" calcext:value-type="float">
            <text:p>34</text:p>
          </table:table-cell>
          <table:table-cell/>
          <table:table-cell table:style-name="Default" office:value-type="float" office:value="0.003999" calcext:value-type="float">
            <text:p>0.00399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number-columns-repeated="36"/>
        </table:table-row>
        <table:table-row table:style-name="ro2">
          <table:table-cell table:style-name="ce70" office:value-type="string" calcext:value-type="string">
            <text:p>#</text:p>
          </table:table-cell>
          <table:table-cell table:style-name="ce70" office:value-type="string" calcext:value-type="string">
            <text:p>Name</text:p>
          </table:table-cell>
          <table:table-cell table:style-name="ce72" office:value-type="string" calcext:value-type="string">
            <text:p>l</text:p>
          </table:table-cell>
          <table:table-cell table:style-name="ce72" office:value-type="string" calcext:value-type="string">
            <text:p>b</text:p>
          </table:table-cell>
          <table:table-cell table:style-name="ce72" office:value-type="string" calcext:value-type="string">
            <text:p>N(HI</text:p>
          </table:table-cell>
          <table:table-cell table:style-name="ce72" office:value-type="string" calcext:value-type="string">
            <text:p>er</text:p>
          </table:table-cell>
          <table:table-cell table:style-name="ce72" office:value-type="string" calcext:value-type="string">
            <text:p>N*(HI)</text:p>
          </table:table-cell>
          <table:table-cell table:style-name="ce72" office:value-type="string" calcext:value-type="string">
            <text:p>er</text:p>
          </table:table-cell>
          <table:table-cell table:style-name="ce72" office:value-type="string" calcext:value-type="string">
            <text:p>CNM</text:p>
          </table:table-cell>
          <table:table-cell table:style-name="ce72" office:value-type="string" calcext:value-type="string">
            <text:p>er</text:p>
          </table:table-cell>
          <table:table-cell table:style-name="ce72" office:value-type="string" calcext:value-type="string">
            <text:p>WNM</text:p>
          </table:table-cell>
          <table:table-cell table:style-name="ce72" office:value-type="string" calcext:value-type="string">
            <text:p>er</text:p>
          </table:table-cell>
          <table:table-cell table:style-name="ce79" office:value-type="string" calcext:value-type="string">
            <text:p>E(B-V)SF2011</text:p>
          </table:table-cell>
          <table:table-cell table:style-name="ce79" office:value-type="string" calcext:value-type="string">
            <text:p>Er</text:p>
          </table:table-cell>
          <table:table-cell table:style-name="ce79" office:value-type="string" calcext:value-type="string">
            <text:p>Av</text:p>
          </table:table-cell>
          <table:table-cell table:style-name="ce80" office:value-type="string" calcext:value-type="string">
            <text:p>MS</text:p>
          </table:table-cell>
          <table:table-cell table:style-name="ce80" office:value-type="string" calcext:value-type="string">
            <text:p>SPONGE</text:p>
          </table:table-cell>
          <table:table-cell table:style-name="ce80" office:value-type="string" calcext:value-type="string">
            <text:p>HI</text:p>
          </table:table-cell>
          <table:table-cell table:style-name="ce80" office:value-type="string" calcext:value-type="string">
            <text:p>CO</text:p>
          </table:table-cell>
          <table:table-cell table:style-name="ce80" office:value-type="string" calcext:value-type="string">
            <text:p>OH</text:p>
          </table:table-cell>
          <table:table-cell table:style-name="ce80" office:value-type="string" calcext:value-type="string">
            <text:p>N(OH)67/e14</text:p>
          </table:table-cell>
          <table:table-cell table:style-name="ce80" office:value-type="string" calcext:value-type="string">
            <text:p>er</text:p>
          </table:table-cell>
          <table:table-cell table:style-name="ce84" office:value-type="string" calcext:value-type="string">
            <text:p>TauSig(1665)</text:p>
          </table:table-cell>
          <table:table-cell table:style-name="ce84" office:value-type="string" calcext:value-type="string">
            <text:p>TauSig1667</text:p>
          </table:table-cell>
          <table:table-cell table:style-name="ce80" office:value-type="string" calcext:value-type="string">
            <text:p>Molecule</text:p>
          </table:table-cell>
          <table:table-cell table:style-name="ce80" office:value-type="string" calcext:value-type="string">
            <text:p>Observed-HI-only</text:p>
          </table:table-cell>
          <table:table-cell table:style-name="ce80" office:value-type="string" calcext:value-type="string">
            <text:p>Semi-atomic</text:p>
          </table:table-cell>
          <table:table-cell table:style-name="ce80" office:value-type="string" calcext:value-type="string">
            <text:p>No-Mol1</text:p>
          </table:table-cell>
          <table:table-cell table:style-name="ce80" office:value-type="string" calcext:value-type="string">
            <text:p>No-Mol2</text:p>
          </table:table-cell>
          <table:table-cell table:style-name="ce80" office:value-type="string" calcext:value-type="string">
            <text:p>low-N(HI)</text:p>
          </table:table-cell>
          <table:table-cell table:style-name="ce80" office:value-type="string" calcext:value-type="string">
            <text:p>OK? Atomic</text:p>
          </table:table-cell>
          <table:table-cell table:style-name="ce80" office:value-type="string" calcext:value-type="string">
            <text:p>Note:</text:p>
          </table:table-cell>
          <table:table-cell/>
          <table:table-cell office:value-type="string" calcext:value-type="string">
            <text:p>Cat1: No OH&amp;CO detection, sigmaOH67&lt;0.004:</text:p>
          </table:table-cell>
          <table:table-cell table:number-columns-repeated="2"/>
        </table:table-row>
        <table:table-row table:style-name="ro2">
          <table:table-cell table:style-name="ce71" office:value-type="float" office:value="1" calcext:value-type="float">
            <text:p>1</text:p>
          </table:table-cell>
          <table:table-cell table:style-name="ce71" office:value-type="string" calcext:value-type="string">
            <text:p>3C33</text:p>
          </table:table-cell>
          <table:table-cell table:style-name="ce73" office:value-type="float" office:value="129.4481" calcext:value-type="float">
            <text:p>129.4481</text:p>
          </table:table-cell>
          <table:table-cell table:style-name="ce73" office:value-type="float" office:value="-49.3244" calcext:value-type="float">
            <text:p>-49.3244</text:p>
          </table:table-cell>
          <table:table-cell table:style-name="ce73" office:value-type="float" office:value="3.66" calcext:value-type="float">
            <text:p>3.66</text:p>
          </table:table-cell>
          <table:table-cell table:style-name="ce73" office:value-type="float" office:value="0.05" calcext:value-type="float">
            <text:p>0.05</text:p>
          </table:table-cell>
          <table:table-cell table:style-name="ce73" office:value-type="float" office:value="3.5581" calcext:value-type="float">
            <text:p>3.5581</text:p>
          </table:table-cell>
          <table:table-cell table:style-name="ce73" office:value-type="float" office:value="0.0857" calcext:value-type="float">
            <text:p>0.0857</text:p>
          </table:table-cell>
          <table:table-cell table:style-name="ce73" office:value-type="float" office:value="2.22" calcext:value-type="float">
            <text:p>2.22</text:p>
          </table:table-cell>
          <table:table-cell table:style-name="ce73" office:value-type="float" office:value="0.0306" calcext:value-type="float">
            <text:p>0.0306</text:p>
          </table:table-cell>
          <table:table-cell table:style-name="ce73" office:value-type="float" office:value="1.44" calcext:value-type="float">
            <text:p>1.44</text:p>
          </table:table-cell>
          <table:table-cell table:style-name="ce73" office:value-type="float" office:value="0.045" calcext:value-type="float">
            <text:p>0.045</text:p>
          </table:table-cell>
          <table:table-cell table:style-name="ce73" office:value-type="float" office:value="0.0231" calcext:value-type="float">
            <text:p>0.0231</text:p>
          </table:table-cell>
          <table:table-cell table:style-name="ce73" office:value-type="float" office:value="0.0017" calcext:value-type="float">
            <text:p>0.0017</text:p>
          </table:table-cell>
          <table:table-cell table:style-name="ce73" office:value-type="float" office:value="0.0722" calcext:value-type="float">
            <text:p>0.0722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139182" calcext:value-type="float">
            <text:p>0.00139182</text:p>
          </table:table-cell>
          <table:table-cell table:style-name="ce71" office:value-type="float" office:value="0.00121437" calcext:value-type="float">
            <text:p>0.00121437</text:p>
          </table:table-cell>
          <table:table-cell table:style-name="ce81" table:formula="of:=IF(OR([.S5]=1; [.T5]=1);&quot;1&quot;;&quot;0&quot;)" office:value-type="string" office:string-value="0" calcext:value-type="string">
            <text:p>0</text:p>
          </table:table-cell>
          <table:table-cell table:style-name="ce86" table:formula="of:=IF(AND([.S5]=-1;[.T5]=-1);&quot;1&quot;;&quot;0&quot;)" office:value-type="string" office:string-value="0" calcext:value-type="string">
            <text:p>0</text:p>
          </table:table-cell>
          <table:table-cell table:style-name="ce81" table:formula="of:=IF(OR(AND([.X5]&gt;[.$Y$2];[.T5]=0;[.S5]=0); AND([.X5]&gt;[.$Y$2];[.T5]=0;[.S5]=-1); AND([.T5]=-1; [.S5]=0); [.B5]=&quot;NRAO140&quot;);&quot;1&quot;; &quot;0&quot;)" office:value-type="string" office:string-value="0" calcext:value-type="string">
            <text:p>0</text:p>
          </table:table-cell>
          <table:table-cell table:style-name="ce81" table:formula="of:=IF(AND([.S5]=0;[.T5]=0; [.X5]&lt;[.$Y$2]);&quot;1&quot;; &quot;0&quot;)" office:value-type="string" office:string-value="1" calcext:value-type="string">
            <text:p>1</text:p>
          </table:table-cell>
          <table:table-cell table:style-name="ce81" table:formula="of:=IF(AND([.S5]=-1;[.T5]=0; [.X5]&lt;[.$Y$2]; [.B5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5]=-1;[.T5]=-1; [.E5]&lt;[.$AA$2]);&quot;1&quot;; &quot;0&quot;)" office:value-type="string" office:string-value="0" calcext:value-type="string">
            <text:p>0</text:p>
          </table:table-cell>
          <table:table-cell table:style-name="ce88" table:formula="of:=IF(OR([.AB5]=&quot;1&quot;; [.AC5]=&quot;1&quot;; [.AD5]=&quot;1&quot;);&quot;1&quot;;&quot;0&quot;)" office:value-type="string" office:string-value="1" calcext:value-type="string">
            <text:p>1</text:p>
          </table:table-cell>
          <table:table-cell table:style-name="ce81"/>
          <table:table-cell/>
          <table:table-cell table:formula="of:=COUNTIF([.AB5:.AB97]; &quot;=1&quot;)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3C18</text:p>
          </table:table-cell>
          <table:table-cell table:style-name="ce73" office:value-type="float" office:value="118.6218" calcext:value-type="float">
            <text:p>118.6218</text:p>
          </table:table-cell>
          <table:table-cell table:style-name="ce73" office:value-type="float" office:value="-52.7266" calcext:value-type="float">
            <text:p>-52.7266</text:p>
          </table:table-cell>
          <table:table-cell table:style-name="ce73" office:value-type="float" office:value="7.75" calcext:value-type="float">
            <text:p>7.75</text:p>
          </table:table-cell>
          <table:table-cell table:style-name="ce73" office:value-type="float" office:value="1.23" calcext:value-type="float">
            <text:p>1.23</text:p>
          </table:table-cell>
          <table:table-cell table:style-name="ce73" office:value-type="float" office:value="6.5225" calcext:value-type="float">
            <text:p>6.5225</text:p>
          </table:table-cell>
          <table:table-cell table:style-name="ce73" office:value-type="float" office:value="0.0397" calcext:value-type="float">
            <text:p>0.0397</text:p>
          </table:table-cell>
          <table:table-cell table:style-name="ce73" office:value-type="float" office:value="6.8" calcext:value-type="float">
            <text:p>6.8</text:p>
          </table:table-cell>
          <table:table-cell table:style-name="ce73" office:value-type="float" office:value="1.2281" calcext:value-type="float">
            <text:p>1.2281</text:p>
          </table:table-cell>
          <table:table-cell table:style-name="ce73" office:value-type="float" office:value="0.94" calcext:value-type="float">
            <text:p>0.94</text:p>
          </table:table-cell>
          <table:table-cell table:style-name="ce73" office:value-type="float" office:value="0.0707" calcext:value-type="float">
            <text:p>0.0707</text:p>
          </table:table-cell>
          <table:table-cell table:style-name="ce73" office:value-type="float" office:value="0.1395" calcext:value-type="float">
            <text:p>0.1395</text:p>
          </table:table-cell>
          <table:table-cell table:style-name="ce73" office:value-type="float" office:value="0.0175" calcext:value-type="float">
            <text:p>0.0175</text:p>
          </table:table-cell>
          <table:table-cell table:style-name="ce73" office:value-type="float" office:value="0.4244" calcext:value-type="float">
            <text:p>0.4244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0.398" calcext:value-type="float">
            <text:p>0.398</text:p>
          </table:table-cell>
          <table:table-cell table:style-name="ce81" office:value-type="float" office:value="0.22794385" calcext:value-type="float">
            <text:p>0.22794385</text:p>
          </table:table-cell>
          <table:table-cell table:style-name="ce71" office:value-type="float" office:value="0.000761024" calcext:value-type="float">
            <text:p>0.000761024</text:p>
          </table:table-cell>
          <table:table-cell table:style-name="ce71" office:value-type="float" office:value="0.000771895" calcext:value-type="float">
            <text:p>0.000771895</text:p>
          </table:table-cell>
          <table:table-cell table:style-name="ce81" table:formula="of:=IF(OR([.S6]=1; [.T6]=1);&quot;1&quot;;&quot;0&quot;)" office:value-type="string" office:string-value="1" calcext:value-type="string">
            <text:p>1</text:p>
          </table:table-cell>
          <table:table-cell table:style-name="ce86" table:formula="of:=IF(AND([.S6]=-1;[.T6]=-1);&quot;1&quot;;&quot;0&quot;)" office:value-type="string" office:string-value="0" calcext:value-type="string">
            <text:p>0</text:p>
          </table:table-cell>
          <table:table-cell table:style-name="ce81" table:formula="of:=IF(OR(AND([.X6]&gt;[.$Y$2];[.T6]=0;[.S6]=0); AND([.X6]&gt;[.$Y$2];[.T6]=0;[.S6]=-1); AND([.T6]=-1; [.S6]=0); [.B6]=&quot;NRAO140&quot;);&quot;1&quot;; &quot;0&quot;)" office:value-type="string" office:string-value="0" calcext:value-type="string">
            <text:p>0</text:p>
          </table:table-cell>
          <table:table-cell table:style-name="ce81" table:formula="of:=IF(AND([.S6]=0;[.T6]=0; [.X6]&lt;[.$Y$2]);&quot;1&quot;; &quot;0&quot;)" office:value-type="string" office:string-value="0" calcext:value-type="string">
            <text:p>0</text:p>
          </table:table-cell>
          <table:table-cell table:style-name="ce81" table:formula="of:=IF(AND([.S6]=-1;[.T6]=0; [.X6]&lt;[.$Y$2]; [.B6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6]=-1;[.T6]=-1; [.E6]&lt;[.$AA$2]);&quot;1&quot;; &quot;0&quot;)" office:value-type="string" office:string-value="0" calcext:value-type="string">
            <text:p>0</text:p>
          </table:table-cell>
          <table:table-cell table:style-name="ce88" table:formula="of:=IF(OR([.AB6]=&quot;1&quot;; [.AC6]=&quot;1&quot;; [.AD6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3C141.0</text:p>
          </table:table-cell>
          <table:table-cell table:style-name="ce73" office:value-type="float" office:value="174.5324" calcext:value-type="float">
            <text:p>174.5324</text:p>
          </table:table-cell>
          <table:table-cell table:style-name="ce73" office:value-type="float" office:value="-1.3112" calcext:value-type="float">
            <text:p>-1.3112</text:p>
          </table:table-cell>
          <table:table-cell table:style-name="ce73" office:value-type="float" office:value="66.65" calcext:value-type="float">
            <text:p>66.65</text:p>
          </table:table-cell>
          <table:table-cell table:style-name="ce73" office:value-type="float" office:value="1.89" calcext:value-type="float">
            <text:p>1.89</text:p>
          </table:table-cell>
          <table:table-cell table:style-name="ce73" office:value-type="float" office:value="51.5374" calcext:value-type="float">
            <text:p>51.5374</text:p>
          </table:table-cell>
          <table:table-cell table:style-name="ce73" office:value-type="float" office:value="0.6757" calcext:value-type="float">
            <text:p>0.6757</text:p>
          </table:table-cell>
          <table:table-cell table:style-name="ce73" office:value-type="float" office:value="30.05" calcext:value-type="float">
            <text:p>30.05</text:p>
          </table:table-cell>
          <table:table-cell table:style-name="ce73" office:value-type="float" office:value="1.5939" calcext:value-type="float">
            <text:p>1.5939</text:p>
          </table:table-cell>
          <table:table-cell table:style-name="ce73" office:value-type="float" office:value="36.6" calcext:value-type="float">
            <text:p>36.6</text:p>
          </table:table-cell>
          <table:table-cell table:style-name="ce73" office:value-type="float" office:value="1.0075" calcext:value-type="float">
            <text:p>1.0075</text:p>
          </table:table-cell>
          <table:table-cell table:style-name="ce73" office:value-type="float" office:value="0.537" calcext:value-type="float">
            <text:p>0.537</text:p>
          </table:table-cell>
          <table:table-cell table:style-name="ce73" office:value-type="float" office:value="0.0212" calcext:value-type="float">
            <text:p>0.0212</text:p>
          </table:table-cell>
          <table:table-cell table:style-name="ce73" office:value-type="float" office:value="1.7177" calcext:value-type="float">
            <text:p>1.7177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545017" calcext:value-type="float">
            <text:p>0.00545017</text:p>
          </table:table-cell>
          <table:table-cell table:style-name="ce71" office:value-type="float" office:value="0.00526832" calcext:value-type="float">
            <text:p>0.00526832</text:p>
          </table:table-cell>
          <table:table-cell table:style-name="ce81" table:formula="of:=IF(OR([.S7]=1; [.T7]=1);&quot;1&quot;;&quot;0&quot;)" office:value-type="string" office:string-value="0" calcext:value-type="string">
            <text:p>0</text:p>
          </table:table-cell>
          <table:table-cell table:style-name="ce86" table:formula="of:=IF(AND([.S7]=-1;[.T7]=-1);&quot;1&quot;;&quot;0&quot;)" office:value-type="string" office:string-value="0" calcext:value-type="string">
            <text:p>0</text:p>
          </table:table-cell>
          <table:table-cell table:style-name="ce81" table:formula="of:=IF(OR(AND([.X7]&gt;[.$Y$2];[.T7]=0;[.S7]=0); AND([.X7]&gt;[.$Y$2];[.T7]=0;[.S7]=-1); AND([.T7]=-1; [.S7]=0); [.B7]=&quot;NRAO140&quot;);&quot;1&quot;; &quot;0&quot;)" office:value-type="string" office:string-value="1" calcext:value-type="string">
            <text:p>1</text:p>
          </table:table-cell>
          <table:table-cell table:style-name="ce81" table:formula="of:=IF(AND([.S7]=0;[.T7]=0; [.X7]&lt;[.$Y$2]);&quot;1&quot;; &quot;0&quot;)" office:value-type="string" office:string-value="0" calcext:value-type="string">
            <text:p>0</text:p>
          </table:table-cell>
          <table:table-cell table:style-name="ce81" table:formula="of:=IF(AND([.S7]=-1;[.T7]=0; [.X7]&lt;[.$Y$2]; [.B7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7]=-1;[.T7]=-1; [.E7]&lt;[.$AA$2]);&quot;1&quot;; &quot;0&quot;)" office:value-type="string" office:string-value="0" calcext:value-type="string">
            <text:p>0</text:p>
          </table:table-cell>
          <table:table-cell table:style-name="ce88" table:formula="of:=IF(OR([.AB7]=&quot;1&quot;; [.AC7]=&quot;1&quot;; [.AD7]=&quot;1&quot;);&quot;1&quot;;&quot;0&quot;)" office:value-type="string" office:string-value="0" calcext:value-type="string">
            <text:p>0</text:p>
          </table:table-cell>
          <table:table-cell table:style-name="ce81"/>
          <table:table-cell/>
          <table:table-cell office:value-type="string" calcext:value-type="string">
            <text:p>Cat2: No CO data; No OH, sigmaOH67&lt;0.004:</text:p>
          </table:table-cell>
          <table:table-cell table:number-columns-repeated="2"/>
        </table:table-row>
        <table:table-row table:style-name="ro2"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3C142.1</text:p>
          </table:table-cell>
          <table:table-cell table:style-name="ce73" office:value-type="float" office:value="197.6157" calcext:value-type="float">
            <text:p>197.6157</text:p>
          </table:table-cell>
          <table:table-cell table:style-name="ce73" office:value-type="float" office:value="-14.5115" calcext:value-type="float">
            <text:p>-14.5115</text:p>
          </table:table-cell>
          <table:table-cell table:style-name="ce73" office:value-type="float" office:value="27.84" calcext:value-type="float">
            <text:p>27.84</text:p>
          </table:table-cell>
          <table:table-cell table:style-name="ce73" office:value-type="float" office:value="2.9" calcext:value-type="float">
            <text:p>2.9</text:p>
          </table:table-cell>
          <table:table-cell table:style-name="ce73" office:value-type="float" office:value="21.7048" calcext:value-type="float">
            <text:p>21.7048</text:p>
          </table:table-cell>
          <table:table-cell table:style-name="ce73" office:value-type="float" office:value="0.9149" calcext:value-type="float">
            <text:p>0.9149</text:p>
          </table:table-cell>
          <table:table-cell table:style-name="ce73" office:value-type="float" office:value="10.37" calcext:value-type="float">
            <text:p>10.37</text:p>
          </table:table-cell>
          <table:table-cell table:style-name="ce73" office:value-type="float" office:value="2.8302" calcext:value-type="float">
            <text:p>2.8302</text:p>
          </table:table-cell>
          <table:table-cell table:style-name="ce73" office:value-type="float" office:value="17.46" calcext:value-type="float">
            <text:p>17.46</text:p>
          </table:table-cell>
          <table:table-cell table:style-name="ce73" office:value-type="float" office:value="0.6516" calcext:value-type="float">
            <text:p>0.6516</text:p>
          </table:table-cell>
          <table:table-cell table:style-name="ce73" office:value-type="float" office:value="0.2816" calcext:value-type="float">
            <text:p>0.2816</text:p>
          </table:table-cell>
          <table:table-cell table:style-name="ce73" office:value-type="float" office:value="0.0145" calcext:value-type="float">
            <text:p>0.0145</text:p>
          </table:table-cell>
          <table:table-cell table:style-name="ce73" office:value-type="float" office:value="0.8998" calcext:value-type="float">
            <text:p>0.8998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0947931" calcext:value-type="float">
            <text:p>0.000947931</text:p>
          </table:table-cell>
          <table:table-cell table:style-name="ce71" office:value-type="float" office:value="0.00105504" calcext:value-type="float">
            <text:p>0.00105504</text:p>
          </table:table-cell>
          <table:table-cell table:style-name="ce81" table:formula="of:=IF(OR([.S8]=1; [.T8]=1);&quot;1&quot;;&quot;0&quot;)" office:value-type="string" office:string-value="0" calcext:value-type="string">
            <text:p>0</text:p>
          </table:table-cell>
          <table:table-cell table:style-name="ce86" table:formula="of:=IF(AND([.S8]=-1;[.T8]=-1);&quot;1&quot;;&quot;0&quot;)" office:value-type="string" office:string-value="0" calcext:value-type="string">
            <text:p>0</text:p>
          </table:table-cell>
          <table:table-cell table:style-name="ce81" table:formula="of:=IF(OR(AND([.X8]&gt;[.$Y$2];[.T8]=0;[.S8]=0); AND([.X8]&gt;[.$Y$2];[.T8]=0;[.S8]=-1); AND([.T8]=-1; [.S8]=0); [.B8]=&quot;NRAO140&quot;);&quot;1&quot;; &quot;0&quot;)" office:value-type="string" office:string-value="0" calcext:value-type="string">
            <text:p>0</text:p>
          </table:table-cell>
          <table:table-cell table:style-name="ce81" table:formula="of:=IF(AND([.S8]=0;[.T8]=0; [.X8]&lt;[.$Y$2]);&quot;1&quot;; &quot;0&quot;)" office:value-type="string" office:string-value="1" calcext:value-type="string">
            <text:p>1</text:p>
          </table:table-cell>
          <table:table-cell table:style-name="ce81" table:formula="of:=IF(AND([.S8]=-1;[.T8]=0; [.X8]&lt;[.$Y$2]; [.B8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8]=-1;[.T8]=-1; [.E8]&lt;[.$AA$2]);&quot;1&quot;; &quot;0&quot;)" office:value-type="string" office:string-value="0" calcext:value-type="string">
            <text:p>0</text:p>
          </table:table-cell>
          <table:table-cell table:style-name="ce88" table:formula="of:=IF(OR([.AB8]=&quot;1&quot;; [.AC8]=&quot;1&quot;; [.AD8]=&quot;1&quot;);&quot;1&quot;;&quot;0&quot;)" office:value-type="string" office:string-value="1" calcext:value-type="string">
            <text:p>1</text:p>
          </table:table-cell>
          <table:table-cell table:style-name="ce81"/>
          <table:table-cell table:style-name="ce89"/>
          <table:table-cell table:formula="of:=COUNTIF([.AC5:.AC97];&quot;=1&quot;)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style-name="ce71" office:value-type="float" office:value="5" calcext:value-type="float">
            <text:p>5</text:p>
          </table:table-cell>
          <table:table-cell table:style-name="ce71" office:value-type="string" calcext:value-type="string">
            <text:p>3C138</text:p>
          </table:table-cell>
          <table:table-cell table:style-name="ce73" office:value-type="float" office:value="187.405" calcext:value-type="float">
            <text:p>187.405</text:p>
          </table:table-cell>
          <table:table-cell table:style-name="ce73" office:value-type="float" office:value="-11.3434" calcext:value-type="float">
            <text:p>-11.3434</text:p>
          </table:table-cell>
          <table:table-cell table:style-name="ce73" office:value-type="float" office:value="26.43" calcext:value-type="float">
            <text:p>26.43</text:p>
          </table:table-cell>
          <table:table-cell table:style-name="ce73" office:value-type="float" office:value="2.89" calcext:value-type="float">
            <text:p>2.89</text:p>
          </table:table-cell>
          <table:table-cell table:style-name="ce73" office:value-type="float" office:value="21.7788" calcext:value-type="float">
            <text:p>21.7788</text:p>
          </table:table-cell>
          <table:table-cell table:style-name="ce73" office:value-type="float" office:value="0.3457" calcext:value-type="float">
            <text:p>0.3457</text:p>
          </table:table-cell>
          <table:table-cell table:style-name="ce73" office:value-type="float" office:value="6.01" calcext:value-type="float">
            <text:p>6.01</text:p>
          </table:table-cell>
          <table:table-cell table:style-name="ce73" office:value-type="float" office:value="2.8343" calcext:value-type="float">
            <text:p>2.8343</text:p>
          </table:table-cell>
          <table:table-cell table:style-name="ce73" office:value-type="float" office:value="20.42" calcext:value-type="float">
            <text:p>20.42</text:p>
          </table:table-cell>
          <table:table-cell table:style-name="ce73" office:value-type="float" office:value="0.5825" calcext:value-type="float">
            <text:p>0.5825</text:p>
          </table:table-cell>
          <table:table-cell table:style-name="ce73" office:value-type="float" office:value="0.2537" calcext:value-type="float">
            <text:p>0.2537</text:p>
          </table:table-cell>
          <table:table-cell table:style-name="ce73" office:value-type="float" office:value="0.0171" calcext:value-type="float">
            <text:p>0.0171</text:p>
          </table:table-cell>
          <table:table-cell table:style-name="ce73" office:value-type="float" office:value="0.7798" calcext:value-type="float">
            <text:p>0.7798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0457871" calcext:value-type="float">
            <text:p>0.000457871</text:p>
          </table:table-cell>
          <table:table-cell table:style-name="ce71" office:value-type="float" office:value="0.000502496" calcext:value-type="float">
            <text:p>0.000502496</text:p>
          </table:table-cell>
          <table:table-cell table:style-name="ce81" table:formula="of:=IF(OR([.S9]=1; [.T9]=1);&quot;1&quot;;&quot;0&quot;)" office:value-type="string" office:string-value="0" calcext:value-type="string">
            <text:p>0</text:p>
          </table:table-cell>
          <table:table-cell table:style-name="ce86" table:formula="of:=IF(AND([.S9]=-1;[.T9]=-1);&quot;1&quot;;&quot;0&quot;)" office:value-type="string" office:string-value="0" calcext:value-type="string">
            <text:p>0</text:p>
          </table:table-cell>
          <table:table-cell table:style-name="ce81" table:formula="of:=IF(OR(AND([.X9]&gt;[.$Y$2];[.T9]=0;[.S9]=0); AND([.X9]&gt;[.$Y$2];[.T9]=0;[.S9]=-1); AND([.T9]=-1; [.S9]=0); [.B9]=&quot;NRAO140&quot;);&quot;1&quot;; &quot;0&quot;)" office:value-type="string" office:string-value="0" calcext:value-type="string">
            <text:p>0</text:p>
          </table:table-cell>
          <table:table-cell table:style-name="ce81" table:formula="of:=IF(AND([.S9]=0;[.T9]=0; [.X9]&lt;[.$Y$2]);&quot;1&quot;; &quot;0&quot;)" office:value-type="string" office:string-value="1" calcext:value-type="string">
            <text:p>1</text:p>
          </table:table-cell>
          <table:table-cell table:style-name="ce81" table:formula="of:=IF(AND([.S9]=-1;[.T9]=0; [.X9]&lt;[.$Y$2]; [.B9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9]=-1;[.T9]=-1; [.E9]&lt;[.$AA$2]);&quot;1&quot;; &quot;0&quot;)" office:value-type="string" office:string-value="0" calcext:value-type="string">
            <text:p>0</text:p>
          </table:table-cell>
          <table:table-cell table:style-name="ce88" table:formula="of:=IF(OR([.AB9]=&quot;1&quot;; [.AC9]=&quot;1&quot;; [.AD9]=&quot;1&quot;);&quot;1&quot;;&quot;0&quot;)" office:value-type="string" office:string-value="1" calcext:value-type="string">
            <text:p>1</text:p>
          </table:table-cell>
          <table:table-cell table:style-name="ce81"/>
          <table:table-cell table:style-name="ce90"/>
          <table:table-cell table:number-columns-repeated="3"/>
        </table:table-row>
        <table:table-row table:style-name="ro2">
          <table:table-cell table:style-name="ce71" office:value-type="float" office:value="6" calcext:value-type="float">
            <text:p>6</text:p>
          </table:table-cell>
          <table:table-cell table:style-name="ce71" office:value-type="string" calcext:value-type="string">
            <text:p>3C75-2</text:p>
          </table:table-cell>
          <table:table-cell table:style-name="ce73" office:value-type="float" office:value="170.2958" calcext:value-type="float">
            <text:p>170.2958</text:p>
          </table:table-cell>
          <table:table-cell table:style-name="ce73" office:value-type="float" office:value="-44.9192" calcext:value-type="float">
            <text:p>-44.9192</text:p>
          </table:table-cell>
          <table:table-cell table:style-name="ce73" office:value-type="float" office:value="10.5" calcext:value-type="float">
            <text:p>10.5</text:p>
          </table:table-cell>
          <table:table-cell table:style-name="ce73" office:value-type="float" office:value="0.27" calcext:value-type="float">
            <text:p>0.27</text:p>
          </table:table-cell>
          <table:table-cell table:style-name="ce73" office:value-type="float" office:value="9.802" calcext:value-type="float">
            <text:p>9.802</text:p>
          </table:table-cell>
          <table:table-cell table:style-name="ce73" office:value-type="float" office:value="1.0821" calcext:value-type="float">
            <text:p>1.0821</text:p>
          </table:table-cell>
          <table:table-cell table:style-name="ce73" office:value-type="float" office:value="2.83" calcext:value-type="float">
            <text:p>2.83</text:p>
          </table:table-cell>
          <table:table-cell table:style-name="ce73" office:value-type="float" office:value="0.2326" calcext:value-type="float">
            <text:p>0.2326</text:p>
          </table:table-cell>
          <table:table-cell table:style-name="ce73" office:value-type="float" office:value="7.67" calcext:value-type="float">
            <text:p>7.67</text:p>
          </table:table-cell>
          <table:table-cell table:style-name="ce73" office:value-type="float" office:value="0.1325" calcext:value-type="float">
            <text:p>0.1325</text:p>
          </table:table-cell>
          <table:table-cell table:style-name="ce73" office:value-type="float" office:value="0.1543" calcext:value-type="float">
            <text:p>0.1543</text:p>
          </table:table-cell>
          <table:table-cell table:style-name="ce73" office:value-type="float" office:value="0.0044" calcext:value-type="float">
            <text:p>0.0044</text:p>
          </table:table-cell>
          <table:table-cell table:style-name="ce73" office:value-type="float" office:value="0.4806" calcext:value-type="float">
            <text:p>0.4806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12563" calcext:value-type="float">
            <text:p>0.012563</text:p>
          </table:table-cell>
          <table:table-cell table:style-name="ce71" office:value-type="float" office:value="0.0122118" calcext:value-type="float">
            <text:p>0.0122118</text:p>
          </table:table-cell>
          <table:table-cell table:style-name="ce81" table:formula="of:=IF(OR([.S10]=1; [.T10]=1);&quot;1&quot;;&quot;0&quot;)" office:value-type="string" office:string-value="0" calcext:value-type="string">
            <text:p>0</text:p>
          </table:table-cell>
          <table:table-cell table:style-name="ce86" table:formula="of:=IF(AND([.S10]=-1;[.T10]=-1);&quot;1&quot;;&quot;0&quot;)" office:value-type="string" office:string-value="0" calcext:value-type="string">
            <text:p>0</text:p>
          </table:table-cell>
          <table:table-cell table:style-name="ce81" table:formula="of:=IF(OR(AND([.X10]&gt;[.$Y$2];[.T10]=0;[.S10]=0); AND([.X10]&gt;[.$Y$2];[.T10]=0;[.S10]=-1); AND([.T10]=-1; [.S10]=0); [.B10]=&quot;NRAO140&quot;);&quot;1&quot;; &quot;0&quot;)" office:value-type="string" office:string-value="1" calcext:value-type="string">
            <text:p>1</text:p>
          </table:table-cell>
          <table:table-cell table:style-name="ce81" table:formula="of:=IF(AND([.S10]=0;[.T10]=0; [.X10]&lt;[.$Y$2]);&quot;1&quot;; &quot;0&quot;)" office:value-type="string" office:string-value="0" calcext:value-type="string">
            <text:p>0</text:p>
          </table:table-cell>
          <table:table-cell table:style-name="ce81" table:formula="of:=IF(AND([.S10]=-1;[.T10]=0; [.X10]&lt;[.$Y$2]; [.B10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10]=-1;[.T10]=-1; [.E10]&lt;[.$AA$2]);&quot;1&quot;; &quot;0&quot;)" office:value-type="string" office:string-value="0" calcext:value-type="string">
            <text:p>0</text:p>
          </table:table-cell>
          <table:table-cell table:style-name="ce88" table:formula="of:=IF(OR([.AB10]=&quot;1&quot;; [.AC10]=&quot;1&quot;; [.AD10]=&quot;1&quot;);&quot;1&quot;;&quot;0&quot;)" office:value-type="string" office:string-value="0" calcext:value-type="string">
            <text:p>0</text:p>
          </table:table-cell>
          <table:table-cell table:style-name="ce81"/>
          <table:table-cell/>
          <table:table-cell office:value-type="string" calcext:value-type="string">
            <text:p>cat3: Low-N(HI), N(HI)&lt;1e20:</text:p>
          </table:table-cell>
          <table:table-cell table:number-columns-repeated="2"/>
        </table:table-row>
        <table:table-row table:style-name="ro2">
          <table:table-cell table:style-name="ce71" office:value-type="float" office:value="7" calcext:value-type="float">
            <text:p>7</text:p>
          </table:table-cell>
          <table:table-cell table:style-name="ce71" office:value-type="string" calcext:value-type="string">
            <text:p>3C75-1</text:p>
          </table:table-cell>
          <table:table-cell table:style-name="ce73" office:value-type="float" office:value="170.2162" calcext:value-type="float">
            <text:p>170.2162</text:p>
          </table:table-cell>
          <table:table-cell table:style-name="ce73" office:value-type="float" office:value="-44.9112" calcext:value-type="float">
            <text:p>-44.9112</text:p>
          </table:table-cell>
          <table:table-cell table:style-name="ce73" office:value-type="float" office:value="10.18" calcext:value-type="float">
            <text:p>10.18</text:p>
          </table:table-cell>
          <table:table-cell table:style-name="ce73" office:value-type="float" office:value="0.26" calcext:value-type="float">
            <text:p>0.26</text:p>
          </table:table-cell>
          <table:table-cell table:style-name="ce73" office:value-type="float" office:value="9.4857" calcext:value-type="float">
            <text:p>9.4857</text:p>
          </table:table-cell>
          <table:table-cell table:style-name="ce73" office:value-type="float" office:value="1.2558" calcext:value-type="float">
            <text:p>1.2558</text:p>
          </table:table-cell>
          <table:table-cell table:style-name="ce73" office:value-type="float" office:value="2.73" calcext:value-type="float">
            <text:p>2.73</text:p>
          </table:table-cell>
          <table:table-cell table:style-name="ce73" office:value-type="float" office:value="0.2264" calcext:value-type="float">
            <text:p>0.2264</text:p>
          </table:table-cell>
          <table:table-cell table:style-name="ce73" office:value-type="float" office:value="7.46" calcext:value-type="float">
            <text:p>7.46</text:p>
          </table:table-cell>
          <table:table-cell table:style-name="ce73" office:value-type="float" office:value="0.1188" calcext:value-type="float">
            <text:p>0.1188</text:p>
          </table:table-cell>
          <table:table-cell table:style-name="ce73" office:value-type="float" office:value="0.1511" calcext:value-type="float">
            <text:p>0.1511</text:p>
          </table:table-cell>
          <table:table-cell table:style-name="ce73" office:value-type="float" office:value="0.0044" calcext:value-type="float">
            <text:p>0.0044</text:p>
          </table:table-cell>
          <table:table-cell table:style-name="ce73" office:value-type="float" office:value="0.4681" calcext:value-type="float">
            <text:p>0.468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120861" calcext:value-type="float">
            <text:p>0.0120861</text:p>
          </table:table-cell>
          <table:table-cell table:style-name="ce71" office:value-type="float" office:value="0.0122324" calcext:value-type="float">
            <text:p>0.0122324</text:p>
          </table:table-cell>
          <table:table-cell table:style-name="ce81" table:formula="of:=IF(OR([.S11]=1; [.T11]=1);&quot;1&quot;;&quot;0&quot;)" office:value-type="string" office:string-value="0" calcext:value-type="string">
            <text:p>0</text:p>
          </table:table-cell>
          <table:table-cell table:style-name="ce86" table:formula="of:=IF(AND([.S11]=-1;[.T11]=-1);&quot;1&quot;;&quot;0&quot;)" office:value-type="string" office:string-value="0" calcext:value-type="string">
            <text:p>0</text:p>
          </table:table-cell>
          <table:table-cell table:style-name="ce81" table:formula="of:=IF(OR(AND([.X11]&gt;[.$Y$2];[.T11]=0;[.S11]=0); AND([.X11]&gt;[.$Y$2];[.T11]=0;[.S11]=-1); AND([.T11]=-1; [.S11]=0); [.B11]=&quot;NRAO140&quot;);&quot;1&quot;; &quot;0&quot;)" office:value-type="string" office:string-value="1" calcext:value-type="string">
            <text:p>1</text:p>
          </table:table-cell>
          <table:table-cell table:style-name="ce81" table:formula="of:=IF(AND([.S11]=0;[.T11]=0; [.X11]&lt;[.$Y$2]);&quot;1&quot;; &quot;0&quot;)" office:value-type="string" office:string-value="0" calcext:value-type="string">
            <text:p>0</text:p>
          </table:table-cell>
          <table:table-cell table:style-name="ce81" table:formula="of:=IF(AND([.S11]=-1;[.T11]=0; [.X11]&lt;[.$Y$2]; [.B11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11]=-1;[.T11]=-1; [.E11]&lt;[.$AA$2]);&quot;1&quot;; &quot;0&quot;)" office:value-type="string" office:string-value="0" calcext:value-type="string">
            <text:p>0</text:p>
          </table:table-cell>
          <table:table-cell table:style-name="ce88" table:formula="of:=IF(OR([.AB11]=&quot;1&quot;; [.AC11]=&quot;1&quot;; [.AD11]=&quot;1&quot;);&quot;1&quot;;&quot;0&quot;)" office:value-type="string" office:string-value="0" calcext:value-type="string">
            <text:p>0</text:p>
          </table:table-cell>
          <table:table-cell table:style-name="ce81"/>
          <table:table-cell/>
          <table:table-cell table:formula="of:=COUNTIF([.AD5:.AD97];&quot;=1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71" office:value-type="float" office:value="8" calcext:value-type="float">
            <text:p>8</text:p>
          </table:table-cell>
          <table:table-cell table:style-name="ce71" office:value-type="string" calcext:value-type="string">
            <text:p>3C409</text:p>
          </table:table-cell>
          <table:table-cell table:style-name="ce73" office:value-type="float" office:value="63.3981" calcext:value-type="float">
            <text:p>63.3981</text:p>
          </table:table-cell>
          <table:table-cell table:style-name="ce73" office:value-type="float" office:value="-6.1216" calcext:value-type="float">
            <text:p>-6.1216</text:p>
          </table:table-cell>
          <table:table-cell table:style-name="ce73" office:value-type="float" office:value="31.69" calcext:value-type="float">
            <text:p>31.69</text:p>
          </table:table-cell>
          <table:table-cell table:style-name="ce73" office:value-type="float" office:value="3.53" calcext:value-type="float">
            <text:p>3.53</text:p>
          </table:table-cell>
          <table:table-cell table:style-name="ce73" office:value-type="float" office:value="28.3785" calcext:value-type="float">
            <text:p>28.3785</text:p>
          </table:table-cell>
          <table:table-cell table:style-name="ce73" office:value-type="float" office:value="0.2834" calcext:value-type="float">
            <text:p>0.2834</text:p>
          </table:table-cell>
          <table:table-cell table:style-name="ce73" office:value-type="float" office:value="5.33" calcext:value-type="float">
            <text:p>5.33</text:p>
          </table:table-cell>
          <table:table-cell table:style-name="ce73" office:value-type="float" office:value="3.4882" calcext:value-type="float">
            <text:p>3.4882</text:p>
          </table:table-cell>
          <table:table-cell table:style-name="ce73" office:value-type="float" office:value="26.36" calcext:value-type="float">
            <text:p>26.36</text:p>
          </table:table-cell>
          <table:table-cell table:style-name="ce73" office:value-type="float" office:value="0.549" calcext:value-type="float">
            <text:p>0.549</text:p>
          </table:table-cell>
          <table:table-cell table:style-name="ce73" office:value-type="float" office:value="0.5749" calcext:value-type="float">
            <text:p>0.5749</text:p>
          </table:table-cell>
          <table:table-cell table:style-name="ce73" office:value-type="float" office:value="0.026" calcext:value-type="float">
            <text:p>0.026</text:p>
          </table:table-cell>
          <table:table-cell table:style-name="ce73" office:value-type="float" office:value="1.8029" calcext:value-type="float">
            <text:p>1.8029</text:p>
          </table:table-cell>
          <table:table-cell table:number-columns-repeated="5" table:style-name="ce81" office:value-type="float" office:value="1" calcext:value-type="float">
            <text:p>1</text:p>
          </table:table-cell>
          <table:table-cell table:style-name="ce81" office:value-type="float" office:value="0.1902" calcext:value-type="float">
            <text:p>0.1902</text:p>
          </table:table-cell>
          <table:table-cell table:style-name="ce81" office:value-type="float" office:value="0.24647617" calcext:value-type="float">
            <text:p>0.24647617</text:p>
          </table:table-cell>
          <table:table-cell table:style-name="ce71" office:value-type="float" office:value="0.000687844" calcext:value-type="float">
            <text:p>0.000687844</text:p>
          </table:table-cell>
          <table:table-cell table:style-name="ce71" office:value-type="float" office:value="0.000679605" calcext:value-type="float">
            <text:p>0.000679605</text:p>
          </table:table-cell>
          <table:table-cell table:style-name="ce81" table:formula="of:=IF(OR([.S12]=1; [.T12]=1);&quot;1&quot;;&quot;0&quot;)" office:value-type="string" office:string-value="1" calcext:value-type="string">
            <text:p>1</text:p>
          </table:table-cell>
          <table:table-cell table:style-name="ce86" table:formula="of:=IF(AND([.S12]=-1;[.T12]=-1);&quot;1&quot;;&quot;0&quot;)" office:value-type="string" office:string-value="0" calcext:value-type="string">
            <text:p>0</text:p>
          </table:table-cell>
          <table:table-cell table:style-name="ce81" table:formula="of:=IF(OR(AND([.X12]&gt;[.$Y$2];[.T12]=0;[.S12]=0); AND([.X12]&gt;[.$Y$2];[.T12]=0;[.S12]=-1); AND([.T12]=-1; [.S12]=0); [.B12]=&quot;NRAO140&quot;);&quot;1&quot;; &quot;0&quot;)" office:value-type="string" office:string-value="0" calcext:value-type="string">
            <text:p>0</text:p>
          </table:table-cell>
          <table:table-cell table:style-name="ce81" table:formula="of:=IF(AND([.S12]=0;[.T12]=0; [.X12]&lt;[.$Y$2]);&quot;1&quot;; &quot;0&quot;)" office:value-type="string" office:string-value="0" calcext:value-type="string">
            <text:p>0</text:p>
          </table:table-cell>
          <table:table-cell table:style-name="ce81" table:formula="of:=IF(AND([.S12]=-1;[.T12]=0; [.X12]&lt;[.$Y$2]; [.B12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12]=-1;[.T12]=-1; [.E12]&lt;[.$AA$2]);&quot;1&quot;; &quot;0&quot;)" office:value-type="string" office:string-value="0" calcext:value-type="string">
            <text:p>0</text:p>
          </table:table-cell>
          <table:table-cell table:style-name="ce88" table:formula="of:=IF(OR([.AB12]=&quot;1&quot;; [.AC12]=&quot;1&quot;; [.AD12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9" calcext:value-type="float">
            <text:p>9</text:p>
          </table:table-cell>
          <table:table-cell table:style-name="ce71" office:value-type="string" calcext:value-type="string">
            <text:p>3C33-1</text:p>
          </table:table-cell>
          <table:table-cell table:style-name="ce73" office:value-type="float" office:value="129.4392" calcext:value-type="float">
            <text:p>129.4392</text:p>
          </table:table-cell>
          <table:table-cell table:style-name="ce73" office:value-type="float" office:value="-49.3432" calcext:value-type="float">
            <text:p>-49.3432</text:p>
          </table:table-cell>
          <table:table-cell table:style-name="ce73" office:value-type="float" office:value="3.68" calcext:value-type="float">
            <text:p>3.68</text:p>
          </table:table-cell>
          <table:table-cell table:style-name="ce73" office:value-type="float" office:value="0.15" calcext:value-type="float">
            <text:p>0.15</text:p>
          </table:table-cell>
          <table:table-cell table:style-name="ce73" office:value-type="float" office:value="3.5146" calcext:value-type="float">
            <text:p>3.5146</text:p>
          </table:table-cell>
          <table:table-cell table:style-name="ce73" office:value-type="float" office:value="1.0563" calcext:value-type="float">
            <text:p>1.0563</text:p>
          </table:table-cell>
          <table:table-cell table:style-name="ce73" office:value-type="float" office:value="2.59" calcext:value-type="float">
            <text:p>2.59</text:p>
          </table:table-cell>
          <table:table-cell table:style-name="ce73" office:value-type="float" office:value="0.1185" calcext:value-type="float">
            <text:p>0.1185</text:p>
          </table:table-cell>
          <table:table-cell table:style-name="ce73" office:value-type="float" office:value="1.08" calcext:value-type="float">
            <text:p>1.08</text:p>
          </table:table-cell>
          <table:table-cell table:style-name="ce73" office:value-type="float" office:value="0.0951" calcext:value-type="float">
            <text:p>0.0951</text:p>
          </table:table-cell>
          <table:table-cell table:style-name="ce73" office:value-type="float" office:value="0.0223" calcext:value-type="float">
            <text:p>0.0223</text:p>
          </table:table-cell>
          <table:table-cell table:style-name="ce73" office:value-type="float" office:value="0.0019" calcext:value-type="float">
            <text:p>0.0019</text:p>
          </table:table-cell>
          <table:table-cell table:style-name="ce73" office:value-type="float" office:value="0.0718" calcext:value-type="float">
            <text:p>0.0718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494482" calcext:value-type="float">
            <text:p>0.00494482</text:p>
          </table:table-cell>
          <table:table-cell table:style-name="ce71" office:value-type="float" office:value="0.00408653" calcext:value-type="float">
            <text:p>0.00408653</text:p>
          </table:table-cell>
          <table:table-cell table:style-name="ce81" table:formula="of:=IF(OR([.S13]=1; [.T13]=1);&quot;1&quot;;&quot;0&quot;)" office:value-type="string" office:string-value="0" calcext:value-type="string">
            <text:p>0</text:p>
          </table:table-cell>
          <table:table-cell table:style-name="ce86" table:formula="of:=IF(AND([.S13]=-1;[.T13]=-1);&quot;1&quot;;&quot;0&quot;)" office:value-type="string" office:string-value="0" calcext:value-type="string">
            <text:p>0</text:p>
          </table:table-cell>
          <table:table-cell table:style-name="ce81" table:formula="of:=IF(OR(AND([.X13]&gt;[.$Y$2];[.T13]=0;[.S13]=0); AND([.X13]&gt;[.$Y$2];[.T13]=0;[.S13]=-1); AND([.T13]=-1; [.S13]=0); [.B13]=&quot;NRAO140&quot;);&quot;1&quot;; &quot;0&quot;)" office:value-type="string" office:string-value="1" calcext:value-type="string">
            <text:p>1</text:p>
          </table:table-cell>
          <table:table-cell table:style-name="ce81" table:formula="of:=IF(AND([.S13]=0;[.T13]=0; [.X13]&lt;[.$Y$2]);&quot;1&quot;; &quot;0&quot;)" office:value-type="string" office:string-value="0" calcext:value-type="string">
            <text:p>0</text:p>
          </table:table-cell>
          <table:table-cell table:style-name="ce81" table:formula="of:=IF(AND([.S13]=-1;[.T13]=0; [.X13]&lt;[.$Y$2]; [.B13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13]=-1;[.T13]=-1; [.E13]&lt;[.$AA$2]);&quot;1&quot;; &quot;0&quot;)" office:value-type="string" office:string-value="0" calcext:value-type="string">
            <text:p>0</text:p>
          </table:table-cell>
          <table:table-cell table:style-name="ce88" table:formula="of:=IF(OR([.AB13]=&quot;1&quot;; [.AC13]=&quot;1&quot;; [.AD13]=&quot;1&quot;);&quot;1&quot;;&quot;0&quot;)" office:value-type="string" office:string-value="0" calcext:value-type="string">
            <text:p>0</text:p>
          </table:table-cell>
          <table:table-cell table:style-name="ce81"/>
          <table:table-cell/>
          <table:table-cell office:value-type="string" calcext:value-type="string">
            <text:p>Low-N(H), &lt;3e20:</text:p>
          </table:table-cell>
          <table:table-cell table:number-columns-repeated="2"/>
        </table:table-row>
        <table:table-row table:style-name="ro2">
          <table:table-cell table:style-name="ce71" office:value-type="float" office:value="10" calcext:value-type="float">
            <text:p>10</text:p>
          </table:table-cell>
          <table:table-cell table:style-name="ce71" office:value-type="string" calcext:value-type="string">
            <text:p>3C79</text:p>
          </table:table-cell>
          <table:table-cell table:style-name="ce73" office:value-type="float" office:value="164.1487" calcext:value-type="float">
            <text:p>164.1487</text:p>
          </table:table-cell>
          <table:table-cell table:style-name="ce73" office:value-type="float" office:value="-34.4565" calcext:value-type="float">
            <text:p>-34.4565</text:p>
          </table:table-cell>
          <table:table-cell table:style-name="ce73" office:value-type="float" office:value="12.15" calcext:value-type="float">
            <text:p>12.15</text:p>
          </table:table-cell>
          <table:table-cell table:style-name="ce73" office:value-type="float" office:value="1.3" calcext:value-type="float">
            <text:p>1.3</text:p>
          </table:table-cell>
          <table:table-cell table:style-name="ce73" office:value-type="float" office:value="10.865" calcext:value-type="float">
            <text:p>10.865</text:p>
          </table:table-cell>
          <table:table-cell table:style-name="ce73" office:value-type="float" office:value="0.8578" calcext:value-type="float">
            <text:p>0.8578</text:p>
          </table:table-cell>
          <table:table-cell table:style-name="ce73" office:value-type="float" office:value="9.05" calcext:value-type="float">
            <text:p>9.05</text:p>
          </table:table-cell>
          <table:table-cell table:style-name="ce73" office:value-type="float" office:value="0.9765" calcext:value-type="float">
            <text:p>0.9765</text:p>
          </table:table-cell>
          <table:table-cell table:style-name="ce73" office:value-type="float" office:value="3.1" calcext:value-type="float">
            <text:p>3.1</text:p>
          </table:table-cell>
          <table:table-cell table:style-name="ce73" office:value-type="float" office:value="0.8583" calcext:value-type="float">
            <text:p>0.8583</text:p>
          </table:table-cell>
          <table:table-cell table:style-name="ce73" office:value-type="float" office:value="0.11" calcext:value-type="float">
            <text:p>0.11</text:p>
          </table:table-cell>
          <table:table-cell table:style-name="ce73" office:value-type="float" office:value="0.0025" calcext:value-type="float">
            <text:p>0.0025</text:p>
          </table:table-cell>
          <table:table-cell table:style-name="ce73" office:value-type="float" office:value="0.3404" calcext:value-type="float">
            <text:p>0.3404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434325" calcext:value-type="float">
            <text:p>0.00434325</text:p>
          </table:table-cell>
          <table:table-cell table:style-name="ce71" office:value-type="float" office:value="0.00370342" calcext:value-type="float">
            <text:p>0.00370342</text:p>
          </table:table-cell>
          <table:table-cell table:style-name="ce81" table:formula="of:=IF(OR([.S14]=1; [.T14]=1);&quot;1&quot;;&quot;0&quot;)" office:value-type="string" office:string-value="0" calcext:value-type="string">
            <text:p>0</text:p>
          </table:table-cell>
          <table:table-cell table:style-name="ce86" table:formula="of:=IF(AND([.S14]=-1;[.T14]=-1);&quot;1&quot;;&quot;0&quot;)" office:value-type="string" office:string-value="0" calcext:value-type="string">
            <text:p>0</text:p>
          </table:table-cell>
          <table:table-cell table:style-name="ce81" table:formula="of:=IF(OR(AND([.X14]&gt;[.$Y$2];[.T14]=0;[.S14]=0); AND([.X14]&gt;[.$Y$2];[.T14]=0;[.S14]=-1); AND([.T14]=-1; [.S14]=0); [.B14]=&quot;NRAO140&quot;);&quot;1&quot;; &quot;0&quot;)" office:value-type="string" office:string-value="0" calcext:value-type="string">
            <text:p>0</text:p>
          </table:table-cell>
          <table:table-cell table:style-name="ce81" table:formula="of:=IF(AND([.S14]=0;[.T14]=0; [.X14]&lt;[.$Y$2]);&quot;1&quot;; &quot;0&quot;)" office:value-type="string" office:string-value="0" calcext:value-type="string">
            <text:p>0</text:p>
          </table:table-cell>
          <table:table-cell table:style-name="ce81" table:formula="of:=IF(AND([.S14]=-1;[.T14]=0; [.X14]&lt;[.$Y$2]; [.B14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14]=-1;[.T14]=-1; [.E14]&lt;[.$AA$2]);&quot;1&quot;; &quot;0&quot;)" office:value-type="string" office:string-value="0" calcext:value-type="string">
            <text:p>0</text:p>
          </table:table-cell>
          <table:table-cell table:style-name="ce88" table:formula="of:=IF(OR([.AB14]=&quot;1&quot;; [.AC14]=&quot;1&quot;; [.AD14]=&quot;1&quot;);&quot;1&quot;;&quot;0&quot;)" office:value-type="string" office:string-value="1" calcext:value-type="string">
            <text:p>1</text:p>
          </table:table-cell>
          <table:table-cell table:style-name="ce81"/>
          <table:table-cell/>
          <table:table-cell table:formula="of:=COUNTIF([.E5:.E97];&quot;&lt;3.0&quot;)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style-name="ce71" office:value-type="float" office:value="11" calcext:value-type="float">
            <text:p>11</text:p>
          </table:table-cell>
          <table:table-cell table:style-name="ce71" office:value-type="string" calcext:value-type="string">
            <text:p>3C78</text:p>
          </table:table-cell>
          <table:table-cell table:style-name="ce73" office:value-type="float" office:value="174.8581" calcext:value-type="float">
            <text:p>174.8581</text:p>
          </table:table-cell>
          <table:table-cell table:style-name="ce73" office:value-type="float" office:value="-44.5133" calcext:value-type="float">
            <text:p>-44.5133</text:p>
          </table:table-cell>
          <table:table-cell table:style-name="ce73" office:value-type="float" office:value="13.74" calcext:value-type="float">
            <text:p>13.74</text:p>
          </table:table-cell>
          <table:table-cell table:style-name="ce73" office:value-type="float" office:value="1.93" calcext:value-type="float">
            <text:p>1.93</text:p>
          </table:table-cell>
          <table:table-cell table:style-name="ce73" office:value-type="float" office:value="11.0369" calcext:value-type="float">
            <text:p>11.0369</text:p>
          </table:table-cell>
          <table:table-cell table:style-name="ce73" office:value-type="float" office:value="0.468" calcext:value-type="float">
            <text:p>0.468</text:p>
          </table:table-cell>
          <table:table-cell table:style-name="ce73" office:value-type="float" office:value="3.81" calcext:value-type="float">
            <text:p>3.81</text:p>
          </table:table-cell>
          <table:table-cell table:style-name="ce73" office:value-type="float" office:value="1.9097" calcext:value-type="float">
            <text:p>1.9097</text:p>
          </table:table-cell>
          <table:table-cell table:style-name="ce73" office:value-type="float" office:value="9.93" calcext:value-type="float">
            <text:p>9.93</text:p>
          </table:table-cell>
          <table:table-cell table:style-name="ce73" office:value-type="float" office:value="0.2685" calcext:value-type="float">
            <text:p>0.2685</text:p>
          </table:table-cell>
          <table:table-cell table:style-name="ce73" office:value-type="float" office:value="0.1479" calcext:value-type="float">
            <text:p>0.1479</text:p>
          </table:table-cell>
          <table:table-cell table:style-name="ce73" office:value-type="float" office:value="0.0024" calcext:value-type="float">
            <text:p>0.0024</text:p>
          </table:table-cell>
          <table:table-cell table:style-name="ce73" office:value-type="float" office:value="0.4573" calcext:value-type="float">
            <text:p>0.4573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144912" calcext:value-type="float">
            <text:p>0.00144912</text:p>
          </table:table-cell>
          <table:table-cell table:style-name="ce71" office:value-type="float" office:value="0.00132483" calcext:value-type="float">
            <text:p>0.00132483</text:p>
          </table:table-cell>
          <table:table-cell table:style-name="ce81" table:formula="of:=IF(OR([.S15]=1; [.T15]=1);&quot;1&quot;;&quot;0&quot;)" office:value-type="string" office:string-value="0" calcext:value-type="string">
            <text:p>0</text:p>
          </table:table-cell>
          <table:table-cell table:style-name="ce86" table:formula="of:=IF(AND([.S15]=-1;[.T15]=-1);&quot;1&quot;;&quot;0&quot;)" office:value-type="string" office:string-value="0" calcext:value-type="string">
            <text:p>0</text:p>
          </table:table-cell>
          <table:table-cell table:style-name="ce81" table:formula="of:=IF(OR(AND([.X15]&gt;[.$Y$2];[.T15]=0;[.S15]=0); AND([.X15]&gt;[.$Y$2];[.T15]=0;[.S15]=-1); AND([.T15]=-1; [.S15]=0); [.B15]=&quot;NRAO140&quot;);&quot;1&quot;; &quot;0&quot;)" office:value-type="string" office:string-value="0" calcext:value-type="string">
            <text:p>0</text:p>
          </table:table-cell>
          <table:table-cell table:style-name="ce81" table:formula="of:=IF(AND([.S15]=0;[.T15]=0; [.X15]&lt;[.$Y$2]);&quot;1&quot;; &quot;0&quot;)" office:value-type="string" office:string-value="1" calcext:value-type="string">
            <text:p>1</text:p>
          </table:table-cell>
          <table:table-cell table:style-name="ce81" table:formula="of:=IF(AND([.S15]=-1;[.T15]=0; [.X15]&lt;[.$Y$2]; [.B15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15]=-1;[.T15]=-1; [.E15]&lt;[.$AA$2]);&quot;1&quot;; &quot;0&quot;)" office:value-type="string" office:string-value="0" calcext:value-type="string">
            <text:p>0</text:p>
          </table:table-cell>
          <table:table-cell table:style-name="ce88" table:formula="of:=IF(OR([.AB15]=&quot;1&quot;; [.AC15]=&quot;1&quot;; [.AD15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12" calcext:value-type="float">
            <text:p>12</text:p>
          </table:table-cell>
          <table:table-cell table:style-name="ce71" office:value-type="string" calcext:value-type="string">
            <text:p>3C98-1</text:p>
          </table:table-cell>
          <table:table-cell table:style-name="ce73" office:value-type="float" office:value="179.8593" calcext:value-type="float">
            <text:p>179.8593</text:p>
          </table:table-cell>
          <table:table-cell table:style-name="ce73" office:value-type="float" office:value="-31.0859" calcext:value-type="float">
            <text:p>-31.0859</text:p>
          </table:table-cell>
          <table:table-cell table:style-name="ce73" office:value-type="float" office:value="13.29" calcext:value-type="float">
            <text:p>13.29</text:p>
          </table:table-cell>
          <table:table-cell table:style-name="ce73" office:value-type="float" office:value="0.43" calcext:value-type="float">
            <text:p>0.43</text:p>
          </table:table-cell>
          <table:table-cell table:style-name="ce73" office:value-type="float" office:value="12.3295" calcext:value-type="float">
            <text:p>12.3295</text:p>
          </table:table-cell>
          <table:table-cell table:style-name="ce73" office:value-type="float" office:value="0.9274" calcext:value-type="float">
            <text:p>0.9274</text:p>
          </table:table-cell>
          <table:table-cell table:style-name="ce73" office:value-type="float" office:value="7.77" calcext:value-type="float">
            <text:p>7.77</text:p>
          </table:table-cell>
          <table:table-cell table:style-name="ce73" office:value-type="float" office:value="0.407" calcext:value-type="float">
            <text:p>0.407</text:p>
          </table:table-cell>
          <table:table-cell table:style-name="ce73" office:value-type="float" office:value="5.52" calcext:value-type="float">
            <text:p>5.52</text:p>
          </table:table-cell>
          <table:table-cell table:style-name="ce73" office:value-type="float" office:value="0.1387" calcext:value-type="float">
            <text:p>0.1387</text:p>
          </table:table-cell>
          <table:table-cell table:style-name="ce73" office:value-type="float" office:value="0.19" calcext:value-type="float">
            <text:p>0.19</text:p>
          </table:table-cell>
          <table:table-cell table:style-name="ce73" office:value-type="float" office:value="0.0067" calcext:value-type="float">
            <text:p>0.0067</text:p>
          </table:table-cell>
          <table:table-cell table:style-name="ce73" office:value-type="float" office:value="0.5916" calcext:value-type="float">
            <text:p>0.5916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420745" calcext:value-type="float">
            <text:p>0.00420745</text:p>
          </table:table-cell>
          <table:table-cell table:style-name="ce71" office:value-type="float" office:value="0.00406987" calcext:value-type="float">
            <text:p>0.00406987</text:p>
          </table:table-cell>
          <table:table-cell table:style-name="ce81" table:formula="of:=IF(OR([.S16]=1; [.T16]=1);&quot;1&quot;;&quot;0&quot;)" office:value-type="string" office:string-value="0" calcext:value-type="string">
            <text:p>0</text:p>
          </table:table-cell>
          <table:table-cell table:style-name="ce86" table:formula="of:=IF(AND([.S16]=-1;[.T16]=-1);&quot;1&quot;;&quot;0&quot;)" office:value-type="string" office:string-value="0" calcext:value-type="string">
            <text:p>0</text:p>
          </table:table-cell>
          <table:table-cell table:style-name="ce81" table:formula="of:=IF(OR(AND([.X16]&gt;[.$Y$2];[.T16]=0;[.S16]=0); AND([.X16]&gt;[.$Y$2];[.T16]=0;[.S16]=-1); AND([.T16]=-1; [.S16]=0); [.B16]=&quot;NRAO140&quot;);&quot;1&quot;; &quot;0&quot;)" office:value-type="string" office:string-value="1" calcext:value-type="string">
            <text:p>1</text:p>
          </table:table-cell>
          <table:table-cell table:style-name="ce81" table:formula="of:=IF(AND([.S16]=0;[.T16]=0; [.X16]&lt;[.$Y$2]);&quot;1&quot;; &quot;0&quot;)" office:value-type="string" office:string-value="0" calcext:value-type="string">
            <text:p>0</text:p>
          </table:table-cell>
          <table:table-cell table:style-name="ce81" table:formula="of:=IF(AND([.S16]=-1;[.T16]=0; [.X16]&lt;[.$Y$2]; [.B16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16]=-1;[.T16]=-1; [.E16]&lt;[.$AA$2]);&quot;1&quot;; &quot;0&quot;)" office:value-type="string" office:string-value="0" calcext:value-type="string">
            <text:p>0</text:p>
          </table:table-cell>
          <table:table-cell table:style-name="ce88" table:formula="of:=IF(OR([.AB16]=&quot;1&quot;; [.AC16]=&quot;1&quot;; [.AD16]=&quot;1&quot;);&quot;1&quot;;&quot;0&quot;)" office:value-type="string" office:string-value="0" calcext:value-type="string">
            <text:p>0</text:p>
          </table:table-cell>
          <table:table-cell table:style-name="ce81"/>
          <table:table-cell/>
          <table:table-cell office:value-type="string" calcext:value-type="string">
            <text:p>OH detected:</text:p>
          </table:table-cell>
          <table:table-cell table:number-columns-repeated="2"/>
        </table:table-row>
        <table:table-row table:style-name="ro2">
          <table:table-cell table:style-name="ce71" office:value-type="float" office:value="13" calcext:value-type="float">
            <text:p>13</text:p>
          </table:table-cell>
          <table:table-cell table:style-name="ce71" office:value-type="string" calcext:value-type="string">
            <text:p>3C75</text:p>
          </table:table-cell>
          <table:table-cell table:style-name="ce73" office:value-type="float" office:value="170.2558" calcext:value-type="float">
            <text:p>170.2558</text:p>
          </table:table-cell>
          <table:table-cell table:style-name="ce73" office:value-type="float" office:value="-44.9111" calcext:value-type="float">
            <text:p>-44.9111</text:p>
          </table:table-cell>
          <table:table-cell table:style-name="ce73" office:value-type="float" office:value="10.09" calcext:value-type="float">
            <text:p>10.09</text:p>
          </table:table-cell>
          <table:table-cell table:style-name="ce73" office:value-type="float" office:value="0.22" calcext:value-type="float">
            <text:p>0.22</text:p>
          </table:table-cell>
          <table:table-cell table:style-name="ce73" office:value-type="float" office:value="9.3856" calcext:value-type="float">
            <text:p>9.3856</text:p>
          </table:table-cell>
          <table:table-cell table:style-name="ce73" office:value-type="float" office:value="0.1005" calcext:value-type="float">
            <text:p>0.1005</text:p>
          </table:table-cell>
          <table:table-cell table:style-name="ce73" office:value-type="float" office:value="3.28" calcext:value-type="float">
            <text:p>3.28</text:p>
          </table:table-cell>
          <table:table-cell table:style-name="ce73" office:value-type="float" office:value="0.1975" calcext:value-type="float">
            <text:p>0.1975</text:p>
          </table:table-cell>
          <table:table-cell table:style-name="ce73" office:value-type="float" office:value="6.8" calcext:value-type="float">
            <text:p>6.8</text:p>
          </table:table-cell>
          <table:table-cell table:style-name="ce73" office:value-type="float" office:value="0.102" calcext:value-type="float">
            <text:p>0.102</text:p>
          </table:table-cell>
          <table:table-cell table:style-name="ce73" office:value-type="float" office:value="0.1547" calcext:value-type="float">
            <text:p>0.1547</text:p>
          </table:table-cell>
          <table:table-cell table:style-name="ce73" office:value-type="float" office:value="0.0045" calcext:value-type="float">
            <text:p>0.0045</text:p>
          </table:table-cell>
          <table:table-cell table:style-name="ce73" office:value-type="float" office:value="0.4875" calcext:value-type="float">
            <text:p>0.4875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0.1424" calcext:value-type="float">
            <text:p>0.1424</text:p>
          </table:table-cell>
          <table:table-cell table:style-name="ce81" office:value-type="float" office:value="0.0648" calcext:value-type="float">
            <text:p>0.0648</text:p>
          </table:table-cell>
          <table:table-cell table:style-name="ce71" office:value-type="float" office:value="0.00101047" calcext:value-type="float">
            <text:p>0.00101047</text:p>
          </table:table-cell>
          <table:table-cell table:style-name="ce71" office:value-type="float" office:value="0.0010996" calcext:value-type="float">
            <text:p>0.0010996</text:p>
          </table:table-cell>
          <table:table-cell table:style-name="ce81" table:formula="of:=IF(OR([.S17]=1; [.T17]=1);&quot;1&quot;;&quot;0&quot;)" office:value-type="string" office:string-value="1" calcext:value-type="string">
            <text:p>1</text:p>
          </table:table-cell>
          <table:table-cell table:style-name="ce86" table:formula="of:=IF(AND([.S17]=-1;[.T17]=-1);&quot;1&quot;;&quot;0&quot;)" office:value-type="string" office:string-value="0" calcext:value-type="string">
            <text:p>0</text:p>
          </table:table-cell>
          <table:table-cell table:style-name="ce81" table:formula="of:=IF(OR(AND([.X17]&gt;[.$Y$2];[.T17]=0;[.S17]=0); AND([.X17]&gt;[.$Y$2];[.T17]=0;[.S17]=-1); AND([.T17]=-1; [.S17]=0); [.B17]=&quot;NRAO140&quot;);&quot;1&quot;; &quot;0&quot;)" office:value-type="string" office:string-value="0" calcext:value-type="string">
            <text:p>0</text:p>
          </table:table-cell>
          <table:table-cell table:style-name="ce81" table:formula="of:=IF(AND([.S17]=0;[.T17]=0; [.X17]&lt;[.$Y$2]);&quot;1&quot;; &quot;0&quot;)" office:value-type="string" office:string-value="0" calcext:value-type="string">
            <text:p>0</text:p>
          </table:table-cell>
          <table:table-cell table:style-name="ce81" table:formula="of:=IF(AND([.S17]=-1;[.T17]=0; [.X17]&lt;[.$Y$2]; [.B17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17]=-1;[.T17]=-1; [.E17]&lt;[.$AA$2]);&quot;1&quot;; &quot;0&quot;)" office:value-type="string" office:string-value="0" calcext:value-type="string">
            <text:p>0</text:p>
          </table:table-cell>
          <table:table-cell table:style-name="ce88" table:formula="of:=IF(OR([.AB17]=&quot;1&quot;; [.AC17]=&quot;1&quot;; [.AD17]=&quot;1&quot;);&quot;1&quot;;&quot;0&quot;)" office:value-type="string" office:string-value="0" calcext:value-type="string">
            <text:p>0</text:p>
          </table:table-cell>
          <table:table-cell table:style-name="ce81"/>
          <table:table-cell/>
          <table:table-cell table:formula="of:=COUNTIF([.T5:.T97];&quot;=1&quot;)" office:value-type="float" office:value="19" calcext:value-type="float">
            <text:p>19</text:p>
          </table:table-cell>
          <table:table-cell table:formula="of:=COUNTIF([.U5:.U97];&quot;&gt;0&quot;)" office:value-type="float" office:value="19" calcext:value-type="float">
            <text:p>19</text:p>
          </table:table-cell>
          <table:table-cell/>
        </table:table-row>
        <table:table-row table:style-name="ro2">
          <table:table-cell table:style-name="ce71" office:value-type="float" office:value="14" calcext:value-type="float">
            <text:p>14</text:p>
          </table:table-cell>
          <table:table-cell table:style-name="ce71" office:value-type="string" calcext:value-type="string">
            <text:p>T0526+24</text:p>
          </table:table-cell>
          <table:table-cell table:style-name="ce73" office:value-type="float" office:value="181.3551" calcext:value-type="float">
            <text:p>181.3551</text:p>
          </table:table-cell>
          <table:table-cell table:style-name="ce73" office:value-type="float" office:value="-5.1933" calcext:value-type="float">
            <text:p>-5.1933</text:p>
          </table:table-cell>
          <table:table-cell table:style-name="ce73" office:value-type="float" office:value="121.74" calcext:value-type="float">
            <text:p>121.74</text:p>
          </table:table-cell>
          <table:table-cell table:style-name="ce73" office:value-type="float" office:value="81.93" calcext:value-type="float">
            <text:p>81.93</text:p>
          </table:table-cell>
          <table:table-cell table:style-name="ce73" office:value-type="float" office:value="39.1362" calcext:value-type="float">
            <text:p>39.1362</text:p>
          </table:table-cell>
          <table:table-cell table:style-name="ce73" office:value-type="float" office:value="1.0195" calcext:value-type="float">
            <text:p>1.0195</text:p>
          </table:table-cell>
          <table:table-cell table:style-name="ce73" office:value-type="float" office:value="88.56" calcext:value-type="float">
            <text:p>88.56</text:p>
          </table:table-cell>
          <table:table-cell table:style-name="ce73" office:value-type="float" office:value="81.9148" calcext:value-type="float">
            <text:p>81.9148</text:p>
          </table:table-cell>
          <table:table-cell table:style-name="ce73" office:value-type="float" office:value="33.18" calcext:value-type="float">
            <text:p>33.18</text:p>
          </table:table-cell>
          <table:table-cell table:style-name="ce73" office:value-type="float" office:value="1.7603" calcext:value-type="float">
            <text:p>1.7603</text:p>
          </table:table-cell>
          <table:table-cell table:style-name="ce73" office:value-type="float" office:value="1.0032" calcext:value-type="float">
            <text:p>1.0032</text:p>
          </table:table-cell>
          <table:table-cell table:style-name="ce73" office:value-type="float" office:value="0.017" calcext:value-type="float">
            <text:p>0.017</text:p>
          </table:table-cell>
          <table:table-cell table:style-name="ce73" office:value-type="float" office:value="3.1043" calcext:value-type="float">
            <text:p>3.1043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2.524" calcext:value-type="float">
            <text:p>2.524</text:p>
          </table:table-cell>
          <table:table-cell table:style-name="ce81" office:value-type="float" office:value="2.101" calcext:value-type="float">
            <text:p>2.101</text:p>
          </table:table-cell>
          <table:table-cell table:style-name="ce71" office:value-type="float" office:value="0.01979" calcext:value-type="float">
            <text:p>0.01979</text:p>
          </table:table-cell>
          <table:table-cell table:style-name="ce71" office:value-type="float" office:value="0.0191681" calcext:value-type="float">
            <text:p>0.0191681</text:p>
          </table:table-cell>
          <table:table-cell table:style-name="ce81" table:formula="of:=IF(OR([.S18]=1; [.T18]=1);&quot;1&quot;;&quot;0&quot;)" office:value-type="string" office:string-value="1" calcext:value-type="string">
            <text:p>1</text:p>
          </table:table-cell>
          <table:table-cell table:style-name="ce86" table:formula="of:=IF(AND([.S18]=-1;[.T18]=-1);&quot;1&quot;;&quot;0&quot;)" office:value-type="string" office:string-value="0" calcext:value-type="string">
            <text:p>0</text:p>
          </table:table-cell>
          <table:table-cell table:style-name="ce81" table:formula="of:=IF(OR(AND([.X18]&gt;[.$Y$2];[.T18]=0;[.S18]=0); AND([.X18]&gt;[.$Y$2];[.T18]=0;[.S18]=-1); AND([.T18]=-1; [.S18]=0); [.B18]=&quot;NRAO140&quot;);&quot;1&quot;; &quot;0&quot;)" office:value-type="string" office:string-value="0" calcext:value-type="string">
            <text:p>0</text:p>
          </table:table-cell>
          <table:table-cell table:style-name="ce81" table:formula="of:=IF(AND([.S18]=0;[.T18]=0; [.X18]&lt;[.$Y$2]);&quot;1&quot;; &quot;0&quot;)" office:value-type="string" office:string-value="0" calcext:value-type="string">
            <text:p>0</text:p>
          </table:table-cell>
          <table:table-cell table:style-name="ce81" table:formula="of:=IF(AND([.S18]=-1;[.T18]=0; [.X18]&lt;[.$Y$2]; [.B18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18]=-1;[.T18]=-1; [.E18]&lt;[.$AA$2]);&quot;1&quot;; &quot;0&quot;)" office:value-type="string" office:string-value="0" calcext:value-type="string">
            <text:p>0</text:p>
          </table:table-cell>
          <table:table-cell table:style-name="ce88" table:formula="of:=IF(OR([.AB18]=&quot;1&quot;; [.AC18]=&quot;1&quot;; [.AD18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15" calcext:value-type="float">
            <text:p>15</text:p>
          </table:table-cell>
          <table:table-cell table:style-name="ce71" office:value-type="string" calcext:value-type="string">
            <text:p>3C133</text:p>
          </table:table-cell>
          <table:table-cell table:style-name="ce73" office:value-type="float" office:value="177.7259" calcext:value-type="float">
            <text:p>177.7259</text:p>
          </table:table-cell>
          <table:table-cell table:style-name="ce73" office:value-type="float" office:value="-9.9122" calcext:value-type="float">
            <text:p>-9.9122</text:p>
          </table:table-cell>
          <table:table-cell table:style-name="ce73" office:value-type="float" office:value="35.98" calcext:value-type="float">
            <text:p>35.98</text:p>
          </table:table-cell>
          <table:table-cell table:style-name="ce73" office:value-type="float" office:value="4.05" calcext:value-type="float">
            <text:p>4.05</text:p>
          </table:table-cell>
          <table:table-cell table:style-name="ce73" office:value-type="float" office:value="29.4303" calcext:value-type="float">
            <text:p>29.4303</text:p>
          </table:table-cell>
          <table:table-cell table:style-name="ce73" office:value-type="float" office:value="0.4739" calcext:value-type="float">
            <text:p>0.4739</text:p>
          </table:table-cell>
          <table:table-cell table:style-name="ce73" office:value-type="float" office:value="9.76" calcext:value-type="float">
            <text:p>9.76</text:p>
          </table:table-cell>
          <table:table-cell table:style-name="ce73" office:value-type="float" office:value="4.0212" calcext:value-type="float">
            <text:p>4.0212</text:p>
          </table:table-cell>
          <table:table-cell table:style-name="ce73" office:value-type="float" office:value="26.22" calcext:value-type="float">
            <text:p>26.22</text:p>
          </table:table-cell>
          <table:table-cell table:style-name="ce73" office:value-type="float" office:value="0.4604" calcext:value-type="float">
            <text:p>0.4604</text:p>
          </table:table-cell>
          <table:table-cell table:style-name="ce73" office:value-type="float" office:value="0.7719" calcext:value-type="float">
            <text:p>0.7719</text:p>
          </table:table-cell>
          <table:table-cell table:style-name="ce73" office:value-type="float" office:value="0.0442" calcext:value-type="float">
            <text:p>0.0442</text:p>
          </table:table-cell>
          <table:table-cell table:style-name="ce73" office:value-type="float" office:value="2.4741" calcext:value-type="float">
            <text:p>2.4741</text:p>
          </table:table-cell>
          <table:table-cell table:number-columns-repeated="5" table:style-name="ce81" office:value-type="float" office:value="1" calcext:value-type="float">
            <text:p>1</text:p>
          </table:table-cell>
          <table:table-cell table:style-name="ce81" office:value-type="float" office:value="1.2506" calcext:value-type="float">
            <text:p>1.2506</text:p>
          </table:table-cell>
          <table:table-cell table:style-name="ce81" office:value-type="float" office:value="0.12029597" calcext:value-type="float">
            <text:p>0.12029597</text:p>
          </table:table-cell>
          <table:table-cell table:style-name="ce71" office:value-type="float" office:value="0.000711869" calcext:value-type="float">
            <text:p>0.000711869</text:p>
          </table:table-cell>
          <table:table-cell table:style-name="ce71" office:value-type="float" office:value="0.000777624" calcext:value-type="float">
            <text:p>0.000777624</text:p>
          </table:table-cell>
          <table:table-cell table:style-name="ce81" table:formula="of:=IF(OR([.S19]=1; [.T19]=1);&quot;1&quot;;&quot;0&quot;)" office:value-type="string" office:string-value="1" calcext:value-type="string">
            <text:p>1</text:p>
          </table:table-cell>
          <table:table-cell table:style-name="ce86" table:formula="of:=IF(AND([.S19]=-1;[.T19]=-1);&quot;1&quot;;&quot;0&quot;)" office:value-type="string" office:string-value="0" calcext:value-type="string">
            <text:p>0</text:p>
          </table:table-cell>
          <table:table-cell table:style-name="ce81" table:formula="of:=IF(OR(AND([.X19]&gt;[.$Y$2];[.T19]=0;[.S19]=0); AND([.X19]&gt;[.$Y$2];[.T19]=0;[.S19]=-1); AND([.T19]=-1; [.S19]=0); [.B19]=&quot;NRAO140&quot;);&quot;1&quot;; &quot;0&quot;)" office:value-type="string" office:string-value="0" calcext:value-type="string">
            <text:p>0</text:p>
          </table:table-cell>
          <table:table-cell table:style-name="ce81" table:formula="of:=IF(AND([.S19]=0;[.T19]=0; [.X19]&lt;[.$Y$2]);&quot;1&quot;; &quot;0&quot;)" office:value-type="string" office:string-value="0" calcext:value-type="string">
            <text:p>0</text:p>
          </table:table-cell>
          <table:table-cell table:style-name="ce81" table:formula="of:=IF(AND([.S19]=-1;[.T19]=0; [.X19]&lt;[.$Y$2]; [.B19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19]=-1;[.T19]=-1; [.E19]&lt;[.$AA$2]);&quot;1&quot;; &quot;0&quot;)" office:value-type="string" office:string-value="0" calcext:value-type="string">
            <text:p>0</text:p>
          </table:table-cell>
          <table:table-cell table:style-name="ce88" table:formula="of:=IF(OR([.AB19]=&quot;1&quot;; [.AC19]=&quot;1&quot;; [.AD19]=&quot;1&quot;);&quot;1&quot;;&quot;0&quot;)" office:value-type="string" office:string-value="0" calcext:value-type="string">
            <text:p>0</text:p>
          </table:table-cell>
          <table:table-cell table:style-name="ce81"/>
          <table:table-cell/>
          <table:table-cell office:value-type="string" calcext:value-type="string">
            <text:p>CO detected:</text:p>
          </table:table-cell>
          <table:table-cell table:number-columns-repeated="2"/>
        </table:table-row>
        <table:table-row table:style-name="ro2">
          <table:table-cell table:style-name="ce71" office:value-type="float" office:value="16" calcext:value-type="float">
            <text:p>16</text:p>
          </table:table-cell>
          <table:table-cell table:style-name="ce71" office:value-type="string" calcext:value-type="string">
            <text:p>3C132</text:p>
          </table:table-cell>
          <table:table-cell table:style-name="ce73" office:value-type="float" office:value="178.8598" calcext:value-type="float">
            <text:p>178.8598</text:p>
          </table:table-cell>
          <table:table-cell table:style-name="ce73" office:value-type="float" office:value="-12.5219" calcext:value-type="float">
            <text:p>-12.5219</text:p>
          </table:table-cell>
          <table:table-cell table:style-name="ce73" office:value-type="float" office:value="30.16" calcext:value-type="float">
            <text:p>30.16</text:p>
          </table:table-cell>
          <table:table-cell table:style-name="ce73" office:value-type="float" office:value="1.62" calcext:value-type="float">
            <text:p>1.62</text:p>
          </table:table-cell>
          <table:table-cell table:style-name="ce73" office:value-type="float" office:value="25.2278" calcext:value-type="float">
            <text:p>25.2278</text:p>
          </table:table-cell>
          <table:table-cell table:style-name="ce73" office:value-type="float" office:value="0.2187" calcext:value-type="float">
            <text:p>0.2187</text:p>
          </table:table-cell>
          <table:table-cell table:style-name="ce73" office:value-type="float" office:value="9.8" calcext:value-type="float">
            <text:p>9.8</text:p>
          </table:table-cell>
          <table:table-cell table:style-name="ce73" office:value-type="float" office:value="1.4881" calcext:value-type="float">
            <text:p>1.4881</text:p>
          </table:table-cell>
          <table:table-cell table:style-name="ce73" office:value-type="float" office:value="20.36" calcext:value-type="float">
            <text:p>20.36</text:p>
          </table:table-cell>
          <table:table-cell table:style-name="ce73" office:value-type="float" office:value="0.6383" calcext:value-type="float">
            <text:p>0.6383</text:p>
          </table:table-cell>
          <table:table-cell table:style-name="ce73" office:value-type="float" office:value="0.4266" calcext:value-type="float">
            <text:p>0.4266</text:p>
          </table:table-cell>
          <table:table-cell table:style-name="ce73" office:value-type="float" office:value="0.0118" calcext:value-type="float">
            <text:p>0.0118</text:p>
          </table:table-cell>
          <table:table-cell table:style-name="ce73" office:value-type="float" office:value="1.2918" calcext:value-type="float">
            <text:p>1.2918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.246" calcext:value-type="float">
            <text:p>0.246</text:p>
          </table:table-cell>
          <table:table-cell table:style-name="ce81" office:value-type="float" office:value="0.0318" calcext:value-type="float">
            <text:p>0.0318</text:p>
          </table:table-cell>
          <table:table-cell table:style-name="ce71" office:value-type="float" office:value="0.000709835" calcext:value-type="float">
            <text:p>0.000709835</text:p>
          </table:table-cell>
          <table:table-cell table:style-name="ce71" office:value-type="float" office:value="0.00073441" calcext:value-type="float">
            <text:p>0.00073441</text:p>
          </table:table-cell>
          <table:table-cell table:style-name="ce81" table:formula="of:=IF(OR([.S20]=1; [.T20]=1);&quot;1&quot;;&quot;0&quot;)" office:value-type="string" office:string-value="1" calcext:value-type="string">
            <text:p>1</text:p>
          </table:table-cell>
          <table:table-cell table:style-name="ce86" table:formula="of:=IF(AND([.S20]=-1;[.T20]=-1);&quot;1&quot;;&quot;0&quot;)" office:value-type="string" office:string-value="0" calcext:value-type="string">
            <text:p>0</text:p>
          </table:table-cell>
          <table:table-cell table:style-name="ce81" table:formula="of:=IF(OR(AND([.X20]&gt;[.$Y$2];[.T20]=0;[.S20]=0); AND([.X20]&gt;[.$Y$2];[.T20]=0;[.S20]=-1); AND([.T20]=-1; [.S20]=0); [.B20]=&quot;NRAO140&quot;);&quot;1&quot;; &quot;0&quot;)" office:value-type="string" office:string-value="0" calcext:value-type="string">
            <text:p>0</text:p>
          </table:table-cell>
          <table:table-cell table:style-name="ce81" table:formula="of:=IF(AND([.S20]=0;[.T20]=0; [.X20]&lt;[.$Y$2]);&quot;1&quot;; &quot;0&quot;)" office:value-type="string" office:string-value="0" calcext:value-type="string">
            <text:p>0</text:p>
          </table:table-cell>
          <table:table-cell table:style-name="ce81" table:formula="of:=IF(AND([.S20]=-1;[.T20]=0; [.X20]&lt;[.$Y$2]; [.B20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20]=-1;[.T20]=-1; [.E20]&lt;[.$AA$2]);&quot;1&quot;; &quot;0&quot;)" office:value-type="string" office:string-value="0" calcext:value-type="string">
            <text:p>0</text:p>
          </table:table-cell>
          <table:table-cell table:style-name="ce88" table:formula="of:=IF(OR([.AB20]=&quot;1&quot;; [.AC20]=&quot;1&quot;; [.AD20]=&quot;1&quot;);&quot;1&quot;;&quot;0&quot;)" office:value-type="string" office:string-value="0" calcext:value-type="string">
            <text:p>0</text:p>
          </table:table-cell>
          <table:table-cell table:style-name="ce81"/>
          <table:table-cell/>
          <table:table-cell table:formula="of:=COUNTIF([.S5:.S97];&quot;=1&quot;)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style-name="ce71" office:value-type="float" office:value="17" calcext:value-type="float">
            <text:p>17</text:p>
          </table:table-cell>
          <table:table-cell table:style-name="ce71" office:value-type="string" calcext:value-type="string">
            <text:p>3C131</text:p>
          </table:table-cell>
          <table:table-cell table:style-name="ce73" office:value-type="float" office:value="171.4368" calcext:value-type="float">
            <text:p>171.4368</text:p>
          </table:table-cell>
          <table:table-cell table:style-name="ce73" office:value-type="float" office:value="-7.7967" calcext:value-type="float">
            <text:p>-7.7967</text:p>
          </table:table-cell>
          <table:table-cell table:style-name="ce73" office:value-type="float" office:value="36.07" calcext:value-type="float">
            <text:p>36.07</text:p>
          </table:table-cell>
          <table:table-cell table:style-name="ce73" office:value-type="float" office:value="2.07" calcext:value-type="float">
            <text:p>2.07</text:p>
          </table:table-cell>
          <table:table-cell table:style-name="ce73" office:value-type="float" office:value="28.1497" calcext:value-type="float">
            <text:p>28.1497</text:p>
          </table:table-cell>
          <table:table-cell table:style-name="ce73" office:value-type="float" office:value="0.6086" calcext:value-type="float">
            <text:p>0.6086</text:p>
          </table:table-cell>
          <table:table-cell table:style-name="ce73" office:value-type="float" office:value="14.31" calcext:value-type="float">
            <text:p>14.31</text:p>
          </table:table-cell>
          <table:table-cell table:style-name="ce73" office:value-type="float" office:value="1.8375" calcext:value-type="float">
            <text:p>1.8375</text:p>
          </table:table-cell>
          <table:table-cell table:style-name="ce73" office:value-type="float" office:value="21.76" calcext:value-type="float">
            <text:p>21.76</text:p>
          </table:table-cell>
          <table:table-cell table:style-name="ce73" office:value-type="float" office:value="0.9531" calcext:value-type="float">
            <text:p>0.9531</text:p>
          </table:table-cell>
          <table:table-cell table:style-name="ce73" office:value-type="float" office:value="0.8347" calcext:value-type="float">
            <text:p>0.8347</text:p>
          </table:table-cell>
          <table:table-cell table:style-name="ce73" office:value-type="float" office:value="0.0174" calcext:value-type="float">
            <text:p>0.0174</text:p>
          </table:table-cell>
          <table:table-cell table:style-name="ce73" office:value-type="float" office:value="2.6089" calcext:value-type="float">
            <text:p>2.6089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1.3607" calcext:value-type="float">
            <text:p>1.3607</text:p>
          </table:table-cell>
          <table:table-cell table:style-name="ce81" office:value-type="float" office:value="0.08086062" calcext:value-type="float">
            <text:p>0.08086062</text:p>
          </table:table-cell>
          <table:table-cell table:style-name="ce71" office:value-type="float" office:value="0.000904464" calcext:value-type="float">
            <text:p>0.000904464</text:p>
          </table:table-cell>
          <table:table-cell table:style-name="ce71" office:value-type="float" office:value="0.00100088" calcext:value-type="float">
            <text:p>0.00100088</text:p>
          </table:table-cell>
          <table:table-cell table:style-name="ce81" table:formula="of:=IF(OR([.S21]=1; [.T21]=1);&quot;1&quot;;&quot;0&quot;)" office:value-type="string" office:string-value="1" calcext:value-type="string">
            <text:p>1</text:p>
          </table:table-cell>
          <table:table-cell table:style-name="ce86" table:formula="of:=IF(AND([.S21]=-1;[.T21]=-1);&quot;1&quot;;&quot;0&quot;)" office:value-type="string" office:string-value="0" calcext:value-type="string">
            <text:p>0</text:p>
          </table:table-cell>
          <table:table-cell table:style-name="ce81" table:formula="of:=IF(OR(AND([.X21]&gt;[.$Y$2];[.T21]=0;[.S21]=0); AND([.X21]&gt;[.$Y$2];[.T21]=0;[.S21]=-1); AND([.T21]=-1; [.S21]=0); [.B21]=&quot;NRAO140&quot;);&quot;1&quot;; &quot;0&quot;)" office:value-type="string" office:string-value="0" calcext:value-type="string">
            <text:p>0</text:p>
          </table:table-cell>
          <table:table-cell table:style-name="ce81" table:formula="of:=IF(AND([.S21]=0;[.T21]=0; [.X21]&lt;[.$Y$2]);&quot;1&quot;; &quot;0&quot;)" office:value-type="string" office:string-value="0" calcext:value-type="string">
            <text:p>0</text:p>
          </table:table-cell>
          <table:table-cell table:style-name="ce81" table:formula="of:=IF(AND([.S21]=-1;[.T21]=0; [.X21]&lt;[.$Y$2]; [.B21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21]=-1;[.T21]=-1; [.E21]&lt;[.$AA$2]);&quot;1&quot;; &quot;0&quot;)" office:value-type="string" office:string-value="0" calcext:value-type="string">
            <text:p>0</text:p>
          </table:table-cell>
          <table:table-cell table:style-name="ce88" table:formula="of:=IF(OR([.AB21]=&quot;1&quot;; [.AC21]=&quot;1&quot;; [.AD21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18" calcext:value-type="float">
            <text:p>18</text:p>
          </table:table-cell>
          <table:table-cell table:style-name="ce71" office:value-type="string" calcext:value-type="string">
            <text:p>3C310</text:p>
          </table:table-cell>
          <table:table-cell table:style-name="ce73" office:value-type="float" office:value="38.5004" calcext:value-type="float">
            <text:p>38.5004</text:p>
          </table:table-cell>
          <table:table-cell table:style-name="ce73" office:value-type="float" office:value="60.2098" calcext:value-type="float">
            <text:p>60.2098</text:p>
          </table:table-cell>
          <table:table-cell table:style-name="ce73" office:value-type="float" office:value="4.79" calcext:value-type="float">
            <text:p>4.79</text:p>
          </table:table-cell>
          <table:table-cell table:style-name="ce73" office:value-type="float" office:value="0.12" calcext:value-type="float">
            <text:p>0.12</text:p>
          </table:table-cell>
          <table:table-cell table:style-name="ce73" office:value-type="float" office:value="4.3868" calcext:value-type="float">
            <text:p>4.3868</text:p>
          </table:table-cell>
          <table:table-cell table:style-name="ce73" office:value-type="float" office:value="0.0733" calcext:value-type="float">
            <text:p>0.0733</text:p>
          </table:table-cell>
          <table:table-cell table:style-name="ce73" office:value-type="float" office:value="1.51" calcext:value-type="float">
            <text:p>1.51</text:p>
          </table:table-cell>
          <table:table-cell table:style-name="ce73" office:value-type="float" office:value="0.0978" calcext:value-type="float">
            <text:p>0.0978</text:p>
          </table:table-cell>
          <table:table-cell table:style-name="ce73" office:value-type="float" office:value="3.28" calcext:value-type="float">
            <text:p>3.28</text:p>
          </table:table-cell>
          <table:table-cell table:style-name="ce73" office:value-type="float" office:value="0.0702" calcext:value-type="float">
            <text:p>0.0702</text:p>
          </table:table-cell>
          <table:table-cell table:style-name="ce73" office:value-type="float" office:value="0.0348" calcext:value-type="float">
            <text:p>0.0348</text:p>
          </table:table-cell>
          <table:table-cell table:style-name="ce73" office:value-type="float" office:value="0.0015" calcext:value-type="float">
            <text:p>0.0015</text:p>
          </table:table-cell>
          <table:table-cell table:style-name="ce73" office:value-type="float" office:value="0.1095" calcext:value-type="float">
            <text:p>0.1095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169883" calcext:value-type="float">
            <text:p>0.00169883</text:p>
          </table:table-cell>
          <table:table-cell table:style-name="ce71" office:value-type="float" office:value="0.00161939" calcext:value-type="float">
            <text:p>0.00161939</text:p>
          </table:table-cell>
          <table:table-cell table:style-name="ce81" table:formula="of:=IF(OR([.S22]=1; [.T22]=1);&quot;1&quot;;&quot;0&quot;)" office:value-type="string" office:string-value="0" calcext:value-type="string">
            <text:p>0</text:p>
          </table:table-cell>
          <table:table-cell table:style-name="ce86" table:formula="of:=IF(AND([.S22]=-1;[.T22]=-1);&quot;1&quot;;&quot;0&quot;)" office:value-type="string" office:string-value="0" calcext:value-type="string">
            <text:p>0</text:p>
          </table:table-cell>
          <table:table-cell table:style-name="ce81" table:formula="of:=IF(OR(AND([.X22]&gt;[.$Y$2];[.T22]=0;[.S22]=0); AND([.X22]&gt;[.$Y$2];[.T22]=0;[.S22]=-1); AND([.T22]=-1; [.S22]=0); [.B22]=&quot;NRAO140&quot;);&quot;1&quot;; &quot;0&quot;)" office:value-type="string" office:string-value="0" calcext:value-type="string">
            <text:p>0</text:p>
          </table:table-cell>
          <table:table-cell table:style-name="ce81" table:formula="of:=IF(AND([.S22]=0;[.T22]=0; [.X22]&lt;[.$Y$2]);&quot;1&quot;; &quot;0&quot;)" office:value-type="string" office:string-value="1" calcext:value-type="string">
            <text:p>1</text:p>
          </table:table-cell>
          <table:table-cell table:style-name="ce81" table:formula="of:=IF(AND([.S22]=-1;[.T22]=0; [.X22]&lt;[.$Y$2]; [.B22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22]=-1;[.T22]=-1; [.E22]&lt;[.$AA$2]);&quot;1&quot;; &quot;0&quot;)" office:value-type="string" office:string-value="0" calcext:value-type="string">
            <text:p>0</text:p>
          </table:table-cell>
          <table:table-cell table:style-name="ce88" table:formula="of:=IF(OR([.AB22]=&quot;1&quot;; [.AC22]=&quot;1&quot;; [.AD22]=&quot;1&quot;);&quot;1&quot;;&quot;0&quot;)" office:value-type="string" office:string-value="1" calcext:value-type="string">
            <text:p>1</text:p>
          </table:table-cell>
          <table:table-cell table:style-name="ce81"/>
          <table:table-cell/>
          <table:table-cell table:style-name="ce91" office:value-type="string" calcext:value-type="string">
            <text:p>Molecular :</text:p>
          </table:table-cell>
          <table:table-cell table:style-name="ce94"/>
          <table:table-cell table:style-name="ce96" office:value-type="string" calcext:value-type="string">
            <text:p>Atomic:</text:p>
          </table:table-cell>
        </table:table-row>
        <table:table-row table:style-name="ro2">
          <table:table-cell table:style-name="ce71" office:value-type="float" office:value="19" calcext:value-type="float">
            <text:p>19</text:p>
          </table:table-cell>
          <table:table-cell table:style-name="ce71" office:value-type="string" calcext:value-type="string">
            <text:p>3C315</text:p>
          </table:table-cell>
          <table:table-cell table:style-name="ce73" office:value-type="float" office:value="39.3605" calcext:value-type="float">
            <text:p>39.3605</text:p>
          </table:table-cell>
          <table:table-cell table:style-name="ce73" office:value-type="float" office:value="58.303" calcext:value-type="float">
            <text:p>58.303</text:p>
          </table:table-cell>
          <table:table-cell table:style-name="ce73" office:value-type="float" office:value="6.1" calcext:value-type="float">
            <text:p>6.1</text:p>
          </table:table-cell>
          <table:table-cell table:style-name="ce73" office:value-type="float" office:value="0.48" calcext:value-type="float">
            <text:p>0.48</text:p>
          </table:table-cell>
          <table:table-cell table:style-name="ce73" office:value-type="float" office:value="5.1819" calcext:value-type="float">
            <text:p>5.1819</text:p>
          </table:table-cell>
          <table:table-cell table:style-name="ce73" office:value-type="float" office:value="0.0544" calcext:value-type="float">
            <text:p>0.0544</text:p>
          </table:table-cell>
          <table:table-cell table:style-name="ce73" office:value-type="float" office:value="2.88" calcext:value-type="float">
            <text:p>2.88</text:p>
          </table:table-cell>
          <table:table-cell table:style-name="ce73" office:value-type="float" office:value="0.2604" calcext:value-type="float">
            <text:p>0.2604</text:p>
          </table:table-cell>
          <table:table-cell table:style-name="ce73" office:value-type="float" office:value="3.21" calcext:value-type="float">
            <text:p>3.21</text:p>
          </table:table-cell>
          <table:table-cell table:style-name="ce73" office:value-type="float" office:value="0.4054" calcext:value-type="float">
            <text:p>0.4054</text:p>
          </table:table-cell>
          <table:table-cell table:style-name="ce73" office:value-type="float" office:value="0.053" calcext:value-type="float">
            <text:p>0.053</text:p>
          </table:table-cell>
          <table:table-cell table:style-name="ce73" office:value-type="float" office:value="0.0007" calcext:value-type="float">
            <text:p>0.0007</text:p>
          </table:table-cell>
          <table:table-cell table:style-name="ce73" office:value-type="float" office:value="0.1654" calcext:value-type="float">
            <text:p>0.1654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137524" calcext:value-type="float">
            <text:p>0.00137524</text:p>
          </table:table-cell>
          <table:table-cell table:style-name="ce71" office:value-type="float" office:value="0.00129648" calcext:value-type="float">
            <text:p>0.00129648</text:p>
          </table:table-cell>
          <table:table-cell table:style-name="ce81" table:formula="of:=IF(OR([.S23]=1; [.T23]=1);&quot;1&quot;;&quot;0&quot;)" office:value-type="string" office:string-value="0" calcext:value-type="string">
            <text:p>0</text:p>
          </table:table-cell>
          <table:table-cell table:style-name="ce86" table:formula="of:=IF(AND([.S23]=-1;[.T23]=-1);&quot;1&quot;;&quot;0&quot;)" office:value-type="string" office:string-value="0" calcext:value-type="string">
            <text:p>0</text:p>
          </table:table-cell>
          <table:table-cell table:style-name="ce81" table:formula="of:=IF(OR(AND([.X23]&gt;[.$Y$2];[.T23]=0;[.S23]=0); AND([.X23]&gt;[.$Y$2];[.T23]=0;[.S23]=-1); AND([.T23]=-1; [.S23]=0); [.B23]=&quot;NRAO140&quot;);&quot;1&quot;; &quot;0&quot;)" office:value-type="string" office:string-value="0" calcext:value-type="string">
            <text:p>0</text:p>
          </table:table-cell>
          <table:table-cell table:style-name="ce81" table:formula="of:=IF(AND([.S23]=0;[.T23]=0; [.X23]&lt;[.$Y$2]);&quot;1&quot;; &quot;0&quot;)" office:value-type="string" office:string-value="1" calcext:value-type="string">
            <text:p>1</text:p>
          </table:table-cell>
          <table:table-cell table:style-name="ce81" table:formula="of:=IF(AND([.S23]=-1;[.T23]=0; [.X23]&lt;[.$Y$2]; [.B23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23]=-1;[.T23]=-1; [.E23]&lt;[.$AA$2]);&quot;1&quot;; &quot;0&quot;)" office:value-type="string" office:string-value="0" calcext:value-type="string">
            <text:p>0</text:p>
          </table:table-cell>
          <table:table-cell table:style-name="ce88" table:formula="of:=IF(OR([.AB23]=&quot;1&quot;; [.AC23]=&quot;1&quot;; [.AD23]=&quot;1&quot;);&quot;1&quot;;&quot;0&quot;)" office:value-type="string" office:string-value="1" calcext:value-type="string">
            <text:p>1</text:p>
          </table:table-cell>
          <table:table-cell table:style-name="ce81"/>
          <table:table-cell/>
          <table:table-cell table:style-name="ce92" table:formula="of:=COUNTIF([.Y5:.Y97];&quot;=1&quot;)" office:value-type="float" office:value="20" calcext:value-type="float">
            <text:p>20</text:p>
          </table:table-cell>
          <table:table-cell/>
          <table:table-cell table:style-name="ce97" table:formula="of:=COUNTIF([.AE5:.AE97];&quot;=1&quot;)" office:value-type="float" office:value="34" calcext:value-type="float">
            <text:p>34</text:p>
          </table:table-cell>
        </table:table-row>
        <table:table-row table:style-name="ro2">
          <table:table-cell table:style-name="ce71" office:value-type="float" office:value="20" calcext:value-type="float">
            <text:p>20</text:p>
          </table:table-cell>
          <table:table-cell table:style-name="ce71" office:value-type="string" calcext:value-type="string">
            <text:p>3C109</text:p>
          </table:table-cell>
          <table:table-cell table:style-name="ce73" office:value-type="float" office:value="181.828" calcext:value-type="float">
            <text:p>181.828</text:p>
          </table:table-cell>
          <table:table-cell table:style-name="ce73" office:value-type="float" office:value="-27.7769" calcext:value-type="float">
            <text:p>-27.7769</text:p>
          </table:table-cell>
          <table:table-cell table:style-name="ce73" office:value-type="float" office:value="26.29" calcext:value-type="float">
            <text:p>26.29</text:p>
          </table:table-cell>
          <table:table-cell table:style-name="ce73" office:value-type="float" office:value="1.26" calcext:value-type="float">
            <text:p>1.26</text:p>
          </table:table-cell>
          <table:table-cell table:style-name="ce73" office:value-type="float" office:value="17.6075" calcext:value-type="float">
            <text:p>17.6075</text:p>
          </table:table-cell>
          <table:table-cell table:style-name="ce73" office:value-type="float" office:value="0.7426" calcext:value-type="float">
            <text:p>0.7426</text:p>
          </table:table-cell>
          <table:table-cell table:style-name="ce73" office:value-type="float" office:value="19.6" calcext:value-type="float">
            <text:p>19.6</text:p>
          </table:table-cell>
          <table:table-cell table:style-name="ce73" office:value-type="float" office:value="0.9753" calcext:value-type="float">
            <text:p>0.9753</text:p>
          </table:table-cell>
          <table:table-cell table:style-name="ce73" office:value-type="float" office:value="6.69" calcext:value-type="float">
            <text:p>6.69</text:p>
          </table:table-cell>
          <table:table-cell table:style-name="ce73" office:value-type="float" office:value="0.7964" calcext:value-type="float">
            <text:p>0.7964</text:p>
          </table:table-cell>
          <table:table-cell table:style-name="ce73" office:value-type="float" office:value="0.5042" calcext:value-type="float">
            <text:p>0.5042</text:p>
          </table:table-cell>
          <table:table-cell table:style-name="ce73" office:value-type="float" office:value="0.0319" calcext:value-type="float">
            <text:p>0.0319</text:p>
          </table:table-cell>
          <table:table-cell table:style-name="ce73" office:value-type="float" office:value="1.5286" calcext:value-type="float">
            <text:p>1.5286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0.3305" calcext:value-type="float">
            <text:p>0.3305</text:p>
          </table:table-cell>
          <table:table-cell table:style-name="ce81" office:value-type="float" office:value="0.08754542" calcext:value-type="float">
            <text:p>0.08754542</text:p>
          </table:table-cell>
          <table:table-cell table:style-name="ce71" office:value-type="float" office:value="0.000848053" calcext:value-type="float">
            <text:p>0.000848053</text:p>
          </table:table-cell>
          <table:table-cell table:style-name="ce71" office:value-type="float" office:value="0.000912486" calcext:value-type="float">
            <text:p>0.000912486</text:p>
          </table:table-cell>
          <table:table-cell table:style-name="ce81" table:formula="of:=IF(OR([.S24]=1; [.T24]=1);&quot;1&quot;;&quot;0&quot;)" office:value-type="string" office:string-value="1" calcext:value-type="string">
            <text:p>1</text:p>
          </table:table-cell>
          <table:table-cell table:style-name="ce86" table:formula="of:=IF(AND([.S24]=-1;[.T24]=-1);&quot;1&quot;;&quot;0&quot;)" office:value-type="string" office:string-value="0" calcext:value-type="string">
            <text:p>0</text:p>
          </table:table-cell>
          <table:table-cell table:style-name="ce81" table:formula="of:=IF(OR(AND([.X24]&gt;[.$Y$2];[.T24]=0;[.S24]=0); AND([.X24]&gt;[.$Y$2];[.T24]=0;[.S24]=-1); AND([.T24]=-1; [.S24]=0); [.B24]=&quot;NRAO140&quot;);&quot;1&quot;; &quot;0&quot;)" office:value-type="string" office:string-value="0" calcext:value-type="string">
            <text:p>0</text:p>
          </table:table-cell>
          <table:table-cell table:style-name="ce81" table:formula="of:=IF(AND([.S24]=0;[.T24]=0; [.X24]&lt;[.$Y$2]);&quot;1&quot;; &quot;0&quot;)" office:value-type="string" office:string-value="0" calcext:value-type="string">
            <text:p>0</text:p>
          </table:table-cell>
          <table:table-cell table:style-name="ce81" table:formula="of:=IF(AND([.S24]=-1;[.T24]=0; [.X24]&lt;[.$Y$2]; [.B24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24]=-1;[.T24]=-1; [.E24]&lt;[.$AA$2]);&quot;1&quot;; &quot;0&quot;)" office:value-type="string" office:string-value="0" calcext:value-type="string">
            <text:p>0</text:p>
          </table:table-cell>
          <table:table-cell table:style-name="ce88" table:formula="of:=IF(OR([.AB24]=&quot;1&quot;; [.AC24]=&quot;1&quot;; [.AD24]=&quot;1&quot;);&quot;1&quot;;&quot;0&quot;)" office:value-type="string" office:string-value="0" calcext:value-type="string">
            <text:p>0</text:p>
          </table:table-cell>
          <table:table-cell table:style-name="ce81"/>
          <table:table-cell/>
          <table:table-cell table:style-name="ce92"/>
          <table:table-cell/>
          <table:table-cell table:style-name="ce97"/>
        </table:table-row>
        <table:table-row table:style-name="ro2">
          <table:table-cell table:style-name="ce71" office:value-type="float" office:value="21" calcext:value-type="float">
            <text:p>21</text:p>
          </table:table-cell>
          <table:table-cell table:style-name="ce71" office:value-type="string" calcext:value-type="string">
            <text:p>3C234</text:p>
          </table:table-cell>
          <table:table-cell table:style-name="ce73" office:value-type="float" office:value="200.205" calcext:value-type="float">
            <text:p>200.205</text:p>
          </table:table-cell>
          <table:table-cell table:style-name="ce73" office:value-type="float" office:value="52.7049" calcext:value-type="float">
            <text:p>52.7049</text:p>
          </table:table-cell>
          <table:table-cell table:style-name="ce73" office:value-type="float" office:value="2.03" calcext:value-type="float">
            <text:p>2.03</text:p>
          </table:table-cell>
          <table:table-cell table:style-name="ce73" office:value-type="float" office:value="0.06" calcext:value-type="float">
            <text:p>0.06</text:p>
          </table:table-cell>
          <table:table-cell table:style-name="ce73" office:value-type="float" office:value="2.0643" calcext:value-type="float">
            <text:p>2.0643</text:p>
          </table:table-cell>
          <table:table-cell table:style-name="ce73" office:value-type="float" office:value="1.2706" calcext:value-type="float">
            <text:p>1.2706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2.03" calcext:value-type="float">
            <text:p>2.03</text:p>
          </table:table-cell>
          <table:table-cell table:style-name="ce73" office:value-type="float" office:value="0.0551" calcext:value-type="float">
            <text:p>0.0551</text:p>
          </table:table-cell>
          <table:table-cell table:style-name="ce73" office:value-type="float" office:value="0.0163" calcext:value-type="float">
            <text:p>0.0163</text:p>
          </table:table-cell>
          <table:table-cell table:style-name="ce73" office:value-type="float" office:value="0.0003" calcext:value-type="float">
            <text:p>0.0003</text:p>
          </table:table-cell>
          <table:table-cell table:style-name="ce73" office:value-type="float" office:value="0.0498" calcext:value-type="float">
            <text:p>0.0498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119828" calcext:value-type="float">
            <text:p>0.00119828</text:p>
          </table:table-cell>
          <table:table-cell table:style-name="ce71" office:value-type="float" office:value="0.00126593" calcext:value-type="float">
            <text:p>0.00126593</text:p>
          </table:table-cell>
          <table:table-cell table:style-name="ce81" table:formula="of:=IF(OR([.S25]=1; [.T25]=1);&quot;1&quot;;&quot;0&quot;)" office:value-type="string" office:string-value="0" calcext:value-type="string">
            <text:p>0</text:p>
          </table:table-cell>
          <table:table-cell table:style-name="ce86" table:formula="of:=IF(AND([.S25]=-1;[.T25]=-1);&quot;1&quot;;&quot;0&quot;)" office:value-type="string" office:string-value="0" calcext:value-type="string">
            <text:p>0</text:p>
          </table:table-cell>
          <table:table-cell table:style-name="ce81" table:formula="of:=IF(OR(AND([.X25]&gt;[.$Y$2];[.T25]=0;[.S25]=0); AND([.X25]&gt;[.$Y$2];[.T25]=0;[.S25]=-1); AND([.T25]=-1; [.S25]=0); [.B25]=&quot;NRAO140&quot;);&quot;1&quot;; &quot;0&quot;)" office:value-type="string" office:string-value="0" calcext:value-type="string">
            <text:p>0</text:p>
          </table:table-cell>
          <table:table-cell table:style-name="ce81" table:formula="of:=IF(AND([.S25]=0;[.T25]=0; [.X25]&lt;[.$Y$2]);&quot;1&quot;; &quot;0&quot;)" office:value-type="string" office:string-value="0" calcext:value-type="string">
            <text:p>0</text:p>
          </table:table-cell>
          <table:table-cell table:style-name="ce81" table:formula="of:=IF(AND([.S25]=-1;[.T25]=0; [.X25]&lt;[.$Y$2]; [.B25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25]=-1;[.T25]=-1; [.E25]&lt;[.$AA$2]);&quot;1&quot;; &quot;0&quot;)" office:value-type="string" office:string-value="0" calcext:value-type="string">
            <text:p>0</text:p>
          </table:table-cell>
          <table:table-cell table:style-name="ce88" table:formula="of:=IF(OR([.AB25]=&quot;1&quot;; [.AC25]=&quot;1&quot;; [.AD25]=&quot;1&quot;);&quot;1&quot;;&quot;0&quot;)" office:value-type="string" office:string-value="1" calcext:value-type="string">
            <text:p>1</text:p>
          </table:table-cell>
          <table:table-cell table:style-name="ce81"/>
          <table:table-cell/>
          <table:table-cell table:style-name="ce92" office:value-type="string" calcext:value-type="string">
            <text:p>Observed-HI-only:</text:p>
          </table:table-cell>
          <table:table-cell/>
          <table:table-cell table:style-name="ce97" office:value-type="string" calcext:value-type="string">
            <text:p>Semi-atomic:</text:p>
          </table:table-cell>
        </table:table-row>
        <table:table-row table:style-name="ro2">
          <table:table-cell table:style-name="ce71" office:value-type="float" office:value="22" calcext:value-type="float">
            <text:p>22</text:p>
          </table:table-cell>
          <table:table-cell table:style-name="ce71" office:value-type="string" calcext:value-type="string">
            <text:p>3C236</text:p>
          </table:table-cell>
          <table:table-cell table:style-name="ce73" office:value-type="float" office:value="190.064" calcext:value-type="float">
            <text:p>190.064</text:p>
          </table:table-cell>
          <table:table-cell table:style-name="ce73" office:value-type="float" office:value="53.9808" calcext:value-type="float">
            <text:p>53.9808</text:p>
          </table:table-cell>
          <table:table-cell table:style-name="ce73" office:value-type="float" office:value="1.52" calcext:value-type="float">
            <text:p>1.52</text:p>
          </table:table-cell>
          <table:table-cell table:style-name="ce73" office:value-type="float" office:value="0.05" calcext:value-type="float">
            <text:p>0.05</text:p>
          </table:table-cell>
          <table:table-cell table:style-name="ce73" office:value-type="float" office:value="1.4889" calcext:value-type="float">
            <text:p>1.4889</text:p>
          </table:table-cell>
          <table:table-cell table:style-name="ce73" office:value-type="float" office:value="1.3593" calcext:value-type="float">
            <text:p>1.3593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.52" calcext:value-type="float">
            <text:p>1.52</text:p>
          </table:table-cell>
          <table:table-cell table:style-name="ce73" office:value-type="float" office:value="0.0486" calcext:value-type="float">
            <text:p>0.0486</text:p>
          </table:table-cell>
          <table:table-cell table:style-name="ce73" office:value-type="float" office:value="0.0097" calcext:value-type="float">
            <text:p>0.0097</text:p>
          </table:table-cell>
          <table:table-cell table:style-name="ce73" office:value-type="float" office:value="0.0004" calcext:value-type="float">
            <text:p>0.0004</text:p>
          </table:table-cell>
          <table:table-cell table:style-name="ce73" office:value-type="float" office:value="0.0293" calcext:value-type="float">
            <text:p>0.0293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123876" calcext:value-type="float">
            <text:p>0.00123876</text:p>
          </table:table-cell>
          <table:table-cell table:style-name="ce71" office:value-type="float" office:value="0.0010722" calcext:value-type="float">
            <text:p>0.0010722</text:p>
          </table:table-cell>
          <table:table-cell table:style-name="ce81" table:formula="of:=IF(OR([.S26]=1; [.T26]=1);&quot;1&quot;;&quot;0&quot;)" office:value-type="string" office:string-value="0" calcext:value-type="string">
            <text:p>0</text:p>
          </table:table-cell>
          <table:table-cell table:style-name="ce86" table:formula="of:=IF(AND([.S26]=-1;[.T26]=-1);&quot;1&quot;;&quot;0&quot;)" office:value-type="string" office:string-value="0" calcext:value-type="string">
            <text:p>0</text:p>
          </table:table-cell>
          <table:table-cell table:style-name="ce81" table:formula="of:=IF(OR(AND([.X26]&gt;[.$Y$2];[.T26]=0;[.S26]=0); AND([.X26]&gt;[.$Y$2];[.T26]=0;[.S26]=-1); AND([.T26]=-1; [.S26]=0); [.B26]=&quot;NRAO140&quot;);&quot;1&quot;; &quot;0&quot;)" office:value-type="string" office:string-value="0" calcext:value-type="string">
            <text:p>0</text:p>
          </table:table-cell>
          <table:table-cell table:style-name="ce81" table:formula="of:=IF(AND([.S26]=0;[.T26]=0; [.X26]&lt;[.$Y$2]);&quot;1&quot;; &quot;0&quot;)" office:value-type="string" office:string-value="0" calcext:value-type="string">
            <text:p>0</text:p>
          </table:table-cell>
          <table:table-cell table:style-name="ce81" table:formula="of:=IF(AND([.S26]=-1;[.T26]=0; [.X26]&lt;[.$Y$2]; [.B26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26]=-1;[.T26]=-1; [.E26]&lt;[.$AA$2]);&quot;1&quot;; &quot;0&quot;)" office:value-type="string" office:string-value="0" calcext:value-type="string">
            <text:p>0</text:p>
          </table:table-cell>
          <table:table-cell table:style-name="ce88" table:formula="of:=IF(OR([.AB26]=&quot;1&quot;; [.AC26]=&quot;1&quot;; [.AD26]=&quot;1&quot;);&quot;1&quot;;&quot;0&quot;)" office:value-type="string" office:string-value="1" calcext:value-type="string">
            <text:p>1</text:p>
          </table:table-cell>
          <table:table-cell table:style-name="ce81"/>
          <table:table-cell/>
          <table:table-cell table:style-name="ce93" table:formula="of:=COUNTIF([.Z5:.Z97];&quot;=1&quot;)" office:value-type="float" office:value="18" calcext:value-type="float">
            <text:p>18</text:p>
          </table:table-cell>
          <table:table-cell table:style-name="ce95"/>
          <table:table-cell table:style-name="ce98" table:formula="of:=COUNTIF([.AA5:.AA97];&quot;=1&quot;)" office:value-type="float" office:value="21" calcext:value-type="float">
            <text:p>21</text:p>
          </table:table-cell>
        </table:table-row>
        <table:table-row table:style-name="ro2">
          <table:table-cell table:style-name="ce71" office:value-type="float" office:value="23" calcext:value-type="float">
            <text:p>23</text:p>
          </table:table-cell>
          <table:table-cell table:style-name="ce71" office:value-type="string" calcext:value-type="string">
            <text:p>3C237</text:p>
          </table:table-cell>
          <table:table-cell table:style-name="ce73" office:value-type="float" office:value="232.1171" calcext:value-type="float">
            <text:p>232.1171</text:p>
          </table:table-cell>
          <table:table-cell table:style-name="ce73" office:value-type="float" office:value="46.6273" calcext:value-type="float">
            <text:p>46.6273</text:p>
          </table:table-cell>
          <table:table-cell table:style-name="ce73" office:value-type="float" office:value="2.6" calcext:value-type="float">
            <text:p>2.6</text:p>
          </table:table-cell>
          <table:table-cell table:style-name="ce73" office:value-type="float" office:value="0.23" calcext:value-type="float">
            <text:p>0.23</text:p>
          </table:table-cell>
          <table:table-cell table:style-name="ce73" office:value-type="float" office:value="2.614" calcext:value-type="float">
            <text:p>2.614</text:p>
          </table:table-cell>
          <table:table-cell table:style-name="ce73" office:value-type="float" office:value="0.07" calcext:value-type="float">
            <text:p>0.07</text:p>
          </table:table-cell>
          <table:table-cell table:style-name="ce73" office:value-type="float" office:value="0.17" calcext:value-type="float">
            <text:p>0.17</text:p>
          </table:table-cell>
          <table:table-cell table:style-name="ce73" office:value-type="float" office:value="0.1982" calcext:value-type="float">
            <text:p>0.1982</text:p>
          </table:table-cell>
          <table:table-cell table:style-name="ce73" office:value-type="float" office:value="2.43" calcext:value-type="float">
            <text:p>2.43</text:p>
          </table:table-cell>
          <table:table-cell table:style-name="ce73" office:value-type="float" office:value="0.1119" calcext:value-type="float">
            <text:p>0.1119</text:p>
          </table:table-cell>
          <table:table-cell table:style-name="ce73" office:value-type="float" office:value="0.0171" calcext:value-type="float">
            <text:p>0.0171</text:p>
          </table:table-cell>
          <table:table-cell table:style-name="ce73" office:value-type="float" office:value="0.0004" calcext:value-type="float">
            <text:p>0.0004</text:p>
          </table:table-cell>
          <table:table-cell table:style-name="ce73" office:value-type="float" office:value="0.0534" calcext:value-type="float">
            <text:p>0.0534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436985" calcext:value-type="float">
            <text:p>0.00436985</text:p>
          </table:table-cell>
          <table:table-cell table:style-name="ce71" office:value-type="float" office:value="0.00476852" calcext:value-type="float">
            <text:p>0.00476852</text:p>
          </table:table-cell>
          <table:table-cell table:style-name="ce81" table:formula="of:=IF(OR([.S27]=1; [.T27]=1);&quot;1&quot;;&quot;0&quot;)" office:value-type="string" office:string-value="0" calcext:value-type="string">
            <text:p>0</text:p>
          </table:table-cell>
          <table:table-cell table:style-name="ce86" table:formula="of:=IF(AND([.S27]=-1;[.T27]=-1);&quot;1&quot;;&quot;0&quot;)" office:value-type="string" office:string-value="0" calcext:value-type="string">
            <text:p>0</text:p>
          </table:table-cell>
          <table:table-cell table:style-name="ce81" table:formula="of:=IF(OR(AND([.X27]&gt;[.$Y$2];[.T27]=0;[.S27]=0); AND([.X27]&gt;[.$Y$2];[.T27]=0;[.S27]=-1); AND([.T27]=-1; [.S27]=0); [.B27]=&quot;NRAO140&quot;);&quot;1&quot;; &quot;0&quot;)" office:value-type="string" office:string-value="1" calcext:value-type="string">
            <text:p>1</text:p>
          </table:table-cell>
          <table:table-cell table:style-name="ce81" table:formula="of:=IF(AND([.S27]=0;[.T27]=0; [.X27]&lt;[.$Y$2]);&quot;1&quot;; &quot;0&quot;)" office:value-type="string" office:string-value="0" calcext:value-type="string">
            <text:p>0</text:p>
          </table:table-cell>
          <table:table-cell table:style-name="ce81" table:formula="of:=IF(AND([.S27]=-1;[.T27]=0; [.X27]&lt;[.$Y$2]; [.B27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27]=-1;[.T27]=-1; [.E27]&lt;[.$AA$2]);&quot;1&quot;; &quot;0&quot;)" office:value-type="string" office:string-value="0" calcext:value-type="string">
            <text:p>0</text:p>
          </table:table-cell>
          <table:table-cell table:style-name="ce88" table:formula="of:=IF(OR([.AB27]=&quot;1&quot;; [.AC27]=&quot;1&quot;; [.AD27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24" calcext:value-type="float">
            <text:p>24</text:p>
          </table:table-cell>
          <table:table-cell table:style-name="ce71" office:value-type="string" calcext:value-type="string">
            <text:p>3C154</text:p>
          </table:table-cell>
          <table:table-cell table:style-name="ce73" office:value-type="float" office:value="185.5941" calcext:value-type="float">
            <text:p>185.5941</text:p>
          </table:table-cell>
          <table:table-cell table:style-name="ce73" office:value-type="float" office:value="4.0066" calcext:value-type="float">
            <text:p>4.0066</text:p>
          </table:table-cell>
          <table:table-cell table:style-name="ce73" office:value-type="float" office:value="45.94" calcext:value-type="float">
            <text:p>45.94</text:p>
          </table:table-cell>
          <table:table-cell table:style-name="ce73" office:value-type="float" office:value="14.94" calcext:value-type="float">
            <text:p>14.94</text:p>
          </table:table-cell>
          <table:table-cell table:style-name="ce73" office:value-type="float" office:value="39.9226" calcext:value-type="float">
            <text:p>39.9226</text:p>
          </table:table-cell>
          <table:table-cell table:style-name="ce73" office:value-type="float" office:value="0.3187" calcext:value-type="float">
            <text:p>0.3187</text:p>
          </table:table-cell>
          <table:table-cell table:style-name="ce73" office:value-type="float" office:value="9.75" calcext:value-type="float">
            <text:p>9.75</text:p>
          </table:table-cell>
          <table:table-cell table:style-name="ce73" office:value-type="float" office:value="14.9369" calcext:value-type="float">
            <text:p>14.9369</text:p>
          </table:table-cell>
          <table:table-cell table:style-name="ce73" office:value-type="float" office:value="36.19" calcext:value-type="float">
            <text:p>36.19</text:p>
          </table:table-cell>
          <table:table-cell table:style-name="ce73" office:value-type="float" office:value="0.4923" calcext:value-type="float">
            <text:p>0.4923</text:p>
          </table:table-cell>
          <table:table-cell table:style-name="ce73" office:value-type="float" office:value="0.5431" calcext:value-type="float">
            <text:p>0.5431</text:p>
          </table:table-cell>
          <table:table-cell table:style-name="ce73" office:value-type="float" office:value="0.0307" calcext:value-type="float">
            <text:p>0.0307</text:p>
          </table:table-cell>
          <table:table-cell table:style-name="ce73" office:value-type="float" office:value="1.6651" calcext:value-type="float">
            <text:p>1.6651</text:p>
          </table:table-cell>
          <table:table-cell table:number-columns-repeated="5" table:style-name="ce81" office:value-type="float" office:value="1" calcext:value-type="float">
            <text:p>1</text:p>
          </table:table-cell>
          <table:table-cell table:style-name="ce81" office:value-type="float" office:value="0.3749" calcext:value-type="float">
            <text:p>0.3749</text:p>
          </table:table-cell>
          <table:table-cell table:style-name="ce81" office:value-type="float" office:value="0.19592746" calcext:value-type="float">
            <text:p>0.19592746</text:p>
          </table:table-cell>
          <table:table-cell table:style-name="ce71" office:value-type="float" office:value="0.00130049" calcext:value-type="float">
            <text:p>0.00130049</text:p>
          </table:table-cell>
          <table:table-cell table:style-name="ce71" office:value-type="float" office:value="0.00121596" calcext:value-type="float">
            <text:p>0.00121596</text:p>
          </table:table-cell>
          <table:table-cell table:style-name="ce81" table:formula="of:=IF(OR([.S28]=1; [.T28]=1);&quot;1&quot;;&quot;0&quot;)" office:value-type="string" office:string-value="1" calcext:value-type="string">
            <text:p>1</text:p>
          </table:table-cell>
          <table:table-cell table:style-name="ce86" table:formula="of:=IF(AND([.S28]=-1;[.T28]=-1);&quot;1&quot;;&quot;0&quot;)" office:value-type="string" office:string-value="0" calcext:value-type="string">
            <text:p>0</text:p>
          </table:table-cell>
          <table:table-cell table:style-name="ce81" table:formula="of:=IF(OR(AND([.X28]&gt;[.$Y$2];[.T28]=0;[.S28]=0); AND([.X28]&gt;[.$Y$2];[.T28]=0;[.S28]=-1); AND([.T28]=-1; [.S28]=0); [.B28]=&quot;NRAO140&quot;);&quot;1&quot;; &quot;0&quot;)" office:value-type="string" office:string-value="0" calcext:value-type="string">
            <text:p>0</text:p>
          </table:table-cell>
          <table:table-cell table:style-name="ce81" table:formula="of:=IF(AND([.S28]=0;[.T28]=0; [.X28]&lt;[.$Y$2]);&quot;1&quot;; &quot;0&quot;)" office:value-type="string" office:string-value="0" calcext:value-type="string">
            <text:p>0</text:p>
          </table:table-cell>
          <table:table-cell table:style-name="ce81" table:formula="of:=IF(AND([.S28]=-1;[.T28]=0; [.X28]&lt;[.$Y$2]; [.B28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28]=-1;[.T28]=-1; [.E28]&lt;[.$AA$2]);&quot;1&quot;; &quot;0&quot;)" office:value-type="string" office:string-value="0" calcext:value-type="string">
            <text:p>0</text:p>
          </table:table-cell>
          <table:table-cell table:style-name="ce88" table:formula="of:=IF(OR([.AB28]=&quot;1&quot;; [.AC28]=&quot;1&quot;; [.AD28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25" calcext:value-type="float">
            <text:p>25</text:p>
          </table:table-cell>
          <table:table-cell table:style-name="ce71" office:value-type="string" calcext:value-type="string">
            <text:p>3C228.0</text:p>
          </table:table-cell>
          <table:table-cell table:style-name="ce73" office:value-type="float" office:value="220.8313" calcext:value-type="float">
            <text:p>220.8313</text:p>
          </table:table-cell>
          <table:table-cell table:style-name="ce73" office:value-type="float" office:value="46.6355" calcext:value-type="float">
            <text:p>46.6355</text:p>
          </table:table-cell>
          <table:table-cell table:style-name="ce73" office:value-type="float" office:value="3.37" calcext:value-type="float">
            <text:p>3.37</text:p>
          </table:table-cell>
          <table:table-cell table:style-name="ce73" office:value-type="float" office:value="0.06" calcext:value-type="float">
            <text:p>0.06</text:p>
          </table:table-cell>
          <table:table-cell table:style-name="ce73" office:value-type="float" office:value="3.3582" calcext:value-type="float">
            <text:p>3.3582</text:p>
          </table:table-cell>
          <table:table-cell table:style-name="ce73" office:value-type="float" office:value="0.1991" calcext:value-type="float">
            <text:p>0.1991</text:p>
          </table:table-cell>
          <table:table-cell table:style-name="ce73" office:value-type="float" office:value="0.55" calcext:value-type="float">
            <text:p>0.55</text:p>
          </table:table-cell>
          <table:table-cell table:style-name="ce73" office:value-type="float" office:value="0.0296" calcext:value-type="float">
            <text:p>0.0296</text:p>
          </table:table-cell>
          <table:table-cell table:style-name="ce73" office:value-type="float" office:value="2.82" calcext:value-type="float">
            <text:p>2.82</text:p>
          </table:table-cell>
          <table:table-cell table:style-name="ce73" office:value-type="float" office:value="0.0465" calcext:value-type="float">
            <text:p>0.0465</text:p>
          </table:table-cell>
          <table:table-cell table:style-name="ce73" office:value-type="float" office:value="0.0288" calcext:value-type="float">
            <text:p>0.0288</text:p>
          </table:table-cell>
          <table:table-cell table:style-name="ce73" office:value-type="float" office:value="0.0011" calcext:value-type="float">
            <text:p>0.0011</text:p>
          </table:table-cell>
          <table:table-cell table:style-name="ce73" office:value-type="float" office:value="0.0895" calcext:value-type="float">
            <text:p>0.0895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29]=1; [.T29]=1);&quot;1&quot;;&quot;0&quot;)" office:value-type="string" office:string-value="0" calcext:value-type="string">
            <text:p>0</text:p>
          </table:table-cell>
          <table:table-cell table:style-name="ce86" table:formula="of:=IF(AND([.S29]=-1;[.T29]=-1);&quot;1&quot;;&quot;0&quot;)" office:value-type="string" office:string-value="1" calcext:value-type="string">
            <text:p>1</text:p>
          </table:table-cell>
          <table:table-cell table:style-name="ce81" table:formula="of:=IF(OR(AND([.X29]&gt;[.$Y$2];[.T29]=0;[.S29]=0); AND([.X29]&gt;[.$Y$2];[.T29]=0;[.S29]=-1); AND([.T29]=-1; [.S29]=0); [.B29]=&quot;NRAO140&quot;);&quot;1&quot;; &quot;0&quot;)" office:value-type="string" office:string-value="0" calcext:value-type="string">
            <text:p>0</text:p>
          </table:table-cell>
          <table:table-cell table:style-name="ce81" table:formula="of:=IF(AND([.S29]=0;[.T29]=0; [.X29]&lt;[.$Y$2]);&quot;1&quot;; &quot;0&quot;)" office:value-type="string" office:string-value="0" calcext:value-type="string">
            <text:p>0</text:p>
          </table:table-cell>
          <table:table-cell table:style-name="ce81" table:formula="of:=IF(AND([.S29]=-1;[.T29]=0; [.X29]&lt;[.$Y$2]; [.B29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29]=-1;[.T29]=-1; [.E29]&lt;[.$AA$2]);&quot;1&quot;; &quot;0&quot;)" office:value-type="string" office:string-value="0" calcext:value-type="string">
            <text:p>0</text:p>
          </table:table-cell>
          <table:table-cell table:style-name="ce88" table:formula="of:=IF(OR([.AB29]=&quot;1&quot;; [.AC29]=&quot;1&quot;; [.AD29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26" calcext:value-type="float">
            <text:p>26</text:p>
          </table:table-cell>
          <table:table-cell table:style-name="ce71" office:value-type="string" calcext:value-type="string">
            <text:p>4C22.12</text:p>
          </table:table-cell>
          <table:table-cell table:style-name="ce73" office:value-type="float" office:value="188.0524" calcext:value-type="float">
            <text:p>188.0524</text:p>
          </table:table-cell>
          <table:table-cell table:style-name="ce73" office:value-type="float" office:value="0.047" calcext:value-type="float">
            <text:p>0.047</text:p>
          </table:table-cell>
          <table:table-cell table:style-name="ce73" office:value-type="float" office:value="107.33" calcext:value-type="float">
            <text:p>107.33</text:p>
          </table:table-cell>
          <table:table-cell table:style-name="ce73" office:value-type="float" office:value="19.19" calcext:value-type="float">
            <text:p>19.19</text:p>
          </table:table-cell>
          <table:table-cell table:style-name="ce73" office:value-type="float" office:value="51.4181" calcext:value-type="float">
            <text:p>51.4181</text:p>
          </table:table-cell>
          <table:table-cell table:style-name="ce73" office:value-type="float" office:value="0.3207" calcext:value-type="float">
            <text:p>0.3207</text:p>
          </table:table-cell>
          <table:table-cell table:style-name="ce73" office:value-type="float" office:value="67.54" calcext:value-type="float">
            <text:p>67.54</text:p>
          </table:table-cell>
          <table:table-cell table:style-name="ce73" office:value-type="float" office:value="18.6434" calcext:value-type="float">
            <text:p>18.6434</text:p>
          </table:table-cell>
          <table:table-cell table:style-name="ce73" office:value-type="float" office:value="39.79" calcext:value-type="float">
            <text:p>39.79</text:p>
          </table:table-cell>
          <table:table-cell table:style-name="ce73" office:value-type="float" office:value="4.548" calcext:value-type="float">
            <text:p>4.548</text:p>
          </table:table-cell>
          <table:table-cell table:style-name="ce73" office:value-type="float" office:value="0.823" calcext:value-type="float">
            <text:p>0.823</text:p>
          </table:table-cell>
          <table:table-cell table:style-name="ce73" office:value-type="float" office:value="0.014" calcext:value-type="float">
            <text:p>0.014</text:p>
          </table:table-cell>
          <table:table-cell table:style-name="ce73" office:value-type="float" office:value="2.5495" calcext:value-type="float">
            <text:p>2.5495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0.2969" calcext:value-type="float">
            <text:p>0.2969</text:p>
          </table:table-cell>
          <table:table-cell table:style-name="ce81" office:value-type="float" office:value="0.06048446" calcext:value-type="float">
            <text:p>0.06048446</text:p>
          </table:table-cell>
          <table:table-cell table:style-name="ce71" office:value-type="float" office:value="0.00222208" calcext:value-type="float">
            <text:p>0.00222208</text:p>
          </table:table-cell>
          <table:table-cell table:style-name="ce71" office:value-type="float" office:value="0.00224361" calcext:value-type="float">
            <text:p>0.00224361</text:p>
          </table:table-cell>
          <table:table-cell table:style-name="ce81" table:formula="of:=IF(OR([.S30]=1; [.T30]=1);&quot;1&quot;;&quot;0&quot;)" office:value-type="string" office:string-value="1" calcext:value-type="string">
            <text:p>1</text:p>
          </table:table-cell>
          <table:table-cell table:style-name="ce86" table:formula="of:=IF(AND([.S30]=-1;[.T30]=-1);&quot;1&quot;;&quot;0&quot;)" office:value-type="string" office:string-value="0" calcext:value-type="string">
            <text:p>0</text:p>
          </table:table-cell>
          <table:table-cell table:style-name="ce81" table:formula="of:=IF(OR(AND([.X30]&gt;[.$Y$2];[.T30]=0;[.S30]=0); AND([.X30]&gt;[.$Y$2];[.T30]=0;[.S30]=-1); AND([.T30]=-1; [.S30]=0); [.B30]=&quot;NRAO140&quot;);&quot;1&quot;; &quot;0&quot;)" office:value-type="string" office:string-value="0" calcext:value-type="string">
            <text:p>0</text:p>
          </table:table-cell>
          <table:table-cell table:style-name="ce81" table:formula="of:=IF(AND([.S30]=0;[.T30]=0; [.X30]&lt;[.$Y$2]);&quot;1&quot;; &quot;0&quot;)" office:value-type="string" office:string-value="0" calcext:value-type="string">
            <text:p>0</text:p>
          </table:table-cell>
          <table:table-cell table:style-name="ce81" table:formula="of:=IF(AND([.S30]=-1;[.T30]=0; [.X30]&lt;[.$Y$2]; [.B30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30]=-1;[.T30]=-1; [.E30]&lt;[.$AA$2]);&quot;1&quot;; &quot;0&quot;)" office:value-type="string" office:string-value="0" calcext:value-type="string">
            <text:p>0</text:p>
          </table:table-cell>
          <table:table-cell table:style-name="ce88" table:formula="of:=IF(OR([.AB30]=&quot;1&quot;; [.AC30]=&quot;1&quot;; [.AD30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27" calcext:value-type="float">
            <text:p>27</text:p>
          </table:table-cell>
          <table:table-cell table:style-name="ce71" office:value-type="string" calcext:value-type="string">
            <text:p>NRAO140</text:p>
          </table:table-cell>
          <table:table-cell table:style-name="ce74" office:value-type="float" office:value="158.9996697" calcext:value-type="float">
            <text:p>158.9996697</text:p>
          </table:table-cell>
          <table:table-cell table:style-name="ce74" office:value-type="float" office:value="-18.7650247" calcext:value-type="float">
            <text:p>-18.7650247</text:p>
          </table:table-cell>
          <table:table-cell table:style-name="ce73" office:value-type="float" office:value="37.09" calcext:value-type="float">
            <text:p>37.09</text:p>
          </table:table-cell>
          <table:table-cell table:style-name="ce73" office:value-type="float" office:value="22.97" calcext:value-type="float">
            <text:p>22.97</text:p>
          </table:table-cell>
          <table:table-cell table:style-name="ce73" office:value-type="float" office:value="13.8298" calcext:value-type="float">
            <text:p>13.8298</text:p>
          </table:table-cell>
          <table:table-cell table:style-name="ce73" office:value-type="float" office:value="1.0783" calcext:value-type="float">
            <text:p>1.0783</text:p>
          </table:table-cell>
          <table:table-cell table:style-name="ce73" office:value-type="float" office:value="16.84" calcext:value-type="float">
            <text:p>16.84</text:p>
          </table:table-cell>
          <table:table-cell table:style-name="ce73" office:value-type="float" office:value="8.0429" calcext:value-type="float">
            <text:p>8.0429</text:p>
          </table:table-cell>
          <table:table-cell table:style-name="ce73" office:value-type="float" office:value="20.25" calcext:value-type="float">
            <text:p>20.25</text:p>
          </table:table-cell>
          <table:table-cell table:style-name="ce73" office:value-type="float" office:value="21.5206" calcext:value-type="float">
            <text:p>21.5206</text:p>
          </table:table-cell>
          <table:table-cell table:style-name="ce73" office:value-type="float" office:value="0.6138" calcext:value-type="float">
            <text:p>0.6138</text:p>
          </table:table-cell>
          <table:table-cell table:style-name="ce73" office:value-type="float" office:value="0.0762" calcext:value-type="float">
            <text:p>0.0762</text:p>
          </table:table-cell>
          <table:table-cell table:style-name="ce73" office:value-type="float" office:value="1.9287" calcext:value-type="float">
            <text:p>1.9287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0830078" calcext:value-type="float">
            <text:p>0.000830078</text:p>
          </table:table-cell>
          <table:table-cell table:style-name="ce71" office:value-type="float" office:value="0.00100052" calcext:value-type="float">
            <text:p>0.00100052</text:p>
          </table:table-cell>
          <table:table-cell table:style-name="ce81" table:formula="of:=IF(OR([.S31]=1; [.T31]=1);&quot;1&quot;;&quot;0&quot;)" office:value-type="string" office:string-value="0" calcext:value-type="string">
            <text:p>0</text:p>
          </table:table-cell>
          <table:table-cell table:style-name="ce86" table:formula="of:=IF(AND([.S31]=-1;[.T31]=-1);&quot;1&quot;;&quot;0&quot;)" office:value-type="string" office:string-value="0" calcext:value-type="string">
            <text:p>0</text:p>
          </table:table-cell>
          <table:table-cell table:style-name="ce81" table:formula="of:=IF(OR(AND([.X31]&gt;[.$Y$2];[.T31]=0;[.S31]=0); AND([.X31]&gt;[.$Y$2];[.T31]=0;[.S31]=-1); AND([.T31]=-1; [.S31]=0); [.B31]=&quot;NRAO140&quot;);&quot;1&quot;; &quot;0&quot;)" office:value-type="string" office:string-value="1" calcext:value-type="string">
            <text:p>1</text:p>
          </table:table-cell>
          <table:table-cell table:style-name="ce81" table:formula="of:=IF(AND([.S31]=0;[.T31]=0; [.X31]&lt;[.$Y$2]);&quot;1&quot;; &quot;0&quot;)" office:value-type="string" office:string-value="0" calcext:value-type="string">
            <text:p>0</text:p>
          </table:table-cell>
          <table:table-cell table:style-name="ce81" table:formula="of:=IF(AND([.S31]=-1;[.T31]=0; [.X31]&lt;[.$Y$2]; [.B31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31]=-1;[.T31]=-1; [.E31]&lt;[.$AA$2]);&quot;1&quot;; &quot;0&quot;)" office:value-type="string" office:string-value="0" calcext:value-type="string">
            <text:p>0</text:p>
          </table:table-cell>
          <table:table-cell table:style-name="ce88" table:formula="of:=IF(OR([.AB31]=&quot;1&quot;; [.AC31]=&quot;1&quot;; [.AD31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28" calcext:value-type="float">
            <text:p>28</text:p>
          </table:table-cell>
          <table:table-cell table:style-name="ce71" office:value-type="string" calcext:value-type="string">
            <text:p>3C318</text:p>
          </table:table-cell>
          <table:table-cell table:style-name="ce73" office:value-type="float" office:value="29.9821" calcext:value-type="float">
            <text:p>29.9821</text:p>
          </table:table-cell>
          <table:table-cell table:style-name="ce73" office:value-type="float" office:value="54.7856" calcext:value-type="float">
            <text:p>54.7856</text:p>
          </table:table-cell>
          <table:table-cell table:style-name="ce73" office:value-type="float" office:value="6.06" calcext:value-type="float">
            <text:p>6.06</text:p>
          </table:table-cell>
          <table:table-cell table:style-name="ce73" office:value-type="float" office:value="0.19" calcext:value-type="float">
            <text:p>0.19</text:p>
          </table:table-cell>
          <table:table-cell table:style-name="ce73" office:value-type="float" office:value="5.3113" calcext:value-type="float">
            <text:p>5.3113</text:p>
          </table:table-cell>
          <table:table-cell table:style-name="ce73" office:value-type="float" office:value="0.0708" calcext:value-type="float">
            <text:p>0.0708</text:p>
          </table:table-cell>
          <table:table-cell table:style-name="ce73" office:value-type="float" office:value="2.28" calcext:value-type="float">
            <text:p>2.28</text:p>
          </table:table-cell>
          <table:table-cell table:style-name="ce73" office:value-type="float" office:value="0.1824" calcext:value-type="float">
            <text:p>0.1824</text:p>
          </table:table-cell>
          <table:table-cell table:style-name="ce73" office:value-type="float" office:value="3.78" calcext:value-type="float">
            <text:p>3.78</text:p>
          </table:table-cell>
          <table:table-cell table:style-name="ce73" office:value-type="float" office:value="0.0609" calcext:value-type="float">
            <text:p>0.0609</text:p>
          </table:table-cell>
          <table:table-cell table:style-name="ce73" office:value-type="float" office:value="0.0539" calcext:value-type="float">
            <text:p>0.0539</text:p>
          </table:table-cell>
          <table:table-cell table:style-name="ce73" office:value-type="float" office:value="0.0014" calcext:value-type="float">
            <text:p>0.0014</text:p>
          </table:table-cell>
          <table:table-cell table:style-name="ce73" office:value-type="float" office:value="0.1679" calcext:value-type="float">
            <text:p>0.1679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465188" calcext:value-type="float">
            <text:p>0.00465188</text:p>
          </table:table-cell>
          <table:table-cell table:style-name="ce71" office:value-type="float" office:value="0.00472419" calcext:value-type="float">
            <text:p>0.00472419</text:p>
          </table:table-cell>
          <table:table-cell table:style-name="ce81" table:formula="of:=IF(OR([.S32]=1; [.T32]=1);&quot;1&quot;;&quot;0&quot;)" office:value-type="string" office:string-value="0" calcext:value-type="string">
            <text:p>0</text:p>
          </table:table-cell>
          <table:table-cell table:style-name="ce86" table:formula="of:=IF(AND([.S32]=-1;[.T32]=-1);&quot;1&quot;;&quot;0&quot;)" office:value-type="string" office:string-value="0" calcext:value-type="string">
            <text:p>0</text:p>
          </table:table-cell>
          <table:table-cell table:style-name="ce81" table:formula="of:=IF(OR(AND([.X32]&gt;[.$Y$2];[.T32]=0;[.S32]=0); AND([.X32]&gt;[.$Y$2];[.T32]=0;[.S32]=-1); AND([.T32]=-1; [.S32]=0); [.B32]=&quot;NRAO140&quot;);&quot;1&quot;; &quot;0&quot;)" office:value-type="string" office:string-value="1" calcext:value-type="string">
            <text:p>1</text:p>
          </table:table-cell>
          <table:table-cell table:style-name="ce81" table:formula="of:=IF(AND([.S32]=0;[.T32]=0; [.X32]&lt;[.$Y$2]);&quot;1&quot;; &quot;0&quot;)" office:value-type="string" office:string-value="0" calcext:value-type="string">
            <text:p>0</text:p>
          </table:table-cell>
          <table:table-cell table:style-name="ce81" table:formula="of:=IF(AND([.S32]=-1;[.T32]=0; [.X32]&lt;[.$Y$2]; [.B32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32]=-1;[.T32]=-1; [.E32]&lt;[.$AA$2]);&quot;1&quot;; &quot;0&quot;)" office:value-type="string" office:string-value="0" calcext:value-type="string">
            <text:p>0</text:p>
          </table:table-cell>
          <table:table-cell table:style-name="ce88" table:formula="of:=IF(OR([.AB32]=&quot;1&quot;; [.AC32]=&quot;1&quot;; [.AD32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29" calcext:value-type="float">
            <text:p>29</text:p>
          </table:table-cell>
          <table:table-cell table:style-name="ce71" office:value-type="string" calcext:value-type="string">
            <text:p>3C64</text:p>
          </table:table-cell>
          <table:table-cell table:style-name="ce73" office:value-type="float" office:value="157.7658" calcext:value-type="float">
            <text:p>157.7658</text:p>
          </table:table-cell>
          <table:table-cell table:style-name="ce73" office:value-type="float" office:value="-48.2032" calcext:value-type="float">
            <text:p>-48.2032</text:p>
          </table:table-cell>
          <table:table-cell table:style-name="ce73" office:value-type="float" office:value="8.12" calcext:value-type="float">
            <text:p>8.12</text:p>
          </table:table-cell>
          <table:table-cell table:style-name="ce73" office:value-type="float" office:value="0.23" calcext:value-type="float">
            <text:p>0.23</text:p>
          </table:table-cell>
          <table:table-cell table:style-name="ce73" office:value-type="float" office:value="7.653" calcext:value-type="float">
            <text:p>7.653</text:p>
          </table:table-cell>
          <table:table-cell table:style-name="ce73" office:value-type="float" office:value="0.9257" calcext:value-type="float">
            <text:p>0.9257</text:p>
          </table:table-cell>
          <table:table-cell table:style-name="ce73" office:value-type="float" office:value="3.81" calcext:value-type="float">
            <text:p>3.81</text:p>
          </table:table-cell>
          <table:table-cell table:style-name="ce73" office:value-type="float" office:value="0.2046" calcext:value-type="float">
            <text:p>0.2046</text:p>
          </table:table-cell>
          <table:table-cell table:style-name="ce73" office:value-type="float" office:value="4.31" calcext:value-type="float">
            <text:p>4.31</text:p>
          </table:table-cell>
          <table:table-cell table:style-name="ce73" office:value-type="float" office:value="0.0957" calcext:value-type="float">
            <text:p>0.0957</text:p>
          </table:table-cell>
          <table:table-cell table:style-name="ce73" office:value-type="float" office:value="0.0795" calcext:value-type="float">
            <text:p>0.0795</text:p>
          </table:table-cell>
          <table:table-cell table:style-name="ce73" office:value-type="float" office:value="0.0033" calcext:value-type="float">
            <text:p>0.0033</text:p>
          </table:table-cell>
          <table:table-cell table:style-name="ce73" office:value-type="float" office:value="0.2477" calcext:value-type="float">
            <text:p>0.2477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229139" calcext:value-type="float">
            <text:p>0.00229139</text:p>
          </table:table-cell>
          <table:table-cell table:style-name="ce71" office:value-type="float" office:value="0.00331203" calcext:value-type="float">
            <text:p>0.00331203</text:p>
          </table:table-cell>
          <table:table-cell table:style-name="ce81" table:formula="of:=IF(OR([.S33]=1; [.T33]=1);&quot;1&quot;;&quot;0&quot;)" office:value-type="string" office:string-value="0" calcext:value-type="string">
            <text:p>0</text:p>
          </table:table-cell>
          <table:table-cell table:style-name="ce86" table:formula="of:=IF(AND([.S33]=-1;[.T33]=-1);&quot;1&quot;;&quot;0&quot;)" office:value-type="string" office:string-value="0" calcext:value-type="string">
            <text:p>0</text:p>
          </table:table-cell>
          <table:table-cell table:style-name="ce81" table:formula="of:=IF(OR(AND([.X33]&gt;[.$Y$2];[.T33]=0;[.S33]=0); AND([.X33]&gt;[.$Y$2];[.T33]=0;[.S33]=-1); AND([.T33]=-1; [.S33]=0); [.B33]=&quot;NRAO140&quot;);&quot;1&quot;; &quot;0&quot;)" office:value-type="string" office:string-value="0" calcext:value-type="string">
            <text:p>0</text:p>
          </table:table-cell>
          <table:table-cell table:style-name="ce81" table:formula="of:=IF(AND([.S33]=0;[.T33]=0; [.X33]&lt;[.$Y$2]);&quot;1&quot;; &quot;0&quot;)" office:value-type="string" office:string-value="1" calcext:value-type="string">
            <text:p>1</text:p>
          </table:table-cell>
          <table:table-cell table:style-name="ce81" table:formula="of:=IF(AND([.S33]=-1;[.T33]=0; [.X33]&lt;[.$Y$2]; [.B33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33]=-1;[.T33]=-1; [.E33]&lt;[.$AA$2]);&quot;1&quot;; &quot;0&quot;)" office:value-type="string" office:string-value="0" calcext:value-type="string">
            <text:p>0</text:p>
          </table:table-cell>
          <table:table-cell table:style-name="ce88" table:formula="of:=IF(OR([.AB33]=&quot;1&quot;; [.AC33]=&quot;1&quot;; [.AD33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30" calcext:value-type="float">
            <text:p>30</text:p>
          </table:table-cell>
          <table:table-cell table:style-name="ce71" office:value-type="string" calcext:value-type="string">
            <text:p>3C454.0</text:p>
          </table:table-cell>
          <table:table-cell table:style-name="ce73" office:value-type="float" office:value="88.1001" calcext:value-type="float">
            <text:p>88.1001</text:p>
          </table:table-cell>
          <table:table-cell table:style-name="ce73" office:value-type="float" office:value="-35.9413" calcext:value-type="float">
            <text:p>-35.9413</text:p>
          </table:table-cell>
          <table:table-cell table:style-name="ce73" office:value-type="float" office:value="6.94" calcext:value-type="float">
            <text:p>6.94</text:p>
          </table:table-cell>
          <table:table-cell table:style-name="ce73" office:value-type="float" office:value="0.14" calcext:value-type="float">
            <text:p>0.14</text:p>
          </table:table-cell>
          <table:table-cell table:style-name="ce73" office:value-type="float" office:value="6.6565" calcext:value-type="float">
            <text:p>6.6565</text:p>
          </table:table-cell>
          <table:table-cell table:style-name="ce73" office:value-type="float" office:value="0.1218" calcext:value-type="float">
            <text:p>0.1218</text:p>
          </table:table-cell>
          <table:table-cell table:style-name="ce73" office:value-type="float" office:value="1.73" calcext:value-type="float">
            <text:p>1.73</text:p>
          </table:table-cell>
          <table:table-cell table:style-name="ce73" office:value-type="float" office:value="0.0647" calcext:value-type="float">
            <text:p>0.0647</text:p>
          </table:table-cell>
          <table:table-cell table:style-name="ce73" office:value-type="float" office:value="5.2" calcext:value-type="float">
            <text:p>5.2</text:p>
          </table:table-cell>
          <table:table-cell table:style-name="ce73" office:value-type="float" office:value="0.1236" calcext:value-type="float">
            <text:p>0.1236</text:p>
          </table:table-cell>
          <table:table-cell table:style-name="ce73" office:value-type="float" office:value="0.0499" calcext:value-type="float">
            <text:p>0.0499</text:p>
          </table:table-cell>
          <table:table-cell table:style-name="ce73" office:value-type="float" office:value="0.0021" calcext:value-type="float">
            <text:p>0.0021</text:p>
          </table:table-cell>
          <table:table-cell table:style-name="ce73" office:value-type="float" office:value="0.1541" calcext:value-type="float">
            <text:p>0.154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34]=1; [.T34]=1);&quot;1&quot;;&quot;0&quot;)" office:value-type="string" office:string-value="0" calcext:value-type="string">
            <text:p>0</text:p>
          </table:table-cell>
          <table:table-cell table:style-name="ce86" table:formula="of:=IF(AND([.S34]=-1;[.T34]=-1);&quot;1&quot;;&quot;0&quot;)" office:value-type="string" office:string-value="0" calcext:value-type="string">
            <text:p>0</text:p>
          </table:table-cell>
          <table:table-cell table:style-name="ce81" table:formula="of:=IF(OR(AND([.X34]&gt;[.$Y$2];[.T34]=0;[.S34]=0); AND([.X34]&gt;[.$Y$2];[.T34]=0;[.S34]=-1); AND([.T34]=-1; [.S34]=0); [.B34]=&quot;NRAO140&quot;);&quot;1&quot;; &quot;0&quot;)" office:value-type="string" office:string-value="1" calcext:value-type="string">
            <text:p>1</text:p>
          </table:table-cell>
          <table:table-cell table:style-name="ce81" table:formula="of:=IF(AND([.S34]=0;[.T34]=0; [.X34]&lt;[.$Y$2]);&quot;1&quot;; &quot;0&quot;)" office:value-type="string" office:string-value="0" calcext:value-type="string">
            <text:p>0</text:p>
          </table:table-cell>
          <table:table-cell table:style-name="ce81" table:formula="of:=IF(AND([.S34]=-1;[.T34]=0; [.X34]&lt;[.$Y$2]; [.B34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34]=-1;[.T34]=-1; [.E34]&lt;[.$AA$2]);&quot;1&quot;; &quot;0&quot;)" office:value-type="string" office:string-value="0" calcext:value-type="string">
            <text:p>0</text:p>
          </table:table-cell>
          <table:table-cell table:style-name="ce88" table:formula="of:=IF(OR([.AB34]=&quot;1&quot;; [.AC34]=&quot;1&quot;; [.AD34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31" calcext:value-type="float">
            <text:p>31</text:p>
          </table:table-cell>
          <table:table-cell table:style-name="ce71" office:value-type="string" calcext:value-type="string">
            <text:p>P0531+19</text:p>
          </table:table-cell>
          <table:table-cell table:style-name="ce73" office:value-type="float" office:value="186.7634" calcext:value-type="float">
            <text:p>186.7634</text:p>
          </table:table-cell>
          <table:table-cell table:style-name="ce73" office:value-type="float" office:value="-7.1085" calcext:value-type="float">
            <text:p>-7.1085</text:p>
          </table:table-cell>
          <table:table-cell table:style-name="ce73" office:value-type="float" office:value="30.36" calcext:value-type="float">
            <text:p>30.36</text:p>
          </table:table-cell>
          <table:table-cell table:style-name="ce73" office:value-type="float" office:value="0.82" calcext:value-type="float">
            <text:p>0.82</text:p>
          </table:table-cell>
          <table:table-cell table:style-name="ce73" office:value-type="float" office:value="28.0547" calcext:value-type="float">
            <text:p>28.0547</text:p>
          </table:table-cell>
          <table:table-cell table:style-name="ce73" office:value-type="float" office:value="0.3491" calcext:value-type="float">
            <text:p>0.3491</text:p>
          </table:table-cell>
          <table:table-cell table:style-name="ce73" office:value-type="float" office:value="12.34" calcext:value-type="float">
            <text:p>12.34</text:p>
          </table:table-cell>
          <table:table-cell table:style-name="ce73" office:value-type="float" office:value="0.7714" calcext:value-type="float">
            <text:p>0.7714</text:p>
          </table:table-cell>
          <table:table-cell table:style-name="ce73" office:value-type="float" office:value="18.02" calcext:value-type="float">
            <text:p>18.02</text:p>
          </table:table-cell>
          <table:table-cell table:style-name="ce73" office:value-type="float" office:value="0.2718" calcext:value-type="float">
            <text:p>0.2718</text:p>
          </table:table-cell>
          <table:table-cell table:style-name="ce73" office:value-type="float" office:value="0.3022" calcext:value-type="float">
            <text:p>0.3022</text:p>
          </table:table-cell>
          <table:table-cell table:style-name="ce73" office:value-type="float" office:value="0.0085" calcext:value-type="float">
            <text:p>0.0085</text:p>
          </table:table-cell>
          <table:table-cell table:style-name="ce73" office:value-type="float" office:value="0.9372" calcext:value-type="float">
            <text:p>0.9372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0583091" calcext:value-type="float">
            <text:p>0.000583091</text:p>
          </table:table-cell>
          <table:table-cell table:style-name="ce71" office:value-type="float" office:value="0.000636914" calcext:value-type="float">
            <text:p>0.000636914</text:p>
          </table:table-cell>
          <table:table-cell table:style-name="ce81" table:formula="of:=IF(OR([.S35]=1; [.T35]=1);&quot;1&quot;;&quot;0&quot;)" office:value-type="string" office:string-value="0" calcext:value-type="string">
            <text:p>0</text:p>
          </table:table-cell>
          <table:table-cell table:style-name="ce86" table:formula="of:=IF(AND([.S35]=-1;[.T35]=-1);&quot;1&quot;;&quot;0&quot;)" office:value-type="string" office:string-value="0" calcext:value-type="string">
            <text:p>0</text:p>
          </table:table-cell>
          <table:table-cell table:style-name="ce81" table:formula="of:=IF(OR(AND([.X35]&gt;[.$Y$2];[.T35]=0;[.S35]=0); AND([.X35]&gt;[.$Y$2];[.T35]=0;[.S35]=-1); AND([.T35]=-1; [.S35]=0); [.B35]=&quot;NRAO140&quot;);&quot;1&quot;; &quot;0&quot;)" office:value-type="string" office:string-value="0" calcext:value-type="string">
            <text:p>0</text:p>
          </table:table-cell>
          <table:table-cell table:style-name="ce81" table:formula="of:=IF(AND([.S35]=0;[.T35]=0; [.X35]&lt;[.$Y$2]);&quot;1&quot;; &quot;0&quot;)" office:value-type="string" office:string-value="1" calcext:value-type="string">
            <text:p>1</text:p>
          </table:table-cell>
          <table:table-cell table:style-name="ce81" table:formula="of:=IF(AND([.S35]=-1;[.T35]=0; [.X35]&lt;[.$Y$2]; [.B35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35]=-1;[.T35]=-1; [.E35]&lt;[.$AA$2]);&quot;1&quot;; &quot;0&quot;)" office:value-type="string" office:string-value="0" calcext:value-type="string">
            <text:p>0</text:p>
          </table:table-cell>
          <table:table-cell table:style-name="ce88" table:formula="of:=IF(OR([.AB35]=&quot;1&quot;; [.AC35]=&quot;1&quot;; [.AD35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32" calcext:value-type="float">
            <text:p>32</text:p>
          </table:table-cell>
          <table:table-cell table:style-name="ce71" office:value-type="string" calcext:value-type="string">
            <text:p>3C454.3</text:p>
          </table:table-cell>
          <table:table-cell table:style-name="ce73" office:value-type="float" office:value="86.111" calcext:value-type="float">
            <text:p>86.111</text:p>
          </table:table-cell>
          <table:table-cell table:style-name="ce73" office:value-type="float" office:value="-38.1838" calcext:value-type="float">
            <text:p>-38.1838</text:p>
          </table:table-cell>
          <table:table-cell table:style-name="ce73" office:value-type="float" office:value="7.9" calcext:value-type="float">
            <text:p>7.9</text:p>
          </table:table-cell>
          <table:table-cell table:style-name="ce73" office:value-type="float" office:value="15.75" calcext:value-type="float">
            <text:p>15.75</text:p>
          </table:table-cell>
          <table:table-cell table:style-name="ce73" office:value-type="float" office:value="8.199" calcext:value-type="float">
            <text:p>8.199</text:p>
          </table:table-cell>
          <table:table-cell table:style-name="ce73" office:value-type="float" office:value="0.252" calcext:value-type="float">
            <text:p>0.252</text:p>
          </table:table-cell>
          <table:table-cell table:style-name="ce73" office:value-type="float" office:value="1.99" calcext:value-type="float">
            <text:p>1.99</text:p>
          </table:table-cell>
          <table:table-cell table:style-name="ce73" office:value-type="float" office:value="15.7389" calcext:value-type="float">
            <text:p>15.7389</text:p>
          </table:table-cell>
          <table:table-cell table:style-name="ce73" office:value-type="float" office:value="5.92" calcext:value-type="float">
            <text:p>5.92</text:p>
          </table:table-cell>
          <table:table-cell table:style-name="ce73" office:value-type="float" office:value="0.6299" calcext:value-type="float">
            <text:p>0.6299</text:p>
          </table:table-cell>
          <table:table-cell table:style-name="ce73" office:value-type="float" office:value="0.0889" calcext:value-type="float">
            <text:p>0.0889</text:p>
          </table:table-cell>
          <table:table-cell table:style-name="ce73" office:value-type="float" office:value="0.0041" calcext:value-type="float">
            <text:p>0.0041</text:p>
          </table:table-cell>
          <table:table-cell table:style-name="ce73" office:value-type="float" office:value="0.2873" calcext:value-type="float">
            <text:p>0.2873</text:p>
          </table:table-cell>
          <table:table-cell table:number-columns-repeated="5" table:style-name="ce81" office:value-type="float" office:value="1" calcext:value-type="float">
            <text:p>1</text:p>
          </table:table-cell>
          <table:table-cell table:style-name="ce81" office:value-type="float" office:value="0.1047" calcext:value-type="float">
            <text:p>0.1047</text:p>
          </table:table-cell>
          <table:table-cell table:style-name="ce81" office:value-type="float" office:value="0.0781" calcext:value-type="float">
            <text:p>0.0781</text:p>
          </table:table-cell>
          <table:table-cell table:style-name="ce71" office:value-type="float" office:value="0.000290998" calcext:value-type="float">
            <text:p>0.000290998</text:p>
          </table:table-cell>
          <table:table-cell table:style-name="ce71" office:value-type="float" office:value="0.000306314" calcext:value-type="float">
            <text:p>0.000306314</text:p>
          </table:table-cell>
          <table:table-cell table:style-name="ce81" table:formula="of:=IF(OR([.S36]=1; [.T36]=1);&quot;1&quot;;&quot;0&quot;)" office:value-type="string" office:string-value="1" calcext:value-type="string">
            <text:p>1</text:p>
          </table:table-cell>
          <table:table-cell table:style-name="ce86" table:formula="of:=IF(AND([.S36]=-1;[.T36]=-1);&quot;1&quot;;&quot;0&quot;)" office:value-type="string" office:string-value="0" calcext:value-type="string">
            <text:p>0</text:p>
          </table:table-cell>
          <table:table-cell table:style-name="ce81" table:formula="of:=IF(OR(AND([.X36]&gt;[.$Y$2];[.T36]=0;[.S36]=0); AND([.X36]&gt;[.$Y$2];[.T36]=0;[.S36]=-1); AND([.T36]=-1; [.S36]=0); [.B36]=&quot;NRAO140&quot;);&quot;1&quot;; &quot;0&quot;)" office:value-type="string" office:string-value="0" calcext:value-type="string">
            <text:p>0</text:p>
          </table:table-cell>
          <table:table-cell table:style-name="ce81" table:formula="of:=IF(AND([.S36]=0;[.T36]=0; [.X36]&lt;[.$Y$2]);&quot;1&quot;; &quot;0&quot;)" office:value-type="string" office:string-value="0" calcext:value-type="string">
            <text:p>0</text:p>
          </table:table-cell>
          <table:table-cell table:style-name="ce81" table:formula="of:=IF(AND([.S36]=-1;[.T36]=0; [.X36]&lt;[.$Y$2]; [.B36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36]=-1;[.T36]=-1; [.E36]&lt;[.$AA$2]);&quot;1&quot;; &quot;0&quot;)" office:value-type="string" office:string-value="0" calcext:value-type="string">
            <text:p>0</text:p>
          </table:table-cell>
          <table:table-cell table:style-name="ce88" table:formula="of:=IF(OR([.AB36]=&quot;1&quot;; [.AC36]=&quot;1&quot;; [.AD36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33" calcext:value-type="float">
            <text:p>33</text:p>
          </table:table-cell>
          <table:table-cell table:style-name="ce71" office:value-type="string" calcext:value-type="string">
            <text:p>3C33-2</text:p>
          </table:table-cell>
          <table:table-cell table:style-name="ce73" office:value-type="float" office:value="129.462" calcext:value-type="float">
            <text:p>129.462</text:p>
          </table:table-cell>
          <table:table-cell table:style-name="ce73" office:value-type="float" office:value="-49.2774" calcext:value-type="float">
            <text:p>-49.2774</text:p>
          </table:table-cell>
          <table:table-cell table:style-name="ce73" office:value-type="float" office:value="3.83" calcext:value-type="float">
            <text:p>3.83</text:p>
          </table:table-cell>
          <table:table-cell table:style-name="ce73" office:value-type="float" office:value="0.2" calcext:value-type="float">
            <text:p>0.2</text:p>
          </table:table-cell>
          <table:table-cell table:style-name="ce73" office:value-type="float" office:value="3.624" calcext:value-type="float">
            <text:p>3.624</text:p>
          </table:table-cell>
          <table:table-cell table:style-name="ce73" office:value-type="float" office:value="1.2619" calcext:value-type="float">
            <text:p>1.2619</text:p>
          </table:table-cell>
          <table:table-cell table:style-name="ce73" office:value-type="float" office:value="2.55" calcext:value-type="float">
            <text:p>2.55</text:p>
          </table:table-cell>
          <table:table-cell table:style-name="ce73" office:value-type="float" office:value="0.1562" calcext:value-type="float">
            <text:p>0.1562</text:p>
          </table:table-cell>
          <table:table-cell table:style-name="ce73" office:value-type="float" office:value="1.29" calcext:value-type="float">
            <text:p>1.29</text:p>
          </table:table-cell>
          <table:table-cell table:style-name="ce73" office:value-type="float" office:value="0.1226" calcext:value-type="float">
            <text:p>0.1226</text:p>
          </table:table-cell>
          <table:table-cell table:style-name="ce73" office:value-type="float" office:value="0.024" calcext:value-type="float">
            <text:p>0.024</text:p>
          </table:table-cell>
          <table:table-cell table:style-name="ce73" office:value-type="float" office:value="0.0012" calcext:value-type="float">
            <text:p>0.0012</text:p>
          </table:table-cell>
          <table:table-cell table:style-name="ce73" office:value-type="float" office:value="0.0758" calcext:value-type="float">
            <text:p>0.0758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146532" calcext:value-type="float">
            <text:p>0.0146532</text:p>
          </table:table-cell>
          <table:table-cell table:style-name="ce71" office:value-type="float" office:value="0.0154013" calcext:value-type="float">
            <text:p>0.0154013</text:p>
          </table:table-cell>
          <table:table-cell table:style-name="ce81" table:formula="of:=IF(OR([.S37]=1; [.T37]=1);&quot;1&quot;;&quot;0&quot;)" office:value-type="string" office:string-value="0" calcext:value-type="string">
            <text:p>0</text:p>
          </table:table-cell>
          <table:table-cell table:style-name="ce86" table:formula="of:=IF(AND([.S37]=-1;[.T37]=-1);&quot;1&quot;;&quot;0&quot;)" office:value-type="string" office:string-value="0" calcext:value-type="string">
            <text:p>0</text:p>
          </table:table-cell>
          <table:table-cell table:style-name="ce81" table:formula="of:=IF(OR(AND([.X37]&gt;[.$Y$2];[.T37]=0;[.S37]=0); AND([.X37]&gt;[.$Y$2];[.T37]=0;[.S37]=-1); AND([.T37]=-1; [.S37]=0); [.B37]=&quot;NRAO140&quot;);&quot;1&quot;; &quot;0&quot;)" office:value-type="string" office:string-value="1" calcext:value-type="string">
            <text:p>1</text:p>
          </table:table-cell>
          <table:table-cell table:style-name="ce81" table:formula="of:=IF(AND([.S37]=0;[.T37]=0; [.X37]&lt;[.$Y$2]);&quot;1&quot;; &quot;0&quot;)" office:value-type="string" office:string-value="0" calcext:value-type="string">
            <text:p>0</text:p>
          </table:table-cell>
          <table:table-cell table:style-name="ce81" table:formula="of:=IF(AND([.S37]=-1;[.T37]=0; [.X37]&lt;[.$Y$2]; [.B37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37]=-1;[.T37]=-1; [.E37]&lt;[.$AA$2]);&quot;1&quot;; &quot;0&quot;)" office:value-type="string" office:string-value="0" calcext:value-type="string">
            <text:p>0</text:p>
          </table:table-cell>
          <table:table-cell table:style-name="ce88" table:formula="of:=IF(OR([.AB37]=&quot;1&quot;; [.AC37]=&quot;1&quot;; [.AD37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34" calcext:value-type="float">
            <text:p>34</text:p>
          </table:table-cell>
          <table:table-cell table:style-name="ce71" office:value-type="string" calcext:value-type="string">
            <text:p>P0820+22</text:p>
          </table:table-cell>
          <table:table-cell table:style-name="ce73" office:value-type="float" office:value="201.3636" calcext:value-type="float">
            <text:p>201.3636</text:p>
          </table:table-cell>
          <table:table-cell table:style-name="ce73" office:value-type="float" office:value="29.6761" calcext:value-type="float">
            <text:p>29.6761</text:p>
          </table:table-cell>
          <table:table-cell table:style-name="ce73" office:value-type="float" office:value="5.33" calcext:value-type="float">
            <text:p>5.33</text:p>
          </table:table-cell>
          <table:table-cell table:style-name="ce73" office:value-type="float" office:value="0.27" calcext:value-type="float">
            <text:p>0.27</text:p>
          </table:table-cell>
          <table:table-cell table:style-name="ce73" office:value-type="float" office:value="5.3209" calcext:value-type="float">
            <text:p>5.3209</text:p>
          </table:table-cell>
          <table:table-cell table:style-name="ce73" office:value-type="float" office:value="1.1824" calcext:value-type="float">
            <text:p>1.1824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5.33" calcext:value-type="float">
            <text:p>5.33</text:p>
          </table:table-cell>
          <table:table-cell table:style-name="ce73" office:value-type="float" office:value="0.2663" calcext:value-type="float">
            <text:p>0.2663</text:p>
          </table:table-cell>
          <table:table-cell table:style-name="ce73" office:value-type="float" office:value="0.0359" calcext:value-type="float">
            <text:p>0.0359</text:p>
          </table:table-cell>
          <table:table-cell table:style-name="ce73" office:value-type="float" office:value="0.0011" calcext:value-type="float">
            <text:p>0.0011</text:p>
          </table:table-cell>
          <table:table-cell table:style-name="ce73" office:value-type="float" office:value="0.1101" calcext:value-type="float">
            <text:p>0.110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0804122" calcext:value-type="float">
            <text:p>0.000804122</text:p>
          </table:table-cell>
          <table:table-cell table:style-name="ce71" office:value-type="float" office:value="0.000709089" calcext:value-type="float">
            <text:p>0.000709089</text:p>
          </table:table-cell>
          <table:table-cell table:style-name="ce81" table:formula="of:=IF(OR([.S38]=1; [.T38]=1);&quot;1&quot;;&quot;0&quot;)" office:value-type="string" office:string-value="0" calcext:value-type="string">
            <text:p>0</text:p>
          </table:table-cell>
          <table:table-cell table:style-name="ce86" table:formula="of:=IF(AND([.S38]=-1;[.T38]=-1);&quot;1&quot;;&quot;0&quot;)" office:value-type="string" office:string-value="0" calcext:value-type="string">
            <text:p>0</text:p>
          </table:table-cell>
          <table:table-cell table:style-name="ce81" table:formula="of:=IF(OR(AND([.X38]&gt;[.$Y$2];[.T38]=0;[.S38]=0); AND([.X38]&gt;[.$Y$2];[.T38]=0;[.S38]=-1); AND([.T38]=-1; [.S38]=0); [.B38]=&quot;NRAO140&quot;);&quot;1&quot;; &quot;0&quot;)" office:value-type="string" office:string-value="0" calcext:value-type="string">
            <text:p>0</text:p>
          </table:table-cell>
          <table:table-cell table:style-name="ce81" table:formula="of:=IF(AND([.S38]=0;[.T38]=0; [.X38]&lt;[.$Y$2]);&quot;1&quot;; &quot;0&quot;)" office:value-type="string" office:string-value="0" calcext:value-type="string">
            <text:p>0</text:p>
          </table:table-cell>
          <table:table-cell table:style-name="ce81" table:formula="of:=IF(AND([.S38]=-1;[.T38]=0; [.X38]&lt;[.$Y$2]; [.B38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38]=-1;[.T38]=-1; [.E38]&lt;[.$AA$2]);&quot;1&quot;; &quot;0&quot;)" office:value-type="string" office:string-value="0" calcext:value-type="string">
            <text:p>0</text:p>
          </table:table-cell>
          <table:table-cell table:style-name="ce88" table:formula="of:=IF(OR([.AB38]=&quot;1&quot;; [.AC38]=&quot;1&quot;; [.AD38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35" calcext:value-type="float">
            <text:p>35</text:p>
          </table:table-cell>
          <table:table-cell table:style-name="ce71" office:value-type="string" calcext:value-type="string">
            <text:p>3C333</text:p>
          </table:table-cell>
          <table:table-cell table:style-name="ce73" office:value-type="float" office:value="37.3001" calcext:value-type="float">
            <text:p>37.3001</text:p>
          </table:table-cell>
          <table:table-cell table:style-name="ce73" office:value-type="float" office:value="42.9721" calcext:value-type="float">
            <text:p>42.9721</text:p>
          </table:table-cell>
          <table:table-cell table:style-name="ce73" office:value-type="float" office:value="6.44" calcext:value-type="float">
            <text:p>6.44</text:p>
          </table:table-cell>
          <table:table-cell table:style-name="ce73" office:value-type="float" office:value="0.42" calcext:value-type="float">
            <text:p>0.42</text:p>
          </table:table-cell>
          <table:table-cell table:style-name="ce73" office:value-type="float" office:value="5.6879" calcext:value-type="float">
            <text:p>5.6879</text:p>
          </table:table-cell>
          <table:table-cell table:style-name="ce73" office:value-type="float" office:value="0.0542" calcext:value-type="float">
            <text:p>0.0542</text:p>
          </table:table-cell>
          <table:table-cell table:style-name="ce73" office:value-type="float" office:value="1.41" calcext:value-type="float">
            <text:p>1.41</text:p>
          </table:table-cell>
          <table:table-cell table:style-name="ce73" office:value-type="float" office:value="0.4081" calcext:value-type="float">
            <text:p>0.4081</text:p>
          </table:table-cell>
          <table:table-cell table:style-name="ce73" office:value-type="float" office:value="5.03" calcext:value-type="float">
            <text:p>5.03</text:p>
          </table:table-cell>
          <table:table-cell table:style-name="ce73" office:value-type="float" office:value="0.1027" calcext:value-type="float">
            <text:p>0.1027</text:p>
          </table:table-cell>
          <table:table-cell table:style-name="ce73" office:value-type="float" office:value="0.0756" calcext:value-type="float">
            <text:p>0.0756</text:p>
          </table:table-cell>
          <table:table-cell table:style-name="ce73" office:value-type="float" office:value="0.0011" calcext:value-type="float">
            <text:p>0.0011</text:p>
          </table:table-cell>
          <table:table-cell table:style-name="ce73" office:value-type="float" office:value="0.239" calcext:value-type="float">
            <text:p>0.239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803355" calcext:value-type="float">
            <text:p>0.00803355</text:p>
          </table:table-cell>
          <table:table-cell table:style-name="ce71" office:value-type="float" office:value="0.00684648" calcext:value-type="float">
            <text:p>0.00684648</text:p>
          </table:table-cell>
          <table:table-cell table:style-name="ce81" table:formula="of:=IF(OR([.S39]=1; [.T39]=1);&quot;1&quot;;&quot;0&quot;)" office:value-type="string" office:string-value="0" calcext:value-type="string">
            <text:p>0</text:p>
          </table:table-cell>
          <table:table-cell table:style-name="ce86" table:formula="of:=IF(AND([.S39]=-1;[.T39]=-1);&quot;1&quot;;&quot;0&quot;)" office:value-type="string" office:string-value="0" calcext:value-type="string">
            <text:p>0</text:p>
          </table:table-cell>
          <table:table-cell table:style-name="ce81" table:formula="of:=IF(OR(AND([.X39]&gt;[.$Y$2];[.T39]=0;[.S39]=0); AND([.X39]&gt;[.$Y$2];[.T39]=0;[.S39]=-1); AND([.T39]=-1; [.S39]=0); [.B39]=&quot;NRAO140&quot;);&quot;1&quot;; &quot;0&quot;)" office:value-type="string" office:string-value="1" calcext:value-type="string">
            <text:p>1</text:p>
          </table:table-cell>
          <table:table-cell table:style-name="ce81" table:formula="of:=IF(AND([.S39]=0;[.T39]=0; [.X39]&lt;[.$Y$2]);&quot;1&quot;; &quot;0&quot;)" office:value-type="string" office:string-value="0" calcext:value-type="string">
            <text:p>0</text:p>
          </table:table-cell>
          <table:table-cell table:style-name="ce81" table:formula="of:=IF(AND([.S39]=-1;[.T39]=0; [.X39]&lt;[.$Y$2]; [.B39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39]=-1;[.T39]=-1; [.E39]&lt;[.$AA$2]);&quot;1&quot;; &quot;0&quot;)" office:value-type="string" office:string-value="0" calcext:value-type="string">
            <text:p>0</text:p>
          </table:table-cell>
          <table:table-cell table:style-name="ce88" table:formula="of:=IF(OR([.AB39]=&quot;1&quot;; [.AC39]=&quot;1&quot;; [.AD39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36" calcext:value-type="float">
            <text:p>36</text:p>
          </table:table-cell>
          <table:table-cell table:style-name="ce71" office:value-type="string" calcext:value-type="string">
            <text:p>3C192</text:p>
          </table:table-cell>
          <table:table-cell table:style-name="ce73" office:value-type="float" office:value="197.9126" calcext:value-type="float">
            <text:p>197.9126</text:p>
          </table:table-cell>
          <table:table-cell table:style-name="ce73" office:value-type="float" office:value="26.4098" calcext:value-type="float">
            <text:p>26.4098</text:p>
          </table:table-cell>
          <table:table-cell table:style-name="ce73" office:value-type="float" office:value="5.07" calcext:value-type="float">
            <text:p>5.07</text:p>
          </table:table-cell>
          <table:table-cell table:style-name="ce73" office:value-type="float" office:value="0.06" calcext:value-type="float">
            <text:p>0.06</text:p>
          </table:table-cell>
          <table:table-cell table:style-name="ce73" office:value-type="float" office:value="4.9891" calcext:value-type="float">
            <text:p>4.9891</text:p>
          </table:table-cell>
          <table:table-cell table:style-name="ce73" office:value-type="float" office:value="0.0808" calcext:value-type="float">
            <text:p>0.0808</text:p>
          </table:table-cell>
          <table:table-cell table:style-name="ce73" office:value-type="float" office:value="0.66" calcext:value-type="float">
            <text:p>0.66</text:p>
          </table:table-cell>
          <table:table-cell table:style-name="ce73" office:value-type="float" office:value="0.0379" calcext:value-type="float">
            <text:p>0.0379</text:p>
          </table:table-cell>
          <table:table-cell table:style-name="ce73" office:value-type="float" office:value="4.41" calcext:value-type="float">
            <text:p>4.41</text:p>
          </table:table-cell>
          <table:table-cell table:style-name="ce73" office:value-type="float" office:value="0.0413" calcext:value-type="float">
            <text:p>0.0413</text:p>
          </table:table-cell>
          <table:table-cell table:style-name="ce73" office:value-type="float" office:value="0.0471" calcext:value-type="float">
            <text:p>0.0471</text:p>
          </table:table-cell>
          <table:table-cell table:style-name="ce73" office:value-type="float" office:value="0.0013" calcext:value-type="float">
            <text:p>0.0013</text:p>
          </table:table-cell>
          <table:table-cell table:style-name="ce73" office:value-type="float" office:value="0.148" calcext:value-type="float">
            <text:p>0.148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159108" calcext:value-type="float">
            <text:p>0.00159108</text:p>
          </table:table-cell>
          <table:table-cell table:style-name="ce71" office:value-type="float" office:value="0.00206581" calcext:value-type="float">
            <text:p>0.00206581</text:p>
          </table:table-cell>
          <table:table-cell table:style-name="ce81" table:formula="of:=IF(OR([.S40]=1; [.T40]=1);&quot;1&quot;;&quot;0&quot;)" office:value-type="string" office:string-value="0" calcext:value-type="string">
            <text:p>0</text:p>
          </table:table-cell>
          <table:table-cell table:style-name="ce86" table:formula="of:=IF(AND([.S40]=-1;[.T40]=-1);&quot;1&quot;;&quot;0&quot;)" office:value-type="string" office:string-value="0" calcext:value-type="string">
            <text:p>0</text:p>
          </table:table-cell>
          <table:table-cell table:style-name="ce81" table:formula="of:=IF(OR(AND([.X40]&gt;[.$Y$2];[.T40]=0;[.S40]=0); AND([.X40]&gt;[.$Y$2];[.T40]=0;[.S40]=-1); AND([.T40]=-1; [.S40]=0); [.B40]=&quot;NRAO140&quot;);&quot;1&quot;; &quot;0&quot;)" office:value-type="string" office:string-value="0" calcext:value-type="string">
            <text:p>0</text:p>
          </table:table-cell>
          <table:table-cell table:style-name="ce81" table:formula="of:=IF(AND([.S40]=0;[.T40]=0; [.X40]&lt;[.$Y$2]);&quot;1&quot;; &quot;0&quot;)" office:value-type="string" office:string-value="1" calcext:value-type="string">
            <text:p>1</text:p>
          </table:table-cell>
          <table:table-cell table:style-name="ce81" table:formula="of:=IF(AND([.S40]=-1;[.T40]=0; [.X40]&lt;[.$Y$2]; [.B40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40]=-1;[.T40]=-1; [.E40]&lt;[.$AA$2]);&quot;1&quot;; &quot;0&quot;)" office:value-type="string" office:string-value="0" calcext:value-type="string">
            <text:p>0</text:p>
          </table:table-cell>
          <table:table-cell table:style-name="ce88" table:formula="of:=IF(OR([.AB40]=&quot;1&quot;; [.AC40]=&quot;1&quot;; [.AD40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37" calcext:value-type="float">
            <text:p>37</text:p>
          </table:table-cell>
          <table:table-cell table:style-name="ce71" office:value-type="string" calcext:value-type="string">
            <text:p>3C98</text:p>
          </table:table-cell>
          <table:table-cell table:style-name="ce73" office:value-type="float" office:value="179.8374" calcext:value-type="float">
            <text:p>179.8374</text:p>
          </table:table-cell>
          <table:table-cell table:style-name="ce73" office:value-type="float" office:value="-31.049" calcext:value-type="float">
            <text:p>-31.049</text:p>
          </table:table-cell>
          <table:table-cell table:style-name="ce73" office:value-type="float" office:value="14.15" calcext:value-type="float">
            <text:p>14.15</text:p>
          </table:table-cell>
          <table:table-cell table:style-name="ce73" office:value-type="float" office:value="0.52" calcext:value-type="float">
            <text:p>0.52</text:p>
          </table:table-cell>
          <table:table-cell table:style-name="ce73" office:value-type="float" office:value="12.4884" calcext:value-type="float">
            <text:p>12.4884</text:p>
          </table:table-cell>
          <table:table-cell table:style-name="ce73" office:value-type="float" office:value="1.4678" calcext:value-type="float">
            <text:p>1.4678</text:p>
          </table:table-cell>
          <table:table-cell table:style-name="ce73" office:value-type="float" office:value="7.95" calcext:value-type="float">
            <text:p>7.95</text:p>
          </table:table-cell>
          <table:table-cell table:style-name="ce73" office:value-type="float" office:value="0.5045" calcext:value-type="float">
            <text:p>0.5045</text:p>
          </table:table-cell>
          <table:table-cell table:style-name="ce73" office:value-type="float" office:value="6.2" calcext:value-type="float">
            <text:p>6.2</text:p>
          </table:table-cell>
          <table:table-cell table:style-name="ce73" office:value-type="float" office:value="0.1208" calcext:value-type="float">
            <text:p>0.1208</text:p>
          </table:table-cell>
          <table:table-cell table:style-name="ce73" office:value-type="float" office:value="0.193" calcext:value-type="float">
            <text:p>0.193</text:p>
          </table:table-cell>
          <table:table-cell table:style-name="ce73" office:value-type="float" office:value="0.0054" calcext:value-type="float">
            <text:p>0.0054</text:p>
          </table:table-cell>
          <table:table-cell table:style-name="ce73" office:value-type="float" office:value="0.6019" calcext:value-type="float">
            <text:p>0.6019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115233" calcext:value-type="float">
            <text:p>0.00115233</text:p>
          </table:table-cell>
          <table:table-cell table:style-name="ce71" office:value-type="float" office:value="0.00122644" calcext:value-type="float">
            <text:p>0.00122644</text:p>
          </table:table-cell>
          <table:table-cell table:style-name="ce81" table:formula="of:=IF(OR([.S41]=1; [.T41]=1);&quot;1&quot;;&quot;0&quot;)" office:value-type="string" office:string-value="0" calcext:value-type="string">
            <text:p>0</text:p>
          </table:table-cell>
          <table:table-cell table:style-name="ce86" table:formula="of:=IF(AND([.S41]=-1;[.T41]=-1);&quot;1&quot;;&quot;0&quot;)" office:value-type="string" office:string-value="0" calcext:value-type="string">
            <text:p>0</text:p>
          </table:table-cell>
          <table:table-cell table:style-name="ce81" table:formula="of:=IF(OR(AND([.X41]&gt;[.$Y$2];[.T41]=0;[.S41]=0); AND([.X41]&gt;[.$Y$2];[.T41]=0;[.S41]=-1); AND([.T41]=-1; [.S41]=0); [.B41]=&quot;NRAO140&quot;);&quot;1&quot;; &quot;0&quot;)" office:value-type="string" office:string-value="0" calcext:value-type="string">
            <text:p>0</text:p>
          </table:table-cell>
          <table:table-cell table:style-name="ce81" table:formula="of:=IF(AND([.S41]=0;[.T41]=0; [.X41]&lt;[.$Y$2]);&quot;1&quot;; &quot;0&quot;)" office:value-type="string" office:string-value="1" calcext:value-type="string">
            <text:p>1</text:p>
          </table:table-cell>
          <table:table-cell table:style-name="ce81" table:formula="of:=IF(AND([.S41]=-1;[.T41]=0; [.X41]&lt;[.$Y$2]; [.B41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41]=-1;[.T41]=-1; [.E41]&lt;[.$AA$2]);&quot;1&quot;; &quot;0&quot;)" office:value-type="string" office:string-value="0" calcext:value-type="string">
            <text:p>0</text:p>
          </table:table-cell>
          <table:table-cell table:style-name="ce88" table:formula="of:=IF(OR([.AB41]=&quot;1&quot;; [.AC41]=&quot;1&quot;; [.AD41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38" calcext:value-type="float">
            <text:p>38</text:p>
          </table:table-cell>
          <table:table-cell table:style-name="ce71" office:value-type="string" calcext:value-type="string">
            <text:p>3C273</text:p>
          </table:table-cell>
          <table:table-cell table:style-name="ce73" office:value-type="float" office:value="289.9509" calcext:value-type="float">
            <text:p>289.9509</text:p>
          </table:table-cell>
          <table:table-cell table:style-name="ce73" office:value-type="float" office:value="64.36" calcext:value-type="float">
            <text:p>64.36</text:p>
          </table:table-cell>
          <table:table-cell table:style-name="ce73" office:value-type="float" office:value="2.37" calcext:value-type="float">
            <text:p>2.37</text:p>
          </table:table-cell>
          <table:table-cell table:style-name="ce73" office:value-type="float" office:value="0.19" calcext:value-type="float">
            <text:p>0.19</text:p>
          </table:table-cell>
          <table:table-cell table:style-name="ce73" office:value-type="float" office:value="2.5482" calcext:value-type="float">
            <text:p>2.5482</text:p>
          </table:table-cell>
          <table:table-cell table:style-name="ce73" office:value-type="float" office:value="0.053" calcext:value-type="float">
            <text:p>0.053</text:p>
          </table:table-cell>
          <table:table-cell table:style-name="ce73" office:value-type="float" office:value="0.05" calcext:value-type="float">
            <text:p>0.05</text:p>
          </table:table-cell>
          <table:table-cell table:style-name="ce73" office:value-type="float" office:value="0.1901" calcext:value-type="float">
            <text:p>0.1901</text:p>
          </table:table-cell>
          <table:table-cell table:style-name="ce73" office:value-type="float" office:value="2.32" calcext:value-type="float">
            <text:p>2.32</text:p>
          </table:table-cell>
          <table:table-cell table:style-name="ce73" office:value-type="float" office:value="0.0271" calcext:value-type="float">
            <text:p>0.0271</text:p>
          </table:table-cell>
          <table:table-cell table:style-name="ce73" office:value-type="float" office:value="0.0179" calcext:value-type="float">
            <text:p>0.0179</text:p>
          </table:table-cell>
          <table:table-cell table:style-name="ce73" office:value-type="float" office:value="0.0004" calcext:value-type="float">
            <text:p>0.0004</text:p>
          </table:table-cell>
          <table:table-cell table:style-name="ce73" office:value-type="float" office:value="0.055" calcext:value-type="float">
            <text:p>0.055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181389" calcext:value-type="float">
            <text:p>0.00181389</text:p>
          </table:table-cell>
          <table:table-cell table:style-name="ce71" office:value-type="float" office:value="0.00209963" calcext:value-type="float">
            <text:p>0.00209963</text:p>
          </table:table-cell>
          <table:table-cell table:style-name="ce81" table:formula="of:=IF(OR([.S42]=1; [.T42]=1);&quot;1&quot;;&quot;0&quot;)" office:value-type="string" office:string-value="0" calcext:value-type="string">
            <text:p>0</text:p>
          </table:table-cell>
          <table:table-cell table:style-name="ce86" table:formula="of:=IF(AND([.S42]=-1;[.T42]=-1);&quot;1&quot;;&quot;0&quot;)" office:value-type="string" office:string-value="0" calcext:value-type="string">
            <text:p>0</text:p>
          </table:table-cell>
          <table:table-cell table:style-name="ce81" table:formula="of:=IF(OR(AND([.X42]&gt;[.$Y$2];[.T42]=0;[.S42]=0); AND([.X42]&gt;[.$Y$2];[.T42]=0;[.S42]=-1); AND([.T42]=-1; [.S42]=0); [.B42]=&quot;NRAO140&quot;);&quot;1&quot;; &quot;0&quot;)" office:value-type="string" office:string-value="0" calcext:value-type="string">
            <text:p>0</text:p>
          </table:table-cell>
          <table:table-cell table:style-name="ce81" table:formula="of:=IF(AND([.S42]=0;[.T42]=0; [.X42]&lt;[.$Y$2]);&quot;1&quot;; &quot;0&quot;)" office:value-type="string" office:string-value="1" calcext:value-type="string">
            <text:p>1</text:p>
          </table:table-cell>
          <table:table-cell table:style-name="ce81" table:formula="of:=IF(AND([.S42]=-1;[.T42]=0; [.X42]&lt;[.$Y$2]; [.B42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42]=-1;[.T42]=-1; [.E42]&lt;[.$AA$2]);&quot;1&quot;; &quot;0&quot;)" office:value-type="string" office:string-value="0" calcext:value-type="string">
            <text:p>0</text:p>
          </table:table-cell>
          <table:table-cell table:style-name="ce88" table:formula="of:=IF(OR([.AB42]=&quot;1&quot;; [.AC42]=&quot;1&quot;; [.AD42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39" calcext:value-type="float">
            <text:p>39</text:p>
          </table:table-cell>
          <table:table-cell table:style-name="ce71" office:value-type="string" calcext:value-type="string">
            <text:p>3C267.0</text:p>
          </table:table-cell>
          <table:table-cell table:style-name="ce73" office:value-type="float" office:value="256.3418" calcext:value-type="float">
            <text:p>256.3418</text:p>
          </table:table-cell>
          <table:table-cell table:style-name="ce73" office:value-type="float" office:value="70.1102" calcext:value-type="float">
            <text:p>70.1102</text:p>
          </table:table-cell>
          <table:table-cell table:style-name="ce73" office:value-type="float" office:value="2.94" calcext:value-type="float">
            <text:p>2.94</text:p>
          </table:table-cell>
          <table:table-cell table:style-name="ce73" office:value-type="float" office:value="0.03" calcext:value-type="float">
            <text:p>0.03</text:p>
          </table:table-cell>
          <table:table-cell table:style-name="ce73" office:value-type="float" office:value="2.9277" calcext:value-type="float">
            <text:p>2.9277</text:p>
          </table:table-cell>
          <table:table-cell table:style-name="ce73" office:value-type="float" office:value="0.3964" calcext:value-type="float">
            <text:p>0.3964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2.94" calcext:value-type="float">
            <text:p>2.94</text:p>
          </table:table-cell>
          <table:table-cell table:style-name="ce73" office:value-type="float" office:value="0.034" calcext:value-type="float">
            <text:p>0.034</text:p>
          </table:table-cell>
          <table:table-cell table:style-name="ce73" office:value-type="float" office:value="0.0285" calcext:value-type="float">
            <text:p>0.0285</text:p>
          </table:table-cell>
          <table:table-cell table:style-name="ce73" office:value-type="float" office:value="0.0008" calcext:value-type="float">
            <text:p>0.0008</text:p>
          </table:table-cell>
          <table:table-cell table:style-name="ce73" office:value-type="float" office:value="0.0903" calcext:value-type="float">
            <text:p>0.0903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43]=1; [.T43]=1);&quot;1&quot;;&quot;0&quot;)" office:value-type="string" office:string-value="0" calcext:value-type="string">
            <text:p>0</text:p>
          </table:table-cell>
          <table:table-cell table:style-name="ce86" table:formula="of:=IF(AND([.S43]=-1;[.T43]=-1);&quot;1&quot;;&quot;0&quot;)" office:value-type="string" office:string-value="1" calcext:value-type="string">
            <text:p>1</text:p>
          </table:table-cell>
          <table:table-cell table:style-name="ce81" table:formula="of:=IF(OR(AND([.X43]&gt;[.$Y$2];[.T43]=0;[.S43]=0); AND([.X43]&gt;[.$Y$2];[.T43]=0;[.S43]=-1); AND([.T43]=-1; [.S43]=0); [.B43]=&quot;NRAO140&quot;);&quot;1&quot;; &quot;0&quot;)" office:value-type="string" office:string-value="0" calcext:value-type="string">
            <text:p>0</text:p>
          </table:table-cell>
          <table:table-cell table:style-name="ce81" table:formula="of:=IF(AND([.S43]=0;[.T43]=0; [.X43]&lt;[.$Y$2]);&quot;1&quot;; &quot;0&quot;)" office:value-type="string" office:string-value="0" calcext:value-type="string">
            <text:p>0</text:p>
          </table:table-cell>
          <table:table-cell table:style-name="ce81" table:formula="of:=IF(AND([.S43]=-1;[.T43]=0; [.X43]&lt;[.$Y$2]; [.B43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43]=-1;[.T43]=-1; [.E43]&lt;[.$AA$2]);&quot;1&quot;; &quot;0&quot;)" office:value-type="string" office:string-value="0" calcext:value-type="string">
            <text:p>0</text:p>
          </table:table-cell>
          <table:table-cell table:style-name="ce88" table:formula="of:=IF(OR([.AB43]=&quot;1&quot;; [.AC43]=&quot;1&quot;; [.AD43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40" calcext:value-type="float">
            <text:p>40</text:p>
          </table:table-cell>
          <table:table-cell table:style-name="ce71" office:value-type="string" calcext:value-type="string">
            <text:p>DW0742+10</text:p>
          </table:table-cell>
          <table:table-cell table:style-name="ce73" office:value-type="float" office:value="209.796" calcext:value-type="float">
            <text:p>209.796</text:p>
          </table:table-cell>
          <table:table-cell table:style-name="ce73" office:value-type="float" office:value="16.5911" calcext:value-type="float">
            <text:p>16.5911</text:p>
          </table:table-cell>
          <table:table-cell table:style-name="ce73" office:value-type="float" office:value="3.06" calcext:value-type="float">
            <text:p>3.06</text:p>
          </table:table-cell>
          <table:table-cell table:style-name="ce73" office:value-type="float" office:value="0.05" calcext:value-type="float">
            <text:p>0.05</text:p>
          </table:table-cell>
          <table:table-cell table:style-name="ce73" office:value-type="float" office:value="3.0723" calcext:value-type="float">
            <text:p>3.0723</text:p>
          </table:table-cell>
          <table:table-cell table:style-name="ce73" office:value-type="float" office:value="1.0049" calcext:value-type="float">
            <text:p>1.0049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3.06" calcext:value-type="float">
            <text:p>3.06</text:p>
          </table:table-cell>
          <table:table-cell table:style-name="ce73" office:value-type="float" office:value="0.0548" calcext:value-type="float">
            <text:p>0.0548</text:p>
          </table:table-cell>
          <table:table-cell table:style-name="ce73" office:value-type="float" office:value="0.0219" calcext:value-type="float">
            <text:p>0.0219</text:p>
          </table:table-cell>
          <table:table-cell table:style-name="ce73" office:value-type="float" office:value="0.0005" calcext:value-type="float">
            <text:p>0.0005</text:p>
          </table:table-cell>
          <table:table-cell table:style-name="ce73" office:value-type="float" office:value="0.0675" calcext:value-type="float">
            <text:p>0.0675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078319" calcext:value-type="float">
            <text:p>0.00078319</text:p>
          </table:table-cell>
          <table:table-cell table:style-name="ce71" office:value-type="float" office:value="0.000800536" calcext:value-type="float">
            <text:p>0.000800536</text:p>
          </table:table-cell>
          <table:table-cell table:style-name="ce81" table:formula="of:=IF(OR([.S44]=1; [.T44]=1);&quot;1&quot;;&quot;0&quot;)" office:value-type="string" office:string-value="0" calcext:value-type="string">
            <text:p>0</text:p>
          </table:table-cell>
          <table:table-cell table:style-name="ce86" table:formula="of:=IF(AND([.S44]=-1;[.T44]=-1);&quot;1&quot;;&quot;0&quot;)" office:value-type="string" office:string-value="0" calcext:value-type="string">
            <text:p>0</text:p>
          </table:table-cell>
          <table:table-cell table:style-name="ce81" table:formula="of:=IF(OR(AND([.X44]&gt;[.$Y$2];[.T44]=0;[.S44]=0); AND([.X44]&gt;[.$Y$2];[.T44]=0;[.S44]=-1); AND([.T44]=-1; [.S44]=0); [.B44]=&quot;NRAO140&quot;);&quot;1&quot;; &quot;0&quot;)" office:value-type="string" office:string-value="0" calcext:value-type="string">
            <text:p>0</text:p>
          </table:table-cell>
          <table:table-cell table:style-name="ce81" table:formula="of:=IF(AND([.S44]=0;[.T44]=0; [.X44]&lt;[.$Y$2]);&quot;1&quot;; &quot;0&quot;)" office:value-type="string" office:string-value="0" calcext:value-type="string">
            <text:p>0</text:p>
          </table:table-cell>
          <table:table-cell table:style-name="ce81" table:formula="of:=IF(AND([.S44]=-1;[.T44]=0; [.X44]&lt;[.$Y$2]; [.B44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44]=-1;[.T44]=-1; [.E44]&lt;[.$AA$2]);&quot;1&quot;; &quot;0&quot;)" office:value-type="string" office:string-value="0" calcext:value-type="string">
            <text:p>0</text:p>
          </table:table-cell>
          <table:table-cell table:style-name="ce88" table:formula="of:=IF(OR([.AB44]=&quot;1&quot;; [.AC44]=&quot;1&quot;; [.AD44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41" calcext:value-type="float">
            <text:p>41</text:p>
          </table:table-cell>
          <table:table-cell table:style-name="ce71" office:value-type="string" calcext:value-type="string">
            <text:p>P1055+20</text:p>
          </table:table-cell>
          <table:table-cell table:style-name="ce73" office:value-type="float" office:value="222.5101" calcext:value-type="float">
            <text:p>222.5101</text:p>
          </table:table-cell>
          <table:table-cell table:style-name="ce73" office:value-type="float" office:value="63.1302" calcext:value-type="float">
            <text:p>63.1302</text:p>
          </table:table-cell>
          <table:table-cell table:style-name="ce73" office:value-type="float" office:value="2.14" calcext:value-type="float">
            <text:p>2.14</text:p>
          </table:table-cell>
          <table:table-cell table:style-name="ce73" office:value-type="float" office:value="0.06" calcext:value-type="float">
            <text:p>0.06</text:p>
          </table:table-cell>
          <table:table-cell table:style-name="ce73" office:value-type="float" office:value="1.9824" calcext:value-type="float">
            <text:p>1.9824</text:p>
          </table:table-cell>
          <table:table-cell table:style-name="ce73" office:value-type="float" office:value="0.0765" calcext:value-type="float">
            <text:p>0.0765</text:p>
          </table:table-cell>
          <table:table-cell table:style-name="ce73" office:value-type="float" office:value="0.62" calcext:value-type="float">
            <text:p>0.62</text:p>
          </table:table-cell>
          <table:table-cell table:style-name="ce73" office:value-type="float" office:value="0.049" calcext:value-type="float">
            <text:p>0.049</text:p>
          </table:table-cell>
          <table:table-cell table:style-name="ce73" office:value-type="float" office:value="1.52" calcext:value-type="float">
            <text:p>1.52</text:p>
          </table:table-cell>
          <table:table-cell table:style-name="ce73" office:value-type="float" office:value="0.0295" calcext:value-type="float">
            <text:p>0.0295</text:p>
          </table:table-cell>
          <table:table-cell table:style-name="ce73" office:value-type="float" office:value="0.0211" calcext:value-type="float">
            <text:p>0.0211</text:p>
          </table:table-cell>
          <table:table-cell table:style-name="ce73" office:value-type="float" office:value="0.0008" calcext:value-type="float">
            <text:p>0.0008</text:p>
          </table:table-cell>
          <table:table-cell table:style-name="ce73" office:value-type="float" office:value="0.0657" calcext:value-type="float">
            <text:p>0.0657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58694" calcext:value-type="float">
            <text:p>0.0058694</text:p>
          </table:table-cell>
          <table:table-cell table:style-name="ce71" office:value-type="float" office:value="0.00613946" calcext:value-type="float">
            <text:p>0.00613946</text:p>
          </table:table-cell>
          <table:table-cell table:style-name="ce81" table:formula="of:=IF(OR([.S45]=1; [.T45]=1);&quot;1&quot;;&quot;0&quot;)" office:value-type="string" office:string-value="0" calcext:value-type="string">
            <text:p>0</text:p>
          </table:table-cell>
          <table:table-cell table:style-name="ce86" table:formula="of:=IF(AND([.S45]=-1;[.T45]=-1);&quot;1&quot;;&quot;0&quot;)" office:value-type="string" office:string-value="0" calcext:value-type="string">
            <text:p>0</text:p>
          </table:table-cell>
          <table:table-cell table:style-name="ce81" table:formula="of:=IF(OR(AND([.X45]&gt;[.$Y$2];[.T45]=0;[.S45]=0); AND([.X45]&gt;[.$Y$2];[.T45]=0;[.S45]=-1); AND([.T45]=-1; [.S45]=0); [.B45]=&quot;NRAO140&quot;);&quot;1&quot;; &quot;0&quot;)" office:value-type="string" office:string-value="1" calcext:value-type="string">
            <text:p>1</text:p>
          </table:table-cell>
          <table:table-cell table:style-name="ce81" table:formula="of:=IF(AND([.S45]=0;[.T45]=0; [.X45]&lt;[.$Y$2]);&quot;1&quot;; &quot;0&quot;)" office:value-type="string" office:string-value="0" calcext:value-type="string">
            <text:p>0</text:p>
          </table:table-cell>
          <table:table-cell table:style-name="ce81" table:formula="of:=IF(AND([.S45]=-1;[.T45]=0; [.X45]&lt;[.$Y$2]; [.B45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45]=-1;[.T45]=-1; [.E45]&lt;[.$AA$2]);&quot;1&quot;; &quot;0&quot;)" office:value-type="string" office:string-value="0" calcext:value-type="string">
            <text:p>0</text:p>
          </table:table-cell>
          <table:table-cell table:style-name="ce88" table:formula="of:=IF(OR([.AB45]=&quot;1&quot;; [.AC45]=&quot;1&quot;; [.AD45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42" calcext:value-type="float">
            <text:p>42</text:p>
          </table:table-cell>
          <table:table-cell table:style-name="ce71" office:value-type="string" calcext:value-type="string">
            <text:p>3C433</text:p>
          </table:table-cell>
          <table:table-cell table:style-name="ce73" office:value-type="float" office:value="74.4764" calcext:value-type="float">
            <text:p>74.4764</text:p>
          </table:table-cell>
          <table:table-cell table:style-name="ce73" office:value-type="float" office:value="-17.6945" calcext:value-type="float">
            <text:p>-17.6945</text:p>
          </table:table-cell>
          <table:table-cell table:style-name="ce73" office:value-type="float" office:value="10.38" calcext:value-type="float">
            <text:p>10.38</text:p>
          </table:table-cell>
          <table:table-cell table:style-name="ce73" office:value-type="float" office:value="2.1" calcext:value-type="float">
            <text:p>2.1</text:p>
          </table:table-cell>
          <table:table-cell table:style-name="ce73" office:value-type="float" office:value="9.8922" calcext:value-type="float">
            <text:p>9.8922</text:p>
          </table:table-cell>
          <table:table-cell table:style-name="ce73" office:value-type="float" office:value="0.2187" calcext:value-type="float">
            <text:p>0.2187</text:p>
          </table:table-cell>
          <table:table-cell table:style-name="ce73" office:value-type="float" office:value="1.15" calcext:value-type="float">
            <text:p>1.15</text:p>
          </table:table-cell>
          <table:table-cell table:style-name="ce73" office:value-type="float" office:value="2.0948" calcext:value-type="float">
            <text:p>2.0948</text:p>
          </table:table-cell>
          <table:table-cell table:style-name="ce73" office:value-type="float" office:value="9.23" calcext:value-type="float">
            <text:p>9.23</text:p>
          </table:table-cell>
          <table:table-cell table:style-name="ce73" office:value-type="float" office:value="0.1264" calcext:value-type="float">
            <text:p>0.1264</text:p>
          </table:table-cell>
          <table:table-cell table:style-name="ce73" office:value-type="float" office:value="0.1247" calcext:value-type="float">
            <text:p>0.1247</text:p>
          </table:table-cell>
          <table:table-cell table:style-name="ce73" office:value-type="float" office:value="0.0077" calcext:value-type="float">
            <text:p>0.0077</text:p>
          </table:table-cell>
          <table:table-cell table:style-name="ce73" office:value-type="float" office:value="0.3896" calcext:value-type="float">
            <text:p>0.3896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46]=1; [.T46]=1);&quot;1&quot;;&quot;0&quot;)" office:value-type="string" office:string-value="0" calcext:value-type="string">
            <text:p>0</text:p>
          </table:table-cell>
          <table:table-cell table:style-name="ce86" table:formula="of:=IF(AND([.S46]=-1;[.T46]=-1);&quot;1&quot;;&quot;0&quot;)" office:value-type="string" office:string-value="0" calcext:value-type="string">
            <text:p>0</text:p>
          </table:table-cell>
          <table:table-cell table:style-name="ce81" table:formula="of:=IF(OR(AND([.X46]&gt;[.$Y$2];[.T46]=0;[.S46]=0); AND([.X46]&gt;[.$Y$2];[.T46]=0;[.S46]=-1); AND([.T46]=-1; [.S46]=0); [.B46]=&quot;NRAO140&quot;);&quot;1&quot;; &quot;0&quot;)" office:value-type="string" office:string-value="1" calcext:value-type="string">
            <text:p>1</text:p>
          </table:table-cell>
          <table:table-cell table:style-name="ce81" table:formula="of:=IF(AND([.S46]=0;[.T46]=0; [.X46]&lt;[.$Y$2]);&quot;1&quot;; &quot;0&quot;)" office:value-type="string" office:string-value="0" calcext:value-type="string">
            <text:p>0</text:p>
          </table:table-cell>
          <table:table-cell table:style-name="ce81" table:formula="of:=IF(AND([.S46]=-1;[.T46]=0; [.X46]&lt;[.$Y$2]; [.B46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46]=-1;[.T46]=-1; [.E46]&lt;[.$AA$2]);&quot;1&quot;; &quot;0&quot;)" office:value-type="string" office:string-value="0" calcext:value-type="string">
            <text:p>0</text:p>
          </table:table-cell>
          <table:table-cell table:style-name="ce88" table:formula="of:=IF(OR([.AB46]=&quot;1&quot;; [.AC46]=&quot;1&quot;; [.AD46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43" calcext:value-type="float">
            <text:p>43</text:p>
          </table:table-cell>
          <table:table-cell table:style-name="ce71" office:value-type="string" calcext:value-type="string">
            <text:p>3C172.0</text:p>
          </table:table-cell>
          <table:table-cell table:style-name="ce73" office:value-type="float" office:value="191.2045" calcext:value-type="float">
            <text:p>191.2045</text:p>
          </table:table-cell>
          <table:table-cell table:style-name="ce73" office:value-type="float" office:value="13.4105" calcext:value-type="float">
            <text:p>13.4105</text:p>
          </table:table-cell>
          <table:table-cell table:style-name="ce73" office:value-type="float" office:value="9.9" calcext:value-type="float">
            <text:p>9.9</text:p>
          </table:table-cell>
          <table:table-cell table:style-name="ce73" office:value-type="float" office:value="0.18" calcext:value-type="float">
            <text:p>0.18</text:p>
          </table:table-cell>
          <table:table-cell table:style-name="ce73" office:value-type="float" office:value="9.5051" calcext:value-type="float">
            <text:p>9.5051</text:p>
          </table:table-cell>
          <table:table-cell table:style-name="ce73" office:value-type="float" office:value="1.2217" calcext:value-type="float">
            <text:p>1.2217</text:p>
          </table:table-cell>
          <table:table-cell table:style-name="ce73" office:value-type="float" office:value="0.69" calcext:value-type="float">
            <text:p>0.69</text:p>
          </table:table-cell>
          <table:table-cell table:style-name="ce73" office:value-type="float" office:value="0.0961" calcext:value-type="float">
            <text:p>0.0961</text:p>
          </table:table-cell>
          <table:table-cell table:style-name="ce73" office:value-type="float" office:value="9.21" calcext:value-type="float">
            <text:p>9.21</text:p>
          </table:table-cell>
          <table:table-cell table:style-name="ce73" office:value-type="float" office:value="0.1535" calcext:value-type="float">
            <text:p>0.1535</text:p>
          </table:table-cell>
          <table:table-cell table:style-name="ce73" office:value-type="float" office:value="0.0566" calcext:value-type="float">
            <text:p>0.0566</text:p>
          </table:table-cell>
          <table:table-cell table:style-name="ce73" office:value-type="float" office:value="0.0009" calcext:value-type="float">
            <text:p>0.0009</text:p>
          </table:table-cell>
          <table:table-cell table:style-name="ce73" office:value-type="float" office:value="0.1781" calcext:value-type="float">
            <text:p>0.178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118202" calcext:value-type="float">
            <text:p>0.00118202</text:p>
          </table:table-cell>
          <table:table-cell table:style-name="ce71" office:value-type="float" office:value="0.00130233" calcext:value-type="float">
            <text:p>0.00130233</text:p>
          </table:table-cell>
          <table:table-cell table:style-name="ce81" table:formula="of:=IF(OR([.S47]=1; [.T47]=1);&quot;1&quot;;&quot;0&quot;)" office:value-type="string" office:string-value="0" calcext:value-type="string">
            <text:p>0</text:p>
          </table:table-cell>
          <table:table-cell table:style-name="ce86" table:formula="of:=IF(AND([.S47]=-1;[.T47]=-1);&quot;1&quot;;&quot;0&quot;)" office:value-type="string" office:string-value="0" calcext:value-type="string">
            <text:p>0</text:p>
          </table:table-cell>
          <table:table-cell table:style-name="ce81" table:formula="of:=IF(OR(AND([.X47]&gt;[.$Y$2];[.T47]=0;[.S47]=0); AND([.X47]&gt;[.$Y$2];[.T47]=0;[.S47]=-1); AND([.T47]=-1; [.S47]=0); [.B47]=&quot;NRAO140&quot;);&quot;1&quot;; &quot;0&quot;)" office:value-type="string" office:string-value="0" calcext:value-type="string">
            <text:p>0</text:p>
          </table:table-cell>
          <table:table-cell table:style-name="ce81" table:formula="of:=IF(AND([.S47]=0;[.T47]=0; [.X47]&lt;[.$Y$2]);&quot;1&quot;; &quot;0&quot;)" office:value-type="string" office:string-value="0" calcext:value-type="string">
            <text:p>0</text:p>
          </table:table-cell>
          <table:table-cell table:style-name="ce81" table:formula="of:=IF(AND([.S47]=-1;[.T47]=0; [.X47]&lt;[.$Y$2]; [.B47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47]=-1;[.T47]=-1; [.E47]&lt;[.$AA$2]);&quot;1&quot;; &quot;0&quot;)" office:value-type="string" office:string-value="0" calcext:value-type="string">
            <text:p>0</text:p>
          </table:table-cell>
          <table:table-cell table:style-name="ce88" table:formula="of:=IF(OR([.AB47]=&quot;1&quot;; [.AC47]=&quot;1&quot;; [.AD47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44" calcext:value-type="float">
            <text:p>44</text:p>
          </table:table-cell>
          <table:table-cell table:style-name="ce71" office:value-type="string" calcext:value-type="string">
            <text:p>P0428+20</text:p>
          </table:table-cell>
          <table:table-cell table:style-name="ce73" office:value-type="float" office:value="176.8082" calcext:value-type="float">
            <text:p>176.8082</text:p>
          </table:table-cell>
          <table:table-cell table:style-name="ce73" office:value-type="float" office:value="-18.5568" calcext:value-type="float">
            <text:p>-18.5568</text:p>
          </table:table-cell>
          <table:table-cell table:style-name="ce73" office:value-type="float" office:value="30.15" calcext:value-type="float">
            <text:p>30.15</text:p>
          </table:table-cell>
          <table:table-cell table:style-name="ce73" office:value-type="float" office:value="3.11" calcext:value-type="float">
            <text:p>3.11</text:p>
          </table:table-cell>
          <table:table-cell table:style-name="ce73" office:value-type="float" office:value="22.2467" calcext:value-type="float">
            <text:p>22.2467</text:p>
          </table:table-cell>
          <table:table-cell table:style-name="ce73" office:value-type="float" office:value="0.7483" calcext:value-type="float">
            <text:p>0.7483</text:p>
          </table:table-cell>
          <table:table-cell table:style-name="ce73" office:value-type="float" office:value="8.74" calcext:value-type="float">
            <text:p>8.74</text:p>
          </table:table-cell>
          <table:table-cell table:style-name="ce73" office:value-type="float" office:value="3.0001" calcext:value-type="float">
            <text:p>3.0001</text:p>
          </table:table-cell>
          <table:table-cell table:style-name="ce73" office:value-type="float" office:value="21.41" calcext:value-type="float">
            <text:p>21.41</text:p>
          </table:table-cell>
          <table:table-cell table:style-name="ce73" office:value-type="float" office:value="0.8171" calcext:value-type="float">
            <text:p>0.8171</text:p>
          </table:table-cell>
          <table:table-cell table:style-name="ce73" office:value-type="float" office:value="0.457" calcext:value-type="float">
            <text:p>0.457</text:p>
          </table:table-cell>
          <table:table-cell table:style-name="ce73" office:value-type="float" office:value="0.0309" calcext:value-type="float">
            <text:p>0.0309</text:p>
          </table:table-cell>
          <table:table-cell table:style-name="ce73" office:value-type="float" office:value="1.4395" calcext:value-type="float">
            <text:p>1.4395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0.4704" calcext:value-type="float">
            <text:p>0.4704</text:p>
          </table:table-cell>
          <table:table-cell table:style-name="ce81" office:value-type="float" office:value="0.07555958" calcext:value-type="float">
            <text:p>0.07555958</text:p>
          </table:table-cell>
          <table:table-cell table:style-name="ce71" office:value-type="float" office:value="0.000589058" calcext:value-type="float">
            <text:p>0.000589058</text:p>
          </table:table-cell>
          <table:table-cell table:style-name="ce71" office:value-type="float" office:value="0.000607032" calcext:value-type="float">
            <text:p>0.000607032</text:p>
          </table:table-cell>
          <table:table-cell table:style-name="ce81" table:formula="of:=IF(OR([.S48]=1; [.T48]=1);&quot;1&quot;;&quot;0&quot;)" office:value-type="string" office:string-value="1" calcext:value-type="string">
            <text:p>1</text:p>
          </table:table-cell>
          <table:table-cell table:style-name="ce86" table:formula="of:=IF(AND([.S48]=-1;[.T48]=-1);&quot;1&quot;;&quot;0&quot;)" office:value-type="string" office:string-value="0" calcext:value-type="string">
            <text:p>0</text:p>
          </table:table-cell>
          <table:table-cell table:style-name="ce81" table:formula="of:=IF(OR(AND([.X48]&gt;[.$Y$2];[.T48]=0;[.S48]=0); AND([.X48]&gt;[.$Y$2];[.T48]=0;[.S48]=-1); AND([.T48]=-1; [.S48]=0); [.B48]=&quot;NRAO140&quot;);&quot;1&quot;; &quot;0&quot;)" office:value-type="string" office:string-value="0" calcext:value-type="string">
            <text:p>0</text:p>
          </table:table-cell>
          <table:table-cell table:style-name="ce81" table:formula="of:=IF(AND([.S48]=0;[.T48]=0; [.X48]&lt;[.$Y$2]);&quot;1&quot;; &quot;0&quot;)" office:value-type="string" office:string-value="0" calcext:value-type="string">
            <text:p>0</text:p>
          </table:table-cell>
          <table:table-cell table:style-name="ce81" table:formula="of:=IF(AND([.S48]=-1;[.T48]=0; [.X48]&lt;[.$Y$2]; [.B48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48]=-1;[.T48]=-1; [.E48]&lt;[.$AA$2]);&quot;1&quot;; &quot;0&quot;)" office:value-type="string" office:string-value="0" calcext:value-type="string">
            <text:p>0</text:p>
          </table:table-cell>
          <table:table-cell table:style-name="ce88" table:formula="of:=IF(OR([.AB48]=&quot;1&quot;; [.AC48]=&quot;1&quot;; [.AD48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45" calcext:value-type="float">
            <text:p>45</text:p>
          </table:table-cell>
          <table:table-cell table:style-name="ce71" office:value-type="string" calcext:value-type="string">
            <text:p>4C19.44</text:p>
          </table:table-cell>
          <table:table-cell table:style-name="ce73" office:value-type="float" office:value="8.9924" calcext:value-type="float">
            <text:p>8.9924</text:p>
          </table:table-cell>
          <table:table-cell table:style-name="ce73" office:value-type="float" office:value="73.0418" calcext:value-type="float">
            <text:p>73.0418</text:p>
          </table:table-cell>
          <table:table-cell table:style-name="ce73" office:value-type="float" office:value="3.34" calcext:value-type="float">
            <text:p>3.34</text:p>
          </table:table-cell>
          <table:table-cell table:style-name="ce73" office:value-type="float" office:value="0.06" calcext:value-type="float">
            <text:p>0.06</text:p>
          </table:table-cell>
          <table:table-cell table:style-name="ce73" office:value-type="float" office:value="3.3168" calcext:value-type="float">
            <text:p>3.3168</text:p>
          </table:table-cell>
          <table:table-cell table:style-name="ce73" office:value-type="float" office:value="0.6757" calcext:value-type="float">
            <text:p>0.6757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3.34" calcext:value-type="float">
            <text:p>3.34</text:p>
          </table:table-cell>
          <table:table-cell table:style-name="ce73" office:value-type="float" office:value="0.0566" calcext:value-type="float">
            <text:p>0.0566</text:p>
          </table:table-cell>
          <table:table-cell table:style-name="ce73" office:value-type="float" office:value="0.0501" calcext:value-type="float">
            <text:p>0.0501</text:p>
          </table:table-cell>
          <table:table-cell table:style-name="ce73" office:value-type="float" office:value="0.0024" calcext:value-type="float">
            <text:p>0.0024</text:p>
          </table:table-cell>
          <table:table-cell table:style-name="ce73" office:value-type="float" office:value="0.1556" calcext:value-type="float">
            <text:p>0.1556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636759" calcext:value-type="float">
            <text:p>0.00636759</text:p>
          </table:table-cell>
          <table:table-cell table:style-name="ce71" office:value-type="float" office:value="0.00608293" calcext:value-type="float">
            <text:p>0.00608293</text:p>
          </table:table-cell>
          <table:table-cell table:style-name="ce81" table:formula="of:=IF(OR([.S49]=1; [.T49]=1);&quot;1&quot;;&quot;0&quot;)" office:value-type="string" office:string-value="0" calcext:value-type="string">
            <text:p>0</text:p>
          </table:table-cell>
          <table:table-cell table:style-name="ce86" table:formula="of:=IF(AND([.S49]=-1;[.T49]=-1);&quot;1&quot;;&quot;0&quot;)" office:value-type="string" office:string-value="0" calcext:value-type="string">
            <text:p>0</text:p>
          </table:table-cell>
          <table:table-cell table:style-name="ce81" table:formula="of:=IF(OR(AND([.X49]&gt;[.$Y$2];[.T49]=0;[.S49]=0); AND([.X49]&gt;[.$Y$2];[.T49]=0;[.S49]=-1); AND([.T49]=-1; [.S49]=0); [.B49]=&quot;NRAO140&quot;);&quot;1&quot;; &quot;0&quot;)" office:value-type="string" office:string-value="1" calcext:value-type="string">
            <text:p>1</text:p>
          </table:table-cell>
          <table:table-cell table:style-name="ce81" table:formula="of:=IF(AND([.S49]=0;[.T49]=0; [.X49]&lt;[.$Y$2]);&quot;1&quot;; &quot;0&quot;)" office:value-type="string" office:string-value="0" calcext:value-type="string">
            <text:p>0</text:p>
          </table:table-cell>
          <table:table-cell table:style-name="ce81" table:formula="of:=IF(AND([.S49]=-1;[.T49]=0; [.X49]&lt;[.$Y$2]; [.B49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49]=-1;[.T49]=-1; [.E49]&lt;[.$AA$2]);&quot;1&quot;; &quot;0&quot;)" office:value-type="string" office:string-value="0" calcext:value-type="string">
            <text:p>0</text:p>
          </table:table-cell>
          <table:table-cell table:style-name="ce88" table:formula="of:=IF(OR([.AB49]=&quot;1&quot;; [.AC49]=&quot;1&quot;; [.AD49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46" calcext:value-type="float">
            <text:p>46</text:p>
          </table:table-cell>
          <table:table-cell table:style-name="ce71" office:value-type="string" calcext:value-type="string">
            <text:p>3C353</text:p>
          </table:table-cell>
          <table:table-cell table:style-name="ce73" office:value-type="float" office:value="21.1108" calcext:value-type="float">
            <text:p>21.1108</text:p>
          </table:table-cell>
          <table:table-cell table:style-name="ce73" office:value-type="float" office:value="19.877" calcext:value-type="float">
            <text:p>19.877</text:p>
          </table:table-cell>
          <table:table-cell table:style-name="ce73" office:value-type="float" office:value="13.95" calcext:value-type="float">
            <text:p>13.95</text:p>
          </table:table-cell>
          <table:table-cell table:style-name="ce73" office:value-type="float" office:value="0.99" calcext:value-type="float">
            <text:p>0.99</text:p>
          </table:table-cell>
          <table:table-cell table:style-name="ce73" office:value-type="float" office:value="11.1269" calcext:value-type="float">
            <text:p>11.1269</text:p>
          </table:table-cell>
          <table:table-cell table:style-name="ce73" office:value-type="float" office:value="0.2821" calcext:value-type="float">
            <text:p>0.2821</text:p>
          </table:table-cell>
          <table:table-cell table:style-name="ce73" office:value-type="float" office:value="9.11" calcext:value-type="float">
            <text:p>9.11</text:p>
          </table:table-cell>
          <table:table-cell table:style-name="ce73" office:value-type="float" office:value="0.9882" calcext:value-type="float">
            <text:p>0.9882</text:p>
          </table:table-cell>
          <table:table-cell table:style-name="ce73" office:value-type="float" office:value="4.84" calcext:value-type="float">
            <text:p>4.84</text:p>
          </table:table-cell>
          <table:table-cell table:style-name="ce73" office:value-type="float" office:value="0.1092" calcext:value-type="float">
            <text:p>0.1092</text:p>
          </table:table-cell>
          <table:table-cell table:style-name="ce73" office:value-type="float" office:value="0.3784" calcext:value-type="float">
            <text:p>0.3784</text:p>
          </table:table-cell>
          <table:table-cell table:style-name="ce73" office:value-type="float" office:value="0.0067" calcext:value-type="float">
            <text:p>0.0067</text:p>
          </table:table-cell>
          <table:table-cell table:style-name="ce73" office:value-type="float" office:value="1.19" calcext:value-type="float">
            <text:p>1.19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3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50]=1; [.T50]=1);&quot;1&quot;;&quot;0&quot;)" office:value-type="string" office:string-value="1" calcext:value-type="string">
            <text:p>1</text:p>
          </table:table-cell>
          <table:table-cell table:style-name="ce86" table:formula="of:=IF(AND([.S50]=-1;[.T50]=-1);&quot;1&quot;;&quot;0&quot;)" office:value-type="string" office:string-value="0" calcext:value-type="string">
            <text:p>0</text:p>
          </table:table-cell>
          <table:table-cell table:style-name="ce81" table:formula="of:=IF(OR(AND([.X50]&gt;[.$Y$2];[.T50]=0;[.S50]=0); AND([.X50]&gt;[.$Y$2];[.T50]=0;[.S50]=-1); AND([.T50]=-1; [.S50]=0); [.B50]=&quot;NRAO140&quot;);&quot;1&quot;; &quot;0&quot;)" office:value-type="string" office:string-value="0" calcext:value-type="string">
            <text:p>0</text:p>
          </table:table-cell>
          <table:table-cell table:style-name="ce81" table:formula="of:=IF(AND([.S50]=0;[.T50]=0; [.X50]&lt;[.$Y$2]);&quot;1&quot;; &quot;0&quot;)" office:value-type="string" office:string-value="0" calcext:value-type="string">
            <text:p>0</text:p>
          </table:table-cell>
          <table:table-cell table:style-name="ce81" table:formula="of:=IF(AND([.S50]=-1;[.T50]=0; [.X50]&lt;[.$Y$2]; [.B50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50]=-1;[.T50]=-1; [.E50]&lt;[.$AA$2]);&quot;1&quot;; &quot;0&quot;)" office:value-type="string" office:string-value="0" calcext:value-type="string">
            <text:p>0</text:p>
          </table:table-cell>
          <table:table-cell table:style-name="ce88" table:formula="of:=IF(OR([.AB50]=&quot;1&quot;; [.AC50]=&quot;1&quot;; [.AD50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47" calcext:value-type="float">
            <text:p>47</text:p>
          </table:table-cell>
          <table:table-cell table:style-name="ce71" office:value-type="string" calcext:value-type="string">
            <text:p>3C167</text:p>
          </table:table-cell>
          <table:table-cell table:style-name="ce73" office:value-type="float" office:value="207.3119" calcext:value-type="float">
            <text:p>207.3119</text:p>
          </table:table-cell>
          <table:table-cell table:style-name="ce73" office:value-type="float" office:value="1.1529" calcext:value-type="float">
            <text:p>1.1529</text:p>
          </table:table-cell>
          <table:table-cell table:style-name="ce73" office:value-type="float" office:value="63.68" calcext:value-type="float">
            <text:p>63.68</text:p>
          </table:table-cell>
          <table:table-cell table:style-name="ce73" office:value-type="float" office:value="3.05" calcext:value-type="float">
            <text:p>3.05</text:p>
          </table:table-cell>
          <table:table-cell table:style-name="ce73" office:value-type="float" office:value="54.1642" calcext:value-type="float">
            <text:p>54.1642</text:p>
          </table:table-cell>
          <table:table-cell table:style-name="ce73" office:value-type="float" office:value="0.0677" calcext:value-type="float">
            <text:p>0.0677</text:p>
          </table:table-cell>
          <table:table-cell table:style-name="ce73" office:value-type="float" office:value="39.25" calcext:value-type="float">
            <text:p>39.25</text:p>
          </table:table-cell>
          <table:table-cell table:style-name="ce73" office:value-type="float" office:value="2.8935" calcext:value-type="float">
            <text:p>2.8935</text:p>
          </table:table-cell>
          <table:table-cell table:style-name="ce73" office:value-type="float" office:value="24.43" calcext:value-type="float">
            <text:p>24.43</text:p>
          </table:table-cell>
          <table:table-cell table:style-name="ce73" office:value-type="float" office:value="0.9555" calcext:value-type="float">
            <text:p>0.9555</text:p>
          </table:table-cell>
          <table:table-cell table:style-name="ce73" office:value-type="float" office:value="0.5733" calcext:value-type="float">
            <text:p>0.5733</text:p>
          </table:table-cell>
          <table:table-cell table:style-name="ce73" office:value-type="float" office:value="0.0105" calcext:value-type="float">
            <text:p>0.0105</text:p>
          </table:table-cell>
          <table:table-cell table:style-name="ce73" office:value-type="float" office:value="1.7793" calcext:value-type="float">
            <text:p>1.7793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0.1719" calcext:value-type="float">
            <text:p>0.1719</text:p>
          </table:table-cell>
          <table:table-cell table:style-name="ce81" office:value-type="float" office:value="0.3633" calcext:value-type="float">
            <text:p>0.3633</text:p>
          </table:table-cell>
          <table:table-cell table:style-name="ce71" office:value-type="float" office:value="0.00568872" calcext:value-type="float">
            <text:p>0.00568872</text:p>
          </table:table-cell>
          <table:table-cell table:style-name="ce71" office:value-type="float" office:value="0.005613" calcext:value-type="float">
            <text:p>0.005613</text:p>
          </table:table-cell>
          <table:table-cell table:style-name="ce81" table:formula="of:=IF(OR([.S51]=1; [.T51]=1);&quot;1&quot;;&quot;0&quot;)" office:value-type="string" office:string-value="1" calcext:value-type="string">
            <text:p>1</text:p>
          </table:table-cell>
          <table:table-cell table:style-name="ce86" table:formula="of:=IF(AND([.S51]=-1;[.T51]=-1);&quot;1&quot;;&quot;0&quot;)" office:value-type="string" office:string-value="0" calcext:value-type="string">
            <text:p>0</text:p>
          </table:table-cell>
          <table:table-cell table:style-name="ce81" table:formula="of:=IF(OR(AND([.X51]&gt;[.$Y$2];[.T51]=0;[.S51]=0); AND([.X51]&gt;[.$Y$2];[.T51]=0;[.S51]=-1); AND([.T51]=-1; [.S51]=0); [.B51]=&quot;NRAO140&quot;);&quot;1&quot;; &quot;0&quot;)" office:value-type="string" office:string-value="0" calcext:value-type="string">
            <text:p>0</text:p>
          </table:table-cell>
          <table:table-cell table:style-name="ce81" table:formula="of:=IF(AND([.S51]=0;[.T51]=0; [.X51]&lt;[.$Y$2]);&quot;1&quot;; &quot;0&quot;)" office:value-type="string" office:string-value="0" calcext:value-type="string">
            <text:p>0</text:p>
          </table:table-cell>
          <table:table-cell table:style-name="ce81" table:formula="of:=IF(AND([.S51]=-1;[.T51]=0; [.X51]&lt;[.$Y$2]; [.B51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51]=-1;[.T51]=-1; [.E51]&lt;[.$AA$2]);&quot;1&quot;; &quot;0&quot;)" office:value-type="string" office:string-value="0" calcext:value-type="string">
            <text:p>0</text:p>
          </table:table-cell>
          <table:table-cell table:style-name="ce88" table:formula="of:=IF(OR([.AB51]=&quot;1&quot;; [.AC51]=&quot;1&quot;; [.AD51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48" calcext:value-type="float">
            <text:p>48</text:p>
          </table:table-cell>
          <table:table-cell table:style-name="ce71" office:value-type="string" calcext:value-type="string">
            <text:p>3C293</text:p>
          </table:table-cell>
          <table:table-cell table:style-name="ce73" office:value-type="float" office:value="54.6071" calcext:value-type="float">
            <text:p>54.6071</text:p>
          </table:table-cell>
          <table:table-cell table:style-name="ce73" office:value-type="float" office:value="76.0603" calcext:value-type="float">
            <text:p>76.0603</text:p>
          </table:table-cell>
          <table:table-cell table:style-name="ce73" office:value-type="float" office:value="1.61" calcext:value-type="float">
            <text:p>1.61</text:p>
          </table:table-cell>
          <table:table-cell table:style-name="ce73" office:value-type="float" office:value="0.06" calcext:value-type="float">
            <text:p>0.06</text:p>
          </table:table-cell>
          <table:table-cell table:style-name="ce73" office:value-type="float" office:value="1.6325" calcext:value-type="float">
            <text:p>1.6325</text:p>
          </table:table-cell>
          <table:table-cell table:style-name="ce73" office:value-type="float" office:value="1.2199" calcext:value-type="float">
            <text:p>1.2199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.61" calcext:value-type="float">
            <text:p>1.61</text:p>
          </table:table-cell>
          <table:table-cell table:style-name="ce73" office:value-type="float" office:value="0.0575" calcext:value-type="float">
            <text:p>0.0575</text:p>
          </table:table-cell>
          <table:table-cell table:style-name="ce73" office:value-type="float" office:value="0.0137" calcext:value-type="float">
            <text:p>0.0137</text:p>
          </table:table-cell>
          <table:table-cell table:style-name="ce73" office:value-type="float" office:value="0.0006" calcext:value-type="float">
            <text:p>0.0006</text:p>
          </table:table-cell>
          <table:table-cell table:style-name="ce73" office:value-type="float" office:value="0.0446" calcext:value-type="float">
            <text:p>0.0446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0676758" calcext:value-type="float">
            <text:p>0.000676758</text:p>
          </table:table-cell>
          <table:table-cell table:style-name="ce71" office:value-type="float" office:value="0.000623513" calcext:value-type="float">
            <text:p>0.000623513</text:p>
          </table:table-cell>
          <table:table-cell table:style-name="ce81" table:formula="of:=IF(OR([.S52]=1; [.T52]=1);&quot;1&quot;;&quot;0&quot;)" office:value-type="string" office:string-value="0" calcext:value-type="string">
            <text:p>0</text:p>
          </table:table-cell>
          <table:table-cell table:style-name="ce86" table:formula="of:=IF(AND([.S52]=-1;[.T52]=-1);&quot;1&quot;;&quot;0&quot;)" office:value-type="string" office:string-value="0" calcext:value-type="string">
            <text:p>0</text:p>
          </table:table-cell>
          <table:table-cell table:style-name="ce81" table:formula="of:=IF(OR(AND([.X52]&gt;[.$Y$2];[.T52]=0;[.S52]=0); AND([.X52]&gt;[.$Y$2];[.T52]=0;[.S52]=-1); AND([.T52]=-1; [.S52]=0); [.B52]=&quot;NRAO140&quot;);&quot;1&quot;; &quot;0&quot;)" office:value-type="string" office:string-value="0" calcext:value-type="string">
            <text:p>0</text:p>
          </table:table-cell>
          <table:table-cell table:style-name="ce81" table:formula="of:=IF(AND([.S52]=0;[.T52]=0; [.X52]&lt;[.$Y$2]);&quot;1&quot;; &quot;0&quot;)" office:value-type="string" office:string-value="0" calcext:value-type="string">
            <text:p>0</text:p>
          </table:table-cell>
          <table:table-cell table:style-name="ce81" table:formula="of:=IF(AND([.S52]=-1;[.T52]=0; [.X52]&lt;[.$Y$2]; [.B52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52]=-1;[.T52]=-1; [.E52]&lt;[.$AA$2]);&quot;1&quot;; &quot;0&quot;)" office:value-type="string" office:string-value="0" calcext:value-type="string">
            <text:p>0</text:p>
          </table:table-cell>
          <table:table-cell table:style-name="ce88" table:formula="of:=IF(OR([.AB52]=&quot;1&quot;; [.AC52]=&quot;1&quot;; [.AD52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49" calcext:value-type="float">
            <text:p>49</text:p>
          </table:table-cell>
          <table:table-cell table:style-name="ce71" office:value-type="string" calcext:value-type="string">
            <text:p>3C98-2</text:p>
          </table:table-cell>
          <table:table-cell table:style-name="ce73" office:value-type="float" office:value="179.8288" calcext:value-type="float">
            <text:p>179.8288</text:p>
          </table:table-cell>
          <table:table-cell table:style-name="ce73" office:value-type="float" office:value="-31.0241" calcext:value-type="float">
            <text:p>-31.0241</text:p>
          </table:table-cell>
          <table:table-cell table:style-name="ce73" office:value-type="float" office:value="13.09" calcext:value-type="float">
            <text:p>13.09</text:p>
          </table:table-cell>
          <table:table-cell table:style-name="ce73" office:value-type="float" office:value="0.51" calcext:value-type="float">
            <text:p>0.51</text:p>
          </table:table-cell>
          <table:table-cell table:style-name="ce73" office:value-type="float" office:value="11.9771" calcext:value-type="float">
            <text:p>11.9771</text:p>
          </table:table-cell>
          <table:table-cell table:style-name="ce73" office:value-type="float" office:value="1.3172" calcext:value-type="float">
            <text:p>1.3172</text:p>
          </table:table-cell>
          <table:table-cell table:style-name="ce73" office:value-type="float" office:value="6.55" calcext:value-type="float">
            <text:p>6.55</text:p>
          </table:table-cell>
          <table:table-cell table:style-name="ce73" office:value-type="float" office:value="0.4825" calcext:value-type="float">
            <text:p>0.4825</text:p>
          </table:table-cell>
          <table:table-cell table:style-name="ce73" office:value-type="float" office:value="6.54" calcext:value-type="float">
            <text:p>6.54</text:p>
          </table:table-cell>
          <table:table-cell table:style-name="ce73" office:value-type="float" office:value="0.1557" calcext:value-type="float">
            <text:p>0.1557</text:p>
          </table:table-cell>
          <table:table-cell table:style-name="ce73" office:value-type="float" office:value="0.1955" calcext:value-type="float">
            <text:p>0.1955</text:p>
          </table:table-cell>
          <table:table-cell table:style-name="ce73" office:value-type="float" office:value="0.0043" calcext:value-type="float">
            <text:p>0.0043</text:p>
          </table:table-cell>
          <table:table-cell table:style-name="ce73" office:value-type="float" office:value="0.5973" calcext:value-type="float">
            <text:p>0.5973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417908" calcext:value-type="float">
            <text:p>0.00417908</text:p>
          </table:table-cell>
          <table:table-cell table:style-name="ce71" office:value-type="float" office:value="0.00405798" calcext:value-type="float">
            <text:p>0.00405798</text:p>
          </table:table-cell>
          <table:table-cell table:style-name="ce81" table:formula="of:=IF(OR([.S53]=1; [.T53]=1);&quot;1&quot;;&quot;0&quot;)" office:value-type="string" office:string-value="0" calcext:value-type="string">
            <text:p>0</text:p>
          </table:table-cell>
          <table:table-cell table:style-name="ce86" table:formula="of:=IF(AND([.S53]=-1;[.T53]=-1);&quot;1&quot;;&quot;0&quot;)" office:value-type="string" office:string-value="0" calcext:value-type="string">
            <text:p>0</text:p>
          </table:table-cell>
          <table:table-cell table:style-name="ce81" table:formula="of:=IF(OR(AND([.X53]&gt;[.$Y$2];[.T53]=0;[.S53]=0); AND([.X53]&gt;[.$Y$2];[.T53]=0;[.S53]=-1); AND([.T53]=-1; [.S53]=0); [.B53]=&quot;NRAO140&quot;);&quot;1&quot;; &quot;0&quot;)" office:value-type="string" office:string-value="1" calcext:value-type="string">
            <text:p>1</text:p>
          </table:table-cell>
          <table:table-cell table:style-name="ce81" table:formula="of:=IF(AND([.S53]=0;[.T53]=0; [.X53]&lt;[.$Y$2]);&quot;1&quot;; &quot;0&quot;)" office:value-type="string" office:string-value="0" calcext:value-type="string">
            <text:p>0</text:p>
          </table:table-cell>
          <table:table-cell table:style-name="ce81" table:formula="of:=IF(AND([.S53]=-1;[.T53]=0; [.X53]&lt;[.$Y$2]; [.B53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53]=-1;[.T53]=-1; [.E53]&lt;[.$AA$2]);&quot;1&quot;; &quot;0&quot;)" office:value-type="string" office:string-value="0" calcext:value-type="string">
            <text:p>0</text:p>
          </table:table-cell>
          <table:table-cell table:style-name="ce88" table:formula="of:=IF(OR([.AB53]=&quot;1&quot;; [.AC53]=&quot;1&quot;; [.AD53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50" calcext:value-type="float">
            <text:p>50</text:p>
          </table:table-cell>
          <table:table-cell table:style-name="ce71" office:value-type="string" calcext:value-type="string">
            <text:p>3C105</text:p>
          </table:table-cell>
          <table:table-cell table:style-name="ce73" office:value-type="float" office:value="187.6326" calcext:value-type="float">
            <text:p>187.6326</text:p>
          </table:table-cell>
          <table:table-cell table:style-name="ce73" office:value-type="float" office:value="-33.609" calcext:value-type="float">
            <text:p>-33.609</text:p>
          </table:table-cell>
          <table:table-cell table:style-name="ce73" office:value-type="float" office:value="18.68" calcext:value-type="float">
            <text:p>18.68</text:p>
          </table:table-cell>
          <table:table-cell table:style-name="ce73" office:value-type="float" office:value="1.85" calcext:value-type="float">
            <text:p>1.85</text:p>
          </table:table-cell>
          <table:table-cell table:style-name="ce73" office:value-type="float" office:value="12.0033" calcext:value-type="float">
            <text:p>12.0033</text:p>
          </table:table-cell>
          <table:table-cell table:style-name="ce73" office:value-type="float" office:value="0.7704" calcext:value-type="float">
            <text:p>0.7704</text:p>
          </table:table-cell>
          <table:table-cell table:style-name="ce73" office:value-type="float" office:value="14.57" calcext:value-type="float">
            <text:p>14.57</text:p>
          </table:table-cell>
          <table:table-cell table:style-name="ce73" office:value-type="float" office:value="1.8354" calcext:value-type="float">
            <text:p>1.8354</text:p>
          </table:table-cell>
          <table:table-cell table:style-name="ce73" office:value-type="float" office:value="4.11" calcext:value-type="float">
            <text:p>4.11</text:p>
          </table:table-cell>
          <table:table-cell table:style-name="ce73" office:value-type="float" office:value="0.2651" calcext:value-type="float">
            <text:p>0.2651</text:p>
          </table:table-cell>
          <table:table-cell table:style-name="ce73" office:value-type="float" office:value="0.3973" calcext:value-type="float">
            <text:p>0.3973</text:p>
          </table:table-cell>
          <table:table-cell table:style-name="ce73" office:value-type="float" office:value="0.0254" calcext:value-type="float">
            <text:p>0.0254</text:p>
          </table:table-cell>
          <table:table-cell table:style-name="ce73" office:value-type="float" office:value="1.2716" calcext:value-type="float">
            <text:p>1.2716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0.4129" calcext:value-type="float">
            <text:p>0.4129</text:p>
          </table:table-cell>
          <table:table-cell table:style-name="ce81" office:value-type="float" office:value="0.09861247" calcext:value-type="float">
            <text:p>0.09861247</text:p>
          </table:table-cell>
          <table:table-cell table:style-name="ce71" office:value-type="float" office:value="0.000753985" calcext:value-type="float">
            <text:p>0.000753985</text:p>
          </table:table-cell>
          <table:table-cell table:style-name="ce71" office:value-type="float" office:value="0.000818266" calcext:value-type="float">
            <text:p>0.000818266</text:p>
          </table:table-cell>
          <table:table-cell table:style-name="ce81" table:formula="of:=IF(OR([.S54]=1; [.T54]=1);&quot;1&quot;;&quot;0&quot;)" office:value-type="string" office:string-value="1" calcext:value-type="string">
            <text:p>1</text:p>
          </table:table-cell>
          <table:table-cell table:style-name="ce86" table:formula="of:=IF(AND([.S54]=-1;[.T54]=-1);&quot;1&quot;;&quot;0&quot;)" office:value-type="string" office:string-value="0" calcext:value-type="string">
            <text:p>0</text:p>
          </table:table-cell>
          <table:table-cell table:style-name="ce81" table:formula="of:=IF(OR(AND([.X54]&gt;[.$Y$2];[.T54]=0;[.S54]=0); AND([.X54]&gt;[.$Y$2];[.T54]=0;[.S54]=-1); AND([.T54]=-1; [.S54]=0); [.B54]=&quot;NRAO140&quot;);&quot;1&quot;; &quot;0&quot;)" office:value-type="string" office:string-value="0" calcext:value-type="string">
            <text:p>0</text:p>
          </table:table-cell>
          <table:table-cell table:style-name="ce81" table:formula="of:=IF(AND([.S54]=0;[.T54]=0; [.X54]&lt;[.$Y$2]);&quot;1&quot;; &quot;0&quot;)" office:value-type="string" office:string-value="0" calcext:value-type="string">
            <text:p>0</text:p>
          </table:table-cell>
          <table:table-cell table:style-name="ce81" table:formula="of:=IF(AND([.S54]=-1;[.T54]=0; [.X54]&lt;[.$Y$2]; [.B54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54]=-1;[.T54]=-1; [.E54]&lt;[.$AA$2]);&quot;1&quot;; &quot;0&quot;)" office:value-type="string" office:string-value="0" calcext:value-type="string">
            <text:p>0</text:p>
          </table:table-cell>
          <table:table-cell table:style-name="ce88" table:formula="of:=IF(OR([.AB54]=&quot;1&quot;; [.AC54]=&quot;1&quot;; [.AD54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51" calcext:value-type="float">
            <text:p>51</text:p>
          </table:table-cell>
          <table:table-cell table:style-name="ce71" office:value-type="string" calcext:value-type="string">
            <text:p>3C120</text:p>
          </table:table-cell>
          <table:table-cell table:style-name="ce73" office:value-type="float" office:value="190.3729" calcext:value-type="float">
            <text:p>190.3729</text:p>
          </table:table-cell>
          <table:table-cell table:style-name="ce73" office:value-type="float" office:value="-27.3968" calcext:value-type="float">
            <text:p>-27.3968</text:p>
          </table:table-cell>
          <table:table-cell table:style-name="ce73" office:value-type="float" office:value="22.22" calcext:value-type="float">
            <text:p>22.22</text:p>
          </table:table-cell>
          <table:table-cell table:style-name="ce73" office:value-type="float" office:value="2.26" calcext:value-type="float">
            <text:p>2.26</text:p>
          </table:table-cell>
          <table:table-cell table:style-name="ce73" office:value-type="float" office:value="11.7434" calcext:value-type="float">
            <text:p>11.7434</text:p>
          </table:table-cell>
          <table:table-cell table:style-name="ce73" office:value-type="float" office:value="0.1283" calcext:value-type="float">
            <text:p>0.1283</text:p>
          </table:table-cell>
          <table:table-cell table:style-name="ce73" office:value-type="float" office:value="10.86" calcext:value-type="float">
            <text:p>10.86</text:p>
          </table:table-cell>
          <table:table-cell table:style-name="ce73" office:value-type="float" office:value="2.2433" calcext:value-type="float">
            <text:p>2.2433</text:p>
          </table:table-cell>
          <table:table-cell table:style-name="ce73" office:value-type="float" office:value="11.36" calcext:value-type="float">
            <text:p>11.36</text:p>
          </table:table-cell>
          <table:table-cell table:style-name="ce73" office:value-type="float" office:value="0.2632" calcext:value-type="float">
            <text:p>0.2632</text:p>
          </table:table-cell>
          <table:table-cell table:style-name="ce73" office:value-type="float" office:value="0.2554" calcext:value-type="float">
            <text:p>0.2554</text:p>
          </table:table-cell>
          <table:table-cell table:style-name="ce73" office:value-type="float" office:value="0.0019" calcext:value-type="float">
            <text:p>0.0019</text:p>
          </table:table-cell>
          <table:table-cell table:style-name="ce73" office:value-type="float" office:value="0.793" calcext:value-type="float">
            <text:p>0.793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308697" calcext:value-type="float">
            <text:p>0.00308697</text:p>
          </table:table-cell>
          <table:table-cell table:style-name="ce71" office:value-type="float" office:value="0.00282925" calcext:value-type="float">
            <text:p>0.00282925</text:p>
          </table:table-cell>
          <table:table-cell table:style-name="ce81" table:formula="of:=IF(OR([.S55]=1; [.T55]=1);&quot;1&quot;;&quot;0&quot;)" office:value-type="string" office:string-value="0" calcext:value-type="string">
            <text:p>0</text:p>
          </table:table-cell>
          <table:table-cell table:style-name="ce86" table:formula="of:=IF(AND([.S55]=-1;[.T55]=-1);&quot;1&quot;;&quot;0&quot;)" office:value-type="string" office:string-value="0" calcext:value-type="string">
            <text:p>0</text:p>
          </table:table-cell>
          <table:table-cell table:style-name="ce81" table:formula="of:=IF(OR(AND([.X55]&gt;[.$Y$2];[.T55]=0;[.S55]=0); AND([.X55]&gt;[.$Y$2];[.T55]=0;[.S55]=-1); AND([.T55]=-1; [.S55]=0); [.B55]=&quot;NRAO140&quot;);&quot;1&quot;; &quot;0&quot;)" office:value-type="string" office:string-value="0" calcext:value-type="string">
            <text:p>0</text:p>
          </table:table-cell>
          <table:table-cell table:style-name="ce81" table:formula="of:=IF(AND([.S55]=0;[.T55]=0; [.X55]&lt;[.$Y$2]);&quot;1&quot;; &quot;0&quot;)" office:value-type="string" office:string-value="1" calcext:value-type="string">
            <text:p>1</text:p>
          </table:table-cell>
          <table:table-cell table:style-name="ce81" table:formula="of:=IF(AND([.S55]=-1;[.T55]=0; [.X55]&lt;[.$Y$2]; [.B55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55]=-1;[.T55]=-1; [.E55]&lt;[.$AA$2]);&quot;1&quot;; &quot;0&quot;)" office:value-type="string" office:string-value="0" calcext:value-type="string">
            <text:p>0</text:p>
          </table:table-cell>
          <table:table-cell table:style-name="ce88" table:formula="of:=IF(OR([.AB55]=&quot;1&quot;; [.AC55]=&quot;1&quot;; [.AD55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52" calcext:value-type="float">
            <text:p>52</text:p>
          </table:table-cell>
          <table:table-cell table:style-name="ce71" office:value-type="string" calcext:value-type="string">
            <text:p>CTA21</text:p>
          </table:table-cell>
          <table:table-cell table:style-name="ce73" office:value-type="float" office:value="166.6357" calcext:value-type="float">
            <text:p>166.6357</text:p>
          </table:table-cell>
          <table:table-cell table:style-name="ce73" office:value-type="float" office:value="-33.5961" calcext:value-type="float">
            <text:p>-33.5961</text:p>
          </table:table-cell>
          <table:table-cell table:style-name="ce73" office:value-type="float" office:value="12.19" calcext:value-type="float">
            <text:p>12.19</text:p>
          </table:table-cell>
          <table:table-cell table:style-name="ce73" office:value-type="float" office:value="0.39" calcext:value-type="float">
            <text:p>0.39</text:p>
          </table:table-cell>
          <table:table-cell table:style-name="ce73" office:value-type="float" office:value="11.1026" calcext:value-type="float">
            <text:p>11.1026</text:p>
          </table:table-cell>
          <table:table-cell table:style-name="ce73" office:value-type="float" office:value="0.8544" calcext:value-type="float">
            <text:p>0.8544</text:p>
          </table:table-cell>
          <table:table-cell table:style-name="ce73" office:value-type="float" office:value="4.09" calcext:value-type="float">
            <text:p>4.09</text:p>
          </table:table-cell>
          <table:table-cell table:style-name="ce73" office:value-type="float" office:value="0.3795" calcext:value-type="float">
            <text:p>0.3795</text:p>
          </table:table-cell>
          <table:table-cell table:style-name="ce73" office:value-type="float" office:value="8.1" calcext:value-type="float">
            <text:p>8.1</text:p>
          </table:table-cell>
          <table:table-cell table:style-name="ce73" office:value-type="float" office:value="0.1087" calcext:value-type="float">
            <text:p>0.1087</text:p>
          </table:table-cell>
          <table:table-cell table:style-name="ce73" office:value-type="float" office:value="0.1311" calcext:value-type="float">
            <text:p>0.1311</text:p>
          </table:table-cell>
          <table:table-cell table:style-name="ce73" office:value-type="float" office:value="0.0041" calcext:value-type="float">
            <text:p>0.0041</text:p>
          </table:table-cell>
          <table:table-cell table:style-name="ce73" office:value-type="float" office:value="0.4059" calcext:value-type="float">
            <text:p>0.4059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276281" calcext:value-type="float">
            <text:p>0.00276281</text:p>
          </table:table-cell>
          <table:table-cell table:style-name="ce71" office:value-type="float" office:value="0.00273542" calcext:value-type="float">
            <text:p>0.00273542</text:p>
          </table:table-cell>
          <table:table-cell table:style-name="ce81" table:formula="of:=IF(OR([.S56]=1; [.T56]=1);&quot;1&quot;;&quot;0&quot;)" office:value-type="string" office:string-value="0" calcext:value-type="string">
            <text:p>0</text:p>
          </table:table-cell>
          <table:table-cell table:style-name="ce86" table:formula="of:=IF(AND([.S56]=-1;[.T56]=-1);&quot;1&quot;;&quot;0&quot;)" office:value-type="string" office:string-value="0" calcext:value-type="string">
            <text:p>0</text:p>
          </table:table-cell>
          <table:table-cell table:style-name="ce81" table:formula="of:=IF(OR(AND([.X56]&gt;[.$Y$2];[.T56]=0;[.S56]=0); AND([.X56]&gt;[.$Y$2];[.T56]=0;[.S56]=-1); AND([.T56]=-1; [.S56]=0); [.B56]=&quot;NRAO140&quot;);&quot;1&quot;; &quot;0&quot;)" office:value-type="string" office:string-value="0" calcext:value-type="string">
            <text:p>0</text:p>
          </table:table-cell>
          <table:table-cell table:style-name="ce81" table:formula="of:=IF(AND([.S56]=0;[.T56]=0; [.X56]&lt;[.$Y$2]);&quot;1&quot;; &quot;0&quot;)" office:value-type="string" office:string-value="0" calcext:value-type="string">
            <text:p>0</text:p>
          </table:table-cell>
          <table:table-cell table:style-name="ce81" table:formula="of:=IF(AND([.S56]=-1;[.T56]=0; [.X56]&lt;[.$Y$2]; [.B56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56]=-1;[.T56]=-1; [.E56]&lt;[.$AA$2]);&quot;1&quot;; &quot;0&quot;)" office:value-type="string" office:string-value="0" calcext:value-type="string">
            <text:p>0</text:p>
          </table:table-cell>
          <table:table-cell table:style-name="ce88" table:formula="of:=IF(OR([.AB56]=&quot;1&quot;; [.AC56]=&quot;1&quot;; [.AD56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53" calcext:value-type="float">
            <text:p>53</text:p>
          </table:table-cell>
          <table:table-cell table:style-name="ce71" office:value-type="string" calcext:value-type="string">
            <text:p>3C123</text:p>
          </table:table-cell>
          <table:table-cell table:style-name="ce73" office:value-type="float" office:value="170.5817" calcext:value-type="float">
            <text:p>170.5817</text:p>
          </table:table-cell>
          <table:table-cell table:style-name="ce73" office:value-type="float" office:value="-11.661" calcext:value-type="float">
            <text:p>-11.661</text:p>
          </table:table-cell>
          <table:table-cell table:style-name="ce73" office:value-type="float" office:value="24.55" calcext:value-type="float">
            <text:p>24.55</text:p>
          </table:table-cell>
          <table:table-cell table:style-name="ce73" office:value-type="float" office:value="4.8" calcext:value-type="float">
            <text:p>4.8</text:p>
          </table:table-cell>
          <table:table-cell table:style-name="ce73" office:value-type="float" office:value="19.2863" calcext:value-type="float">
            <text:p>19.2863</text:p>
          </table:table-cell>
          <table:table-cell table:style-name="ce73" office:value-type="float" office:value="0.4344" calcext:value-type="float">
            <text:p>0.4344</text:p>
          </table:table-cell>
          <table:table-cell table:style-name="ce73" office:value-type="float" office:value="5.15" calcext:value-type="float">
            <text:p>5.15</text:p>
          </table:table-cell>
          <table:table-cell table:style-name="ce73" office:value-type="float" office:value="4.4112" calcext:value-type="float">
            <text:p>4.4112</text:p>
          </table:table-cell>
          <table:table-cell table:style-name="ce73" office:value-type="float" office:value="19.41" calcext:value-type="float">
            <text:p>19.41</text:p>
          </table:table-cell>
          <table:table-cell table:style-name="ce73" office:value-type="float" office:value="1.9026" calcext:value-type="float">
            <text:p>1.9026</text:p>
          </table:table-cell>
          <table:table-cell table:style-name="ce73" office:value-type="float" office:value="0.8612" calcext:value-type="float">
            <text:p>0.8612</text:p>
          </table:table-cell>
          <table:table-cell table:style-name="ce73" office:value-type="float" office:value="0.0252" calcext:value-type="float">
            <text:p>0.0252</text:p>
          </table:table-cell>
          <table:table-cell table:style-name="ce73" office:value-type="float" office:value="2.6378" calcext:value-type="float">
            <text:p>2.6378</text:p>
          </table:table-cell>
          <table:table-cell table:number-columns-repeated="5" table:style-name="ce81" office:value-type="float" office:value="1" calcext:value-type="float">
            <text:p>1</text:p>
          </table:table-cell>
          <table:table-cell table:style-name="ce81" office:value-type="float" office:value="3.4854" calcext:value-type="float">
            <text:p>3.4854</text:p>
          </table:table-cell>
          <table:table-cell table:style-name="ce81" office:value-type="float" office:value="0.527911" calcext:value-type="float">
            <text:p>0.527911</text:p>
          </table:table-cell>
          <table:table-cell table:style-name="ce71" office:value-type="float" office:value="0.00127054" calcext:value-type="float">
            <text:p>0.00127054</text:p>
          </table:table-cell>
          <table:table-cell table:style-name="ce71" office:value-type="float" office:value="0.00129847" calcext:value-type="float">
            <text:p>0.00129847</text:p>
          </table:table-cell>
          <table:table-cell table:style-name="ce81" table:formula="of:=IF(OR([.S57]=1; [.T57]=1);&quot;1&quot;;&quot;0&quot;)" office:value-type="string" office:string-value="1" calcext:value-type="string">
            <text:p>1</text:p>
          </table:table-cell>
          <table:table-cell table:style-name="ce86" table:formula="of:=IF(AND([.S57]=-1;[.T57]=-1);&quot;1&quot;;&quot;0&quot;)" office:value-type="string" office:string-value="0" calcext:value-type="string">
            <text:p>0</text:p>
          </table:table-cell>
          <table:table-cell table:style-name="ce81" table:formula="of:=IF(OR(AND([.X57]&gt;[.$Y$2];[.T57]=0;[.S57]=0); AND([.X57]&gt;[.$Y$2];[.T57]=0;[.S57]=-1); AND([.T57]=-1; [.S57]=0); [.B57]=&quot;NRAO140&quot;);&quot;1&quot;; &quot;0&quot;)" office:value-type="string" office:string-value="0" calcext:value-type="string">
            <text:p>0</text:p>
          </table:table-cell>
          <table:table-cell table:style-name="ce81" table:formula="of:=IF(AND([.S57]=0;[.T57]=0; [.X57]&lt;[.$Y$2]);&quot;1&quot;; &quot;0&quot;)" office:value-type="string" office:string-value="0" calcext:value-type="string">
            <text:p>0</text:p>
          </table:table-cell>
          <table:table-cell table:style-name="ce81" table:formula="of:=IF(AND([.S57]=-1;[.T57]=0; [.X57]&lt;[.$Y$2]; [.B57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57]=-1;[.T57]=-1; [.E57]&lt;[.$AA$2]);&quot;1&quot;; &quot;0&quot;)" office:value-type="string" office:string-value="0" calcext:value-type="string">
            <text:p>0</text:p>
          </table:table-cell>
          <table:table-cell table:style-name="ce88" table:formula="of:=IF(OR([.AB57]=&quot;1&quot;; [.AC57]=&quot;1&quot;; [.AD57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54" calcext:value-type="float">
            <text:p>54</text:p>
          </table:table-cell>
          <table:table-cell table:style-name="ce71" office:value-type="string" calcext:value-type="string">
            <text:p>4C20.33</text:p>
          </table:table-cell>
          <table:table-cell table:style-name="ce73" office:value-type="float" office:value="20.1848" calcext:value-type="float">
            <text:p>20.1848</text:p>
          </table:table-cell>
          <table:table-cell table:style-name="ce73" office:value-type="float" office:value="66.8341" calcext:value-type="float">
            <text:p>66.8341</text:p>
          </table:table-cell>
          <table:table-cell table:style-name="ce73" office:value-type="float" office:value="3.52" calcext:value-type="float">
            <text:p>3.52</text:p>
          </table:table-cell>
          <table:table-cell table:style-name="ce73" office:value-type="float" office:value="0.07" calcext:value-type="float">
            <text:p>0.07</text:p>
          </table:table-cell>
          <table:table-cell table:style-name="ce73" office:value-type="float" office:value="3.385" calcext:value-type="float">
            <text:p>3.385</text:p>
          </table:table-cell>
          <table:table-cell table:style-name="ce73" office:value-type="float" office:value="0.2777" calcext:value-type="float">
            <text:p>0.2777</text:p>
          </table:table-cell>
          <table:table-cell table:style-name="ce73" office:value-type="float" office:value="0.8" calcext:value-type="float">
            <text:p>0.8</text:p>
          </table:table-cell>
          <table:table-cell table:style-name="ce73" office:value-type="float" office:value="0.0427" calcext:value-type="float">
            <text:p>0.0427</text:p>
          </table:table-cell>
          <table:table-cell table:style-name="ce73" office:value-type="float" office:value="2.72" calcext:value-type="float">
            <text:p>2.72</text:p>
          </table:table-cell>
          <table:table-cell table:style-name="ce73" office:value-type="float" office:value="0.0497" calcext:value-type="float">
            <text:p>0.0497</text:p>
          </table:table-cell>
          <table:table-cell table:style-name="ce73" office:value-type="float" office:value="0.036" calcext:value-type="float">
            <text:p>0.036</text:p>
          </table:table-cell>
          <table:table-cell table:style-name="ce73" office:value-type="float" office:value="0.001" calcext:value-type="float">
            <text:p>0.001</text:p>
          </table:table-cell>
          <table:table-cell table:style-name="ce73" office:value-type="float" office:value="0.1131" calcext:value-type="float">
            <text:p>0.1131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58]=1; [.T58]=1);&quot;1&quot;;&quot;0&quot;)" office:value-type="string" office:string-value="0" calcext:value-type="string">
            <text:p>0</text:p>
          </table:table-cell>
          <table:table-cell table:style-name="ce86" table:formula="of:=IF(AND([.S58]=-1;[.T58]=-1);&quot;1&quot;;&quot;0&quot;)" office:value-type="string" office:string-value="1" calcext:value-type="string">
            <text:p>1</text:p>
          </table:table-cell>
          <table:table-cell table:style-name="ce81" table:formula="of:=IF(OR(AND([.X58]&gt;[.$Y$2];[.T58]=0;[.S58]=0); AND([.X58]&gt;[.$Y$2];[.T58]=0;[.S58]=-1); AND([.T58]=-1; [.S58]=0); [.B58]=&quot;NRAO140&quot;);&quot;1&quot;; &quot;0&quot;)" office:value-type="string" office:string-value="0" calcext:value-type="string">
            <text:p>0</text:p>
          </table:table-cell>
          <table:table-cell table:style-name="ce81" table:formula="of:=IF(AND([.S58]=0;[.T58]=0; [.X58]&lt;[.$Y$2]);&quot;1&quot;; &quot;0&quot;)" office:value-type="string" office:string-value="0" calcext:value-type="string">
            <text:p>0</text:p>
          </table:table-cell>
          <table:table-cell table:style-name="ce81" table:formula="of:=IF(AND([.S58]=-1;[.T58]=0; [.X58]&lt;[.$Y$2]; [.B58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58]=-1;[.T58]=-1; [.E58]&lt;[.$AA$2]);&quot;1&quot;; &quot;0&quot;)" office:value-type="string" office:string-value="0" calcext:value-type="string">
            <text:p>0</text:p>
          </table:table-cell>
          <table:table-cell table:style-name="ce88" table:formula="of:=IF(OR([.AB58]=&quot;1&quot;; [.AC58]=&quot;1&quot;; [.AD58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55" calcext:value-type="float">
            <text:p>55</text:p>
          </table:table-cell>
          <table:table-cell table:style-name="ce71" office:value-type="string" calcext:value-type="string">
            <text:p>T0556+19</text:p>
          </table:table-cell>
          <table:table-cell table:style-name="ce73" office:value-type="float" office:value="190.0893" calcext:value-type="float">
            <text:p>190.0893</text:p>
          </table:table-cell>
          <table:table-cell table:style-name="ce73" office:value-type="float" office:value="-2.1665" calcext:value-type="float">
            <text:p>-2.1665</text:p>
          </table:table-cell>
          <table:table-cell table:style-name="ce73" office:value-type="float" office:value="67.67" calcext:value-type="float">
            <text:p>67.67</text:p>
          </table:table-cell>
          <table:table-cell table:style-name="ce73" office:value-type="float" office:value="40.2" calcext:value-type="float">
            <text:p>40.2</text:p>
          </table:table-cell>
          <table:table-cell table:style-name="ce73" office:value-type="float" office:value="58.4122" calcext:value-type="float">
            <text:p>58.4122</text:p>
          </table:table-cell>
          <table:table-cell table:style-name="ce73" office:value-type="float" office:value="0.9987" calcext:value-type="float">
            <text:p>0.9987</text:p>
          </table:table-cell>
          <table:table-cell table:style-name="ce73" office:value-type="float" office:value="0.1" calcext:value-type="float">
            <text:p>0.1</text:p>
          </table:table-cell>
          <table:table-cell table:style-name="ce73" office:value-type="float" office:value="0.011" calcext:value-type="float">
            <text:p>0.011</text:p>
          </table:table-cell>
          <table:table-cell table:style-name="ce73" office:value-type="float" office:value="67.57" calcext:value-type="float">
            <text:p>67.57</text:p>
          </table:table-cell>
          <table:table-cell table:style-name="ce73" office:value-type="float" office:value="40.1983" calcext:value-type="float">
            <text:p>40.1983</text:p>
          </table:table-cell>
          <table:table-cell table:style-name="ce73" office:value-type="float" office:value="1.2394" calcext:value-type="float">
            <text:p>1.2394</text:p>
          </table:table-cell>
          <table:table-cell table:style-name="ce73" office:value-type="float" office:value="0.063" calcext:value-type="float">
            <text:p>0.063</text:p>
          </table:table-cell>
          <table:table-cell table:style-name="ce73" office:value-type="float" office:value="3.682" calcext:value-type="float">
            <text:p>3.682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171093" calcext:value-type="float">
            <text:p>0.0171093</text:p>
          </table:table-cell>
          <table:table-cell table:style-name="ce71" office:value-type="float" office:value="0.0189978" calcext:value-type="float">
            <text:p>0.0189978</text:p>
          </table:table-cell>
          <table:table-cell table:style-name="ce81" table:formula="of:=IF(OR([.S59]=1; [.T59]=1);&quot;1&quot;;&quot;0&quot;)" office:value-type="string" office:string-value="0" calcext:value-type="string">
            <text:p>0</text:p>
          </table:table-cell>
          <table:table-cell table:style-name="ce86" table:formula="of:=IF(AND([.S59]=-1;[.T59]=-1);&quot;1&quot;;&quot;0&quot;)" office:value-type="string" office:string-value="0" calcext:value-type="string">
            <text:p>0</text:p>
          </table:table-cell>
          <table:table-cell table:style-name="ce81" table:formula="of:=IF(OR(AND([.X59]&gt;[.$Y$2];[.T59]=0;[.S59]=0); AND([.X59]&gt;[.$Y$2];[.T59]=0;[.S59]=-1); AND([.T59]=-1; [.S59]=0); [.B59]=&quot;NRAO140&quot;);&quot;1&quot;; &quot;0&quot;)" office:value-type="string" office:string-value="1" calcext:value-type="string">
            <text:p>1</text:p>
          </table:table-cell>
          <table:table-cell table:style-name="ce81" table:formula="of:=IF(AND([.S59]=0;[.T59]=0; [.X59]&lt;[.$Y$2]);&quot;1&quot;; &quot;0&quot;)" office:value-type="string" office:string-value="0" calcext:value-type="string">
            <text:p>0</text:p>
          </table:table-cell>
          <table:table-cell table:style-name="ce81" table:formula="of:=IF(AND([.S59]=-1;[.T59]=0; [.X59]&lt;[.$Y$2]; [.B59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59]=-1;[.T59]=-1; [.E59]&lt;[.$AA$2]);&quot;1&quot;; &quot;0&quot;)" office:value-type="string" office:string-value="0" calcext:value-type="string">
            <text:p>0</text:p>
          </table:table-cell>
          <table:table-cell table:style-name="ce88" table:formula="of:=IF(OR([.AB59]=&quot;1&quot;; [.AC59]=&quot;1&quot;; [.AD59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56" calcext:value-type="float">
            <text:p>56</text:p>
          </table:table-cell>
          <table:table-cell table:style-name="ce71" office:value-type="string" calcext:value-type="string">
            <text:p>P1117+14</text:p>
          </table:table-cell>
          <table:table-cell table:style-name="ce73" office:value-type="float" office:value="240.438" calcext:value-type="float">
            <text:p>240.438</text:p>
          </table:table-cell>
          <table:table-cell table:style-name="ce73" office:value-type="float" office:value="65.7884" calcext:value-type="float">
            <text:p>65.7884</text:p>
          </table:table-cell>
          <table:table-cell table:style-name="ce73" office:value-type="float" office:value="1.98" calcext:value-type="float">
            <text:p>1.98</text:p>
          </table:table-cell>
          <table:table-cell table:style-name="ce73" office:value-type="float" office:value="0.02" calcext:value-type="float">
            <text:p>0.02</text:p>
          </table:table-cell>
          <table:table-cell table:style-name="ce73" office:value-type="float" office:value="1.9425" calcext:value-type="float">
            <text:p>1.9425</text:p>
          </table:table-cell>
          <table:table-cell table:style-name="ce73" office:value-type="float" office:value="0.3294" calcext:value-type="float">
            <text:p>0.3294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.98" calcext:value-type="float">
            <text:p>1.98</text:p>
          </table:table-cell>
          <table:table-cell table:style-name="ce73" office:value-type="float" office:value="0.0223" calcext:value-type="float">
            <text:p>0.0223</text:p>
          </table:table-cell>
          <table:table-cell table:style-name="ce73" office:value-type="float" office:value="0.025" calcext:value-type="float">
            <text:p>0.025</text:p>
          </table:table-cell>
          <table:table-cell table:style-name="ce73" office:value-type="float" office:value="0.0007" calcext:value-type="float">
            <text:p>0.0007</text:p>
          </table:table-cell>
          <table:table-cell table:style-name="ce73" office:value-type="float" office:value="0.0773" calcext:value-type="float">
            <text:p>0.0773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149742" calcext:value-type="float">
            <text:p>0.00149742</text:p>
          </table:table-cell>
          <table:table-cell table:style-name="ce71" office:value-type="float" office:value="0.00149999" calcext:value-type="float">
            <text:p>0.00149999</text:p>
          </table:table-cell>
          <table:table-cell table:style-name="ce81" table:formula="of:=IF(OR([.S60]=1; [.T60]=1);&quot;1&quot;;&quot;0&quot;)" office:value-type="string" office:string-value="0" calcext:value-type="string">
            <text:p>0</text:p>
          </table:table-cell>
          <table:table-cell table:style-name="ce86" table:formula="of:=IF(AND([.S60]=-1;[.T60]=-1);&quot;1&quot;;&quot;0&quot;)" office:value-type="string" office:string-value="0" calcext:value-type="string">
            <text:p>0</text:p>
          </table:table-cell>
          <table:table-cell table:style-name="ce81" table:formula="of:=IF(OR(AND([.X60]&gt;[.$Y$2];[.T60]=0;[.S60]=0); AND([.X60]&gt;[.$Y$2];[.T60]=0;[.S60]=-1); AND([.T60]=-1; [.S60]=0); [.B60]=&quot;NRAO140&quot;);&quot;1&quot;; &quot;0&quot;)" office:value-type="string" office:string-value="0" calcext:value-type="string">
            <text:p>0</text:p>
          </table:table-cell>
          <table:table-cell table:style-name="ce81" table:formula="of:=IF(AND([.S60]=0;[.T60]=0; [.X60]&lt;[.$Y$2]);&quot;1&quot;; &quot;0&quot;)" office:value-type="string" office:string-value="0" calcext:value-type="string">
            <text:p>0</text:p>
          </table:table-cell>
          <table:table-cell table:style-name="ce81" table:formula="of:=IF(AND([.S60]=-1;[.T60]=0; [.X60]&lt;[.$Y$2]; [.B60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60]=-1;[.T60]=-1; [.E60]&lt;[.$AA$2]);&quot;1&quot;; &quot;0&quot;)" office:value-type="string" office:string-value="0" calcext:value-type="string">
            <text:p>0</text:p>
          </table:table-cell>
          <table:table-cell table:style-name="ce88" table:formula="of:=IF(OR([.AB60]=&quot;1&quot;; [.AC60]=&quot;1&quot;; [.AD60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57" calcext:value-type="float">
            <text:p>57</text:p>
          </table:table-cell>
          <table:table-cell table:style-name="ce71" office:value-type="string" calcext:value-type="string">
            <text:p>3C264.0</text:p>
          </table:table-cell>
          <table:table-cell table:style-name="ce73" office:value-type="float" office:value="236.9959" calcext:value-type="float">
            <text:p>236.9959</text:p>
          </table:table-cell>
          <table:table-cell table:style-name="ce73" office:value-type="float" office:value="73.6422" calcext:value-type="float">
            <text:p>73.6422</text:p>
          </table:table-cell>
          <table:table-cell table:style-name="ce73" office:value-type="float" office:value="2.18" calcext:value-type="float">
            <text:p>2.18</text:p>
          </table:table-cell>
          <table:table-cell table:style-name="ce73" office:value-type="float" office:value="0.03" calcext:value-type="float">
            <text:p>0.03</text:p>
          </table:table-cell>
          <table:table-cell table:style-name="ce73" office:value-type="float" office:value="2.2173" calcext:value-type="float">
            <text:p>2.2173</text:p>
          </table:table-cell>
          <table:table-cell table:style-name="ce73" office:value-type="float" office:value="0.4391" calcext:value-type="float">
            <text:p>0.439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2.18" calcext:value-type="float">
            <text:p>2.18</text:p>
          </table:table-cell>
          <table:table-cell table:style-name="ce73" office:value-type="float" office:value="0.0318" calcext:value-type="float">
            <text:p>0.0318</text:p>
          </table:table-cell>
          <table:table-cell table:style-name="ce73" office:value-type="float" office:value="0.0201" calcext:value-type="float">
            <text:p>0.0201</text:p>
          </table:table-cell>
          <table:table-cell table:style-name="ce73" office:value-type="float" office:value="0.0004" calcext:value-type="float">
            <text:p>0.0004</text:p>
          </table:table-cell>
          <table:table-cell table:style-name="ce73" office:value-type="float" office:value="0.0622" calcext:value-type="float">
            <text:p>0.0622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0688453" calcext:value-type="float">
            <text:p>0.000688453</text:p>
          </table:table-cell>
          <table:table-cell table:style-name="ce71" office:value-type="float" office:value="0.000629496" calcext:value-type="float">
            <text:p>0.000629496</text:p>
          </table:table-cell>
          <table:table-cell table:style-name="ce81" table:formula="of:=IF(OR([.S61]=1; [.T61]=1);&quot;1&quot;;&quot;0&quot;)" office:value-type="string" office:string-value="0" calcext:value-type="string">
            <text:p>0</text:p>
          </table:table-cell>
          <table:table-cell table:style-name="ce86" table:formula="of:=IF(AND([.S61]=-1;[.T61]=-1);&quot;1&quot;;&quot;0&quot;)" office:value-type="string" office:string-value="0" calcext:value-type="string">
            <text:p>0</text:p>
          </table:table-cell>
          <table:table-cell table:style-name="ce81" table:formula="of:=IF(OR(AND([.X61]&gt;[.$Y$2];[.T61]=0;[.S61]=0); AND([.X61]&gt;[.$Y$2];[.T61]=0;[.S61]=-1); AND([.T61]=-1; [.S61]=0); [.B61]=&quot;NRAO140&quot;);&quot;1&quot;; &quot;0&quot;)" office:value-type="string" office:string-value="0" calcext:value-type="string">
            <text:p>0</text:p>
          </table:table-cell>
          <table:table-cell table:style-name="ce81" table:formula="of:=IF(AND([.S61]=0;[.T61]=0; [.X61]&lt;[.$Y$2]);&quot;1&quot;; &quot;0&quot;)" office:value-type="string" office:string-value="0" calcext:value-type="string">
            <text:p>0</text:p>
          </table:table-cell>
          <table:table-cell table:style-name="ce81" table:formula="of:=IF(AND([.S61]=-1;[.T61]=0; [.X61]&lt;[.$Y$2]; [.B61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61]=-1;[.T61]=-1; [.E61]&lt;[.$AA$2]);&quot;1&quot;; &quot;0&quot;)" office:value-type="string" office:string-value="0" calcext:value-type="string">
            <text:p>0</text:p>
          </table:table-cell>
          <table:table-cell table:style-name="ce88" table:formula="of:=IF(OR([.AB61]=&quot;1&quot;; [.AC61]=&quot;1&quot;; [.AD61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58" calcext:value-type="float">
            <text:p>58</text:p>
          </table:table-cell>
          <table:table-cell table:style-name="ce71" office:value-type="string" calcext:value-type="string">
            <text:p>3C208.1</text:p>
          </table:table-cell>
          <table:table-cell table:style-name="ce73" office:value-type="float" office:value="213.6015" calcext:value-type="float">
            <text:p>213.6015</text:p>
          </table:table-cell>
          <table:table-cell table:style-name="ce73" office:value-type="float" office:value="33.583" calcext:value-type="float">
            <text:p>33.583</text:p>
          </table:table-cell>
          <table:table-cell table:style-name="ce73" office:value-type="float" office:value="3.48" calcext:value-type="float">
            <text:p>3.48</text:p>
          </table:table-cell>
          <table:table-cell table:style-name="ce73" office:value-type="float" office:value="0.07" calcext:value-type="float">
            <text:p>0.07</text:p>
          </table:table-cell>
          <table:table-cell table:style-name="ce73" office:value-type="float" office:value="3.5092" calcext:value-type="float">
            <text:p>3.5092</text:p>
          </table:table-cell>
          <table:table-cell table:style-name="ce73" office:value-type="float" office:value="0.2013" calcext:value-type="float">
            <text:p>0.2013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3.48" calcext:value-type="float">
            <text:p>3.48</text:p>
          </table:table-cell>
          <table:table-cell table:style-name="ce73" office:value-type="float" office:value="0.0658" calcext:value-type="float">
            <text:p>0.0658</text:p>
          </table:table-cell>
          <table:table-cell table:style-name="ce73" office:value-type="float" office:value="0.0269" calcext:value-type="float">
            <text:p>0.0269</text:p>
          </table:table-cell>
          <table:table-cell table:style-name="ce73" office:value-type="float" office:value="0.0028" calcext:value-type="float">
            <text:p>0.0028</text:p>
          </table:table-cell>
          <table:table-cell table:style-name="ce73" office:value-type="float" office:value="0.0804" calcext:value-type="float">
            <text:p>0.0804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16867" calcext:value-type="float">
            <text:p>0.0016867</text:p>
          </table:table-cell>
          <table:table-cell table:style-name="ce71" office:value-type="float" office:value="0.00186726" calcext:value-type="float">
            <text:p>0.00186726</text:p>
          </table:table-cell>
          <table:table-cell table:style-name="ce81" table:formula="of:=IF(OR([.S62]=1; [.T62]=1);&quot;1&quot;;&quot;0&quot;)" office:value-type="string" office:string-value="0" calcext:value-type="string">
            <text:p>0</text:p>
          </table:table-cell>
          <table:table-cell table:style-name="ce86" table:formula="of:=IF(AND([.S62]=-1;[.T62]=-1);&quot;1&quot;;&quot;0&quot;)" office:value-type="string" office:string-value="0" calcext:value-type="string">
            <text:p>0</text:p>
          </table:table-cell>
          <table:table-cell table:style-name="ce81" table:formula="of:=IF(OR(AND([.X62]&gt;[.$Y$2];[.T62]=0;[.S62]=0); AND([.X62]&gt;[.$Y$2];[.T62]=0;[.S62]=-1); AND([.T62]=-1; [.S62]=0); [.B62]=&quot;NRAO140&quot;);&quot;1&quot;; &quot;0&quot;)" office:value-type="string" office:string-value="0" calcext:value-type="string">
            <text:p>0</text:p>
          </table:table-cell>
          <table:table-cell table:style-name="ce81" table:formula="of:=IF(AND([.S62]=0;[.T62]=0; [.X62]&lt;[.$Y$2]);&quot;1&quot;; &quot;0&quot;)" office:value-type="string" office:string-value="0" calcext:value-type="string">
            <text:p>0</text:p>
          </table:table-cell>
          <table:table-cell table:style-name="ce81" table:formula="of:=IF(AND([.S62]=-1;[.T62]=0; [.X62]&lt;[.$Y$2]; [.B62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62]=-1;[.T62]=-1; [.E62]&lt;[.$AA$2]);&quot;1&quot;; &quot;0&quot;)" office:value-type="string" office:string-value="0" calcext:value-type="string">
            <text:p>0</text:p>
          </table:table-cell>
          <table:table-cell table:style-name="ce88" table:formula="of:=IF(OR([.AB62]=&quot;1&quot;; [.AC62]=&quot;1&quot;; [.AD62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59" calcext:value-type="float">
            <text:p>59</text:p>
          </table:table-cell>
          <table:table-cell table:style-name="ce71" office:value-type="string" calcext:value-type="string">
            <text:p>3C208.0</text:p>
          </table:table-cell>
          <table:table-cell table:style-name="ce73" office:value-type="float" office:value="213.6628" calcext:value-type="float">
            <text:p>213.6628</text:p>
          </table:table-cell>
          <table:table-cell table:style-name="ce73" office:value-type="float" office:value="33.1608" calcext:value-type="float">
            <text:p>33.1608</text:p>
          </table:table-cell>
          <table:table-cell table:style-name="ce73" office:value-type="float" office:value="3.77" calcext:value-type="float">
            <text:p>3.77</text:p>
          </table:table-cell>
          <table:table-cell table:style-name="ce73" office:value-type="float" office:value="0.06" calcext:value-type="float">
            <text:p>0.06</text:p>
          </table:table-cell>
          <table:table-cell table:style-name="ce73" office:value-type="float" office:value="3.84" calcext:value-type="float">
            <text:p>3.84</text:p>
          </table:table-cell>
          <table:table-cell table:style-name="ce73" office:value-type="float" office:value="0.204" calcext:value-type="float">
            <text:p>0.204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3.77" calcext:value-type="float">
            <text:p>3.77</text:p>
          </table:table-cell>
          <table:table-cell table:style-name="ce73" office:value-type="float" office:value="0.0564" calcext:value-type="float">
            <text:p>0.0564</text:p>
          </table:table-cell>
          <table:table-cell table:style-name="ce73" office:value-type="float" office:value="0.0287" calcext:value-type="float">
            <text:p>0.0287</text:p>
          </table:table-cell>
          <table:table-cell table:style-name="ce73" office:value-type="float" office:value="0.0009" calcext:value-type="float">
            <text:p>0.0009</text:p>
          </table:table-cell>
          <table:table-cell table:style-name="ce73" office:value-type="float" office:value="0.0902" calcext:value-type="float">
            <text:p>0.0902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182362" calcext:value-type="float">
            <text:p>0.00182362</text:p>
          </table:table-cell>
          <table:table-cell table:style-name="ce71" office:value-type="float" office:value="0.0019689" calcext:value-type="float">
            <text:p>0.0019689</text:p>
          </table:table-cell>
          <table:table-cell table:style-name="ce81" table:formula="of:=IF(OR([.S63]=1; [.T63]=1);&quot;1&quot;;&quot;0&quot;)" office:value-type="string" office:string-value="0" calcext:value-type="string">
            <text:p>0</text:p>
          </table:table-cell>
          <table:table-cell table:style-name="ce86" table:formula="of:=IF(AND([.S63]=-1;[.T63]=-1);&quot;1&quot;;&quot;0&quot;)" office:value-type="string" office:string-value="0" calcext:value-type="string">
            <text:p>0</text:p>
          </table:table-cell>
          <table:table-cell table:style-name="ce81" table:formula="of:=IF(OR(AND([.X63]&gt;[.$Y$2];[.T63]=0;[.S63]=0); AND([.X63]&gt;[.$Y$2];[.T63]=0;[.S63]=-1); AND([.T63]=-1; [.S63]=0); [.B63]=&quot;NRAO140&quot;);&quot;1&quot;; &quot;0&quot;)" office:value-type="string" office:string-value="0" calcext:value-type="string">
            <text:p>0</text:p>
          </table:table-cell>
          <table:table-cell table:style-name="ce81" table:formula="of:=IF(AND([.S63]=0;[.T63]=0; [.X63]&lt;[.$Y$2]);&quot;1&quot;; &quot;0&quot;)" office:value-type="string" office:string-value="0" calcext:value-type="string">
            <text:p>0</text:p>
          </table:table-cell>
          <table:table-cell table:style-name="ce81" table:formula="of:=IF(AND([.S63]=-1;[.T63]=0; [.X63]&lt;[.$Y$2]; [.B63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63]=-1;[.T63]=-1; [.E63]&lt;[.$AA$2]);&quot;1&quot;; &quot;0&quot;)" office:value-type="string" office:string-value="0" calcext:value-type="string">
            <text:p>0</text:p>
          </table:table-cell>
          <table:table-cell table:style-name="ce88" table:formula="of:=IF(OR([.AB63]=&quot;1&quot;; [.AC63]=&quot;1&quot;; [.AD63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60" calcext:value-type="float">
            <text:p>60</text:p>
          </table:table-cell>
          <table:table-cell table:style-name="ce71" office:value-type="string" calcext:value-type="string">
            <text:p>4C32.44</text:p>
          </table:table-cell>
          <table:table-cell table:style-name="ce73" office:value-type="float" office:value="67.2335" calcext:value-type="float">
            <text:p>67.2335</text:p>
          </table:table-cell>
          <table:table-cell table:style-name="ce73" office:value-type="float" office:value="81.0477" calcext:value-type="float">
            <text:p>81.0477</text:p>
          </table:table-cell>
          <table:table-cell table:style-name="ce73" office:value-type="float" office:value="1.36" calcext:value-type="float">
            <text:p>1.36</text:p>
          </table:table-cell>
          <table:table-cell table:style-name="ce73" office:value-type="float" office:value="0.09" calcext:value-type="float">
            <text:p>0.09</text:p>
          </table:table-cell>
          <table:table-cell table:style-name="ce73" office:value-type="float" office:value="1.5775" calcext:value-type="float">
            <text:p>1.5775</text:p>
          </table:table-cell>
          <table:table-cell table:style-name="ce73" office:value-type="float" office:value="0.1181" calcext:value-type="float">
            <text:p>0.1181</text:p>
          </table:table-cell>
          <table:table-cell table:style-name="ce73" office:value-type="float" office:value="0.17" calcext:value-type="float">
            <text:p>0.17</text:p>
          </table:table-cell>
          <table:table-cell table:style-name="ce73" office:value-type="float" office:value="0.0869" calcext:value-type="float">
            <text:p>0.0869</text:p>
          </table:table-cell>
          <table:table-cell table:style-name="ce73" office:value-type="float" office:value="1.19" calcext:value-type="float">
            <text:p>1.19</text:p>
          </table:table-cell>
          <table:table-cell table:style-name="ce73" office:value-type="float" office:value="0.0313" calcext:value-type="float">
            <text:p>0.0313</text:p>
          </table:table-cell>
          <table:table-cell table:style-name="ce73" office:value-type="float" office:value="0.0133" calcext:value-type="float">
            <text:p>0.0133</text:p>
          </table:table-cell>
          <table:table-cell table:style-name="ce73" office:value-type="float" office:value="0.0004" calcext:value-type="float">
            <text:p>0.0004</text:p>
          </table:table-cell>
          <table:table-cell table:style-name="ce73" office:value-type="float" office:value="0.0413" calcext:value-type="float">
            <text:p>0.0413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0950732" calcext:value-type="float">
            <text:p>0.000950732</text:p>
          </table:table-cell>
          <table:table-cell table:style-name="ce71" office:value-type="float" office:value="0.000988342" calcext:value-type="float">
            <text:p>0.000988342</text:p>
          </table:table-cell>
          <table:table-cell table:style-name="ce81" table:formula="of:=IF(OR([.S64]=1; [.T64]=1);&quot;1&quot;;&quot;0&quot;)" office:value-type="string" office:string-value="0" calcext:value-type="string">
            <text:p>0</text:p>
          </table:table-cell>
          <table:table-cell table:style-name="ce86" table:formula="of:=IF(AND([.S64]=-1;[.T64]=-1);&quot;1&quot;;&quot;0&quot;)" office:value-type="string" office:string-value="0" calcext:value-type="string">
            <text:p>0</text:p>
          </table:table-cell>
          <table:table-cell table:style-name="ce81" table:formula="of:=IF(OR(AND([.X64]&gt;[.$Y$2];[.T64]=0;[.S64]=0); AND([.X64]&gt;[.$Y$2];[.T64]=0;[.S64]=-1); AND([.T64]=-1; [.S64]=0); [.B64]=&quot;NRAO140&quot;);&quot;1&quot;; &quot;0&quot;)" office:value-type="string" office:string-value="0" calcext:value-type="string">
            <text:p>0</text:p>
          </table:table-cell>
          <table:table-cell table:style-name="ce81" table:formula="of:=IF(AND([.S64]=0;[.T64]=0; [.X64]&lt;[.$Y$2]);&quot;1&quot;; &quot;0&quot;)" office:value-type="string" office:string-value="0" calcext:value-type="string">
            <text:p>0</text:p>
          </table:table-cell>
          <table:table-cell table:style-name="ce81" table:formula="of:=IF(AND([.S64]=-1;[.T64]=0; [.X64]&lt;[.$Y$2]; [.B64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64]=-1;[.T64]=-1; [.E64]&lt;[.$AA$2]);&quot;1&quot;; &quot;0&quot;)" office:value-type="string" office:string-value="0" calcext:value-type="string">
            <text:p>0</text:p>
          </table:table-cell>
          <table:table-cell table:style-name="ce88" table:formula="of:=IF(OR([.AB64]=&quot;1&quot;; [.AC64]=&quot;1&quot;; [.AD64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61" calcext:value-type="float">
            <text:p>61</text:p>
          </table:table-cell>
          <table:table-cell table:style-name="ce71" office:value-type="string" calcext:value-type="string">
            <text:p>3C263.1</text:p>
          </table:table-cell>
          <table:table-cell table:style-name="ce73" office:value-type="float" office:value="228.2701" calcext:value-type="float">
            <text:p>228.2701</text:p>
          </table:table-cell>
          <table:table-cell table:style-name="ce73" office:value-type="float" office:value="74.3753" calcext:value-type="float">
            <text:p>74.3753</text:p>
          </table:table-cell>
          <table:table-cell table:style-name="ce73" office:value-type="float" office:value="2.12" calcext:value-type="float">
            <text:p>2.12</text:p>
          </table:table-cell>
          <table:table-cell table:style-name="ce73" office:value-type="float" office:value="0.06" calcext:value-type="float">
            <text:p>0.06</text:p>
          </table:table-cell>
          <table:table-cell table:style-name="ce73" office:value-type="float" office:value="2.1082" calcext:value-type="float">
            <text:p>2.1082</text:p>
          </table:table-cell>
          <table:table-cell table:style-name="ce73" office:value-type="float" office:value="0.381" calcext:value-type="float">
            <text:p>0.38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2.12" calcext:value-type="float">
            <text:p>2.12</text:p>
          </table:table-cell>
          <table:table-cell table:style-name="ce73" office:value-type="float" office:value="0.0581" calcext:value-type="float">
            <text:p>0.0581</text:p>
          </table:table-cell>
          <table:table-cell table:style-name="ce73" office:value-type="float" office:value="0.02" calcext:value-type="float">
            <text:p>0.02</text:p>
          </table:table-cell>
          <table:table-cell table:style-name="ce73" office:value-type="float" office:value="0.0006" calcext:value-type="float">
            <text:p>0.0006</text:p>
          </table:table-cell>
          <table:table-cell table:style-name="ce73" office:value-type="float" office:value="0.0627" calcext:value-type="float">
            <text:p>0.0627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65]=1; [.T65]=1);&quot;1&quot;;&quot;0&quot;)" office:value-type="string" office:string-value="0" calcext:value-type="string">
            <text:p>0</text:p>
          </table:table-cell>
          <table:table-cell table:style-name="ce86" table:formula="of:=IF(AND([.S65]=-1;[.T65]=-1);&quot;1&quot;;&quot;0&quot;)" office:value-type="string" office:string-value="1" calcext:value-type="string">
            <text:p>1</text:p>
          </table:table-cell>
          <table:table-cell table:style-name="ce81" table:formula="of:=IF(OR(AND([.X65]&gt;[.$Y$2];[.T65]=0;[.S65]=0); AND([.X65]&gt;[.$Y$2];[.T65]=0;[.S65]=-1); AND([.T65]=-1; [.S65]=0); [.B65]=&quot;NRAO140&quot;);&quot;1&quot;; &quot;0&quot;)" office:value-type="string" office:string-value="0" calcext:value-type="string">
            <text:p>0</text:p>
          </table:table-cell>
          <table:table-cell table:style-name="ce81" table:formula="of:=IF(AND([.S65]=0;[.T65]=0; [.X65]&lt;[.$Y$2]);&quot;1&quot;; &quot;0&quot;)" office:value-type="string" office:string-value="0" calcext:value-type="string">
            <text:p>0</text:p>
          </table:table-cell>
          <table:table-cell table:style-name="ce81" table:formula="of:=IF(AND([.S65]=-1;[.T65]=0; [.X65]&lt;[.$Y$2]; [.B65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65]=-1;[.T65]=-1; [.E65]&lt;[.$AA$2]);&quot;1&quot;; &quot;0&quot;)" office:value-type="string" office:string-value="0" calcext:value-type="string">
            <text:p>0</text:p>
          </table:table-cell>
          <table:table-cell table:style-name="ce88" table:formula="of:=IF(OR([.AB65]=&quot;1&quot;; [.AC65]=&quot;1&quot;; [.AD65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62" calcext:value-type="float">
            <text:p>62</text:p>
          </table:table-cell>
          <table:table-cell table:style-name="ce71" office:value-type="string" calcext:value-type="string">
            <text:p>3C225b</text:p>
          </table:table-cell>
          <table:table-cell table:style-name="ce73" office:value-type="float" office:value="220.0101" calcext:value-type="float">
            <text:p>220.0101</text:p>
          </table:table-cell>
          <table:table-cell table:style-name="ce73" office:value-type="float" office:value="44.0084" calcext:value-type="float">
            <text:p>44.0084</text:p>
          </table:table-cell>
          <table:table-cell table:style-name="ce73" office:value-type="float" office:value="4.55" calcext:value-type="float">
            <text:p>4.55</text:p>
          </table:table-cell>
          <table:table-cell table:style-name="ce73" office:value-type="float" office:value="0.21" calcext:value-type="float">
            <text:p>0.21</text:p>
          </table:table-cell>
          <table:table-cell table:style-name="ce73" office:value-type="float" office:value="4.171" calcext:value-type="float">
            <text:p>4.171</text:p>
          </table:table-cell>
          <table:table-cell table:style-name="ce73" office:value-type="float" office:value="0.0939" calcext:value-type="float">
            <text:p>0.0939</text:p>
          </table:table-cell>
          <table:table-cell table:style-name="ce73" office:value-type="float" office:value="0.98" calcext:value-type="float">
            <text:p>0.98</text:p>
          </table:table-cell>
          <table:table-cell table:style-name="ce73" office:value-type="float" office:value="0.176" calcext:value-type="float">
            <text:p>0.176</text:p>
          </table:table-cell>
          <table:table-cell table:style-name="ce73" office:value-type="float" office:value="3.57" calcext:value-type="float">
            <text:p>3.57</text:p>
          </table:table-cell>
          <table:table-cell table:style-name="ce73" office:value-type="float" office:value="0.1148" calcext:value-type="float">
            <text:p>0.1148</text:p>
          </table:table-cell>
          <table:table-cell table:style-name="ce73" office:value-type="float" office:value="0.046" calcext:value-type="float">
            <text:p>0.046</text:p>
          </table:table-cell>
          <table:table-cell table:style-name="ce73" office:value-type="float" office:value="0.0027" calcext:value-type="float">
            <text:p>0.0027</text:p>
          </table:table-cell>
          <table:table-cell table:style-name="ce73" office:value-type="float" office:value="0.1462" calcext:value-type="float">
            <text:p>0.1462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493186" calcext:value-type="float">
            <text:p>0.00493186</text:p>
          </table:table-cell>
          <table:table-cell table:style-name="ce71" office:value-type="float" office:value="0.00400359" calcext:value-type="float">
            <text:p>0.00400359</text:p>
          </table:table-cell>
          <table:table-cell table:style-name="ce81" table:formula="of:=IF(OR([.S66]=1; [.T66]=1);&quot;1&quot;;&quot;0&quot;)" office:value-type="string" office:string-value="0" calcext:value-type="string">
            <text:p>0</text:p>
          </table:table-cell>
          <table:table-cell table:style-name="ce86" table:formula="of:=IF(AND([.S66]=-1;[.T66]=-1);&quot;1&quot;;&quot;0&quot;)" office:value-type="string" office:string-value="0" calcext:value-type="string">
            <text:p>0</text:p>
          </table:table-cell>
          <table:table-cell table:style-name="ce81" table:formula="of:=IF(OR(AND([.X66]&gt;[.$Y$2];[.T66]=0;[.S66]=0); AND([.X66]&gt;[.$Y$2];[.T66]=0;[.S66]=-1); AND([.T66]=-1; [.S66]=0); [.B66]=&quot;NRAO140&quot;);&quot;1&quot;; &quot;0&quot;)" office:value-type="string" office:string-value="1" calcext:value-type="string">
            <text:p>1</text:p>
          </table:table-cell>
          <table:table-cell table:style-name="ce81" table:formula="of:=IF(AND([.S66]=0;[.T66]=0; [.X66]&lt;[.$Y$2]);&quot;1&quot;; &quot;0&quot;)" office:value-type="string" office:string-value="0" calcext:value-type="string">
            <text:p>0</text:p>
          </table:table-cell>
          <table:table-cell table:style-name="ce81" table:formula="of:=IF(AND([.S66]=-1;[.T66]=0; [.X66]&lt;[.$Y$2]; [.B66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66]=-1;[.T66]=-1; [.E66]&lt;[.$AA$2]);&quot;1&quot;; &quot;0&quot;)" office:value-type="string" office:string-value="0" calcext:value-type="string">
            <text:p>0</text:p>
          </table:table-cell>
          <table:table-cell table:style-name="ce88" table:formula="of:=IF(OR([.AB66]=&quot;1&quot;; [.AC66]=&quot;1&quot;; [.AD66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63" calcext:value-type="float">
            <text:p>63</text:p>
          </table:table-cell>
          <table:table-cell table:style-name="ce71" office:value-type="string" calcext:value-type="string">
            <text:p>3C410</text:p>
          </table:table-cell>
          <table:table-cell table:style-name="ce73" office:value-type="float" office:value="69.2117" calcext:value-type="float">
            <text:p>69.2117</text:p>
          </table:table-cell>
          <table:table-cell table:style-name="ce73" office:value-type="float" office:value="-3.7691" calcext:value-type="float">
            <text:p>-3.7691</text:p>
          </table:table-cell>
          <table:table-cell table:style-name="ce73" office:value-type="float" office:value="59.69" calcext:value-type="float">
            <text:p>59.69</text:p>
          </table:table-cell>
          <table:table-cell table:style-name="ce73" office:value-type="float" office:value="6.69" calcext:value-type="float">
            <text:p>6.69</text:p>
          </table:table-cell>
          <table:table-cell table:style-name="ce73" office:value-type="float" office:value="48.3433" calcext:value-type="float">
            <text:p>48.3433</text:p>
          </table:table-cell>
          <table:table-cell table:style-name="ce73" office:value-type="float" office:value="0.6858" calcext:value-type="float">
            <text:p>0.6858</text:p>
          </table:table-cell>
          <table:table-cell table:style-name="ce73" office:value-type="float" office:value="30.39" calcext:value-type="float">
            <text:p>30.39</text:p>
          </table:table-cell>
          <table:table-cell table:style-name="ce73" office:value-type="float" office:value="6.6415" calcext:value-type="float">
            <text:p>6.6415</text:p>
          </table:table-cell>
          <table:table-cell table:style-name="ce73" office:value-type="float" office:value="29.29" calcext:value-type="float">
            <text:p>29.29</text:p>
          </table:table-cell>
          <table:table-cell table:style-name="ce73" office:value-type="float" office:value="0.8142" calcext:value-type="float">
            <text:p>0.8142</text:p>
          </table:table-cell>
          <table:table-cell table:style-name="ce73" office:value-type="float" office:value="1.1647" calcext:value-type="float">
            <text:p>1.1647</text:p>
          </table:table-cell>
          <table:table-cell table:style-name="ce73" office:value-type="float" office:value="0.0152" calcext:value-type="float">
            <text:p>0.0152</text:p>
          </table:table-cell>
          <table:table-cell table:style-name="ce73" office:value-type="float" office:value="3.6498" calcext:value-type="float">
            <text:p>3.6498</text:p>
          </table:table-cell>
          <table:table-cell table:number-columns-repeated="5" table:style-name="ce81" office:value-type="float" office:value="1" calcext:value-type="float">
            <text:p>1</text:p>
          </table:table-cell>
          <table:table-cell table:style-name="ce81" office:value-type="float" office:value="0.5503" calcext:value-type="float">
            <text:p>0.5503</text:p>
          </table:table-cell>
          <table:table-cell table:style-name="ce81" office:value-type="float" office:value="0.24818408" calcext:value-type="float">
            <text:p>0.24818408</text:p>
          </table:table-cell>
          <table:table-cell table:style-name="ce71" office:value-type="float" office:value="0.00056183" calcext:value-type="float">
            <text:p>0.00056183</text:p>
          </table:table-cell>
          <table:table-cell table:style-name="ce71" office:value-type="float" office:value="0.000532251" calcext:value-type="float">
            <text:p>0.000532251</text:p>
          </table:table-cell>
          <table:table-cell table:style-name="ce81" table:formula="of:=IF(OR([.S67]=1; [.T67]=1);&quot;1&quot;;&quot;0&quot;)" office:value-type="string" office:string-value="1" calcext:value-type="string">
            <text:p>1</text:p>
          </table:table-cell>
          <table:table-cell table:style-name="ce86" table:formula="of:=IF(AND([.S67]=-1;[.T67]=-1);&quot;1&quot;;&quot;0&quot;)" office:value-type="string" office:string-value="0" calcext:value-type="string">
            <text:p>0</text:p>
          </table:table-cell>
          <table:table-cell table:style-name="ce81" table:formula="of:=IF(OR(AND([.X67]&gt;[.$Y$2];[.T67]=0;[.S67]=0); AND([.X67]&gt;[.$Y$2];[.T67]=0;[.S67]=-1); AND([.T67]=-1; [.S67]=0); [.B67]=&quot;NRAO140&quot;);&quot;1&quot;; &quot;0&quot;)" office:value-type="string" office:string-value="0" calcext:value-type="string">
            <text:p>0</text:p>
          </table:table-cell>
          <table:table-cell table:style-name="ce81" table:formula="of:=IF(AND([.S67]=0;[.T67]=0; [.X67]&lt;[.$Y$2]);&quot;1&quot;; &quot;0&quot;)" office:value-type="string" office:string-value="0" calcext:value-type="string">
            <text:p>0</text:p>
          </table:table-cell>
          <table:table-cell table:style-name="ce81" table:formula="of:=IF(AND([.S67]=-1;[.T67]=0; [.X67]&lt;[.$Y$2]; [.B67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67]=-1;[.T67]=-1; [.E67]&lt;[.$AA$2]);&quot;1&quot;; &quot;0&quot;)" office:value-type="string" office:string-value="0" calcext:value-type="string">
            <text:p>0</text:p>
          </table:table-cell>
          <table:table-cell table:style-name="ce88" table:formula="of:=IF(OR([.AB67]=&quot;1&quot;; [.AC67]=&quot;1&quot;; [.AD67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64" calcext:value-type="float">
            <text:p>64</text:p>
          </table:table-cell>
          <table:table-cell table:style-name="ce71" office:value-type="string" calcext:value-type="string">
            <text:p>P0347+05</text:p>
          </table:table-cell>
          <table:table-cell table:style-name="ce73" office:value-type="float" office:value="182.2737" calcext:value-type="float">
            <text:p>182.2737</text:p>
          </table:table-cell>
          <table:table-cell table:style-name="ce73" office:value-type="float" office:value="-35.7311" calcext:value-type="float">
            <text:p>-35.7311</text:p>
          </table:table-cell>
          <table:table-cell table:style-name="ce73" office:value-type="float" office:value="17.02" calcext:value-type="float">
            <text:p>17.02</text:p>
          </table:table-cell>
          <table:table-cell table:style-name="ce73" office:value-type="float" office:value="0.97" calcext:value-type="float">
            <text:p>0.97</text:p>
          </table:table-cell>
          <table:table-cell table:style-name="ce73" office:value-type="float" office:value="14.3416" calcext:value-type="float">
            <text:p>14.3416</text:p>
          </table:table-cell>
          <table:table-cell table:style-name="ce73" office:value-type="float" office:value="0.881" calcext:value-type="float">
            <text:p>0.881</text:p>
          </table:table-cell>
          <table:table-cell table:style-name="ce73" office:value-type="float" office:value="9.23" calcext:value-type="float">
            <text:p>9.23</text:p>
          </table:table-cell>
          <table:table-cell table:style-name="ce73" office:value-type="float" office:value="0.95" calcext:value-type="float">
            <text:p>0.95</text:p>
          </table:table-cell>
          <table:table-cell table:style-name="ce73" office:value-type="float" office:value="7.79" calcext:value-type="float">
            <text:p>7.79</text:p>
          </table:table-cell>
          <table:table-cell table:style-name="ce73" office:value-type="float" office:value="0.1794" calcext:value-type="float">
            <text:p>0.1794</text:p>
          </table:table-cell>
          <table:table-cell table:style-name="ce73" office:value-type="float" office:value="0.2384" calcext:value-type="float">
            <text:p>0.2384</text:p>
          </table:table-cell>
          <table:table-cell table:style-name="ce73" office:value-type="float" office:value="0.0067" calcext:value-type="float">
            <text:p>0.0067</text:p>
          </table:table-cell>
          <table:table-cell table:style-name="ce73" office:value-type="float" office:value="0.75" calcext:value-type="float">
            <text:p>0.75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617326" calcext:value-type="float">
            <text:p>0.00617326</text:p>
          </table:table-cell>
          <table:table-cell table:style-name="ce71" office:value-type="float" office:value="0.00584949" calcext:value-type="float">
            <text:p>0.00584949</text:p>
          </table:table-cell>
          <table:table-cell table:style-name="ce81" table:formula="of:=IF(OR([.S68]=1; [.T68]=1);&quot;1&quot;;&quot;0&quot;)" office:value-type="string" office:string-value="0" calcext:value-type="string">
            <text:p>0</text:p>
          </table:table-cell>
          <table:table-cell table:style-name="ce86" table:formula="of:=IF(AND([.S68]=-1;[.T68]=-1);&quot;1&quot;;&quot;0&quot;)" office:value-type="string" office:string-value="0" calcext:value-type="string">
            <text:p>0</text:p>
          </table:table-cell>
          <table:table-cell table:style-name="ce81" table:formula="of:=IF(OR(AND([.X68]&gt;[.$Y$2];[.T68]=0;[.S68]=0); AND([.X68]&gt;[.$Y$2];[.T68]=0;[.S68]=-1); AND([.T68]=-1; [.S68]=0); [.B68]=&quot;NRAO140&quot;);&quot;1&quot;; &quot;0&quot;)" office:value-type="string" office:string-value="1" calcext:value-type="string">
            <text:p>1</text:p>
          </table:table-cell>
          <table:table-cell table:style-name="ce81" table:formula="of:=IF(AND([.S68]=0;[.T68]=0; [.X68]&lt;[.$Y$2]);&quot;1&quot;; &quot;0&quot;)" office:value-type="string" office:string-value="0" calcext:value-type="string">
            <text:p>0</text:p>
          </table:table-cell>
          <table:table-cell table:style-name="ce81" table:formula="of:=IF(AND([.S68]=-1;[.T68]=0; [.X68]&lt;[.$Y$2]; [.B68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68]=-1;[.T68]=-1; [.E68]&lt;[.$AA$2]);&quot;1&quot;; &quot;0&quot;)" office:value-type="string" office:string-value="0" calcext:value-type="string">
            <text:p>0</text:p>
          </table:table-cell>
          <table:table-cell table:style-name="ce88" table:formula="of:=IF(OR([.AB68]=&quot;1&quot;; [.AC68]=&quot;1&quot;; [.AD68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65" calcext:value-type="float">
            <text:p>65</text:p>
          </table:table-cell>
          <table:table-cell table:style-name="ce71" office:value-type="string" calcext:value-type="string">
            <text:p>3C272.1</text:p>
          </table:table-cell>
          <table:table-cell table:style-name="ce73" office:value-type="float" office:value="280.6321" calcext:value-type="float">
            <text:p>280.6321</text:p>
          </table:table-cell>
          <table:table-cell table:style-name="ce73" office:value-type="float" office:value="74.6873" calcext:value-type="float">
            <text:p>74.6873</text:p>
          </table:table-cell>
          <table:table-cell table:style-name="ce73" office:value-type="float" office:value="3.19" calcext:value-type="float">
            <text:p>3.19</text:p>
          </table:table-cell>
          <table:table-cell table:style-name="ce73" office:value-type="float" office:value="0.05" calcext:value-type="float">
            <text:p>0.05</text:p>
          </table:table-cell>
          <table:table-cell table:style-name="ce73" office:value-type="float" office:value="3.0568" calcext:value-type="float">
            <text:p>3.0568</text:p>
          </table:table-cell>
          <table:table-cell table:style-name="ce73" office:value-type="float" office:value="0.382" calcext:value-type="float">
            <text:p>0.382</text:p>
          </table:table-cell>
          <table:table-cell table:style-name="ce73" office:value-type="float" office:value="0.63" calcext:value-type="float">
            <text:p>0.63</text:p>
          </table:table-cell>
          <table:table-cell table:style-name="ce73" office:value-type="float" office:value="0.04" calcext:value-type="float">
            <text:p>0.04</text:p>
          </table:table-cell>
          <table:table-cell table:style-name="ce73" office:value-type="float" office:value="2.56" calcext:value-type="float">
            <text:p>2.56</text:p>
          </table:table-cell>
          <table:table-cell table:style-name="ce73" office:value-type="float" office:value="0.0312" calcext:value-type="float">
            <text:p>0.0312</text:p>
          </table:table-cell>
          <table:table-cell table:style-name="ce73" office:value-type="float" office:value="0.034" calcext:value-type="float">
            <text:p>0.034</text:p>
          </table:table-cell>
          <table:table-cell table:style-name="ce73" office:value-type="float" office:value="0.0018" calcext:value-type="float">
            <text:p>0.0018</text:p>
          </table:table-cell>
          <table:table-cell table:style-name="ce73" office:value-type="float" office:value="0.1065" calcext:value-type="float">
            <text:p>0.1065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107275" calcext:value-type="float">
            <text:p>0.00107275</text:p>
          </table:table-cell>
          <table:table-cell table:style-name="ce71" office:value-type="float" office:value="0.00102396" calcext:value-type="float">
            <text:p>0.00102396</text:p>
          </table:table-cell>
          <table:table-cell table:style-name="ce81" table:formula="of:=IF(OR([.S69]=1; [.T69]=1);&quot;1&quot;;&quot;0&quot;)" office:value-type="string" office:string-value="0" calcext:value-type="string">
            <text:p>0</text:p>
          </table:table-cell>
          <table:table-cell table:style-name="ce86" table:formula="of:=IF(AND([.S69]=-1;[.T69]=-1);&quot;1&quot;;&quot;0&quot;)" office:value-type="string" office:string-value="0" calcext:value-type="string">
            <text:p>0</text:p>
          </table:table-cell>
          <table:table-cell table:style-name="ce81" table:formula="of:=IF(OR(AND([.X69]&gt;[.$Y$2];[.T69]=0;[.S69]=0); AND([.X69]&gt;[.$Y$2];[.T69]=0;[.S69]=-1); AND([.T69]=-1; [.S69]=0); [.B69]=&quot;NRAO140&quot;);&quot;1&quot;; &quot;0&quot;)" office:value-type="string" office:string-value="0" calcext:value-type="string">
            <text:p>0</text:p>
          </table:table-cell>
          <table:table-cell table:style-name="ce81" table:formula="of:=IF(AND([.S69]=0;[.T69]=0; [.X69]&lt;[.$Y$2]);&quot;1&quot;; &quot;0&quot;)" office:value-type="string" office:string-value="0" calcext:value-type="string">
            <text:p>0</text:p>
          </table:table-cell>
          <table:table-cell table:style-name="ce81" table:formula="of:=IF(AND([.S69]=-1;[.T69]=0; [.X69]&lt;[.$Y$2]; [.B69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69]=-1;[.T69]=-1; [.E69]&lt;[.$AA$2]);&quot;1&quot;; &quot;0&quot;)" office:value-type="string" office:string-value="0" calcext:value-type="string">
            <text:p>0</text:p>
          </table:table-cell>
          <table:table-cell table:style-name="ce88" table:formula="of:=IF(OR([.AB69]=&quot;1&quot;; [.AC69]=&quot;1&quot;; [.AD69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66" calcext:value-type="float">
            <text:p>66</text:p>
          </table:table-cell>
          <table:table-cell table:style-name="ce71" office:value-type="string" calcext:value-type="string">
            <text:p>3C225a</text:p>
          </table:table-cell>
          <table:table-cell table:style-name="ce73" office:value-type="float" office:value="219.8662" calcext:value-type="float">
            <text:p>219.8662</text:p>
          </table:table-cell>
          <table:table-cell table:style-name="ce73" office:value-type="float" office:value="44.0249" calcext:value-type="float">
            <text:p>44.0249</text:p>
          </table:table-cell>
          <table:table-cell table:style-name="ce73" office:value-type="float" office:value="4.24" calcext:value-type="float">
            <text:p>4.24</text:p>
          </table:table-cell>
          <table:table-cell table:style-name="ce73" office:value-type="float" office:value="0.3" calcext:value-type="float">
            <text:p>0.3</text:p>
          </table:table-cell>
          <table:table-cell table:style-name="ce73" office:value-type="float" office:value="4.1902" calcext:value-type="float">
            <text:p>4.1902</text:p>
          </table:table-cell>
          <table:table-cell table:style-name="ce73" office:value-type="float" office:value="0.1057" calcext:value-type="float">
            <text:p>0.1057</text:p>
          </table:table-cell>
          <table:table-cell table:style-name="ce73" office:value-type="float" office:value="1.19" calcext:value-type="float">
            <text:p>1.19</text:p>
          </table:table-cell>
          <table:table-cell table:style-name="ce73" office:value-type="float" office:value="0.2965" calcext:value-type="float">
            <text:p>0.2965</text:p>
          </table:table-cell>
          <table:table-cell table:style-name="ce73" office:value-type="float" office:value="3.05" calcext:value-type="float">
            <text:p>3.05</text:p>
          </table:table-cell>
          <table:table-cell table:style-name="ce73" office:value-type="float" office:value="0.0595" calcext:value-type="float">
            <text:p>0.0595</text:p>
          </table:table-cell>
          <table:table-cell table:style-name="ce73" office:value-type="float" office:value="0.0467" calcext:value-type="float">
            <text:p>0.0467</text:p>
          </table:table-cell>
          <table:table-cell table:style-name="ce73" office:value-type="float" office:value="0.0032" calcext:value-type="float">
            <text:p>0.0032</text:p>
          </table:table-cell>
          <table:table-cell table:style-name="ce73" office:value-type="float" office:value="0.1451" calcext:value-type="float">
            <text:p>0.1451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867123" calcext:value-type="float">
            <text:p>0.00867123</text:p>
          </table:table-cell>
          <table:table-cell table:style-name="ce71" office:value-type="float" office:value="0.00976312" calcext:value-type="float">
            <text:p>0.00976312</text:p>
          </table:table-cell>
          <table:table-cell table:style-name="ce81" table:formula="of:=IF(OR([.S70]=1; [.T70]=1);&quot;1&quot;;&quot;0&quot;)" office:value-type="string" office:string-value="0" calcext:value-type="string">
            <text:p>0</text:p>
          </table:table-cell>
          <table:table-cell table:style-name="ce86" table:formula="of:=IF(AND([.S70]=-1;[.T70]=-1);&quot;1&quot;;&quot;0&quot;)" office:value-type="string" office:string-value="0" calcext:value-type="string">
            <text:p>0</text:p>
          </table:table-cell>
          <table:table-cell table:style-name="ce81" table:formula="of:=IF(OR(AND([.X70]&gt;[.$Y$2];[.T70]=0;[.S70]=0); AND([.X70]&gt;[.$Y$2];[.T70]=0;[.S70]=-1); AND([.T70]=-1; [.S70]=0); [.B70]=&quot;NRAO140&quot;);&quot;1&quot;; &quot;0&quot;)" office:value-type="string" office:string-value="1" calcext:value-type="string">
            <text:p>1</text:p>
          </table:table-cell>
          <table:table-cell table:style-name="ce81" table:formula="of:=IF(AND([.S70]=0;[.T70]=0; [.X70]&lt;[.$Y$2]);&quot;1&quot;; &quot;0&quot;)" office:value-type="string" office:string-value="0" calcext:value-type="string">
            <text:p>0</text:p>
          </table:table-cell>
          <table:table-cell table:style-name="ce81" table:formula="of:=IF(AND([.S70]=-1;[.T70]=0; [.X70]&lt;[.$Y$2]; [.B70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70]=-1;[.T70]=-1; [.E70]&lt;[.$AA$2]);&quot;1&quot;; &quot;0&quot;)" office:value-type="string" office:string-value="0" calcext:value-type="string">
            <text:p>0</text:p>
          </table:table-cell>
          <table:table-cell table:style-name="ce88" table:formula="of:=IF(OR([.AB70]=&quot;1&quot;; [.AC70]=&quot;1&quot;; [.AD70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67" calcext:value-type="float">
            <text:p>67</text:p>
          </table:table-cell>
          <table:table-cell table:style-name="ce71" office:value-type="string" calcext:value-type="string">
            <text:p>4C07.32</text:p>
          </table:table-cell>
          <table:table-cell table:style-name="ce73" office:value-type="float" office:value="322.2286" calcext:value-type="float">
            <text:p>322.2286</text:p>
          </table:table-cell>
          <table:table-cell table:style-name="ce73" office:value-type="float" office:value="68.835" calcext:value-type="float">
            <text:p>68.835</text:p>
          </table:table-cell>
          <table:table-cell table:style-name="ce73" office:value-type="float" office:value="2.7" calcext:value-type="float">
            <text:p>2.7</text:p>
          </table:table-cell>
          <table:table-cell table:style-name="ce73" office:value-type="float" office:value="0.04" calcext:value-type="float">
            <text:p>0.04</text:p>
          </table:table-cell>
          <table:table-cell table:style-name="ce73" office:value-type="float" office:value="2.6159" calcext:value-type="float">
            <text:p>2.6159</text:p>
          </table:table-cell>
          <table:table-cell table:style-name="ce73" office:value-type="float" office:value="0.3236" calcext:value-type="float">
            <text:p>0.3236</text:p>
          </table:table-cell>
          <table:table-cell table:style-name="ce73" office:value-type="float" office:value="0.44" calcext:value-type="float">
            <text:p>0.44</text:p>
          </table:table-cell>
          <table:table-cell table:style-name="ce73" office:value-type="float" office:value="0.0287" calcext:value-type="float">
            <text:p>0.0287</text:p>
          </table:table-cell>
          <table:table-cell table:style-name="ce73" office:value-type="float" office:value="2.26" calcext:value-type="float">
            <text:p>2.26</text:p>
          </table:table-cell>
          <table:table-cell table:style-name="ce73" office:value-type="float" office:value="0.0307" calcext:value-type="float">
            <text:p>0.0307</text:p>
          </table:table-cell>
          <table:table-cell table:style-name="ce73" office:value-type="float" office:value="0.0271" calcext:value-type="float">
            <text:p>0.0271</text:p>
          </table:table-cell>
          <table:table-cell table:style-name="ce73" office:value-type="float" office:value="0.0003" calcext:value-type="float">
            <text:p>0.0003</text:p>
          </table:table-cell>
          <table:table-cell table:style-name="ce73" office:value-type="float" office:value="0.0836" calcext:value-type="float">
            <text:p>0.0836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300505" calcext:value-type="float">
            <text:p>0.00300505</text:p>
          </table:table-cell>
          <table:table-cell table:style-name="ce71" office:value-type="float" office:value="0.00306994" calcext:value-type="float">
            <text:p>0.00306994</text:p>
          </table:table-cell>
          <table:table-cell table:style-name="ce81" table:formula="of:=IF(OR([.S71]=1; [.T71]=1);&quot;1&quot;;&quot;0&quot;)" office:value-type="string" office:string-value="0" calcext:value-type="string">
            <text:p>0</text:p>
          </table:table-cell>
          <table:table-cell table:style-name="ce86" table:formula="of:=IF(AND([.S71]=-1;[.T71]=-1);&quot;1&quot;;&quot;0&quot;)" office:value-type="string" office:string-value="0" calcext:value-type="string">
            <text:p>0</text:p>
          </table:table-cell>
          <table:table-cell table:style-name="ce81" table:formula="of:=IF(OR(AND([.X71]&gt;[.$Y$2];[.T71]=0;[.S71]=0); AND([.X71]&gt;[.$Y$2];[.T71]=0;[.S71]=-1); AND([.T71]=-1; [.S71]=0); [.B71]=&quot;NRAO140&quot;);&quot;1&quot;; &quot;0&quot;)" office:value-type="string" office:string-value="0" calcext:value-type="string">
            <text:p>0</text:p>
          </table:table-cell>
          <table:table-cell table:style-name="ce81" table:formula="of:=IF(AND([.S71]=0;[.T71]=0; [.X71]&lt;[.$Y$2]);&quot;1&quot;; &quot;0&quot;)" office:value-type="string" office:string-value="0" calcext:value-type="string">
            <text:p>0</text:p>
          </table:table-cell>
          <table:table-cell table:style-name="ce81" table:formula="of:=IF(AND([.S71]=-1;[.T71]=0; [.X71]&lt;[.$Y$2]; [.B71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71]=-1;[.T71]=-1; [.E71]&lt;[.$AA$2]);&quot;1&quot;; &quot;0&quot;)" office:value-type="string" office:string-value="0" calcext:value-type="string">
            <text:p>0</text:p>
          </table:table-cell>
          <table:table-cell table:style-name="ce88" table:formula="of:=IF(OR([.AB71]=&quot;1&quot;; [.AC71]=&quot;1&quot;; [.AD71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68" calcext:value-type="float">
            <text:p>68</text:p>
          </table:table-cell>
          <table:table-cell table:style-name="ce71" office:value-type="string" calcext:value-type="string">
            <text:p>3C245</text:p>
          </table:table-cell>
          <table:table-cell table:style-name="ce73" office:value-type="float" office:value="233.1247" calcext:value-type="float">
            <text:p>233.1247</text:p>
          </table:table-cell>
          <table:table-cell table:style-name="ce73" office:value-type="float" office:value="56.3009" calcext:value-type="float">
            <text:p>56.3009</text:p>
          </table:table-cell>
          <table:table-cell table:style-name="ce73" office:value-type="float" office:value="2.68" calcext:value-type="float">
            <text:p>2.68</text:p>
          </table:table-cell>
          <table:table-cell table:style-name="ce73" office:value-type="float" office:value="0.05" calcext:value-type="float">
            <text:p>0.05</text:p>
          </table:table-cell>
          <table:table-cell table:style-name="ce73" office:value-type="float" office:value="2.6835" calcext:value-type="float">
            <text:p>2.6835</text:p>
          </table:table-cell>
          <table:table-cell table:style-name="ce73" office:value-type="float" office:value="0.1675" calcext:value-type="float">
            <text:p>0.1675</text:p>
          </table:table-cell>
          <table:table-cell table:style-name="ce73" office:value-type="float" office:value="0.72" calcext:value-type="float">
            <text:p>0.72</text:p>
          </table:table-cell>
          <table:table-cell table:style-name="ce73" office:value-type="float" office:value="0.0375" calcext:value-type="float">
            <text:p>0.0375</text:p>
          </table:table-cell>
          <table:table-cell table:style-name="ce73" office:value-type="float" office:value="1.95" calcext:value-type="float">
            <text:p>1.95</text:p>
          </table:table-cell>
          <table:table-cell table:style-name="ce73" office:value-type="float" office:value="0.0283" calcext:value-type="float">
            <text:p>0.0283</text:p>
          </table:table-cell>
          <table:table-cell table:style-name="ce73" office:value-type="float" office:value="0.0215" calcext:value-type="float">
            <text:p>0.0215</text:p>
          </table:table-cell>
          <table:table-cell table:style-name="ce73" office:value-type="float" office:value="0.0008" calcext:value-type="float">
            <text:p>0.0008</text:p>
          </table:table-cell>
          <table:table-cell table:style-name="ce73" office:value-type="float" office:value="0.0653" calcext:value-type="float">
            <text:p>0.0653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100547" calcext:value-type="float">
            <text:p>0.00100547</text:p>
          </table:table-cell>
          <table:table-cell table:style-name="ce71" office:value-type="float" office:value="0.00113624" calcext:value-type="float">
            <text:p>0.00113624</text:p>
          </table:table-cell>
          <table:table-cell table:style-name="ce81" table:formula="of:=IF(OR([.S72]=1; [.T72]=1);&quot;1&quot;;&quot;0&quot;)" office:value-type="string" office:string-value="0" calcext:value-type="string">
            <text:p>0</text:p>
          </table:table-cell>
          <table:table-cell table:style-name="ce86" table:formula="of:=IF(AND([.S72]=-1;[.T72]=-1);&quot;1&quot;;&quot;0&quot;)" office:value-type="string" office:string-value="0" calcext:value-type="string">
            <text:p>0</text:p>
          </table:table-cell>
          <table:table-cell table:style-name="ce81" table:formula="of:=IF(OR(AND([.X72]&gt;[.$Y$2];[.T72]=0;[.S72]=0); AND([.X72]&gt;[.$Y$2];[.T72]=0;[.S72]=-1); AND([.T72]=-1; [.S72]=0); [.B72]=&quot;NRAO140&quot;);&quot;1&quot;; &quot;0&quot;)" office:value-type="string" office:string-value="0" calcext:value-type="string">
            <text:p>0</text:p>
          </table:table-cell>
          <table:table-cell table:style-name="ce81" table:formula="of:=IF(AND([.S72]=0;[.T72]=0; [.X72]&lt;[.$Y$2]);&quot;1&quot;; &quot;0&quot;)" office:value-type="string" office:string-value="1" calcext:value-type="string">
            <text:p>1</text:p>
          </table:table-cell>
          <table:table-cell table:style-name="ce81" table:formula="of:=IF(AND([.S72]=-1;[.T72]=0; [.X72]&lt;[.$Y$2]; [.B72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72]=-1;[.T72]=-1; [.E72]&lt;[.$AA$2]);&quot;1&quot;; &quot;0&quot;)" office:value-type="string" office:string-value="0" calcext:value-type="string">
            <text:p>0</text:p>
          </table:table-cell>
          <table:table-cell table:style-name="ce88" table:formula="of:=IF(OR([.AB72]=&quot;1&quot;; [.AC72]=&quot;1&quot;; [.AD72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69" calcext:value-type="float">
            <text:p>69</text:p>
          </table:table-cell>
          <table:table-cell table:style-name="ce71" office:value-type="string" calcext:value-type="string">
            <text:p>3C93.1</text:p>
          </table:table-cell>
          <table:table-cell table:style-name="ce73" office:value-type="float" office:value="160.0361" calcext:value-type="float">
            <text:p>160.0361</text:p>
          </table:table-cell>
          <table:table-cell table:style-name="ce73" office:value-type="float" office:value="-15.9147" calcext:value-type="float">
            <text:p>-15.9147</text:p>
          </table:table-cell>
          <table:table-cell table:style-name="ce73" office:value-type="float" office:value="15.55" calcext:value-type="float">
            <text:p>15.55</text:p>
          </table:table-cell>
          <table:table-cell table:style-name="ce73" office:value-type="float" office:value="1.32" calcext:value-type="float">
            <text:p>1.32</text:p>
          </table:table-cell>
          <table:table-cell table:style-name="ce73" office:value-type="float" office:value="12.1261" calcext:value-type="float">
            <text:p>12.1261</text:p>
          </table:table-cell>
          <table:table-cell table:style-name="ce73" office:value-type="float" office:value="1.0273" calcext:value-type="float">
            <text:p>1.0273</text:p>
          </table:table-cell>
          <table:table-cell table:style-name="ce73" office:value-type="float" office:value="4.44" calcext:value-type="float">
            <text:p>4.44</text:p>
          </table:table-cell>
          <table:table-cell table:style-name="ce73" office:value-type="float" office:value="1.2448" calcext:value-type="float">
            <text:p>1.2448</text:p>
          </table:table-cell>
          <table:table-cell table:style-name="ce73" office:value-type="float" office:value="11.11" calcext:value-type="float">
            <text:p>11.11</text:p>
          </table:table-cell>
          <table:table-cell table:style-name="ce73" office:value-type="float" office:value="0.4247" calcext:value-type="float">
            <text:p>0.4247</text:p>
          </table:table-cell>
          <table:table-cell table:style-name="ce73" office:value-type="float" office:value="0.3287" calcext:value-type="float">
            <text:p>0.3287</text:p>
          </table:table-cell>
          <table:table-cell table:style-name="ce73" office:value-type="float" office:value="0.0141" calcext:value-type="float">
            <text:p>0.0141</text:p>
          </table:table-cell>
          <table:table-cell table:style-name="ce73" office:value-type="float" office:value="1.0543" calcext:value-type="float">
            <text:p>1.0543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914696" calcext:value-type="float">
            <text:p>0.00914696</text:p>
          </table:table-cell>
          <table:table-cell table:style-name="ce71" office:value-type="float" office:value="0.00921035" calcext:value-type="float">
            <text:p>0.00921035</text:p>
          </table:table-cell>
          <table:table-cell table:style-name="ce81" table:formula="of:=IF(OR([.S73]=1; [.T73]=1);&quot;1&quot;;&quot;0&quot;)" office:value-type="string" office:string-value="0" calcext:value-type="string">
            <text:p>0</text:p>
          </table:table-cell>
          <table:table-cell table:style-name="ce86" table:formula="of:=IF(AND([.S73]=-1;[.T73]=-1);&quot;1&quot;;&quot;0&quot;)" office:value-type="string" office:string-value="0" calcext:value-type="string">
            <text:p>0</text:p>
          </table:table-cell>
          <table:table-cell table:style-name="ce81" table:formula="of:=IF(OR(AND([.X73]&gt;[.$Y$2];[.T73]=0;[.S73]=0); AND([.X73]&gt;[.$Y$2];[.T73]=0;[.S73]=-1); AND([.T73]=-1; [.S73]=0); [.B73]=&quot;NRAO140&quot;);&quot;1&quot;; &quot;0&quot;)" office:value-type="string" office:string-value="1" calcext:value-type="string">
            <text:p>1</text:p>
          </table:table-cell>
          <table:table-cell table:style-name="ce81" table:formula="of:=IF(AND([.S73]=0;[.T73]=0; [.X73]&lt;[.$Y$2]);&quot;1&quot;; &quot;0&quot;)" office:value-type="string" office:string-value="0" calcext:value-type="string">
            <text:p>0</text:p>
          </table:table-cell>
          <table:table-cell table:style-name="ce81" table:formula="of:=IF(AND([.S73]=-1;[.T73]=0; [.X73]&lt;[.$Y$2]; [.B73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73]=-1;[.T73]=-1; [.E73]&lt;[.$AA$2]);&quot;1&quot;; &quot;0&quot;)" office:value-type="string" office:string-value="0" calcext:value-type="string">
            <text:p>0</text:p>
          </table:table-cell>
          <table:table-cell table:style-name="ce88" table:formula="of:=IF(OR([.AB73]=&quot;1&quot;; [.AC73]=&quot;1&quot;; [.AD73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70" calcext:value-type="float">
            <text:p>70</text:p>
          </table:table-cell>
          <table:table-cell table:style-name="ce71" office:value-type="string" calcext:value-type="string">
            <text:p>3C348</text:p>
          </table:table-cell>
          <table:table-cell table:style-name="ce73" office:value-type="float" office:value="22.971" calcext:value-type="float">
            <text:p>22.971</text:p>
          </table:table-cell>
          <table:table-cell table:style-name="ce73" office:value-type="float" office:value="29.1769" calcext:value-type="float">
            <text:p>29.1769</text:p>
          </table:table-cell>
          <table:table-cell table:style-name="ce73" office:value-type="float" office:value="7.3" calcext:value-type="float">
            <text:p>7.3</text:p>
          </table:table-cell>
          <table:table-cell table:style-name="ce73" office:value-type="float" office:value="0.2" calcext:value-type="float">
            <text:p>0.2</text:p>
          </table:table-cell>
          <table:table-cell table:style-name="ce73" office:value-type="float" office:value="6.6708" calcext:value-type="float">
            <text:p>6.6708</text:p>
          </table:table-cell>
          <table:table-cell table:style-name="ce73" office:value-type="float" office:value="0.0762" calcext:value-type="float">
            <text:p>0.0762</text:p>
          </table:table-cell>
          <table:table-cell table:style-name="ce73" office:value-type="float" office:value="2.09" calcext:value-type="float">
            <text:p>2.09</text:p>
          </table:table-cell>
          <table:table-cell table:style-name="ce73" office:value-type="float" office:value="0.1921" calcext:value-type="float">
            <text:p>0.1921</text:p>
          </table:table-cell>
          <table:table-cell table:style-name="ce73" office:value-type="float" office:value="5.22" calcext:value-type="float">
            <text:p>5.22</text:p>
          </table:table-cell>
          <table:table-cell table:style-name="ce73" office:value-type="float" office:value="0.0589" calcext:value-type="float">
            <text:p>0.0589</text:p>
          </table:table-cell>
          <table:table-cell table:style-name="ce73" office:value-type="float" office:value="0.0821" calcext:value-type="float">
            <text:p>0.0821</text:p>
          </table:table-cell>
          <table:table-cell table:style-name="ce73" office:value-type="float" office:value="0.0013" calcext:value-type="float">
            <text:p>0.0013</text:p>
          </table:table-cell>
          <table:table-cell table:style-name="ce73" office:value-type="float" office:value="0.2522" calcext:value-type="float">
            <text:p>0.2522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184684" calcext:value-type="float">
            <text:p>0.00184684</text:p>
          </table:table-cell>
          <table:table-cell table:style-name="ce71" office:value-type="float" office:value="0.00165106" calcext:value-type="float">
            <text:p>0.00165106</text:p>
          </table:table-cell>
          <table:table-cell table:style-name="ce81" table:formula="of:=IF(OR([.S74]=1; [.T74]=1);&quot;1&quot;;&quot;0&quot;)" office:value-type="string" office:string-value="0" calcext:value-type="string">
            <text:p>0</text:p>
          </table:table-cell>
          <table:table-cell table:style-name="ce86" table:formula="of:=IF(AND([.S74]=-1;[.T74]=-1);&quot;1&quot;;&quot;0&quot;)" office:value-type="string" office:string-value="0" calcext:value-type="string">
            <text:p>0</text:p>
          </table:table-cell>
          <table:table-cell table:style-name="ce81" table:formula="of:=IF(OR(AND([.X74]&gt;[.$Y$2];[.T74]=0;[.S74]=0); AND([.X74]&gt;[.$Y$2];[.T74]=0;[.S74]=-1); AND([.T74]=-1; [.S74]=0); [.B74]=&quot;NRAO140&quot;);&quot;1&quot;; &quot;0&quot;)" office:value-type="string" office:string-value="0" calcext:value-type="string">
            <text:p>0</text:p>
          </table:table-cell>
          <table:table-cell table:style-name="ce81" table:formula="of:=IF(AND([.S74]=0;[.T74]=0; [.X74]&lt;[.$Y$2]);&quot;1&quot;; &quot;0&quot;)" office:value-type="string" office:string-value="1" calcext:value-type="string">
            <text:p>1</text:p>
          </table:table-cell>
          <table:table-cell table:style-name="ce81" table:formula="of:=IF(AND([.S74]=-1;[.T74]=0; [.X74]&lt;[.$Y$2]; [.B74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74]=-1;[.T74]=-1; [.E74]&lt;[.$AA$2]);&quot;1&quot;; &quot;0&quot;)" office:value-type="string" office:string-value="0" calcext:value-type="string">
            <text:p>0</text:p>
          </table:table-cell>
          <table:table-cell table:style-name="ce88" table:formula="of:=IF(OR([.AB74]=&quot;1&quot;; [.AC74]=&quot;1&quot;; [.AD74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71" calcext:value-type="float">
            <text:p>71</text:p>
          </table:table-cell>
          <table:table-cell table:style-name="ce71" office:value-type="string" calcext:value-type="string">
            <text:p>4C13.67</text:p>
          </table:table-cell>
          <table:table-cell table:style-name="ce73" office:value-type="float" office:value="43.4971" calcext:value-type="float">
            <text:p>43.4971</text:p>
          </table:table-cell>
          <table:table-cell table:style-name="ce73" office:value-type="float" office:value="9.154" calcext:value-type="float">
            <text:p>9.154</text:p>
          </table:table-cell>
          <table:table-cell table:style-name="ce73" office:value-type="float" office:value="21.36" calcext:value-type="float">
            <text:p>21.36</text:p>
          </table:table-cell>
          <table:table-cell table:style-name="ce73" office:value-type="float" office:value="1.1" calcext:value-type="float">
            <text:p>1.1</text:p>
          </table:table-cell>
          <table:table-cell table:style-name="ce73" office:value-type="float" office:value="17.2975" calcext:value-type="float">
            <text:p>17.2975</text:p>
          </table:table-cell>
          <table:table-cell table:style-name="ce73" office:value-type="float" office:value="0.2088" calcext:value-type="float">
            <text:p>0.2088</text:p>
          </table:table-cell>
          <table:table-cell table:style-name="ce73" office:value-type="float" office:value="5.28" calcext:value-type="float">
            <text:p>5.28</text:p>
          </table:table-cell>
          <table:table-cell table:style-name="ce73" office:value-type="float" office:value="0.9362" calcext:value-type="float">
            <text:p>0.9362</text:p>
          </table:table-cell>
          <table:table-cell table:style-name="ce73" office:value-type="float" office:value="16.08" calcext:value-type="float">
            <text:p>16.08</text:p>
          </table:table-cell>
          <table:table-cell table:style-name="ce73" office:value-type="float" office:value="0.5836" calcext:value-type="float">
            <text:p>0.5836</text:p>
          </table:table-cell>
          <table:table-cell table:style-name="ce73" office:value-type="float" office:value="0.5526" calcext:value-type="float">
            <text:p>0.5526</text:p>
          </table:table-cell>
          <table:table-cell table:style-name="ce73" office:value-type="float" office:value="0.0138" calcext:value-type="float">
            <text:p>0.0138</text:p>
          </table:table-cell>
          <table:table-cell table:style-name="ce73" office:value-type="float" office:value="1.685" calcext:value-type="float">
            <text:p>1.685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1.5494" calcext:value-type="float">
            <text:p>1.5494</text:p>
          </table:table-cell>
          <table:table-cell table:style-name="ce81" office:value-type="float" office:value="0.402" calcext:value-type="float">
            <text:p>0.402</text:p>
          </table:table-cell>
          <table:table-cell table:style-name="ce71" office:value-type="float" office:value="0.0106085" calcext:value-type="float">
            <text:p>0.0106085</text:p>
          </table:table-cell>
          <table:table-cell table:style-name="ce71" office:value-type="float" office:value="0.0137032" calcext:value-type="float">
            <text:p>0.0137032</text:p>
          </table:table-cell>
          <table:table-cell table:style-name="ce81" table:formula="of:=IF(OR([.S75]=1; [.T75]=1);&quot;1&quot;;&quot;0&quot;)" office:value-type="string" office:string-value="1" calcext:value-type="string">
            <text:p>1</text:p>
          </table:table-cell>
          <table:table-cell table:style-name="ce86" table:formula="of:=IF(AND([.S75]=-1;[.T75]=-1);&quot;1&quot;;&quot;0&quot;)" office:value-type="string" office:string-value="0" calcext:value-type="string">
            <text:p>0</text:p>
          </table:table-cell>
          <table:table-cell table:style-name="ce81" table:formula="of:=IF(OR(AND([.X75]&gt;[.$Y$2];[.T75]=0;[.S75]=0); AND([.X75]&gt;[.$Y$2];[.T75]=0;[.S75]=-1); AND([.T75]=-1; [.S75]=0); [.B75]=&quot;NRAO140&quot;);&quot;1&quot;; &quot;0&quot;)" office:value-type="string" office:string-value="0" calcext:value-type="string">
            <text:p>0</text:p>
          </table:table-cell>
          <table:table-cell table:style-name="ce81" table:formula="of:=IF(AND([.S75]=0;[.T75]=0; [.X75]&lt;[.$Y$2]);&quot;1&quot;; &quot;0&quot;)" office:value-type="string" office:string-value="0" calcext:value-type="string">
            <text:p>0</text:p>
          </table:table-cell>
          <table:table-cell table:style-name="ce81" table:formula="of:=IF(AND([.S75]=-1;[.T75]=0; [.X75]&lt;[.$Y$2]; [.B75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75]=-1;[.T75]=-1; [.E75]&lt;[.$AA$2]);&quot;1&quot;; &quot;0&quot;)" office:value-type="string" office:string-value="0" calcext:value-type="string">
            <text:p>0</text:p>
          </table:table-cell>
          <table:table-cell table:style-name="ce88" table:formula="of:=IF(OR([.AB75]=&quot;1&quot;; [.AC75]=&quot;1&quot;; [.AD75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72" calcext:value-type="float">
            <text:p>72</text:p>
          </table:table-cell>
          <table:table-cell table:style-name="ce71" office:value-type="string" calcext:value-type="string">
            <text:p>3C286</text:p>
          </table:table-cell>
          <table:table-cell table:style-name="ce73" office:value-type="float" office:value="56.5241" calcext:value-type="float">
            <text:p>56.5241</text:p>
          </table:table-cell>
          <table:table-cell table:style-name="ce73" office:value-type="float" office:value="80.6747" calcext:value-type="float">
            <text:p>80.6747</text:p>
          </table:table-cell>
          <table:table-cell table:style-name="ce73" office:value-type="float" office:value="1.34" calcext:value-type="float">
            <text:p>1.34</text:p>
          </table:table-cell>
          <table:table-cell table:style-name="ce73" office:value-type="float" office:value="0.09" calcext:value-type="float">
            <text:p>0.09</text:p>
          </table:table-cell>
          <table:table-cell table:style-name="ce73" office:value-type="float" office:value="1.4944" calcext:value-type="float">
            <text:p>1.4944</text:p>
          </table:table-cell>
          <table:table-cell table:style-name="ce73" office:value-type="float" office:value="0.1101" calcext:value-type="float">
            <text:p>0.1101</text:p>
          </table:table-cell>
          <table:table-cell table:style-name="ce73" office:value-type="float" office:value="0.06" calcext:value-type="float">
            <text:p>0.06</text:p>
          </table:table-cell>
          <table:table-cell table:style-name="ce73" office:value-type="float" office:value="0.0241" calcext:value-type="float">
            <text:p>0.0241</text:p>
          </table:table-cell>
          <table:table-cell table:style-name="ce73" office:value-type="float" office:value="1.28" calcext:value-type="float">
            <text:p>1.28</text:p>
          </table:table-cell>
          <table:table-cell table:style-name="ce73" office:value-type="float" office:value="0.0876" calcext:value-type="float">
            <text:p>0.0876</text:p>
          </table:table-cell>
          <table:table-cell table:style-name="ce73" office:value-type="float" office:value="0.01" calcext:value-type="float">
            <text:p>0.01</text:p>
          </table:table-cell>
          <table:table-cell table:style-name="ce73" office:value-type="float" office:value="0.0005" calcext:value-type="float">
            <text:p>0.0005</text:p>
          </table:table-cell>
          <table:table-cell table:style-name="ce73" office:value-type="float" office:value="0.0306" calcext:value-type="float">
            <text:p>0.0306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0784544" calcext:value-type="float">
            <text:p>0.000784544</text:p>
          </table:table-cell>
          <table:table-cell table:style-name="ce71" office:value-type="float" office:value="0.000713391" calcext:value-type="float">
            <text:p>0.000713391</text:p>
          </table:table-cell>
          <table:table-cell table:style-name="ce81" table:formula="of:=IF(OR([.S76]=1; [.T76]=1);&quot;1&quot;;&quot;0&quot;)" office:value-type="string" office:string-value="0" calcext:value-type="string">
            <text:p>0</text:p>
          </table:table-cell>
          <table:table-cell table:style-name="ce86" table:formula="of:=IF(AND([.S76]=-1;[.T76]=-1);&quot;1&quot;;&quot;0&quot;)" office:value-type="string" office:string-value="0" calcext:value-type="string">
            <text:p>0</text:p>
          </table:table-cell>
          <table:table-cell table:style-name="ce81" table:formula="of:=IF(OR(AND([.X76]&gt;[.$Y$2];[.T76]=0;[.S76]=0); AND([.X76]&gt;[.$Y$2];[.T76]=0;[.S76]=-1); AND([.T76]=-1; [.S76]=0); [.B76]=&quot;NRAO140&quot;);&quot;1&quot;; &quot;0&quot;)" office:value-type="string" office:string-value="0" calcext:value-type="string">
            <text:p>0</text:p>
          </table:table-cell>
          <table:table-cell table:style-name="ce81" table:formula="of:=IF(AND([.S76]=0;[.T76]=0; [.X76]&lt;[.$Y$2]);&quot;1&quot;; &quot;0&quot;)" office:value-type="string" office:string-value="0" calcext:value-type="string">
            <text:p>0</text:p>
          </table:table-cell>
          <table:table-cell table:style-name="ce81" table:formula="of:=IF(AND([.S76]=-1;[.T76]=0; [.X76]&lt;[.$Y$2]; [.B76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76]=-1;[.T76]=-1; [.E76]&lt;[.$AA$2]);&quot;1&quot;; &quot;0&quot;)" office:value-type="string" office:string-value="0" calcext:value-type="string">
            <text:p>0</text:p>
          </table:table-cell>
          <table:table-cell table:style-name="ce88" table:formula="of:=IF(OR([.AB76]=&quot;1&quot;; [.AC76]=&quot;1&quot;; [.AD76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73" calcext:value-type="float">
            <text:p>73</text:p>
          </table:table-cell>
          <table:table-cell table:style-name="ce71" office:value-type="string" calcext:value-type="string">
            <text:p>4C13.65</text:p>
          </table:table-cell>
          <table:table-cell table:style-name="ce73" office:value-type="float" office:value="39.3151" calcext:value-type="float">
            <text:p>39.3151</text:p>
          </table:table-cell>
          <table:table-cell table:style-name="ce73" office:value-type="float" office:value="17.718" calcext:value-type="float">
            <text:p>17.718</text:p>
          </table:table-cell>
          <table:table-cell table:style-name="ce73" office:value-type="float" office:value="11.75" calcext:value-type="float">
            <text:p>11.75</text:p>
          </table:table-cell>
          <table:table-cell table:style-name="ce73" office:value-type="float" office:value="0.19" calcext:value-type="float">
            <text:p>0.19</text:p>
          </table:table-cell>
          <table:table-cell table:style-name="ce73" office:value-type="float" office:value="10.914" calcext:value-type="float">
            <text:p>10.914</text:p>
          </table:table-cell>
          <table:table-cell table:style-name="ce73" office:value-type="float" office:value="0.1527" calcext:value-type="float">
            <text:p>0.1527</text:p>
          </table:table-cell>
          <table:table-cell table:style-name="ce73" office:value-type="float" office:value="2.04" calcext:value-type="float">
            <text:p>2.04</text:p>
          </table:table-cell>
          <table:table-cell table:style-name="ce73" office:value-type="float" office:value="0.1682" calcext:value-type="float">
            <text:p>0.1682</text:p>
          </table:table-cell>
          <table:table-cell table:style-name="ce73" office:value-type="float" office:value="9.71" calcext:value-type="float">
            <text:p>9.71</text:p>
          </table:table-cell>
          <table:table-cell table:style-name="ce73" office:value-type="float" office:value="0.0772" calcext:value-type="float">
            <text:p>0.0772</text:p>
          </table:table-cell>
          <table:table-cell table:style-name="ce73" office:value-type="float" office:value="0.1189" calcext:value-type="float">
            <text:p>0.1189</text:p>
          </table:table-cell>
          <table:table-cell table:style-name="ce73" office:value-type="float" office:value="0.0039" calcext:value-type="float">
            <text:p>0.0039</text:p>
          </table:table-cell>
          <table:table-cell table:style-name="ce73" office:value-type="float" office:value="0.374" calcext:value-type="float">
            <text:p>0.374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193377" calcext:value-type="float">
            <text:p>0.00193377</text:p>
          </table:table-cell>
          <table:table-cell table:style-name="ce71" office:value-type="float" office:value="0.0020015" calcext:value-type="float">
            <text:p>0.0020015</text:p>
          </table:table-cell>
          <table:table-cell table:style-name="ce81" table:formula="of:=IF(OR([.S77]=1; [.T77]=1);&quot;1&quot;;&quot;0&quot;)" office:value-type="string" office:string-value="0" calcext:value-type="string">
            <text:p>0</text:p>
          </table:table-cell>
          <table:table-cell table:style-name="ce86" table:formula="of:=IF(AND([.S77]=-1;[.T77]=-1);&quot;1&quot;;&quot;0&quot;)" office:value-type="string" office:string-value="0" calcext:value-type="string">
            <text:p>0</text:p>
          </table:table-cell>
          <table:table-cell table:style-name="ce81" table:formula="of:=IF(OR(AND([.X77]&gt;[.$Y$2];[.T77]=0;[.S77]=0); AND([.X77]&gt;[.$Y$2];[.T77]=0;[.S77]=-1); AND([.T77]=-1; [.S77]=0); [.B77]=&quot;NRAO140&quot;);&quot;1&quot;; &quot;0&quot;)" office:value-type="string" office:string-value="0" calcext:value-type="string">
            <text:p>0</text:p>
          </table:table-cell>
          <table:table-cell table:style-name="ce81" table:formula="of:=IF(AND([.S77]=0;[.T77]=0; [.X77]&lt;[.$Y$2]);&quot;1&quot;; &quot;0&quot;)" office:value-type="string" office:string-value="1" calcext:value-type="string">
            <text:p>1</text:p>
          </table:table-cell>
          <table:table-cell table:style-name="ce81" table:formula="of:=IF(AND([.S77]=-1;[.T77]=0; [.X77]&lt;[.$Y$2]; [.B77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77]=-1;[.T77]=-1; [.E77]&lt;[.$AA$2]);&quot;1&quot;; &quot;0&quot;)" office:value-type="string" office:string-value="0" calcext:value-type="string">
            <text:p>0</text:p>
          </table:table-cell>
          <table:table-cell table:style-name="ce88" table:formula="of:=IF(OR([.AB77]=&quot;1&quot;; [.AC77]=&quot;1&quot;; [.AD77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74" calcext:value-type="float">
            <text:p>74</text:p>
          </table:table-cell>
          <table:table-cell table:style-name="ce71" office:value-type="string" calcext:value-type="string">
            <text:p>3C190.0</text:p>
          </table:table-cell>
          <table:table-cell table:style-name="ce73" office:value-type="float" office:value="207.6242" calcext:value-type="float">
            <text:p>207.6242</text:p>
          </table:table-cell>
          <table:table-cell table:style-name="ce73" office:value-type="float" office:value="21.8412" calcext:value-type="float">
            <text:p>21.8412</text:p>
          </table:table-cell>
          <table:table-cell table:style-name="ce73" office:value-type="float" office:value="3.55" calcext:value-type="float">
            <text:p>3.55</text:p>
          </table:table-cell>
          <table:table-cell table:style-name="ce73" office:value-type="float" office:value="0.05" calcext:value-type="float">
            <text:p>0.05</text:p>
          </table:table-cell>
          <table:table-cell table:style-name="ce73" office:value-type="float" office:value="3.7057" calcext:value-type="float">
            <text:p>3.7057</text:p>
          </table:table-cell>
          <table:table-cell table:style-name="ce73" office:value-type="float" office:value="1.0167" calcext:value-type="float">
            <text:p>1.0167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3.55" calcext:value-type="float">
            <text:p>3.55</text:p>
          </table:table-cell>
          <table:table-cell table:style-name="ce73" office:value-type="float" office:value="0.0518" calcext:value-type="float">
            <text:p>0.0518</text:p>
          </table:table-cell>
          <table:table-cell table:style-name="ce73" office:value-type="float" office:value="0.0263" calcext:value-type="float">
            <text:p>0.0263</text:p>
          </table:table-cell>
          <table:table-cell table:style-name="ce73" office:value-type="float" office:value="0.0009" calcext:value-type="float">
            <text:p>0.0009</text:p>
          </table:table-cell>
          <table:table-cell table:style-name="ce73" office:value-type="float" office:value="0.0824" calcext:value-type="float">
            <text:p>0.0824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193383" calcext:value-type="float">
            <text:p>0.00193383</text:p>
          </table:table-cell>
          <table:table-cell table:style-name="ce71" office:value-type="float" office:value="0.00175741" calcext:value-type="float">
            <text:p>0.00175741</text:p>
          </table:table-cell>
          <table:table-cell table:style-name="ce81" table:formula="of:=IF(OR([.S78]=1; [.T78]=1);&quot;1&quot;;&quot;0&quot;)" office:value-type="string" office:string-value="0" calcext:value-type="string">
            <text:p>0</text:p>
          </table:table-cell>
          <table:table-cell table:style-name="ce86" table:formula="of:=IF(AND([.S78]=-1;[.T78]=-1);&quot;1&quot;;&quot;0&quot;)" office:value-type="string" office:string-value="0" calcext:value-type="string">
            <text:p>0</text:p>
          </table:table-cell>
          <table:table-cell table:style-name="ce81" table:formula="of:=IF(OR(AND([.X78]&gt;[.$Y$2];[.T78]=0;[.S78]=0); AND([.X78]&gt;[.$Y$2];[.T78]=0;[.S78]=-1); AND([.T78]=-1; [.S78]=0); [.B78]=&quot;NRAO140&quot;);&quot;1&quot;; &quot;0&quot;)" office:value-type="string" office:string-value="0" calcext:value-type="string">
            <text:p>0</text:p>
          </table:table-cell>
          <table:table-cell table:style-name="ce81" table:formula="of:=IF(AND([.S78]=0;[.T78]=0; [.X78]&lt;[.$Y$2]);&quot;1&quot;; &quot;0&quot;)" office:value-type="string" office:string-value="0" calcext:value-type="string">
            <text:p>0</text:p>
          </table:table-cell>
          <table:table-cell table:style-name="ce81" table:formula="of:=IF(AND([.S78]=-1;[.T78]=0; [.X78]&lt;[.$Y$2]; [.B78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78]=-1;[.T78]=-1; [.E78]&lt;[.$AA$2]);&quot;1&quot;; &quot;0&quot;)" office:value-type="string" office:string-value="0" calcext:value-type="string">
            <text:p>0</text:p>
          </table:table-cell>
          <table:table-cell table:style-name="ce88" table:formula="of:=IF(OR([.AB78]=&quot;1&quot;; [.AC78]=&quot;1&quot;; [.AD78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75" calcext:value-type="float">
            <text:p>75</text:p>
          </table:table-cell>
          <table:table-cell table:style-name="ce71" office:value-type="string" calcext:value-type="string">
            <text:p>P0320+05</text:p>
          </table:table-cell>
          <table:table-cell table:style-name="ce73" office:value-type="float" office:value="176.9818" calcext:value-type="float">
            <text:p>176.9818</text:p>
          </table:table-cell>
          <table:table-cell table:style-name="ce73" office:value-type="float" office:value="-40.8433" calcext:value-type="float">
            <text:p>-40.8433</text:p>
          </table:table-cell>
          <table:table-cell table:style-name="ce73" office:value-type="float" office:value="14.25" calcext:value-type="float">
            <text:p>14.25</text:p>
          </table:table-cell>
          <table:table-cell table:style-name="ce73" office:value-type="float" office:value="0.61" calcext:value-type="float">
            <text:p>0.61</text:p>
          </table:table-cell>
          <table:table-cell table:style-name="ce73" office:value-type="float" office:value="12.5968" calcext:value-type="float">
            <text:p>12.5968</text:p>
          </table:table-cell>
          <table:table-cell table:style-name="ce73" office:value-type="float" office:value="0.9372" calcext:value-type="float">
            <text:p>0.9372</text:p>
          </table:table-cell>
          <table:table-cell table:style-name="ce73" office:value-type="float" office:value="6.5" calcext:value-type="float">
            <text:p>6.5</text:p>
          </table:table-cell>
          <table:table-cell table:style-name="ce73" office:value-type="float" office:value="0.4029" calcext:value-type="float">
            <text:p>0.4029</text:p>
          </table:table-cell>
          <table:table-cell table:style-name="ce73" office:value-type="float" office:value="7.75" calcext:value-type="float">
            <text:p>7.75</text:p>
          </table:table-cell>
          <table:table-cell table:style-name="ce73" office:value-type="float" office:value="0.4548" calcext:value-type="float">
            <text:p>0.4548</text:p>
          </table:table-cell>
          <table:table-cell table:style-name="ce73" office:value-type="float" office:value="0.1714" calcext:value-type="float">
            <text:p>0.1714</text:p>
          </table:table-cell>
          <table:table-cell table:style-name="ce73" office:value-type="float" office:value="0.002" calcext:value-type="float">
            <text:p>0.002</text:p>
          </table:table-cell>
          <table:table-cell table:style-name="ce73" office:value-type="float" office:value="0.5387" calcext:value-type="float">
            <text:p>0.5387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621436" calcext:value-type="float">
            <text:p>0.00621436</text:p>
          </table:table-cell>
          <table:table-cell table:style-name="ce71" office:value-type="float" office:value="0.00612048" calcext:value-type="float">
            <text:p>0.00612048</text:p>
          </table:table-cell>
          <table:table-cell table:style-name="ce81" table:formula="of:=IF(OR([.S79]=1; [.T79]=1);&quot;1&quot;;&quot;0&quot;)" office:value-type="string" office:string-value="0" calcext:value-type="string">
            <text:p>0</text:p>
          </table:table-cell>
          <table:table-cell table:style-name="ce86" table:formula="of:=IF(AND([.S79]=-1;[.T79]=-1);&quot;1&quot;;&quot;0&quot;)" office:value-type="string" office:string-value="0" calcext:value-type="string">
            <text:p>0</text:p>
          </table:table-cell>
          <table:table-cell table:style-name="ce81" table:formula="of:=IF(OR(AND([.X79]&gt;[.$Y$2];[.T79]=0;[.S79]=0); AND([.X79]&gt;[.$Y$2];[.T79]=0;[.S79]=-1); AND([.T79]=-1; [.S79]=0); [.B79]=&quot;NRAO140&quot;);&quot;1&quot;; &quot;0&quot;)" office:value-type="string" office:string-value="1" calcext:value-type="string">
            <text:p>1</text:p>
          </table:table-cell>
          <table:table-cell table:style-name="ce81" table:formula="of:=IF(AND([.S79]=0;[.T79]=0; [.X79]&lt;[.$Y$2]);&quot;1&quot;; &quot;0&quot;)" office:value-type="string" office:string-value="0" calcext:value-type="string">
            <text:p>0</text:p>
          </table:table-cell>
          <table:table-cell table:style-name="ce81" table:formula="of:=IF(AND([.S79]=-1;[.T79]=0; [.X79]&lt;[.$Y$2]; [.B79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79]=-1;[.T79]=-1; [.E79]&lt;[.$AA$2]);&quot;1&quot;; &quot;0&quot;)" office:value-type="string" office:string-value="0" calcext:value-type="string">
            <text:p>0</text:p>
          </table:table-cell>
          <table:table-cell table:style-name="ce88" table:formula="of:=IF(OR([.AB79]=&quot;1&quot;; [.AC79]=&quot;1&quot;; [.AD79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76" calcext:value-type="float">
            <text:p>76</text:p>
          </table:table-cell>
          <table:table-cell table:style-name="ce71" office:value-type="string" calcext:value-type="string">
            <text:p>3C274.1</text:p>
          </table:table-cell>
          <table:table-cell table:style-name="ce73" office:value-type="float" office:value="269.8744" calcext:value-type="float">
            <text:p>269.8744</text:p>
          </table:table-cell>
          <table:table-cell table:style-name="ce73" office:value-type="float" office:value="83.1637" calcext:value-type="float">
            <text:p>83.1637</text:p>
          </table:table-cell>
          <table:table-cell table:style-name="ce73" office:value-type="float" office:value="3.08" calcext:value-type="float">
            <text:p>3.08</text:p>
          </table:table-cell>
          <table:table-cell table:style-name="ce73" office:value-type="float" office:value="0.05" calcext:value-type="float">
            <text:p>0.05</text:p>
          </table:table-cell>
          <table:table-cell table:style-name="ce73" office:value-type="float" office:value="2.8804" calcext:value-type="float">
            <text:p>2.8804</text:p>
          </table:table-cell>
          <table:table-cell table:style-name="ce73" office:value-type="float" office:value="0.1513" calcext:value-type="float">
            <text:p>0.1513</text:p>
          </table:table-cell>
          <table:table-cell table:style-name="ce73" office:value-type="float" office:value="0.48" calcext:value-type="float">
            <text:p>0.48</text:p>
          </table:table-cell>
          <table:table-cell table:style-name="ce73" office:value-type="float" office:value="0.0332" calcext:value-type="float">
            <text:p>0.0332</text:p>
          </table:table-cell>
          <table:table-cell table:style-name="ce73" office:value-type="float" office:value="2.6" calcext:value-type="float">
            <text:p>2.6</text:p>
          </table:table-cell>
          <table:table-cell table:style-name="ce73" office:value-type="float" office:value="0.0369" calcext:value-type="float">
            <text:p>0.0369</text:p>
          </table:table-cell>
          <table:table-cell table:style-name="ce73" office:value-type="float" office:value="0.0252" calcext:value-type="float">
            <text:p>0.0252</text:p>
          </table:table-cell>
          <table:table-cell table:style-name="ce73" office:value-type="float" office:value="0.0006" calcext:value-type="float">
            <text:p>0.0006</text:p>
          </table:table-cell>
          <table:table-cell table:style-name="ce73" office:value-type="float" office:value="0.0766" calcext:value-type="float">
            <text:p>0.0766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0" calcext:value-type="float">
            <text:p>0</text:p>
          </table:table-cell>
          <table:table-cell table:style-name="ce71" office:value-type="float" office:value="0.00129983" calcext:value-type="float">
            <text:p>0.00129983</text:p>
          </table:table-cell>
          <table:table-cell table:style-name="ce71" office:value-type="float" office:value="0.00131332" calcext:value-type="float">
            <text:p>0.00131332</text:p>
          </table:table-cell>
          <table:table-cell table:style-name="ce81" table:formula="of:=IF(OR([.S80]=1; [.T80]=1);&quot;1&quot;;&quot;0&quot;)" office:value-type="string" office:string-value="0" calcext:value-type="string">
            <text:p>0</text:p>
          </table:table-cell>
          <table:table-cell table:style-name="ce86" table:formula="of:=IF(AND([.S80]=-1;[.T80]=-1);&quot;1&quot;;&quot;0&quot;)" office:value-type="string" office:string-value="0" calcext:value-type="string">
            <text:p>0</text:p>
          </table:table-cell>
          <table:table-cell table:style-name="ce81" table:formula="of:=IF(OR(AND([.X80]&gt;[.$Y$2];[.T80]=0;[.S80]=0); AND([.X80]&gt;[.$Y$2];[.T80]=0;[.S80]=-1); AND([.T80]=-1; [.S80]=0); [.B80]=&quot;NRAO140&quot;);&quot;1&quot;; &quot;0&quot;)" office:value-type="string" office:string-value="0" calcext:value-type="string">
            <text:p>0</text:p>
          </table:table-cell>
          <table:table-cell table:style-name="ce81" table:formula="of:=IF(AND([.S80]=0;[.T80]=0; [.X80]&lt;[.$Y$2]);&quot;1&quot;; &quot;0&quot;)" office:value-type="string" office:string-value="1" calcext:value-type="string">
            <text:p>1</text:p>
          </table:table-cell>
          <table:table-cell table:style-name="ce81" table:formula="of:=IF(AND([.S80]=-1;[.T80]=0; [.X80]&lt;[.$Y$2]; [.B80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80]=-1;[.T80]=-1; [.E80]&lt;[.$AA$2]);&quot;1&quot;; &quot;0&quot;)" office:value-type="string" office:string-value="0" calcext:value-type="string">
            <text:p>0</text:p>
          </table:table-cell>
          <table:table-cell table:style-name="ce88" table:formula="of:=IF(OR([.AB80]=&quot;1&quot;; [.AC80]=&quot;1&quot;; [.AD80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77" calcext:value-type="float">
            <text:p>77</text:p>
          </table:table-cell>
          <table:table-cell table:style-name="ce71" office:value-type="string" calcext:value-type="string">
            <text:p>3C207</text:p>
          </table:table-cell>
          <table:table-cell table:style-name="ce73" office:value-type="float" office:value="212.968" calcext:value-type="float">
            <text:p>212.968</text:p>
          </table:table-cell>
          <table:table-cell table:style-name="ce73" office:value-type="float" office:value="30.139" calcext:value-type="float">
            <text:p>30.139</text:p>
          </table:table-cell>
          <table:table-cell table:style-name="ce73" office:value-type="float" office:value="6.72" calcext:value-type="float">
            <text:p>6.72</text:p>
          </table:table-cell>
          <table:table-cell table:style-name="ce73" office:value-type="float" office:value="0.19" calcext:value-type="float">
            <text:p>0.19</text:p>
          </table:table-cell>
          <table:table-cell table:style-name="ce73" office:value-type="float" office:value="6.2321" calcext:value-type="float">
            <text:p>6.2321</text:p>
          </table:table-cell>
          <table:table-cell table:style-name="ce73" office:value-type="float" office:value="0.1221" calcext:value-type="float">
            <text:p>0.1221</text:p>
          </table:table-cell>
          <table:table-cell table:style-name="ce73" office:value-type="float" office:value="1.25" calcext:value-type="float">
            <text:p>1.25</text:p>
          </table:table-cell>
          <table:table-cell table:style-name="ce73" office:value-type="float" office:value="0.1597" calcext:value-type="float">
            <text:p>0.1597</text:p>
          </table:table-cell>
          <table:table-cell table:style-name="ce73" office:value-type="float" office:value="5.47" calcext:value-type="float">
            <text:p>5.47</text:p>
          </table:table-cell>
          <table:table-cell table:style-name="ce73" office:value-type="float" office:value="0.1096" calcext:value-type="float">
            <text:p>0.1096</text:p>
          </table:table-cell>
          <table:table-cell table:style-name="ce73" office:value-type="float" office:value="0.0759" calcext:value-type="float">
            <text:p>0.0759</text:p>
          </table:table-cell>
          <table:table-cell table:style-name="ce73" office:value-type="float" office:value="0.0042" calcext:value-type="float">
            <text:p>0.0042</text:p>
          </table:table-cell>
          <table:table-cell table:style-name="ce73" office:value-type="float" office:value="0.2598" calcext:value-type="float">
            <text:p>0.2598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0.1207" calcext:value-type="float">
            <text:p>0.1207</text:p>
          </table:table-cell>
          <table:table-cell table:style-name="ce81" office:value-type="float" office:value="0.0227" calcext:value-type="float">
            <text:p>0.0227</text:p>
          </table:table-cell>
          <table:table-cell table:style-name="ce71" office:value-type="float" office:value="0.000472976" calcext:value-type="float">
            <text:p>0.000472976</text:p>
          </table:table-cell>
          <table:table-cell table:style-name="ce71" office:value-type="float" office:value="0.000493333" calcext:value-type="float">
            <text:p>0.000493333</text:p>
          </table:table-cell>
          <table:table-cell table:style-name="ce81" table:formula="of:=IF(OR([.S81]=1; [.T81]=1);&quot;1&quot;;&quot;0&quot;)" office:value-type="string" office:string-value="1" calcext:value-type="string">
            <text:p>1</text:p>
          </table:table-cell>
          <table:table-cell table:style-name="ce86" table:formula="of:=IF(AND([.S81]=-1;[.T81]=-1);&quot;1&quot;;&quot;0&quot;)" office:value-type="string" office:string-value="0" calcext:value-type="string">
            <text:p>0</text:p>
          </table:table-cell>
          <table:table-cell table:style-name="ce81" table:formula="of:=IF(OR(AND([.X81]&gt;[.$Y$2];[.T81]=0;[.S81]=0); AND([.X81]&gt;[.$Y$2];[.T81]=0;[.S81]=-1); AND([.T81]=-1; [.S81]=0); [.B81]=&quot;NRAO140&quot;);&quot;1&quot;; &quot;0&quot;)" office:value-type="string" office:string-value="0" calcext:value-type="string">
            <text:p>0</text:p>
          </table:table-cell>
          <table:table-cell table:style-name="ce81" table:formula="of:=IF(AND([.S81]=0;[.T81]=0; [.X81]&lt;[.$Y$2]);&quot;1&quot;; &quot;0&quot;)" office:value-type="string" office:string-value="0" calcext:value-type="string">
            <text:p>0</text:p>
          </table:table-cell>
          <table:table-cell table:style-name="ce81" table:formula="of:=IF(AND([.S81]=-1;[.T81]=0; [.X81]&lt;[.$Y$2]; [.B81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81]=-1;[.T81]=-1; [.E81]&lt;[.$AA$2]);&quot;1&quot;; &quot;0&quot;)" office:value-type="string" office:string-value="0" calcext:value-type="string">
            <text:p>0</text:p>
          </table:table-cell>
          <table:table-cell table:style-name="ce88" table:formula="of:=IF(OR([.AB81]=&quot;1&quot;; [.AC81]=&quot;1&quot;; [.AD81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78" calcext:value-type="float">
            <text:p>78</text:p>
          </table:table-cell>
          <table:table-cell table:style-name="ce71" office:value-type="string" calcext:value-type="string">
            <text:p>T0629+10</text:p>
          </table:table-cell>
          <table:table-cell table:style-name="ce73" office:value-type="float" office:value="201.5315" calcext:value-type="float">
            <text:p>201.5315</text:p>
          </table:table-cell>
          <table:table-cell table:style-name="ce73" office:value-type="float" office:value="0.5079" calcext:value-type="float">
            <text:p>0.5079</text:p>
          </table:table-cell>
          <table:table-cell table:style-name="ce73" office:value-type="float" office:value="75.2" calcext:value-type="float">
            <text:p>75.2</text:p>
          </table:table-cell>
          <table:table-cell table:style-name="ce73" office:value-type="float" office:value="3.61" calcext:value-type="float">
            <text:p>3.61</text:p>
          </table:table-cell>
          <table:table-cell table:style-name="ce73" office:value-type="float" office:value="56.9202" calcext:value-type="float">
            <text:p>56.9202</text:p>
          </table:table-cell>
          <table:table-cell table:style-name="ce73" office:value-type="float" office:value="0.2148" calcext:value-type="float">
            <text:p>0.2148</text:p>
          </table:table-cell>
          <table:table-cell table:style-name="ce73" office:value-type="float" office:value="47.19" calcext:value-type="float">
            <text:p>47.19</text:p>
          </table:table-cell>
          <table:table-cell table:style-name="ce73" office:value-type="float" office:value="3.2501" calcext:value-type="float">
            <text:p>3.2501</text:p>
          </table:table-cell>
          <table:table-cell table:style-name="ce73" office:value-type="float" office:value="28.01" calcext:value-type="float">
            <text:p>28.01</text:p>
          </table:table-cell>
          <table:table-cell table:style-name="ce73" office:value-type="float" office:value="1.563" calcext:value-type="float">
            <text:p>1.563</text:p>
          </table:table-cell>
          <table:table-cell table:style-name="ce73" office:value-type="float" office:value="1.5665" calcext:value-type="float">
            <text:p>1.5665</text:p>
          </table:table-cell>
          <table:table-cell table:style-name="ce73" office:value-type="float" office:value="0.2278" calcext:value-type="float">
            <text:p>0.2278</text:p>
          </table:table-cell>
          <table:table-cell table:style-name="ce73" office:value-type="float" office:value="4.6689" calcext:value-type="float">
            <text:p>4.6689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" table:style-name="ce81" office:value-type="float" office:value="1" calcext:value-type="float">
            <text:p>1</text:p>
          </table:table-cell>
          <table:table-cell table:style-name="ce81" office:value-type="float" office:value="7.1103" calcext:value-type="float">
            <text:p>7.1103</text:p>
          </table:table-cell>
          <table:table-cell table:style-name="ce81" office:value-type="float" office:value="0.70814535" calcext:value-type="float">
            <text:p>0.70814535</text:p>
          </table:table-cell>
          <table:table-cell table:style-name="ce71" office:value-type="float" office:value="0.000940211" calcext:value-type="float">
            <text:p>0.000940211</text:p>
          </table:table-cell>
          <table:table-cell table:style-name="ce71" office:value-type="float" office:value="0.00102542" calcext:value-type="float">
            <text:p>0.00102542</text:p>
          </table:table-cell>
          <table:table-cell table:style-name="ce81" table:formula="of:=IF(OR([.S82]=1; [.T82]=1);&quot;1&quot;;&quot;0&quot;)" office:value-type="string" office:string-value="1" calcext:value-type="string">
            <text:p>1</text:p>
          </table:table-cell>
          <table:table-cell table:style-name="ce86" table:formula="of:=IF(AND([.S82]=-1;[.T82]=-1);&quot;1&quot;;&quot;0&quot;)" office:value-type="string" office:string-value="0" calcext:value-type="string">
            <text:p>0</text:p>
          </table:table-cell>
          <table:table-cell table:style-name="ce81" table:formula="of:=IF(OR(AND([.X82]&gt;[.$Y$2];[.T82]=0;[.S82]=0); AND([.X82]&gt;[.$Y$2];[.T82]=0;[.S82]=-1); AND([.T82]=-1; [.S82]=0); [.B82]=&quot;NRAO140&quot;);&quot;1&quot;; &quot;0&quot;)" office:value-type="string" office:string-value="0" calcext:value-type="string">
            <text:p>0</text:p>
          </table:table-cell>
          <table:table-cell table:style-name="ce81" table:formula="of:=IF(AND([.S82]=0;[.T82]=0; [.X82]&lt;[.$Y$2]);&quot;1&quot;; &quot;0&quot;)" office:value-type="string" office:string-value="0" calcext:value-type="string">
            <text:p>0</text:p>
          </table:table-cell>
          <table:table-cell table:style-name="ce81" table:formula="of:=IF(AND([.S82]=-1;[.T82]=0; [.X82]&lt;[.$Y$2]; [.B82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82]=-1;[.T82]=-1; [.E82]&lt;[.$AA$2]);&quot;1&quot;; &quot;0&quot;)" office:value-type="string" office:string-value="0" calcext:value-type="string">
            <text:p>0</text:p>
          </table:table-cell>
          <table:table-cell table:style-name="ce88" table:formula="of:=IF(OR([.AB82]=&quot;1&quot;; [.AC82]=&quot;1&quot;; [.AD82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79" calcext:value-type="float">
            <text:p>79</text:p>
          </table:table-cell>
          <table:table-cell table:style-name="ce71" office:value-type="string" calcext:value-type="string">
            <text:p>3C223</text:p>
          </table:table-cell>
          <table:table-cell table:style-name="ce75" office:value-type="float" office:value="188.4071" calcext:value-type="float">
            <text:p>188.4071</text:p>
          </table:table-cell>
          <table:table-cell table:style-name="ce75" office:value-type="float" office:value="48.65994" calcext:value-type="float">
            <text:p>48.65994</text:p>
          </table:table-cell>
          <table:table-cell table:style-name="ce73" office:value-type="float" office:value="1.31" calcext:value-type="float">
            <text:p>1.31</text:p>
          </table:table-cell>
          <table:table-cell table:style-name="ce73" office:value-type="float" office:value="1.62" calcext:value-type="float">
            <text:p>1.62</text:p>
          </table:table-cell>
          <table:table-cell table:style-name="ce73" office:value-type="float" office:value="1.3131" calcext:value-type="float">
            <text:p>1.3131</text:p>
          </table:table-cell>
          <table:table-cell table:style-name="ce73" office:value-type="float" office:value="1.616" calcext:value-type="float">
            <text:p>1.616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.31" calcext:value-type="float">
            <text:p>1.31</text:p>
          </table:table-cell>
          <table:table-cell table:style-name="ce73" office:value-type="float" office:value="1.616" calcext:value-type="float">
            <text:p>1.616</text:p>
          </table:table-cell>
          <table:table-cell table:style-name="ce73" office:value-type="float" office:value="0.0102" calcext:value-type="float">
            <text:p>0.0102</text:p>
          </table:table-cell>
          <table:table-cell table:style-name="ce73" office:value-type="float" office:value="0.0003" calcext:value-type="float">
            <text:p>0.0003</text:p>
          </table:table-cell>
          <table:table-cell table:style-name="ce73" office:value-type="float" office:value="0.0308" calcext:value-type="float">
            <text:p>0.0308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83]=1; [.T83]=1);&quot;1&quot;;&quot;0&quot;)" office:value-type="string" office:string-value="0" calcext:value-type="string">
            <text:p>0</text:p>
          </table:table-cell>
          <table:table-cell table:style-name="ce86" table:formula="of:=IF(AND([.S83]=-1;[.T83]=-1);&quot;1&quot;;&quot;0&quot;)" office:value-type="string" office:string-value="1" calcext:value-type="string">
            <text:p>1</text:p>
          </table:table-cell>
          <table:table-cell table:style-name="ce81" table:formula="of:=IF(OR(AND([.X83]&gt;[.$Y$2];[.T83]=0;[.S83]=0); AND([.X83]&gt;[.$Y$2];[.T83]=0;[.S83]=-1); AND([.T83]=-1; [.S83]=0); [.B83]=&quot;NRAO140&quot;);&quot;1&quot;; &quot;0&quot;)" office:value-type="string" office:string-value="0" calcext:value-type="string">
            <text:p>0</text:p>
          </table:table-cell>
          <table:table-cell table:style-name="ce81" table:formula="of:=IF(AND([.S83]=0;[.T83]=0; [.X83]&lt;[.$Y$2]);&quot;1&quot;; &quot;0&quot;)" office:value-type="string" office:string-value="0" calcext:value-type="string">
            <text:p>0</text:p>
          </table:table-cell>
          <table:table-cell table:style-name="ce81" table:formula="of:=IF(AND([.S83]=-1;[.T83]=0; [.X83]&lt;[.$Y$2]; [.B83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83]=-1;[.T83]=-1; [.E83]&lt;[.$AA$2]);&quot;1&quot;; &quot;0&quot;)" office:value-type="string" office:string-value="0" calcext:value-type="string">
            <text:p>0</text:p>
          </table:table-cell>
          <table:table-cell table:style-name="ce88" table:formula="of:=IF(OR([.AB83]=&quot;1&quot;; [.AC83]=&quot;1&quot;; [.AD83]=&quot;1&quot;);&quot;1&quot;;&quot;0&quot;)" office:value-type="string" office:string-value="0" calcext:value-type="string">
            <text:p>0</text:p>
          </table:table-cell>
          <table:table-cell table:style-name="ce81" office:value-type="string" calcext:value-type="string">
            <text:p>No OH data</text:p>
          </table:table-cell>
          <table:table-cell table:number-columns-repeated="4"/>
        </table:table-row>
        <table:table-row table:style-name="ro2">
          <table:table-cell table:style-name="ce71" office:value-type="float" office:value="80" calcext:value-type="float">
            <text:p>80</text:p>
          </table:table-cell>
          <table:table-cell table:style-name="ce71" office:value-type="string" calcext:value-type="string">
            <text:p>4C12.50</text:p>
          </table:table-cell>
          <table:table-cell table:style-name="ce73" office:value-type="float" office:value="347.223" calcext:value-type="float">
            <text:p>347.223</text:p>
          </table:table-cell>
          <table:table-cell table:style-name="ce73" office:value-type="float" office:value="70.1718" calcext:value-type="float">
            <text:p>70.1718</text:p>
          </table:table-cell>
          <table:table-cell table:style-name="ce73" office:value-type="float" office:value="2.37" calcext:value-type="float">
            <text:p>2.37</text:p>
          </table:table-cell>
          <table:table-cell table:style-name="ce73" office:value-type="float" office:value="0.11" calcext:value-type="float">
            <text:p>0.11</text:p>
          </table:table-cell>
          <table:table-cell table:style-name="ce73" office:value-type="float" office:value="2.5519" calcext:value-type="float">
            <text:p>2.5519</text:p>
          </table:table-cell>
          <table:table-cell table:style-name="ce73" office:value-type="float" office:value="0.1045" calcext:value-type="float">
            <text:p>0.1045</text:p>
          </table:table-cell>
          <table:table-cell table:style-name="ce73" office:value-type="float" office:value="0.36" calcext:value-type="float">
            <text:p>0.36</text:p>
          </table:table-cell>
          <table:table-cell table:style-name="ce73" office:value-type="float" office:value="0.1107" calcext:value-type="float">
            <text:p>0.1107</text:p>
          </table:table-cell>
          <table:table-cell table:style-name="ce73" office:value-type="float" office:value="2.01" calcext:value-type="float">
            <text:p>2.01</text:p>
          </table:table-cell>
          <table:table-cell table:style-name="ce73" office:value-type="float" office:value="0.0262" calcext:value-type="float">
            <text:p>0.0262</text:p>
          </table:table-cell>
          <table:table-cell table:style-name="ce73" office:value-type="float" office:value="0.0286" calcext:value-type="float">
            <text:p>0.0286</text:p>
          </table:table-cell>
          <table:table-cell table:style-name="ce73" office:value-type="float" office:value="0.0005" calcext:value-type="float">
            <text:p>0.0005</text:p>
          </table:table-cell>
          <table:table-cell table:style-name="ce73" office:value-type="float" office:value="0.0893" calcext:value-type="float">
            <text:p>0.0893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84]=1; [.T84]=1);&quot;1&quot;;&quot;0&quot;)" office:value-type="string" office:string-value="0" calcext:value-type="string">
            <text:p>0</text:p>
          </table:table-cell>
          <table:table-cell table:style-name="ce86" table:formula="of:=IF(AND([.S84]=-1;[.T84]=-1);&quot;1&quot;;&quot;0&quot;)" office:value-type="string" office:string-value="1" calcext:value-type="string">
            <text:p>1</text:p>
          </table:table-cell>
          <table:table-cell table:style-name="ce81" table:formula="of:=IF(OR(AND([.X84]&gt;[.$Y$2];[.T84]=0;[.S84]=0); AND([.X84]&gt;[.$Y$2];[.T84]=0;[.S84]=-1); AND([.T84]=-1; [.S84]=0); [.B84]=&quot;NRAO140&quot;);&quot;1&quot;; &quot;0&quot;)" office:value-type="string" office:string-value="0" calcext:value-type="string">
            <text:p>0</text:p>
          </table:table-cell>
          <table:table-cell table:style-name="ce81" table:formula="of:=IF(AND([.S84]=0;[.T84]=0; [.X84]&lt;[.$Y$2]);&quot;1&quot;; &quot;0&quot;)" office:value-type="string" office:string-value="0" calcext:value-type="string">
            <text:p>0</text:p>
          </table:table-cell>
          <table:table-cell table:style-name="ce81" table:formula="of:=IF(AND([.S84]=-1;[.T84]=0; [.X84]&lt;[.$Y$2]; [.B84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84]=-1;[.T84]=-1; [.E84]&lt;[.$AA$2]);&quot;1&quot;; &quot;0&quot;)" office:value-type="string" office:string-value="0" calcext:value-type="string">
            <text:p>0</text:p>
          </table:table-cell>
          <table:table-cell table:style-name="ce88" table:formula="of:=IF(OR([.AB84]=&quot;1&quot;; [.AC84]=&quot;1&quot;; [.AD84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81" calcext:value-type="float">
            <text:p>81</text:p>
          </table:table-cell>
          <table:table-cell table:style-name="ce71" office:value-type="string" calcext:value-type="string">
            <text:p>4C04.51</text:p>
          </table:table-cell>
          <table:table-cell table:style-name="ce73" office:value-type="float" office:value="7.2923" calcext:value-type="float">
            <text:p>7.2923</text:p>
          </table:table-cell>
          <table:table-cell table:style-name="ce73" office:value-type="float" office:value="47.747" calcext:value-type="float">
            <text:p>47.747</text:p>
          </table:table-cell>
          <table:table-cell table:style-name="ce73" office:value-type="float" office:value="4.55" calcext:value-type="float">
            <text:p>4.55</text:p>
          </table:table-cell>
          <table:table-cell table:style-name="ce73" office:value-type="float" office:value="0.13" calcext:value-type="float">
            <text:p>0.13</text:p>
          </table:table-cell>
          <table:table-cell table:style-name="ce73" office:value-type="float" office:value="4.6706" calcext:value-type="float">
            <text:p>4.6706</text:p>
          </table:table-cell>
          <table:table-cell table:style-name="ce73" office:value-type="float" office:value="0.1074" calcext:value-type="float">
            <text:p>0.1074</text:p>
          </table:table-cell>
          <table:table-cell table:style-name="ce73" office:value-type="float" office:value="0.24" calcext:value-type="float">
            <text:p>0.24</text:p>
          </table:table-cell>
          <table:table-cell table:style-name="ce73" office:value-type="float" office:value="0.0608" calcext:value-type="float">
            <text:p>0.0608</text:p>
          </table:table-cell>
          <table:table-cell table:style-name="ce73" office:value-type="float" office:value="4.31" calcext:value-type="float">
            <text:p>4.31</text:p>
          </table:table-cell>
          <table:table-cell table:style-name="ce73" office:value-type="float" office:value="0.1126" calcext:value-type="float">
            <text:p>0.1126</text:p>
          </table:table-cell>
          <table:table-cell table:style-name="ce73" office:value-type="float" office:value="0.0433" calcext:value-type="float">
            <text:p>0.0433</text:p>
          </table:table-cell>
          <table:table-cell table:style-name="ce73" office:value-type="float" office:value="0.0012" calcext:value-type="float">
            <text:p>0.0012</text:p>
          </table:table-cell>
          <table:table-cell table:style-name="ce73" office:value-type="float" office:value="0.135" calcext:value-type="float">
            <text:p>0.135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85]=1; [.T85]=1);&quot;1&quot;;&quot;0&quot;)" office:value-type="string" office:string-value="0" calcext:value-type="string">
            <text:p>0</text:p>
          </table:table-cell>
          <table:table-cell table:style-name="ce86" table:formula="of:=IF(AND([.S85]=-1;[.T85]=-1);&quot;1&quot;;&quot;0&quot;)" office:value-type="string" office:string-value="1" calcext:value-type="string">
            <text:p>1</text:p>
          </table:table-cell>
          <table:table-cell table:style-name="ce81" table:formula="of:=IF(OR(AND([.X85]&gt;[.$Y$2];[.T85]=0;[.S85]=0); AND([.X85]&gt;[.$Y$2];[.T85]=0;[.S85]=-1); AND([.T85]=-1; [.S85]=0); [.B85]=&quot;NRAO140&quot;);&quot;1&quot;; &quot;0&quot;)" office:value-type="string" office:string-value="0" calcext:value-type="string">
            <text:p>0</text:p>
          </table:table-cell>
          <table:table-cell table:style-name="ce81" table:formula="of:=IF(AND([.S85]=0;[.T85]=0; [.X85]&lt;[.$Y$2]);&quot;1&quot;; &quot;0&quot;)" office:value-type="string" office:string-value="0" calcext:value-type="string">
            <text:p>0</text:p>
          </table:table-cell>
          <table:table-cell table:style-name="ce81" table:formula="of:=IF(AND([.S85]=-1;[.T85]=0; [.X85]&lt;[.$Y$2]; [.B85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85]=-1;[.T85]=-1; [.E85]&lt;[.$AA$2]);&quot;1&quot;; &quot;0&quot;)" office:value-type="string" office:string-value="0" calcext:value-type="string">
            <text:p>0</text:p>
          </table:table-cell>
          <table:table-cell table:style-name="ce88" table:formula="of:=IF(OR([.AB85]=&quot;1&quot;; [.AC85]=&quot;1&quot;; [.AD85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82" calcext:value-type="float">
            <text:p>82</text:p>
          </table:table-cell>
          <table:table-cell table:style-name="ce71" office:value-type="string" calcext:value-type="string">
            <text:p>4C33.48</text:p>
          </table:table-cell>
          <table:table-cell table:style-name="ce73" office:value-type="float" office:value="66.3887" calcext:value-type="float">
            <text:p>66.3887</text:p>
          </table:table-cell>
          <table:table-cell table:style-name="ce73" office:value-type="float" office:value="8.3713" calcext:value-type="float">
            <text:p>8.3713</text:p>
          </table:table-cell>
          <table:table-cell table:style-name="ce73" office:value-type="float" office:value="15.76" calcext:value-type="float">
            <text:p>15.76</text:p>
          </table:table-cell>
          <table:table-cell table:style-name="ce73" office:value-type="float" office:value="3.04" calcext:value-type="float">
            <text:p>3.04</text:p>
          </table:table-cell>
          <table:table-cell table:style-name="ce73" office:value-type="float" office:value="15.3627" calcext:value-type="float">
            <text:p>15.3627</text:p>
          </table:table-cell>
          <table:table-cell table:style-name="ce73" office:value-type="float" office:value="0.1902" calcext:value-type="float">
            <text:p>0.1902</text:p>
          </table:table-cell>
          <table:table-cell table:style-name="ce73" office:value-type="float" office:value="1.54" calcext:value-type="float">
            <text:p>1.54</text:p>
          </table:table-cell>
          <table:table-cell table:style-name="ce73" office:value-type="float" office:value="3.0009" calcext:value-type="float">
            <text:p>3.0009</text:p>
          </table:table-cell>
          <table:table-cell table:style-name="ce73" office:value-type="float" office:value="14.22" calcext:value-type="float">
            <text:p>14.22</text:p>
          </table:table-cell>
          <table:table-cell table:style-name="ce73" office:value-type="float" office:value="0.4809" calcext:value-type="float">
            <text:p>0.4809</text:p>
          </table:table-cell>
          <table:table-cell table:style-name="ce73" office:value-type="float" office:value="0.1755" calcext:value-type="float">
            <text:p>0.1755</text:p>
          </table:table-cell>
          <table:table-cell table:style-name="ce73" office:value-type="float" office:value="0.0029" calcext:value-type="float">
            <text:p>0.0029</text:p>
          </table:table-cell>
          <table:table-cell table:style-name="ce73" office:value-type="float" office:value="0.5534" calcext:value-type="float">
            <text:p>0.5534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86]=1; [.T86]=1);&quot;1&quot;;&quot;0&quot;)" office:value-type="string" office:string-value="0" calcext:value-type="string">
            <text:p>0</text:p>
          </table:table-cell>
          <table:table-cell table:style-name="ce86" table:formula="of:=IF(AND([.S86]=-1;[.T86]=-1);&quot;1&quot;;&quot;0&quot;)" office:value-type="string" office:string-value="1" calcext:value-type="string">
            <text:p>1</text:p>
          </table:table-cell>
          <table:table-cell table:style-name="ce81" table:formula="of:=IF(OR(AND([.X86]&gt;[.$Y$2];[.T86]=0;[.S86]=0); AND([.X86]&gt;[.$Y$2];[.T86]=0;[.S86]=-1); AND([.T86]=-1; [.S86]=0); [.B86]=&quot;NRAO140&quot;);&quot;1&quot;; &quot;0&quot;)" office:value-type="string" office:string-value="0" calcext:value-type="string">
            <text:p>0</text:p>
          </table:table-cell>
          <table:table-cell table:style-name="ce81" table:formula="of:=IF(AND([.S86]=0;[.T86]=0; [.X86]&lt;[.$Y$2]);&quot;1&quot;; &quot;0&quot;)" office:value-type="string" office:string-value="0" calcext:value-type="string">
            <text:p>0</text:p>
          </table:table-cell>
          <table:table-cell table:style-name="ce81" table:formula="of:=IF(AND([.S86]=-1;[.T86]=0; [.X86]&lt;[.$Y$2]; [.B86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86]=-1;[.T86]=-1; [.E86]&lt;[.$AA$2]);&quot;1&quot;; &quot;0&quot;)" office:value-type="string" office:string-value="0" calcext:value-type="string">
            <text:p>0</text:p>
          </table:table-cell>
          <table:table-cell table:style-name="ce88" table:formula="of:=IF(OR([.AB86]=&quot;1&quot;; [.AC86]=&quot;1&quot;; [.AD86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83" calcext:value-type="float">
            <text:p>83</text:p>
          </table:table-cell>
          <table:table-cell table:style-name="ce71" office:value-type="string" calcext:value-type="string">
            <text:p>3C111</text:p>
          </table:table-cell>
          <table:table-cell table:style-name="ce73" office:value-type="float" office:value="161.6756" calcext:value-type="float">
            <text:p>161.6756</text:p>
          </table:table-cell>
          <table:table-cell table:style-name="ce73" office:value-type="float" office:value="-8.8197" calcext:value-type="float">
            <text:p>-8.8197</text:p>
          </table:table-cell>
          <table:table-cell table:style-name="ce73" office:value-type="float" office:value="36.43" calcext:value-type="float">
            <text:p>36.43</text:p>
          </table:table-cell>
          <table:table-cell table:style-name="ce73" office:value-type="float" office:value="4.42" calcext:value-type="float">
            <text:p>4.42</text:p>
          </table:table-cell>
          <table:table-cell table:style-name="ce73" office:value-type="float" office:value="29.2823" calcext:value-type="float">
            <text:p>29.2823</text:p>
          </table:table-cell>
          <table:table-cell table:style-name="ce73" office:value-type="float" office:value="0.2045" calcext:value-type="float">
            <text:p>0.2045</text:p>
          </table:table-cell>
          <table:table-cell table:style-name="ce73" office:value-type="float" office:value="3.99" calcext:value-type="float">
            <text:p>3.99</text:p>
          </table:table-cell>
          <table:table-cell table:style-name="ce73" office:value-type="float" office:value="3.7799" calcext:value-type="float">
            <text:p>3.7799</text:p>
          </table:table-cell>
          <table:table-cell table:style-name="ce73" office:value-type="float" office:value="32.44" calcext:value-type="float">
            <text:p>32.44</text:p>
          </table:table-cell>
          <table:table-cell table:style-name="ce73" office:value-type="float" office:value="2.2911" calcext:value-type="float">
            <text:p>2.2911</text:p>
          </table:table-cell>
          <table:table-cell table:style-name="ce73" office:value-type="float" office:value="1.4217" calcext:value-type="float">
            <text:p>1.4217</text:p>
          </table:table-cell>
          <table:table-cell table:style-name="ce73" office:value-type="float" office:value="0.0205" calcext:value-type="float">
            <text:p>0.0205</text:p>
          </table:table-cell>
          <table:table-cell table:style-name="ce73" office:value-type="float" office:value="4.4208" calcext:value-type="float">
            <text:p>4.4208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87]=1; [.T87]=1);&quot;1&quot;;&quot;0&quot;)" office:value-type="string" office:string-value="0" calcext:value-type="string">
            <text:p>0</text:p>
          </table:table-cell>
          <table:table-cell table:style-name="ce86" table:formula="of:=IF(AND([.S87]=-1;[.T87]=-1);&quot;1&quot;;&quot;0&quot;)" office:value-type="string" office:string-value="1" calcext:value-type="string">
            <text:p>1</text:p>
          </table:table-cell>
          <table:table-cell table:style-name="ce81" table:formula="of:=IF(OR(AND([.X87]&gt;[.$Y$2];[.T87]=0;[.S87]=0); AND([.X87]&gt;[.$Y$2];[.T87]=0;[.S87]=-1); AND([.T87]=-1; [.S87]=0); [.B87]=&quot;NRAO140&quot;);&quot;1&quot;; &quot;0&quot;)" office:value-type="string" office:string-value="0" calcext:value-type="string">
            <text:p>0</text:p>
          </table:table-cell>
          <table:table-cell table:style-name="ce81" table:formula="of:=IF(AND([.S87]=0;[.T87]=0; [.X87]&lt;[.$Y$2]);&quot;1&quot;; &quot;0&quot;)" office:value-type="string" office:string-value="0" calcext:value-type="string">
            <text:p>0</text:p>
          </table:table-cell>
          <table:table-cell table:style-name="ce81" table:formula="of:=IF(AND([.S87]=-1;[.T87]=0; [.X87]&lt;[.$Y$2]; [.B87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87]=-1;[.T87]=-1; [.E87]&lt;[.$AA$2]);&quot;1&quot;; &quot;0&quot;)" office:value-type="string" office:string-value="0" calcext:value-type="string">
            <text:p>0</text:p>
          </table:table-cell>
          <table:table-cell table:style-name="ce88" table:formula="of:=IF(OR([.AB87]=&quot;1&quot;; [.AC87]=&quot;1&quot;; [.AD87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84" calcext:value-type="float">
            <text:p>84</text:p>
          </table:table-cell>
          <table:table-cell table:style-name="ce71" office:value-type="string" calcext:value-type="string">
            <text:p>J2232</text:p>
          </table:table-cell>
          <table:table-cell table:style-name="ce73" office:value-type="float" office:value="77.4379" calcext:value-type="float">
            <text:p>77.4379</text:p>
          </table:table-cell>
          <table:table-cell table:style-name="ce73" office:value-type="float" office:value="-38.5824" calcext:value-type="float">
            <text:p>-38.5824</text:p>
          </table:table-cell>
          <table:table-cell table:style-name="ce73" office:value-type="float" office:value="5.5" calcext:value-type="float">
            <text:p>5.5</text:p>
          </table:table-cell>
          <table:table-cell table:style-name="ce73" office:value-type="float" office:value="0.41" calcext:value-type="float">
            <text:p>0.41</text:p>
          </table:table-cell>
          <table:table-cell table:style-name="ce73" office:value-type="float" office:value="5.6861" calcext:value-type="float">
            <text:p>5.6861</text:p>
          </table:table-cell>
          <table:table-cell table:style-name="ce73" office:value-type="float" office:value="0.2157" calcext:value-type="float">
            <text:p>0.2157</text:p>
          </table:table-cell>
          <table:table-cell table:style-name="ce73" office:value-type="float" office:value="1.21" calcext:value-type="float">
            <text:p>1.21</text:p>
          </table:table-cell>
          <table:table-cell table:style-name="ce73" office:value-type="float" office:value="0.3688" calcext:value-type="float">
            <text:p>0.3688</text:p>
          </table:table-cell>
          <table:table-cell table:style-name="ce73" office:value-type="float" office:value="4.29" calcext:value-type="float">
            <text:p>4.29</text:p>
          </table:table-cell>
          <table:table-cell table:style-name="ce73" office:value-type="float" office:value="0.1682" calcext:value-type="float">
            <text:p>0.1682</text:p>
          </table:table-cell>
          <table:table-cell table:style-name="ce73" office:value-type="float" office:value="0.0612" calcext:value-type="float">
            <text:p>0.0612</text:p>
          </table:table-cell>
          <table:table-cell table:style-name="ce73" office:value-type="float" office:value="0.0015" calcext:value-type="float">
            <text:p>0.0015</text:p>
          </table:table-cell>
          <table:table-cell table:style-name="ce73" office:value-type="float" office:value="0.1914" calcext:value-type="float">
            <text:p>0.1914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88]=1; [.T88]=1);&quot;1&quot;;&quot;0&quot;)" office:value-type="string" office:string-value="0" calcext:value-type="string">
            <text:p>0</text:p>
          </table:table-cell>
          <table:table-cell table:style-name="ce86" table:formula="of:=IF(AND([.S88]=-1;[.T88]=-1);&quot;1&quot;;&quot;0&quot;)" office:value-type="string" office:string-value="1" calcext:value-type="string">
            <text:p>1</text:p>
          </table:table-cell>
          <table:table-cell table:style-name="ce81" table:formula="of:=IF(OR(AND([.X88]&gt;[.$Y$2];[.T88]=0;[.S88]=0); AND([.X88]&gt;[.$Y$2];[.T88]=0;[.S88]=-1); AND([.T88]=-1; [.S88]=0); [.B88]=&quot;NRAO140&quot;);&quot;1&quot;; &quot;0&quot;)" office:value-type="string" office:string-value="0" calcext:value-type="string">
            <text:p>0</text:p>
          </table:table-cell>
          <table:table-cell table:style-name="ce81" table:formula="of:=IF(AND([.S88]=0;[.T88]=0; [.X88]&lt;[.$Y$2]);&quot;1&quot;; &quot;0&quot;)" office:value-type="string" office:string-value="0" calcext:value-type="string">
            <text:p>0</text:p>
          </table:table-cell>
          <table:table-cell table:style-name="ce81" table:formula="of:=IF(AND([.S88]=-1;[.T88]=0; [.X88]&lt;[.$Y$2]; [.B88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88]=-1;[.T88]=-1; [.E88]&lt;[.$AA$2]);&quot;1&quot;; &quot;0&quot;)" office:value-type="string" office:string-value="0" calcext:value-type="string">
            <text:p>0</text:p>
          </table:table-cell>
          <table:table-cell table:style-name="ce88" table:formula="of:=IF(OR([.AB88]=&quot;1&quot;; [.AC88]=&quot;1&quot;; [.AD88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85" calcext:value-type="float">
            <text:p>85</text:p>
          </table:table-cell>
          <table:table-cell table:style-name="ce71" office:value-type="string" calcext:value-type="string">
            <text:p>3C298</text:p>
          </table:table-cell>
          <table:table-cell table:style-name="ce73" office:value-type="float" office:value="352.1602" calcext:value-type="float">
            <text:p>352.1602</text:p>
          </table:table-cell>
          <table:table-cell table:style-name="ce73" office:value-type="float" office:value="60.6666" calcext:value-type="float">
            <text:p>60.6666</text:p>
          </table:table-cell>
          <table:table-cell table:style-name="ce73" office:value-type="float" office:value="2.39" calcext:value-type="float">
            <text:p>2.39</text:p>
          </table:table-cell>
          <table:table-cell table:style-name="ce73" office:value-type="float" office:value="0.38" calcext:value-type="float">
            <text:p>0.38</text:p>
          </table:table-cell>
          <table:table-cell table:style-name="ce73" office:value-type="float" office:value="2.5657" calcext:value-type="float">
            <text:p>2.5657</text:p>
          </table:table-cell>
          <table:table-cell table:style-name="ce73" office:value-type="float" office:value="0.0969" calcext:value-type="float">
            <text:p>0.0969</text:p>
          </table:table-cell>
          <table:table-cell table:style-name="ce73" office:value-type="float" office:value="0.06" calcext:value-type="float">
            <text:p>0.06</text:p>
          </table:table-cell>
          <table:table-cell table:style-name="ce73" office:value-type="float" office:value="0.3694" calcext:value-type="float">
            <text:p>0.3694</text:p>
          </table:table-cell>
          <table:table-cell table:style-name="ce73" office:value-type="float" office:value="2.33" calcext:value-type="float">
            <text:p>2.33</text:p>
          </table:table-cell>
          <table:table-cell table:style-name="ce73" office:value-type="float" office:value="0.0851" calcext:value-type="float">
            <text:p>0.0851</text:p>
          </table:table-cell>
          <table:table-cell table:style-name="ce73" office:value-type="float" office:value="0.0249" calcext:value-type="float">
            <text:p>0.0249</text:p>
          </table:table-cell>
          <table:table-cell table:style-name="ce73" office:value-type="float" office:value="0.0008" calcext:value-type="float">
            <text:p>0.0008</text:p>
          </table:table-cell>
          <table:table-cell table:style-name="ce73" office:value-type="float" office:value="0.0785" calcext:value-type="float">
            <text:p>0.0785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style-name="ce81" office:value-type="float" office:value="-1" calcext:value-type="float">
            <text:p>-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71" office:value-type="float" office:value="0.000927598" calcext:value-type="float">
            <text:p>0.000927598</text:p>
          </table:table-cell>
          <table:table-cell table:style-name="ce71" office:value-type="float" office:value="0.00106882" calcext:value-type="float">
            <text:p>0.00106882</text:p>
          </table:table-cell>
          <table:table-cell table:style-name="ce81" table:formula="of:=IF(OR([.S89]=1; [.T89]=1);&quot;1&quot;;&quot;0&quot;)" office:value-type="string" office:string-value="0" calcext:value-type="string">
            <text:p>0</text:p>
          </table:table-cell>
          <table:table-cell table:style-name="ce86" table:formula="of:=IF(AND([.S89]=-1;[.T89]=-1);&quot;1&quot;;&quot;0&quot;)" office:value-type="string" office:string-value="0" calcext:value-type="string">
            <text:p>0</text:p>
          </table:table-cell>
          <table:table-cell table:style-name="ce81" table:formula="of:=IF(OR(AND([.X89]&gt;[.$Y$2];[.T89]=0;[.S89]=0); AND([.X89]&gt;[.$Y$2];[.T89]=0;[.S89]=-1); AND([.T89]=-1; [.S89]=0); [.B89]=&quot;NRAO140&quot;);&quot;1&quot;; &quot;0&quot;)" office:value-type="string" office:string-value="0" calcext:value-type="string">
            <text:p>0</text:p>
          </table:table-cell>
          <table:table-cell table:style-name="ce81" table:formula="of:=IF(AND([.S89]=0;[.T89]=0; [.X89]&lt;[.$Y$2]);&quot;1&quot;; &quot;0&quot;)" office:value-type="string" office:string-value="0" calcext:value-type="string">
            <text:p>0</text:p>
          </table:table-cell>
          <table:table-cell table:style-name="ce81" table:formula="of:=IF(AND([.S89]=-1;[.T89]=0; [.X89]&lt;[.$Y$2]; [.B89]&lt;&gt;&quot;NRAO140&quot;);&quot;1&quot;; &quot;0&quot;)" office:value-type="string" office:string-value="1" calcext:value-type="string">
            <text:p>1</text:p>
          </table:table-cell>
          <table:table-cell table:style-name="ce87" table:formula="of:=IF(AND([.S89]=-1;[.T89]=-1; [.E89]&lt;[.$AA$2]);&quot;1&quot;; &quot;0&quot;)" office:value-type="string" office:string-value="0" calcext:value-type="string">
            <text:p>0</text:p>
          </table:table-cell>
          <table:table-cell table:style-name="ce88" table:formula="of:=IF(OR([.AB89]=&quot;1&quot;; [.AC89]=&quot;1&quot;; [.AD89]=&quot;1&quot;);&quot;1&quot;;&quot;0&quot;)" office:value-type="string" office:string-value="1" calcext:value-type="string">
            <text:p>1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86" calcext:value-type="float">
            <text:p>86</text:p>
          </table:table-cell>
          <table:table-cell table:style-name="ce71" office:value-type="string" calcext:value-type="string">
            <text:p>B2050</text:p>
          </table:table-cell>
          <table:table-cell table:style-name="ce73" office:value-type="float" office:value="78.8581" calcext:value-type="float">
            <text:p>78.8581</text:p>
          </table:table-cell>
          <table:table-cell table:style-name="ce73" office:value-type="float" office:value="-5.1238" calcext:value-type="float">
            <text:p>-5.1238</text:p>
          </table:table-cell>
          <table:table-cell table:style-name="ce73" office:value-type="float" office:value="33.86" calcext:value-type="float">
            <text:p>33.86</text:p>
          </table:table-cell>
          <table:table-cell table:style-name="ce73" office:value-type="float" office:value="2.42" calcext:value-type="float">
            <text:p>2.42</text:p>
          </table:table-cell>
          <table:table-cell table:style-name="ce73" office:value-type="float" office:value="27.4539" calcext:value-type="float">
            <text:p>27.4539</text:p>
          </table:table-cell>
          <table:table-cell table:style-name="ce73" office:value-type="float" office:value="0.0869" calcext:value-type="float">
            <text:p>0.0869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2.0238" calcext:value-type="float">
            <text:p>2.0238</text:p>
          </table:table-cell>
          <table:table-cell table:style-name="ce73" office:value-type="float" office:value="30.86" calcext:value-type="float">
            <text:p>30.86</text:p>
          </table:table-cell>
          <table:table-cell table:style-name="ce73" office:value-type="float" office:value="1.3301" calcext:value-type="float">
            <text:p>1.3301</text:p>
          </table:table-cell>
          <table:table-cell table:style-name="ce73" office:value-type="float" office:value="0.0462" calcext:value-type="float">
            <text:p>0.0462</text:p>
          </table:table-cell>
          <table:table-cell table:style-name="ce73" office:value-type="float" office:value="0.0006" calcext:value-type="float">
            <text:p>0.0006</text:p>
          </table:table-cell>
          <table:table-cell table:style-name="ce73" office:value-type="float" office:value="0.1432" calcext:value-type="float">
            <text:p>0.1432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90]=1; [.T90]=1);&quot;1&quot;;&quot;0&quot;)" office:value-type="string" office:string-value="0" calcext:value-type="string">
            <text:p>0</text:p>
          </table:table-cell>
          <table:table-cell table:style-name="ce86" table:formula="of:=IF(AND([.S90]=-1;[.T90]=-1);&quot;1&quot;;&quot;0&quot;)" office:value-type="string" office:string-value="1" calcext:value-type="string">
            <text:p>1</text:p>
          </table:table-cell>
          <table:table-cell table:style-name="ce81" table:formula="of:=IF(OR(AND([.X90]&gt;[.$Y$2];[.T90]=0;[.S90]=0); AND([.X90]&gt;[.$Y$2];[.T90]=0;[.S90]=-1); AND([.T90]=-1; [.S90]=0); [.B90]=&quot;NRAO140&quot;);&quot;1&quot;; &quot;0&quot;)" office:value-type="string" office:string-value="0" calcext:value-type="string">
            <text:p>0</text:p>
          </table:table-cell>
          <table:table-cell table:style-name="ce81" table:formula="of:=IF(AND([.S90]=0;[.T90]=0; [.X90]&lt;[.$Y$2]);&quot;1&quot;; &quot;0&quot;)" office:value-type="string" office:string-value="0" calcext:value-type="string">
            <text:p>0</text:p>
          </table:table-cell>
          <table:table-cell table:style-name="ce81" table:formula="of:=IF(AND([.S90]=-1;[.T90]=0; [.X90]&lt;[.$Y$2]; [.B90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90]=-1;[.T90]=-1; [.E90]&lt;[.$AA$2]);&quot;1&quot;; &quot;0&quot;)" office:value-type="string" office:string-value="0" calcext:value-type="string">
            <text:p>0</text:p>
          </table:table-cell>
          <table:table-cell table:style-name="ce88" table:formula="of:=IF(OR([.AB90]=&quot;1&quot;; [.AC90]=&quot;1&quot;; [.AD90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87" calcext:value-type="float">
            <text:p>87</text:p>
          </table:table-cell>
          <table:table-cell table:style-name="ce71" office:value-type="string" calcext:value-type="string">
            <text:p>PKS0531</text:p>
          </table:table-cell>
          <table:table-cell table:style-name="ce73" office:value-type="float" office:value="186.7617" calcext:value-type="float">
            <text:p>186.7617</text:p>
          </table:table-cell>
          <table:table-cell table:style-name="ce73" office:value-type="float" office:value="-7.1076" calcext:value-type="float">
            <text:p>-7.1076</text:p>
          </table:table-cell>
          <table:table-cell table:style-name="ce73" office:value-type="float" office:value="28.84" calcext:value-type="float">
            <text:p>28.84</text:p>
          </table:table-cell>
          <table:table-cell table:style-name="ce73" office:value-type="float" office:value="9.72" calcext:value-type="float">
            <text:p>9.72</text:p>
          </table:table-cell>
          <table:table-cell table:style-name="ce73" office:value-type="float" office:value="28.2709" calcext:value-type="float">
            <text:p>28.2709</text:p>
          </table:table-cell>
          <table:table-cell table:style-name="ce73" office:value-type="float" office:value="0.568" calcext:value-type="float">
            <text:p>0.568</text:p>
          </table:table-cell>
          <table:table-cell table:style-name="ce73" office:value-type="float" office:value="8.39" calcext:value-type="float">
            <text:p>8.39</text:p>
          </table:table-cell>
          <table:table-cell table:style-name="ce73" office:value-type="float" office:value="9.6105" calcext:value-type="float">
            <text:p>9.6105</text:p>
          </table:table-cell>
          <table:table-cell table:style-name="ce73" office:value-type="float" office:value="20.45" calcext:value-type="float">
            <text:p>20.45</text:p>
          </table:table-cell>
          <table:table-cell table:style-name="ce73" office:value-type="float" office:value="1.4837" calcext:value-type="float">
            <text:p>1.4837</text:p>
          </table:table-cell>
          <table:table-cell table:style-name="ce73" office:value-type="float" office:value="0.3026" calcext:value-type="float">
            <text:p>0.3026</text:p>
          </table:table-cell>
          <table:table-cell table:style-name="ce73" office:value-type="float" office:value="0.0085" calcext:value-type="float">
            <text:p>0.0085</text:p>
          </table:table-cell>
          <table:table-cell table:style-name="ce73" office:value-type="float" office:value="0.9372" calcext:value-type="float">
            <text:p>0.9372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91]=1; [.T91]=1);&quot;1&quot;;&quot;0&quot;)" office:value-type="string" office:string-value="0" calcext:value-type="string">
            <text:p>0</text:p>
          </table:table-cell>
          <table:table-cell table:style-name="ce86" table:formula="of:=IF(AND([.S91]=-1;[.T91]=-1);&quot;1&quot;;&quot;0&quot;)" office:value-type="string" office:string-value="1" calcext:value-type="string">
            <text:p>1</text:p>
          </table:table-cell>
          <table:table-cell table:style-name="ce81" table:formula="of:=IF(OR(AND([.X91]&gt;[.$Y$2];[.T91]=0;[.S91]=0); AND([.X91]&gt;[.$Y$2];[.T91]=0;[.S91]=-1); AND([.T91]=-1; [.S91]=0); [.B91]=&quot;NRAO140&quot;);&quot;1&quot;; &quot;0&quot;)" office:value-type="string" office:string-value="0" calcext:value-type="string">
            <text:p>0</text:p>
          </table:table-cell>
          <table:table-cell table:style-name="ce81" table:formula="of:=IF(AND([.S91]=0;[.T91]=0; [.X91]&lt;[.$Y$2]);&quot;1&quot;; &quot;0&quot;)" office:value-type="string" office:string-value="0" calcext:value-type="string">
            <text:p>0</text:p>
          </table:table-cell>
          <table:table-cell table:style-name="ce81" table:formula="of:=IF(AND([.S91]=-1;[.T91]=0; [.X91]&lt;[.$Y$2]; [.B91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91]=-1;[.T91]=-1; [.E91]&lt;[.$AA$2]);&quot;1&quot;; &quot;0&quot;)" office:value-type="string" office:string-value="0" calcext:value-type="string">
            <text:p>0</text:p>
          </table:table-cell>
          <table:table-cell table:style-name="ce88" table:formula="of:=IF(OR([.AB91]=&quot;1&quot;; [.AC91]=&quot;1&quot;; [.AD91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88" calcext:value-type="float">
            <text:p>88</text:p>
          </table:table-cell>
          <table:table-cell table:style-name="ce71" office:value-type="string" calcext:value-type="string">
            <text:p>4C16.09</text:p>
          </table:table-cell>
          <table:table-cell table:style-name="ce73" office:value-type="float" office:value="166.6357" calcext:value-type="float">
            <text:p>166.6357</text:p>
          </table:table-cell>
          <table:table-cell table:style-name="ce73" office:value-type="float" office:value="-33.5959" calcext:value-type="float">
            <text:p>-33.5959</text:p>
          </table:table-cell>
          <table:table-cell table:style-name="ce73" office:value-type="float" office:value="12.1" calcext:value-type="float">
            <text:p>12.1</text:p>
          </table:table-cell>
          <table:table-cell table:style-name="ce73" office:value-type="float" office:value="1.13" calcext:value-type="float">
            <text:p>1.13</text:p>
          </table:table-cell>
          <table:table-cell table:style-name="ce73" office:value-type="float" office:value="11.3604" calcext:value-type="float">
            <text:p>11.3604</text:p>
          </table:table-cell>
          <table:table-cell table:style-name="ce73" office:value-type="float" office:value="0.2969" calcext:value-type="float">
            <text:p>0.2969</text:p>
          </table:table-cell>
          <table:table-cell table:style-name="ce73" office:value-type="float" office:value="3.27" calcext:value-type="float">
            <text:p>3.27</text:p>
          </table:table-cell>
          <table:table-cell table:style-name="ce73" office:value-type="float" office:value="1.1038" calcext:value-type="float">
            <text:p>1.1038</text:p>
          </table:table-cell>
          <table:table-cell table:style-name="ce73" office:value-type="float" office:value="8.83" calcext:value-type="float">
            <text:p>8.83</text:p>
          </table:table-cell>
          <table:table-cell table:style-name="ce73" office:value-type="float" office:value="0.2449" calcext:value-type="float">
            <text:p>0.2449</text:p>
          </table:table-cell>
          <table:table-cell table:style-name="ce73" office:value-type="float" office:value="0.1311" calcext:value-type="float">
            <text:p>0.1311</text:p>
          </table:table-cell>
          <table:table-cell table:style-name="ce73" office:value-type="float" office:value="0.0041" calcext:value-type="float">
            <text:p>0.0041</text:p>
          </table:table-cell>
          <table:table-cell table:style-name="ce73" office:value-type="float" office:value="0.4059" calcext:value-type="float">
            <text:p>0.4059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92]=1; [.T92]=1);&quot;1&quot;;&quot;0&quot;)" office:value-type="string" office:string-value="0" calcext:value-type="string">
            <text:p>0</text:p>
          </table:table-cell>
          <table:table-cell table:style-name="ce86" table:formula="of:=IF(AND([.S92]=-1;[.T92]=-1);&quot;1&quot;;&quot;0&quot;)" office:value-type="string" office:string-value="1" calcext:value-type="string">
            <text:p>1</text:p>
          </table:table-cell>
          <table:table-cell table:style-name="ce81" table:formula="of:=IF(OR(AND([.X92]&gt;[.$Y$2];[.T92]=0;[.S92]=0); AND([.X92]&gt;[.$Y$2];[.T92]=0;[.S92]=-1); AND([.T92]=-1; [.S92]=0); [.B92]=&quot;NRAO140&quot;);&quot;1&quot;; &quot;0&quot;)" office:value-type="string" office:string-value="0" calcext:value-type="string">
            <text:p>0</text:p>
          </table:table-cell>
          <table:table-cell table:style-name="ce81" table:formula="of:=IF(AND([.S92]=0;[.T92]=0; [.X92]&lt;[.$Y$2]);&quot;1&quot;; &quot;0&quot;)" office:value-type="string" office:string-value="0" calcext:value-type="string">
            <text:p>0</text:p>
          </table:table-cell>
          <table:table-cell table:style-name="ce81" table:formula="of:=IF(AND([.S92]=-1;[.T92]=0; [.X92]&lt;[.$Y$2]; [.B92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92]=-1;[.T92]=-1; [.E92]&lt;[.$AA$2]);&quot;1&quot;; &quot;0&quot;)" office:value-type="string" office:string-value="0" calcext:value-type="string">
            <text:p>0</text:p>
          </table:table-cell>
          <table:table-cell table:style-name="ce88" table:formula="of:=IF(OR([.AB92]=&quot;1&quot;; [.AC92]=&quot;1&quot;; [.AD92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89" calcext:value-type="float">
            <text:p>89</text:p>
          </table:table-cell>
          <table:table-cell table:style-name="ce71" office:value-type="string" calcext:value-type="string">
            <text:p>3C48</text:p>
          </table:table-cell>
          <table:table-cell table:style-name="ce73" office:value-type="float" office:value="133.9626" calcext:value-type="float">
            <text:p>133.9626</text:p>
          </table:table-cell>
          <table:table-cell table:style-name="ce73" office:value-type="float" office:value="-28.7194" calcext:value-type="float">
            <text:p>-28.7194</text:p>
          </table:table-cell>
          <table:table-cell table:style-name="ce73" office:value-type="float" office:value="4.95" calcext:value-type="float">
            <text:p>4.95</text:p>
          </table:table-cell>
          <table:table-cell table:style-name="ce73" office:value-type="float" office:value="0.41" calcext:value-type="float">
            <text:p>0.41</text:p>
          </table:table-cell>
          <table:table-cell table:style-name="ce73" office:value-type="float" office:value="5.121" calcext:value-type="float">
            <text:p>5.121</text:p>
          </table:table-cell>
          <table:table-cell table:style-name="ce73" office:value-type="float" office:value="0.1622" calcext:value-type="float">
            <text:p>0.1622</text:p>
          </table:table-cell>
          <table:table-cell table:style-name="ce73" office:value-type="float" office:value="0.7" calcext:value-type="float">
            <text:p>0.7</text:p>
          </table:table-cell>
          <table:table-cell table:style-name="ce73" office:value-type="float" office:value="0.3565" calcext:value-type="float">
            <text:p>0.3565</text:p>
          </table:table-cell>
          <table:table-cell table:style-name="ce73" office:value-type="float" office:value="4.25" calcext:value-type="float">
            <text:p>4.25</text:p>
          </table:table-cell>
          <table:table-cell table:style-name="ce73" office:value-type="float" office:value="0.194" calcext:value-type="float">
            <text:p>0.194</text:p>
          </table:table-cell>
          <table:table-cell table:style-name="ce73" office:value-type="float" office:value="0.0377" calcext:value-type="float">
            <text:p>0.0377</text:p>
          </table:table-cell>
          <table:table-cell table:style-name="ce73" office:value-type="float" office:value="0.0007" calcext:value-type="float">
            <text:p>0.0007</text:p>
          </table:table-cell>
          <table:table-cell table:style-name="ce73" office:value-type="float" office:value="0.1165" calcext:value-type="float">
            <text:p>0.1165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93]=1; [.T93]=1);&quot;1&quot;;&quot;0&quot;)" office:value-type="string" office:string-value="0" calcext:value-type="string">
            <text:p>0</text:p>
          </table:table-cell>
          <table:table-cell table:style-name="ce86" table:formula="of:=IF(AND([.S93]=-1;[.T93]=-1);&quot;1&quot;;&quot;0&quot;)" office:value-type="string" office:string-value="1" calcext:value-type="string">
            <text:p>1</text:p>
          </table:table-cell>
          <table:table-cell table:style-name="ce81" table:formula="of:=IF(OR(AND([.X93]&gt;[.$Y$2];[.T93]=0;[.S93]=0); AND([.X93]&gt;[.$Y$2];[.T93]=0;[.S93]=-1); AND([.T93]=-1; [.S93]=0); [.B93]=&quot;NRAO140&quot;);&quot;1&quot;; &quot;0&quot;)" office:value-type="string" office:string-value="0" calcext:value-type="string">
            <text:p>0</text:p>
          </table:table-cell>
          <table:table-cell table:style-name="ce81" table:formula="of:=IF(AND([.S93]=0;[.T93]=0; [.X93]&lt;[.$Y$2]);&quot;1&quot;; &quot;0&quot;)" office:value-type="string" office:string-value="0" calcext:value-type="string">
            <text:p>0</text:p>
          </table:table-cell>
          <table:table-cell table:style-name="ce81" table:formula="of:=IF(AND([.S93]=-1;[.T93]=0; [.X93]&lt;[.$Y$2]; [.B93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93]=-1;[.T93]=-1; [.E93]&lt;[.$AA$2]);&quot;1&quot;; &quot;0&quot;)" office:value-type="string" office:string-value="0" calcext:value-type="string">
            <text:p>0</text:p>
          </table:table-cell>
          <table:table-cell table:style-name="ce88" table:formula="of:=IF(OR([.AB93]=&quot;1&quot;; [.AC93]=&quot;1&quot;; [.AD93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90" calcext:value-type="float">
            <text:p>90</text:p>
          </table:table-cell>
          <table:table-cell table:style-name="ce71" office:value-type="string" calcext:value-type="string">
            <text:p>3C327.1</text:p>
          </table:table-cell>
          <table:table-cell table:style-name="ce73" office:value-type="float" office:value="12.1821" calcext:value-type="float">
            <text:p>12.1821</text:p>
          </table:table-cell>
          <table:table-cell table:style-name="ce73" office:value-type="float" office:value="37.0047" calcext:value-type="float">
            <text:p>37.0047</text:p>
          </table:table-cell>
          <table:table-cell table:style-name="ce73" office:value-type="float" office:value="8.72" calcext:value-type="float">
            <text:p>8.72</text:p>
          </table:table-cell>
          <table:table-cell table:style-name="ce73" office:value-type="float" office:value="1.18" calcext:value-type="float">
            <text:p>1.18</text:p>
          </table:table-cell>
          <table:table-cell table:style-name="ce73" office:value-type="float" office:value="8.2786" calcext:value-type="float">
            <text:p>8.2786</text:p>
          </table:table-cell>
          <table:table-cell table:style-name="ce73" office:value-type="float" office:value="0.1716" calcext:value-type="float">
            <text:p>0.1716</text:p>
          </table:table-cell>
          <table:table-cell table:style-name="ce73" office:value-type="float" office:value="1.76" calcext:value-type="float">
            <text:p>1.76</text:p>
          </table:table-cell>
          <table:table-cell table:style-name="ce73" office:value-type="float" office:value="1.1704" calcext:value-type="float">
            <text:p>1.1704</text:p>
          </table:table-cell>
          <table:table-cell table:style-name="ce73" office:value-type="float" office:value="6.96" calcext:value-type="float">
            <text:p>6.96</text:p>
          </table:table-cell>
          <table:table-cell table:style-name="ce73" office:value-type="float" office:value="0.1069" calcext:value-type="float">
            <text:p>0.1069</text:p>
          </table:table-cell>
          <table:table-cell table:style-name="ce73" office:value-type="float" office:value="0.1147" calcext:value-type="float">
            <text:p>0.1147</text:p>
          </table:table-cell>
          <table:table-cell table:style-name="ce73" office:value-type="float" office:value="0.0018" calcext:value-type="float">
            <text:p>0.0018</text:p>
          </table:table-cell>
          <table:table-cell table:style-name="ce73" office:value-type="float" office:value="0.3523" calcext:value-type="float">
            <text:p>0.3523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94]=1; [.T94]=1);&quot;1&quot;;&quot;0&quot;)" office:value-type="string" office:string-value="0" calcext:value-type="string">
            <text:p>0</text:p>
          </table:table-cell>
          <table:table-cell table:style-name="ce86" table:formula="of:=IF(AND([.S94]=-1;[.T94]=-1);&quot;1&quot;;&quot;0&quot;)" office:value-type="string" office:string-value="1" calcext:value-type="string">
            <text:p>1</text:p>
          </table:table-cell>
          <table:table-cell table:style-name="ce81" table:formula="of:=IF(OR(AND([.X94]&gt;[.$Y$2];[.T94]=0;[.S94]=0); AND([.X94]&gt;[.$Y$2];[.T94]=0;[.S94]=-1); AND([.T94]=-1; [.S94]=0); [.B94]=&quot;NRAO140&quot;);&quot;1&quot;; &quot;0&quot;)" office:value-type="string" office:string-value="0" calcext:value-type="string">
            <text:p>0</text:p>
          </table:table-cell>
          <table:table-cell table:style-name="ce81" table:formula="of:=IF(AND([.S94]=0;[.T94]=0; [.X94]&lt;[.$Y$2]);&quot;1&quot;; &quot;0&quot;)" office:value-type="string" office:string-value="0" calcext:value-type="string">
            <text:p>0</text:p>
          </table:table-cell>
          <table:table-cell table:style-name="ce81" table:formula="of:=IF(AND([.S94]=-1;[.T94]=0; [.X94]&lt;[.$Y$2]; [.B94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94]=-1;[.T94]=-1; [.E94]&lt;[.$AA$2]);&quot;1&quot;; &quot;0&quot;)" office:value-type="string" office:string-value="0" calcext:value-type="string">
            <text:p>0</text:p>
          </table:table-cell>
          <table:table-cell table:style-name="ce88" table:formula="of:=IF(OR([.AB94]=&quot;1&quot;; [.AC94]=&quot;1&quot;; [.AD94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91" calcext:value-type="float">
            <text:p>91</text:p>
          </table:table-cell>
          <table:table-cell table:style-name="ce71" office:value-type="string" calcext:value-type="string">
            <text:p>3C147</text:p>
          </table:table-cell>
          <table:table-cell table:style-name="ce73" office:value-type="float" office:value="161.6864" calcext:value-type="float">
            <text:p>161.6864</text:p>
          </table:table-cell>
          <table:table-cell table:style-name="ce73" office:value-type="float" office:value="10.2984" calcext:value-type="float">
            <text:p>10.2984</text:p>
          </table:table-cell>
          <table:table-cell table:style-name="ce73" office:value-type="float" office:value="20.59" calcext:value-type="float">
            <text:p>20.59</text:p>
          </table:table-cell>
          <table:table-cell table:style-name="ce73" office:value-type="float" office:value="1.95" calcext:value-type="float">
            <text:p>1.95</text:p>
          </table:table-cell>
          <table:table-cell table:style-name="ce73" office:value-type="float" office:value="19.1262" calcext:value-type="float">
            <text:p>19.1262</text:p>
          </table:table-cell>
          <table:table-cell table:style-name="ce73" office:value-type="float" office:value="0.2988" calcext:value-type="float">
            <text:p>0.2988</text:p>
          </table:table-cell>
          <table:table-cell table:style-name="ce73" office:value-type="float" office:value="7.44" calcext:value-type="float">
            <text:p>7.44</text:p>
          </table:table-cell>
          <table:table-cell table:style-name="ce73" office:value-type="float" office:value="1.7891" calcext:value-type="float">
            <text:p>1.7891</text:p>
          </table:table-cell>
          <table:table-cell table:style-name="ce73" office:value-type="float" office:value="13.15" calcext:value-type="float">
            <text:p>13.15</text:p>
          </table:table-cell>
          <table:table-cell table:style-name="ce73" office:value-type="float" office:value="0.7815" calcext:value-type="float">
            <text:p>0.7815</text:p>
          </table:table-cell>
          <table:table-cell table:style-name="ce73" office:value-type="float" office:value="0.2252" calcext:value-type="float">
            <text:p>0.2252</text:p>
          </table:table-cell>
          <table:table-cell table:style-name="ce73" office:value-type="float" office:value="0.0067" calcext:value-type="float">
            <text:p>0.0067</text:p>
          </table:table-cell>
          <table:table-cell table:style-name="ce73" office:value-type="float" office:value="0.6936" calcext:value-type="float">
            <text:p>0.6936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95]=1; [.T95]=1);&quot;1&quot;;&quot;0&quot;)" office:value-type="string" office:string-value="0" calcext:value-type="string">
            <text:p>0</text:p>
          </table:table-cell>
          <table:table-cell table:style-name="ce86" table:formula="of:=IF(AND([.S95]=-1;[.T95]=-1);&quot;1&quot;;&quot;0&quot;)" office:value-type="string" office:string-value="1" calcext:value-type="string">
            <text:p>1</text:p>
          </table:table-cell>
          <table:table-cell table:style-name="ce81" table:formula="of:=IF(OR(AND([.X95]&gt;[.$Y$2];[.T95]=0;[.S95]=0); AND([.X95]&gt;[.$Y$2];[.T95]=0;[.S95]=-1); AND([.T95]=-1; [.S95]=0); [.B95]=&quot;NRAO140&quot;);&quot;1&quot;; &quot;0&quot;)" office:value-type="string" office:string-value="0" calcext:value-type="string">
            <text:p>0</text:p>
          </table:table-cell>
          <table:table-cell table:style-name="ce81" table:formula="of:=IF(AND([.S95]=0;[.T95]=0; [.X95]&lt;[.$Y$2]);&quot;1&quot;; &quot;0&quot;)" office:value-type="string" office:string-value="0" calcext:value-type="string">
            <text:p>0</text:p>
          </table:table-cell>
          <table:table-cell table:style-name="ce81" table:formula="of:=IF(AND([.S95]=-1;[.T95]=0; [.X95]&lt;[.$Y$2]; [.B95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95]=-1;[.T95]=-1; [.E95]&lt;[.$AA$2]);&quot;1&quot;; &quot;0&quot;)" office:value-type="string" office:string-value="0" calcext:value-type="string">
            <text:p>0</text:p>
          </table:table-cell>
          <table:table-cell table:style-name="ce88" table:formula="of:=IF(OR([.AB95]=&quot;1&quot;; [.AC95]=&quot;1&quot;; [.AD95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92" calcext:value-type="float">
            <text:p>92</text:p>
          </table:table-cell>
          <table:table-cell table:style-name="ce71" office:value-type="string" calcext:value-type="string">
            <text:p>3C459</text:p>
          </table:table-cell>
          <table:table-cell table:style-name="ce73" office:value-type="float" office:value="83.0397" calcext:value-type="float">
            <text:p>83.0397</text:p>
          </table:table-cell>
          <table:table-cell table:style-name="ce73" office:value-type="float" office:value="-51.285" calcext:value-type="float">
            <text:p>-51.285</text:p>
          </table:table-cell>
          <table:table-cell table:style-name="ce73" office:value-type="float" office:value="6.29" calcext:value-type="float">
            <text:p>6.29</text:p>
          </table:table-cell>
          <table:table-cell table:style-name="ce73" office:value-type="float" office:value="0.49" calcext:value-type="float">
            <text:p>0.49</text:p>
          </table:table-cell>
          <table:table-cell table:style-name="ce73" office:value-type="float" office:value="6.437" calcext:value-type="float">
            <text:p>6.437</text:p>
          </table:table-cell>
          <table:table-cell table:style-name="ce73" office:value-type="float" office:value="0.2624" calcext:value-type="float">
            <text:p>0.2624</text:p>
          </table:table-cell>
          <table:table-cell table:style-name="ce73" office:value-type="float" office:value="1.17" calcext:value-type="float">
            <text:p>1.17</text:p>
          </table:table-cell>
          <table:table-cell table:style-name="ce73" office:value-type="float" office:value="0.4928" calcext:value-type="float">
            <text:p>0.4928</text:p>
          </table:table-cell>
          <table:table-cell table:style-name="ce73" office:value-type="float" office:value="5.12" calcext:value-type="float">
            <text:p>5.12</text:p>
          </table:table-cell>
          <table:table-cell table:style-name="ce73" office:value-type="float" office:value="0.0409" calcext:value-type="float">
            <text:p>0.0409</text:p>
          </table:table-cell>
          <table:table-cell table:style-name="ce73" office:value-type="float" office:value="0.0564" calcext:value-type="float">
            <text:p>0.0564</text:p>
          </table:table-cell>
          <table:table-cell table:style-name="ce73" office:value-type="float" office:value="0.0009" calcext:value-type="float">
            <text:p>0.0009</text:p>
          </table:table-cell>
          <table:table-cell table:style-name="ce73" office:value-type="float" office:value="0.174" calcext:value-type="float">
            <text:p>0.174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96]=1; [.T96]=1);&quot;1&quot;;&quot;0&quot;)" office:value-type="string" office:string-value="0" calcext:value-type="string">
            <text:p>0</text:p>
          </table:table-cell>
          <table:table-cell table:style-name="ce86" table:formula="of:=IF(AND([.S96]=-1;[.T96]=-1);&quot;1&quot;;&quot;0&quot;)" office:value-type="string" office:string-value="1" calcext:value-type="string">
            <text:p>1</text:p>
          </table:table-cell>
          <table:table-cell table:style-name="ce81" table:formula="of:=IF(OR(AND([.X96]&gt;[.$Y$2];[.T96]=0;[.S96]=0); AND([.X96]&gt;[.$Y$2];[.T96]=0;[.S96]=-1); AND([.T96]=-1; [.S96]=0); [.B96]=&quot;NRAO140&quot;);&quot;1&quot;; &quot;0&quot;)" office:value-type="string" office:string-value="0" calcext:value-type="string">
            <text:p>0</text:p>
          </table:table-cell>
          <table:table-cell table:style-name="ce81" table:formula="of:=IF(AND([.S96]=0;[.T96]=0; [.X96]&lt;[.$Y$2]);&quot;1&quot;; &quot;0&quot;)" office:value-type="string" office:string-value="0" calcext:value-type="string">
            <text:p>0</text:p>
          </table:table-cell>
          <table:table-cell table:style-name="ce81" table:formula="of:=IF(AND([.S96]=-1;[.T96]=0; [.X96]&lt;[.$Y$2]; [.B96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96]=-1;[.T96]=-1; [.E96]&lt;[.$AA$2]);&quot;1&quot;; &quot;0&quot;)" office:value-type="string" office:string-value="0" calcext:value-type="string">
            <text:p>0</text:p>
          </table:table-cell>
          <table:table-cell table:style-name="ce88" table:formula="of:=IF(OR([.AB96]=&quot;1&quot;; [.AC96]=&quot;1&quot;; [.AD96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>
          <table:table-cell table:style-name="ce71" office:value-type="float" office:value="93" calcext:value-type="float">
            <text:p>93</text:p>
          </table:table-cell>
          <table:table-cell table:style-name="ce71" office:value-type="string" calcext:value-type="string">
            <text:p>3C345</text:p>
          </table:table-cell>
          <table:table-cell table:style-name="ce73" office:value-type="float" office:value="63.455" calcext:value-type="float">
            <text:p>63.455</text:p>
          </table:table-cell>
          <table:table-cell table:style-name="ce73" office:value-type="float" office:value="40.9489" calcext:value-type="float">
            <text:p>40.9489</text:p>
          </table:table-cell>
          <table:table-cell table:style-name="ce73" office:value-type="float" office:value="1.01" calcext:value-type="float">
            <text:p>1.01</text:p>
          </table:table-cell>
          <table:table-cell table:style-name="ce73" office:value-type="float" office:value="0.13" calcext:value-type="float">
            <text:p>0.13</text:p>
          </table:table-cell>
          <table:table-cell table:style-name="ce73" office:value-type="float" office:value="1.0397" calcext:value-type="float">
            <text:p>1.0397</text:p>
          </table:table-cell>
          <table:table-cell table:style-name="ce73" office:value-type="float" office:value="0.0205" calcext:value-type="float">
            <text:p>0.0205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0.0002" calcext:value-type="float">
            <text:p>0.0002</text:p>
          </table:table-cell>
          <table:table-cell table:style-name="ce73" office:value-type="float" office:value="1.01" calcext:value-type="float">
            <text:p>1.01</text:p>
          </table:table-cell>
          <table:table-cell table:style-name="ce73" office:value-type="float" office:value="0.1285" calcext:value-type="float">
            <text:p>0.1285</text:p>
          </table:table-cell>
          <table:table-cell table:style-name="ce73" office:value-type="float" office:value="0.0112" calcext:value-type="float">
            <text:p>0.0112</text:p>
          </table:table-cell>
          <table:table-cell table:style-name="ce73" office:value-type="float" office:value="0.0006" calcext:value-type="float">
            <text:p>0.0006</text:p>
          </table:table-cell>
          <table:table-cell table:style-name="ce73" office:value-type="float" office:value="0.035" calcext:value-type="float">
            <text:p>0.035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table:style-name="ce81" office:value-type="float" office:value="1" calcext:value-type="float">
            <text:p>1</text:p>
          </table:table-cell>
          <table:table-cell table:number-columns-repeated="4" table:style-name="ce81" office:value-type="float" office:value="-1" calcext:value-type="float">
            <text:p>-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999" calcext:value-type="float">
            <text:p>999</text:p>
          </table:table-cell>
          <table:table-cell table:style-name="ce81" table:formula="of:=IF(OR([.S97]=1; [.T97]=1);&quot;1&quot;;&quot;0&quot;)" office:value-type="string" office:string-value="0" calcext:value-type="string">
            <text:p>0</text:p>
          </table:table-cell>
          <table:table-cell table:style-name="ce86" table:formula="of:=IF(AND([.S97]=-1;[.T97]=-1);&quot;1&quot;;&quot;0&quot;)" office:value-type="string" office:string-value="1" calcext:value-type="string">
            <text:p>1</text:p>
          </table:table-cell>
          <table:table-cell table:style-name="ce81" table:formula="of:=IF(OR(AND([.X97]&gt;[.$Y$2];[.T97]=0;[.S97]=0); AND([.X97]&gt;[.$Y$2];[.T97]=0;[.S97]=-1); AND([.T97]=-1; [.S97]=0); [.B97]=&quot;NRAO140&quot;);&quot;1&quot;; &quot;0&quot;)" office:value-type="string" office:string-value="0" calcext:value-type="string">
            <text:p>0</text:p>
          </table:table-cell>
          <table:table-cell table:style-name="ce81" table:formula="of:=IF(AND([.S97]=0;[.T97]=0; [.X97]&lt;[.$Y$2]);&quot;1&quot;; &quot;0&quot;)" office:value-type="string" office:string-value="0" calcext:value-type="string">
            <text:p>0</text:p>
          </table:table-cell>
          <table:table-cell table:style-name="ce81" table:formula="of:=IF(AND([.S97]=-1;[.T97]=0; [.X97]&lt;[.$Y$2]; [.B97]&lt;&gt;&quot;NRAO140&quot;);&quot;1&quot;; &quot;0&quot;)" office:value-type="string" office:string-value="0" calcext:value-type="string">
            <text:p>0</text:p>
          </table:table-cell>
          <table:table-cell table:style-name="ce87" table:formula="of:=IF(AND([.S97]=-1;[.T97]=-1; [.E97]&lt;[.$AA$2]);&quot;1&quot;; &quot;0&quot;)" office:value-type="string" office:string-value="0" calcext:value-type="string">
            <text:p>0</text:p>
          </table:table-cell>
          <table:table-cell table:style-name="ce88" table:formula="of:=IF(OR([.AB97]=&quot;1&quot;; [.AC97]=&quot;1&quot;; [.AD97]=&quot;1&quot;);&quot;1&quot;;&quot;0&quot;)" office:value-type="string" office:string-value="0" calcext:value-type="string">
            <text:p>0</text:p>
          </table:table-cell>
          <table:table-cell table:style-name="ce81"/>
          <table:table-cell table:number-columns-repeated="4"/>
        </table:table-row>
        <table:table-row table:style-name="ro2" table:number-rows-repeated="1048478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nh_from_dust" table:style-name="ta1"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number-columns-repeated="4" table:default-cell-style-name="Default"/>
        <table:table-column table:style-name="co25" table:number-columns-repeated="2" table:default-cell-style-name="Default"/>
        <table:table-column table:style-name="co2" table:number-columns-repeated="6" table:default-cell-style-name="Default"/>
        <table:table-column table:style-name="co26" table:default-cell-style-name="Default"/>
        <table:table-column table:style-name="co26" table:default-cell-style-name="ce17"/>
        <table:table-column table:style-name="co27" table:default-cell-style-name="ce17"/>
        <table:table-column table:style-name="co28" table:default-cell-style-name="ce17"/>
        <table:table-column table:style-name="co29" table:default-cell-style-name="ce17"/>
        <table:table-column table:style-name="co30" table:default-cell-style-name="ce17"/>
        <table:table-column table:style-name="co31" table:default-cell-style-name="ce17"/>
        <table:table-column table:style-name="co32" table:default-cell-style-name="ce17"/>
        <table:table-column table:style-name="co33" table:default-cell-style-name="ce17"/>
        <table:table-column table:style-name="co2" table:number-columns-repeated="990" table:default-cell-style-name="Default"/>
        <table:table-row table:style-name="ro2">
          <table:table-cell table:number-columns-repeated="5"/>
          <table:table-cell table:style-name="ce31" office:value-type="string" calcext:value-type="string">
            <text:p>N(H) from Dust</text:p>
          </table:table-cell>
          <table:table-cell table:number-columns-repeated="7"/>
          <table:table-cell table:style-name="ce32" office:value-type="string" calcext:value-type="string">
            <text:p>N(H) from Dust</text:p>
          </table:table-cell>
          <table:table-cell table:number-columns-repeated="1003"/>
        </table:table-row>
        <table:table-row table:style-name="ro2" table:number-rows-repeated="2">
          <table:table-cell table:number-columns-repeated="1017"/>
        </table:table-row>
        <table:table-row table:style-name="ro2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hi</text:p>
          </table:table-cell>
          <table:table-cell table:style-name="ce4" office:value-type="string" calcext:value-type="string">
            <text:p>nhier</text:p>
          </table:table-cell>
          <table:table-cell table:style-name="ce4" office:value-type="string" calcext:value-type="string">
            <text:p>t353(e-6)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tauNH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E(B-V)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ebvNH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R(e-11)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rNH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Av</text:p>
          </table:table-cell>
          <table:table-cell table:style-name="ce4" office:value-type="string" calcext:value-type="string">
            <text:p>OH?</text:p>
          </table:table-cell>
          <table:table-cell table:style-name="ce33" office:value-type="string" calcext:value-type="string">
            <text:p>Molecule</text:p>
          </table:table-cell>
          <table:table-cell table:style-name="ce33" office:value-type="string" calcext:value-type="string">
            <text:p>Observed-HI-only</text:p>
          </table:table-cell>
          <table:table-cell table:style-name="ce33" office:value-type="string" calcext:value-type="string">
            <text:p>Semi-atomic</text:p>
          </table:table-cell>
          <table:table-cell table:style-name="ce33" office:value-type="string" calcext:value-type="string">
            <text:p>No-Mol1</text:p>
          </table:table-cell>
          <table:table-cell table:style-name="ce33" office:value-type="string" calcext:value-type="string">
            <text:p>No-Mol2</text:p>
          </table:table-cell>
          <table:table-cell table:style-name="ce33" office:value-type="string" calcext:value-type="string">
            <text:p>low-N(HI)</text:p>
          </table:table-cell>
          <table:table-cell table:style-name="ce33" office:value-type="string" calcext:value-type="string">
            <text:p>OK? Atomic</text:p>
          </table:table-cell>
          <table:table-cell table:style-name="ce34" table:number-columns-repeated="99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C33</text:p>
          </table:table-cell>
          <table:table-cell table:style-name="ce5" office:value-type="float" office:value="129.4481" calcext:value-type="float">
            <text:p>129.4481</text:p>
          </table:table-cell>
          <table:table-cell table:style-name="ce5" office:value-type="float" office:value="-49.3244" calcext:value-type="float">
            <text:p>-49.3244</text:p>
          </table:table-cell>
          <table:table-cell table:style-name="ce5" office:value-type="float" office:value="3.66" calcext:value-type="float">
            <text:p>3.66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2.16400394493" calcext:value-type="float">
            <text:p>2.1640039449</text:p>
          </table:table-cell>
          <table:table-cell table:style-name="ce5" office:value-type="float" office:value="0.0709781033947" calcext:value-type="float">
            <text:p>0.0709781034</text:p>
          </table:table-cell>
          <table:table-cell table:style-name="ce5" office:value-type="float" office:value="3.01335385327" calcext:value-type="float">
            <text:p>3.0133538533</text:p>
          </table:table-cell>
          <table:table-cell table:style-name="ce5" office:value-type="float" office:value="0.145117702052" calcext:value-type="float">
            <text:p>0.1451177021</text:p>
          </table:table-cell>
          <table:table-cell table:style-name="ce5" office:value-type="float" office:value="0.0231" calcext:value-type="float">
            <text:p>0.0231</text:p>
          </table:table-cell>
          <table:table-cell table:style-name="ce5" office:value-type="float" office:value="0.0017" calcext:value-type="float">
            <text:p>0.0017</text:p>
          </table:table-cell>
          <table:table-cell table:style-name="ce5" office:value-type="float" office:value="2.6313672" calcext:value-type="float">
            <text:p>2.6313672</text:p>
          </table:table-cell>
          <table:table-cell table:style-name="ce5" office:value-type="float" office:value="0.21646005259" calcext:value-type="float">
            <text:p>0.2164600526</text:p>
          </table:table-cell>
          <table:table-cell table:style-name="ce5" office:value-type="float" office:value="0.612065420569" calcext:value-type="float">
            <text:p>0.6120654206</text:p>
          </table:table-cell>
          <table:table-cell table:style-name="ce5" office:value-type="float" office:value="0.0256508149747" calcext:value-type="float">
            <text:p>0.025650815</text:p>
          </table:table-cell>
          <table:table-cell table:style-name="ce5" office:value-type="float" office:value="2.84876669022" calcext:value-type="float">
            <text:p>2.8487666902</text:p>
          </table:table-cell>
          <table:table-cell table:style-name="ce5" office:value-type="float" office:value="0.15876131763" calcext:value-type="float">
            <text:p>0.1587613176</text:p>
          </table:table-cell>
          <table:table-cell table:style-name="ce5" office:value-type="float" office:value="0.0722" calcext:value-type="float">
            <text:p>0.0722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C18</text:p>
          </table:table-cell>
          <table:table-cell table:style-name="ce5" office:value-type="float" office:value="118.6218" calcext:value-type="float">
            <text:p>118.6218</text:p>
          </table:table-cell>
          <table:table-cell table:style-name="ce5" office:value-type="float" office:value="-52.7266" calcext:value-type="float">
            <text:p>-52.7266</text:p>
          </table:table-cell>
          <table:table-cell table:style-name="ce5" office:value-type="float" office:value="7.75" calcext:value-type="float">
            <text:p>7.75</text:p>
          </table:table-cell>
          <table:table-cell table:style-name="ce5" office:value-type="float" office:value="1.23" calcext:value-type="float">
            <text:p>1.23</text:p>
          </table:table-cell>
          <table:table-cell table:style-name="ce5" office:value-type="float" office:value="11.3396772576" calcext:value-type="float">
            <text:p>11.3396772576</text:p>
          </table:table-cell>
          <table:table-cell table:style-name="ce5" office:value-type="float" office:value="0.361182173947" calcext:value-type="float">
            <text:p>0.3611821739</text:p>
          </table:table-cell>
          <table:table-cell table:style-name="ce5" office:value-type="float" office:value="15.7903871845" calcext:value-type="float">
            <text:p>15.7903871845</text:p>
          </table:table-cell>
          <table:table-cell table:style-name="ce5" office:value-type="float" office:value="0.750318859813" calcext:value-type="float">
            <text:p>0.7503188598</text:p>
          </table:table-cell>
          <table:table-cell table:style-name="ce5" office:value-type="float" office:value="0.1395" calcext:value-type="float">
            <text:p>0.1395</text:p>
          </table:table-cell>
          <table:table-cell table:style-name="ce5" office:value-type="float" office:value="0.0175" calcext:value-type="float">
            <text:p>0.0175</text:p>
          </table:table-cell>
          <table:table-cell table:style-name="ce5" office:value-type="float" office:value="15.890724" calcext:value-type="float">
            <text:p>15.890724</text:p>
          </table:table-cell>
          <table:table-cell table:style-name="ce5" office:value-type="float" office:value="2.07726542915" calcext:value-type="float">
            <text:p>2.0772654292</text:p>
          </table:table-cell>
          <table:table-cell table:style-name="ce5" office:value-type="float" office:value="2.89742558834" calcext:value-type="float">
            <text:p>2.8974255883</text:p>
          </table:table-cell>
          <table:table-cell table:style-name="ce5" office:value-type="float" office:value="0.119289069108" calcext:value-type="float">
            <text:p>0.1192890691</text:p>
          </table:table-cell>
          <table:table-cell table:style-name="ce5" office:value-type="float" office:value="13.4856327871" calcext:value-type="float">
            <text:p>13.4856327871</text:p>
          </table:table-cell>
          <table:table-cell table:style-name="ce5" office:value-type="float" office:value="0.744097884953" calcext:value-type="float">
            <text:p>0.744097885</text:p>
          </table:table-cell>
          <table:table-cell table:style-name="ce5" office:value-type="float" office:value="0.4244" calcext:value-type="float">
            <text:p>0.424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3C141.0</text:p>
          </table:table-cell>
          <table:table-cell table:style-name="ce5" office:value-type="float" office:value="174.5324" calcext:value-type="float">
            <text:p>174.5324</text:p>
          </table:table-cell>
          <table:table-cell table:style-name="ce5" office:value-type="float" office:value="-1.3112" calcext:value-type="float">
            <text:p>-1.3112</text:p>
          </table:table-cell>
          <table:table-cell table:style-name="ce5" office:value-type="float" office:value="66.65" calcext:value-type="float">
            <text:p>66.65</text:p>
          </table:table-cell>
          <table:table-cell table:style-name="ce5" office:value-type="float" office:value="1.89" calcext:value-type="float">
            <text:p>1.89</text:p>
          </table:table-cell>
          <table:table-cell table:style-name="ce5" office:value-type="float" office:value="52.8644086444" calcext:value-type="float">
            <text:p>52.8644086444</text:p>
          </table:table-cell>
          <table:table-cell table:style-name="ce5" office:value-type="float" office:value="1.0673138604" calcext:value-type="float">
            <text:p>1.0673138604</text:p>
          </table:table-cell>
          <table:table-cell table:style-name="ce5" office:value-type="float" office:value="73.6131603932" calcext:value-type="float">
            <text:p>73.6131603932</text:p>
          </table:table-cell>
          <table:table-cell table:style-name="ce5" office:value-type="float" office:value="2.99111519283" calcext:value-type="float">
            <text:p>2.9911151928</text:p>
          </table:table-cell>
          <table:table-cell table:style-name="ce5" office:value-type="float" office:value="0.537" calcext:value-type="float">
            <text:p>0.537</text:p>
          </table:table-cell>
          <table:table-cell table:style-name="ce5" office:value-type="float" office:value="0.0212" calcext:value-type="float">
            <text:p>0.0212</text:p>
          </table:table-cell>
          <table:table-cell table:style-name="ce5" office:value-type="float" office:value="61.170744" calcext:value-type="float">
            <text:p>61.170744</text:p>
          </table:table-cell>
          <table:table-cell table:style-name="ce5" office:value-type="float" office:value="3.29957200505" calcext:value-type="float">
            <text:p>3.2995720051</text:p>
          </table:table-cell>
          <table:table-cell table:style-name="ce5" office:value-type="float" office:value="9.64264359027" calcext:value-type="float">
            <text:p>9.6426435903</text:p>
          </table:table-cell>
          <table:table-cell table:style-name="ce5" office:value-type="float" office:value="0.318083208646" calcext:value-type="float">
            <text:p>0.3180832086</text:p>
          </table:table-cell>
          <table:table-cell table:style-name="ce5" office:value-type="float" office:value="44.8802381944" calcext:value-type="float">
            <text:p>44.8802381944</text:p>
          </table:table-cell>
          <table:table-cell table:style-name="ce5" office:value-type="float" office:value="2.21584530252" calcext:value-type="float">
            <text:p>2.2158453025</text:p>
          </table:table-cell>
          <table:table-cell table:style-name="ce5" office:value-type="float" office:value="1.7177" calcext:value-type="float">
            <text:p>1.717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3C142.1</text:p>
          </table:table-cell>
          <table:table-cell table:style-name="ce5" office:value-type="float" office:value="197.6157" calcext:value-type="float">
            <text:p>197.6157</text:p>
          </table:table-cell>
          <table:table-cell table:style-name="ce5" office:value-type="float" office:value="-14.5115" calcext:value-type="float">
            <text:p>-14.5115</text:p>
          </table:table-cell>
          <table:table-cell table:style-name="ce5" office:value-type="float" office:value="27.84" calcext:value-type="float">
            <text:p>27.84</text:p>
          </table:table-cell>
          <table:table-cell table:style-name="ce5" office:value-type="float" office:value="2.9" calcext:value-type="float">
            <text:p>2.9</text:p>
          </table:table-cell>
          <table:table-cell table:style-name="ce5" office:value-type="float" office:value="21.525840566" calcext:value-type="float">
            <text:p>21.525840566</text:p>
          </table:table-cell>
          <table:table-cell table:style-name="ce5" office:value-type="float" office:value="0.722035110812" calcext:value-type="float">
            <text:p>0.7220351108</text:p>
          </table:table-cell>
          <table:table-cell table:style-name="ce5" office:value-type="float" office:value="29.9745177298" calcext:value-type="float">
            <text:p>29.9745177298</text:p>
          </table:table-cell>
          <table:table-cell table:style-name="ce5" office:value-type="float" office:value="1.45878411287" calcext:value-type="float">
            <text:p>1.4587841129</text:p>
          </table:table-cell>
          <table:table-cell table:style-name="ce5" office:value-type="float" office:value="0.2816" calcext:value-type="float">
            <text:p>0.2816</text:p>
          </table:table-cell>
          <table:table-cell table:style-name="ce5" office:value-type="float" office:value="0.0145" calcext:value-type="float">
            <text:p>0.0145</text:p>
          </table:table-cell>
          <table:table-cell table:style-name="ce5" office:value-type="float" office:value="32.0776192" calcext:value-type="float">
            <text:p>32.0776192</text:p>
          </table:table-cell>
          <table:table-cell table:style-name="ce5" office:value-type="float" office:value="2.02936925353" calcext:value-type="float">
            <text:p>2.0293692535</text:p>
          </table:table-cell>
          <table:table-cell table:style-name="ce5" office:value-type="float" office:value="7.09746871053" calcext:value-type="float">
            <text:p>7.0974687105</text:p>
          </table:table-cell>
          <table:table-cell table:style-name="ce5" office:value-type="float" office:value="0.30159172782" calcext:value-type="float">
            <text:p>0.3015917278</text:p>
          </table:table-cell>
          <table:table-cell table:style-name="ce5" office:value-type="float" office:value="33.0341034928" calcext:value-type="float">
            <text:p>33.0341034928</text:p>
          </table:table-cell>
          <table:table-cell table:style-name="ce5" office:value-type="float" office:value="1.85554241631" calcext:value-type="float">
            <text:p>1.8555424163</text:p>
          </table:table-cell>
          <table:table-cell table:style-name="ce5" office:value-type="float" office:value="0.8998" calcext:value-type="float">
            <text:p>0.8998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3C138</text:p>
          </table:table-cell>
          <table:table-cell table:style-name="ce5" office:value-type="float" office:value="187.405" calcext:value-type="float">
            <text:p>187.405</text:p>
          </table:table-cell>
          <table:table-cell table:style-name="ce5" office:value-type="float" office:value="-11.3434" calcext:value-type="float">
            <text:p>-11.3434</text:p>
          </table:table-cell>
          <table:table-cell table:style-name="ce5" office:value-type="float" office:value="26.43" calcext:value-type="float">
            <text:p>26.43</text:p>
          </table:table-cell>
          <table:table-cell table:style-name="ce5" office:value-type="float" office:value="2.89" calcext:value-type="float">
            <text:p>2.89</text:p>
          </table:table-cell>
          <table:table-cell table:style-name="ce5" office:value-type="float" office:value="21.6258504224" calcext:value-type="float">
            <text:p>21.6258504224</text:p>
          </table:table-cell>
          <table:table-cell table:style-name="ce5" office:value-type="float" office:value="0.811378413346" calcext:value-type="float">
            <text:p>0.8113784133</text:p>
          </table:table-cell>
          <table:table-cell table:style-name="ce5" office:value-type="float" office:value="30.1137804547" calcext:value-type="float">
            <text:p>30.1137804547</text:p>
          </table:table-cell>
          <table:table-cell table:style-name="ce5" office:value-type="float" office:value="1.55051712258" calcext:value-type="float">
            <text:p>1.5505171226</text:p>
          </table:table-cell>
          <table:table-cell table:style-name="ce5" office:value-type="float" office:value="0.2537" calcext:value-type="float">
            <text:p>0.2537</text:p>
          </table:table-cell>
          <table:table-cell table:style-name="ce5" office:value-type="float" office:value="0.0171" calcext:value-type="float">
            <text:p>0.0171</text:p>
          </table:table-cell>
          <table:table-cell table:style-name="ce5" office:value-type="float" office:value="28.8994744" calcext:value-type="float">
            <text:p>28.8994744</text:p>
          </table:table-cell>
          <table:table-cell table:style-name="ce5" office:value-type="float" office:value="2.21869930711" calcext:value-type="float">
            <text:p>2.2186993071</text:p>
          </table:table-cell>
          <table:table-cell table:style-name="ce5" office:value-type="float" office:value="4.87563227125" calcext:value-type="float">
            <text:p>4.8756322713</text:p>
          </table:table-cell>
          <table:table-cell table:style-name="ce5" office:value-type="float" office:value="0.222800827312" calcext:value-type="float">
            <text:p>0.2228008273</text:p>
          </table:table-cell>
          <table:table-cell table:style-name="ce5" office:value-type="float" office:value="22.6928990617" calcext:value-type="float">
            <text:p>22.6928990617</text:p>
          </table:table-cell>
          <table:table-cell table:style-name="ce5" office:value-type="float" office:value="1.33052423491" calcext:value-type="float">
            <text:p>1.3305242349</text:p>
          </table:table-cell>
          <table:table-cell table:style-name="ce5" office:value-type="float" office:value="0.7798" calcext:value-type="float">
            <text:p>0.7798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3C75-2</text:p>
          </table:table-cell>
          <table:table-cell table:style-name="ce5" office:value-type="float" office:value="170.2958" calcext:value-type="float">
            <text:p>170.2958</text:p>
          </table:table-cell>
          <table:table-cell table:style-name="ce5" office:value-type="float" office:value="-44.9192" calcext:value-type="float">
            <text:p>-44.91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0.27" calcext:value-type="float">
            <text:p>0.27</text:p>
          </table:table-cell>
          <table:table-cell table:style-name="ce5" office:value-type="float" office:value="11.5711427497" calcext:value-type="float">
            <text:p>11.5711427497</text:p>
          </table:table-cell>
          <table:table-cell table:style-name="ce5" office:value-type="float" office:value="0.344047293765" calcext:value-type="float">
            <text:p>0.3440472938</text:p>
          </table:table-cell>
          <table:table-cell table:style-name="ce5" office:value-type="float" office:value="16.1127005676" calcext:value-type="float">
            <text:p>16.1127005676</text:p>
          </table:table-cell>
          <table:table-cell table:style-name="ce5" office:value-type="float" office:value="0.743190991957" calcext:value-type="float">
            <text:p>0.743190992</text:p>
          </table:table-cell>
          <table:table-cell table:style-name="ce5" office:value-type="float" office:value="0.1543" calcext:value-type="float">
            <text:p>0.1543</text:p>
          </table:table-cell>
          <table:table-cell table:style-name="ce5" office:value-type="float" office:value="0.0044" calcext:value-type="float">
            <text:p>0.0044</text:p>
          </table:table-cell>
          <table:table-cell table:style-name="ce5" office:value-type="float" office:value="17.5766216" calcext:value-type="float">
            <text:p>17.5766216</text:p>
          </table:table-cell>
          <table:table-cell table:style-name="ce5" office:value-type="float" office:value="0.817673652783" calcext:value-type="float">
            <text:p>0.8176736528</text:p>
          </table:table-cell>
          <table:table-cell table:style-name="ce5" office:value-type="float" office:value="3.01892811194" calcext:value-type="float">
            <text:p>3.0189281119</text:p>
          </table:table-cell>
          <table:table-cell table:style-name="ce5" office:value-type="float" office:value="0.119413527657" calcext:value-type="float">
            <text:p>0.1194135277</text:p>
          </table:table-cell>
          <table:table-cell table:style-name="ce5" office:value-type="float" office:value="14.0511480578" calcext:value-type="float">
            <text:p>14.0511480578</text:p>
          </table:table-cell>
          <table:table-cell table:style-name="ce5" office:value-type="float" office:value="0.758511716877" calcext:value-type="float">
            <text:p>0.7585117169</text:p>
          </table:table-cell>
          <table:table-cell table:style-name="ce5" office:value-type="float" office:value="0.4806" calcext:value-type="float">
            <text:p>0.480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3C75-1</text:p>
          </table:table-cell>
          <table:table-cell table:style-name="ce5" office:value-type="float" office:value="170.2162" calcext:value-type="float">
            <text:p>170.2162</text:p>
          </table:table-cell>
          <table:table-cell table:style-name="ce5" office:value-type="float" office:value="-44.9112" calcext:value-type="float">
            <text:p>-44.9112</text:p>
          </table:table-cell>
          <table:table-cell table:style-name="ce5" office:value-type="float" office:value="10.18" calcext:value-type="float">
            <text:p>10.18</text:p>
          </table:table-cell>
          <table:table-cell table:style-name="ce5" office:value-type="float" office:value="0.26" calcext:value-type="float">
            <text:p>0.26</text:p>
          </table:table-cell>
          <table:table-cell table:style-name="ce5" office:value-type="float" office:value="11.0538412628" calcext:value-type="float">
            <text:p>11.0538412628</text:p>
          </table:table-cell>
          <table:table-cell table:style-name="ce5" office:value-type="float" office:value="0.347295099346" calcext:value-type="float">
            <text:p>0.3472950993</text:p>
          </table:table-cell>
          <table:table-cell table:style-name="ce5" office:value-type="float" office:value="15.39236342" calcext:value-type="float">
            <text:p>15.39236342</text:p>
          </table:table-cell>
          <table:table-cell table:style-name="ce5" office:value-type="float" office:value="0.726958300323" calcext:value-type="float">
            <text:p>0.7269583003</text:p>
          </table:table-cell>
          <table:table-cell table:style-name="ce5" office:value-type="float" office:value="0.1511" calcext:value-type="float">
            <text:p>0.1511</text:p>
          </table:table-cell>
          <table:table-cell table:style-name="ce5" office:value-type="float" office:value="0.0044" calcext:value-type="float">
            <text:p>0.0044</text:p>
          </table:table-cell>
          <table:table-cell table:style-name="ce5" office:value-type="float" office:value="17.2121032" calcext:value-type="float">
            <text:p>17.2121032</text:p>
          </table:table-cell>
          <table:table-cell table:style-name="ce5" office:value-type="float" office:value="0.807129448265" calcext:value-type="float">
            <text:p>0.8071294483</text:p>
          </table:table-cell>
          <table:table-cell table:style-name="ce5" office:value-type="float" office:value="2.84304576326" calcext:value-type="float">
            <text:p>2.8430457633</text:p>
          </table:table-cell>
          <table:table-cell table:style-name="ce5" office:value-type="float" office:value="0.116101139707" calcext:value-type="float">
            <text:p>0.1161011397</text:p>
          </table:table-cell>
          <table:table-cell table:style-name="ce5" office:value-type="float" office:value="13.2325300482" calcext:value-type="float">
            <text:p>13.2325300482</text:p>
          </table:table-cell>
          <table:table-cell table:style-name="ce5" office:value-type="float" office:value="0.72684235431" calcext:value-type="float">
            <text:p>0.7268423543</text:p>
          </table:table-cell>
          <table:table-cell table:style-name="ce5" office:value-type="float" office:value="0.4681" calcext:value-type="float">
            <text:p>0.468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3C409</text:p>
          </table:table-cell>
          <table:table-cell table:style-name="ce5" office:value-type="float" office:value="63.3981" calcext:value-type="float">
            <text:p>63.3981</text:p>
          </table:table-cell>
          <table:table-cell table:style-name="ce5" office:value-type="float" office:value="-6.1216" calcext:value-type="float">
            <text:p>-6.1216</text:p>
          </table:table-cell>
          <table:table-cell table:style-name="ce5" office:value-type="float" office:value="31.69" calcext:value-type="float">
            <text:p>31.69</text:p>
          </table:table-cell>
          <table:table-cell table:style-name="ce5" office:value-type="float" office:value="3.53" calcext:value-type="float">
            <text:p>3.53</text:p>
          </table:table-cell>
          <table:table-cell table:style-name="ce5" office:value-type="float" office:value="44.2396376457" calcext:value-type="float">
            <text:p>44.2396376457</text:p>
          </table:table-cell>
          <table:table-cell table:style-name="ce5" office:value-type="float" office:value="1.53650762513" calcext:value-type="float">
            <text:p>1.5365076251</text:p>
          </table:table-cell>
          <table:table-cell table:style-name="ce5" office:value-type="float" office:value="61.6032530252" calcext:value-type="float">
            <text:p>61.6032530252</text:p>
          </table:table-cell>
          <table:table-cell table:style-name="ce5" office:value-type="float" office:value="3.04900912499" calcext:value-type="float">
            <text:p>3.049009125</text:p>
          </table:table-cell>
          <table:table-cell table:style-name="ce5" office:value-type="float" office:value="0.5749" calcext:value-type="float">
            <text:p>0.5749</text:p>
          </table:table-cell>
          <table:table-cell table:style-name="ce5" office:value-type="float" office:value="0.026" calcext:value-type="float">
            <text:p>0.026</text:p>
          </table:table-cell>
          <table:table-cell table:style-name="ce5" office:value-type="float" office:value="65.4880088" calcext:value-type="float">
            <text:p>65.4880088</text:p>
          </table:table-cell>
          <table:table-cell table:style-name="ce5" office:value-type="float" office:value="3.81651153892" calcext:value-type="float">
            <text:p>3.8165115389</text:p>
          </table:table-cell>
          <table:table-cell table:style-name="ce5" office:value-type="float" office:value="10.4834680315" calcext:value-type="float">
            <text:p>10.4834680315</text:p>
          </table:table-cell>
          <table:table-cell table:style-name="ce5" office:value-type="float" office:value="0.455374178517" calcext:value-type="float">
            <text:p>0.4553741785</text:p>
          </table:table-cell>
          <table:table-cell table:style-name="ce5" office:value-type="float" office:value="48.7937294322" calcext:value-type="float">
            <text:p>48.7937294322</text:p>
          </table:table-cell>
          <table:table-cell table:style-name="ce5" office:value-type="float" office:value="2.77579607213" calcext:value-type="float">
            <text:p>2.7757960721</text:p>
          </table:table-cell>
          <table:table-cell table:style-name="ce5" office:value-type="float" office:value="1.8029" calcext:value-type="float">
            <text:p>1.8029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3C33-1</text:p>
          </table:table-cell>
          <table:table-cell table:style-name="ce5" office:value-type="float" office:value="129.4392" calcext:value-type="float">
            <text:p>129.4392</text:p>
          </table:table-cell>
          <table:table-cell table:style-name="ce5" office:value-type="float" office:value="-49.3432" calcext:value-type="float">
            <text:p>-49.3432</text:p>
          </table:table-cell>
          <table:table-cell table:style-name="ce5" office:value-type="float" office:value="3.68" calcext:value-type="float">
            <text:p>3.68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2.10421285374" calcext:value-type="float">
            <text:p>2.1042128537</text:p>
          </table:table-cell>
          <table:table-cell table:style-name="ce5" office:value-type="float" office:value="0.0865045421961" calcext:value-type="float">
            <text:p>0.0865045422</text:p>
          </table:table-cell>
          <table:table-cell table:style-name="ce5" office:value-type="float" office:value="2.9300953567" calcext:value-type="float">
            <text:p>2.9300953567</text:p>
          </table:table-cell>
          <table:table-cell table:style-name="ce5" office:value-type="float" office:value="0.15869801612" calcext:value-type="float">
            <text:p>0.1586980161</text:p>
          </table:table-cell>
          <table:table-cell table:style-name="ce5" office:value-type="float" office:value="0.0223" calcext:value-type="float">
            <text:p>0.0223</text:p>
          </table:table-cell>
          <table:table-cell table:style-name="ce5" office:value-type="float" office:value="0.0019" calcext:value-type="float">
            <text:p>0.0019</text:p>
          </table:table-cell>
          <table:table-cell table:style-name="ce5" office:value-type="float" office:value="2.5402376" calcext:value-type="float">
            <text:p>2.5402376</text:p>
          </table:table-cell>
          <table:table-cell table:style-name="ce5" office:value-type="float" office:value="0.235713648896" calcext:value-type="float">
            <text:p>0.2357136489</text:p>
          </table:table-cell>
          <table:table-cell table:style-name="ce5" office:value-type="float" office:value="0.579656997957" calcext:value-type="float">
            <text:p>0.579656998</text:p>
          </table:table-cell>
          <table:table-cell table:style-name="ce5" office:value-type="float" office:value="0.0282226601857" calcext:value-type="float">
            <text:p>0.0282226602</text:p>
          </table:table-cell>
          <table:table-cell table:style-name="ce5" office:value-type="float" office:value="2.69792654844" calcext:value-type="float">
            <text:p>2.6979265484</text:p>
          </table:table-cell>
          <table:table-cell table:style-name="ce5" office:value-type="float" office:value="0.164552693309" calcext:value-type="float">
            <text:p>0.1645526933</text:p>
          </table:table-cell>
          <table:table-cell table:style-name="ce5" office:value-type="float" office:value="0.0718" calcext:value-type="float">
            <text:p>0.071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3C79</text:p>
          </table:table-cell>
          <table:table-cell table:style-name="ce5" office:value-type="float" office:value="164.1487" calcext:value-type="float">
            <text:p>164.1487</text:p>
          </table:table-cell>
          <table:table-cell table:style-name="ce5" office:value-type="float" office:value="-34.4565" calcext:value-type="float">
            <text:p>-34.4565</text:p>
          </table:table-cell>
          <table:table-cell table:style-name="ce5" office:value-type="float" office:value="12.15" calcext:value-type="float">
            <text:p>12.15</text:p>
          </table:table-cell>
          <table:table-cell table:style-name="ce5" office:value-type="float" office:value="1.3" calcext:value-type="float">
            <text:p>1.3</text:p>
          </table:table-cell>
          <table:table-cell table:style-name="ce5" office:value-type="float" office:value="9.23441257328" calcext:value-type="float">
            <text:p>9.2344125733</text:p>
          </table:table-cell>
          <table:table-cell table:style-name="ce5" office:value-type="float" office:value="0.370095222024" calcext:value-type="float">
            <text:p>0.370095222</text:p>
          </table:table-cell>
          <table:table-cell table:style-name="ce5" office:value-type="float" office:value="12.8588271642" calcext:value-type="float">
            <text:p>12.8588271642</text:p>
          </table:table-cell>
          <table:table-cell table:style-name="ce5" office:value-type="float" office:value="0.68643040684" calcext:value-type="float">
            <text:p>0.6864304068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0.0025" calcext:value-type="float">
            <text:p>0.0025</text:p>
          </table:table-cell>
          <table:table-cell table:style-name="ce5" office:value-type="float" office:value="12.53032" calcext:value-type="float">
            <text:p>12.53032</text:p>
          </table:table-cell>
          <table:table-cell table:style-name="ce5" office:value-type="float" office:value="0.541497282597" calcext:value-type="float">
            <text:p>0.5414972826</text:p>
          </table:table-cell>
          <table:table-cell table:style-name="ce5" office:value-type="float" office:value="2.06769968258" calcext:value-type="float">
            <text:p>2.0676996826</text:p>
          </table:table-cell>
          <table:table-cell table:style-name="ce5" office:value-type="float" office:value="0.0988776020327" calcext:value-type="float">
            <text:p>0.098877602</text:p>
          </table:table-cell>
          <table:table-cell table:style-name="ce5" office:value-type="float" office:value="9.62379801764" calcext:value-type="float">
            <text:p>9.6237980176</text:p>
          </table:table-cell>
          <table:table-cell table:style-name="ce5" office:value-type="float" office:value="0.580327385756" calcext:value-type="float">
            <text:p>0.5803273858</text:p>
          </table:table-cell>
          <table:table-cell table:style-name="ce5" office:value-type="float" office:value="0.3404" calcext:value-type="float">
            <text:p>0.3404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3C78</text:p>
          </table:table-cell>
          <table:table-cell table:style-name="ce5" office:value-type="float" office:value="174.8581" calcext:value-type="float">
            <text:p>174.8581</text:p>
          </table:table-cell>
          <table:table-cell table:style-name="ce5" office:value-type="float" office:value="-44.5133" calcext:value-type="float">
            <text:p>-44.5133</text:p>
          </table:table-cell>
          <table:table-cell table:style-name="ce5" office:value-type="float" office:value="13.74" calcext:value-type="float">
            <text:p>13.74</text:p>
          </table:table-cell>
          <table:table-cell table:style-name="ce5" office:value-type="float" office:value="1.93" calcext:value-type="float">
            <text:p>1.93</text:p>
          </table:table-cell>
          <table:table-cell table:style-name="ce5" office:value-type="float" office:value="12.4539592434" calcext:value-type="float">
            <text:p>12.4539592434</text:p>
          </table:table-cell>
          <table:table-cell table:style-name="ce5" office:value-type="float" office:value="0.628048837825" calcext:value-type="float">
            <text:p>0.6280488378</text:p>
          </table:table-cell>
          <table:table-cell table:style-name="ce5" office:value-type="float" office:value="17.3420137069" calcext:value-type="float">
            <text:p>17.3420137069</text:p>
          </table:table-cell>
          <table:table-cell table:style-name="ce5" office:value-type="float" office:value="1.06714126017" calcext:value-type="float">
            <text:p>1.0671412602</text:p>
          </table:table-cell>
          <table:table-cell table:style-name="ce5" office:value-type="float" office:value="0.1479" calcext:value-type="float">
            <text:p>0.1479</text:p>
          </table:table-cell>
          <table:table-cell table:style-name="ce5" office:value-type="float" office:value="0.0024" calcext:value-type="float">
            <text:p>0.0024</text:p>
          </table:table-cell>
          <table:table-cell table:style-name="ce5" office:value-type="float" office:value="16.8475848" calcext:value-type="float">
            <text:p>16.8475848</text:p>
          </table:table-cell>
          <table:table-cell table:style-name="ce5" office:value-type="float" office:value="0.676913495809" calcext:value-type="float">
            <text:p>0.6769134958</text:p>
          </table:table-cell>
          <table:table-cell table:style-name="ce5" office:value-type="float" office:value="3.00596269653" calcext:value-type="float">
            <text:p>3.0059626965</text:p>
          </table:table-cell>
          <table:table-cell table:style-name="ce5" office:value-type="float" office:value="0.170670905463" calcext:value-type="float">
            <text:p>0.1706709055</text:p>
          </table:table-cell>
          <table:table-cell table:style-name="ce5" office:value-type="float" office:value="13.9908024766" calcext:value-type="float">
            <text:p>13.9908024766</text:p>
          </table:table-cell>
          <table:table-cell table:style-name="ce5" office:value-type="float" office:value="0.94613026133" calcext:value-type="float">
            <text:p>0.9461302613</text:p>
          </table:table-cell>
          <table:table-cell table:style-name="ce5" office:value-type="float" office:value="0.4573" calcext:value-type="float">
            <text:p>0.4573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C98-1</text:p>
          </table:table-cell>
          <table:table-cell table:style-name="ce5" office:value-type="float" office:value="179.8593" calcext:value-type="float">
            <text:p>179.8593</text:p>
          </table:table-cell>
          <table:table-cell table:style-name="ce5" office:value-type="float" office:value="-31.0859" calcext:value-type="float">
            <text:p>-31.0859</text:p>
          </table:table-cell>
          <table:table-cell table:style-name="ce5" office:value-type="float" office:value="13.29" calcext:value-type="float">
            <text:p>13.29</text:p>
          </table:table-cell>
          <table:table-cell table:style-name="ce5" office:value-type="float" office:value="0.43" calcext:value-type="float">
            <text:p>0.43</text:p>
          </table:table-cell>
          <table:table-cell table:style-name="ce5" office:value-type="float" office:value="12.318420886" calcext:value-type="float">
            <text:p>12.318420886</text:p>
          </table:table-cell>
          <table:table-cell table:style-name="ce5" office:value-type="float" office:value="0.37437894207" calcext:value-type="float">
            <text:p>0.3743789421</text:p>
          </table:table-cell>
          <table:table-cell table:style-name="ce5" office:value-type="float" office:value="17.1532778996" calcext:value-type="float">
            <text:p>17.1532778996</text:p>
          </table:table-cell>
          <table:table-cell table:style-name="ce5" office:value-type="float" office:value="0.798516101051" calcext:value-type="float">
            <text:p>0.7985161011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21.64328" calcext:value-type="float">
            <text:p>21.64328</text:p>
          </table:table-cell>
          <table:table-cell table:style-name="ce5" office:value-type="float" office:value="1.10242595243" calcext:value-type="float">
            <text:p>1.1024259524</text:p>
          </table:table-cell>
          <table:table-cell table:style-name="ce5" office:value-type="float" office:value="3.58434562031" calcext:value-type="float">
            <text:p>3.5843456203</text:p>
          </table:table-cell>
          <table:table-cell table:style-name="ce5" office:value-type="float" office:value="0.143561459084" calcext:value-type="float">
            <text:p>0.1435614591</text:p>
          </table:table-cell>
          <table:table-cell table:style-name="ce5" office:value-type="float" office:value="16.6827990379" calcext:value-type="float">
            <text:p>16.6827990379</text:p>
          </table:table-cell>
          <table:table-cell table:style-name="ce5" office:value-type="float" office:value="0.906671951164" calcext:value-type="float">
            <text:p>0.9066719512</text:p>
          </table:table-cell>
          <table:table-cell table:style-name="ce5" office:value-type="float" office:value="0.5916" calcext:value-type="float">
            <text:p>0.591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3C75</text:p>
          </table:table-cell>
          <table:table-cell table:style-name="ce5" office:value-type="float" office:value="170.2558" calcext:value-type="float">
            <text:p>170.2558</text:p>
          </table:table-cell>
          <table:table-cell table:style-name="ce5" office:value-type="float" office:value="-44.9111" calcext:value-type="float">
            <text:p>-44.9111</text:p>
          </table:table-cell>
          <table:table-cell table:style-name="ce5" office:value-type="float" office:value="10.09" calcext:value-type="float">
            <text:p>10.09</text:p>
          </table:table-cell>
          <table:table-cell table:style-name="ce5" office:value-type="float" office:value="0.22" calcext:value-type="float">
            <text:p>0.22</text:p>
          </table:table-cell>
          <table:table-cell table:style-name="ce5" office:value-type="float" office:value="10.8691347123" calcext:value-type="float">
            <text:p>10.8691347123</text:p>
          </table:table-cell>
          <table:table-cell table:style-name="ce5" office:value-type="float" office:value="0.357408680429" calcext:value-type="float">
            <text:p>0.3574086804</text:p>
          </table:table-cell>
          <table:table-cell table:style-name="ce5" office:value-type="float" office:value="15.1351613955" calcext:value-type="float">
            <text:p>15.1351613955</text:p>
          </table:table-cell>
          <table:table-cell table:style-name="ce5" office:value-type="float" office:value="0.729743138903" calcext:value-type="float">
            <text:p>0.7297431389</text:p>
          </table:table-cell>
          <table:table-cell table:style-name="ce5" office:value-type="float" office:value="0.1547" calcext:value-type="float">
            <text:p>0.1547</text:p>
          </table:table-cell>
          <table:table-cell table:style-name="ce5" office:value-type="float" office:value="0.0045" calcext:value-type="float">
            <text:p>0.0045</text:p>
          </table:table-cell>
          <table:table-cell table:style-name="ce5" office:value-type="float" office:value="17.6221864" calcext:value-type="float">
            <text:p>17.6221864</text:p>
          </table:table-cell>
          <table:table-cell table:style-name="ce5" office:value-type="float" office:value="0.826017898356" calcext:value-type="float">
            <text:p>0.8260178984</text:p>
          </table:table-cell>
          <table:table-cell table:style-name="ce5" office:value-type="float" office:value="2.88772412205" calcext:value-type="float">
            <text:p>2.8877241221</text:p>
          </table:table-cell>
          <table:table-cell table:style-name="ce5" office:value-type="float" office:value="0.121209256659" calcext:value-type="float">
            <text:p>0.1212092567</text:p>
          </table:table-cell>
          <table:table-cell table:style-name="ce5" office:value-type="float" office:value="13.4404787674" calcext:value-type="float">
            <text:p>13.4404787674</text:p>
          </table:table-cell>
          <table:table-cell table:style-name="ce5" office:value-type="float" office:value="0.749696560735" calcext:value-type="float">
            <text:p>0.7496965607</text:p>
          </table:table-cell>
          <table:table-cell table:style-name="ce5" office:value-type="float" office:value="0.4875" calcext:value-type="float">
            <text:p>0.487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T0526+24</text:p>
          </table:table-cell>
          <table:table-cell table:style-name="ce5" office:value-type="float" office:value="181.3551" calcext:value-type="float">
            <text:p>181.3551</text:p>
          </table:table-cell>
          <table:table-cell table:style-name="ce5" office:value-type="float" office:value="-5.1933" calcext:value-type="float">
            <text:p>-5.1933</text:p>
          </table:table-cell>
          <table:table-cell table:style-name="ce5" office:value-type="float" office:value="121.74" calcext:value-type="float">
            <text:p>121.74</text:p>
          </table:table-cell>
          <table:table-cell table:style-name="ce5" office:value-type="float" office:value="81.93" calcext:value-type="float">
            <text:p>81.93</text:p>
          </table:table-cell>
          <table:table-cell table:style-name="ce5" office:value-type="float" office:value="74.4984281482" calcext:value-type="float">
            <text:p>74.4984281482</text:p>
          </table:table-cell>
          <table:table-cell table:style-name="ce5" office:value-type="float" office:value="2.43340036832" calcext:value-type="float">
            <text:p>2.4334003683</text:p>
          </table:table-cell>
          <table:table-cell table:style-name="ce5" office:value-type="float" office:value="103.738316212" calcext:value-type="float">
            <text:p>103.738316212</text:p>
          </table:table-cell>
          <table:table-cell table:style-name="ce5" office:value-type="float" office:value="4.98627705044" calcext:value-type="float">
            <text:p>4.9862770504</text:p>
          </table:table-cell>
          <table:table-cell table:style-name="ce5" office:value-type="float" office:value="1.0032" calcext:value-type="float">
            <text:p>1.0032</text:p>
          </table:table-cell>
          <table:table-cell table:style-name="ce5" office:value-type="float" office:value="0.017" calcext:value-type="float">
            <text:p>0.017</text:p>
          </table:table-cell>
          <table:table-cell table:style-name="ce5" office:value-type="float" office:value="114.2765184" calcext:value-type="float">
            <text:p>114.2765184</text:p>
          </table:table-cell>
          <table:table-cell table:style-name="ce5" office:value-type="float" office:value="4.62525383944" calcext:value-type="float">
            <text:p>4.6252538394</text:p>
          </table:table-cell>
          <table:table-cell table:style-name="ce5" office:value-type="float" office:value="12.7467171751" calcext:value-type="float">
            <text:p>12.7467171751</text:p>
          </table:table-cell>
          <table:table-cell table:style-name="ce5" office:value-type="float" office:value="0.532845087881" calcext:value-type="float">
            <text:p>0.5328450879</text:p>
          </table:table-cell>
          <table:table-cell table:style-name="ce5" office:value-type="float" office:value="59.3276830839" calcext:value-type="float">
            <text:p>59.3276830839</text:p>
          </table:table-cell>
          <table:table-cell table:style-name="ce5" office:value-type="float" office:value="3.301592264" calcext:value-type="float">
            <text:p>3.301592264</text:p>
          </table:table-cell>
          <table:table-cell table:style-name="ce5" office:value-type="float" office:value="3.1043" calcext:value-type="float">
            <text:p>3.104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3C133</text:p>
          </table:table-cell>
          <table:table-cell table:style-name="ce5" office:value-type="float" office:value="177.7259" calcext:value-type="float">
            <text:p>177.7259</text:p>
          </table:table-cell>
          <table:table-cell table:style-name="ce5" office:value-type="float" office:value="-9.9122" calcext:value-type="float">
            <text:p>-9.9122</text:p>
          </table:table-cell>
          <table:table-cell table:style-name="ce5" office:value-type="float" office:value="35.98" calcext:value-type="float">
            <text:p>35.98</text:p>
          </table:table-cell>
          <table:table-cell table:style-name="ce5" office:value-type="float" office:value="4.05" calcext:value-type="float">
            <text:p>4.05</text:p>
          </table:table-cell>
          <table:table-cell table:style-name="ce5" office:value-type="float" office:value="62.7082990832" calcext:value-type="float">
            <text:p>62.7082990832</text:p>
          </table:table-cell>
          <table:table-cell table:style-name="ce5" office:value-type="float" office:value="1.68273618328" calcext:value-type="float">
            <text:p>1.6827361833</text:p>
          </table:table-cell>
          <table:table-cell table:style-name="ce5" office:value-type="float" office:value="87.3206793903" calcext:value-type="float">
            <text:p>87.3206793903</text:p>
          </table:table-cell>
          <table:table-cell table:style-name="ce5" office:value-type="float" office:value="3.86929315981" calcext:value-type="float">
            <text:p>3.8692931598</text:p>
          </table:table-cell>
          <table:table-cell table:style-name="ce5" office:value-type="float" office:value="0.7719" calcext:value-type="float">
            <text:p>0.7719</text:p>
          </table:table-cell>
          <table:table-cell table:style-name="ce5" office:value-type="float" office:value="0.0442" calcext:value-type="float">
            <text:p>0.0442</text:p>
          </table:table-cell>
          <table:table-cell table:style-name="ce5" office:value-type="float" office:value="87.9286728" calcext:value-type="float">
            <text:p>87.9286728</text:p>
          </table:table-cell>
          <table:table-cell table:style-name="ce5" office:value-type="float" office:value="5.98293771369" calcext:value-type="float">
            <text:p>5.9829377137</text:p>
          </table:table-cell>
          <table:table-cell table:style-name="ce5" office:value-type="float" office:value="9.81384573606" calcext:value-type="float">
            <text:p>9.8138457361</text:p>
          </table:table-cell>
          <table:table-cell table:style-name="ce5" office:value-type="float" office:value="0.367280658113" calcext:value-type="float">
            <text:p>0.3672806581</text:p>
          </table:table-cell>
          <table:table-cell table:style-name="ce5" office:value-type="float" office:value="45.6770729016" calcext:value-type="float">
            <text:p>45.6770729016</text:p>
          </table:table-cell>
          <table:table-cell table:style-name="ce5" office:value-type="float" office:value="2.39536709845" calcext:value-type="float">
            <text:p>2.3953670985</text:p>
          </table:table-cell>
          <table:table-cell table:style-name="ce5" office:value-type="float" office:value="2.4741" calcext:value-type="float">
            <text:p>2.474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3C132</text:p>
          </table:table-cell>
          <table:table-cell table:style-name="ce5" office:value-type="float" office:value="178.8598" calcext:value-type="float">
            <text:p>178.8598</text:p>
          </table:table-cell>
          <table:table-cell table:style-name="ce5" office:value-type="float" office:value="-12.5219" calcext:value-type="float">
            <text:p>-12.5219</text:p>
          </table:table-cell>
          <table:table-cell table:style-name="ce5" office:value-type="float" office:value="30.16" calcext:value-type="float">
            <text:p>30.16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office:value-type="float" office:value="30.7678783429" calcext:value-type="float">
            <text:p>30.7678783429</text:p>
          </table:table-cell>
          <table:table-cell table:style-name="ce5" office:value-type="float" office:value="0.873838871485" calcext:value-type="float">
            <text:p>0.8738388715</text:p>
          </table:table-cell>
          <table:table-cell table:style-name="ce5" office:value-type="float" office:value="42.8439629137" calcext:value-type="float">
            <text:p>42.8439629137</text:p>
          </table:table-cell>
          <table:table-cell table:style-name="ce5" office:value-type="float" office:value="1.93985569945" calcext:value-type="float">
            <text:p>1.9398556995</text:p>
          </table:table-cell>
          <table:table-cell table:style-name="ce5" office:value-type="float" office:value="0.4266" calcext:value-type="float">
            <text:p>0.4266</text:p>
          </table:table-cell>
          <table:table-cell table:style-name="ce5" office:value-type="float" office:value="0.0118" calcext:value-type="float">
            <text:p>0.0118</text:p>
          </table:table-cell>
          <table:table-cell table:style-name="ce5" office:value-type="float" office:value="48.5948592" calcext:value-type="float">
            <text:p>48.5948592</text:p>
          </table:table-cell>
          <table:table-cell table:style-name="ce5" office:value-type="float" office:value="2.23542221558" calcext:value-type="float">
            <text:p>2.2354222156</text:p>
          </table:table-cell>
          <table:table-cell table:style-name="ce5" office:value-type="float" office:value="6.39542633962" calcext:value-type="float">
            <text:p>6.3954263396</text:p>
          </table:table-cell>
          <table:table-cell table:style-name="ce5" office:value-type="float" office:value="0.246630291604" calcext:value-type="float">
            <text:p>0.2466302916</text:p>
          </table:table-cell>
          <table:table-cell table:style-name="ce5" office:value-type="float" office:value="29.7665525838" calcext:value-type="float">
            <text:p>29.7665525838</text:p>
          </table:table-cell>
          <table:table-cell table:style-name="ce5" office:value-type="float" office:value="1.58536723916" calcext:value-type="float">
            <text:p>1.5853672392</text:p>
          </table:table-cell>
          <table:table-cell table:style-name="ce5" office:value-type="float" office:value="1.2918" calcext:value-type="float">
            <text:p>1.2918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3C131</text:p>
          </table:table-cell>
          <table:table-cell table:style-name="ce5" office:value-type="float" office:value="171.4368" calcext:value-type="float">
            <text:p>171.4368</text:p>
          </table:table-cell>
          <table:table-cell table:style-name="ce5" office:value-type="float" office:value="-7.7967" calcext:value-type="float">
            <text:p>-7.7967</text:p>
          </table:table-cell>
          <table:table-cell table:style-name="ce5" office:value-type="float" office:value="36.07" calcext:value-type="float">
            <text:p>36.07</text:p>
          </table:table-cell>
          <table:table-cell table:style-name="ce5" office:value-type="float" office:value="2.07" calcext:value-type="float">
            <text:p>2.07</text:p>
          </table:table-cell>
          <table:table-cell table:style-name="ce5" office:value-type="float" office:value="56.1678643862" calcext:value-type="float">
            <text:p>56.1678643862</text:p>
          </table:table-cell>
          <table:table-cell table:style-name="ce5" office:value-type="float" office:value="1.64673110703" calcext:value-type="float">
            <text:p>1.646731107</text:p>
          </table:table-cell>
          <table:table-cell table:style-name="ce5" office:value-type="float" office:value="78.2131894792" calcext:value-type="float">
            <text:p>78.2131894792</text:p>
          </table:table-cell>
          <table:table-cell table:style-name="ce5" office:value-type="float" office:value="3.58670063777" calcext:value-type="float">
            <text:p>3.5867006378</text:p>
          </table:table-cell>
          <table:table-cell table:style-name="ce5" office:value-type="float" office:value="0.8347" calcext:value-type="float">
            <text:p>0.8347</text:p>
          </table:table-cell>
          <table:table-cell table:style-name="ce5" office:value-type="float" office:value="0.0174" calcext:value-type="float">
            <text:p>0.0174</text:p>
          </table:table-cell>
          <table:table-cell table:style-name="ce5" office:value-type="float" office:value="95.0823464" calcext:value-type="float">
            <text:p>95.0823464</text:p>
          </table:table-cell>
          <table:table-cell table:style-name="ce5" office:value-type="float" office:value="4.01777966477" calcext:value-type="float">
            <text:p>4.0177796648</text:p>
          </table:table-cell>
          <table:table-cell table:style-name="ce5" office:value-type="float" office:value="9.84598273135" calcext:value-type="float">
            <text:p>9.8459827314</text:p>
          </table:table-cell>
          <table:table-cell table:style-name="ce5" office:value-type="float" office:value="0.386393817002" calcext:value-type="float">
            <text:p>0.386393817</text:p>
          </table:table-cell>
          <table:table-cell table:style-name="ce5" office:value-type="float" office:value="45.8266497257" calcext:value-type="float">
            <text:p>45.8266497257</text:p>
          </table:table-cell>
          <table:table-cell table:style-name="ce5" office:value-type="float" office:value="2.46339420248" calcext:value-type="float">
            <text:p>2.4633942025</text:p>
          </table:table-cell>
          <table:table-cell table:style-name="ce5" office:value-type="float" office:value="2.6089" calcext:value-type="float">
            <text:p>2.6089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3C310</text:p>
          </table:table-cell>
          <table:table-cell table:style-name="ce5" office:value-type="float" office:value="38.5004" calcext:value-type="float">
            <text:p>38.5004</text:p>
          </table:table-cell>
          <table:table-cell table:style-name="ce5" office:value-type="float" office:value="60.2098" calcext:value-type="float">
            <text:p>60.2098</text:p>
          </table:table-cell>
          <table:table-cell table:style-name="ce5" office:value-type="float" office:value="4.79" calcext:value-type="float">
            <text:p>4.79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3.47655145561" calcext:value-type="float">
            <text:p>3.4765514556</text:p>
          </table:table-cell>
          <table:table-cell table:style-name="ce5" office:value-type="float" office:value="0.150159394252" calcext:value-type="float">
            <text:p>0.1501593943</text:p>
          </table:table-cell>
          <table:table-cell table:style-name="ce5" office:value-type="float" office:value="4.84106313642" calcext:value-type="float">
            <text:p>4.8410631364</text:p>
          </table:table-cell>
          <table:table-cell table:style-name="ce5" office:value-type="float" office:value="0.269928363142" calcext:value-type="float">
            <text:p>0.2699283631</text:p>
          </table:table-cell>
          <table:table-cell table:style-name="ce5" office:value-type="float" office:value="0.0348" calcext:value-type="float">
            <text:p>0.0348</text:p>
          </table:table-cell>
          <table:table-cell table:style-name="ce5" office:value-type="float" office:value="0.0015" calcext:value-type="float">
            <text:p>0.0015</text:p>
          </table:table-cell>
          <table:table-cell table:style-name="ce5" office:value-type="float" office:value="3.9641376" calcext:value-type="float">
            <text:p>3.9641376</text:p>
          </table:table-cell>
          <table:table-cell table:style-name="ce5" office:value-type="float" office:value="0.22455750057" calcext:value-type="float">
            <text:p>0.2245575006</text:p>
          </table:table-cell>
          <table:table-cell table:style-name="ce5" office:value-type="float" office:value="0.946087368447" calcext:value-type="float">
            <text:p>0.9460873684</text:p>
          </table:table-cell>
          <table:table-cell table:style-name="ce5" office:value-type="float" office:value="0.0477383604987" calcext:value-type="float">
            <text:p>0.0477383605</text:p>
          </table:table-cell>
          <table:table-cell table:style-name="ce5" office:value-type="float" office:value="4.40342174333" calcext:value-type="float">
            <text:p>4.4034217433</text:p>
          </table:table-cell>
          <table:table-cell table:style-name="ce5" office:value-type="float" office:value="0.274837228046" calcext:value-type="float">
            <text:p>0.274837228</text:p>
          </table:table-cell>
          <table:table-cell table:style-name="ce5" office:value-type="float" office:value="0.1095" calcext:value-type="float">
            <text:p>0.109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3C315</text:p>
          </table:table-cell>
          <table:table-cell table:style-name="ce5" office:value-type="float" office:value="39.3605" calcext:value-type="float">
            <text:p>39.3605</text:p>
          </table:table-cell>
          <table:table-cell table:style-name="ce5" office:value-type="float" office:value="58.303" calcext:value-type="float">
            <text:p>58.303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0.48" calcext:value-type="float">
            <text:p>0.48</text:p>
          </table:table-cell>
          <table:table-cell table:style-name="ce5" office:value-type="float" office:value="3.97782514483" calcext:value-type="float">
            <text:p>3.9778251448</text:p>
          </table:table-cell>
          <table:table-cell table:style-name="ce5" office:value-type="float" office:value="0.0930117494136" calcext:value-type="float">
            <text:p>0.0930117494</text:p>
          </table:table-cell>
          <table:table-cell table:style-name="ce5" office:value-type="float" office:value="5.53908173592" calcext:value-type="float">
            <text:p>5.5390817359</text:p>
          </table:table-cell>
          <table:table-cell table:style-name="ce5" office:value-type="float" office:value="0.234359707942" calcext:value-type="float">
            <text:p>0.2343597079</text:p>
          </table:table-cell>
          <table:table-cell table:style-name="ce5" office:value-type="float" office:value="0.053" calcext:value-type="float">
            <text:p>0.053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6.037336" calcext:value-type="float">
            <text:p>6.037336</text:p>
          </table:table-cell>
          <table:table-cell table:style-name="ce5" office:value-type="float" office:value="0.235799763007" calcext:value-type="float">
            <text:p>0.235799763</text:p>
          </table:table-cell>
          <table:table-cell table:style-name="ce5" office:value-type="float" office:value="1.20033092799" calcext:value-type="float">
            <text:p>1.200330928</text:p>
          </table:table-cell>
          <table:table-cell table:style-name="ce5" office:value-type="float" office:value="0.0420505508257" calcext:value-type="float">
            <text:p>0.0420505508</text:p>
          </table:table-cell>
          <table:table-cell table:style-name="ce5" office:value-type="float" office:value="5.58676025467" calcext:value-type="float">
            <text:p>5.5867602547</text:p>
          </table:table-cell>
          <table:table-cell table:style-name="ce5" office:value-type="float" office:value="0.283593808515" calcext:value-type="float">
            <text:p>0.2835938085</text:p>
          </table:table-cell>
          <table:table-cell table:style-name="ce5" office:value-type="float" office:value="0.1654" calcext:value-type="float">
            <text:p>0.1654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C109</text:p>
          </table:table-cell>
          <table:table-cell table:style-name="ce5" office:value-type="float" office:value="181.828" calcext:value-type="float">
            <text:p>181.828</text:p>
          </table:table-cell>
          <table:table-cell table:style-name="ce5" office:value-type="float" office:value="-27.7769" calcext:value-type="float">
            <text:p>-27.7769</text:p>
          </table:table-cell>
          <table:table-cell table:style-name="ce5" office:value-type="float" office:value="26.29" calcext:value-type="float">
            <text:p>26.29</text:p>
          </table:table-cell>
          <table:table-cell table:style-name="ce5" office:value-type="float" office:value="1.26" calcext:value-type="float">
            <text:p>1.26</text:p>
          </table:table-cell>
          <table:table-cell table:style-name="ce5" office:value-type="float" office:value="37.5570816686" calcext:value-type="float">
            <text:p>37.5570816686</text:p>
          </table:table-cell>
          <table:table-cell table:style-name="ce5" office:value-type="float" office:value="1.30099942908" calcext:value-type="float">
            <text:p>1.3009994291</text:p>
          </table:table-cell>
          <table:table-cell table:style-name="ce5" office:value-type="float" office:value="52.2978606528" calcext:value-type="float">
            <text:p>52.2978606528</text:p>
          </table:table-cell>
          <table:table-cell table:style-name="ce5" office:value-type="float" office:value="2.58511236896" calcext:value-type="float">
            <text:p>2.585112369</text:p>
          </table:table-cell>
          <table:table-cell table:style-name="ce5" office:value-type="float" office:value="0.5042" calcext:value-type="float">
            <text:p>0.5042</text:p>
          </table:table-cell>
          <table:table-cell table:style-name="ce5" office:value-type="float" office:value="0.0319" calcext:value-type="float">
            <text:p>0.0319</text:p>
          </table:table-cell>
          <table:table-cell table:style-name="ce5" office:value-type="float" office:value="57.4344304" calcext:value-type="float">
            <text:p>57.4344304</text:p>
          </table:table-cell>
          <table:table-cell table:style-name="ce5" office:value-type="float" office:value="4.20250225927" calcext:value-type="float">
            <text:p>4.2025022593</text:p>
          </table:table-cell>
          <table:table-cell table:style-name="ce5" office:value-type="float" office:value="8.18706212158" calcext:value-type="float">
            <text:p>8.1870621216</text:p>
          </table:table-cell>
          <table:table-cell table:style-name="ce5" office:value-type="float" office:value="0.355029728666" calcext:value-type="float">
            <text:p>0.3550297287</text:p>
          </table:table-cell>
          <table:table-cell table:style-name="ce5" office:value-type="float" office:value="38.1054525856" calcext:value-type="float">
            <text:p>38.1054525856</text:p>
          </table:table-cell>
          <table:table-cell table:style-name="ce5" office:value-type="float" office:value="2.16564483106" calcext:value-type="float">
            <text:p>2.1656448311</text:p>
          </table:table-cell>
          <table:table-cell table:style-name="ce5" office:value-type="float" office:value="1.5286" calcext:value-type="float">
            <text:p>1.528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3C234</text:p>
          </table:table-cell>
          <table:table-cell table:style-name="ce5" office:value-type="float" office:value="200.205" calcext:value-type="float">
            <text:p>200.205</text:p>
          </table:table-cell>
          <table:table-cell table:style-name="ce5" office:value-type="float" office:value="52.7049" calcext:value-type="float">
            <text:p>52.7049</text:p>
          </table:table-cell>
          <table:table-cell table:style-name="ce5" office:value-type="float" office:value="2.03" calcext:value-type="float">
            <text:p>2.03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0.784869598647" calcext:value-type="float">
            <text:p>0.7848695986</text:p>
          </table:table-cell>
          <table:table-cell table:style-name="ce5" office:value-type="float" office:value="0.0315375814353" calcext:value-type="float">
            <text:p>0.0315375814</text:p>
          </table:table-cell>
          <table:table-cell table:style-name="ce5" office:value-type="float" office:value="1.09292306742" calcext:value-type="float">
            <text:p>1.0929230674</text:p>
          </table:table-cell>
          <table:table-cell table:style-name="ce5" office:value-type="float" office:value="0.0584279336268" calcext:value-type="float">
            <text:p>0.0584279336</text:p>
          </table:table-cell>
          <table:table-cell table:style-name="ce5" office:value-type="float" office:value="0.0163" calcext:value-type="float">
            <text:p>0.0163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1.8567656" calcext:value-type="float">
            <text:p>1.8567656</text:p>
          </table:table-cell>
          <table:table-cell table:style-name="ce5" office:value-type="float" office:value="0.0763251390227" calcext:value-type="float">
            <text:p>0.076325139</text:p>
          </table:table-cell>
          <table:table-cell table:style-name="ce5" office:value-type="float" office:value="0.402382482889" calcext:value-type="float">
            <text:p>0.4023824829</text:p>
          </table:table-cell>
          <table:table-cell table:style-name="ce5" office:value-type="float" office:value="0.0192770920741" calcext:value-type="float">
            <text:p>0.0192770921</text:p>
          </table:table-cell>
          <table:table-cell table:style-name="ce5" office:value-type="float" office:value="1.87282890924" calcext:value-type="float">
            <text:p>1.8728289092</text:p>
          </table:table-cell>
          <table:table-cell table:style-name="ce5" office:value-type="float" office:value="0.113063669115" calcext:value-type="float">
            <text:p>0.1130636691</text:p>
          </table:table-cell>
          <table:table-cell table:style-name="ce5" office:value-type="float" office:value="0.0498" calcext:value-type="float">
            <text:p>0.0498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3C236</text:p>
          </table:table-cell>
          <table:table-cell table:style-name="ce5" office:value-type="float" office:value="190.064" calcext:value-type="float">
            <text:p>190.064</text:p>
          </table:table-cell>
          <table:table-cell table:style-name="ce5" office:value-type="float" office:value="53.9808" calcext:value-type="float">
            <text:p>53.9808</text:p>
          </table:table-cell>
          <table:table-cell table:style-name="ce5" office:value-type="float" office:value="1.52" calcext:value-type="float">
            <text:p>1.52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0.695178528076" calcext:value-type="float">
            <text:p>0.6951785281</text:p>
          </table:table-cell>
          <table:table-cell table:style-name="ce5" office:value-type="float" office:value="0.0299360749523" calcext:value-type="float">
            <text:p>0.029936075</text:p>
          </table:table-cell>
          <table:table-cell table:style-name="ce5" office:value-type="float" office:value="0.968029148561" calcext:value-type="float">
            <text:p>0.9680291486</text:p>
          </table:table-cell>
          <table:table-cell table:style-name="ce5" office:value-type="float" office:value="0.0538782987933" calcext:value-type="float">
            <text:p>0.0538782988</text:p>
          </table:table-cell>
          <table:table-cell table:style-name="ce5" office:value-type="float" office:value="0.0097" calcext:value-type="float">
            <text:p>0.0097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1.1049464" calcext:value-type="float">
            <text:p>1.1049464</text:p>
          </table:table-cell>
          <table:table-cell table:style-name="ce5" office:value-type="float" office:value="0.0610376971797" calcext:value-type="float">
            <text:p>0.0610376972</text:p>
          </table:table-cell>
          <table:table-cell table:style-name="ce5" office:value-type="float" office:value="0.278365739348" calcext:value-type="float">
            <text:p>0.2783657393</text:p>
          </table:table-cell>
          <table:table-cell table:style-name="ce5" office:value-type="float" office:value="0.0140151053259" calcext:value-type="float">
            <text:p>0.0140151053</text:p>
          </table:table-cell>
          <table:table-cell table:style-name="ce5" office:value-type="float" office:value="1.29561157893" calcext:value-type="float">
            <text:p>1.2956115789</text:p>
          </table:table-cell>
          <table:table-cell table:style-name="ce5" office:value-type="float" office:value="0.0807487785102" calcext:value-type="float">
            <text:p>0.0807487785</text:p>
          </table:table-cell>
          <table:table-cell table:style-name="ce5" office:value-type="float" office:value="0.0293" calcext:value-type="float">
            <text:p>0.0293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3C237</text:p>
          </table:table-cell>
          <table:table-cell table:style-name="ce5" office:value-type="float" office:value="232.1171" calcext:value-type="float">
            <text:p>232.1171</text:p>
          </table:table-cell>
          <table:table-cell table:style-name="ce5" office:value-type="float" office:value="46.6273" calcext:value-type="float">
            <text:p>46.6273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0.23" calcext:value-type="float">
            <text:p>0.23</text:p>
          </table:table-cell>
          <table:table-cell table:style-name="ce5" office:value-type="float" office:value="2.20945617002" calcext:value-type="float">
            <text:p>2.20945617</text:p>
          </table:table-cell>
          <table:table-cell table:style-name="ce5" office:value-type="float" office:value="0.0382335656468" calcext:value-type="float">
            <text:p>0.0382335656</text:p>
          </table:table-cell>
          <table:table-cell table:style-name="ce5" office:value-type="float" office:value="3.07664562219" calcext:value-type="float">
            <text:p>3.0766456222</text:p>
          </table:table-cell>
          <table:table-cell table:style-name="ce5" office:value-type="float" office:value="0.120848186364" calcext:value-type="float">
            <text:p>0.1208481864</text:p>
          </table:table-cell>
          <table:table-cell table:style-name="ce5" office:value-type="float" office:value="0.0171" calcext:value-type="float">
            <text:p>0.0171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1.9478952" calcext:value-type="float">
            <text:p>1.9478952</text:p>
          </table:table-cell>
          <table:table-cell table:style-name="ce5" office:value-type="float" office:value="0.0848661252385" calcext:value-type="float">
            <text:p>0.0848661252</text:p>
          </table:table-cell>
          <table:table-cell table:style-name="ce5" office:value-type="float" office:value="0.55198245974" calcext:value-type="float">
            <text:p>0.5519824597</text:p>
          </table:table-cell>
          <table:table-cell table:style-name="ce5" office:value-type="float" office:value="0.0172795683396" calcext:value-type="float">
            <text:p>0.0172795683</text:p>
          </table:table-cell>
          <table:table-cell table:style-name="ce5" office:value-type="float" office:value="2.56911956149" calcext:value-type="float">
            <text:p>2.5691195615</text:p>
          </table:table-cell>
          <table:table-cell table:style-name="ce5" office:value-type="float" office:value="0.123997183479" calcext:value-type="float">
            <text:p>0.1239971835</text:p>
          </table:table-cell>
          <table:table-cell table:style-name="ce5" office:value-type="float" office:value="0.0534" calcext:value-type="float">
            <text:p>0.053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3C154</text:p>
          </table:table-cell>
          <table:table-cell table:style-name="ce5" office:value-type="float" office:value="185.5941" calcext:value-type="float">
            <text:p>185.5941</text:p>
          </table:table-cell>
          <table:table-cell table:style-name="ce5" office:value-type="float" office:value="4.0066" calcext:value-type="float">
            <text:p>4.0066</text:p>
          </table:table-cell>
          <table:table-cell table:style-name="ce5" office:value-type="float" office:value="45.94" calcext:value-type="float">
            <text:p>45.94</text:p>
          </table:table-cell>
          <table:table-cell table:style-name="ce5" office:value-type="float" office:value="14.94" calcext:value-type="float">
            <text:p>14.94</text:p>
          </table:table-cell>
          <table:table-cell table:style-name="ce5" office:value-type="float" office:value="55.3311765543" calcext:value-type="float">
            <text:p>55.3311765543</text:p>
          </table:table-cell>
          <table:table-cell table:style-name="ce5" office:value-type="float" office:value="1.44479781738" calcext:value-type="float">
            <text:p>1.4447978174</text:p>
          </table:table-cell>
          <table:table-cell table:style-name="ce5" office:value-type="float" office:value="77.0481100401" calcext:value-type="float">
            <text:p>77.0481100401</text:p>
          </table:table-cell>
          <table:table-cell table:style-name="ce5" office:value-type="float" office:value="3.38067999647" calcext:value-type="float">
            <text:p>3.3806799965</text:p>
          </table:table-cell>
          <table:table-cell table:style-name="ce5" office:value-type="float" office:value="0.5431" calcext:value-type="float">
            <text:p>0.5431</text:p>
          </table:table-cell>
          <table:table-cell table:style-name="ce5" office:value-type="float" office:value="0.0307" calcext:value-type="float">
            <text:p>0.0307</text:p>
          </table:table-cell>
          <table:table-cell table:style-name="ce5" office:value-type="float" office:value="61.8656072" calcext:value-type="float">
            <text:p>61.8656072</text:p>
          </table:table-cell>
          <table:table-cell table:style-name="ce5" office:value-type="float" office:value="4.17138663258" calcext:value-type="float">
            <text:p>4.1713866326</text:p>
          </table:table-cell>
          <table:table-cell table:style-name="ce5" office:value-type="float" office:value="8.19754120585" calcext:value-type="float">
            <text:p>8.1975412059</text:p>
          </table:table-cell>
          <table:table-cell table:style-name="ce5" office:value-type="float" office:value="0.302572182457" calcext:value-type="float">
            <text:p>0.3025721825</text:p>
          </table:table-cell>
          <table:table-cell table:style-name="ce5" office:value-type="float" office:value="38.1542259114" calcext:value-type="float">
            <text:p>38.1542259114</text:p>
          </table:table-cell>
          <table:table-cell table:style-name="ce5" office:value-type="float" office:value="1.98689379396" calcext:value-type="float">
            <text:p>1.986893794</text:p>
          </table:table-cell>
          <table:table-cell table:style-name="ce5" office:value-type="float" office:value="1.6651" calcext:value-type="float">
            <text:p>1.665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3C228.0</text:p>
          </table:table-cell>
          <table:table-cell table:style-name="ce5" office:value-type="float" office:value="220.8313" calcext:value-type="float">
            <text:p>220.8313</text:p>
          </table:table-cell>
          <table:table-cell table:style-name="ce5" office:value-type="float" office:value="46.6355" calcext:value-type="float">
            <text:p>46.6355</text:p>
          </table:table-cell>
          <table:table-cell table:style-name="ce5" office:value-type="float" office:value="3.37" calcext:value-type="float">
            <text:p>3.37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2.34981871472" calcext:value-type="float">
            <text:p>2.3498187147</text:p>
          </table:table-cell>
          <table:table-cell table:style-name="ce5" office:value-type="float" office:value="0.0417542196374" calcext:value-type="float">
            <text:p>0.0417542196</text:p>
          </table:table-cell>
          <table:table-cell table:style-name="ce5" office:value-type="float" office:value="3.27209906206" calcext:value-type="float">
            <text:p>3.2720990621</text:p>
          </table:table-cell>
          <table:table-cell table:style-name="ce5" office:value-type="float" office:value="0.129202397777" calcext:value-type="float">
            <text:p>0.1292023978</text:p>
          </table:table-cell>
          <table:table-cell table:style-name="ce5" office:value-type="float" office:value="0.0288" calcext:value-type="float">
            <text:p>0.0288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3.2806656" calcext:value-type="float">
            <text:p>3.2806656</text:p>
          </table:table-cell>
          <table:table-cell table:style-name="ce5" office:value-type="float" office:value="0.173900637069" calcext:value-type="float">
            <text:p>0.1739006371</text:p>
          </table:table-cell>
          <table:table-cell table:style-name="ce5" office:value-type="float" office:value="0.639528394686" calcext:value-type="float">
            <text:p>0.6395283947</text:p>
          </table:table-cell>
          <table:table-cell table:style-name="ce5" office:value-type="float" office:value="0.0201859219348" calcext:value-type="float">
            <text:p>0.0201859219</text:p>
          </table:table-cell>
          <table:table-cell table:style-name="ce5" office:value-type="float" office:value="2.97658898381" calcext:value-type="float">
            <text:p>2.9765889838</text:p>
          </table:table-cell>
          <table:table-cell table:style-name="ce5" office:value-type="float" office:value="0.144165095199" calcext:value-type="float">
            <text:p>0.1441650952</text:p>
          </table:table-cell>
          <table:table-cell table:style-name="ce5" office:value-type="float" office:value="0.0895" calcext:value-type="float">
            <text:p>0.0895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4C22.12</text:p>
          </table:table-cell>
          <table:table-cell table:style-name="ce5" office:value-type="float" office:value="188.0524" calcext:value-type="float">
            <text:p>188.0524</text:p>
          </table:table-cell>
          <table:table-cell table:style-name="ce5" office:value-type="float" office:value="0.047" calcext:value-type="float">
            <text:p>0.047</text:p>
          </table:table-cell>
          <table:table-cell table:style-name="ce5" office:value-type="float" office:value="107.33" calcext:value-type="float">
            <text:p>107.33</text:p>
          </table:table-cell>
          <table:table-cell table:style-name="ce5" office:value-type="float" office:value="19.19" calcext:value-type="float">
            <text:p>19.19</text:p>
          </table:table-cell>
          <table:table-cell table:style-name="ce5" office:value-type="float" office:value="67.73367204" calcext:value-type="float">
            <text:p>67.73367204</text:p>
          </table:table-cell>
          <table:table-cell table:style-name="ce5" office:value-type="float" office:value="1.18478783406" calcext:value-type="float">
            <text:p>1.1847878341</text:p>
          </table:table-cell>
          <table:table-cell table:style-name="ce5" office:value-type="float" office:value="94.318460979" calcext:value-type="float">
            <text:p>94.318460979</text:p>
          </table:table-cell>
          <table:table-cell table:style-name="ce5" office:value-type="float" office:value="3.71257239066" calcext:value-type="float">
            <text:p>3.7125723907</text:p>
          </table:table-cell>
          <table:table-cell table:style-name="ce5" office:value-type="float" office:value="0.823" calcext:value-type="float">
            <text:p>0.823</text:p>
          </table:table-cell>
          <table:table-cell table:style-name="ce5" office:value-type="float" office:value="0.014" calcext:value-type="float">
            <text:p>0.014</text:p>
          </table:table-cell>
          <table:table-cell table:style-name="ce5" office:value-type="float" office:value="93.749576" calcext:value-type="float">
            <text:p>93.749576</text:p>
          </table:table-cell>
          <table:table-cell table:style-name="ce5" office:value-type="float" office:value="3.79700343424" calcext:value-type="float">
            <text:p>3.7970034342</text:p>
          </table:table-cell>
          <table:table-cell table:style-name="ce5" office:value-type="float" office:value="10.5458730104" calcext:value-type="float">
            <text:p>10.5458730104</text:p>
          </table:table-cell>
          <table:table-cell table:style-name="ce5" office:value-type="float" office:value="0.331230145803" calcext:value-type="float">
            <text:p>0.3312301458</text:p>
          </table:table-cell>
          <table:table-cell table:style-name="ce5" office:value-type="float" office:value="49.084184046" calcext:value-type="float">
            <text:p>49.084184046</text:p>
          </table:table-cell>
          <table:table-cell table:style-name="ce5" office:value-type="float" office:value="2.37233442793" calcext:value-type="float">
            <text:p>2.3723344279</text:p>
          </table:table-cell>
          <table:table-cell table:style-name="ce5" office:value-type="float" office:value="2.5495" calcext:value-type="float">
            <text:p>2.549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NRAO140</text:p>
          </table:table-cell>
          <table:table-cell table:style-name="ce5" office:value-type="float" office:value="158.9996697" calcext:value-type="float">
            <text:p>158.9996697</text:p>
          </table:table-cell>
          <table:table-cell table:style-name="ce5" office:value-type="float" office:value="-18.7650247" calcext:value-type="float">
            <text:p>-18.7650247</text:p>
          </table:table-cell>
          <table:table-cell table:style-name="ce5" office:value-type="float" office:value="37.09" calcext:value-type="float">
            <text:p>37.09</text:p>
          </table:table-cell>
          <table:table-cell table:style-name="ce5" office:value-type="float" office:value="22.97" calcext:value-type="float">
            <text:p>22.97</text:p>
          </table:table-cell>
          <table:table-cell table:style-name="ce5" office:value-type="float" office:value="34.3634055753" calcext:value-type="float">
            <text:p>34.3634055753</text:p>
          </table:table-cell>
          <table:table-cell table:style-name="ce5" office:value-type="float" office:value="1.59736009664" calcext:value-type="float">
            <text:p>1.5973600966</text:p>
          </table:table-cell>
          <table:table-cell table:style-name="ce5" office:value-type="float" office:value="47.8506986295" calcext:value-type="float">
            <text:p>47.8506986295</text:p>
          </table:table-cell>
          <table:table-cell table:style-name="ce5" office:value-type="float" office:value="2.79187526404" calcext:value-type="float">
            <text:p>2.791875264</text:p>
          </table:table-cell>
          <table:table-cell table:style-name="ce5" office:value-type="float" office:value="0.6138" calcext:value-type="float">
            <text:p>0.6138</text:p>
          </table:table-cell>
          <table:table-cell table:style-name="ce5" office:value-type="float" office:value="0.0762" calcext:value-type="float">
            <text:p>0.0762</text:p>
          </table:table-cell>
          <table:table-cell table:style-name="ce5" office:value-type="float" office:value="69.9191856" calcext:value-type="float">
            <text:p>69.9191856</text:p>
          </table:table-cell>
          <table:table-cell table:style-name="ce5" office:value-type="float" office:value="9.05255109529" calcext:value-type="float">
            <text:p>9.0525510953</text:p>
          </table:table-cell>
          <table:table-cell table:style-name="ce5" office:value-type="float" office:value="12.4823714032" calcext:value-type="float">
            <text:p>12.4823714032</text:p>
          </table:table-cell>
          <table:table-cell table:style-name="ce5" office:value-type="float" office:value="0.665361073873" calcext:value-type="float">
            <text:p>0.6653610739</text:p>
          </table:table-cell>
          <table:table-cell table:style-name="ce5" office:value-type="float" office:value="58.0973253403" calcext:value-type="float">
            <text:p>58.0973253403</text:p>
          </table:table-cell>
          <table:table-cell table:style-name="ce5" office:value-type="float" office:value="3.76101370319" calcext:value-type="float">
            <text:p>3.7610137032</text:p>
          </table:table-cell>
          <table:table-cell table:style-name="ce5" office:value-type="float" office:value="1.9287" calcext:value-type="float">
            <text:p>1.928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3C318</text:p>
          </table:table-cell>
          <table:table-cell table:style-name="ce5" office:value-type="float" office:value="29.9821" calcext:value-type="float">
            <text:p>29.9821</text:p>
          </table:table-cell>
          <table:table-cell table:style-name="ce5" office:value-type="float" office:value="54.7856" calcext:value-type="float">
            <text:p>54.7856</text:p>
          </table:table-cell>
          <table:table-cell table:style-name="ce5" office:value-type="float" office:value="6.06" calcext:value-type="float">
            <text:p>6.06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4.14701707996" calcext:value-type="float">
            <text:p>4.14701708</text:p>
          </table:table-cell>
          <table:table-cell table:style-name="ce5" office:value-type="float" office:value="0.18973423721" calcext:value-type="float">
            <text:p>0.1897342372</text:p>
          </table:table-cell>
          <table:table-cell table:style-name="ce5" office:value-type="float" office:value="5.77467981367" calcext:value-type="float">
            <text:p>5.7746798137</text:p>
          </table:table-cell>
          <table:table-cell table:style-name="ce5" office:value-type="float" office:value="0.333567275028" calcext:value-type="float">
            <text:p>0.333567275</text:p>
          </table:table-cell>
          <table:table-cell table:style-name="ce5" office:value-type="float" office:value="0.0539" calcext:value-type="float">
            <text:p>0.0539</text:p>
          </table:table-cell>
          <table:table-cell table:style-name="ce5" office:value-type="float" office:value="0.0014" calcext:value-type="float">
            <text:p>0.0014</text:p>
          </table:table-cell>
          <table:table-cell table:style-name="ce5" office:value-type="float" office:value="6.1398568" calcext:value-type="float">
            <text:p>6.1398568</text:p>
          </table:table-cell>
          <table:table-cell table:style-name="ce5" office:value-type="float" office:value="0.276338162009" calcext:value-type="float">
            <text:p>0.276338162</text:p>
          </table:table-cell>
          <table:table-cell table:style-name="ce5" office:value-type="float" office:value="1.58131143735" calcext:value-type="float">
            <text:p>1.5813114374</text:p>
          </table:table-cell>
          <table:table-cell table:style-name="ce5" office:value-type="float" office:value="0.083282328505" calcext:value-type="float">
            <text:p>0.0832823285</text:p>
          </table:table-cell>
          <table:table-cell table:style-name="ce5" office:value-type="float" office:value="7.35997688842" calcext:value-type="float">
            <text:p>7.3599768884</text:p>
          </table:table-cell>
          <table:table-cell table:style-name="ce5" office:value-type="float" office:value="0.472603138247" calcext:value-type="float">
            <text:p>0.4726031382</text:p>
          </table:table-cell>
          <table:table-cell table:style-name="ce5" office:value-type="float" office:value="0.1679" calcext:value-type="float">
            <text:p>0.1679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3C64</text:p>
          </table:table-cell>
          <table:table-cell table:style-name="ce5" office:value-type="float" office:value="157.7658" calcext:value-type="float">
            <text:p>157.7658</text:p>
          </table:table-cell>
          <table:table-cell table:style-name="ce5" office:value-type="float" office:value="-48.2032" calcext:value-type="float">
            <text:p>-48.2032</text:p>
          </table:table-cell>
          <table:table-cell table:style-name="ce5" office:value-type="float" office:value="8.12" calcext:value-type="float">
            <text:p>8.12</text:p>
          </table:table-cell>
          <table:table-cell table:style-name="ce5" office:value-type="float" office:value="0.23" calcext:value-type="float">
            <text:p>0.23</text:p>
          </table:table-cell>
          <table:table-cell table:style-name="ce5" office:value-type="float" office:value="6.54800487609" calcext:value-type="float">
            <text:p>6.5480048761</text:p>
          </table:table-cell>
          <table:table-cell table:style-name="ce5" office:value-type="float" office:value="0.345225544152" calcext:value-type="float">
            <text:p>0.3452255442</text:p>
          </table:table-cell>
          <table:table-cell table:style-name="ce5" office:value-type="float" office:value="9.11803130991" calcext:value-type="float">
            <text:p>9.1180313099</text:p>
          </table:table-cell>
          <table:table-cell table:style-name="ce5" office:value-type="float" office:value="0.578333738978" calcext:value-type="float">
            <text:p>0.578333739</text:p>
          </table:table-cell>
          <table:table-cell table:style-name="ce5" office:value-type="float" office:value="0.0795" calcext:value-type="float">
            <text:p>0.0795</text:p>
          </table:table-cell>
          <table:table-cell table:style-name="ce5" office:value-type="float" office:value="0.0033" calcext:value-type="float">
            <text:p>0.0033</text:p>
          </table:table-cell>
          <table:table-cell table:style-name="ce5" office:value-type="float" office:value="9.056004" calcext:value-type="float">
            <text:p>9.056004</text:p>
          </table:table-cell>
          <table:table-cell table:style-name="ce5" office:value-type="float" office:value="0.502101073412" calcext:value-type="float">
            <text:p>0.5021010734</text:p>
          </table:table-cell>
          <table:table-cell table:style-name="ce5" office:value-type="float" office:value="1.82798800097" calcext:value-type="float">
            <text:p>1.827988001</text:p>
          </table:table-cell>
          <table:table-cell table:style-name="ce5" office:value-type="float" office:value="0.107528041501" calcext:value-type="float">
            <text:p>0.1075280415</text:p>
          </table:table-cell>
          <table:table-cell table:style-name="ce5" office:value-type="float" office:value="8.50809595231" calcext:value-type="float">
            <text:p>8.5080959523</text:p>
          </table:table-cell>
          <table:table-cell table:style-name="ce5" office:value-type="float" office:value="0.590050287134" calcext:value-type="float">
            <text:p>0.5900502871</text:p>
          </table:table-cell>
          <table:table-cell table:style-name="ce5" office:value-type="float" office:value="0.2477" calcext:value-type="float">
            <text:p>0.247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3C454.0</text:p>
          </table:table-cell>
          <table:table-cell table:style-name="ce5" office:value-type="float" office:value="88.1001" calcext:value-type="float">
            <text:p>88.1001</text:p>
          </table:table-cell>
          <table:table-cell table:style-name="ce5" office:value-type="float" office:value="-35.9413" calcext:value-type="float">
            <text:p>-35.9413</text:p>
          </table:table-cell>
          <table:table-cell table:style-name="ce5" office:value-type="float" office:value="6.94" calcext:value-type="float">
            <text:p>6.94</text:p>
          </table:table-cell>
          <table:table-cell table:style-name="ce5" office:value-type="float" office:value="0.14" calcext:value-type="float">
            <text:p>0.14</text:p>
          </table:table-cell>
          <table:table-cell table:style-name="ce5" office:value-type="float" office:value="3.96229643229" calcext:value-type="float">
            <text:p>3.9622964323</text:p>
          </table:table-cell>
          <table:table-cell table:style-name="ce5" office:value-type="float" office:value="0.0764425749367" calcext:value-type="float">
            <text:p>0.0764425749</text:p>
          </table:table-cell>
          <table:table-cell table:style-name="ce5" office:value-type="float" office:value="5.517458159" calcext:value-type="float">
            <text:p>5.517458159</text:p>
          </table:table-cell>
          <table:table-cell table:style-name="ce5" office:value-type="float" office:value="0.221772294221" calcext:value-type="float">
            <text:p>0.2217722942</text:p>
          </table:table-cell>
          <table:table-cell table:style-name="ce5" office:value-type="float" office:value="0.0499" calcext:value-type="float">
            <text:p>0.0499</text:p>
          </table:table-cell>
          <table:table-cell table:style-name="ce5" office:value-type="float" office:value="0.0021" calcext:value-type="float">
            <text:p>0.0021</text:p>
          </table:table-cell>
          <table:table-cell table:style-name="ce5" office:value-type="float" office:value="5.6842088" calcext:value-type="float">
            <text:p>5.6842088</text:p>
          </table:table-cell>
          <table:table-cell table:style-name="ce5" office:value-type="float" office:value="0.317608497162" calcext:value-type="float">
            <text:p>0.3176084972</text:p>
          </table:table-cell>
          <table:table-cell table:style-name="ce5" office:value-type="float" office:value="1.15283278035" calcext:value-type="float">
            <text:p>1.1528327804</text:p>
          </table:table-cell>
          <table:table-cell table:style-name="ce5" office:value-type="float" office:value="0.0374045753746" calcext:value-type="float">
            <text:p>0.0374045754</text:p>
          </table:table-cell>
          <table:table-cell table:style-name="ce5" office:value-type="float" office:value="5.36568725122" calcext:value-type="float">
            <text:p>5.3656872512</text:p>
          </table:table-cell>
          <table:table-cell table:style-name="ce5" office:value-type="float" office:value="0.262985066303" calcext:value-type="float">
            <text:p>0.2629850663</text:p>
          </table:table-cell>
          <table:table-cell table:style-name="ce5" office:value-type="float" office:value="0.1541" calcext:value-type="float">
            <text:p>0.154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P0531+19</text:p>
          </table:table-cell>
          <table:table-cell table:style-name="ce5" office:value-type="float" office:value="186.7634" calcext:value-type="float">
            <text:p>186.7634</text:p>
          </table:table-cell>
          <table:table-cell table:style-name="ce5" office:value-type="float" office:value="-7.1085" calcext:value-type="float">
            <text:p>-7.1085</text:p>
          </table:table-cell>
          <table:table-cell table:style-name="ce5" office:value-type="float" office:value="30.36" calcext:value-type="float">
            <text:p>30.36</text:p>
          </table:table-cell>
          <table:table-cell table:style-name="ce5" office:value-type="float" office:value="0.82" calcext:value-type="float">
            <text:p>0.82</text:p>
          </table:table-cell>
          <table:table-cell table:style-name="ce5" office:value-type="float" office:value="20.7510529435" calcext:value-type="float">
            <text:p>20.7510529435</text:p>
          </table:table-cell>
          <table:table-cell table:style-name="ce5" office:value-type="float" office:value="0.624346284894" calcext:value-type="float">
            <text:p>0.6243462849</text:p>
          </table:table-cell>
          <table:table-cell table:style-name="ce5" office:value-type="float" office:value="28.8956337133" calcext:value-type="float">
            <text:p>28.8956337133</text:p>
          </table:table-cell>
          <table:table-cell table:style-name="ce5" office:value-type="float" office:value="1.33941914047" calcext:value-type="float">
            <text:p>1.3394191405</text:p>
          </table:table-cell>
          <table:table-cell table:style-name="ce5" office:value-type="float" office:value="0.3022" calcext:value-type="float">
            <text:p>0.3022</text:p>
          </table:table-cell>
          <table:table-cell table:style-name="ce5" office:value-type="float" office:value="0.0085" calcext:value-type="float">
            <text:p>0.0085</text:p>
          </table:table-cell>
          <table:table-cell table:style-name="ce5" office:value-type="float" office:value="34.4242064" calcext:value-type="float">
            <text:p>34.4242064</text:p>
          </table:table-cell>
          <table:table-cell table:style-name="ce5" office:value-type="float" office:value="1.59326289011" calcext:value-type="float">
            <text:p>1.5932628901</text:p>
          </table:table-cell>
          <table:table-cell table:style-name="ce5" office:value-type="float" office:value="5.06284209223" calcext:value-type="float">
            <text:p>5.0628420922</text:p>
          </table:table-cell>
          <table:table-cell table:style-name="ce5" office:value-type="float" office:value="0.201612009171" calcext:value-type="float">
            <text:p>0.2016120092</text:p>
          </table:table-cell>
          <table:table-cell table:style-name="ce5" office:value-type="float" office:value="23.564239092" calcext:value-type="float">
            <text:p>23.564239092</text:p>
          </table:table-cell>
          <table:table-cell table:style-name="ce5" office:value-type="float" office:value="1.27666584002" calcext:value-type="float">
            <text:p>1.27666584</text:p>
          </table:table-cell>
          <table:table-cell table:style-name="ce5" office:value-type="float" office:value="0.9372" calcext:value-type="float">
            <text:p>0.9372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3C454.3</text:p>
          </table:table-cell>
          <table:table-cell table:style-name="ce5" office:value-type="float" office:value="86.111" calcext:value-type="float">
            <text:p>86.111</text:p>
          </table:table-cell>
          <table:table-cell table:style-name="ce5" office:value-type="float" office:value="-38.1838" calcext:value-type="float">
            <text:p>-38.1838</text:p>
          </table:table-cell>
          <table:table-cell table:style-name="ce5" office:value-type="float" office:value="7.9" calcext:value-type="float">
            <text:p>7.9</text:p>
          </table:table-cell>
          <table:table-cell table:style-name="ce5" office:value-type="float" office:value="15.75" calcext:value-type="float">
            <text:p>15.75</text:p>
          </table:table-cell>
          <table:table-cell table:style-name="ce5" office:value-type="float" office:value="6.85686245561" calcext:value-type="float">
            <text:p>6.8568624556</text:p>
          </table:table-cell>
          <table:table-cell table:style-name="ce5" office:value-type="float" office:value="0.357905264536" calcext:value-type="float">
            <text:p>0.3579052645</text:p>
          </table:table-cell>
          <table:table-cell table:style-name="ce5" office:value-type="float" office:value="9.54811240081" calcext:value-type="float">
            <text:p>9.5481124008</text:p>
          </table:table-cell>
          <table:table-cell table:style-name="ce5" office:value-type="float" office:value="0.601447721483" calcext:value-type="float">
            <text:p>0.6014477215</text:p>
          </table:table-cell>
          <table:table-cell table:style-name="ce5" office:value-type="float" office:value="0.0889" calcext:value-type="float">
            <text:p>0.0889</text:p>
          </table:table-cell>
          <table:table-cell table:style-name="ce5" office:value-type="float" office:value="0.0041" calcext:value-type="float">
            <text:p>0.0041</text:p>
          </table:table-cell>
          <table:table-cell table:style-name="ce5" office:value-type="float" office:value="10.1267768" calcext:value-type="float">
            <text:p>10.1267768</text:p>
          </table:table-cell>
          <table:table-cell table:style-name="ce5" office:value-type="float" office:value="0.597221261169" calcext:value-type="float">
            <text:p>0.5972212612</text:p>
          </table:table-cell>
          <table:table-cell table:style-name="ce5" office:value-type="float" office:value="2.16763567096" calcext:value-type="float">
            <text:p>2.167635671</text:p>
          </table:table-cell>
          <table:table-cell table:style-name="ce5" office:value-type="float" office:value="0.126487063416" calcext:value-type="float">
            <text:p>0.1264870634</text:p>
          </table:table-cell>
          <table:table-cell table:style-name="ce5" office:value-type="float" office:value="10.0889350851" calcext:value-type="float">
            <text:p>10.0889350851</text:p>
          </table:table-cell>
          <table:table-cell table:style-name="ce5" office:value-type="float" office:value="0.695661371277" calcext:value-type="float">
            <text:p>0.6956613713</text:p>
          </table:table-cell>
          <table:table-cell table:style-name="ce5" office:value-type="float" office:value="0.2873" calcext:value-type="float">
            <text:p>0.287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3C33-2</text:p>
          </table:table-cell>
          <table:table-cell table:style-name="ce5" office:value-type="float" office:value="129.462" calcext:value-type="float">
            <text:p>129.462</text:p>
          </table:table-cell>
          <table:table-cell table:style-name="ce5" office:value-type="float" office:value="-49.2774" calcext:value-type="float">
            <text:p>-49.2774</text:p>
          </table:table-cell>
          <table:table-cell table:style-name="ce5" office:value-type="float" office:value="3.83" calcext:value-type="float">
            <text:p>3.83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1.9739934487" calcext:value-type="float">
            <text:p>1.9739934487</text:p>
          </table:table-cell>
          <table:table-cell table:style-name="ce5" office:value-type="float" office:value="0.0596921836404" calcext:value-type="float">
            <text:p>0.0596921836</text:p>
          </table:table-cell>
          <table:table-cell table:style-name="ce5" office:value-type="float" office:value="2.74876613738" calcext:value-type="float">
            <text:p>2.7487661374</text:p>
          </table:table-cell>
          <table:table-cell table:style-name="ce5" office:value-type="float" office:value="0.127686767663" calcext:value-type="float">
            <text:p>0.1276867677</text:p>
          </table:table-cell>
          <table:table-cell table:style-name="ce5" office:value-type="float" office:value="0.024" calcext:value-type="float">
            <text:p>0.024</text:p>
          </table:table-cell>
          <table:table-cell table:style-name="ce5" office:value-type="float" office:value="0.0012" calcext:value-type="float">
            <text:p>0.0012</text:p>
          </table:table-cell>
          <table:table-cell table:style-name="ce5" office:value-type="float" office:value="2.733888" calcext:value-type="float">
            <text:p>2.733888</text:p>
          </table:table-cell>
          <table:table-cell table:style-name="ce5" office:value-type="float" office:value="0.169655403585" calcext:value-type="float">
            <text:p>0.1696554036</text:p>
          </table:table-cell>
          <table:table-cell table:style-name="ce5" office:value-type="float" office:value="0.605401311304" calcext:value-type="float">
            <text:p>0.6054013113</text:p>
          </table:table-cell>
          <table:table-cell table:style-name="ce5" office:value-type="float" office:value="0.0241777659215" calcext:value-type="float">
            <text:p>0.0241777659</text:p>
          </table:table-cell>
          <table:table-cell table:style-name="ce5" office:value-type="float" office:value="2.81774959327" calcext:value-type="float">
            <text:p>2.8177495933</text:p>
          </table:table-cell>
          <table:table-cell table:style-name="ce5" office:value-type="float" office:value="0.152898369023" calcext:value-type="float">
            <text:p>0.152898369</text:p>
          </table:table-cell>
          <table:table-cell table:style-name="ce5" office:value-type="float" office:value="0.0758" calcext:value-type="float">
            <text:p>0.075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P0820+22</text:p>
          </table:table-cell>
          <table:table-cell table:style-name="ce5" office:value-type="float" office:value="201.3636" calcext:value-type="float">
            <text:p>201.3636</text:p>
          </table:table-cell>
          <table:table-cell table:style-name="ce5" office:value-type="float" office:value="29.6761" calcext:value-type="float">
            <text:p>29.6761</text:p>
          </table:table-cell>
          <table:table-cell table:style-name="ce5" office:value-type="float" office:value="5.33" calcext:value-type="float">
            <text:p>5.33</text:p>
          </table:table-cell>
          <table:table-cell table:style-name="ce5" office:value-type="float" office:value="0.27" calcext:value-type="float">
            <text:p>0.27</text:p>
          </table:table-cell>
          <table:table-cell table:style-name="ce5" office:value-type="float" office:value="3.72849763153" calcext:value-type="float">
            <text:p>3.7284976315</text:p>
          </table:table-cell>
          <table:table-cell table:style-name="ce5" office:value-type="float" office:value="0.111958570415" calcext:value-type="float">
            <text:p>0.1119585704</text:p>
          </table:table-cell>
          <table:table-cell table:style-name="ce5" office:value-type="float" office:value="5.19189566693" calcext:value-type="float">
            <text:p>5.1918956669</text:p>
          </table:table-cell>
          <table:table-cell table:style-name="ce5" office:value-type="float" office:value="0.240462586765" calcext:value-type="float">
            <text:p>0.2404625868</text:p>
          </table:table-cell>
          <table:table-cell table:style-name="ce5" office:value-type="float" office:value="0.0359" calcext:value-type="float">
            <text:p>0.0359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4.0894408" calcext:value-type="float">
            <text:p>4.0894408</text:p>
          </table:table-cell>
          <table:table-cell table:style-name="ce5" office:value-type="float" office:value="0.195689653445" calcext:value-type="float">
            <text:p>0.1956896534</text:p>
          </table:table-cell>
          <table:table-cell table:style-name="ce5" office:value-type="float" office:value="0.963273407706" calcext:value-type="float">
            <text:p>0.9632734077</text:p>
          </table:table-cell>
          <table:table-cell table:style-name="ce5" office:value-type="float" office:value="0.0383159831076" calcext:value-type="float">
            <text:p>0.0383159831</text:p>
          </table:table-cell>
          <table:table-cell table:style-name="ce5" office:value-type="float" office:value="4.48341158516" calcext:value-type="float">
            <text:p>4.4834115852</text:p>
          </table:table-cell>
          <table:table-cell table:style-name="ce5" office:value-type="float" office:value="0.242754321607" calcext:value-type="float">
            <text:p>0.2427543216</text:p>
          </table:table-cell>
          <table:table-cell table:style-name="ce5" office:value-type="float" office:value="0.1101" calcext:value-type="float">
            <text:p>0.110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3C333</text:p>
          </table:table-cell>
          <table:table-cell table:style-name="ce5" office:value-type="float" office:value="37.3001" calcext:value-type="float">
            <text:p>37.3001</text:p>
          </table:table-cell>
          <table:table-cell table:style-name="ce5" office:value-type="float" office:value="42.9721" calcext:value-type="float">
            <text:p>42.9721</text:p>
          </table:table-cell>
          <table:table-cell table:style-name="ce5" office:value-type="float" office:value="6.44" calcext:value-type="float">
            <text:p>6.44</text:p>
          </table:table-cell>
          <table:table-cell table:style-name="ce5" office:value-type="float" office:value="0.42" calcext:value-type="float">
            <text:p>0.42</text:p>
          </table:table-cell>
          <table:table-cell table:style-name="ce5" office:value-type="float" office:value="5.69536950934" calcext:value-type="float">
            <text:p>5.6953695093</text:p>
          </table:table-cell>
          <table:table-cell table:style-name="ce5" office:value-type="float" office:value="0.268494204647" calcext:value-type="float">
            <text:p>0.2684942046</text:p>
          </table:table-cell>
          <table:table-cell table:style-name="ce5" office:value-type="float" office:value="7.93074508806" calcext:value-type="float">
            <text:p>7.9307450881</text:p>
          </table:table-cell>
          <table:table-cell table:style-name="ce5" office:value-type="float" office:value="0.466893204404" calcext:value-type="float">
            <text:p>0.4668932044</text:p>
          </table:table-cell>
          <table:table-cell table:style-name="ce5" office:value-type="float" office:value="0.0756" calcext:value-type="float">
            <text:p>0.0756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8.6117472" calcext:value-type="float">
            <text:p>8.6117472</text:p>
          </table:table-cell>
          <table:table-cell table:style-name="ce5" office:value-type="float" office:value="0.340432515937" calcext:value-type="float">
            <text:p>0.3404325159</text:p>
          </table:table-cell>
          <table:table-cell table:style-name="ce5" office:value-type="float" office:value="1.76053632117" calcext:value-type="float">
            <text:p>1.7605363212</text:p>
          </table:table-cell>
          <table:table-cell table:style-name="ce5" office:value-type="float" office:value="0.0948559701694" calcext:value-type="float">
            <text:p>0.0948559702</text:p>
          </table:table-cell>
          <table:table-cell table:style-name="ce5" office:value-type="float" office:value="8.19415222644" calcext:value-type="float">
            <text:p>8.1941522264</text:p>
          </table:table-cell>
          <table:table-cell table:style-name="ce5" office:value-type="float" office:value="0.534346180657" calcext:value-type="float">
            <text:p>0.5343461807</text:p>
          </table:table-cell>
          <table:table-cell table:style-name="ce5" office:value-type="float" office:value="0.239" calcext:value-type="float">
            <text:p>0.239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3C192</text:p>
          </table:table-cell>
          <table:table-cell table:style-name="ce5" office:value-type="float" office:value="197.9126" calcext:value-type="float">
            <text:p>197.9126</text:p>
          </table:table-cell>
          <table:table-cell table:style-name="ce5" office:value-type="float" office:value="26.4098" calcext:value-type="float">
            <text:p>26.4098</text:p>
          </table:table-cell>
          <table:table-cell table:style-name="ce5" office:value-type="float" office:value="5.07" calcext:value-type="float">
            <text:p>5.07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37904111802" calcext:value-type="float">
            <text:p>3.379041118</text:p>
          </table:table-cell>
          <table:table-cell table:style-name="ce5" office:value-type="float" office:value="0.0785041720519" calcext:value-type="float">
            <text:p>0.0785041721</text:p>
          </table:table-cell>
          <table:table-cell table:style-name="ce5" office:value-type="float" office:value="4.70528096644" calcext:value-type="float">
            <text:p>4.7052809664</text:p>
          </table:table-cell>
          <table:table-cell table:style-name="ce5" office:value-type="float" office:value="0.19869253487" calcext:value-type="float">
            <text:p>0.1986925349</text:p>
          </table:table-cell>
          <table:table-cell table:style-name="ce5" office:value-type="float" office:value="0.0471" calcext:value-type="float">
            <text:p>0.0471</text:p>
          </table:table-cell>
          <table:table-cell table:style-name="ce5" office:value-type="float" office:value="0.0013" calcext:value-type="float">
            <text:p>0.0013</text:p>
          </table:table-cell>
          <table:table-cell table:style-name="ce5" office:value-type="float" office:value="5.3652552" calcext:value-type="float">
            <text:p>5.3652552</text:p>
          </table:table-cell>
          <table:table-cell table:style-name="ce5" office:value-type="float" office:value="0.246615678788" calcext:value-type="float">
            <text:p>0.2466156788</text:p>
          </table:table-cell>
          <table:table-cell table:style-name="ce5" office:value-type="float" office:value="1.22375382716" calcext:value-type="float">
            <text:p>1.2237538272</text:p>
          </table:table-cell>
          <table:table-cell table:style-name="ce5" office:value-type="float" office:value="0.0427489039012" calcext:value-type="float">
            <text:p>0.0427489039</text:p>
          </table:table-cell>
          <table:table-cell table:style-name="ce5" office:value-type="float" office:value="5.69577862545" calcext:value-type="float">
            <text:p>5.6957786255</text:p>
          </table:table-cell>
          <table:table-cell table:style-name="ce5" office:value-type="float" office:value="0.288735516291" calcext:value-type="float">
            <text:p>0.2887355163</text:p>
          </table:table-cell>
          <table:table-cell table:style-name="ce5" office:value-type="float" office:value="0.148" calcext:value-type="float">
            <text:p>0.148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C98</text:p>
          </table:table-cell>
          <table:table-cell table:style-name="ce5" office:value-type="float" office:value="179.8374" calcext:value-type="float">
            <text:p>179.8374</text:p>
          </table:table-cell>
          <table:table-cell table:style-name="ce5" office:value-type="float" office:value="-31.049" calcext:value-type="float">
            <text:p>-31.049</text:p>
          </table:table-cell>
          <table:table-cell table:style-name="ce5" office:value-type="float" office:value="14.15" calcext:value-type="float">
            <text:p>14.15</text:p>
          </table:table-cell>
          <table:table-cell table:style-name="ce5" office:value-type="float" office:value="0.52" calcext:value-type="float">
            <text:p>0.52</text:p>
          </table:table-cell>
          <table:table-cell table:style-name="ce5" office:value-type="float" office:value="13.7192255352" calcext:value-type="float">
            <text:p>13.7192255352</text:p>
          </table:table-cell>
          <table:table-cell table:style-name="ce5" office:value-type="float" office:value="0.406442268286" calcext:value-type="float">
            <text:p>0.4064422683</text:p>
          </table:table-cell>
          <table:table-cell table:style-name="ce5" office:value-type="float" office:value="19.1038843655" calcext:value-type="float">
            <text:p>19.1038843655</text:p>
          </table:table-cell>
          <table:table-cell table:style-name="ce5" office:value-type="float" office:value="0.879835873539" calcext:value-type="float">
            <text:p>0.8798358735</text:p>
          </table:table-cell>
          <table:table-cell table:style-name="ce5" office:value-type="float" office:value="0.193" calcext:value-type="float">
            <text:p>0.193</text:p>
          </table:table-cell>
          <table:table-cell table:style-name="ce5" office:value-type="float" office:value="0.0054" calcext:value-type="float">
            <text:p>0.0054</text:p>
          </table:table-cell>
          <table:table-cell table:style-name="ce5" office:value-type="float" office:value="21.985016" calcext:value-type="float">
            <text:p>21.985016</text:p>
          </table:table-cell>
          <table:table-cell table:style-name="ce5" office:value-type="float" office:value="1.01556584611" calcext:value-type="float">
            <text:p>1.0155658461</text:p>
          </table:table-cell>
          <table:table-cell table:style-name="ce5" office:value-type="float" office:value="3.65614113207" calcext:value-type="float">
            <text:p>3.6561411321</text:p>
          </table:table-cell>
          <table:table-cell table:style-name="ce5" office:value-type="float" office:value="0.144323318649" calcext:value-type="float">
            <text:p>0.1443233186</text:p>
          </table:table-cell>
          <table:table-cell table:style-name="ce5" office:value-type="float" office:value="17.016960478" calcext:value-type="float">
            <text:p>17.016960478</text:p>
          </table:table-cell>
          <table:table-cell table:style-name="ce5" office:value-type="float" office:value="0.91760670486" calcext:value-type="float">
            <text:p>0.9176067049</text:p>
          </table:table-cell>
          <table:table-cell table:style-name="ce5" office:value-type="float" office:value="0.6019" calcext:value-type="float">
            <text:p>0.6019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3C273</text:p>
          </table:table-cell>
          <table:table-cell table:style-name="ce5" office:value-type="float" office:value="289.9509" calcext:value-type="float">
            <text:p>289.9509</text:p>
          </table:table-cell>
          <table:table-cell table:style-name="ce5" office:value-type="float" office:value="64.36" calcext:value-type="float">
            <text:p>64.36</text:p>
          </table:table-cell>
          <table:table-cell table:style-name="ce5" office:value-type="float" office:value="2.37" calcext:value-type="float">
            <text:p>2.37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1.30441208057" calcext:value-type="float">
            <text:p>1.3044120806</text:p>
          </table:table-cell>
          <table:table-cell table:style-name="ce5" office:value-type="float" office:value="0.0853127630762" calcext:value-type="float">
            <text:p>0.0853127631</text:p>
          </table:table-cell>
          <table:table-cell table:style-name="ce5" office:value-type="float" office:value="1.81638077808" calcext:value-type="float">
            <text:p>1.8163807781</text:p>
          </table:table-cell>
          <table:table-cell table:style-name="ce5" office:value-type="float" office:value="0.13496322784" calcext:value-type="float">
            <text:p>0.1349632278</text:p>
          </table:table-cell>
          <table:table-cell table:style-name="ce5" office:value-type="float" office:value="0.0179" calcext:value-type="float">
            <text:p>0.0179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2.0390248" calcext:value-type="float">
            <text:p>2.0390248</text:p>
          </table:table-cell>
          <table:table-cell table:style-name="ce5" office:value-type="float" office:value="0.087710402014" calcext:value-type="float">
            <text:p>0.087710402</text:p>
          </table:table-cell>
          <table:table-cell table:style-name="ce5" office:value-type="float" office:value="0.510232602835" calcext:value-type="float">
            <text:p>0.5102326028</text:p>
          </table:table-cell>
          <table:table-cell table:style-name="ce5" office:value-type="float" office:value="0.035927447391" calcext:value-type="float">
            <text:p>0.0359274474</text:p>
          </table:table-cell>
          <table:table-cell table:style-name="ce5" office:value-type="float" office:value="2.37480111501" calcext:value-type="float">
            <text:p>2.374801115</text:p>
          </table:table-cell>
          <table:table-cell table:style-name="ce5" office:value-type="float" office:value="0.188607579592" calcext:value-type="float">
            <text:p>0.1886075796</text:p>
          </table:table-cell>
          <table:table-cell table:style-name="ce5" office:value-type="float" office:value="0.055" calcext:value-type="float">
            <text:p>0.055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3C267.0</text:p>
          </table:table-cell>
          <table:table-cell table:style-name="ce5" office:value-type="float" office:value="256.3418" calcext:value-type="float">
            <text:p>256.3418</text:p>
          </table:table-cell>
          <table:table-cell table:style-name="ce5" office:value-type="float" office:value="70.1102" calcext:value-type="float">
            <text:p>70.1102</text:p>
          </table:table-cell>
          <table:table-cell table:style-name="ce5" office:value-type="float" office:value="2.94" calcext:value-type="float">
            <text:p>2.94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1.58804698458" calcext:value-type="float">
            <text:p>1.5880469846</text:p>
          </table:table-cell>
          <table:table-cell table:style-name="ce5" office:value-type="float" office:value="0.0430695763498" calcext:value-type="float">
            <text:p>0.0430695763</text:p>
          </table:table-cell>
          <table:table-cell table:style-name="ce5" office:value-type="float" office:value="2.21133954556" calcext:value-type="float">
            <text:p>2.2113395456</text:p>
          </table:table-cell>
          <table:table-cell table:style-name="ce5" office:value-type="float" office:value="0.0983726380615" calcext:value-type="float">
            <text:p>0.0983726381</text:p>
          </table:table-cell>
          <table:table-cell table:style-name="ce5" office:value-type="float" office:value="0.0285" calcext:value-type="float">
            <text:p>0.0285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3.246492" calcext:value-type="float">
            <text:p>3.246492</text:p>
          </table:table-cell>
          <table:table-cell table:style-name="ce5" office:value-type="float" office:value="0.150145907301" calcext:value-type="float">
            <text:p>0.1501459073</text:p>
          </table:table-cell>
          <table:table-cell table:style-name="ce5" office:value-type="float" office:value="0.766738992297" calcext:value-type="float">
            <text:p>0.7667389923</text:p>
          </table:table-cell>
          <table:table-cell table:style-name="ce5" office:value-type="float" office:value="0.0288530637731" calcext:value-type="float">
            <text:p>0.0288530638</text:p>
          </table:table-cell>
          <table:table-cell table:style-name="ce5" office:value-type="float" office:value="3.5686716288" calcext:value-type="float">
            <text:p>3.5686716288</text:p>
          </table:table-cell>
          <table:table-cell table:style-name="ce5" office:value-type="float" office:value="0.187671631826" calcext:value-type="float">
            <text:p>0.1876716318</text:p>
          </table:table-cell>
          <table:table-cell table:style-name="ce5" office:value-type="float" office:value="0.0903" calcext:value-type="float">
            <text:p>0.0903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DW0742+10</text:p>
          </table:table-cell>
          <table:table-cell table:style-name="ce5" office:value-type="float" office:value="209.796" calcext:value-type="float">
            <text:p>209.796</text:p>
          </table:table-cell>
          <table:table-cell table:style-name="ce5" office:value-type="float" office:value="16.5911" calcext:value-type="float">
            <text:p>16.5911</text:p>
          </table:table-cell>
          <table:table-cell table:style-name="ce5" office:value-type="float" office:value="3.06" calcext:value-type="float">
            <text:p>3.06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1.59615888151" calcext:value-type="float">
            <text:p>1.5961588815</text:p>
          </table:table-cell>
          <table:table-cell table:style-name="ce5" office:value-type="float" office:value="0.0311548546961" calcext:value-type="float">
            <text:p>0.0311548547</text:p>
          </table:table-cell>
          <table:table-cell table:style-name="ce5" office:value-type="float" office:value="2.22263528092" calcext:value-type="float">
            <text:p>2.2226352809</text:p>
          </table:table-cell>
          <table:table-cell table:style-name="ce5" office:value-type="float" office:value="0.0895803900164" calcext:value-type="float">
            <text:p>0.08958039</text:p>
          </table:table-cell>
          <table:table-cell table:style-name="ce5" office:value-type="float" office:value="0.0219" calcext:value-type="float">
            <text:p>0.0219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2.4946728" calcext:value-type="float">
            <text:p>2.4946728</text:p>
          </table:table-cell>
          <table:table-cell table:style-name="ce5" office:value-type="float" office:value="0.10794356473" calcext:value-type="float">
            <text:p>0.1079435647</text:p>
          </table:table-cell>
          <table:table-cell table:style-name="ce5" office:value-type="float" office:value="0.580633177094" calcext:value-type="float">
            <text:p>0.5806331771</text:p>
          </table:table-cell>
          <table:table-cell table:style-name="ce5" office:value-type="float" office:value="0.0189174771968" calcext:value-type="float">
            <text:p>0.0189174772</text:p>
          </table:table-cell>
          <table:table-cell table:style-name="ce5" office:value-type="float" office:value="2.70247002781" calcext:value-type="float">
            <text:p>2.7024700278</text:p>
          </table:table-cell>
          <table:table-cell table:style-name="ce5" office:value-type="float" office:value="0.132696228183" calcext:value-type="float">
            <text:p>0.1326962282</text:p>
          </table:table-cell>
          <table:table-cell table:style-name="ce5" office:value-type="float" office:value="0.0675" calcext:value-type="float">
            <text:p>0.067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P1055+20</text:p>
          </table:table-cell>
          <table:table-cell table:style-name="ce5" office:value-type="float" office:value="222.5101" calcext:value-type="float">
            <text:p>222.5101</text:p>
          </table:table-cell>
          <table:table-cell table:style-name="ce5" office:value-type="float" office:value="63.1302" calcext:value-type="float">
            <text:p>63.1302</text:p>
          </table:table-cell>
          <table:table-cell table:style-name="ce5" office:value-type="float" office:value="2.14" calcext:value-type="float">
            <text:p>2.14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1.10426515221" calcext:value-type="float">
            <text:p>1.1042651522</text:p>
          </table:table-cell>
          <table:table-cell table:style-name="ce5" office:value-type="float" office:value="0.0292623099085" calcext:value-type="float">
            <text:p>0.0292623099</text:p>
          </table:table-cell>
          <table:table-cell table:style-name="ce5" office:value-type="float" office:value="1.5376781818" calcext:value-type="float">
            <text:p>1.5376781818</text:p>
          </table:table-cell>
          <table:table-cell table:style-name="ce5" office:value-type="float" office:value="0.0678258175062" calcext:value-type="float">
            <text:p>0.0678258175</text:p>
          </table:table-cell>
          <table:table-cell table:style-name="ce5" office:value-type="float" office:value="0.0211" calcext:value-type="float">
            <text:p>0.0211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2.4035432" calcext:value-type="float">
            <text:p>2.4035432</text:p>
          </table:table-cell>
          <table:table-cell table:style-name="ce5" office:value-type="float" office:value="0.126922733568" calcext:value-type="float">
            <text:p>0.1269227336</text:p>
          </table:table-cell>
          <table:table-cell table:style-name="ce5" office:value-type="float" office:value="0.52509030013" calcext:value-type="float">
            <text:p>0.5250903001</text:p>
          </table:table-cell>
          <table:table-cell table:style-name="ce5" office:value-type="float" office:value="0.0195256288286" calcext:value-type="float">
            <text:p>0.0195256288</text:p>
          </table:table-cell>
          <table:table-cell table:style-name="ce5" office:value-type="float" office:value="2.44395403841" calcext:value-type="float">
            <text:p>2.4439540384</text:p>
          </table:table-cell>
          <table:table-cell table:style-name="ce5" office:value-type="float" office:value="0.127747234753" calcext:value-type="float">
            <text:p>0.1277472348</text:p>
          </table:table-cell>
          <table:table-cell table:style-name="ce5" office:value-type="float" office:value="0.0657" calcext:value-type="float">
            <text:p>0.065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3C433</text:p>
          </table:table-cell>
          <table:table-cell table:style-name="ce5" office:value-type="float" office:value="74.4764" calcext:value-type="float">
            <text:p>74.4764</text:p>
          </table:table-cell>
          <table:table-cell table:style-name="ce5" office:value-type="float" office:value="-17.6945" calcext:value-type="float">
            <text:p>-17.6945</text:p>
          </table:table-cell>
          <table:table-cell table:style-name="ce5" office:value-type="float" office:value="10.38" calcext:value-type="float">
            <text:p>10.38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8.92261141416" calcext:value-type="float">
            <text:p>8.9226114142</text:p>
          </table:table-cell>
          <table:table-cell table:style-name="ce5" office:value-type="float" office:value="0.345292392012" calcext:value-type="float">
            <text:p>0.345292392</text:p>
          </table:table-cell>
          <table:table-cell table:style-name="ce5" office:value-type="float" office:value="12.4246471681" calcext:value-type="float">
            <text:p>12.4246471681</text:p>
          </table:table-cell>
          <table:table-cell table:style-name="ce5" office:value-type="float" office:value="0.650485711202" calcext:value-type="float">
            <text:p>0.6504857112</text:p>
          </table:table-cell>
          <table:table-cell table:style-name="ce5" office:value-type="float" office:value="0.1247" calcext:value-type="float">
            <text:p>0.1247</text:p>
          </table:table-cell>
          <table:table-cell table:style-name="ce5" office:value-type="float" office:value="0.0077" calcext:value-type="float">
            <text:p>0.0077</text:p>
          </table:table-cell>
          <table:table-cell table:style-name="ce5" office:value-type="float" office:value="14.2048264" calcext:value-type="float">
            <text:p>14.2048264</text:p>
          </table:table-cell>
          <table:table-cell table:style-name="ce5" office:value-type="float" office:value="1.0207572383" calcext:value-type="float">
            <text:p>1.0207572383</text:p>
          </table:table-cell>
          <table:table-cell table:style-name="ce5" office:value-type="float" office:value="2.73343943036" calcext:value-type="float">
            <text:p>2.7334394304</text:p>
          </table:table-cell>
          <table:table-cell table:style-name="ce5" office:value-type="float" office:value="0.127570218492" calcext:value-type="float">
            <text:p>0.1275702185</text:p>
          </table:table-cell>
          <table:table-cell table:style-name="ce5" office:value-type="float" office:value="12.7223838127" calcext:value-type="float">
            <text:p>12.7223838127</text:p>
          </table:table-cell>
          <table:table-cell table:style-name="ce5" office:value-type="float" office:value="0.755627407735" calcext:value-type="float">
            <text:p>0.7556274077</text:p>
          </table:table-cell>
          <table:table-cell table:style-name="ce5" office:value-type="float" office:value="0.3896" calcext:value-type="float">
            <text:p>0.3896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3C172.0</text:p>
          </table:table-cell>
          <table:table-cell table:style-name="ce5" office:value-type="float" office:value="191.2045" calcext:value-type="float">
            <text:p>191.2045</text:p>
          </table:table-cell>
          <table:table-cell table:style-name="ce5" office:value-type="float" office:value="13.4105" calcext:value-type="float">
            <text:p>13.4105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0.18" calcext:value-type="float">
            <text:p>0.18</text:p>
          </table:table-cell>
          <table:table-cell table:style-name="ce5" office:value-type="float" office:value="5.65544678466" calcext:value-type="float">
            <text:p>5.6554467847</text:p>
          </table:table-cell>
          <table:table-cell table:style-name="ce5" office:value-type="float" office:value="0.0793638719188" calcext:value-type="float">
            <text:p>0.0793638719</text:p>
          </table:table-cell>
          <table:table-cell table:style-name="ce5" office:value-type="float" office:value="7.87515309317" calcext:value-type="float">
            <text:p>7.8751530932</text:p>
          </table:table-cell>
          <table:table-cell table:style-name="ce5" office:value-type="float" office:value="0.298876276792" calcext:value-type="float">
            <text:p>0.2988762768</text:p>
          </table:table-cell>
          <table:table-cell table:style-name="ce5" office:value-type="float" office:value="0.0566" calcext:value-type="float">
            <text:p>0.0566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6.4474192" calcext:value-type="float">
            <text:p>6.4474192</text:p>
          </table:table-cell>
          <table:table-cell table:style-name="ce5" office:value-type="float" office:value="0.258206669472" calcext:value-type="float">
            <text:p>0.2582066695</text:p>
          </table:table-cell>
          <table:table-cell table:style-name="ce5" office:value-type="float" office:value="1.50493121964" calcext:value-type="float">
            <text:p>1.5049312196</text:p>
          </table:table-cell>
          <table:table-cell table:style-name="ce5" office:value-type="float" office:value="0.0445789812588" calcext:value-type="float">
            <text:p>0.0445789813</text:p>
          </table:table-cell>
          <table:table-cell table:style-name="ce5" office:value-type="float" office:value="7.00447662214" calcext:value-type="float">
            <text:p>7.0044766221</text:p>
          </table:table-cell>
          <table:table-cell table:style-name="ce5" office:value-type="float" office:value="0.330544691364" calcext:value-type="float">
            <text:p>0.3305446914</text:p>
          </table:table-cell>
          <table:table-cell table:style-name="ce5" office:value-type="float" office:value="0.1781" calcext:value-type="float">
            <text:p>0.178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P0428+20</text:p>
          </table:table-cell>
          <table:table-cell table:style-name="ce5" office:value-type="float" office:value="176.8082" calcext:value-type="float">
            <text:p>176.8082</text:p>
          </table:table-cell>
          <table:table-cell table:style-name="ce5" office:value-type="float" office:value="-18.5568" calcext:value-type="float">
            <text:p>-18.5568</text:p>
          </table:table-cell>
          <table:table-cell table:style-name="ce5" office:value-type="float" office:value="30.15" calcext:value-type="float">
            <text:p>30.15</text:p>
          </table:table-cell>
          <table:table-cell table:style-name="ce5" office:value-type="float" office:value="3.11" calcext:value-type="float">
            <text:p>3.11</text:p>
          </table:table-cell>
          <table:table-cell table:style-name="ce5" office:value-type="float" office:value="35.9279838449" calcext:value-type="float">
            <text:p>35.9279838449</text:p>
          </table:table-cell>
          <table:table-cell table:style-name="ce5" office:value-type="float" office:value="1.12312773126" calcext:value-type="float">
            <text:p>1.1231277313</text:p>
          </table:table-cell>
          <table:table-cell table:style-name="ce5" office:value-type="float" office:value="50.0293582242" calcext:value-type="float">
            <text:p>50.0293582242</text:p>
          </table:table-cell>
          <table:table-cell table:style-name="ce5" office:value-type="float" office:value="2.35756157886" calcext:value-type="float">
            <text:p>2.3575615789</text:p>
          </table:table-cell>
          <table:table-cell table:style-name="ce5" office:value-type="float" office:value="0.457" calcext:value-type="float">
            <text:p>0.457</text:p>
          </table:table-cell>
          <table:table-cell table:style-name="ce5" office:value-type="float" office:value="0.0309" calcext:value-type="float">
            <text:p>0.0309</text:p>
          </table:table-cell>
          <table:table-cell table:style-name="ce5" office:value-type="float" office:value="52.057784" calcext:value-type="float">
            <text:p>52.057784</text:p>
          </table:table-cell>
          <table:table-cell table:style-name="ce5" office:value-type="float" office:value="4.00634481121" calcext:value-type="float">
            <text:p>4.0063448112</text:p>
          </table:table-cell>
          <table:table-cell table:style-name="ce5" office:value-type="float" office:value="8.35885202832" calcext:value-type="float">
            <text:p>8.3588520283</text:p>
          </table:table-cell>
          <table:table-cell table:style-name="ce5" office:value-type="float" office:value="0.340334629051" calcext:value-type="float">
            <text:p>0.3403346291</text:p>
          </table:table-cell>
          <table:table-cell table:style-name="ce5" office:value-type="float" office:value="38.905022938" calcext:value-type="float">
            <text:p>38.905022938</text:p>
          </table:table-cell>
          <table:table-cell table:style-name="ce5" office:value-type="float" office:value="2.13348315477" calcext:value-type="float">
            <text:p>2.1334831548</text:p>
          </table:table-cell>
          <table:table-cell table:style-name="ce5" office:value-type="float" office:value="1.4395" calcext:value-type="float">
            <text:p>1.439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4C19.44</text:p>
          </table:table-cell>
          <table:table-cell table:style-name="ce5" office:value-type="float" office:value="8.9924" calcext:value-type="float">
            <text:p>8.9924</text:p>
          </table:table-cell>
          <table:table-cell table:style-name="ce5" office:value-type="float" office:value="73.0418" calcext:value-type="float">
            <text:p>73.0418</text:p>
          </table:table-cell>
          <table:table-cell table:style-name="ce5" office:value-type="float" office:value="3.34" calcext:value-type="float">
            <text:p>3.34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4.17770797867" calcext:value-type="float">
            <text:p>4.1777079787</text:p>
          </table:table-cell>
          <table:table-cell table:style-name="ce5" office:value-type="float" office:value="0.201372131414" calcext:value-type="float">
            <text:p>0.2013721314</text:p>
          </table:table-cell>
          <table:table-cell table:style-name="ce5" office:value-type="float" office:value="5.81741658322" calcext:value-type="float">
            <text:p>5.8174165832</text:p>
          </table:table-cell>
          <table:table-cell table:style-name="ce5" office:value-type="float" office:value="0.34743187873" calcext:value-type="float">
            <text:p>0.3474318787</text:p>
          </table:table-cell>
          <table:table-cell table:style-name="ce5" office:value-type="float" office:value="0.0501" calcext:value-type="float">
            <text:p>0.0501</text:p>
          </table:table-cell>
          <table:table-cell table:style-name="ce5" office:value-type="float" office:value="0.0024" calcext:value-type="float">
            <text:p>0.0024</text:p>
          </table:table-cell>
          <table:table-cell table:style-name="ce5" office:value-type="float" office:value="5.7069912" calcext:value-type="float">
            <text:p>5.7069912</text:p>
          </table:table-cell>
          <table:table-cell table:style-name="ce5" office:value-type="float" office:value="0.344591486445" calcext:value-type="float">
            <text:p>0.3445914864</text:p>
          </table:table-cell>
          <table:table-cell table:style-name="ce5" office:value-type="float" office:value="1.23678518094" calcext:value-type="float">
            <text:p>1.2367851809</text:p>
          </table:table-cell>
          <table:table-cell table:style-name="ce5" office:value-type="float" office:value="0.0677857773812" calcext:value-type="float">
            <text:p>0.0677857774</text:p>
          </table:table-cell>
          <table:table-cell table:style-name="ce5" office:value-type="float" office:value="5.75643110689" calcext:value-type="float">
            <text:p>5.7564311069</text:p>
          </table:table-cell>
          <table:table-cell table:style-name="ce5" office:value-type="float" office:value="0.379811266158" calcext:value-type="float">
            <text:p>0.3798112662</text:p>
          </table:table-cell>
          <table:table-cell table:style-name="ce5" office:value-type="float" office:value="0.1556" calcext:value-type="float">
            <text:p>0.155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3C353</text:p>
          </table:table-cell>
          <table:table-cell table:style-name="ce5" office:value-type="float" office:value="21.1108" calcext:value-type="float">
            <text:p>21.1108</text:p>
          </table:table-cell>
          <table:table-cell table:style-name="ce5" office:value-type="float" office:value="19.877" calcext:value-type="float">
            <text:p>19.877</text:p>
          </table:table-cell>
          <table:table-cell table:style-name="ce5" office:value-type="float" office:value="13.95" calcext:value-type="float">
            <text:p>13.95</text:p>
          </table:table-cell>
          <table:table-cell table:style-name="ce5" office:value-type="float" office:value="0.99" calcext:value-type="float">
            <text:p>0.99</text:p>
          </table:table-cell>
          <table:table-cell table:style-name="ce5" office:value-type="float" office:value="28.1089105556" calcext:value-type="float">
            <text:p>28.1089105556</text:p>
          </table:table-cell>
          <table:table-cell table:style-name="ce5" office:value-type="float" office:value="0.851703589433" calcext:value-type="float">
            <text:p>0.8517035894</text:p>
          </table:table-cell>
          <table:table-cell table:style-name="ce5" office:value-type="float" office:value="39.1413768596" calcext:value-type="float">
            <text:p>39.1413768596</text:p>
          </table:table-cell>
          <table:table-cell table:style-name="ce5" office:value-type="float" office:value="1.81976141189" calcext:value-type="float">
            <text:p>1.8197614119</text:p>
          </table:table-cell>
          <table:table-cell table:style-name="ce5" office:value-type="float" office:value="0.3784" calcext:value-type="float">
            <text:p>0.3784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43.1043008" calcext:value-type="float">
            <text:p>43.1043008</text:p>
          </table:table-cell>
          <table:table-cell table:style-name="ce5" office:value-type="float" office:value="1.75858730445" calcext:value-type="float">
            <text:p>1.7585873045</text:p>
          </table:table-cell>
          <table:table-cell table:style-name="ce5" office:value-type="float" office:value="5.60406363093" calcext:value-type="float">
            <text:p>5.6040636309</text:p>
          </table:table-cell>
          <table:table-cell table:style-name="ce5" office:value-type="float" office:value="0.224066349124" calcext:value-type="float">
            <text:p>0.2240663491</text:p>
          </table:table-cell>
          <table:table-cell table:style-name="ce5" office:value-type="float" office:value="26.0832735606" calcext:value-type="float">
            <text:p>26.0832735606</text:p>
          </table:table-cell>
          <table:table-cell table:style-name="ce5" office:value-type="float" office:value="1.41623053633" calcext:value-type="float">
            <text:p>1.4162305363</text:p>
          </table:table-cell>
          <table:table-cell table:style-name="ce5" office:value-type="float" office:value="1.19" calcext:value-type="float">
            <text:p>1.19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3C167</text:p>
          </table:table-cell>
          <table:table-cell table:style-name="ce5" office:value-type="float" office:value="207.3119" calcext:value-type="float">
            <text:p>207.3119</text:p>
          </table:table-cell>
          <table:table-cell table:style-name="ce5" office:value-type="float" office:value="1.1529" calcext:value-type="float">
            <text:p>1.1529</text:p>
          </table:table-cell>
          <table:table-cell table:style-name="ce5" office:value-type="float" office:value="63.68" calcext:value-type="float">
            <text:p>63.68</text:p>
          </table:table-cell>
          <table:table-cell table:style-name="ce5" office:value-type="float" office:value="3.05" calcext:value-type="float">
            <text:p>3.05</text:p>
          </table:table-cell>
          <table:table-cell table:style-name="ce5" office:value-type="float" office:value="51.8641172675" calcext:value-type="float">
            <text:p>51.8641172675</text:p>
          </table:table-cell>
          <table:table-cell table:style-name="ce5" office:value-type="float" office:value="0.590625859331" calcext:value-type="float">
            <text:p>0.5906258593</text:p>
          </table:table-cell>
          <table:table-cell table:style-name="ce5" office:value-type="float" office:value="72.2202646539" calcext:value-type="float">
            <text:p>72.2202646539</text:p>
          </table:table-cell>
          <table:table-cell table:style-name="ce5" office:value-type="float" office:value="2.67614321522" calcext:value-type="float">
            <text:p>2.6761432152</text:p>
          </table:table-cell>
          <table:table-cell table:style-name="ce5" office:value-type="float" office:value="0.5733" calcext:value-type="float">
            <text:p>0.5733</text:p>
          </table:table-cell>
          <table:table-cell table:style-name="ce5" office:value-type="float" office:value="0.0105" calcext:value-type="float">
            <text:p>0.0105</text:p>
          </table:table-cell>
          <table:table-cell table:style-name="ce5" office:value-type="float" office:value="65.3057496" calcext:value-type="float">
            <text:p>65.3057496</text:p>
          </table:table-cell>
          <table:table-cell table:style-name="ce5" office:value-type="float" office:value="2.68186771281" calcext:value-type="float">
            <text:p>2.6818677128</text:p>
          </table:table-cell>
          <table:table-cell table:style-name="ce5" office:value-type="float" office:value="9.73688202066" calcext:value-type="float">
            <text:p>9.7368820207</text:p>
          </table:table-cell>
          <table:table-cell table:style-name="ce5" office:value-type="float" office:value="0.277153236857" calcext:value-type="float">
            <text:p>0.2771532369</text:p>
          </table:table-cell>
          <table:table-cell table:style-name="ce5" office:value-type="float" office:value="45.3188568329" calcext:value-type="float">
            <text:p>45.3188568329</text:p>
          </table:table-cell>
          <table:table-cell table:style-name="ce5" office:value-type="float" office:value="2.10608279569" calcext:value-type="float">
            <text:p>2.1060827957</text:p>
          </table:table-cell>
          <table:table-cell table:style-name="ce5" office:value-type="float" office:value="1.7793" calcext:value-type="float">
            <text:p>1.779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3C293</text:p>
          </table:table-cell>
          <table:table-cell table:style-name="ce5" office:value-type="float" office:value="54.6071" calcext:value-type="float">
            <text:p>54.6071</text:p>
          </table:table-cell>
          <table:table-cell table:style-name="ce5" office:value-type="float" office:value="76.0603" calcext:value-type="float">
            <text:p>76.0603</text:p>
          </table:table-cell>
          <table:table-cell table:style-name="ce5" office:value-type="float" office:value="1.61" calcext:value-type="float">
            <text:p>1.61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1.31214721932" calcext:value-type="float">
            <text:p>1.3121472193</text:p>
          </table:table-cell>
          <table:table-cell table:style-name="ce5" office:value-type="float" office:value="0.0903687578102" calcext:value-type="float">
            <text:p>0.0903687578</text:p>
          </table:table-cell>
          <table:table-cell table:style-name="ce5" office:value-type="float" office:value="1.82715188144" calcext:value-type="float">
            <text:p>1.8271518814</text:p>
          </table:table-cell>
          <table:table-cell table:style-name="ce5" office:value-type="float" office:value="0.141372565551" calcext:value-type="float">
            <text:p>0.1413725656</text:p>
          </table:table-cell>
          <table:table-cell table:style-name="ce5" office:value-type="float" office:value="0.0137" calcext:value-type="float">
            <text:p>0.0137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1.5605944" calcext:value-type="float">
            <text:p>1.5605944</text:p>
          </table:table-cell>
          <table:table-cell table:style-name="ce5" office:value-type="float" office:value="0.0892280714468" calcext:value-type="float">
            <text:p>0.0892280714</text:p>
          </table:table-cell>
          <table:table-cell table:style-name="ce5" office:value-type="float" office:value="0.456085800238" calcext:value-type="float">
            <text:p>0.4560858002</text:p>
          </table:table-cell>
          <table:table-cell table:style-name="ce5" office:value-type="float" office:value="0.0335888844065" calcext:value-type="float">
            <text:p>0.0335888844</text:p>
          </table:table-cell>
          <table:table-cell table:style-name="ce5" office:value-type="float" office:value="2.12278294434" calcext:value-type="float">
            <text:p>2.1227829443</text:p>
          </table:table-cell>
          <table:table-cell table:style-name="ce5" office:value-type="float" office:value="0.174704044595" calcext:value-type="float">
            <text:p>0.1747040446</text:p>
          </table:table-cell>
          <table:table-cell table:style-name="ce5" office:value-type="float" office:value="0.0446" calcext:value-type="float">
            <text:p>0.0446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3C98-2</text:p>
          </table:table-cell>
          <table:table-cell table:style-name="ce5" office:value-type="float" office:value="179.8288" calcext:value-type="float">
            <text:p>179.8288</text:p>
          </table:table-cell>
          <table:table-cell table:style-name="ce5" office:value-type="float" office:value="-31.0241" calcext:value-type="float">
            <text:p>-31.0241</text:p>
          </table:table-cell>
          <table:table-cell table:style-name="ce5" office:value-type="float" office:value="13.09" calcext:value-type="float">
            <text:p>13.09</text:p>
          </table:table-cell>
          <table:table-cell table:style-name="ce5" office:value-type="float" office:value="0.51" calcext:value-type="float">
            <text:p>0.51</text:p>
          </table:table-cell>
          <table:table-cell table:style-name="ce5" office:value-type="float" office:value="13.7986662594" calcext:value-type="float">
            <text:p>13.7986662594</text:p>
          </table:table-cell>
          <table:table-cell table:style-name="ce5" office:value-type="float" office:value="0.394050402974" calcext:value-type="float">
            <text:p>0.394050403</text:p>
          </table:table-cell>
          <table:table-cell table:style-name="ce5" office:value-type="float" office:value="19.2145047795" calcext:value-type="float">
            <text:p>19.2145047795</text:p>
          </table:table-cell>
          <table:table-cell table:style-name="ce5" office:value-type="float" office:value="0.871864291515" calcext:value-type="float">
            <text:p>0.8718642915</text:p>
          </table:table-cell>
          <table:table-cell table:style-name="ce5" office:value-type="float" office:value="0.1955" calcext:value-type="float">
            <text:p>0.1955</text:p>
          </table:table-cell>
          <table:table-cell table:style-name="ce5" office:value-type="float" office:value="0.0043" calcext:value-type="float">
            <text:p>0.0043</text:p>
          </table:table-cell>
          <table:table-cell table:style-name="ce5" office:value-type="float" office:value="22.269796" calcext:value-type="float">
            <text:p>22.269796</text:p>
          </table:table-cell>
          <table:table-cell table:style-name="ce5" office:value-type="float" office:value="0.953911534172" calcext:value-type="float">
            <text:p>0.9539115342</text:p>
          </table:table-cell>
          <table:table-cell table:style-name="ce5" office:value-type="float" office:value="3.70210130995" calcext:value-type="float">
            <text:p>3.70210131</text:p>
          </table:table-cell>
          <table:table-cell table:style-name="ce5" office:value-type="float" office:value="0.143192348271" calcext:value-type="float">
            <text:p>0.1431923483</text:p>
          </table:table-cell>
          <table:table-cell table:style-name="ce5" office:value-type="float" office:value="17.230875232" calcext:value-type="float">
            <text:p>17.230875232</text:p>
          </table:table-cell>
          <table:table-cell table:style-name="ce5" office:value-type="float" office:value="0.919154149563" calcext:value-type="float">
            <text:p>0.9191541496</text:p>
          </table:table-cell>
          <table:table-cell table:style-name="ce5" office:value-type="float" office:value="0.5973" calcext:value-type="float">
            <text:p>0.597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3C105</text:p>
          </table:table-cell>
          <table:table-cell table:style-name="ce5" office:value-type="float" office:value="187.6326" calcext:value-type="float">
            <text:p>187.6326</text:p>
          </table:table-cell>
          <table:table-cell table:style-name="ce5" office:value-type="float" office:value="-33.609" calcext:value-type="float">
            <text:p>-33.609</text:p>
          </table:table-cell>
          <table:table-cell table:style-name="ce5" office:value-type="float" office:value="18.68" calcext:value-type="float">
            <text:p>18.68</text:p>
          </table:table-cell>
          <table:table-cell table:style-name="ce5" office:value-type="float" office:value="1.85" calcext:value-type="float">
            <text:p>1.85</text:p>
          </table:table-cell>
          <table:table-cell table:style-name="ce5" office:value-type="float" office:value="33.8257232215" calcext:value-type="float">
            <text:p>33.8257232215</text:p>
          </table:table-cell>
          <table:table-cell table:style-name="ce5" office:value-type="float" office:value="1.0026851669" calcext:value-type="float">
            <text:p>1.0026851669</text:p>
          </table:table-cell>
          <table:table-cell table:style-name="ce5" office:value-type="float" office:value="47.1019813287" calcext:value-type="float">
            <text:p>47.1019813287</text:p>
          </table:table-cell>
          <table:table-cell table:style-name="ce5" office:value-type="float" office:value="2.16981101397" calcext:value-type="float">
            <text:p>2.169811014</text:p>
          </table:table-cell>
          <table:table-cell table:style-name="ce5" office:value-type="float" office:value="0.3973" calcext:value-type="float">
            <text:p>0.3973</text:p>
          </table:table-cell>
          <table:table-cell table:style-name="ce5" office:value-type="float" office:value="0.0254" calcext:value-type="float">
            <text:p>0.0254</text:p>
          </table:table-cell>
          <table:table-cell table:style-name="ce5" office:value-type="float" office:value="45.2572376" calcext:value-type="float">
            <text:p>45.2572376</text:p>
          </table:table-cell>
          <table:table-cell table:style-name="ce5" office:value-type="float" office:value="3.33747055767" calcext:value-type="float">
            <text:p>3.3374705577</text:p>
          </table:table-cell>
          <table:table-cell table:style-name="ce5" office:value-type="float" office:value="7.30481190203" calcext:value-type="float">
            <text:p>7.304811902</text:p>
          </table:table-cell>
          <table:table-cell table:style-name="ce5" office:value-type="float" office:value="0.288444621532" calcext:value-type="float">
            <text:p>0.2884446215</text:p>
          </table:table-cell>
          <table:table-cell table:style-name="ce5" office:value-type="float" office:value="33.9991512762" calcext:value-type="float">
            <text:p>33.9991512762</text:p>
          </table:table-cell>
          <table:table-cell table:style-name="ce5" office:value-type="float" office:value="1.83365497575" calcext:value-type="float">
            <text:p>1.8336549758</text:p>
          </table:table-cell>
          <table:table-cell table:style-name="ce5" office:value-type="float" office:value="1.2716" calcext:value-type="float">
            <text:p>1.271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3C120</text:p>
          </table:table-cell>
          <table:table-cell table:style-name="ce5" office:value-type="float" office:value="190.3729" calcext:value-type="float">
            <text:p>190.3729</text:p>
          </table:table-cell>
          <table:table-cell table:style-name="ce5" office:value-type="float" office:value="-27.3968" calcext:value-type="float">
            <text:p>-27.3968</text:p>
          </table:table-cell>
          <table:table-cell table:style-name="ce5" office:value-type="float" office:value="22.22" calcext:value-type="float">
            <text:p>22.22</text:p>
          </table:table-cell>
          <table:table-cell table:style-name="ce5" office:value-type="float" office:value="2.26" calcext:value-type="float">
            <text:p>2.26</text:p>
          </table:table-cell>
          <table:table-cell table:style-name="ce5" office:value-type="float" office:value="29.2593922495" calcext:value-type="float">
            <text:p>29.2593922495</text:p>
          </table:table-cell>
          <table:table-cell table:style-name="ce5" office:value-type="float" office:value="1.07520827441" calcext:value-type="float">
            <text:p>1.0752082744</text:p>
          </table:table-cell>
          <table:table-cell table:style-name="ce5" office:value-type="float" office:value="40.7434111135" calcext:value-type="float">
            <text:p>40.7434111135</text:p>
          </table:table-cell>
          <table:table-cell table:style-name="ce5" office:value-type="float" office:value="2.07503003712" calcext:value-type="float">
            <text:p>2.0750300371</text:p>
          </table:table-cell>
          <table:table-cell table:style-name="ce5" office:value-type="float" office:value="0.2554" calcext:value-type="float">
            <text:p>0.2554</text:p>
          </table:table-cell>
          <table:table-cell table:style-name="ce5" office:value-type="float" office:value="0.0019" calcext:value-type="float">
            <text:p>0.0019</text:p>
          </table:table-cell>
          <table:table-cell table:style-name="ce5" office:value-type="float" office:value="29.0931248" calcext:value-type="float">
            <text:p>29.0931248</text:p>
          </table:table-cell>
          <table:table-cell table:style-name="ce5" office:value-type="float" office:value="1.09102989303" calcext:value-type="float">
            <text:p>1.091029893</text:p>
          </table:table-cell>
          <table:table-cell table:style-name="ce5" office:value-type="float" office:value="5.08637242547" calcext:value-type="float">
            <text:p>5.0863724255</text:p>
          </table:table-cell>
          <table:table-cell table:style-name="ce5" office:value-type="float" office:value="0.229220235171" calcext:value-type="float">
            <text:p>0.2292202352</text:p>
          </table:table-cell>
          <table:table-cell table:style-name="ce5" office:value-type="float" office:value="23.6737574985" calcext:value-type="float">
            <text:p>23.6737574985</text:p>
          </table:table-cell>
          <table:table-cell table:style-name="ce5" office:value-type="float" office:value="1.37641842105" calcext:value-type="float">
            <text:p>1.3764184211</text:p>
          </table:table-cell>
          <table:table-cell table:style-name="ce5" office:value-type="float" office:value="0.793" calcext:value-type="float">
            <text:p>0.793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CTA21</text:p>
          </table:table-cell>
          <table:table-cell table:style-name="ce5" office:value-type="float" office:value="166.6357" calcext:value-type="float">
            <text:p>166.6357</text:p>
          </table:table-cell>
          <table:table-cell table:style-name="ce5" office:value-type="float" office:value="-33.5961" calcext:value-type="float">
            <text:p>-33.5961</text:p>
          </table:table-cell>
          <table:table-cell table:style-name="ce5" office:value-type="float" office:value="12.19" calcext:value-type="float">
            <text:p>12.19</text:p>
          </table:table-cell>
          <table:table-cell table:style-name="ce5" office:value-type="float" office:value="0.39" calcext:value-type="float">
            <text:p>0.39</text:p>
          </table:table-cell>
          <table:table-cell table:style-name="ce5" office:value-type="float" office:value="10.3904576463" calcext:value-type="float">
            <text:p>10.3904576463</text:p>
          </table:table-cell>
          <table:table-cell table:style-name="ce5" office:value-type="float" office:value="0.436874870502" calcext:value-type="float">
            <text:p>0.4368748705</text:p>
          </table:table-cell>
          <table:table-cell table:style-name="ce5" office:value-type="float" office:value="14.4686083679" calcext:value-type="float">
            <text:p>14.4686083679</text:p>
          </table:table-cell>
          <table:table-cell table:style-name="ce5" office:value-type="float" office:value="0.793963739676" calcext:value-type="float">
            <text:p>0.7939637397</text:p>
          </table:table-cell>
          <table:table-cell table:style-name="ce5" office:value-type="float" office:value="0.1311" calcext:value-type="float">
            <text:p>0.1311</text:p>
          </table:table-cell>
          <table:table-cell table:style-name="ce5" office:value-type="float" office:value="0.0041" calcext:value-type="float">
            <text:p>0.0041</text:p>
          </table:table-cell>
          <table:table-cell table:style-name="ce5" office:value-type="float" office:value="14.9338632" calcext:value-type="float">
            <text:p>14.9338632</text:p>
          </table:table-cell>
          <table:table-cell table:style-name="ce5" office:value-type="float" office:value="0.720712747078" calcext:value-type="float">
            <text:p>0.7207127471</text:p>
          </table:table-cell>
          <table:table-cell table:style-name="ce5" office:value-type="float" office:value="2.57145359228" calcext:value-type="float">
            <text:p>2.5714535923</text:p>
          </table:table-cell>
          <table:table-cell table:style-name="ce5" office:value-type="float" office:value="0.127238286096" calcext:value-type="float">
            <text:p>0.1272382861</text:p>
          </table:table-cell>
          <table:table-cell table:style-name="ce5" office:value-type="float" office:value="11.9684450272" calcext:value-type="float">
            <text:p>11.9684450272</text:p>
          </table:table-cell>
          <table:table-cell table:style-name="ce5" office:value-type="float" office:value="0.737576714221" calcext:value-type="float">
            <text:p>0.7375767142</text:p>
          </table:table-cell>
          <table:table-cell table:style-name="ce5" office:value-type="float" office:value="0.4059" calcext:value-type="float">
            <text:p>0.4059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3C123</text:p>
          </table:table-cell>
          <table:table-cell table:style-name="ce5" office:value-type="float" office:value="170.5817" calcext:value-type="float">
            <text:p>170.5817</text:p>
          </table:table-cell>
          <table:table-cell table:style-name="ce5" office:value-type="float" office:value="-11.661" calcext:value-type="float">
            <text:p>-11.661</text:p>
          </table:table-cell>
          <table:table-cell table:style-name="ce5" office:value-type="float" office:value="24.55" calcext:value-type="float">
            <text:p>24.55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62.9336864222" calcext:value-type="float">
            <text:p>62.9336864222</text:p>
          </table:table-cell>
          <table:table-cell table:style-name="ce5" office:value-type="float" office:value="1.9063554646" calcext:value-type="float">
            <text:p>1.9063554646</text:p>
          </table:table-cell>
          <table:table-cell table:style-name="ce5" office:value-type="float" office:value="87.634529006" calcext:value-type="float">
            <text:p>87.634529006</text:p>
          </table:table-cell>
          <table:table-cell table:style-name="ce5" office:value-type="float" office:value="4.07381267309" calcext:value-type="float">
            <text:p>4.0738126731</text:p>
          </table:table-cell>
          <table:table-cell table:style-name="ce5" office:value-type="float" office:value="0.8612" calcext:value-type="float">
            <text:p>0.8612</text:p>
          </table:table-cell>
          <table:table-cell table:style-name="ce5" office:value-type="float" office:value="0.0252" calcext:value-type="float">
            <text:p>0.0252</text:p>
          </table:table-cell>
          <table:table-cell table:style-name="ce5" office:value-type="float" office:value="98.1010144" calcext:value-type="float">
            <text:p>98.1010144</text:p>
          </table:table-cell>
          <table:table-cell table:style-name="ce5" office:value-type="float" office:value="4.60890948259" calcext:value-type="float">
            <text:p>4.6089094826</text:p>
          </table:table-cell>
          <table:table-cell table:style-name="ce5" office:value-type="float" office:value="9.23530762975" calcext:value-type="float">
            <text:p>9.2353076298</text:p>
          </table:table-cell>
          <table:table-cell table:style-name="ce5" office:value-type="float" office:value="0.369193361933" calcext:value-type="float">
            <text:p>0.3691933619</text:p>
          </table:table-cell>
          <table:table-cell table:style-name="ce5" office:value-type="float" office:value="42.9843540665" calcext:value-type="float">
            <text:p>42.9843540665</text:p>
          </table:table-cell>
          <table:table-cell table:style-name="ce5" office:value-type="float" office:value="2.33369304386" calcext:value-type="float">
            <text:p>2.3336930439</text:p>
          </table:table-cell>
          <table:table-cell table:style-name="ce5" office:value-type="float" office:value="2.6378" calcext:value-type="float">
            <text:p>2.6378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4C20.33</text:p>
          </table:table-cell>
          <table:table-cell table:style-name="ce5" office:value-type="float" office:value="20.1848" calcext:value-type="float">
            <text:p>20.1848</text:p>
          </table:table-cell>
          <table:table-cell table:style-name="ce5" office:value-type="float" office:value="66.8341" calcext:value-type="float">
            <text:p>66.8341</text:p>
          </table:table-cell>
          <table:table-cell table:style-name="ce5" office:value-type="float" office:value="3.52" calcext:value-type="float">
            <text:p>3.52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1.34473611979" calcext:value-type="float">
            <text:p>1.3447361198</text:p>
          </table:table-cell>
          <table:table-cell table:style-name="ce5" office:value-type="float" office:value="0.0520019511896" calcext:value-type="float">
            <text:p>0.0520019512</text:p>
          </table:table-cell>
          <table:table-cell table:style-name="ce5" office:value-type="float" office:value="1.87253159945" calcext:value-type="float">
            <text:p>1.8725315995</text:p>
          </table:table-cell>
          <table:table-cell table:style-name="ce5" office:value-type="float" office:value="0.0979968666876" calcext:value-type="float">
            <text:p>0.0979968667</text:p>
          </table:table-cell>
          <table:table-cell table:style-name="ce5" office:value-type="float" office:value="0.036" calcext:value-type="float">
            <text:p>0.036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4.100832" calcext:value-type="float">
            <text:p>4.100832</text:p>
          </table:table-cell>
          <table:table-cell table:style-name="ce5" office:value-type="float" office:value="0.188932625388" calcext:value-type="float">
            <text:p>0.1889326254</text:p>
          </table:table-cell>
          <table:table-cell table:style-name="ce5" office:value-type="float" office:value="0.736143519475" calcext:value-type="float">
            <text:p>0.7361435195</text:p>
          </table:table-cell>
          <table:table-cell table:style-name="ce5" office:value-type="float" office:value="0.0343389926284" calcext:value-type="float">
            <text:p>0.0343389926</text:p>
          </table:table-cell>
          <table:table-cell table:style-name="ce5" office:value-type="float" office:value="3.42626958987" calcext:value-type="float">
            <text:p>3.4262695899</text:p>
          </table:table-cell>
          <table:table-cell table:style-name="ce5" office:value-type="float" office:value="0.203436157959" calcext:value-type="float">
            <text:p>0.203436158</text:p>
          </table:table-cell>
          <table:table-cell table:style-name="ce5" office:value-type="float" office:value="0.1131" calcext:value-type="float">
            <text:p>0.113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T0556+19</text:p>
          </table:table-cell>
          <table:table-cell table:style-name="ce5" office:value-type="float" office:value="190.0893" calcext:value-type="float">
            <text:p>190.0893</text:p>
          </table:table-cell>
          <table:table-cell table:style-name="ce5" office:value-type="float" office:value="-2.1665" calcext:value-type="float">
            <text:p>-2.1665</text:p>
          </table:table-cell>
          <table:table-cell table:style-name="ce5" office:value-type="float" office:value="67.67" calcext:value-type="float">
            <text:p>67.67</text:p>
          </table:table-cell>
          <table:table-cell table:style-name="ce5" office:value-type="float" office:value="40.2" calcext:value-type="float">
            <text:p>40.2</text:p>
          </table:table-cell>
          <table:table-cell table:style-name="ce5" office:value-type="float" office:value="102.495578176" calcext:value-type="float">
            <text:p>102.495578176</text:p>
          </table:table-cell>
          <table:table-cell table:style-name="ce5" office:value-type="float" office:value="2.19963112613" calcext:value-type="float">
            <text:p>2.1996311261</text:p>
          </table:table-cell>
          <table:table-cell table:style-name="ce5" office:value-type="float" office:value="142.724067654" calcext:value-type="float">
            <text:p>142.724067654</text:p>
          </table:table-cell>
          <table:table-cell table:style-name="ce5" office:value-type="float" office:value="5.89153640018" calcext:value-type="float">
            <text:p>5.8915364002</text:p>
          </table:table-cell>
          <table:table-cell table:style-name="ce5" office:value-type="float" office:value="1.2394" calcext:value-type="float">
            <text:p>1.2394</text:p>
          </table:table-cell>
          <table:table-cell table:style-name="ce5" office:value-type="float" office:value="0.063" calcext:value-type="float">
            <text:p>0.063</text:p>
          </table:table-cell>
          <table:table-cell table:style-name="ce5" office:value-type="float" office:value="141.1825328" calcext:value-type="float">
            <text:p>141.1825328</text:p>
          </table:table-cell>
          <table:table-cell table:style-name="ce5" office:value-type="float" office:value="8.85609483447" calcext:value-type="float">
            <text:p>8.8560948345</text:p>
          </table:table-cell>
          <table:table-cell table:style-name="ce5" office:value-type="float" office:value="13.4342235469" calcext:value-type="float">
            <text:p>13.4342235469</text:p>
          </table:table-cell>
          <table:table-cell table:style-name="ce5" office:value-type="float" office:value="0.453808933193" calcext:value-type="float">
            <text:p>0.4538089332</text:p>
          </table:table-cell>
          <table:table-cell table:style-name="ce5" office:value-type="float" office:value="62.5275783657" calcext:value-type="float">
            <text:p>62.5275783657</text:p>
          </table:table-cell>
          <table:table-cell table:style-name="ce5" office:value-type="float" office:value="3.1204806873" calcext:value-type="float">
            <text:p>3.1204806873</text:p>
          </table:table-cell>
          <table:table-cell table:style-name="ce5" office:value-type="float" office:value="3.682" calcext:value-type="float">
            <text:p>3.68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P1117+14</text:p>
          </table:table-cell>
          <table:table-cell table:style-name="ce5" office:value-type="float" office:value="240.438" calcext:value-type="float">
            <text:p>240.438</text:p>
          </table:table-cell>
          <table:table-cell table:style-name="ce5" office:value-type="float" office:value="65.7884" calcext:value-type="float">
            <text:p>65.7884</text:p>
          </table:table-cell>
          <table:table-cell table:style-name="ce5" office:value-type="float" office:value="1.98" calcext:value-type="float">
            <text:p>1.98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1.49992899878" calcext:value-type="float">
            <text:p>1.4999289988</text:p>
          </table:table-cell>
          <table:table-cell table:style-name="ce5" office:value-type="float" office:value="0.0443835688202" calcext:value-type="float">
            <text:p>0.0443835688</text:p>
          </table:table-cell>
          <table:table-cell table:style-name="ce5" office:value-type="float" office:value="2.08863613151" calcext:value-type="float">
            <text:p>2.0886361315</text:p>
          </table:table-cell>
          <table:table-cell table:style-name="ce5" office:value-type="float" office:value="0.0961454377688" calcext:value-type="float">
            <text:p>0.0961454378</text:p>
          </table:table-cell>
          <table:table-cell table:style-name="ce5" office:value-type="float" office:value="0.025" calcext:value-type="float">
            <text:p>0.025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2.8478" calcext:value-type="float">
            <text:p>2.8478</text:p>
          </table:table-cell>
          <table:table-cell table:style-name="ce5" office:value-type="float" office:value="0.131585737729" calcext:value-type="float">
            <text:p>0.1315857377</text:p>
          </table:table-cell>
          <table:table-cell table:style-name="ce5" office:value-type="float" office:value="0.650484039966" calcext:value-type="float">
            <text:p>0.65048404</text:p>
          </table:table-cell>
          <table:table-cell table:style-name="ce5" office:value-type="float" office:value="0.0256601222703" calcext:value-type="float">
            <text:p>0.0256601223</text:p>
          </table:table-cell>
          <table:table-cell table:style-name="ce5" office:value-type="float" office:value="3.02758039141" calcext:value-type="float">
            <text:p>3.0275803914</text:p>
          </table:table-cell>
          <table:table-cell table:style-name="ce5" office:value-type="float" office:value="0.163197732043" calcext:value-type="float">
            <text:p>0.163197732</text:p>
          </table:table-cell>
          <table:table-cell table:style-name="ce5" office:value-type="float" office:value="0.0773" calcext:value-type="float">
            <text:p>0.0773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3C264.0</text:p>
          </table:table-cell>
          <table:table-cell table:style-name="ce5" office:value-type="float" office:value="236.9959" calcext:value-type="float">
            <text:p>236.9959</text:p>
          </table:table-cell>
          <table:table-cell table:style-name="ce5" office:value-type="float" office:value="73.6422" calcext:value-type="float">
            <text:p>73.6422</text:p>
          </table:table-cell>
          <table:table-cell table:style-name="ce5" office:value-type="float" office:value="2.18" calcext:value-type="float">
            <text:p>2.18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1.636758725" calcext:value-type="float">
            <text:p>1.636758725</text:p>
          </table:table-cell>
          <table:table-cell table:style-name="ce5" office:value-type="float" office:value="0.0792562104834" calcext:value-type="float">
            <text:p>0.0792562105</text:p>
          </table:table-cell>
          <table:table-cell table:style-name="ce5" office:value-type="float" office:value="2.27917015697" calcext:value-type="float">
            <text:p>2.279170157</text:p>
          </table:table-cell>
          <table:table-cell table:style-name="ce5" office:value-type="float" office:value="0.136525212543" calcext:value-type="float">
            <text:p>0.1365252125</text:p>
          </table:table-cell>
          <table:table-cell table:style-name="ce5" office:value-type="float" office:value="0.0201" calcext:value-type="float">
            <text:p>0.0201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2.2896312" calcext:value-type="float">
            <text:p>2.2896312</text:p>
          </table:table-cell>
          <table:table-cell table:style-name="ce5" office:value-type="float" office:value="0.0957009332596" calcext:value-type="float">
            <text:p>0.0957009333</text:p>
          </table:table-cell>
          <table:table-cell table:style-name="ce5" office:value-type="float" office:value="0.817065952674" calcext:value-type="float">
            <text:p>0.8170659527</text:p>
          </table:table-cell>
          <table:table-cell table:style-name="ce5" office:value-type="float" office:value="0.0449407313455" calcext:value-type="float">
            <text:p>0.0449407313</text:p>
          </table:table-cell>
          <table:table-cell table:style-name="ce5" office:value-type="float" office:value="3.80291091683" calcext:value-type="float">
            <text:p>3.8029109168</text:p>
          </table:table-cell>
          <table:table-cell table:style-name="ce5" office:value-type="float" office:value="0.25153219855" calcext:value-type="float">
            <text:p>0.2515321986</text:p>
          </table:table-cell>
          <table:table-cell table:style-name="ce5" office:value-type="float" office:value="0.0622" calcext:value-type="float">
            <text:p>0.0622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3C208.1</text:p>
          </table:table-cell>
          <table:table-cell table:style-name="ce5" office:value-type="float" office:value="213.6015" calcext:value-type="float">
            <text:p>213.6015</text:p>
          </table:table-cell>
          <table:table-cell table:style-name="ce5" office:value-type="float" office:value="33.583" calcext:value-type="float">
            <text:p>33.583</text:p>
          </table:table-cell>
          <table:table-cell table:style-name="ce5" office:value-type="float" office:value="3.48" calcext:value-type="float">
            <text:p>3.48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3.12449560624" calcext:value-type="float">
            <text:p>3.1244956062</text:p>
          </table:table-cell>
          <table:table-cell table:style-name="ce5" office:value-type="float" office:value="0.0417630872107" calcext:value-type="float">
            <text:p>0.0417630872</text:p>
          </table:table-cell>
          <table:table-cell table:style-name="ce5" office:value-type="float" office:value="4.35082888674" calcext:value-type="float">
            <text:p>4.3508288867</text:p>
          </table:table-cell>
          <table:table-cell table:style-name="ce5" office:value-type="float" office:value="0.164071177792" calcext:value-type="float">
            <text:p>0.1640711778</text:p>
          </table:table-cell>
          <table:table-cell table:style-name="ce5" office:value-type="float" office:value="0.0269" calcext:value-type="float">
            <text:p>0.0269</text:p>
          </table:table-cell>
          <table:table-cell table:style-name="ce5" office:value-type="float" office:value="0.0028" calcext:value-type="float">
            <text:p>0.0028</text:p>
          </table:table-cell>
          <table:table-cell table:style-name="ce5" office:value-type="float" office:value="3.0642328" calcext:value-type="float">
            <text:p>3.0642328</text:p>
          </table:table-cell>
          <table:table-cell table:style-name="ce5" office:value-type="float" office:value="0.33825534801" calcext:value-type="float">
            <text:p>0.338255348</text:p>
          </table:table-cell>
          <table:table-cell table:style-name="ce5" office:value-type="float" office:value="0.744642463246" calcext:value-type="float">
            <text:p>0.7446424632</text:p>
          </table:table-cell>
          <table:table-cell table:style-name="ce5" office:value-type="float" office:value="0.0218268981974" calcext:value-type="float">
            <text:p>0.0218268982</text:p>
          </table:table-cell>
          <table:table-cell table:style-name="ce5" office:value-type="float" office:value="3.46582664881" calcext:value-type="float">
            <text:p>3.4658266488</text:p>
          </table:table-cell>
          <table:table-cell table:style-name="ce5" office:value-type="float" office:value="0.162881745424" calcext:value-type="float">
            <text:p>0.1628817454</text:p>
          </table:table-cell>
          <table:table-cell table:style-name="ce5" office:value-type="float" office:value="0.0804" calcext:value-type="float">
            <text:p>0.0804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3C208.0</text:p>
          </table:table-cell>
          <table:table-cell table:style-name="ce5" office:value-type="float" office:value="213.6628" calcext:value-type="float">
            <text:p>213.6628</text:p>
          </table:table-cell>
          <table:table-cell table:style-name="ce5" office:value-type="float" office:value="33.1608" calcext:value-type="float">
            <text:p>33.1608</text:p>
          </table:table-cell>
          <table:table-cell table:style-name="ce5" office:value-type="float" office:value="3.77" calcext:value-type="float">
            <text:p>3.77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38168365488" calcext:value-type="float">
            <text:p>3.3816836549</text:p>
          </table:table-cell>
          <table:table-cell table:style-name="ce5" office:value-type="float" office:value="0.0686584371579" calcext:value-type="float">
            <text:p>0.0686584372</text:p>
          </table:table-cell>
          <table:table-cell table:style-name="ce5" office:value-type="float" office:value="4.70896067258" calcext:value-type="float">
            <text:p>4.7089606726</text:p>
          </table:table-cell>
          <table:table-cell table:style-name="ce5" office:value-type="float" office:value="0.191604520577" calcext:value-type="float">
            <text:p>0.1916045206</text:p>
          </table:table-cell>
          <table:table-cell table:style-name="ce5" office:value-type="float" office:value="0.0287" calcext:value-type="float">
            <text:p>0.0287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3.2692744" calcext:value-type="float">
            <text:p>3.2692744</text:p>
          </table:table-cell>
          <table:table-cell table:style-name="ce5" office:value-type="float" office:value="0.157956492147" calcext:value-type="float">
            <text:p>0.1579564921</text:p>
          </table:table-cell>
          <table:table-cell table:style-name="ce5" office:value-type="float" office:value="0.878252137682" calcext:value-type="float">
            <text:p>0.8782521377</text:p>
          </table:table-cell>
          <table:table-cell table:style-name="ce5" office:value-type="float" office:value="0.0290320784179" calcext:value-type="float">
            <text:p>0.0290320784</text:p>
          </table:table-cell>
          <table:table-cell table:style-name="ce5" office:value-type="float" office:value="4.08769283702" calcext:value-type="float">
            <text:p>4.087692837</text:p>
          </table:table-cell>
          <table:table-cell table:style-name="ce5" office:value-type="float" office:value="0.202009199061" calcext:value-type="float">
            <text:p>0.2020091991</text:p>
          </table:table-cell>
          <table:table-cell table:style-name="ce5" office:value-type="float" office:value="0.0902" calcext:value-type="float">
            <text:p>0.0902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4C32.44</text:p>
          </table:table-cell>
          <table:table-cell table:style-name="ce5" office:value-type="float" office:value="67.2335" calcext:value-type="float">
            <text:p>67.2335</text:p>
          </table:table-cell>
          <table:table-cell table:style-name="ce5" office:value-type="float" office:value="81.0477" calcext:value-type="float">
            <text:p>81.0477</text:p>
          </table:table-cell>
          <table:table-cell table:style-name="ce5" office:value-type="float" office:value="1.36" calcext:value-type="float">
            <text:p>1.36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0.806284276678" calcext:value-type="float">
            <text:p>0.8062842767</text:p>
          </table:table-cell>
          <table:table-cell table:style-name="ce5" office:value-type="float" office:value="0.0222341896006" calcext:value-type="float">
            <text:p>0.0222341896</text:p>
          </table:table-cell>
          <table:table-cell table:style-name="ce5" office:value-type="float" office:value="1.12274279243" calcext:value-type="float">
            <text:p>1.1227427924</text:p>
          </table:table-cell>
          <table:table-cell table:style-name="ce5" office:value-type="float" office:value="0.050258910735" calcext:value-type="float">
            <text:p>0.0502589107</text:p>
          </table:table-cell>
          <table:table-cell table:style-name="ce5" office:value-type="float" office:value="0.0133" calcext:value-type="float">
            <text:p>0.0133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1.5150296" calcext:value-type="float">
            <text:p>1.5150296</text:p>
          </table:table-cell>
          <table:table-cell table:style-name="ce5" office:value-type="float" office:value="0.0719522761422" calcext:value-type="float">
            <text:p>0.0719522761</text:p>
          </table:table-cell>
          <table:table-cell table:style-name="ce5" office:value-type="float" office:value="0.385327751928" calcext:value-type="float">
            <text:p>0.3853277519</text:p>
          </table:table-cell>
          <table:table-cell table:style-name="ce5" office:value-type="float" office:value="0.014627091877" calcext:value-type="float">
            <text:p>0.0146270919</text:p>
          </table:table-cell>
          <table:table-cell table:style-name="ce5" office:value-type="float" office:value="1.79345022219" calcext:value-type="float">
            <text:p>1.7934502222</text:p>
          </table:table-cell>
          <table:table-cell table:style-name="ce5" office:value-type="float" office:value="0.0947385677291" calcext:value-type="float">
            <text:p>0.0947385677</text:p>
          </table:table-cell>
          <table:table-cell table:style-name="ce5" office:value-type="float" office:value="0.0413" calcext:value-type="float">
            <text:p>0.0413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3C263.1</text:p>
          </table:table-cell>
          <table:table-cell table:style-name="ce5" office:value-type="float" office:value="228.2701" calcext:value-type="float">
            <text:p>228.2701</text:p>
          </table:table-cell>
          <table:table-cell table:style-name="ce5" office:value-type="float" office:value="74.3753" calcext:value-type="float">
            <text:p>74.3753</text:p>
          </table:table-cell>
          <table:table-cell table:style-name="ce5" office:value-type="float" office:value="2.12" calcext:value-type="float">
            <text:p>2.12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0.977640752353" calcext:value-type="float">
            <text:p>0.9776407524</text:p>
          </table:table-cell>
          <table:table-cell table:style-name="ce5" office:value-type="float" office:value="0.0363078243026" calcext:value-type="float">
            <text:p>0.0363078243</text:p>
          </table:table-cell>
          <table:table-cell table:style-name="ce5" office:value-type="float" office:value="1.36135497124" calcext:value-type="float">
            <text:p>1.3613549712</text:p>
          </table:table-cell>
          <table:table-cell table:style-name="ce5" office:value-type="float" office:value="0.0697175378199" calcext:value-type="float">
            <text:p>0.0697175378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2.27824" calcext:value-type="float">
            <text:p>2.27824</text:p>
          </table:table-cell>
          <table:table-cell table:style-name="ce5" office:value-type="float" office:value="0.108090517016" calcext:value-type="float">
            <text:p>0.108090517</text:p>
          </table:table-cell>
          <table:table-cell table:style-name="ce5" office:value-type="float" office:value="0.541339559845" calcext:value-type="float">
            <text:p>0.5413395598</text:p>
          </table:table-cell>
          <table:table-cell table:style-name="ce5" office:value-type="float" office:value="0.0245685615555" calcext:value-type="float">
            <text:p>0.0245685616</text:p>
          </table:table-cell>
          <table:table-cell table:style-name="ce5" office:value-type="float" office:value="2.51958378037" calcext:value-type="float">
            <text:p>2.5195837804</text:p>
          </table:table-cell>
          <table:table-cell table:style-name="ce5" office:value-type="float" office:value="0.147115622014" calcext:value-type="float">
            <text:p>0.147115622</text:p>
          </table:table-cell>
          <table:table-cell table:style-name="ce5" office:value-type="float" office:value="0.0627" calcext:value-type="float">
            <text:p>0.0627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3C225b</text:p>
          </table:table-cell>
          <table:table-cell table:style-name="ce5" office:value-type="float" office:value="220.0101" calcext:value-type="float">
            <text:p>220.0101</text:p>
          </table:table-cell>
          <table:table-cell table:style-name="ce5" office:value-type="float" office:value="44.0084" calcext:value-type="float">
            <text:p>44.0084</text:p>
          </table:table-cell>
          <table:table-cell table:style-name="ce5" office:value-type="float" office:value="4.55" calcext:value-type="float">
            <text:p>4.55</text:p>
          </table:table-cell>
          <table:table-cell table:style-name="ce5" office:value-type="float" office:value="0.21" calcext:value-type="float">
            <text:p>0.21</text:p>
          </table:table-cell>
          <table:table-cell table:style-name="ce5" office:value-type="float" office:value="4.91824675919" calcext:value-type="float">
            <text:p>4.9182467592</text:p>
          </table:table-cell>
          <table:table-cell table:style-name="ce5" office:value-type="float" office:value="0.104938862933" calcext:value-type="float">
            <text:p>0.1049388629</text:p>
          </table:table-cell>
          <table:table-cell table:style-name="ce5" office:value-type="float" office:value="6.8486094297" calcext:value-type="float">
            <text:p>6.8486094297</text:p>
          </table:table-cell>
          <table:table-cell table:style-name="ce5" office:value-type="float" office:value="0.282264236141" calcext:value-type="float">
            <text:p>0.2822642361</text:p>
          </table:table-cell>
          <table:table-cell table:style-name="ce5" office:value-type="float" office:value="0.046" calcext:value-type="float">
            <text:p>0.046</text:p>
          </table:table-cell>
          <table:table-cell table:style-name="ce5" office:value-type="float" office:value="0.0027" calcext:value-type="float">
            <text:p>0.0027</text:p>
          </table:table-cell>
          <table:table-cell table:style-name="ce5" office:value-type="float" office:value="5.239952" calcext:value-type="float">
            <text:p>5.239952</text:p>
          </table:table-cell>
          <table:table-cell table:style-name="ce5" office:value-type="float" office:value="0.362890168417" calcext:value-type="float">
            <text:p>0.3628901684</text:p>
          </table:table-cell>
          <table:table-cell table:style-name="ce5" office:value-type="float" office:value="1.3541804833" calcext:value-type="float">
            <text:p>1.3541804833</text:p>
          </table:table-cell>
          <table:table-cell table:style-name="ce5" office:value-type="float" office:value="0.045637721201" calcext:value-type="float">
            <text:p>0.0456377212</text:p>
          </table:table-cell>
          <table:table-cell table:style-name="ce5" office:value-type="float" office:value="6.30282993247" calcext:value-type="float">
            <text:p>6.3028299325</text:p>
          </table:table-cell>
          <table:table-cell table:style-name="ce5" office:value-type="float" office:value="0.314211382199" calcext:value-type="float">
            <text:p>0.3142113822</text:p>
          </table:table-cell>
          <table:table-cell table:style-name="ce5" office:value-type="float" office:value="0.1462" calcext:value-type="float">
            <text:p>0.146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3C410</text:p>
          </table:table-cell>
          <table:table-cell table:style-name="ce5" office:value-type="float" office:value="69.2117" calcext:value-type="float">
            <text:p>69.2117</text:p>
          </table:table-cell>
          <table:table-cell table:style-name="ce5" office:value-type="float" office:value="-3.7691" calcext:value-type="float">
            <text:p>-3.7691</text:p>
          </table:table-cell>
          <table:table-cell table:style-name="ce5" office:value-type="float" office:value="59.69" calcext:value-type="float">
            <text:p>59.69</text:p>
          </table:table-cell>
          <table:table-cell table:style-name="ce5" office:value-type="float" office:value="6.69" calcext:value-type="float">
            <text:p>6.69</text:p>
          </table:table-cell>
          <table:table-cell table:style-name="ce5" office:value-type="float" office:value="81.4929808257" calcext:value-type="float">
            <text:p>81.4929808257</text:p>
          </table:table-cell>
          <table:table-cell table:style-name="ce5" office:value-type="float" office:value="2.64733535005" calcext:value-type="float">
            <text:p>2.6473353501</text:p>
          </table:table-cell>
          <table:table-cell table:style-name="ce5" office:value-type="float" office:value="113.47816087" calcext:value-type="float">
            <text:p>113.47816087</text:p>
          </table:table-cell>
          <table:table-cell table:style-name="ce5" office:value-type="float" office:value="5.44069898178" calcext:value-type="float">
            <text:p>5.4406989818</text:p>
          </table:table-cell>
          <table:table-cell table:style-name="ce5" office:value-type="float" office:value="1.1647" calcext:value-type="float">
            <text:p>1.1647</text:p>
          </table:table-cell>
          <table:table-cell table:style-name="ce5" office:value-type="float" office:value="0.0152" calcext:value-type="float">
            <text:p>0.0152</text:p>
          </table:table-cell>
          <table:table-cell table:style-name="ce5" office:value-type="float" office:value="132.6733064" calcext:value-type="float">
            <text:p>132.6733064</text:p>
          </table:table-cell>
          <table:table-cell table:style-name="ce5" office:value-type="float" office:value="5.17480539731" calcext:value-type="float">
            <text:p>5.1748053973</text:p>
          </table:table-cell>
          <table:table-cell table:style-name="ce5" office:value-type="float" office:value="19.2141101252" calcext:value-type="float">
            <text:p>19.2141101252</text:p>
          </table:table-cell>
          <table:table-cell table:style-name="ce5" office:value-type="float" office:value="0.800523823404" calcext:value-type="float">
            <text:p>0.8005238234</text:p>
          </table:table-cell>
          <table:table-cell table:style-name="ce5" office:value-type="float" office:value="89.4291934611" calcext:value-type="float">
            <text:p>89.4291934611</text:p>
          </table:table-cell>
          <table:table-cell table:style-name="ce5" office:value-type="float" office:value="4.96740030059" calcext:value-type="float">
            <text:p>4.9674003006</text:p>
          </table:table-cell>
          <table:table-cell table:style-name="ce5" office:value-type="float" office:value="3.6498" calcext:value-type="float">
            <text:p>3.6498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P0347+05</text:p>
          </table:table-cell>
          <table:table-cell table:style-name="ce5" office:value-type="float" office:value="182.2737" calcext:value-type="float">
            <text:p>182.2737</text:p>
          </table:table-cell>
          <table:table-cell table:style-name="ce5" office:value-type="float" office:value="-35.7311" calcext:value-type="float">
            <text:p>-35.7311</text:p>
          </table:table-cell>
          <table:table-cell table:style-name="ce5" office:value-type="float" office:value="17.02" calcext:value-type="float">
            <text:p>17.02</text:p>
          </table:table-cell>
          <table:table-cell table:style-name="ce5" office:value-type="float" office:value="0.97" calcext:value-type="float">
            <text:p>0.97</text:p>
          </table:table-cell>
          <table:table-cell table:style-name="ce5" office:value-type="float" office:value="20.7907578442" calcext:value-type="float">
            <text:p>20.7907578442</text:p>
          </table:table-cell>
          <table:table-cell table:style-name="ce5" office:value-type="float" office:value="0.499128873344" calcext:value-type="float">
            <text:p>0.4991288733</text:p>
          </table:table-cell>
          <table:table-cell table:style-name="ce5" office:value-type="float" office:value="28.9509223905" calcext:value-type="float">
            <text:p>28.9509223905</text:p>
          </table:table-cell>
          <table:table-cell table:style-name="ce5" office:value-type="float" office:value="1.23500626728" calcext:value-type="float">
            <text:p>1.2350062673</text:p>
          </table:table-cell>
          <table:table-cell table:style-name="ce5" office:value-type="float" office:value="0.2384" calcext:value-type="float">
            <text:p>0.2384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27.1566208" calcext:value-type="float">
            <text:p>27.1566208</text:p>
          </table:table-cell>
          <table:table-cell table:style-name="ce5" office:value-type="float" office:value="1.25651551032" calcext:value-type="float">
            <text:p>1.2565155103</text:p>
          </table:table-cell>
          <table:table-cell table:style-name="ce5" office:value-type="float" office:value="4.92842957556" calcext:value-type="float">
            <text:p>4.9284295756</text:p>
          </table:table-cell>
          <table:table-cell table:style-name="ce5" office:value-type="float" office:value="0.174724974801" calcext:value-type="float">
            <text:p>0.1747249748</text:p>
          </table:table-cell>
          <table:table-cell table:style-name="ce5" office:value-type="float" office:value="22.938636195" calcext:value-type="float">
            <text:p>22.938636195</text:p>
          </table:table-cell>
          <table:table-cell table:style-name="ce5" office:value-type="float" office:value="1.17107531819" calcext:value-type="float">
            <text:p>1.1710753182</text:p>
          </table:table-cell>
          <table:table-cell table:style-name="ce5" office:value-type="float" office:value="0.75" calcext:value-type="float">
            <text:p>0.75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3C272.1</text:p>
          </table:table-cell>
          <table:table-cell table:style-name="ce5" office:value-type="float" office:value="280.6321" calcext:value-type="float">
            <text:p>280.6321</text:p>
          </table:table-cell>
          <table:table-cell table:style-name="ce5" office:value-type="float" office:value="74.6873" calcext:value-type="float">
            <text:p>74.6873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1.72558770828" calcext:value-type="float">
            <text:p>1.7255877083</text:p>
          </table:table-cell>
          <table:table-cell table:style-name="ce5" office:value-type="float" office:value="0.278553216049" calcext:value-type="float">
            <text:p>0.278553216</text:p>
          </table:table-cell>
          <table:table-cell table:style-name="ce5" office:value-type="float" office:value="2.4028636279" calcext:value-type="float">
            <text:p>2.4028636279</text:p>
          </table:table-cell>
          <table:table-cell table:style-name="ce5" office:value-type="float" office:value="0.397028999848" calcext:value-type="float">
            <text:p>0.3970289998</text:p>
          </table:table-cell>
          <table:table-cell table:style-name="ce5" office:value-type="float" office:value="0.034" calcext:value-type="float">
            <text:p>0.034</text:p>
          </table:table-cell>
          <table:table-cell table:style-name="ce5" office:value-type="float" office:value="0.0018" calcext:value-type="float">
            <text:p>0.0018</text:p>
          </table:table-cell>
          <table:table-cell table:style-name="ce5" office:value-type="float" office:value="3.873008" calcext:value-type="float">
            <text:p>3.873008</text:p>
          </table:table-cell>
          <table:table-cell table:style-name="ce5" office:value-type="float" office:value="0.249614450464" calcext:value-type="float">
            <text:p>0.2496144505</text:p>
          </table:table-cell>
          <table:table-cell table:style-name="ce5" office:value-type="float" office:value="0.634381294162" calcext:value-type="float">
            <text:p>0.6343812942</text:p>
          </table:table-cell>
          <table:table-cell table:style-name="ce5" office:value-type="float" office:value="0.103733662084" calcext:value-type="float">
            <text:p>0.1037336621</text:p>
          </table:table-cell>
          <table:table-cell table:style-name="ce5" office:value-type="float" office:value="2.95263257648" calcext:value-type="float">
            <text:p>2.9526325765</text:p>
          </table:table-cell>
          <table:table-cell table:style-name="ce5" office:value-type="float" office:value="0.494846458978" calcext:value-type="float">
            <text:p>0.494846459</text:p>
          </table:table-cell>
          <table:table-cell table:style-name="ce5" office:value-type="float" office:value="0.1065" calcext:value-type="float">
            <text:p>0.106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3C225a</text:p>
          </table:table-cell>
          <table:table-cell table:style-name="ce5" office:value-type="float" office:value="219.8662" calcext:value-type="float">
            <text:p>219.8662</text:p>
          </table:table-cell>
          <table:table-cell table:style-name="ce5" office:value-type="float" office:value="44.0249" calcext:value-type="float">
            <text:p>44.0249</text:p>
          </table:table-cell>
          <table:table-cell table:style-name="ce5" office:value-type="float" office:value="4.24" calcext:value-type="float">
            <text:p>4.2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3.53380073648" calcext:value-type="float">
            <text:p>3.5338007365</text:p>
          </table:table-cell>
          <table:table-cell table:style-name="ce5" office:value-type="float" office:value="0.0791637830844" calcext:value-type="float">
            <text:p>0.0791637831</text:p>
          </table:table-cell>
          <table:table-cell table:style-name="ce5" office:value-type="float" office:value="4.92078218754" calcext:value-type="float">
            <text:p>4.9207821875</text:p>
          </table:table-cell>
          <table:table-cell table:style-name="ce5" office:value-type="float" office:value="0.205571752562" calcext:value-type="float">
            <text:p>0.2055717526</text:p>
          </table:table-cell>
          <table:table-cell table:style-name="ce5" office:value-type="float" office:value="0.0467" calcext:value-type="float">
            <text:p>0.0467</text:p>
          </table:table-cell>
          <table:table-cell table:style-name="ce5" office:value-type="float" office:value="0.0032" calcext:value-type="float">
            <text:p>0.0032</text:p>
          </table:table-cell>
          <table:table-cell table:style-name="ce5" office:value-type="float" office:value="5.3196904" calcext:value-type="float">
            <text:p>5.3196904</text:p>
          </table:table-cell>
          <table:table-cell table:style-name="ce5" office:value-type="float" office:value="0.413649447948" calcext:value-type="float">
            <text:p>0.4136494479</text:p>
          </table:table-cell>
          <table:table-cell table:style-name="ce5" office:value-type="float" office:value="1.25940744056" calcext:value-type="float">
            <text:p>1.2594074406</text:p>
          </table:table-cell>
          <table:table-cell table:style-name="ce5" office:value-type="float" office:value="0.0433055551924" calcext:value-type="float">
            <text:p>0.0433055552</text:p>
          </table:table-cell>
          <table:table-cell table:style-name="ce5" office:value-type="float" office:value="5.86172302096" calcext:value-type="float">
            <text:p>5.861723021</text:p>
          </table:table-cell>
          <table:table-cell table:style-name="ce5" office:value-type="float" office:value="0.294947592786" calcext:value-type="float">
            <text:p>0.2949475928</text:p>
          </table:table-cell>
          <table:table-cell table:style-name="ce5" office:value-type="float" office:value="0.1451" calcext:value-type="float">
            <text:p>0.145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4C07.32</text:p>
          </table:table-cell>
          <table:table-cell table:style-name="ce5" office:value-type="float" office:value="322.2286" calcext:value-type="float">
            <text:p>322.2286</text:p>
          </table:table-cell>
          <table:table-cell table:style-name="ce5" office:value-type="float" office:value="68.835" calcext:value-type="float">
            <text:p>68.835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2.32427510127" calcext:value-type="float">
            <text:p>2.3242751013</text:p>
          </table:table-cell>
          <table:table-cell table:style-name="ce5" office:value-type="float" office:value="0.0629738678981" calcext:value-type="float">
            <text:p>0.0629738679</text:p>
          </table:table-cell>
          <table:table-cell table:style-name="ce5" office:value-type="float" office:value="3.23652983577" calcext:value-type="float">
            <text:p>3.2365298358</text:p>
          </table:table-cell>
          <table:table-cell table:style-name="ce5" office:value-type="float" office:value="0.143925297644" calcext:value-type="float">
            <text:p>0.1439252976</text:p>
          </table:table-cell>
          <table:table-cell table:style-name="ce5" office:value-type="float" office:value="0.0271" calcext:value-type="float">
            <text:p>0.0271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3.0870152" calcext:value-type="float">
            <text:p>3.0870152</text:p>
          </table:table-cell>
          <table:table-cell table:style-name="ce5" office:value-type="float" office:value="0.118500828624" calcext:value-type="float">
            <text:p>0.1185008286</text:p>
          </table:table-cell>
          <table:table-cell table:style-name="ce5" office:value-type="float" office:value="0.753960023303" calcext:value-type="float">
            <text:p>0.7539600233</text:p>
          </table:table-cell>
          <table:table-cell table:style-name="ce5" office:value-type="float" office:value="0.0283574494678" calcext:value-type="float">
            <text:p>0.0283574495</text:p>
          </table:table-cell>
          <table:table-cell table:style-name="ce5" office:value-type="float" office:value="3.50919383446" calcext:value-type="float">
            <text:p>3.5091938345</text:p>
          </table:table-cell>
          <table:table-cell table:style-name="ce5" office:value-type="float" office:value="0.184494721027" calcext:value-type="float">
            <text:p>0.184494721</text:p>
          </table:table-cell>
          <table:table-cell table:style-name="ce5" office:value-type="float" office:value="0.0836" calcext:value-type="float">
            <text:p>0.0836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3C245</text:p>
          </table:table-cell>
          <table:table-cell table:style-name="ce5" office:value-type="float" office:value="233.1247" calcext:value-type="float">
            <text:p>233.1247</text:p>
          </table:table-cell>
          <table:table-cell table:style-name="ce5" office:value-type="float" office:value="56.3009" calcext:value-type="float">
            <text:p>56.3009</text:p>
          </table:table-cell>
          <table:table-cell table:style-name="ce5" office:value-type="float" office:value="2.68" calcext:value-type="float">
            <text:p>2.68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2.22426751861" calcext:value-type="float">
            <text:p>2.2242675186</text:p>
          </table:table-cell>
          <table:table-cell table:style-name="ce5" office:value-type="float" office:value="0.0591915068071" calcext:value-type="float">
            <text:p>0.0591915068</text:p>
          </table:table-cell>
          <table:table-cell table:style-name="ce5" office:value-type="float" office:value="3.09727027699" calcext:value-type="float">
            <text:p>3.097270277</text:p>
          </table:table-cell>
          <table:table-cell table:style-name="ce5" office:value-type="float" office:value="0.136827547855" calcext:value-type="float">
            <text:p>0.1368275479</text:p>
          </table:table-cell>
          <table:table-cell table:style-name="ce5" office:value-type="float" office:value="0.0215" calcext:value-type="float">
            <text:p>0.0215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2.449108" calcext:value-type="float">
            <text:p>2.449108</text:p>
          </table:table-cell>
          <table:table-cell table:style-name="ce5" office:value-type="float" office:value="0.128094109441" calcext:value-type="float">
            <text:p>0.1280941094</text:p>
          </table:table-cell>
          <table:table-cell table:style-name="ce5" office:value-type="float" office:value="0.584083359456" calcext:value-type="float">
            <text:p>0.5840833595</text:p>
          </table:table-cell>
          <table:table-cell table:style-name="ce5" office:value-type="float" office:value="0.0217661082351" calcext:value-type="float">
            <text:p>0.0217661082</text:p>
          </table:table-cell>
          <table:table-cell table:style-name="ce5" office:value-type="float" office:value="2.71852838408" calcext:value-type="float">
            <text:p>2.7185283841</text:p>
          </table:table-cell>
          <table:table-cell table:style-name="ce5" office:value-type="float" office:value="0.142254495003" calcext:value-type="float">
            <text:p>0.142254495</text:p>
          </table:table-cell>
          <table:table-cell table:style-name="ce5" office:value-type="float" office:value="0.0653" calcext:value-type="float">
            <text:p>0.0653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3C93.1</text:p>
          </table:table-cell>
          <table:table-cell table:style-name="ce5" office:value-type="float" office:value="160.0361" calcext:value-type="float">
            <text:p>160.0361</text:p>
          </table:table-cell>
          <table:table-cell table:style-name="ce5" office:value-type="float" office:value="-15.9147" calcext:value-type="float">
            <text:p>-15.9147</text:p>
          </table:table-cell>
          <table:table-cell table:style-name="ce5" office:value-type="float" office:value="15.55" calcext:value-type="float">
            <text:p>15.55</text:p>
          </table:table-cell>
          <table:table-cell table:style-name="ce5" office:value-type="float" office:value="1.32" calcext:value-type="float">
            <text:p>1.32</text:p>
          </table:table-cell>
          <table:table-cell table:style-name="ce5" office:value-type="float" office:value="22.4095892918" calcext:value-type="float">
            <text:p>22.4095892918</text:p>
          </table:table-cell>
          <table:table-cell table:style-name="ce5" office:value-type="float" office:value="0.73631235864" calcext:value-type="float">
            <text:p>0.7363123586</text:p>
          </table:table-cell>
          <table:table-cell table:style-name="ce5" office:value-type="float" office:value="31.2051289929" calcext:value-type="float">
            <text:p>31.2051289929</text:p>
          </table:table-cell>
          <table:table-cell table:style-name="ce5" office:value-type="float" office:value="1.5040073906" calcext:value-type="float">
            <text:p>1.5040073906</text:p>
          </table:table-cell>
          <table:table-cell table:style-name="ce5" office:value-type="float" office:value="0.3287" calcext:value-type="float">
            <text:p>0.3287</text:p>
          </table:table-cell>
          <table:table-cell table:style-name="ce5" office:value-type="float" office:value="0.0141" calcext:value-type="float">
            <text:p>0.0141</text:p>
          </table:table-cell>
          <table:table-cell table:style-name="ce5" office:value-type="float" office:value="37.4428744" calcext:value-type="float">
            <text:p>37.4428744</text:p>
          </table:table-cell>
          <table:table-cell table:style-name="ce5" office:value-type="float" office:value="2.1151389359" calcext:value-type="float">
            <text:p>2.1151389359</text:p>
          </table:table-cell>
          <table:table-cell table:style-name="ce5" office:value-type="float" office:value="6.57564783069" calcext:value-type="float">
            <text:p>6.5756478307</text:p>
          </table:table-cell>
          <table:table-cell table:style-name="ce5" office:value-type="float" office:value="0.275872773874" calcext:value-type="float">
            <text:p>0.2758727739</text:p>
          </table:table-cell>
          <table:table-cell table:style-name="ce5" office:value-type="float" office:value="30.6053664808" calcext:value-type="float">
            <text:p>30.6053664808</text:p>
          </table:table-cell>
          <table:table-cell table:style-name="ce5" office:value-type="float" office:value="1.70667014498" calcext:value-type="float">
            <text:p>1.706670145</text:p>
          </table:table-cell>
          <table:table-cell table:style-name="ce5" office:value-type="float" office:value="1.0543" calcext:value-type="float">
            <text:p>1.054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3C348</text:p>
          </table:table-cell>
          <table:table-cell table:style-name="ce5" office:value-type="float" office:value="22.971" calcext:value-type="float">
            <text:p>22.971</text:p>
          </table:table-cell>
          <table:table-cell table:style-name="ce5" office:value-type="float" office:value="29.1769" calcext:value-type="float">
            <text:p>29.1769</text:p>
          </table:table-cell>
          <table:table-cell table:style-name="ce5" office:value-type="float" office:value="7.3" calcext:value-type="float">
            <text:p>7.3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5.70432166569" calcext:value-type="float">
            <text:p>5.7043216657</text:p>
          </table:table-cell>
          <table:table-cell table:style-name="ce5" office:value-type="float" office:value="0.146201728057" calcext:value-type="float">
            <text:p>0.1462017281</text:p>
          </table:table-cell>
          <table:table-cell table:style-name="ce5" office:value-type="float" office:value="7.94321087626" calcext:value-type="float">
            <text:p>7.9432108763</text:p>
          </table:table-cell>
          <table:table-cell table:style-name="ce5" office:value-type="float" office:value="0.346264425091" calcext:value-type="float">
            <text:p>0.3462644251</text:p>
          </table:table-cell>
          <table:table-cell table:style-name="ce5" office:value-type="float" office:value="0.0821" calcext:value-type="float">
            <text:p>0.0821</text:p>
          </table:table-cell>
          <table:table-cell table:style-name="ce5" office:value-type="float" office:value="0.0013" calcext:value-type="float">
            <text:p>0.0013</text:p>
          </table:table-cell>
          <table:table-cell table:style-name="ce5" office:value-type="float" office:value="9.3521752" calcext:value-type="float">
            <text:p>9.3521752</text:p>
          </table:table-cell>
          <table:table-cell table:style-name="ce5" office:value-type="float" office:value="0.374289248432" calcext:value-type="float">
            <text:p>0.3742892484</text:p>
          </table:table-cell>
          <table:table-cell table:style-name="ce5" office:value-type="float" office:value="2.02823670747" calcext:value-type="float">
            <text:p>2.0282367075</text:p>
          </table:table-cell>
          <table:table-cell table:style-name="ce5" office:value-type="float" office:value="0.0741743072625" calcext:value-type="float">
            <text:p>0.0741743073</text:p>
          </table:table-cell>
          <table:table-cell table:style-name="ce5" office:value-type="float" office:value="9.44012351943" calcext:value-type="float">
            <text:p>9.4401235194</text:p>
          </table:table-cell>
          <table:table-cell table:style-name="ce5" office:value-type="float" office:value="0.489332609538" calcext:value-type="float">
            <text:p>0.4893326095</text:p>
          </table:table-cell>
          <table:table-cell table:style-name="ce5" office:value-type="float" office:value="0.2522" calcext:value-type="float">
            <text:p>0.2522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4C13.67</text:p>
          </table:table-cell>
          <table:table-cell table:style-name="ce5" office:value-type="float" office:value="43.4971" calcext:value-type="float">
            <text:p>43.4971</text:p>
          </table:table-cell>
          <table:table-cell table:style-name="ce5" office:value-type="float" office:value="9.154" calcext:value-type="float">
            <text:p>9.154</text:p>
          </table:table-cell>
          <table:table-cell table:style-name="ce5" office:value-type="float" office:value="21.36" calcext:value-type="float">
            <text:p>21.36</text:p>
          </table:table-cell>
          <table:table-cell table:style-name="ce5" office:value-type="float" office:value="1.1" calcext:value-type="float">
            <text:p>1.1</text:p>
          </table:table-cell>
          <table:table-cell table:style-name="ce5" office:value-type="float" office:value="45.8690192318" calcext:value-type="float">
            <text:p>45.8690192318</text:p>
          </table:table-cell>
          <table:table-cell table:style-name="ce5" office:value-type="float" office:value="1.3936405594" calcext:value-type="float">
            <text:p>1.3936405594</text:p>
          </table:table-cell>
          <table:table-cell table:style-name="ce5" office:value-type="float" office:value="63.87215059" calcext:value-type="float">
            <text:p>63.87215059</text:p>
          </table:table-cell>
          <table:table-cell table:style-name="ce5" office:value-type="float" office:value="2.97299926562" calcext:value-type="float">
            <text:p>2.9729992656</text:p>
          </table:table-cell>
          <table:table-cell table:style-name="ce5" office:value-type="float" office:value="0.5526" calcext:value-type="float">
            <text:p>0.5526</text:p>
          </table:table-cell>
          <table:table-cell table:style-name="ce5" office:value-type="float" office:value="0.0138" calcext:value-type="float">
            <text:p>0.0138</text:p>
          </table:table-cell>
          <table:table-cell table:style-name="ce5" office:value-type="float" office:value="62.9477712" calcext:value-type="float">
            <text:p>62.9477712</text:p>
          </table:table-cell>
          <table:table-cell table:style-name="ce5" office:value-type="float" office:value="2.79721040923" calcext:value-type="float">
            <text:p>2.7972104092</text:p>
          </table:table-cell>
          <table:table-cell table:style-name="ce5" office:value-type="float" office:value="8.75246257692" calcext:value-type="float">
            <text:p>8.7524625769</text:p>
          </table:table-cell>
          <table:table-cell table:style-name="ce5" office:value-type="float" office:value="0.350498572227" calcext:value-type="float">
            <text:p>0.3504985722</text:p>
          </table:table-cell>
          <table:table-cell table:style-name="ce5" office:value-type="float" office:value="40.7370241949" calcext:value-type="float">
            <text:p>40.7370241949</text:p>
          </table:table-cell>
          <table:table-cell table:style-name="ce5" office:value-type="float" office:value="2.21376473824" calcext:value-type="float">
            <text:p>2.2137647382</text:p>
          </table:table-cell>
          <table:table-cell table:style-name="ce5" office:value-type="float" office:value="1.685" calcext:value-type="float">
            <text:p>1.685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3C286</text:p>
          </table:table-cell>
          <table:table-cell table:style-name="ce5" office:value-type="float" office:value="56.5241" calcext:value-type="float">
            <text:p>56.5241</text:p>
          </table:table-cell>
          <table:table-cell table:style-name="ce5" office:value-type="float" office:value="80.6747" calcext:value-type="float">
            <text:p>80.6747</text:p>
          </table:table-cell>
          <table:table-cell table:style-name="ce5" office:value-type="float" office:value="1.34" calcext:value-type="float">
            <text:p>1.34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0.813896804175" calcext:value-type="float">
            <text:p>0.8138968042</text:p>
          </table:table-cell>
          <table:table-cell table:style-name="ce5" office:value-type="float" office:value="0.0490225602334" calcext:value-type="float">
            <text:p>0.0490225602</text:p>
          </table:table-cell>
          <table:table-cell table:style-name="ce5" office:value-type="float" office:value="1.13334316085" calcext:value-type="float">
            <text:p>1.1333431609</text:p>
          </table:table-cell>
          <table:table-cell table:style-name="ce5" office:value-type="float" office:value="0.0791012853758" calcext:value-type="float">
            <text:p>0.0791012854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1.13912" calcext:value-type="float">
            <text:p>1.13912</text:p>
          </table:table-cell>
          <table:table-cell table:style-name="ce5" office:value-type="float" office:value="0.0706897514938" calcext:value-type="float">
            <text:p>0.0706897515</text:p>
          </table:table-cell>
          <table:table-cell table:style-name="ce5" office:value-type="float" office:value="0.300155136301" calcext:value-type="float">
            <text:p>0.3001551363</text:p>
          </table:table-cell>
          <table:table-cell table:style-name="ce5" office:value-type="float" office:value="0.0197017323985" calcext:value-type="float">
            <text:p>0.0197017324</text:p>
          </table:table-cell>
          <table:table-cell table:style-name="ce5" office:value-type="float" office:value="1.39702705864" calcext:value-type="float">
            <text:p>1.3970270586</text:p>
          </table:table-cell>
          <table:table-cell table:style-name="ce5" office:value-type="float" office:value="0.105082956527" calcext:value-type="float">
            <text:p>0.1050829565</text:p>
          </table:table-cell>
          <table:table-cell table:style-name="ce5" office:value-type="float" office:value="0.0306" calcext:value-type="float">
            <text:p>0.0306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4C13.65</text:p>
          </table:table-cell>
          <table:table-cell table:style-name="ce5" office:value-type="float" office:value="39.3151" calcext:value-type="float">
            <text:p>39.3151</text:p>
          </table:table-cell>
          <table:table-cell table:style-name="ce5" office:value-type="float" office:value="17.718" calcext:value-type="float">
            <text:p>17.718</text:p>
          </table:table-cell>
          <table:table-cell table:style-name="ce5" office:value-type="float" office:value="11.75" calcext:value-type="float">
            <text:p>11.75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11.7957424663" calcext:value-type="float">
            <text:p>11.7957424663</text:p>
          </table:table-cell>
          <table:table-cell table:style-name="ce5" office:value-type="float" office:value="0.389079104934" calcext:value-type="float">
            <text:p>0.3890791049</text:p>
          </table:table-cell>
          <table:table-cell table:style-name="ce5" office:value-type="float" office:value="16.425453427" calcext:value-type="float">
            <text:p>16.425453427</text:p>
          </table:table-cell>
          <table:table-cell table:style-name="ce5" office:value-type="float" office:value="0.793096076349" calcext:value-type="float">
            <text:p>0.7930960763</text:p>
          </table:table-cell>
          <table:table-cell table:style-name="ce5" office:value-type="float" office:value="0.1189" calcext:value-type="float">
            <text:p>0.1189</text:p>
          </table:table-cell>
          <table:table-cell table:style-name="ce5" office:value-type="float" office:value="0.0039" calcext:value-type="float">
            <text:p>0.0039</text:p>
          </table:table-cell>
          <table:table-cell table:style-name="ce5" office:value-type="float" office:value="13.5441368" calcext:value-type="float">
            <text:p>13.5441368</text:p>
          </table:table-cell>
          <table:table-cell table:style-name="ce5" office:value-type="float" office:value="0.667230976041" calcext:value-type="float">
            <text:p>0.667230976</text:p>
          </table:table-cell>
          <table:table-cell table:style-name="ce5" office:value-type="float" office:value="4.0045466676" calcext:value-type="float">
            <text:p>4.0045466676</text:p>
          </table:table-cell>
          <table:table-cell table:style-name="ce5" office:value-type="float" office:value="0.168406313173" calcext:value-type="float">
            <text:p>0.1684063132</text:p>
          </table:table-cell>
          <table:table-cell table:style-name="ce5" office:value-type="float" office:value="18.6385617824" calcext:value-type="float">
            <text:p>18.6385617824</text:p>
          </table:table-cell>
          <table:table-cell table:style-name="ce5" office:value-type="float" office:value="1.04076022172" calcext:value-type="float">
            <text:p>1.0407602217</text:p>
          </table:table-cell>
          <table:table-cell table:style-name="ce5" office:value-type="float" office:value="0.374" calcext:value-type="float">
            <text:p>0.374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3C190.0</text:p>
          </table:table-cell>
          <table:table-cell table:style-name="ce5" office:value-type="float" office:value="207.6242" calcext:value-type="float">
            <text:p>207.6242</text:p>
          </table:table-cell>
          <table:table-cell table:style-name="ce5" office:value-type="float" office:value="21.8412" calcext:value-type="float">
            <text:p>21.8412</text:p>
          </table:table-cell>
          <table:table-cell table:style-name="ce5" office:value-type="float" office:value="3.55" calcext:value-type="float">
            <text:p>3.55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2.40523445427" calcext:value-type="float">
            <text:p>2.4052344543</text:p>
          </table:table-cell>
          <table:table-cell table:style-name="ce5" office:value-type="float" office:value="0.0312531938107" calcext:value-type="float">
            <text:p>0.0312531938</text:p>
          </table:table-cell>
          <table:table-cell table:style-name="ce5" office:value-type="float" office:value="3.34926492523" calcext:value-type="float">
            <text:p>3.3492649252</text:p>
          </table:table-cell>
          <table:table-cell table:style-name="ce5" office:value-type="float" office:value="0.125865046371" calcext:value-type="float">
            <text:p>0.1258650464</text:p>
          </table:table-cell>
          <table:table-cell table:style-name="ce5" office:value-type="float" office:value="0.0263" calcext:value-type="float">
            <text:p>0.0263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2.9958856" calcext:value-type="float">
            <text:p>2.9958856</text:p>
          </table:table-cell>
          <table:table-cell table:style-name="ce5" office:value-type="float" office:value="0.150453384048" calcext:value-type="float">
            <text:p>0.150453384</text:p>
          </table:table-cell>
          <table:table-cell table:style-name="ce5" office:value-type="float" office:value="0.751680673261" calcext:value-type="float">
            <text:p>0.7516806733</text:p>
          </table:table-cell>
          <table:table-cell table:style-name="ce5" office:value-type="float" office:value="0.0219069303902" calcext:value-type="float">
            <text:p>0.0219069304</text:p>
          </table:table-cell>
          <table:table-cell table:style-name="ce5" office:value-type="float" office:value="3.49858494159" calcext:value-type="float">
            <text:p>3.4985849416</text:p>
          </table:table-cell>
          <table:table-cell table:style-name="ce5" office:value-type="float" office:value="0.164055356441" calcext:value-type="float">
            <text:p>0.1640553564</text:p>
          </table:table-cell>
          <table:table-cell table:style-name="ce5" office:value-type="float" office:value="0.0824" calcext:value-type="float">
            <text:p>0.0824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P0320+05</text:p>
          </table:table-cell>
          <table:table-cell table:style-name="ce5" office:value-type="float" office:value="176.9818" calcext:value-type="float">
            <text:p>176.9818</text:p>
          </table:table-cell>
          <table:table-cell table:style-name="ce5" office:value-type="float" office:value="-40.8433" calcext:value-type="float">
            <text:p>-40.8433</text:p>
          </table:table-cell>
          <table:table-cell table:style-name="ce5" office:value-type="float" office:value="14.25" calcext:value-type="float">
            <text:p>14.25</text:p>
          </table:table-cell>
          <table:table-cell table:style-name="ce5" office:value-type="float" office:value="0.61" calcext:value-type="float">
            <text:p>0.61</text:p>
          </table:table-cell>
          <table:table-cell table:style-name="ce5" office:value-type="float" office:value="14.9284969666" calcext:value-type="float">
            <text:p>14.9284969666</text:p>
          </table:table-cell>
          <table:table-cell table:style-name="ce5" office:value-type="float" office:value="0.444994839199" calcext:value-type="float">
            <text:p>0.4449948392</text:p>
          </table:table-cell>
          <table:table-cell table:style-name="ce5" office:value-type="float" office:value="20.787782741" calcext:value-type="float">
            <text:p>20.787782741</text:p>
          </table:table-cell>
          <table:table-cell table:style-name="ce5" office:value-type="float" office:value="0.959835471462" calcext:value-type="float">
            <text:p>0.9598354715</text:p>
          </table:table-cell>
          <table:table-cell table:style-name="ce5" office:value-type="float" office:value="0.1714" calcext:value-type="float">
            <text:p>0.1714</text:p>
          </table:table-cell>
          <table:table-cell table:style-name="ce5" office:value-type="float" office:value="0.002" calcext:value-type="float">
            <text:p>0.002</text:p>
          </table:table-cell>
          <table:table-cell table:style-name="ce5" office:value-type="float" office:value="19.5245168" calcext:value-type="float">
            <text:p>19.5245168</text:p>
          </table:table-cell>
          <table:table-cell table:style-name="ce5" office:value-type="float" office:value="0.752937965931" calcext:value-type="float">
            <text:p>0.7529379659</text:p>
          </table:table-cell>
          <table:table-cell table:style-name="ce5" office:value-type="float" office:value="3.5727734371" calcext:value-type="float">
            <text:p>3.5727734371</text:p>
          </table:table-cell>
          <table:table-cell table:style-name="ce5" office:value-type="float" office:value="0.141522914925" calcext:value-type="float">
            <text:p>0.1415229149</text:p>
          </table:table-cell>
          <table:table-cell table:style-name="ce5" office:value-type="float" office:value="16.628938047" calcext:value-type="float">
            <text:p>16.628938047</text:p>
          </table:table-cell>
          <table:table-cell table:style-name="ce5" office:value-type="float" office:value="0.89835582554" calcext:value-type="float">
            <text:p>0.8983558255</text:p>
          </table:table-cell>
          <table:table-cell table:style-name="ce5" office:value-type="float" office:value="0.5387" calcext:value-type="float">
            <text:p>0.538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3C274.1</text:p>
          </table:table-cell>
          <table:table-cell table:style-name="ce5" office:value-type="float" office:value="269.8744" calcext:value-type="float">
            <text:p>269.8744</text:p>
          </table:table-cell>
          <table:table-cell table:style-name="ce5" office:value-type="float" office:value="83.1637" calcext:value-type="float">
            <text:p>83.1637</text:p>
          </table:table-cell>
          <table:table-cell table:style-name="ce5" office:value-type="float" office:value="3.08" calcext:value-type="float">
            <text:p>3.08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2.34332151194" calcext:value-type="float">
            <text:p>2.3433215119</text:p>
          </table:table-cell>
          <table:table-cell table:style-name="ce5" office:value-type="float" office:value="0.0151442236529" calcext:value-type="float">
            <text:p>0.0151442237</text:p>
          </table:table-cell>
          <table:table-cell table:style-name="ce5" office:value-type="float" office:value="3.26305177217" calcext:value-type="float">
            <text:p>3.2630517722</text:p>
          </table:table-cell>
          <table:table-cell table:style-name="ce5" office:value-type="float" office:value="0.116978301038" calcext:value-type="float">
            <text:p>0.116978301</text:p>
          </table:table-cell>
          <table:table-cell table:style-name="ce5" office:value-type="float" office:value="0.0252" calcext:value-type="float">
            <text:p>0.0252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2.8705824" calcext:value-type="float">
            <text:p>2.8705824</text:p>
          </table:table-cell>
          <table:table-cell table:style-name="ce5" office:value-type="float" office:value="0.12571372404" calcext:value-type="float">
            <text:p>0.125713724</text:p>
          </table:table-cell>
          <table:table-cell table:style-name="ce5" office:value-type="float" office:value="0.676277664979" calcext:value-type="float">
            <text:p>0.676277665</text:p>
          </table:table-cell>
          <table:table-cell table:style-name="ce5" office:value-type="float" office:value="0.0181753445554" calcext:value-type="float">
            <text:p>0.0181753446</text:p>
          </table:table-cell>
          <table:table-cell table:style-name="ce5" office:value-type="float" office:value="3.14763295" calcext:value-type="float">
            <text:p>3.14763295</text:p>
          </table:table-cell>
          <table:table-cell table:style-name="ce5" office:value-type="float" office:value="0.143270182425" calcext:value-type="float">
            <text:p>0.1432701824</text:p>
          </table:table-cell>
          <table:table-cell table:style-name="ce5" office:value-type="float" office:value="0.0766" calcext:value-type="float">
            <text:p>0.0766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3C207</text:p>
          </table:table-cell>
          <table:table-cell table:style-name="ce5" office:value-type="float" office:value="212.968" calcext:value-type="float">
            <text:p>212.968</text:p>
          </table:table-cell>
          <table:table-cell table:style-name="ce5" office:value-type="float" office:value="30.139" calcext:value-type="float">
            <text:p>30.139</text:p>
          </table:table-cell>
          <table:table-cell table:style-name="ce5" office:value-type="float" office:value="6.72" calcext:value-type="float">
            <text:p>6.72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10.4897926576" calcext:value-type="float">
            <text:p>10.4897926576</text:p>
          </table:table-cell>
          <table:table-cell table:style-name="ce5" office:value-type="float" office:value="0.497227119922" calcext:value-type="float">
            <text:p>0.4972271199</text:p>
          </table:table-cell>
          <table:table-cell table:style-name="ce5" office:value-type="float" office:value="14.6069313778" calcext:value-type="float">
            <text:p>14.6069313778</text:p>
          </table:table-cell>
          <table:table-cell table:style-name="ce5" office:value-type="float" office:value="0.862955510816" calcext:value-type="float">
            <text:p>0.8629555108</text:p>
          </table:table-cell>
          <table:table-cell table:style-name="ce5" office:value-type="float" office:value="0.0759" calcext:value-type="float">
            <text:p>0.0759</text:p>
          </table:table-cell>
          <table:table-cell table:style-name="ce5" office:value-type="float" office:value="0.0042" calcext:value-type="float">
            <text:p>0.0042</text:p>
          </table:table-cell>
          <table:table-cell table:style-name="ce5" office:value-type="float" office:value="8.6459208" calcext:value-type="float">
            <text:p>8.6459208</text:p>
          </table:table-cell>
          <table:table-cell table:style-name="ce5" office:value-type="float" office:value="0.574356872626" calcext:value-type="float">
            <text:p>0.5743568726</text:p>
          </table:table-cell>
          <table:table-cell table:style-name="ce5" office:value-type="float" office:value="2.2876027117" calcext:value-type="float">
            <text:p>2.2876027117</text:p>
          </table:table-cell>
          <table:table-cell table:style-name="ce5" office:value-type="float" office:value="0.123771531501" calcext:value-type="float">
            <text:p>0.1237715315</text:p>
          </table:table-cell>
          <table:table-cell table:style-name="ce5" office:value-type="float" office:value="10.6473036812" calcext:value-type="float">
            <text:p>10.6473036812</text:p>
          </table:table-cell>
          <table:table-cell table:style-name="ce5" office:value-type="float" office:value="0.696310167853" calcext:value-type="float">
            <text:p>0.6963101679</text:p>
          </table:table-cell>
          <table:table-cell table:style-name="ce5" office:value-type="float" office:value="0.2598" calcext:value-type="float">
            <text:p>0.2598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T0629+10</text:p>
          </table:table-cell>
          <table:table-cell table:style-name="ce5" office:value-type="float" office:value="201.5315" calcext:value-type="float">
            <text:p>201.5315</text:p>
          </table:table-cell>
          <table:table-cell table:style-name="ce5" office:value-type="float" office:value="0.5079" calcext:value-type="float">
            <text:p>0.5079</text:p>
          </table:table-cell>
          <table:table-cell table:style-name="ce5" office:value-type="float" office:value="75.2" calcext:value-type="float">
            <text:p>75.2</text:p>
          </table:table-cell>
          <table:table-cell table:style-name="ce5" office:value-type="float" office:value="3.61" calcext:value-type="float">
            <text:p>3.61</text:p>
          </table:table-cell>
          <table:table-cell table:style-name="ce5" office:value-type="float" office:value="397.591968067" calcext:value-type="float">
            <text:p>397.591968067</text:p>
          </table:table-cell>
          <table:table-cell table:style-name="ce5" office:value-type="float" office:value="8.81945015863" calcext:value-type="float">
            <text:p>8.8194501586</text:p>
          </table:table-cell>
          <table:table-cell table:style-name="ce5" office:value-type="float" office:value="553.642839614" calcext:value-type="float">
            <text:p>553.642839614</text:p>
          </table:table-cell>
          <table:table-cell table:style-name="ce5" office:value-type="float" office:value="23.0641116735" calcext:value-type="float">
            <text:p>23.0641116735</text:p>
          </table:table-cell>
          <table:table-cell table:style-name="ce5" office:value-type="float" office:value="1.5665" calcext:value-type="float">
            <text:p>1.5665</text:p>
          </table:table-cell>
          <table:table-cell table:style-name="ce5" office:value-type="float" office:value="0.2278" calcext:value-type="float">
            <text:p>0.2278</text:p>
          </table:table-cell>
          <table:table-cell table:style-name="ce5" office:value-type="float" office:value="178.443148" calcext:value-type="float">
            <text:p>178.443148</text:p>
          </table:table-cell>
          <table:table-cell table:style-name="ce5" office:value-type="float" office:value="26.7652233317" calcext:value-type="float">
            <text:p>26.7652233317</text:p>
          </table:table-cell>
          <table:table-cell table:style-name="ce5" office:value-type="float" office:value="36.9356234842" calcext:value-type="float">
            <text:p>36.9356234842</text:p>
          </table:table-cell>
          <table:table-cell table:style-name="ce5" office:value-type="float" office:value="1.26478366538" calcext:value-type="float">
            <text:p>1.2647836654</text:p>
          </table:table-cell>
          <table:table-cell table:style-name="ce5" office:value-type="float" office:value="171.911319164" calcext:value-type="float">
            <text:p>171.911319164</text:p>
          </table:table-cell>
          <table:table-cell table:style-name="ce5" office:value-type="float" office:value="8.63340775452" calcext:value-type="float">
            <text:p>8.6334077545</text:p>
          </table:table-cell>
          <table:table-cell table:style-name="ce5" office:value-type="float" office:value="4.6689" calcext:value-type="float">
            <text:p>4.6689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3C223</text:p>
          </table:table-cell>
          <table:table-cell table:style-name="ce5" office:value-type="float" office:value="188.4071" calcext:value-type="float">
            <text:p>188.4071</text:p>
          </table:table-cell>
          <table:table-cell table:style-name="ce5" office:value-type="float" office:value="48.65994" calcext:value-type="float">
            <text:p>48.65994</text:p>
          </table:table-cell>
          <table:table-cell table:style-name="ce5" office:value-type="float" office:value="1.31" calcext:value-type="float">
            <text:p>1.31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office:value-type="float" office:value="0.400622269581" calcext:value-type="float">
            <text:p>0.4006222696</text:p>
          </table:table-cell>
          <table:table-cell table:style-name="ce5" office:value-type="float" office:value="0.025863329256" calcext:value-type="float">
            <text:p>0.0258633293</text:p>
          </table:table-cell>
          <table:table-cell table:style-name="ce5" office:value-type="float" office:value="0.557862504168" calcext:value-type="float">
            <text:p>0.5578625042</text:p>
          </table:table-cell>
          <table:table-cell table:style-name="ce5" office:value-type="float" office:value="0.0410365833464" calcext:value-type="float">
            <text:p>0.0410365833</text:p>
          </table:table-cell>
          <table:table-cell table:style-name="ce5" office:value-type="float" office:value="0.0102" calcext:value-type="float">
            <text:p>0.0102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1.1619024" calcext:value-type="float">
            <text:p>1.1619024</text:p>
          </table:table-cell>
          <table:table-cell table:style-name="ce5" office:value-type="float" office:value="0.054696557391" calcext:value-type="float">
            <text:p>0.0546965574</text:p>
          </table:table-cell>
          <table:table-cell table:style-name="ce5" office:value-type="float" office:value="0.265311257408" calcext:value-type="float">
            <text:p>0.2653112574</text:p>
          </table:table-cell>
          <table:table-cell table:style-name="ce5" office:value-type="float" office:value="0.0184734586936" calcext:value-type="float">
            <text:p>0.0184734587</text:p>
          </table:table-cell>
          <table:table-cell table:style-name="ce5" office:value-type="float" office:value="1.23485145092" calcext:value-type="float">
            <text:p>1.2348514509</text:p>
          </table:table-cell>
          <table:table-cell table:style-name="ce5" office:value-type="float" office:value="0.0972145295818" calcext:value-type="float">
            <text:p>0.0972145296</text:p>
          </table:table-cell>
          <table:table-cell table:style-name="ce5" office:value-type="float" office:value="0.0308" calcext:value-type="float">
            <text:p>0.0308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4C12.50</text:p>
          </table:table-cell>
          <table:table-cell table:style-name="ce5" office:value-type="float" office:value="347.223" calcext:value-type="float">
            <text:p>347.223</text:p>
          </table:table-cell>
          <table:table-cell table:style-name="ce5" office:value-type="float" office:value="70.1718" calcext:value-type="float">
            <text:p>70.1718</text:p>
          </table:table-cell>
          <table:table-cell table:style-name="ce5" office:value-type="float" office:value="2.37" calcext:value-type="float">
            <text:p>2.37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2.19086314246" calcext:value-type="float">
            <text:p>2.1908631425</text:p>
          </table:table-cell>
          <table:table-cell table:style-name="ce5" office:value-type="float" office:value="0.114271870189" calcext:value-type="float">
            <text:p>0.1142718702</text:p>
          </table:table-cell>
          <table:table-cell table:style-name="ce5" office:value-type="float" office:value="3.05075501724" calcext:value-type="float">
            <text:p>3.0507550172</text:p>
          </table:table-cell>
          <table:table-cell table:style-name="ce5" office:value-type="float" office:value="0.192074189776" calcext:value-type="float">
            <text:p>0.1920741898</text:p>
          </table:table-cell>
          <table:table-cell table:style-name="ce5" office:value-type="float" office:value="0.0286" calcext:value-type="float">
            <text:p>0.0286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3.2578832" calcext:value-type="float">
            <text:p>3.2578832</text:p>
          </table:table-cell>
          <table:table-cell table:style-name="ce5" office:value-type="float" office:value="0.132601941394" calcext:value-type="float">
            <text:p>0.1326019414</text:p>
          </table:table-cell>
          <table:table-cell table:style-name="ce5" office:value-type="float" office:value="0.995963418404" calcext:value-type="float">
            <text:p>0.9959634184</text:p>
          </table:table-cell>
          <table:table-cell table:style-name="ce5" office:value-type="float" office:value="0.058082907844" calcext:value-type="float">
            <text:p>0.0580829078</text:p>
          </table:table-cell>
          <table:table-cell table:style-name="ce5" office:value-type="float" office:value="4.63556233645" calcext:value-type="float">
            <text:p>4.6355623365</text:p>
          </table:table-cell>
          <table:table-cell table:style-name="ce5" office:value-type="float" office:value="0.319501202038" calcext:value-type="float">
            <text:p>0.319501202</text:p>
          </table:table-cell>
          <table:table-cell table:style-name="ce5" office:value-type="float" office:value="0.0893" calcext:value-type="float">
            <text:p>0.0893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4C04.51</text:p>
          </table:table-cell>
          <table:table-cell table:style-name="ce5" office:value-type="float" office:value="7.2923" calcext:value-type="float">
            <text:p>7.2923</text:p>
          </table:table-cell>
          <table:table-cell table:style-name="ce5" office:value-type="float" office:value="47.747" calcext:value-type="float">
            <text:p>47.747</text:p>
          </table:table-cell>
          <table:table-cell table:style-name="ce5" office:value-type="float" office:value="4.55" calcext:value-type="float">
            <text:p>4.55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3.40011592925" calcext:value-type="float">
            <text:p>3.4001159293</text:p>
          </table:table-cell>
          <table:table-cell table:style-name="ce5" office:value-type="float" office:value="0.190654645849" calcext:value-type="float">
            <text:p>0.1906546458</text:p>
          </table:table-cell>
          <table:table-cell table:style-name="ce5" office:value-type="float" office:value="4.73462743033" calcext:value-type="float">
            <text:p>4.7346274303</text:p>
          </table:table-cell>
          <table:table-cell table:style-name="ce5" office:value-type="float" office:value="0.313616412453" calcext:value-type="float">
            <text:p>0.3136164125</text:p>
          </table:table-cell>
          <table:table-cell table:style-name="ce5" office:value-type="float" office:value="0.0433" calcext:value-type="float">
            <text:p>0.0433</text:p>
          </table:table-cell>
          <table:table-cell table:style-name="ce5" office:value-type="float" office:value="0.0012" calcext:value-type="float">
            <text:p>0.0012</text:p>
          </table:table-cell>
          <table:table-cell table:style-name="ce5" office:value-type="float" office:value="4.9323896" calcext:value-type="float">
            <text:p>4.9323896</text:p>
          </table:table-cell>
          <table:table-cell table:style-name="ce5" office:value-type="float" office:value="0.22705332512" calcext:value-type="float">
            <text:p>0.2270533251</text:p>
          </table:table-cell>
          <table:table-cell table:style-name="ce5" office:value-type="float" office:value="1.32067626168" calcext:value-type="float">
            <text:p>1.3206762617</text:p>
          </table:table-cell>
          <table:table-cell table:style-name="ce5" office:value-type="float" office:value="0.0816762069388" calcext:value-type="float">
            <text:p>0.0816762069</text:p>
          </table:table-cell>
          <table:table-cell table:style-name="ce5" office:value-type="float" office:value="6.14688955857" calcext:value-type="float">
            <text:p>6.1468895586</text:p>
          </table:table-cell>
          <table:table-cell table:style-name="ce5" office:value-type="float" office:value="0.442157177842" calcext:value-type="float">
            <text:p>0.4421571778</text:p>
          </table:table-cell>
          <table:table-cell table:style-name="ce5" office:value-type="float" office:value="0.135" calcext:value-type="float">
            <text:p>0.135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4C33.48</text:p>
          </table:table-cell>
          <table:table-cell table:style-name="ce5" office:value-type="float" office:value="66.3887" calcext:value-type="float">
            <text:p>66.3887</text:p>
          </table:table-cell>
          <table:table-cell table:style-name="ce5" office:value-type="float" office:value="8.3713" calcext:value-type="float">
            <text:p>8.3713</text:p>
          </table:table-cell>
          <table:table-cell table:style-name="ce5" office:value-type="float" office:value="15.76" calcext:value-type="float">
            <text:p>15.76</text:p>
          </table:table-cell>
          <table:table-cell table:style-name="ce5" office:value-type="float" office:value="3.04" calcext:value-type="float">
            <text:p>3.04</text:p>
          </table:table-cell>
          <table:table-cell table:style-name="ce5" office:value-type="float" office:value="14.6526072058" calcext:value-type="float">
            <text:p>14.6526072058</text:p>
          </table:table-cell>
          <table:table-cell table:style-name="ce5" office:value-type="float" office:value="0.344122781826" calcext:value-type="float">
            <text:p>0.3441227818</text:p>
          </table:table-cell>
          <table:table-cell table:style-name="ce5" office:value-type="float" office:value="20.403609008" calcext:value-type="float">
            <text:p>20.403609008</text:p>
          </table:table-cell>
          <table:table-cell table:style-name="ce5" office:value-type="float" office:value="0.864442658077" calcext:value-type="float">
            <text:p>0.8644426581</text:p>
          </table:table-cell>
          <table:table-cell table:style-name="ce5" office:value-type="float" office:value="0.1755" calcext:value-type="float">
            <text:p>0.1755</text:p>
          </table:table-cell>
          <table:table-cell table:style-name="ce5" office:value-type="float" office:value="0.0029" calcext:value-type="float">
            <text:p>0.0029</text:p>
          </table:table-cell>
          <table:table-cell table:style-name="ce5" office:value-type="float" office:value="19.991556" calcext:value-type="float">
            <text:p>19.991556</text:p>
          </table:table-cell>
          <table:table-cell table:style-name="ce5" office:value-type="float" office:value="0.805650680408" calcext:value-type="float">
            <text:p>0.8056506804</text:p>
          </table:table-cell>
          <table:table-cell table:style-name="ce5" office:value-type="float" office:value="5.37804737633" calcext:value-type="float">
            <text:p>5.3780473763</text:p>
          </table:table-cell>
          <table:table-cell table:style-name="ce5" office:value-type="float" office:value="0.188775953686" calcext:value-type="float">
            <text:p>0.1887759537</text:p>
          </table:table-cell>
          <table:table-cell table:style-name="ce5" office:value-type="float" office:value="25.031314806" calcext:value-type="float">
            <text:p>25.031314806</text:p>
          </table:table-cell>
          <table:table-cell table:style-name="ce5" office:value-type="float" office:value="1.27182183854" calcext:value-type="float">
            <text:p>1.2718218385</text:p>
          </table:table-cell>
          <table:table-cell table:style-name="ce5" office:value-type="float" office:value="0.5534" calcext:value-type="float">
            <text:p>0.5534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3C111</text:p>
          </table:table-cell>
          <table:table-cell table:style-name="ce5" office:value-type="float" office:value="161.6756" calcext:value-type="float">
            <text:p>161.6756</text:p>
          </table:table-cell>
          <table:table-cell table:style-name="ce5" office:value-type="float" office:value="-8.8197" calcext:value-type="float">
            <text:p>-8.8197</text:p>
          </table:table-cell>
          <table:table-cell table:style-name="ce5" office:value-type="float" office:value="36.43" calcext:value-type="float">
            <text:p>36.43</text:p>
          </table:table-cell>
          <table:table-cell table:style-name="ce5" office:value-type="float" office:value="4.42" calcext:value-type="float">
            <text:p>4.42</text:p>
          </table:table-cell>
          <table:table-cell table:style-name="ce5" office:value-type="float" office:value="125.657272292" calcext:value-type="float">
            <text:p>125.657272292</text:p>
          </table:table-cell>
          <table:table-cell table:style-name="ce5" office:value-type="float" office:value="5.41586632608" calcext:value-type="float">
            <text:p>5.4158663261</text:p>
          </table:table-cell>
          <table:table-cell table:style-name="ce5" office:value-type="float" office:value="174.976495094" calcext:value-type="float">
            <text:p>174.976495094</text:p>
          </table:table-cell>
          <table:table-cell table:style-name="ce5" office:value-type="float" office:value="9.74392167523" calcext:value-type="float">
            <text:p>9.7439216752</text:p>
          </table:table-cell>
          <table:table-cell table:style-name="ce5" office:value-type="float" office:value="1.4217" calcext:value-type="float">
            <text:p>1.4217</text:p>
          </table:table-cell>
          <table:table-cell table:style-name="ce5" office:value-type="float" office:value="0.0205" calcext:value-type="float">
            <text:p>0.0205</text:p>
          </table:table-cell>
          <table:table-cell table:style-name="ce5" office:value-type="float" office:value="161.9486904" calcext:value-type="float">
            <text:p>161.9486904</text:p>
          </table:table-cell>
          <table:table-cell table:style-name="ce5" office:value-type="float" office:value="6.39424977214" calcext:value-type="float">
            <text:p>6.3942497721</text:p>
          </table:table-cell>
          <table:table-cell table:style-name="ce5" office:value-type="float" office:value="15.3220776156" calcext:value-type="float">
            <text:p>15.3220776156</text:p>
          </table:table-cell>
          <table:table-cell table:style-name="ce5" office:value-type="float" office:value="0.77192944738" calcext:value-type="float">
            <text:p>0.7719294474</text:p>
          </table:table-cell>
          <table:table-cell table:style-name="ce5" office:value-type="float" office:value="71.31431195" calcext:value-type="float">
            <text:p>71.31431195</text:p>
          </table:table-cell>
          <table:table-cell table:style-name="ce5" office:value-type="float" office:value="4.44651937879" calcext:value-type="float">
            <text:p>4.4465193788</text:p>
          </table:table-cell>
          <table:table-cell table:style-name="ce5" office:value-type="float" office:value="4.4208" calcext:value-type="float">
            <text:p>4.4208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J2232</text:p>
          </table:table-cell>
          <table:table-cell table:style-name="ce5" office:value-type="float" office:value="77.4379" calcext:value-type="float">
            <text:p>77.4379</text:p>
          </table:table-cell>
          <table:table-cell table:style-name="ce5" office:value-type="float" office:value="-38.5824" calcext:value-type="float">
            <text:p>-38.5824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4.00793805966" calcext:value-type="float">
            <text:p>4.0079380597</text:p>
          </table:table-cell>
          <table:table-cell table:style-name="ce5" office:value-type="float" office:value="0.185912995221" calcext:value-type="float">
            <text:p>0.1859129952</text:p>
          </table:table-cell>
          <table:table-cell table:style-name="ce5" office:value-type="float" office:value="5.58101366869" calcext:value-type="float">
            <text:p>5.5810136687</text:p>
          </table:table-cell>
          <table:table-cell table:style-name="ce5" office:value-type="float" office:value="0.325191093259" calcext:value-type="float">
            <text:p>0.3251910933</text:p>
          </table:table-cell>
          <table:table-cell table:style-name="ce5" office:value-type="float" office:value="0.0612" calcext:value-type="float">
            <text:p>0.0612</text:p>
          </table:table-cell>
          <table:table-cell table:style-name="ce5" office:value-type="float" office:value="0.0015" calcext:value-type="float">
            <text:p>0.0015</text:p>
          </table:table-cell>
          <table:table-cell table:style-name="ce5" office:value-type="float" office:value="6.9714144" calcext:value-type="float">
            <text:p>6.9714144</text:p>
          </table:table-cell>
          <table:table-cell table:style-name="ce5" office:value-type="float" office:value="0.307986197335" calcext:value-type="float">
            <text:p>0.3079861973</text:p>
          </table:table-cell>
          <table:table-cell table:style-name="ce5" office:value-type="float" office:value="1.4331808984" calcext:value-type="float">
            <text:p>1.4331808984</text:p>
          </table:table-cell>
          <table:table-cell table:style-name="ce5" office:value-type="float" office:value="0.0762717324978" calcext:value-type="float">
            <text:p>0.0762717325</text:p>
          </table:table-cell>
          <table:table-cell table:style-name="ce5" office:value-type="float" office:value="6.67052551448" calcext:value-type="float">
            <text:p>6.6705255145</text:p>
          </table:table-cell>
          <table:table-cell table:style-name="ce5" office:value-type="float" office:value="0.431356200925" calcext:value-type="float">
            <text:p>0.4313562009</text:p>
          </table:table-cell>
          <table:table-cell table:style-name="ce5" office:value-type="float" office:value="0.1914" calcext:value-type="float">
            <text:p>0.1914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3C298</text:p>
          </table:table-cell>
          <table:table-cell table:style-name="ce5" office:value-type="float" office:value="352.1602" calcext:value-type="float">
            <text:p>352.1602</text:p>
          </table:table-cell>
          <table:table-cell table:style-name="ce5" office:value-type="float" office:value="60.6666" calcext:value-type="float">
            <text:p>60.6666</text:p>
          </table:table-cell>
          <table:table-cell table:style-name="ce5" office:value-type="float" office:value="2.39" calcext:value-type="float">
            <text:p>2.39</text:p>
          </table:table-cell>
          <table:table-cell table:style-name="ce5" office:value-type="float" office:value="0.38" calcext:value-type="float">
            <text:p>0.38</text:p>
          </table:table-cell>
          <table:table-cell table:style-name="ce5" office:value-type="float" office:value="1.29603404275" calcext:value-type="float">
            <text:p>1.2960340428</text:p>
          </table:table-cell>
          <table:table-cell table:style-name="ce5" office:value-type="float" office:value="0.0729517068976" calcext:value-type="float">
            <text:p>0.0729517069</text:p>
          </table:table-cell>
          <table:table-cell table:style-name="ce5" office:value-type="float" office:value="1.80471444419" calcext:value-type="float">
            <text:p>1.8047144442</text:p>
          </table:table-cell>
          <table:table-cell table:style-name="ce5" office:value-type="float" office:value="0.11987156818" calcext:value-type="float">
            <text:p>0.1198715682</text:p>
          </table:table-cell>
          <table:table-cell table:style-name="ce5" office:value-type="float" office:value="0.0249" calcext:value-type="float">
            <text:p>0.0249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2.8364088" calcext:value-type="float">
            <text:p>2.8364088</text:p>
          </table:table-cell>
          <table:table-cell table:style-name="ce5" office:value-type="float" office:value="0.138469204119" calcext:value-type="float">
            <text:p>0.1384692041</text:p>
          </table:table-cell>
          <table:table-cell table:style-name="ce5" office:value-type="float" office:value="0.621246840637" calcext:value-type="float">
            <text:p>0.6212468406</text:p>
          </table:table-cell>
          <table:table-cell table:style-name="ce5" office:value-type="float" office:value="0.0385419226002" calcext:value-type="float">
            <text:p>0.0385419226</text:p>
          </table:table-cell>
          <table:table-cell table:style-name="ce5" office:value-type="float" office:value="2.89150023272" calcext:value-type="float">
            <text:p>2.8915002327</text:p>
          </table:table-cell>
          <table:table-cell table:style-name="ce5" office:value-type="float" office:value="0.208476937018" calcext:value-type="float">
            <text:p>0.208476937</text:p>
          </table:table-cell>
          <table:table-cell table:style-name="ce5" office:value-type="float" office:value="0.0785" calcext:value-type="float">
            <text:p>0.0785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90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B2050</text:p>
          </table:table-cell>
          <table:table-cell table:style-name="ce5" office:value-type="float" office:value="78.8581" calcext:value-type="float">
            <text:p>78.8581</text:p>
          </table:table-cell>
          <table:table-cell table:style-name="ce5" office:value-type="float" office:value="-5.1238" calcext:value-type="float">
            <text:p>-5.1238</text:p>
          </table:table-cell>
          <table:table-cell table:style-name="ce5" office:value-type="float" office:value="33.86" calcext:value-type="float">
            <text:p>33.86</text:p>
          </table:table-cell>
          <table:table-cell table:style-name="ce5" office:value-type="float" office:value="2.42" calcext:value-type="float">
            <text:p>2.42</text:p>
          </table:table-cell>
          <table:table-cell table:style-name="ce5" office:value-type="float" office:value="23.2294532907" calcext:value-type="float">
            <text:p>23.2294532907</text:p>
          </table:table-cell>
          <table:table-cell table:style-name="ce5" office:value-type="float" office:value="0.569798430661" calcext:value-type="float">
            <text:p>0.5697984307</text:p>
          </table:table-cell>
          <table:table-cell table:style-name="ce5" office:value-type="float" office:value="32.3467814128" calcext:value-type="float">
            <text:p>32.3467814128</text:p>
          </table:table-cell>
          <table:table-cell table:style-name="ce5" office:value-type="float" office:value="1.38943944707" calcext:value-type="float">
            <text:p>1.3894394471</text:p>
          </table:table-cell>
          <table:table-cell table:style-name="ce5" office:value-type="float" office:value="0.0462" calcext:value-type="float">
            <text:p>0.0462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5.2627344" calcext:value-type="float">
            <text:p>5.2627344</text:p>
          </table:table-cell>
          <table:table-cell table:style-name="ce5" office:value-type="float" office:value="0.205156641461" calcext:value-type="float">
            <text:p>0.2051566415</text:p>
          </table:table-cell>
          <table:table-cell table:style-name="ce5" office:value-type="float" office:value="7.29535770461" calcext:value-type="float">
            <text:p>7.2953577046</text:p>
          </table:table-cell>
          <table:table-cell table:style-name="ce5" office:value-type="float" office:value="0.261231656715" calcext:value-type="float">
            <text:p>0.2612316567</text:p>
          </table:table-cell>
          <table:table-cell table:style-name="ce5" office:value-type="float" office:value="33.9551481324" calcext:value-type="float">
            <text:p>33.9551481324</text:p>
          </table:table-cell>
          <table:table-cell table:style-name="ce5" office:value-type="float" office:value="1.74189942857" calcext:value-type="float">
            <text:p>1.7418994286</text:p>
          </table:table-cell>
          <table:table-cell table:style-name="ce5" office:value-type="float" office:value="0.1432" calcext:value-type="float">
            <text:p>0.143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PKS0531</text:p>
          </table:table-cell>
          <table:table-cell table:style-name="ce5" office:value-type="float" office:value="186.7617" calcext:value-type="float">
            <text:p>186.7617</text:p>
          </table:table-cell>
          <table:table-cell table:style-name="ce5" office:value-type="float" office:value="-7.1076" calcext:value-type="float">
            <text:p>-7.1076</text:p>
          </table:table-cell>
          <table:table-cell table:style-name="ce5" office:value-type="float" office:value="28.84" calcext:value-type="float">
            <text:p>28.84</text:p>
          </table:table-cell>
          <table:table-cell table:style-name="ce5" office:value-type="float" office:value="9.72" calcext:value-type="float">
            <text:p>9.72</text:p>
          </table:table-cell>
          <table:table-cell table:style-name="ce5" office:value-type="float" office:value="20.7510529435" calcext:value-type="float">
            <text:p>20.7510529435</text:p>
          </table:table-cell>
          <table:table-cell table:style-name="ce5" office:value-type="float" office:value="0.624346284894" calcext:value-type="float">
            <text:p>0.6243462849</text:p>
          </table:table-cell>
          <table:table-cell table:style-name="ce5" office:value-type="float" office:value="28.8956337133" calcext:value-type="float">
            <text:p>28.8956337133</text:p>
          </table:table-cell>
          <table:table-cell table:style-name="ce5" office:value-type="float" office:value="1.33941914047" calcext:value-type="float">
            <text:p>1.3394191405</text:p>
          </table:table-cell>
          <table:table-cell table:style-name="ce5" office:value-type="float" office:value="0.3026" calcext:value-type="float">
            <text:p>0.3026</text:p>
          </table:table-cell>
          <table:table-cell table:style-name="ce5" office:value-type="float" office:value="0.0085" calcext:value-type="float">
            <text:p>0.0085</text:p>
          </table:table-cell>
          <table:table-cell table:style-name="ce5" office:value-type="float" office:value="34.4697712" calcext:value-type="float">
            <text:p>34.4697712</text:p>
          </table:table-cell>
          <table:table-cell table:style-name="ce5" office:value-type="float" office:value="1.59459324836" calcext:value-type="float">
            <text:p>1.5945932484</text:p>
          </table:table-cell>
          <table:table-cell table:style-name="ce5" office:value-type="float" office:value="5.06284209223" calcext:value-type="float">
            <text:p>5.0628420922</text:p>
          </table:table-cell>
          <table:table-cell table:style-name="ce5" office:value-type="float" office:value="0.201612009171" calcext:value-type="float">
            <text:p>0.2016120092</text:p>
          </table:table-cell>
          <table:table-cell table:style-name="ce5" office:value-type="float" office:value="23.564239092" calcext:value-type="float">
            <text:p>23.564239092</text:p>
          </table:table-cell>
          <table:table-cell table:style-name="ce5" office:value-type="float" office:value="1.27666584002" calcext:value-type="float">
            <text:p>1.27666584</text:p>
          </table:table-cell>
          <table:table-cell table:style-name="ce5" office:value-type="float" office:value="0.9372" calcext:value-type="float">
            <text:p>0.9372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4C16.09</text:p>
          </table:table-cell>
          <table:table-cell table:style-name="ce5" office:value-type="float" office:value="166.6357" calcext:value-type="float">
            <text:p>166.6357</text:p>
          </table:table-cell>
          <table:table-cell table:style-name="ce5" office:value-type="float" office:value="-33.5959" calcext:value-type="float">
            <text:p>-33.5959</text:p>
          </table:table-cell>
          <table:table-cell table:style-name="ce5" office:value-type="float" office:value="12.1" calcext:value-type="float">
            <text:p>12.1</text:p>
          </table:table-cell>
          <table:table-cell table:style-name="ce5" office:value-type="float" office:value="1.13" calcext:value-type="float">
            <text:p>1.13</text:p>
          </table:table-cell>
          <table:table-cell table:style-name="ce5" office:value-type="float" office:value="10.3904576463" calcext:value-type="float">
            <text:p>10.3904576463</text:p>
          </table:table-cell>
          <table:table-cell table:style-name="ce5" office:value-type="float" office:value="0.436874870502" calcext:value-type="float">
            <text:p>0.4368748705</text:p>
          </table:table-cell>
          <table:table-cell table:style-name="ce5" office:value-type="float" office:value="14.4686083679" calcext:value-type="float">
            <text:p>14.4686083679</text:p>
          </table:table-cell>
          <table:table-cell table:style-name="ce5" office:value-type="float" office:value="0.793963739676" calcext:value-type="float">
            <text:p>0.7939637397</text:p>
          </table:table-cell>
          <table:table-cell table:style-name="ce5" office:value-type="float" office:value="0.1311" calcext:value-type="float">
            <text:p>0.1311</text:p>
          </table:table-cell>
          <table:table-cell table:style-name="ce5" office:value-type="float" office:value="0.0041" calcext:value-type="float">
            <text:p>0.0041</text:p>
          </table:table-cell>
          <table:table-cell table:style-name="ce5" office:value-type="float" office:value="14.9338632" calcext:value-type="float">
            <text:p>14.9338632</text:p>
          </table:table-cell>
          <table:table-cell table:style-name="ce5" office:value-type="float" office:value="0.720712747078" calcext:value-type="float">
            <text:p>0.7207127471</text:p>
          </table:table-cell>
          <table:table-cell table:style-name="ce5" office:value-type="float" office:value="2.57145359228" calcext:value-type="float">
            <text:p>2.5714535923</text:p>
          </table:table-cell>
          <table:table-cell table:style-name="ce5" office:value-type="float" office:value="0.127238286096" calcext:value-type="float">
            <text:p>0.1272382861</text:p>
          </table:table-cell>
          <table:table-cell table:style-name="ce5" office:value-type="float" office:value="11.9684450272" calcext:value-type="float">
            <text:p>11.9684450272</text:p>
          </table:table-cell>
          <table:table-cell table:style-name="ce5" office:value-type="float" office:value="0.737576714221" calcext:value-type="float">
            <text:p>0.7375767142</text:p>
          </table:table-cell>
          <table:table-cell table:style-name="ce5" office:value-type="float" office:value="0.4059" calcext:value-type="float">
            <text:p>0.4059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3C48</text:p>
          </table:table-cell>
          <table:table-cell table:style-name="ce5" office:value-type="float" office:value="133.9626" calcext:value-type="float">
            <text:p>133.9626</text:p>
          </table:table-cell>
          <table:table-cell table:style-name="ce5" office:value-type="float" office:value="-28.7194" calcext:value-type="float">
            <text:p>-28.7194</text:p>
          </table:table-cell>
          <table:table-cell table:style-name="ce5" office:value-type="float" office:value="4.95" calcext:value-type="float">
            <text:p>4.95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2.56757175521" calcext:value-type="float">
            <text:p>2.5675717552</text:p>
          </table:table-cell>
          <table:table-cell table:style-name="ce5" office:value-type="float" office:value="0.0910397375264" calcext:value-type="float">
            <text:p>0.0910397375</text:p>
          </table:table-cell>
          <table:table-cell table:style-name="ce5" office:value-type="float" office:value="3.57531799341" calcext:value-type="float">
            <text:p>3.5753179934</text:p>
          </table:table-cell>
          <table:table-cell table:style-name="ce5" office:value-type="float" office:value="0.178788978842" calcext:value-type="float">
            <text:p>0.1787889788</text:p>
          </table:table-cell>
          <table:table-cell table:style-name="ce5" office:value-type="float" office:value="0.0377" calcext:value-type="float">
            <text:p>0.0377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4.2944824" calcext:value-type="float">
            <text:p>4.2944824</text:p>
          </table:table-cell>
          <table:table-cell table:style-name="ce5" office:value-type="float" office:value="0.17684515338" calcext:value-type="float">
            <text:p>0.1768451534</text:p>
          </table:table-cell>
          <table:table-cell table:style-name="ce5" office:value-type="float" office:value="1.03705183108" calcext:value-type="float">
            <text:p>1.0370518311</text:p>
          </table:table-cell>
          <table:table-cell table:style-name="ce5" office:value-type="float" office:value="0.0456510795544" calcext:value-type="float">
            <text:p>0.0456510796</text:p>
          </table:table-cell>
          <table:table-cell table:style-name="ce5" office:value-type="float" office:value="4.82680218997" calcext:value-type="float">
            <text:p>4.82680219</text:p>
          </table:table-cell>
          <table:table-cell table:style-name="ce5" office:value-type="float" office:value="0.276742441129" calcext:value-type="float">
            <text:p>0.2767424411</text:p>
          </table:table-cell>
          <table:table-cell table:style-name="ce5" office:value-type="float" office:value="0.1165" calcext:value-type="float">
            <text:p>0.1165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3C327.1</text:p>
          </table:table-cell>
          <table:table-cell table:style-name="ce5" office:value-type="float" office:value="12.1821" calcext:value-type="float">
            <text:p>12.1821</text:p>
          </table:table-cell>
          <table:table-cell table:style-name="ce5" office:value-type="float" office:value="37.0047" calcext:value-type="float">
            <text:p>37.0047</text:p>
          </table:table-cell>
          <table:table-cell table:style-name="ce5" office:value-type="float" office:value="8.72" calcext:value-type="float">
            <text:p>8.72</text:p>
          </table:table-cell>
          <table:table-cell table:style-name="ce5" office:value-type="float" office:value="1.18" calcext:value-type="float">
            <text:p>1.18</text:p>
          </table:table-cell>
          <table:table-cell table:style-name="ce5" office:value-type="float" office:value="8.35886021378" calcext:value-type="float">
            <text:p>8.3588602138</text:p>
          </table:table-cell>
          <table:table-cell table:style-name="ce5" office:value-type="float" office:value="0.314687895298" calcext:value-type="float">
            <text:p>0.3146878953</text:p>
          </table:table-cell>
          <table:table-cell table:style-name="ce5" office:value-type="float" office:value="11.6396292591" calcext:value-type="float">
            <text:p>11.6396292591</text:p>
          </table:table-cell>
          <table:table-cell table:style-name="ce5" office:value-type="float" office:value="0.600397658028" calcext:value-type="float">
            <text:p>0.600397658</text:p>
          </table:table-cell>
          <table:table-cell table:style-name="ce5" office:value-type="float" office:value="0.1147" calcext:value-type="float">
            <text:p>0.1147</text:p>
          </table:table-cell>
          <table:table-cell table:style-name="ce5" office:value-type="float" office:value="0.0018" calcext:value-type="float">
            <text:p>0.0018</text:p>
          </table:table-cell>
          <table:table-cell table:style-name="ce5" office:value-type="float" office:value="13.0657064" calcext:value-type="float">
            <text:p>13.0657064</text:p>
          </table:table-cell>
          <table:table-cell table:style-name="ce5" office:value-type="float" office:value="0.522183449814" calcext:value-type="float">
            <text:p>0.5221834498</text:p>
          </table:table-cell>
          <table:table-cell table:style-name="ce5" office:value-type="float" office:value="2.28488161724" calcext:value-type="float">
            <text:p>2.2848816172</text:p>
          </table:table-cell>
          <table:table-cell table:style-name="ce5" office:value-type="float" office:value="0.1046526388" calcext:value-type="float">
            <text:p>0.1046526388</text:p>
          </table:table-cell>
          <table:table-cell table:style-name="ce5" office:value-type="float" office:value="10.6346387552" calcext:value-type="float">
            <text:p>10.6346387552</text:p>
          </table:table-cell>
          <table:table-cell table:style-name="ce5" office:value-type="float" office:value="0.624401477889" calcext:value-type="float">
            <text:p>0.6244014779</text:p>
          </table:table-cell>
          <table:table-cell table:style-name="ce5" office:value-type="float" office:value="0.3523" calcext:value-type="float">
            <text:p>0.3523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3C147</text:p>
          </table:table-cell>
          <table:table-cell table:style-name="ce5" office:value-type="float" office:value="161.6864" calcext:value-type="float">
            <text:p>161.6864</text:p>
          </table:table-cell>
          <table:table-cell table:style-name="ce5" office:value-type="float" office:value="10.2984" calcext:value-type="float">
            <text:p>10.2984</text:p>
          </table:table-cell>
          <table:table-cell table:style-name="ce5" office:value-type="float" office:value="20.59" calcext:value-type="float">
            <text:p>20.59</text:p>
          </table:table-cell>
          <table:table-cell table:style-name="ce5" office:value-type="float" office:value="1.95" calcext:value-type="float">
            <text:p>1.95</text:p>
          </table:table-cell>
          <table:table-cell table:style-name="ce5" office:value-type="float" office:value="17.7829388122" calcext:value-type="float">
            <text:p>17.7829388122</text:p>
          </table:table-cell>
          <table:table-cell table:style-name="ce5" office:value-type="float" office:value="0.466623532702" calcext:value-type="float">
            <text:p>0.4666235327</text:p>
          </table:table-cell>
          <table:table-cell table:style-name="ce5" office:value-type="float" office:value="24.7625644665" calcext:value-type="float">
            <text:p>24.7625644665</text:p>
          </table:table-cell>
          <table:table-cell table:style-name="ce5" office:value-type="float" office:value="1.08841114264" calcext:value-type="float">
            <text:p>1.0884111426</text:p>
          </table:table-cell>
          <table:table-cell table:style-name="ce5" office:value-type="float" office:value="0.2252" calcext:value-type="float">
            <text:p>0.2252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25.6529824" calcext:value-type="float">
            <text:p>25.6529824</text:p>
          </table:table-cell>
          <table:table-cell table:style-name="ce5" office:value-type="float" office:value="1.21307570847" calcext:value-type="float">
            <text:p>1.2130757085</text:p>
          </table:table-cell>
          <table:table-cell table:style-name="ce5" office:value-type="float" office:value="3.50798984528" calcext:value-type="float">
            <text:p>3.5079898453</text:p>
          </table:table-cell>
          <table:table-cell table:style-name="ce5" office:value-type="float" office:value="0.129798686315" calcext:value-type="float">
            <text:p>0.1297986863</text:p>
          </table:table-cell>
          <table:table-cell table:style-name="ce5" office:value-type="float" office:value="16.3274125364" calcext:value-type="float">
            <text:p>16.3274125364</text:p>
          </table:table-cell>
          <table:table-cell table:style-name="ce5" office:value-type="float" office:value="0.851306302892" calcext:value-type="float">
            <text:p>0.8513063029</text:p>
          </table:table-cell>
          <table:table-cell table:style-name="ce5" office:value-type="float" office:value="0.6936" calcext:value-type="float">
            <text:p>0.6936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3C459</text:p>
          </table:table-cell>
          <table:table-cell table:style-name="ce5" office:value-type="float" office:value="83.0397" calcext:value-type="float">
            <text:p>83.0397</text:p>
          </table:table-cell>
          <table:table-cell table:style-name="ce5" office:value-type="float" office:value="-51.285" calcext:value-type="float">
            <text:p>-51.285</text:p>
          </table:table-cell>
          <table:table-cell table:style-name="ce5" office:value-type="float" office:value="6.29" calcext:value-type="float">
            <text:p>6.29</text:p>
          </table:table-cell>
          <table:table-cell table:style-name="ce5" office:value-type="float" office:value="0.49" calcext:value-type="float">
            <text:p>0.49</text:p>
          </table:table-cell>
          <table:table-cell table:style-name="ce5" office:value-type="float" office:value="5.0707913033" calcext:value-type="float">
            <text:p>5.0707913033</text:p>
          </table:table-cell>
          <table:table-cell table:style-name="ce5" office:value-type="float" office:value="0.193241703528" calcext:value-type="float">
            <text:p>0.1932417035</text:p>
          </table:table-cell>
          <table:table-cell table:style-name="ce5" office:value-type="float" office:value="7.06102618193" calcext:value-type="float">
            <text:p>7.0610261819</text:p>
          </table:table-cell>
          <table:table-cell table:style-name="ce5" office:value-type="float" office:value="0.366608666388" calcext:value-type="float">
            <text:p>0.3666086664</text:p>
          </table:table-cell>
          <table:table-cell table:style-name="ce5" office:value-type="float" office:value="0.0564" calcext:value-type="float">
            <text:p>0.0564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6.4246368" calcext:value-type="float">
            <text:p>6.4246368</text:p>
          </table:table-cell>
          <table:table-cell table:style-name="ce5" office:value-type="float" office:value="0.257438329941" calcext:value-type="float">
            <text:p>0.2574383299</text:p>
          </table:table-cell>
          <table:table-cell table:style-name="ce5" office:value-type="float" office:value="1.42732801578" calcext:value-type="float">
            <text:p>1.4273280158</text:p>
          </table:table-cell>
          <table:table-cell table:style-name="ce5" office:value-type="float" office:value="0.0659173536915" calcext:value-type="float">
            <text:p>0.0659173537</text:p>
          </table:table-cell>
          <table:table-cell table:style-name="ce5" office:value-type="float" office:value="6.64328415024" calcext:value-type="float">
            <text:p>6.6432841502</text:p>
          </table:table-cell>
          <table:table-cell table:style-name="ce5" office:value-type="float" office:value="0.39202650048" calcext:value-type="float">
            <text:p>0.3920265005</text:p>
          </table:table-cell>
          <table:table-cell table:style-name="ce5" office:value-type="float" office:value="0.174" calcext:value-type="float">
            <text:p>0.174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3C345</text:p>
          </table:table-cell>
          <table:table-cell table:style-name="ce5" office:value-type="float" office:value="63.455" calcext:value-type="float">
            <text:p>63.455</text:p>
          </table:table-cell>
          <table:table-cell table:style-name="ce5" office:value-type="float" office:value="40.9489" calcext:value-type="float">
            <text:p>40.9489</text:p>
          </table:table-cell>
          <table:table-cell table:style-name="ce5" office:value-type="float" office:value="1.01" calcext:value-type="float">
            <text:p>1.01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1.18440198094" calcext:value-type="float">
            <text:p>1.1844019809</text:p>
          </table:table-cell>
          <table:table-cell table:style-name="ce5" office:value-type="float" office:value="0.0682806557961" calcext:value-type="float">
            <text:p>0.0682806558</text:p>
          </table:table-cell>
          <table:table-cell table:style-name="ce5" office:value-type="float" office:value="1.64926791443" calcext:value-type="float">
            <text:p>1.6492679144</text:p>
          </table:table-cell>
          <table:table-cell table:style-name="ce5" office:value-type="float" office:value="0.111455867467" calcext:value-type="float">
            <text:p>0.1114558675</text:p>
          </table:table-cell>
          <table:table-cell table:style-name="ce5" office:value-type="float" office:value="0.0112" calcext:value-type="float">
            <text:p>0.0112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1.2758144" calcext:value-type="float">
            <text:p>1.2758144</text:p>
          </table:table-cell>
          <table:table-cell table:style-name="ce5" office:value-type="float" office:value="0.0828877070366" calcext:value-type="float">
            <text:p>0.082887707</text:p>
          </table:table-cell>
          <table:table-cell table:style-name="ce5" office:value-type="float" office:value="0.385940346348" calcext:value-type="float">
            <text:p>0.3859403463</text:p>
          </table:table-cell>
          <table:table-cell table:style-name="ce5" office:value-type="float" office:value="0.0244213349834" calcext:value-type="float">
            <text:p>0.024421335</text:p>
          </table:table-cell>
          <table:table-cell table:style-name="ce5" office:value-type="float" office:value="1.79630145102" calcext:value-type="float">
            <text:p>1.796301451</text:p>
          </table:table-cell>
          <table:table-cell table:style-name="ce5" office:value-type="float" office:value="0.131431382029" calcext:value-type="float">
            <text:p>0.131431382</text:p>
          </table:table-cell>
          <table:table-cell table:style-name="ce5" office:value-type="float" office:value="0.035" calcext:value-type="float">
            <text:p>0.035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number-columns-repeated="990"/>
        </table:table-row>
        <table:table-row table:style-name="ro2" table:number-rows-repeated="1048478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nh2_vs_noh" table:style-name="ta1"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number-columns-repeated="2" table:default-cell-style-name="Default"/>
        <table:table-column table:style-name="co25" table:number-columns-repeated="3" table:default-cell-style-name="Default"/>
        <table:table-column table:style-name="co2" table:number-columns-repeated="6" table:default-cell-style-name="Default"/>
        <table:table-column table:style-name="co3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6" table:default-cell-style-name="ce17"/>
        <table:table-column table:style-name="co2" table:number-columns-repeated="990" table:default-cell-style-name="Default"/>
        <table:table-row table:style-name="ro2">
          <table:table-cell table:number-columns-repeated="5"/>
          <table:table-cell table:style-name="ce31" office:value-type="string" calcext:value-type="string">
            <text:p>N(H2) vs N(OH)</text:p>
          </table:table-cell>
          <table:table-cell table:number-columns-repeated="100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hi</text:p>
          </table:table-cell>
          <table:table-cell table:style-name="ce4" office:value-type="string" calcext:value-type="string">
            <text:p>nhier</text:p>
          </table:table-cell>
          <table:table-cell table:style-name="ce4" office:value-type="string" calcext:value-type="string">
            <text:p>tauNH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tNH2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ebver</text:p>
          </table:table-cell>
          <table:table-cell table:style-name="ce4" office:value-type="string" calcext:value-type="string">
            <text:p>ebvNH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eNH2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rNH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rNH2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Av</text:p>
          </table:table-cell>
          <table:table-cell table:style-name="ce4" office:value-type="string" calcext:value-type="string">
            <text:p>OH?</text:p>
          </table:table-cell>
          <table:table-cell table:style-name="ce4" office:value-type="string" calcext:value-type="string">
            <text:p>N(OH)</text:p>
          </table:table-cell>
          <table:table-cell table:style-name="ce4" office:value-type="string" calcext:value-type="string">
            <text:p>er</text:p>
          </table:table-cell>
          <table:table-cell table:style-name="ce34" table:number-columns-repeated="98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C33</text:p>
          </table:table-cell>
          <table:table-cell table:style-name="ce5" office:value-type="float" office:value="129.4481" calcext:value-type="float">
            <text:p>129.4481</text:p>
          </table:table-cell>
          <table:table-cell table:style-name="ce5" office:value-type="float" office:value="-49.3244" calcext:value-type="float">
            <text:p>-49.3244</text:p>
          </table:table-cell>
          <table:table-cell table:style-name="ce5" office:value-type="float" office:value="3.66" calcext:value-type="float">
            <text:p>3.66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3.01335385327" calcext:value-type="float">
            <text:p>3.0133538533</text:p>
          </table:table-cell>
          <table:table-cell table:style-name="ce5" office:value-type="float" office:value="0.145117702052" calcext:value-type="float">
            <text:p>0.1451177021</text:p>
          </table:table-cell>
          <table:table-cell table:style-name="ce5" table:formula="of:=([.G5]-[.E5])/2" office:value-type="float" office:value="-0.323323073365" calcext:value-type="float">
            <text:p>-0.3233230734</text:p>
          </table:table-cell>
          <table:table-cell table:style-name="ce5" table:formula="of:=SQRT([.H5]*[.H5]+[.F5]*[.F5])/2" office:value-type="float" office:value="0.0767449468187532" calcext:value-type="float">
            <text:p>0.0767449468</text:p>
          </table:table-cell>
          <table:table-cell table:style-name="ce5" office:value-type="float" office:value="0.0017" calcext:value-type="float">
            <text:p>0.0017</text:p>
          </table:table-cell>
          <table:table-cell table:style-name="ce5" office:value-type="float" office:value="2.6313672" calcext:value-type="float">
            <text:p>2.6313672</text:p>
          </table:table-cell>
          <table:table-cell table:style-name="ce5" office:value-type="float" office:value="0.21646005259" calcext:value-type="float">
            <text:p>0.2164600526</text:p>
          </table:table-cell>
          <table:table-cell table:style-name="ce5" table:formula="of:=([.L5]-[.E5])/2" office:value-type="float" office:value="-0.5143164" calcext:value-type="float">
            <text:p>-0.5143164</text:p>
          </table:table-cell>
          <table:table-cell table:style-name="ce35" table:formula="of:=SQRT([.M5]*[.M5]+[.F5]*[.F5])/2" office:value-type="float" office:value="0.111079874828055" calcext:value-type="float">
            <text:p>0.1110798748</text:p>
          </table:table-cell>
          <table:table-cell table:style-name="ce5" office:value-type="float" office:value="2.84876669022" calcext:value-type="float">
            <text:p>2.8487666902</text:p>
          </table:table-cell>
          <table:table-cell table:style-name="ce5" office:value-type="float" office:value="0.15876131763" calcext:value-type="float">
            <text:p>0.1587613176</text:p>
          </table:table-cell>
          <table:table-cell table:style-name="ce5" table:formula="of:=([.P5]-[.E5])/2" office:value-type="float" office:value="-0.40561665489" calcext:value-type="float">
            <text:p>-0.4056166549</text:p>
          </table:table-cell>
          <table:table-cell table:style-name="ce5" table:formula="of:=SQRT([.Q5]*[.Q5]+[.F5]*[.F5])/2" office:value-type="float" office:value="0.0832243293388624" calcext:value-type="float">
            <text:p>0.0832243293</text:p>
          </table:table-cell>
          <table:table-cell table:style-name="ce5" office:value-type="float" office:value="0.0722" calcext:value-type="float">
            <text:p>0.072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C18</text:p>
          </table:table-cell>
          <table:table-cell table:style-name="ce5" office:value-type="float" office:value="118.6218" calcext:value-type="float">
            <text:p>118.6218</text:p>
          </table:table-cell>
          <table:table-cell table:style-name="ce5" office:value-type="float" office:value="-52.7266" calcext:value-type="float">
            <text:p>-52.7266</text:p>
          </table:table-cell>
          <table:table-cell table:style-name="ce5" office:value-type="float" office:value="7.75" calcext:value-type="float">
            <text:p>7.75</text:p>
          </table:table-cell>
          <table:table-cell table:style-name="ce5" office:value-type="float" office:value="1.23" calcext:value-type="float">
            <text:p>1.23</text:p>
          </table:table-cell>
          <table:table-cell table:style-name="ce5" office:value-type="float" office:value="15.7903871845" calcext:value-type="float">
            <text:p>15.7903871845</text:p>
          </table:table-cell>
          <table:table-cell table:style-name="ce5" office:value-type="float" office:value="0.750318859813" calcext:value-type="float">
            <text:p>0.7503188598</text:p>
          </table:table-cell>
          <table:table-cell table:style-name="ce5" table:formula="of:=([.G6]-[.E6])/2" office:value-type="float" office:value="4.02019359225" calcext:value-type="float">
            <text:p>4.0201935923</text:p>
          </table:table-cell>
          <table:table-cell table:style-name="ce5" table:formula="of:=SQRT([.H6]*[.H6]+[.F6]*[.F6])/2" office:value-type="float" office:value="0.720395445465732" calcext:value-type="float">
            <text:p>0.7203954455</text:p>
          </table:table-cell>
          <table:table-cell table:style-name="ce5" office:value-type="float" office:value="0.0175" calcext:value-type="float">
            <text:p>0.0175</text:p>
          </table:table-cell>
          <table:table-cell table:style-name="ce5" office:value-type="float" office:value="15.890724" calcext:value-type="float">
            <text:p>15.890724</text:p>
          </table:table-cell>
          <table:table-cell table:style-name="ce5" office:value-type="float" office:value="2.07726542915" calcext:value-type="float">
            <text:p>2.0772654292</text:p>
          </table:table-cell>
          <table:table-cell table:style-name="ce5" table:formula="of:=([.L6]-[.E6])/2" office:value-type="float" office:value="4.070362" calcext:value-type="float">
            <text:p>4.070362</text:p>
          </table:table-cell>
          <table:table-cell table:style-name="ce35" table:formula="of:=SQRT([.M6]*[.M6]+[.F6]*[.F6])/2" office:value-type="float" office:value="1.20705547336708" calcext:value-type="float">
            <text:p>1.2070554734</text:p>
          </table:table-cell>
          <table:table-cell table:style-name="ce5" office:value-type="float" office:value="13.4856327871" calcext:value-type="float">
            <text:p>13.4856327871</text:p>
          </table:table-cell>
          <table:table-cell table:style-name="ce5" office:value-type="float" office:value="0.744097884953" calcext:value-type="float">
            <text:p>0.744097885</text:p>
          </table:table-cell>
          <table:table-cell table:style-name="ce5" table:formula="of:=([.P6]-[.E6])/2" office:value-type="float" office:value="2.86781639355" calcext:value-type="float">
            <text:p>2.8678163936</text:p>
          </table:table-cell>
          <table:table-cell table:style-name="ce5" table:formula="of:=SQRT([.Q6]*[.Q6]+[.F6]*[.F6])/2" office:value-type="float" office:value="0.718780505855495" calcext:value-type="float">
            <text:p>0.7187805059</text:p>
          </table:table-cell>
          <table:table-cell table:style-name="ce5" office:value-type="float" office:value="0.4244" calcext:value-type="float">
            <text:p>0.424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398" calcext:value-type="float">
            <text:p>0.398</text:p>
          </table:table-cell>
          <table:table-cell table:style-name="ce13" office:value-type="float" office:value="0.22794385" calcext:value-type="float">
            <text:p>0.22794385</text:p>
          </table:table-cell>
          <table:table-cell table:number-columns-repeated="98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3C141.0</text:p>
          </table:table-cell>
          <table:table-cell table:style-name="ce5" office:value-type="float" office:value="174.5324" calcext:value-type="float">
            <text:p>174.5324</text:p>
          </table:table-cell>
          <table:table-cell table:style-name="ce5" office:value-type="float" office:value="-1.3112" calcext:value-type="float">
            <text:p>-1.3112</text:p>
          </table:table-cell>
          <table:table-cell table:style-name="ce5" office:value-type="float" office:value="66.65" calcext:value-type="float">
            <text:p>66.65</text:p>
          </table:table-cell>
          <table:table-cell table:style-name="ce5" office:value-type="float" office:value="1.89" calcext:value-type="float">
            <text:p>1.89</text:p>
          </table:table-cell>
          <table:table-cell table:style-name="ce5" office:value-type="float" office:value="73.6131603932" calcext:value-type="float">
            <text:p>73.6131603932</text:p>
          </table:table-cell>
          <table:table-cell table:style-name="ce5" office:value-type="float" office:value="2.99111519283" calcext:value-type="float">
            <text:p>2.9911151928</text:p>
          </table:table-cell>
          <table:table-cell table:style-name="ce5" table:formula="of:=([.G7]-[.E7])/2" office:value-type="float" office:value="3.4815801966" calcext:value-type="float">
            <text:p>3.4815801966</text:p>
          </table:table-cell>
          <table:table-cell table:style-name="ce5" table:formula="of:=SQRT([.H7]*[.H7]+[.F7]*[.F7])/2" office:value-type="float" office:value="1.76910076711153" calcext:value-type="float">
            <text:p>1.7691007671</text:p>
          </table:table-cell>
          <table:table-cell table:style-name="ce5" office:value-type="float" office:value="0.0212" calcext:value-type="float">
            <text:p>0.0212</text:p>
          </table:table-cell>
          <table:table-cell table:style-name="ce5" office:value-type="float" office:value="61.170744" calcext:value-type="float">
            <text:p>61.170744</text:p>
          </table:table-cell>
          <table:table-cell table:style-name="ce5" office:value-type="float" office:value="3.29957200505" calcext:value-type="float">
            <text:p>3.2995720051</text:p>
          </table:table-cell>
          <table:table-cell table:style-name="ce5" table:formula="of:=([.L7]-[.E7])/2" office:value-type="float" office:value="-2.739628" calcext:value-type="float">
            <text:p>-2.739628</text:p>
          </table:table-cell>
          <table:table-cell table:style-name="ce35" table:formula="of:=SQRT([.M7]*[.M7]+[.F7]*[.F7])/2" office:value-type="float" office:value="1.90126769659809" calcext:value-type="float">
            <text:p>1.9012676966</text:p>
          </table:table-cell>
          <table:table-cell table:style-name="ce5" office:value-type="float" office:value="44.8802381944" calcext:value-type="float">
            <text:p>44.8802381944</text:p>
          </table:table-cell>
          <table:table-cell table:style-name="ce5" office:value-type="float" office:value="2.21584530252" calcext:value-type="float">
            <text:p>2.2158453025</text:p>
          </table:table-cell>
          <table:table-cell table:style-name="ce5" table:formula="of:=([.P7]-[.E7])/2" office:value-type="float" office:value="-10.8848809028" calcext:value-type="float">
            <text:p>-10.8848809028</text:p>
          </table:table-cell>
          <table:table-cell table:style-name="ce5" table:formula="of:=SQRT([.Q7]*[.Q7]+[.F7]*[.F7])/2" office:value-type="float" office:value="1.45619971198149" calcext:value-type="float">
            <text:p>1.456199712</text:p>
          </table:table-cell>
          <table:table-cell table:style-name="ce5" office:value-type="float" office:value="1.7177" calcext:value-type="float">
            <text:p>1.717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3C142.1</text:p>
          </table:table-cell>
          <table:table-cell table:style-name="ce5" office:value-type="float" office:value="197.6157" calcext:value-type="float">
            <text:p>197.6157</text:p>
          </table:table-cell>
          <table:table-cell table:style-name="ce5" office:value-type="float" office:value="-14.5115" calcext:value-type="float">
            <text:p>-14.5115</text:p>
          </table:table-cell>
          <table:table-cell table:style-name="ce5" office:value-type="float" office:value="27.84" calcext:value-type="float">
            <text:p>27.84</text:p>
          </table:table-cell>
          <table:table-cell table:style-name="ce5" office:value-type="float" office:value="2.9" calcext:value-type="float">
            <text:p>2.9</text:p>
          </table:table-cell>
          <table:table-cell table:style-name="ce5" office:value-type="float" office:value="29.9745177298" calcext:value-type="float">
            <text:p>29.9745177298</text:p>
          </table:table-cell>
          <table:table-cell table:style-name="ce5" office:value-type="float" office:value="1.45878411287" calcext:value-type="float">
            <text:p>1.4587841129</text:p>
          </table:table-cell>
          <table:table-cell table:style-name="ce5" table:formula="of:=([.G8]-[.E8])/2" office:value-type="float" office:value="1.0672588649" calcext:value-type="float">
            <text:p>1.0672588649</text:p>
          </table:table-cell>
          <table:table-cell table:style-name="ce5" table:formula="of:=SQRT([.H8]*[.H8]+[.F8]*[.F8])/2" office:value-type="float" office:value="1.62311822489629" calcext:value-type="float">
            <text:p>1.6231182249</text:p>
          </table:table-cell>
          <table:table-cell table:style-name="ce5" office:value-type="float" office:value="0.0145" calcext:value-type="float">
            <text:p>0.0145</text:p>
          </table:table-cell>
          <table:table-cell table:style-name="ce5" office:value-type="float" office:value="32.0776192" calcext:value-type="float">
            <text:p>32.0776192</text:p>
          </table:table-cell>
          <table:table-cell table:style-name="ce5" office:value-type="float" office:value="2.02936925353" calcext:value-type="float">
            <text:p>2.0293692535</text:p>
          </table:table-cell>
          <table:table-cell table:style-name="ce5" table:formula="of:=([.L8]-[.E8])/2" office:value-type="float" office:value="2.1188096" calcext:value-type="float">
            <text:p>2.1188096</text:p>
          </table:table-cell>
          <table:table-cell table:style-name="ce35" table:formula="of:=SQRT([.M8]*[.M8]+[.F8]*[.F8])/2" office:value-type="float" office:value="1.76976972846561" calcext:value-type="float">
            <text:p>1.7697697285</text:p>
          </table:table-cell>
          <table:table-cell table:style-name="ce5" office:value-type="float" office:value="33.0341034928" calcext:value-type="float">
            <text:p>33.0341034928</text:p>
          </table:table-cell>
          <table:table-cell table:style-name="ce5" office:value-type="float" office:value="1.85554241631" calcext:value-type="float">
            <text:p>1.8555424163</text:p>
          </table:table-cell>
          <table:table-cell table:style-name="ce5" table:formula="of:=([.P8]-[.E8])/2" office:value-type="float" office:value="2.5970517464" calcext:value-type="float">
            <text:p>2.5970517464</text:p>
          </table:table-cell>
          <table:table-cell table:style-name="ce5" table:formula="of:=SQRT([.Q8]*[.Q8]+[.F8]*[.F8])/2" office:value-type="float" office:value="1.72141204093656" calcext:value-type="float">
            <text:p>1.7214120409</text:p>
          </table:table-cell>
          <table:table-cell table:style-name="ce5" office:value-type="float" office:value="0.8998" calcext:value-type="float">
            <text:p>0.899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3C138</text:p>
          </table:table-cell>
          <table:table-cell table:style-name="ce5" office:value-type="float" office:value="187.405" calcext:value-type="float">
            <text:p>187.405</text:p>
          </table:table-cell>
          <table:table-cell table:style-name="ce5" office:value-type="float" office:value="-11.3434" calcext:value-type="float">
            <text:p>-11.3434</text:p>
          </table:table-cell>
          <table:table-cell table:style-name="ce5" office:value-type="float" office:value="26.43" calcext:value-type="float">
            <text:p>26.43</text:p>
          </table:table-cell>
          <table:table-cell table:style-name="ce5" office:value-type="float" office:value="2.89" calcext:value-type="float">
            <text:p>2.89</text:p>
          </table:table-cell>
          <table:table-cell table:style-name="ce5" office:value-type="float" office:value="30.1137804547" calcext:value-type="float">
            <text:p>30.1137804547</text:p>
          </table:table-cell>
          <table:table-cell table:style-name="ce5" office:value-type="float" office:value="1.55051712258" calcext:value-type="float">
            <text:p>1.5505171226</text:p>
          </table:table-cell>
          <table:table-cell table:style-name="ce5" table:formula="of:=([.G9]-[.E9])/2" office:value-type="float" office:value="1.84189022735" calcext:value-type="float">
            <text:p>1.8418902274</text:p>
          </table:table-cell>
          <table:table-cell table:style-name="ce5" table:formula="of:=SQRT([.H9]*[.H9]+[.F9]*[.F9])/2" office:value-type="float" office:value="1.63983256366418" calcext:value-type="float">
            <text:p>1.6398325637</text:p>
          </table:table-cell>
          <table:table-cell table:style-name="ce5" office:value-type="float" office:value="0.0171" calcext:value-type="float">
            <text:p>0.0171</text:p>
          </table:table-cell>
          <table:table-cell table:style-name="ce5" office:value-type="float" office:value="28.8994744" calcext:value-type="float">
            <text:p>28.8994744</text:p>
          </table:table-cell>
          <table:table-cell table:style-name="ce5" office:value-type="float" office:value="2.21869930711" calcext:value-type="float">
            <text:p>2.2186993071</text:p>
          </table:table-cell>
          <table:table-cell table:style-name="ce5" table:formula="of:=([.L9]-[.E9])/2" office:value-type="float" office:value="1.2347372" calcext:value-type="float">
            <text:p>1.2347372</text:p>
          </table:table-cell>
          <table:table-cell table:style-name="ce35" table:formula="of:=SQRT([.M9]*[.M9]+[.F9]*[.F9])/2" office:value-type="float" office:value="1.82172491168195" calcext:value-type="float">
            <text:p>1.8217249117</text:p>
          </table:table-cell>
          <table:table-cell table:style-name="ce5" office:value-type="float" office:value="22.6928990617" calcext:value-type="float">
            <text:p>22.6928990617</text:p>
          </table:table-cell>
          <table:table-cell table:style-name="ce5" office:value-type="float" office:value="1.33052423491" calcext:value-type="float">
            <text:p>1.3305242349</text:p>
          </table:table-cell>
          <table:table-cell table:style-name="ce5" table:formula="of:=([.P9]-[.E9])/2" office:value-type="float" office:value="-1.86855046915" calcext:value-type="float">
            <text:p>-1.8685504692</text:p>
          </table:table-cell>
          <table:table-cell table:style-name="ce5" table:formula="of:=SQRT([.Q9]*[.Q9]+[.F9]*[.F9])/2" office:value-type="float" office:value="1.59078555591906" calcext:value-type="float">
            <text:p>1.5907855559</text:p>
          </table:table-cell>
          <table:table-cell table:style-name="ce5" office:value-type="float" office:value="0.7798" calcext:value-type="float">
            <text:p>0.779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3C75-2</text:p>
          </table:table-cell>
          <table:table-cell table:style-name="ce5" office:value-type="float" office:value="170.2958" calcext:value-type="float">
            <text:p>170.2958</text:p>
          </table:table-cell>
          <table:table-cell table:style-name="ce5" office:value-type="float" office:value="-44.9192" calcext:value-type="float">
            <text:p>-44.9192</text:p>
          </table:table-cell>
          <table:table-cell table:style-name="ce5" office:value-type="float" office:value="10.5" calcext:value-type="float">
            <text:p>10.5</text:p>
          </table:table-cell>
          <table:table-cell table:style-name="ce5" office:value-type="float" office:value="0.27" calcext:value-type="float">
            <text:p>0.27</text:p>
          </table:table-cell>
          <table:table-cell table:style-name="ce5" office:value-type="float" office:value="16.1127005676" calcext:value-type="float">
            <text:p>16.1127005676</text:p>
          </table:table-cell>
          <table:table-cell table:style-name="ce5" office:value-type="float" office:value="0.743190991957" calcext:value-type="float">
            <text:p>0.743190992</text:p>
          </table:table-cell>
          <table:table-cell table:style-name="ce5" table:formula="of:=([.G10]-[.E10])/2" office:value-type="float" office:value="2.8063502838" calcext:value-type="float">
            <text:p>2.8063502838</text:p>
          </table:table-cell>
          <table:table-cell table:style-name="ce5" table:formula="of:=SQRT([.H10]*[.H10]+[.F10]*[.F10])/2" office:value-type="float" office:value="0.395358334465719" calcext:value-type="float">
            <text:p>0.3953583345</text:p>
          </table:table-cell>
          <table:table-cell table:style-name="ce5" office:value-type="float" office:value="0.0044" calcext:value-type="float">
            <text:p>0.0044</text:p>
          </table:table-cell>
          <table:table-cell table:style-name="ce5" office:value-type="float" office:value="17.5766216" calcext:value-type="float">
            <text:p>17.5766216</text:p>
          </table:table-cell>
          <table:table-cell table:style-name="ce5" office:value-type="float" office:value="0.817673652783" calcext:value-type="float">
            <text:p>0.8176736528</text:p>
          </table:table-cell>
          <table:table-cell table:style-name="ce5" table:formula="of:=([.L10]-[.E10])/2" office:value-type="float" office:value="3.5383108" calcext:value-type="float">
            <text:p>3.5383108</text:p>
          </table:table-cell>
          <table:table-cell table:style-name="ce35" table:formula="of:=SQRT([.M10]*[.M10]+[.F10]*[.F10])/2" office:value-type="float" office:value="0.430549126829765" calcext:value-type="float">
            <text:p>0.4305491268</text:p>
          </table:table-cell>
          <table:table-cell table:style-name="ce5" office:value-type="float" office:value="14.0511480578" calcext:value-type="float">
            <text:p>14.0511480578</text:p>
          </table:table-cell>
          <table:table-cell table:style-name="ce5" office:value-type="float" office:value="0.758511716877" calcext:value-type="float">
            <text:p>0.7585117169</text:p>
          </table:table-cell>
          <table:table-cell table:style-name="ce5" table:formula="of:=([.P10]-[.E10])/2" office:value-type="float" office:value="1.7755740289" calcext:value-type="float">
            <text:p>1.7755740289</text:p>
          </table:table-cell>
          <table:table-cell table:style-name="ce5" table:formula="of:=SQRT([.Q10]*[.Q10]+[.F10]*[.F10])/2" office:value-type="float" office:value="0.402566772299855" calcext:value-type="float">
            <text:p>0.4025667723</text:p>
          </table:table-cell>
          <table:table-cell table:style-name="ce5" office:value-type="float" office:value="0.4806" calcext:value-type="float">
            <text:p>0.480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3C75-1</text:p>
          </table:table-cell>
          <table:table-cell table:style-name="ce5" office:value-type="float" office:value="170.2162" calcext:value-type="float">
            <text:p>170.2162</text:p>
          </table:table-cell>
          <table:table-cell table:style-name="ce5" office:value-type="float" office:value="-44.9112" calcext:value-type="float">
            <text:p>-44.9112</text:p>
          </table:table-cell>
          <table:table-cell table:style-name="ce5" office:value-type="float" office:value="10.18" calcext:value-type="float">
            <text:p>10.18</text:p>
          </table:table-cell>
          <table:table-cell table:style-name="ce5" office:value-type="float" office:value="0.26" calcext:value-type="float">
            <text:p>0.26</text:p>
          </table:table-cell>
          <table:table-cell table:style-name="ce5" office:value-type="float" office:value="15.39236342" calcext:value-type="float">
            <text:p>15.39236342</text:p>
          </table:table-cell>
          <table:table-cell table:style-name="ce5" office:value-type="float" office:value="0.726958300323" calcext:value-type="float">
            <text:p>0.7269583003</text:p>
          </table:table-cell>
          <table:table-cell table:style-name="ce5" table:formula="of:=([.G11]-[.E11])/2" office:value-type="float" office:value="2.60618171" calcext:value-type="float">
            <text:p>2.60618171</text:p>
          </table:table-cell>
          <table:table-cell table:style-name="ce5" table:formula="of:=SQRT([.H11]*[.H11]+[.F11]*[.F11])/2" office:value-type="float" office:value="0.386027321056588" calcext:value-type="float">
            <text:p>0.3860273211</text:p>
          </table:table-cell>
          <table:table-cell table:style-name="ce5" office:value-type="float" office:value="0.0044" calcext:value-type="float">
            <text:p>0.0044</text:p>
          </table:table-cell>
          <table:table-cell table:style-name="ce5" office:value-type="float" office:value="17.2121032" calcext:value-type="float">
            <text:p>17.2121032</text:p>
          </table:table-cell>
          <table:table-cell table:style-name="ce5" office:value-type="float" office:value="0.807129448265" calcext:value-type="float">
            <text:p>0.8071294483</text:p>
          </table:table-cell>
          <table:table-cell table:style-name="ce5" table:formula="of:=([.L11]-[.E11])/2" office:value-type="float" office:value="3.5160516" calcext:value-type="float">
            <text:p>3.5160516</text:p>
          </table:table-cell>
          <table:table-cell table:style-name="ce35" table:formula="of:=SQRT([.M11]*[.M11]+[.F11]*[.F11])/2" office:value-type="float" office:value="0.423986422617683" calcext:value-type="float">
            <text:p>0.4239864226</text:p>
          </table:table-cell>
          <table:table-cell table:style-name="ce5" office:value-type="float" office:value="13.2325300482" calcext:value-type="float">
            <text:p>13.2325300482</text:p>
          </table:table-cell>
          <table:table-cell table:style-name="ce5" office:value-type="float" office:value="0.72684235431" calcext:value-type="float">
            <text:p>0.7268423543</text:p>
          </table:table-cell>
          <table:table-cell table:style-name="ce5" table:formula="of:=([.P11]-[.E11])/2" office:value-type="float" office:value="1.5262650241" calcext:value-type="float">
            <text:p>1.5262650241</text:p>
          </table:table-cell>
          <table:table-cell table:style-name="ce5" table:formula="of:=SQRT([.Q11]*[.Q11]+[.F11]*[.F11])/2" office:value-type="float" office:value="0.385972734794475" calcext:value-type="float">
            <text:p>0.3859727348</text:p>
          </table:table-cell>
          <table:table-cell table:style-name="ce5" office:value-type="float" office:value="0.4681" calcext:value-type="float">
            <text:p>0.468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3C409</text:p>
          </table:table-cell>
          <table:table-cell table:style-name="ce5" office:value-type="float" office:value="63.3981" calcext:value-type="float">
            <text:p>63.3981</text:p>
          </table:table-cell>
          <table:table-cell table:style-name="ce5" office:value-type="float" office:value="-6.1216" calcext:value-type="float">
            <text:p>-6.1216</text:p>
          </table:table-cell>
          <table:table-cell table:style-name="ce5" office:value-type="float" office:value="31.69" calcext:value-type="float">
            <text:p>31.69</text:p>
          </table:table-cell>
          <table:table-cell table:style-name="ce5" office:value-type="float" office:value="3.53" calcext:value-type="float">
            <text:p>3.53</text:p>
          </table:table-cell>
          <table:table-cell table:style-name="ce5" office:value-type="float" office:value="61.6032530252" calcext:value-type="float">
            <text:p>61.6032530252</text:p>
          </table:table-cell>
          <table:table-cell table:style-name="ce5" office:value-type="float" office:value="3.04900912499" calcext:value-type="float">
            <text:p>3.049009125</text:p>
          </table:table-cell>
          <table:table-cell table:style-name="ce5" table:formula="of:=([.G12]-[.E12])/2" office:value-type="float" office:value="14.9566265126" calcext:value-type="float">
            <text:p>14.9566265126</text:p>
          </table:table-cell>
          <table:table-cell table:style-name="ce5" table:formula="of:=SQRT([.H12]*[.H12]+[.F12]*[.F12])/2" office:value-type="float" office:value="2.33223908745825" calcext:value-type="float">
            <text:p>2.3322390875</text:p>
          </table:table-cell>
          <table:table-cell table:style-name="ce5" office:value-type="float" office:value="0.026" calcext:value-type="float">
            <text:p>0.026</text:p>
          </table:table-cell>
          <table:table-cell table:style-name="ce5" office:value-type="float" office:value="65.4880088" calcext:value-type="float">
            <text:p>65.4880088</text:p>
          </table:table-cell>
          <table:table-cell table:style-name="ce5" office:value-type="float" office:value="3.81651153892" calcext:value-type="float">
            <text:p>3.8165115389</text:p>
          </table:table-cell>
          <table:table-cell table:style-name="ce5" table:formula="of:=([.L12]-[.E12])/2" office:value-type="float" office:value="16.8990044" calcext:value-type="float">
            <text:p>16.8990044</text:p>
          </table:table-cell>
          <table:table-cell table:style-name="ce35" table:formula="of:=SQRT([.M12]*[.M12]+[.F12]*[.F12])/2" office:value-type="float" office:value="2.59935859043676" calcext:value-type="float">
            <text:p>2.5993585904</text:p>
          </table:table-cell>
          <table:table-cell table:style-name="ce5" office:value-type="float" office:value="48.7937294322" calcext:value-type="float">
            <text:p>48.7937294322</text:p>
          </table:table-cell>
          <table:table-cell table:style-name="ce5" office:value-type="float" office:value="2.77579607213" calcext:value-type="float">
            <text:p>2.7757960721</text:p>
          </table:table-cell>
          <table:table-cell table:style-name="ce5" table:formula="of:=([.P12]-[.E12])/2" office:value-type="float" office:value="8.5518647161" calcext:value-type="float">
            <text:p>8.5518647161</text:p>
          </table:table-cell>
          <table:table-cell table:style-name="ce5" table:formula="of:=SQRT([.Q12]*[.Q12]+[.F12]*[.F12])/2" office:value-type="float" office:value="2.24532535693896" calcext:value-type="float">
            <text:p>2.2453253569</text:p>
          </table:table-cell>
          <table:table-cell table:style-name="ce5" office:value-type="float" office:value="1.8029" calcext:value-type="float">
            <text:p>1.802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1902" calcext:value-type="float">
            <text:p>0.1902</text:p>
          </table:table-cell>
          <table:table-cell table:style-name="ce13" office:value-type="float" office:value="0.24647617" calcext:value-type="float">
            <text:p>0.24647617</text:p>
          </table:table-cell>
          <table:table-cell table:number-columns-repeated="98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3C33-1</text:p>
          </table:table-cell>
          <table:table-cell table:style-name="ce5" office:value-type="float" office:value="129.4392" calcext:value-type="float">
            <text:p>129.4392</text:p>
          </table:table-cell>
          <table:table-cell table:style-name="ce5" office:value-type="float" office:value="-49.3432" calcext:value-type="float">
            <text:p>-49.3432</text:p>
          </table:table-cell>
          <table:table-cell table:style-name="ce5" office:value-type="float" office:value="3.68" calcext:value-type="float">
            <text:p>3.68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2.9300953567" calcext:value-type="float">
            <text:p>2.9300953567</text:p>
          </table:table-cell>
          <table:table-cell table:style-name="ce5" office:value-type="float" office:value="0.15869801612" calcext:value-type="float">
            <text:p>0.1586980161</text:p>
          </table:table-cell>
          <table:table-cell table:style-name="ce5" table:formula="of:=([.G13]-[.E13])/2" office:value-type="float" office:value="-0.37495232165" calcext:value-type="float">
            <text:p>-0.3749523217</text:p>
          </table:table-cell>
          <table:table-cell table:style-name="ce5" table:formula="of:=SQRT([.H13]*[.H13]+[.F13]*[.F13])/2" office:value-type="float" office:value="0.109184545976553" calcext:value-type="float">
            <text:p>0.109184546</text:p>
          </table:table-cell>
          <table:table-cell table:style-name="ce5" office:value-type="float" office:value="0.0019" calcext:value-type="float">
            <text:p>0.0019</text:p>
          </table:table-cell>
          <table:table-cell table:style-name="ce5" office:value-type="float" office:value="2.5402376" calcext:value-type="float">
            <text:p>2.5402376</text:p>
          </table:table-cell>
          <table:table-cell table:style-name="ce5" office:value-type="float" office:value="0.235713648896" calcext:value-type="float">
            <text:p>0.2357136489</text:p>
          </table:table-cell>
          <table:table-cell table:style-name="ce5" table:formula="of:=([.L13]-[.E13])/2" office:value-type="float" office:value="-0.5698812" calcext:value-type="float">
            <text:p>-0.5698812</text:p>
          </table:table-cell>
          <table:table-cell table:style-name="ce35" table:formula="of:=SQRT([.M13]*[.M13]+[.F13]*[.F13])/2" office:value-type="float" office:value="0.139696925767773" calcext:value-type="float">
            <text:p>0.1396969258</text:p>
          </table:table-cell>
          <table:table-cell table:style-name="ce5" office:value-type="float" office:value="2.69792654844" calcext:value-type="float">
            <text:p>2.6979265484</text:p>
          </table:table-cell>
          <table:table-cell table:style-name="ce5" office:value-type="float" office:value="0.164552693309" calcext:value-type="float">
            <text:p>0.1645526933</text:p>
          </table:table-cell>
          <table:table-cell table:style-name="ce5" table:formula="of:=([.P13]-[.E13])/2" office:value-type="float" office:value="-0.49103672578" calcext:value-type="float">
            <text:p>-0.4910367258</text:p>
          </table:table-cell>
          <table:table-cell table:style-name="ce5" table:formula="of:=SQRT([.Q13]*[.Q13]+[.F13]*[.F13])/2" office:value-type="float" office:value="0.111330127184026" calcext:value-type="float">
            <text:p>0.1113301272</text:p>
          </table:table-cell>
          <table:table-cell table:style-name="ce5" office:value-type="float" office:value="0.0718" calcext:value-type="float">
            <text:p>0.071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3C79</text:p>
          </table:table-cell>
          <table:table-cell table:style-name="ce5" office:value-type="float" office:value="164.1487" calcext:value-type="float">
            <text:p>164.1487</text:p>
          </table:table-cell>
          <table:table-cell table:style-name="ce5" office:value-type="float" office:value="-34.4565" calcext:value-type="float">
            <text:p>-34.4565</text:p>
          </table:table-cell>
          <table:table-cell table:style-name="ce5" office:value-type="float" office:value="12.15" calcext:value-type="float">
            <text:p>12.15</text:p>
          </table:table-cell>
          <table:table-cell table:style-name="ce5" office:value-type="float" office:value="1.3" calcext:value-type="float">
            <text:p>1.3</text:p>
          </table:table-cell>
          <table:table-cell table:style-name="ce5" office:value-type="float" office:value="12.8588271642" calcext:value-type="float">
            <text:p>12.8588271642</text:p>
          </table:table-cell>
          <table:table-cell table:style-name="ce5" office:value-type="float" office:value="0.68643040684" calcext:value-type="float">
            <text:p>0.6864304068</text:p>
          </table:table-cell>
          <table:table-cell table:style-name="ce5" table:formula="of:=([.G14]-[.E14])/2" office:value-type="float" office:value="0.3544135821" calcext:value-type="float">
            <text:p>0.3544135821</text:p>
          </table:table-cell>
          <table:table-cell table:style-name="ce5" table:formula="of:=SQRT([.H14]*[.H14]+[.F14]*[.F14])/2" office:value-type="float" office:value="0.7350487574703" calcext:value-type="float">
            <text:p>0.7350487575</text:p>
          </table:table-cell>
          <table:table-cell table:style-name="ce5" office:value-type="float" office:value="0.0025" calcext:value-type="float">
            <text:p>0.0025</text:p>
          </table:table-cell>
          <table:table-cell table:style-name="ce5" office:value-type="float" office:value="12.53032" calcext:value-type="float">
            <text:p>12.53032</text:p>
          </table:table-cell>
          <table:table-cell table:style-name="ce5" office:value-type="float" office:value="0.541497282597" calcext:value-type="float">
            <text:p>0.5414972826</text:p>
          </table:table-cell>
          <table:table-cell table:style-name="ce5" table:formula="of:=([.L14]-[.E14])/2" office:value-type="float" office:value="0.19016" calcext:value-type="float">
            <text:p>0.19016</text:p>
          </table:table-cell>
          <table:table-cell table:style-name="ce35" table:formula="of:=SQRT([.M14]*[.M14]+[.F14]*[.F14])/2" office:value-type="float" office:value="0.704134097146974" calcext:value-type="float">
            <text:p>0.7041340971</text:p>
          </table:table-cell>
          <table:table-cell table:style-name="ce5" office:value-type="float" office:value="9.62379801764" calcext:value-type="float">
            <text:p>9.6237980176</text:p>
          </table:table-cell>
          <table:table-cell table:style-name="ce5" office:value-type="float" office:value="0.580327385756" calcext:value-type="float">
            <text:p>0.5803273858</text:p>
          </table:table-cell>
          <table:table-cell table:style-name="ce5" table:formula="of:=([.P14]-[.E14])/2" office:value-type="float" office:value="-1.26310099118" calcext:value-type="float">
            <text:p>-1.2631009912</text:p>
          </table:table-cell>
          <table:table-cell table:style-name="ce5" table:formula="of:=SQRT([.Q14]*[.Q14]+[.F14]*[.F14])/2" office:value-type="float" office:value="0.711825096961745" calcext:value-type="float">
            <text:p>0.711825097</text:p>
          </table:table-cell>
          <table:table-cell table:style-name="ce5" office:value-type="float" office:value="0.3404" calcext:value-type="float">
            <text:p>0.340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3C78</text:p>
          </table:table-cell>
          <table:table-cell table:style-name="ce5" office:value-type="float" office:value="174.8581" calcext:value-type="float">
            <text:p>174.8581</text:p>
          </table:table-cell>
          <table:table-cell table:style-name="ce5" office:value-type="float" office:value="-44.5133" calcext:value-type="float">
            <text:p>-44.5133</text:p>
          </table:table-cell>
          <table:table-cell table:style-name="ce5" office:value-type="float" office:value="13.74" calcext:value-type="float">
            <text:p>13.74</text:p>
          </table:table-cell>
          <table:table-cell table:style-name="ce5" office:value-type="float" office:value="1.93" calcext:value-type="float">
            <text:p>1.93</text:p>
          </table:table-cell>
          <table:table-cell table:style-name="ce5" office:value-type="float" office:value="17.3420137069" calcext:value-type="float">
            <text:p>17.3420137069</text:p>
          </table:table-cell>
          <table:table-cell table:style-name="ce5" office:value-type="float" office:value="1.06714126017" calcext:value-type="float">
            <text:p>1.0671412602</text:p>
          </table:table-cell>
          <table:table-cell table:style-name="ce5" table:formula="of:=([.G15]-[.E15])/2" office:value-type="float" office:value="1.80100685345" calcext:value-type="float">
            <text:p>1.8010068535</text:p>
          </table:table-cell>
          <table:table-cell table:style-name="ce5" table:formula="of:=SQRT([.H15]*[.H15]+[.F15]*[.F15])/2" office:value-type="float" office:value="1.10268881253475" calcext:value-type="float">
            <text:p>1.1026888125</text:p>
          </table:table-cell>
          <table:table-cell table:style-name="ce5" office:value-type="float" office:value="0.0024" calcext:value-type="float">
            <text:p>0.0024</text:p>
          </table:table-cell>
          <table:table-cell table:style-name="ce5" office:value-type="float" office:value="16.8475848" calcext:value-type="float">
            <text:p>16.8475848</text:p>
          </table:table-cell>
          <table:table-cell table:style-name="ce5" office:value-type="float" office:value="0.676913495809" calcext:value-type="float">
            <text:p>0.6769134958</text:p>
          </table:table-cell>
          <table:table-cell table:style-name="ce5" table:formula="of:=([.L15]-[.E15])/2" office:value-type="float" office:value="1.5537924" calcext:value-type="float">
            <text:p>1.5537924</text:p>
          </table:table-cell>
          <table:table-cell table:style-name="ce35" table:formula="of:=SQRT([.M15]*[.M15]+[.F15]*[.F15])/2" office:value-type="float" office:value="1.02263286188255" calcext:value-type="float">
            <text:p>1.0226328619</text:p>
          </table:table-cell>
          <table:table-cell table:style-name="ce5" office:value-type="float" office:value="13.9908024766" calcext:value-type="float">
            <text:p>13.9908024766</text:p>
          </table:table-cell>
          <table:table-cell table:style-name="ce5" office:value-type="float" office:value="0.94613026133" calcext:value-type="float">
            <text:p>0.9461302613</text:p>
          </table:table-cell>
          <table:table-cell table:style-name="ce5" table:formula="of:=([.P15]-[.E15])/2" office:value-type="float" office:value="0.1254012383" calcext:value-type="float">
            <text:p>0.1254012383</text:p>
          </table:table-cell>
          <table:table-cell table:style-name="ce5" table:formula="of:=SQRT([.Q15]*[.Q15]+[.F15]*[.F15])/2" office:value-type="float" office:value="1.07471652906759" calcext:value-type="float">
            <text:p>1.0747165291</text:p>
          </table:table-cell>
          <table:table-cell table:style-name="ce5" office:value-type="float" office:value="0.4573" calcext:value-type="float">
            <text:p>0.457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C98-1</text:p>
          </table:table-cell>
          <table:table-cell table:style-name="ce5" office:value-type="float" office:value="179.8593" calcext:value-type="float">
            <text:p>179.8593</text:p>
          </table:table-cell>
          <table:table-cell table:style-name="ce5" office:value-type="float" office:value="-31.0859" calcext:value-type="float">
            <text:p>-31.0859</text:p>
          </table:table-cell>
          <table:table-cell table:style-name="ce5" office:value-type="float" office:value="13.29" calcext:value-type="float">
            <text:p>13.29</text:p>
          </table:table-cell>
          <table:table-cell table:style-name="ce5" office:value-type="float" office:value="0.43" calcext:value-type="float">
            <text:p>0.43</text:p>
          </table:table-cell>
          <table:table-cell table:style-name="ce5" office:value-type="float" office:value="17.1532778996" calcext:value-type="float">
            <text:p>17.1532778996</text:p>
          </table:table-cell>
          <table:table-cell table:style-name="ce5" office:value-type="float" office:value="0.798516101051" calcext:value-type="float">
            <text:p>0.7985161011</text:p>
          </table:table-cell>
          <table:table-cell table:style-name="ce5" table:formula="of:=([.G16]-[.E16])/2" office:value-type="float" office:value="1.9316389498" calcext:value-type="float">
            <text:p>1.9316389498</text:p>
          </table:table-cell>
          <table:table-cell table:style-name="ce5" table:formula="of:=SQRT([.H16]*[.H16]+[.F16]*[.F16])/2" office:value-type="float" office:value="0.453466637041164" calcext:value-type="float">
            <text:p>0.453466637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21.64328" calcext:value-type="float">
            <text:p>21.64328</text:p>
          </table:table-cell>
          <table:table-cell table:style-name="ce5" office:value-type="float" office:value="1.10242595243" calcext:value-type="float">
            <text:p>1.1024259524</text:p>
          </table:table-cell>
          <table:table-cell table:style-name="ce5" table:formula="of:=([.L16]-[.E16])/2" office:value-type="float" office:value="4.17664" calcext:value-type="float">
            <text:p>4.17664</text:p>
          </table:table-cell>
          <table:table-cell table:style-name="ce35" table:formula="of:=SQRT([.M16]*[.M16]+[.F16]*[.F16])/2" office:value-type="float" office:value="0.591659315102702" calcext:value-type="float">
            <text:p>0.5916593151</text:p>
          </table:table-cell>
          <table:table-cell table:style-name="ce5" office:value-type="float" office:value="16.6827990379" calcext:value-type="float">
            <text:p>16.6827990379</text:p>
          </table:table-cell>
          <table:table-cell table:style-name="ce5" office:value-type="float" office:value="0.906671951164" calcext:value-type="float">
            <text:p>0.9066719512</text:p>
          </table:table-cell>
          <table:table-cell table:style-name="ce5" table:formula="of:=([.P16]-[.E16])/2" office:value-type="float" office:value="1.69639951895" calcext:value-type="float">
            <text:p>1.696399519</text:p>
          </table:table-cell>
          <table:table-cell table:style-name="ce5" table:formula="of:=SQRT([.Q16]*[.Q16]+[.F16]*[.F16])/2" office:value-type="float" office:value="0.501735494814632" calcext:value-type="float">
            <text:p>0.5017354948</text:p>
          </table:table-cell>
          <table:table-cell table:style-name="ce5" office:value-type="float" office:value="0.5916" calcext:value-type="float">
            <text:p>0.591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3C75</text:p>
          </table:table-cell>
          <table:table-cell table:style-name="ce5" office:value-type="float" office:value="170.2558" calcext:value-type="float">
            <text:p>170.2558</text:p>
          </table:table-cell>
          <table:table-cell table:style-name="ce5" office:value-type="float" office:value="-44.9111" calcext:value-type="float">
            <text:p>-44.9111</text:p>
          </table:table-cell>
          <table:table-cell table:style-name="ce5" office:value-type="float" office:value="10.09" calcext:value-type="float">
            <text:p>10.09</text:p>
          </table:table-cell>
          <table:table-cell table:style-name="ce5" office:value-type="float" office:value="0.22" calcext:value-type="float">
            <text:p>0.22</text:p>
          </table:table-cell>
          <table:table-cell table:style-name="ce5" office:value-type="float" office:value="15.1351613955" calcext:value-type="float">
            <text:p>15.1351613955</text:p>
          </table:table-cell>
          <table:table-cell table:style-name="ce5" office:value-type="float" office:value="0.729743138903" calcext:value-type="float">
            <text:p>0.7297431389</text:p>
          </table:table-cell>
          <table:table-cell table:style-name="ce5" table:formula="of:=([.G17]-[.E17])/2" office:value-type="float" office:value="2.52258069775" calcext:value-type="float">
            <text:p>2.5225806978</text:p>
          </table:table-cell>
          <table:table-cell table:style-name="ce5" table:formula="of:=SQRT([.H17]*[.H17]+[.F17]*[.F17])/2" office:value-type="float" office:value="0.381092196448577" calcext:value-type="float">
            <text:p>0.3810921964</text:p>
          </table:table-cell>
          <table:table-cell table:style-name="ce5" office:value-type="float" office:value="0.0045" calcext:value-type="float">
            <text:p>0.0045</text:p>
          </table:table-cell>
          <table:table-cell table:style-name="ce5" office:value-type="float" office:value="17.6221864" calcext:value-type="float">
            <text:p>17.6221864</text:p>
          </table:table-cell>
          <table:table-cell table:style-name="ce5" office:value-type="float" office:value="0.826017898356" calcext:value-type="float">
            <text:p>0.8260178984</text:p>
          </table:table-cell>
          <table:table-cell table:style-name="ce5" table:formula="of:=([.L17]-[.E17])/2" office:value-type="float" office:value="3.7660932" calcext:value-type="float">
            <text:p>3.7660932</text:p>
          </table:table-cell>
          <table:table-cell table:style-name="ce35" table:formula="of:=SQRT([.M17]*[.M17]+[.F17]*[.F17])/2" office:value-type="float" office:value="0.42740658874322" calcext:value-type="float">
            <text:p>0.4274065887</text:p>
          </table:table-cell>
          <table:table-cell table:style-name="ce5" office:value-type="float" office:value="13.4404787674" calcext:value-type="float">
            <text:p>13.4404787674</text:p>
          </table:table-cell>
          <table:table-cell table:style-name="ce5" office:value-type="float" office:value="0.749696560735" calcext:value-type="float">
            <text:p>0.7496965607</text:p>
          </table:table-cell>
          <table:table-cell table:style-name="ce5" table:formula="of:=([.P17]-[.E17])/2" office:value-type="float" office:value="1.6752393837" calcext:value-type="float">
            <text:p>1.6752393837</text:p>
          </table:table-cell>
          <table:table-cell table:style-name="ce5" table:formula="of:=SQRT([.Q17]*[.Q17]+[.F17]*[.F17])/2" office:value-type="float" office:value="0.390654877474315" calcext:value-type="float">
            <text:p>0.3906548775</text:p>
          </table:table-cell>
          <table:table-cell table:style-name="ce5" office:value-type="float" office:value="0.4875" calcext:value-type="float">
            <text:p>0.487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1424" calcext:value-type="float">
            <text:p>0.1424</text:p>
          </table:table-cell>
          <table:table-cell table:style-name="ce13" office:value-type="float" office:value="0.0648" calcext:value-type="float">
            <text:p>0.0648</text:p>
          </table:table-cell>
          <table:table-cell table:number-columns-repeated="988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T0526+24</text:p>
          </table:table-cell>
          <table:table-cell table:style-name="ce5" office:value-type="float" office:value="181.3551" calcext:value-type="float">
            <text:p>181.3551</text:p>
          </table:table-cell>
          <table:table-cell table:style-name="ce5" office:value-type="float" office:value="-5.1933" calcext:value-type="float">
            <text:p>-5.1933</text:p>
          </table:table-cell>
          <table:table-cell table:style-name="ce5" office:value-type="float" office:value="121.74" calcext:value-type="float">
            <text:p>121.74</text:p>
          </table:table-cell>
          <table:table-cell table:style-name="ce5" office:value-type="float" office:value="81.93" calcext:value-type="float">
            <text:p>81.93</text:p>
          </table:table-cell>
          <table:table-cell table:style-name="ce5" office:value-type="float" office:value="103.738316212" calcext:value-type="float">
            <text:p>103.738316212</text:p>
          </table:table-cell>
          <table:table-cell table:style-name="ce5" office:value-type="float" office:value="4.98627705044" calcext:value-type="float">
            <text:p>4.9862770504</text:p>
          </table:table-cell>
          <table:table-cell table:style-name="ce5" table:formula="of:=([.G18]-[.E18])/2" office:value-type="float" office:value="-9.000841894" calcext:value-type="float">
            <text:p>-9.000841894</text:p>
          </table:table-cell>
          <table:table-cell table:style-name="ce5" table:formula="of:=SQRT([.H18]*[.H18]+[.F18]*[.F18])/2" office:value-type="float" office:value="41.0407963459036" calcext:value-type="float">
            <text:p>41.0407963459</text:p>
          </table:table-cell>
          <table:table-cell table:style-name="ce5" office:value-type="float" office:value="0.017" calcext:value-type="float">
            <text:p>0.017</text:p>
          </table:table-cell>
          <table:table-cell table:style-name="ce5" office:value-type="float" office:value="114.2765184" calcext:value-type="float">
            <text:p>114.2765184</text:p>
          </table:table-cell>
          <table:table-cell table:style-name="ce5" office:value-type="float" office:value="4.62525383944" calcext:value-type="float">
            <text:p>4.6252538394</text:p>
          </table:table-cell>
          <table:table-cell table:style-name="ce5" table:formula="of:=([.L18]-[.E18])/2" office:value-type="float" office:value="-3.7317408" calcext:value-type="float">
            <text:p>-3.7317408</text:p>
          </table:table-cell>
          <table:table-cell table:style-name="ce35" table:formula="of:=SQRT([.M18]*[.M18]+[.F18]*[.F18])/2" office:value-type="float" office:value="41.0302262761225" calcext:value-type="float">
            <text:p>41.0302262761</text:p>
          </table:table-cell>
          <table:table-cell table:style-name="ce5" office:value-type="float" office:value="59.3276830839" calcext:value-type="float">
            <text:p>59.3276830839</text:p>
          </table:table-cell>
          <table:table-cell table:style-name="ce5" office:value-type="float" office:value="3.301592264" calcext:value-type="float">
            <text:p>3.301592264</text:p>
          </table:table-cell>
          <table:table-cell table:style-name="ce5" table:formula="of:=([.P18]-[.E18])/2" office:value-type="float" office:value="-31.20615845805" calcext:value-type="float">
            <text:p>-31.2061584581</text:p>
          </table:table-cell>
          <table:table-cell table:style-name="ce5" table:formula="of:=SQRT([.Q18]*[.Q18]+[.F18]*[.F18])/2" office:value-type="float" office:value="40.9982481682989" calcext:value-type="float">
            <text:p>40.9982481683</text:p>
          </table:table-cell>
          <table:table-cell table:style-name="ce5" office:value-type="float" office:value="3.1043" calcext:value-type="float">
            <text:p>3.104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.524" calcext:value-type="float">
            <text:p>2.524</text:p>
          </table:table-cell>
          <table:table-cell table:style-name="ce13" office:value-type="float" office:value="2.101" calcext:value-type="float">
            <text:p>2.101</text:p>
          </table:table-cell>
          <table:table-cell table:number-columns-repeated="988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3C133</text:p>
          </table:table-cell>
          <table:table-cell table:style-name="ce5" office:value-type="float" office:value="177.7259" calcext:value-type="float">
            <text:p>177.7259</text:p>
          </table:table-cell>
          <table:table-cell table:style-name="ce5" office:value-type="float" office:value="-9.9122" calcext:value-type="float">
            <text:p>-9.9122</text:p>
          </table:table-cell>
          <table:table-cell table:style-name="ce5" office:value-type="float" office:value="35.98" calcext:value-type="float">
            <text:p>35.98</text:p>
          </table:table-cell>
          <table:table-cell table:style-name="ce5" office:value-type="float" office:value="4.05" calcext:value-type="float">
            <text:p>4.05</text:p>
          </table:table-cell>
          <table:table-cell table:style-name="ce5" office:value-type="float" office:value="87.3206793903" calcext:value-type="float">
            <text:p>87.3206793903</text:p>
          </table:table-cell>
          <table:table-cell table:style-name="ce5" office:value-type="float" office:value="3.86929315981" calcext:value-type="float">
            <text:p>3.8692931598</text:p>
          </table:table-cell>
          <table:table-cell table:style-name="ce5" table:formula="of:=([.G19]-[.E19])/2" office:value-type="float" office:value="25.67033969515" calcext:value-type="float">
            <text:p>25.6703396952</text:p>
          </table:table-cell>
          <table:table-cell table:style-name="ce5" table:formula="of:=SQRT([.H19]*[.H19]+[.F19]*[.F19])/2" office:value-type="float" office:value="2.8006217861643" calcext:value-type="float">
            <text:p>2.8006217862</text:p>
          </table:table-cell>
          <table:table-cell table:style-name="ce5" office:value-type="float" office:value="0.0442" calcext:value-type="float">
            <text:p>0.0442</text:p>
          </table:table-cell>
          <table:table-cell table:style-name="ce5" office:value-type="float" office:value="87.9286728" calcext:value-type="float">
            <text:p>87.9286728</text:p>
          </table:table-cell>
          <table:table-cell table:style-name="ce5" office:value-type="float" office:value="5.98293771369" calcext:value-type="float">
            <text:p>5.9829377137</text:p>
          </table:table-cell>
          <table:table-cell table:style-name="ce5" table:formula="of:=([.L19]-[.E19])/2" office:value-type="float" office:value="25.9743364" calcext:value-type="float">
            <text:p>25.9743364</text:p>
          </table:table-cell>
          <table:table-cell table:style-name="ce35" table:formula="of:=SQRT([.M19]*[.M19]+[.F19]*[.F19])/2" office:value-type="float" office:value="3.61241068006858" calcext:value-type="float">
            <text:p>3.6124106801</text:p>
          </table:table-cell>
          <table:table-cell table:style-name="ce5" office:value-type="float" office:value="45.6770729016" calcext:value-type="float">
            <text:p>45.6770729016</text:p>
          </table:table-cell>
          <table:table-cell table:style-name="ce5" office:value-type="float" office:value="2.39536709845" calcext:value-type="float">
            <text:p>2.3953670985</text:p>
          </table:table-cell>
          <table:table-cell table:style-name="ce5" table:formula="of:=([.P19]-[.E19])/2" office:value-type="float" office:value="4.8485364508" calcext:value-type="float">
            <text:p>4.8485364508</text:p>
          </table:table-cell>
          <table:table-cell table:style-name="ce5" table:formula="of:=SQRT([.Q19]*[.Q19]+[.F19]*[.F19])/2" office:value-type="float" office:value="2.35267313583596" calcext:value-type="float">
            <text:p>2.3526731358</text:p>
          </table:table-cell>
          <table:table-cell table:style-name="ce5" office:value-type="float" office:value="2.4741" calcext:value-type="float">
            <text:p>2.474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2506" calcext:value-type="float">
            <text:p>1.2506</text:p>
          </table:table-cell>
          <table:table-cell table:style-name="ce13" office:value-type="float" office:value="0.12029597" calcext:value-type="float">
            <text:p>0.12029597</text:p>
          </table:table-cell>
          <table:table-cell table:number-columns-repeated="988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3C132</text:p>
          </table:table-cell>
          <table:table-cell table:style-name="ce5" office:value-type="float" office:value="178.8598" calcext:value-type="float">
            <text:p>178.8598</text:p>
          </table:table-cell>
          <table:table-cell table:style-name="ce5" office:value-type="float" office:value="-12.5219" calcext:value-type="float">
            <text:p>-12.5219</text:p>
          </table:table-cell>
          <table:table-cell table:style-name="ce5" office:value-type="float" office:value="30.16" calcext:value-type="float">
            <text:p>30.16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office:value-type="float" office:value="42.8439629137" calcext:value-type="float">
            <text:p>42.8439629137</text:p>
          </table:table-cell>
          <table:table-cell table:style-name="ce5" office:value-type="float" office:value="1.93985569945" calcext:value-type="float">
            <text:p>1.9398556995</text:p>
          </table:table-cell>
          <table:table-cell table:style-name="ce5" table:formula="of:=([.G20]-[.E20])/2" office:value-type="float" office:value="6.34198145685" calcext:value-type="float">
            <text:p>6.3419814569</text:p>
          </table:table-cell>
          <table:table-cell table:style-name="ce5" table:formula="of:=SQRT([.H20]*[.H20]+[.F20]*[.F20])/2" office:value-type="float" office:value="1.26366927384983" calcext:value-type="float">
            <text:p>1.2636692738</text:p>
          </table:table-cell>
          <table:table-cell table:style-name="ce5" office:value-type="float" office:value="0.0118" calcext:value-type="float">
            <text:p>0.0118</text:p>
          </table:table-cell>
          <table:table-cell table:style-name="ce5" office:value-type="float" office:value="48.5948592" calcext:value-type="float">
            <text:p>48.5948592</text:p>
          </table:table-cell>
          <table:table-cell table:style-name="ce5" office:value-type="float" office:value="2.23542221558" calcext:value-type="float">
            <text:p>2.2354222156</text:p>
          </table:table-cell>
          <table:table-cell table:style-name="ce5" table:formula="of:=([.L20]-[.E20])/2" office:value-type="float" office:value="9.2174296" calcext:value-type="float">
            <text:p>9.2174296</text:p>
          </table:table-cell>
          <table:table-cell table:style-name="ce35" table:formula="of:=SQRT([.M20]*[.M20]+[.F20]*[.F20])/2" office:value-type="float" office:value="1.38035434598408" calcext:value-type="float">
            <text:p>1.380354346</text:p>
          </table:table-cell>
          <table:table-cell table:style-name="ce5" office:value-type="float" office:value="29.7665525838" calcext:value-type="float">
            <text:p>29.7665525838</text:p>
          </table:table-cell>
          <table:table-cell table:style-name="ce5" office:value-type="float" office:value="1.58536723916" calcext:value-type="float">
            <text:p>1.5853672392</text:p>
          </table:table-cell>
          <table:table-cell table:style-name="ce5" table:formula="of:=([.P20]-[.E20])/2" office:value-type="float" office:value="-0.1967237081" calcext:value-type="float">
            <text:p>-0.1967237081</text:p>
          </table:table-cell>
          <table:table-cell table:style-name="ce5" table:formula="of:=SQRT([.Q20]*[.Q20]+[.F20]*[.F20])/2" office:value-type="float" office:value="1.13333460229116" calcext:value-type="float">
            <text:p>1.1333346023</text:p>
          </table:table-cell>
          <table:table-cell table:style-name="ce5" office:value-type="float" office:value="1.2918" calcext:value-type="float">
            <text:p>1.29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246" calcext:value-type="float">
            <text:p>0.246</text:p>
          </table:table-cell>
          <table:table-cell table:style-name="ce13" office:value-type="float" office:value="0.0318" calcext:value-type="float">
            <text:p>0.0318</text:p>
          </table:table-cell>
          <table:table-cell table:number-columns-repeated="988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3C131</text:p>
          </table:table-cell>
          <table:table-cell table:style-name="ce5" office:value-type="float" office:value="171.4368" calcext:value-type="float">
            <text:p>171.4368</text:p>
          </table:table-cell>
          <table:table-cell table:style-name="ce5" office:value-type="float" office:value="-7.7967" calcext:value-type="float">
            <text:p>-7.7967</text:p>
          </table:table-cell>
          <table:table-cell table:style-name="ce5" office:value-type="float" office:value="36.07" calcext:value-type="float">
            <text:p>36.07</text:p>
          </table:table-cell>
          <table:table-cell table:style-name="ce5" office:value-type="float" office:value="2.07" calcext:value-type="float">
            <text:p>2.07</text:p>
          </table:table-cell>
          <table:table-cell table:style-name="ce5" office:value-type="float" office:value="78.2131894792" calcext:value-type="float">
            <text:p>78.2131894792</text:p>
          </table:table-cell>
          <table:table-cell table:style-name="ce5" office:value-type="float" office:value="3.58670063777" calcext:value-type="float">
            <text:p>3.5867006378</text:p>
          </table:table-cell>
          <table:table-cell table:style-name="ce5" table:formula="of:=([.G21]-[.E21])/2" office:value-type="float" office:value="21.0715947396" calcext:value-type="float">
            <text:p>21.0715947396</text:p>
          </table:table-cell>
          <table:table-cell table:style-name="ce5" table:formula="of:=SQRT([.H21]*[.H21]+[.F21]*[.F21])/2" office:value-type="float" office:value="2.07058696176831" calcext:value-type="float">
            <text:p>2.0705869618</text:p>
          </table:table-cell>
          <table:table-cell table:style-name="ce5" office:value-type="float" office:value="0.0174" calcext:value-type="float">
            <text:p>0.0174</text:p>
          </table:table-cell>
          <table:table-cell table:style-name="ce5" office:value-type="float" office:value="95.0823464" calcext:value-type="float">
            <text:p>95.0823464</text:p>
          </table:table-cell>
          <table:table-cell table:style-name="ce5" office:value-type="float" office:value="4.01777966477" calcext:value-type="float">
            <text:p>4.0177796648</text:p>
          </table:table-cell>
          <table:table-cell table:style-name="ce5" table:formula="of:=([.L21]-[.E21])/2" office:value-type="float" office:value="29.5061732" calcext:value-type="float">
            <text:p>29.5061732</text:p>
          </table:table-cell>
          <table:table-cell table:style-name="ce35" table:formula="of:=SQRT([.M21]*[.M21]+[.F21]*[.F21])/2" office:value-type="float" office:value="2.25983702037555" calcext:value-type="float">
            <text:p>2.2598370204</text:p>
          </table:table-cell>
          <table:table-cell table:style-name="ce5" office:value-type="float" office:value="45.8266497257" calcext:value-type="float">
            <text:p>45.8266497257</text:p>
          </table:table-cell>
          <table:table-cell table:style-name="ce5" office:value-type="float" office:value="2.46339420248" calcext:value-type="float">
            <text:p>2.4633942025</text:p>
          </table:table-cell>
          <table:table-cell table:style-name="ce5" table:formula="of:=([.P21]-[.E21])/2" office:value-type="float" office:value="4.87832486285" calcext:value-type="float">
            <text:p>4.8783248629</text:p>
          </table:table-cell>
          <table:table-cell table:style-name="ce5" table:formula="of:=SQRT([.Q21]*[.Q21]+[.F21]*[.F21])/2" office:value-type="float" office:value="1.60882029736171" calcext:value-type="float">
            <text:p>1.6088202974</text:p>
          </table:table-cell>
          <table:table-cell table:style-name="ce5" office:value-type="float" office:value="2.6089" calcext:value-type="float">
            <text:p>2.608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607" calcext:value-type="float">
            <text:p>1.3607</text:p>
          </table:table-cell>
          <table:table-cell table:style-name="ce13" office:value-type="float" office:value="0.08086062" calcext:value-type="float">
            <text:p>0.08086062</text:p>
          </table:table-cell>
          <table:table-cell table:number-columns-repeated="988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3C310</text:p>
          </table:table-cell>
          <table:table-cell table:style-name="ce5" office:value-type="float" office:value="38.5004" calcext:value-type="float">
            <text:p>38.5004</text:p>
          </table:table-cell>
          <table:table-cell table:style-name="ce5" office:value-type="float" office:value="60.2098" calcext:value-type="float">
            <text:p>60.2098</text:p>
          </table:table-cell>
          <table:table-cell table:style-name="ce5" office:value-type="float" office:value="4.79" calcext:value-type="float">
            <text:p>4.79</text:p>
          </table:table-cell>
          <table:table-cell table:style-name="ce5" office:value-type="float" office:value="0.12" calcext:value-type="float">
            <text:p>0.12</text:p>
          </table:table-cell>
          <table:table-cell table:style-name="ce5" office:value-type="float" office:value="4.84106313642" calcext:value-type="float">
            <text:p>4.8410631364</text:p>
          </table:table-cell>
          <table:table-cell table:style-name="ce5" office:value-type="float" office:value="0.269928363142" calcext:value-type="float">
            <text:p>0.2699283631</text:p>
          </table:table-cell>
          <table:table-cell table:style-name="ce5" table:formula="of:=([.G22]-[.E22])/2" office:value-type="float" office:value="0.0255315682099999" calcext:value-type="float">
            <text:p>0.0255315682</text:p>
          </table:table-cell>
          <table:table-cell table:style-name="ce5" table:formula="of:=SQRT([.H22]*[.H22]+[.F22]*[.F22])/2" office:value-type="float" office:value="0.147700136449259" calcext:value-type="float">
            <text:p>0.1477001364</text:p>
          </table:table-cell>
          <table:table-cell table:style-name="ce5" office:value-type="float" office:value="0.0015" calcext:value-type="float">
            <text:p>0.0015</text:p>
          </table:table-cell>
          <table:table-cell table:style-name="ce5" office:value-type="float" office:value="3.9641376" calcext:value-type="float">
            <text:p>3.9641376</text:p>
          </table:table-cell>
          <table:table-cell table:style-name="ce5" office:value-type="float" office:value="0.22455750057" calcext:value-type="float">
            <text:p>0.2245575006</text:p>
          </table:table-cell>
          <table:table-cell table:style-name="ce5" table:formula="of:=([.L22]-[.E22])/2" office:value-type="float" office:value="-0.4129312" calcext:value-type="float">
            <text:p>-0.4129312</text:p>
          </table:table-cell>
          <table:table-cell table:style-name="ce35" table:formula="of:=SQRT([.M22]*[.M22]+[.F22]*[.F22])/2" office:value-type="float" office:value="0.127304822240013" calcext:value-type="float">
            <text:p>0.1273048222</text:p>
          </table:table-cell>
          <table:table-cell table:style-name="ce5" office:value-type="float" office:value="4.40342174333" calcext:value-type="float">
            <text:p>4.4034217433</text:p>
          </table:table-cell>
          <table:table-cell table:style-name="ce5" office:value-type="float" office:value="0.274837228046" calcext:value-type="float">
            <text:p>0.274837228</text:p>
          </table:table-cell>
          <table:table-cell table:style-name="ce5" table:formula="of:=([.P22]-[.E22])/2" office:value-type="float" office:value="-0.193289128335" calcext:value-type="float">
            <text:p>-0.1932891283</text:p>
          </table:table-cell>
          <table:table-cell table:style-name="ce5" table:formula="of:=SQRT([.Q22]*[.Q22]+[.F22]*[.F22])/2" office:value-type="float" office:value="0.14994624196692" calcext:value-type="float">
            <text:p>0.149946242</text:p>
          </table:table-cell>
          <table:table-cell table:style-name="ce5" office:value-type="float" office:value="0.1095" calcext:value-type="float">
            <text:p>0.1095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3C315</text:p>
          </table:table-cell>
          <table:table-cell table:style-name="ce5" office:value-type="float" office:value="39.3605" calcext:value-type="float">
            <text:p>39.3605</text:p>
          </table:table-cell>
          <table:table-cell table:style-name="ce5" office:value-type="float" office:value="58.303" calcext:value-type="float">
            <text:p>58.303</text:p>
          </table:table-cell>
          <table:table-cell table:style-name="ce5" office:value-type="float" office:value="6.1" calcext:value-type="float">
            <text:p>6.1</text:p>
          </table:table-cell>
          <table:table-cell table:style-name="ce5" office:value-type="float" office:value="0.48" calcext:value-type="float">
            <text:p>0.48</text:p>
          </table:table-cell>
          <table:table-cell table:style-name="ce5" office:value-type="float" office:value="5.53908173592" calcext:value-type="float">
            <text:p>5.5390817359</text:p>
          </table:table-cell>
          <table:table-cell table:style-name="ce5" office:value-type="float" office:value="0.234359707942" calcext:value-type="float">
            <text:p>0.2343597079</text:p>
          </table:table-cell>
          <table:table-cell table:style-name="ce5" table:formula="of:=([.G23]-[.E23])/2" office:value-type="float" office:value="-0.28045913204" calcext:value-type="float">
            <text:p>-0.280459132</text:p>
          </table:table-cell>
          <table:table-cell table:style-name="ce5" table:formula="of:=SQRT([.H23]*[.H23]+[.F23]*[.F23])/2" office:value-type="float" office:value="0.267078861343733" calcext:value-type="float">
            <text:p>0.2670788613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6.037336" calcext:value-type="float">
            <text:p>6.037336</text:p>
          </table:table-cell>
          <table:table-cell table:style-name="ce5" office:value-type="float" office:value="0.235799763007" calcext:value-type="float">
            <text:p>0.235799763</text:p>
          </table:table-cell>
          <table:table-cell table:style-name="ce5" table:formula="of:=([.L23]-[.E23])/2" office:value-type="float" office:value="-0.0313319999999999" calcext:value-type="float">
            <text:p>-0.031332</text:p>
          </table:table-cell>
          <table:table-cell table:style-name="ce35" table:formula="of:=SQRT([.M23]*[.M23]+[.F23]*[.F23])/2" office:value-type="float" office:value="0.267395553550427" calcext:value-type="float">
            <text:p>0.2673955536</text:p>
          </table:table-cell>
          <table:table-cell table:style-name="ce5" office:value-type="float" office:value="5.58676025467" calcext:value-type="float">
            <text:p>5.5867602547</text:p>
          </table:table-cell>
          <table:table-cell table:style-name="ce5" office:value-type="float" office:value="0.283593808515" calcext:value-type="float">
            <text:p>0.2835938085</text:p>
          </table:table-cell>
          <table:table-cell table:style-name="ce5" table:formula="of:=([.P23]-[.E23])/2" office:value-type="float" office:value="-0.256619872665" calcext:value-type="float">
            <text:p>-0.2566198727</text:p>
          </table:table-cell>
          <table:table-cell table:style-name="ce5" table:formula="of:=SQRT([.Q23]*[.Q23]+[.F23]*[.F23])/2" office:value-type="float" office:value="0.278758608937931" calcext:value-type="float">
            <text:p>0.2787586089</text:p>
          </table:table-cell>
          <table:table-cell table:style-name="ce5" office:value-type="float" office:value="0.1654" calcext:value-type="float">
            <text:p>0.165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C109</text:p>
          </table:table-cell>
          <table:table-cell table:style-name="ce5" office:value-type="float" office:value="181.828" calcext:value-type="float">
            <text:p>181.828</text:p>
          </table:table-cell>
          <table:table-cell table:style-name="ce5" office:value-type="float" office:value="-27.7769" calcext:value-type="float">
            <text:p>-27.7769</text:p>
          </table:table-cell>
          <table:table-cell table:style-name="ce5" office:value-type="float" office:value="26.29" calcext:value-type="float">
            <text:p>26.29</text:p>
          </table:table-cell>
          <table:table-cell table:style-name="ce5" office:value-type="float" office:value="1.26" calcext:value-type="float">
            <text:p>1.26</text:p>
          </table:table-cell>
          <table:table-cell table:style-name="ce5" office:value-type="float" office:value="52.2978606528" calcext:value-type="float">
            <text:p>52.2978606528</text:p>
          </table:table-cell>
          <table:table-cell table:style-name="ce5" office:value-type="float" office:value="2.58511236896" calcext:value-type="float">
            <text:p>2.585112369</text:p>
          </table:table-cell>
          <table:table-cell table:style-name="ce5" table:formula="of:=([.G24]-[.E24])/2" office:value-type="float" office:value="13.0039303264" calcext:value-type="float">
            <text:p>13.0039303264</text:p>
          </table:table-cell>
          <table:table-cell table:style-name="ce5" table:formula="of:=SQRT([.H24]*[.H24]+[.F24]*[.F24])/2" office:value-type="float" office:value="1.43791567556568" calcext:value-type="float">
            <text:p>1.4379156756</text:p>
          </table:table-cell>
          <table:table-cell table:style-name="ce5" office:value-type="float" office:value="0.0319" calcext:value-type="float">
            <text:p>0.0319</text:p>
          </table:table-cell>
          <table:table-cell table:style-name="ce5" office:value-type="float" office:value="57.4344304" calcext:value-type="float">
            <text:p>57.4344304</text:p>
          </table:table-cell>
          <table:table-cell table:style-name="ce5" office:value-type="float" office:value="4.20250225927" calcext:value-type="float">
            <text:p>4.2025022593</text:p>
          </table:table-cell>
          <table:table-cell table:style-name="ce5" table:formula="of:=([.L24]-[.E24])/2" office:value-type="float" office:value="15.5722152" calcext:value-type="float">
            <text:p>15.5722152</text:p>
          </table:table-cell>
          <table:table-cell table:style-name="ce35" table:formula="of:=SQRT([.M24]*[.M24]+[.F24]*[.F24])/2" office:value-type="float" office:value="2.19366276118103" calcext:value-type="float">
            <text:p>2.1936627612</text:p>
          </table:table-cell>
          <table:table-cell table:style-name="ce5" office:value-type="float" office:value="38.1054525856" calcext:value-type="float">
            <text:p>38.1054525856</text:p>
          </table:table-cell>
          <table:table-cell table:style-name="ce5" office:value-type="float" office:value="2.16564483106" calcext:value-type="float">
            <text:p>2.1656448311</text:p>
          </table:table-cell>
          <table:table-cell table:style-name="ce5" table:formula="of:=([.P24]-[.E24])/2" office:value-type="float" office:value="5.9077262928" calcext:value-type="float">
            <text:p>5.9077262928</text:p>
          </table:table-cell>
          <table:table-cell table:style-name="ce5" table:formula="of:=SQRT([.Q24]*[.Q24]+[.F24]*[.F24])/2" office:value-type="float" office:value="1.25275870923902" calcext:value-type="float">
            <text:p>1.2527587092</text:p>
          </table:table-cell>
          <table:table-cell table:style-name="ce5" office:value-type="float" office:value="1.5286" calcext:value-type="float">
            <text:p>1.528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3305" calcext:value-type="float">
            <text:p>0.3305</text:p>
          </table:table-cell>
          <table:table-cell table:style-name="ce13" office:value-type="float" office:value="0.08754542" calcext:value-type="float">
            <text:p>0.08754542</text:p>
          </table:table-cell>
          <table:table-cell table:number-columns-repeated="988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3C234</text:p>
          </table:table-cell>
          <table:table-cell table:style-name="ce5" office:value-type="float" office:value="200.205" calcext:value-type="float">
            <text:p>200.205</text:p>
          </table:table-cell>
          <table:table-cell table:style-name="ce5" office:value-type="float" office:value="52.7049" calcext:value-type="float">
            <text:p>52.7049</text:p>
          </table:table-cell>
          <table:table-cell table:style-name="ce5" office:value-type="float" office:value="2.03" calcext:value-type="float">
            <text:p>2.03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1.09292306742" calcext:value-type="float">
            <text:p>1.0929230674</text:p>
          </table:table-cell>
          <table:table-cell table:style-name="ce5" office:value-type="float" office:value="0.0584279336268" calcext:value-type="float">
            <text:p>0.0584279336</text:p>
          </table:table-cell>
          <table:table-cell table:style-name="ce5" table:formula="of:=([.G25]-[.E25])/2" office:value-type="float" office:value="-0.46853846629" calcext:value-type="float">
            <text:p>-0.4685384663</text:p>
          </table:table-cell>
          <table:table-cell table:style-name="ce5" table:formula="of:=SQRT([.H25]*[.H25]+[.F25]*[.F25])/2" office:value-type="float" office:value="0.0418742863458524" calcext:value-type="float">
            <text:p>0.0418742863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1.8567656" calcext:value-type="float">
            <text:p>1.8567656</text:p>
          </table:table-cell>
          <table:table-cell table:style-name="ce5" office:value-type="float" office:value="0.0763251390227" calcext:value-type="float">
            <text:p>0.076325139</text:p>
          </table:table-cell>
          <table:table-cell table:style-name="ce5" table:formula="of:=([.L25]-[.E25])/2" office:value-type="float" office:value="-0.0866171999999998" calcext:value-type="float">
            <text:p>-0.0866172</text:p>
          </table:table-cell>
          <table:table-cell table:style-name="ce35" table:formula="of:=SQRT([.M25]*[.M25]+[.F25]*[.F25])/2" office:value-type="float" office:value="0.0485425762780327" calcext:value-type="float">
            <text:p>0.0485425763</text:p>
          </table:table-cell>
          <table:table-cell table:style-name="ce5" office:value-type="float" office:value="1.87282890924" calcext:value-type="float">
            <text:p>1.8728289092</text:p>
          </table:table-cell>
          <table:table-cell table:style-name="ce5" office:value-type="float" office:value="0.113063669115" calcext:value-type="float">
            <text:p>0.1130636691</text:p>
          </table:table-cell>
          <table:table-cell table:style-name="ce5" table:formula="of:=([.P25]-[.E25])/2" office:value-type="float" office:value="-0.07858554538" calcext:value-type="float">
            <text:p>-0.0785855454</text:p>
          </table:table-cell>
          <table:table-cell table:style-name="ce5" table:formula="of:=SQRT([.Q25]*[.Q25]+[.F25]*[.F25])/2" office:value-type="float" office:value="0.0639988149768146" calcext:value-type="float">
            <text:p>0.063998815</text:p>
          </table:table-cell>
          <table:table-cell table:style-name="ce5" office:value-type="float" office:value="0.0498" calcext:value-type="float">
            <text:p>0.049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3C236</text:p>
          </table:table-cell>
          <table:table-cell table:style-name="ce5" office:value-type="float" office:value="190.064" calcext:value-type="float">
            <text:p>190.064</text:p>
          </table:table-cell>
          <table:table-cell table:style-name="ce5" office:value-type="float" office:value="53.9808" calcext:value-type="float">
            <text:p>53.9808</text:p>
          </table:table-cell>
          <table:table-cell table:style-name="ce5" office:value-type="float" office:value="1.52" calcext:value-type="float">
            <text:p>1.52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0.968029148561" calcext:value-type="float">
            <text:p>0.9680291486</text:p>
          </table:table-cell>
          <table:table-cell table:style-name="ce5" office:value-type="float" office:value="0.0538782987933" calcext:value-type="float">
            <text:p>0.0538782988</text:p>
          </table:table-cell>
          <table:table-cell table:style-name="ce5" table:formula="of:=([.G26]-[.E26])/2" office:value-type="float" office:value="-0.2759854257195" calcext:value-type="float">
            <text:p>-0.2759854257</text:p>
          </table:table-cell>
          <table:table-cell table:style-name="ce5" table:formula="of:=SQRT([.H26]*[.H26]+[.F26]*[.F26])/2" office:value-type="float" office:value="0.0367521124592183" calcext:value-type="float">
            <text:p>0.0367521125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1.1049464" calcext:value-type="float">
            <text:p>1.1049464</text:p>
          </table:table-cell>
          <table:table-cell table:style-name="ce5" office:value-type="float" office:value="0.0610376971797" calcext:value-type="float">
            <text:p>0.0610376972</text:p>
          </table:table-cell>
          <table:table-cell table:style-name="ce5" table:formula="of:=([.L26]-[.E26])/2" office:value-type="float" office:value="-0.2075268" calcext:value-type="float">
            <text:p>-0.2075268</text:p>
          </table:table-cell>
          <table:table-cell table:style-name="ce35" table:formula="of:=SQRT([.M26]*[.M26]+[.F26]*[.F26])/2" office:value-type="float" office:value="0.039451237233453" calcext:value-type="float">
            <text:p>0.0394512372</text:p>
          </table:table-cell>
          <table:table-cell table:style-name="ce5" office:value-type="float" office:value="1.29561157893" calcext:value-type="float">
            <text:p>1.2956115789</text:p>
          </table:table-cell>
          <table:table-cell table:style-name="ce5" office:value-type="float" office:value="0.0807487785102" calcext:value-type="float">
            <text:p>0.0807487785</text:p>
          </table:table-cell>
          <table:table-cell table:style-name="ce5" table:formula="of:=([.P26]-[.E26])/2" office:value-type="float" office:value="-0.112194210535" calcext:value-type="float">
            <text:p>-0.1121942105</text:p>
          </table:table-cell>
          <table:table-cell table:style-name="ce5" table:formula="of:=SQRT([.Q26]*[.Q26]+[.F26]*[.F26])/2" office:value-type="float" office:value="0.0474878016728753" calcext:value-type="float">
            <text:p>0.0474878017</text:p>
          </table:table-cell>
          <table:table-cell table:style-name="ce5" office:value-type="float" office:value="0.0293" calcext:value-type="float">
            <text:p>0.029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3C237</text:p>
          </table:table-cell>
          <table:table-cell table:style-name="ce5" office:value-type="float" office:value="232.1171" calcext:value-type="float">
            <text:p>232.1171</text:p>
          </table:table-cell>
          <table:table-cell table:style-name="ce5" office:value-type="float" office:value="46.6273" calcext:value-type="float">
            <text:p>46.6273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0.23" calcext:value-type="float">
            <text:p>0.23</text:p>
          </table:table-cell>
          <table:table-cell table:style-name="ce5" office:value-type="float" office:value="3.07664562219" calcext:value-type="float">
            <text:p>3.0766456222</text:p>
          </table:table-cell>
          <table:table-cell table:style-name="ce5" office:value-type="float" office:value="0.120848186364" calcext:value-type="float">
            <text:p>0.1208481864</text:p>
          </table:table-cell>
          <table:table-cell table:style-name="ce5" table:formula="of:=([.G27]-[.E27])/2" office:value-type="float" office:value="0.238322811095" calcext:value-type="float">
            <text:p>0.2383228111</text:p>
          </table:table-cell>
          <table:table-cell table:style-name="ce5" table:formula="of:=SQRT([.H27]*[.H27]+[.F27]*[.F27])/2" office:value-type="float" office:value="0.12990793292508" calcext:value-type="float">
            <text:p>0.1299079329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1.9478952" calcext:value-type="float">
            <text:p>1.9478952</text:p>
          </table:table-cell>
          <table:table-cell table:style-name="ce5" office:value-type="float" office:value="0.0848661252385" calcext:value-type="float">
            <text:p>0.0848661252</text:p>
          </table:table-cell>
          <table:table-cell table:style-name="ce5" table:formula="of:=([.L27]-[.E27])/2" office:value-type="float" office:value="-0.3260524" calcext:value-type="float">
            <text:p>-0.3260524</text:p>
          </table:table-cell>
          <table:table-cell table:style-name="ce35" table:formula="of:=SQRT([.M27]*[.M27]+[.F27]*[.F27])/2" office:value-type="float" office:value="0.12257881058017" calcext:value-type="float">
            <text:p>0.1225788106</text:p>
          </table:table-cell>
          <table:table-cell table:style-name="ce5" office:value-type="float" office:value="2.56911956149" calcext:value-type="float">
            <text:p>2.5691195615</text:p>
          </table:table-cell>
          <table:table-cell table:style-name="ce5" office:value-type="float" office:value="0.123997183479" calcext:value-type="float">
            <text:p>0.1239971835</text:p>
          </table:table-cell>
          <table:table-cell table:style-name="ce5" table:formula="of:=([.P27]-[.E27])/2" office:value-type="float" office:value="-0.0154402192550001" calcext:value-type="float">
            <text:p>-0.0154402193</text:p>
          </table:table-cell>
          <table:table-cell table:style-name="ce5" table:formula="of:=SQRT([.Q27]*[.Q27]+[.F27]*[.F27])/2" office:value-type="float" office:value="0.130647714781703" calcext:value-type="float">
            <text:p>0.1306477148</text:p>
          </table:table-cell>
          <table:table-cell table:style-name="ce5" office:value-type="float" office:value="0.0534" calcext:value-type="float">
            <text:p>0.053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3C154</text:p>
          </table:table-cell>
          <table:table-cell table:style-name="ce5" office:value-type="float" office:value="185.5941" calcext:value-type="float">
            <text:p>185.5941</text:p>
          </table:table-cell>
          <table:table-cell table:style-name="ce5" office:value-type="float" office:value="4.0066" calcext:value-type="float">
            <text:p>4.0066</text:p>
          </table:table-cell>
          <table:table-cell table:style-name="ce5" office:value-type="float" office:value="45.94" calcext:value-type="float">
            <text:p>45.94</text:p>
          </table:table-cell>
          <table:table-cell table:style-name="ce5" office:value-type="float" office:value="14.94" calcext:value-type="float">
            <text:p>14.94</text:p>
          </table:table-cell>
          <table:table-cell table:style-name="ce5" office:value-type="float" office:value="77.0481100401" calcext:value-type="float">
            <text:p>77.0481100401</text:p>
          </table:table-cell>
          <table:table-cell table:style-name="ce5" office:value-type="float" office:value="3.38067999647" calcext:value-type="float">
            <text:p>3.3806799965</text:p>
          </table:table-cell>
          <table:table-cell table:style-name="ce5" table:formula="of:=([.G28]-[.E28])/2" office:value-type="float" office:value="15.55405502005" calcext:value-type="float">
            <text:p>15.5540550201</text:p>
          </table:table-cell>
          <table:table-cell table:style-name="ce5" table:formula="of:=SQRT([.H28]*[.H28]+[.F28]*[.F28])/2" office:value-type="float" office:value="7.65886083628846" calcext:value-type="float">
            <text:p>7.6588608363</text:p>
          </table:table-cell>
          <table:table-cell table:style-name="ce5" office:value-type="float" office:value="0.0307" calcext:value-type="float">
            <text:p>0.0307</text:p>
          </table:table-cell>
          <table:table-cell table:style-name="ce5" office:value-type="float" office:value="61.8656072" calcext:value-type="float">
            <text:p>61.8656072</text:p>
          </table:table-cell>
          <table:table-cell table:style-name="ce5" office:value-type="float" office:value="4.17138663258" calcext:value-type="float">
            <text:p>4.1713866326</text:p>
          </table:table-cell>
          <table:table-cell table:style-name="ce5" table:formula="of:=([.L28]-[.E28])/2" office:value-type="float" office:value="7.9628036" calcext:value-type="float">
            <text:p>7.9628036</text:p>
          </table:table-cell>
          <table:table-cell table:style-name="ce35" table:formula="of:=SQRT([.M28]*[.M28]+[.F28]*[.F28])/2" office:value-type="float" office:value="7.75570864651431" calcext:value-type="float">
            <text:p>7.7557086465</text:p>
          </table:table-cell>
          <table:table-cell table:style-name="ce5" office:value-type="float" office:value="38.1542259114" calcext:value-type="float">
            <text:p>38.1542259114</text:p>
          </table:table-cell>
          <table:table-cell table:style-name="ce5" office:value-type="float" office:value="1.98689379396" calcext:value-type="float">
            <text:p>1.986893794</text:p>
          </table:table-cell>
          <table:table-cell table:style-name="ce5" table:formula="of:=([.P28]-[.E28])/2" office:value-type="float" office:value="-3.8928870443" calcext:value-type="float">
            <text:p>-3.8928870443</text:p>
          </table:table-cell>
          <table:table-cell table:style-name="ce5" table:formula="of:=SQRT([.Q28]*[.Q28]+[.F28]*[.F28])/2" office:value-type="float" office:value="7.53577048065552" calcext:value-type="float">
            <text:p>7.5357704807</text:p>
          </table:table-cell>
          <table:table-cell table:style-name="ce5" office:value-type="float" office:value="1.6651" calcext:value-type="float">
            <text:p>1.665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3749" calcext:value-type="float">
            <text:p>0.3749</text:p>
          </table:table-cell>
          <table:table-cell table:style-name="ce13" office:value-type="float" office:value="0.19592746" calcext:value-type="float">
            <text:p>0.19592746</text:p>
          </table:table-cell>
          <table:table-cell table:number-columns-repeated="988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3C228.0</text:p>
          </table:table-cell>
          <table:table-cell table:style-name="ce5" office:value-type="float" office:value="220.8313" calcext:value-type="float">
            <text:p>220.8313</text:p>
          </table:table-cell>
          <table:table-cell table:style-name="ce5" office:value-type="float" office:value="46.6355" calcext:value-type="float">
            <text:p>46.6355</text:p>
          </table:table-cell>
          <table:table-cell table:style-name="ce5" office:value-type="float" office:value="3.37" calcext:value-type="float">
            <text:p>3.37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27209906206" calcext:value-type="float">
            <text:p>3.2720990621</text:p>
          </table:table-cell>
          <table:table-cell table:style-name="ce5" office:value-type="float" office:value="0.129202397777" calcext:value-type="float">
            <text:p>0.1292023978</text:p>
          </table:table-cell>
          <table:table-cell table:style-name="ce5" table:formula="of:=([.G29]-[.E29])/2" office:value-type="float" office:value="-0.04895046897" calcext:value-type="float">
            <text:p>-0.048950469</text:p>
          </table:table-cell>
          <table:table-cell table:style-name="ce5" table:formula="of:=SQRT([.H29]*[.H29]+[.F29]*[.F29])/2" office:value-type="float" office:value="0.0712272061633161" calcext:value-type="float">
            <text:p>0.0712272062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3.2806656" calcext:value-type="float">
            <text:p>3.2806656</text:p>
          </table:table-cell>
          <table:table-cell table:style-name="ce5" office:value-type="float" office:value="0.173900637069" calcext:value-type="float">
            <text:p>0.1739006371</text:p>
          </table:table-cell>
          <table:table-cell table:style-name="ce5" table:formula="of:=([.L29]-[.E29])/2" office:value-type="float" office:value="-0.0446672000000001" calcext:value-type="float">
            <text:p>-0.0446672</text:p>
          </table:table-cell>
          <table:table-cell table:style-name="ce35" table:formula="of:=SQRT([.M29]*[.M29]+[.F29]*[.F29])/2" office:value-type="float" office:value="0.0919802038117497" calcext:value-type="float">
            <text:p>0.0919802038</text:p>
          </table:table-cell>
          <table:table-cell table:style-name="ce5" office:value-type="float" office:value="2.97658898381" calcext:value-type="float">
            <text:p>2.9765889838</text:p>
          </table:table-cell>
          <table:table-cell table:style-name="ce5" office:value-type="float" office:value="0.144165095199" calcext:value-type="float">
            <text:p>0.1441650952</text:p>
          </table:table-cell>
          <table:table-cell table:style-name="ce5" table:formula="of:=([.P29]-[.E29])/2" office:value-type="float" office:value="-0.196705508095" calcext:value-type="float">
            <text:p>-0.1967055081</text:p>
          </table:table-cell>
          <table:table-cell table:style-name="ce5" table:formula="of:=SQRT([.Q29]*[.Q29]+[.F29]*[.F29])/2" office:value-type="float" office:value="0.0780762042394108" calcext:value-type="float">
            <text:p>0.0780762042</text:p>
          </table:table-cell>
          <table:table-cell table:style-name="ce5" office:value-type="float" office:value="0.0895" calcext:value-type="float">
            <text:p>0.0895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4C22.12</text:p>
          </table:table-cell>
          <table:table-cell table:style-name="ce5" office:value-type="float" office:value="188.0524" calcext:value-type="float">
            <text:p>188.0524</text:p>
          </table:table-cell>
          <table:table-cell table:style-name="ce5" office:value-type="float" office:value="0.047" calcext:value-type="float">
            <text:p>0.047</text:p>
          </table:table-cell>
          <table:table-cell table:style-name="ce5" office:value-type="float" office:value="107.33" calcext:value-type="float">
            <text:p>107.33</text:p>
          </table:table-cell>
          <table:table-cell table:style-name="ce5" office:value-type="float" office:value="19.19" calcext:value-type="float">
            <text:p>19.19</text:p>
          </table:table-cell>
          <table:table-cell table:style-name="ce5" office:value-type="float" office:value="94.318460979" calcext:value-type="float">
            <text:p>94.318460979</text:p>
          </table:table-cell>
          <table:table-cell table:style-name="ce5" office:value-type="float" office:value="3.71257239066" calcext:value-type="float">
            <text:p>3.7125723907</text:p>
          </table:table-cell>
          <table:table-cell table:style-name="ce5" table:formula="of:=([.G30]-[.E30])/2" office:value-type="float" office:value="-6.5057695105" calcext:value-type="float">
            <text:p>-6.5057695105</text:p>
          </table:table-cell>
          <table:table-cell table:style-name="ce5" table:formula="of:=SQRT([.H30]*[.H30]+[.F30]*[.F30])/2" office:value-type="float" office:value="9.77291274078372" calcext:value-type="float">
            <text:p>9.7729127408</text:p>
          </table:table-cell>
          <table:table-cell table:style-name="ce5" office:value-type="float" office:value="0.014" calcext:value-type="float">
            <text:p>0.014</text:p>
          </table:table-cell>
          <table:table-cell table:style-name="ce5" office:value-type="float" office:value="93.749576" calcext:value-type="float">
            <text:p>93.749576</text:p>
          </table:table-cell>
          <table:table-cell table:style-name="ce5" office:value-type="float" office:value="3.79700343424" calcext:value-type="float">
            <text:p>3.7970034342</text:p>
          </table:table-cell>
          <table:table-cell table:style-name="ce5" table:formula="of:=([.L30]-[.E30])/2" office:value-type="float" office:value="-6.790212" calcext:value-type="float">
            <text:p>-6.790212</text:p>
          </table:table-cell>
          <table:table-cell table:style-name="ce35" table:formula="of:=SQRT([.M30]*[.M30]+[.F30]*[.F30])/2" office:value-type="float" office:value="9.78101905579923" calcext:value-type="float">
            <text:p>9.7810190558</text:p>
          </table:table-cell>
          <table:table-cell table:style-name="ce5" office:value-type="float" office:value="49.084184046" calcext:value-type="float">
            <text:p>49.084184046</text:p>
          </table:table-cell>
          <table:table-cell table:style-name="ce5" office:value-type="float" office:value="2.37233442793" calcext:value-type="float">
            <text:p>2.3723344279</text:p>
          </table:table-cell>
          <table:table-cell table:style-name="ce5" table:formula="of:=([.P30]-[.E30])/2" office:value-type="float" office:value="-29.122907977" calcext:value-type="float">
            <text:p>-29.122907977</text:p>
          </table:table-cell>
          <table:table-cell table:style-name="ce5" table:formula="of:=SQRT([.Q30]*[.Q30]+[.F30]*[.F30])/2" office:value-type="float" office:value="9.6680410456041" calcext:value-type="float">
            <text:p>9.6680410456</text:p>
          </table:table-cell>
          <table:table-cell table:style-name="ce5" office:value-type="float" office:value="2.5495" calcext:value-type="float">
            <text:p>2.549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2969" calcext:value-type="float">
            <text:p>0.2969</text:p>
          </table:table-cell>
          <table:table-cell table:style-name="ce13" office:value-type="float" office:value="0.06048446" calcext:value-type="float">
            <text:p>0.06048446</text:p>
          </table:table-cell>
          <table:table-cell table:number-columns-repeated="988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NRAO140</text:p>
          </table:table-cell>
          <table:table-cell table:style-name="ce5" office:value-type="float" office:value="158.9996697" calcext:value-type="float">
            <text:p>158.9996697</text:p>
          </table:table-cell>
          <table:table-cell table:style-name="ce5" office:value-type="float" office:value="-18.7650247" calcext:value-type="float">
            <text:p>-18.7650247</text:p>
          </table:table-cell>
          <table:table-cell table:style-name="ce5" office:value-type="float" office:value="37.09" calcext:value-type="float">
            <text:p>37.09</text:p>
          </table:table-cell>
          <table:table-cell table:style-name="ce5" office:value-type="float" office:value="22.97" calcext:value-type="float">
            <text:p>22.97</text:p>
          </table:table-cell>
          <table:table-cell table:style-name="ce5" office:value-type="float" office:value="47.8506986295" calcext:value-type="float">
            <text:p>47.8506986295</text:p>
          </table:table-cell>
          <table:table-cell table:style-name="ce5" office:value-type="float" office:value="2.79187526404" calcext:value-type="float">
            <text:p>2.791875264</text:p>
          </table:table-cell>
          <table:table-cell table:style-name="ce5" table:formula="of:=([.G31]-[.E31])/2" office:value-type="float" office:value="5.38034931475" calcext:value-type="float">
            <text:p>5.3803493148</text:p>
          </table:table-cell>
          <table:table-cell table:style-name="ce5" table:formula="of:=SQRT([.H31]*[.H31]+[.F31]*[.F31])/2" office:value-type="float" office:value="11.5695231912335" calcext:value-type="float">
            <text:p>11.5695231912</text:p>
          </table:table-cell>
          <table:table-cell table:style-name="ce5" office:value-type="float" office:value="0.0762" calcext:value-type="float">
            <text:p>0.0762</text:p>
          </table:table-cell>
          <table:table-cell table:style-name="ce5" office:value-type="float" office:value="69.9191856" calcext:value-type="float">
            <text:p>69.9191856</text:p>
          </table:table-cell>
          <table:table-cell table:style-name="ce5" office:value-type="float" office:value="9.05255109529" calcext:value-type="float">
            <text:p>9.0525510953</text:p>
          </table:table-cell>
          <table:table-cell table:style-name="ce5" table:formula="of:=([.L31]-[.E31])/2" office:value-type="float" office:value="16.4145928" calcext:value-type="float">
            <text:p>16.4145928</text:p>
          </table:table-cell>
          <table:table-cell table:style-name="ce35" table:formula="of:=SQRT([.M31]*[.M31]+[.F31]*[.F31])/2" office:value-type="float" office:value="12.3447314808063" calcext:value-type="float">
            <text:p>12.3447314808</text:p>
          </table:table-cell>
          <table:table-cell table:style-name="ce5" office:value-type="float" office:value="58.0973253403" calcext:value-type="float">
            <text:p>58.0973253403</text:p>
          </table:table-cell>
          <table:table-cell table:style-name="ce5" office:value-type="float" office:value="3.76101370319" calcext:value-type="float">
            <text:p>3.7610137032</text:p>
          </table:table-cell>
          <table:table-cell table:style-name="ce5" table:formula="of:=([.P31]-[.E31])/2" office:value-type="float" office:value="10.50366267015" calcext:value-type="float">
            <text:p>10.5036626702</text:p>
          </table:table-cell>
          <table:table-cell table:style-name="ce5" table:formula="of:=SQRT([.Q31]*[.Q31]+[.F31]*[.F31])/2" office:value-type="float" office:value="11.6379349980525" calcext:value-type="float">
            <text:p>11.6379349981</text:p>
          </table:table-cell>
          <table:table-cell table:style-name="ce5" office:value-type="float" office:value="1.9287" calcext:value-type="float">
            <text:p>1.928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3C318</text:p>
          </table:table-cell>
          <table:table-cell table:style-name="ce5" office:value-type="float" office:value="29.9821" calcext:value-type="float">
            <text:p>29.9821</text:p>
          </table:table-cell>
          <table:table-cell table:style-name="ce5" office:value-type="float" office:value="54.7856" calcext:value-type="float">
            <text:p>54.7856</text:p>
          </table:table-cell>
          <table:table-cell table:style-name="ce5" office:value-type="float" office:value="6.06" calcext:value-type="float">
            <text:p>6.06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5.77467981367" calcext:value-type="float">
            <text:p>5.7746798137</text:p>
          </table:table-cell>
          <table:table-cell table:style-name="ce5" office:value-type="float" office:value="0.333567275028" calcext:value-type="float">
            <text:p>0.333567275</text:p>
          </table:table-cell>
          <table:table-cell table:style-name="ce5" table:formula="of:=([.G32]-[.E32])/2" office:value-type="float" office:value="-0.142660093165" calcext:value-type="float">
            <text:p>-0.1426600932</text:p>
          </table:table-cell>
          <table:table-cell table:style-name="ce5" table:formula="of:=SQRT([.H32]*[.H32]+[.F32]*[.F32])/2" office:value-type="float" office:value="0.191942131233352" calcext:value-type="float">
            <text:p>0.1919421312</text:p>
          </table:table-cell>
          <table:table-cell table:style-name="ce5" office:value-type="float" office:value="0.0014" calcext:value-type="float">
            <text:p>0.0014</text:p>
          </table:table-cell>
          <table:table-cell table:style-name="ce5" office:value-type="float" office:value="6.1398568" calcext:value-type="float">
            <text:p>6.1398568</text:p>
          </table:table-cell>
          <table:table-cell table:style-name="ce5" office:value-type="float" office:value="0.276338162009" calcext:value-type="float">
            <text:p>0.276338162</text:p>
          </table:table-cell>
          <table:table-cell table:style-name="ce5" table:formula="of:=([.L32]-[.E32])/2" office:value-type="float" office:value="0.0399284000000004" calcext:value-type="float">
            <text:p>0.0399284</text:p>
          </table:table-cell>
          <table:table-cell table:style-name="ce35" table:formula="of:=SQRT([.M32]*[.M32]+[.F32]*[.F32])/2" office:value-type="float" office:value="0.167677353705347" calcext:value-type="float">
            <text:p>0.1676773537</text:p>
          </table:table-cell>
          <table:table-cell table:style-name="ce5" office:value-type="float" office:value="7.35997688842" calcext:value-type="float">
            <text:p>7.3599768884</text:p>
          </table:table-cell>
          <table:table-cell table:style-name="ce5" office:value-type="float" office:value="0.472603138247" calcext:value-type="float">
            <text:p>0.4726031382</text:p>
          </table:table-cell>
          <table:table-cell table:style-name="ce5" table:formula="of:=([.P32]-[.E32])/2" office:value-type="float" office:value="0.64998844421" calcext:value-type="float">
            <text:p>0.6499884442</text:p>
          </table:table-cell>
          <table:table-cell table:style-name="ce5" table:formula="of:=SQRT([.Q32]*[.Q32]+[.F32]*[.F32])/2" office:value-type="float" office:value="0.254683002122694" calcext:value-type="float">
            <text:p>0.2546830021</text:p>
          </table:table-cell>
          <table:table-cell table:style-name="ce5" office:value-type="float" office:value="0.1679" calcext:value-type="float">
            <text:p>0.1679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3C64</text:p>
          </table:table-cell>
          <table:table-cell table:style-name="ce5" office:value-type="float" office:value="157.7658" calcext:value-type="float">
            <text:p>157.7658</text:p>
          </table:table-cell>
          <table:table-cell table:style-name="ce5" office:value-type="float" office:value="-48.2032" calcext:value-type="float">
            <text:p>-48.2032</text:p>
          </table:table-cell>
          <table:table-cell table:style-name="ce5" office:value-type="float" office:value="8.12" calcext:value-type="float">
            <text:p>8.12</text:p>
          </table:table-cell>
          <table:table-cell table:style-name="ce5" office:value-type="float" office:value="0.23" calcext:value-type="float">
            <text:p>0.23</text:p>
          </table:table-cell>
          <table:table-cell table:style-name="ce5" office:value-type="float" office:value="9.11803130991" calcext:value-type="float">
            <text:p>9.1180313099</text:p>
          </table:table-cell>
          <table:table-cell table:style-name="ce5" office:value-type="float" office:value="0.578333738978" calcext:value-type="float">
            <text:p>0.578333739</text:p>
          </table:table-cell>
          <table:table-cell table:style-name="ce5" table:formula="of:=([.G33]-[.E33])/2" office:value-type="float" office:value="0.499015654955" calcext:value-type="float">
            <text:p>0.499015655</text:p>
          </table:table-cell>
          <table:table-cell table:style-name="ce5" table:formula="of:=SQRT([.H33]*[.H33]+[.F33]*[.F33])/2" office:value-type="float" office:value="0.311195241625042" calcext:value-type="float">
            <text:p>0.3111952416</text:p>
          </table:table-cell>
          <table:table-cell table:style-name="ce5" office:value-type="float" office:value="0.0033" calcext:value-type="float">
            <text:p>0.0033</text:p>
          </table:table-cell>
          <table:table-cell table:style-name="ce5" office:value-type="float" office:value="9.056004" calcext:value-type="float">
            <text:p>9.056004</text:p>
          </table:table-cell>
          <table:table-cell table:style-name="ce5" office:value-type="float" office:value="0.502101073412" calcext:value-type="float">
            <text:p>0.5021010734</text:p>
          </table:table-cell>
          <table:table-cell table:style-name="ce5" table:formula="of:=([.L33]-[.E33])/2" office:value-type="float" office:value="0.468002" calcext:value-type="float">
            <text:p>0.468002</text:p>
          </table:table-cell>
          <table:table-cell table:style-name="ce35" table:formula="of:=SQRT([.M33]*[.M33]+[.F33]*[.F33])/2" office:value-type="float" office:value="0.276136509683835" calcext:value-type="float">
            <text:p>0.2761365097</text:p>
          </table:table-cell>
          <table:table-cell table:style-name="ce5" office:value-type="float" office:value="8.50809595231" calcext:value-type="float">
            <text:p>8.5080959523</text:p>
          </table:table-cell>
          <table:table-cell table:style-name="ce5" office:value-type="float" office:value="0.590050287134" calcext:value-type="float">
            <text:p>0.5900502871</text:p>
          </table:table-cell>
          <table:table-cell table:style-name="ce5" table:formula="of:=([.P33]-[.E33])/2" office:value-type="float" office:value="0.194047976155001" calcext:value-type="float">
            <text:p>0.1940479762</text:p>
          </table:table-cell>
          <table:table-cell table:style-name="ce5" table:formula="of:=SQRT([.Q33]*[.Q33]+[.F33]*[.F33])/2" office:value-type="float" office:value="0.31664623057401" calcext:value-type="float">
            <text:p>0.3166462306</text:p>
          </table:table-cell>
          <table:table-cell table:style-name="ce5" office:value-type="float" office:value="0.2477" calcext:value-type="float">
            <text:p>0.247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3C454.0</text:p>
          </table:table-cell>
          <table:table-cell table:style-name="ce5" office:value-type="float" office:value="88.1001" calcext:value-type="float">
            <text:p>88.1001</text:p>
          </table:table-cell>
          <table:table-cell table:style-name="ce5" office:value-type="float" office:value="-35.9413" calcext:value-type="float">
            <text:p>-35.9413</text:p>
          </table:table-cell>
          <table:table-cell table:style-name="ce5" office:value-type="float" office:value="6.94" calcext:value-type="float">
            <text:p>6.94</text:p>
          </table:table-cell>
          <table:table-cell table:style-name="ce5" office:value-type="float" office:value="0.14" calcext:value-type="float">
            <text:p>0.14</text:p>
          </table:table-cell>
          <table:table-cell table:style-name="ce5" office:value-type="float" office:value="5.517458159" calcext:value-type="float">
            <text:p>5.517458159</text:p>
          </table:table-cell>
          <table:table-cell table:style-name="ce5" office:value-type="float" office:value="0.221772294221" calcext:value-type="float">
            <text:p>0.2217722942</text:p>
          </table:table-cell>
          <table:table-cell table:style-name="ce5" table:formula="of:=([.G34]-[.E34])/2" office:value-type="float" office:value="-0.7112709205" calcext:value-type="float">
            <text:p>-0.7112709205</text:p>
          </table:table-cell>
          <table:table-cell table:style-name="ce5" table:formula="of:=SQRT([.H34]*[.H34]+[.F34]*[.F34])/2" office:value-type="float" office:value="0.131132519311616" calcext:value-type="float">
            <text:p>0.1311325193</text:p>
          </table:table-cell>
          <table:table-cell table:style-name="ce5" office:value-type="float" office:value="0.0021" calcext:value-type="float">
            <text:p>0.0021</text:p>
          </table:table-cell>
          <table:table-cell table:style-name="ce5" office:value-type="float" office:value="5.6842088" calcext:value-type="float">
            <text:p>5.6842088</text:p>
          </table:table-cell>
          <table:table-cell table:style-name="ce5" office:value-type="float" office:value="0.317608497162" calcext:value-type="float">
            <text:p>0.3176084972</text:p>
          </table:table-cell>
          <table:table-cell table:style-name="ce5" table:formula="of:=([.L34]-[.E34])/2" office:value-type="float" office:value="-0.6278956" calcext:value-type="float">
            <text:p>-0.6278956</text:p>
          </table:table-cell>
          <table:table-cell table:style-name="ce35" table:formula="of:=SQRT([.M34]*[.M34]+[.F34]*[.F34])/2" office:value-type="float" office:value="0.17354765733762" calcext:value-type="float">
            <text:p>0.1735476573</text:p>
          </table:table-cell>
          <table:table-cell table:style-name="ce5" office:value-type="float" office:value="5.36568725122" calcext:value-type="float">
            <text:p>5.3656872512</text:p>
          </table:table-cell>
          <table:table-cell table:style-name="ce5" office:value-type="float" office:value="0.262985066303" calcext:value-type="float">
            <text:p>0.2629850663</text:p>
          </table:table-cell>
          <table:table-cell table:style-name="ce5" table:formula="of:=([.P34]-[.E34])/2" office:value-type="float" office:value="-0.78715637439" calcext:value-type="float">
            <text:p>-0.7871563744</text:p>
          </table:table-cell>
          <table:table-cell table:style-name="ce5" table:formula="of:=SQRT([.Q34]*[.Q34]+[.F34]*[.F34])/2" office:value-type="float" office:value="0.148964043562862" calcext:value-type="float">
            <text:p>0.1489640436</text:p>
          </table:table-cell>
          <table:table-cell table:style-name="ce5" office:value-type="float" office:value="0.1541" calcext:value-type="float">
            <text:p>0.154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P0531+19</text:p>
          </table:table-cell>
          <table:table-cell table:style-name="ce5" office:value-type="float" office:value="186.7634" calcext:value-type="float">
            <text:p>186.7634</text:p>
          </table:table-cell>
          <table:table-cell table:style-name="ce5" office:value-type="float" office:value="-7.1085" calcext:value-type="float">
            <text:p>-7.1085</text:p>
          </table:table-cell>
          <table:table-cell table:style-name="ce5" office:value-type="float" office:value="30.36" calcext:value-type="float">
            <text:p>30.36</text:p>
          </table:table-cell>
          <table:table-cell table:style-name="ce5" office:value-type="float" office:value="0.82" calcext:value-type="float">
            <text:p>0.82</text:p>
          </table:table-cell>
          <table:table-cell table:style-name="ce5" office:value-type="float" office:value="28.8956337133" calcext:value-type="float">
            <text:p>28.8956337133</text:p>
          </table:table-cell>
          <table:table-cell table:style-name="ce5" office:value-type="float" office:value="1.33941914047" calcext:value-type="float">
            <text:p>1.3394191405</text:p>
          </table:table-cell>
          <table:table-cell table:style-name="ce5" table:formula="of:=([.G35]-[.E35])/2" office:value-type="float" office:value="-0.732183143349999" calcext:value-type="float">
            <text:p>-0.7321831433</text:p>
          </table:table-cell>
          <table:table-cell table:style-name="ce5" table:formula="of:=SQRT([.H35]*[.H35]+[.F35]*[.F35])/2" office:value-type="float" office:value="0.785245763098629" calcext:value-type="float">
            <text:p>0.7852457631</text:p>
          </table:table-cell>
          <table:table-cell table:style-name="ce5" office:value-type="float" office:value="0.0085" calcext:value-type="float">
            <text:p>0.0085</text:p>
          </table:table-cell>
          <table:table-cell table:style-name="ce5" office:value-type="float" office:value="34.4242064" calcext:value-type="float">
            <text:p>34.4242064</text:p>
          </table:table-cell>
          <table:table-cell table:style-name="ce5" office:value-type="float" office:value="1.59326289011" calcext:value-type="float">
            <text:p>1.5932628901</text:p>
          </table:table-cell>
          <table:table-cell table:style-name="ce5" table:formula="of:=([.L35]-[.E35])/2" office:value-type="float" office:value="2.0321032" calcext:value-type="float">
            <text:p>2.0321032</text:p>
          </table:table-cell>
          <table:table-cell table:style-name="ce35" table:formula="of:=SQRT([.M35]*[.M35]+[.F35]*[.F35])/2" office:value-type="float" office:value="0.895947352945706" calcext:value-type="float">
            <text:p>0.8959473529</text:p>
          </table:table-cell>
          <table:table-cell table:style-name="ce5" office:value-type="float" office:value="23.564239092" calcext:value-type="float">
            <text:p>23.564239092</text:p>
          </table:table-cell>
          <table:table-cell table:style-name="ce5" office:value-type="float" office:value="1.27666584002" calcext:value-type="float">
            <text:p>1.27666584</text:p>
          </table:table-cell>
          <table:table-cell table:style-name="ce5" table:formula="of:=([.P35]-[.E35])/2" office:value-type="float" office:value="-3.397880454" calcext:value-type="float">
            <text:p>-3.397880454</text:p>
          </table:table-cell>
          <table:table-cell table:style-name="ce5" table:formula="of:=SQRT([.Q35]*[.Q35]+[.F35]*[.F35])/2" office:value-type="float" office:value="0.758662584268193" calcext:value-type="float">
            <text:p>0.7586625843</text:p>
          </table:table-cell>
          <table:table-cell table:style-name="ce5" office:value-type="float" office:value="0.9372" calcext:value-type="float">
            <text:p>0.937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3C454.3</text:p>
          </table:table-cell>
          <table:table-cell table:style-name="ce5" office:value-type="float" office:value="86.111" calcext:value-type="float">
            <text:p>86.111</text:p>
          </table:table-cell>
          <table:table-cell table:style-name="ce5" office:value-type="float" office:value="-38.1838" calcext:value-type="float">
            <text:p>-38.1838</text:p>
          </table:table-cell>
          <table:table-cell table:style-name="ce5" office:value-type="float" office:value="7.9" calcext:value-type="float">
            <text:p>7.9</text:p>
          </table:table-cell>
          <table:table-cell table:style-name="ce5" office:value-type="float" office:value="15.75" calcext:value-type="float">
            <text:p>15.75</text:p>
          </table:table-cell>
          <table:table-cell table:style-name="ce5" office:value-type="float" office:value="9.54811240081" calcext:value-type="float">
            <text:p>9.5481124008</text:p>
          </table:table-cell>
          <table:table-cell table:style-name="ce5" office:value-type="float" office:value="0.601447721483" calcext:value-type="float">
            <text:p>0.6014477215</text:p>
          </table:table-cell>
          <table:table-cell table:style-name="ce5" table:formula="of:=([.G36]-[.E36])/2" office:value-type="float" office:value="0.824056200405" calcext:value-type="float">
            <text:p>0.8240562004</text:p>
          </table:table-cell>
          <table:table-cell table:style-name="ce5" table:formula="of:=SQRT([.H36]*[.H36]+[.F36]*[.F36])/2" office:value-type="float" office:value="7.88073980286237" calcext:value-type="float">
            <text:p>7.8807398029</text:p>
          </table:table-cell>
          <table:table-cell table:style-name="ce5" office:value-type="float" office:value="0.0041" calcext:value-type="float">
            <text:p>0.0041</text:p>
          </table:table-cell>
          <table:table-cell table:style-name="ce5" office:value-type="float" office:value="10.1267768" calcext:value-type="float">
            <text:p>10.1267768</text:p>
          </table:table-cell>
          <table:table-cell table:style-name="ce5" office:value-type="float" office:value="0.597221261169" calcext:value-type="float">
            <text:p>0.5972212612</text:p>
          </table:table-cell>
          <table:table-cell table:style-name="ce5" table:formula="of:=([.L36]-[.E36])/2" office:value-type="float" office:value="1.1133884" calcext:value-type="float">
            <text:p>1.1133884</text:p>
          </table:table-cell>
          <table:table-cell table:style-name="ce35" table:formula="of:=SQRT([.M36]*[.M36]+[.F36]*[.F36])/2" office:value-type="float" office:value="7.88065944630892" calcext:value-type="float">
            <text:p>7.8806594463</text:p>
          </table:table-cell>
          <table:table-cell table:style-name="ce5" office:value-type="float" office:value="10.0889350851" calcext:value-type="float">
            <text:p>10.0889350851</text:p>
          </table:table-cell>
          <table:table-cell table:style-name="ce5" office:value-type="float" office:value="0.695661371277" calcext:value-type="float">
            <text:p>0.6956613713</text:p>
          </table:table-cell>
          <table:table-cell table:style-name="ce5" table:formula="of:=([.P36]-[.E36])/2" office:value-type="float" office:value="1.09446754255" calcext:value-type="float">
            <text:p>1.0944675426</text:p>
          </table:table-cell>
          <table:table-cell table:style-name="ce5" table:formula="of:=SQRT([.Q36]*[.Q36]+[.F36]*[.F36])/2" office:value-type="float" office:value="7.88267791970925" calcext:value-type="float">
            <text:p>7.8826779197</text:p>
          </table:table-cell>
          <table:table-cell table:style-name="ce5" office:value-type="float" office:value="0.2873" calcext:value-type="float">
            <text:p>0.287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1047" calcext:value-type="float">
            <text:p>0.1047</text:p>
          </table:table-cell>
          <table:table-cell table:style-name="ce13" office:value-type="float" office:value="0.0781" calcext:value-type="float">
            <text:p>0.0781</text:p>
          </table:table-cell>
          <table:table-cell table:number-columns-repeated="988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3C33-2</text:p>
          </table:table-cell>
          <table:table-cell table:style-name="ce5" office:value-type="float" office:value="129.462" calcext:value-type="float">
            <text:p>129.462</text:p>
          </table:table-cell>
          <table:table-cell table:style-name="ce5" office:value-type="float" office:value="-49.2774" calcext:value-type="float">
            <text:p>-49.2774</text:p>
          </table:table-cell>
          <table:table-cell table:style-name="ce5" office:value-type="float" office:value="3.83" calcext:value-type="float">
            <text:p>3.83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2.74876613738" calcext:value-type="float">
            <text:p>2.7487661374</text:p>
          </table:table-cell>
          <table:table-cell table:style-name="ce5" office:value-type="float" office:value="0.127686767663" calcext:value-type="float">
            <text:p>0.1276867677</text:p>
          </table:table-cell>
          <table:table-cell table:style-name="ce5" table:formula="of:=([.G37]-[.E37])/2" office:value-type="float" office:value="-0.54061693131" calcext:value-type="float">
            <text:p>-0.5406169313</text:p>
          </table:table-cell>
          <table:table-cell table:style-name="ce5" table:formula="of:=SQRT([.H37]*[.H37]+[.F37]*[.F37])/2" office:value-type="float" office:value="0.118642225447166" calcext:value-type="float">
            <text:p>0.1186422254</text:p>
          </table:table-cell>
          <table:table-cell table:style-name="ce5" office:value-type="float" office:value="0.0012" calcext:value-type="float">
            <text:p>0.0012</text:p>
          </table:table-cell>
          <table:table-cell table:style-name="ce5" office:value-type="float" office:value="2.733888" calcext:value-type="float">
            <text:p>2.733888</text:p>
          </table:table-cell>
          <table:table-cell table:style-name="ce5" office:value-type="float" office:value="0.169655403585" calcext:value-type="float">
            <text:p>0.1696554036</text:p>
          </table:table-cell>
          <table:table-cell table:style-name="ce5" table:formula="of:=([.L37]-[.E37])/2" office:value-type="float" office:value="-0.548056" calcext:value-type="float">
            <text:p>-0.548056</text:p>
          </table:table-cell>
          <table:table-cell table:style-name="ce35" table:formula="of:=SQRT([.M37]*[.M37]+[.F37]*[.F37])/2" office:value-type="float" office:value="0.131132524536811" calcext:value-type="float">
            <text:p>0.1311325245</text:p>
          </table:table-cell>
          <table:table-cell table:style-name="ce5" office:value-type="float" office:value="2.81774959327" calcext:value-type="float">
            <text:p>2.8177495933</text:p>
          </table:table-cell>
          <table:table-cell table:style-name="ce5" office:value-type="float" office:value="0.152898369023" calcext:value-type="float">
            <text:p>0.152898369</text:p>
          </table:table-cell>
          <table:table-cell table:style-name="ce5" table:formula="of:=([.P37]-[.E37])/2" office:value-type="float" office:value="-0.506125203365" calcext:value-type="float">
            <text:p>-0.5061252034</text:p>
          </table:table-cell>
          <table:table-cell table:style-name="ce5" table:formula="of:=SQRT([.Q37]*[.Q37]+[.F37]*[.F37])/2" office:value-type="float" office:value="0.125874849801195" calcext:value-type="float">
            <text:p>0.1258748498</text:p>
          </table:table-cell>
          <table:table-cell table:style-name="ce5" office:value-type="float" office:value="0.0758" calcext:value-type="float">
            <text:p>0.075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P0820+22</text:p>
          </table:table-cell>
          <table:table-cell table:style-name="ce5" office:value-type="float" office:value="201.3636" calcext:value-type="float">
            <text:p>201.3636</text:p>
          </table:table-cell>
          <table:table-cell table:style-name="ce5" office:value-type="float" office:value="29.6761" calcext:value-type="float">
            <text:p>29.6761</text:p>
          </table:table-cell>
          <table:table-cell table:style-name="ce5" office:value-type="float" office:value="5.33" calcext:value-type="float">
            <text:p>5.33</text:p>
          </table:table-cell>
          <table:table-cell table:style-name="ce5" office:value-type="float" office:value="0.27" calcext:value-type="float">
            <text:p>0.27</text:p>
          </table:table-cell>
          <table:table-cell table:style-name="ce5" office:value-type="float" office:value="5.19189566693" calcext:value-type="float">
            <text:p>5.1918956669</text:p>
          </table:table-cell>
          <table:table-cell table:style-name="ce5" office:value-type="float" office:value="0.240462586765" calcext:value-type="float">
            <text:p>0.2404625868</text:p>
          </table:table-cell>
          <table:table-cell table:style-name="ce5" table:formula="of:=([.G38]-[.E38])/2" office:value-type="float" office:value="-0.0690521665350001" calcext:value-type="float">
            <text:p>-0.0690521665</text:p>
          </table:table-cell>
          <table:table-cell table:style-name="ce5" table:formula="of:=SQRT([.H38]*[.H38]+[.F38]*[.F38])/2" office:value-type="float" office:value="0.180777664296308" calcext:value-type="float">
            <text:p>0.1807776643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4.0894408" calcext:value-type="float">
            <text:p>4.0894408</text:p>
          </table:table-cell>
          <table:table-cell table:style-name="ce5" office:value-type="float" office:value="0.195689653445" calcext:value-type="float">
            <text:p>0.1956896534</text:p>
          </table:table-cell>
          <table:table-cell table:style-name="ce5" table:formula="of:=([.L38]-[.E38])/2" office:value-type="float" office:value="-0.6202796" calcext:value-type="float">
            <text:p>-0.6202796</text:p>
          </table:table-cell>
          <table:table-cell table:style-name="ce35" table:formula="of:=SQRT([.M38]*[.M38]+[.F38]*[.F38])/2" office:value-type="float" office:value="0.166729151969162" calcext:value-type="float">
            <text:p>0.166729152</text:p>
          </table:table-cell>
          <table:table-cell table:style-name="ce5" office:value-type="float" office:value="4.48341158516" calcext:value-type="float">
            <text:p>4.4834115852</text:p>
          </table:table-cell>
          <table:table-cell table:style-name="ce5" office:value-type="float" office:value="0.242754321607" calcext:value-type="float">
            <text:p>0.2427543216</text:p>
          </table:table-cell>
          <table:table-cell table:style-name="ce5" table:formula="of:=([.P38]-[.E38])/2" office:value-type="float" office:value="-0.42329420742" calcext:value-type="float">
            <text:p>-0.4232942074</text:p>
          </table:table-cell>
          <table:table-cell table:style-name="ce5" table:formula="of:=SQRT([.Q38]*[.Q38]+[.F38]*[.F38])/2" office:value-type="float" office:value="0.181541772506271" calcext:value-type="float">
            <text:p>0.1815417725</text:p>
          </table:table-cell>
          <table:table-cell table:style-name="ce5" office:value-type="float" office:value="0.1101" calcext:value-type="float">
            <text:p>0.110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3C333</text:p>
          </table:table-cell>
          <table:table-cell table:style-name="ce5" office:value-type="float" office:value="37.3001" calcext:value-type="float">
            <text:p>37.3001</text:p>
          </table:table-cell>
          <table:table-cell table:style-name="ce5" office:value-type="float" office:value="42.9721" calcext:value-type="float">
            <text:p>42.9721</text:p>
          </table:table-cell>
          <table:table-cell table:style-name="ce5" office:value-type="float" office:value="6.44" calcext:value-type="float">
            <text:p>6.44</text:p>
          </table:table-cell>
          <table:table-cell table:style-name="ce5" office:value-type="float" office:value="0.42" calcext:value-type="float">
            <text:p>0.42</text:p>
          </table:table-cell>
          <table:table-cell table:style-name="ce5" office:value-type="float" office:value="7.93074508806" calcext:value-type="float">
            <text:p>7.9307450881</text:p>
          </table:table-cell>
          <table:table-cell table:style-name="ce5" office:value-type="float" office:value="0.466893204404" calcext:value-type="float">
            <text:p>0.4668932044</text:p>
          </table:table-cell>
          <table:table-cell table:style-name="ce5" table:formula="of:=([.G39]-[.E39])/2" office:value-type="float" office:value="0.74537254403" calcext:value-type="float">
            <text:p>0.745372544</text:p>
          </table:table-cell>
          <table:table-cell table:style-name="ce5" table:formula="of:=SQRT([.H39]*[.H39]+[.F39]*[.F39])/2" office:value-type="float" office:value="0.314002095661253" calcext:value-type="float">
            <text:p>0.3140020957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8.6117472" calcext:value-type="float">
            <text:p>8.6117472</text:p>
          </table:table-cell>
          <table:table-cell table:style-name="ce5" office:value-type="float" office:value="0.340432515937" calcext:value-type="float">
            <text:p>0.3404325159</text:p>
          </table:table-cell>
          <table:table-cell table:style-name="ce5" table:formula="of:=([.L39]-[.E39])/2" office:value-type="float" office:value="1.0858736" calcext:value-type="float">
            <text:p>1.0858736</text:p>
          </table:table-cell>
          <table:table-cell table:style-name="ce35" table:formula="of:=SQRT([.M39]*[.M39]+[.F39]*[.F39])/2" office:value-type="float" office:value="0.270321243110487" calcext:value-type="float">
            <text:p>0.2703212431</text:p>
          </table:table-cell>
          <table:table-cell table:style-name="ce5" office:value-type="float" office:value="8.19415222644" calcext:value-type="float">
            <text:p>8.1941522264</text:p>
          </table:table-cell>
          <table:table-cell table:style-name="ce5" office:value-type="float" office:value="0.534346180657" calcext:value-type="float">
            <text:p>0.5343461807</text:p>
          </table:table-cell>
          <table:table-cell table:style-name="ce5" table:formula="of:=([.P39]-[.E39])/2" office:value-type="float" office:value="0.87707611322" calcext:value-type="float">
            <text:p>0.8770761132</text:p>
          </table:table-cell>
          <table:table-cell table:style-name="ce5" table:formula="of:=SQRT([.Q39]*[.Q39]+[.F39]*[.F39])/2" office:value-type="float" office:value="0.33982563204632" calcext:value-type="float">
            <text:p>0.339825632</text:p>
          </table:table-cell>
          <table:table-cell table:style-name="ce5" office:value-type="float" office:value="0.239" calcext:value-type="float">
            <text:p>0.239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3C192</text:p>
          </table:table-cell>
          <table:table-cell table:style-name="ce5" office:value-type="float" office:value="197.9126" calcext:value-type="float">
            <text:p>197.9126</text:p>
          </table:table-cell>
          <table:table-cell table:style-name="ce5" office:value-type="float" office:value="26.4098" calcext:value-type="float">
            <text:p>26.4098</text:p>
          </table:table-cell>
          <table:table-cell table:style-name="ce5" office:value-type="float" office:value="5.07" calcext:value-type="float">
            <text:p>5.07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4.70528096644" calcext:value-type="float">
            <text:p>4.7052809664</text:p>
          </table:table-cell>
          <table:table-cell table:style-name="ce5" office:value-type="float" office:value="0.19869253487" calcext:value-type="float">
            <text:p>0.1986925349</text:p>
          </table:table-cell>
          <table:table-cell table:style-name="ce5" table:formula="of:=([.G40]-[.E40])/2" office:value-type="float" office:value="-0.18235951678" calcext:value-type="float">
            <text:p>-0.1823595168</text:p>
          </table:table-cell>
          <table:table-cell table:style-name="ce5" table:formula="of:=SQRT([.H40]*[.H40]+[.F40]*[.F40])/2" office:value-type="float" office:value="0.103777072869042" calcext:value-type="float">
            <text:p>0.1037770729</text:p>
          </table:table-cell>
          <table:table-cell table:style-name="ce5" office:value-type="float" office:value="0.0013" calcext:value-type="float">
            <text:p>0.0013</text:p>
          </table:table-cell>
          <table:table-cell table:style-name="ce5" office:value-type="float" office:value="5.3652552" calcext:value-type="float">
            <text:p>5.3652552</text:p>
          </table:table-cell>
          <table:table-cell table:style-name="ce5" office:value-type="float" office:value="0.246615678788" calcext:value-type="float">
            <text:p>0.2466156788</text:p>
          </table:table-cell>
          <table:table-cell table:style-name="ce5" table:formula="of:=([.L40]-[.E40])/2" office:value-type="float" office:value="0.1476276" calcext:value-type="float">
            <text:p>0.1476276</text:p>
          </table:table-cell>
          <table:table-cell table:style-name="ce35" table:formula="of:=SQRT([.M40]*[.M40]+[.F40]*[.F40])/2" office:value-type="float" office:value="0.12690478027252" calcext:value-type="float">
            <text:p>0.1269047803</text:p>
          </table:table-cell>
          <table:table-cell table:style-name="ce5" office:value-type="float" office:value="5.69577862545" calcext:value-type="float">
            <text:p>5.6957786255</text:p>
          </table:table-cell>
          <table:table-cell table:style-name="ce5" office:value-type="float" office:value="0.288735516291" calcext:value-type="float">
            <text:p>0.2887355163</text:p>
          </table:table-cell>
          <table:table-cell table:style-name="ce5" table:formula="of:=([.P40]-[.E40])/2" office:value-type="float" office:value="0.312889312725" calcext:value-type="float">
            <text:p>0.3128893127</text:p>
          </table:table-cell>
          <table:table-cell table:style-name="ce5" table:formula="of:=SQRT([.Q40]*[.Q40]+[.F40]*[.F40])/2" office:value-type="float" office:value="0.147451855166212" calcext:value-type="float">
            <text:p>0.1474518552</text:p>
          </table:table-cell>
          <table:table-cell table:style-name="ce5" office:value-type="float" office:value="0.148" calcext:value-type="float">
            <text:p>0.14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C98</text:p>
          </table:table-cell>
          <table:table-cell table:style-name="ce5" office:value-type="float" office:value="179.8374" calcext:value-type="float">
            <text:p>179.8374</text:p>
          </table:table-cell>
          <table:table-cell table:style-name="ce5" office:value-type="float" office:value="-31.049" calcext:value-type="float">
            <text:p>-31.049</text:p>
          </table:table-cell>
          <table:table-cell table:style-name="ce5" office:value-type="float" office:value="14.15" calcext:value-type="float">
            <text:p>14.15</text:p>
          </table:table-cell>
          <table:table-cell table:style-name="ce5" office:value-type="float" office:value="0.52" calcext:value-type="float">
            <text:p>0.52</text:p>
          </table:table-cell>
          <table:table-cell table:style-name="ce5" office:value-type="float" office:value="19.1038843655" calcext:value-type="float">
            <text:p>19.1038843655</text:p>
          </table:table-cell>
          <table:table-cell table:style-name="ce5" office:value-type="float" office:value="0.879835873539" calcext:value-type="float">
            <text:p>0.8798358735</text:p>
          </table:table-cell>
          <table:table-cell table:style-name="ce5" table:formula="of:=([.G41]-[.E41])/2" office:value-type="float" office:value="2.47694218275" calcext:value-type="float">
            <text:p>2.4769421828</text:p>
          </table:table-cell>
          <table:table-cell table:style-name="ce5" table:formula="of:=SQRT([.H41]*[.H41]+[.F41]*[.F41])/2" office:value-type="float" office:value="0.51100664486045" calcext:value-type="float">
            <text:p>0.5110066449</text:p>
          </table:table-cell>
          <table:table-cell table:style-name="ce5" office:value-type="float" office:value="0.0054" calcext:value-type="float">
            <text:p>0.0054</text:p>
          </table:table-cell>
          <table:table-cell table:style-name="ce5" office:value-type="float" office:value="21.985016" calcext:value-type="float">
            <text:p>21.985016</text:p>
          </table:table-cell>
          <table:table-cell table:style-name="ce5" office:value-type="float" office:value="1.01556584611" calcext:value-type="float">
            <text:p>1.0155658461</text:p>
          </table:table-cell>
          <table:table-cell table:style-name="ce5" table:formula="of:=([.L41]-[.E41])/2" office:value-type="float" office:value="3.917508" calcext:value-type="float">
            <text:p>3.917508</text:p>
          </table:table-cell>
          <table:table-cell table:style-name="ce35" table:formula="of:=SQRT([.M41]*[.M41]+[.F41]*[.F41])/2" office:value-type="float" office:value="0.570476552494737" calcext:value-type="float">
            <text:p>0.5704765525</text:p>
          </table:table-cell>
          <table:table-cell table:style-name="ce5" office:value-type="float" office:value="17.016960478" calcext:value-type="float">
            <text:p>17.016960478</text:p>
          </table:table-cell>
          <table:table-cell table:style-name="ce5" office:value-type="float" office:value="0.91760670486" calcext:value-type="float">
            <text:p>0.9176067049</text:p>
          </table:table-cell>
          <table:table-cell table:style-name="ce5" table:formula="of:=([.P41]-[.E41])/2" office:value-type="float" office:value="1.433480239" calcext:value-type="float">
            <text:p>1.433480239</text:p>
          </table:table-cell>
          <table:table-cell table:style-name="ce5" table:formula="of:=SQRT([.Q41]*[.Q41]+[.F41]*[.F41])/2" office:value-type="float" office:value="0.527352364364669" calcext:value-type="float">
            <text:p>0.5273523644</text:p>
          </table:table-cell>
          <table:table-cell table:style-name="ce5" office:value-type="float" office:value="0.6019" calcext:value-type="float">
            <text:p>0.6019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3C273</text:p>
          </table:table-cell>
          <table:table-cell table:style-name="ce5" office:value-type="float" office:value="289.9509" calcext:value-type="float">
            <text:p>289.9509</text:p>
          </table:table-cell>
          <table:table-cell table:style-name="ce5" office:value-type="float" office:value="64.36" calcext:value-type="float">
            <text:p>64.36</text:p>
          </table:table-cell>
          <table:table-cell table:style-name="ce5" office:value-type="float" office:value="2.37" calcext:value-type="float">
            <text:p>2.37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1.81638077808" calcext:value-type="float">
            <text:p>1.8163807781</text:p>
          </table:table-cell>
          <table:table-cell table:style-name="ce5" office:value-type="float" office:value="0.13496322784" calcext:value-type="float">
            <text:p>0.1349632278</text:p>
          </table:table-cell>
          <table:table-cell table:style-name="ce5" table:formula="of:=([.G42]-[.E42])/2" office:value-type="float" office:value="-0.27680961096" calcext:value-type="float">
            <text:p>-0.276809611</text:p>
          </table:table-cell>
          <table:table-cell table:style-name="ce5" table:formula="of:=SQRT([.H42]*[.H42]+[.F42]*[.F42])/2" office:value-type="float" office:value="0.116527971823283" calcext:value-type="float">
            <text:p>0.1165279718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2.0390248" calcext:value-type="float">
            <text:p>2.0390248</text:p>
          </table:table-cell>
          <table:table-cell table:style-name="ce5" office:value-type="float" office:value="0.087710402014" calcext:value-type="float">
            <text:p>0.087710402</text:p>
          </table:table-cell>
          <table:table-cell table:style-name="ce5" table:formula="of:=([.L42]-[.E42])/2" office:value-type="float" office:value="-0.1654876" calcext:value-type="float">
            <text:p>-0.1654876</text:p>
          </table:table-cell>
          <table:table-cell table:style-name="ce35" table:formula="of:=SQRT([.M42]*[.M42]+[.F42]*[.F42])/2" office:value-type="float" office:value="0.104634022456199" calcext:value-type="float">
            <text:p>0.1046340225</text:p>
          </table:table-cell>
          <table:table-cell table:style-name="ce5" office:value-type="float" office:value="2.37480111501" calcext:value-type="float">
            <text:p>2.374801115</text:p>
          </table:table-cell>
          <table:table-cell table:style-name="ce5" office:value-type="float" office:value="0.188607579592" calcext:value-type="float">
            <text:p>0.1886075796</text:p>
          </table:table-cell>
          <table:table-cell table:style-name="ce5" table:formula="of:=([.P42]-[.E42])/2" office:value-type="float" office:value="0.0024005575049999" calcext:value-type="float">
            <text:p>0.0024005575</text:p>
          </table:table-cell>
          <table:table-cell table:style-name="ce5" table:formula="of:=SQRT([.Q42]*[.Q42]+[.F42]*[.F42])/2" office:value-type="float" office:value="0.133858898732539" calcext:value-type="float">
            <text:p>0.1338588987</text:p>
          </table:table-cell>
          <table:table-cell table:style-name="ce5" office:value-type="float" office:value="0.055" calcext:value-type="float">
            <text:p>0.055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3C267.0</text:p>
          </table:table-cell>
          <table:table-cell table:style-name="ce5" office:value-type="float" office:value="256.3418" calcext:value-type="float">
            <text:p>256.3418</text:p>
          </table:table-cell>
          <table:table-cell table:style-name="ce5" office:value-type="float" office:value="70.1102" calcext:value-type="float">
            <text:p>70.1102</text:p>
          </table:table-cell>
          <table:table-cell table:style-name="ce5" office:value-type="float" office:value="2.94" calcext:value-type="float">
            <text:p>2.94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2.21133954556" calcext:value-type="float">
            <text:p>2.2113395456</text:p>
          </table:table-cell>
          <table:table-cell table:style-name="ce5" office:value-type="float" office:value="0.0983726380615" calcext:value-type="float">
            <text:p>0.0983726381</text:p>
          </table:table-cell>
          <table:table-cell table:style-name="ce5" table:formula="of:=([.G43]-[.E43])/2" office:value-type="float" office:value="-0.36433022722" calcext:value-type="float">
            <text:p>-0.3643302272</text:p>
          </table:table-cell>
          <table:table-cell table:style-name="ce5" table:formula="of:=SQRT([.H43]*[.H43]+[.F43]*[.F43])/2" office:value-type="float" office:value="0.0514226990714676" calcext:value-type="float">
            <text:p>0.0514226991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3.246492" calcext:value-type="float">
            <text:p>3.246492</text:p>
          </table:table-cell>
          <table:table-cell table:style-name="ce5" office:value-type="float" office:value="0.150145907301" calcext:value-type="float">
            <text:p>0.1501459073</text:p>
          </table:table-cell>
          <table:table-cell table:style-name="ce5" table:formula="of:=([.L43]-[.E43])/2" office:value-type="float" office:value="0.153246" calcext:value-type="float">
            <text:p>0.153246</text:p>
          </table:table-cell>
          <table:table-cell table:style-name="ce35" table:formula="of:=SQRT([.M43]*[.M43]+[.F43]*[.F43])/2" office:value-type="float" office:value="0.0765568309807173" calcext:value-type="float">
            <text:p>0.076556831</text:p>
          </table:table-cell>
          <table:table-cell table:style-name="ce5" office:value-type="float" office:value="3.5686716288" calcext:value-type="float">
            <text:p>3.5686716288</text:p>
          </table:table-cell>
          <table:table-cell table:style-name="ce5" office:value-type="float" office:value="0.187671631826" calcext:value-type="float">
            <text:p>0.1876716318</text:p>
          </table:table-cell>
          <table:table-cell table:style-name="ce5" table:formula="of:=([.P43]-[.E43])/2" office:value-type="float" office:value="0.3143358144" calcext:value-type="float">
            <text:p>0.3143358144</text:p>
          </table:table-cell>
          <table:table-cell table:style-name="ce5" table:formula="of:=SQRT([.Q43]*[.Q43]+[.F43]*[.F43])/2" office:value-type="float" office:value="0.0950271558453605" calcext:value-type="float">
            <text:p>0.0950271558</text:p>
          </table:table-cell>
          <table:table-cell table:style-name="ce5" office:value-type="float" office:value="0.0903" calcext:value-type="float">
            <text:p>0.0903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DW0742+10</text:p>
          </table:table-cell>
          <table:table-cell table:style-name="ce5" office:value-type="float" office:value="209.796" calcext:value-type="float">
            <text:p>209.796</text:p>
          </table:table-cell>
          <table:table-cell table:style-name="ce5" office:value-type="float" office:value="16.5911" calcext:value-type="float">
            <text:p>16.5911</text:p>
          </table:table-cell>
          <table:table-cell table:style-name="ce5" office:value-type="float" office:value="3.06" calcext:value-type="float">
            <text:p>3.06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2.22263528092" calcext:value-type="float">
            <text:p>2.2226352809</text:p>
          </table:table-cell>
          <table:table-cell table:style-name="ce5" office:value-type="float" office:value="0.0895803900164" calcext:value-type="float">
            <text:p>0.08958039</text:p>
          </table:table-cell>
          <table:table-cell table:style-name="ce5" table:formula="of:=([.G44]-[.E44])/2" office:value-type="float" office:value="-0.41868235954" calcext:value-type="float">
            <text:p>-0.4186823595</text:p>
          </table:table-cell>
          <table:table-cell table:style-name="ce5" table:formula="of:=SQRT([.H44]*[.H44]+[.F44]*[.F44])/2" office:value-type="float" office:value="0.0512948493405779" calcext:value-type="float">
            <text:p>0.0512948493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2.4946728" calcext:value-type="float">
            <text:p>2.4946728</text:p>
          </table:table-cell>
          <table:table-cell table:style-name="ce5" office:value-type="float" office:value="0.10794356473" calcext:value-type="float">
            <text:p>0.1079435647</text:p>
          </table:table-cell>
          <table:table-cell table:style-name="ce5" table:formula="of:=([.L44]-[.E44])/2" office:value-type="float" office:value="-0.2826636" calcext:value-type="float">
            <text:p>-0.2826636</text:p>
          </table:table-cell>
          <table:table-cell table:style-name="ce35" table:formula="of:=SQRT([.M44]*[.M44]+[.F44]*[.F44])/2" office:value-type="float" office:value="0.0594806967986668" calcext:value-type="float">
            <text:p>0.0594806968</text:p>
          </table:table-cell>
          <table:table-cell table:style-name="ce5" office:value-type="float" office:value="2.70247002781" calcext:value-type="float">
            <text:p>2.7024700278</text:p>
          </table:table-cell>
          <table:table-cell table:style-name="ce5" office:value-type="float" office:value="0.132696228183" calcext:value-type="float">
            <text:p>0.1326962282</text:p>
          </table:table-cell>
          <table:table-cell table:style-name="ce5" table:formula="of:=([.P44]-[.E44])/2" office:value-type="float" office:value="-0.178764986095" calcext:value-type="float">
            <text:p>-0.1787649861</text:p>
          </table:table-cell>
          <table:table-cell table:style-name="ce5" table:formula="of:=SQRT([.Q44]*[.Q44]+[.F44]*[.F44])/2" office:value-type="float" office:value="0.0709018493658572" calcext:value-type="float">
            <text:p>0.0709018494</text:p>
          </table:table-cell>
          <table:table-cell table:style-name="ce5" office:value-type="float" office:value="0.0675" calcext:value-type="float">
            <text:p>0.0675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P1055+20</text:p>
          </table:table-cell>
          <table:table-cell table:style-name="ce5" office:value-type="float" office:value="222.5101" calcext:value-type="float">
            <text:p>222.5101</text:p>
          </table:table-cell>
          <table:table-cell table:style-name="ce5" office:value-type="float" office:value="63.1302" calcext:value-type="float">
            <text:p>63.1302</text:p>
          </table:table-cell>
          <table:table-cell table:style-name="ce5" office:value-type="float" office:value="2.14" calcext:value-type="float">
            <text:p>2.14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1.5376781818" calcext:value-type="float">
            <text:p>1.5376781818</text:p>
          </table:table-cell>
          <table:table-cell table:style-name="ce5" office:value-type="float" office:value="0.0678258175062" calcext:value-type="float">
            <text:p>0.0678258175</text:p>
          </table:table-cell>
          <table:table-cell table:style-name="ce5" table:formula="of:=([.G45]-[.E45])/2" office:value-type="float" office:value="-0.3011609091" calcext:value-type="float">
            <text:p>-0.3011609091</text:p>
          </table:table-cell>
          <table:table-cell table:style-name="ce5" table:formula="of:=SQRT([.H45]*[.H45]+[.F45]*[.F45])/2" office:value-type="float" office:value="0.0452778685463007" calcext:value-type="float">
            <text:p>0.0452778685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2.4035432" calcext:value-type="float">
            <text:p>2.4035432</text:p>
          </table:table-cell>
          <table:table-cell table:style-name="ce5" office:value-type="float" office:value="0.126922733568" calcext:value-type="float">
            <text:p>0.1269227336</text:p>
          </table:table-cell>
          <table:table-cell table:style-name="ce5" table:formula="of:=([.L45]-[.E45])/2" office:value-type="float" office:value="0.1317716" calcext:value-type="float">
            <text:p>0.1317716</text:p>
          </table:table-cell>
          <table:table-cell table:style-name="ce35" table:formula="of:=SQRT([.M45]*[.M45]+[.F45]*[.F45])/2" office:value-type="float" office:value="0.0701950502107761" calcext:value-type="float">
            <text:p>0.0701950502</text:p>
          </table:table-cell>
          <table:table-cell table:style-name="ce5" office:value-type="float" office:value="2.44395403841" calcext:value-type="float">
            <text:p>2.4439540384</text:p>
          </table:table-cell>
          <table:table-cell table:style-name="ce5" office:value-type="float" office:value="0.127747234753" calcext:value-type="float">
            <text:p>0.1277472348</text:p>
          </table:table-cell>
          <table:table-cell table:style-name="ce5" table:formula="of:=([.P45]-[.E45])/2" office:value-type="float" office:value="0.151977019205" calcext:value-type="float">
            <text:p>0.1519770192</text:p>
          </table:table-cell>
          <table:table-cell table:style-name="ce5" table:formula="of:=SQRT([.Q45]*[.Q45]+[.F45]*[.F45])/2" office:value-type="float" office:value="0.0705679742996745" calcext:value-type="float">
            <text:p>0.0705679743</text:p>
          </table:table-cell>
          <table:table-cell table:style-name="ce5" office:value-type="float" office:value="0.0657" calcext:value-type="float">
            <text:p>0.065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3C433</text:p>
          </table:table-cell>
          <table:table-cell table:style-name="ce5" office:value-type="float" office:value="74.4764" calcext:value-type="float">
            <text:p>74.4764</text:p>
          </table:table-cell>
          <table:table-cell table:style-name="ce5" office:value-type="float" office:value="-17.6945" calcext:value-type="float">
            <text:p>-17.6945</text:p>
          </table:table-cell>
          <table:table-cell table:style-name="ce5" office:value-type="float" office:value="10.38" calcext:value-type="float">
            <text:p>10.38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12.4246471681" calcext:value-type="float">
            <text:p>12.4246471681</text:p>
          </table:table-cell>
          <table:table-cell table:style-name="ce5" office:value-type="float" office:value="0.650485711202" calcext:value-type="float">
            <text:p>0.6504857112</text:p>
          </table:table-cell>
          <table:table-cell table:style-name="ce5" table:formula="of:=([.G46]-[.E46])/2" office:value-type="float" office:value="1.02232358405" calcext:value-type="float">
            <text:p>1.0223235841</text:p>
          </table:table-cell>
          <table:table-cell table:style-name="ce5" table:formula="of:=SQRT([.H46]*[.H46]+[.F46]*[.F46])/2" office:value-type="float" office:value="1.09921922978062" calcext:value-type="float">
            <text:p>1.0992192298</text:p>
          </table:table-cell>
          <table:table-cell table:style-name="ce5" office:value-type="float" office:value="0.0077" calcext:value-type="float">
            <text:p>0.0077</text:p>
          </table:table-cell>
          <table:table-cell table:style-name="ce5" office:value-type="float" office:value="14.2048264" calcext:value-type="float">
            <text:p>14.2048264</text:p>
          </table:table-cell>
          <table:table-cell table:style-name="ce5" office:value-type="float" office:value="1.0207572383" calcext:value-type="float">
            <text:p>1.0207572383</text:p>
          </table:table-cell>
          <table:table-cell table:style-name="ce5" table:formula="of:=([.L46]-[.E46])/2" office:value-type="float" office:value="1.9124132" calcext:value-type="float">
            <text:p>1.9124132</text:p>
          </table:table-cell>
          <table:table-cell table:style-name="ce35" table:formula="of:=SQRT([.M46]*[.M46]+[.F46]*[.F46])/2" office:value-type="float" office:value="1.16747005738283" calcext:value-type="float">
            <text:p>1.1674700574</text:p>
          </table:table-cell>
          <table:table-cell table:style-name="ce5" office:value-type="float" office:value="12.7223838127" calcext:value-type="float">
            <text:p>12.7223838127</text:p>
          </table:table-cell>
          <table:table-cell table:style-name="ce5" office:value-type="float" office:value="0.755627407735" calcext:value-type="float">
            <text:p>0.7556274077</text:p>
          </table:table-cell>
          <table:table-cell table:style-name="ce5" table:formula="of:=([.P46]-[.E46])/2" office:value-type="float" office:value="1.17119190635" calcext:value-type="float">
            <text:p>1.1711919064</text:p>
          </table:table-cell>
          <table:table-cell table:style-name="ce5" table:formula="of:=SQRT([.Q46]*[.Q46]+[.F46]*[.F46])/2" office:value-type="float" office:value="1.11590465310889" calcext:value-type="float">
            <text:p>1.1159046531</text:p>
          </table:table-cell>
          <table:table-cell table:style-name="ce5" office:value-type="float" office:value="0.3896" calcext:value-type="float">
            <text:p>0.3896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3C172.0</text:p>
          </table:table-cell>
          <table:table-cell table:style-name="ce5" office:value-type="float" office:value="191.2045" calcext:value-type="float">
            <text:p>191.2045</text:p>
          </table:table-cell>
          <table:table-cell table:style-name="ce5" office:value-type="float" office:value="13.4105" calcext:value-type="float">
            <text:p>13.4105</text:p>
          </table:table-cell>
          <table:table-cell table:style-name="ce5" office:value-type="float" office:value="9.9" calcext:value-type="float">
            <text:p>9.9</text:p>
          </table:table-cell>
          <table:table-cell table:style-name="ce5" office:value-type="float" office:value="0.18" calcext:value-type="float">
            <text:p>0.18</text:p>
          </table:table-cell>
          <table:table-cell table:style-name="ce5" office:value-type="float" office:value="7.87515309317" calcext:value-type="float">
            <text:p>7.8751530932</text:p>
          </table:table-cell>
          <table:table-cell table:style-name="ce5" office:value-type="float" office:value="0.298876276792" calcext:value-type="float">
            <text:p>0.2988762768</text:p>
          </table:table-cell>
          <table:table-cell table:style-name="ce5" table:formula="of:=([.G47]-[.E47])/2" office:value-type="float" office:value="-1.012423453415" calcext:value-type="float">
            <text:p>-1.0124234534</text:p>
          </table:table-cell>
          <table:table-cell table:style-name="ce5" table:formula="of:=SQRT([.H47]*[.H47]+[.F47]*[.F47])/2" office:value-type="float" office:value="0.174447004007699" calcext:value-type="float">
            <text:p>0.174447004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6.4474192" calcext:value-type="float">
            <text:p>6.4474192</text:p>
          </table:table-cell>
          <table:table-cell table:style-name="ce5" office:value-type="float" office:value="0.258206669472" calcext:value-type="float">
            <text:p>0.2582066695</text:p>
          </table:table-cell>
          <table:table-cell table:style-name="ce5" table:formula="of:=([.L47]-[.E47])/2" office:value-type="float" office:value="-1.7262904" calcext:value-type="float">
            <text:p>-1.7262904</text:p>
          </table:table-cell>
          <table:table-cell table:style-name="ce35" table:formula="of:=SQRT([.M47]*[.M47]+[.F47]*[.F47])/2" office:value-type="float" office:value="0.157377479456102" calcext:value-type="float">
            <text:p>0.1573774795</text:p>
          </table:table-cell>
          <table:table-cell table:style-name="ce5" office:value-type="float" office:value="7.00447662214" calcext:value-type="float">
            <text:p>7.0044766221</text:p>
          </table:table-cell>
          <table:table-cell table:style-name="ce5" office:value-type="float" office:value="0.330544691364" calcext:value-type="float">
            <text:p>0.3305446914</text:p>
          </table:table-cell>
          <table:table-cell table:style-name="ce5" table:formula="of:=([.P47]-[.E47])/2" office:value-type="float" office:value="-1.44776168893" calcext:value-type="float">
            <text:p>-1.4477616889</text:p>
          </table:table-cell>
          <table:table-cell table:style-name="ce5" table:formula="of:=SQRT([.Q47]*[.Q47]+[.F47]*[.F47])/2" office:value-type="float" office:value="0.188188597548392" calcext:value-type="float">
            <text:p>0.1881885975</text:p>
          </table:table-cell>
          <table:table-cell table:style-name="ce5" office:value-type="float" office:value="0.1781" calcext:value-type="float">
            <text:p>0.178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P0428+20</text:p>
          </table:table-cell>
          <table:table-cell table:style-name="ce5" office:value-type="float" office:value="176.8082" calcext:value-type="float">
            <text:p>176.8082</text:p>
          </table:table-cell>
          <table:table-cell table:style-name="ce5" office:value-type="float" office:value="-18.5568" calcext:value-type="float">
            <text:p>-18.5568</text:p>
          </table:table-cell>
          <table:table-cell table:style-name="ce5" office:value-type="float" office:value="30.15" calcext:value-type="float">
            <text:p>30.15</text:p>
          </table:table-cell>
          <table:table-cell table:style-name="ce5" office:value-type="float" office:value="3.11" calcext:value-type="float">
            <text:p>3.11</text:p>
          </table:table-cell>
          <table:table-cell table:style-name="ce5" office:value-type="float" office:value="50.0293582242" calcext:value-type="float">
            <text:p>50.0293582242</text:p>
          </table:table-cell>
          <table:table-cell table:style-name="ce5" office:value-type="float" office:value="2.35756157886" calcext:value-type="float">
            <text:p>2.3575615789</text:p>
          </table:table-cell>
          <table:table-cell table:style-name="ce5" table:formula="of:=([.G48]-[.E48])/2" office:value-type="float" office:value="9.9396791121" calcext:value-type="float">
            <text:p>9.9396791121</text:p>
          </table:table-cell>
          <table:table-cell table:style-name="ce5" table:formula="of:=SQRT([.H48]*[.H48]+[.F48]*[.F48])/2" office:value-type="float" office:value="1.95129422423406" calcext:value-type="float">
            <text:p>1.9512942242</text:p>
          </table:table-cell>
          <table:table-cell table:style-name="ce5" office:value-type="float" office:value="0.0309" calcext:value-type="float">
            <text:p>0.0309</text:p>
          </table:table-cell>
          <table:table-cell table:style-name="ce5" office:value-type="float" office:value="52.057784" calcext:value-type="float">
            <text:p>52.057784</text:p>
          </table:table-cell>
          <table:table-cell table:style-name="ce5" office:value-type="float" office:value="4.00634481121" calcext:value-type="float">
            <text:p>4.0063448112</text:p>
          </table:table-cell>
          <table:table-cell table:style-name="ce5" table:formula="of:=([.L48]-[.E48])/2" office:value-type="float" office:value="10.953892" calcext:value-type="float">
            <text:p>10.953892</text:p>
          </table:table-cell>
          <table:table-cell table:style-name="ce35" table:formula="of:=SQRT([.M48]*[.M48]+[.F48]*[.F48])/2" office:value-type="float" office:value="2.53588735683928" calcext:value-type="float">
            <text:p>2.5358873568</text:p>
          </table:table-cell>
          <table:table-cell table:style-name="ce5" office:value-type="float" office:value="38.905022938" calcext:value-type="float">
            <text:p>38.905022938</text:p>
          </table:table-cell>
          <table:table-cell table:style-name="ce5" office:value-type="float" office:value="2.13348315477" calcext:value-type="float">
            <text:p>2.1334831548</text:p>
          </table:table-cell>
          <table:table-cell table:style-name="ce5" table:formula="of:=([.P48]-[.E48])/2" office:value-type="float" office:value="4.377511469" calcext:value-type="float">
            <text:p>4.377511469</text:p>
          </table:table-cell>
          <table:table-cell table:style-name="ce5" table:formula="of:=SQRT([.Q48]*[.Q48]+[.F48]*[.F48])/2" office:value-type="float" office:value="1.88572601215602" calcext:value-type="float">
            <text:p>1.8857260122</text:p>
          </table:table-cell>
          <table:table-cell table:style-name="ce5" office:value-type="float" office:value="1.4395" calcext:value-type="float">
            <text:p>1.439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4704" calcext:value-type="float">
            <text:p>0.4704</text:p>
          </table:table-cell>
          <table:table-cell table:style-name="ce13" office:value-type="float" office:value="0.07555958" calcext:value-type="float">
            <text:p>0.07555958</text:p>
          </table:table-cell>
          <table:table-cell table:number-columns-repeated="988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4C19.44</text:p>
          </table:table-cell>
          <table:table-cell table:style-name="ce5" office:value-type="float" office:value="8.9924" calcext:value-type="float">
            <text:p>8.9924</text:p>
          </table:table-cell>
          <table:table-cell table:style-name="ce5" office:value-type="float" office:value="73.0418" calcext:value-type="float">
            <text:p>73.0418</text:p>
          </table:table-cell>
          <table:table-cell table:style-name="ce5" office:value-type="float" office:value="3.34" calcext:value-type="float">
            <text:p>3.34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5.81741658322" calcext:value-type="float">
            <text:p>5.8174165832</text:p>
          </table:table-cell>
          <table:table-cell table:style-name="ce5" office:value-type="float" office:value="0.34743187873" calcext:value-type="float">
            <text:p>0.3474318787</text:p>
          </table:table-cell>
          <table:table-cell table:style-name="ce5" table:formula="of:=([.G49]-[.E49])/2" office:value-type="float" office:value="1.23870829161" calcext:value-type="float">
            <text:p>1.2387082916</text:p>
          </table:table-cell>
          <table:table-cell table:style-name="ce5" table:formula="of:=SQRT([.H49]*[.H49]+[.F49]*[.F49])/2" office:value-type="float" office:value="0.17628734381533" calcext:value-type="float">
            <text:p>0.1762873438</text:p>
          </table:table-cell>
          <table:table-cell table:style-name="ce5" office:value-type="float" office:value="0.0024" calcext:value-type="float">
            <text:p>0.0024</text:p>
          </table:table-cell>
          <table:table-cell table:style-name="ce5" office:value-type="float" office:value="5.7069912" calcext:value-type="float">
            <text:p>5.7069912</text:p>
          </table:table-cell>
          <table:table-cell table:style-name="ce5" office:value-type="float" office:value="0.344591486445" calcext:value-type="float">
            <text:p>0.3445914864</text:p>
          </table:table-cell>
          <table:table-cell table:style-name="ce5" table:formula="of:=([.L49]-[.E49])/2" office:value-type="float" office:value="1.1834956" calcext:value-type="float">
            <text:p>1.1834956</text:p>
          </table:table-cell>
          <table:table-cell table:style-name="ce35" table:formula="of:=SQRT([.M49]*[.M49]+[.F49]*[.F49])/2" office:value-type="float" office:value="0.174888030272497" calcext:value-type="float">
            <text:p>0.1748880303</text:p>
          </table:table-cell>
          <table:table-cell table:style-name="ce5" office:value-type="float" office:value="5.75643110689" calcext:value-type="float">
            <text:p>5.7564311069</text:p>
          </table:table-cell>
          <table:table-cell table:style-name="ce5" office:value-type="float" office:value="0.379811266158" calcext:value-type="float">
            <text:p>0.3798112662</text:p>
          </table:table-cell>
          <table:table-cell table:style-name="ce5" table:formula="of:=([.P49]-[.E49])/2" office:value-type="float" office:value="1.208215553445" calcext:value-type="float">
            <text:p>1.2082155534</text:p>
          </table:table-cell>
          <table:table-cell table:style-name="ce5" table:formula="of:=SQRT([.Q49]*[.Q49]+[.F49]*[.F49])/2" office:value-type="float" office:value="0.192260629030324" calcext:value-type="float">
            <text:p>0.192260629</text:p>
          </table:table-cell>
          <table:table-cell table:style-name="ce5" office:value-type="float" office:value="0.1556" calcext:value-type="float">
            <text:p>0.155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3C353</text:p>
          </table:table-cell>
          <table:table-cell table:style-name="ce5" office:value-type="float" office:value="21.1108" calcext:value-type="float">
            <text:p>21.1108</text:p>
          </table:table-cell>
          <table:table-cell table:style-name="ce5" office:value-type="float" office:value="19.877" calcext:value-type="float">
            <text:p>19.877</text:p>
          </table:table-cell>
          <table:table-cell table:style-name="ce5" office:value-type="float" office:value="13.95" calcext:value-type="float">
            <text:p>13.95</text:p>
          </table:table-cell>
          <table:table-cell table:style-name="ce5" office:value-type="float" office:value="0.99" calcext:value-type="float">
            <text:p>0.99</text:p>
          </table:table-cell>
          <table:table-cell table:style-name="ce5" office:value-type="float" office:value="39.1413768596" calcext:value-type="float">
            <text:p>39.1413768596</text:p>
          </table:table-cell>
          <table:table-cell table:style-name="ce5" office:value-type="float" office:value="1.81976141189" calcext:value-type="float">
            <text:p>1.8197614119</text:p>
          </table:table-cell>
          <table:table-cell table:style-name="ce5" table:formula="of:=([.G50]-[.E50])/2" office:value-type="float" office:value="12.5956884298" calcext:value-type="float">
            <text:p>12.5956884298</text:p>
          </table:table-cell>
          <table:table-cell table:style-name="ce5" table:formula="of:=SQRT([.H50]*[.H50]+[.F50]*[.F50])/2" office:value-type="float" office:value="1.03581267565664" calcext:value-type="float">
            <text:p>1.0358126757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43.1043008" calcext:value-type="float">
            <text:p>43.1043008</text:p>
          </table:table-cell>
          <table:table-cell table:style-name="ce5" office:value-type="float" office:value="1.75858730445" calcext:value-type="float">
            <text:p>1.7585873045</text:p>
          </table:table-cell>
          <table:table-cell table:style-name="ce5" table:formula="of:=([.L50]-[.E50])/2" office:value-type="float" office:value="14.5771504" calcext:value-type="float">
            <text:p>14.5771504</text:p>
          </table:table-cell>
          <table:table-cell table:style-name="ce35" table:formula="of:=SQRT([.M50]*[.M50]+[.F50]*[.F50])/2" office:value-type="float" office:value="1.00905021026864" calcext:value-type="float">
            <text:p>1.0090502103</text:p>
          </table:table-cell>
          <table:table-cell table:style-name="ce5" office:value-type="float" office:value="26.0832735606" calcext:value-type="float">
            <text:p>26.0832735606</text:p>
          </table:table-cell>
          <table:table-cell table:style-name="ce5" office:value-type="float" office:value="1.41623053633" calcext:value-type="float">
            <text:p>1.4162305363</text:p>
          </table:table-cell>
          <table:table-cell table:style-name="ce5" table:formula="of:=([.P50]-[.E50])/2" office:value-type="float" office:value="6.0666367803" calcext:value-type="float">
            <text:p>6.0666367803</text:p>
          </table:table-cell>
          <table:table-cell table:style-name="ce5" table:formula="of:=SQRT([.Q50]*[.Q50]+[.F50]*[.F50])/2" office:value-type="float" office:value="0.863974671508598" calcext:value-type="float">
            <text:p>0.8639746715</text:p>
          </table:table-cell>
          <table:table-cell table:style-name="ce5" office:value-type="float" office:value="1.19" calcext:value-type="float">
            <text:p>1.19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3C167</text:p>
          </table:table-cell>
          <table:table-cell table:style-name="ce5" office:value-type="float" office:value="207.3119" calcext:value-type="float">
            <text:p>207.3119</text:p>
          </table:table-cell>
          <table:table-cell table:style-name="ce5" office:value-type="float" office:value="1.1529" calcext:value-type="float">
            <text:p>1.1529</text:p>
          </table:table-cell>
          <table:table-cell table:style-name="ce5" office:value-type="float" office:value="63.68" calcext:value-type="float">
            <text:p>63.68</text:p>
          </table:table-cell>
          <table:table-cell table:style-name="ce5" office:value-type="float" office:value="3.05" calcext:value-type="float">
            <text:p>3.05</text:p>
          </table:table-cell>
          <table:table-cell table:style-name="ce5" office:value-type="float" office:value="72.2202646539" calcext:value-type="float">
            <text:p>72.2202646539</text:p>
          </table:table-cell>
          <table:table-cell table:style-name="ce5" office:value-type="float" office:value="2.67614321522" calcext:value-type="float">
            <text:p>2.6761432152</text:p>
          </table:table-cell>
          <table:table-cell table:style-name="ce5" table:formula="of:=([.G51]-[.E51])/2" office:value-type="float" office:value="4.27013232695" calcext:value-type="float">
            <text:p>4.270132327</text:p>
          </table:table-cell>
          <table:table-cell table:style-name="ce5" table:formula="of:=SQRT([.H51]*[.H51]+[.F51]*[.F51])/2" office:value-type="float" office:value="2.0288076860787" calcext:value-type="float">
            <text:p>2.0288076861</text:p>
          </table:table-cell>
          <table:table-cell table:style-name="ce5" office:value-type="float" office:value="0.0105" calcext:value-type="float">
            <text:p>0.0105</text:p>
          </table:table-cell>
          <table:table-cell table:style-name="ce5" office:value-type="float" office:value="65.3057496" calcext:value-type="float">
            <text:p>65.3057496</text:p>
          </table:table-cell>
          <table:table-cell table:style-name="ce5" office:value-type="float" office:value="2.68186771281" calcext:value-type="float">
            <text:p>2.6818677128</text:p>
          </table:table-cell>
          <table:table-cell table:style-name="ce5" table:formula="of:=([.L51]-[.E51])/2" office:value-type="float" office:value="0.812874799999999" calcext:value-type="float">
            <text:p>0.8128748</text:p>
          </table:table-cell>
          <table:table-cell table:style-name="ce35" table:formula="of:=SQRT([.M51]*[.M51]+[.F51]*[.F51])/2" office:value-type="float" office:value="2.03069658178005" calcext:value-type="float">
            <text:p>2.0306965818</text:p>
          </table:table-cell>
          <table:table-cell table:style-name="ce5" office:value-type="float" office:value="45.3188568329" calcext:value-type="float">
            <text:p>45.3188568329</text:p>
          </table:table-cell>
          <table:table-cell table:style-name="ce5" office:value-type="float" office:value="2.10608279569" calcext:value-type="float">
            <text:p>2.1060827957</text:p>
          </table:table-cell>
          <table:table-cell table:style-name="ce5" table:formula="of:=([.P51]-[.E51])/2" office:value-type="float" office:value="-9.18057158355" calcext:value-type="float">
            <text:p>-9.1805715836</text:p>
          </table:table-cell>
          <table:table-cell table:style-name="ce5" table:formula="of:=SQRT([.Q51]*[.Q51]+[.F51]*[.F51])/2" office:value-type="float" office:value="1.85324612115481" calcext:value-type="float">
            <text:p>1.8532461212</text:p>
          </table:table-cell>
          <table:table-cell table:style-name="ce5" office:value-type="float" office:value="1.7793" calcext:value-type="float">
            <text:p>1.779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1719" calcext:value-type="float">
            <text:p>0.1719</text:p>
          </table:table-cell>
          <table:table-cell table:style-name="ce13" office:value-type="float" office:value="0.3633" calcext:value-type="float">
            <text:p>0.3633</text:p>
          </table:table-cell>
          <table:table-cell table:number-columns-repeated="988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3C293</text:p>
          </table:table-cell>
          <table:table-cell table:style-name="ce5" office:value-type="float" office:value="54.6071" calcext:value-type="float">
            <text:p>54.6071</text:p>
          </table:table-cell>
          <table:table-cell table:style-name="ce5" office:value-type="float" office:value="76.0603" calcext:value-type="float">
            <text:p>76.0603</text:p>
          </table:table-cell>
          <table:table-cell table:style-name="ce5" office:value-type="float" office:value="1.61" calcext:value-type="float">
            <text:p>1.61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1.82715188144" calcext:value-type="float">
            <text:p>1.8271518814</text:p>
          </table:table-cell>
          <table:table-cell table:style-name="ce5" office:value-type="float" office:value="0.141372565551" calcext:value-type="float">
            <text:p>0.1413725656</text:p>
          </table:table-cell>
          <table:table-cell table:style-name="ce5" table:formula="of:=([.G52]-[.E52])/2" office:value-type="float" office:value="0.10857594072" calcext:value-type="float">
            <text:p>0.1085759407</text:p>
          </table:table-cell>
          <table:table-cell table:style-name="ce5" table:formula="of:=SQRT([.H52]*[.H52]+[.F52]*[.F52])/2" office:value-type="float" office:value="0.0767890003361025" calcext:value-type="float">
            <text:p>0.0767890003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1.5605944" calcext:value-type="float">
            <text:p>1.5605944</text:p>
          </table:table-cell>
          <table:table-cell table:style-name="ce5" office:value-type="float" office:value="0.0892280714468" calcext:value-type="float">
            <text:p>0.0892280714</text:p>
          </table:table-cell>
          <table:table-cell table:style-name="ce5" table:formula="of:=([.L52]-[.E52])/2" office:value-type="float" office:value="-0.0247028" calcext:value-type="float">
            <text:p>-0.0247028</text:p>
          </table:table-cell>
          <table:table-cell table:style-name="ce35" table:formula="of:=SQRT([.M52]*[.M52]+[.F52]*[.F52])/2" office:value-type="float" office:value="0.0537625537296064" calcext:value-type="float">
            <text:p>0.0537625537</text:p>
          </table:table-cell>
          <table:table-cell table:style-name="ce5" office:value-type="float" office:value="2.12278294434" calcext:value-type="float">
            <text:p>2.1227829443</text:p>
          </table:table-cell>
          <table:table-cell table:style-name="ce5" office:value-type="float" office:value="0.174704044595" calcext:value-type="float">
            <text:p>0.1747040446</text:p>
          </table:table-cell>
          <table:table-cell table:style-name="ce5" table:formula="of:=([.P52]-[.E52])/2" office:value-type="float" office:value="0.25639147217" calcext:value-type="float">
            <text:p>0.2563914722</text:p>
          </table:table-cell>
          <table:table-cell table:style-name="ce5" table:formula="of:=SQRT([.Q52]*[.Q52]+[.F52]*[.F52])/2" office:value-type="float" office:value="0.0923600335614" calcext:value-type="float">
            <text:p>0.0923600336</text:p>
          </table:table-cell>
          <table:table-cell table:style-name="ce5" office:value-type="float" office:value="0.0446" calcext:value-type="float">
            <text:p>0.044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3C98-2</text:p>
          </table:table-cell>
          <table:table-cell table:style-name="ce5" office:value-type="float" office:value="179.8288" calcext:value-type="float">
            <text:p>179.8288</text:p>
          </table:table-cell>
          <table:table-cell table:style-name="ce5" office:value-type="float" office:value="-31.0241" calcext:value-type="float">
            <text:p>-31.0241</text:p>
          </table:table-cell>
          <table:table-cell table:style-name="ce5" office:value-type="float" office:value="13.09" calcext:value-type="float">
            <text:p>13.09</text:p>
          </table:table-cell>
          <table:table-cell table:style-name="ce5" office:value-type="float" office:value="0.51" calcext:value-type="float">
            <text:p>0.51</text:p>
          </table:table-cell>
          <table:table-cell table:style-name="ce5" office:value-type="float" office:value="19.2145047795" calcext:value-type="float">
            <text:p>19.2145047795</text:p>
          </table:table-cell>
          <table:table-cell table:style-name="ce5" office:value-type="float" office:value="0.871864291515" calcext:value-type="float">
            <text:p>0.8718642915</text:p>
          </table:table-cell>
          <table:table-cell table:style-name="ce5" table:formula="of:=([.G53]-[.E53])/2" office:value-type="float" office:value="3.06225238975" calcext:value-type="float">
            <text:p>3.0622523898</text:p>
          </table:table-cell>
          <table:table-cell table:style-name="ce5" table:formula="of:=SQRT([.H53]*[.H53]+[.F53]*[.F53])/2" office:value-type="float" office:value="0.505036469677922" calcext:value-type="float">
            <text:p>0.5050364697</text:p>
          </table:table-cell>
          <table:table-cell table:style-name="ce5" office:value-type="float" office:value="0.0043" calcext:value-type="float">
            <text:p>0.0043</text:p>
          </table:table-cell>
          <table:table-cell table:style-name="ce5" office:value-type="float" office:value="22.269796" calcext:value-type="float">
            <text:p>22.269796</text:p>
          </table:table-cell>
          <table:table-cell table:style-name="ce5" office:value-type="float" office:value="0.953911534172" calcext:value-type="float">
            <text:p>0.9539115342</text:p>
          </table:table-cell>
          <table:table-cell table:style-name="ce5" table:formula="of:=([.L53]-[.E53])/2" office:value-type="float" office:value="4.589898" calcext:value-type="float">
            <text:p>4.589898</text:p>
          </table:table-cell>
          <table:table-cell table:style-name="ce35" table:formula="of:=SQRT([.M53]*[.M53]+[.F53]*[.F53])/2" office:value-type="float" office:value="0.540843603786339" calcext:value-type="float">
            <text:p>0.5408436038</text:p>
          </table:table-cell>
          <table:table-cell table:style-name="ce5" office:value-type="float" office:value="17.230875232" calcext:value-type="float">
            <text:p>17.230875232</text:p>
          </table:table-cell>
          <table:table-cell table:style-name="ce5" office:value-type="float" office:value="0.919154149563" calcext:value-type="float">
            <text:p>0.9191541496</text:p>
          </table:table-cell>
          <table:table-cell table:style-name="ce5" table:formula="of:=([.P53]-[.E53])/2" office:value-type="float" office:value="2.070437616" calcext:value-type="float">
            <text:p>2.070437616</text:p>
          </table:table-cell>
          <table:table-cell table:style-name="ce5" table:formula="of:=SQRT([.Q53]*[.Q53]+[.F53]*[.F53])/2" office:value-type="float" office:value="0.525581666027955" calcext:value-type="float">
            <text:p>0.525581666</text:p>
          </table:table-cell>
          <table:table-cell table:style-name="ce5" office:value-type="float" office:value="0.5973" calcext:value-type="float">
            <text:p>0.597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3C105</text:p>
          </table:table-cell>
          <table:table-cell table:style-name="ce5" office:value-type="float" office:value="187.6326" calcext:value-type="float">
            <text:p>187.6326</text:p>
          </table:table-cell>
          <table:table-cell table:style-name="ce5" office:value-type="float" office:value="-33.609" calcext:value-type="float">
            <text:p>-33.609</text:p>
          </table:table-cell>
          <table:table-cell table:style-name="ce5" office:value-type="float" office:value="18.68" calcext:value-type="float">
            <text:p>18.68</text:p>
          </table:table-cell>
          <table:table-cell table:style-name="ce5" office:value-type="float" office:value="1.85" calcext:value-type="float">
            <text:p>1.85</text:p>
          </table:table-cell>
          <table:table-cell table:style-name="ce5" office:value-type="float" office:value="47.1019813287" calcext:value-type="float">
            <text:p>47.1019813287</text:p>
          </table:table-cell>
          <table:table-cell table:style-name="ce5" office:value-type="float" office:value="2.16981101397" calcext:value-type="float">
            <text:p>2.169811014</text:p>
          </table:table-cell>
          <table:table-cell table:style-name="ce5" table:formula="of:=([.G54]-[.E54])/2" office:value-type="float" office:value="14.21099066435" calcext:value-type="float">
            <text:p>14.2109906644</text:p>
          </table:table-cell>
          <table:table-cell table:style-name="ce5" table:formula="of:=SQRT([.H54]*[.H54]+[.F54]*[.F54])/2" office:value-type="float" office:value="1.42570858140308" calcext:value-type="float">
            <text:p>1.4257085814</text:p>
          </table:table-cell>
          <table:table-cell table:style-name="ce5" office:value-type="float" office:value="0.0254" calcext:value-type="float">
            <text:p>0.0254</text:p>
          </table:table-cell>
          <table:table-cell table:style-name="ce5" office:value-type="float" office:value="45.2572376" calcext:value-type="float">
            <text:p>45.2572376</text:p>
          </table:table-cell>
          <table:table-cell table:style-name="ce5" office:value-type="float" office:value="3.33747055767" calcext:value-type="float">
            <text:p>3.3374705577</text:p>
          </table:table-cell>
          <table:table-cell table:style-name="ce5" table:formula="of:=([.L54]-[.E54])/2" office:value-type="float" office:value="13.2886188" calcext:value-type="float">
            <text:p>13.2886188</text:p>
          </table:table-cell>
          <table:table-cell table:style-name="ce35" table:formula="of:=SQRT([.M54]*[.M54]+[.F54]*[.F54])/2" office:value-type="float" office:value="1.90795765960058" calcext:value-type="float">
            <text:p>1.9079576596</text:p>
          </table:table-cell>
          <table:table-cell table:style-name="ce5" office:value-type="float" office:value="33.9991512762" calcext:value-type="float">
            <text:p>33.9991512762</text:p>
          </table:table-cell>
          <table:table-cell table:style-name="ce5" office:value-type="float" office:value="1.83365497575" calcext:value-type="float">
            <text:p>1.8336549758</text:p>
          </table:table-cell>
          <table:table-cell table:style-name="ce5" table:formula="of:=([.P54]-[.E54])/2" office:value-type="float" office:value="7.6595756381" calcext:value-type="float">
            <text:p>7.6595756381</text:p>
          </table:table-cell>
          <table:table-cell table:style-name="ce5" table:formula="of:=SQRT([.Q54]*[.Q54]+[.F54]*[.F54])/2" office:value-type="float" office:value="1.30238152725044" calcext:value-type="float">
            <text:p>1.3023815273</text:p>
          </table:table-cell>
          <table:table-cell table:style-name="ce5" office:value-type="float" office:value="1.2716" calcext:value-type="float">
            <text:p>1.271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4129" calcext:value-type="float">
            <text:p>0.4129</text:p>
          </table:table-cell>
          <table:table-cell table:style-name="ce13" office:value-type="float" office:value="0.09861247" calcext:value-type="float">
            <text:p>0.09861247</text:p>
          </table:table-cell>
          <table:table-cell table:number-columns-repeated="988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3C120</text:p>
          </table:table-cell>
          <table:table-cell table:style-name="ce5" office:value-type="float" office:value="190.3729" calcext:value-type="float">
            <text:p>190.3729</text:p>
          </table:table-cell>
          <table:table-cell table:style-name="ce5" office:value-type="float" office:value="-27.3968" calcext:value-type="float">
            <text:p>-27.3968</text:p>
          </table:table-cell>
          <table:table-cell table:style-name="ce5" office:value-type="float" office:value="22.22" calcext:value-type="float">
            <text:p>22.22</text:p>
          </table:table-cell>
          <table:table-cell table:style-name="ce5" office:value-type="float" office:value="2.26" calcext:value-type="float">
            <text:p>2.26</text:p>
          </table:table-cell>
          <table:table-cell table:style-name="ce5" office:value-type="float" office:value="40.7434111135" calcext:value-type="float">
            <text:p>40.7434111135</text:p>
          </table:table-cell>
          <table:table-cell table:style-name="ce5" office:value-type="float" office:value="2.07503003712" calcext:value-type="float">
            <text:p>2.0750300371</text:p>
          </table:table-cell>
          <table:table-cell table:style-name="ce5" table:formula="of:=([.G55]-[.E55])/2" office:value-type="float" office:value="9.26170555675" calcext:value-type="float">
            <text:p>9.2617055568</text:p>
          </table:table-cell>
          <table:table-cell table:style-name="ce5" table:formula="of:=SQRT([.H55]*[.H55]+[.F55]*[.F55])/2" office:value-type="float" office:value="1.53405912980483" calcext:value-type="float">
            <text:p>1.5340591298</text:p>
          </table:table-cell>
          <table:table-cell table:style-name="ce5" office:value-type="float" office:value="0.0019" calcext:value-type="float">
            <text:p>0.0019</text:p>
          </table:table-cell>
          <table:table-cell table:style-name="ce5" office:value-type="float" office:value="29.0931248" calcext:value-type="float">
            <text:p>29.0931248</text:p>
          </table:table-cell>
          <table:table-cell table:style-name="ce5" office:value-type="float" office:value="1.09102989303" calcext:value-type="float">
            <text:p>1.091029893</text:p>
          </table:table-cell>
          <table:table-cell table:style-name="ce5" table:formula="of:=([.L55]-[.E55])/2" office:value-type="float" office:value="3.4365624" calcext:value-type="float">
            <text:p>3.4365624</text:p>
          </table:table-cell>
          <table:table-cell table:style-name="ce35" table:formula="of:=SQRT([.M55]*[.M55]+[.F55]*[.F55])/2" office:value-type="float" office:value="1.25478546248802" calcext:value-type="float">
            <text:p>1.2547854625</text:p>
          </table:table-cell>
          <table:table-cell table:style-name="ce5" office:value-type="float" office:value="23.6737574985" calcext:value-type="float">
            <text:p>23.6737574985</text:p>
          </table:table-cell>
          <table:table-cell table:style-name="ce5" office:value-type="float" office:value="1.37641842105" calcext:value-type="float">
            <text:p>1.3764184211</text:p>
          </table:table-cell>
          <table:table-cell table:style-name="ce5" table:formula="of:=([.P55]-[.E55])/2" office:value-type="float" office:value="0.72687874925" calcext:value-type="float">
            <text:p>0.7268787493</text:p>
          </table:table-cell>
          <table:table-cell table:style-name="ce5" table:formula="of:=SQRT([.Q55]*[.Q55]+[.F55]*[.F55])/2" office:value-type="float" office:value="1.32307668615672" calcext:value-type="float">
            <text:p>1.3230766862</text:p>
          </table:table-cell>
          <table:table-cell table:style-name="ce5" office:value-type="float" office:value="0.793" calcext:value-type="float">
            <text:p>0.79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CTA21</text:p>
          </table:table-cell>
          <table:table-cell table:style-name="ce5" office:value-type="float" office:value="166.6357" calcext:value-type="float">
            <text:p>166.6357</text:p>
          </table:table-cell>
          <table:table-cell table:style-name="ce5" office:value-type="float" office:value="-33.5961" calcext:value-type="float">
            <text:p>-33.5961</text:p>
          </table:table-cell>
          <table:table-cell table:style-name="ce5" office:value-type="float" office:value="12.19" calcext:value-type="float">
            <text:p>12.19</text:p>
          </table:table-cell>
          <table:table-cell table:style-name="ce5" office:value-type="float" office:value="0.39" calcext:value-type="float">
            <text:p>0.39</text:p>
          </table:table-cell>
          <table:table-cell table:style-name="ce5" office:value-type="float" office:value="14.4686083679" calcext:value-type="float">
            <text:p>14.4686083679</text:p>
          </table:table-cell>
          <table:table-cell table:style-name="ce5" office:value-type="float" office:value="0.793963739676" calcext:value-type="float">
            <text:p>0.7939637397</text:p>
          </table:table-cell>
          <table:table-cell table:style-name="ce5" table:formula="of:=([.G56]-[.E56])/2" office:value-type="float" office:value="1.13930418395" calcext:value-type="float">
            <text:p>1.139304184</text:p>
          </table:table-cell>
          <table:table-cell table:style-name="ce5" table:formula="of:=SQRT([.H56]*[.H56]+[.F56]*[.F56])/2" office:value-type="float" office:value="0.442289051390688" calcext:value-type="float">
            <text:p>0.4422890514</text:p>
          </table:table-cell>
          <table:table-cell table:style-name="ce5" office:value-type="float" office:value="0.0041" calcext:value-type="float">
            <text:p>0.0041</text:p>
          </table:table-cell>
          <table:table-cell table:style-name="ce5" office:value-type="float" office:value="14.9338632" calcext:value-type="float">
            <text:p>14.9338632</text:p>
          </table:table-cell>
          <table:table-cell table:style-name="ce5" office:value-type="float" office:value="0.720712747078" calcext:value-type="float">
            <text:p>0.7207127471</text:p>
          </table:table-cell>
          <table:table-cell table:style-name="ce5" table:formula="of:=([.L56]-[.E56])/2" office:value-type="float" office:value="1.3719316" calcext:value-type="float">
            <text:p>1.3719316</text:p>
          </table:table-cell>
          <table:table-cell table:style-name="ce35" table:formula="of:=SQRT([.M56]*[.M56]+[.F56]*[.F56])/2" office:value-type="float" office:value="0.40973371346544" calcext:value-type="float">
            <text:p>0.4097337135</text:p>
          </table:table-cell>
          <table:table-cell table:style-name="ce5" office:value-type="float" office:value="11.9684450272" calcext:value-type="float">
            <text:p>11.9684450272</text:p>
          </table:table-cell>
          <table:table-cell table:style-name="ce5" office:value-type="float" office:value="0.737576714221" calcext:value-type="float">
            <text:p>0.7375767142</text:p>
          </table:table-cell>
          <table:table-cell table:style-name="ce5" table:formula="of:=([.P56]-[.E56])/2" office:value-type="float" office:value="-0.1107774864" calcext:value-type="float">
            <text:p>-0.1107774864</text:p>
          </table:table-cell>
          <table:table-cell table:style-name="ce5" table:formula="of:=SQRT([.Q56]*[.Q56]+[.F56]*[.F56])/2" office:value-type="float" office:value="0.417168853511695" calcext:value-type="float">
            <text:p>0.4171688535</text:p>
          </table:table-cell>
          <table:table-cell table:style-name="ce5" office:value-type="float" office:value="0.4059" calcext:value-type="float">
            <text:p>0.4059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3C123</text:p>
          </table:table-cell>
          <table:table-cell table:style-name="ce5" office:value-type="float" office:value="170.5817" calcext:value-type="float">
            <text:p>170.5817</text:p>
          </table:table-cell>
          <table:table-cell table:style-name="ce5" office:value-type="float" office:value="-11.661" calcext:value-type="float">
            <text:p>-11.661</text:p>
          </table:table-cell>
          <table:table-cell table:style-name="ce5" office:value-type="float" office:value="24.55" calcext:value-type="float">
            <text:p>24.55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87.634529006" calcext:value-type="float">
            <text:p>87.634529006</text:p>
          </table:table-cell>
          <table:table-cell table:style-name="ce5" office:value-type="float" office:value="4.07381267309" calcext:value-type="float">
            <text:p>4.0738126731</text:p>
          </table:table-cell>
          <table:table-cell table:style-name="ce5" table:formula="of:=([.G57]-[.E57])/2" office:value-type="float" office:value="31.542264503" calcext:value-type="float">
            <text:p>31.542264503</text:p>
          </table:table-cell>
          <table:table-cell table:style-name="ce5" table:formula="of:=SQRT([.H57]*[.H57]+[.F57]*[.F57])/2" office:value-type="float" office:value="3.14785441592479" calcext:value-type="float">
            <text:p>3.1478544159</text:p>
          </table:table-cell>
          <table:table-cell table:style-name="ce5" office:value-type="float" office:value="0.0252" calcext:value-type="float">
            <text:p>0.0252</text:p>
          </table:table-cell>
          <table:table-cell table:style-name="ce5" office:value-type="float" office:value="98.1010144" calcext:value-type="float">
            <text:p>98.1010144</text:p>
          </table:table-cell>
          <table:table-cell table:style-name="ce5" office:value-type="float" office:value="4.60890948259" calcext:value-type="float">
            <text:p>4.6089094826</text:p>
          </table:table-cell>
          <table:table-cell table:style-name="ce5" table:formula="of:=([.L57]-[.E57])/2" office:value-type="float" office:value="36.7755072" calcext:value-type="float">
            <text:p>36.7755072</text:p>
          </table:table-cell>
          <table:table-cell table:style-name="ce35" table:formula="of:=SQRT([.M57]*[.M57]+[.F57]*[.F57])/2" office:value-type="float" office:value="3.32723784161532" calcext:value-type="float">
            <text:p>3.3272378416</text:p>
          </table:table-cell>
          <table:table-cell table:style-name="ce5" office:value-type="float" office:value="42.9843540665" calcext:value-type="float">
            <text:p>42.9843540665</text:p>
          </table:table-cell>
          <table:table-cell table:style-name="ce5" office:value-type="float" office:value="2.33369304386" calcext:value-type="float">
            <text:p>2.3336930439</text:p>
          </table:table-cell>
          <table:table-cell table:style-name="ce5" table:formula="of:=([.P57]-[.E57])/2" office:value-type="float" office:value="9.21717703325" calcext:value-type="float">
            <text:p>9.2171770333</text:p>
          </table:table-cell>
          <table:table-cell table:style-name="ce5" table:formula="of:=SQRT([.Q57]*[.Q57]+[.F57]*[.F57])/2" office:value-type="float" office:value="2.66861964426183" calcext:value-type="float">
            <text:p>2.6686196443</text:p>
          </table:table-cell>
          <table:table-cell table:style-name="ce5" office:value-type="float" office:value="2.6378" calcext:value-type="float">
            <text:p>2.637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4854" calcext:value-type="float">
            <text:p>3.4854</text:p>
          </table:table-cell>
          <table:table-cell table:style-name="ce13" office:value-type="float" office:value="0.527911" calcext:value-type="float">
            <text:p>0.527911</text:p>
          </table:table-cell>
          <table:table-cell table:number-columns-repeated="988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4C20.33</text:p>
          </table:table-cell>
          <table:table-cell table:style-name="ce5" office:value-type="float" office:value="20.1848" calcext:value-type="float">
            <text:p>20.1848</text:p>
          </table:table-cell>
          <table:table-cell table:style-name="ce5" office:value-type="float" office:value="66.8341" calcext:value-type="float">
            <text:p>66.8341</text:p>
          </table:table-cell>
          <table:table-cell table:style-name="ce5" office:value-type="float" office:value="3.52" calcext:value-type="float">
            <text:p>3.52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1.87253159945" calcext:value-type="float">
            <text:p>1.8725315995</text:p>
          </table:table-cell>
          <table:table-cell table:style-name="ce5" office:value-type="float" office:value="0.0979968666876" calcext:value-type="float">
            <text:p>0.0979968667</text:p>
          </table:table-cell>
          <table:table-cell table:style-name="ce5" table:formula="of:=([.G58]-[.E58])/2" office:value-type="float" office:value="-0.823734200275" calcext:value-type="float">
            <text:p>-0.8237342003</text:p>
          </table:table-cell>
          <table:table-cell table:style-name="ce5" table:formula="of:=SQRT([.H58]*[.H58]+[.F58]*[.F58])/2" office:value-type="float" office:value="0.0602150020355959" calcext:value-type="float">
            <text:p>0.060215002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4.100832" calcext:value-type="float">
            <text:p>4.100832</text:p>
          </table:table-cell>
          <table:table-cell table:style-name="ce5" office:value-type="float" office:value="0.188932625388" calcext:value-type="float">
            <text:p>0.1889326254</text:p>
          </table:table-cell>
          <table:table-cell table:style-name="ce5" table:formula="of:=([.L58]-[.E58])/2" office:value-type="float" office:value="0.290416" calcext:value-type="float">
            <text:p>0.290416</text:p>
          </table:table-cell>
          <table:table-cell table:style-name="ce35" table:formula="of:=SQRT([.M58]*[.M58]+[.F58]*[.F58])/2" office:value-type="float" office:value="0.100741670792183" calcext:value-type="float">
            <text:p>0.1007416708</text:p>
          </table:table-cell>
          <table:table-cell table:style-name="ce5" office:value-type="float" office:value="3.42626958987" calcext:value-type="float">
            <text:p>3.4262695899</text:p>
          </table:table-cell>
          <table:table-cell table:style-name="ce5" office:value-type="float" office:value="0.203436157959" calcext:value-type="float">
            <text:p>0.203436158</text:p>
          </table:table-cell>
          <table:table-cell table:style-name="ce5" table:formula="of:=([.P58]-[.E58])/2" office:value-type="float" office:value="-0.046865205065" calcext:value-type="float">
            <text:p>-0.0468652051</text:p>
          </table:table-cell>
          <table:table-cell table:style-name="ce5" table:formula="of:=SQRT([.Q58]*[.Q58]+[.F58]*[.F58])/2" office:value-type="float" office:value="0.10757122101789" calcext:value-type="float">
            <text:p>0.107571221</text:p>
          </table:table-cell>
          <table:table-cell table:style-name="ce5" office:value-type="float" office:value="0.1131" calcext:value-type="float">
            <text:p>0.113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T0556+19</text:p>
          </table:table-cell>
          <table:table-cell table:style-name="ce5" office:value-type="float" office:value="190.0893" calcext:value-type="float">
            <text:p>190.0893</text:p>
          </table:table-cell>
          <table:table-cell table:style-name="ce5" office:value-type="float" office:value="-2.1665" calcext:value-type="float">
            <text:p>-2.1665</text:p>
          </table:table-cell>
          <table:table-cell table:style-name="ce5" office:value-type="float" office:value="67.67" calcext:value-type="float">
            <text:p>67.67</text:p>
          </table:table-cell>
          <table:table-cell table:style-name="ce5" office:value-type="float" office:value="40.2" calcext:value-type="float">
            <text:p>40.2</text:p>
          </table:table-cell>
          <table:table-cell table:style-name="ce5" office:value-type="float" office:value="142.724067654" calcext:value-type="float">
            <text:p>142.724067654</text:p>
          </table:table-cell>
          <table:table-cell table:style-name="ce5" office:value-type="float" office:value="5.89153640018" calcext:value-type="float">
            <text:p>5.8915364002</text:p>
          </table:table-cell>
          <table:table-cell table:style-name="ce5" table:formula="of:=([.G59]-[.E59])/2" office:value-type="float" office:value="37.527033827" calcext:value-type="float">
            <text:p>37.527033827</text:p>
          </table:table-cell>
          <table:table-cell table:style-name="ce5" table:formula="of:=SQRT([.H59]*[.H59]+[.F59]*[.F59])/2" office:value-type="float" office:value="20.3147126558232" calcext:value-type="float">
            <text:p>20.3147126558</text:p>
          </table:table-cell>
          <table:table-cell table:style-name="ce5" office:value-type="float" office:value="0.063" calcext:value-type="float">
            <text:p>0.063</text:p>
          </table:table-cell>
          <table:table-cell table:style-name="ce5" office:value-type="float" office:value="141.1825328" calcext:value-type="float">
            <text:p>141.1825328</text:p>
          </table:table-cell>
          <table:table-cell table:style-name="ce5" office:value-type="float" office:value="8.85609483447" calcext:value-type="float">
            <text:p>8.8560948345</text:p>
          </table:table-cell>
          <table:table-cell table:style-name="ce5" table:formula="of:=([.L59]-[.E59])/2" office:value-type="float" office:value="36.7562664" calcext:value-type="float">
            <text:p>36.7562664</text:p>
          </table:table-cell>
          <table:table-cell table:style-name="ce35" table:formula="of:=SQRT([.M59]*[.M59]+[.F59]*[.F59])/2" office:value-type="float" office:value="20.5819727900238" calcext:value-type="float">
            <text:p>20.58197279</text:p>
          </table:table-cell>
          <table:table-cell table:style-name="ce5" office:value-type="float" office:value="62.5275783657" calcext:value-type="float">
            <text:p>62.5275783657</text:p>
          </table:table-cell>
          <table:table-cell table:style-name="ce5" office:value-type="float" office:value="3.1204806873" calcext:value-type="float">
            <text:p>3.1204806873</text:p>
          </table:table-cell>
          <table:table-cell table:style-name="ce5" table:formula="of:=([.P59]-[.E59])/2" office:value-type="float" office:value="-2.57121081715" calcext:value-type="float">
            <text:p>-2.5712108172</text:p>
          </table:table-cell>
          <table:table-cell table:style-name="ce5" table:formula="of:=SQRT([.Q59]*[.Q59]+[.F59]*[.F59])/2" office:value-type="float" office:value="20.1604650226614" calcext:value-type="float">
            <text:p>20.1604650227</text:p>
          </table:table-cell>
          <table:table-cell table:style-name="ce5" office:value-type="float" office:value="3.682" calcext:value-type="float">
            <text:p>3.68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P1117+14</text:p>
          </table:table-cell>
          <table:table-cell table:style-name="ce5" office:value-type="float" office:value="240.438" calcext:value-type="float">
            <text:p>240.438</text:p>
          </table:table-cell>
          <table:table-cell table:style-name="ce5" office:value-type="float" office:value="65.7884" calcext:value-type="float">
            <text:p>65.7884</text:p>
          </table:table-cell>
          <table:table-cell table:style-name="ce5" office:value-type="float" office:value="1.98" calcext:value-type="float">
            <text:p>1.98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2.08863613151" calcext:value-type="float">
            <text:p>2.0886361315</text:p>
          </table:table-cell>
          <table:table-cell table:style-name="ce5" office:value-type="float" office:value="0.0961454377688" calcext:value-type="float">
            <text:p>0.0961454378</text:p>
          </table:table-cell>
          <table:table-cell table:style-name="ce5" table:formula="of:=([.G60]-[.E60])/2" office:value-type="float" office:value="0.054318065755" calcext:value-type="float">
            <text:p>0.0543180658</text:p>
          </table:table-cell>
          <table:table-cell table:style-name="ce5" table:formula="of:=SQRT([.H60]*[.H60]+[.F60]*[.F60])/2" office:value-type="float" office:value="0.0491017952924183" calcext:value-type="float">
            <text:p>0.0491017953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2.8478" calcext:value-type="float">
            <text:p>2.8478</text:p>
          </table:table-cell>
          <table:table-cell table:style-name="ce5" office:value-type="float" office:value="0.131585737729" calcext:value-type="float">
            <text:p>0.1315857377</text:p>
          </table:table-cell>
          <table:table-cell table:style-name="ce5" table:formula="of:=([.L60]-[.E60])/2" office:value-type="float" office:value="0.4339" calcext:value-type="float">
            <text:p>0.4339</text:p>
          </table:table-cell>
          <table:table-cell table:style-name="ce35" table:formula="of:=SQRT([.M60]*[.M60]+[.F60]*[.F60])/2" office:value-type="float" office:value="0.0665484905420198" calcext:value-type="float">
            <text:p>0.0665484905</text:p>
          </table:table-cell>
          <table:table-cell table:style-name="ce5" office:value-type="float" office:value="3.02758039141" calcext:value-type="float">
            <text:p>3.0275803914</text:p>
          </table:table-cell>
          <table:table-cell table:style-name="ce5" office:value-type="float" office:value="0.163197732043" calcext:value-type="float">
            <text:p>0.163197732</text:p>
          </table:table-cell>
          <table:table-cell table:style-name="ce5" table:formula="of:=([.P60]-[.E60])/2" office:value-type="float" office:value="0.523790195705" calcext:value-type="float">
            <text:p>0.5237901957</text:p>
          </table:table-cell>
          <table:table-cell table:style-name="ce5" table:formula="of:=SQRT([.Q60]*[.Q60]+[.F60]*[.F60])/2" office:value-type="float" office:value="0.0822093360634588" calcext:value-type="float">
            <text:p>0.0822093361</text:p>
          </table:table-cell>
          <table:table-cell table:style-name="ce5" office:value-type="float" office:value="0.0773" calcext:value-type="float">
            <text:p>0.077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3C264.0</text:p>
          </table:table-cell>
          <table:table-cell table:style-name="ce5" office:value-type="float" office:value="236.9959" calcext:value-type="float">
            <text:p>236.9959</text:p>
          </table:table-cell>
          <table:table-cell table:style-name="ce5" office:value-type="float" office:value="73.6422" calcext:value-type="float">
            <text:p>73.6422</text:p>
          </table:table-cell>
          <table:table-cell table:style-name="ce5" office:value-type="float" office:value="2.18" calcext:value-type="float">
            <text:p>2.18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2.27917015697" calcext:value-type="float">
            <text:p>2.279170157</text:p>
          </table:table-cell>
          <table:table-cell table:style-name="ce5" office:value-type="float" office:value="0.136525212543" calcext:value-type="float">
            <text:p>0.1365252125</text:p>
          </table:table-cell>
          <table:table-cell table:style-name="ce5" table:formula="of:=([.G61]-[.E61])/2" office:value-type="float" office:value="0.0495850784849998" calcext:value-type="float">
            <text:p>0.0495850785</text:p>
          </table:table-cell>
          <table:table-cell table:style-name="ce5" table:formula="of:=SQRT([.H61]*[.H61]+[.F61]*[.F61])/2" office:value-type="float" office:value="0.0698912255936168" calcext:value-type="float">
            <text:p>0.0698912256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2.2896312" calcext:value-type="float">
            <text:p>2.2896312</text:p>
          </table:table-cell>
          <table:table-cell table:style-name="ce5" office:value-type="float" office:value="0.0957009332596" calcext:value-type="float">
            <text:p>0.0957009333</text:p>
          </table:table-cell>
          <table:table-cell table:style-name="ce5" table:formula="of:=([.L61]-[.E61])/2" office:value-type="float" office:value="0.0548156" calcext:value-type="float">
            <text:p>0.0548156</text:p>
          </table:table-cell>
          <table:table-cell table:style-name="ce35" table:formula="of:=SQRT([.M61]*[.M61]+[.F61]*[.F61])/2" office:value-type="float" office:value="0.050146457070162" calcext:value-type="float">
            <text:p>0.0501464571</text:p>
          </table:table-cell>
          <table:table-cell table:style-name="ce5" office:value-type="float" office:value="3.80291091683" calcext:value-type="float">
            <text:p>3.8029109168</text:p>
          </table:table-cell>
          <table:table-cell table:style-name="ce5" office:value-type="float" office:value="0.25153219855" calcext:value-type="float">
            <text:p>0.2515321986</text:p>
          </table:table-cell>
          <table:table-cell table:style-name="ce5" table:formula="of:=([.P61]-[.E61])/2" office:value-type="float" office:value="0.811455458415" calcext:value-type="float">
            <text:p>0.8114554584</text:p>
          </table:table-cell>
          <table:table-cell table:style-name="ce5" table:formula="of:=SQRT([.Q61]*[.Q61]+[.F61]*[.F61])/2" office:value-type="float" office:value="0.126657458236178" calcext:value-type="float">
            <text:p>0.1266574582</text:p>
          </table:table-cell>
          <table:table-cell table:style-name="ce5" office:value-type="float" office:value="0.0622" calcext:value-type="float">
            <text:p>0.062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3C208.1</text:p>
          </table:table-cell>
          <table:table-cell table:style-name="ce5" office:value-type="float" office:value="213.6015" calcext:value-type="float">
            <text:p>213.6015</text:p>
          </table:table-cell>
          <table:table-cell table:style-name="ce5" office:value-type="float" office:value="33.583" calcext:value-type="float">
            <text:p>33.583</text:p>
          </table:table-cell>
          <table:table-cell table:style-name="ce5" office:value-type="float" office:value="3.48" calcext:value-type="float">
            <text:p>3.48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4.35082888674" calcext:value-type="float">
            <text:p>4.3508288867</text:p>
          </table:table-cell>
          <table:table-cell table:style-name="ce5" office:value-type="float" office:value="0.164071177792" calcext:value-type="float">
            <text:p>0.1640711778</text:p>
          </table:table-cell>
          <table:table-cell table:style-name="ce5" table:formula="of:=([.G62]-[.E62])/2" office:value-type="float" office:value="0.43541444337" calcext:value-type="float">
            <text:p>0.4354144434</text:p>
          </table:table-cell>
          <table:table-cell table:style-name="ce5" table:formula="of:=SQRT([.H62]*[.H62]+[.F62]*[.F62])/2" office:value-type="float" office:value="0.0891898976651141" calcext:value-type="float">
            <text:p>0.0891898977</text:p>
          </table:table-cell>
          <table:table-cell table:style-name="ce5" office:value-type="float" office:value="0.0028" calcext:value-type="float">
            <text:p>0.0028</text:p>
          </table:table-cell>
          <table:table-cell table:style-name="ce5" office:value-type="float" office:value="3.0642328" calcext:value-type="float">
            <text:p>3.0642328</text:p>
          </table:table-cell>
          <table:table-cell table:style-name="ce5" office:value-type="float" office:value="0.33825534801" calcext:value-type="float">
            <text:p>0.338255348</text:p>
          </table:table-cell>
          <table:table-cell table:style-name="ce5" table:formula="of:=([.L62]-[.E62])/2" office:value-type="float" office:value="-0.2078836" calcext:value-type="float">
            <text:p>-0.2078836</text:p>
          </table:table-cell>
          <table:table-cell table:style-name="ce35" table:formula="of:=SQRT([.M62]*[.M62]+[.F62]*[.F62])/2" office:value-type="float" office:value="0.172711233318338" calcext:value-type="float">
            <text:p>0.1727112333</text:p>
          </table:table-cell>
          <table:table-cell table:style-name="ce5" office:value-type="float" office:value="3.46582664881" calcext:value-type="float">
            <text:p>3.4658266488</text:p>
          </table:table-cell>
          <table:table-cell table:style-name="ce5" office:value-type="float" office:value="0.162881745424" calcext:value-type="float">
            <text:p>0.1628817454</text:p>
          </table:table-cell>
          <table:table-cell table:style-name="ce5" table:formula="of:=([.P62]-[.E62])/2" office:value-type="float" office:value="-0.00708667559500009" calcext:value-type="float">
            <text:p>-0.0070866756</text:p>
          </table:table-cell>
          <table:table-cell table:style-name="ce5" table:formula="of:=SQRT([.Q62]*[.Q62]+[.F62]*[.F62])/2" office:value-type="float" office:value="0.0886431934673621" calcext:value-type="float">
            <text:p>0.0886431935</text:p>
          </table:table-cell>
          <table:table-cell table:style-name="ce5" office:value-type="float" office:value="0.0804" calcext:value-type="float">
            <text:p>0.080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3C208.0</text:p>
          </table:table-cell>
          <table:table-cell table:style-name="ce5" office:value-type="float" office:value="213.6628" calcext:value-type="float">
            <text:p>213.6628</text:p>
          </table:table-cell>
          <table:table-cell table:style-name="ce5" office:value-type="float" office:value="33.1608" calcext:value-type="float">
            <text:p>33.1608</text:p>
          </table:table-cell>
          <table:table-cell table:style-name="ce5" office:value-type="float" office:value="3.77" calcext:value-type="float">
            <text:p>3.77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4.70896067258" calcext:value-type="float">
            <text:p>4.7089606726</text:p>
          </table:table-cell>
          <table:table-cell table:style-name="ce5" office:value-type="float" office:value="0.191604520577" calcext:value-type="float">
            <text:p>0.1916045206</text:p>
          </table:table-cell>
          <table:table-cell table:style-name="ce5" table:formula="of:=([.G63]-[.E63])/2" office:value-type="float" office:value="0.46948033629" calcext:value-type="float">
            <text:p>0.4694803363</text:p>
          </table:table-cell>
          <table:table-cell table:style-name="ce5" table:formula="of:=SQRT([.H63]*[.H63]+[.F63]*[.F63])/2" office:value-type="float" office:value="0.10038960641613" calcext:value-type="float">
            <text:p>0.1003896064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3.2692744" calcext:value-type="float">
            <text:p>3.2692744</text:p>
          </table:table-cell>
          <table:table-cell table:style-name="ce5" office:value-type="float" office:value="0.157956492147" calcext:value-type="float">
            <text:p>0.1579564921</text:p>
          </table:table-cell>
          <table:table-cell table:style-name="ce5" table:formula="of:=([.L63]-[.E63])/2" office:value-type="float" office:value="-0.2503628" calcext:value-type="float">
            <text:p>-0.2503628</text:p>
          </table:table-cell>
          <table:table-cell table:style-name="ce35" table:formula="of:=SQRT([.M63]*[.M63]+[.F63]*[.F63])/2" office:value-type="float" office:value="0.0844841011838696" calcext:value-type="float">
            <text:p>0.0844841012</text:p>
          </table:table-cell>
          <table:table-cell table:style-name="ce5" office:value-type="float" office:value="4.08769283702" calcext:value-type="float">
            <text:p>4.087692837</text:p>
          </table:table-cell>
          <table:table-cell table:style-name="ce5" office:value-type="float" office:value="0.202009199061" calcext:value-type="float">
            <text:p>0.2020091991</text:p>
          </table:table-cell>
          <table:table-cell table:style-name="ce5" table:formula="of:=([.P63]-[.E63])/2" office:value-type="float" office:value="0.15884641851" calcext:value-type="float">
            <text:p>0.1588464185</text:p>
          </table:table-cell>
          <table:table-cell table:style-name="ce5" table:formula="of:=SQRT([.Q63]*[.Q63]+[.F63]*[.F63])/2" office:value-type="float" office:value="0.10536569235912" calcext:value-type="float">
            <text:p>0.1053656924</text:p>
          </table:table-cell>
          <table:table-cell table:style-name="ce5" office:value-type="float" office:value="0.0902" calcext:value-type="float">
            <text:p>0.090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4C32.44</text:p>
          </table:table-cell>
          <table:table-cell table:style-name="ce5" office:value-type="float" office:value="67.2335" calcext:value-type="float">
            <text:p>67.2335</text:p>
          </table:table-cell>
          <table:table-cell table:style-name="ce5" office:value-type="float" office:value="81.0477" calcext:value-type="float">
            <text:p>81.0477</text:p>
          </table:table-cell>
          <table:table-cell table:style-name="ce5" office:value-type="float" office:value="1.36" calcext:value-type="float">
            <text:p>1.36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1.12274279243" calcext:value-type="float">
            <text:p>1.1227427924</text:p>
          </table:table-cell>
          <table:table-cell table:style-name="ce5" office:value-type="float" office:value="0.050258910735" calcext:value-type="float">
            <text:p>0.0502589107</text:p>
          </table:table-cell>
          <table:table-cell table:style-name="ce5" table:formula="of:=([.G64]-[.E64])/2" office:value-type="float" office:value="-0.118628603785" calcext:value-type="float">
            <text:p>-0.1186286038</text:p>
          </table:table-cell>
          <table:table-cell table:style-name="ce5" table:formula="of:=SQRT([.H64]*[.H64]+[.F64]*[.F64])/2" office:value-type="float" office:value="0.0515411440217151" calcext:value-type="float">
            <text:p>0.051541144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1.5150296" calcext:value-type="float">
            <text:p>1.5150296</text:p>
          </table:table-cell>
          <table:table-cell table:style-name="ce5" office:value-type="float" office:value="0.0719522761422" calcext:value-type="float">
            <text:p>0.0719522761</text:p>
          </table:table-cell>
          <table:table-cell table:style-name="ce5" table:formula="of:=([.L64]-[.E64])/2" office:value-type="float" office:value="0.0775148000000001" calcext:value-type="float">
            <text:p>0.0775148</text:p>
          </table:table-cell>
          <table:table-cell table:style-name="ce35" table:formula="of:=SQRT([.M64]*[.M64]+[.F64]*[.F64])/2" office:value-type="float" office:value="0.0576132147211979" calcext:value-type="float">
            <text:p>0.0576132147</text:p>
          </table:table-cell>
          <table:table-cell table:style-name="ce5" office:value-type="float" office:value="1.79345022219" calcext:value-type="float">
            <text:p>1.7934502222</text:p>
          </table:table-cell>
          <table:table-cell table:style-name="ce5" office:value-type="float" office:value="0.0947385677291" calcext:value-type="float">
            <text:p>0.0947385677</text:p>
          </table:table-cell>
          <table:table-cell table:style-name="ce5" table:formula="of:=([.P64]-[.E64])/2" office:value-type="float" office:value="0.216725111095" calcext:value-type="float">
            <text:p>0.2167251111</text:p>
          </table:table-cell>
          <table:table-cell table:style-name="ce5" table:formula="of:=SQRT([.Q64]*[.Q64]+[.F64]*[.F64])/2" office:value-type="float" office:value="0.0653364297604355" calcext:value-type="float">
            <text:p>0.0653364298</text:p>
          </table:table-cell>
          <table:table-cell table:style-name="ce5" office:value-type="float" office:value="0.0413" calcext:value-type="float">
            <text:p>0.041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3C263.1</text:p>
          </table:table-cell>
          <table:table-cell table:style-name="ce5" office:value-type="float" office:value="228.2701" calcext:value-type="float">
            <text:p>228.2701</text:p>
          </table:table-cell>
          <table:table-cell table:style-name="ce5" office:value-type="float" office:value="74.3753" calcext:value-type="float">
            <text:p>74.3753</text:p>
          </table:table-cell>
          <table:table-cell table:style-name="ce5" office:value-type="float" office:value="2.12" calcext:value-type="float">
            <text:p>2.12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1.36135497124" calcext:value-type="float">
            <text:p>1.3613549712</text:p>
          </table:table-cell>
          <table:table-cell table:style-name="ce5" office:value-type="float" office:value="0.0697175378199" calcext:value-type="float">
            <text:p>0.0697175378</text:p>
          </table:table-cell>
          <table:table-cell table:style-name="ce5" table:formula="of:=([.G65]-[.E65])/2" office:value-type="float" office:value="-0.37932251438" calcext:value-type="float">
            <text:p>-0.3793225144</text:p>
          </table:table-cell>
          <table:table-cell table:style-name="ce5" table:formula="of:=SQRT([.H65]*[.H65]+[.F65]*[.F65])/2" office:value-type="float" office:value="0.0459905834918116" calcext:value-type="float">
            <text:p>0.0459905835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2.27824" calcext:value-type="float">
            <text:p>2.27824</text:p>
          </table:table-cell>
          <table:table-cell table:style-name="ce5" office:value-type="float" office:value="0.108090517016" calcext:value-type="float">
            <text:p>0.108090517</text:p>
          </table:table-cell>
          <table:table-cell table:style-name="ce5" table:formula="of:=([.L65]-[.E65])/2" office:value-type="float" office:value="0.0791200000000001" calcext:value-type="float">
            <text:p>0.07912</text:p>
          </table:table-cell>
          <table:table-cell table:style-name="ce35" table:formula="of:=SQRT([.M65]*[.M65]+[.F65]*[.F65])/2" office:value-type="float" office:value="0.0618133478077069" calcext:value-type="float">
            <text:p>0.0618133478</text:p>
          </table:table-cell>
          <table:table-cell table:style-name="ce5" office:value-type="float" office:value="2.51958378037" calcext:value-type="float">
            <text:p>2.5195837804</text:p>
          </table:table-cell>
          <table:table-cell table:style-name="ce5" office:value-type="float" office:value="0.147115622014" calcext:value-type="float">
            <text:p>0.147115622</text:p>
          </table:table-cell>
          <table:table-cell table:style-name="ce5" table:formula="of:=([.P65]-[.E65])/2" office:value-type="float" office:value="0.199791890185" calcext:value-type="float">
            <text:p>0.1997918902</text:p>
          </table:table-cell>
          <table:table-cell table:style-name="ce5" table:formula="of:=SQRT([.Q65]*[.Q65]+[.F65]*[.F65])/2" office:value-type="float" office:value="0.0794402389229887" calcext:value-type="float">
            <text:p>0.0794402389</text:p>
          </table:table-cell>
          <table:table-cell table:style-name="ce5" office:value-type="float" office:value="0.0627" calcext:value-type="float">
            <text:p>0.0627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3C225b</text:p>
          </table:table-cell>
          <table:table-cell table:style-name="ce5" office:value-type="float" office:value="220.0101" calcext:value-type="float">
            <text:p>220.0101</text:p>
          </table:table-cell>
          <table:table-cell table:style-name="ce5" office:value-type="float" office:value="44.0084" calcext:value-type="float">
            <text:p>44.0084</text:p>
          </table:table-cell>
          <table:table-cell table:style-name="ce5" office:value-type="float" office:value="4.55" calcext:value-type="float">
            <text:p>4.55</text:p>
          </table:table-cell>
          <table:table-cell table:style-name="ce5" office:value-type="float" office:value="0.21" calcext:value-type="float">
            <text:p>0.21</text:p>
          </table:table-cell>
          <table:table-cell table:style-name="ce5" office:value-type="float" office:value="6.8486094297" calcext:value-type="float">
            <text:p>6.8486094297</text:p>
          </table:table-cell>
          <table:table-cell table:style-name="ce5" office:value-type="float" office:value="0.282264236141" calcext:value-type="float">
            <text:p>0.2822642361</text:p>
          </table:table-cell>
          <table:table-cell table:style-name="ce5" table:formula="of:=([.G66]-[.E66])/2" office:value-type="float" office:value="1.14930471485" calcext:value-type="float">
            <text:p>1.1493047149</text:p>
          </table:table-cell>
          <table:table-cell table:style-name="ce5" table:formula="of:=SQRT([.H66]*[.H66]+[.F66]*[.F66])/2" office:value-type="float" office:value="0.175907005974934" calcext:value-type="float">
            <text:p>0.175907006</text:p>
          </table:table-cell>
          <table:table-cell table:style-name="ce5" office:value-type="float" office:value="0.0027" calcext:value-type="float">
            <text:p>0.0027</text:p>
          </table:table-cell>
          <table:table-cell table:style-name="ce5" office:value-type="float" office:value="5.239952" calcext:value-type="float">
            <text:p>5.239952</text:p>
          </table:table-cell>
          <table:table-cell table:style-name="ce5" office:value-type="float" office:value="0.362890168417" calcext:value-type="float">
            <text:p>0.3628901684</text:p>
          </table:table-cell>
          <table:table-cell table:style-name="ce5" table:formula="of:=([.L66]-[.E66])/2" office:value-type="float" office:value="0.344976" calcext:value-type="float">
            <text:p>0.344976</text:p>
          </table:table-cell>
          <table:table-cell table:style-name="ce35" table:formula="of:=SQRT([.M66]*[.M66]+[.F66]*[.F66])/2" office:value-type="float" office:value="0.209636157624179" calcext:value-type="float">
            <text:p>0.2096361576</text:p>
          </table:table-cell>
          <table:table-cell table:style-name="ce5" office:value-type="float" office:value="6.30282993247" calcext:value-type="float">
            <text:p>6.3028299325</text:p>
          </table:table-cell>
          <table:table-cell table:style-name="ce5" office:value-type="float" office:value="0.314211382199" calcext:value-type="float">
            <text:p>0.3142113822</text:p>
          </table:table-cell>
          <table:table-cell table:style-name="ce5" table:formula="of:=([.P66]-[.E66])/2" office:value-type="float" office:value="0.876414966235" calcext:value-type="float">
            <text:p>0.8764149662</text:p>
          </table:table-cell>
          <table:table-cell table:style-name="ce5" table:formula="of:=SQRT([.Q66]*[.Q66]+[.F66]*[.F66])/2" office:value-type="float" office:value="0.188963483710085" calcext:value-type="float">
            <text:p>0.1889634837</text:p>
          </table:table-cell>
          <table:table-cell table:style-name="ce5" office:value-type="float" office:value="0.1462" calcext:value-type="float">
            <text:p>0.146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3C410</text:p>
          </table:table-cell>
          <table:table-cell table:style-name="ce5" office:value-type="float" office:value="69.2117" calcext:value-type="float">
            <text:p>69.2117</text:p>
          </table:table-cell>
          <table:table-cell table:style-name="ce5" office:value-type="float" office:value="-3.7691" calcext:value-type="float">
            <text:p>-3.7691</text:p>
          </table:table-cell>
          <table:table-cell table:style-name="ce5" office:value-type="float" office:value="59.69" calcext:value-type="float">
            <text:p>59.69</text:p>
          </table:table-cell>
          <table:table-cell table:style-name="ce5" office:value-type="float" office:value="6.69" calcext:value-type="float">
            <text:p>6.69</text:p>
          </table:table-cell>
          <table:table-cell table:style-name="ce5" office:value-type="float" office:value="113.47816087" calcext:value-type="float">
            <text:p>113.47816087</text:p>
          </table:table-cell>
          <table:table-cell table:style-name="ce5" office:value-type="float" office:value="5.44069898178" calcext:value-type="float">
            <text:p>5.4406989818</text:p>
          </table:table-cell>
          <table:table-cell table:style-name="ce5" table:formula="of:=([.G67]-[.E67])/2" office:value-type="float" office:value="26.894080435" calcext:value-type="float">
            <text:p>26.894080435</text:p>
          </table:table-cell>
          <table:table-cell table:style-name="ce5" table:formula="of:=SQRT([.H67]*[.H67]+[.F67]*[.F67])/2" office:value-type="float" office:value="4.3115341066244" calcext:value-type="float">
            <text:p>4.3115341066</text:p>
          </table:table-cell>
          <table:table-cell table:style-name="ce5" office:value-type="float" office:value="0.0152" calcext:value-type="float">
            <text:p>0.0152</text:p>
          </table:table-cell>
          <table:table-cell table:style-name="ce5" office:value-type="float" office:value="132.6733064" calcext:value-type="float">
            <text:p>132.6733064</text:p>
          </table:table-cell>
          <table:table-cell table:style-name="ce5" office:value-type="float" office:value="5.17480539731" calcext:value-type="float">
            <text:p>5.1748053973</text:p>
          </table:table-cell>
          <table:table-cell table:style-name="ce5" table:formula="of:=([.L67]-[.E67])/2" office:value-type="float" office:value="36.4916532" calcext:value-type="float">
            <text:p>36.4916532</text:p>
          </table:table-cell>
          <table:table-cell table:style-name="ce35" table:formula="of:=SQRT([.M67]*[.M67]+[.F67]*[.F67])/2" office:value-type="float" office:value="4.22890975607274" calcext:value-type="float">
            <text:p>4.2289097561</text:p>
          </table:table-cell>
          <table:table-cell table:style-name="ce5" office:value-type="float" office:value="89.4291934611" calcext:value-type="float">
            <text:p>89.4291934611</text:p>
          </table:table-cell>
          <table:table-cell table:style-name="ce5" office:value-type="float" office:value="4.96740030059" calcext:value-type="float">
            <text:p>4.9674003006</text:p>
          </table:table-cell>
          <table:table-cell table:style-name="ce5" table:formula="of:=([.P67]-[.E67])/2" office:value-type="float" office:value="14.86959673055" calcext:value-type="float">
            <text:p>14.8695967306</text:p>
          </table:table-cell>
          <table:table-cell table:style-name="ce5" table:formula="of:=SQRT([.Q67]*[.Q67]+[.F67]*[.F67])/2" office:value-type="float" office:value="4.16626828667759" calcext:value-type="float">
            <text:p>4.1662682867</text:p>
          </table:table-cell>
          <table:table-cell table:style-name="ce5" office:value-type="float" office:value="3.6498" calcext:value-type="float">
            <text:p>3.649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503" calcext:value-type="float">
            <text:p>0.5503</text:p>
          </table:table-cell>
          <table:table-cell table:style-name="ce13" office:value-type="float" office:value="0.24818408" calcext:value-type="float">
            <text:p>0.24818408</text:p>
          </table:table-cell>
          <table:table-cell table:number-columns-repeated="988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P0347+05</text:p>
          </table:table-cell>
          <table:table-cell table:style-name="ce5" office:value-type="float" office:value="182.2737" calcext:value-type="float">
            <text:p>182.2737</text:p>
          </table:table-cell>
          <table:table-cell table:style-name="ce5" office:value-type="float" office:value="-35.7311" calcext:value-type="float">
            <text:p>-35.7311</text:p>
          </table:table-cell>
          <table:table-cell table:style-name="ce5" office:value-type="float" office:value="17.02" calcext:value-type="float">
            <text:p>17.02</text:p>
          </table:table-cell>
          <table:table-cell table:style-name="ce5" office:value-type="float" office:value="0.97" calcext:value-type="float">
            <text:p>0.97</text:p>
          </table:table-cell>
          <table:table-cell table:style-name="ce5" office:value-type="float" office:value="28.9509223905" calcext:value-type="float">
            <text:p>28.9509223905</text:p>
          </table:table-cell>
          <table:table-cell table:style-name="ce5" office:value-type="float" office:value="1.23500626728" calcext:value-type="float">
            <text:p>1.2350062673</text:p>
          </table:table-cell>
          <table:table-cell table:style-name="ce5" table:formula="of:=([.G68]-[.E68])/2" office:value-type="float" office:value="5.96546119525" calcext:value-type="float">
            <text:p>5.9654611953</text:p>
          </table:table-cell>
          <table:table-cell table:style-name="ce5" table:formula="of:=SQRT([.H68]*[.H68]+[.F68]*[.F68])/2" office:value-type="float" office:value="0.785197503851878" calcext:value-type="float">
            <text:p>0.7851975039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27.1566208" calcext:value-type="float">
            <text:p>27.1566208</text:p>
          </table:table-cell>
          <table:table-cell table:style-name="ce5" office:value-type="float" office:value="1.25651551032" calcext:value-type="float">
            <text:p>1.2565155103</text:p>
          </table:table-cell>
          <table:table-cell table:style-name="ce5" table:formula="of:=([.L68]-[.E68])/2" office:value-type="float" office:value="5.0683104" calcext:value-type="float">
            <text:p>5.0683104</text:p>
          </table:table-cell>
          <table:table-cell table:style-name="ce35" table:formula="of:=SQRT([.M68]*[.M68]+[.F68]*[.F68])/2" office:value-type="float" office:value="0.793683064528079" calcext:value-type="float">
            <text:p>0.7936830645</text:p>
          </table:table-cell>
          <table:table-cell table:style-name="ce5" office:value-type="float" office:value="22.938636195" calcext:value-type="float">
            <text:p>22.938636195</text:p>
          </table:table-cell>
          <table:table-cell table:style-name="ce5" office:value-type="float" office:value="1.17107531819" calcext:value-type="float">
            <text:p>1.1710753182</text:p>
          </table:table-cell>
          <table:table-cell table:style-name="ce5" table:formula="of:=([.P68]-[.E68])/2" office:value-type="float" office:value="2.9593180975" calcext:value-type="float">
            <text:p>2.9593180975</text:p>
          </table:table-cell>
          <table:table-cell table:style-name="ce5" table:formula="of:=SQRT([.Q68]*[.Q68]+[.F68]*[.F68])/2" office:value-type="float" office:value="0.760315296583235" calcext:value-type="float">
            <text:p>0.7603152966</text:p>
          </table:table-cell>
          <table:table-cell table:style-name="ce5" office:value-type="float" office:value="0.75" calcext:value-type="float">
            <text:p>0.75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3C272.1</text:p>
          </table:table-cell>
          <table:table-cell table:style-name="ce5" office:value-type="float" office:value="280.6321" calcext:value-type="float">
            <text:p>280.6321</text:p>
          </table:table-cell>
          <table:table-cell table:style-name="ce5" office:value-type="float" office:value="74.6873" calcext:value-type="float">
            <text:p>74.6873</text:p>
          </table:table-cell>
          <table:table-cell table:style-name="ce5" office:value-type="float" office:value="3.19" calcext:value-type="float">
            <text:p>3.19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2.4028636279" calcext:value-type="float">
            <text:p>2.4028636279</text:p>
          </table:table-cell>
          <table:table-cell table:style-name="ce5" office:value-type="float" office:value="0.397028999848" calcext:value-type="float">
            <text:p>0.3970289998</text:p>
          </table:table-cell>
          <table:table-cell table:style-name="ce5" table:formula="of:=([.G69]-[.E69])/2" office:value-type="float" office:value="-0.39356818605" calcext:value-type="float">
            <text:p>-0.3935681861</text:p>
          </table:table-cell>
          <table:table-cell table:style-name="ce5" table:formula="of:=SQRT([.H69]*[.H69]+[.F69]*[.F69])/2" office:value-type="float" office:value="0.200082499684695" calcext:value-type="float">
            <text:p>0.2000824997</text:p>
          </table:table-cell>
          <table:table-cell table:style-name="ce5" office:value-type="float" office:value="0.0018" calcext:value-type="float">
            <text:p>0.0018</text:p>
          </table:table-cell>
          <table:table-cell table:style-name="ce5" office:value-type="float" office:value="3.873008" calcext:value-type="float">
            <text:p>3.873008</text:p>
          </table:table-cell>
          <table:table-cell table:style-name="ce5" office:value-type="float" office:value="0.249614450464" calcext:value-type="float">
            <text:p>0.2496144505</text:p>
          </table:table-cell>
          <table:table-cell table:style-name="ce5" table:formula="of:=([.L69]-[.E69])/2" office:value-type="float" office:value="0.341504" calcext:value-type="float">
            <text:p>0.341504</text:p>
          </table:table-cell>
          <table:table-cell table:style-name="ce35" table:formula="of:=SQRT([.M69]*[.M69]+[.F69]*[.F69])/2" office:value-type="float" office:value="0.127286462242106" calcext:value-type="float">
            <text:p>0.1272864622</text:p>
          </table:table-cell>
          <table:table-cell table:style-name="ce5" office:value-type="float" office:value="2.95263257648" calcext:value-type="float">
            <text:p>2.9526325765</text:p>
          </table:table-cell>
          <table:table-cell table:style-name="ce5" office:value-type="float" office:value="0.494846458978" calcext:value-type="float">
            <text:p>0.494846459</text:p>
          </table:table-cell>
          <table:table-cell table:style-name="ce5" table:formula="of:=([.P69]-[.E69])/2" office:value-type="float" office:value="-0.11868371176" calcext:value-type="float">
            <text:p>-0.1186837118</text:p>
          </table:table-cell>
          <table:table-cell table:style-name="ce5" table:formula="of:=SQRT([.Q69]*[.Q69]+[.F69]*[.F69])/2" office:value-type="float" office:value="0.248683040215384" calcext:value-type="float">
            <text:p>0.2486830402</text:p>
          </table:table-cell>
          <table:table-cell table:style-name="ce5" office:value-type="float" office:value="0.1065" calcext:value-type="float">
            <text:p>0.1065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3C225a</text:p>
          </table:table-cell>
          <table:table-cell table:style-name="ce5" office:value-type="float" office:value="219.8662" calcext:value-type="float">
            <text:p>219.8662</text:p>
          </table:table-cell>
          <table:table-cell table:style-name="ce5" office:value-type="float" office:value="44.0249" calcext:value-type="float">
            <text:p>44.0249</text:p>
          </table:table-cell>
          <table:table-cell table:style-name="ce5" office:value-type="float" office:value="4.24" calcext:value-type="float">
            <text:p>4.2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4.92078218754" calcext:value-type="float">
            <text:p>4.9207821875</text:p>
          </table:table-cell>
          <table:table-cell table:style-name="ce5" office:value-type="float" office:value="0.205571752562" calcext:value-type="float">
            <text:p>0.2055717526</text:p>
          </table:table-cell>
          <table:table-cell table:style-name="ce5" table:formula="of:=([.G70]-[.E70])/2" office:value-type="float" office:value="0.34039109377" calcext:value-type="float">
            <text:p>0.3403910938</text:p>
          </table:table-cell>
          <table:table-cell table:style-name="ce5" table:formula="of:=SQRT([.H70]*[.H70]+[.F70]*[.F70])/2" office:value-type="float" office:value="0.181837664863067" calcext:value-type="float">
            <text:p>0.1818376649</text:p>
          </table:table-cell>
          <table:table-cell table:style-name="ce5" office:value-type="float" office:value="0.0032" calcext:value-type="float">
            <text:p>0.0032</text:p>
          </table:table-cell>
          <table:table-cell table:style-name="ce5" office:value-type="float" office:value="5.3196904" calcext:value-type="float">
            <text:p>5.3196904</text:p>
          </table:table-cell>
          <table:table-cell table:style-name="ce5" office:value-type="float" office:value="0.413649447948" calcext:value-type="float">
            <text:p>0.4136494479</text:p>
          </table:table-cell>
          <table:table-cell table:style-name="ce5" table:formula="of:=([.L70]-[.E70])/2" office:value-type="float" office:value="0.5398452" calcext:value-type="float">
            <text:p>0.5398452</text:p>
          </table:table-cell>
          <table:table-cell table:style-name="ce35" table:formula="of:=SQRT([.M70]*[.M70]+[.F70]*[.F70])/2" office:value-type="float" office:value="0.255492595679251" calcext:value-type="float">
            <text:p>0.2554925957</text:p>
          </table:table-cell>
          <table:table-cell table:style-name="ce5" office:value-type="float" office:value="5.86172302096" calcext:value-type="float">
            <text:p>5.861723021</text:p>
          </table:table-cell>
          <table:table-cell table:style-name="ce5" office:value-type="float" office:value="0.294947592786" calcext:value-type="float">
            <text:p>0.2949475928</text:p>
          </table:table-cell>
          <table:table-cell table:style-name="ce5" table:formula="of:=([.P70]-[.E70])/2" office:value-type="float" office:value="0.81086151048" calcext:value-type="float">
            <text:p>0.8108615105</text:p>
          </table:table-cell>
          <table:table-cell table:style-name="ce5" table:formula="of:=SQRT([.Q70]*[.Q70]+[.F70]*[.F70])/2" office:value-type="float" office:value="0.210353323298121" calcext:value-type="float">
            <text:p>0.2103533233</text:p>
          </table:table-cell>
          <table:table-cell table:style-name="ce5" office:value-type="float" office:value="0.1451" calcext:value-type="float">
            <text:p>0.145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4C07.32</text:p>
          </table:table-cell>
          <table:table-cell table:style-name="ce5" office:value-type="float" office:value="322.2286" calcext:value-type="float">
            <text:p>322.2286</text:p>
          </table:table-cell>
          <table:table-cell table:style-name="ce5" office:value-type="float" office:value="68.835" calcext:value-type="float">
            <text:p>68.835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3.23652983577" calcext:value-type="float">
            <text:p>3.2365298358</text:p>
          </table:table-cell>
          <table:table-cell table:style-name="ce5" office:value-type="float" office:value="0.143925297644" calcext:value-type="float">
            <text:p>0.1439252976</text:p>
          </table:table-cell>
          <table:table-cell table:style-name="ce5" table:formula="of:=([.G71]-[.E71])/2" office:value-type="float" office:value="0.268264917885" calcext:value-type="float">
            <text:p>0.2682649179</text:p>
          </table:table-cell>
          <table:table-cell table:style-name="ce5" table:formula="of:=SQRT([.H71]*[.H71]+[.F71]*[.F71])/2" office:value-type="float" office:value="0.0746901789091343" calcext:value-type="float">
            <text:p>0.0746901789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3.0870152" calcext:value-type="float">
            <text:p>3.0870152</text:p>
          </table:table-cell>
          <table:table-cell table:style-name="ce5" office:value-type="float" office:value="0.118500828624" calcext:value-type="float">
            <text:p>0.1185008286</text:p>
          </table:table-cell>
          <table:table-cell table:style-name="ce5" table:formula="of:=([.L71]-[.E71])/2" office:value-type="float" office:value="0.1935076" calcext:value-type="float">
            <text:p>0.1935076</text:p>
          </table:table-cell>
          <table:table-cell table:style-name="ce35" table:formula="of:=SQRT([.M71]*[.M71]+[.F71]*[.F71])/2" office:value-type="float" office:value="0.0625348830345404" calcext:value-type="float">
            <text:p>0.062534883</text:p>
          </table:table-cell>
          <table:table-cell table:style-name="ce5" office:value-type="float" office:value="3.50919383446" calcext:value-type="float">
            <text:p>3.5091938345</text:p>
          </table:table-cell>
          <table:table-cell table:style-name="ce5" office:value-type="float" office:value="0.184494721027" calcext:value-type="float">
            <text:p>0.184494721</text:p>
          </table:table-cell>
          <table:table-cell table:style-name="ce5" table:formula="of:=([.P71]-[.E71])/2" office:value-type="float" office:value="0.40459691723" calcext:value-type="float">
            <text:p>0.4045969172</text:p>
          </table:table-cell>
          <table:table-cell table:style-name="ce5" table:formula="of:=SQRT([.Q71]*[.Q71]+[.F71]*[.F71])/2" office:value-type="float" office:value="0.0943905478409127" calcext:value-type="float">
            <text:p>0.0943905478</text:p>
          </table:table-cell>
          <table:table-cell table:style-name="ce5" office:value-type="float" office:value="0.0836" calcext:value-type="float">
            <text:p>0.083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3C245</text:p>
          </table:table-cell>
          <table:table-cell table:style-name="ce5" office:value-type="float" office:value="233.1247" calcext:value-type="float">
            <text:p>233.1247</text:p>
          </table:table-cell>
          <table:table-cell table:style-name="ce5" office:value-type="float" office:value="56.3009" calcext:value-type="float">
            <text:p>56.3009</text:p>
          </table:table-cell>
          <table:table-cell table:style-name="ce5" office:value-type="float" office:value="2.68" calcext:value-type="float">
            <text:p>2.68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3.09727027699" calcext:value-type="float">
            <text:p>3.097270277</text:p>
          </table:table-cell>
          <table:table-cell table:style-name="ce5" office:value-type="float" office:value="0.136827547855" calcext:value-type="float">
            <text:p>0.1368275479</text:p>
          </table:table-cell>
          <table:table-cell table:style-name="ce5" table:formula="of:=([.G72]-[.E72])/2" office:value-type="float" office:value="0.208635138495" calcext:value-type="float">
            <text:p>0.2086351385</text:p>
          </table:table-cell>
          <table:table-cell table:style-name="ce5" table:formula="of:=SQRT([.H72]*[.H72]+[.F72]*[.F72])/2" office:value-type="float" office:value="0.0728384820201731" calcext:value-type="float">
            <text:p>0.072838482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2.449108" calcext:value-type="float">
            <text:p>2.449108</text:p>
          </table:table-cell>
          <table:table-cell table:style-name="ce5" office:value-type="float" office:value="0.128094109441" calcext:value-type="float">
            <text:p>0.1280941094</text:p>
          </table:table-cell>
          <table:table-cell table:style-name="ce5" table:formula="of:=([.L72]-[.E72])/2" office:value-type="float" office:value="-0.115446" calcext:value-type="float">
            <text:p>-0.115446</text:p>
          </table:table-cell>
          <table:table-cell table:style-name="ce35" table:formula="of:=SQRT([.M72]*[.M72]+[.F72]*[.F72])/2" office:value-type="float" office:value="0.0687533651421567" calcext:value-type="float">
            <text:p>0.0687533651</text:p>
          </table:table-cell>
          <table:table-cell table:style-name="ce5" office:value-type="float" office:value="2.71852838408" calcext:value-type="float">
            <text:p>2.7185283841</text:p>
          </table:table-cell>
          <table:table-cell table:style-name="ce5" office:value-type="float" office:value="0.142254495003" calcext:value-type="float">
            <text:p>0.142254495</text:p>
          </table:table-cell>
          <table:table-cell table:style-name="ce5" table:formula="of:=([.P72]-[.E72])/2" office:value-type="float" office:value="0.0192641920399999" calcext:value-type="float">
            <text:p>0.019264192</text:p>
          </table:table-cell>
          <table:table-cell table:style-name="ce5" table:formula="of:=SQRT([.Q72]*[.Q72]+[.F72]*[.F72])/2" office:value-type="float" office:value="0.0753928732516518" calcext:value-type="float">
            <text:p>0.0753928733</text:p>
          </table:table-cell>
          <table:table-cell table:style-name="ce5" office:value-type="float" office:value="0.0653" calcext:value-type="float">
            <text:p>0.065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3C93.1</text:p>
          </table:table-cell>
          <table:table-cell table:style-name="ce5" office:value-type="float" office:value="160.0361" calcext:value-type="float">
            <text:p>160.0361</text:p>
          </table:table-cell>
          <table:table-cell table:style-name="ce5" office:value-type="float" office:value="-15.9147" calcext:value-type="float">
            <text:p>-15.9147</text:p>
          </table:table-cell>
          <table:table-cell table:style-name="ce5" office:value-type="float" office:value="15.55" calcext:value-type="float">
            <text:p>15.55</text:p>
          </table:table-cell>
          <table:table-cell table:style-name="ce5" office:value-type="float" office:value="1.32" calcext:value-type="float">
            <text:p>1.32</text:p>
          </table:table-cell>
          <table:table-cell table:style-name="ce5" office:value-type="float" office:value="31.2051289929" calcext:value-type="float">
            <text:p>31.2051289929</text:p>
          </table:table-cell>
          <table:table-cell table:style-name="ce5" office:value-type="float" office:value="1.5040073906" calcext:value-type="float">
            <text:p>1.5040073906</text:p>
          </table:table-cell>
          <table:table-cell table:style-name="ce5" table:formula="of:=([.G73]-[.E73])/2" office:value-type="float" office:value="7.82756449645" calcext:value-type="float">
            <text:p>7.8275644965</text:p>
          </table:table-cell>
          <table:table-cell table:style-name="ce5" table:formula="of:=SQRT([.H73]*[.H73]+[.F73]*[.F73])/2" office:value-type="float" office:value="1.00055462506794" calcext:value-type="float">
            <text:p>1.0005546251</text:p>
          </table:table-cell>
          <table:table-cell table:style-name="ce5" office:value-type="float" office:value="0.0141" calcext:value-type="float">
            <text:p>0.0141</text:p>
          </table:table-cell>
          <table:table-cell table:style-name="ce5" office:value-type="float" office:value="37.4428744" calcext:value-type="float">
            <text:p>37.4428744</text:p>
          </table:table-cell>
          <table:table-cell table:style-name="ce5" office:value-type="float" office:value="2.1151389359" calcext:value-type="float">
            <text:p>2.1151389359</text:p>
          </table:table-cell>
          <table:table-cell table:style-name="ce5" table:formula="of:=([.L73]-[.E73])/2" office:value-type="float" office:value="10.9464372" calcext:value-type="float">
            <text:p>10.9464372</text:p>
          </table:table-cell>
          <table:table-cell table:style-name="ce35" table:formula="of:=SQRT([.M73]*[.M73]+[.F73]*[.F73])/2" office:value-type="float" office:value="1.24661669310981" calcext:value-type="float">
            <text:p>1.2466166931</text:p>
          </table:table-cell>
          <table:table-cell table:style-name="ce5" office:value-type="float" office:value="30.6053664808" calcext:value-type="float">
            <text:p>30.6053664808</text:p>
          </table:table-cell>
          <table:table-cell table:style-name="ce5" office:value-type="float" office:value="1.70667014498" calcext:value-type="float">
            <text:p>1.706670145</text:p>
          </table:table-cell>
          <table:table-cell table:style-name="ce5" table:formula="of:=([.P73]-[.E73])/2" office:value-type="float" office:value="7.5276832404" calcext:value-type="float">
            <text:p>7.5276832404</text:p>
          </table:table-cell>
          <table:table-cell table:style-name="ce5" table:formula="of:=SQRT([.Q73]*[.Q73]+[.F73]*[.F73])/2" office:value-type="float" office:value="1.07878670085495" calcext:value-type="float">
            <text:p>1.0787867009</text:p>
          </table:table-cell>
          <table:table-cell table:style-name="ce5" office:value-type="float" office:value="1.0543" calcext:value-type="float">
            <text:p>1.0543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3C348</text:p>
          </table:table-cell>
          <table:table-cell table:style-name="ce5" office:value-type="float" office:value="22.971" calcext:value-type="float">
            <text:p>22.971</text:p>
          </table:table-cell>
          <table:table-cell table:style-name="ce5" office:value-type="float" office:value="29.1769" calcext:value-type="float">
            <text:p>29.1769</text:p>
          </table:table-cell>
          <table:table-cell table:style-name="ce5" office:value-type="float" office:value="7.3" calcext:value-type="float">
            <text:p>7.3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7.94321087626" calcext:value-type="float">
            <text:p>7.9432108763</text:p>
          </table:table-cell>
          <table:table-cell table:style-name="ce5" office:value-type="float" office:value="0.346264425091" calcext:value-type="float">
            <text:p>0.3462644251</text:p>
          </table:table-cell>
          <table:table-cell table:style-name="ce5" table:formula="of:=([.G74]-[.E74])/2" office:value-type="float" office:value="0.32160543813" calcext:value-type="float">
            <text:p>0.3216054381</text:p>
          </table:table-cell>
          <table:table-cell table:style-name="ce5" table:formula="of:=SQRT([.H74]*[.H74]+[.F74]*[.F74])/2" office:value-type="float" office:value="0.199936897597467" calcext:value-type="float">
            <text:p>0.1999368976</text:p>
          </table:table-cell>
          <table:table-cell table:style-name="ce5" office:value-type="float" office:value="0.0013" calcext:value-type="float">
            <text:p>0.0013</text:p>
          </table:table-cell>
          <table:table-cell table:style-name="ce5" office:value-type="float" office:value="9.3521752" calcext:value-type="float">
            <text:p>9.3521752</text:p>
          </table:table-cell>
          <table:table-cell table:style-name="ce5" office:value-type="float" office:value="0.374289248432" calcext:value-type="float">
            <text:p>0.3742892484</text:p>
          </table:table-cell>
          <table:table-cell table:style-name="ce5" table:formula="of:=([.L74]-[.E74])/2" office:value-type="float" office:value="1.0260876" calcext:value-type="float">
            <text:p>1.0260876</text:p>
          </table:table-cell>
          <table:table-cell table:style-name="ce35" table:formula="of:=SQRT([.M74]*[.M74]+[.F74]*[.F74])/2" office:value-type="float" office:value="0.212186499035513" calcext:value-type="float">
            <text:p>0.212186499</text:p>
          </table:table-cell>
          <table:table-cell table:style-name="ce5" office:value-type="float" office:value="9.44012351943" calcext:value-type="float">
            <text:p>9.4401235194</text:p>
          </table:table-cell>
          <table:table-cell table:style-name="ce5" office:value-type="float" office:value="0.489332609538" calcext:value-type="float">
            <text:p>0.4893326095</text:p>
          </table:table-cell>
          <table:table-cell table:style-name="ce5" table:formula="of:=([.P74]-[.E74])/2" office:value-type="float" office:value="1.070061759715" calcext:value-type="float">
            <text:p>1.0700617597</text:p>
          </table:table-cell>
          <table:table-cell table:style-name="ce5" table:formula="of:=SQRT([.Q74]*[.Q74]+[.F74]*[.F74])/2" office:value-type="float" office:value="0.264313451586024" calcext:value-type="float">
            <text:p>0.2643134516</text:p>
          </table:table-cell>
          <table:table-cell table:style-name="ce5" office:value-type="float" office:value="0.2522" calcext:value-type="float">
            <text:p>0.2522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4C13.67</text:p>
          </table:table-cell>
          <table:table-cell table:style-name="ce5" office:value-type="float" office:value="43.4971" calcext:value-type="float">
            <text:p>43.4971</text:p>
          </table:table-cell>
          <table:table-cell table:style-name="ce5" office:value-type="float" office:value="9.154" calcext:value-type="float">
            <text:p>9.154</text:p>
          </table:table-cell>
          <table:table-cell table:style-name="ce5" office:value-type="float" office:value="21.36" calcext:value-type="float">
            <text:p>21.36</text:p>
          </table:table-cell>
          <table:table-cell table:style-name="ce5" office:value-type="float" office:value="1.1" calcext:value-type="float">
            <text:p>1.1</text:p>
          </table:table-cell>
          <table:table-cell table:style-name="ce5" office:value-type="float" office:value="63.87215059" calcext:value-type="float">
            <text:p>63.87215059</text:p>
          </table:table-cell>
          <table:table-cell table:style-name="ce5" office:value-type="float" office:value="2.97299926562" calcext:value-type="float">
            <text:p>2.9729992656</text:p>
          </table:table-cell>
          <table:table-cell table:style-name="ce5" table:formula="of:=([.G75]-[.E75])/2" office:value-type="float" office:value="21.256075295" calcext:value-type="float">
            <text:p>21.256075295</text:p>
          </table:table-cell>
          <table:table-cell table:style-name="ce5" table:formula="of:=SQRT([.H75]*[.H75]+[.F75]*[.F75])/2" office:value-type="float" office:value="1.58498616976435" calcext:value-type="float">
            <text:p>1.5849861698</text:p>
          </table:table-cell>
          <table:table-cell table:style-name="ce5" office:value-type="float" office:value="0.0138" calcext:value-type="float">
            <text:p>0.0138</text:p>
          </table:table-cell>
          <table:table-cell table:style-name="ce5" office:value-type="float" office:value="62.9477712" calcext:value-type="float">
            <text:p>62.9477712</text:p>
          </table:table-cell>
          <table:table-cell table:style-name="ce5" office:value-type="float" office:value="2.79721040923" calcext:value-type="float">
            <text:p>2.7972104092</text:p>
          </table:table-cell>
          <table:table-cell table:style-name="ce5" table:formula="of:=([.L75]-[.E75])/2" office:value-type="float" office:value="20.7938856" calcext:value-type="float">
            <text:p>20.7938856</text:p>
          </table:table-cell>
          <table:table-cell table:style-name="ce35" table:formula="of:=SQRT([.M75]*[.M75]+[.F75]*[.F75])/2" office:value-type="float" office:value="1.50286277429982" calcext:value-type="float">
            <text:p>1.5028627743</text:p>
          </table:table-cell>
          <table:table-cell table:style-name="ce5" office:value-type="float" office:value="40.7370241949" calcext:value-type="float">
            <text:p>40.7370241949</text:p>
          </table:table-cell>
          <table:table-cell table:style-name="ce5" office:value-type="float" office:value="2.21376473824" calcext:value-type="float">
            <text:p>2.2137647382</text:p>
          </table:table-cell>
          <table:table-cell table:style-name="ce5" table:formula="of:=([.P75]-[.E75])/2" office:value-type="float" office:value="9.68851209745" calcext:value-type="float">
            <text:p>9.6885120975</text:p>
          </table:table-cell>
          <table:table-cell table:style-name="ce5" table:formula="of:=SQRT([.Q75]*[.Q75]+[.F75]*[.F75])/2" office:value-type="float" office:value="1.23599699800149" calcext:value-type="float">
            <text:p>1.235996998</text:p>
          </table:table-cell>
          <table:table-cell table:style-name="ce5" office:value-type="float" office:value="1.685" calcext:value-type="float">
            <text:p>1.68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494" calcext:value-type="float">
            <text:p>1.5494</text:p>
          </table:table-cell>
          <table:table-cell table:style-name="ce13" office:value-type="float" office:value="0.402" calcext:value-type="float">
            <text:p>0.402</text:p>
          </table:table-cell>
          <table:table-cell table:number-columns-repeated="988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3C286</text:p>
          </table:table-cell>
          <table:table-cell table:style-name="ce5" office:value-type="float" office:value="56.5241" calcext:value-type="float">
            <text:p>56.5241</text:p>
          </table:table-cell>
          <table:table-cell table:style-name="ce5" office:value-type="float" office:value="80.6747" calcext:value-type="float">
            <text:p>80.6747</text:p>
          </table:table-cell>
          <table:table-cell table:style-name="ce5" office:value-type="float" office:value="1.34" calcext:value-type="float">
            <text:p>1.34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1.13334316085" calcext:value-type="float">
            <text:p>1.1333431609</text:p>
          </table:table-cell>
          <table:table-cell table:style-name="ce5" office:value-type="float" office:value="0.0791012853758" calcext:value-type="float">
            <text:p>0.0791012854</text:p>
          </table:table-cell>
          <table:table-cell table:style-name="ce5" table:formula="of:=([.G76]-[.E76])/2" office:value-type="float" office:value="-0.103328419575" calcext:value-type="float">
            <text:p>-0.1033284196</text:p>
          </table:table-cell>
          <table:table-cell table:style-name="ce5" table:formula="of:=SQRT([.H76]*[.H76]+[.F76]*[.F76])/2" office:value-type="float" office:value="0.0599103775403388" calcext:value-type="float">
            <text:p>0.0599103775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1.13912" calcext:value-type="float">
            <text:p>1.13912</text:p>
          </table:table-cell>
          <table:table-cell table:style-name="ce5" office:value-type="float" office:value="0.0706897514938" calcext:value-type="float">
            <text:p>0.0706897515</text:p>
          </table:table-cell>
          <table:table-cell table:style-name="ce5" table:formula="of:=([.L76]-[.E76])/2" office:value-type="float" office:value="-0.10044" calcext:value-type="float">
            <text:p>-0.10044</text:p>
          </table:table-cell>
          <table:table-cell table:style-name="ce35" table:formula="of:=SQRT([.M76]*[.M76]+[.F76]*[.F76])/2" office:value-type="float" office:value="0.057221152046807" calcext:value-type="float">
            <text:p>0.057221152</text:p>
          </table:table-cell>
          <table:table-cell table:style-name="ce5" office:value-type="float" office:value="1.39702705864" calcext:value-type="float">
            <text:p>1.3970270586</text:p>
          </table:table-cell>
          <table:table-cell table:style-name="ce5" office:value-type="float" office:value="0.105082956527" calcext:value-type="float">
            <text:p>0.1050829565</text:p>
          </table:table-cell>
          <table:table-cell table:style-name="ce5" table:formula="of:=([.P76]-[.E76])/2" office:value-type="float" office:value="0.02851352932" calcext:value-type="float">
            <text:p>0.0285135293</text:p>
          </table:table-cell>
          <table:table-cell table:style-name="ce5" table:formula="of:=SQRT([.Q76]*[.Q76]+[.F76]*[.F76])/2" office:value-type="float" office:value="0.0691780813416637" calcext:value-type="float">
            <text:p>0.0691780813</text:p>
          </table:table-cell>
          <table:table-cell table:style-name="ce5" office:value-type="float" office:value="0.0306" calcext:value-type="float">
            <text:p>0.030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4C13.65</text:p>
          </table:table-cell>
          <table:table-cell table:style-name="ce5" office:value-type="float" office:value="39.3151" calcext:value-type="float">
            <text:p>39.3151</text:p>
          </table:table-cell>
          <table:table-cell table:style-name="ce5" office:value-type="float" office:value="17.718" calcext:value-type="float">
            <text:p>17.718</text:p>
          </table:table-cell>
          <table:table-cell table:style-name="ce5" office:value-type="float" office:value="11.75" calcext:value-type="float">
            <text:p>11.75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16.425453427" calcext:value-type="float">
            <text:p>16.425453427</text:p>
          </table:table-cell>
          <table:table-cell table:style-name="ce5" office:value-type="float" office:value="0.793096076349" calcext:value-type="float">
            <text:p>0.7930960763</text:p>
          </table:table-cell>
          <table:table-cell table:style-name="ce5" table:formula="of:=([.G77]-[.E77])/2" office:value-type="float" office:value="2.3377267135" calcext:value-type="float">
            <text:p>2.3377267135</text:p>
          </table:table-cell>
          <table:table-cell table:style-name="ce5" table:formula="of:=SQRT([.H77]*[.H77]+[.F77]*[.F77])/2" office:value-type="float" office:value="0.407768741543592" calcext:value-type="float">
            <text:p>0.4077687415</text:p>
          </table:table-cell>
          <table:table-cell table:style-name="ce5" office:value-type="float" office:value="0.0039" calcext:value-type="float">
            <text:p>0.0039</text:p>
          </table:table-cell>
          <table:table-cell table:style-name="ce5" office:value-type="float" office:value="13.5441368" calcext:value-type="float">
            <text:p>13.5441368</text:p>
          </table:table-cell>
          <table:table-cell table:style-name="ce5" office:value-type="float" office:value="0.667230976041" calcext:value-type="float">
            <text:p>0.667230976</text:p>
          </table:table-cell>
          <table:table-cell table:style-name="ce5" table:formula="of:=([.L77]-[.E77])/2" office:value-type="float" office:value="0.8970684" calcext:value-type="float">
            <text:p>0.8970684</text:p>
          </table:table-cell>
          <table:table-cell table:style-name="ce35" table:formula="of:=SQRT([.M77]*[.M77]+[.F77]*[.F77])/2" office:value-type="float" office:value="0.346877923551148" calcext:value-type="float">
            <text:p>0.3468779236</text:p>
          </table:table-cell>
          <table:table-cell table:style-name="ce5" office:value-type="float" office:value="18.6385617824" calcext:value-type="float">
            <text:p>18.6385617824</text:p>
          </table:table-cell>
          <table:table-cell table:style-name="ce5" office:value-type="float" office:value="1.04076022172" calcext:value-type="float">
            <text:p>1.0407602217</text:p>
          </table:table-cell>
          <table:table-cell table:style-name="ce5" table:formula="of:=([.P77]-[.E77])/2" office:value-type="float" office:value="3.4442808912" calcext:value-type="float">
            <text:p>3.4442808912</text:p>
          </table:table-cell>
          <table:table-cell table:style-name="ce5" table:formula="of:=SQRT([.Q77]*[.Q77]+[.F77]*[.F77])/2" office:value-type="float" office:value="0.52898058544588" calcext:value-type="float">
            <text:p>0.5289805854</text:p>
          </table:table-cell>
          <table:table-cell table:style-name="ce5" office:value-type="float" office:value="0.374" calcext:value-type="float">
            <text:p>0.37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3C190.0</text:p>
          </table:table-cell>
          <table:table-cell table:style-name="ce5" office:value-type="float" office:value="207.6242" calcext:value-type="float">
            <text:p>207.6242</text:p>
          </table:table-cell>
          <table:table-cell table:style-name="ce5" office:value-type="float" office:value="21.8412" calcext:value-type="float">
            <text:p>21.8412</text:p>
          </table:table-cell>
          <table:table-cell table:style-name="ce5" office:value-type="float" office:value="3.55" calcext:value-type="float">
            <text:p>3.55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3.34926492523" calcext:value-type="float">
            <text:p>3.3492649252</text:p>
          </table:table-cell>
          <table:table-cell table:style-name="ce5" office:value-type="float" office:value="0.125865046371" calcext:value-type="float">
            <text:p>0.1258650464</text:p>
          </table:table-cell>
          <table:table-cell table:style-name="ce5" table:formula="of:=([.G78]-[.E78])/2" office:value-type="float" office:value="-0.100367537385" calcext:value-type="float">
            <text:p>-0.1003675374</text:p>
          </table:table-cell>
          <table:table-cell table:style-name="ce5" table:formula="of:=SQRT([.H78]*[.H78]+[.F78]*[.F78])/2" office:value-type="float" office:value="0.0677163383127993" calcext:value-type="float">
            <text:p>0.0677163383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2.9958856" calcext:value-type="float">
            <text:p>2.9958856</text:p>
          </table:table-cell>
          <table:table-cell table:style-name="ce5" office:value-type="float" office:value="0.150453384048" calcext:value-type="float">
            <text:p>0.150453384</text:p>
          </table:table-cell>
          <table:table-cell table:style-name="ce5" table:formula="of:=([.L78]-[.E78])/2" office:value-type="float" office:value="-0.2770572" calcext:value-type="float">
            <text:p>-0.2770572</text:p>
          </table:table-cell>
          <table:table-cell table:style-name="ce35" table:formula="of:=SQRT([.M78]*[.M78]+[.F78]*[.F78])/2" office:value-type="float" office:value="0.0792720328544295" calcext:value-type="float">
            <text:p>0.0792720329</text:p>
          </table:table-cell>
          <table:table-cell table:style-name="ce5" office:value-type="float" office:value="3.49858494159" calcext:value-type="float">
            <text:p>3.4985849416</text:p>
          </table:table-cell>
          <table:table-cell table:style-name="ce5" office:value-type="float" office:value="0.164055356441" calcext:value-type="float">
            <text:p>0.1640553564</text:p>
          </table:table-cell>
          <table:table-cell table:style-name="ce5" table:formula="of:=([.P78]-[.E78])/2" office:value-type="float" office:value="-0.025707529205" calcext:value-type="float">
            <text:p>-0.0257075292</text:p>
          </table:table-cell>
          <table:table-cell table:style-name="ce5" table:formula="of:=SQRT([.Q78]*[.Q78]+[.F78]*[.F78])/2" office:value-type="float" office:value="0.085752784177809" calcext:value-type="float">
            <text:p>0.0857527842</text:p>
          </table:table-cell>
          <table:table-cell table:style-name="ce5" office:value-type="float" office:value="0.0824" calcext:value-type="float">
            <text:p>0.0824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P0320+05</text:p>
          </table:table-cell>
          <table:table-cell table:style-name="ce5" office:value-type="float" office:value="176.9818" calcext:value-type="float">
            <text:p>176.9818</text:p>
          </table:table-cell>
          <table:table-cell table:style-name="ce5" office:value-type="float" office:value="-40.8433" calcext:value-type="float">
            <text:p>-40.8433</text:p>
          </table:table-cell>
          <table:table-cell table:style-name="ce5" office:value-type="float" office:value="14.25" calcext:value-type="float">
            <text:p>14.25</text:p>
          </table:table-cell>
          <table:table-cell table:style-name="ce5" office:value-type="float" office:value="0.61" calcext:value-type="float">
            <text:p>0.61</text:p>
          </table:table-cell>
          <table:table-cell table:style-name="ce5" office:value-type="float" office:value="20.787782741" calcext:value-type="float">
            <text:p>20.787782741</text:p>
          </table:table-cell>
          <table:table-cell table:style-name="ce5" office:value-type="float" office:value="0.959835471462" calcext:value-type="float">
            <text:p>0.9598354715</text:p>
          </table:table-cell>
          <table:table-cell table:style-name="ce5" table:formula="of:=([.G79]-[.E79])/2" office:value-type="float" office:value="3.2688913705" calcext:value-type="float">
            <text:p>3.2688913705</text:p>
          </table:table-cell>
          <table:table-cell table:style-name="ce5" table:formula="of:=SQRT([.H79]*[.H79]+[.F79]*[.F79])/2" office:value-type="float" office:value="0.568635237273571" calcext:value-type="float">
            <text:p>0.5686352373</text:p>
          </table:table-cell>
          <table:table-cell table:style-name="ce5" office:value-type="float" office:value="0.002" calcext:value-type="float">
            <text:p>0.002</text:p>
          </table:table-cell>
          <table:table-cell table:style-name="ce5" office:value-type="float" office:value="19.5245168" calcext:value-type="float">
            <text:p>19.5245168</text:p>
          </table:table-cell>
          <table:table-cell table:style-name="ce5" office:value-type="float" office:value="0.752937965931" calcext:value-type="float">
            <text:p>0.7529379659</text:p>
          </table:table-cell>
          <table:table-cell table:style-name="ce5" table:formula="of:=([.L79]-[.E79])/2" office:value-type="float" office:value="2.6372584" calcext:value-type="float">
            <text:p>2.6372584</text:p>
          </table:table-cell>
          <table:table-cell table:style-name="ce35" table:formula="of:=SQRT([.M79]*[.M79]+[.F79]*[.F79])/2" office:value-type="float" office:value="0.484514081462116" calcext:value-type="float">
            <text:p>0.4845140815</text:p>
          </table:table-cell>
          <table:table-cell table:style-name="ce5" office:value-type="float" office:value="16.628938047" calcext:value-type="float">
            <text:p>16.628938047</text:p>
          </table:table-cell>
          <table:table-cell table:style-name="ce5" office:value-type="float" office:value="0.89835582554" calcext:value-type="float">
            <text:p>0.8983558255</text:p>
          </table:table-cell>
          <table:table-cell table:style-name="ce5" table:formula="of:=([.P79]-[.E79])/2" office:value-type="float" office:value="1.1894690235" calcext:value-type="float">
            <text:p>1.1894690235</text:p>
          </table:table-cell>
          <table:table-cell table:style-name="ce5" table:formula="of:=SQRT([.Q79]*[.Q79]+[.F79]*[.F79])/2" office:value-type="float" office:value="0.542941799201732" calcext:value-type="float">
            <text:p>0.5429417992</text:p>
          </table:table-cell>
          <table:table-cell table:style-name="ce5" office:value-type="float" office:value="0.5387" calcext:value-type="float">
            <text:p>0.5387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3C274.1</text:p>
          </table:table-cell>
          <table:table-cell table:style-name="ce5" office:value-type="float" office:value="269.8744" calcext:value-type="float">
            <text:p>269.8744</text:p>
          </table:table-cell>
          <table:table-cell table:style-name="ce5" office:value-type="float" office:value="83.1637" calcext:value-type="float">
            <text:p>83.1637</text:p>
          </table:table-cell>
          <table:table-cell table:style-name="ce5" office:value-type="float" office:value="3.08" calcext:value-type="float">
            <text:p>3.08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3.26305177217" calcext:value-type="float">
            <text:p>3.2630517722</text:p>
          </table:table-cell>
          <table:table-cell table:style-name="ce5" office:value-type="float" office:value="0.116978301038" calcext:value-type="float">
            <text:p>0.116978301</text:p>
          </table:table-cell>
          <table:table-cell table:style-name="ce5" table:formula="of:=([.G80]-[.E80])/2" office:value-type="float" office:value="0.0915258860849999" calcext:value-type="float">
            <text:p>0.0915258861</text:p>
          </table:table-cell>
          <table:table-cell table:style-name="ce5" table:formula="of:=SQRT([.H80]*[.H80]+[.F80]*[.F80])/2" office:value-type="float" office:value="0.0636080240884296" calcext:value-type="float">
            <text:p>0.0636080241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2.8705824" calcext:value-type="float">
            <text:p>2.8705824</text:p>
          </table:table-cell>
          <table:table-cell table:style-name="ce5" office:value-type="float" office:value="0.12571372404" calcext:value-type="float">
            <text:p>0.125713724</text:p>
          </table:table-cell>
          <table:table-cell table:style-name="ce5" table:formula="of:=([.L80]-[.E80])/2" office:value-type="float" office:value="-0.1047088" calcext:value-type="float">
            <text:p>-0.1047088</text:p>
          </table:table-cell>
          <table:table-cell table:style-name="ce35" table:formula="of:=SQRT([.M80]*[.M80]+[.F80]*[.F80])/2" office:value-type="float" office:value="0.0676460279913116" calcext:value-type="float">
            <text:p>0.067646028</text:p>
          </table:table-cell>
          <table:table-cell table:style-name="ce5" office:value-type="float" office:value="3.14763295" calcext:value-type="float">
            <text:p>3.14763295</text:p>
          </table:table-cell>
          <table:table-cell table:style-name="ce5" office:value-type="float" office:value="0.143270182425" calcext:value-type="float">
            <text:p>0.1432701824</text:p>
          </table:table-cell>
          <table:table-cell table:style-name="ce5" table:formula="of:=([.P80]-[.E80])/2" office:value-type="float" office:value="0.0338164750000001" calcext:value-type="float">
            <text:p>0.033816475</text:p>
          </table:table-cell>
          <table:table-cell table:style-name="ce5" table:formula="of:=SQRT([.Q80]*[.Q80]+[.F80]*[.F80])/2" office:value-type="float" office:value="0.0758721707414728" calcext:value-type="float">
            <text:p>0.0758721707</text:p>
          </table:table-cell>
          <table:table-cell table:style-name="ce5" office:value-type="float" office:value="0.0766" calcext:value-type="float">
            <text:p>0.076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3C207</text:p>
          </table:table-cell>
          <table:table-cell table:style-name="ce5" office:value-type="float" office:value="212.968" calcext:value-type="float">
            <text:p>212.968</text:p>
          </table:table-cell>
          <table:table-cell table:style-name="ce5" office:value-type="float" office:value="30.139" calcext:value-type="float">
            <text:p>30.139</text:p>
          </table:table-cell>
          <table:table-cell table:style-name="ce5" office:value-type="float" office:value="6.72" calcext:value-type="float">
            <text:p>6.72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14.6069313778" calcext:value-type="float">
            <text:p>14.6069313778</text:p>
          </table:table-cell>
          <table:table-cell table:style-name="ce5" office:value-type="float" office:value="0.862955510816" calcext:value-type="float">
            <text:p>0.8629555108</text:p>
          </table:table-cell>
          <table:table-cell table:style-name="ce5" table:formula="of:=([.G81]-[.E81])/2" office:value-type="float" office:value="3.9434656889" calcext:value-type="float">
            <text:p>3.9434656889</text:p>
          </table:table-cell>
          <table:table-cell table:style-name="ce5" table:formula="of:=SQRT([.H81]*[.H81]+[.F81]*[.F81])/2" office:value-type="float" office:value="0.441812237734454" calcext:value-type="float">
            <text:p>0.4418122377</text:p>
          </table:table-cell>
          <table:table-cell table:style-name="ce5" office:value-type="float" office:value="0.0042" calcext:value-type="float">
            <text:p>0.0042</text:p>
          </table:table-cell>
          <table:table-cell table:style-name="ce5" office:value-type="float" office:value="8.6459208" calcext:value-type="float">
            <text:p>8.6459208</text:p>
          </table:table-cell>
          <table:table-cell table:style-name="ce5" office:value-type="float" office:value="0.574356872626" calcext:value-type="float">
            <text:p>0.5743568726</text:p>
          </table:table-cell>
          <table:table-cell table:style-name="ce5" table:formula="of:=([.L81]-[.E81])/2" office:value-type="float" office:value="0.9629604" calcext:value-type="float">
            <text:p>0.9629604</text:p>
          </table:table-cell>
          <table:table-cell table:style-name="ce35" table:formula="of:=SQRT([.M81]*[.M81]+[.F81]*[.F81])/2" office:value-type="float" office:value="0.302483808299188" calcext:value-type="float">
            <text:p>0.3024838083</text:p>
          </table:table-cell>
          <table:table-cell table:style-name="ce5" office:value-type="float" office:value="10.6473036812" calcext:value-type="float">
            <text:p>10.6473036812</text:p>
          </table:table-cell>
          <table:table-cell table:style-name="ce5" office:value-type="float" office:value="0.696310167853" calcext:value-type="float">
            <text:p>0.6963101679</text:p>
          </table:table-cell>
          <table:table-cell table:style-name="ce5" table:formula="of:=([.P81]-[.E81])/2" office:value-type="float" office:value="1.9636518406" calcext:value-type="float">
            <text:p>1.9636518406</text:p>
          </table:table-cell>
          <table:table-cell table:style-name="ce5" table:formula="of:=SQRT([.Q81]*[.Q81]+[.F81]*[.F81])/2" office:value-type="float" office:value="0.360883585750126" calcext:value-type="float">
            <text:p>0.3608835858</text:p>
          </table:table-cell>
          <table:table-cell table:style-name="ce5" office:value-type="float" office:value="0.2598" calcext:value-type="float">
            <text:p>0.259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1207" calcext:value-type="float">
            <text:p>0.1207</text:p>
          </table:table-cell>
          <table:table-cell table:style-name="ce13" office:value-type="float" office:value="0.0227" calcext:value-type="float">
            <text:p>0.0227</text:p>
          </table:table-cell>
          <table:table-cell table:number-columns-repeated="988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T0629+10</text:p>
          </table:table-cell>
          <table:table-cell table:style-name="ce5" office:value-type="float" office:value="201.5315" calcext:value-type="float">
            <text:p>201.5315</text:p>
          </table:table-cell>
          <table:table-cell table:style-name="ce5" office:value-type="float" office:value="0.5079" calcext:value-type="float">
            <text:p>0.5079</text:p>
          </table:table-cell>
          <table:table-cell table:style-name="ce5" office:value-type="float" office:value="75.2" calcext:value-type="float">
            <text:p>75.2</text:p>
          </table:table-cell>
          <table:table-cell table:style-name="ce5" office:value-type="float" office:value="3.61" calcext:value-type="float">
            <text:p>3.61</text:p>
          </table:table-cell>
          <table:table-cell table:style-name="ce5" office:value-type="float" office:value="553.642839614" calcext:value-type="float">
            <text:p>553.642839614</text:p>
          </table:table-cell>
          <table:table-cell table:style-name="ce5" office:value-type="float" office:value="23.0641116735" calcext:value-type="float">
            <text:p>23.0641116735</text:p>
          </table:table-cell>
          <table:table-cell table:style-name="ce5" table:formula="of:=([.G82]-[.E82])/2" office:value-type="float" office:value="239.221419807" calcext:value-type="float">
            <text:p>239.221419807</text:p>
          </table:table-cell>
          <table:table-cell table:style-name="ce5" table:formula="of:=SQRT([.H82]*[.H82]+[.F82]*[.F82])/2" office:value-type="float" office:value="11.6724606155652" calcext:value-type="float">
            <text:p>11.6724606156</text:p>
          </table:table-cell>
          <table:table-cell table:style-name="ce5" office:value-type="float" office:value="0.2278" calcext:value-type="float">
            <text:p>0.2278</text:p>
          </table:table-cell>
          <table:table-cell table:style-name="ce5" office:value-type="float" office:value="178.443148" calcext:value-type="float">
            <text:p>178.443148</text:p>
          </table:table-cell>
          <table:table-cell table:style-name="ce5" office:value-type="float" office:value="26.7652233317" calcext:value-type="float">
            <text:p>26.7652233317</text:p>
          </table:table-cell>
          <table:table-cell table:style-name="ce5" table:formula="of:=([.L82]-[.E82])/2" office:value-type="float" office:value="51.621574" calcext:value-type="float">
            <text:p>51.621574</text:p>
          </table:table-cell>
          <table:table-cell table:style-name="ce35" table:formula="of:=SQRT([.M82]*[.M82]+[.F82]*[.F82])/2" office:value-type="float" office:value="13.5037890978401" calcext:value-type="float">
            <text:p>13.5037890978</text:p>
          </table:table-cell>
          <table:table-cell table:style-name="ce5" office:value-type="float" office:value="171.911319164" calcext:value-type="float">
            <text:p>171.911319164</text:p>
          </table:table-cell>
          <table:table-cell table:style-name="ce5" office:value-type="float" office:value="8.63340775452" calcext:value-type="float">
            <text:p>8.6334077545</text:p>
          </table:table-cell>
          <table:table-cell table:style-name="ce5" table:formula="of:=([.P82]-[.E82])/2" office:value-type="float" office:value="48.355659582" calcext:value-type="float">
            <text:p>48.355659582</text:p>
          </table:table-cell>
          <table:table-cell table:style-name="ce5" table:formula="of:=SQRT([.Q82]*[.Q82]+[.F82]*[.F82])/2" office:value-type="float" office:value="4.67888420074183" calcext:value-type="float">
            <text:p>4.6788842007</text:p>
          </table:table-cell>
          <table:table-cell table:style-name="ce5" office:value-type="float" office:value="4.6689" calcext:value-type="float">
            <text:p>4.668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.1103" calcext:value-type="float">
            <text:p>7.1103</text:p>
          </table:table-cell>
          <table:table-cell table:style-name="ce13" office:value-type="float" office:value="0.70814535" calcext:value-type="float">
            <text:p>0.70814535</text:p>
          </table:table-cell>
          <table:table-cell table:number-columns-repeated="988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3C223</text:p>
          </table:table-cell>
          <table:table-cell table:style-name="ce5" office:value-type="float" office:value="188.4071" calcext:value-type="float">
            <text:p>188.4071</text:p>
          </table:table-cell>
          <table:table-cell table:style-name="ce5" office:value-type="float" office:value="48.65994" calcext:value-type="float">
            <text:p>48.65994</text:p>
          </table:table-cell>
          <table:table-cell table:style-name="ce5" office:value-type="float" office:value="1.31" calcext:value-type="float">
            <text:p>1.31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office:value-type="float" office:value="0.557862504168" calcext:value-type="float">
            <text:p>0.5578625042</text:p>
          </table:table-cell>
          <table:table-cell table:style-name="ce5" office:value-type="float" office:value="0.0410365833464" calcext:value-type="float">
            <text:p>0.0410365833</text:p>
          </table:table-cell>
          <table:table-cell table:style-name="ce5" table:formula="of:=([.G83]-[.E83])/2" office:value-type="float" office:value="-0.376068747916" calcext:value-type="float">
            <text:p>-0.3760687479</text:p>
          </table:table-cell>
          <table:table-cell table:style-name="ce5" table:formula="of:=SQRT([.H83]*[.H83]+[.F83]*[.F83])/2" office:value-type="float" office:value="0.810259835048725" calcext:value-type="float">
            <text:p>0.810259835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1.1619024" calcext:value-type="float">
            <text:p>1.1619024</text:p>
          </table:table-cell>
          <table:table-cell table:style-name="ce5" office:value-type="float" office:value="0.054696557391" calcext:value-type="float">
            <text:p>0.0546965574</text:p>
          </table:table-cell>
          <table:table-cell table:style-name="ce5" table:formula="of:=([.L83]-[.E83])/2" office:value-type="float" office:value="-0.0740488" calcext:value-type="float">
            <text:p>-0.0740488</text:p>
          </table:table-cell>
          <table:table-cell table:style-name="ce35" table:formula="of:=SQRT([.M83]*[.M83]+[.F83]*[.F83])/2" office:value-type="float" office:value="0.810461552664657" calcext:value-type="float">
            <text:p>0.8104615527</text:p>
          </table:table-cell>
          <table:table-cell table:style-name="ce5" office:value-type="float" office:value="1.23485145092" calcext:value-type="float">
            <text:p>1.2348514509</text:p>
          </table:table-cell>
          <table:table-cell table:style-name="ce5" office:value-type="float" office:value="0.0972145295818" calcext:value-type="float">
            <text:p>0.0972145296</text:p>
          </table:table-cell>
          <table:table-cell table:style-name="ce5" table:formula="of:=([.P83]-[.E83])/2" office:value-type="float" office:value="-0.0375742745400001" calcext:value-type="float">
            <text:p>-0.0375742745</text:p>
          </table:table-cell>
          <table:table-cell table:style-name="ce5" table:formula="of:=SQRT([.Q83]*[.Q83]+[.F83]*[.F83])/2" office:value-type="float" office:value="0.811457125294031" calcext:value-type="float">
            <text:p>0.8114571253</text:p>
          </table:table-cell>
          <table:table-cell table:style-name="ce5" office:value-type="float" office:value="0.0308" calcext:value-type="float">
            <text:p>0.0308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4C12.50</text:p>
          </table:table-cell>
          <table:table-cell table:style-name="ce5" office:value-type="float" office:value="347.223" calcext:value-type="float">
            <text:p>347.223</text:p>
          </table:table-cell>
          <table:table-cell table:style-name="ce5" office:value-type="float" office:value="70.1718" calcext:value-type="float">
            <text:p>70.1718</text:p>
          </table:table-cell>
          <table:table-cell table:style-name="ce5" office:value-type="float" office:value="2.37" calcext:value-type="float">
            <text:p>2.37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3.05075501724" calcext:value-type="float">
            <text:p>3.0507550172</text:p>
          </table:table-cell>
          <table:table-cell table:style-name="ce5" office:value-type="float" office:value="0.192074189776" calcext:value-type="float">
            <text:p>0.1920741898</text:p>
          </table:table-cell>
          <table:table-cell table:style-name="ce5" table:formula="of:=([.G84]-[.E84])/2" office:value-type="float" office:value="0.34037750862" calcext:value-type="float">
            <text:p>0.3403775086</text:p>
          </table:table-cell>
          <table:table-cell table:style-name="ce5" table:formula="of:=SQRT([.H84]*[.H84]+[.F84]*[.F84])/2" office:value-type="float" office:value="0.11067124104539" calcext:value-type="float">
            <text:p>0.11067124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3.2578832" calcext:value-type="float">
            <text:p>3.2578832</text:p>
          </table:table-cell>
          <table:table-cell table:style-name="ce5" office:value-type="float" office:value="0.132601941394" calcext:value-type="float">
            <text:p>0.1326019414</text:p>
          </table:table-cell>
          <table:table-cell table:style-name="ce5" table:formula="of:=([.L84]-[.E84])/2" office:value-type="float" office:value="0.4439416" calcext:value-type="float">
            <text:p>0.4439416</text:p>
          </table:table-cell>
          <table:table-cell table:style-name="ce35" table:formula="of:=SQRT([.M84]*[.M84]+[.F84]*[.F84])/2" office:value-type="float" office:value="0.0861441740070938" calcext:value-type="float">
            <text:p>0.086144174</text:p>
          </table:table-cell>
          <table:table-cell table:style-name="ce5" office:value-type="float" office:value="4.63556233645" calcext:value-type="float">
            <text:p>4.6355623365</text:p>
          </table:table-cell>
          <table:table-cell table:style-name="ce5" office:value-type="float" office:value="0.319501202038" calcext:value-type="float">
            <text:p>0.319501202</text:p>
          </table:table-cell>
          <table:table-cell table:style-name="ce5" table:formula="of:=([.P84]-[.E84])/2" office:value-type="float" office:value="1.132781168225" calcext:value-type="float">
            <text:p>1.1327811682</text:p>
          </table:table-cell>
          <table:table-cell table:style-name="ce5" table:formula="of:=SQRT([.Q84]*[.Q84]+[.F84]*[.F84])/2" office:value-type="float" office:value="0.168953409335034" calcext:value-type="float">
            <text:p>0.1689534093</text:p>
          </table:table-cell>
          <table:table-cell table:style-name="ce5" office:value-type="float" office:value="0.0893" calcext:value-type="float">
            <text:p>0.0893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4C04.51</text:p>
          </table:table-cell>
          <table:table-cell table:style-name="ce5" office:value-type="float" office:value="7.2923" calcext:value-type="float">
            <text:p>7.2923</text:p>
          </table:table-cell>
          <table:table-cell table:style-name="ce5" office:value-type="float" office:value="47.747" calcext:value-type="float">
            <text:p>47.747</text:p>
          </table:table-cell>
          <table:table-cell table:style-name="ce5" office:value-type="float" office:value="4.55" calcext:value-type="float">
            <text:p>4.55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4.73462743033" calcext:value-type="float">
            <text:p>4.7346274303</text:p>
          </table:table-cell>
          <table:table-cell table:style-name="ce5" office:value-type="float" office:value="0.313616412453" calcext:value-type="float">
            <text:p>0.3136164125</text:p>
          </table:table-cell>
          <table:table-cell table:style-name="ce5" table:formula="of:=([.G85]-[.E85])/2" office:value-type="float" office:value="0.092313715165" calcext:value-type="float">
            <text:p>0.0923137152</text:p>
          </table:table-cell>
          <table:table-cell table:style-name="ce5" table:formula="of:=SQRT([.H85]*[.H85]+[.F85]*[.F85])/2" office:value-type="float" office:value="0.169746321138258" calcext:value-type="float">
            <text:p>0.1697463211</text:p>
          </table:table-cell>
          <table:table-cell table:style-name="ce5" office:value-type="float" office:value="0.0012" calcext:value-type="float">
            <text:p>0.0012</text:p>
          </table:table-cell>
          <table:table-cell table:style-name="ce5" office:value-type="float" office:value="4.9323896" calcext:value-type="float">
            <text:p>4.9323896</text:p>
          </table:table-cell>
          <table:table-cell table:style-name="ce5" office:value-type="float" office:value="0.22705332512" calcext:value-type="float">
            <text:p>0.2270533251</text:p>
          </table:table-cell>
          <table:table-cell table:style-name="ce5" table:formula="of:=([.L85]-[.E85])/2" office:value-type="float" office:value="0.1911948" calcext:value-type="float">
            <text:p>0.1911948</text:p>
          </table:table-cell>
          <table:table-cell table:style-name="ce35" table:formula="of:=SQRT([.M85]*[.M85]+[.F85]*[.F85])/2" office:value-type="float" office:value="0.130817824137279" calcext:value-type="float">
            <text:p>0.1308178241</text:p>
          </table:table-cell>
          <table:table-cell table:style-name="ce5" office:value-type="float" office:value="6.14688955857" calcext:value-type="float">
            <text:p>6.1468895586</text:p>
          </table:table-cell>
          <table:table-cell table:style-name="ce5" office:value-type="float" office:value="0.442157177842" calcext:value-type="float">
            <text:p>0.4421571778</text:p>
          </table:table-cell>
          <table:table-cell table:style-name="ce5" table:formula="of:=([.P85]-[.E85])/2" office:value-type="float" office:value="0.798444779285" calcext:value-type="float">
            <text:p>0.7984447793</text:p>
          </table:table-cell>
          <table:table-cell table:style-name="ce5" table:formula="of:=SQRT([.Q85]*[.Q85]+[.F85]*[.F85])/2" office:value-type="float" office:value="0.230435983473286" calcext:value-type="float">
            <text:p>0.2304359835</text:p>
          </table:table-cell>
          <table:table-cell table:style-name="ce5" office:value-type="float" office:value="0.135" calcext:value-type="float">
            <text:p>0.135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4C33.48</text:p>
          </table:table-cell>
          <table:table-cell table:style-name="ce5" office:value-type="float" office:value="66.3887" calcext:value-type="float">
            <text:p>66.3887</text:p>
          </table:table-cell>
          <table:table-cell table:style-name="ce5" office:value-type="float" office:value="8.3713" calcext:value-type="float">
            <text:p>8.3713</text:p>
          </table:table-cell>
          <table:table-cell table:style-name="ce5" office:value-type="float" office:value="15.76" calcext:value-type="float">
            <text:p>15.76</text:p>
          </table:table-cell>
          <table:table-cell table:style-name="ce5" office:value-type="float" office:value="3.04" calcext:value-type="float">
            <text:p>3.04</text:p>
          </table:table-cell>
          <table:table-cell table:style-name="ce5" office:value-type="float" office:value="20.403609008" calcext:value-type="float">
            <text:p>20.403609008</text:p>
          </table:table-cell>
          <table:table-cell table:style-name="ce5" office:value-type="float" office:value="0.864442658077" calcext:value-type="float">
            <text:p>0.8644426581</text:p>
          </table:table-cell>
          <table:table-cell table:style-name="ce5" table:formula="of:=([.G86]-[.E86])/2" office:value-type="float" office:value="2.321804504" calcext:value-type="float">
            <text:p>2.321804504</text:p>
          </table:table-cell>
          <table:table-cell table:style-name="ce5" table:formula="of:=SQRT([.H86]*[.H86]+[.F86]*[.F86])/2" office:value-type="float" office:value="1.58025797807694" calcext:value-type="float">
            <text:p>1.5802579781</text:p>
          </table:table-cell>
          <table:table-cell table:style-name="ce5" office:value-type="float" office:value="0.0029" calcext:value-type="float">
            <text:p>0.0029</text:p>
          </table:table-cell>
          <table:table-cell table:style-name="ce5" office:value-type="float" office:value="19.991556" calcext:value-type="float">
            <text:p>19.991556</text:p>
          </table:table-cell>
          <table:table-cell table:style-name="ce5" office:value-type="float" office:value="0.805650680408" calcext:value-type="float">
            <text:p>0.8056506804</text:p>
          </table:table-cell>
          <table:table-cell table:style-name="ce5" table:formula="of:=([.L86]-[.E86])/2" office:value-type="float" office:value="2.115778" calcext:value-type="float">
            <text:p>2.115778</text:p>
          </table:table-cell>
          <table:table-cell table:style-name="ce35" table:formula="of:=SQRT([.M86]*[.M86]+[.F86]*[.F86])/2" office:value-type="float" office:value="1.57247202032674" calcext:value-type="float">
            <text:p>1.5724720203</text:p>
          </table:table-cell>
          <table:table-cell table:style-name="ce5" office:value-type="float" office:value="25.031314806" calcext:value-type="float">
            <text:p>25.031314806</text:p>
          </table:table-cell>
          <table:table-cell table:style-name="ce5" office:value-type="float" office:value="1.27182183854" calcext:value-type="float">
            <text:p>1.2718218385</text:p>
          </table:table-cell>
          <table:table-cell table:style-name="ce5" table:formula="of:=([.P86]-[.E86])/2" office:value-type="float" office:value="4.635657403" calcext:value-type="float">
            <text:p>4.635657403</text:p>
          </table:table-cell>
          <table:table-cell table:style-name="ce5" table:formula="of:=SQRT([.Q86]*[.Q86]+[.F86]*[.F86])/2" office:value-type="float" office:value="1.64765976380041" calcext:value-type="float">
            <text:p>1.6476597638</text:p>
          </table:table-cell>
          <table:table-cell table:style-name="ce5" office:value-type="float" office:value="0.5534" calcext:value-type="float">
            <text:p>0.5534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3C111</text:p>
          </table:table-cell>
          <table:table-cell table:style-name="ce5" office:value-type="float" office:value="161.6756" calcext:value-type="float">
            <text:p>161.6756</text:p>
          </table:table-cell>
          <table:table-cell table:style-name="ce5" office:value-type="float" office:value="-8.8197" calcext:value-type="float">
            <text:p>-8.8197</text:p>
          </table:table-cell>
          <table:table-cell table:style-name="ce5" office:value-type="float" office:value="36.43" calcext:value-type="float">
            <text:p>36.43</text:p>
          </table:table-cell>
          <table:table-cell table:style-name="ce5" office:value-type="float" office:value="4.42" calcext:value-type="float">
            <text:p>4.42</text:p>
          </table:table-cell>
          <table:table-cell table:style-name="ce5" office:value-type="float" office:value="174.976495094" calcext:value-type="float">
            <text:p>174.976495094</text:p>
          </table:table-cell>
          <table:table-cell table:style-name="ce5" office:value-type="float" office:value="9.74392167523" calcext:value-type="float">
            <text:p>9.7439216752</text:p>
          </table:table-cell>
          <table:table-cell table:style-name="ce5" table:formula="of:=([.G87]-[.E87])/2" office:value-type="float" office:value="69.273247547" calcext:value-type="float">
            <text:p>69.273247547</text:p>
          </table:table-cell>
          <table:table-cell table:style-name="ce5" table:formula="of:=SQRT([.H87]*[.H87]+[.F87]*[.F87])/2" office:value-type="float" office:value="5.34977592084512" calcext:value-type="float">
            <text:p>5.3497759208</text:p>
          </table:table-cell>
          <table:table-cell table:style-name="ce5" office:value-type="float" office:value="0.0205" calcext:value-type="float">
            <text:p>0.0205</text:p>
          </table:table-cell>
          <table:table-cell table:style-name="ce5" office:value-type="float" office:value="161.9486904" calcext:value-type="float">
            <text:p>161.9486904</text:p>
          </table:table-cell>
          <table:table-cell table:style-name="ce5" office:value-type="float" office:value="6.39424977214" calcext:value-type="float">
            <text:p>6.3942497721</text:p>
          </table:table-cell>
          <table:table-cell table:style-name="ce5" table:formula="of:=([.L87]-[.E87])/2" office:value-type="float" office:value="62.7593452" calcext:value-type="float">
            <text:p>62.7593452</text:p>
          </table:table-cell>
          <table:table-cell table:style-name="ce35" table:formula="of:=SQRT([.M87]*[.M87]+[.F87]*[.F87])/2" office:value-type="float" office:value="3.88660617211573" calcext:value-type="float">
            <text:p>3.8866061721</text:p>
          </table:table-cell>
          <table:table-cell table:style-name="ce5" office:value-type="float" office:value="71.31431195" calcext:value-type="float">
            <text:p>71.31431195</text:p>
          </table:table-cell>
          <table:table-cell table:style-name="ce5" office:value-type="float" office:value="4.44651937879" calcext:value-type="float">
            <text:p>4.4465193788</text:p>
          </table:table-cell>
          <table:table-cell table:style-name="ce5" table:formula="of:=([.P87]-[.E87])/2" office:value-type="float" office:value="17.442155975" calcext:value-type="float">
            <text:p>17.442155975</text:p>
          </table:table-cell>
          <table:table-cell table:style-name="ce5" table:formula="of:=SQRT([.Q87]*[.Q87]+[.F87]*[.F87])/2" office:value-type="float" office:value="3.1348020107319" calcext:value-type="float">
            <text:p>3.1348020107</text:p>
          </table:table-cell>
          <table:table-cell table:style-name="ce5" office:value-type="float" office:value="4.4208" calcext:value-type="float">
            <text:p>4.4208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J2232</text:p>
          </table:table-cell>
          <table:table-cell table:style-name="ce5" office:value-type="float" office:value="77.4379" calcext:value-type="float">
            <text:p>77.4379</text:p>
          </table:table-cell>
          <table:table-cell table:style-name="ce5" office:value-type="float" office:value="-38.5824" calcext:value-type="float">
            <text:p>-38.5824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5.58101366869" calcext:value-type="float">
            <text:p>5.5810136687</text:p>
          </table:table-cell>
          <table:table-cell table:style-name="ce5" office:value-type="float" office:value="0.325191093259" calcext:value-type="float">
            <text:p>0.3251910933</text:p>
          </table:table-cell>
          <table:table-cell table:style-name="ce5" table:formula="of:=([.G88]-[.E88])/2" office:value-type="float" office:value="0.0405068343449999" calcext:value-type="float">
            <text:p>0.0405068343</text:p>
          </table:table-cell>
          <table:table-cell table:style-name="ce5" table:formula="of:=SQRT([.H88]*[.H88]+[.F88]*[.F88])/2" office:value-type="float" office:value="0.261653037023739" calcext:value-type="float">
            <text:p>0.261653037</text:p>
          </table:table-cell>
          <table:table-cell table:style-name="ce5" office:value-type="float" office:value="0.0015" calcext:value-type="float">
            <text:p>0.0015</text:p>
          </table:table-cell>
          <table:table-cell table:style-name="ce5" office:value-type="float" office:value="6.9714144" calcext:value-type="float">
            <text:p>6.9714144</text:p>
          </table:table-cell>
          <table:table-cell table:style-name="ce5" office:value-type="float" office:value="0.307986197335" calcext:value-type="float">
            <text:p>0.3079861973</text:p>
          </table:table-cell>
          <table:table-cell table:style-name="ce5" table:formula="of:=([.L88]-[.E88])/2" office:value-type="float" office:value="0.7357072" calcext:value-type="float">
            <text:p>0.7357072</text:p>
          </table:table-cell>
          <table:table-cell table:style-name="ce35" table:formula="of:=SQRT([.M88]*[.M88]+[.F88]*[.F88])/2" office:value-type="float" office:value="0.25639593295764" calcext:value-type="float">
            <text:p>0.256395933</text:p>
          </table:table-cell>
          <table:table-cell table:style-name="ce5" office:value-type="float" office:value="6.67052551448" calcext:value-type="float">
            <text:p>6.6705255145</text:p>
          </table:table-cell>
          <table:table-cell table:style-name="ce5" office:value-type="float" office:value="0.431356200925" calcext:value-type="float">
            <text:p>0.4313562009</text:p>
          </table:table-cell>
          <table:table-cell table:style-name="ce5" table:formula="of:=([.P88]-[.E88])/2" office:value-type="float" office:value="0.58526275724" calcext:value-type="float">
            <text:p>0.5852627572</text:p>
          </table:table-cell>
          <table:table-cell table:style-name="ce5" table:formula="of:=SQRT([.Q88]*[.Q88]+[.F88]*[.F88])/2" office:value-type="float" office:value="0.297560150253881" calcext:value-type="float">
            <text:p>0.2975601503</text:p>
          </table:table-cell>
          <table:table-cell table:style-name="ce5" office:value-type="float" office:value="0.1914" calcext:value-type="float">
            <text:p>0.1914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3C298</text:p>
          </table:table-cell>
          <table:table-cell table:style-name="ce5" office:value-type="float" office:value="352.1602" calcext:value-type="float">
            <text:p>352.1602</text:p>
          </table:table-cell>
          <table:table-cell table:style-name="ce5" office:value-type="float" office:value="60.6666" calcext:value-type="float">
            <text:p>60.6666</text:p>
          </table:table-cell>
          <table:table-cell table:style-name="ce5" office:value-type="float" office:value="2.39" calcext:value-type="float">
            <text:p>2.39</text:p>
          </table:table-cell>
          <table:table-cell table:style-name="ce5" office:value-type="float" office:value="0.38" calcext:value-type="float">
            <text:p>0.38</text:p>
          </table:table-cell>
          <table:table-cell table:style-name="ce5" office:value-type="float" office:value="1.80471444419" calcext:value-type="float">
            <text:p>1.8047144442</text:p>
          </table:table-cell>
          <table:table-cell table:style-name="ce5" office:value-type="float" office:value="0.11987156818" calcext:value-type="float">
            <text:p>0.1198715682</text:p>
          </table:table-cell>
          <table:table-cell table:style-name="ce5" table:formula="of:=([.G89]-[.E89])/2" office:value-type="float" office:value="-0.292642777905" calcext:value-type="float">
            <text:p>-0.2926427779</text:p>
          </table:table-cell>
          <table:table-cell table:style-name="ce5" table:formula="of:=SQRT([.H89]*[.H89]+[.F89]*[.F89])/2" office:value-type="float" office:value="0.199229260437525" calcext:value-type="float">
            <text:p>0.1992292604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2.8364088" calcext:value-type="float">
            <text:p>2.8364088</text:p>
          </table:table-cell>
          <table:table-cell table:style-name="ce5" office:value-type="float" office:value="0.138469204119" calcext:value-type="float">
            <text:p>0.1384692041</text:p>
          </table:table-cell>
          <table:table-cell table:style-name="ce5" table:formula="of:=([.L89]-[.E89])/2" office:value-type="float" office:value="0.2232044" calcext:value-type="float">
            <text:p>0.2232044</text:p>
          </table:table-cell>
          <table:table-cell table:style-name="ce35" table:formula="of:=SQRT([.M89]*[.M89]+[.F89]*[.F89])/2" office:value-type="float" office:value="0.20222124053209" calcext:value-type="float">
            <text:p>0.2022212405</text:p>
          </table:table-cell>
          <table:table-cell table:style-name="ce5" office:value-type="float" office:value="2.89150023272" calcext:value-type="float">
            <text:p>2.8915002327</text:p>
          </table:table-cell>
          <table:table-cell table:style-name="ce5" office:value-type="float" office:value="0.208476937018" calcext:value-type="float">
            <text:p>0.208476937</text:p>
          </table:table-cell>
          <table:table-cell table:style-name="ce5" table:formula="of:=([.P89]-[.E89])/2" office:value-type="float" office:value="0.25075011636" calcext:value-type="float">
            <text:p>0.2507501164</text:p>
          </table:table-cell>
          <table:table-cell table:style-name="ce5" table:formula="of:=SQRT([.Q89]*[.Q89]+[.F89]*[.F89])/2" office:value-type="float" office:value="0.216715616228046" calcext:value-type="float">
            <text:p>0.2167156162</text:p>
          </table:table-cell>
          <table:table-cell table:style-name="ce5" office:value-type="float" office:value="0.0785" calcext:value-type="float">
            <text:p>0.0785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988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B2050</text:p>
          </table:table-cell>
          <table:table-cell table:style-name="ce5" office:value-type="float" office:value="78.8581" calcext:value-type="float">
            <text:p>78.8581</text:p>
          </table:table-cell>
          <table:table-cell table:style-name="ce5" office:value-type="float" office:value="-5.1238" calcext:value-type="float">
            <text:p>-5.1238</text:p>
          </table:table-cell>
          <table:table-cell table:style-name="ce5" office:value-type="float" office:value="33.86" calcext:value-type="float">
            <text:p>33.86</text:p>
          </table:table-cell>
          <table:table-cell table:style-name="ce5" office:value-type="float" office:value="2.42" calcext:value-type="float">
            <text:p>2.42</text:p>
          </table:table-cell>
          <table:table-cell table:style-name="ce5" office:value-type="float" office:value="32.3467814128" calcext:value-type="float">
            <text:p>32.3467814128</text:p>
          </table:table-cell>
          <table:table-cell table:style-name="ce5" office:value-type="float" office:value="1.38943944707" calcext:value-type="float">
            <text:p>1.3894394471</text:p>
          </table:table-cell>
          <table:table-cell table:style-name="ce5" table:formula="of:=([.G90]-[.E90])/2" office:value-type="float" office:value="-0.7566092936" calcext:value-type="float">
            <text:p>-0.7566092936</text:p>
          </table:table-cell>
          <table:table-cell table:style-name="ce5" table:formula="of:=SQRT([.H90]*[.H90]+[.F90]*[.F90])/2" office:value-type="float" office:value="1.39525463420429" calcext:value-type="float">
            <text:p>1.3952546342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5.2627344" calcext:value-type="float">
            <text:p>5.2627344</text:p>
          </table:table-cell>
          <table:table-cell table:style-name="ce5" office:value-type="float" office:value="0.205156641461" calcext:value-type="float">
            <text:p>0.2051566415</text:p>
          </table:table-cell>
          <table:table-cell table:style-name="ce5" table:formula="of:=([.L90]-[.E90])/2" office:value-type="float" office:value="-14.2986328" calcext:value-type="float">
            <text:p>-14.2986328</text:p>
          </table:table-cell>
          <table:table-cell table:style-name="ce35" table:formula="of:=SQRT([.M90]*[.M90]+[.F90]*[.F90])/2" office:value-type="float" office:value="1.21434027845736" calcext:value-type="float">
            <text:p>1.2143402785</text:p>
          </table:table-cell>
          <table:table-cell table:style-name="ce5" office:value-type="float" office:value="33.9551481324" calcext:value-type="float">
            <text:p>33.9551481324</text:p>
          </table:table-cell>
          <table:table-cell table:style-name="ce5" office:value-type="float" office:value="1.74189942857" calcext:value-type="float">
            <text:p>1.7418994286</text:p>
          </table:table-cell>
          <table:table-cell table:style-name="ce5" table:formula="of:=([.P90]-[.E90])/2" office:value-type="float" office:value="0.0475740661999993" calcext:value-type="float">
            <text:p>0.0475740662</text:p>
          </table:table-cell>
          <table:table-cell table:style-name="ce5" table:formula="of:=SQRT([.Q90]*[.Q90]+[.F90]*[.F90])/2" office:value-type="float" office:value="1.49085660102276" calcext:value-type="float">
            <text:p>1.490856601</text:p>
          </table:table-cell>
          <table:table-cell table:style-name="ce5" office:value-type="float" office:value="0.1432" calcext:value-type="float">
            <text:p>0.1432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PKS0531</text:p>
          </table:table-cell>
          <table:table-cell table:style-name="ce5" office:value-type="float" office:value="186.7617" calcext:value-type="float">
            <text:p>186.7617</text:p>
          </table:table-cell>
          <table:table-cell table:style-name="ce5" office:value-type="float" office:value="-7.1076" calcext:value-type="float">
            <text:p>-7.1076</text:p>
          </table:table-cell>
          <table:table-cell table:style-name="ce5" office:value-type="float" office:value="28.84" calcext:value-type="float">
            <text:p>28.84</text:p>
          </table:table-cell>
          <table:table-cell table:style-name="ce5" office:value-type="float" office:value="9.72" calcext:value-type="float">
            <text:p>9.72</text:p>
          </table:table-cell>
          <table:table-cell table:style-name="ce5" office:value-type="float" office:value="28.8956337133" calcext:value-type="float">
            <text:p>28.8956337133</text:p>
          </table:table-cell>
          <table:table-cell table:style-name="ce5" office:value-type="float" office:value="1.33941914047" calcext:value-type="float">
            <text:p>1.3394191405</text:p>
          </table:table-cell>
          <table:table-cell table:style-name="ce5" table:formula="of:=([.G91]-[.E91])/2" office:value-type="float" office:value="0.0278168566500003" calcext:value-type="float">
            <text:p>0.0278168567</text:p>
          </table:table-cell>
          <table:table-cell table:style-name="ce5" table:formula="of:=SQRT([.H91]*[.H91]+[.F91]*[.F91])/2" office:value-type="float" office:value="4.90592610099911" calcext:value-type="float">
            <text:p>4.905926101</text:p>
          </table:table-cell>
          <table:table-cell table:style-name="ce5" office:value-type="float" office:value="0.0085" calcext:value-type="float">
            <text:p>0.0085</text:p>
          </table:table-cell>
          <table:table-cell table:style-name="ce5" office:value-type="float" office:value="34.4697712" calcext:value-type="float">
            <text:p>34.4697712</text:p>
          </table:table-cell>
          <table:table-cell table:style-name="ce5" office:value-type="float" office:value="1.59459324836" calcext:value-type="float">
            <text:p>1.5945932484</text:p>
          </table:table-cell>
          <table:table-cell table:style-name="ce5" table:formula="of:=([.L91]-[.E91])/2" office:value-type="float" office:value="2.8148856" calcext:value-type="float">
            <text:p>2.8148856</text:p>
          </table:table-cell>
          <table:table-cell table:style-name="ce35" table:formula="of:=SQRT([.M91]*[.M91]+[.F91]*[.F91])/2" office:value-type="float" office:value="4.92496516809295" calcext:value-type="float">
            <text:p>4.9249651681</text:p>
          </table:table-cell>
          <table:table-cell table:style-name="ce5" office:value-type="float" office:value="23.564239092" calcext:value-type="float">
            <text:p>23.564239092</text:p>
          </table:table-cell>
          <table:table-cell table:style-name="ce5" office:value-type="float" office:value="1.27666584002" calcext:value-type="float">
            <text:p>1.27666584</text:p>
          </table:table-cell>
          <table:table-cell table:style-name="ce5" table:formula="of:=([.P91]-[.E91])/2" office:value-type="float" office:value="-2.637880454" calcext:value-type="float">
            <text:p>-2.637880454</text:p>
          </table:table-cell>
          <table:table-cell table:style-name="ce5" table:formula="of:=SQRT([.Q91]*[.Q91]+[.F91]*[.F91])/2" office:value-type="float" office:value="4.90174141675879" calcext:value-type="float">
            <text:p>4.9017414168</text:p>
          </table:table-cell>
          <table:table-cell table:style-name="ce5" office:value-type="float" office:value="0.9372" calcext:value-type="float">
            <text:p>0.9372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4C16.09</text:p>
          </table:table-cell>
          <table:table-cell table:style-name="ce5" office:value-type="float" office:value="166.6357" calcext:value-type="float">
            <text:p>166.6357</text:p>
          </table:table-cell>
          <table:table-cell table:style-name="ce5" office:value-type="float" office:value="-33.5959" calcext:value-type="float">
            <text:p>-33.5959</text:p>
          </table:table-cell>
          <table:table-cell table:style-name="ce5" office:value-type="float" office:value="12.1" calcext:value-type="float">
            <text:p>12.1</text:p>
          </table:table-cell>
          <table:table-cell table:style-name="ce5" office:value-type="float" office:value="1.13" calcext:value-type="float">
            <text:p>1.13</text:p>
          </table:table-cell>
          <table:table-cell table:style-name="ce5" office:value-type="float" office:value="14.4686083679" calcext:value-type="float">
            <text:p>14.4686083679</text:p>
          </table:table-cell>
          <table:table-cell table:style-name="ce5" office:value-type="float" office:value="0.793963739676" calcext:value-type="float">
            <text:p>0.7939637397</text:p>
          </table:table-cell>
          <table:table-cell table:style-name="ce5" table:formula="of:=([.G92]-[.E92])/2" office:value-type="float" office:value="1.18430418395" calcext:value-type="float">
            <text:p>1.184304184</text:p>
          </table:table-cell>
          <table:table-cell table:style-name="ce5" table:formula="of:=SQRT([.H92]*[.H92]+[.F92]*[.F92])/2" office:value-type="float" office:value="0.690521255994393" calcext:value-type="float">
            <text:p>0.690521256</text:p>
          </table:table-cell>
          <table:table-cell table:style-name="ce5" office:value-type="float" office:value="0.0041" calcext:value-type="float">
            <text:p>0.0041</text:p>
          </table:table-cell>
          <table:table-cell table:style-name="ce5" office:value-type="float" office:value="14.9338632" calcext:value-type="float">
            <text:p>14.9338632</text:p>
          </table:table-cell>
          <table:table-cell table:style-name="ce5" office:value-type="float" office:value="0.720712747078" calcext:value-type="float">
            <text:p>0.7207127471</text:p>
          </table:table-cell>
          <table:table-cell table:style-name="ce5" table:formula="of:=([.L92]-[.E92])/2" office:value-type="float" office:value="1.4169316" calcext:value-type="float">
            <text:p>1.4169316</text:p>
          </table:table-cell>
          <table:table-cell table:style-name="ce35" table:formula="of:=SQRT([.M92]*[.M92]+[.F92]*[.F92])/2" office:value-type="float" office:value="0.670135595197106" calcext:value-type="float">
            <text:p>0.6701355952</text:p>
          </table:table-cell>
          <table:table-cell table:style-name="ce5" office:value-type="float" office:value="11.9684450272" calcext:value-type="float">
            <text:p>11.9684450272</text:p>
          </table:table-cell>
          <table:table-cell table:style-name="ce5" office:value-type="float" office:value="0.737576714221" calcext:value-type="float">
            <text:p>0.7375767142</text:p>
          </table:table-cell>
          <table:table-cell table:style-name="ce5" table:formula="of:=([.P92]-[.E92])/2" office:value-type="float" office:value="-0.0657774864" calcext:value-type="float">
            <text:p>-0.0657774864</text:p>
          </table:table-cell>
          <table:table-cell table:style-name="ce5" table:formula="of:=SQRT([.Q92]*[.Q92]+[.F92]*[.F92])/2" office:value-type="float" office:value="0.674707234539738" calcext:value-type="float">
            <text:p>0.6747072345</text:p>
          </table:table-cell>
          <table:table-cell table:style-name="ce5" office:value-type="float" office:value="0.4059" calcext:value-type="float">
            <text:p>0.4059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3C48</text:p>
          </table:table-cell>
          <table:table-cell table:style-name="ce5" office:value-type="float" office:value="133.9626" calcext:value-type="float">
            <text:p>133.9626</text:p>
          </table:table-cell>
          <table:table-cell table:style-name="ce5" office:value-type="float" office:value="-28.7194" calcext:value-type="float">
            <text:p>-28.7194</text:p>
          </table:table-cell>
          <table:table-cell table:style-name="ce5" office:value-type="float" office:value="4.95" calcext:value-type="float">
            <text:p>4.95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3.57531799341" calcext:value-type="float">
            <text:p>3.5753179934</text:p>
          </table:table-cell>
          <table:table-cell table:style-name="ce5" office:value-type="float" office:value="0.178788978842" calcext:value-type="float">
            <text:p>0.1787889788</text:p>
          </table:table-cell>
          <table:table-cell table:style-name="ce5" table:formula="of:=([.G93]-[.E93])/2" office:value-type="float" office:value="-0.687341003295" calcext:value-type="float">
            <text:p>-0.6873410033</text:p>
          </table:table-cell>
          <table:table-cell table:style-name="ce5" table:formula="of:=SQRT([.H93]*[.H93]+[.F93]*[.F93])/2" office:value-type="float" office:value="0.223643409781825" calcext:value-type="float">
            <text:p>0.2236434098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4.2944824" calcext:value-type="float">
            <text:p>4.2944824</text:p>
          </table:table-cell>
          <table:table-cell table:style-name="ce5" office:value-type="float" office:value="0.17684515338" calcext:value-type="float">
            <text:p>0.1768451534</text:p>
          </table:table-cell>
          <table:table-cell table:style-name="ce5" table:formula="of:=([.L93]-[.E93])/2" office:value-type="float" office:value="-0.3277588" calcext:value-type="float">
            <text:p>-0.3277588</text:p>
          </table:table-cell>
          <table:table-cell table:style-name="ce35" table:formula="of:=SQRT([.M93]*[.M93]+[.F93]*[.F93])/2" office:value-type="float" office:value="0.223256695461746" calcext:value-type="float">
            <text:p>0.2232566955</text:p>
          </table:table-cell>
          <table:table-cell table:style-name="ce5" office:value-type="float" office:value="4.82680218997" calcext:value-type="float">
            <text:p>4.82680219</text:p>
          </table:table-cell>
          <table:table-cell table:style-name="ce5" office:value-type="float" office:value="0.276742441129" calcext:value-type="float">
            <text:p>0.2767424411</text:p>
          </table:table-cell>
          <table:table-cell table:style-name="ce5" table:formula="of:=([.P93]-[.E93])/2" office:value-type="float" office:value="-0.0615989050150003" calcext:value-type="float">
            <text:p>-0.061598905</text:p>
          </table:table-cell>
          <table:table-cell table:style-name="ce5" table:formula="of:=SQRT([.Q93]*[.Q93]+[.F93]*[.F93])/2" office:value-type="float" office:value="0.247328920024548" calcext:value-type="float">
            <text:p>0.24732892</text:p>
          </table:table-cell>
          <table:table-cell table:style-name="ce5" office:value-type="float" office:value="0.1165" calcext:value-type="float">
            <text:p>0.1165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3C327.1</text:p>
          </table:table-cell>
          <table:table-cell table:style-name="ce5" office:value-type="float" office:value="12.1821" calcext:value-type="float">
            <text:p>12.1821</text:p>
          </table:table-cell>
          <table:table-cell table:style-name="ce5" office:value-type="float" office:value="37.0047" calcext:value-type="float">
            <text:p>37.0047</text:p>
          </table:table-cell>
          <table:table-cell table:style-name="ce5" office:value-type="float" office:value="8.72" calcext:value-type="float">
            <text:p>8.72</text:p>
          </table:table-cell>
          <table:table-cell table:style-name="ce5" office:value-type="float" office:value="1.18" calcext:value-type="float">
            <text:p>1.18</text:p>
          </table:table-cell>
          <table:table-cell table:style-name="ce5" office:value-type="float" office:value="11.6396292591" calcext:value-type="float">
            <text:p>11.6396292591</text:p>
          </table:table-cell>
          <table:table-cell table:style-name="ce5" office:value-type="float" office:value="0.600397658028" calcext:value-type="float">
            <text:p>0.600397658</text:p>
          </table:table-cell>
          <table:table-cell table:style-name="ce5" table:formula="of:=([.G94]-[.E94])/2" office:value-type="float" office:value="1.45981462955" calcext:value-type="float">
            <text:p>1.4598146296</text:p>
          </table:table-cell>
          <table:table-cell table:style-name="ce5" table:formula="of:=SQRT([.H94]*[.H94]+[.F94]*[.F94])/2" office:value-type="float" office:value="0.661981372050133" calcext:value-type="float">
            <text:p>0.6619813721</text:p>
          </table:table-cell>
          <table:table-cell table:style-name="ce5" office:value-type="float" office:value="0.0018" calcext:value-type="float">
            <text:p>0.0018</text:p>
          </table:table-cell>
          <table:table-cell table:style-name="ce5" office:value-type="float" office:value="13.0657064" calcext:value-type="float">
            <text:p>13.0657064</text:p>
          </table:table-cell>
          <table:table-cell table:style-name="ce5" office:value-type="float" office:value="0.522183449814" calcext:value-type="float">
            <text:p>0.5221834498</text:p>
          </table:table-cell>
          <table:table-cell table:style-name="ce5" table:formula="of:=([.L94]-[.E94])/2" office:value-type="float" office:value="2.1728532" calcext:value-type="float">
            <text:p>2.1728532</text:p>
          </table:table-cell>
          <table:table-cell table:style-name="ce35" table:formula="of:=SQRT([.M94]*[.M94]+[.F94]*[.F94])/2" office:value-type="float" office:value="0.645189033396347" calcext:value-type="float">
            <text:p>0.6451890334</text:p>
          </table:table-cell>
          <table:table-cell table:style-name="ce5" office:value-type="float" office:value="10.6346387552" calcext:value-type="float">
            <text:p>10.6346387552</text:p>
          </table:table-cell>
          <table:table-cell table:style-name="ce5" office:value-type="float" office:value="0.624401477889" calcext:value-type="float">
            <text:p>0.6244014779</text:p>
          </table:table-cell>
          <table:table-cell table:style-name="ce5" table:formula="of:=([.P94]-[.E94])/2" office:value-type="float" office:value="0.957319377599999" calcext:value-type="float">
            <text:p>0.9573193776</text:p>
          </table:table-cell>
          <table:table-cell table:style-name="ce5" table:formula="of:=SQRT([.Q94]*[.Q94]+[.F94]*[.F94])/2" office:value-type="float" office:value="0.667509776256117" calcext:value-type="float">
            <text:p>0.6675097763</text:p>
          </table:table-cell>
          <table:table-cell table:style-name="ce5" office:value-type="float" office:value="0.3523" calcext:value-type="float">
            <text:p>0.3523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3C147</text:p>
          </table:table-cell>
          <table:table-cell table:style-name="ce5" office:value-type="float" office:value="161.6864" calcext:value-type="float">
            <text:p>161.6864</text:p>
          </table:table-cell>
          <table:table-cell table:style-name="ce5" office:value-type="float" office:value="10.2984" calcext:value-type="float">
            <text:p>10.2984</text:p>
          </table:table-cell>
          <table:table-cell table:style-name="ce5" office:value-type="float" office:value="20.59" calcext:value-type="float">
            <text:p>20.59</text:p>
          </table:table-cell>
          <table:table-cell table:style-name="ce5" office:value-type="float" office:value="1.95" calcext:value-type="float">
            <text:p>1.95</text:p>
          </table:table-cell>
          <table:table-cell table:style-name="ce5" office:value-type="float" office:value="24.7625644665" calcext:value-type="float">
            <text:p>24.7625644665</text:p>
          </table:table-cell>
          <table:table-cell table:style-name="ce5" office:value-type="float" office:value="1.08841114264" calcext:value-type="float">
            <text:p>1.0884111426</text:p>
          </table:table-cell>
          <table:table-cell table:style-name="ce5" table:formula="of:=([.G95]-[.E95])/2" office:value-type="float" office:value="2.08628223325" calcext:value-type="float">
            <text:p>2.0862822333</text:p>
          </table:table-cell>
          <table:table-cell table:style-name="ce5" table:formula="of:=SQRT([.H95]*[.H95]+[.F95]*[.F95])/2" office:value-type="float" office:value="1.11659513873907" calcext:value-type="float">
            <text:p>1.1165951387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25.6529824" calcext:value-type="float">
            <text:p>25.6529824</text:p>
          </table:table-cell>
          <table:table-cell table:style-name="ce5" office:value-type="float" office:value="1.21307570847" calcext:value-type="float">
            <text:p>1.2130757085</text:p>
          </table:table-cell>
          <table:table-cell table:style-name="ce5" table:formula="of:=([.L95]-[.E95])/2" office:value-type="float" office:value="2.5314912" calcext:value-type="float">
            <text:p>2.5314912</text:p>
          </table:table-cell>
          <table:table-cell table:style-name="ce35" table:formula="of:=SQRT([.M95]*[.M95]+[.F95]*[.F95])/2" office:value-type="float" office:value="1.14826528669119" calcext:value-type="float">
            <text:p>1.1482652867</text:p>
          </table:table-cell>
          <table:table-cell table:style-name="ce5" office:value-type="float" office:value="16.3274125364" calcext:value-type="float">
            <text:p>16.3274125364</text:p>
          </table:table-cell>
          <table:table-cell table:style-name="ce5" office:value-type="float" office:value="0.851306302892" calcext:value-type="float">
            <text:p>0.8513063029</text:p>
          </table:table-cell>
          <table:table-cell table:style-name="ce5" table:formula="of:=([.P95]-[.E95])/2" office:value-type="float" office:value="-2.1312937318" calcext:value-type="float">
            <text:p>-2.1312937318</text:p>
          </table:table-cell>
          <table:table-cell table:style-name="ce5" table:formula="of:=SQRT([.Q95]*[.Q95]+[.F95]*[.F95])/2" office:value-type="float" office:value="1.06386352758985" calcext:value-type="float">
            <text:p>1.0638635276</text:p>
          </table:table-cell>
          <table:table-cell table:style-name="ce5" office:value-type="float" office:value="0.6936" calcext:value-type="float">
            <text:p>0.6936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3C459</text:p>
          </table:table-cell>
          <table:table-cell table:style-name="ce5" office:value-type="float" office:value="83.0397" calcext:value-type="float">
            <text:p>83.0397</text:p>
          </table:table-cell>
          <table:table-cell table:style-name="ce5" office:value-type="float" office:value="-51.285" calcext:value-type="float">
            <text:p>-51.285</text:p>
          </table:table-cell>
          <table:table-cell table:style-name="ce5" office:value-type="float" office:value="6.29" calcext:value-type="float">
            <text:p>6.29</text:p>
          </table:table-cell>
          <table:table-cell table:style-name="ce5" office:value-type="float" office:value="0.49" calcext:value-type="float">
            <text:p>0.49</text:p>
          </table:table-cell>
          <table:table-cell table:style-name="ce5" office:value-type="float" office:value="7.06102618193" calcext:value-type="float">
            <text:p>7.0610261819</text:p>
          </table:table-cell>
          <table:table-cell table:style-name="ce5" office:value-type="float" office:value="0.366608666388" calcext:value-type="float">
            <text:p>0.3666086664</text:p>
          </table:table-cell>
          <table:table-cell table:style-name="ce5" table:formula="of:=([.G96]-[.E96])/2" office:value-type="float" office:value="0.385513090965" calcext:value-type="float">
            <text:p>0.385513091</text:p>
          </table:table-cell>
          <table:table-cell table:style-name="ce5" table:formula="of:=SQRT([.H96]*[.H96]+[.F96]*[.F96])/2" office:value-type="float" office:value="0.305982807634182" calcext:value-type="float">
            <text:p>0.3059828076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6.4246368" calcext:value-type="float">
            <text:p>6.4246368</text:p>
          </table:table-cell>
          <table:table-cell table:style-name="ce5" office:value-type="float" office:value="0.257438329941" calcext:value-type="float">
            <text:p>0.2574383299</text:p>
          </table:table-cell>
          <table:table-cell table:style-name="ce5" table:formula="of:=([.L96]-[.E96])/2" office:value-type="float" office:value="0.0673184" calcext:value-type="float">
            <text:p>0.0673184</text:p>
          </table:table-cell>
          <table:table-cell table:style-name="ce35" table:formula="of:=SQRT([.M96]*[.M96]+[.F96]*[.F96])/2" office:value-type="float" office:value="0.276755530081519" calcext:value-type="float">
            <text:p>0.2767555301</text:p>
          </table:table-cell>
          <table:table-cell table:style-name="ce5" office:value-type="float" office:value="6.64328415024" calcext:value-type="float">
            <text:p>6.6432841502</text:p>
          </table:table-cell>
          <table:table-cell table:style-name="ce5" office:value-type="float" office:value="0.39202650048" calcext:value-type="float">
            <text:p>0.3920265005</text:p>
          </table:table-cell>
          <table:table-cell table:style-name="ce5" table:formula="of:=([.P96]-[.E96])/2" office:value-type="float" office:value="0.17664207512" calcext:value-type="float">
            <text:p>0.1766420751</text:p>
          </table:table-cell>
          <table:table-cell table:style-name="ce5" table:formula="of:=SQRT([.Q96]*[.Q96]+[.F96]*[.F96])/2" office:value-type="float" office:value="0.313761365164115" calcext:value-type="float">
            <text:p>0.3137613652</text:p>
          </table:table-cell>
          <table:table-cell table:style-name="ce5" office:value-type="float" office:value="0.174" calcext:value-type="float">
            <text:p>0.174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3C345</text:p>
          </table:table-cell>
          <table:table-cell table:style-name="ce5" office:value-type="float" office:value="63.455" calcext:value-type="float">
            <text:p>63.455</text:p>
          </table:table-cell>
          <table:table-cell table:style-name="ce5" office:value-type="float" office:value="40.9489" calcext:value-type="float">
            <text:p>40.9489</text:p>
          </table:table-cell>
          <table:table-cell table:style-name="ce5" office:value-type="float" office:value="1.01" calcext:value-type="float">
            <text:p>1.01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1.64926791443" calcext:value-type="float">
            <text:p>1.6492679144</text:p>
          </table:table-cell>
          <table:table-cell table:style-name="ce5" office:value-type="float" office:value="0.111455867467" calcext:value-type="float">
            <text:p>0.1114558675</text:p>
          </table:table-cell>
          <table:table-cell table:style-name="ce5" table:formula="of:=([.G97]-[.E97])/2" office:value-type="float" office:value="0.319633957215" calcext:value-type="float">
            <text:p>0.3196339572</text:p>
          </table:table-cell>
          <table:table-cell table:style-name="ce5" table:formula="of:=SQRT([.H97]*[.H97]+[.F97]*[.F97])/2" office:value-type="float" office:value="0.0856189383151027" calcext:value-type="float">
            <text:p>0.0856189383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1.2758144" calcext:value-type="float">
            <text:p>1.2758144</text:p>
          </table:table-cell>
          <table:table-cell table:style-name="ce5" office:value-type="float" office:value="0.0828877070366" calcext:value-type="float">
            <text:p>0.082887707</text:p>
          </table:table-cell>
          <table:table-cell table:style-name="ce5" table:formula="of:=([.L97]-[.E97])/2" office:value-type="float" office:value="0.1329072" calcext:value-type="float">
            <text:p>0.1329072</text:p>
          </table:table-cell>
          <table:table-cell table:style-name="ce35" table:formula="of:=SQRT([.M97]*[.M97]+[.F97]*[.F97])/2" office:value-type="float" office:value="0.0770882156652125" calcext:value-type="float">
            <text:p>0.0770882157</text:p>
          </table:table-cell>
          <table:table-cell table:style-name="ce5" office:value-type="float" office:value="1.79630145102" calcext:value-type="float">
            <text:p>1.796301451</text:p>
          </table:table-cell>
          <table:table-cell table:style-name="ce5" office:value-type="float" office:value="0.131431382029" calcext:value-type="float">
            <text:p>0.131431382</text:p>
          </table:table-cell>
          <table:table-cell table:style-name="ce5" table:formula="of:=([.P97]-[.E97])/2" office:value-type="float" office:value="0.39315072551" calcext:value-type="float">
            <text:p>0.3931507255</text:p>
          </table:table-cell>
          <table:table-cell table:style-name="ce5" table:formula="of:=SQRT([.Q97]*[.Q97]+[.F97]*[.F97])/2" office:value-type="float" office:value="0.0924313369237578" calcext:value-type="float">
            <text:p>0.0924313369</text:p>
          </table:table-cell>
          <table:table-cell table:style-name="ce5" office:value-type="float" office:value="0.035" calcext:value-type="float">
            <text:p>0.035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number-columns-repeated="988"/>
        </table:table-row>
        <table:table-row table:style-name="ro2" table:number-rows-repeated="104847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MS+SP (HI) - CO - OH" table:style-name="ta1">
        <table:table-column table:style-name="co35" table:default-cell-style-name="Default"/>
        <table:table-column table:style-name="co36" table:default-cell-style-name="Default"/>
        <table:table-column table:style-name="co2" table:number-columns-repeated="2" table:default-cell-style-name="ce17"/>
        <table:table-column table:style-name="co37" table:default-cell-style-name="ce17"/>
        <table:table-column table:style-name="co2" table:default-cell-style-name="ce17"/>
        <table:table-column table:style-name="co38" table:default-cell-style-name="ce17"/>
        <table:table-column table:style-name="co39" table:default-cell-style-name="ce17"/>
        <table:table-column table:style-name="co40" table:default-cell-style-name="ce17"/>
        <table:table-column table:style-name="co41" table:default-cell-style-name="ce17"/>
        <table:table-column table:style-name="co42" table:default-cell-style-name="ce17"/>
        <table:table-column table:style-name="co43" table:default-cell-style-name="ce17"/>
        <table:table-column table:style-name="co44" table:number-columns-repeated="2" table:default-cell-style-name="ce17"/>
        <table:table-column table:style-name="co40" table:number-columns-repeated="5" table:default-cell-style-name="ce17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row table:style-name="ro2">
          <table:table-cell table:number-columns-repeated="5"/>
          <table:table-cell table:style-name="ce36" office:value-type="string" calcext:value-type="string" table:number-columns-spanned="4" table:number-rows-spanned="2">
            <text:p>SUMMARY</text:p>
          </table:table-cell>
          <table:covered-table-cell table:style-name="ce36"/>
          <table:covered-table-cell table:number-columns-repeated="2"/>
          <table:table-cell table:number-columns-repeated="15"/>
        </table:table-row>
        <table:table-row table:style-name="ro2">
          <table:table-cell table:number-columns-repeated="5"/>
          <table:covered-table-cell table:number-columns-repeated="4"/>
          <table:table-cell table:number-columns-repeated="15"/>
        </table:table-row>
        <table:table-row table:style-name="ro3">
          <table:table-cell table:style-name="ce12" office:value-type="string" calcext:value-type="string">
            <text:p>#</text:p>
          </table:table-cell>
          <table:table-cell table:style-name="ce12" office:value-type="string" calcext:value-type="string">
            <text:p>src</text:p>
          </table:table-cell>
          <table:table-cell table:style-name="ce12" office:value-type="string" calcext:value-type="string">
            <text:p>l(deg)</text:p>
          </table:table-cell>
          <table:table-cell table:style-name="ce12" office:value-type="string" calcext:value-type="string">
            <text:p>b(deg)</text:p>
          </table:table-cell>
          <table:table-cell table:style-name="ce12" office:value-type="string" calcext:value-type="string">
            <text:p>MS</text:p>
          </table:table-cell>
          <table:table-cell table:style-name="ce12" office:value-type="string" calcext:value-type="string">
            <text:p>SPONGE</text:p>
          </table:table-cell>
          <table:table-cell table:style-name="ce12" office:value-type="string" calcext:value-type="string">
            <text:p>HI</text:p>
          </table:table-cell>
          <table:table-cell table:style-name="ce12" office:value-type="string" calcext:value-type="string">
            <text:p>CO</text:p>
          </table:table-cell>
          <table:table-cell table:style-name="ce12" office:value-type="string" calcext:value-type="string">
            <text:p>OH</text:p>
          </table:table-cell>
          <table:table-cell table:style-name="ce12" office:value-type="string" calcext:value-type="string">
            <text:p>TauSig</text:p>
            <text:p>(OH)</text:p>
          </table:table-cell>
          <table:table-cell table:style-name="ce12" office:value-type="string" calcext:value-type="string">
            <text:p>Low N(HI)</text:p>
            <text:p>(&lt;1e20)</text:p>
          </table:table-cell>
          <table:table-cell table:style-name="ce12" office:value-type="string" calcext:value-type="string">
            <text:p>Low N(HI)</text:p>
            <text:p>(&lt;3e20)</text:p>
          </table:table-cell>
          <table:table-cell table:style-name="ce12" office:value-type="string" calcext:value-type="string">
            <text:p>No-CO</text:p>
            <text:p>no_OH</text:p>
          </table:table-cell>
          <table:table-cell table:style-name="ce12" office:value-type="string" calcext:value-type="string">
            <text:p>cat1</text:p>
          </table:table-cell>
          <table:table-cell table:style-name="ce12" office:value-type="string" calcext:value-type="string">
            <text:p>cat2</text:p>
          </table:table-cell>
          <table:table-cell table:style-name="ce12" office:value-type="string" calcext:value-type="string">
            <text:p>cat3</text:p>
          </table:table-cell>
          <table:table-cell table:style-name="ce12" office:value-type="string" calcext:value-type="string">
            <text:p>OK?</text:p>
          </table:table-cell>
          <table:table-cell table:style-name="ce12" office:value-type="string" calcext:value-type="string">
            <text:p>Note:</text:p>
          </table:table-cell>
          <table:table-cell table:style-name="ce37"/>
          <table:table-cell table:number-columns-repeated="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3C33</text:p>
          </table:table-cell>
          <table:table-cell table:style-name="ce13" office:value-type="float" office:value="129.4481" calcext:value-type="float">
            <text:p>129.4481</text:p>
          </table:table-cell>
          <table:table-cell table:style-name="ce13" office:value-type="float" office:value="-49.3244" calcext:value-type="float">
            <text:p>-49.324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121437" calcext:value-type="float">
            <text:p>0.00121437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4]=0;[.I4]=0);&quot;1&quot;; &quot;0&quot;)" office:value-type="string" office:string-value="1" calcext:value-type="string">
            <text:p>1</text:p>
          </table:table-cell>
          <table:table-cell table:style-name="ce13" table:formula="of:=IF(AND([.H4]=0;[.I4]=0; [.J4]&lt;0.002);&quot;1&quot;; &quot;0&quot;)" office:value-type="string" office:string-value="1" calcext:value-type="string">
            <text:p>1</text:p>
          </table:table-cell>
          <table:table-cell table:style-name="ce13" table:formula="of:=IF(AND([.H4]=-1;[.I4]=0; [.J4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4]=&quot;1&quot;; [.O4]=&quot;1&quot;; [.P4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style-name="ce32" office:value-type="string" calcext:value-type="string">
            <text:p>Total HI sightlines</text:p>
          </table:table-cell>
          <table:table-cell/>
          <table:table-cell table:style-name="ce14" office:value-type="string" calcext:value-type="string">
            <text:p>Low N(HI):</text:p>
          </table:table-cell>
          <table:table-cell table:number-columns-repeated="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3C18</text:p>
          </table:table-cell>
          <table:table-cell table:style-name="ce13" office:value-type="float" office:value="118.6218" calcext:value-type="float">
            <text:p>118.6218</text:p>
          </table:table-cell>
          <table:table-cell table:style-name="ce13" office:value-type="float" office:value="-52.7266" calcext:value-type="float">
            <text:p>-52.726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000771895" calcext:value-type="float">
            <text:p>0.000771895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5]=0;[.I5]=0);&quot;1&quot;; &quot;0&quot;)" office:value-type="string" office:string-value="0" calcext:value-type="string">
            <text:p>0</text:p>
          </table:table-cell>
          <table:table-cell table:style-name="ce13" table:formula="of:=IF(AND([.H5]=0;[.I5]=0; [.J5]&lt;0.002);&quot;1&quot;; &quot;0&quot;)" office:value-type="string" office:string-value="0" calcext:value-type="string">
            <text:p>0</text:p>
          </table:table-cell>
          <table:table-cell table:style-name="ce13" table:formula="of:=IF(AND([.H5]=-1;[.I5]=0; [.J5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5]=&quot;1&quot;; [.O5]=&quot;1&quot;; [.P5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style-name="ce39" table:formula="of:=COUNTIF([.G4:.G96]; &quot;=1&quot;)" office:value-type="float" office:value="93" calcext:value-type="float">
            <text:p>93</text:p>
          </table:table-cell>
          <table:table-cell/>
          <table:table-cell table:formula="of:=COUNTIF([.K4:.K96]; &quot;=1&quot;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3C141.0</text:p>
          </table:table-cell>
          <table:table-cell table:style-name="ce13" office:value-type="float" office:value="174.5324" calcext:value-type="float">
            <text:p>174.5324</text:p>
          </table:table-cell>
          <table:table-cell table:style-name="ce13" office:value-type="float" office:value="-1.3112" calcext:value-type="float">
            <text:p>-1.31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526832" calcext:value-type="float">
            <text:p>0.00526832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6]=0;[.I6]=0);&quot;1&quot;; &quot;0&quot;)" office:value-type="string" office:string-value="0" calcext:value-type="string">
            <text:p>0</text:p>
          </table:table-cell>
          <table:table-cell table:style-name="ce13" table:formula="of:=IF(AND([.H6]=0;[.I6]=0; [.J6]&lt;0.002);&quot;1&quot;; &quot;0&quot;)" office:value-type="string" office:string-value="0" calcext:value-type="string">
            <text:p>0</text:p>
          </table:table-cell>
          <table:table-cell table:style-name="ce13" table:formula="of:=IF(AND([.H6]=-1;[.I6]=0; [.J6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6]=&quot;1&quot;; [.O6]=&quot;1&quot;; [.P6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3C142.1</text:p>
          </table:table-cell>
          <table:table-cell table:style-name="ce13" office:value-type="float" office:value="197.6157" calcext:value-type="float">
            <text:p>197.6157</text:p>
          </table:table-cell>
          <table:table-cell table:style-name="ce13" office:value-type="float" office:value="-14.5115" calcext:value-type="float">
            <text:p>-14.511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105504" calcext:value-type="float">
            <text:p>0.00105504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7]=0;[.I7]=0);&quot;1&quot;; &quot;0&quot;)" office:value-type="string" office:string-value="1" calcext:value-type="string">
            <text:p>1</text:p>
          </table:table-cell>
          <table:table-cell table:style-name="ce13" table:formula="of:=IF(AND([.H7]=0;[.I7]=0; [.J7]&lt;0.002);&quot;1&quot;; &quot;0&quot;)" office:value-type="string" office:string-value="1" calcext:value-type="string">
            <text:p>1</text:p>
          </table:table-cell>
          <table:table-cell table:style-name="ce13" table:formula="of:=IF(AND([.H7]=-1;[.I7]=0; [.J7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7]=&quot;1&quot;; [.O7]=&quot;1&quot;; [.P7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style-name="ce32" office:value-type="string" calcext:value-type="string">
            <text:p>No CO:</text:p>
          </table:table-cell>
          <table:table-cell table:style-name="ce41"/>
          <table:table-cell office:value-type="string" calcext:value-type="string">
            <text:p>CO detected:</text:p>
          </table:table-cell>
          <table:table-cell table:style-name="ce41"/>
          <table:table-cell office:value-type="string" calcext:value-type="string">
            <text:p>CO – not observed: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3C138</text:p>
          </table:table-cell>
          <table:table-cell table:style-name="ce13" office:value-type="float" office:value="187.405" calcext:value-type="float">
            <text:p>187.405</text:p>
          </table:table-cell>
          <table:table-cell table:style-name="ce13" office:value-type="float" office:value="-11.3434" calcext:value-type="float">
            <text:p>-11.343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0502496" calcext:value-type="float">
            <text:p>0.000502496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8]=0;[.I8]=0);&quot;1&quot;; &quot;0&quot;)" office:value-type="string" office:string-value="1" calcext:value-type="string">
            <text:p>1</text:p>
          </table:table-cell>
          <table:table-cell table:style-name="ce13" table:formula="of:=IF(AND([.H8]=0;[.I8]=0; [.J8]&lt;0.002);&quot;1&quot;; &quot;0&quot;)" office:value-type="string" office:string-value="1" calcext:value-type="string">
            <text:p>1</text:p>
          </table:table-cell>
          <table:table-cell table:style-name="ce13" table:formula="of:=IF(AND([.H8]=-1;[.I8]=0; [.J8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8]=&quot;1&quot;; [.O8]=&quot;1&quot;; [.P8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style-name="ce39" table:formula="of:=COUNTIF( [.H4:.H96]; &quot;=0&quot;)" office:value-type="float" office:value="25" calcext:value-type="float">
            <text:p>25</text:p>
          </table:table-cell>
          <table:table-cell table:style-name="ce39"/>
          <table:table-cell office:value-type="string" calcext:value-type="string">
            <text:p>F</text:p>
          </table:table-cell>
          <table:table-cell/>
          <table:table-cell table:formula="of:=COUNTIF( [.H4:.H96]; &quot;=-1&quot;)" office:value-type="float" office:value="49" calcext:value-type="float">
            <text:p>49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3C75-2</text:p>
          </table:table-cell>
          <table:table-cell table:style-name="ce13" office:value-type="float" office:value="170.2958" calcext:value-type="float">
            <text:p>170.2958</text:p>
          </table:table-cell>
          <table:table-cell table:style-name="ce13" office:value-type="float" office:value="-44.9192" calcext:value-type="float">
            <text:p>-44.919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122118" calcext:value-type="float">
            <text:p>0.0122118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9]=0;[.I9]=0);&quot;1&quot;; &quot;0&quot;)" office:value-type="string" office:string-value="0" calcext:value-type="string">
            <text:p>0</text:p>
          </table:table-cell>
          <table:table-cell table:style-name="ce13" table:formula="of:=IF(AND([.H9]=0;[.I9]=0; [.J9]&lt;0.002);&quot;1&quot;; &quot;0&quot;)" office:value-type="string" office:string-value="0" calcext:value-type="string">
            <text:p>0</text:p>
          </table:table-cell>
          <table:table-cell table:style-name="ce13" table:formula="of:=IF(AND([.H9]=-1;[.I9]=0; [.J9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9]=&quot;1&quot;; [.O9]=&quot;1&quot;; [.P9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3C75-1</text:p>
          </table:table-cell>
          <table:table-cell table:style-name="ce13" office:value-type="float" office:value="170.2162" calcext:value-type="float">
            <text:p>170.2162</text:p>
          </table:table-cell>
          <table:table-cell table:style-name="ce13" office:value-type="float" office:value="-44.9112" calcext:value-type="float">
            <text:p>-44.91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122324" calcext:value-type="float">
            <text:p>0.0122324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10]=0;[.I10]=0);&quot;1&quot;; &quot;0&quot;)" office:value-type="string" office:string-value="0" calcext:value-type="string">
            <text:p>0</text:p>
          </table:table-cell>
          <table:table-cell table:style-name="ce13" table:formula="of:=IF(AND([.H10]=0;[.I10]=0; [.J10]&lt;0.002);&quot;1&quot;; &quot;0&quot;)" office:value-type="string" office:string-value="0" calcext:value-type="string">
            <text:p>0</text:p>
          </table:table-cell>
          <table:table-cell table:style-name="ce13" table:formula="of:=IF(AND([.H10]=-1;[.I10]=0; [.J10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10]=&quot;1&quot;; [.O10]=&quot;1&quot;; [.P10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style-name="ce32" office:value-type="string" calcext:value-type="string">
            <text:p>No OH:</text:p>
          </table:table-cell>
          <table:table-cell/>
          <table:table-cell table:style-name="ce32" office:value-type="string" calcext:value-type="string">
            <text:p>OH detected</text:p>
            <text:p>(not G196.6 and not G197.0):</text:p>
          </table:table-cell>
          <table:table-cell/>
          <table:table-cell office:value-type="string" calcext:value-type="string">
            <text:p>OH – not observed: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3C409</text:p>
          </table:table-cell>
          <table:table-cell table:style-name="ce13" office:value-type="float" office:value="63.3981" calcext:value-type="float">
            <text:p>63.3981</text:p>
          </table:table-cell>
          <table:table-cell table:style-name="ce13" office:value-type="float" office:value="-6.1216" calcext:value-type="float">
            <text:p>-6.1216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13" office:value-type="float" office:value="0.000679605" calcext:value-type="float">
            <text:p>0.000679605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11]=0;[.I11]=0);&quot;1&quot;; &quot;0&quot;)" office:value-type="string" office:string-value="0" calcext:value-type="string">
            <text:p>0</text:p>
          </table:table-cell>
          <table:table-cell table:style-name="ce13" table:formula="of:=IF(AND([.H11]=0;[.I11]=0; [.J11]&lt;0.002);&quot;1&quot;; &quot;0&quot;)" office:value-type="string" office:string-value="0" calcext:value-type="string">
            <text:p>0</text:p>
          </table:table-cell>
          <table:table-cell table:style-name="ce13" table:formula="of:=IF(AND([.H11]=-1;[.I11]=0; [.J11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11]=&quot;1&quot;; [.O11]=&quot;1&quot;; [.P11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style-name="ce39" table:formula="of:=COUNTIF( [.I4:.I96]; &quot;=0&quot;)" office:value-type="float" office:value="53" calcext:value-type="float">
            <text:p>53</text:p>
          </table:table-cell>
          <table:table-cell/>
          <table:table-cell table:style-name="ce39" table:formula="of:=COUNTIF( [.I4:.I96]; &quot;=1&quot;)" office:value-type="float" office:value="19" calcext:value-type="float">
            <text:p>19</text:p>
          </table:table-cell>
          <table:table-cell/>
          <table:table-cell table:formula="of:=COUNTIF( [.I4:.I96]; &quot;=-1&quot;)" office:value-type="float" office:value="21" calcext:value-type="float">
            <text:p>21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3C33-1</text:p>
          </table:table-cell>
          <table:table-cell table:style-name="ce13" office:value-type="float" office:value="129.4392" calcext:value-type="float">
            <text:p>129.4392</text:p>
          </table:table-cell>
          <table:table-cell table:style-name="ce13" office:value-type="float" office:value="-49.3432" calcext:value-type="float">
            <text:p>-49.343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408653" calcext:value-type="float">
            <text:p>0.00408653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12]=0;[.I12]=0);&quot;1&quot;; &quot;0&quot;)" office:value-type="string" office:string-value="0" calcext:value-type="string">
            <text:p>0</text:p>
          </table:table-cell>
          <table:table-cell table:style-name="ce13" table:formula="of:=IF(AND([.H12]=0;[.I12]=0; [.J12]&lt;0.002);&quot;1&quot;; &quot;0&quot;)" office:value-type="string" office:string-value="0" calcext:value-type="string">
            <text:p>0</text:p>
          </table:table-cell>
          <table:table-cell table:style-name="ce13" table:formula="of:=IF(AND([.H12]=-1;[.I12]=0; [.J12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12]=&quot;1&quot;; [.O12]=&quot;1&quot;; [.P12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3C79</text:p>
          </table:table-cell>
          <table:table-cell table:style-name="ce13" office:value-type="float" office:value="164.1487" calcext:value-type="float">
            <text:p>164.1487</text:p>
          </table:table-cell>
          <table:table-cell table:style-name="ce13" office:value-type="float" office:value="-34.4565" calcext:value-type="float">
            <text:p>-34.456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370342" calcext:value-type="float">
            <text:p>0.00370342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13]=0;[.I13]=0);&quot;1&quot;; &quot;0&quot;)" office:value-type="string" office:string-value="0" calcext:value-type="string">
            <text:p>0</text:p>
          </table:table-cell>
          <table:table-cell table:style-name="ce13" table:formula="of:=IF(AND([.H13]=0;[.I13]=0; [.J13]&lt;0.002);&quot;1&quot;; &quot;0&quot;)" office:value-type="string" office:string-value="0" calcext:value-type="string">
            <text:p>0</text:p>
          </table:table-cell>
          <table:table-cell table:style-name="ce13" table:formula="of:=IF(AND([.H13]=-1;[.I13]=0; [.J13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13]=&quot;1&quot;; [.O13]=&quot;1&quot;; [.P13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3C78</text:p>
          </table:table-cell>
          <table:table-cell table:style-name="ce13" office:value-type="float" office:value="174.8581" calcext:value-type="float">
            <text:p>174.8581</text:p>
          </table:table-cell>
          <table:table-cell table:style-name="ce13" office:value-type="float" office:value="-44.5133" calcext:value-type="float">
            <text:p>-44.5133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132483" calcext:value-type="float">
            <text:p>0.00132483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14]=0;[.I14]=0);&quot;1&quot;; &quot;0&quot;)" office:value-type="string" office:string-value="1" calcext:value-type="string">
            <text:p>1</text:p>
          </table:table-cell>
          <table:table-cell table:style-name="ce13" table:formula="of:=IF(AND([.H14]=0;[.I14]=0; [.J14]&lt;0.002);&quot;1&quot;; &quot;0&quot;)" office:value-type="string" office:string-value="1" calcext:value-type="string">
            <text:p>1</text:p>
          </table:table-cell>
          <table:table-cell table:style-name="ce13" table:formula="of:=IF(AND([.H14]=-1;[.I14]=0; [.J14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14]=&quot;1&quot;; [.O14]=&quot;1&quot;; [.P14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style-name="ce32" office:value-type="string" calcext:value-type="string">
            <text:p>HI and CO and OH – observed:</text:p>
          </table:table-cell>
          <table:table-cell/>
          <table:table-cell table:style-name="ce32" office:value-type="string" calcext:value-type="string">
            <text:p>HI and CO and OH – all detected:</text:p>
          </table:table-cell>
          <table:table-cell table:number-columns-repeated="2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3C98-1</text:p>
          </table:table-cell>
          <table:table-cell table:style-name="ce13" office:value-type="float" office:value="179.8593" calcext:value-type="float">
            <text:p>179.8593</text:p>
          </table:table-cell>
          <table:table-cell table:style-name="ce13" office:value-type="float" office:value="-31.0859" calcext:value-type="float">
            <text:p>-31.085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406987" calcext:value-type="float">
            <text:p>0.00406987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15]=0;[.I15]=0);&quot;1&quot;; &quot;0&quot;)" office:value-type="string" office:string-value="0" calcext:value-type="string">
            <text:p>0</text:p>
          </table:table-cell>
          <table:table-cell table:style-name="ce13" table:formula="of:=IF(AND([.H15]=0;[.I15]=0; [.J15]&lt;0.002);&quot;1&quot;; &quot;0&quot;)" office:value-type="string" office:string-value="0" calcext:value-type="string">
            <text:p>0</text:p>
          </table:table-cell>
          <table:table-cell table:style-name="ce13" table:formula="of:=IF(AND([.H15]=-1;[.I15]=0; [.J15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15]=&quot;1&quot;; [.O15]=&quot;1&quot;; [.P15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style-name="ce40" table:formula="of:=SUMPRODUCT([.$H4:.$H96]&gt;-1;[.$I4:.$I96]&gt;-1;[.$E4:.$E96]=1)" office:value-type="float" office:value="41" calcext:value-type="float">
            <text:p>41</text:p>
          </table:table-cell>
          <table:table-cell/>
          <table:table-cell table:style-name="ce40" table:formula="of:=SUMPRODUCT([.$H4:.$H96]=1;[.$I4:.$I96]=1;[.$E4:.$E96]=1)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3C75</text:p>
          </table:table-cell>
          <table:table-cell table:style-name="ce13" office:value-type="float" office:value="170.2558" calcext:value-type="float">
            <text:p>170.2558</text:p>
          </table:table-cell>
          <table:table-cell table:style-name="ce13" office:value-type="float" office:value="-44.9111" calcext:value-type="float">
            <text:p>-44.91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0010996" calcext:value-type="float">
            <text:p>0.0010996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16]=0;[.I16]=0);&quot;1&quot;; &quot;0&quot;)" office:value-type="string" office:string-value="0" calcext:value-type="string">
            <text:p>0</text:p>
          </table:table-cell>
          <table:table-cell table:style-name="ce13" table:formula="of:=IF(AND([.H16]=0;[.I16]=0; [.J16]&lt;0.002);&quot;1&quot;; &quot;0&quot;)" office:value-type="string" office:string-value="0" calcext:value-type="string">
            <text:p>0</text:p>
          </table:table-cell>
          <table:table-cell table:style-name="ce13" table:formula="of:=IF(AND([.H16]=-1;[.I16]=0; [.J16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16]=&quot;1&quot;; [.O16]=&quot;1&quot;; [.P16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T0526+24</text:p>
          </table:table-cell>
          <table:table-cell table:style-name="ce13" office:value-type="float" office:value="181.3551" calcext:value-type="float">
            <text:p>181.3551</text:p>
          </table:table-cell>
          <table:table-cell table:style-name="ce13" office:value-type="float" office:value="-5.1933" calcext:value-type="float">
            <text:p>-5.193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0191681" calcext:value-type="float">
            <text:p>0.019168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17]=0;[.I17]=0);&quot;1&quot;; &quot;0&quot;)" office:value-type="string" office:string-value="0" calcext:value-type="string">
            <text:p>0</text:p>
          </table:table-cell>
          <table:table-cell table:style-name="ce13" table:formula="of:=IF(AND([.H17]=0;[.I17]=0; [.J17]&lt;0.002);&quot;1&quot;; &quot;0&quot;)" office:value-type="string" office:string-value="0" calcext:value-type="string">
            <text:p>0</text:p>
          </table:table-cell>
          <table:table-cell table:style-name="ce13" table:formula="of:=IF(AND([.H17]=-1;[.I17]=0; [.J17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17]=&quot;1&quot;; [.O17]=&quot;1&quot;; [.P17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style-name="ce32" office:value-type="string" calcext:value-type="string">
            <text:p>HI but [CO and OH –not observed]:</text:p>
          </table:table-cell>
          <table:table-cell/>
          <table:table-cell table:style-name="ce32" office:value-type="string" calcext:value-type="string">
            <text:p>[HI and OH detected] but CO not:</text:p>
          </table:table-cell>
          <table:table-cell table:number-columns-repeated="2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3C133</text:p>
          </table:table-cell>
          <table:table-cell table:style-name="ce13" office:value-type="float" office:value="177.7259" calcext:value-type="float">
            <text:p>177.7259</text:p>
          </table:table-cell>
          <table:table-cell table:style-name="ce13" office:value-type="float" office:value="-9.9122" calcext:value-type="float">
            <text:p>-9.9122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13" office:value-type="float" office:value="0.000777624" calcext:value-type="float">
            <text:p>0.000777624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18]=0;[.I18]=0);&quot;1&quot;; &quot;0&quot;)" office:value-type="string" office:string-value="0" calcext:value-type="string">
            <text:p>0</text:p>
          </table:table-cell>
          <table:table-cell table:style-name="ce13" table:formula="of:=IF(AND([.H18]=0;[.I18]=0; [.J18]&lt;0.002);&quot;1&quot;; &quot;0&quot;)" office:value-type="string" office:string-value="0" calcext:value-type="string">
            <text:p>0</text:p>
          </table:table-cell>
          <table:table-cell table:style-name="ce13" table:formula="of:=IF(AND([.H18]=-1;[.I18]=0; [.J18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18]=&quot;1&quot;; [.O18]=&quot;1&quot;; [.P18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style-name="ce40" table:formula="of:=SUMPRODUCT([.$H4:.$H96]=-1;[.$I4:.$I96]=-1;[.$E4:.$E96]=1)" office:value-type="float" office:value="5" calcext:value-type="float">
            <text:p>5</text:p>
          </table:table-cell>
          <table:table-cell/>
          <table:table-cell table:formula="of:=SUMPRODUCT([.$H4:.$H96]=0;[.$I4:.$I96]=1;[.$E4:.$E96]=1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3C132</text:p>
          </table:table-cell>
          <table:table-cell table:style-name="ce13" office:value-type="float" office:value="178.8598" calcext:value-type="float">
            <text:p>178.8598</text:p>
          </table:table-cell>
          <table:table-cell table:style-name="ce13" office:value-type="float" office:value="-12.5219" calcext:value-type="float">
            <text:p>-12.521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00073441" calcext:value-type="float">
            <text:p>0.0007344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19]=0;[.I19]=0);&quot;1&quot;; &quot;0&quot;)" office:value-type="string" office:string-value="0" calcext:value-type="string">
            <text:p>0</text:p>
          </table:table-cell>
          <table:table-cell table:style-name="ce13" table:formula="of:=IF(AND([.H19]=0;[.I19]=0; [.J19]&lt;0.002);&quot;1&quot;; &quot;0&quot;)" office:value-type="string" office:string-value="0" calcext:value-type="string">
            <text:p>0</text:p>
          </table:table-cell>
          <table:table-cell table:style-name="ce13" table:formula="of:=IF(AND([.H19]=-1;[.I19]=0; [.J19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19]=&quot;1&quot;; [.O19]=&quot;1&quot;; [.P19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3C131</text:p>
          </table:table-cell>
          <table:table-cell table:style-name="ce13" office:value-type="float" office:value="171.4368" calcext:value-type="float">
            <text:p>171.4368</text:p>
          </table:table-cell>
          <table:table-cell table:style-name="ce13" office:value-type="float" office:value="-7.7967" calcext:value-type="float">
            <text:p>-7.796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00100088" calcext:value-type="float">
            <text:p>0.00100088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20]=0;[.I20]=0);&quot;1&quot;; &quot;0&quot;)" office:value-type="string" office:string-value="0" calcext:value-type="string">
            <text:p>0</text:p>
          </table:table-cell>
          <table:table-cell table:style-name="ce13" table:formula="of:=IF(AND([.H20]=0;[.I20]=0; [.J20]&lt;0.002);&quot;1&quot;; &quot;0&quot;)" office:value-type="string" office:string-value="0" calcext:value-type="string">
            <text:p>0</text:p>
          </table:table-cell>
          <table:table-cell table:style-name="ce13" table:formula="of:=IF(AND([.H20]=-1;[.I20]=0; [.J20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20]=&quot;1&quot;; [.O20]=&quot;1&quot;; [.P20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style-name="ce32" office:value-type="string" calcext:value-type="string">
            <text:p>HI but [CO and OH –not observed],</text:p>
            <text:p>Low N(HI):</text:p>
          </table:table-cell>
          <table:table-cell/>
          <table:table-cell table:style-name="ce42" office:value-type="string" calcext:value-type="string">
            <text:p>No CO and no OH detected:</text:p>
            <text:p><text:span text:style-name="T1">(add P0531+19)</text:span></text:p>
          </table:table-cell>
          <table:table-cell table:number-columns-repeated="2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3C310</text:p>
          </table:table-cell>
          <table:table-cell table:style-name="ce13" office:value-type="float" office:value="38.5004" calcext:value-type="float">
            <text:p>38.5004</text:p>
          </table:table-cell>
          <table:table-cell table:style-name="ce13" office:value-type="float" office:value="60.2098" calcext:value-type="float">
            <text:p>60.209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161939" calcext:value-type="float">
            <text:p>0.00161939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21]=0;[.I21]=0);&quot;1&quot;; &quot;0&quot;)" office:value-type="string" office:string-value="1" calcext:value-type="string">
            <text:p>1</text:p>
          </table:table-cell>
          <table:table-cell table:style-name="ce13" table:formula="of:=IF(AND([.H21]=0;[.I21]=0; [.J21]&lt;0.002);&quot;1&quot;; &quot;0&quot;)" office:value-type="string" office:string-value="1" calcext:value-type="string">
            <text:p>1</text:p>
          </table:table-cell>
          <table:table-cell table:style-name="ce13" table:formula="of:=IF(AND([.H21]=-1;[.I21]=0; [.J21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21]=&quot;1&quot;; [.O21]=&quot;1&quot;; [.P21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style-name="ce40" table:formula="of:=SUMPRODUCT([.$H4:.$H96]=-1;[.$I4:.$I96]=-1;[.$E4:.$E96]=1; [.$K4:.$K96]=1)" office:value-type="float" office:value="0" calcext:value-type="float">
            <text:p>0</text:p>
          </table:table-cell>
          <table:table-cell/>
          <table:table-cell table:formula="of:=SUMPRODUCT([.$H4:.$H96]=0;[.$I4:.$I96]=0)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3C315</text:p>
          </table:table-cell>
          <table:table-cell table:style-name="ce13" office:value-type="float" office:value="39.3605" calcext:value-type="float">
            <text:p>39.3605</text:p>
          </table:table-cell>
          <table:table-cell table:style-name="ce13" office:value-type="float" office:value="58.303" calcext:value-type="float">
            <text:p>58.30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129648" calcext:value-type="float">
            <text:p>0.00129648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22]=0;[.I22]=0);&quot;1&quot;; &quot;0&quot;)" office:value-type="string" office:string-value="1" calcext:value-type="string">
            <text:p>1</text:p>
          </table:table-cell>
          <table:table-cell table:style-name="ce13" table:formula="of:=IF(AND([.H22]=0;[.I22]=0; [.J22]&lt;0.002);&quot;1&quot;; &quot;0&quot;)" office:value-type="string" office:string-value="1" calcext:value-type="string">
            <text:p>1</text:p>
          </table:table-cell>
          <table:table-cell table:style-name="ce13" table:formula="of:=IF(AND([.H22]=-1;[.I22]=0; [.J22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22]=&quot;1&quot;; [.O22]=&quot;1&quot;; [.P22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3C109</text:p>
          </table:table-cell>
          <table:table-cell table:style-name="ce13" office:value-type="float" office:value="181.828" calcext:value-type="float">
            <text:p>181.828</text:p>
          </table:table-cell>
          <table:table-cell table:style-name="ce13" office:value-type="float" office:value="-27.7769" calcext:value-type="float">
            <text:p>-27.776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000912486" calcext:value-type="float">
            <text:p>0.000912486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23]=0;[.I23]=0);&quot;1&quot;; &quot;0&quot;)" office:value-type="string" office:string-value="0" calcext:value-type="string">
            <text:p>0</text:p>
          </table:table-cell>
          <table:table-cell table:style-name="ce13" table:formula="of:=IF(AND([.H23]=0;[.I23]=0; [.J23]&lt;0.002);&quot;1&quot;; &quot;0&quot;)" office:value-type="string" office:string-value="0" calcext:value-type="string">
            <text:p>0</text:p>
          </table:table-cell>
          <table:table-cell table:style-name="ce13" table:formula="of:=IF(AND([.H23]=-1;[.I23]=0; [.J23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23]=&quot;1&quot;; [.O23]=&quot;1&quot;; [.P23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2"/>
          <table:table-cell table:style-name="ce14" office:value-type="string" calcext:value-type="string">
            <text:p>OH and CO detected:</text:p>
          </table:table-cell>
          <table:table-cell table:number-columns-repeated="2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3C234</text:p>
          </table:table-cell>
          <table:table-cell table:style-name="ce13" office:value-type="float" office:value="200.205" calcext:value-type="float">
            <text:p>200.205</text:p>
          </table:table-cell>
          <table:table-cell table:style-name="ce13" office:value-type="float" office:value="52.7049" calcext:value-type="float">
            <text:p>52.704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126593" calcext:value-type="float">
            <text:p>0.00126593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24]=0;[.I24]=0);&quot;1&quot;; &quot;0&quot;)" office:value-type="string" office:string-value="0" calcext:value-type="string">
            <text:p>0</text:p>
          </table:table-cell>
          <table:table-cell table:style-name="ce13" table:formula="of:=IF(AND([.H24]=0;[.I24]=0; [.J24]&lt;0.002);&quot;1&quot;; &quot;0&quot;)" office:value-type="string" office:string-value="0" calcext:value-type="string">
            <text:p>0</text:p>
          </table:table-cell>
          <table:table-cell table:style-name="ce13" table:formula="of:=IF(AND([.H24]=-1;[.I24]=0; [.J24]&lt;0.002);&quot;1&quot;; &quot;0&quot;)" office:value-type="string" office:string-value="1" calcext:value-type="string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24]=&quot;1&quot;; [.O24]=&quot;1&quot;; [.P24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style-name="ce14" office:value-type="string" calcext:value-type="string">
            <text:p>Low N(HI) and OH not detected:</text:p>
          </table:table-cell>
          <table:table-cell/>
          <table:table-cell table:formula="of:=SUMPRODUCT([.$H4:.$H96]=1;[.$I4:.$I96]=1;[.$E4:.$E96]=1)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3C236</text:p>
          </table:table-cell>
          <table:table-cell table:style-name="ce13" office:value-type="float" office:value="190.064" calcext:value-type="float">
            <text:p>190.064</text:p>
          </table:table-cell>
          <table:table-cell table:style-name="ce13" office:value-type="float" office:value="53.9808" calcext:value-type="float">
            <text:p>53.980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10722" calcext:value-type="float">
            <text:p>0.0010722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25]=0;[.I25]=0);&quot;1&quot;; &quot;0&quot;)" office:value-type="string" office:string-value="0" calcext:value-type="string">
            <text:p>0</text:p>
          </table:table-cell>
          <table:table-cell table:style-name="ce13" table:formula="of:=IF(AND([.H25]=0;[.I25]=0; [.J25]&lt;0.002);&quot;1&quot;; &quot;0&quot;)" office:value-type="string" office:string-value="0" calcext:value-type="string">
            <text:p>0</text:p>
          </table:table-cell>
          <table:table-cell table:style-name="ce13" table:formula="of:=IF(AND([.H25]=-1;[.I25]=0; [.J25]&lt;0.002);&quot;1&quot;; &quot;0&quot;)" office:value-type="string" office:string-value="1" calcext:value-type="string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25]=&quot;1&quot;; [.O25]=&quot;1&quot;; [.P25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style-name="ce40" table:formula="of:=SUMPRODUCT([.$K4:.$K96]=1; [.$I4:.$I96]=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3C237</text:p>
          </table:table-cell>
          <table:table-cell table:style-name="ce13" office:value-type="float" office:value="232.1171" calcext:value-type="float">
            <text:p>232.1171</text:p>
          </table:table-cell>
          <table:table-cell table:style-name="ce13" office:value-type="float" office:value="46.6273" calcext:value-type="float">
            <text:p>46.6273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476852" calcext:value-type="float">
            <text:p>0.00476852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26]=0;[.I26]=0);&quot;1&quot;; &quot;0&quot;)" office:value-type="string" office:string-value="1" calcext:value-type="string">
            <text:p>1</text:p>
          </table:table-cell>
          <table:table-cell table:style-name="ce13" table:formula="of:=IF(AND([.H26]=0;[.I26]=0; [.J26]&lt;0.002);&quot;1&quot;; &quot;0&quot;)" office:value-type="string" office:string-value="0" calcext:value-type="string">
            <text:p>0</text:p>
          </table:table-cell>
          <table:table-cell table:style-name="ce13" table:formula="of:=IF(AND([.H26]=-1;[.I26]=0; [.J26]&lt;0.002);&quot;1&quot;; &quot;0&quot;)" office:value-type="string" office:string-value="0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26]=&quot;1&quot;; [.O26]=&quot;1&quot;; [.P26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2"/>
          <table:table-cell office:value-type="string" calcext:value-type="string">
            <text:p>HI detected only:</text:p>
          </table:table-cell>
          <table:table-cell table:number-columns-repeated="2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3C154</text:p>
          </table:table-cell>
          <table:table-cell table:style-name="ce13" office:value-type="float" office:value="185.5941" calcext:value-type="float">
            <text:p>185.5941</text:p>
          </table:table-cell>
          <table:table-cell table:style-name="ce13" office:value-type="float" office:value="4.0066" calcext:value-type="float">
            <text:p>4.0066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13" office:value-type="float" office:value="0.00121596" calcext:value-type="float">
            <text:p>0.00121596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27]=0;[.I27]=0);&quot;1&quot;; &quot;0&quot;)" office:value-type="string" office:string-value="0" calcext:value-type="string">
            <text:p>0</text:p>
          </table:table-cell>
          <table:table-cell table:style-name="ce13" table:formula="of:=IF(AND([.H27]=0;[.I27]=0; [.J27]&lt;0.002);&quot;1&quot;; &quot;0&quot;)" office:value-type="string" office:string-value="0" calcext:value-type="string">
            <text:p>0</text:p>
          </table:table-cell>
          <table:table-cell table:style-name="ce13" table:formula="of:=IF(AND([.H27]=-1;[.I27]=0; [.J27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27]=&quot;1&quot;; [.O27]=&quot;1&quot;; [.P27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2"/>
          <table:table-cell table:formula="of:=SUMPRODUCT([.$H4:.$H96]=0;[.$I4:.$I96]=0;[.$E4:.$E96]=1)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3C228.0</text:p>
          </table:table-cell>
          <table:table-cell table:style-name="ce13" office:value-type="float" office:value="220.8313" calcext:value-type="float">
            <text:p>220.8313</text:p>
          </table:table-cell>
          <table:table-cell table:style-name="ce13" office:value-type="float" office:value="46.6355" calcext:value-type="float">
            <text:p>46.635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28]=0;[.I28]=0);&quot;1&quot;; &quot;0&quot;)" office:value-type="string" office:string-value="0" calcext:value-type="string">
            <text:p>0</text:p>
          </table:table-cell>
          <table:table-cell table:style-name="ce13" table:formula="of:=IF(AND([.H28]=0;[.I28]=0; [.J28]&lt;0.002);&quot;1&quot;; &quot;0&quot;)" office:value-type="string" office:string-value="0" calcext:value-type="string">
            <text:p>0</text:p>
          </table:table-cell>
          <table:table-cell table:style-name="ce13" table:formula="of:=IF(AND([.H28]=-1;[.I28]=0; [.J28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28]=&quot;1&quot;; [.O28]=&quot;1&quot;; [.P28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style-name="ce14" office:value-type="string" calcext:value-type="string">
            <text:p>Low N(HI) and [OH and CO] not detected:</text:p>
          </table:table-cell>
          <table:table-cell table:number-columns-repeated="4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4C22.12</text:p>
          </table:table-cell>
          <table:table-cell table:style-name="ce13" office:value-type="float" office:value="188.0524" calcext:value-type="float">
            <text:p>188.0524</text:p>
          </table:table-cell>
          <table:table-cell table:style-name="ce13" office:value-type="float" office:value="0.047" calcext:value-type="float">
            <text:p>0.04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00224361" calcext:value-type="float">
            <text:p>0.0022436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29]=0;[.I29]=0);&quot;1&quot;; &quot;0&quot;)" office:value-type="string" office:string-value="0" calcext:value-type="string">
            <text:p>0</text:p>
          </table:table-cell>
          <table:table-cell table:style-name="ce13" table:formula="of:=IF(AND([.H29]=0;[.I29]=0; [.J29]&lt;0.002);&quot;1&quot;; &quot;0&quot;)" office:value-type="string" office:string-value="0" calcext:value-type="string">
            <text:p>0</text:p>
          </table:table-cell>
          <table:table-cell table:style-name="ce13" table:formula="of:=IF(AND([.H29]=-1;[.I29]=0; [.J29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29]=&quot;1&quot;; [.O29]=&quot;1&quot;; [.P29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formula="of:=SUMPRODUCT([.$K4:.$K96]=1; [.$I4:.$I96]=0; [.$H4:.$H96]=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NRAO140</text:p>
          </table:table-cell>
          <table:table-cell table:style-name="ce13" office:value-type="float" office:value="159.0002" calcext:value-type="float">
            <text:p>159.0002</text:p>
          </table:table-cell>
          <table:table-cell table:style-name="ce13" office:value-type="float" office:value="-18.7646" calcext:value-type="float">
            <text:p>-18.764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100052" calcext:value-type="float">
            <text:p>0.00100052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30]=0;[.I30]=0);&quot;1&quot;; &quot;0&quot;)" office:value-type="string" office:string-value="0" calcext:value-type="string">
            <text:p>0</text:p>
          </table:table-cell>
          <table:table-cell table:style-name="ce13" table:formula="of:=IF(AND([.H30]=0;[.I30]=0; [.J30]&lt;0.002);&quot;1&quot;; &quot;0&quot;)" office:value-type="string" office:string-value="0" calcext:value-type="string">
            <text:p>0</text:p>
          </table:table-cell>
          <table:table-cell table:style-name="ce13" table:formula="of:=IF(AND([.H30]=-1;[.I30]=0; [.J30]&lt;0.002);&quot;1&quot;; &quot;0&quot;)" office:value-type="string" office:string-value="1" calcext:value-type="string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30]=&quot;1&quot;; [.O30]=&quot;1&quot;; [.P30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3C318</text:p>
          </table:table-cell>
          <table:table-cell table:style-name="ce13" office:value-type="float" office:value="29.9821" calcext:value-type="float">
            <text:p>29.9821</text:p>
          </table:table-cell>
          <table:table-cell table:style-name="ce13" office:value-type="float" office:value="54.7856" calcext:value-type="float">
            <text:p>54.785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472419" calcext:value-type="float">
            <text:p>0.00472419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31]=0;[.I31]=0);&quot;1&quot;; &quot;0&quot;)" office:value-type="string" office:string-value="1" calcext:value-type="string">
            <text:p>1</text:p>
          </table:table-cell>
          <table:table-cell table:style-name="ce13" table:formula="of:=IF(AND([.H31]=0;[.I31]=0; [.J31]&lt;0.002);&quot;1&quot;; &quot;0&quot;)" office:value-type="string" office:string-value="0" calcext:value-type="string">
            <text:p>0</text:p>
          </table:table-cell>
          <table:table-cell table:style-name="ce13" table:formula="of:=IF(AND([.H31]=-1;[.I31]=0; [.J31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31]=&quot;1&quot;; [.O31]=&quot;1&quot;; [.P31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3C64</text:p>
          </table:table-cell>
          <table:table-cell table:style-name="ce13" office:value-type="float" office:value="157.7658" calcext:value-type="float">
            <text:p>157.7658</text:p>
          </table:table-cell>
          <table:table-cell table:style-name="ce13" office:value-type="float" office:value="-48.2032" calcext:value-type="float">
            <text:p>-48.203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331203" calcext:value-type="float">
            <text:p>0.00331203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32]=0;[.I32]=0);&quot;1&quot;; &quot;0&quot;)" office:value-type="string" office:string-value="1" calcext:value-type="string">
            <text:p>1</text:p>
          </table:table-cell>
          <table:table-cell table:style-name="ce13" table:formula="of:=IF(AND([.H32]=0;[.I32]=0; [.J32]&lt;0.002);&quot;1&quot;; &quot;0&quot;)" office:value-type="string" office:string-value="0" calcext:value-type="string">
            <text:p>0</text:p>
          </table:table-cell>
          <table:table-cell table:style-name="ce13" table:formula="of:=IF(AND([.H32]=-1;[.I32]=0; [.J32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32]=&quot;1&quot;; [.O32]=&quot;1&quot;; [.P32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style-name="ce14" office:value-type="string" calcext:value-type="string">
            <text:p>Low N(HI) and [OH and CO] not observed:</text:p>
          </table:table-cell>
          <table:table-cell table:number-columns-repeated="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3C454.0</text:p>
          </table:table-cell>
          <table:table-cell table:style-name="ce13" office:value-type="float" office:value="88.1001" calcext:value-type="float">
            <text:p>88.1001</text:p>
          </table:table-cell>
          <table:table-cell table:style-name="ce13" office:value-type="float" office:value="-35.9413" calcext:value-type="float">
            <text:p>-35.941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33]=0;[.I33]=0);&quot;1&quot;; &quot;0&quot;)" office:value-type="string" office:string-value="0" calcext:value-type="string">
            <text:p>0</text:p>
          </table:table-cell>
          <table:table-cell table:style-name="ce13" table:formula="of:=IF(AND([.H33]=0;[.I33]=0; [.J33]&lt;0.002);&quot;1&quot;; &quot;0&quot;)" office:value-type="string" office:string-value="0" calcext:value-type="string">
            <text:p>0</text:p>
          </table:table-cell>
          <table:table-cell table:style-name="ce13" table:formula="of:=IF(AND([.H33]=-1;[.I33]=0; [.J33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33]=&quot;1&quot;; [.O33]=&quot;1&quot;; [.P33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formula="of:=SUMPRODUCT([.$K4:.$K96]=1; [.$H4:.$H96]=-1;  [.$I4:.$I96]=-1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P0531+19</text:p>
          </table:table-cell>
          <table:table-cell table:style-name="ce13" office:value-type="float" office:value="186.7634" calcext:value-type="float">
            <text:p>186.7634</text:p>
          </table:table-cell>
          <table:table-cell table:style-name="ce13" office:value-type="float" office:value="-7.1085" calcext:value-type="float">
            <text:p>-7.108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0636914" calcext:value-type="float">
            <text:p>0.000636914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34]=0;[.I34]=0);&quot;1&quot;; &quot;0&quot;)" office:value-type="string" office:string-value="1" calcext:value-type="string">
            <text:p>1</text:p>
          </table:table-cell>
          <table:table-cell table:style-name="ce13" table:formula="of:=IF(AND([.H34]=0;[.I34]=0; [.J34]&lt;0.002);&quot;1&quot;; &quot;0&quot;)" office:value-type="string" office:string-value="1" calcext:value-type="string">
            <text:p>1</text:p>
          </table:table-cell>
          <table:table-cell table:style-name="ce13" table:formula="of:=IF(AND([.H34]=-1;[.I34]=0; [.J34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34]=&quot;1&quot;; [.O34]=&quot;1&quot;; [.P34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3C454.3</text:p>
          </table:table-cell>
          <table:table-cell table:style-name="ce13" office:value-type="float" office:value="86.111" calcext:value-type="float">
            <text:p>86.111</text:p>
          </table:table-cell>
          <table:table-cell table:style-name="ce13" office:value-type="float" office:value="-38.1838" calcext:value-type="float">
            <text:p>-38.1838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13" office:value-type="float" office:value="0.000306314" calcext:value-type="float">
            <text:p>0.000306314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35]=0;[.I35]=0);&quot;1&quot;; &quot;0&quot;)" office:value-type="string" office:string-value="0" calcext:value-type="string">
            <text:p>0</text:p>
          </table:table-cell>
          <table:table-cell table:style-name="ce13" table:formula="of:=IF(AND([.H35]=0;[.I35]=0; [.J35]&lt;0.002);&quot;1&quot;; &quot;0&quot;)" office:value-type="string" office:string-value="0" calcext:value-type="string">
            <text:p>0</text:p>
          </table:table-cell>
          <table:table-cell table:style-name="ce13" table:formula="of:=IF(AND([.H35]=-1;[.I35]=0; [.J35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35]=&quot;1&quot;; [.O35]=&quot;1&quot;; [.P35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3C33-2</text:p>
          </table:table-cell>
          <table:table-cell table:style-name="ce13" office:value-type="float" office:value="129.462" calcext:value-type="float">
            <text:p>129.462</text:p>
          </table:table-cell>
          <table:table-cell table:style-name="ce13" office:value-type="float" office:value="-49.2774" calcext:value-type="float">
            <text:p>-49.277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154013" calcext:value-type="float">
            <text:p>0.0154013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36]=0;[.I36]=0);&quot;1&quot;; &quot;0&quot;)" office:value-type="string" office:string-value="0" calcext:value-type="string">
            <text:p>0</text:p>
          </table:table-cell>
          <table:table-cell table:style-name="ce13" table:formula="of:=IF(AND([.H36]=0;[.I36]=0; [.J36]&lt;0.002);&quot;1&quot;; &quot;0&quot;)" office:value-type="string" office:string-value="0" calcext:value-type="string">
            <text:p>0</text:p>
          </table:table-cell>
          <table:table-cell table:style-name="ce13" table:formula="of:=IF(AND([.H36]=-1;[.I36]=0; [.J36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36]=&quot;1&quot;; [.O36]=&quot;1&quot;; [.P36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P0820+22</text:p>
          </table:table-cell>
          <table:table-cell table:style-name="ce13" office:value-type="float" office:value="201.3636" calcext:value-type="float">
            <text:p>201.3636</text:p>
          </table:table-cell>
          <table:table-cell table:style-name="ce13" office:value-type="float" office:value="29.6761" calcext:value-type="float">
            <text:p>29.676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0709089" calcext:value-type="float">
            <text:p>0.000709089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37]=0;[.I37]=0);&quot;1&quot;; &quot;0&quot;)" office:value-type="string" office:string-value="0" calcext:value-type="string">
            <text:p>0</text:p>
          </table:table-cell>
          <table:table-cell table:style-name="ce13" table:formula="of:=IF(AND([.H37]=0;[.I37]=0; [.J37]&lt;0.002);&quot;1&quot;; &quot;0&quot;)" office:value-type="string" office:string-value="0" calcext:value-type="string">
            <text:p>0</text:p>
          </table:table-cell>
          <table:table-cell table:style-name="ce13" table:formula="of:=IF(AND([.H37]=-1;[.I37]=0; [.J37]&lt;0.002);&quot;1&quot;; &quot;0&quot;)" office:value-type="string" office:string-value="1" calcext:value-type="string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37]=&quot;1&quot;; [.O37]=&quot;1&quot;; [.P37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formula="of:=VLOOKUP(1;[.H4:.H96];1;0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3C333</text:p>
          </table:table-cell>
          <table:table-cell table:style-name="ce13" office:value-type="float" office:value="37.3001" calcext:value-type="float">
            <text:p>37.3001</text:p>
          </table:table-cell>
          <table:table-cell table:style-name="ce13" office:value-type="float" office:value="42.9721" calcext:value-type="float">
            <text:p>42.972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684648" calcext:value-type="float">
            <text:p>0.00684648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38]=0;[.I38]=0);&quot;1&quot;; &quot;0&quot;)" office:value-type="string" office:string-value="1" calcext:value-type="string">
            <text:p>1</text:p>
          </table:table-cell>
          <table:table-cell table:style-name="ce13" table:formula="of:=IF(AND([.H38]=0;[.I38]=0; [.J38]&lt;0.002);&quot;1&quot;; &quot;0&quot;)" office:value-type="string" office:string-value="0" calcext:value-type="string">
            <text:p>0</text:p>
          </table:table-cell>
          <table:table-cell table:style-name="ce13" table:formula="of:=IF(AND([.H38]=-1;[.I38]=0; [.J38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38]=&quot;1&quot;; [.O38]=&quot;1&quot;; [.P38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3C192</text:p>
          </table:table-cell>
          <table:table-cell table:style-name="ce13" office:value-type="float" office:value="197.9126" calcext:value-type="float">
            <text:p>197.9126</text:p>
          </table:table-cell>
          <table:table-cell table:style-name="ce13" office:value-type="float" office:value="26.4098" calcext:value-type="float">
            <text:p>26.409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206581" calcext:value-type="float">
            <text:p>0.0020658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39]=0;[.I39]=0);&quot;1&quot;; &quot;0&quot;)" office:value-type="string" office:string-value="1" calcext:value-type="string">
            <text:p>1</text:p>
          </table:table-cell>
          <table:table-cell table:style-name="ce13" table:formula="of:=IF(AND([.H39]=0;[.I39]=0; [.J39]&lt;0.002);&quot;1&quot;; &quot;0&quot;)" office:value-type="string" office:string-value="0" calcext:value-type="string">
            <text:p>0</text:p>
          </table:table-cell>
          <table:table-cell table:style-name="ce13" table:formula="of:=IF(AND([.H39]=-1;[.I39]=0; [.J39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39]=&quot;1&quot;; [.O39]=&quot;1&quot;; [.P39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3C98</text:p>
          </table:table-cell>
          <table:table-cell table:style-name="ce13" office:value-type="float" office:value="179.8374" calcext:value-type="float">
            <text:p>179.8374</text:p>
          </table:table-cell>
          <table:table-cell table:style-name="ce13" office:value-type="float" office:value="-31.049" calcext:value-type="float">
            <text:p>-31.04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122644" calcext:value-type="float">
            <text:p>0.00122644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40]=0;[.I40]=0);&quot;1&quot;; &quot;0&quot;)" office:value-type="string" office:string-value="1" calcext:value-type="string">
            <text:p>1</text:p>
          </table:table-cell>
          <table:table-cell table:style-name="ce13" table:formula="of:=IF(AND([.H40]=0;[.I40]=0; [.J40]&lt;0.002);&quot;1&quot;; &quot;0&quot;)" office:value-type="string" office:string-value="1" calcext:value-type="string">
            <text:p>1</text:p>
          </table:table-cell>
          <table:table-cell table:style-name="ce13" table:formula="of:=IF(AND([.H40]=-1;[.I40]=0; [.J40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40]=&quot;1&quot;; [.O40]=&quot;1&quot;; [.P40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3C273</text:p>
          </table:table-cell>
          <table:table-cell table:style-name="ce13" office:value-type="float" office:value="289.9509" calcext:value-type="float">
            <text:p>289.9509</text:p>
          </table:table-cell>
          <table:table-cell table:style-name="ce13" office:value-type="float" office:value="64.36" calcext:value-type="float">
            <text:p>64.36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209963" calcext:value-type="float">
            <text:p>0.00209963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41]=0;[.I41]=0);&quot;1&quot;; &quot;0&quot;)" office:value-type="string" office:string-value="1" calcext:value-type="string">
            <text:p>1</text:p>
          </table:table-cell>
          <table:table-cell table:style-name="ce13" table:formula="of:=IF(AND([.H41]=0;[.I41]=0; [.J41]&lt;0.002);&quot;1&quot;; &quot;0&quot;)" office:value-type="string" office:string-value="0" calcext:value-type="string">
            <text:p>0</text:p>
          </table:table-cell>
          <table:table-cell table:style-name="ce13" table:formula="of:=IF(AND([.H41]=-1;[.I41]=0; [.J41]&lt;0.002);&quot;1&quot;; &quot;0&quot;)" office:value-type="string" office:string-value="0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41]=&quot;1&quot;; [.O41]=&quot;1&quot;; [.P41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3C267.0</text:p>
          </table:table-cell>
          <table:table-cell table:style-name="ce13" office:value-type="float" office:value="256.3418" calcext:value-type="float">
            <text:p>256.3418</text:p>
          </table:table-cell>
          <table:table-cell table:style-name="ce13" office:value-type="float" office:value="70.1102" calcext:value-type="float">
            <text:p>70.110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42]=0;[.I42]=0);&quot;1&quot;; &quot;0&quot;)" office:value-type="string" office:string-value="0" calcext:value-type="string">
            <text:p>0</text:p>
          </table:table-cell>
          <table:table-cell table:style-name="ce13" table:formula="of:=IF(AND([.H42]=0;[.I42]=0; [.J42]&lt;0.002);&quot;1&quot;; &quot;0&quot;)" office:value-type="string" office:string-value="0" calcext:value-type="string">
            <text:p>0</text:p>
          </table:table-cell>
          <table:table-cell table:style-name="ce13" table:formula="of:=IF(AND([.H42]=-1;[.I42]=0; [.J42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42]=&quot;1&quot;; [.O42]=&quot;1&quot;; [.P42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DW0742+10</text:p>
          </table:table-cell>
          <table:table-cell table:style-name="ce13" office:value-type="float" office:value="209.796" calcext:value-type="float">
            <text:p>209.796</text:p>
          </table:table-cell>
          <table:table-cell table:style-name="ce13" office:value-type="float" office:value="16.5911" calcext:value-type="float">
            <text:p>16.59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0800536" calcext:value-type="float">
            <text:p>0.000800536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43]=0;[.I43]=0);&quot;1&quot;; &quot;0&quot;)" office:value-type="string" office:string-value="0" calcext:value-type="string">
            <text:p>0</text:p>
          </table:table-cell>
          <table:table-cell table:style-name="ce13" table:formula="of:=IF(AND([.H43]=0;[.I43]=0; [.J43]&lt;0.002);&quot;1&quot;; &quot;0&quot;)" office:value-type="string" office:string-value="0" calcext:value-type="string">
            <text:p>0</text:p>
          </table:table-cell>
          <table:table-cell table:style-name="ce13" table:formula="of:=IF(AND([.H43]=-1;[.I43]=0; [.J43]&lt;0.002);&quot;1&quot;; &quot;0&quot;)" office:value-type="string" office:string-value="1" calcext:value-type="string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43]=&quot;1&quot;; [.O43]=&quot;1&quot;; [.P43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5" office:value-type="string" calcext:value-type="string">
            <text:p>P1055+20</text:p>
          </table:table-cell>
          <table:table-cell table:style-name="ce13" office:value-type="float" office:value="222.5101" calcext:value-type="float">
            <text:p>222.5101</text:p>
          </table:table-cell>
          <table:table-cell table:style-name="ce13" office:value-type="float" office:value="63.1302" calcext:value-type="float">
            <text:p>63.130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613946" calcext:value-type="float">
            <text:p>0.00613946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44]=0;[.I44]=0);&quot;1&quot;; &quot;0&quot;)" office:value-type="string" office:string-value="1" calcext:value-type="string">
            <text:p>1</text:p>
          </table:table-cell>
          <table:table-cell table:style-name="ce13" table:formula="of:=IF(AND([.H44]=0;[.I44]=0; [.J44]&lt;0.002);&quot;1&quot;; &quot;0&quot;)" office:value-type="string" office:string-value="0" calcext:value-type="string">
            <text:p>0</text:p>
          </table:table-cell>
          <table:table-cell table:style-name="ce13" table:formula="of:=IF(AND([.H44]=-1;[.I44]=0; [.J44]&lt;0.002);&quot;1&quot;; &quot;0&quot;)" office:value-type="string" office:string-value="0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44]=&quot;1&quot;; [.O44]=&quot;1&quot;; [.P44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3C433</text:p>
          </table:table-cell>
          <table:table-cell table:style-name="ce13" office:value-type="float" office:value="74.4764" calcext:value-type="float">
            <text:p>74.4764</text:p>
          </table:table-cell>
          <table:table-cell table:style-name="ce13" office:value-type="float" office:value="-17.6945" calcext:value-type="float">
            <text:p>-17.6945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45]=0;[.I45]=0);&quot;1&quot;; &quot;0&quot;)" office:value-type="string" office:string-value="0" calcext:value-type="string">
            <text:p>0</text:p>
          </table:table-cell>
          <table:table-cell table:style-name="ce13" table:formula="of:=IF(AND([.H45]=0;[.I45]=0; [.J45]&lt;0.002);&quot;1&quot;; &quot;0&quot;)" office:value-type="string" office:string-value="0" calcext:value-type="string">
            <text:p>0</text:p>
          </table:table-cell>
          <table:table-cell table:style-name="ce13" table:formula="of:=IF(AND([.H45]=-1;[.I45]=0; [.J45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45]=&quot;1&quot;; [.O45]=&quot;1&quot;; [.P45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3C172.0</text:p>
          </table:table-cell>
          <table:table-cell table:style-name="ce13" office:value-type="float" office:value="191.2045" calcext:value-type="float">
            <text:p>191.2045</text:p>
          </table:table-cell>
          <table:table-cell table:style-name="ce13" office:value-type="float" office:value="13.4105" calcext:value-type="float">
            <text:p>13.410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130233" calcext:value-type="float">
            <text:p>0.00130233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46]=0;[.I46]=0);&quot;1&quot;; &quot;0&quot;)" office:value-type="string" office:string-value="0" calcext:value-type="string">
            <text:p>0</text:p>
          </table:table-cell>
          <table:table-cell table:style-name="ce13" table:formula="of:=IF(AND([.H46]=0;[.I46]=0; [.J46]&lt;0.002);&quot;1&quot;; &quot;0&quot;)" office:value-type="string" office:string-value="0" calcext:value-type="string">
            <text:p>0</text:p>
          </table:table-cell>
          <table:table-cell table:style-name="ce13" table:formula="of:=IF(AND([.H46]=-1;[.I46]=0; [.J46]&lt;0.002);&quot;1&quot;; &quot;0&quot;)" office:value-type="string" office:string-value="1" calcext:value-type="string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46]=&quot;1&quot;; [.O46]=&quot;1&quot;; [.P46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5" office:value-type="string" calcext:value-type="string">
            <text:p>P0428+20</text:p>
          </table:table-cell>
          <table:table-cell table:style-name="ce13" office:value-type="float" office:value="176.8082" calcext:value-type="float">
            <text:p>176.8082</text:p>
          </table:table-cell>
          <table:table-cell table:style-name="ce13" office:value-type="float" office:value="-18.5568" calcext:value-type="float">
            <text:p>-18.556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000607032" calcext:value-type="float">
            <text:p>0.000607032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47]=0;[.I47]=0);&quot;1&quot;; &quot;0&quot;)" office:value-type="string" office:string-value="0" calcext:value-type="string">
            <text:p>0</text:p>
          </table:table-cell>
          <table:table-cell table:style-name="ce13" table:formula="of:=IF(AND([.H47]=0;[.I47]=0; [.J47]&lt;0.002);&quot;1&quot;; &quot;0&quot;)" office:value-type="string" office:string-value="0" calcext:value-type="string">
            <text:p>0</text:p>
          </table:table-cell>
          <table:table-cell table:style-name="ce13" table:formula="of:=IF(AND([.H47]=-1;[.I47]=0; [.J47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47]=&quot;1&quot;; [.O47]=&quot;1&quot;; [.P47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4C19.44</text:p>
          </table:table-cell>
          <table:table-cell table:style-name="ce13" office:value-type="float" office:value="8.9924" calcext:value-type="float">
            <text:p>8.9924</text:p>
          </table:table-cell>
          <table:table-cell table:style-name="ce13" office:value-type="float" office:value="73.0418" calcext:value-type="float">
            <text:p>73.04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608293" calcext:value-type="float">
            <text:p>0.00608293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48]=0;[.I48]=0);&quot;1&quot;; &quot;0&quot;)" office:value-type="string" office:string-value="0" calcext:value-type="string">
            <text:p>0</text:p>
          </table:table-cell>
          <table:table-cell table:style-name="ce13" table:formula="of:=IF(AND([.H48]=0;[.I48]=0; [.J48]&lt;0.002);&quot;1&quot;; &quot;0&quot;)" office:value-type="string" office:string-value="0" calcext:value-type="string">
            <text:p>0</text:p>
          </table:table-cell>
          <table:table-cell table:style-name="ce13" table:formula="of:=IF(AND([.H48]=-1;[.I48]=0; [.J48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48]=&quot;1&quot;; [.O48]=&quot;1&quot;; [.P48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5" office:value-type="string" calcext:value-type="string">
            <text:p>3C353</text:p>
          </table:table-cell>
          <table:table-cell table:style-name="ce13" office:value-type="float" office:value="21.1108" calcext:value-type="float">
            <text:p>21.1108</text:p>
          </table:table-cell>
          <table:table-cell table:style-name="ce13" office:value-type="float" office:value="19.877" calcext:value-type="float">
            <text:p>19.8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49]=0;[.I49]=0);&quot;1&quot;; &quot;0&quot;)" office:value-type="string" office:string-value="0" calcext:value-type="string">
            <text:p>0</text:p>
          </table:table-cell>
          <table:table-cell table:style-name="ce13" table:formula="of:=IF(AND([.H49]=0;[.I49]=0; [.J49]&lt;0.002);&quot;1&quot;; &quot;0&quot;)" office:value-type="string" office:string-value="0" calcext:value-type="string">
            <text:p>0</text:p>
          </table:table-cell>
          <table:table-cell table:style-name="ce13" table:formula="of:=IF(AND([.H49]=-1;[.I49]=0; [.J49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49]=&quot;1&quot;; [.O49]=&quot;1&quot;; [.P49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5" office:value-type="string" calcext:value-type="string">
            <text:p>3C167</text:p>
          </table:table-cell>
          <table:table-cell table:style-name="ce13" office:value-type="float" office:value="207.3119" calcext:value-type="float">
            <text:p>207.3119</text:p>
          </table:table-cell>
          <table:table-cell table:style-name="ce13" office:value-type="float" office:value="1.1529" calcext:value-type="float">
            <text:p>1.152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005613" calcext:value-type="float">
            <text:p>0.005613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50]=0;[.I50]=0);&quot;1&quot;; &quot;0&quot;)" office:value-type="string" office:string-value="0" calcext:value-type="string">
            <text:p>0</text:p>
          </table:table-cell>
          <table:table-cell table:style-name="ce13" table:formula="of:=IF(AND([.H50]=0;[.I50]=0; [.J50]&lt;0.002);&quot;1&quot;; &quot;0&quot;)" office:value-type="string" office:string-value="0" calcext:value-type="string">
            <text:p>0</text:p>
          </table:table-cell>
          <table:table-cell table:style-name="ce13" table:formula="of:=IF(AND([.H50]=-1;[.I50]=0; [.J50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50]=&quot;1&quot;; [.O50]=&quot;1&quot;; [.P50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3C293</text:p>
          </table:table-cell>
          <table:table-cell table:style-name="ce13" office:value-type="float" office:value="54.6071" calcext:value-type="float">
            <text:p>54.6071</text:p>
          </table:table-cell>
          <table:table-cell table:style-name="ce13" office:value-type="float" office:value="76.0603" calcext:value-type="float">
            <text:p>76.060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0623513" calcext:value-type="float">
            <text:p>0.000623513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51]=0;[.I51]=0);&quot;1&quot;; &quot;0&quot;)" office:value-type="string" office:string-value="0" calcext:value-type="string">
            <text:p>0</text:p>
          </table:table-cell>
          <table:table-cell table:style-name="ce13" table:formula="of:=IF(AND([.H51]=0;[.I51]=0; [.J51]&lt;0.002);&quot;1&quot;; &quot;0&quot;)" office:value-type="string" office:string-value="0" calcext:value-type="string">
            <text:p>0</text:p>
          </table:table-cell>
          <table:table-cell table:style-name="ce13" table:formula="of:=IF(AND([.H51]=-1;[.I51]=0; [.J51]&lt;0.002);&quot;1&quot;; &quot;0&quot;)" office:value-type="string" office:string-value="1" calcext:value-type="string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51]=&quot;1&quot;; [.O51]=&quot;1&quot;; [.P51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5" office:value-type="string" calcext:value-type="string">
            <text:p>3C98-2</text:p>
          </table:table-cell>
          <table:table-cell table:style-name="ce13" office:value-type="float" office:value="179.8288" calcext:value-type="float">
            <text:p>179.8288</text:p>
          </table:table-cell>
          <table:table-cell table:style-name="ce13" office:value-type="float" office:value="-31.0241" calcext:value-type="float">
            <text:p>-31.024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405798" calcext:value-type="float">
            <text:p>0.00405798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52]=0;[.I52]=0);&quot;1&quot;; &quot;0&quot;)" office:value-type="string" office:string-value="0" calcext:value-type="string">
            <text:p>0</text:p>
          </table:table-cell>
          <table:table-cell table:style-name="ce13" table:formula="of:=IF(AND([.H52]=0;[.I52]=0; [.J52]&lt;0.002);&quot;1&quot;; &quot;0&quot;)" office:value-type="string" office:string-value="0" calcext:value-type="string">
            <text:p>0</text:p>
          </table:table-cell>
          <table:table-cell table:style-name="ce13" table:formula="of:=IF(AND([.H52]=-1;[.I52]=0; [.J52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52]=&quot;1&quot;; [.O52]=&quot;1&quot;; [.P52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5" office:value-type="string" calcext:value-type="string">
            <text:p>3C105</text:p>
          </table:table-cell>
          <table:table-cell table:style-name="ce13" office:value-type="float" office:value="187.6326" calcext:value-type="float">
            <text:p>187.6326</text:p>
          </table:table-cell>
          <table:table-cell table:style-name="ce13" office:value-type="float" office:value="-33.609" calcext:value-type="float">
            <text:p>-33.60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000818266" calcext:value-type="float">
            <text:p>0.000818266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53]=0;[.I53]=0);&quot;1&quot;; &quot;0&quot;)" office:value-type="string" office:string-value="0" calcext:value-type="string">
            <text:p>0</text:p>
          </table:table-cell>
          <table:table-cell table:style-name="ce13" table:formula="of:=IF(AND([.H53]=0;[.I53]=0; [.J53]&lt;0.002);&quot;1&quot;; &quot;0&quot;)" office:value-type="string" office:string-value="0" calcext:value-type="string">
            <text:p>0</text:p>
          </table:table-cell>
          <table:table-cell table:style-name="ce13" table:formula="of:=IF(AND([.H53]=-1;[.I53]=0; [.J53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53]=&quot;1&quot;; [.O53]=&quot;1&quot;; [.P53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5" office:value-type="string" calcext:value-type="string">
            <text:p>3C120</text:p>
          </table:table-cell>
          <table:table-cell table:style-name="ce13" office:value-type="float" office:value="190.3729" calcext:value-type="float">
            <text:p>190.3729</text:p>
          </table:table-cell>
          <table:table-cell table:style-name="ce13" office:value-type="float" office:value="-27.3968" calcext:value-type="float">
            <text:p>-27.3968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282925" calcext:value-type="float">
            <text:p>0.00282925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54]=0;[.I54]=0);&quot;1&quot;; &quot;0&quot;)" office:value-type="string" office:string-value="1" calcext:value-type="string">
            <text:p>1</text:p>
          </table:table-cell>
          <table:table-cell table:style-name="ce13" table:formula="of:=IF(AND([.H54]=0;[.I54]=0; [.J54]&lt;0.002);&quot;1&quot;; &quot;0&quot;)" office:value-type="string" office:string-value="0" calcext:value-type="string">
            <text:p>0</text:p>
          </table:table-cell>
          <table:table-cell table:style-name="ce13" table:formula="of:=IF(AND([.H54]=-1;[.I54]=0; [.J54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54]=&quot;1&quot;; [.O54]=&quot;1&quot;; [.P54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5" office:value-type="string" calcext:value-type="string">
            <text:p>CTA21</text:p>
          </table:table-cell>
          <table:table-cell table:style-name="ce13" office:value-type="float" office:value="166.6357" calcext:value-type="float">
            <text:p>166.6357</text:p>
          </table:table-cell>
          <table:table-cell table:style-name="ce13" office:value-type="float" office:value="-33.5961" calcext:value-type="float">
            <text:p>-33.596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273542" calcext:value-type="float">
            <text:p>0.00273542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55]=0;[.I55]=0);&quot;1&quot;; &quot;0&quot;)" office:value-type="string" office:string-value="0" calcext:value-type="string">
            <text:p>0</text:p>
          </table:table-cell>
          <table:table-cell table:style-name="ce13" table:formula="of:=IF(AND([.H55]=0;[.I55]=0; [.J55]&lt;0.002);&quot;1&quot;; &quot;0&quot;)" office:value-type="string" office:string-value="0" calcext:value-type="string">
            <text:p>0</text:p>
          </table:table-cell>
          <table:table-cell table:style-name="ce13" table:formula="of:=IF(AND([.H55]=-1;[.I55]=0; [.J55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55]=&quot;1&quot;; [.O55]=&quot;1&quot;; [.P55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5" office:value-type="string" calcext:value-type="string">
            <text:p>3C123</text:p>
          </table:table-cell>
          <table:table-cell table:style-name="ce13" office:value-type="float" office:value="170.5817" calcext:value-type="float">
            <text:p>170.5817</text:p>
          </table:table-cell>
          <table:table-cell table:style-name="ce13" office:value-type="float" office:value="-11.661" calcext:value-type="float">
            <text:p>-11.661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13" office:value-type="float" office:value="0.00129847" calcext:value-type="float">
            <text:p>0.00129847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56]=0;[.I56]=0);&quot;1&quot;; &quot;0&quot;)" office:value-type="string" office:string-value="0" calcext:value-type="string">
            <text:p>0</text:p>
          </table:table-cell>
          <table:table-cell table:style-name="ce13" table:formula="of:=IF(AND([.H56]=0;[.I56]=0; [.J56]&lt;0.002);&quot;1&quot;; &quot;0&quot;)" office:value-type="string" office:string-value="0" calcext:value-type="string">
            <text:p>0</text:p>
          </table:table-cell>
          <table:table-cell table:style-name="ce13" table:formula="of:=IF(AND([.H56]=-1;[.I56]=0; [.J56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56]=&quot;1&quot;; [.O56]=&quot;1&quot;; [.P56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4"/>
          <table:table-cell table:style-name="ce42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5" office:value-type="string" calcext:value-type="string">
            <text:p>4C20.33</text:p>
          </table:table-cell>
          <table:table-cell table:style-name="ce13" office:value-type="float" office:value="20.1848" calcext:value-type="float">
            <text:p>20.1848</text:p>
          </table:table-cell>
          <table:table-cell table:style-name="ce13" office:value-type="float" office:value="66.8341" calcext:value-type="float">
            <text:p>66.834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57]=0;[.I57]=0);&quot;1&quot;; &quot;0&quot;)" office:value-type="string" office:string-value="0" calcext:value-type="string">
            <text:p>0</text:p>
          </table:table-cell>
          <table:table-cell table:style-name="ce13" table:formula="of:=IF(AND([.H57]=0;[.I57]=0; [.J57]&lt;0.002);&quot;1&quot;; &quot;0&quot;)" office:value-type="string" office:string-value="0" calcext:value-type="string">
            <text:p>0</text:p>
          </table:table-cell>
          <table:table-cell table:style-name="ce13" table:formula="of:=IF(AND([.H57]=-1;[.I57]=0; [.J57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57]=&quot;1&quot;; [.O57]=&quot;1&quot;; [.P57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5" office:value-type="string" calcext:value-type="string">
            <text:p>T0556+19</text:p>
          </table:table-cell>
          <table:table-cell table:style-name="ce13" office:value-type="float" office:value="190.0893" calcext:value-type="float">
            <text:p>190.0893</text:p>
          </table:table-cell>
          <table:table-cell table:style-name="ce13" office:value-type="float" office:value="-2.1665" calcext:value-type="float">
            <text:p>-2.166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189978" calcext:value-type="float">
            <text:p>0.0189978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58]=0;[.I58]=0);&quot;1&quot;; &quot;0&quot;)" office:value-type="string" office:string-value="0" calcext:value-type="string">
            <text:p>0</text:p>
          </table:table-cell>
          <table:table-cell table:style-name="ce13" table:formula="of:=IF(AND([.H58]=0;[.I58]=0; [.J58]&lt;0.002);&quot;1&quot;; &quot;0&quot;)" office:value-type="string" office:string-value="0" calcext:value-type="string">
            <text:p>0</text:p>
          </table:table-cell>
          <table:table-cell table:style-name="ce13" table:formula="of:=IF(AND([.H58]=-1;[.I58]=0; [.J58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58]=&quot;1&quot;; [.O58]=&quot;1&quot;; [.P58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5" office:value-type="string" calcext:value-type="string">
            <text:p>P1117+14</text:p>
          </table:table-cell>
          <table:table-cell table:style-name="ce13" office:value-type="float" office:value="240.438" calcext:value-type="float">
            <text:p>240.438</text:p>
          </table:table-cell>
          <table:table-cell table:style-name="ce13" office:value-type="float" office:value="65.7884" calcext:value-type="float">
            <text:p>65.788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149999" calcext:value-type="float">
            <text:p>0.00149999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59]=0;[.I59]=0);&quot;1&quot;; &quot;0&quot;)" office:value-type="string" office:string-value="0" calcext:value-type="string">
            <text:p>0</text:p>
          </table:table-cell>
          <table:table-cell table:style-name="ce13" table:formula="of:=IF(AND([.H59]=0;[.I59]=0; [.J59]&lt;0.002);&quot;1&quot;; &quot;0&quot;)" office:value-type="string" office:string-value="0" calcext:value-type="string">
            <text:p>0</text:p>
          </table:table-cell>
          <table:table-cell table:style-name="ce13" table:formula="of:=IF(AND([.H59]=-1;[.I59]=0; [.J59]&lt;0.002);&quot;1&quot;; &quot;0&quot;)" office:value-type="string" office:string-value="1" calcext:value-type="string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59]=&quot;1&quot;; [.O59]=&quot;1&quot;; [.P59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5" office:value-type="string" calcext:value-type="string">
            <text:p>3C264.0</text:p>
          </table:table-cell>
          <table:table-cell table:style-name="ce13" office:value-type="float" office:value="236.9959" calcext:value-type="float">
            <text:p>236.9959</text:p>
          </table:table-cell>
          <table:table-cell table:style-name="ce13" office:value-type="float" office:value="73.6422" calcext:value-type="float">
            <text:p>73.64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0629496" calcext:value-type="float">
            <text:p>0.000629496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60]=0;[.I60]=0);&quot;1&quot;; &quot;0&quot;)" office:value-type="string" office:string-value="0" calcext:value-type="string">
            <text:p>0</text:p>
          </table:table-cell>
          <table:table-cell table:style-name="ce13" table:formula="of:=IF(AND([.H60]=0;[.I60]=0; [.J60]&lt;0.002);&quot;1&quot;; &quot;0&quot;)" office:value-type="string" office:string-value="0" calcext:value-type="string">
            <text:p>0</text:p>
          </table:table-cell>
          <table:table-cell table:style-name="ce13" table:formula="of:=IF(AND([.H60]=-1;[.I60]=0; [.J60]&lt;0.002);&quot;1&quot;; &quot;0&quot;)" office:value-type="string" office:string-value="1" calcext:value-type="string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60]=&quot;1&quot;; [.O60]=&quot;1&quot;; [.P60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5" office:value-type="string" calcext:value-type="string">
            <text:p>3C208.1</text:p>
          </table:table-cell>
          <table:table-cell table:style-name="ce13" office:value-type="float" office:value="213.6015" calcext:value-type="float">
            <text:p>213.6015</text:p>
          </table:table-cell>
          <table:table-cell table:style-name="ce13" office:value-type="float" office:value="33.583" calcext:value-type="float">
            <text:p>33.58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186726" calcext:value-type="float">
            <text:p>0.00186726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61]=0;[.I61]=0);&quot;1&quot;; &quot;0&quot;)" office:value-type="string" office:string-value="0" calcext:value-type="string">
            <text:p>0</text:p>
          </table:table-cell>
          <table:table-cell table:style-name="ce13" table:formula="of:=IF(AND([.H61]=0;[.I61]=0; [.J61]&lt;0.002);&quot;1&quot;; &quot;0&quot;)" office:value-type="string" office:string-value="0" calcext:value-type="string">
            <text:p>0</text:p>
          </table:table-cell>
          <table:table-cell table:style-name="ce13" table:formula="of:=IF(AND([.H61]=-1;[.I61]=0; [.J61]&lt;0.002);&quot;1&quot;; &quot;0&quot;)" office:value-type="string" office:string-value="1" calcext:value-type="string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61]=&quot;1&quot;; [.O61]=&quot;1&quot;; [.P61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5" office:value-type="string" calcext:value-type="string">
            <text:p>3C208.0</text:p>
          </table:table-cell>
          <table:table-cell table:style-name="ce13" office:value-type="float" office:value="213.6628" calcext:value-type="float">
            <text:p>213.6628</text:p>
          </table:table-cell>
          <table:table-cell table:style-name="ce13" office:value-type="float" office:value="33.1608" calcext:value-type="float">
            <text:p>33.160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19689" calcext:value-type="float">
            <text:p>0.0019689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62]=0;[.I62]=0);&quot;1&quot;; &quot;0&quot;)" office:value-type="string" office:string-value="0" calcext:value-type="string">
            <text:p>0</text:p>
          </table:table-cell>
          <table:table-cell table:style-name="ce13" table:formula="of:=IF(AND([.H62]=0;[.I62]=0; [.J62]&lt;0.002);&quot;1&quot;; &quot;0&quot;)" office:value-type="string" office:string-value="0" calcext:value-type="string">
            <text:p>0</text:p>
          </table:table-cell>
          <table:table-cell table:style-name="ce13" table:formula="of:=IF(AND([.H62]=-1;[.I62]=0; [.J62]&lt;0.002);&quot;1&quot;; &quot;0&quot;)" office:value-type="string" office:string-value="1" calcext:value-type="string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62]=&quot;1&quot;; [.O62]=&quot;1&quot;; [.P62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5" office:value-type="string" calcext:value-type="string">
            <text:p>4C32.44</text:p>
          </table:table-cell>
          <table:table-cell table:style-name="ce13" office:value-type="float" office:value="67.2335" calcext:value-type="float">
            <text:p>67.2335</text:p>
          </table:table-cell>
          <table:table-cell table:style-name="ce13" office:value-type="float" office:value="81.0477" calcext:value-type="float">
            <text:p>81.0477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0988342" calcext:value-type="float">
            <text:p>0.000988342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63]=0;[.I63]=0);&quot;1&quot;; &quot;0&quot;)" office:value-type="string" office:string-value="0" calcext:value-type="string">
            <text:p>0</text:p>
          </table:table-cell>
          <table:table-cell table:style-name="ce13" table:formula="of:=IF(AND([.H63]=0;[.I63]=0; [.J63]&lt;0.002);&quot;1&quot;; &quot;0&quot;)" office:value-type="string" office:string-value="0" calcext:value-type="string">
            <text:p>0</text:p>
          </table:table-cell>
          <table:table-cell table:style-name="ce13" table:formula="of:=IF(AND([.H63]=-1;[.I63]=0; [.J63]&lt;0.002);&quot;1&quot;; &quot;0&quot;)" office:value-type="string" office:string-value="1" calcext:value-type="string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63]=&quot;1&quot;; [.O63]=&quot;1&quot;; [.P63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5" office:value-type="string" calcext:value-type="string">
            <text:p>3C263.1</text:p>
          </table:table-cell>
          <table:table-cell table:style-name="ce13" office:value-type="float" office:value="228.2701" calcext:value-type="float">
            <text:p>228.2701</text:p>
          </table:table-cell>
          <table:table-cell table:style-name="ce13" office:value-type="float" office:value="74.3753" calcext:value-type="float">
            <text:p>74.375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64]=0;[.I64]=0);&quot;1&quot;; &quot;0&quot;)" office:value-type="string" office:string-value="0" calcext:value-type="string">
            <text:p>0</text:p>
          </table:table-cell>
          <table:table-cell table:style-name="ce13" table:formula="of:=IF(AND([.H64]=0;[.I64]=0; [.J64]&lt;0.002);&quot;1&quot;; &quot;0&quot;)" office:value-type="string" office:string-value="0" calcext:value-type="string">
            <text:p>0</text:p>
          </table:table-cell>
          <table:table-cell table:style-name="ce13" table:formula="of:=IF(AND([.H64]=-1;[.I64]=0; [.J64]&lt;0.002);&quot;1&quot;; &quot;0&quot;)" office:value-type="string" office:string-value="0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64]=&quot;1&quot;; [.O64]=&quot;1&quot;; [.P64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5" office:value-type="string" calcext:value-type="string">
            <text:p>3C225b</text:p>
          </table:table-cell>
          <table:table-cell table:style-name="ce13" office:value-type="float" office:value="220.0101" calcext:value-type="float">
            <text:p>220.0101</text:p>
          </table:table-cell>
          <table:table-cell table:style-name="ce13" office:value-type="float" office:value="44.0084" calcext:value-type="float">
            <text:p>44.008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400359" calcext:value-type="float">
            <text:p>0.00400359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65]=0;[.I65]=0);&quot;1&quot;; &quot;0&quot;)" office:value-type="string" office:string-value="1" calcext:value-type="string">
            <text:p>1</text:p>
          </table:table-cell>
          <table:table-cell table:style-name="ce13" table:formula="of:=IF(AND([.H65]=0;[.I65]=0; [.J65]&lt;0.002);&quot;1&quot;; &quot;0&quot;)" office:value-type="string" office:string-value="0" calcext:value-type="string">
            <text:p>0</text:p>
          </table:table-cell>
          <table:table-cell table:style-name="ce13" table:formula="of:=IF(AND([.H65]=-1;[.I65]=0; [.J65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65]=&quot;1&quot;; [.O65]=&quot;1&quot;; [.P65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5" office:value-type="string" calcext:value-type="string">
            <text:p>3C410</text:p>
          </table:table-cell>
          <table:table-cell table:style-name="ce13" office:value-type="float" office:value="69.2117" calcext:value-type="float">
            <text:p>69.2117</text:p>
          </table:table-cell>
          <table:table-cell table:style-name="ce13" office:value-type="float" office:value="-3.7691" calcext:value-type="float">
            <text:p>-3.7691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13" office:value-type="float" office:value="0.000532251" calcext:value-type="float">
            <text:p>0.00053225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66]=0;[.I66]=0);&quot;1&quot;; &quot;0&quot;)" office:value-type="string" office:string-value="0" calcext:value-type="string">
            <text:p>0</text:p>
          </table:table-cell>
          <table:table-cell table:style-name="ce13" table:formula="of:=IF(AND([.H66]=0;[.I66]=0; [.J66]&lt;0.002);&quot;1&quot;; &quot;0&quot;)" office:value-type="string" office:string-value="0" calcext:value-type="string">
            <text:p>0</text:p>
          </table:table-cell>
          <table:table-cell table:style-name="ce13" table:formula="of:=IF(AND([.H66]=-1;[.I66]=0; [.J66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66]=&quot;1&quot;; [.O66]=&quot;1&quot;; [.P66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5" office:value-type="string" calcext:value-type="string">
            <text:p>P0347+05</text:p>
          </table:table-cell>
          <table:table-cell table:style-name="ce13" office:value-type="float" office:value="182.2737" calcext:value-type="float">
            <text:p>182.2737</text:p>
          </table:table-cell>
          <table:table-cell table:style-name="ce13" office:value-type="float" office:value="-35.7311" calcext:value-type="float">
            <text:p>-35.73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584949" calcext:value-type="float">
            <text:p>0.00584949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67]=0;[.I67]=0);&quot;1&quot;; &quot;0&quot;)" office:value-type="string" office:string-value="0" calcext:value-type="string">
            <text:p>0</text:p>
          </table:table-cell>
          <table:table-cell table:style-name="ce13" table:formula="of:=IF(AND([.H67]=0;[.I67]=0; [.J67]&lt;0.002);&quot;1&quot;; &quot;0&quot;)" office:value-type="string" office:string-value="0" calcext:value-type="string">
            <text:p>0</text:p>
          </table:table-cell>
          <table:table-cell table:style-name="ce13" table:formula="of:=IF(AND([.H67]=-1;[.I67]=0; [.J67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67]=&quot;1&quot;; [.O67]=&quot;1&quot;; [.P67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5" office:value-type="string" calcext:value-type="string">
            <text:p>3C272.1</text:p>
          </table:table-cell>
          <table:table-cell table:style-name="ce13" office:value-type="float" office:value="280.6321" calcext:value-type="float">
            <text:p>280.6321</text:p>
          </table:table-cell>
          <table:table-cell table:style-name="ce13" office:value-type="float" office:value="74.6873" calcext:value-type="float">
            <text:p>74.687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102396" calcext:value-type="float">
            <text:p>0.00102396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68]=0;[.I68]=0);&quot;1&quot;; &quot;0&quot;)" office:value-type="string" office:string-value="0" calcext:value-type="string">
            <text:p>0</text:p>
          </table:table-cell>
          <table:table-cell table:style-name="ce13" table:formula="of:=IF(AND([.H68]=0;[.I68]=0; [.J68]&lt;0.002);&quot;1&quot;; &quot;0&quot;)" office:value-type="string" office:string-value="0" calcext:value-type="string">
            <text:p>0</text:p>
          </table:table-cell>
          <table:table-cell table:style-name="ce13" table:formula="of:=IF(AND([.H68]=-1;[.I68]=0; [.J68]&lt;0.002);&quot;1&quot;; &quot;0&quot;)" office:value-type="string" office:string-value="1" calcext:value-type="string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68]=&quot;1&quot;; [.O68]=&quot;1&quot;; [.P68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5" office:value-type="string" calcext:value-type="string">
            <text:p>3C225a</text:p>
          </table:table-cell>
          <table:table-cell table:style-name="ce13" office:value-type="float" office:value="219.8662" calcext:value-type="float">
            <text:p>219.8662</text:p>
          </table:table-cell>
          <table:table-cell table:style-name="ce13" office:value-type="float" office:value="44.0249" calcext:value-type="float">
            <text:p>44.0249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976312" calcext:value-type="float">
            <text:p>0.00976312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69]=0;[.I69]=0);&quot;1&quot;; &quot;0&quot;)" office:value-type="string" office:string-value="1" calcext:value-type="string">
            <text:p>1</text:p>
          </table:table-cell>
          <table:table-cell table:style-name="ce13" table:formula="of:=IF(AND([.H69]=0;[.I69]=0; [.J69]&lt;0.002);&quot;1&quot;; &quot;0&quot;)" office:value-type="string" office:string-value="0" calcext:value-type="string">
            <text:p>0</text:p>
          </table:table-cell>
          <table:table-cell table:style-name="ce13" table:formula="of:=IF(AND([.H69]=-1;[.I69]=0; [.J69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69]=&quot;1&quot;; [.O69]=&quot;1&quot;; [.P69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5" office:value-type="string" calcext:value-type="string">
            <text:p>4C07.32</text:p>
          </table:table-cell>
          <table:table-cell table:style-name="ce13" office:value-type="float" office:value="322.2286" calcext:value-type="float">
            <text:p>322.2286</text:p>
          </table:table-cell>
          <table:table-cell table:style-name="ce13" office:value-type="float" office:value="68.835" calcext:value-type="float">
            <text:p>68.83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306994" calcext:value-type="float">
            <text:p>0.00306994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70]=0;[.I70]=0);&quot;1&quot;; &quot;0&quot;)" office:value-type="string" office:string-value="0" calcext:value-type="string">
            <text:p>0</text:p>
          </table:table-cell>
          <table:table-cell table:style-name="ce13" table:formula="of:=IF(AND([.H70]=0;[.I70]=0; [.J70]&lt;0.002);&quot;1&quot;; &quot;0&quot;)" office:value-type="string" office:string-value="0" calcext:value-type="string">
            <text:p>0</text:p>
          </table:table-cell>
          <table:table-cell table:style-name="ce13" table:formula="of:=IF(AND([.H70]=-1;[.I70]=0; [.J70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70]=&quot;1&quot;; [.O70]=&quot;1&quot;; [.P70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5" office:value-type="string" calcext:value-type="string">
            <text:p>3C245</text:p>
          </table:table-cell>
          <table:table-cell table:style-name="ce13" office:value-type="float" office:value="233.1247" calcext:value-type="float">
            <text:p>233.1247</text:p>
          </table:table-cell>
          <table:table-cell table:style-name="ce13" office:value-type="float" office:value="56.3009" calcext:value-type="float">
            <text:p>56.300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113624" calcext:value-type="float">
            <text:p>0.00113624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71]=0;[.I71]=0);&quot;1&quot;; &quot;0&quot;)" office:value-type="string" office:string-value="1" calcext:value-type="string">
            <text:p>1</text:p>
          </table:table-cell>
          <table:table-cell table:style-name="ce13" table:formula="of:=IF(AND([.H71]=0;[.I71]=0; [.J71]&lt;0.002);&quot;1&quot;; &quot;0&quot;)" office:value-type="string" office:string-value="1" calcext:value-type="string">
            <text:p>1</text:p>
          </table:table-cell>
          <table:table-cell table:style-name="ce13" table:formula="of:=IF(AND([.H71]=-1;[.I71]=0; [.J71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71]=&quot;1&quot;; [.O71]=&quot;1&quot;; [.P71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5" office:value-type="string" calcext:value-type="string">
            <text:p>3C93.1</text:p>
          </table:table-cell>
          <table:table-cell table:style-name="ce13" office:value-type="float" office:value="160.0361" calcext:value-type="float">
            <text:p>160.0361</text:p>
          </table:table-cell>
          <table:table-cell table:style-name="ce13" office:value-type="float" office:value="-15.9147" calcext:value-type="float">
            <text:p>-15.914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921035" calcext:value-type="float">
            <text:p>0.00921035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72]=0;[.I72]=0);&quot;1&quot;; &quot;0&quot;)" office:value-type="string" office:string-value="0" calcext:value-type="string">
            <text:p>0</text:p>
          </table:table-cell>
          <table:table-cell table:style-name="ce13" table:formula="of:=IF(AND([.H72]=0;[.I72]=0; [.J72]&lt;0.002);&quot;1&quot;; &quot;0&quot;)" office:value-type="string" office:string-value="0" calcext:value-type="string">
            <text:p>0</text:p>
          </table:table-cell>
          <table:table-cell table:style-name="ce13" table:formula="of:=IF(AND([.H72]=-1;[.I72]=0; [.J72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72]=&quot;1&quot;; [.O72]=&quot;1&quot;; [.P72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5" office:value-type="string" calcext:value-type="string">
            <text:p>3C348</text:p>
          </table:table-cell>
          <table:table-cell table:style-name="ce13" office:value-type="float" office:value="22.971" calcext:value-type="float">
            <text:p>22.971</text:p>
          </table:table-cell>
          <table:table-cell table:style-name="ce13" office:value-type="float" office:value="29.1769" calcext:value-type="float">
            <text:p>29.176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165106" calcext:value-type="float">
            <text:p>0.00165106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73]=0;[.I73]=0);&quot;1&quot;; &quot;0&quot;)" office:value-type="string" office:string-value="1" calcext:value-type="string">
            <text:p>1</text:p>
          </table:table-cell>
          <table:table-cell table:style-name="ce13" table:formula="of:=IF(AND([.H73]=0;[.I73]=0; [.J73]&lt;0.002);&quot;1&quot;; &quot;0&quot;)" office:value-type="string" office:string-value="1" calcext:value-type="string">
            <text:p>1</text:p>
          </table:table-cell>
          <table:table-cell table:style-name="ce13" table:formula="of:=IF(AND([.H73]=-1;[.I73]=0; [.J73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73]=&quot;1&quot;; [.O73]=&quot;1&quot;; [.P73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5" office:value-type="string" calcext:value-type="string">
            <text:p>4C13.67</text:p>
          </table:table-cell>
          <table:table-cell table:style-name="ce13" office:value-type="float" office:value="43.4971" calcext:value-type="float">
            <text:p>43.4971</text:p>
          </table:table-cell>
          <table:table-cell table:style-name="ce13" office:value-type="float" office:value="9.154" calcext:value-type="float">
            <text:p>9.15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0137032" calcext:value-type="float">
            <text:p>0.0137032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74]=0;[.I74]=0);&quot;1&quot;; &quot;0&quot;)" office:value-type="string" office:string-value="0" calcext:value-type="string">
            <text:p>0</text:p>
          </table:table-cell>
          <table:table-cell table:style-name="ce13" table:formula="of:=IF(AND([.H74]=0;[.I74]=0; [.J74]&lt;0.002);&quot;1&quot;; &quot;0&quot;)" office:value-type="string" office:string-value="0" calcext:value-type="string">
            <text:p>0</text:p>
          </table:table-cell>
          <table:table-cell table:style-name="ce13" table:formula="of:=IF(AND([.H74]=-1;[.I74]=0; [.J74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74]=&quot;1&quot;; [.O74]=&quot;1&quot;; [.P74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5" office:value-type="string" calcext:value-type="string">
            <text:p>3C286</text:p>
          </table:table-cell>
          <table:table-cell table:style-name="ce13" office:value-type="float" office:value="56.5241" calcext:value-type="float">
            <text:p>56.5241</text:p>
          </table:table-cell>
          <table:table-cell table:style-name="ce13" office:value-type="float" office:value="80.6747" calcext:value-type="float">
            <text:p>80.6747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0713391" calcext:value-type="float">
            <text:p>0.00071339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75]=0;[.I75]=0);&quot;1&quot;; &quot;0&quot;)" office:value-type="string" office:string-value="0" calcext:value-type="string">
            <text:p>0</text:p>
          </table:table-cell>
          <table:table-cell table:style-name="ce13" table:formula="of:=IF(AND([.H75]=0;[.I75]=0; [.J75]&lt;0.002);&quot;1&quot;; &quot;0&quot;)" office:value-type="string" office:string-value="0" calcext:value-type="string">
            <text:p>0</text:p>
          </table:table-cell>
          <table:table-cell table:style-name="ce13" table:formula="of:=IF(AND([.H75]=-1;[.I75]=0; [.J75]&lt;0.002);&quot;1&quot;; &quot;0&quot;)" office:value-type="string" office:string-value="1" calcext:value-type="string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75]=&quot;1&quot;; [.O75]=&quot;1&quot;; [.P75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5" office:value-type="string" calcext:value-type="string">
            <text:p>4C13.65</text:p>
          </table:table-cell>
          <table:table-cell table:style-name="ce13" office:value-type="float" office:value="39.3151" calcext:value-type="float">
            <text:p>39.3151</text:p>
          </table:table-cell>
          <table:table-cell table:style-name="ce13" office:value-type="float" office:value="17.718" calcext:value-type="float">
            <text:p>17.7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20015" calcext:value-type="float">
            <text:p>0.0020015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76]=0;[.I76]=0);&quot;1&quot;; &quot;0&quot;)" office:value-type="string" office:string-value="1" calcext:value-type="string">
            <text:p>1</text:p>
          </table:table-cell>
          <table:table-cell table:style-name="ce13" table:formula="of:=IF(AND([.H76]=0;[.I76]=0; [.J76]&lt;0.002);&quot;1&quot;; &quot;0&quot;)" office:value-type="string" office:string-value="0" calcext:value-type="string">
            <text:p>0</text:p>
          </table:table-cell>
          <table:table-cell table:style-name="ce13" table:formula="of:=IF(AND([.H76]=-1;[.I76]=0; [.J76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76]=&quot;1&quot;; [.O76]=&quot;1&quot;; [.P76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5" office:value-type="string" calcext:value-type="string">
            <text:p>3C190.0</text:p>
          </table:table-cell>
          <table:table-cell table:style-name="ce13" office:value-type="float" office:value="207.6242" calcext:value-type="float">
            <text:p>207.6242</text:p>
          </table:table-cell>
          <table:table-cell table:style-name="ce13" office:value-type="float" office:value="21.8412" calcext:value-type="float">
            <text:p>21.841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175741" calcext:value-type="float">
            <text:p>0.0017574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77]=0;[.I77]=0);&quot;1&quot;; &quot;0&quot;)" office:value-type="string" office:string-value="0" calcext:value-type="string">
            <text:p>0</text:p>
          </table:table-cell>
          <table:table-cell table:style-name="ce13" table:formula="of:=IF(AND([.H77]=0;[.I77]=0; [.J77]&lt;0.002);&quot;1&quot;; &quot;0&quot;)" office:value-type="string" office:string-value="0" calcext:value-type="string">
            <text:p>0</text:p>
          </table:table-cell>
          <table:table-cell table:style-name="ce13" table:formula="of:=IF(AND([.H77]=-1;[.I77]=0; [.J77]&lt;0.002);&quot;1&quot;; &quot;0&quot;)" office:value-type="string" office:string-value="1" calcext:value-type="string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77]=&quot;1&quot;; [.O77]=&quot;1&quot;; [.P77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5" office:value-type="string" calcext:value-type="string">
            <text:p>P0320+05</text:p>
          </table:table-cell>
          <table:table-cell table:style-name="ce13" office:value-type="float" office:value="176.9818" calcext:value-type="float">
            <text:p>176.9818</text:p>
          </table:table-cell>
          <table:table-cell table:style-name="ce13" office:value-type="float" office:value="-40.8433" calcext:value-type="float">
            <text:p>-40.843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612048" calcext:value-type="float">
            <text:p>0.00612048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78]=0;[.I78]=0);&quot;1&quot;; &quot;0&quot;)" office:value-type="string" office:string-value="0" calcext:value-type="string">
            <text:p>0</text:p>
          </table:table-cell>
          <table:table-cell table:style-name="ce13" table:formula="of:=IF(AND([.H78]=0;[.I78]=0; [.J78]&lt;0.002);&quot;1&quot;; &quot;0&quot;)" office:value-type="string" office:string-value="0" calcext:value-type="string">
            <text:p>0</text:p>
          </table:table-cell>
          <table:table-cell table:style-name="ce13" table:formula="of:=IF(AND([.H78]=-1;[.I78]=0; [.J78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78]=&quot;1&quot;; [.O78]=&quot;1&quot;; [.P78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5" office:value-type="string" calcext:value-type="string">
            <text:p>3C274.1</text:p>
          </table:table-cell>
          <table:table-cell table:style-name="ce13" office:value-type="float" office:value="269.8744" calcext:value-type="float">
            <text:p>269.8744</text:p>
          </table:table-cell>
          <table:table-cell table:style-name="ce13" office:value-type="float" office:value="83.1637" calcext:value-type="float">
            <text:p>83.163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0.00131332" calcext:value-type="float">
            <text:p>0.00131332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79]=0;[.I79]=0);&quot;1&quot;; &quot;0&quot;)" office:value-type="string" office:string-value="1" calcext:value-type="string">
            <text:p>1</text:p>
          </table:table-cell>
          <table:table-cell table:style-name="ce13" table:formula="of:=IF(AND([.H79]=0;[.I79]=0; [.J79]&lt;0.002);&quot;1&quot;; &quot;0&quot;)" office:value-type="string" office:string-value="1" calcext:value-type="string">
            <text:p>1</text:p>
          </table:table-cell>
          <table:table-cell table:style-name="ce13" table:formula="of:=IF(AND([.H79]=-1;[.I79]=0; [.J79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79]=&quot;1&quot;; [.O79]=&quot;1&quot;; [.P79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5" office:value-type="string" calcext:value-type="string">
            <text:p>3C207</text:p>
          </table:table-cell>
          <table:table-cell table:style-name="ce13" office:value-type="float" office:value="212.968" calcext:value-type="float">
            <text:p>212.968</text:p>
          </table:table-cell>
          <table:table-cell table:style-name="ce13" office:value-type="float" office:value="30.139" calcext:value-type="float">
            <text:p>30.13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000493333" calcext:value-type="float">
            <text:p>0.000493333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80]=0;[.I80]=0);&quot;1&quot;; &quot;0&quot;)" office:value-type="string" office:string-value="0" calcext:value-type="string">
            <text:p>0</text:p>
          </table:table-cell>
          <table:table-cell table:style-name="ce13" table:formula="of:=IF(AND([.H80]=0;[.I80]=0; [.J80]&lt;0.002);&quot;1&quot;; &quot;0&quot;)" office:value-type="string" office:string-value="0" calcext:value-type="string">
            <text:p>0</text:p>
          </table:table-cell>
          <table:table-cell table:style-name="ce13" table:formula="of:=IF(AND([.H80]=-1;[.I80]=0; [.J80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80]=&quot;1&quot;; [.O80]=&quot;1&quot;; [.P80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5" office:value-type="string" calcext:value-type="string">
            <text:p>T0629+10</text:p>
          </table:table-cell>
          <table:table-cell table:style-name="ce13" office:value-type="float" office:value="201.5315" calcext:value-type="float">
            <text:p>201.5315</text:p>
          </table:table-cell>
          <table:table-cell table:style-name="ce13" office:value-type="float" office:value="0.5079" calcext:value-type="float">
            <text:p>0.507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.00102542" calcext:value-type="float">
            <text:p>0.00102542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81]=0;[.I81]=0);&quot;1&quot;; &quot;0&quot;)" office:value-type="string" office:string-value="0" calcext:value-type="string">
            <text:p>0</text:p>
          </table:table-cell>
          <table:table-cell table:style-name="ce13" table:formula="of:=IF(AND([.H81]=0;[.I81]=0; [.J81]&lt;0.002);&quot;1&quot;; &quot;0&quot;)" office:value-type="string" office:string-value="0" calcext:value-type="string">
            <text:p>0</text:p>
          </table:table-cell>
          <table:table-cell table:style-name="ce13" table:formula="of:=IF(AND([.H81]=-1;[.I81]=0; [.J81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81]=&quot;1&quot;; [.O81]=&quot;1&quot;; [.P81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5" office:value-type="string" calcext:value-type="string">
            <text:p>3C223</text:p>
          </table:table-cell>
          <table:table-cell table:style-name="ce13" office:value-type="float" office:value="188.4071" calcext:value-type="float">
            <text:p>188.4071</text:p>
          </table:table-cell>
          <table:table-cell table:style-name="ce13" office:value-type="float" office:value="48.65994" calcext:value-type="float">
            <text:p>48.6599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82]=0;[.I82]=0);&quot;1&quot;; &quot;0&quot;)" office:value-type="string" office:string-value="0" calcext:value-type="string">
            <text:p>0</text:p>
          </table:table-cell>
          <table:table-cell table:style-name="ce13" table:formula="of:=IF(AND([.H82]=0;[.I82]=0; [.J82]&lt;0.002);&quot;1&quot;; &quot;0&quot;)" office:value-type="string" office:string-value="0" calcext:value-type="string">
            <text:p>0</text:p>
          </table:table-cell>
          <table:table-cell table:style-name="ce13" table:formula="of:=IF(AND([.H82]=-1;[.I82]=0; [.J82]&lt;0.002);&quot;1&quot;; &quot;0&quot;)" office:value-type="string" office:string-value="0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82]=&quot;1&quot;; [.O82]=&quot;1&quot;; [.P82]=&quot;1&quot;);&quot;1&quot;;&quot;0&quot;)" office:value-type="string" office:string-value="0" calcext:value-type="string">
            <text:p>0</text:p>
          </table:table-cell>
          <table:table-cell table:style-name="ce13" office:value-type="string" calcext:value-type="string">
            <text:p>No data</text:p>
          </table:table-cell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5" office:value-type="string" calcext:value-type="string">
            <text:p>4C12.50</text:p>
          </table:table-cell>
          <table:table-cell table:style-name="ce13" office:value-type="float" office:value="347.223" calcext:value-type="float">
            <text:p>347.223</text:p>
          </table:table-cell>
          <table:table-cell table:style-name="ce13" office:value-type="float" office:value="70.1718" calcext:value-type="float">
            <text:p>70.171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83]=0;[.I83]=0);&quot;1&quot;; &quot;0&quot;)" office:value-type="string" office:string-value="0" calcext:value-type="string">
            <text:p>0</text:p>
          </table:table-cell>
          <table:table-cell table:style-name="ce13" table:formula="of:=IF(AND([.H83]=0;[.I83]=0; [.J83]&lt;0.002);&quot;1&quot;; &quot;0&quot;)" office:value-type="string" office:string-value="0" calcext:value-type="string">
            <text:p>0</text:p>
          </table:table-cell>
          <table:table-cell table:style-name="ce13" table:formula="of:=IF(AND([.H83]=-1;[.I83]=0; [.J83]&lt;0.002);&quot;1&quot;; &quot;0&quot;)" office:value-type="string" office:string-value="0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83]=&quot;1&quot;; [.O83]=&quot;1&quot;; [.P83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5" office:value-type="string" calcext:value-type="string">
            <text:p>4C04.51</text:p>
          </table:table-cell>
          <table:table-cell table:style-name="ce13" office:value-type="float" office:value="7.2923" calcext:value-type="float">
            <text:p>7.2923</text:p>
          </table:table-cell>
          <table:table-cell table:style-name="ce13" office:value-type="float" office:value="47.747" calcext:value-type="float">
            <text:p>47.747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84]=0;[.I84]=0);&quot;1&quot;; &quot;0&quot;)" office:value-type="string" office:string-value="0" calcext:value-type="string">
            <text:p>0</text:p>
          </table:table-cell>
          <table:table-cell table:style-name="ce13" table:formula="of:=IF(AND([.H84]=0;[.I84]=0; [.J84]&lt;0.002);&quot;1&quot;; &quot;0&quot;)" office:value-type="string" office:string-value="0" calcext:value-type="string">
            <text:p>0</text:p>
          </table:table-cell>
          <table:table-cell table:style-name="ce13" table:formula="of:=IF(AND([.H84]=-1;[.I84]=0; [.J84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84]=&quot;1&quot;; [.O84]=&quot;1&quot;; [.P84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5" office:value-type="string" calcext:value-type="string">
            <text:p>4C33.48</text:p>
          </table:table-cell>
          <table:table-cell table:style-name="ce13" office:value-type="float" office:value="66.3887" calcext:value-type="float">
            <text:p>66.3887</text:p>
          </table:table-cell>
          <table:table-cell table:style-name="ce13" office:value-type="float" office:value="8.3713" calcext:value-type="float">
            <text:p>8.371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85]=0;[.I85]=0);&quot;1&quot;; &quot;0&quot;)" office:value-type="string" office:string-value="0" calcext:value-type="string">
            <text:p>0</text:p>
          </table:table-cell>
          <table:table-cell table:style-name="ce13" table:formula="of:=IF(AND([.H85]=0;[.I85]=0; [.J85]&lt;0.002);&quot;1&quot;; &quot;0&quot;)" office:value-type="string" office:string-value="0" calcext:value-type="string">
            <text:p>0</text:p>
          </table:table-cell>
          <table:table-cell table:style-name="ce13" table:formula="of:=IF(AND([.H85]=-1;[.I85]=0; [.J85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85]=&quot;1&quot;; [.O85]=&quot;1&quot;; [.P85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5" office:value-type="string" calcext:value-type="string">
            <text:p>3C111</text:p>
          </table:table-cell>
          <table:table-cell table:style-name="ce13" office:value-type="float" office:value="161.6756" calcext:value-type="float">
            <text:p>161.6756</text:p>
          </table:table-cell>
          <table:table-cell table:style-name="ce13" office:value-type="float" office:value="-8.8197" calcext:value-type="float">
            <text:p>-8.8197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86]=0;[.I86]=0);&quot;1&quot;; &quot;0&quot;)" office:value-type="string" office:string-value="0" calcext:value-type="string">
            <text:p>0</text:p>
          </table:table-cell>
          <table:table-cell table:style-name="ce13" table:formula="of:=IF(AND([.H86]=0;[.I86]=0; [.J86]&lt;0.002);&quot;1&quot;; &quot;0&quot;)" office:value-type="string" office:string-value="0" calcext:value-type="string">
            <text:p>0</text:p>
          </table:table-cell>
          <table:table-cell table:style-name="ce13" table:formula="of:=IF(AND([.H86]=-1;[.I86]=0; [.J86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86]=&quot;1&quot;; [.O86]=&quot;1&quot;; [.P86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5" office:value-type="string" calcext:value-type="string">
            <text:p>J2232</text:p>
          </table:table-cell>
          <table:table-cell table:style-name="ce13" office:value-type="float" office:value="77.4379" calcext:value-type="float">
            <text:p>77.4379</text:p>
          </table:table-cell>
          <table:table-cell table:style-name="ce13" office:value-type="float" office:value="-38.5824" calcext:value-type="float">
            <text:p>-38.582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87]=0;[.I87]=0);&quot;1&quot;; &quot;0&quot;)" office:value-type="string" office:string-value="0" calcext:value-type="string">
            <text:p>0</text:p>
          </table:table-cell>
          <table:table-cell table:style-name="ce13" table:formula="of:=IF(AND([.H87]=0;[.I87]=0; [.J87]&lt;0.002);&quot;1&quot;; &quot;0&quot;)" office:value-type="string" office:string-value="0" calcext:value-type="string">
            <text:p>0</text:p>
          </table:table-cell>
          <table:table-cell table:style-name="ce13" table:formula="of:=IF(AND([.H87]=-1;[.I87]=0; [.J87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87]=&quot;1&quot;; [.O87]=&quot;1&quot;; [.P87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5" office:value-type="string" calcext:value-type="string">
            <text:p>3C298</text:p>
          </table:table-cell>
          <table:table-cell table:style-name="ce13" office:value-type="float" office:value="352.1602" calcext:value-type="float">
            <text:p>352.1602</text:p>
          </table:table-cell>
          <table:table-cell table:style-name="ce13" office:value-type="float" office:value="60.6666" calcext:value-type="float">
            <text:p>60.666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106882" calcext:value-type="float">
            <text:p>0.00106882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88]=0;[.I88]=0);&quot;1&quot;; &quot;0&quot;)" office:value-type="string" office:string-value="0" calcext:value-type="string">
            <text:p>0</text:p>
          </table:table-cell>
          <table:table-cell table:style-name="ce13" table:formula="of:=IF(AND([.H88]=0;[.I88]=0; [.J88]&lt;0.002);&quot;1&quot;; &quot;0&quot;)" office:value-type="string" office:string-value="0" calcext:value-type="string">
            <text:p>0</text:p>
          </table:table-cell>
          <table:table-cell table:style-name="ce13" table:formula="of:=IF(AND([.H88]=-1;[.I88]=0; [.J88]&lt;0.002);&quot;1&quot;; &quot;0&quot;)" office:value-type="string" office:string-value="1" calcext:value-type="string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88]=&quot;1&quot;; [.O88]=&quot;1&quot;; [.P88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5" office:value-type="string" calcext:value-type="string">
            <text:p>B2050</text:p>
          </table:table-cell>
          <table:table-cell table:style-name="ce13" office:value-type="float" office:value="78.8581" calcext:value-type="float">
            <text:p>78.8581</text:p>
          </table:table-cell>
          <table:table-cell table:style-name="ce13" office:value-type="float" office:value="-5.1238" calcext:value-type="float">
            <text:p>-5.123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89]=0;[.I89]=0);&quot;1&quot;; &quot;0&quot;)" office:value-type="string" office:string-value="0" calcext:value-type="string">
            <text:p>0</text:p>
          </table:table-cell>
          <table:table-cell table:style-name="ce13" table:formula="of:=IF(AND([.H89]=0;[.I89]=0; [.J89]&lt;0.002);&quot;1&quot;; &quot;0&quot;)" office:value-type="string" office:string-value="0" calcext:value-type="string">
            <text:p>0</text:p>
          </table:table-cell>
          <table:table-cell table:style-name="ce13" table:formula="of:=IF(AND([.H89]=-1;[.I89]=0; [.J89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89]=&quot;1&quot;; [.O89]=&quot;1&quot;; [.P89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5" office:value-type="string" calcext:value-type="string">
            <text:p>PKS0531</text:p>
          </table:table-cell>
          <table:table-cell table:style-name="ce13" office:value-type="float" office:value="186.7617" calcext:value-type="float">
            <text:p>186.7617</text:p>
          </table:table-cell>
          <table:table-cell table:style-name="ce13" office:value-type="float" office:value="-7.1076" calcext:value-type="float">
            <text:p>-7.107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90]=0;[.I90]=0);&quot;1&quot;; &quot;0&quot;)" office:value-type="string" office:string-value="0" calcext:value-type="string">
            <text:p>0</text:p>
          </table:table-cell>
          <table:table-cell table:style-name="ce13" table:formula="of:=IF(AND([.H90]=0;[.I90]=0; [.J90]&lt;0.002);&quot;1&quot;; &quot;0&quot;)" office:value-type="string" office:string-value="0" calcext:value-type="string">
            <text:p>0</text:p>
          </table:table-cell>
          <table:table-cell table:style-name="ce13" table:formula="of:=IF(AND([.H90]=-1;[.I90]=0; [.J90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90]=&quot;1&quot;; [.O90]=&quot;1&quot;; [.P90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5" office:value-type="string" calcext:value-type="string">
            <text:p>4C16.09</text:p>
          </table:table-cell>
          <table:table-cell table:style-name="ce13" office:value-type="float" office:value="166.6357" calcext:value-type="float">
            <text:p>166.6357</text:p>
          </table:table-cell>
          <table:table-cell table:style-name="ce13" office:value-type="float" office:value="-33.5959" calcext:value-type="float">
            <text:p>-33.595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91]=0;[.I91]=0);&quot;1&quot;; &quot;0&quot;)" office:value-type="string" office:string-value="0" calcext:value-type="string">
            <text:p>0</text:p>
          </table:table-cell>
          <table:table-cell table:style-name="ce13" table:formula="of:=IF(AND([.H91]=0;[.I91]=0; [.J91]&lt;0.002);&quot;1&quot;; &quot;0&quot;)" office:value-type="string" office:string-value="0" calcext:value-type="string">
            <text:p>0</text:p>
          </table:table-cell>
          <table:table-cell table:style-name="ce13" table:formula="of:=IF(AND([.H91]=-1;[.I91]=0; [.J91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91]=&quot;1&quot;; [.O91]=&quot;1&quot;; [.P91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5" office:value-type="string" calcext:value-type="string">
            <text:p>3C48</text:p>
          </table:table-cell>
          <table:table-cell table:style-name="ce13" office:value-type="float" office:value="133.9626" calcext:value-type="float">
            <text:p>133.9626</text:p>
          </table:table-cell>
          <table:table-cell table:style-name="ce13" office:value-type="float" office:value="-28.7194" calcext:value-type="float">
            <text:p>-28.719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92]=0;[.I92]=0);&quot;1&quot;; &quot;0&quot;)" office:value-type="string" office:string-value="0" calcext:value-type="string">
            <text:p>0</text:p>
          </table:table-cell>
          <table:table-cell table:style-name="ce13" table:formula="of:=IF(AND([.H92]=0;[.I92]=0; [.J92]&lt;0.002);&quot;1&quot;; &quot;0&quot;)" office:value-type="string" office:string-value="0" calcext:value-type="string">
            <text:p>0</text:p>
          </table:table-cell>
          <table:table-cell table:style-name="ce13" table:formula="of:=IF(AND([.H92]=-1;[.I92]=0; [.J92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92]=&quot;1&quot;; [.O92]=&quot;1&quot;; [.P92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5" office:value-type="string" calcext:value-type="string">
            <text:p>3C327.1</text:p>
          </table:table-cell>
          <table:table-cell table:style-name="ce13" office:value-type="float" office:value="12.1821" calcext:value-type="float">
            <text:p>12.1821</text:p>
          </table:table-cell>
          <table:table-cell table:style-name="ce13" office:value-type="float" office:value="37.0047" calcext:value-type="float">
            <text:p>37.0047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93]=0;[.I93]=0);&quot;1&quot;; &quot;0&quot;)" office:value-type="string" office:string-value="0" calcext:value-type="string">
            <text:p>0</text:p>
          </table:table-cell>
          <table:table-cell table:style-name="ce13" table:formula="of:=IF(AND([.H93]=0;[.I93]=0; [.J93]&lt;0.002);&quot;1&quot;; &quot;0&quot;)" office:value-type="string" office:string-value="0" calcext:value-type="string">
            <text:p>0</text:p>
          </table:table-cell>
          <table:table-cell table:style-name="ce13" table:formula="of:=IF(AND([.H93]=-1;[.I93]=0; [.J93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93]=&quot;1&quot;; [.O93]=&quot;1&quot;; [.P93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5" office:value-type="string" calcext:value-type="string">
            <text:p>3C147</text:p>
          </table:table-cell>
          <table:table-cell table:style-name="ce13" office:value-type="float" office:value="161.6864" calcext:value-type="float">
            <text:p>161.6864</text:p>
          </table:table-cell>
          <table:table-cell table:style-name="ce13" office:value-type="float" office:value="10.2984" calcext:value-type="float">
            <text:p>10.298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94]=0;[.I94]=0);&quot;1&quot;; &quot;0&quot;)" office:value-type="string" office:string-value="0" calcext:value-type="string">
            <text:p>0</text:p>
          </table:table-cell>
          <table:table-cell table:style-name="ce13" table:formula="of:=IF(AND([.H94]=0;[.I94]=0; [.J94]&lt;0.002);&quot;1&quot;; &quot;0&quot;)" office:value-type="string" office:string-value="0" calcext:value-type="string">
            <text:p>0</text:p>
          </table:table-cell>
          <table:table-cell table:style-name="ce13" table:formula="of:=IF(AND([.H94]=-1;[.I94]=0; [.J94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94]=&quot;1&quot;; [.O94]=&quot;1&quot;; [.P94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5" office:value-type="string" calcext:value-type="string">
            <text:p>3C459</text:p>
          </table:table-cell>
          <table:table-cell table:style-name="ce13" office:value-type="float" office:value="83.0397" calcext:value-type="float">
            <text:p>83.0397</text:p>
          </table:table-cell>
          <table:table-cell table:style-name="ce13" office:value-type="float" office:value="-51.285" calcext:value-type="float">
            <text:p>-51.28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IF(AND([.H95]=0;[.I95]=0);&quot;1&quot;; &quot;0&quot;)" office:value-type="string" office:string-value="0" calcext:value-type="string">
            <text:p>0</text:p>
          </table:table-cell>
          <table:table-cell table:style-name="ce13" table:formula="of:=IF(AND([.H95]=0;[.I95]=0; [.J95]&lt;0.002);&quot;1&quot;; &quot;0&quot;)" office:value-type="string" office:string-value="0" calcext:value-type="string">
            <text:p>0</text:p>
          </table:table-cell>
          <table:table-cell table:style-name="ce13" table:formula="of:=IF(AND([.H95]=-1;[.I95]=0; [.J95]&lt;0.002);&quot;1&quot;; &quot;0&quot;)" office:value-type="string" office:string-value="0" calcext:value-type="string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0" table:formula="of:=IF(OR([.N95]=&quot;1&quot;; [.O95]=&quot;1&quot;; [.P95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5" office:value-type="string" calcext:value-type="string">
            <text:p>3C345</text:p>
          </table:table-cell>
          <table:table-cell table:style-name="ce13" office:value-type="float" office:value="63.455" calcext:value-type="float">
            <text:p>63.455</text:p>
          </table:table-cell>
          <table:table-cell table:style-name="ce13" office:value-type="float" office:value="40.9489" calcext:value-type="float">
            <text:p>40.948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IF(AND([.H96]=0;[.I96]=0);&quot;1&quot;; &quot;0&quot;)" office:value-type="string" office:string-value="0" calcext:value-type="string">
            <text:p>0</text:p>
          </table:table-cell>
          <table:table-cell table:style-name="ce13" table:formula="of:=IF(AND([.H96]=0;[.I96]=0; [.J96]&lt;0.002);&quot;1&quot;; &quot;0&quot;)" office:value-type="string" office:string-value="0" calcext:value-type="string">
            <text:p>0</text:p>
          </table:table-cell>
          <table:table-cell table:style-name="ce13" table:formula="of:=IF(AND([.H96]=-1;[.I96]=0; [.J96]&lt;0.002);&quot;1&quot;; &quot;0&quot;)" office:value-type="string" office:string-value="0" calcext:value-type="string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formula="of:=IF(OR([.N96]=&quot;1&quot;; [.O96]=&quot;1&quot;; [.P96]=&quot;1&quot;);&quot;1&quot;;&quot;0&quot;)" office:value-type="string" office:string-value="0" calcext:value-type="string">
            <text:p>0</text:p>
          </table:table-cell>
          <table:table-cell table:style-name="ce13"/>
          <table:table-cell table:style-name="ce38"/>
          <table:table-cell table:number-columns-repeated="5"/>
        </table:table-row>
        <table:table-row table:style-name="ro2" table:number-rows-repeated="1048479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OH" table:style-name="ta1">
        <table:table-column table:style-name="co2" table:number-columns-repeated="2" table:default-cell-style-name="Default"/>
        <table:table-column table:style-name="co2" table:number-columns-repeated="2" table:default-cell-style-name="ce17"/>
        <table:table-column table:style-name="co2" table:default-cell-style-name="Default"/>
        <table:table-column table:style-name="co50" table:default-cell-style-name="Default"/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table:style-name="ce36" office:value-type="string" calcext:value-type="string" table:number-columns-spanned="3" table:number-rows-spanned="3">
            <text:p>Summary</text:p>
            <text:p>OH data</text:p>
          </table:table-cell>
          <table:covered-table-cell table:number-columns-repeated="2"/>
          <table:table-cell/>
        </table:table-row>
        <table:table-row table:style-name="ro2">
          <table:table-cell table:number-columns-repeated="2"/>
          <table:covered-table-cell table:number-columns-repeated="3"/>
          <table:table-cell/>
        </table:table-row>
        <table:table-row table:style-name="ro2">
          <table:table-cell table:number-columns-repeated="2"/>
          <table:covered-table-cell table:number-columns-repeated="3"/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43" office:value-type="string" calcext:value-type="string">
            <text:p>#</text:p>
          </table:table-cell>
          <table:table-cell table:style-name="ce43" office:value-type="string" calcext:value-type="string">
            <text:p>src</text:p>
          </table:table-cell>
          <table:table-cell table:style-name="ce43" office:value-type="string" calcext:value-type="string">
            <text:p>OH?</text:p>
          </table:table-cell>
          <table:table-cell table:style-name="ce43" office:value-type="string" calcext:value-type="string">
            <text:p>MS+SP?</text:p>
          </table:table-cell>
          <table:table-cell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325+32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OH observed: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3C105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formula="of:=COUNT([.A7:.A106])" office:value-type="float" office:value="100" calcext:value-type="float">
            <text:p>100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3C109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3C12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32" office:value-type="string" calcext:value-type="string">
            <text:p>OH detected: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3C123N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/>
          <table:table-cell table:formula="of:=COUNTIF([.C7:.C106]; &quot;=1&quot;)" office:value-type="float" office:value="21" calcext:value-type="float">
            <text:p>21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3C123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3C131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style-name="ce32" office:value-type="string" calcext:value-type="string">
            <text:p>OH non-detected: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3C132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formula="of:=COUNTIF([.C7:.C106]; &quot;=0&quot;)" office:value-type="float" office:value="79" calcext:value-type="float">
            <text:p>79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3C133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3C138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style-name="ce32" office:value-type="string" calcext:value-type="string">
            <text:p>in MS+SP: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3C141.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/>
          <table:table-cell table:formula="of:=COUNTIF([.D7:.D106]; &quot;=1&quot;)" office:value-type="float" office:value="73" calcext:value-type="float">
            <text:p>73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3C142.1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3C154E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/>
          <table:table-cell table:style-name="ce32" office:value-type="string" calcext:value-type="string">
            <text:p>not MS+SP: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3C154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/>
          <table:table-cell table:formula="of:=COUNTIF([.D7:.D106];&quot;=0&quot;)" office:value-type="float" office:value="27" calcext:value-type="float">
            <text:p>27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3C167E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3C167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3C172.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3C18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3C190.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3C192N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3C192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3C207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3C208.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3C208.1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3C223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3C225aN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3C225a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3C225b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3C234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3C236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3C237N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3C237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3C245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3C264.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3C270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3C272.1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3C273N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3C273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3C274.1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3C286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5" office:value-type="string" calcext:value-type="string">
            <text:p>3C287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3C293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3C298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5" office:value-type="string" calcext:value-type="string">
            <text:p>3C31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3C315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5" office:value-type="string" calcext:value-type="string">
            <text:p>3C318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5" office:value-type="string" calcext:value-type="string">
            <text:p>3C33-1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3C33-2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5" office:value-type="string" calcext:value-type="string">
            <text:p>3C333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5" office:value-type="string" calcext:value-type="string">
            <text:p>3C33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5" office:value-type="string" calcext:value-type="string">
            <text:p>3C348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5" office:value-type="string" calcext:value-type="string">
            <text:p>3C409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5" office:value-type="string" calcext:value-type="string">
            <text:p>3C410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5" office:value-type="string" calcext:value-type="string">
            <text:p>3C454.3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5" office:value-type="string" calcext:value-type="string">
            <text:p>3C64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5" office:value-type="string" calcext:value-type="string">
            <text:p>3C75-1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5" office:value-type="string" calcext:value-type="string">
            <text:p>3C75-2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5" office:value-type="string" calcext:value-type="string">
            <text:p>3C75N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5" office:value-type="string" calcext:value-type="string">
            <text:p>3C75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5" office:value-type="string" calcext:value-type="string">
            <text:p>3C78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5" office:value-type="string" calcext:value-type="string">
            <text:p>3C78W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5" office:value-type="string" calcext:value-type="string">
            <text:p>3C79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5" office:value-type="string" calcext:value-type="string">
            <text:p>3C93.1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5" office:value-type="string" calcext:value-type="string">
            <text:p>3C98-1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5" office:value-type="string" calcext:value-type="string">
            <text:p>3C98-2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5" office:value-type="string" calcext:value-type="string">
            <text:p>3C98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5" office:value-type="string" calcext:value-type="string">
            <text:p>4C07.32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5" office:value-type="string" calcext:value-type="string">
            <text:p>4C13.65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5" office:value-type="string" calcext:value-type="string">
            <text:p>4C13.67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5" office:value-type="string" calcext:value-type="string">
            <text:p>4C16.33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5" office:value-type="string" calcext:value-type="string">
            <text:p>4C19.44N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5" office:value-type="string" calcext:value-type="string">
            <text:p>4C19.44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5" office:value-type="string" calcext:value-type="string">
            <text:p>4C21.28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5" office:value-type="string" calcext:value-type="string">
            <text:p>4C22.12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5" office:value-type="string" calcext:value-type="string">
            <text:p>4C32.44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5" office:value-type="string" calcext:value-type="string">
            <text:p>4C35.23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5" office:value-type="string" calcext:value-type="string">
            <text:p>CTA21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5" office:value-type="string" calcext:value-type="string">
            <text:p>DW0742+1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5" office:value-type="string" calcext:value-type="string">
            <text:p>G196.6+0.2 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5" office:value-type="string" calcext:value-type="string">
            <text:p>G197.0+1.1 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5" office:value-type="string" calcext:value-type="string">
            <text:p>HD149881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5" office:value-type="string" calcext:value-type="string">
            <text:p>HD215733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5" office:value-type="string" calcext:value-type="string">
            <text:p>HD93521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5" office:value-type="string" calcext:value-type="string">
            <text:p>NRAO14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5" office:value-type="string" calcext:value-type="string">
            <text:p>P0320+05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5" office:value-type="string" calcext:value-type="string">
            <text:p>P0347+05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5" office:value-type="string" calcext:value-type="string">
            <text:p>P0428+20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5" office:value-type="string" calcext:value-type="string">
            <text:p>P0531+19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5" office:value-type="string" calcext:value-type="string">
            <text:p>P0820+22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5" office:value-type="string" calcext:value-type="string">
            <text:p>P1055+20N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5" office:value-type="string" calcext:value-type="string">
            <text:p>P1055+2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5" office:value-type="string" calcext:value-type="string">
            <text:p>P1117+14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5" office:value-type="string" calcext:value-type="string">
            <text:p>Q1552+19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94" calcext:value-type="float">
            <text:p>94</text:p>
          </table:table-cell>
          <table:table-cell table:style-name="ce5" office:value-type="string" calcext:value-type="string">
            <text:p>T0526+24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95" calcext:value-type="float">
            <text:p>95</text:p>
          </table:table-cell>
          <table:table-cell table:style-name="ce5" office:value-type="string" calcext:value-type="string">
            <text:p>T0556+19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5" office:value-type="string" calcext:value-type="string">
            <text:p>T0629+10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5" office:value-type="string" calcext:value-type="string">
            <text:p>T0640+09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5" office:value-type="string" calcext:value-type="string">
            <text:p>TauA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5" office:value-type="string" calcext:value-type="string">
            <text:p>W49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office:value-type="string" calcext:value-type="string">
            <text:p>W51c3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46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CO" table:style-name="ta1">
        <table:table-column table:style-name="co51" table:default-cell-style-name="Default"/>
        <table:table-column table:style-name="co52" table:default-cell-style-name="Default"/>
        <table:table-column table:style-name="co2" table:default-cell-style-name="Default"/>
        <table:table-column table:style-name="co2" table:number-columns-repeated="2" table:default-cell-style-name="ce17"/>
        <table:table-column table:style-name="co53" table:default-cell-style-name="Default"/>
        <table:table-column table:style-name="co2" table:number-columns-repeated="2" table:default-cell-style-name="Default"/>
        <table:table-row table:style-name="ro2">
          <table:table-cell table:number-columns-repeated="2"/>
          <table:table-cell table:style-name="ce44" office:value-type="string" calcext:value-type="string" table:number-columns-spanned="3" table:number-rows-spanned="2">
            <text:p>SUMMARY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number-columns-repeated="2"/>
          <table:covered-table-cell table:number-columns-repeated="3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style-name="ce43" office:value-type="string" calcext:value-type="string">
            <text:p>#</text:p>
          </table:table-cell>
          <table:table-cell table:number-columns-repeated="2" table:style-name="ce43" office:value-type="string" calcext:value-type="string">
            <text:p>src</text:p>
          </table:table-cell>
          <table:table-cell table:style-name="ce43" office:value-type="string" calcext:value-type="string">
            <text:p>CO?</text:p>
          </table:table-cell>
          <table:table-cell table:style-name="ce43" office:value-type="string" calcext:value-type="string">
            <text:p>MS</text:p>
          </table:table-cell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3C142.1</text:p>
          </table:table-cell>
          <table:table-cell table:style-name="ce5" office:value-type="string" calcext:value-type="string">
            <text:p>3C142.1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G069.1-1.0</text:p>
          </table:table-cell>
          <table:table-cell table:style-name="ce5" office:value-type="string" calcext:value-type="string">
            <text:p>G069.1-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style-name="ce32" office:value-type="string" calcext:value-type="string">
            <text:p>CO observed:</text:p>
          </table:table-cell>
          <table:table-cell/>
          <table:table-cell table:style-name="ce32" office:value-type="string" calcext:value-type="string">
            <text:p>in MS+SP: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G064.5+1.0</text:p>
          </table:table-cell>
          <table:table-cell table:style-name="ce5" office:value-type="string" calcext:value-type="string">
            <text:p>G064.5+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formula="of:=COUNT([.A5:.A114])" office:value-type="float" office:value="110" calcext:value-type="float">
            <text:p>110</text:p>
          </table:table-cell>
          <table:table-cell/>
          <table:table-cell table:formula="of:=COUNTIF([.E5:.E114]; &quot;=1&quot;)" office:value-type="float" office:value="44" calcext:value-type="float">
            <text:p>44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G127.9+0.0</text:p>
          </table:table-cell>
          <table:table-cell table:style-name="ce5" office:value-type="string" calcext:value-type="string">
            <text:p>G127.9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3C057</text:p>
          </table:table-cell>
          <table:table-cell table:style-name="ce5" office:value-type="string" calcext:value-type="string">
            <text:p>3C057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2" office:value-type="string" calcext:value-type="string">
            <text:p>CO not-detected:</text:p>
          </table:table-cell>
          <table:table-cell/>
          <table:table-cell table:style-name="ce32" office:value-type="string" calcext:value-type="string">
            <text:p>Not in MS+SP: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G069.1+0.0</text:p>
          </table:table-cell>
          <table:table-cell table:style-name="ce5" office:value-type="string" calcext:value-type="string">
            <text:p>G069.1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formula="of:=COUNTIF([.D5:.D114];&quot;=0&quot;)" office:value-type="float" office:value="27" calcext:value-type="float">
            <text:p>27</text:p>
          </table:table-cell>
          <table:table-cell/>
          <table:table-cell table:formula="of:=COUNTIF([.E5:.E114];&quot;=0&quot;)" office:value-type="float" office:value="66" calcext:value-type="float">
            <text:p>66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G202.6+2.0</text:p>
          </table:table-cell>
          <table:table-cell table:style-name="ce5" office:value-type="string" calcext:value-type="string">
            <text:p>G202.6+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3C353</text:p>
          </table:table-cell>
          <table:table-cell table:style-name="ce5" office:value-type="string" calcext:value-type="string">
            <text:p>3C353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32" office:value-type="string" calcext:value-type="string">
            <text:p>CO detected:</text:p>
          </table:table-cell>
          <table:table-cell table:number-columns-repeated="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G150.6+0.0</text:p>
          </table:table-cell>
          <table:table-cell table:style-name="ce5" office:value-type="string" calcext:value-type="string">
            <text:p>G150.6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formula="of:=COUNTIF([.D5:.D114]; &quot;=1&quot;)"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G096.2+0.0</text:p>
          </table:table-cell>
          <table:table-cell table:style-name="ce5" office:value-type="string" calcext:value-type="string">
            <text:p>G096.2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3C192</text:p>
          </table:table-cell>
          <table:table-cell table:style-name="ce5" office:value-type="string" calcext:value-type="string">
            <text:p>3C192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45" office:value-type="string" calcext:value-type="string">
            <text:p>CO not-checked:</text:p>
          </table:table-cell>
          <table:table-cell table:number-columns-repeated="2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G207.2-2.0</text:p>
          </table:table-cell>
          <table:table-cell table:style-name="ce5" office:value-type="string" calcext:value-type="string">
            <text:p>G207.2-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formula="of:=COUNTIF([.D5:.D114]; &quot;=-&quot;)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G168.7+0.0</text:p>
          </table:table-cell>
          <table:table-cell table:style-name="ce5" office:value-type="string" calcext:value-type="string">
            <text:p>G168.7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G087.2-0.5</text:p>
          </table:table-cell>
          <table:table-cell table:style-name="ce5" office:value-type="string" calcext:value-type="string">
            <text:p>G087.2-0.5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G078.1+0.0</text:p>
          </table:table-cell>
          <table:table-cell table:style-name="ce5" office:value-type="string" calcext:value-type="string">
            <text:p>G078.1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3C105</text:p>
          </table:table-cell>
          <table:table-cell table:style-name="ce5" office:value-type="string" calcext:value-type="string">
            <text:p>3C105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3C109</text:p>
          </table:table-cell>
          <table:table-cell table:style-name="ce5" office:value-type="string" calcext:value-type="string">
            <text:p>3C109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G150.6-2.0</text:p>
          </table:table-cell>
          <table:table-cell table:style-name="ce5" office:value-type="string" calcext:value-type="string">
            <text:p>G150.6-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G091.7+0.0</text:p>
          </table:table-cell>
          <table:table-cell table:style-name="ce5" office:value-type="string" calcext:value-type="string">
            <text:p>G091.7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G189.1-2.0</text:p>
          </table:table-cell>
          <table:table-cell table:style-name="ce5" office:value-type="string" calcext:value-type="string">
            <text:p>G189.1-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G060.0-0.5</text:p>
          </table:table-cell>
          <table:table-cell table:style-name="ce5" office:value-type="string" calcext:value-type="string">
            <text:p>G060.0-0.5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3C348</text:p>
          </table:table-cell>
          <table:table-cell table:style-name="ce5" office:value-type="string" calcext:value-type="string">
            <text:p>3C348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4C13.67</text:p>
          </table:table-cell>
          <table:table-cell table:style-name="ce5" office:value-type="string" calcext:value-type="string">
            <text:p>4C13.67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P1055+20</text:p>
          </table:table-cell>
          <table:table-cell table:style-name="ce5" office:value-type="string" calcext:value-type="string">
            <text:p>P1055+2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4C13.65</text:p>
          </table:table-cell>
          <table:table-cell table:style-name="ce5" office:value-type="string" calcext:value-type="string">
            <text:p>4C13.65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T0629+10</text:p>
          </table:table-cell>
          <table:table-cell table:style-name="ce5" office:value-type="string" calcext:value-type="string">
            <text:p>T0629+10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3C33</text:p>
          </table:table-cell>
          <table:table-cell table:style-name="ce5" office:value-type="string" calcext:value-type="string">
            <text:p>3C33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G114.3-1.0</text:p>
          </table:table-cell>
          <table:table-cell table:style-name="ce5" office:value-type="string" calcext:value-type="string">
            <text:p>G114.3-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G064.5+0.0</text:p>
          </table:table-cell>
          <table:table-cell table:style-name="ce5" office:value-type="string" calcext:value-type="string">
            <text:p>G064.5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G146.0+1.0</text:p>
          </table:table-cell>
          <table:table-cell table:style-name="ce5" office:value-type="string" calcext:value-type="string">
            <text:p>G146.0+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3C138</text:p>
          </table:table-cell>
          <table:table-cell table:style-name="ce5" office:value-type="string" calcext:value-type="string">
            <text:p>3C138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G164.2+2.0</text:p>
          </table:table-cell>
          <table:table-cell table:style-name="ce5" office:value-type="string" calcext:value-type="string">
            <text:p>G164.2+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G132.5-1.0</text:p>
          </table:table-cell>
          <table:table-cell table:style-name="ce5" office:value-type="string" calcext:value-type="string">
            <text:p>G132.5-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3C133</text:p>
          </table:table-cell>
          <table:table-cell table:style-name="ce5" office:value-type="string" calcext:value-type="string">
            <text:p>3C133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3C132</text:p>
          </table:table-cell>
          <table:table-cell table:style-name="ce5" office:value-type="string" calcext:value-type="string">
            <text:p>3C132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3C131</text:p>
          </table:table-cell>
          <table:table-cell table:style-name="ce5" office:value-type="string" calcext:value-type="string">
            <text:p>3C131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G058.1+0.5</text:p>
          </table:table-cell>
          <table:table-cell table:style-name="ce5" office:value-type="string" calcext:value-type="string">
            <text:p>G058.1+0.5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TAUA</text:p>
          </table:table-cell>
          <table:table-cell table:style-name="ce5" office:value-type="string" calcext:value-type="string">
            <text:p>TAUA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G058.1+0.0</text:p>
          </table:table-cell>
          <table:table-cell table:style-name="ce5" office:value-type="string" calcext:value-type="string">
            <text:p>G058.1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3C237</text:p>
          </table:table-cell>
          <table:table-cell table:style-name="ce5" office:value-type="string" calcext:value-type="string">
            <text:p>3C237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5" office:value-type="string" calcext:value-type="string">
            <text:p>G127.9+2.0</text:p>
          </table:table-cell>
          <table:table-cell table:style-name="ce5" office:value-type="string" calcext:value-type="string">
            <text:p>G127.9+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4C22.12</text:p>
          </table:table-cell>
          <table:table-cell table:style-name="ce5" office:value-type="string" calcext:value-type="string">
            <text:p>4C22.12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G197.0+1.1</text:p>
          </table:table-cell>
          <table:table-cell table:style-name="ce5" office:value-type="string" calcext:value-type="string">
            <text:p>G197.0+1.1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5" office:value-type="string" calcext:value-type="string">
            <text:p>3C225B</text:p>
          </table:table-cell>
          <table:table-cell table:style-name="ce5" office:value-type="string" calcext:value-type="string">
            <text:p>3C225B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3C225A</text:p>
          </table:table-cell>
          <table:table-cell table:style-name="ce5" office:value-type="string" calcext:value-type="string">
            <text:p>3C225A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5" office:value-type="string" calcext:value-type="string">
            <text:p>G073.6+0.5</text:p>
          </table:table-cell>
          <table:table-cell table:style-name="ce5" office:value-type="string" calcext:value-type="string">
            <text:p>G073.6+0.5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5" office:value-type="string" calcext:value-type="string">
            <text:p>G073.6+0.0</text:p>
          </table:table-cell>
          <table:table-cell table:style-name="ce5" office:value-type="string" calcext:value-type="string">
            <text:p>G073.6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3C333</text:p>
          </table:table-cell>
          <table:table-cell table:style-name="ce5" office:value-type="string" calcext:value-type="string">
            <text:p>3C333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5" office:value-type="string" calcext:value-type="string">
            <text:p>G109.8+0.0</text:p>
          </table:table-cell>
          <table:table-cell table:style-name="ce5" office:value-type="string" calcext:value-type="string">
            <text:p>G109.8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5" office:value-type="string" calcext:value-type="string">
            <text:p>G168.7-2.0</text:p>
          </table:table-cell>
          <table:table-cell table:style-name="ce5" office:value-type="string" calcext:value-type="string">
            <text:p>G168.7-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5" office:value-type="string" calcext:value-type="string">
            <text:p>G164.2+0.0</text:p>
          </table:table-cell>
          <table:table-cell table:style-name="ce5" office:value-type="string" calcext:value-type="string">
            <text:p>G164.2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5" office:value-type="string" calcext:value-type="string">
            <text:p>G087.2+0.0</text:p>
          </table:table-cell>
          <table:table-cell table:style-name="ce5" office:value-type="string" calcext:value-type="string">
            <text:p>G087.2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5" office:value-type="string" calcext:value-type="string">
            <text:p>3C120</text:p>
          </table:table-cell>
          <table:table-cell table:style-name="ce5" office:value-type="string" calcext:value-type="string">
            <text:p>3C12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5" office:value-type="string" calcext:value-type="string">
            <text:p>3C123</text:p>
          </table:table-cell>
          <table:table-cell table:style-name="ce5" office:value-type="string" calcext:value-type="string">
            <text:p>3C123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5" office:value-type="string" calcext:value-type="string">
            <text:p>3C433</text:p>
          </table:table-cell>
          <table:table-cell table:style-name="ce5" office:value-type="string" calcext:value-type="string">
            <text:p>3C433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5" office:value-type="string" calcext:value-type="string">
            <text:p>3C245</text:p>
          </table:table-cell>
          <table:table-cell table:style-name="ce5" office:value-type="string" calcext:value-type="string">
            <text:p>3C245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5" office:value-type="string" calcext:value-type="string">
            <text:p>G060.0-1.0</text:p>
          </table:table-cell>
          <table:table-cell table:style-name="ce5" office:value-type="string" calcext:value-type="string">
            <text:p>G060.0-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5" office:value-type="string" calcext:value-type="string">
            <text:p>3C18</text:p>
          </table:table-cell>
          <table:table-cell table:style-name="ce5" office:value-type="string" calcext:value-type="string">
            <text:p>3C18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5" office:value-type="string" calcext:value-type="string">
            <text:p>G078.1-0.5</text:p>
          </table:table-cell>
          <table:table-cell table:style-name="ce5" office:value-type="string" calcext:value-type="string">
            <text:p>G078.1-0.5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5" office:value-type="string" calcext:value-type="string">
            <text:p>G146.0+0.0</text:p>
          </table:table-cell>
          <table:table-cell table:style-name="ce5" office:value-type="string" calcext:value-type="string">
            <text:p>G146.0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5" office:value-type="string" calcext:value-type="string">
            <text:p>G114.3-2.0</text:p>
          </table:table-cell>
          <table:table-cell table:style-name="ce5" office:value-type="string" calcext:value-type="string">
            <text:p>G114.3-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5" office:value-type="string" calcext:value-type="string">
            <text:p>G132.5-2.0</text:p>
          </table:table-cell>
          <table:table-cell table:style-name="ce5" office:value-type="string" calcext:value-type="string">
            <text:p>G132.5-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5" office:value-type="string" calcext:value-type="string">
            <text:p>3C98</text:p>
          </table:table-cell>
          <table:table-cell table:style-name="ce5" office:value-type="string" calcext:value-type="string">
            <text:p>3C98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5" office:value-type="string" calcext:value-type="string">
            <text:p>T0629+102</text:p>
          </table:table-cell>
          <table:table-cell table:style-name="ce5" office:value-type="string" calcext:value-type="string">
            <text:p>T0629+102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5" office:value-type="string" calcext:value-type="string">
            <text:p>G058.1+1.0</text:p>
          </table:table-cell>
          <table:table-cell table:style-name="ce5" office:value-type="string" calcext:value-type="string">
            <text:p>G058.1+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5" office:value-type="string" calcext:value-type="string">
            <text:p>3C315</text:p>
          </table:table-cell>
          <table:table-cell table:style-name="ce5" office:value-type="string" calcext:value-type="string">
            <text:p>3C315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5" office:value-type="string" calcext:value-type="string">
            <text:p>G146.0+2.0</text:p>
          </table:table-cell>
          <table:table-cell table:style-name="ce5" office:value-type="string" calcext:value-type="string">
            <text:p>G146.0+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5" office:value-type="string" calcext:value-type="string">
            <text:p>CASA</text:p>
          </table:table-cell>
          <table:table-cell table:style-name="ce5" office:value-type="string" calcext:value-type="string">
            <text:p>CASA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5" office:value-type="string" calcext:value-type="string">
            <text:p>3C409</text:p>
          </table:table-cell>
          <table:table-cell table:style-name="ce5" office:value-type="string" calcext:value-type="string">
            <text:p>3C409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5" office:value-type="string" calcext:value-type="string">
            <text:p>3C310</text:p>
          </table:table-cell>
          <table:table-cell table:style-name="ce5" office:value-type="string" calcext:value-type="string">
            <text:p>3C31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5" office:value-type="string" calcext:value-type="string">
            <text:p>3C154</text:p>
          </table:table-cell>
          <table:table-cell table:style-name="ce5" office:value-type="string" calcext:value-type="string">
            <text:p>3C154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5" office:value-type="string" calcext:value-type="string">
            <text:p>G060.0+0.0</text:p>
          </table:table-cell>
          <table:table-cell table:style-name="ce5" office:value-type="string" calcext:value-type="string">
            <text:p>G060.0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5" office:value-type="string" calcext:value-type="string">
            <text:p>3C318</text:p>
          </table:table-cell>
          <table:table-cell table:style-name="ce5" office:value-type="string" calcext:value-type="string">
            <text:p>3C318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5" office:value-type="string" calcext:value-type="string">
            <text:p>G196.6+0.2</text:p>
          </table:table-cell>
          <table:table-cell table:style-name="ce5" office:value-type="string" calcext:value-type="string">
            <text:p>G196.6+0.2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5" office:value-type="string" calcext:value-type="string">
            <text:p>G073.6+1.0</text:p>
          </table:table-cell>
          <table:table-cell table:style-name="ce5" office:value-type="string" calcext:value-type="string">
            <text:p>G073.6+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5" office:value-type="string" calcext:value-type="string">
            <text:p>3C454.0</text:p>
          </table:table-cell>
          <table:table-cell table:style-name="ce5" office:value-type="string" calcext:value-type="string">
            <text:p>3C454.0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5" office:value-type="string" calcext:value-type="string">
            <text:p>P0531+19</text:p>
          </table:table-cell>
          <table:table-cell table:style-name="ce5" office:value-type="string" calcext:value-type="string">
            <text:p>P0531+19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5" office:value-type="string" calcext:value-type="string">
            <text:p>3C454.3</text:p>
          </table:table-cell>
          <table:table-cell table:style-name="ce5" office:value-type="string" calcext:value-type="string">
            <text:p>3C454.3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5" office:value-type="string" calcext:value-type="string">
            <text:p>3C094</text:p>
          </table:table-cell>
          <table:table-cell table:style-name="ce5" office:value-type="string" calcext:value-type="string">
            <text:p>3C094 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5" office:value-type="string" calcext:value-type="string">
            <text:p>G082.6+0.0</text:p>
          </table:table-cell>
          <table:table-cell table:style-name="ce5" office:value-type="string" calcext:value-type="string">
            <text:p>G082.6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5" office:value-type="string" calcext:value-type="string">
            <text:p>G109.8+1.0</text:p>
          </table:table-cell>
          <table:table-cell table:style-name="ce5" office:value-type="string" calcext:value-type="string">
            <text:p>G109.8+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5" office:value-type="string" calcext:value-type="string">
            <text:p>G082.6+0.5</text:p>
          </table:table-cell>
          <table:table-cell table:style-name="ce5" office:value-type="string" calcext:value-type="string">
            <text:p>G082.6+0.5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5" office:value-type="string" calcext:value-type="string">
            <text:p>T0526+24</text:p>
          </table:table-cell>
          <table:table-cell table:style-name="ce5" office:value-type="string" calcext:value-type="string">
            <text:p>T0526+24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5" office:value-type="string" calcext:value-type="string">
            <text:p>G168.7-1.0</text:p>
          </table:table-cell>
          <table:table-cell table:style-name="ce5" office:value-type="string" calcext:value-type="string">
            <text:p>G168.7-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5" office:value-type="string" calcext:value-type="string">
            <text:p>3C1232</text:p>
          </table:table-cell>
          <table:table-cell table:style-name="ce5" office:value-type="string" calcext:value-type="string">
            <text:p>3C1232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5" office:value-type="string" calcext:value-type="string">
            <text:p>G109.8+2.0</text:p>
          </table:table-cell>
          <table:table-cell table:style-name="ce5" office:value-type="string" calcext:value-type="string">
            <text:p>G109.8+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5" office:value-type="string" calcext:value-type="string">
            <text:p>G096.2-1.0</text:p>
          </table:table-cell>
          <table:table-cell table:style-name="ce5" office:value-type="string" calcext:value-type="string">
            <text:p>G096.2-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5" office:value-type="string" calcext:value-type="string">
            <text:p>G091.7+2.0</text:p>
          </table:table-cell>
          <table:table-cell table:style-name="ce5" office:value-type="string" calcext:value-type="string">
            <text:p>G091.7+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5" office:value-type="string" calcext:value-type="string">
            <text:p>3C64</text:p>
          </table:table-cell>
          <table:table-cell table:style-name="ce5" office:value-type="string" calcext:value-type="string">
            <text:p>3C64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5" office:value-type="string" calcext:value-type="string">
            <text:p>3C410</text:p>
          </table:table-cell>
          <table:table-cell table:style-name="ce5" office:value-type="string" calcext:value-type="string">
            <text:p>3C410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5" office:value-type="string" calcext:value-type="string">
            <text:p>G150.6-1.0</text:p>
          </table:table-cell>
          <table:table-cell table:style-name="ce5" office:value-type="string" calcext:value-type="string">
            <text:p>G150.6-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5" office:value-type="string" calcext:value-type="string">
            <text:p>G064.5+0.5</text:p>
          </table:table-cell>
          <table:table-cell table:style-name="ce5" office:value-type="string" calcext:value-type="string">
            <text:p>G064.5+0.5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5" office:value-type="string" calcext:value-type="string">
            <text:p>3C274.1</text:p>
          </table:table-cell>
          <table:table-cell table:style-name="ce5" office:value-type="string" calcext:value-type="string">
            <text:p>3C274.1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94" calcext:value-type="float">
            <text:p>94</text:p>
          </table:table-cell>
          <table:table-cell table:style-name="ce5" office:value-type="string" calcext:value-type="string">
            <text:p>G069.1-0.5</text:p>
          </table:table-cell>
          <table:table-cell table:style-name="ce5" office:value-type="string" calcext:value-type="string">
            <text:p>G069.1-0.5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95" calcext:value-type="float">
            <text:p>95</text:p>
          </table:table-cell>
          <table:table-cell table:style-name="ce5" office:value-type="string" calcext:value-type="string">
            <text:p>G078.1-1.0</text:p>
          </table:table-cell>
          <table:table-cell table:style-name="ce5" office:value-type="string" calcext:value-type="string">
            <text:p>G078.1-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5" office:value-type="string" calcext:value-type="string">
            <text:p>3C78</text:p>
          </table:table-cell>
          <table:table-cell table:style-name="ce5" office:value-type="string" calcext:value-type="string">
            <text:p>3C78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5" office:value-type="string" calcext:value-type="string">
            <text:p>3C75</text:p>
          </table:table-cell>
          <table:table-cell table:style-name="ce5" office:value-type="string" calcext:value-type="string">
            <text:p>3C75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5" office:value-type="string" calcext:value-type="string">
            <text:p>G127.9+1.0</text:p>
          </table:table-cell>
          <table:table-cell table:style-name="ce5" office:value-type="string" calcext:value-type="string">
            <text:p>G127.9+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5" office:value-type="string" calcext:value-type="string">
            <text:p>G132.5+0.0</text:p>
          </table:table-cell>
          <table:table-cell table:style-name="ce5" office:value-type="string" calcext:value-type="string">
            <text:p>G132.5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5" office:value-type="string" calcext:value-type="string">
            <text:p>G114.3+0.0</text:p>
          </table:table-cell>
          <table:table-cell table:style-name="ce5" office:value-type="string" calcext:value-type="string">
            <text:p>G114.3+0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5" office:value-type="string" calcext:value-type="string">
            <text:p>3C273</text:p>
          </table:table-cell>
          <table:table-cell table:style-name="ce5" office:value-type="string" calcext:value-type="string">
            <text:p>3C273 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5" office:value-type="string" calcext:value-type="string">
            <text:p>G087.2-1.0</text:p>
          </table:table-cell>
          <table:table-cell table:style-name="ce5" office:value-type="string" calcext:value-type="string">
            <text:p>G087.2-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03" calcext:value-type="float">
            <text:p>103</text:p>
          </table:table-cell>
          <table:table-cell table:style-name="ce5" office:value-type="string" calcext:value-type="string">
            <text:p>G096.2-2.0</text:p>
          </table:table-cell>
          <table:table-cell table:style-name="ce5" office:value-type="string" calcext:value-type="string">
            <text:p>G096.2-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5" office:value-type="string" calcext:value-type="string">
            <text:p>3C167</text:p>
          </table:table-cell>
          <table:table-cell table:style-name="ce5" office:value-type="string" calcext:value-type="string">
            <text:p>3C167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5" office:value-type="string" calcext:value-type="string">
            <text:p>G164.2+1.0</text:p>
          </table:table-cell>
          <table:table-cell table:style-name="ce5" office:value-type="string" calcext:value-type="string">
            <text:p>G164.2+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5" office:value-type="string" calcext:value-type="string">
            <text:p>G082.6+1.0</text:p>
          </table:table-cell>
          <table:table-cell table:style-name="ce5" office:value-type="string" calcext:value-type="string">
            <text:p>G082.6+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5" office:value-type="string" calcext:value-type="string">
            <text:p>G184.5+2.0</text:p>
          </table:table-cell>
          <table:table-cell table:style-name="ce5" office:value-type="string" calcext:value-type="string">
            <text:p>G184.5+2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08" calcext:value-type="float">
            <text:p>108</text:p>
          </table:table-cell>
          <table:table-cell table:style-name="ce5" office:value-type="string" calcext:value-type="string">
            <text:p>G091.7+1.0</text:p>
          </table:table-cell>
          <table:table-cell table:style-name="ce5" office:value-type="string" calcext:value-type="string">
            <text:p>G091.7+1.0 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5" office:value-type="string" calcext:value-type="string">
            <text:p>P0428+20</text:p>
          </table:table-cell>
          <table:table-cell table:style-name="ce5" office:value-type="string" calcext:value-type="string">
            <text:p>P0428+20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5" office:value-type="string" calcext:value-type="string">
            <text:p>3C207</text:p>
          </table:table-cell>
          <table:table-cell table:style-name="ce5" office:value-type="string" calcext:value-type="string">
            <text:p>3C207 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104846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Observed_OH&amp;CO" table:style-name="ta1">
        <table:table-column table:style-name="co2" table:default-cell-style-name="ce17"/>
        <table:table-column table:style-name="co2" table:default-cell-style-name="Default"/>
        <table:table-column table:style-name="co2" table:number-columns-repeated="7" table:default-cell-style-name="ce17"/>
        <table:table-column table:style-name="co2" table:number-columns-repeated="7" table:default-cell-style-name="Default"/>
        <table:table-row table:style-name="ro2">
          <table:table-cell table:number-columns-repeated="3"/>
          <table:table-cell table:style-name="ce47" office:value-type="string" calcext:value-type="string" table:number-columns-spanned="3" table:number-rows-spanned="2">
            <text:p>OH and CO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3"/>
          <table:covered-table-cell table:number-columns-repeated="3"/>
          <table:table-cell table:number-columns-repeated="10"/>
        </table:table-row>
        <table:table-row table:style-name="ro2">
          <table:table-cell table:number-columns-repeated="16"/>
        </table:table-row>
        <table:table-row table:style-name="ro2">
          <table:table-cell table:style-name="ce46" office:value-type="string" calcext:value-type="string">
            <text:p>#</text:p>
          </table:table-cell>
          <table:table-cell table:style-name="ce46" office:value-type="string" calcext:value-type="string">
            <text:p>src</text:p>
          </table:table-cell>
          <table:table-cell table:style-name="ce46" office:value-type="string" calcext:value-type="string">
            <text:p>MS</text:p>
          </table:table-cell>
          <table:table-cell table:style-name="ce46" office:value-type="string" calcext:value-type="string">
            <text:p>SPONGE</text:p>
          </table:table-cell>
          <table:table-cell table:style-name="ce46" office:value-type="string" calcext:value-type="string">
            <text:p>HI</text:p>
          </table:table-cell>
          <table:table-cell table:style-name="ce46" office:value-type="string" calcext:value-type="string">
            <text:p>CO</text:p>
          </table:table-cell>
          <table:table-cell table:style-name="ce46" office:value-type="string" calcext:value-type="string">
            <text:p>OH</text:p>
          </table:table-cell>
          <table:table-cell table:style-name="ce48" office:value-type="string" calcext:value-type="string">
            <text:p>low N(HI)</text:p>
          </table:table-cell>
          <table:table-cell table:style-name="ce49"/>
          <table:table-cell table:style-name="ce32" office:value-type="string" calcext:value-type="string">
            <text:p>Total HI sightlines</text:p>
          </table:table-cell>
          <table:table-cell/>
          <table:table-cell table:style-name="ce32" office:value-type="string" calcext:value-type="string">
            <text:p>Total CO sightlines</text:p>
          </table:table-cell>
          <table:table-cell/>
          <table:table-cell table:style-name="ce32" office:value-type="string" calcext:value-type="string">
            <text:p>Total OH sightlines</text:p>
          </table:table-cell>
          <table:table-cell/>
          <table:table-cell table:style-name="ce32" office:value-type="string" calcext:value-type="string">
            <text:p>Low N(HI):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C32.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C5:.C173]; &quot;=1&quot;)" office:value-type="float" office:value="75" calcext:value-type="float">
            <text:p>75</text:p>
          </table:table-cell>
          <table:table-cell/>
          <table:table-cell table:formula="of:=COUNTIF([.F5:.F173]; &quot;&gt;-1&quot;)" office:value-type="float" office:value="110" calcext:value-type="float">
            <text:p>110</text:p>
          </table:table-cell>
          <table:table-cell/>
          <table:table-cell table:formula="of:=COUNTIF([.G5:.G173]; &quot;&gt;-1&quot;)" office:value-type="float" office:value="100" calcext:value-type="float">
            <text:p>100</text:p>
          </table:table-cell>
          <table:table-cell/>
          <table:table-cell table:formula="of:=COUNTIF([.H5:.H173]; &quot;=1&quot;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069.1-0.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C142.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style-name="ce42" office:value-type="string" calcext:value-type="string">
            <text:p>OH and CO both detected: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069.1-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table:formula="of:=SUMPRODUCT([.$F5:.$F173]=1;[.$G5:.$G173]=1)"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3C75N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W0742+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2" office:value-type="string" calcext:value-type="string">
            <text:p>OH and CO observed, but only OH detected: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3C33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formula="of:=SUMPRODUCT([.$F8:.$F176]&gt;-1;[.$G8:.$G176]=1)"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3C33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3C29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2" office:value-type="string" calcext:value-type="string">
            <text:p>OH and CO observed, but non detected: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127.9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table:formula="of:=SUMPRODUCT([.$F11:.$F179]=0;[.$G11:.$G179]=0)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3C057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G069.1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table:style-name="ce42" office:value-type="string" calcext:value-type="string">
            <text:p>CO not detected, but OH detected: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3C237N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table:formula="of:=SUMPRODUCT([.$F11:.$F179]=0;[.$G11:.$G179]=1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3C35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G150.6-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0526+2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G096.2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3C19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G207.2-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168.7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Q1552+19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G087.2-0.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3C123N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G078.1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3C10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3C1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4C19.44N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1117+1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3C22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3C29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G091.7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G189.1-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3C192N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G060.0-0.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3C34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4C13.6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1055+2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4C13.6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G064.5+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T0629+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3C3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G114.3-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G164.2+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3C225b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3C225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G146.0+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4C35.2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3C13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3C98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3C98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3C1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3C13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3C13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G058.1+0.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TAUA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3C23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3C23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3C23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G127.9+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4C22.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NRAO14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G197.0+1.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3C225B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3C225A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G073.6+0.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G073.6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P0820+2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3C33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P1055+20N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G109.8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P0320+0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G168.7-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3C154E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3C172.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G164.2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G146.0+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3C12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3C12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3C264.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3C4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CTA2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3C123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3C24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G060.0-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3C225aN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3C1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G078.1-0.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3C75-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3C75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G114.3-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HD21573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3C9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T0629+10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G058.1+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3C31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G087.2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CASA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3C4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3C3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3C15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3C78W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G060.0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3C31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G196.6+0.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G073.6+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3C454.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P0531+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3C454.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3C09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G082.6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G109.8+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G082.6+0.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3C167E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W51c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G168.7-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4C21.28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G132.5-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4C19.4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G096.2-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G091.7+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3C6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T0556+1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3C208.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3C208.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4C16.33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G064.5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3C41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G150.6-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3C272.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HD9352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4C07.3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3C190.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3C274.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3C141.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G078.1-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G202.6+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HD14988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3C7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3C7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3C7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G132.5-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G127.9+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T0640+09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G114.3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W49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G064.5+0.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3C27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3C27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G132.5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G087.2-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G109.8+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1325+32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G146.0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G096.2-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3C16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G164.2+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3C287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3C28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G058.1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TauA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3C273N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G082.6+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G184.5+2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G150.6+0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G091.7+1.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3C93.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3C20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P0428+2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P0347+0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2" table:number-rows-repeated="104840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E(B-V) &amp; Av" table:style-name="ta1">
        <table:table-column table:style-name="co54" table:default-cell-style-name="ce1"/>
        <table:table-column table:style-name="co2" table:number-columns-repeated="9" table:default-cell-style-name="Default"/>
        <table:table-column table:style-name="co55" table:default-cell-style-name="ce17"/>
        <table:table-column table:style-name="co2" table:number-columns-repeated="2" table:default-cell-style-name="Default"/>
        <table:table-row table:style-name="ro2">
          <table:table-cell table:number-columns-repeated="3"/>
          <table:table-cell table:style-name="ce50" office:value-type="string" calcext:value-type="string" table:number-columns-spanned="3" table:number-rows-spanned="2">
            <text:p>SUMMARY</text:p>
            <text:p>E(B-V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number-columns-repeated="3"/>
          <table:covered-table-cell table:number-columns-repeated="3"/>
          <table:table-cell table:number-columns-repeated="7"/>
        </table:table-row>
        <table:table-row table:style-name="ro2">
          <table:table-cell table:number-columns-repeated="13"/>
        </table:table-row>
        <table:table-row table:style-name="ro4">
          <table:table-cell table:style-name="ce11" office:value-type="string" calcext:value-type="string">
            <text:p>#</text:p>
          </table:table-cell>
          <table:table-cell table:number-columns-repeated="2" table:style-name="ce11" office:value-type="string" calcext:value-type="string">
            <text:p>src</text:p>
          </table:table-cell>
          <table:table-cell table:style-name="ce11" office:value-type="string" calcext:value-type="string">
            <text:p>l(deg)</text:p>
          </table:table-cell>
          <table:table-cell table:style-name="ce11" office:value-type="string" calcext:value-type="string">
            <text:p>b(deg)</text:p>
          </table:table-cell>
          <table:table-cell table:style-name="ce11" office:value-type="string" calcext:value-type="string">
            <text:p>E(B-V)</text:p>
            <text:p>SFD98</text:p>
          </table:table-cell>
          <table:table-cell table:style-name="ce11" office:value-type="string" calcext:value-type="string">
            <text:p>Er</text:p>
          </table:table-cell>
          <table:table-cell table:style-name="ce11" office:value-type="string" calcext:value-type="string">
            <text:p>E(B-V)</text:p>
            <text:p>SF2011</text:p>
          </table:table-cell>
          <table:table-cell table:style-name="ce11" office:value-type="string" calcext:value-type="string">
            <text:p>Er</text:p>
          </table:table-cell>
          <table:table-cell table:style-name="ce11" office:value-type="string" calcext:value-type="string">
            <text:p>Av</text:p>
          </table:table-cell>
          <table:table-cell table:style-name="ce11" office:value-type="string" calcext:value-type="string">
            <text:p>OK?</text:p>
          </table:table-cell>
          <table:table-cell/>
          <table:table-cell table:style-name="ce14" office:value-type="string" calcext:value-type="string">
            <text:p>OK src:</text:p>
          </table:table-cell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3C33</text:p>
          </table:table-cell>
          <table:table-cell table:style-name="ce5" office:value-type="float" office:value="129.4481" calcext:value-type="float">
            <text:p>129.4481</text:p>
          </table:table-cell>
          <table:table-cell table:style-name="ce5" office:value-type="float" office:value="-49.3244" calcext:value-type="float">
            <text:p>-49.3244</text:p>
          </table:table-cell>
          <table:table-cell table:style-name="ce5" office:value-type="float" office:value="0.0269" calcext:value-type="float">
            <text:p>0.0269</text:p>
          </table:table-cell>
          <table:table-cell table:style-name="ce5" office:value-type="float" office:value="0.002" calcext:value-type="float">
            <text:p>0.002</text:p>
          </table:table-cell>
          <table:table-cell table:style-name="ce5" office:value-type="float" office:value="0.0231" calcext:value-type="float">
            <text:p>0.0231</text:p>
          </table:table-cell>
          <table:table-cell table:style-name="ce5" office:value-type="float" office:value="0.0017" calcext:value-type="float">
            <text:p>0.0017</text:p>
          </table:table-cell>
          <table:table-cell table:style-name="ce5" office:value-type="float" office:value="0.0722" calcext:value-type="float">
            <text:p>0.0722</text:p>
          </table:table-cell>
          <table:table-cell table:style-name="ce51" office:value-type="float" office:value="1" calcext:value-type="float">
            <text:p>1</text:p>
          </table:table-cell>
          <table:table-cell/>
          <table:table-cell table:formula="of:=COUNTIF([.K5:.K97]; &quot;=1&quot;)" office:value-type="float" office:value="27" calcext:value-type="float">
            <text:p>27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3C18</text:p>
          </table:table-cell>
          <table:table-cell table:style-name="ce5" office:value-type="float" office:value="118.6218" calcext:value-type="float">
            <text:p>118.6218</text:p>
          </table:table-cell>
          <table:table-cell table:style-name="ce5" office:value-type="float" office:value="-52.7266" calcext:value-type="float">
            <text:p>-52.7266</text:p>
          </table:table-cell>
          <table:table-cell table:style-name="ce5" office:value-type="float" office:value="0.1622" calcext:value-type="float">
            <text:p>0.1622</text:p>
          </table:table-cell>
          <table:table-cell table:style-name="ce5" office:value-type="float" office:value="0.0204" calcext:value-type="float">
            <text:p>0.0204</text:p>
          </table:table-cell>
          <table:table-cell table:style-name="ce5" office:value-type="float" office:value="0.1395" calcext:value-type="float">
            <text:p>0.1395</text:p>
          </table:table-cell>
          <table:table-cell table:style-name="ce5" office:value-type="float" office:value="0.0175" calcext:value-type="float">
            <text:p>0.0175</text:p>
          </table:table-cell>
          <table:table-cell table:style-name="ce5" office:value-type="float" office:value="0.4244" calcext:value-type="float">
            <text:p>0.424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3C141.0</text:p>
          </table:table-cell>
          <table:table-cell table:style-name="ce5" office:value-type="float" office:value="174.5324" calcext:value-type="float">
            <text:p>174.5324</text:p>
          </table:table-cell>
          <table:table-cell table:style-name="ce5" office:value-type="float" office:value="-1.3112" calcext:value-type="float">
            <text:p>-1.3112</text:p>
          </table:table-cell>
          <table:table-cell table:style-name="ce5" office:value-type="float" office:value="0.6245" calcext:value-type="float">
            <text:p>0.6245</text:p>
          </table:table-cell>
          <table:table-cell table:style-name="ce5" office:value-type="float" office:value="0.0247" calcext:value-type="float">
            <text:p>0.0247</text:p>
          </table:table-cell>
          <table:table-cell table:style-name="ce5" office:value-type="float" office:value="0.537" calcext:value-type="float">
            <text:p>0.537</text:p>
          </table:table-cell>
          <table:table-cell table:style-name="ce5" office:value-type="float" office:value="0.0212" calcext:value-type="float">
            <text:p>0.0212</text:p>
          </table:table-cell>
          <table:table-cell table:style-name="ce5" office:value-type="float" office:value="1.7177" calcext:value-type="float">
            <text:p>1.7177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number-columns-repeated="2" table:style-name="ce5" office:value-type="string" calcext:value-type="string">
            <text:p>3C142.1</text:p>
          </table:table-cell>
          <table:table-cell table:style-name="ce5" office:value-type="float" office:value="197.6157" calcext:value-type="float">
            <text:p>197.6157</text:p>
          </table:table-cell>
          <table:table-cell table:style-name="ce5" office:value-type="float" office:value="-14.5115" calcext:value-type="float">
            <text:p>-14.5115</text:p>
          </table:table-cell>
          <table:table-cell table:style-name="ce5" office:value-type="float" office:value="0.3275" calcext:value-type="float">
            <text:p>0.3275</text:p>
          </table:table-cell>
          <table:table-cell table:style-name="ce5" office:value-type="float" office:value="0.0168" calcext:value-type="float">
            <text:p>0.0168</text:p>
          </table:table-cell>
          <table:table-cell table:style-name="ce5" office:value-type="float" office:value="0.2816" calcext:value-type="float">
            <text:p>0.2816</text:p>
          </table:table-cell>
          <table:table-cell table:style-name="ce5" office:value-type="float" office:value="0.0145" calcext:value-type="float">
            <text:p>0.0145</text:p>
          </table:table-cell>
          <table:table-cell table:style-name="ce5" office:value-type="float" office:value="0.8998" calcext:value-type="float">
            <text:p>0.8998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3C138</text:p>
          </table:table-cell>
          <table:table-cell table:style-name="ce5" office:value-type="float" office:value="187.405" calcext:value-type="float">
            <text:p>187.405</text:p>
          </table:table-cell>
          <table:table-cell table:style-name="ce5" office:value-type="float" office:value="-11.3434" calcext:value-type="float">
            <text:p>-11.3434</text:p>
          </table:table-cell>
          <table:table-cell table:style-name="ce5" office:value-type="float" office:value="0.295" calcext:value-type="float">
            <text:p>0.295</text:p>
          </table:table-cell>
          <table:table-cell table:style-name="ce5" office:value-type="float" office:value="0.0199" calcext:value-type="float">
            <text:p>0.0199</text:p>
          </table:table-cell>
          <table:table-cell table:style-name="ce5" office:value-type="float" office:value="0.2537" calcext:value-type="float">
            <text:p>0.2537</text:p>
          </table:table-cell>
          <table:table-cell table:style-name="ce5" office:value-type="float" office:value="0.0171" calcext:value-type="float">
            <text:p>0.0171</text:p>
          </table:table-cell>
          <table:table-cell table:style-name="ce5" office:value-type="float" office:value="0.7798" calcext:value-type="float">
            <text:p>0.7798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number-columns-repeated="2" table:style-name="ce5" office:value-type="string" calcext:value-type="string">
            <text:p>3C75-2</text:p>
          </table:table-cell>
          <table:table-cell table:style-name="ce5" office:value-type="float" office:value="170.2958" calcext:value-type="float">
            <text:p>170.2958</text:p>
          </table:table-cell>
          <table:table-cell table:style-name="ce5" office:value-type="float" office:value="-44.9192" calcext:value-type="float">
            <text:p>-44.9192</text:p>
          </table:table-cell>
          <table:table-cell table:style-name="ce5" office:value-type="float" office:value="0.1794" calcext:value-type="float">
            <text:p>0.1794</text:p>
          </table:table-cell>
          <table:table-cell table:style-name="ce5" office:value-type="float" office:value="0.0051" calcext:value-type="float">
            <text:p>0.0051</text:p>
          </table:table-cell>
          <table:table-cell table:style-name="ce5" office:value-type="float" office:value="0.1543" calcext:value-type="float">
            <text:p>0.1543</text:p>
          </table:table-cell>
          <table:table-cell table:style-name="ce5" office:value-type="float" office:value="0.0044" calcext:value-type="float">
            <text:p>0.0044</text:p>
          </table:table-cell>
          <table:table-cell table:style-name="ce5" office:value-type="float" office:value="0.4806" calcext:value-type="float">
            <text:p>0.480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number-columns-repeated="2" table:style-name="ce5" office:value-type="string" calcext:value-type="string">
            <text:p>3C75-1</text:p>
          </table:table-cell>
          <table:table-cell table:style-name="ce5" office:value-type="float" office:value="170.2162" calcext:value-type="float">
            <text:p>170.2162</text:p>
          </table:table-cell>
          <table:table-cell table:style-name="ce5" office:value-type="float" office:value="-44.9112" calcext:value-type="float">
            <text:p>-44.9112</text:p>
          </table:table-cell>
          <table:table-cell table:style-name="ce5" office:value-type="float" office:value="0.1757" calcext:value-type="float">
            <text:p>0.1757</text:p>
          </table:table-cell>
          <table:table-cell table:style-name="ce5" office:value-type="float" office:value="0.0052" calcext:value-type="float">
            <text:p>0.0052</text:p>
          </table:table-cell>
          <table:table-cell table:style-name="ce5" office:value-type="float" office:value="0.1511" calcext:value-type="float">
            <text:p>0.1511</text:p>
          </table:table-cell>
          <table:table-cell table:style-name="ce5" office:value-type="float" office:value="0.0044" calcext:value-type="float">
            <text:p>0.0044</text:p>
          </table:table-cell>
          <table:table-cell table:style-name="ce5" office:value-type="float" office:value="0.4681" calcext:value-type="float">
            <text:p>0.468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3C409</text:p>
          </table:table-cell>
          <table:table-cell table:style-name="ce5" office:value-type="float" office:value="63.3981" calcext:value-type="float">
            <text:p>63.3981</text:p>
          </table:table-cell>
          <table:table-cell table:style-name="ce5" office:value-type="float" office:value="-6.1216" calcext:value-type="float">
            <text:p>-6.1216</text:p>
          </table:table-cell>
          <table:table-cell table:style-name="ce5" office:value-type="float" office:value="0.6684" calcext:value-type="float">
            <text:p>0.6684</text:p>
          </table:table-cell>
          <table:table-cell table:style-name="ce5" office:value-type="float" office:value="0.0302" calcext:value-type="float">
            <text:p>0.0302</text:p>
          </table:table-cell>
          <table:table-cell table:style-name="ce5" office:value-type="float" office:value="0.5749" calcext:value-type="float">
            <text:p>0.5749</text:p>
          </table:table-cell>
          <table:table-cell table:style-name="ce5" office:value-type="float" office:value="0.026" calcext:value-type="float">
            <text:p>0.026</text:p>
          </table:table-cell>
          <table:table-cell table:style-name="ce5" office:value-type="float" office:value="1.8029" calcext:value-type="float">
            <text:p>1.802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number-columns-repeated="2" table:style-name="ce5" office:value-type="string" calcext:value-type="string">
            <text:p>3C33-1</text:p>
          </table:table-cell>
          <table:table-cell table:style-name="ce5" office:value-type="float" office:value="129.4392" calcext:value-type="float">
            <text:p>129.4392</text:p>
          </table:table-cell>
          <table:table-cell table:style-name="ce5" office:value-type="float" office:value="-49.3432" calcext:value-type="float">
            <text:p>-49.3432</text:p>
          </table:table-cell>
          <table:table-cell table:style-name="ce5" office:value-type="float" office:value="0.0259" calcext:value-type="float">
            <text:p>0.0259</text:p>
          </table:table-cell>
          <table:table-cell table:style-name="ce5" office:value-type="float" office:value="0.0022" calcext:value-type="float">
            <text:p>0.0022</text:p>
          </table:table-cell>
          <table:table-cell table:style-name="ce5" office:value-type="float" office:value="0.0223" calcext:value-type="float">
            <text:p>0.0223</text:p>
          </table:table-cell>
          <table:table-cell table:style-name="ce5" office:value-type="float" office:value="0.0019" calcext:value-type="float">
            <text:p>0.0019</text:p>
          </table:table-cell>
          <table:table-cell table:style-name="ce5" office:value-type="float" office:value="0.0718" calcext:value-type="float">
            <text:p>0.071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number-columns-repeated="2" table:style-name="ce5" office:value-type="string" calcext:value-type="string">
            <text:p>3C79</text:p>
          </table:table-cell>
          <table:table-cell table:style-name="ce5" office:value-type="float" office:value="164.1487" calcext:value-type="float">
            <text:p>164.1487</text:p>
          </table:table-cell>
          <table:table-cell table:style-name="ce5" office:value-type="float" office:value="-34.4565" calcext:value-type="float">
            <text:p>-34.4565</text:p>
          </table:table-cell>
          <table:table-cell table:style-name="ce5" office:value-type="float" office:value="0.1279" calcext:value-type="float">
            <text:p>0.1279</text:p>
          </table:table-cell>
          <table:table-cell table:style-name="ce5" office:value-type="float" office:value="0.0029" calcext:value-type="float">
            <text:p>0.0029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0.0025" calcext:value-type="float">
            <text:p>0.0025</text:p>
          </table:table-cell>
          <table:table-cell table:style-name="ce5" office:value-type="float" office:value="0.3404" calcext:value-type="float">
            <text:p>0.340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number-columns-repeated="2" table:style-name="ce5" office:value-type="string" calcext:value-type="string">
            <text:p>3C78</text:p>
          </table:table-cell>
          <table:table-cell table:style-name="ce5" office:value-type="float" office:value="174.8581" calcext:value-type="float">
            <text:p>174.8581</text:p>
          </table:table-cell>
          <table:table-cell table:style-name="ce5" office:value-type="float" office:value="-44.5133" calcext:value-type="float">
            <text:p>-44.5133</text:p>
          </table:table-cell>
          <table:table-cell table:style-name="ce5" office:value-type="float" office:value="0.172" calcext:value-type="float">
            <text:p>0.172</text:p>
          </table:table-cell>
          <table:table-cell table:style-name="ce5" office:value-type="float" office:value="0.0028" calcext:value-type="float">
            <text:p>0.0028</text:p>
          </table:table-cell>
          <table:table-cell table:style-name="ce5" office:value-type="float" office:value="0.1479" calcext:value-type="float">
            <text:p>0.1479</text:p>
          </table:table-cell>
          <table:table-cell table:style-name="ce5" office:value-type="float" office:value="0.0024" calcext:value-type="float">
            <text:p>0.0024</text:p>
          </table:table-cell>
          <table:table-cell table:style-name="ce5" office:value-type="float" office:value="0.4573" calcext:value-type="float">
            <text:p>0.457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number-columns-repeated="2" table:style-name="ce5" office:value-type="string" calcext:value-type="string">
            <text:p>3C98-1</text:p>
          </table:table-cell>
          <table:table-cell table:style-name="ce5" office:value-type="float" office:value="179.8593" calcext:value-type="float">
            <text:p>179.8593</text:p>
          </table:table-cell>
          <table:table-cell table:style-name="ce5" office:value-type="float" office:value="-31.0859" calcext:value-type="float">
            <text:p>-31.0859</text:p>
          </table:table-cell>
          <table:table-cell table:style-name="ce5" office:value-type="float" office:value="0.2209" calcext:value-type="float">
            <text:p>0.2209</text:p>
          </table:table-cell>
          <table:table-cell table:style-name="ce5" office:value-type="float" office:value="0.0078" calcext:value-type="float">
            <text:p>0.0078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0.5916" calcext:value-type="float">
            <text:p>0.591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number-columns-repeated="2" table:style-name="ce5" office:value-type="string" calcext:value-type="string">
            <text:p>3C75</text:p>
          </table:table-cell>
          <table:table-cell table:style-name="ce5" office:value-type="float" office:value="170.2558" calcext:value-type="float">
            <text:p>170.2558</text:p>
          </table:table-cell>
          <table:table-cell table:style-name="ce5" office:value-type="float" office:value="-44.9111" calcext:value-type="float">
            <text:p>-44.9111</text:p>
          </table:table-cell>
          <table:table-cell table:style-name="ce5" office:value-type="float" office:value="0.1799" calcext:value-type="float">
            <text:p>0.1799</text:p>
          </table:table-cell>
          <table:table-cell table:style-name="ce5" office:value-type="float" office:value="0.0053" calcext:value-type="float">
            <text:p>0.0053</text:p>
          </table:table-cell>
          <table:table-cell table:style-name="ce5" office:value-type="float" office:value="0.1547" calcext:value-type="float">
            <text:p>0.1547</text:p>
          </table:table-cell>
          <table:table-cell table:style-name="ce5" office:value-type="float" office:value="0.0045" calcext:value-type="float">
            <text:p>0.0045</text:p>
          </table:table-cell>
          <table:table-cell table:style-name="ce5" office:value-type="float" office:value="0.4875" calcext:value-type="float">
            <text:p>0.487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number-columns-repeated="2" table:style-name="ce5" office:value-type="string" calcext:value-type="string">
            <text:p>T0526+24</text:p>
          </table:table-cell>
          <table:table-cell table:style-name="ce5" office:value-type="float" office:value="181.3551" calcext:value-type="float">
            <text:p>181.3551</text:p>
          </table:table-cell>
          <table:table-cell table:style-name="ce5" office:value-type="float" office:value="-5.1933" calcext:value-type="float">
            <text:p>-5.1933</text:p>
          </table:table-cell>
          <table:table-cell table:style-name="ce5" office:value-type="float" office:value="1.1665" calcext:value-type="float">
            <text:p>1.1665</text:p>
          </table:table-cell>
          <table:table-cell table:style-name="ce5" office:value-type="float" office:value="0.0198" calcext:value-type="float">
            <text:p>0.0198</text:p>
          </table:table-cell>
          <table:table-cell table:style-name="ce5" office:value-type="float" office:value="1.0032" calcext:value-type="float">
            <text:p>1.0032</text:p>
          </table:table-cell>
          <table:table-cell table:style-name="ce5" office:value-type="float" office:value="0.017" calcext:value-type="float">
            <text:p>0.017</text:p>
          </table:table-cell>
          <table:table-cell table:style-name="ce5" office:value-type="float" office:value="3.1043" calcext:value-type="float">
            <text:p>3.104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number-columns-repeated="2" table:style-name="ce5" office:value-type="string" calcext:value-type="string">
            <text:p>3C133</text:p>
          </table:table-cell>
          <table:table-cell table:style-name="ce5" office:value-type="float" office:value="177.7259" calcext:value-type="float">
            <text:p>177.7259</text:p>
          </table:table-cell>
          <table:table-cell table:style-name="ce5" office:value-type="float" office:value="-9.9122" calcext:value-type="float">
            <text:p>-9.9122</text:p>
          </table:table-cell>
          <table:table-cell table:style-name="ce5" office:value-type="float" office:value="0.8975" calcext:value-type="float">
            <text:p>0.8975</text:p>
          </table:table-cell>
          <table:table-cell table:style-name="ce5" office:value-type="float" office:value="0.0514" calcext:value-type="float">
            <text:p>0.0514</text:p>
          </table:table-cell>
          <table:table-cell table:style-name="ce5" office:value-type="float" office:value="0.7719" calcext:value-type="float">
            <text:p>0.7719</text:p>
          </table:table-cell>
          <table:table-cell table:style-name="ce5" office:value-type="float" office:value="0.0442" calcext:value-type="float">
            <text:p>0.0442</text:p>
          </table:table-cell>
          <table:table-cell table:style-name="ce5" office:value-type="float" office:value="2.4741" calcext:value-type="float">
            <text:p>2.474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number-columns-repeated="2" table:style-name="ce5" office:value-type="string" calcext:value-type="string">
            <text:p>3C132</text:p>
          </table:table-cell>
          <table:table-cell table:style-name="ce5" office:value-type="float" office:value="178.8598" calcext:value-type="float">
            <text:p>178.8598</text:p>
          </table:table-cell>
          <table:table-cell table:style-name="ce5" office:value-type="float" office:value="-12.5219" calcext:value-type="float">
            <text:p>-12.5219</text:p>
          </table:table-cell>
          <table:table-cell table:style-name="ce5" office:value-type="float" office:value="0.4961" calcext:value-type="float">
            <text:p>0.4961</text:p>
          </table:table-cell>
          <table:table-cell table:style-name="ce5" office:value-type="float" office:value="0.0137" calcext:value-type="float">
            <text:p>0.0137</text:p>
          </table:table-cell>
          <table:table-cell table:style-name="ce5" office:value-type="float" office:value="0.4266" calcext:value-type="float">
            <text:p>0.4266</text:p>
          </table:table-cell>
          <table:table-cell table:style-name="ce5" office:value-type="float" office:value="0.0118" calcext:value-type="float">
            <text:p>0.0118</text:p>
          </table:table-cell>
          <table:table-cell table:style-name="ce5" office:value-type="float" office:value="1.2918" calcext:value-type="float">
            <text:p>1.291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number-columns-repeated="2" table:style-name="ce5" office:value-type="string" calcext:value-type="string">
            <text:p>3C131</text:p>
          </table:table-cell>
          <table:table-cell table:style-name="ce5" office:value-type="float" office:value="171.4368" calcext:value-type="float">
            <text:p>171.4368</text:p>
          </table:table-cell>
          <table:table-cell table:style-name="ce5" office:value-type="float" office:value="-7.7967" calcext:value-type="float">
            <text:p>-7.7967</text:p>
          </table:table-cell>
          <table:table-cell table:style-name="ce5" office:value-type="float" office:value="0.9705" calcext:value-type="float">
            <text:p>0.9705</text:p>
          </table:table-cell>
          <table:table-cell table:style-name="ce5" office:value-type="float" office:value="0.0203" calcext:value-type="float">
            <text:p>0.0203</text:p>
          </table:table-cell>
          <table:table-cell table:style-name="ce5" office:value-type="float" office:value="0.8347" calcext:value-type="float">
            <text:p>0.8347</text:p>
          </table:table-cell>
          <table:table-cell table:style-name="ce5" office:value-type="float" office:value="0.0174" calcext:value-type="float">
            <text:p>0.0174</text:p>
          </table:table-cell>
          <table:table-cell table:style-name="ce5" office:value-type="float" office:value="2.6089" calcext:value-type="float">
            <text:p>2.608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number-columns-repeated="2" table:style-name="ce5" office:value-type="string" calcext:value-type="string">
            <text:p>3C310</text:p>
          </table:table-cell>
          <table:table-cell table:style-name="ce5" office:value-type="float" office:value="38.5004" calcext:value-type="float">
            <text:p>38.5004</text:p>
          </table:table-cell>
          <table:table-cell table:style-name="ce5" office:value-type="float" office:value="60.2098" calcext:value-type="float">
            <text:p>60.2098</text:p>
          </table:table-cell>
          <table:table-cell table:style-name="ce5" office:value-type="float" office:value="0.0405" calcext:value-type="float">
            <text:p>0.0405</text:p>
          </table:table-cell>
          <table:table-cell table:style-name="ce5" office:value-type="float" office:value="0.0017" calcext:value-type="float">
            <text:p>0.0017</text:p>
          </table:table-cell>
          <table:table-cell table:style-name="ce5" office:value-type="float" office:value="0.0348" calcext:value-type="float">
            <text:p>0.0348</text:p>
          </table:table-cell>
          <table:table-cell table:style-name="ce5" office:value-type="float" office:value="0.0015" calcext:value-type="float">
            <text:p>0.0015</text:p>
          </table:table-cell>
          <table:table-cell table:style-name="ce5" office:value-type="float" office:value="0.1095" calcext:value-type="float">
            <text:p>0.109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number-columns-repeated="2" table:style-name="ce5" office:value-type="string" calcext:value-type="string">
            <text:p>3C315</text:p>
          </table:table-cell>
          <table:table-cell table:style-name="ce5" office:value-type="float" office:value="39.3605" calcext:value-type="float">
            <text:p>39.3605</text:p>
          </table:table-cell>
          <table:table-cell table:style-name="ce5" office:value-type="float" office:value="58.303" calcext:value-type="float">
            <text:p>58.303</text:p>
          </table:table-cell>
          <table:table-cell table:style-name="ce5" office:value-type="float" office:value="0.0617" calcext:value-type="float">
            <text:p>0.0617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0.053" calcext:value-type="float">
            <text:p>0.053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0.1654" calcext:value-type="float">
            <text:p>0.165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number-columns-repeated="2" table:style-name="ce5" office:value-type="string" calcext:value-type="string">
            <text:p>3C109</text:p>
          </table:table-cell>
          <table:table-cell table:style-name="ce5" office:value-type="float" office:value="181.828" calcext:value-type="float">
            <text:p>181.828</text:p>
          </table:table-cell>
          <table:table-cell table:style-name="ce5" office:value-type="float" office:value="-27.7769" calcext:value-type="float">
            <text:p>-27.7769</text:p>
          </table:table-cell>
          <table:table-cell table:style-name="ce5" office:value-type="float" office:value="0.5863" calcext:value-type="float">
            <text:p>0.5863</text:p>
          </table:table-cell>
          <table:table-cell table:style-name="ce5" office:value-type="float" office:value="0.0371" calcext:value-type="float">
            <text:p>0.0371</text:p>
          </table:table-cell>
          <table:table-cell table:style-name="ce5" office:value-type="float" office:value="0.5042" calcext:value-type="float">
            <text:p>0.5042</text:p>
          </table:table-cell>
          <table:table-cell table:style-name="ce5" office:value-type="float" office:value="0.0319" calcext:value-type="float">
            <text:p>0.0319</text:p>
          </table:table-cell>
          <table:table-cell table:style-name="ce5" office:value-type="float" office:value="1.5286" calcext:value-type="float">
            <text:p>1.528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number-columns-repeated="2" table:style-name="ce5" office:value-type="string" calcext:value-type="string">
            <text:p>3C234</text:p>
          </table:table-cell>
          <table:table-cell table:style-name="ce5" office:value-type="float" office:value="200.205" calcext:value-type="float">
            <text:p>200.205</text:p>
          </table:table-cell>
          <table:table-cell table:style-name="ce5" office:value-type="float" office:value="52.7049" calcext:value-type="float">
            <text:p>52.7049</text:p>
          </table:table-cell>
          <table:table-cell table:style-name="ce5" office:value-type="float" office:value="0.0189" calcext:value-type="float">
            <text:p>0.0189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163" calcext:value-type="float">
            <text:p>0.0163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0.0498" calcext:value-type="float">
            <text:p>0.0498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number-columns-repeated="2" table:style-name="ce5" office:value-type="string" calcext:value-type="string">
            <text:p>3C236</text:p>
          </table:table-cell>
          <table:table-cell table:style-name="ce5" office:value-type="float" office:value="190.064" calcext:value-type="float">
            <text:p>190.064</text:p>
          </table:table-cell>
          <table:table-cell table:style-name="ce5" office:value-type="float" office:value="53.9808" calcext:value-type="float">
            <text:p>53.9808</text:p>
          </table:table-cell>
          <table:table-cell table:style-name="ce5" office:value-type="float" office:value="0.0112" calcext:value-type="float">
            <text:p>0.0112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097" calcext:value-type="float">
            <text:p>0.0097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293" calcext:value-type="float">
            <text:p>0.029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number-columns-repeated="2" table:style-name="ce5" office:value-type="string" calcext:value-type="string">
            <text:p>3C237</text:p>
          </table:table-cell>
          <table:table-cell table:style-name="ce5" office:value-type="float" office:value="232.1171" calcext:value-type="float">
            <text:p>232.1171</text:p>
          </table:table-cell>
          <table:table-cell table:style-name="ce5" office:value-type="float" office:value="46.6273" calcext:value-type="float">
            <text:p>46.6273</text:p>
          </table:table-cell>
          <table:table-cell table:style-name="ce5" office:value-type="float" office:value="0.0199" calcext:value-type="float">
            <text:p>0.0199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0.0171" calcext:value-type="float">
            <text:p>0.0171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534" calcext:value-type="float">
            <text:p>0.053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number-columns-repeated="2" table:style-name="ce5" office:value-type="string" calcext:value-type="string">
            <text:p>3C154</text:p>
          </table:table-cell>
          <table:table-cell table:style-name="ce5" office:value-type="float" office:value="185.5941" calcext:value-type="float">
            <text:p>185.5941</text:p>
          </table:table-cell>
          <table:table-cell table:style-name="ce5" office:value-type="float" office:value="4.0066" calcext:value-type="float">
            <text:p>4.0066</text:p>
          </table:table-cell>
          <table:table-cell table:style-name="ce5" office:value-type="float" office:value="0.6315" calcext:value-type="float">
            <text:p>0.6315</text:p>
          </table:table-cell>
          <table:table-cell table:style-name="ce5" office:value-type="float" office:value="0.0357" calcext:value-type="float">
            <text:p>0.0357</text:p>
          </table:table-cell>
          <table:table-cell table:style-name="ce5" office:value-type="float" office:value="0.5431" calcext:value-type="float">
            <text:p>0.5431</text:p>
          </table:table-cell>
          <table:table-cell table:style-name="ce5" office:value-type="float" office:value="0.0307" calcext:value-type="float">
            <text:p>0.0307</text:p>
          </table:table-cell>
          <table:table-cell table:style-name="ce5" office:value-type="float" office:value="1.6651" calcext:value-type="float">
            <text:p>1.665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number-columns-repeated="2" table:style-name="ce5" office:value-type="string" calcext:value-type="string">
            <text:p>3C228.0</text:p>
          </table:table-cell>
          <table:table-cell table:style-name="ce5" office:value-type="float" office:value="220.8313" calcext:value-type="float">
            <text:p>220.8313</text:p>
          </table:table-cell>
          <table:table-cell table:style-name="ce5" office:value-type="float" office:value="46.6355" calcext:value-type="float">
            <text:p>46.6355</text:p>
          </table:table-cell>
          <table:table-cell table:style-name="ce5" office:value-type="float" office:value="0.0335" calcext:value-type="float">
            <text:p>0.0335</text:p>
          </table:table-cell>
          <table:table-cell table:style-name="ce5" office:value-type="float" office:value="0.0013" calcext:value-type="float">
            <text:p>0.0013</text:p>
          </table:table-cell>
          <table:table-cell table:style-name="ce5" office:value-type="float" office:value="0.0288" calcext:value-type="float">
            <text:p>0.0288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0.0895" calcext:value-type="float">
            <text:p>0.089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number-columns-repeated="2" table:style-name="ce5" office:value-type="string" calcext:value-type="string">
            <text:p>4C22.12</text:p>
          </table:table-cell>
          <table:table-cell table:style-name="ce5" office:value-type="float" office:value="188.0524" calcext:value-type="float">
            <text:p>188.0524</text:p>
          </table:table-cell>
          <table:table-cell table:style-name="ce5" office:value-type="float" office:value="0.047" calcext:value-type="float">
            <text:p>0.047</text:p>
          </table:table-cell>
          <table:table-cell table:style-name="ce5" office:value-type="float" office:value="0.957" calcext:value-type="float">
            <text:p>0.957</text:p>
          </table:table-cell>
          <table:table-cell table:style-name="ce5" office:value-type="float" office:value="0.0163" calcext:value-type="float">
            <text:p>0.0163</text:p>
          </table:table-cell>
          <table:table-cell table:style-name="ce5" office:value-type="float" office:value="0.823" calcext:value-type="float">
            <text:p>0.823</text:p>
          </table:table-cell>
          <table:table-cell table:style-name="ce5" office:value-type="float" office:value="0.014" calcext:value-type="float">
            <text:p>0.014</text:p>
          </table:table-cell>
          <table:table-cell table:style-name="ce5" office:value-type="float" office:value="2.5495" calcext:value-type="float">
            <text:p>2.549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number-columns-repeated="2" table:style-name="ce5" office:value-type="string" calcext:value-type="string">
            <text:p>NRAO140</text:p>
          </table:table-cell>
          <table:table-cell table:style-name="ce5" office:value-type="float" office:value="159.0002" calcext:value-type="float">
            <text:p>159.0002</text:p>
          </table:table-cell>
          <table:table-cell table:style-name="ce5" office:value-type="float" office:value="-18.7646" calcext:value-type="float">
            <text:p>-18.7646</text:p>
          </table:table-cell>
          <table:table-cell table:style-name="ce5" office:value-type="float" office:value="0.7137" calcext:value-type="float">
            <text:p>0.7137</text:p>
          </table:table-cell>
          <table:table-cell table:style-name="ce5" office:value-type="float" office:value="0.0885" calcext:value-type="float">
            <text:p>0.0885</text:p>
          </table:table-cell>
          <table:table-cell table:style-name="ce5" office:value-type="float" office:value="0.6138" calcext:value-type="float">
            <text:p>0.6138</text:p>
          </table:table-cell>
          <table:table-cell table:style-name="ce5" office:value-type="float" office:value="0.0762" calcext:value-type="float">
            <text:p>0.0762</text:p>
          </table:table-cell>
          <table:table-cell table:style-name="ce5" office:value-type="float" office:value="1.9287" calcext:value-type="float">
            <text:p>1.9287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number-columns-repeated="2" table:style-name="ce5" office:value-type="string" calcext:value-type="string">
            <text:p>3C318</text:p>
          </table:table-cell>
          <table:table-cell table:style-name="ce5" office:value-type="float" office:value="29.9821" calcext:value-type="float">
            <text:p>29.9821</text:p>
          </table:table-cell>
          <table:table-cell table:style-name="ce5" office:value-type="float" office:value="54.7856" calcext:value-type="float">
            <text:p>54.7856</text:p>
          </table:table-cell>
          <table:table-cell table:style-name="ce5" office:value-type="float" office:value="0.0626" calcext:value-type="float">
            <text:p>0.0626</text:p>
          </table:table-cell>
          <table:table-cell table:style-name="ce5" office:value-type="float" office:value="0.0016" calcext:value-type="float">
            <text:p>0.0016</text:p>
          </table:table-cell>
          <table:table-cell table:style-name="ce5" office:value-type="float" office:value="0.0539" calcext:value-type="float">
            <text:p>0.0539</text:p>
          </table:table-cell>
          <table:table-cell table:style-name="ce5" office:value-type="float" office:value="0.0014" calcext:value-type="float">
            <text:p>0.0014</text:p>
          </table:table-cell>
          <table:table-cell table:style-name="ce5" office:value-type="float" office:value="0.1679" calcext:value-type="float">
            <text:p>0.167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number-columns-repeated="2" table:style-name="ce5" office:value-type="string" calcext:value-type="string">
            <text:p>3C64</text:p>
          </table:table-cell>
          <table:table-cell table:style-name="ce5" office:value-type="float" office:value="157.7658" calcext:value-type="float">
            <text:p>157.7658</text:p>
          </table:table-cell>
          <table:table-cell table:style-name="ce5" office:value-type="float" office:value="-48.2032" calcext:value-type="float">
            <text:p>-48.2032</text:p>
          </table:table-cell>
          <table:table-cell table:style-name="ce5" office:value-type="float" office:value="0.0925" calcext:value-type="float">
            <text:p>0.0925</text:p>
          </table:table-cell>
          <table:table-cell table:style-name="ce5" office:value-type="float" office:value="0.0038" calcext:value-type="float">
            <text:p>0.0038</text:p>
          </table:table-cell>
          <table:table-cell table:style-name="ce5" office:value-type="float" office:value="0.0795" calcext:value-type="float">
            <text:p>0.0795</text:p>
          </table:table-cell>
          <table:table-cell table:style-name="ce5" office:value-type="float" office:value="0.0033" calcext:value-type="float">
            <text:p>0.0033</text:p>
          </table:table-cell>
          <table:table-cell table:style-name="ce5" office:value-type="float" office:value="0.2477" calcext:value-type="float">
            <text:p>0.2477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number-columns-repeated="2" table:style-name="ce5" office:value-type="string" calcext:value-type="string">
            <text:p>3C454.0</text:p>
          </table:table-cell>
          <table:table-cell table:style-name="ce5" office:value-type="float" office:value="88.1001" calcext:value-type="float">
            <text:p>88.1001</text:p>
          </table:table-cell>
          <table:table-cell table:style-name="ce5" office:value-type="float" office:value="-35.9413" calcext:value-type="float">
            <text:p>-35.9413</text:p>
          </table:table-cell>
          <table:table-cell table:style-name="ce5" office:value-type="float" office:value="0.058" calcext:value-type="float">
            <text:p>0.058</text:p>
          </table:table-cell>
          <table:table-cell table:style-name="ce5" office:value-type="float" office:value="0.0025" calcext:value-type="float">
            <text:p>0.0025</text:p>
          </table:table-cell>
          <table:table-cell table:style-name="ce5" office:value-type="float" office:value="0.0499" calcext:value-type="float">
            <text:p>0.0499</text:p>
          </table:table-cell>
          <table:table-cell table:style-name="ce5" office:value-type="float" office:value="0.0021" calcext:value-type="float">
            <text:p>0.0021</text:p>
          </table:table-cell>
          <table:table-cell table:style-name="ce5" office:value-type="float" office:value="0.1541" calcext:value-type="float">
            <text:p>0.154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number-columns-repeated="2" table:style-name="ce5" office:value-type="string" calcext:value-type="string">
            <text:p>P0531+19</text:p>
          </table:table-cell>
          <table:table-cell table:style-name="ce5" office:value-type="float" office:value="186.7634" calcext:value-type="float">
            <text:p>186.7634</text:p>
          </table:table-cell>
          <table:table-cell table:style-name="ce5" office:value-type="float" office:value="-7.1085" calcext:value-type="float">
            <text:p>-7.1085</text:p>
          </table:table-cell>
          <table:table-cell table:style-name="ce5" office:value-type="float" office:value="0.3514" calcext:value-type="float">
            <text:p>0.3514</text:p>
          </table:table-cell>
          <table:table-cell table:style-name="ce5" office:value-type="float" office:value="0.0099" calcext:value-type="float">
            <text:p>0.0099</text:p>
          </table:table-cell>
          <table:table-cell table:style-name="ce5" office:value-type="float" office:value="0.3022" calcext:value-type="float">
            <text:p>0.3022</text:p>
          </table:table-cell>
          <table:table-cell table:style-name="ce5" office:value-type="float" office:value="0.0085" calcext:value-type="float">
            <text:p>0.0085</text:p>
          </table:table-cell>
          <table:table-cell table:style-name="ce5" office:value-type="float" office:value="0.9372" calcext:value-type="float">
            <text:p>0.937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number-columns-repeated="2" table:style-name="ce5" office:value-type="string" calcext:value-type="string">
            <text:p>3C454.3</text:p>
          </table:table-cell>
          <table:table-cell table:style-name="ce5" office:value-type="float" office:value="86.111" calcext:value-type="float">
            <text:p>86.111</text:p>
          </table:table-cell>
          <table:table-cell table:style-name="ce5" office:value-type="float" office:value="-38.1838" calcext:value-type="float">
            <text:p>-38.1838</text:p>
          </table:table-cell>
          <table:table-cell table:style-name="ce5" office:value-type="float" office:value="0.1034" calcext:value-type="float">
            <text:p>0.1034</text:p>
          </table:table-cell>
          <table:table-cell table:style-name="ce5" office:value-type="float" office:value="0.0048" calcext:value-type="float">
            <text:p>0.0048</text:p>
          </table:table-cell>
          <table:table-cell table:style-name="ce5" office:value-type="float" office:value="0.0889" calcext:value-type="float">
            <text:p>0.0889</text:p>
          </table:table-cell>
          <table:table-cell table:style-name="ce5" office:value-type="float" office:value="0.0041" calcext:value-type="float">
            <text:p>0.0041</text:p>
          </table:table-cell>
          <table:table-cell table:style-name="ce5" office:value-type="float" office:value="0.2873" calcext:value-type="float">
            <text:p>0.287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number-columns-repeated="2" table:style-name="ce5" office:value-type="string" calcext:value-type="string">
            <text:p>3C33-2</text:p>
          </table:table-cell>
          <table:table-cell table:style-name="ce5" office:value-type="float" office:value="129.462" calcext:value-type="float">
            <text:p>129.462</text:p>
          </table:table-cell>
          <table:table-cell table:style-name="ce5" office:value-type="float" office:value="-49.2774" calcext:value-type="float">
            <text:p>-49.2774</text:p>
          </table:table-cell>
          <table:table-cell table:style-name="ce5" office:value-type="float" office:value="0.0279" calcext:value-type="float">
            <text:p>0.0279</text:p>
          </table:table-cell>
          <table:table-cell table:style-name="ce5" office:value-type="float" office:value="0.0014" calcext:value-type="float">
            <text:p>0.0014</text:p>
          </table:table-cell>
          <table:table-cell table:style-name="ce5" office:value-type="float" office:value="0.024" calcext:value-type="float">
            <text:p>0.024</text:p>
          </table:table-cell>
          <table:table-cell table:style-name="ce5" office:value-type="float" office:value="0.0012" calcext:value-type="float">
            <text:p>0.0012</text:p>
          </table:table-cell>
          <table:table-cell table:style-name="ce5" office:value-type="float" office:value="0.0758" calcext:value-type="float">
            <text:p>0.075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number-columns-repeated="2" table:style-name="ce5" office:value-type="string" calcext:value-type="string">
            <text:p>P0820+22</text:p>
          </table:table-cell>
          <table:table-cell table:style-name="ce5" office:value-type="float" office:value="201.3636" calcext:value-type="float">
            <text:p>201.3636</text:p>
          </table:table-cell>
          <table:table-cell table:style-name="ce5" office:value-type="float" office:value="29.6761" calcext:value-type="float">
            <text:p>29.6761</text:p>
          </table:table-cell>
          <table:table-cell table:style-name="ce5" office:value-type="float" office:value="0.0418" calcext:value-type="float">
            <text:p>0.0418</text:p>
          </table:table-cell>
          <table:table-cell table:style-name="ce5" office:value-type="float" office:value="0.0013" calcext:value-type="float">
            <text:p>0.0013</text:p>
          </table:table-cell>
          <table:table-cell table:style-name="ce5" office:value-type="float" office:value="0.0359" calcext:value-type="float">
            <text:p>0.0359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0.1101" calcext:value-type="float">
            <text:p>0.110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number-columns-repeated="2" table:style-name="ce5" office:value-type="string" calcext:value-type="string">
            <text:p>3C333</text:p>
          </table:table-cell>
          <table:table-cell table:style-name="ce5" office:value-type="float" office:value="37.3001" calcext:value-type="float">
            <text:p>37.3001</text:p>
          </table:table-cell>
          <table:table-cell table:style-name="ce5" office:value-type="float" office:value="42.9721" calcext:value-type="float">
            <text:p>42.9721</text:p>
          </table:table-cell>
          <table:table-cell table:style-name="ce5" office:value-type="float" office:value="0.0879" calcext:value-type="float">
            <text:p>0.0879</text:p>
          </table:table-cell>
          <table:table-cell table:style-name="ce5" office:value-type="float" office:value="0.0013" calcext:value-type="float">
            <text:p>0.0013</text:p>
          </table:table-cell>
          <table:table-cell table:style-name="ce5" office:value-type="float" office:value="0.0756" calcext:value-type="float">
            <text:p>0.0756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0.239" calcext:value-type="float">
            <text:p>0.23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number-columns-repeated="2" table:style-name="ce5" office:value-type="string" calcext:value-type="string">
            <text:p>3C192</text:p>
          </table:table-cell>
          <table:table-cell table:style-name="ce5" office:value-type="float" office:value="197.9126" calcext:value-type="float">
            <text:p>197.9126</text:p>
          </table:table-cell>
          <table:table-cell table:style-name="ce5" office:value-type="float" office:value="26.4098" calcext:value-type="float">
            <text:p>26.4098</text:p>
          </table:table-cell>
          <table:table-cell table:style-name="ce5" office:value-type="float" office:value="0.0548" calcext:value-type="float">
            <text:p>0.0548</text:p>
          </table:table-cell>
          <table:table-cell table:style-name="ce5" office:value-type="float" office:value="0.0015" calcext:value-type="float">
            <text:p>0.0015</text:p>
          </table:table-cell>
          <table:table-cell table:style-name="ce5" office:value-type="float" office:value="0.0471" calcext:value-type="float">
            <text:p>0.0471</text:p>
          </table:table-cell>
          <table:table-cell table:style-name="ce5" office:value-type="float" office:value="0.0013" calcext:value-type="float">
            <text:p>0.0013</text:p>
          </table:table-cell>
          <table:table-cell table:style-name="ce5" office:value-type="float" office:value="0.148" calcext:value-type="float">
            <text:p>0.14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number-columns-repeated="2" table:style-name="ce5" office:value-type="string" calcext:value-type="string">
            <text:p>3C98</text:p>
          </table:table-cell>
          <table:table-cell table:style-name="ce5" office:value-type="float" office:value="179.8374" calcext:value-type="float">
            <text:p>179.8374</text:p>
          </table:table-cell>
          <table:table-cell table:style-name="ce5" office:value-type="float" office:value="-31.049" calcext:value-type="float">
            <text:p>-31.049</text:p>
          </table:table-cell>
          <table:table-cell table:style-name="ce5" office:value-type="float" office:value="0.2244" calcext:value-type="float">
            <text:p>0.2244</text:p>
          </table:table-cell>
          <table:table-cell table:style-name="ce5" office:value-type="float" office:value="0.0062" calcext:value-type="float">
            <text:p>0.0062</text:p>
          </table:table-cell>
          <table:table-cell table:style-name="ce5" office:value-type="float" office:value="0.193" calcext:value-type="float">
            <text:p>0.193</text:p>
          </table:table-cell>
          <table:table-cell table:style-name="ce5" office:value-type="float" office:value="0.0054" calcext:value-type="float">
            <text:p>0.0054</text:p>
          </table:table-cell>
          <table:table-cell table:style-name="ce5" office:value-type="float" office:value="0.6019" calcext:value-type="float">
            <text:p>0.6019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number-columns-repeated="2" table:style-name="ce5" office:value-type="string" calcext:value-type="string">
            <text:p>3C273</text:p>
          </table:table-cell>
          <table:table-cell table:style-name="ce5" office:value-type="float" office:value="289.9509" calcext:value-type="float">
            <text:p>289.9509</text:p>
          </table:table-cell>
          <table:table-cell table:style-name="ce5" office:value-type="float" office:value="64.36" calcext:value-type="float">
            <text:p>64.36</text:p>
          </table:table-cell>
          <table:table-cell table:style-name="ce5" office:value-type="float" office:value="0.0208" calcext:value-type="float">
            <text:p>0.0208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0.0179" calcext:value-type="float">
            <text:p>0.0179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55" calcext:value-type="float">
            <text:p>0.05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number-columns-repeated="2" table:style-name="ce5" office:value-type="string" calcext:value-type="string">
            <text:p>3C267.0</text:p>
          </table:table-cell>
          <table:table-cell table:style-name="ce5" office:value-type="float" office:value="256.3418" calcext:value-type="float">
            <text:p>256.3418</text:p>
          </table:table-cell>
          <table:table-cell table:style-name="ce5" office:value-type="float" office:value="70.1102" calcext:value-type="float">
            <text:p>70.1102</text:p>
          </table:table-cell>
          <table:table-cell table:style-name="ce5" office:value-type="float" office:value="0.0331" calcext:value-type="float">
            <text:p>0.0331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0.0285" calcext:value-type="float">
            <text:p>0.0285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0.0903" calcext:value-type="float">
            <text:p>0.090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number-columns-repeated="2" table:style-name="ce5" office:value-type="string" calcext:value-type="string">
            <text:p>DW0742+10</text:p>
          </table:table-cell>
          <table:table-cell table:style-name="ce5" office:value-type="float" office:value="209.796" calcext:value-type="float">
            <text:p>209.796</text:p>
          </table:table-cell>
          <table:table-cell table:style-name="ce5" office:value-type="float" office:value="16.5911" calcext:value-type="float">
            <text:p>16.5911</text:p>
          </table:table-cell>
          <table:table-cell table:style-name="ce5" office:value-type="float" office:value="0.0254" calcext:value-type="float">
            <text:p>0.0254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0.0219" calcext:value-type="float">
            <text:p>0.0219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0.0675" calcext:value-type="float">
            <text:p>0.067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number-columns-repeated="2" table:style-name="ce5" office:value-type="string" calcext:value-type="string">
            <text:p>P1055+20</text:p>
          </table:table-cell>
          <table:table-cell table:style-name="ce5" office:value-type="float" office:value="222.5101" calcext:value-type="float">
            <text:p>222.5101</text:p>
          </table:table-cell>
          <table:table-cell table:style-name="ce5" office:value-type="float" office:value="63.1302" calcext:value-type="float">
            <text:p>63.1302</text:p>
          </table:table-cell>
          <table:table-cell table:style-name="ce5" office:value-type="float" office:value="0.0245" calcext:value-type="float">
            <text:p>0.0245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0.0211" calcext:value-type="float">
            <text:p>0.0211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0.0657" calcext:value-type="float">
            <text:p>0.0657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number-columns-repeated="2" table:style-name="ce5" office:value-type="string" calcext:value-type="string">
            <text:p>3C433</text:p>
          </table:table-cell>
          <table:table-cell table:style-name="ce5" office:value-type="float" office:value="74.4764" calcext:value-type="float">
            <text:p>74.4764</text:p>
          </table:table-cell>
          <table:table-cell table:style-name="ce5" office:value-type="float" office:value="-17.6945" calcext:value-type="float">
            <text:p>-17.6945</text:p>
          </table:table-cell>
          <table:table-cell table:style-name="ce5" office:value-type="float" office:value="0.145" calcext:value-type="float">
            <text:p>0.145</text:p>
          </table:table-cell>
          <table:table-cell table:style-name="ce5" office:value-type="float" office:value="0.0089" calcext:value-type="float">
            <text:p>0.0089</text:p>
          </table:table-cell>
          <table:table-cell table:style-name="ce5" office:value-type="float" office:value="0.1247" calcext:value-type="float">
            <text:p>0.1247</text:p>
          </table:table-cell>
          <table:table-cell table:style-name="ce5" office:value-type="float" office:value="0.0077" calcext:value-type="float">
            <text:p>0.0077</text:p>
          </table:table-cell>
          <table:table-cell table:style-name="ce5" office:value-type="float" office:value="0.3896" calcext:value-type="float">
            <text:p>0.389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number-columns-repeated="2" table:style-name="ce5" office:value-type="string" calcext:value-type="string">
            <text:p>3C172.0</text:p>
          </table:table-cell>
          <table:table-cell table:style-name="ce5" office:value-type="float" office:value="191.2045" calcext:value-type="float">
            <text:p>191.2045</text:p>
          </table:table-cell>
          <table:table-cell table:style-name="ce5" office:value-type="float" office:value="13.4105" calcext:value-type="float">
            <text:p>13.4105</text:p>
          </table:table-cell>
          <table:table-cell table:style-name="ce5" office:value-type="float" office:value="0.0659" calcext:value-type="float">
            <text:p>0.0659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0.0566" calcext:value-type="float">
            <text:p>0.0566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0.1781" calcext:value-type="float">
            <text:p>0.178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number-columns-repeated="2" table:style-name="ce5" office:value-type="string" calcext:value-type="string">
            <text:p>P0428+20</text:p>
          </table:table-cell>
          <table:table-cell table:style-name="ce5" office:value-type="float" office:value="176.8082" calcext:value-type="float">
            <text:p>176.8082</text:p>
          </table:table-cell>
          <table:table-cell table:style-name="ce5" office:value-type="float" office:value="-18.5568" calcext:value-type="float">
            <text:p>-18.5568</text:p>
          </table:table-cell>
          <table:table-cell table:style-name="ce5" office:value-type="float" office:value="0.5314" calcext:value-type="float">
            <text:p>0.5314</text:p>
          </table:table-cell>
          <table:table-cell table:style-name="ce5" office:value-type="float" office:value="0.0359" calcext:value-type="float">
            <text:p>0.0359</text:p>
          </table:table-cell>
          <table:table-cell table:style-name="ce5" office:value-type="float" office:value="0.457" calcext:value-type="float">
            <text:p>0.457</text:p>
          </table:table-cell>
          <table:table-cell table:style-name="ce5" office:value-type="float" office:value="0.0309" calcext:value-type="float">
            <text:p>0.0309</text:p>
          </table:table-cell>
          <table:table-cell table:style-name="ce5" office:value-type="float" office:value="1.4395" calcext:value-type="float">
            <text:p>1.439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number-columns-repeated="2" table:style-name="ce5" office:value-type="string" calcext:value-type="string">
            <text:p>4C19.44</text:p>
          </table:table-cell>
          <table:table-cell table:style-name="ce5" office:value-type="float" office:value="8.9924" calcext:value-type="float">
            <text:p>8.9924</text:p>
          </table:table-cell>
          <table:table-cell table:style-name="ce5" office:value-type="float" office:value="73.0418" calcext:value-type="float">
            <text:p>73.0418</text:p>
          </table:table-cell>
          <table:table-cell table:style-name="ce5" office:value-type="float" office:value="0.0583" calcext:value-type="float">
            <text:p>0.0583</text:p>
          </table:table-cell>
          <table:table-cell table:style-name="ce5" office:value-type="float" office:value="0.0028" calcext:value-type="float">
            <text:p>0.0028</text:p>
          </table:table-cell>
          <table:table-cell table:style-name="ce5" office:value-type="float" office:value="0.0501" calcext:value-type="float">
            <text:p>0.0501</text:p>
          </table:table-cell>
          <table:table-cell table:style-name="ce5" office:value-type="float" office:value="0.0024" calcext:value-type="float">
            <text:p>0.0024</text:p>
          </table:table-cell>
          <table:table-cell table:style-name="ce5" office:value-type="float" office:value="0.1556" calcext:value-type="float">
            <text:p>0.155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number-columns-repeated="2" table:style-name="ce5" office:value-type="string" calcext:value-type="string">
            <text:p>3C353</text:p>
          </table:table-cell>
          <table:table-cell table:style-name="ce5" office:value-type="float" office:value="21.1108" calcext:value-type="float">
            <text:p>21.1108</text:p>
          </table:table-cell>
          <table:table-cell table:style-name="ce5" office:value-type="float" office:value="19.877" calcext:value-type="float">
            <text:p>19.877</text:p>
          </table:table-cell>
          <table:table-cell table:style-name="ce5" office:value-type="float" office:value="0.44" calcext:value-type="float">
            <text:p>0.44</text:p>
          </table:table-cell>
          <table:table-cell table:style-name="ce5" office:value-type="float" office:value="0.0078" calcext:value-type="float">
            <text:p>0.0078</text:p>
          </table:table-cell>
          <table:table-cell table:style-name="ce5" office:value-type="float" office:value="0.3784" calcext:value-type="float">
            <text:p>0.3784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1.19" calcext:value-type="float">
            <text:p>1.1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number-columns-repeated="2" table:style-name="ce5" office:value-type="string" calcext:value-type="string">
            <text:p>3C167</text:p>
          </table:table-cell>
          <table:table-cell table:style-name="ce5" office:value-type="float" office:value="207.3119" calcext:value-type="float">
            <text:p>207.3119</text:p>
          </table:table-cell>
          <table:table-cell table:style-name="ce5" office:value-type="float" office:value="1.1529" calcext:value-type="float">
            <text:p>1.1529</text:p>
          </table:table-cell>
          <table:table-cell table:style-name="ce5" office:value-type="float" office:value="0.6666" calcext:value-type="float">
            <text:p>0.6666</text:p>
          </table:table-cell>
          <table:table-cell table:style-name="ce5" office:value-type="float" office:value="0.0122" calcext:value-type="float">
            <text:p>0.0122</text:p>
          </table:table-cell>
          <table:table-cell table:style-name="ce5" office:value-type="float" office:value="0.5733" calcext:value-type="float">
            <text:p>0.5733</text:p>
          </table:table-cell>
          <table:table-cell table:style-name="ce5" office:value-type="float" office:value="0.0105" calcext:value-type="float">
            <text:p>0.0105</text:p>
          </table:table-cell>
          <table:table-cell table:style-name="ce5" office:value-type="float" office:value="1.7793" calcext:value-type="float">
            <text:p>1.779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number-columns-repeated="2" table:style-name="ce5" office:value-type="string" calcext:value-type="string">
            <text:p>3C293</text:p>
          </table:table-cell>
          <table:table-cell table:style-name="ce5" office:value-type="float" office:value="54.6071" calcext:value-type="float">
            <text:p>54.6071</text:p>
          </table:table-cell>
          <table:table-cell table:style-name="ce5" office:value-type="float" office:value="76.0603" calcext:value-type="float">
            <text:p>76.0603</text:p>
          </table:table-cell>
          <table:table-cell table:style-name="ce5" office:value-type="float" office:value="0.016" calcext:value-type="float">
            <text:p>0.016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0.0137" calcext:value-type="float">
            <text:p>0.0137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0.0446" calcext:value-type="float">
            <text:p>0.044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number-columns-repeated="2" table:style-name="ce5" office:value-type="string" calcext:value-type="string">
            <text:p>3C98-2</text:p>
          </table:table-cell>
          <table:table-cell table:style-name="ce5" office:value-type="float" office:value="179.8288" calcext:value-type="float">
            <text:p>179.8288</text:p>
          </table:table-cell>
          <table:table-cell table:style-name="ce5" office:value-type="float" office:value="-31.0241" calcext:value-type="float">
            <text:p>-31.0241</text:p>
          </table:table-cell>
          <table:table-cell table:style-name="ce5" office:value-type="float" office:value="0.2273" calcext:value-type="float">
            <text:p>0.2273</text:p>
          </table:table-cell>
          <table:table-cell table:style-name="ce5" office:value-type="float" office:value="0.005" calcext:value-type="float">
            <text:p>0.005</text:p>
          </table:table-cell>
          <table:table-cell table:style-name="ce5" office:value-type="float" office:value="0.1955" calcext:value-type="float">
            <text:p>0.1955</text:p>
          </table:table-cell>
          <table:table-cell table:style-name="ce5" office:value-type="float" office:value="0.0043" calcext:value-type="float">
            <text:p>0.0043</text:p>
          </table:table-cell>
          <table:table-cell table:style-name="ce5" office:value-type="float" office:value="0.5973" calcext:value-type="float">
            <text:p>0.597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number-columns-repeated="2" table:style-name="ce5" office:value-type="string" calcext:value-type="string">
            <text:p>3C105</text:p>
          </table:table-cell>
          <table:table-cell table:style-name="ce5" office:value-type="float" office:value="187.6326" calcext:value-type="float">
            <text:p>187.6326</text:p>
          </table:table-cell>
          <table:table-cell table:style-name="ce5" office:value-type="float" office:value="-33.609" calcext:value-type="float">
            <text:p>-33.609</text:p>
          </table:table-cell>
          <table:table-cell table:style-name="ce5" office:value-type="float" office:value="0.4619" calcext:value-type="float">
            <text:p>0.4619</text:p>
          </table:table-cell>
          <table:table-cell table:style-name="ce5" office:value-type="float" office:value="0.0295" calcext:value-type="float">
            <text:p>0.0295</text:p>
          </table:table-cell>
          <table:table-cell table:style-name="ce5" office:value-type="float" office:value="0.3973" calcext:value-type="float">
            <text:p>0.3973</text:p>
          </table:table-cell>
          <table:table-cell table:style-name="ce5" office:value-type="float" office:value="0.0254" calcext:value-type="float">
            <text:p>0.0254</text:p>
          </table:table-cell>
          <table:table-cell table:style-name="ce5" office:value-type="float" office:value="1.2716" calcext:value-type="float">
            <text:p>1.271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number-columns-repeated="2" table:style-name="ce5" office:value-type="string" calcext:value-type="string">
            <text:p>3C120</text:p>
          </table:table-cell>
          <table:table-cell table:style-name="ce5" office:value-type="float" office:value="190.3729" calcext:value-type="float">
            <text:p>190.3729</text:p>
          </table:table-cell>
          <table:table-cell table:style-name="ce5" office:value-type="float" office:value="-27.3968" calcext:value-type="float">
            <text:p>-27.3968</text:p>
          </table:table-cell>
          <table:table-cell table:style-name="ce5" office:value-type="float" office:value="0.297" calcext:value-type="float">
            <text:p>0.297</text:p>
          </table:table-cell>
          <table:table-cell table:style-name="ce5" office:value-type="float" office:value="0.0022" calcext:value-type="float">
            <text:p>0.0022</text:p>
          </table:table-cell>
          <table:table-cell table:style-name="ce5" office:value-type="float" office:value="0.2554" calcext:value-type="float">
            <text:p>0.2554</text:p>
          </table:table-cell>
          <table:table-cell table:style-name="ce5" office:value-type="float" office:value="0.0019" calcext:value-type="float">
            <text:p>0.0019</text:p>
          </table:table-cell>
          <table:table-cell table:style-name="ce5" office:value-type="float" office:value="0.793" calcext:value-type="float">
            <text:p>0.79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number-columns-repeated="2" table:style-name="ce5" office:value-type="string" calcext:value-type="string">
            <text:p>CTA21</text:p>
          </table:table-cell>
          <table:table-cell table:style-name="ce5" office:value-type="float" office:value="166.6357" calcext:value-type="float">
            <text:p>166.6357</text:p>
          </table:table-cell>
          <table:table-cell table:style-name="ce5" office:value-type="float" office:value="-33.5961" calcext:value-type="float">
            <text:p>-33.5961</text:p>
          </table:table-cell>
          <table:table-cell table:style-name="ce5" office:value-type="float" office:value="0.1524" calcext:value-type="float">
            <text:p>0.1524</text:p>
          </table:table-cell>
          <table:table-cell table:style-name="ce5" office:value-type="float" office:value="0.0048" calcext:value-type="float">
            <text:p>0.0048</text:p>
          </table:table-cell>
          <table:table-cell table:style-name="ce5" office:value-type="float" office:value="0.1311" calcext:value-type="float">
            <text:p>0.1311</text:p>
          </table:table-cell>
          <table:table-cell table:style-name="ce5" office:value-type="float" office:value="0.0041" calcext:value-type="float">
            <text:p>0.0041</text:p>
          </table:table-cell>
          <table:table-cell table:style-name="ce5" office:value-type="float" office:value="0.4059" calcext:value-type="float">
            <text:p>0.405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number-columns-repeated="2" table:style-name="ce5" office:value-type="string" calcext:value-type="string">
            <text:p>3C123</text:p>
          </table:table-cell>
          <table:table-cell table:style-name="ce5" office:value-type="float" office:value="170.5817" calcext:value-type="float">
            <text:p>170.5817</text:p>
          </table:table-cell>
          <table:table-cell table:style-name="ce5" office:value-type="float" office:value="-11.661" calcext:value-type="float">
            <text:p>-11.661</text:p>
          </table:table-cell>
          <table:table-cell table:style-name="ce5" office:value-type="float" office:value="1.0014" calcext:value-type="float">
            <text:p>1.0014</text:p>
          </table:table-cell>
          <table:table-cell table:style-name="ce5" office:value-type="float" office:value="0.0293" calcext:value-type="float">
            <text:p>0.0293</text:p>
          </table:table-cell>
          <table:table-cell table:style-name="ce5" office:value-type="float" office:value="0.8612" calcext:value-type="float">
            <text:p>0.8612</text:p>
          </table:table-cell>
          <table:table-cell table:style-name="ce5" office:value-type="float" office:value="0.0252" calcext:value-type="float">
            <text:p>0.0252</text:p>
          </table:table-cell>
          <table:table-cell table:style-name="ce5" office:value-type="float" office:value="2.6378" calcext:value-type="float">
            <text:p>2.637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number-columns-repeated="2" table:style-name="ce5" office:value-type="string" calcext:value-type="string">
            <text:p>4C20.33</text:p>
          </table:table-cell>
          <table:table-cell table:style-name="ce5" office:value-type="float" office:value="20.1848" calcext:value-type="float">
            <text:p>20.1848</text:p>
          </table:table-cell>
          <table:table-cell table:style-name="ce5" office:value-type="float" office:value="66.8341" calcext:value-type="float">
            <text:p>66.8341</text:p>
          </table:table-cell>
          <table:table-cell table:style-name="ce5" office:value-type="float" office:value="0.0419" calcext:value-type="float">
            <text:p>0.0419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0.036" calcext:value-type="float">
            <text:p>0.036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0.1131" calcext:value-type="float">
            <text:p>0.113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number-columns-repeated="2" table:style-name="ce5" office:value-type="string" calcext:value-type="string">
            <text:p>T0556+19</text:p>
          </table:table-cell>
          <table:table-cell table:style-name="ce5" office:value-type="float" office:value="190.0893" calcext:value-type="float">
            <text:p>190.0893</text:p>
          </table:table-cell>
          <table:table-cell table:style-name="ce5" office:value-type="float" office:value="-2.1665" calcext:value-type="float">
            <text:p>-2.1665</text:p>
          </table:table-cell>
          <table:table-cell table:style-name="ce5" office:value-type="float" office:value="1.4412" calcext:value-type="float">
            <text:p>1.4412</text:p>
          </table:table-cell>
          <table:table-cell table:style-name="ce5" office:value-type="float" office:value="0.0732" calcext:value-type="float">
            <text:p>0.0732</text:p>
          </table:table-cell>
          <table:table-cell table:style-name="ce5" office:value-type="float" office:value="1.2394" calcext:value-type="float">
            <text:p>1.2394</text:p>
          </table:table-cell>
          <table:table-cell table:style-name="ce5" office:value-type="float" office:value="0.063" calcext:value-type="float">
            <text:p>0.063</text:p>
          </table:table-cell>
          <table:table-cell table:style-name="ce5" office:value-type="float" office:value="3.682" calcext:value-type="float">
            <text:p>3.68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number-columns-repeated="2" table:style-name="ce5" office:value-type="string" calcext:value-type="string">
            <text:p>P1117+14</text:p>
          </table:table-cell>
          <table:table-cell table:style-name="ce5" office:value-type="float" office:value="240.438" calcext:value-type="float">
            <text:p>240.438</text:p>
          </table:table-cell>
          <table:table-cell table:style-name="ce5" office:value-type="float" office:value="65.7884" calcext:value-type="float">
            <text:p>65.7884</text:p>
          </table:table-cell>
          <table:table-cell table:style-name="ce5" office:value-type="float" office:value="0.0291" calcext:value-type="float">
            <text:p>0.0291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0.025" calcext:value-type="float">
            <text:p>0.025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0.0773" calcext:value-type="float">
            <text:p>0.077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number-columns-repeated="2" table:style-name="ce5" office:value-type="string" calcext:value-type="string">
            <text:p>3C264.0</text:p>
          </table:table-cell>
          <table:table-cell table:style-name="ce5" office:value-type="float" office:value="236.9959" calcext:value-type="float">
            <text:p>236.9959</text:p>
          </table:table-cell>
          <table:table-cell table:style-name="ce5" office:value-type="float" office:value="73.6422" calcext:value-type="float">
            <text:p>73.6422</text:p>
          </table:table-cell>
          <table:table-cell table:style-name="ce5" office:value-type="float" office:value="0.0233" calcext:value-type="float">
            <text:p>0.0233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0.0201" calcext:value-type="float">
            <text:p>0.0201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622" calcext:value-type="float">
            <text:p>0.062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number-columns-repeated="2" table:style-name="ce5" office:value-type="string" calcext:value-type="string">
            <text:p>3C208.1</text:p>
          </table:table-cell>
          <table:table-cell table:style-name="ce5" office:value-type="float" office:value="213.6015" calcext:value-type="float">
            <text:p>213.6015</text:p>
          </table:table-cell>
          <table:table-cell table:style-name="ce5" office:value-type="float" office:value="33.583" calcext:value-type="float">
            <text:p>33.583</text:p>
          </table:table-cell>
          <table:table-cell table:style-name="ce5" office:value-type="float" office:value="0.0313" calcext:value-type="float">
            <text:p>0.0313</text:p>
          </table:table-cell>
          <table:table-cell table:style-name="ce5" office:value-type="float" office:value="0.0032" calcext:value-type="float">
            <text:p>0.0032</text:p>
          </table:table-cell>
          <table:table-cell table:style-name="ce5" office:value-type="float" office:value="0.0269" calcext:value-type="float">
            <text:p>0.0269</text:p>
          </table:table-cell>
          <table:table-cell table:style-name="ce5" office:value-type="float" office:value="0.0028" calcext:value-type="float">
            <text:p>0.0028</text:p>
          </table:table-cell>
          <table:table-cell table:style-name="ce5" office:value-type="float" office:value="0.0804" calcext:value-type="float">
            <text:p>0.080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number-columns-repeated="2" table:style-name="ce5" office:value-type="string" calcext:value-type="string">
            <text:p>3C208.0</text:p>
          </table:table-cell>
          <table:table-cell table:style-name="ce5" office:value-type="float" office:value="213.6628" calcext:value-type="float">
            <text:p>213.6628</text:p>
          </table:table-cell>
          <table:table-cell table:style-name="ce5" office:value-type="float" office:value="33.1608" calcext:value-type="float">
            <text:p>33.1608</text:p>
          </table:table-cell>
          <table:table-cell table:style-name="ce5" office:value-type="float" office:value="0.0334" calcext:value-type="float">
            <text:p>0.0334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0.0287" calcext:value-type="float">
            <text:p>0.0287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0.0902" calcext:value-type="float">
            <text:p>0.090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number-columns-repeated="2" table:style-name="ce5" office:value-type="string" calcext:value-type="string">
            <text:p>4C32.44</text:p>
          </table:table-cell>
          <table:table-cell table:style-name="ce5" office:value-type="float" office:value="67.2335" calcext:value-type="float">
            <text:p>67.2335</text:p>
          </table:table-cell>
          <table:table-cell table:style-name="ce5" office:value-type="float" office:value="81.0477" calcext:value-type="float">
            <text:p>81.0477</text:p>
          </table:table-cell>
          <table:table-cell table:style-name="ce5" office:value-type="float" office:value="0.0155" calcext:value-type="float">
            <text:p>0.0155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133" calcext:value-type="float">
            <text:p>0.0133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413" calcext:value-type="float">
            <text:p>0.041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number-columns-repeated="2" table:style-name="ce5" office:value-type="string" calcext:value-type="string">
            <text:p>3C263.1</text:p>
          </table:table-cell>
          <table:table-cell table:style-name="ce5" office:value-type="float" office:value="228.2701" calcext:value-type="float">
            <text:p>228.2701</text:p>
          </table:table-cell>
          <table:table-cell table:style-name="ce5" office:value-type="float" office:value="74.3753" calcext:value-type="float">
            <text:p>74.3753</text:p>
          </table:table-cell>
          <table:table-cell table:style-name="ce5" office:value-type="float" office:value="0.0232" calcext:value-type="float">
            <text:p>0.0232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0.0627" calcext:value-type="float">
            <text:p>0.0627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number-columns-repeated="2" table:style-name="ce5" office:value-type="string" calcext:value-type="string">
            <text:p>3C225b</text:p>
          </table:table-cell>
          <table:table-cell table:style-name="ce5" office:value-type="float" office:value="220.0101" calcext:value-type="float">
            <text:p>220.0101</text:p>
          </table:table-cell>
          <table:table-cell table:style-name="ce5" office:value-type="float" office:value="44.0084" calcext:value-type="float">
            <text:p>44.0084</text:p>
          </table:table-cell>
          <table:table-cell table:style-name="ce5" office:value-type="float" office:value="0.0534" calcext:value-type="float">
            <text:p>0.0534</text:p>
          </table:table-cell>
          <table:table-cell table:style-name="ce5" office:value-type="float" office:value="0.0031" calcext:value-type="float">
            <text:p>0.0031</text:p>
          </table:table-cell>
          <table:table-cell table:style-name="ce5" office:value-type="float" office:value="0.046" calcext:value-type="float">
            <text:p>0.046</text:p>
          </table:table-cell>
          <table:table-cell table:style-name="ce5" office:value-type="float" office:value="0.0027" calcext:value-type="float">
            <text:p>0.0027</text:p>
          </table:table-cell>
          <table:table-cell table:style-name="ce5" office:value-type="float" office:value="0.1462" calcext:value-type="float">
            <text:p>0.146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number-columns-repeated="2" table:style-name="ce5" office:value-type="string" calcext:value-type="string">
            <text:p>3C410</text:p>
          </table:table-cell>
          <table:table-cell table:style-name="ce5" office:value-type="float" office:value="69.2117" calcext:value-type="float">
            <text:p>69.2117</text:p>
          </table:table-cell>
          <table:table-cell table:style-name="ce5" office:value-type="float" office:value="-3.7691" calcext:value-type="float">
            <text:p>-3.7691</text:p>
          </table:table-cell>
          <table:table-cell table:style-name="ce5" office:value-type="float" office:value="1.3543" calcext:value-type="float">
            <text:p>1.3543</text:p>
          </table:table-cell>
          <table:table-cell table:style-name="ce5" office:value-type="float" office:value="0.0176" calcext:value-type="float">
            <text:p>0.0176</text:p>
          </table:table-cell>
          <table:table-cell table:style-name="ce5" office:value-type="float" office:value="1.1647" calcext:value-type="float">
            <text:p>1.1647</text:p>
          </table:table-cell>
          <table:table-cell table:style-name="ce5" office:value-type="float" office:value="0.0152" calcext:value-type="float">
            <text:p>0.0152</text:p>
          </table:table-cell>
          <table:table-cell table:style-name="ce5" office:value-type="float" office:value="3.6498" calcext:value-type="float">
            <text:p>3.649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number-columns-repeated="2" table:style-name="ce5" office:value-type="string" calcext:value-type="string">
            <text:p>P0347+05</text:p>
          </table:table-cell>
          <table:table-cell table:style-name="ce5" office:value-type="float" office:value="182.2737" calcext:value-type="float">
            <text:p>182.2737</text:p>
          </table:table-cell>
          <table:table-cell table:style-name="ce5" office:value-type="float" office:value="-35.7311" calcext:value-type="float">
            <text:p>-35.7311</text:p>
          </table:table-cell>
          <table:table-cell table:style-name="ce5" office:value-type="float" office:value="0.2772" calcext:value-type="float">
            <text:p>0.2772</text:p>
          </table:table-cell>
          <table:table-cell table:style-name="ce5" office:value-type="float" office:value="0.0078" calcext:value-type="float">
            <text:p>0.0078</text:p>
          </table:table-cell>
          <table:table-cell table:style-name="ce5" office:value-type="float" office:value="0.2384" calcext:value-type="float">
            <text:p>0.2384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0.75" calcext:value-type="float">
            <text:p>0.7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number-columns-repeated="2" table:style-name="ce5" office:value-type="string" calcext:value-type="string">
            <text:p>3C272.1</text:p>
          </table:table-cell>
          <table:table-cell table:style-name="ce5" office:value-type="float" office:value="280.6321" calcext:value-type="float">
            <text:p>280.6321</text:p>
          </table:table-cell>
          <table:table-cell table:style-name="ce5" office:value-type="float" office:value="74.6873" calcext:value-type="float">
            <text:p>74.6873</text:p>
          </table:table-cell>
          <table:table-cell table:style-name="ce5" office:value-type="float" office:value="0.0395" calcext:value-type="float">
            <text:p>0.0395</text:p>
          </table:table-cell>
          <table:table-cell table:style-name="ce5" office:value-type="float" office:value="0.0021" calcext:value-type="float">
            <text:p>0.0021</text:p>
          </table:table-cell>
          <table:table-cell table:style-name="ce5" office:value-type="float" office:value="0.034" calcext:value-type="float">
            <text:p>0.034</text:p>
          </table:table-cell>
          <table:table-cell table:style-name="ce5" office:value-type="float" office:value="0.0018" calcext:value-type="float">
            <text:p>0.0018</text:p>
          </table:table-cell>
          <table:table-cell table:style-name="ce5" office:value-type="float" office:value="0.1065" calcext:value-type="float">
            <text:p>0.106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number-columns-repeated="2" table:style-name="ce5" office:value-type="string" calcext:value-type="string">
            <text:p>3C225a</text:p>
          </table:table-cell>
          <table:table-cell table:style-name="ce5" office:value-type="float" office:value="219.8662" calcext:value-type="float">
            <text:p>219.8662</text:p>
          </table:table-cell>
          <table:table-cell table:style-name="ce5" office:value-type="float" office:value="44.0249" calcext:value-type="float">
            <text:p>44.0249</text:p>
          </table:table-cell>
          <table:table-cell table:style-name="ce5" office:value-type="float" office:value="0.0543" calcext:value-type="float">
            <text:p>0.0543</text:p>
          </table:table-cell>
          <table:table-cell table:style-name="ce5" office:value-type="float" office:value="0.0037" calcext:value-type="float">
            <text:p>0.0037</text:p>
          </table:table-cell>
          <table:table-cell table:style-name="ce5" office:value-type="float" office:value="0.0467" calcext:value-type="float">
            <text:p>0.0467</text:p>
          </table:table-cell>
          <table:table-cell table:style-name="ce5" office:value-type="float" office:value="0.0032" calcext:value-type="float">
            <text:p>0.0032</text:p>
          </table:table-cell>
          <table:table-cell table:style-name="ce5" office:value-type="float" office:value="0.1451" calcext:value-type="float">
            <text:p>0.145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number-columns-repeated="2" table:style-name="ce5" office:value-type="string" calcext:value-type="string">
            <text:p>4C07.32</text:p>
          </table:table-cell>
          <table:table-cell table:style-name="ce5" office:value-type="float" office:value="322.2286" calcext:value-type="float">
            <text:p>322.2286</text:p>
          </table:table-cell>
          <table:table-cell table:style-name="ce5" office:value-type="float" office:value="68.835" calcext:value-type="float">
            <text:p>68.835</text:p>
          </table:table-cell>
          <table:table-cell table:style-name="ce5" office:value-type="float" office:value="0.0315" calcext:value-type="float">
            <text:p>0.0315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0.0271" calcext:value-type="float">
            <text:p>0.0271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0.0836" calcext:value-type="float">
            <text:p>0.083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number-columns-repeated="2" table:style-name="ce5" office:value-type="string" calcext:value-type="string">
            <text:p>3C245</text:p>
          </table:table-cell>
          <table:table-cell table:style-name="ce5" office:value-type="float" office:value="233.1247" calcext:value-type="float">
            <text:p>233.1247</text:p>
          </table:table-cell>
          <table:table-cell table:style-name="ce5" office:value-type="float" office:value="56.3009" calcext:value-type="float">
            <text:p>56.3009</text:p>
          </table:table-cell>
          <table:table-cell table:style-name="ce5" office:value-type="float" office:value="0.025" calcext:value-type="float">
            <text:p>0.025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0.0215" calcext:value-type="float">
            <text:p>0.0215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0.0653" calcext:value-type="float">
            <text:p>0.065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number-columns-repeated="2" table:style-name="ce5" office:value-type="string" calcext:value-type="string">
            <text:p>3C93.1</text:p>
          </table:table-cell>
          <table:table-cell table:style-name="ce5" office:value-type="float" office:value="160.0361" calcext:value-type="float">
            <text:p>160.0361</text:p>
          </table:table-cell>
          <table:table-cell table:style-name="ce5" office:value-type="float" office:value="-15.9147" calcext:value-type="float">
            <text:p>-15.9147</text:p>
          </table:table-cell>
          <table:table-cell table:style-name="ce5" office:value-type="float" office:value="0.3823" calcext:value-type="float">
            <text:p>0.3823</text:p>
          </table:table-cell>
          <table:table-cell table:style-name="ce5" office:value-type="float" office:value="0.0164" calcext:value-type="float">
            <text:p>0.0164</text:p>
          </table:table-cell>
          <table:table-cell table:style-name="ce5" office:value-type="float" office:value="0.3287" calcext:value-type="float">
            <text:p>0.3287</text:p>
          </table:table-cell>
          <table:table-cell table:style-name="ce5" office:value-type="float" office:value="0.0141" calcext:value-type="float">
            <text:p>0.0141</text:p>
          </table:table-cell>
          <table:table-cell table:style-name="ce5" office:value-type="float" office:value="1.0543" calcext:value-type="float">
            <text:p>1.054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number-columns-repeated="2" table:style-name="ce5" office:value-type="string" calcext:value-type="string">
            <text:p>3C348</text:p>
          </table:table-cell>
          <table:table-cell table:style-name="ce5" office:value-type="float" office:value="22.971" calcext:value-type="float">
            <text:p>22.971</text:p>
          </table:table-cell>
          <table:table-cell table:style-name="ce5" office:value-type="float" office:value="29.1769" calcext:value-type="float">
            <text:p>29.1769</text:p>
          </table:table-cell>
          <table:table-cell table:style-name="ce5" office:value-type="float" office:value="0.0955" calcext:value-type="float">
            <text:p>0.0955</text:p>
          </table:table-cell>
          <table:table-cell table:style-name="ce5" office:value-type="float" office:value="0.0015" calcext:value-type="float">
            <text:p>0.0015</text:p>
          </table:table-cell>
          <table:table-cell table:style-name="ce5" office:value-type="float" office:value="0.0821" calcext:value-type="float">
            <text:p>0.0821</text:p>
          </table:table-cell>
          <table:table-cell table:style-name="ce5" office:value-type="float" office:value="0.0013" calcext:value-type="float">
            <text:p>0.0013</text:p>
          </table:table-cell>
          <table:table-cell table:style-name="ce5" office:value-type="float" office:value="0.2522" calcext:value-type="float">
            <text:p>0.252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number-columns-repeated="2" table:style-name="ce5" office:value-type="string" calcext:value-type="string">
            <text:p>4C13.67</text:p>
          </table:table-cell>
          <table:table-cell table:style-name="ce5" office:value-type="float" office:value="43.4971" calcext:value-type="float">
            <text:p>43.4971</text:p>
          </table:table-cell>
          <table:table-cell table:style-name="ce5" office:value-type="float" office:value="9.154" calcext:value-type="float">
            <text:p>9.154</text:p>
          </table:table-cell>
          <table:table-cell table:style-name="ce5" office:value-type="float" office:value="0.6425" calcext:value-type="float">
            <text:p>0.6425</text:p>
          </table:table-cell>
          <table:table-cell table:style-name="ce5" office:value-type="float" office:value="0.016" calcext:value-type="float">
            <text:p>0.016</text:p>
          </table:table-cell>
          <table:table-cell table:style-name="ce5" office:value-type="float" office:value="0.5526" calcext:value-type="float">
            <text:p>0.5526</text:p>
          </table:table-cell>
          <table:table-cell table:style-name="ce5" office:value-type="float" office:value="0.0138" calcext:value-type="float">
            <text:p>0.0138</text:p>
          </table:table-cell>
          <table:table-cell table:style-name="ce5" office:value-type="float" office:value="1.685" calcext:value-type="float">
            <text:p>1.68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number-columns-repeated="2" table:style-name="ce5" office:value-type="string" calcext:value-type="string">
            <text:p>3C286</text:p>
          </table:table-cell>
          <table:table-cell table:style-name="ce5" office:value-type="float" office:value="56.5241" calcext:value-type="float">
            <text:p>56.5241</text:p>
          </table:table-cell>
          <table:table-cell table:style-name="ce5" office:value-type="float" office:value="80.6747" calcext:value-type="float">
            <text:p>80.6747</text:p>
          </table:table-cell>
          <table:table-cell table:style-name="ce5" office:value-type="float" office:value="0.0116" calcext:value-type="float">
            <text:p>0.0116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0.0306" calcext:value-type="float">
            <text:p>0.030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number-columns-repeated="2" table:style-name="ce5" office:value-type="string" calcext:value-type="string">
            <text:p>4C13.65</text:p>
          </table:table-cell>
          <table:table-cell table:style-name="ce5" office:value-type="float" office:value="39.3151" calcext:value-type="float">
            <text:p>39.3151</text:p>
          </table:table-cell>
          <table:table-cell table:style-name="ce5" office:value-type="float" office:value="17.718" calcext:value-type="float">
            <text:p>17.718</text:p>
          </table:table-cell>
          <table:table-cell table:style-name="ce5" office:value-type="float" office:value="0.1383" calcext:value-type="float">
            <text:p>0.1383</text:p>
          </table:table-cell>
          <table:table-cell table:style-name="ce5" office:value-type="float" office:value="0.0045" calcext:value-type="float">
            <text:p>0.0045</text:p>
          </table:table-cell>
          <table:table-cell table:style-name="ce5" office:value-type="float" office:value="0.1189" calcext:value-type="float">
            <text:p>0.1189</text:p>
          </table:table-cell>
          <table:table-cell table:style-name="ce5" office:value-type="float" office:value="0.0039" calcext:value-type="float">
            <text:p>0.0039</text:p>
          </table:table-cell>
          <table:table-cell table:style-name="ce5" office:value-type="float" office:value="0.374" calcext:value-type="float">
            <text:p>0.37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number-columns-repeated="2" table:style-name="ce5" office:value-type="string" calcext:value-type="string">
            <text:p>3C190.0</text:p>
          </table:table-cell>
          <table:table-cell table:style-name="ce5" office:value-type="float" office:value="207.6242" calcext:value-type="float">
            <text:p>207.6242</text:p>
          </table:table-cell>
          <table:table-cell table:style-name="ce5" office:value-type="float" office:value="21.8412" calcext:value-type="float">
            <text:p>21.8412</text:p>
          </table:table-cell>
          <table:table-cell table:style-name="ce5" office:value-type="float" office:value="0.0306" calcext:value-type="float">
            <text:p>0.0306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0.0263" calcext:value-type="float">
            <text:p>0.0263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0.0824" calcext:value-type="float">
            <text:p>0.082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number-columns-repeated="2" table:style-name="ce5" office:value-type="string" calcext:value-type="string">
            <text:p>P0320+05</text:p>
          </table:table-cell>
          <table:table-cell table:style-name="ce5" office:value-type="float" office:value="176.9818" calcext:value-type="float">
            <text:p>176.9818</text:p>
          </table:table-cell>
          <table:table-cell table:style-name="ce5" office:value-type="float" office:value="-40.8433" calcext:value-type="float">
            <text:p>-40.8433</text:p>
          </table:table-cell>
          <table:table-cell table:style-name="ce5" office:value-type="float" office:value="0.1993" calcext:value-type="float">
            <text:p>0.1993</text:p>
          </table:table-cell>
          <table:table-cell table:style-name="ce5" office:value-type="float" office:value="0.0024" calcext:value-type="float">
            <text:p>0.0024</text:p>
          </table:table-cell>
          <table:table-cell table:style-name="ce5" office:value-type="float" office:value="0.1714" calcext:value-type="float">
            <text:p>0.1714</text:p>
          </table:table-cell>
          <table:table-cell table:style-name="ce5" office:value-type="float" office:value="0.002" calcext:value-type="float">
            <text:p>0.002</text:p>
          </table:table-cell>
          <table:table-cell table:style-name="ce5" office:value-type="float" office:value="0.5387" calcext:value-type="float">
            <text:p>0.5387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number-columns-repeated="2" table:style-name="ce5" office:value-type="string" calcext:value-type="string">
            <text:p>3C274.1</text:p>
          </table:table-cell>
          <table:table-cell table:style-name="ce5" office:value-type="float" office:value="269.8744" calcext:value-type="float">
            <text:p>269.8744</text:p>
          </table:table-cell>
          <table:table-cell table:style-name="ce5" office:value-type="float" office:value="83.1637" calcext:value-type="float">
            <text:p>83.1637</text:p>
          </table:table-cell>
          <table:table-cell table:style-name="ce5" office:value-type="float" office:value="0.0292" calcext:value-type="float">
            <text:p>0.0292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0.0252" calcext:value-type="float">
            <text:p>0.0252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0.0766" calcext:value-type="float">
            <text:p>0.0766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number-columns-repeated="2" table:style-name="ce5" office:value-type="string" calcext:value-type="string">
            <text:p>3C207</text:p>
          </table:table-cell>
          <table:table-cell table:style-name="ce5" office:value-type="float" office:value="212.968" calcext:value-type="float">
            <text:p>212.968</text:p>
          </table:table-cell>
          <table:table-cell table:style-name="ce5" office:value-type="float" office:value="30.139" calcext:value-type="float">
            <text:p>30.139</text:p>
          </table:table-cell>
          <table:table-cell table:style-name="ce5" office:value-type="float" office:value="0.0882" calcext:value-type="float">
            <text:p>0.0882</text:p>
          </table:table-cell>
          <table:table-cell table:style-name="ce5" office:value-type="float" office:value="0.0049" calcext:value-type="float">
            <text:p>0.0049</text:p>
          </table:table-cell>
          <table:table-cell table:style-name="ce5" office:value-type="float" office:value="0.0759" calcext:value-type="float">
            <text:p>0.0759</text:p>
          </table:table-cell>
          <table:table-cell table:style-name="ce5" office:value-type="float" office:value="0.0042" calcext:value-type="float">
            <text:p>0.0042</text:p>
          </table:table-cell>
          <table:table-cell table:style-name="ce5" office:value-type="float" office:value="0.2598" calcext:value-type="float">
            <text:p>0.259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number-columns-repeated="2" table:style-name="ce5" office:value-type="string" calcext:value-type="string">
            <text:p>T0629+10</text:p>
          </table:table-cell>
          <table:table-cell table:style-name="ce5" office:value-type="float" office:value="201.5315" calcext:value-type="float">
            <text:p>201.5315</text:p>
          </table:table-cell>
          <table:table-cell table:style-name="ce5" office:value-type="float" office:value="0.5079" calcext:value-type="float">
            <text:p>0.5079</text:p>
          </table:table-cell>
          <table:table-cell table:style-name="ce5" office:value-type="float" office:value="1.8216" calcext:value-type="float">
            <text:p>1.8216</text:p>
          </table:table-cell>
          <table:table-cell table:style-name="ce5" office:value-type="float" office:value="0.2649" calcext:value-type="float">
            <text:p>0.2649</text:p>
          </table:table-cell>
          <table:table-cell table:style-name="ce5" office:value-type="float" office:value="1.5665" calcext:value-type="float">
            <text:p>1.5665</text:p>
          </table:table-cell>
          <table:table-cell table:style-name="ce5" office:value-type="float" office:value="0.2278" calcext:value-type="float">
            <text:p>0.2278</text:p>
          </table:table-cell>
          <table:table-cell table:style-name="ce5" office:value-type="float" office:value="4.6689" calcext:value-type="float">
            <text:p>4.668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number-columns-repeated="2" table:style-name="ce5" office:value-type="string" calcext:value-type="string">
            <text:p>3C223</text:p>
          </table:table-cell>
          <table:table-cell table:style-name="ce5" office:value-type="float" office:value="188.4071" calcext:value-type="float">
            <text:p>188.4071</text:p>
          </table:table-cell>
          <table:table-cell table:style-name="ce5" office:value-type="float" office:value="48.65994" calcext:value-type="float">
            <text:p>48.65994</text:p>
          </table:table-cell>
          <table:table-cell table:style-name="ce5" office:value-type="float" office:value="0.0119" calcext:value-type="float">
            <text:p>0.0119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102" calcext:value-type="float">
            <text:p>0.0102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0.0308" calcext:value-type="float">
            <text:p>0.030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number-columns-repeated="2" table:style-name="ce5" office:value-type="string" calcext:value-type="string">
            <text:p>4C12.50</text:p>
          </table:table-cell>
          <table:table-cell table:style-name="ce5" office:value-type="float" office:value="347.223" calcext:value-type="float">
            <text:p>347.223</text:p>
          </table:table-cell>
          <table:table-cell table:style-name="ce5" office:value-type="float" office:value="70.1718" calcext:value-type="float">
            <text:p>70.1718</text:p>
          </table:table-cell>
          <table:table-cell table:style-name="ce5" office:value-type="float" office:value="0.0333" calcext:value-type="float">
            <text:p>0.0333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0.0286" calcext:value-type="float">
            <text:p>0.0286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0.0893" calcext:value-type="float">
            <text:p>0.089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number-columns-repeated="2" table:style-name="ce5" office:value-type="string" calcext:value-type="string">
            <text:p>4C04.51</text:p>
          </table:table-cell>
          <table:table-cell table:style-name="ce5" office:value-type="float" office:value="7.2923" calcext:value-type="float">
            <text:p>7.2923</text:p>
          </table:table-cell>
          <table:table-cell table:style-name="ce5" office:value-type="float" office:value="47.747" calcext:value-type="float">
            <text:p>47.747</text:p>
          </table:table-cell>
          <table:table-cell table:style-name="ce5" office:value-type="float" office:value="0.0504" calcext:value-type="float">
            <text:p>0.0504</text:p>
          </table:table-cell>
          <table:table-cell table:style-name="ce5" office:value-type="float" office:value="0.0013" calcext:value-type="float">
            <text:p>0.0013</text:p>
          </table:table-cell>
          <table:table-cell table:style-name="ce5" office:value-type="float" office:value="0.0433" calcext:value-type="float">
            <text:p>0.0433</text:p>
          </table:table-cell>
          <table:table-cell table:style-name="ce5" office:value-type="float" office:value="0.0012" calcext:value-type="float">
            <text:p>0.0012</text:p>
          </table:table-cell>
          <table:table-cell table:style-name="ce5" office:value-type="float" office:value="0.135" calcext:value-type="float">
            <text:p>0.13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number-columns-repeated="2" table:style-name="ce5" office:value-type="string" calcext:value-type="string">
            <text:p>4C33.48</text:p>
          </table:table-cell>
          <table:table-cell table:style-name="ce5" office:value-type="float" office:value="66.3887" calcext:value-type="float">
            <text:p>66.3887</text:p>
          </table:table-cell>
          <table:table-cell table:style-name="ce5" office:value-type="float" office:value="8.3713" calcext:value-type="float">
            <text:p>8.3713</text:p>
          </table:table-cell>
          <table:table-cell table:style-name="ce5" office:value-type="float" office:value="0.204" calcext:value-type="float">
            <text:p>0.204</text:p>
          </table:table-cell>
          <table:table-cell table:style-name="ce5" office:value-type="float" office:value="0.0034" calcext:value-type="float">
            <text:p>0.0034</text:p>
          </table:table-cell>
          <table:table-cell table:style-name="ce5" office:value-type="float" office:value="0.1755" calcext:value-type="float">
            <text:p>0.1755</text:p>
          </table:table-cell>
          <table:table-cell table:style-name="ce5" office:value-type="float" office:value="0.0029" calcext:value-type="float">
            <text:p>0.0029</text:p>
          </table:table-cell>
          <table:table-cell table:style-name="ce5" office:value-type="float" office:value="0.5534" calcext:value-type="float">
            <text:p>0.553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number-columns-repeated="2" table:style-name="ce5" office:value-type="string" calcext:value-type="string">
            <text:p>3C111</text:p>
          </table:table-cell>
          <table:table-cell table:style-name="ce5" office:value-type="float" office:value="161.6756" calcext:value-type="float">
            <text:p>161.6756</text:p>
          </table:table-cell>
          <table:table-cell table:style-name="ce5" office:value-type="float" office:value="-8.8197" calcext:value-type="float">
            <text:p>-8.8197</text:p>
          </table:table-cell>
          <table:table-cell table:style-name="ce5" office:value-type="float" office:value="1.6532" calcext:value-type="float">
            <text:p>1.6532</text:p>
          </table:table-cell>
          <table:table-cell table:style-name="ce5" office:value-type="float" office:value="0.0238" calcext:value-type="float">
            <text:p>0.0238</text:p>
          </table:table-cell>
          <table:table-cell table:style-name="ce5" office:value-type="float" office:value="1.4217" calcext:value-type="float">
            <text:p>1.4217</text:p>
          </table:table-cell>
          <table:table-cell table:style-name="ce5" office:value-type="float" office:value="0.0205" calcext:value-type="float">
            <text:p>0.0205</text:p>
          </table:table-cell>
          <table:table-cell table:style-name="ce5" office:value-type="float" office:value="4.4208" calcext:value-type="float">
            <text:p>4.420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number-columns-repeated="2" table:style-name="ce5" office:value-type="string" calcext:value-type="string">
            <text:p>J2232</text:p>
          </table:table-cell>
          <table:table-cell table:style-name="ce5" office:value-type="float" office:value="77.4379" calcext:value-type="float">
            <text:p>77.4379</text:p>
          </table:table-cell>
          <table:table-cell table:style-name="ce5" office:value-type="float" office:value="-38.5824" calcext:value-type="float">
            <text:p>-38.5824</text:p>
          </table:table-cell>
          <table:table-cell table:style-name="ce5" office:value-type="float" office:value="0.0712" calcext:value-type="float">
            <text:p>0.0712</text:p>
          </table:table-cell>
          <table:table-cell table:style-name="ce5" office:value-type="float" office:value="0.0017" calcext:value-type="float">
            <text:p>0.0017</text:p>
          </table:table-cell>
          <table:table-cell table:style-name="ce5" office:value-type="float" office:value="0.0612" calcext:value-type="float">
            <text:p>0.0612</text:p>
          </table:table-cell>
          <table:table-cell table:style-name="ce5" office:value-type="float" office:value="0.0015" calcext:value-type="float">
            <text:p>0.0015</text:p>
          </table:table-cell>
          <table:table-cell table:style-name="ce5" office:value-type="float" office:value="0.1914" calcext:value-type="float">
            <text:p>0.191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number-columns-repeated="2" table:style-name="ce5" office:value-type="string" calcext:value-type="string">
            <text:p>3C298</text:p>
          </table:table-cell>
          <table:table-cell table:style-name="ce5" office:value-type="float" office:value="352.1602" calcext:value-type="float">
            <text:p>352.1602</text:p>
          </table:table-cell>
          <table:table-cell table:style-name="ce5" office:value-type="float" office:value="60.6666" calcext:value-type="float">
            <text:p>60.6666</text:p>
          </table:table-cell>
          <table:table-cell table:style-name="ce5" office:value-type="float" office:value="0.029" calcext:value-type="float">
            <text:p>0.029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0.0249" calcext:value-type="float">
            <text:p>0.0249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0.0785" calcext:value-type="float">
            <text:p>0.0785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number-columns-repeated="2" table:style-name="ce5" office:value-type="string" calcext:value-type="string">
            <text:p>B2050</text:p>
          </table:table-cell>
          <table:table-cell table:style-name="ce5" office:value-type="float" office:value="78.8581" calcext:value-type="float">
            <text:p>78.8581</text:p>
          </table:table-cell>
          <table:table-cell table:style-name="ce5" office:value-type="float" office:value="-5.1238" calcext:value-type="float">
            <text:p>-5.1238</text:p>
          </table:table-cell>
          <table:table-cell table:style-name="ce5" office:value-type="float" office:value="0.0537" calcext:value-type="float">
            <text:p>0.0537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0.0462" calcext:value-type="float">
            <text:p>0.0462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0.1432" calcext:value-type="float">
            <text:p>0.143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number-columns-repeated="2" table:style-name="ce5" office:value-type="string" calcext:value-type="string">
            <text:p>PKS0531</text:p>
          </table:table-cell>
          <table:table-cell table:style-name="ce5" office:value-type="float" office:value="186.7617" calcext:value-type="float">
            <text:p>186.7617</text:p>
          </table:table-cell>
          <table:table-cell table:style-name="ce5" office:value-type="float" office:value="-7.1076" calcext:value-type="float">
            <text:p>-7.1076</text:p>
          </table:table-cell>
          <table:table-cell table:style-name="ce5" office:value-type="float" office:value="0.3518" calcext:value-type="float">
            <text:p>0.3518</text:p>
          </table:table-cell>
          <table:table-cell table:style-name="ce5" office:value-type="float" office:value="0.0099" calcext:value-type="float">
            <text:p>0.0099</text:p>
          </table:table-cell>
          <table:table-cell table:style-name="ce5" office:value-type="float" office:value="0.3026" calcext:value-type="float">
            <text:p>0.3026</text:p>
          </table:table-cell>
          <table:table-cell table:style-name="ce5" office:value-type="float" office:value="0.0085" calcext:value-type="float">
            <text:p>0.0085</text:p>
          </table:table-cell>
          <table:table-cell table:style-name="ce5" office:value-type="float" office:value="0.9372" calcext:value-type="float">
            <text:p>0.937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number-columns-repeated="2" table:style-name="ce5" office:value-type="string" calcext:value-type="string">
            <text:p>4C16.09</text:p>
          </table:table-cell>
          <table:table-cell table:style-name="ce5" office:value-type="float" office:value="166.6357" calcext:value-type="float">
            <text:p>166.6357</text:p>
          </table:table-cell>
          <table:table-cell table:style-name="ce5" office:value-type="float" office:value="-33.5959" calcext:value-type="float">
            <text:p>-33.5959</text:p>
          </table:table-cell>
          <table:table-cell table:style-name="ce5" office:value-type="float" office:value="0.1524" calcext:value-type="float">
            <text:p>0.1524</text:p>
          </table:table-cell>
          <table:table-cell table:style-name="ce5" office:value-type="float" office:value="0.0048" calcext:value-type="float">
            <text:p>0.0048</text:p>
          </table:table-cell>
          <table:table-cell table:style-name="ce5" office:value-type="float" office:value="0.1311" calcext:value-type="float">
            <text:p>0.1311</text:p>
          </table:table-cell>
          <table:table-cell table:style-name="ce5" office:value-type="float" office:value="0.0041" calcext:value-type="float">
            <text:p>0.0041</text:p>
          </table:table-cell>
          <table:table-cell table:style-name="ce5" office:value-type="float" office:value="0.4059" calcext:value-type="float">
            <text:p>0.405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number-columns-repeated="2" table:style-name="ce5" office:value-type="string" calcext:value-type="string">
            <text:p>3C48</text:p>
          </table:table-cell>
          <table:table-cell table:style-name="ce5" office:value-type="float" office:value="133.9626" calcext:value-type="float">
            <text:p>133.9626</text:p>
          </table:table-cell>
          <table:table-cell table:style-name="ce5" office:value-type="float" office:value="-28.7194" calcext:value-type="float">
            <text:p>-28.7194</text:p>
          </table:table-cell>
          <table:table-cell table:style-name="ce5" office:value-type="float" office:value="0.0438" calcext:value-type="float">
            <text:p>0.0438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0.0377" calcext:value-type="float">
            <text:p>0.0377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0.1165" calcext:value-type="float">
            <text:p>0.116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number-columns-repeated="2" table:style-name="ce5" office:value-type="string" calcext:value-type="string">
            <text:p>3C327.1</text:p>
          </table:table-cell>
          <table:table-cell table:style-name="ce5" office:value-type="float" office:value="12.1821" calcext:value-type="float">
            <text:p>12.1821</text:p>
          </table:table-cell>
          <table:table-cell table:style-name="ce5" office:value-type="float" office:value="37.0047" calcext:value-type="float">
            <text:p>37.0047</text:p>
          </table:table-cell>
          <table:table-cell table:style-name="ce5" office:value-type="float" office:value="0.1333" calcext:value-type="float">
            <text:p>0.1333</text:p>
          </table:table-cell>
          <table:table-cell table:style-name="ce5" office:value-type="float" office:value="0.0021" calcext:value-type="float">
            <text:p>0.0021</text:p>
          </table:table-cell>
          <table:table-cell table:style-name="ce5" office:value-type="float" office:value="0.1147" calcext:value-type="float">
            <text:p>0.1147</text:p>
          </table:table-cell>
          <table:table-cell table:style-name="ce5" office:value-type="float" office:value="0.0018" calcext:value-type="float">
            <text:p>0.0018</text:p>
          </table:table-cell>
          <table:table-cell table:style-name="ce5" office:value-type="float" office:value="0.3523" calcext:value-type="float">
            <text:p>0.352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number-columns-repeated="2" table:style-name="ce5" office:value-type="string" calcext:value-type="string">
            <text:p>3C147</text:p>
          </table:table-cell>
          <table:table-cell table:style-name="ce5" office:value-type="float" office:value="161.6864" calcext:value-type="float">
            <text:p>161.6864</text:p>
          </table:table-cell>
          <table:table-cell table:style-name="ce5" office:value-type="float" office:value="10.2984" calcext:value-type="float">
            <text:p>10.2984</text:p>
          </table:table-cell>
          <table:table-cell table:style-name="ce5" office:value-type="float" office:value="0.2619" calcext:value-type="float">
            <text:p>0.2619</text:p>
          </table:table-cell>
          <table:table-cell table:style-name="ce5" office:value-type="float" office:value="0.0078" calcext:value-type="float">
            <text:p>0.0078</text:p>
          </table:table-cell>
          <table:table-cell table:style-name="ce5" office:value-type="float" office:value="0.2252" calcext:value-type="float">
            <text:p>0.2252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0.6936" calcext:value-type="float">
            <text:p>0.693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number-columns-repeated="2" table:style-name="ce5" office:value-type="string" calcext:value-type="string">
            <text:p>3C459</text:p>
          </table:table-cell>
          <table:table-cell table:style-name="ce5" office:value-type="float" office:value="83.0397" calcext:value-type="float">
            <text:p>83.0397</text:p>
          </table:table-cell>
          <table:table-cell table:style-name="ce5" office:value-type="float" office:value="-51.285" calcext:value-type="float">
            <text:p>-51.285</text:p>
          </table:table-cell>
          <table:table-cell table:style-name="ce5" office:value-type="float" office:value="0.0655" calcext:value-type="float">
            <text:p>0.0655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0.0564" calcext:value-type="float">
            <text:p>0.0564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0.174" calcext:value-type="float">
            <text:p>0.17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number-columns-repeated="2" table:style-name="ce5" office:value-type="string" calcext:value-type="string">
            <text:p>3C345</text:p>
          </table:table-cell>
          <table:table-cell table:style-name="ce5" office:value-type="float" office:value="63.455" calcext:value-type="float">
            <text:p>63.455</text:p>
          </table:table-cell>
          <table:table-cell table:style-name="ce5" office:value-type="float" office:value="40.9489" calcext:value-type="float">
            <text:p>40.9489</text:p>
          </table:table-cell>
          <table:table-cell table:style-name="ce5" office:value-type="float" office:value="0.0131" calcext:value-type="float">
            <text:p>0.0131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0.0112" calcext:value-type="float">
            <text:p>0.0112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0.035" calcext:value-type="float">
            <text:p>0.03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478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origin_hi_93src" table:style-name="ta1"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62" table:default-cell-style-name="Default"/>
        <table:table-row table:style-name="ro2">
          <table:table-cell table:number-columns-repeated="5"/>
          <table:table-cell table:style-name="ce31" office:value-type="string" calcext:value-type="string">
            <text:p>Origin HI data</text:p>
          </table:table-cell>
          <table:table-cell table:number-columns-repeated="6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52" office:value-type="string" calcext:value-type="string">
            <text:p>#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l</text:p>
          </table:table-cell>
          <table:table-cell table:style-name="ce52" office:value-type="string" calcext:value-type="string">
            <text:p>b</text:p>
          </table:table-cell>
          <table:table-cell table:style-name="ce52" office:value-type="string" calcext:value-type="string">
            <text:p>N(HI)</text:p>
          </table:table-cell>
          <table:table-cell table:style-name="ce52" office:value-type="string" calcext:value-type="string">
            <text:p>er</text:p>
          </table:table-cell>
          <table:table-cell table:style-name="ce52" office:value-type="string" calcext:value-type="string">
            <text:p>N*(HI)</text:p>
          </table:table-cell>
          <table:table-cell table:style-name="ce52" office:value-type="string" calcext:value-type="string">
            <text:p>er</text:p>
          </table:table-cell>
          <table:table-cell table:style-name="ce52" office:value-type="string" calcext:value-type="string">
            <text:p>CNM</text:p>
          </table:table-cell>
          <table:table-cell table:style-name="ce52" office:value-type="string" calcext:value-type="string">
            <text:p>er</text:p>
          </table:table-cell>
          <table:table-cell table:style-name="ce52" office:value-type="string" calcext:value-type="string">
            <text:p>WNM</text:p>
          </table:table-cell>
          <table:table-cell table:style-name="ce52" office:value-type="string" calcext:value-type="string">
            <text:p>e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C33</text:p>
          </table:table-cell>
          <table:table-cell office:value-type="float" office:value="129.4481" calcext:value-type="float">
            <text:p>129.4481</text:p>
          </table:table-cell>
          <table:table-cell office:value-type="float" office:value="-49.3244" calcext:value-type="float">
            <text:p>-49.3244</text:p>
          </table:table-cell>
          <table:table-cell office:value-type="float" office:value="2.78" calcext:value-type="float">
            <text:p>2.78</text:p>
          </table:table-cell>
          <table:table-cell office:value-type="float" office:value="0.04" calcext:value-type="float">
            <text:p>0.04</text:p>
          </table:table-cell>
          <table:table-cell office:value-type="float" office:value="2.8239" calcext:value-type="float">
            <text:p>2.8239</text:p>
          </table:table-cell>
          <table:table-cell office:value-type="float" office:value="0.068" calcext:value-type="float">
            <text:p>0.068</text:p>
          </table:table-cell>
          <table:table-cell office:value-type="float" office:value="1.64" calcext:value-type="float">
            <text:p>1.64</text:p>
          </table:table-cell>
          <table:table-cell office:value-type="float" office:value="0.0232" calcext:value-type="float">
            <text:p>0.0232</text:p>
          </table:table-cell>
          <table:table-cell office:value-type="float" office:value="1.14" calcext:value-type="float">
            <text:p>1.14</text:p>
          </table:table-cell>
          <table:table-cell office:value-type="float" office:value="0.0357" calcext:value-type="float">
            <text:p>0.035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C18</text:p>
          </table:table-cell>
          <table:table-cell office:value-type="float" office:value="118.6218" calcext:value-type="float">
            <text:p>118.6218</text:p>
          </table:table-cell>
          <table:table-cell office:value-type="float" office:value="-52.7266" calcext:value-type="float">
            <text:p>-52.7266</text:p>
          </table:table-cell>
          <table:table-cell office:value-type="float" office:value="5.99" calcext:value-type="float">
            <text:p>5.99</text:p>
          </table:table-cell>
          <table:table-cell office:value-type="float" office:value="0.95" calcext:value-type="float">
            <text:p>0.95</text:p>
          </table:table-cell>
          <table:table-cell office:value-type="float" office:value="5.1766" calcext:value-type="float">
            <text:p>5.1766</text:p>
          </table:table-cell>
          <table:table-cell office:value-type="float" office:value="0.0315" calcext:value-type="float">
            <text:p>0.0315</text:p>
          </table:table-cell>
          <table:table-cell office:value-type="float" office:value="5.24" calcext:value-type="float">
            <text:p>5.24</text:p>
          </table:table-cell>
          <table:table-cell office:value-type="float" office:value="0.945" calcext:value-type="float">
            <text:p>0.945</text:p>
          </table:table-cell>
          <table:table-cell office:value-type="float" office:value="0.75" calcext:value-type="float">
            <text:p>0.75</text:p>
          </table:table-cell>
          <table:table-cell office:value-type="float" office:value="0.0561" calcext:value-type="float">
            <text:p>0.056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C141.0</text:p>
          </table:table-cell>
          <table:table-cell office:value-type="float" office:value="174.5324" calcext:value-type="float">
            <text:p>174.5324</text:p>
          </table:table-cell>
          <table:table-cell office:value-type="float" office:value="-1.3112" calcext:value-type="float">
            <text:p>-1.3112</text:p>
          </table:table-cell>
          <table:table-cell office:value-type="float" office:value="52.69" calcext:value-type="float">
            <text:p>52.69</text:p>
          </table:table-cell>
          <table:table-cell office:value-type="float" office:value="1.48" calcext:value-type="float">
            <text:p>1.48</text:p>
          </table:table-cell>
          <table:table-cell office:value-type="float" office:value="40.9027" calcext:value-type="float">
            <text:p>40.9027</text:p>
          </table:table-cell>
          <table:table-cell office:value-type="float" office:value="0.5363" calcext:value-type="float">
            <text:p>0.5363</text:p>
          </table:table-cell>
          <table:table-cell office:value-type="float" office:value="23.64" calcext:value-type="float">
            <text:p>23.64</text:p>
          </table:table-cell>
          <table:table-cell office:value-type="float" office:value="1.2509" calcext:value-type="float">
            <text:p>1.2509</text:p>
          </table:table-cell>
          <table:table-cell office:value-type="float" office:value="29.05" calcext:value-type="float">
            <text:p>29.05</text:p>
          </table:table-cell>
          <table:table-cell office:value-type="float" office:value="0.7996" calcext:value-type="float">
            <text:p>0.799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3C142.1</text:p>
          </table:table-cell>
          <table:table-cell office:value-type="float" office:value="197.6157" calcext:value-type="float">
            <text:p>197.6157</text:p>
          </table:table-cell>
          <table:table-cell office:value-type="float" office:value="-14.5115" calcext:value-type="float">
            <text:p>-14.5115</text:p>
          </table:table-cell>
          <table:table-cell office:value-type="float" office:value="21.96" calcext:value-type="float">
            <text:p>21.96</text:p>
          </table:table-cell>
          <table:table-cell office:value-type="float" office:value="2.3" calcext:value-type="float">
            <text:p>2.3</text:p>
          </table:table-cell>
          <table:table-cell office:value-type="float" office:value="17.226" calcext:value-type="float">
            <text:p>17.226</text:p>
          </table:table-cell>
          <table:table-cell office:value-type="float" office:value="0.7261" calcext:value-type="float">
            <text:p>0.7261</text:p>
          </table:table-cell>
          <table:table-cell office:value-type="float" office:value="8.1" calcext:value-type="float">
            <text:p>8.1</text:p>
          </table:table-cell>
          <table:table-cell office:value-type="float" office:value="2.2459" calcext:value-type="float">
            <text:p>2.2459</text:p>
          </table:table-cell>
          <table:table-cell office:value-type="float" office:value="13.86" calcext:value-type="float">
            <text:p>13.86</text:p>
          </table:table-cell>
          <table:table-cell office:value-type="float" office:value="0.5171" calcext:value-type="float">
            <text:p>0.517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3C138</text:p>
          </table:table-cell>
          <table:table-cell office:value-type="float" office:value="187.405" calcext:value-type="float">
            <text:p>187.405</text:p>
          </table:table-cell>
          <table:table-cell office:value-type="float" office:value="-11.3434" calcext:value-type="float">
            <text:p>-11.3434</text:p>
          </table:table-cell>
          <table:table-cell office:value-type="float" office:value="26.43" calcext:value-type="float">
            <text:p>26.43</text:p>
          </table:table-cell>
          <table:table-cell office:value-type="float" office:value="2.89" calcext:value-type="float">
            <text:p>2.89</text:p>
          </table:table-cell>
          <table:table-cell office:value-type="float" office:value="21.7788" calcext:value-type="float">
            <text:p>21.7788</text:p>
          </table:table-cell>
          <table:table-cell office:value-type="float" office:value="0.3457" calcext:value-type="float">
            <text:p>0.3457</text:p>
          </table:table-cell>
          <table:table-cell office:value-type="float" office:value="6.01" calcext:value-type="float">
            <text:p>6.01</text:p>
          </table:table-cell>
          <table:table-cell office:value-type="float" office:value="2.8343" calcext:value-type="float">
            <text:p>2.8343</text:p>
          </table:table-cell>
          <table:table-cell office:value-type="float" office:value="20.42" calcext:value-type="float">
            <text:p>20.42</text:p>
          </table:table-cell>
          <table:table-cell office:value-type="float" office:value="0.5825" calcext:value-type="float">
            <text:p>0.582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3C75-2</text:p>
          </table:table-cell>
          <table:table-cell office:value-type="float" office:value="170.2958" calcext:value-type="float">
            <text:p>170.2958</text:p>
          </table:table-cell>
          <table:table-cell office:value-type="float" office:value="-44.9192" calcext:value-type="float">
            <text:p>-44.9192</text:p>
          </table:table-cell>
          <table:table-cell office:value-type="float" office:value="8.23" calcext:value-type="float">
            <text:p>8.23</text:p>
          </table:table-cell>
          <table:table-cell office:value-type="float" office:value="0.21" calcext:value-type="float">
            <text:p>0.21</text:p>
          </table:table-cell>
          <table:table-cell office:value-type="float" office:value="7.7794" calcext:value-type="float">
            <text:p>7.7794</text:p>
          </table:table-cell>
          <table:table-cell office:value-type="float" office:value="0.8588" calcext:value-type="float">
            <text:p>0.8588</text:p>
          </table:table-cell>
          <table:table-cell office:value-type="float" office:value="2.14" calcext:value-type="float">
            <text:p>2.14</text:p>
          </table:table-cell>
          <table:table-cell office:value-type="float" office:value="0.1823" calcext:value-type="float">
            <text:p>0.1823</text:p>
          </table:table-cell>
          <table:table-cell office:value-type="float" office:value="6.09" calcext:value-type="float">
            <text:p>6.09</text:p>
          </table:table-cell>
          <table:table-cell office:value-type="float" office:value="0.1052" calcext:value-type="float">
            <text:p>0.105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3C75-1</text:p>
          </table:table-cell>
          <table:table-cell office:value-type="float" office:value="170.2162" calcext:value-type="float">
            <text:p>170.2162</text:p>
          </table:table-cell>
          <table:table-cell office:value-type="float" office:value="-44.9112" calcext:value-type="float">
            <text:p>-44.9112</text:p>
          </table:table-cell>
          <table:table-cell office:value-type="float" office:value="7.97" calcext:value-type="float">
            <text:p>7.97</text:p>
          </table:table-cell>
          <table:table-cell office:value-type="float" office:value="0.2" calcext:value-type="float">
            <text:p>0.2</text:p>
          </table:table-cell>
          <table:table-cell office:value-type="float" office:value="7.5283" calcext:value-type="float">
            <text:p>7.5283</text:p>
          </table:table-cell>
          <table:table-cell office:value-type="float" office:value="0.9967" calcext:value-type="float">
            <text:p>0.9967</text:p>
          </table:table-cell>
          <table:table-cell office:value-type="float" office:value="2.05" calcext:value-type="float">
            <text:p>2.05</text:p>
          </table:table-cell>
          <table:table-cell office:value-type="float" office:value="0.1777" calcext:value-type="float">
            <text:p>0.1777</text:p>
          </table:table-cell>
          <table:table-cell office:value-type="float" office:value="5.92" calcext:value-type="float">
            <text:p>5.92</text:p>
          </table:table-cell>
          <table:table-cell office:value-type="float" office:value="0.0943" calcext:value-type="float">
            <text:p>0.094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3C409</text:p>
          </table:table-cell>
          <table:table-cell office:value-type="float" office:value="63.3981" calcext:value-type="float">
            <text:p>63.3981</text:p>
          </table:table-cell>
          <table:table-cell office:value-type="float" office:value="-6.1216" calcext:value-type="float">
            <text:p>-6.1216</text:p>
          </table:table-cell>
          <table:table-cell office:value-type="float" office:value="31.69" calcext:value-type="float">
            <text:p>31.69</text:p>
          </table:table-cell>
          <table:table-cell office:value-type="float" office:value="3.53" calcext:value-type="float">
            <text:p>3.53</text:p>
          </table:table-cell>
          <table:table-cell office:value-type="float" office:value="28.3785" calcext:value-type="float">
            <text:p>28.3785</text:p>
          </table:table-cell>
          <table:table-cell office:value-type="float" office:value="0.2834" calcext:value-type="float">
            <text:p>0.2834</text:p>
          </table:table-cell>
          <table:table-cell office:value-type="float" office:value="5.33" calcext:value-type="float">
            <text:p>5.33</text:p>
          </table:table-cell>
          <table:table-cell office:value-type="float" office:value="3.4882" calcext:value-type="float">
            <text:p>3.4882</text:p>
          </table:table-cell>
          <table:table-cell office:value-type="float" office:value="26.36" calcext:value-type="float">
            <text:p>26.36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3C33-1</text:p>
          </table:table-cell>
          <table:table-cell office:value-type="float" office:value="129.4392" calcext:value-type="float">
            <text:p>129.4392</text:p>
          </table:table-cell>
          <table:table-cell office:value-type="float" office:value="-49.3432" calcext:value-type="float">
            <text:p>-49.3432</text:p>
          </table:table-cell>
          <table:table-cell office:value-type="float" office:value="2.81" calcext:value-type="float">
            <text:p>2.81</text:p>
          </table:table-cell>
          <table:table-cell office:value-type="float" office:value="0.12" calcext:value-type="float">
            <text:p>0.12</text:p>
          </table:table-cell>
          <table:table-cell office:value-type="float" office:value="2.7894" calcext:value-type="float">
            <text:p>2.7894</text:p>
          </table:table-cell>
          <table:table-cell office:value-type="float" office:value="0.8383" calcext:value-type="float">
            <text:p>0.8383</text:p>
          </table:table-cell>
          <table:table-cell office:value-type="float" office:value="1.95" calcext:value-type="float">
            <text:p>1.95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86" calcext:value-type="float">
            <text:p>0.86</text:p>
          </table:table-cell>
          <table:table-cell office:value-type="float" office:value="0.0754" calcext:value-type="float">
            <text:p>0.075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3C79</text:p>
          </table:table-cell>
          <table:table-cell office:value-type="float" office:value="164.1487" calcext:value-type="float">
            <text:p>164.1487</text:p>
          </table:table-cell>
          <table:table-cell office:value-type="float" office:value="-34.4565" calcext:value-type="float">
            <text:p>-34.4565</text:p>
          </table:table-cell>
          <table:table-cell office:value-type="float" office:value="9.37" calcext:value-type="float">
            <text:p>9.37</text:p>
          </table:table-cell>
          <table:table-cell office:value-type="float" office:value="1.03" calcext:value-type="float">
            <text:p>1.03</text:p>
          </table:table-cell>
          <table:table-cell office:value-type="float" office:value="8.623" calcext:value-type="float">
            <text:p>8.623</text:p>
          </table:table-cell>
          <table:table-cell office:value-type="float" office:value="0.6808" calcext:value-type="float">
            <text:p>0.6808</text:p>
          </table:table-cell>
          <table:table-cell office:value-type="float" office:value="6.91" calcext:value-type="float">
            <text:p>6.91</text:p>
          </table:table-cell>
          <table:table-cell office:value-type="float" office:value="0.7731" calcext:value-type="float">
            <text:p>0.7731</text:p>
          </table:table-cell>
          <table:table-cell office:value-type="float" office:value="2.46" calcext:value-type="float">
            <text:p>2.46</text:p>
          </table:table-cell>
          <table:table-cell office:value-type="float" office:value="0.6812" calcext:value-type="float">
            <text:p>0.681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3C78</text:p>
          </table:table-cell>
          <table:table-cell office:value-type="float" office:value="174.8581" calcext:value-type="float">
            <text:p>174.8581</text:p>
          </table:table-cell>
          <table:table-cell office:value-type="float" office:value="-44.5133" calcext:value-type="float">
            <text:p>-44.5133</text:p>
          </table:table-cell>
          <table:table-cell office:value-type="float" office:value="13.74" calcext:value-type="float">
            <text:p>13.74</text:p>
          </table:table-cell>
          <table:table-cell office:value-type="float" office:value="1.93" calcext:value-type="float">
            <text:p>1.93</text:p>
          </table:table-cell>
          <table:table-cell office:value-type="float" office:value="11.0369" calcext:value-type="float">
            <text:p>11.0369</text:p>
          </table:table-cell>
          <table:table-cell office:value-type="float" office:value="0.468" calcext:value-type="float">
            <text:p>0.468</text:p>
          </table:table-cell>
          <table:table-cell office:value-type="float" office:value="3.81" calcext:value-type="float">
            <text:p>3.81</text:p>
          </table:table-cell>
          <table:table-cell office:value-type="float" office:value="1.9097" calcext:value-type="float">
            <text:p>1.9097</text:p>
          </table:table-cell>
          <table:table-cell office:value-type="float" office:value="9.93" calcext:value-type="float">
            <text:p>9.93</text:p>
          </table:table-cell>
          <table:table-cell office:value-type="float" office:value="0.2685" calcext:value-type="float">
            <text:p>0.268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3C98-1</text:p>
          </table:table-cell>
          <table:table-cell office:value-type="float" office:value="179.8593" calcext:value-type="float">
            <text:p>179.8593</text:p>
          </table:table-cell>
          <table:table-cell office:value-type="float" office:value="-31.0859" calcext:value-type="float">
            <text:p>-31.0859</text:p>
          </table:table-cell>
          <table:table-cell office:value-type="float" office:value="10.37" calcext:value-type="float">
            <text:p>10.37</text:p>
          </table:table-cell>
          <table:table-cell office:value-type="float" office:value="0.34" calcext:value-type="float">
            <text:p>0.34</text:p>
          </table:table-cell>
          <table:table-cell office:value-type="float" office:value="9.7853" calcext:value-type="float">
            <text:p>9.7853</text:p>
          </table:table-cell>
          <table:table-cell office:value-type="float" office:value="0.736" calcext:value-type="float">
            <text:p>0.736</text:p>
          </table:table-cell>
          <table:table-cell office:value-type="float" office:value="5.99" calcext:value-type="float">
            <text:p>5.99</text:p>
          </table:table-cell>
          <table:table-cell office:value-type="float" office:value="0.3181" calcext:value-type="float">
            <text:p>0.3181</text:p>
          </table:table-cell>
          <table:table-cell office:value-type="float" office:value="4.38" calcext:value-type="float">
            <text:p>4.38</text:p>
          </table:table-cell>
          <table:table-cell office:value-type="float" office:value="0.1101" calcext:value-type="float">
            <text:p>0.110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3C75</text:p>
          </table:table-cell>
          <table:table-cell office:value-type="float" office:value="170.2558" calcext:value-type="float">
            <text:p>170.2558</text:p>
          </table:table-cell>
          <table:table-cell office:value-type="float" office:value="-44.9111" calcext:value-type="float">
            <text:p>-44.9111</text:p>
          </table:table-cell>
          <table:table-cell office:value-type="float" office:value="7.89" calcext:value-type="float">
            <text:p>7.89</text:p>
          </table:table-cell>
          <table:table-cell office:value-type="float" office:value="0.18" calcext:value-type="float">
            <text:p>0.18</text:p>
          </table:table-cell>
          <table:table-cell office:value-type="float" office:value="7.4489" calcext:value-type="float">
            <text:p>7.4489</text:p>
          </table:table-cell>
          <table:table-cell office:value-type="float" office:value="0.0798" calcext:value-type="float">
            <text:p>0.0798</text:p>
          </table:table-cell>
          <table:table-cell office:value-type="float" office:value="2.49" calcext:value-type="float">
            <text:p>2.49</text:p>
          </table:table-cell>
          <table:table-cell office:value-type="float" office:value="0.1558" calcext:value-type="float">
            <text:p>0.1558</text:p>
          </table:table-cell>
          <table:table-cell office:value-type="float" office:value="5.4" calcext:value-type="float">
            <text:p>5.4</text:p>
          </table:table-cell>
          <table:table-cell office:value-type="float" office:value="0.0809" calcext:value-type="float">
            <text:p>0.080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0526+24</text:p>
          </table:table-cell>
          <table:table-cell office:value-type="float" office:value="181.3551" calcext:value-type="float">
            <text:p>181.3551</text:p>
          </table:table-cell>
          <table:table-cell office:value-type="float" office:value="-5.1933" calcext:value-type="float">
            <text:p>-5.1933</text:p>
          </table:table-cell>
          <table:table-cell office:value-type="float" office:value="96.85" calcext:value-type="float">
            <text:p>96.85</text:p>
          </table:table-cell>
          <table:table-cell office:value-type="float" office:value="65.03" calcext:value-type="float">
            <text:p>65.03</text:p>
          </table:table-cell>
          <table:table-cell office:value-type="float" office:value="31.0605" calcext:value-type="float">
            <text:p>31.0605</text:p>
          </table:table-cell>
          <table:table-cell office:value-type="float" office:value="0.8091" calcext:value-type="float">
            <text:p>0.8091</text:p>
          </table:table-cell>
          <table:table-cell office:value-type="float" office:value="70.52" calcext:value-type="float">
            <text:p>70.52</text:p>
          </table:table-cell>
          <table:table-cell office:value-type="float" office:value="65.0118" calcext:value-type="float">
            <text:p>65.0118</text:p>
          </table:table-cell>
          <table:table-cell office:value-type="float" office:value="26.33" calcext:value-type="float">
            <text:p>26.33</text:p>
          </table:table-cell>
          <table:table-cell office:value-type="float" office:value="1.3971" calcext:value-type="float">
            <text:p>1.397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3C133</text:p>
          </table:table-cell>
          <table:table-cell office:value-type="float" office:value="177.7259" calcext:value-type="float">
            <text:p>177.7259</text:p>
          </table:table-cell>
          <table:table-cell office:value-type="float" office:value="-9.9122" calcext:value-type="float">
            <text:p>-9.9122</text:p>
          </table:table-cell>
          <table:table-cell office:value-type="float" office:value="35.98" calcext:value-type="float">
            <text:p>35.98</text:p>
          </table:table-cell>
          <table:table-cell office:value-type="float" office:value="4.05" calcext:value-type="float">
            <text:p>4.05</text:p>
          </table:table-cell>
          <table:table-cell office:value-type="float" office:value="29.4303" calcext:value-type="float">
            <text:p>29.4303</text:p>
          </table:table-cell>
          <table:table-cell office:value-type="float" office:value="0.4739" calcext:value-type="float">
            <text:p>0.4739</text:p>
          </table:table-cell>
          <table:table-cell office:value-type="float" office:value="9.76" calcext:value-type="float">
            <text:p>9.76</text:p>
          </table:table-cell>
          <table:table-cell office:value-type="float" office:value="4.0212" calcext:value-type="float">
            <text:p>4.0212</text:p>
          </table:table-cell>
          <table:table-cell office:value-type="float" office:value="26.22" calcext:value-type="float">
            <text:p>26.22</text:p>
          </table:table-cell>
          <table:table-cell office:value-type="float" office:value="0.4604" calcext:value-type="float">
            <text:p>0.4604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3C132</text:p>
          </table:table-cell>
          <table:table-cell office:value-type="float" office:value="178.8598" calcext:value-type="float">
            <text:p>178.8598</text:p>
          </table:table-cell>
          <table:table-cell office:value-type="float" office:value="-12.5219" calcext:value-type="float">
            <text:p>-12.5219</text:p>
          </table:table-cell>
          <table:table-cell office:value-type="float" office:value="23.81" calcext:value-type="float">
            <text:p>23.81</text:p>
          </table:table-cell>
          <table:table-cell office:value-type="float" office:value="1.28" calcext:value-type="float">
            <text:p>1.28</text:p>
          </table:table-cell>
          <table:table-cell office:value-type="float" office:value="20.0221" calcext:value-type="float">
            <text:p>20.0221</text:p>
          </table:table-cell>
          <table:table-cell office:value-type="float" office:value="0.1736" calcext:value-type="float">
            <text:p>0.1736</text:p>
          </table:table-cell>
          <table:table-cell office:value-type="float" office:value="7.65" calcext:value-type="float">
            <text:p>7.65</text:p>
          </table:table-cell>
          <table:table-cell office:value-type="float" office:value="1.1807" calcext:value-type="float">
            <text:p>1.1807</text:p>
          </table:table-cell>
          <table:table-cell office:value-type="float" office:value="16.16" calcext:value-type="float">
            <text:p>16.16</text:p>
          </table:table-cell>
          <table:table-cell office:value-type="float" office:value="0.5067" calcext:value-type="float">
            <text:p>0.506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3C131</text:p>
          </table:table-cell>
          <table:table-cell office:value-type="float" office:value="171.4368" calcext:value-type="float">
            <text:p>171.4368</text:p>
          </table:table-cell>
          <table:table-cell office:value-type="float" office:value="-7.7967" calcext:value-type="float">
            <text:p>-7.7967</text:p>
          </table:table-cell>
          <table:table-cell office:value-type="float" office:value="28.55" calcext:value-type="float">
            <text:p>28.55</text:p>
          </table:table-cell>
          <table:table-cell office:value-type="float" office:value="1.64" calcext:value-type="float">
            <text:p>1.64</text:p>
          </table:table-cell>
          <table:table-cell office:value-type="float" office:value="22.341" calcext:value-type="float">
            <text:p>22.341</text:p>
          </table:table-cell>
          <table:table-cell office:value-type="float" office:value="0.483" calcext:value-type="float">
            <text:p>0.483</text:p>
          </table:table-cell>
          <table:table-cell office:value-type="float" office:value="11.28" calcext:value-type="float">
            <text:p>11.28</text:p>
          </table:table-cell>
          <table:table-cell office:value-type="float" office:value="1.458" calcext:value-type="float">
            <text:p>1.458</text:p>
          </table:table-cell>
          <table:table-cell office:value-type="float" office:value="17.27" calcext:value-type="float">
            <text:p>17.27</text:p>
          </table:table-cell>
          <table:table-cell office:value-type="float" office:value="0.7564" calcext:value-type="float">
            <text:p>0.756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3C310</text:p>
          </table:table-cell>
          <table:table-cell office:value-type="float" office:value="38.5004" calcext:value-type="float">
            <text:p>38.5004</text:p>
          </table:table-cell>
          <table:table-cell office:value-type="float" office:value="60.2098" calcext:value-type="float">
            <text:p>60.2098</text:p>
          </table:table-cell>
          <table:table-cell office:value-type="float" office:value="3.71" calcext:value-type="float">
            <text:p>3.71</text:p>
          </table:table-cell>
          <table:table-cell office:value-type="float" office:value="0.1" calcext:value-type="float">
            <text:p>0.1</text:p>
          </table:table-cell>
          <table:table-cell office:value-type="float" office:value="3.4816" calcext:value-type="float">
            <text:p>3.4816</text:p>
          </table:table-cell>
          <table:table-cell office:value-type="float" office:value="0.0582" calcext:value-type="float">
            <text:p>0.0582</text:p>
          </table:table-cell>
          <table:table-cell office:value-type="float" office:value="1.11" calcext:value-type="float">
            <text:p>1.11</text:p>
          </table:table-cell>
          <table:table-cell office:value-type="float" office:value="0.0773" calcext:value-type="float">
            <text:p>0.0773</text:p>
          </table:table-cell>
          <table:table-cell office:value-type="float" office:value="2.6" calcext:value-type="float">
            <text:p>2.6</text:p>
          </table:table-cell>
          <table:table-cell office:value-type="float" office:value="0.0557" calcext:value-type="float">
            <text:p>0.055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3C315</text:p>
          </table:table-cell>
          <table:table-cell office:value-type="float" office:value="39.3605" calcext:value-type="float">
            <text:p>39.3605</text:p>
          </table:table-cell>
          <table:table-cell office:value-type="float" office:value="58.303" calcext:value-type="float">
            <text:p>58.303</text:p>
          </table:table-cell>
          <table:table-cell office:value-type="float" office:value="4.77" calcext:value-type="float">
            <text:p>4.77</text:p>
          </table:table-cell>
          <table:table-cell office:value-type="float" office:value="0.38" calcext:value-type="float">
            <text:p>0.38</text:p>
          </table:table-cell>
          <table:table-cell office:value-type="float" office:value="4.1126" calcext:value-type="float">
            <text:p>4.1126</text:p>
          </table:table-cell>
          <table:table-cell office:value-type="float" office:value="0.0432" calcext:value-type="float">
            <text:p>0.0432</text:p>
          </table:table-cell>
          <table:table-cell office:value-type="float" office:value="2.22" calcext:value-type="float">
            <text:p>2.22</text:p>
          </table:table-cell>
          <table:table-cell office:value-type="float" office:value="0.2061" calcext:value-type="float">
            <text:p>0.2061</text:p>
          </table:table-cell>
          <table:table-cell office:value-type="float" office:value="2.55" calcext:value-type="float">
            <text:p>2.55</text:p>
          </table:table-cell>
          <table:table-cell office:value-type="float" office:value="0.3217" calcext:value-type="float">
            <text:p>0.321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3C109</text:p>
          </table:table-cell>
          <table:table-cell office:value-type="float" office:value="181.828" calcext:value-type="float">
            <text:p>181.828</text:p>
          </table:table-cell>
          <table:table-cell office:value-type="float" office:value="-27.7769" calcext:value-type="float">
            <text:p>-27.7769</text:p>
          </table:table-cell>
          <table:table-cell office:value-type="float" office:value="20.82" calcext:value-type="float">
            <text:p>20.82</text:p>
          </table:table-cell>
          <table:table-cell office:value-type="float" office:value="1" calcext:value-type="float">
            <text:p>1</text:p>
          </table:table-cell>
          <table:table-cell office:value-type="float" office:value="13.9742" calcext:value-type="float">
            <text:p>13.9742</text:p>
          </table:table-cell>
          <table:table-cell office:value-type="float" office:value="0.5894" calcext:value-type="float">
            <text:p>0.5894</text:p>
          </table:table-cell>
          <table:table-cell office:value-type="float" office:value="15.51" calcext:value-type="float">
            <text:p>15.51</text:p>
          </table:table-cell>
          <table:table-cell office:value-type="float" office:value="0.7712" calcext:value-type="float">
            <text:p>0.7712</text:p>
          </table:table-cell>
          <table:table-cell office:value-type="float" office:value="5.31" calcext:value-type="float">
            <text:p>5.31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3C234</text:p>
          </table:table-cell>
          <table:table-cell office:value-type="float" office:value="200.205" calcext:value-type="float">
            <text:p>200.205</text:p>
          </table:table-cell>
          <table:table-cell office:value-type="float" office:value="52.7049" calcext:value-type="float">
            <text:p>52.7049</text:p>
          </table:table-cell>
          <table:table-cell office:value-type="float" office:value="1.61" calcext:value-type="float">
            <text:p>1.61</text:p>
          </table:table-cell>
          <table:table-cell office:value-type="float" office:value="0.04" calcext:value-type="float">
            <text:p>0.04</text:p>
          </table:table-cell>
          <table:table-cell office:value-type="float" office:value="1.6383" calcext:value-type="float">
            <text:p>1.6383</text:p>
          </table:table-cell>
          <table:table-cell office:value-type="float" office:value="1.0084" calcext:value-type="float">
            <text:p>1.0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office:value-type="float" office:value="0.0437" calcext:value-type="float">
            <text:p>0.043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3C236</text:p>
          </table:table-cell>
          <table:table-cell office:value-type="float" office:value="190.064" calcext:value-type="float">
            <text:p>190.064</text:p>
          </table:table-cell>
          <table:table-cell office:value-type="float" office:value="53.9808" calcext:value-type="float">
            <text:p>53.9808</text:p>
          </table:table-cell>
          <table:table-cell office:value-type="float" office:value="1.21" calcext:value-type="float">
            <text:p>1.21</text:p>
          </table:table-cell>
          <table:table-cell office:value-type="float" office:value="0.04" calcext:value-type="float">
            <text:p>0.04</text:p>
          </table:table-cell>
          <table:table-cell office:value-type="float" office:value="1.1817" calcext:value-type="float">
            <text:p>1.1817</text:p>
          </table:table-cell>
          <table:table-cell office:value-type="float" office:value="1.0788" calcext:value-type="float">
            <text:p>1.0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" calcext:value-type="float">
            <text:p>1.21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3C237</text:p>
          </table:table-cell>
          <table:table-cell office:value-type="float" office:value="232.1171" calcext:value-type="float">
            <text:p>232.1171</text:p>
          </table:table-cell>
          <table:table-cell office:value-type="float" office:value="46.6273" calcext:value-type="float">
            <text:p>46.6273</text:p>
          </table:table-cell>
          <table:table-cell office:value-type="float" office:value="2.6" calcext:value-type="float">
            <text:p>2.6</text:p>
          </table:table-cell>
          <table:table-cell office:value-type="float" office:value="0.23" calcext:value-type="float">
            <text:p>0.23</text:p>
          </table:table-cell>
          <table:table-cell office:value-type="float" office:value="2.614" calcext:value-type="float">
            <text:p>2.614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0.1982" calcext:value-type="float">
            <text:p>0.1982</text:p>
          </table:table-cell>
          <table:table-cell office:value-type="float" office:value="2.43" calcext:value-type="float">
            <text:p>2.43</text:p>
          </table:table-cell>
          <table:table-cell office:value-type="float" office:value="0.1119" calcext:value-type="float">
            <text:p>0.111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3C154</text:p>
          </table:table-cell>
          <table:table-cell office:value-type="float" office:value="185.5941" calcext:value-type="float">
            <text:p>185.5941</text:p>
          </table:table-cell>
          <table:table-cell office:value-type="float" office:value="4.0066" calcext:value-type="float">
            <text:p>4.0066</text:p>
          </table:table-cell>
          <table:table-cell office:value-type="float" office:value="45.94" calcext:value-type="float">
            <text:p>45.94</text:p>
          </table:table-cell>
          <table:table-cell office:value-type="float" office:value="14.94" calcext:value-type="float">
            <text:p>14.94</text:p>
          </table:table-cell>
          <table:table-cell office:value-type="float" office:value="39.9226" calcext:value-type="float">
            <text:p>39.9226</text:p>
          </table:table-cell>
          <table:table-cell office:value-type="float" office:value="0.3187" calcext:value-type="float">
            <text:p>0.3187</text:p>
          </table:table-cell>
          <table:table-cell office:value-type="float" office:value="9.75" calcext:value-type="float">
            <text:p>9.75</text:p>
          </table:table-cell>
          <table:table-cell office:value-type="float" office:value="14.9369" calcext:value-type="float">
            <text:p>14.9369</text:p>
          </table:table-cell>
          <table:table-cell office:value-type="float" office:value="36.19" calcext:value-type="float">
            <text:p>36.19</text:p>
          </table:table-cell>
          <table:table-cell office:value-type="float" office:value="0.4923" calcext:value-type="float">
            <text:p>0.492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3C228.0</text:p>
          </table:table-cell>
          <table:table-cell office:value-type="float" office:value="220.8313" calcext:value-type="float">
            <text:p>220.8313</text:p>
          </table:table-cell>
          <table:table-cell office:value-type="float" office:value="46.6355" calcext:value-type="float">
            <text:p>46.6355</text:p>
          </table:table-cell>
          <table:table-cell office:value-type="float" office:value="2.61" calcext:value-type="float">
            <text:p>2.61</text:p>
          </table:table-cell>
          <table:table-cell office:value-type="float" office:value="0.04" calcext:value-type="float">
            <text:p>0.04</text:p>
          </table:table-cell>
          <table:table-cell office:value-type="float" office:value="2.6652" calcext:value-type="float">
            <text:p>2.6652</text:p>
          </table:table-cell>
          <table:table-cell office:value-type="float" office:value="0.158" calcext:value-type="float">
            <text:p>0.158</text:p>
          </table:table-cell>
          <table:table-cell office:value-type="float" office:value="0.37" calcext:value-type="float">
            <text:p>0.37</text:p>
          </table:table-cell>
          <table:table-cell office:value-type="float" office:value="0.0215" calcext:value-type="float">
            <text:p>0.0215</text:p>
          </table:table-cell>
          <table:table-cell office:value-type="float" office:value="2.24" calcext:value-type="float">
            <text:p>2.24</text:p>
          </table:table-cell>
          <table:table-cell office:value-type="float" office:value="0.0369" calcext:value-type="float">
            <text:p>0.036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4C22.12</text:p>
          </table:table-cell>
          <table:table-cell office:value-type="float" office:value="188.0524" calcext:value-type="float">
            <text:p>188.0524</text:p>
          </table:table-cell>
          <table:table-cell office:value-type="float" office:value="0.047" calcext:value-type="float">
            <text:p>0.047</text:p>
          </table:table-cell>
          <table:table-cell office:value-type="float" office:value="85.23" calcext:value-type="float">
            <text:p>85.23</text:p>
          </table:table-cell>
          <table:table-cell office:value-type="float" office:value="15.23" calcext:value-type="float">
            <text:p>15.23</text:p>
          </table:table-cell>
          <table:table-cell office:value-type="float" office:value="40.808" calcext:value-type="float">
            <text:p>40.808</text:p>
          </table:table-cell>
          <table:table-cell office:value-type="float" office:value="0.2545" calcext:value-type="float">
            <text:p>0.2545</text:p>
          </table:table-cell>
          <table:table-cell office:value-type="float" office:value="53.65" calcext:value-type="float">
            <text:p>53.65</text:p>
          </table:table-cell>
          <table:table-cell office:value-type="float" office:value="14.796" calcext:value-type="float">
            <text:p>14.796</text:p>
          </table:table-cell>
          <table:table-cell office:value-type="float" office:value="31.58" calcext:value-type="float">
            <text:p>31.58</text:p>
          </table:table-cell>
          <table:table-cell office:value-type="float" office:value="3.6096" calcext:value-type="float">
            <text:p>3.609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NRAO140</text:p>
          </table:table-cell>
          <table:table-cell office:value-type="float" office:value="159.0002" calcext:value-type="float">
            <text:p>159.0002</text:p>
          </table:table-cell>
          <table:table-cell office:value-type="float" office:value="-18.7646" calcext:value-type="float">
            <text:p>-18.7646</text:p>
          </table:table-cell>
          <table:table-cell office:value-type="float" office:value="29.49" calcext:value-type="float">
            <text:p>29.49</text:p>
          </table:table-cell>
          <table:table-cell office:value-type="float" office:value="18.23" calcext:value-type="float">
            <text:p>18.23</text:p>
          </table:table-cell>
          <table:table-cell office:value-type="float" office:value="10.976" calcext:value-type="float">
            <text:p>10.976</text:p>
          </table:table-cell>
          <table:table-cell office:value-type="float" office:value="0.8558" calcext:value-type="float">
            <text:p>0.8558</text:p>
          </table:table-cell>
          <table:table-cell office:value-type="float" office:value="13.42" calcext:value-type="float">
            <text:p>13.42</text:p>
          </table:table-cell>
          <table:table-cell office:value-type="float" office:value="6.3833" calcext:value-type="float">
            <text:p>6.3833</text:p>
          </table:table-cell>
          <table:table-cell office:value-type="float" office:value="16.07" calcext:value-type="float">
            <text:p>16.07</text:p>
          </table:table-cell>
          <table:table-cell office:value-type="float" office:value="17.0799" calcext:value-type="float">
            <text:p>17.079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3C318</text:p>
          </table:table-cell>
          <table:table-cell office:value-type="float" office:value="29.9821" calcext:value-type="float">
            <text:p>29.9821</text:p>
          </table:table-cell>
          <table:table-cell office:value-type="float" office:value="54.7856" calcext:value-type="float">
            <text:p>54.7856</text:p>
          </table:table-cell>
          <table:table-cell office:value-type="float" office:value="4.75" calcext:value-type="float">
            <text:p>4.75</text:p>
          </table:table-cell>
          <table:table-cell office:value-type="float" office:value="0.15" calcext:value-type="float">
            <text:p>0.15</text:p>
          </table:table-cell>
          <table:table-cell office:value-type="float" office:value="4.2153" calcext:value-type="float">
            <text:p>4.2153</text:p>
          </table:table-cell>
          <table:table-cell office:value-type="float" office:value="0.0562" calcext:value-type="float">
            <text:p>0.0562</text:p>
          </table:table-cell>
          <table:table-cell office:value-type="float" office:value="1.75" calcext:value-type="float">
            <text:p>1.75</text:p>
          </table:table-cell>
          <table:table-cell office:value-type="float" office:value="0.1441" calcext:value-type="float">
            <text:p>0.1441</text:p>
          </table:table-cell>
          <table:table-cell office:value-type="float" office:value="3" calcext:value-type="float">
            <text:p>3</text:p>
          </table:table-cell>
          <table:table-cell office:value-type="float" office:value="0.0483" calcext:value-type="float">
            <text:p>0.048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3C64</text:p>
          </table:table-cell>
          <table:table-cell office:value-type="float" office:value="157.7658" calcext:value-type="float">
            <text:p>157.7658</text:p>
          </table:table-cell>
          <table:table-cell office:value-type="float" office:value="-48.2032" calcext:value-type="float">
            <text:p>-48.2032</text:p>
          </table:table-cell>
          <table:table-cell office:value-type="float" office:value="6.33" calcext:value-type="float">
            <text:p>6.33</text:p>
          </table:table-cell>
          <table:table-cell office:value-type="float" office:value="0.18" calcext:value-type="float">
            <text:p>0.18</text:p>
          </table:table-cell>
          <table:table-cell office:value-type="float" office:value="6.0738" calcext:value-type="float">
            <text:p>6.0738</text:p>
          </table:table-cell>
          <table:table-cell office:value-type="float" office:value="0.7347" calcext:value-type="float">
            <text:p>0.7347</text:p>
          </table:table-cell>
          <table:table-cell office:value-type="float" office:value="2.91" calcext:value-type="float">
            <text:p>2.91</text:p>
          </table:table-cell>
          <table:table-cell office:value-type="float" office:value="0.159" calcext:value-type="float">
            <text:p>0.159</text:p>
          </table:table-cell>
          <table:table-cell office:value-type="float" office:value="3.42" calcext:value-type="float">
            <text:p>3.42</text:p>
          </table:table-cell>
          <table:table-cell office:value-type="float" office:value="0.076" calcext:value-type="float">
            <text:p>0.07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3C454.0</text:p>
          </table:table-cell>
          <table:table-cell office:value-type="float" office:value="88.1001" calcext:value-type="float">
            <text:p>88.1001</text:p>
          </table:table-cell>
          <table:table-cell office:value-type="float" office:value="-35.9413" calcext:value-type="float">
            <text:p>-35.9413</text:p>
          </table:table-cell>
          <table:table-cell office:value-type="float" office:value="5.38" calcext:value-type="float">
            <text:p>5.38</text:p>
          </table:table-cell>
          <table:table-cell office:value-type="float" office:value="0.11" calcext:value-type="float">
            <text:p>0.11</text:p>
          </table:table-cell>
          <table:table-cell office:value-type="float" office:value="5.2829" calcext:value-type="float">
            <text:p>5.2829</text:p>
          </table:table-cell>
          <table:table-cell office:value-type="float" office:value="0.0967" calcext:value-type="float">
            <text:p>0.0967</text:p>
          </table:table-cell>
          <table:table-cell office:value-type="float" office:value="1.25" calcext:value-type="float">
            <text:p>1.25</text:p>
          </table:table-cell>
          <table:table-cell office:value-type="float" office:value="0.0488" calcext:value-type="float">
            <text:p>0.0488</text:p>
          </table:table-cell>
          <table:table-cell office:value-type="float" office:value="4.13" calcext:value-type="float">
            <text:p>4.13</text:p>
          </table:table-cell>
          <table:table-cell office:value-type="float" office:value="0.0981" calcext:value-type="float">
            <text:p>0.098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0531+19</text:p>
          </table:table-cell>
          <table:table-cell office:value-type="float" office:value="186.7634" calcext:value-type="float">
            <text:p>186.7634</text:p>
          </table:table-cell>
          <table:table-cell office:value-type="float" office:value="-7.1085" calcext:value-type="float">
            <text:p>-7.1085</text:p>
          </table:table-cell>
          <table:table-cell office:value-type="float" office:value="23.84" calcext:value-type="float">
            <text:p>23.84</text:p>
          </table:table-cell>
          <table:table-cell office:value-type="float" office:value="0.65" calcext:value-type="float">
            <text:p>0.65</text:p>
          </table:table-cell>
          <table:table-cell office:value-type="float" office:value="22.2656" calcext:value-type="float">
            <text:p>22.2656</text:p>
          </table:table-cell>
          <table:table-cell office:value-type="float" office:value="0.2771" calcext:value-type="float">
            <text:p>0.2771</text:p>
          </table:table-cell>
          <table:table-cell office:value-type="float" office:value="9.54" calcext:value-type="float">
            <text:p>9.54</text:p>
          </table:table-cell>
          <table:table-cell office:value-type="float" office:value="0.6101" calcext:value-type="float">
            <text:p>0.6101</text:p>
          </table:table-cell>
          <table:table-cell office:value-type="float" office:value="14.3" calcext:value-type="float">
            <text:p>14.3</text:p>
          </table:table-cell>
          <table:table-cell office:value-type="float" office:value="0.2157" calcext:value-type="float">
            <text:p>0.215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3C454.3</text:p>
          </table:table-cell>
          <table:table-cell office:value-type="float" office:value="86.111" calcext:value-type="float">
            <text:p>86.111</text:p>
          </table:table-cell>
          <table:table-cell office:value-type="float" office:value="-38.1838" calcext:value-type="float">
            <text:p>-38.1838</text:p>
          </table:table-cell>
          <table:table-cell office:value-type="float" office:value="7.9" calcext:value-type="float">
            <text:p>7.9</text:p>
          </table:table-cell>
          <table:table-cell office:value-type="float" office:value="15.75" calcext:value-type="float">
            <text:p>15.75</text:p>
          </table:table-cell>
          <table:table-cell office:value-type="float" office:value="8.199" calcext:value-type="float">
            <text:p>8.199</text:p>
          </table:table-cell>
          <table:table-cell office:value-type="float" office:value="0.252" calcext:value-type="float">
            <text:p>0.252</text:p>
          </table:table-cell>
          <table:table-cell office:value-type="float" office:value="1.99" calcext:value-type="float">
            <text:p>1.99</text:p>
          </table:table-cell>
          <table:table-cell office:value-type="float" office:value="15.7389" calcext:value-type="float">
            <text:p>15.7389</text:p>
          </table:table-cell>
          <table:table-cell office:value-type="float" office:value="5.92" calcext:value-type="float">
            <text:p>5.92</text:p>
          </table:table-cell>
          <table:table-cell office:value-type="float" office:value="0.6299" calcext:value-type="float">
            <text:p>0.629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3C33-2</text:p>
          </table:table-cell>
          <table:table-cell office:value-type="float" office:value="129.462" calcext:value-type="float">
            <text:p>129.462</text:p>
          </table:table-cell>
          <table:table-cell office:value-type="float" office:value="-49.2774" calcext:value-type="float">
            <text:p>-49.2774</text:p>
          </table:table-cell>
          <table:table-cell office:value-type="float" office:value="2.92" calcext:value-type="float">
            <text:p>2.92</text:p>
          </table:table-cell>
          <table:table-cell office:value-type="float" office:value="0.15" calcext:value-type="float">
            <text:p>0.15</text:p>
          </table:table-cell>
          <table:table-cell office:value-type="float" office:value="2.8762" calcext:value-type="float">
            <text:p>2.8762</text:p>
          </table:table-cell>
          <table:table-cell office:value-type="float" office:value="1.0015" calcext:value-type="float">
            <text:p>1.0015</text:p>
          </table:table-cell>
          <table:table-cell office:value-type="float" office:value="1.9" calcext:value-type="float">
            <text:p>1.9</text:p>
          </table:table-cell>
          <table:table-cell office:value-type="float" office:value="0.1174" calcext:value-type="float">
            <text:p>0.1174</text:p>
          </table:table-cell>
          <table:table-cell office:value-type="float" office:value="1.02" calcext:value-type="float">
            <text:p>1.02</text:p>
          </table:table-cell>
          <table:table-cell office:value-type="float" office:value="0.0973" calcext:value-type="float">
            <text:p>0.097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0820+22</text:p>
          </table:table-cell>
          <table:table-cell office:value-type="float" office:value="201.3636" calcext:value-type="float">
            <text:p>201.3636</text:p>
          </table:table-cell>
          <table:table-cell office:value-type="float" office:value="29.6761" calcext:value-type="float">
            <text:p>29.6761</text:p>
          </table:table-cell>
          <table:table-cell office:value-type="float" office:value="4.23" calcext:value-type="float">
            <text:p>4.23</text:p>
          </table:table-cell>
          <table:table-cell office:value-type="float" office:value="0.21" calcext:value-type="float">
            <text:p>0.21</text:p>
          </table:table-cell>
          <table:table-cell office:value-type="float" office:value="4.2229" calcext:value-type="float">
            <text:p>4.2229</text:p>
          </table:table-cell>
          <table:table-cell office:value-type="float" office:value="0.9384" calcext:value-type="float">
            <text:p>0.9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3" calcext:value-type="float">
            <text:p>4.23</text:p>
          </table:table-cell>
          <table:table-cell office:value-type="float" office:value="0.2114" calcext:value-type="float">
            <text:p>0.211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3C333</text:p>
          </table:table-cell>
          <table:table-cell office:value-type="float" office:value="37.3001" calcext:value-type="float">
            <text:p>37.3001</text:p>
          </table:table-cell>
          <table:table-cell office:value-type="float" office:value="42.9721" calcext:value-type="float">
            <text:p>42.9721</text:p>
          </table:table-cell>
          <table:table-cell office:value-type="float" office:value="5.09" calcext:value-type="float">
            <text:p>5.09</text:p>
          </table:table-cell>
          <table:table-cell office:value-type="float" office:value="0.33" calcext:value-type="float">
            <text:p>0.33</text:p>
          </table:table-cell>
          <table:table-cell office:value-type="float" office:value="4.5142" calcext:value-type="float">
            <text:p>4.5142</text:p>
          </table:table-cell>
          <table:table-cell office:value-type="float" office:value="0.043" calcext:value-type="float">
            <text:p>0.043</text:p>
          </table:table-cell>
          <table:table-cell office:value-type="float" office:value="1.1" calcext:value-type="float">
            <text:p>1.1</text:p>
          </table:table-cell>
          <table:table-cell office:value-type="float" office:value="0.3239" calcext:value-type="float">
            <text:p>0.3239</text:p>
          </table:table-cell>
          <table:table-cell office:value-type="float" office:value="3.99" calcext:value-type="float">
            <text:p>3.99</text:p>
          </table:table-cell>
          <table:table-cell office:value-type="float" office:value="0.0814" calcext:value-type="float">
            <text:p>0.081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3C192</text:p>
          </table:table-cell>
          <table:table-cell office:value-type="float" office:value="197.9126" calcext:value-type="float">
            <text:p>197.9126</text:p>
          </table:table-cell>
          <table:table-cell office:value-type="float" office:value="26.4098" calcext:value-type="float">
            <text:p>26.4098</text:p>
          </table:table-cell>
          <table:table-cell office:value-type="float" office:value="3.97" calcext:value-type="float">
            <text:p>3.97</text:p>
          </table:table-cell>
          <table:table-cell office:value-type="float" office:value="0.04" calcext:value-type="float">
            <text:p>0.04</text:p>
          </table:table-cell>
          <table:table-cell office:value-type="float" office:value="3.9596" calcext:value-type="float">
            <text:p>3.9596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47" calcext:value-type="float">
            <text:p>0.47</text:p>
          </table:table-cell>
          <table:table-cell office:value-type="float" office:value="0.0285" calcext:value-type="float">
            <text:p>0.0285</text:p>
          </table:table-cell>
          <table:table-cell office:value-type="float" office:value="3.5" calcext:value-type="float">
            <text:p>3.5</text:p>
          </table:table-cell>
          <table:table-cell office:value-type="float" office:value="0.0328" calcext:value-type="float">
            <text:p>0.0328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3C98</text:p>
          </table:table-cell>
          <table:table-cell office:value-type="float" office:value="179.8374" calcext:value-type="float">
            <text:p>179.8374</text:p>
          </table:table-cell>
          <table:table-cell office:value-type="float" office:value="-31.049" calcext:value-type="float">
            <text:p>-31.049</text:p>
          </table:table-cell>
          <table:table-cell office:value-type="float" office:value="11.02" calcext:value-type="float">
            <text:p>11.02</text:p>
          </table:table-cell>
          <table:table-cell office:value-type="float" office:value="0.41" calcext:value-type="float">
            <text:p>0.41</text:p>
          </table:table-cell>
          <table:table-cell office:value-type="float" office:value="9.9114" calcext:value-type="float">
            <text:p>9.9114</text:p>
          </table:table-cell>
          <table:table-cell office:value-type="float" office:value="1.1649" calcext:value-type="float">
            <text:p>1.1649</text:p>
          </table:table-cell>
          <table:table-cell office:value-type="float" office:value="6.1" calcext:value-type="float">
            <text:p>6.1</text:p>
          </table:table-cell>
          <table:table-cell office:value-type="float" office:value="0.3974" calcext:value-type="float">
            <text:p>0.3974</text:p>
          </table:table-cell>
          <table:table-cell office:value-type="float" office:value="4.92" calcext:value-type="float">
            <text:p>4.92</text:p>
          </table:table-cell>
          <table:table-cell office:value-type="float" office:value="0.0959" calcext:value-type="float">
            <text:p>0.0959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3C273</text:p>
          </table:table-cell>
          <table:table-cell office:value-type="float" office:value="289.9509" calcext:value-type="float">
            <text:p>289.9509</text:p>
          </table:table-cell>
          <table:table-cell office:value-type="float" office:value="64.36" calcext:value-type="float">
            <text:p>64.36</text:p>
          </table:table-cell>
          <table:table-cell office:value-type="float" office:value="2.37" calcext:value-type="float">
            <text:p>2.37</text:p>
          </table:table-cell>
          <table:table-cell office:value-type="float" office:value="0.19" calcext:value-type="float">
            <text:p>0.19</text:p>
          </table:table-cell>
          <table:table-cell office:value-type="float" office:value="2.5482" calcext:value-type="float">
            <text:p>2.548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" calcext:value-type="float">
            <text:p>0.05</text:p>
          </table:table-cell>
          <table:table-cell office:value-type="float" office:value="0.1901" calcext:value-type="float">
            <text:p>0.1901</text:p>
          </table:table-cell>
          <table:table-cell office:value-type="float" office:value="2.32" calcext:value-type="float">
            <text:p>2.32</text:p>
          </table:table-cell>
          <table:table-cell office:value-type="float" office:value="0.0271" calcext:value-type="float">
            <text:p>0.027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3C267.0</text:p>
          </table:table-cell>
          <table:table-cell office:value-type="float" office:value="256.3418" calcext:value-type="float">
            <text:p>256.3418</text:p>
          </table:table-cell>
          <table:table-cell office:value-type="float" office:value="70.1102" calcext:value-type="float">
            <text:p>70.1102</text:p>
          </table:table-cell>
          <table:table-cell office:value-type="float" office:value="2.33" calcext:value-type="float">
            <text:p>2.33</text:p>
          </table:table-cell>
          <table:table-cell office:value-type="float" office:value="0.03" calcext:value-type="float">
            <text:p>0.03</text:p>
          </table:table-cell>
          <table:table-cell office:value-type="float" office:value="2.3236" calcext:value-type="float">
            <text:p>2.3236</text:p>
          </table:table-cell>
          <table:table-cell office:value-type="float" office:value="0.3146" calcext:value-type="float">
            <text:p>0.3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3" calcext:value-type="float">
            <text:p>2.33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DW0742+10</text:p>
          </table:table-cell>
          <table:table-cell office:value-type="float" office:value="209.796" calcext:value-type="float">
            <text:p>209.796</text:p>
          </table:table-cell>
          <table:table-cell office:value-type="float" office:value="16.5911" calcext:value-type="float">
            <text:p>16.5911</text:p>
          </table:table-cell>
          <table:table-cell office:value-type="float" office:value="2.43" calcext:value-type="float">
            <text:p>2.43</text:p>
          </table:table-cell>
          <table:table-cell office:value-type="float" office:value="0.04" calcext:value-type="float">
            <text:p>0.04</text:p>
          </table:table-cell>
          <table:table-cell office:value-type="float" office:value="2.4383" calcext:value-type="float">
            <text:p>2.4383</text:p>
          </table:table-cell>
          <table:table-cell office:value-type="float" office:value="0.7975" calcext:value-type="float">
            <text:p>0.7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1055+20</text:p>
          </table:table-cell>
          <table:table-cell office:value-type="float" office:value="222.5101" calcext:value-type="float">
            <text:p>222.5101</text:p>
          </table:table-cell>
          <table:table-cell office:value-type="float" office:value="63.1302" calcext:value-type="float">
            <text:p>63.1302</text:p>
          </table:table-cell>
          <table:table-cell office:value-type="float" office:value="1.57" calcext:value-type="float">
            <text:p>1.57</text:p>
          </table:table-cell>
          <table:table-cell office:value-type="float" office:value="0.04" calcext:value-type="float">
            <text:p>0.04</text:p>
          </table:table-cell>
          <table:table-cell office:value-type="float" office:value="1.5733" calcext:value-type="float">
            <text:p>1.5733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36" calcext:value-type="float">
            <text:p>0.36</text:p>
          </table:table-cell>
          <table:table-cell office:value-type="float" office:value="0.0267" calcext:value-type="float">
            <text:p>0.0267</text:p>
          </table:table-cell>
          <table:table-cell office:value-type="float" office:value="1.21" calcext:value-type="float">
            <text:p>1.21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3C433</text:p>
          </table:table-cell>
          <table:table-cell office:value-type="float" office:value="74.4764" calcext:value-type="float">
            <text:p>74.4764</text:p>
          </table:table-cell>
          <table:table-cell office:value-type="float" office:value="-17.6945" calcext:value-type="float">
            <text:p>-17.6945</text:p>
          </table:table-cell>
          <table:table-cell office:value-type="float" office:value="10.38" calcext:value-type="float">
            <text:p>10.38</text:p>
          </table:table-cell>
          <table:table-cell office:value-type="float" office:value="2.1" calcext:value-type="float">
            <text:p>2.1</text:p>
          </table:table-cell>
          <table:table-cell office:value-type="float" office:value="9.8922" calcext:value-type="float">
            <text:p>9.8922</text:p>
          </table:table-cell>
          <table:table-cell office:value-type="float" office:value="0.2187" calcext:value-type="float">
            <text:p>0.2187</text:p>
          </table:table-cell>
          <table:table-cell office:value-type="float" office:value="1.15" calcext:value-type="float">
            <text:p>1.15</text:p>
          </table:table-cell>
          <table:table-cell office:value-type="float" office:value="2.0948" calcext:value-type="float">
            <text:p>2.0948</text:p>
          </table:table-cell>
          <table:table-cell office:value-type="float" office:value="9.23" calcext:value-type="float">
            <text:p>9.23</text:p>
          </table:table-cell>
          <table:table-cell office:value-type="float" office:value="0.1264" calcext:value-type="float">
            <text:p>0.1264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3C172.0</text:p>
          </table:table-cell>
          <table:table-cell office:value-type="float" office:value="191.2045" calcext:value-type="float">
            <text:p>191.2045</text:p>
          </table:table-cell>
          <table:table-cell office:value-type="float" office:value="13.4105" calcext:value-type="float">
            <text:p>13.4105</text:p>
          </table:table-cell>
          <table:table-cell office:value-type="float" office:value="7.71" calcext:value-type="float">
            <text:p>7.71</text:p>
          </table:table-cell>
          <table:table-cell office:value-type="float" office:value="0.14" calcext:value-type="float">
            <text:p>0.14</text:p>
          </table:table-cell>
          <table:table-cell office:value-type="float" office:value="7.5437" calcext:value-type="float">
            <text:p>7.5437</text:p>
          </table:table-cell>
          <table:table-cell office:value-type="float" office:value="0.9696" calcext:value-type="float">
            <text:p>0.9696</text:p>
          </table:table-cell>
          <table:table-cell office:value-type="float" office:value="0.4" calcext:value-type="float">
            <text:p>0.4</text:p>
          </table:table-cell>
          <table:table-cell office:value-type="float" office:value="0.0609" calcext:value-type="float">
            <text:p>0.0609</text:p>
          </table:table-cell>
          <table:table-cell office:value-type="float" office:value="7.31" calcext:value-type="float">
            <text:p>7.31</text:p>
          </table:table-cell>
          <table:table-cell office:value-type="float" office:value="0.1219" calcext:value-type="float">
            <text:p>0.1219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0428+20</text:p>
          </table:table-cell>
          <table:table-cell office:value-type="float" office:value="176.8082" calcext:value-type="float">
            <text:p>176.8082</text:p>
          </table:table-cell>
          <table:table-cell office:value-type="float" office:value="-18.5568" calcext:value-type="float">
            <text:p>-18.5568</text:p>
          </table:table-cell>
          <table:table-cell office:value-type="float" office:value="23.89" calcext:value-type="float">
            <text:p>23.89</text:p>
          </table:table-cell>
          <table:table-cell office:value-type="float" office:value="2.47" calcext:value-type="float">
            <text:p>2.47</text:p>
          </table:table-cell>
          <table:table-cell office:value-type="float" office:value="17.6561" calcext:value-type="float">
            <text:p>17.6561</text:p>
          </table:table-cell>
          <table:table-cell office:value-type="float" office:value="0.5939" calcext:value-type="float">
            <text:p>0.5939</text:p>
          </table:table-cell>
          <table:table-cell office:value-type="float" office:value="6.9" calcext:value-type="float">
            <text:p>6.9</text:p>
          </table:table-cell>
          <table:table-cell office:value-type="float" office:value="2.381" calcext:value-type="float">
            <text:p>2.381</text:p>
          </table:table-cell>
          <table:table-cell office:value-type="float" office:value="16.99" calcext:value-type="float">
            <text:p>16.99</text:p>
          </table:table-cell>
          <table:table-cell office:value-type="float" office:value="0.6485" calcext:value-type="float">
            <text:p>0.648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4C19.44</text:p>
          </table:table-cell>
          <table:table-cell office:value-type="float" office:value="8.9924" calcext:value-type="float">
            <text:p>8.9924</text:p>
          </table:table-cell>
          <table:table-cell office:value-type="float" office:value="73.0418" calcext:value-type="float">
            <text:p>73.0418</text:p>
          </table:table-cell>
          <table:table-cell office:value-type="float" office:value="2.65" calcext:value-type="float">
            <text:p>2.65</text:p>
          </table:table-cell>
          <table:table-cell office:value-type="float" office:value="0.04" calcext:value-type="float">
            <text:p>0.04</text:p>
          </table:table-cell>
          <table:table-cell office:value-type="float" office:value="2.6324" calcext:value-type="float">
            <text:p>2.6324</text:p>
          </table:table-cell>
          <table:table-cell office:value-type="float" office:value="0.5363" calcext:value-type="float">
            <text:p>0.5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office:value-type="float" office:value="0.0449" calcext:value-type="float">
            <text:p>0.044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3C353</text:p>
          </table:table-cell>
          <table:table-cell office:value-type="float" office:value="21.1108" calcext:value-type="float">
            <text:p>21.1108</text:p>
          </table:table-cell>
          <table:table-cell office:value-type="float" office:value="19.877" calcext:value-type="float">
            <text:p>19.877</text:p>
          </table:table-cell>
          <table:table-cell office:value-type="float" office:value="10.85" calcext:value-type="float">
            <text:p>10.85</text:p>
          </table:table-cell>
          <table:table-cell office:value-type="float" office:value="0.79" calcext:value-type="float">
            <text:p>0.79</text:p>
          </table:table-cell>
          <table:table-cell office:value-type="float" office:value="8.8309" calcext:value-type="float">
            <text:p>8.8309</text:p>
          </table:table-cell>
          <table:table-cell office:value-type="float" office:value="0.2239" calcext:value-type="float">
            <text:p>0.2239</text:p>
          </table:table-cell>
          <table:table-cell office:value-type="float" office:value="7.01" calcext:value-type="float">
            <text:p>7.01</text:p>
          </table:table-cell>
          <table:table-cell office:value-type="float" office:value="0.7826" calcext:value-type="float">
            <text:p>0.7826</text:p>
          </table:table-cell>
          <table:table-cell office:value-type="float" office:value="3.84" calcext:value-type="float">
            <text:p>3.84</text:p>
          </table:table-cell>
          <table:table-cell office:value-type="float" office:value="0.0867" calcext:value-type="float">
            <text:p>0.0867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3C167</text:p>
          </table:table-cell>
          <table:table-cell office:value-type="float" office:value="207.3119" calcext:value-type="float">
            <text:p>207.3119</text:p>
          </table:table-cell>
          <table:table-cell office:value-type="float" office:value="1.1529" calcext:value-type="float">
            <text:p>1.1529</text:p>
          </table:table-cell>
          <table:table-cell office:value-type="float" office:value="50.24" calcext:value-type="float">
            <text:p>50.24</text:p>
          </table:table-cell>
          <table:table-cell office:value-type="float" office:value="2.41" calcext:value-type="float">
            <text:p>2.41</text:p>
          </table:table-cell>
          <table:table-cell office:value-type="float" office:value="42.9875" calcext:value-type="float">
            <text:p>42.9875</text:p>
          </table:table-cell>
          <table:table-cell office:value-type="float" office:value="0.0537" calcext:value-type="float">
            <text:p>0.0537</text:p>
          </table:table-cell>
          <table:table-cell office:value-type="float" office:value="30.85" calcext:value-type="float">
            <text:p>30.85</text:p>
          </table:table-cell>
          <table:table-cell office:value-type="float" office:value="2.2877" calcext:value-type="float">
            <text:p>2.2877</text:p>
          </table:table-cell>
          <table:table-cell office:value-type="float" office:value="19.39" calcext:value-type="float">
            <text:p>19.39</text:p>
          </table:table-cell>
          <table:table-cell office:value-type="float" office:value="0.7583" calcext:value-type="float">
            <text:p>0.758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3C293</text:p>
          </table:table-cell>
          <table:table-cell office:value-type="float" office:value="54.6071" calcext:value-type="float">
            <text:p>54.6071</text:p>
          </table:table-cell>
          <table:table-cell office:value-type="float" office:value="76.0603" calcext:value-type="float">
            <text:p>76.0603</text:p>
          </table:table-cell>
          <table:table-cell office:value-type="float" office:value="1.28" calcext:value-type="float">
            <text:p>1.28</text:p>
          </table:table-cell>
          <table:table-cell office:value-type="float" office:value="0.05" calcext:value-type="float">
            <text:p>0.05</text:p>
          </table:table-cell>
          <table:table-cell office:value-type="float" office:value="1.2956" calcext:value-type="float">
            <text:p>1.2956</text:p>
          </table:table-cell>
          <table:table-cell office:value-type="float" office:value="0.9682" calcext:value-type="float">
            <text:p>0.9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0.0457" calcext:value-type="float">
            <text:p>0.0457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3C98-2</text:p>
          </table:table-cell>
          <table:table-cell office:value-type="float" office:value="179.8288" calcext:value-type="float">
            <text:p>179.8288</text:p>
          </table:table-cell>
          <table:table-cell office:value-type="float" office:value="-31.0241" calcext:value-type="float">
            <text:p>-31.0241</text:p>
          </table:table-cell>
          <table:table-cell office:value-type="float" office:value="10.25" calcext:value-type="float">
            <text:p>10.25</text:p>
          </table:table-cell>
          <table:table-cell office:value-type="float" office:value="0.4" calcext:value-type="float">
            <text:p>0.4</text:p>
          </table:table-cell>
          <table:table-cell office:value-type="float" office:value="9.5056" calcext:value-type="float">
            <text:p>9.5056</text:p>
          </table:table-cell>
          <table:table-cell office:value-type="float" office:value="1.0454" calcext:value-type="float">
            <text:p>1.0454</text:p>
          </table:table-cell>
          <table:table-cell office:value-type="float" office:value="5.06" calcext:value-type="float">
            <text:p>5.06</text:p>
          </table:table-cell>
          <table:table-cell office:value-type="float" office:value="0.3809" calcext:value-type="float">
            <text:p>0.3809</text:p>
          </table:table-cell>
          <table:table-cell office:value-type="float" office:value="5.19" calcext:value-type="float">
            <text:p>5.19</text:p>
          </table:table-cell>
          <table:table-cell office:value-type="float" office:value="0.1236" calcext:value-type="float">
            <text:p>0.123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3C105</text:p>
          </table:table-cell>
          <table:table-cell office:value-type="float" office:value="187.6326" calcext:value-type="float">
            <text:p>187.6326</text:p>
          </table:table-cell>
          <table:table-cell office:value-type="float" office:value="-33.609" calcext:value-type="float">
            <text:p>-33.609</text:p>
          </table:table-cell>
          <table:table-cell office:value-type="float" office:value="14.68" calcext:value-type="float">
            <text:p>14.68</text:p>
          </table:table-cell>
          <table:table-cell office:value-type="float" office:value="1.47" calcext:value-type="float">
            <text:p>1.47</text:p>
          </table:table-cell>
          <table:table-cell office:value-type="float" office:value="9.5264" calcext:value-type="float">
            <text:p>9.5264</text:p>
          </table:table-cell>
          <table:table-cell office:value-type="float" office:value="0.6114" calcext:value-type="float">
            <text:p>0.6114</text:p>
          </table:table-cell>
          <table:table-cell office:value-type="float" office:value="11.42" calcext:value-type="float">
            <text:p>11.42</text:p>
          </table:table-cell>
          <table:table-cell office:value-type="float" office:value="1.4534" calcext:value-type="float">
            <text:p>1.4534</text:p>
          </table:table-cell>
          <table:table-cell office:value-type="float" office:value="3.26" calcext:value-type="float">
            <text:p>3.26</text:p>
          </table:table-cell>
          <table:table-cell office:value-type="float" office:value="0.2104" calcext:value-type="float">
            <text:p>0.210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3C120</text:p>
          </table:table-cell>
          <table:table-cell office:value-type="float" office:value="190.3729" calcext:value-type="float">
            <text:p>190.3729</text:p>
          </table:table-cell>
          <table:table-cell office:value-type="float" office:value="-27.3968" calcext:value-type="float">
            <text:p>-27.3968</text:p>
          </table:table-cell>
          <table:table-cell office:value-type="float" office:value="22.22" calcext:value-type="float">
            <text:p>22.22</text:p>
          </table:table-cell>
          <table:table-cell office:value-type="float" office:value="2.26" calcext:value-type="float">
            <text:p>2.26</text:p>
          </table:table-cell>
          <table:table-cell office:value-type="float" office:value="11.7434" calcext:value-type="float">
            <text:p>11.7434</text:p>
          </table:table-cell>
          <table:table-cell office:value-type="float" office:value="0.1283" calcext:value-type="float">
            <text:p>0.1283</text:p>
          </table:table-cell>
          <table:table-cell office:value-type="float" office:value="10.86" calcext:value-type="float">
            <text:p>10.86</text:p>
          </table:table-cell>
          <table:table-cell office:value-type="float" office:value="2.2433" calcext:value-type="float">
            <text:p>2.2433</text:p>
          </table:table-cell>
          <table:table-cell office:value-type="float" office:value="11.36" calcext:value-type="float">
            <text:p>11.36</text:p>
          </table:table-cell>
          <table:table-cell office:value-type="float" office:value="0.2632" calcext:value-type="float">
            <text:p>0.2632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TA21</text:p>
          </table:table-cell>
          <table:table-cell office:value-type="float" office:value="166.6357" calcext:value-type="float">
            <text:p>166.6357</text:p>
          </table:table-cell>
          <table:table-cell office:value-type="float" office:value="-33.5961" calcext:value-type="float">
            <text:p>-33.5961</text:p>
          </table:table-cell>
          <table:table-cell office:value-type="float" office:value="9.56" calcext:value-type="float">
            <text:p>9.56</text:p>
          </table:table-cell>
          <table:table-cell office:value-type="float" office:value="0.31" calcext:value-type="float">
            <text:p>0.31</text:p>
          </table:table-cell>
          <table:table-cell office:value-type="float" office:value="8.8116" calcext:value-type="float">
            <text:p>8.8116</text:p>
          </table:table-cell>
          <table:table-cell office:value-type="float" office:value="0.6781" calcext:value-type="float">
            <text:p>0.6781</text:p>
          </table:table-cell>
          <table:table-cell office:value-type="float" office:value="3.13" calcext:value-type="float">
            <text:p>3.13</text:p>
          </table:table-cell>
          <table:table-cell office:value-type="float" office:value="0.3008" calcext:value-type="float">
            <text:p>0.3008</text:p>
          </table:table-cell>
          <table:table-cell office:value-type="float" office:value="6.43" calcext:value-type="float">
            <text:p>6.43</text:p>
          </table:table-cell>
          <table:table-cell office:value-type="float" office:value="0.0862" calcext:value-type="float">
            <text:p>0.086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3C123</text:p>
          </table:table-cell>
          <table:table-cell office:value-type="float" office:value="170.5817" calcext:value-type="float">
            <text:p>170.5817</text:p>
          </table:table-cell>
          <table:table-cell office:value-type="float" office:value="-11.661" calcext:value-type="float">
            <text:p>-11.661</text:p>
          </table:table-cell>
          <table:table-cell office:value-type="float" office:value="24.55" calcext:value-type="float">
            <text:p>24.55</text:p>
          </table:table-cell>
          <table:table-cell office:value-type="float" office:value="4.8" calcext:value-type="float">
            <text:p>4.8</text:p>
          </table:table-cell>
          <table:table-cell office:value-type="float" office:value="19.2863" calcext:value-type="float">
            <text:p>19.2863</text:p>
          </table:table-cell>
          <table:table-cell office:value-type="float" office:value="0.4344" calcext:value-type="float">
            <text:p>0.4344</text:p>
          </table:table-cell>
          <table:table-cell office:value-type="float" office:value="5.15" calcext:value-type="float">
            <text:p>5.15</text:p>
          </table:table-cell>
          <table:table-cell office:value-type="float" office:value="4.4112" calcext:value-type="float">
            <text:p>4.4112</text:p>
          </table:table-cell>
          <table:table-cell office:value-type="float" office:value="19.41" calcext:value-type="float">
            <text:p>19.41</text:p>
          </table:table-cell>
          <table:table-cell office:value-type="float" office:value="1.9026" calcext:value-type="float">
            <text:p>1.9026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4C20.33</text:p>
          </table:table-cell>
          <table:table-cell office:value-type="float" office:value="20.1848" calcext:value-type="float">
            <text:p>20.1848</text:p>
          </table:table-cell>
          <table:table-cell office:value-type="float" office:value="66.8341" calcext:value-type="float">
            <text:p>66.8341</text:p>
          </table:table-cell>
          <table:table-cell office:value-type="float" office:value="2.69" calcext:value-type="float">
            <text:p>2.69</text:p>
          </table:table-cell>
          <table:table-cell office:value-type="float" office:value="0.05" calcext:value-type="float">
            <text:p>0.05</text:p>
          </table:table-cell>
          <table:table-cell office:value-type="float" office:value="2.6865" calcext:value-type="float">
            <text:p>2.6865</text:p>
          </table:table-cell>
          <table:table-cell office:value-type="float" office:value="0.2204" calcext:value-type="float">
            <text:p>0.2204</text:p>
          </table:table-cell>
          <table:table-cell office:value-type="float" office:value="0.53" calcext:value-type="float">
            <text:p>0.53</text:p>
          </table:table-cell>
          <table:table-cell office:value-type="float" office:value="0.0292" calcext:value-type="float">
            <text:p>0.0292</text:p>
          </table:table-cell>
          <table:table-cell office:value-type="float" office:value="2.16" calcext:value-type="float">
            <text:p>2.16</text:p>
          </table:table-cell>
          <table:table-cell office:value-type="float" office:value="0.0394" calcext:value-type="float">
            <text:p>0.0394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T0556+19</text:p>
          </table:table-cell>
          <table:table-cell office:value-type="float" office:value="190.0893" calcext:value-type="float">
            <text:p>190.0893</text:p>
          </table:table-cell>
          <table:table-cell office:value-type="float" office:value="-2.1665" calcext:value-type="float">
            <text:p>-2.1665</text:p>
          </table:table-cell>
          <table:table-cell office:value-type="float" office:value="53.63" calcext:value-type="float">
            <text:p>53.63</text:p>
          </table:table-cell>
          <table:table-cell office:value-type="float" office:value="31.9" calcext:value-type="float">
            <text:p>31.9</text:p>
          </table:table-cell>
          <table:table-cell office:value-type="float" office:value="46.3589" calcext:value-type="float">
            <text:p>46.3589</text:p>
          </table:table-cell>
          <table:table-cell office:value-type="float" office:value="0.7926" calcext:value-type="float">
            <text:p>0.7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63" calcext:value-type="float">
            <text:p>53.63</text:p>
          </table:table-cell>
          <table:table-cell office:value-type="float" office:value="31.9035" calcext:value-type="float">
            <text:p>31.903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1117+14</text:p>
          </table:table-cell>
          <table:table-cell office:value-type="float" office:value="240.438" calcext:value-type="float">
            <text:p>240.438</text:p>
          </table:table-cell>
          <table:table-cell office:value-type="float" office:value="65.7884" calcext:value-type="float">
            <text:p>65.7884</text:p>
          </table:table-cell>
          <table:table-cell office:value-type="float" office:value="1.57" calcext:value-type="float">
            <text:p>1.57</text:p>
          </table:table-cell>
          <table:table-cell office:value-type="float" office:value="0.02" calcext:value-type="float">
            <text:p>0.02</text:p>
          </table:table-cell>
          <table:table-cell office:value-type="float" office:value="1.5417" calcext:value-type="float">
            <text:p>1.5417</text:p>
          </table:table-cell>
          <table:table-cell office:value-type="float" office:value="0.2614" calcext:value-type="float">
            <text:p>0.2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3C264.0</text:p>
          </table:table-cell>
          <table:table-cell office:value-type="float" office:value="236.9959" calcext:value-type="float">
            <text:p>236.9959</text:p>
          </table:table-cell>
          <table:table-cell office:value-type="float" office:value="73.6422" calcext:value-type="float">
            <text:p>73.6422</text:p>
          </table:table-cell>
          <table:table-cell office:value-type="float" office:value="1.73" calcext:value-type="float">
            <text:p>1.73</text:p>
          </table:table-cell>
          <table:table-cell office:value-type="float" office:value="0.03" calcext:value-type="float">
            <text:p>0.03</text:p>
          </table:table-cell>
          <table:table-cell office:value-type="float" office:value="1.7598" calcext:value-type="float">
            <text:p>1.7598</text:p>
          </table:table-cell>
          <table:table-cell office:value-type="float" office:value="0.3485" calcext:value-type="float">
            <text:p>0.3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3C208.1</text:p>
          </table:table-cell>
          <table:table-cell office:value-type="float" office:value="213.6015" calcext:value-type="float">
            <text:p>213.6015</text:p>
          </table:table-cell>
          <table:table-cell office:value-type="float" office:value="33.583" calcext:value-type="float">
            <text:p>33.583</text:p>
          </table:table-cell>
          <table:table-cell office:value-type="float" office:value="2.76" calcext:value-type="float">
            <text:p>2.76</text:p>
          </table:table-cell>
          <table:table-cell office:value-type="float" office:value="0.05" calcext:value-type="float">
            <text:p>0.05</text:p>
          </table:table-cell>
          <table:table-cell office:value-type="float" office:value="2.7851" calcext:value-type="float">
            <text:p>2.7851</text:p>
          </table:table-cell>
          <table:table-cell office:value-type="float" office:value="0.1598" calcext:value-type="float">
            <text:p>0.1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6" calcext:value-type="float">
            <text:p>2.76</text:p>
          </table:table-cell>
          <table:table-cell office:value-type="float" office:value="0.0522" calcext:value-type="float">
            <text:p>0.052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3C208.0</text:p>
          </table:table-cell>
          <table:table-cell office:value-type="float" office:value="213.6628" calcext:value-type="float">
            <text:p>213.6628</text:p>
          </table:table-cell>
          <table:table-cell office:value-type="float" office:value="33.1608" calcext:value-type="float">
            <text:p>33.1608</text:p>
          </table:table-cell>
          <table:table-cell office:value-type="float" office:value="2.99" calcext:value-type="float">
            <text:p>2.99</text:p>
          </table:table-cell>
          <table:table-cell office:value-type="float" office:value="0.04" calcext:value-type="float">
            <text:p>0.04</text:p>
          </table:table-cell>
          <table:table-cell office:value-type="float" office:value="3.0476" calcext:value-type="float">
            <text:p>3.0476</text:p>
          </table:table-cell>
          <table:table-cell office:value-type="float" office:value="0.1619" calcext:value-type="float">
            <text:p>0.1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" calcext:value-type="float">
            <text:p>2.99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4C32.44</text:p>
          </table:table-cell>
          <table:table-cell office:value-type="float" office:value="67.2335" calcext:value-type="float">
            <text:p>67.2335</text:p>
          </table:table-cell>
          <table:table-cell office:value-type="float" office:value="81.0477" calcext:value-type="float">
            <text:p>81.0477</text:p>
          </table:table-cell>
          <table:table-cell office:value-type="float" office:value="1.36" calcext:value-type="float">
            <text:p>1.36</text:p>
          </table:table-cell>
          <table:table-cell office:value-type="float" office:value="0.09" calcext:value-type="float">
            <text:p>0.09</text:p>
          </table:table-cell>
          <table:table-cell office:value-type="float" office:value="1.5775" calcext:value-type="float">
            <text:p>1.5775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7" calcext:value-type="float">
            <text:p>0.17</text:p>
          </table:table-cell>
          <table:table-cell office:value-type="float" office:value="0.0869" calcext:value-type="float">
            <text:p>0.0869</text:p>
          </table:table-cell>
          <table:table-cell office:value-type="float" office:value="1.19" calcext:value-type="float">
            <text:p>1.19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3C263.1</text:p>
          </table:table-cell>
          <table:table-cell office:value-type="float" office:value="228.2701" calcext:value-type="float">
            <text:p>228.2701</text:p>
          </table:table-cell>
          <table:table-cell office:value-type="float" office:value="74.3753" calcext:value-type="float">
            <text:p>74.3753</text:p>
          </table:table-cell>
          <table:table-cell office:value-type="float" office:value="1.68" calcext:value-type="float">
            <text:p>1.68</text:p>
          </table:table-cell>
          <table:table-cell office:value-type="float" office:value="0.05" calcext:value-type="float">
            <text:p>0.05</text:p>
          </table:table-cell>
          <table:table-cell office:value-type="float" office:value="1.6732" calcext:value-type="float">
            <text:p>1.6732</text:p>
          </table:table-cell>
          <table:table-cell office:value-type="float" office:value="0.3024" calcext:value-type="float">
            <text:p>0.3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0.0462" calcext:value-type="float">
            <text:p>0.046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3C225b</text:p>
          </table:table-cell>
          <table:table-cell office:value-type="float" office:value="220.0101" calcext:value-type="float">
            <text:p>220.0101</text:p>
          </table:table-cell>
          <table:table-cell office:value-type="float" office:value="44.0084" calcext:value-type="float">
            <text:p>44.0084</text:p>
          </table:table-cell>
          <table:table-cell office:value-type="float" office:value="4.55" calcext:value-type="float">
            <text:p>4.55</text:p>
          </table:table-cell>
          <table:table-cell office:value-type="float" office:value="0.21" calcext:value-type="float">
            <text:p>0.21</text:p>
          </table:table-cell>
          <table:table-cell office:value-type="float" office:value="4.171" calcext:value-type="float">
            <text:p>4.171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98" calcext:value-type="float">
            <text:p>0.98</text:p>
          </table:table-cell>
          <table:table-cell office:value-type="float" office:value="0.176" calcext:value-type="float">
            <text:p>0.176</text:p>
          </table:table-cell>
          <table:table-cell office:value-type="float" office:value="3.57" calcext:value-type="float">
            <text:p>3.57</text:p>
          </table:table-cell>
          <table:table-cell office:value-type="float" office:value="0.1148" calcext:value-type="float">
            <text:p>0.114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3C410</text:p>
          </table:table-cell>
          <table:table-cell office:value-type="float" office:value="69.2117" calcext:value-type="float">
            <text:p>69.2117</text:p>
          </table:table-cell>
          <table:table-cell office:value-type="float" office:value="-3.7691" calcext:value-type="float">
            <text:p>-3.7691</text:p>
          </table:table-cell>
          <table:table-cell office:value-type="float" office:value="59.69" calcext:value-type="float">
            <text:p>59.69</text:p>
          </table:table-cell>
          <table:table-cell office:value-type="float" office:value="6.69" calcext:value-type="float">
            <text:p>6.69</text:p>
          </table:table-cell>
          <table:table-cell office:value-type="float" office:value="48.3433" calcext:value-type="float">
            <text:p>48.3433</text:p>
          </table:table-cell>
          <table:table-cell office:value-type="float" office:value="0.6858" calcext:value-type="float">
            <text:p>0.6858</text:p>
          </table:table-cell>
          <table:table-cell office:value-type="float" office:value="30.39" calcext:value-type="float">
            <text:p>30.39</text:p>
          </table:table-cell>
          <table:table-cell office:value-type="float" office:value="6.6415" calcext:value-type="float">
            <text:p>6.6415</text:p>
          </table:table-cell>
          <table:table-cell office:value-type="float" office:value="29.29" calcext:value-type="float">
            <text:p>29.29</text:p>
          </table:table-cell>
          <table:table-cell office:value-type="float" office:value="0.8142" calcext:value-type="float">
            <text:p>0.8142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P0347+05</text:p>
          </table:table-cell>
          <table:table-cell office:value-type="float" office:value="182.2737" calcext:value-type="float">
            <text:p>182.2737</text:p>
          </table:table-cell>
          <table:table-cell office:value-type="float" office:value="-35.7311" calcext:value-type="float">
            <text:p>-35.7311</text:p>
          </table:table-cell>
          <table:table-cell office:value-type="float" office:value="13.45" calcext:value-type="float">
            <text:p>13.45</text:p>
          </table:table-cell>
          <table:table-cell office:value-type="float" office:value="0.76" calcext:value-type="float">
            <text:p>0.76</text:p>
          </table:table-cell>
          <table:table-cell office:value-type="float" office:value="11.3822" calcext:value-type="float">
            <text:p>11.3822</text:p>
          </table:table-cell>
          <table:table-cell office:value-type="float" office:value="0.6992" calcext:value-type="float">
            <text:p>0.6992</text:p>
          </table:table-cell>
          <table:table-cell office:value-type="float" office:value="7.27" calcext:value-type="float">
            <text:p>7.27</text:p>
          </table:table-cell>
          <table:table-cell office:value-type="float" office:value="0.7487" calcext:value-type="float">
            <text:p>0.7487</text:p>
          </table:table-cell>
          <table:table-cell office:value-type="float" office:value="6.18" calcext:value-type="float">
            <text:p>6.18</text:p>
          </table:table-cell>
          <table:table-cell office:value-type="float" office:value="0.1424" calcext:value-type="float">
            <text:p>0.142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3C272.1</text:p>
          </table:table-cell>
          <table:table-cell office:value-type="float" office:value="280.6321" calcext:value-type="float">
            <text:p>280.6321</text:p>
          </table:table-cell>
          <table:table-cell office:value-type="float" office:value="74.6873" calcext:value-type="float">
            <text:p>74.6873</text:p>
          </table:table-cell>
          <table:table-cell office:value-type="float" office:value="2.39" calcext:value-type="float">
            <text:p>2.39</text:p>
          </table:table-cell>
          <table:table-cell office:value-type="float" office:value="0.03" calcext:value-type="float">
            <text:p>0.03</text:p>
          </table:table-cell>
          <table:table-cell office:value-type="float" office:value="2.426" calcext:value-type="float">
            <text:p>2.426</text:p>
          </table:table-cell>
          <table:table-cell office:value-type="float" office:value="0.3032" calcext:value-type="float">
            <text:p>0.3032</text:p>
          </table:table-cell>
          <table:table-cell office:value-type="float" office:value="0.36" calcext:value-type="float">
            <text:p>0.36</text:p>
          </table:table-cell>
          <table:table-cell office:value-type="float" office:value="0.0218" calcext:value-type="float">
            <text:p>0.0218</text:p>
          </table:table-cell>
          <table:table-cell office:value-type="float" office:value="2.03" calcext:value-type="float">
            <text:p>2.03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3C225a</text:p>
          </table:table-cell>
          <table:table-cell office:value-type="float" office:value="219.8662" calcext:value-type="float">
            <text:p>219.8662</text:p>
          </table:table-cell>
          <table:table-cell office:value-type="float" office:value="44.0249" calcext:value-type="float">
            <text:p>44.0249</text:p>
          </table:table-cell>
          <table:table-cell office:value-type="float" office:value="4.24" calcext:value-type="float">
            <text:p>4.24</text:p>
          </table:table-cell>
          <table:table-cell office:value-type="float" office:value="0.3" calcext:value-type="float">
            <text:p>0.3</text:p>
          </table:table-cell>
          <table:table-cell office:value-type="float" office:value="4.1902" calcext:value-type="float">
            <text:p>4.1902</text:p>
          </table:table-cell>
          <table:table-cell office:value-type="float" office:value="0.1057" calcext:value-type="float">
            <text:p>0.1057</text:p>
          </table:table-cell>
          <table:table-cell office:value-type="float" office:value="1.19" calcext:value-type="float">
            <text:p>1.19</text:p>
          </table:table-cell>
          <table:table-cell office:value-type="float" office:value="0.2965" calcext:value-type="float">
            <text:p>0.2965</text:p>
          </table:table-cell>
          <table:table-cell office:value-type="float" office:value="3.05" calcext:value-type="float">
            <text:p>3.05</text:p>
          </table:table-cell>
          <table:table-cell office:value-type="float" office:value="0.0595" calcext:value-type="float">
            <text:p>0.059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4C07.32</text:p>
          </table:table-cell>
          <table:table-cell office:value-type="float" office:value="322.2286" calcext:value-type="float">
            <text:p>322.2286</text:p>
          </table:table-cell>
          <table:table-cell office:value-type="float" office:value="68.835" calcext:value-type="float">
            <text:p>68.835</text:p>
          </table:table-cell>
          <table:table-cell office:value-type="float" office:value="2.11" calcext:value-type="float">
            <text:p>2.11</text:p>
          </table:table-cell>
          <table:table-cell office:value-type="float" office:value="0.03" calcext:value-type="float">
            <text:p>0.03</text:p>
          </table:table-cell>
          <table:table-cell office:value-type="float" office:value="2.0761" calcext:value-type="float">
            <text:p>2.0761</text:p>
          </table:table-cell>
          <table:table-cell office:value-type="float" office:value="0.2568" calcext:value-type="float">
            <text:p>0.2568</text:p>
          </table:table-cell>
          <table:table-cell office:value-type="float" office:value="0.32" calcext:value-type="float">
            <text:p>0.32</text:p>
          </table:table-cell>
          <table:table-cell office:value-type="float" office:value="0.0219" calcext:value-type="float">
            <text:p>0.0219</text:p>
          </table:table-cell>
          <table:table-cell office:value-type="float" office:value="1.79" calcext:value-type="float">
            <text:p>1.79</text:p>
          </table:table-cell>
          <table:table-cell office:value-type="float" office:value="0.0244" calcext:value-type="float">
            <text:p>0.0244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3C245</text:p>
          </table:table-cell>
          <table:table-cell office:value-type="float" office:value="233.1247" calcext:value-type="float">
            <text:p>233.1247</text:p>
          </table:table-cell>
          <table:table-cell office:value-type="float" office:value="56.3009" calcext:value-type="float">
            <text:p>56.3009</text:p>
          </table:table-cell>
          <table:table-cell office:value-type="float" office:value="2.03" calcext:value-type="float">
            <text:p>2.03</text:p>
          </table:table-cell>
          <table:table-cell office:value-type="float" office:value="0.03" calcext:value-type="float">
            <text:p>0.03</text:p>
          </table:table-cell>
          <table:table-cell office:value-type="float" office:value="2.1298" calcext:value-type="float">
            <text:p>2.1298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48" calcext:value-type="float">
            <text:p>0.48</text:p>
          </table:table-cell>
          <table:table-cell office:value-type="float" office:value="0.0262" calcext:value-type="float">
            <text:p>0.0262</text:p>
          </table:table-cell>
          <table:table-cell office:value-type="float" office:value="1.55" calcext:value-type="float">
            <text:p>1.55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3C93.1</text:p>
          </table:table-cell>
          <table:table-cell office:value-type="float" office:value="160.0361" calcext:value-type="float">
            <text:p>160.0361</text:p>
          </table:table-cell>
          <table:table-cell office:value-type="float" office:value="-15.9147" calcext:value-type="float">
            <text:p>-15.9147</text:p>
          </table:table-cell>
          <table:table-cell office:value-type="float" office:value="12.32" calcext:value-type="float">
            <text:p>12.32</text:p>
          </table:table-cell>
          <table:table-cell office:value-type="float" office:value="1.04" calcext:value-type="float">
            <text:p>1.04</text:p>
          </table:table-cell>
          <table:table-cell office:value-type="float" office:value="9.6239" calcext:value-type="float">
            <text:p>9.6239</text:p>
          </table:table-cell>
          <table:table-cell office:value-type="float" office:value="0.8153" calcext:value-type="float">
            <text:p>0.8153</text:p>
          </table:table-cell>
          <table:table-cell office:value-type="float" office:value="3.5" calcext:value-type="float">
            <text:p>3.5</text:p>
          </table:table-cell>
          <table:table-cell office:value-type="float" office:value="0.9868" calcext:value-type="float">
            <text:p>0.9868</text:p>
          </table:table-cell>
          <table:table-cell office:value-type="float" office:value="8.82" calcext:value-type="float">
            <text:p>8.82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3C348</text:p>
          </table:table-cell>
          <table:table-cell office:value-type="float" office:value="22.971" calcext:value-type="float">
            <text:p>22.971</text:p>
          </table:table-cell>
          <table:table-cell office:value-type="float" office:value="29.1769" calcext:value-type="float">
            <text:p>29.1769</text:p>
          </table:table-cell>
          <table:table-cell office:value-type="float" office:value="5.69" calcext:value-type="float">
            <text:p>5.69</text:p>
          </table:table-cell>
          <table:table-cell office:value-type="float" office:value="0.16" calcext:value-type="float">
            <text:p>0.16</text:p>
          </table:table-cell>
          <table:table-cell office:value-type="float" office:value="5.2943" calcext:value-type="float">
            <text:p>5.2943</text:p>
          </table:table-cell>
          <table:table-cell office:value-type="float" office:value="0.0605" calcext:value-type="float">
            <text:p>0.0605</text:p>
          </table:table-cell>
          <table:table-cell office:value-type="float" office:value="1.55" calcext:value-type="float">
            <text:p>1.55</text:p>
          </table:table-cell>
          <table:table-cell office:value-type="float" office:value="0.152" calcext:value-type="float">
            <text:p>0.152</text:p>
          </table:table-cell>
          <table:table-cell office:value-type="float" office:value="4.14" calcext:value-type="float">
            <text:p>4.14</text:p>
          </table:table-cell>
          <table:table-cell office:value-type="float" office:value="0.0467" calcext:value-type="float">
            <text:p>0.0467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4C13.67</text:p>
          </table:table-cell>
          <table:table-cell office:value-type="float" office:value="43.4971" calcext:value-type="float">
            <text:p>43.4971</text:p>
          </table:table-cell>
          <table:table-cell office:value-type="float" office:value="9.154" calcext:value-type="float">
            <text:p>9.154</text:p>
          </table:table-cell>
          <table:table-cell office:value-type="float" office:value="16.72" calcext:value-type="float">
            <text:p>16.72</text:p>
          </table:table-cell>
          <table:table-cell office:value-type="float" office:value="0.87" calcext:value-type="float">
            <text:p>0.87</text:p>
          </table:table-cell>
          <table:table-cell office:value-type="float" office:value="13.7282" calcext:value-type="float">
            <text:p>13.7282</text:p>
          </table:table-cell>
          <table:table-cell office:value-type="float" office:value="0.1657" calcext:value-type="float">
            <text:p>0.1657</text:p>
          </table:table-cell>
          <table:table-cell office:value-type="float" office:value="3.96" calcext:value-type="float">
            <text:p>3.96</text:p>
          </table:table-cell>
          <table:table-cell office:value-type="float" office:value="0.7404" calcext:value-type="float">
            <text:p>0.7404</text:p>
          </table:table-cell>
          <table:table-cell office:value-type="float" office:value="12.76" calcext:value-type="float">
            <text:p>12.76</text:p>
          </table:table-cell>
          <table:table-cell office:value-type="float" office:value="0.4632" calcext:value-type="float">
            <text:p>0.4632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3C286</text:p>
          </table:table-cell>
          <table:table-cell office:value-type="float" office:value="56.5241" calcext:value-type="float">
            <text:p>56.5241</text:p>
          </table:table-cell>
          <table:table-cell office:value-type="float" office:value="80.6747" calcext:value-type="float">
            <text:p>80.6747</text:p>
          </table:table-cell>
          <table:table-cell office:value-type="float" office:value="1.34" calcext:value-type="float">
            <text:p>1.34</text:p>
          </table:table-cell>
          <table:table-cell office:value-type="float" office:value="0.09" calcext:value-type="float">
            <text:p>0.09</text:p>
          </table:table-cell>
          <table:table-cell office:value-type="float" office:value="1.4944" calcext:value-type="float">
            <text:p>1.4944</text:p>
          </table:table-cell>
          <table:table-cell office:value-type="float" office:value="0.1101" calcext:value-type="float">
            <text:p>0.1101</text:p>
          </table:table-cell>
          <table:table-cell office:value-type="float" office:value="0.06" calcext:value-type="float">
            <text:p>0.06</text:p>
          </table:table-cell>
          <table:table-cell office:value-type="float" office:value="0.0241" calcext:value-type="float">
            <text:p>0.0241</text:p>
          </table:table-cell>
          <table:table-cell office:value-type="float" office:value="1.28" calcext:value-type="float">
            <text:p>1.28</text:p>
          </table:table-cell>
          <table:table-cell office:value-type="float" office:value="0.0876" calcext:value-type="float">
            <text:p>0.0876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4C13.65</text:p>
          </table:table-cell>
          <table:table-cell office:value-type="float" office:value="39.3151" calcext:value-type="float">
            <text:p>39.3151</text:p>
          </table:table-cell>
          <table:table-cell office:value-type="float" office:value="17.718" calcext:value-type="float">
            <text:p>17.718</text:p>
          </table:table-cell>
          <table:table-cell office:value-type="float" office:value="9.16" calcext:value-type="float">
            <text:p>9.16</text:p>
          </table:table-cell>
          <table:table-cell office:value-type="float" office:value="0.14" calcext:value-type="float">
            <text:p>0.14</text:p>
          </table:table-cell>
          <table:table-cell office:value-type="float" office:value="8.6619" calcext:value-type="float">
            <text:p>8.6619</text:p>
          </table:table-cell>
          <table:table-cell office:value-type="float" office:value="0.1212" calcext:value-type="float">
            <text:p>0.1212</text:p>
          </table:table-cell>
          <table:table-cell office:value-type="float" office:value="1.45" calcext:value-type="float">
            <text:p>1.45</text:p>
          </table:table-cell>
          <table:table-cell office:value-type="float" office:value="0.1214" calcext:value-type="float">
            <text:p>0.1214</text:p>
          </table:table-cell>
          <table:table-cell office:value-type="float" office:value="7.71" calcext:value-type="float">
            <text:p>7.71</text:p>
          </table:table-cell>
          <table:table-cell office:value-type="float" office:value="0.0613" calcext:value-type="float">
            <text:p>0.061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3C190.0</text:p>
          </table:table-cell>
          <table:table-cell office:value-type="float" office:value="207.6242" calcext:value-type="float">
            <text:p>207.6242</text:p>
          </table:table-cell>
          <table:table-cell office:value-type="float" office:value="21.8412" calcext:value-type="float">
            <text:p>21.8412</text:p>
          </table:table-cell>
          <table:table-cell office:value-type="float" office:value="2.82" calcext:value-type="float">
            <text:p>2.82</text:p>
          </table:table-cell>
          <table:table-cell office:value-type="float" office:value="0.04" calcext:value-type="float">
            <text:p>0.04</text:p>
          </table:table-cell>
          <table:table-cell office:value-type="float" office:value="2.941" calcext:value-type="float">
            <text:p>2.941</text:p>
          </table:table-cell>
          <table:table-cell office:value-type="float" office:value="0.8069" calcext:value-type="float">
            <text:p>0.8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2" calcext:value-type="float">
            <text:p>2.82</text:p>
          </table:table-cell>
          <table:table-cell office:value-type="float" office:value="0.0411" calcext:value-type="float">
            <text:p>0.041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P0320+05</text:p>
          </table:table-cell>
          <table:table-cell office:value-type="float" office:value="176.9818" calcext:value-type="float">
            <text:p>176.9818</text:p>
          </table:table-cell>
          <table:table-cell office:value-type="float" office:value="-40.8433" calcext:value-type="float">
            <text:p>-40.8433</text:p>
          </table:table-cell>
          <table:table-cell office:value-type="float" office:value="11.2" calcext:value-type="float">
            <text:p>11.2</text:p>
          </table:table-cell>
          <table:table-cell office:value-type="float" office:value="0.48" calcext:value-type="float">
            <text:p>0.48</text:p>
          </table:table-cell>
          <table:table-cell office:value-type="float" office:value="9.9975" calcext:value-type="float">
            <text:p>9.9975</text:p>
          </table:table-cell>
          <table:table-cell office:value-type="float" office:value="0.7438" calcext:value-type="float">
            <text:p>0.7438</text:p>
          </table:table-cell>
          <table:table-cell office:value-type="float" office:value="5.05" calcext:value-type="float">
            <text:p>5.05</text:p>
          </table:table-cell>
          <table:table-cell office:value-type="float" office:value="0.3183" calcext:value-type="float">
            <text:p>0.3183</text:p>
          </table:table-cell>
          <table:table-cell office:value-type="float" office:value="6.15" calcext:value-type="float">
            <text:p>6.15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3C274.1</text:p>
          </table:table-cell>
          <table:table-cell office:value-type="float" office:value="269.8744" calcext:value-type="float">
            <text:p>269.8744</text:p>
          </table:table-cell>
          <table:table-cell office:value-type="float" office:value="83.1637" calcext:value-type="float">
            <text:p>83.1637</text:p>
          </table:table-cell>
          <table:table-cell office:value-type="float" office:value="2.36" calcext:value-type="float">
            <text:p>2.36</text:p>
          </table:table-cell>
          <table:table-cell office:value-type="float" office:value="0.04" calcext:value-type="float">
            <text:p>0.04</text:p>
          </table:table-cell>
          <table:table-cell office:value-type="float" office:value="2.286" calcext:value-type="float">
            <text:p>2.286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3" calcext:value-type="float">
            <text:p>0.3</text:p>
          </table:table-cell>
          <table:table-cell office:value-type="float" office:value="0.0193" calcext:value-type="float">
            <text:p>0.0193</text:p>
          </table:table-cell>
          <table:table-cell office:value-type="float" office:value="2.06" calcext:value-type="float">
            <text:p>2.06</text:p>
          </table:table-cell>
          <table:table-cell office:value-type="float" office:value="0.0293" calcext:value-type="float">
            <text:p>0.0293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3C207</text:p>
          </table:table-cell>
          <table:table-cell office:value-type="float" office:value="212.968" calcext:value-type="float">
            <text:p>212.968</text:p>
          </table:table-cell>
          <table:table-cell office:value-type="float" office:value="30.139" calcext:value-type="float">
            <text:p>30.139</text:p>
          </table:table-cell>
          <table:table-cell office:value-type="float" office:value="5.25" calcext:value-type="float">
            <text:p>5.25</text:p>
          </table:table-cell>
          <table:table-cell office:value-type="float" office:value="0.15" calcext:value-type="float">
            <text:p>0.15</text:p>
          </table:table-cell>
          <table:table-cell office:value-type="float" office:value="4.9461" calcext:value-type="float">
            <text:p>4.9461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91" calcext:value-type="float">
            <text:p>0.91</text:p>
          </table:table-cell>
          <table:table-cell office:value-type="float" office:value="0.1267" calcext:value-type="float">
            <text:p>0.1267</text:p>
          </table:table-cell>
          <table:table-cell office:value-type="float" office:value="4.34" calcext:value-type="float">
            <text:p>4.34</text:p>
          </table:table-cell>
          <table:table-cell office:value-type="float" office:value="0.087" calcext:value-type="float">
            <text:p>0.08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T0629+10</text:p>
          </table:table-cell>
          <table:table-cell office:value-type="float" office:value="201.5315" calcext:value-type="float">
            <text:p>201.5315</text:p>
          </table:table-cell>
          <table:table-cell office:value-type="float" office:value="0.5079" calcext:value-type="float">
            <text:p>0.5079</text:p>
          </table:table-cell>
          <table:table-cell office:value-type="float" office:value="59.25" calcext:value-type="float">
            <text:p>59.25</text:p>
          </table:table-cell>
          <table:table-cell office:value-type="float" office:value="2.86" calcext:value-type="float">
            <text:p>2.86</text:p>
          </table:table-cell>
          <table:table-cell office:value-type="float" office:value="45.1748" calcext:value-type="float">
            <text:p>45.1748</text:p>
          </table:table-cell>
          <table:table-cell office:value-type="float" office:value="0.1705" calcext:value-type="float">
            <text:p>0.1705</text:p>
          </table:table-cell>
          <table:table-cell office:value-type="float" office:value="37.02" calcext:value-type="float">
            <text:p>37.02</text:p>
          </table:table-cell>
          <table:table-cell office:value-type="float" office:value="2.5766" calcext:value-type="float">
            <text:p>2.5766</text:p>
          </table:table-cell>
          <table:table-cell office:value-type="float" office:value="22.23" calcext:value-type="float">
            <text:p>22.23</text:p>
          </table:table-cell>
          <table:table-cell office:value-type="float" office:value="1.2404" calcext:value-type="float">
            <text:p>1.2404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3C223</text:p>
          </table:table-cell>
          <table:table-cell office:value-type="float" office:value="188.4047" calcext:value-type="float">
            <text:p>188.4047</text:p>
          </table:table-cell>
          <table:table-cell office:value-type="float" office:value="48.659" calcext:value-type="float">
            <text:p>48.659</text:p>
          </table:table-cell>
          <table:table-cell office:value-type="float" office:value="1.04" calcext:value-type="float">
            <text:p>1.04</text:p>
          </table:table-cell>
          <table:table-cell office:value-type="float" office:value="1.28" calcext:value-type="float">
            <text:p>1.28</text:p>
          </table:table-cell>
          <table:table-cell office:value-type="float" office:value="1.0421" calcext:value-type="float">
            <text:p>1.0421</text:p>
          </table:table-cell>
          <table:table-cell office:value-type="float" office:value="1.2825" calcext:value-type="float">
            <text:p>1.2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1.2825" calcext:value-type="float">
            <text:p>1.282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4C12.50</text:p>
          </table:table-cell>
          <table:table-cell office:value-type="float" office:value="347.223" calcext:value-type="float">
            <text:p>347.223</text:p>
          </table:table-cell>
          <table:table-cell office:value-type="float" office:value="70.1718" calcext:value-type="float">
            <text:p>70.1718</text:p>
          </table:table-cell>
          <table:table-cell office:value-type="float" office:value="2.37" calcext:value-type="float">
            <text:p>2.37</text:p>
          </table:table-cell>
          <table:table-cell office:value-type="float" office:value="0.11" calcext:value-type="float">
            <text:p>0.11</text:p>
          </table:table-cell>
          <table:table-cell office:value-type="float" office:value="2.5519" calcext:value-type="float">
            <text:p>2.5519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36" calcext:value-type="float">
            <text:p>0.36</text:p>
          </table:table-cell>
          <table:table-cell office:value-type="float" office:value="0.1107" calcext:value-type="float">
            <text:p>0.1107</text:p>
          </table:table-cell>
          <table:table-cell office:value-type="float" office:value="2.01" calcext:value-type="float">
            <text:p>2.01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4C04.51</text:p>
          </table:table-cell>
          <table:table-cell office:value-type="float" office:value="7.2923" calcext:value-type="float">
            <text:p>7.2923</text:p>
          </table:table-cell>
          <table:table-cell office:value-type="float" office:value="47.747" calcext:value-type="float">
            <text:p>47.747</text:p>
          </table:table-cell>
          <table:table-cell office:value-type="float" office:value="4.55" calcext:value-type="float">
            <text:p>4.55</text:p>
          </table:table-cell>
          <table:table-cell office:value-type="float" office:value="0.13" calcext:value-type="float">
            <text:p>0.13</text:p>
          </table:table-cell>
          <table:table-cell office:value-type="float" office:value="4.6706" calcext:value-type="float">
            <text:p>4.6706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24" calcext:value-type="float">
            <text:p>0.24</text:p>
          </table:table-cell>
          <table:table-cell office:value-type="float" office:value="0.0608" calcext:value-type="float">
            <text:p>0.0608</text:p>
          </table:table-cell>
          <table:table-cell office:value-type="float" office:value="4.31" calcext:value-type="float">
            <text:p>4.31</text:p>
          </table:table-cell>
          <table:table-cell office:value-type="float" office:value="0.1126" calcext:value-type="float">
            <text:p>0.1126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4C33.48</text:p>
          </table:table-cell>
          <table:table-cell office:value-type="float" office:value="66.3887" calcext:value-type="float">
            <text:p>66.3887</text:p>
          </table:table-cell>
          <table:table-cell office:value-type="float" office:value="8.3713" calcext:value-type="float">
            <text:p>8.3713</text:p>
          </table:table-cell>
          <table:table-cell office:value-type="float" office:value="15.76" calcext:value-type="float">
            <text:p>15.76</text:p>
          </table:table-cell>
          <table:table-cell office:value-type="float" office:value="3.04" calcext:value-type="float">
            <text:p>3.04</text:p>
          </table:table-cell>
          <table:table-cell office:value-type="float" office:value="15.3627" calcext:value-type="float">
            <text:p>15.3627</text:p>
          </table:table-cell>
          <table:table-cell office:value-type="float" office:value="0.1902" calcext:value-type="float">
            <text:p>0.1902</text:p>
          </table:table-cell>
          <table:table-cell office:value-type="float" office:value="1.54" calcext:value-type="float">
            <text:p>1.54</text:p>
          </table:table-cell>
          <table:table-cell office:value-type="float" office:value="3.0009" calcext:value-type="float">
            <text:p>3.0009</text:p>
          </table:table-cell>
          <table:table-cell office:value-type="float" office:value="14.22" calcext:value-type="float">
            <text:p>14.22</text:p>
          </table:table-cell>
          <table:table-cell office:value-type="float" office:value="0.4809" calcext:value-type="float">
            <text:p>0.4809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3C111</text:p>
          </table:table-cell>
          <table:table-cell office:value-type="float" office:value="161.6756" calcext:value-type="float">
            <text:p>161.6756</text:p>
          </table:table-cell>
          <table:table-cell office:value-type="float" office:value="-8.8197" calcext:value-type="float">
            <text:p>-8.8197</text:p>
          </table:table-cell>
          <table:table-cell office:value-type="float" office:value="36.43" calcext:value-type="float">
            <text:p>36.43</text:p>
          </table:table-cell>
          <table:table-cell office:value-type="float" office:value="4.42" calcext:value-type="float">
            <text:p>4.42</text:p>
          </table:table-cell>
          <table:table-cell office:value-type="float" office:value="29.2823" calcext:value-type="float">
            <text:p>29.2823</text:p>
          </table:table-cell>
          <table:table-cell office:value-type="float" office:value="0.2045" calcext:value-type="float">
            <text:p>0.2045</text:p>
          </table:table-cell>
          <table:table-cell office:value-type="float" office:value="3.99" calcext:value-type="float">
            <text:p>3.99</text:p>
          </table:table-cell>
          <table:table-cell office:value-type="float" office:value="3.7799" calcext:value-type="float">
            <text:p>3.7799</text:p>
          </table:table-cell>
          <table:table-cell office:value-type="float" office:value="32.44" calcext:value-type="float">
            <text:p>32.44</text:p>
          </table:table-cell>
          <table:table-cell office:value-type="float" office:value="2.2911" calcext:value-type="float">
            <text:p>2.291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J2232</text:p>
          </table:table-cell>
          <table:table-cell office:value-type="float" office:value="77.4379" calcext:value-type="float">
            <text:p>77.4379</text:p>
          </table:table-cell>
          <table:table-cell office:value-type="float" office:value="-38.5824" calcext:value-type="float">
            <text:p>-38.5824</text:p>
          </table:table-cell>
          <table:table-cell office:value-type="float" office:value="5.5" calcext:value-type="float">
            <text:p>5.5</text:p>
          </table:table-cell>
          <table:table-cell office:value-type="float" office:value="0.41" calcext:value-type="float">
            <text:p>0.41</text:p>
          </table:table-cell>
          <table:table-cell office:value-type="float" office:value="5.6861" calcext:value-type="float">
            <text:p>5.6861</text:p>
          </table:table-cell>
          <table:table-cell office:value-type="float" office:value="0.2157" calcext:value-type="float">
            <text:p>0.2157</text:p>
          </table:table-cell>
          <table:table-cell office:value-type="float" office:value="1.21" calcext:value-type="float">
            <text:p>1.21</text:p>
          </table:table-cell>
          <table:table-cell office:value-type="float" office:value="0.3688" calcext:value-type="float">
            <text:p>0.3688</text:p>
          </table:table-cell>
          <table:table-cell office:value-type="float" office:value="4.29" calcext:value-type="float">
            <text:p>4.29</text:p>
          </table:table-cell>
          <table:table-cell office:value-type="float" office:value="0.1682" calcext:value-type="float">
            <text:p>0.1682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3C298</text:p>
          </table:table-cell>
          <table:table-cell office:value-type="float" office:value="352.1602" calcext:value-type="float">
            <text:p>352.1602</text:p>
          </table:table-cell>
          <table:table-cell office:value-type="float" office:value="60.6666" calcext:value-type="float">
            <text:p>60.6666</text:p>
          </table:table-cell>
          <table:table-cell office:value-type="float" office:value="2.39" calcext:value-type="float">
            <text:p>2.39</text:p>
          </table:table-cell>
          <table:table-cell office:value-type="float" office:value="0.38" calcext:value-type="float">
            <text:p>0.38</text:p>
          </table:table-cell>
          <table:table-cell office:value-type="float" office:value="2.5657" calcext:value-type="float">
            <text:p>2.5657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06" calcext:value-type="float">
            <text:p>0.06</text:p>
          </table:table-cell>
          <table:table-cell office:value-type="float" office:value="0.3694" calcext:value-type="float">
            <text:p>0.3694</text:p>
          </table:table-cell>
          <table:table-cell office:value-type="float" office:value="2.33" calcext:value-type="float">
            <text:p>2.33</text:p>
          </table:table-cell>
          <table:table-cell office:value-type="float" office:value="0.0851" calcext:value-type="float">
            <text:p>0.085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B2050</text:p>
          </table:table-cell>
          <table:table-cell office:value-type="float" office:value="78.8581" calcext:value-type="float">
            <text:p>78.8581</text:p>
          </table:table-cell>
          <table:table-cell office:value-type="float" office:value="-5.1238" calcext:value-type="float">
            <text:p>-5.1238</text:p>
          </table:table-cell>
          <table:table-cell office:value-type="float" office:value="33.86" calcext:value-type="float">
            <text:p>33.86</text:p>
          </table:table-cell>
          <table:table-cell office:value-type="float" office:value="2.42" calcext:value-type="float">
            <text:p>2.42</text:p>
          </table:table-cell>
          <table:table-cell office:value-type="float" office:value="27.4539" calcext:value-type="float">
            <text:p>27.4539</text:p>
          </table:table-cell>
          <table:table-cell office:value-type="float" office:value="0.0869" calcext:value-type="float">
            <text:p>0.0869</text:p>
          </table:table-cell>
          <table:table-cell office:value-type="float" office:value="3" calcext:value-type="float">
            <text:p>3</text:p>
          </table:table-cell>
          <table:table-cell office:value-type="float" office:value="2.0238" calcext:value-type="float">
            <text:p>2.0238</text:p>
          </table:table-cell>
          <table:table-cell office:value-type="float" office:value="30.86" calcext:value-type="float">
            <text:p>30.86</text:p>
          </table:table-cell>
          <table:table-cell office:value-type="float" office:value="1.3301" calcext:value-type="float">
            <text:p>1.330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PKS0531</text:p>
          </table:table-cell>
          <table:table-cell office:value-type="float" office:value="186.7617" calcext:value-type="float">
            <text:p>186.7617</text:p>
          </table:table-cell>
          <table:table-cell office:value-type="float" office:value="-7.1076" calcext:value-type="float">
            <text:p>-7.1076</text:p>
          </table:table-cell>
          <table:table-cell office:value-type="float" office:value="28.84" calcext:value-type="float">
            <text:p>28.84</text:p>
          </table:table-cell>
          <table:table-cell office:value-type="float" office:value="9.72" calcext:value-type="float">
            <text:p>9.72</text:p>
          </table:table-cell>
          <table:table-cell office:value-type="float" office:value="28.2709" calcext:value-type="float">
            <text:p>28.2709</text:p>
          </table:table-cell>
          <table:table-cell office:value-type="float" office:value="0.568" calcext:value-type="float">
            <text:p>0.568</text:p>
          </table:table-cell>
          <table:table-cell office:value-type="float" office:value="8.39" calcext:value-type="float">
            <text:p>8.39</text:p>
          </table:table-cell>
          <table:table-cell office:value-type="float" office:value="9.6105" calcext:value-type="float">
            <text:p>9.6105</text:p>
          </table:table-cell>
          <table:table-cell office:value-type="float" office:value="20.45" calcext:value-type="float">
            <text:p>20.45</text:p>
          </table:table-cell>
          <table:table-cell office:value-type="float" office:value="1.4837" calcext:value-type="float">
            <text:p>1.483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4C16.09</text:p>
          </table:table-cell>
          <table:table-cell office:value-type="float" office:value="166.6357" calcext:value-type="float">
            <text:p>166.6357</text:p>
          </table:table-cell>
          <table:table-cell office:value-type="float" office:value="-33.5959" calcext:value-type="float">
            <text:p>-33.5959</text:p>
          </table:table-cell>
          <table:table-cell office:value-type="float" office:value="12.1" calcext:value-type="float">
            <text:p>12.1</text:p>
          </table:table-cell>
          <table:table-cell office:value-type="float" office:value="1.13" calcext:value-type="float">
            <text:p>1.13</text:p>
          </table:table-cell>
          <table:table-cell office:value-type="float" office:value="11.3604" calcext:value-type="float">
            <text:p>11.3604</text:p>
          </table:table-cell>
          <table:table-cell office:value-type="float" office:value="0.2969" calcext:value-type="float">
            <text:p>0.2969</text:p>
          </table:table-cell>
          <table:table-cell office:value-type="float" office:value="3.27" calcext:value-type="float">
            <text:p>3.27</text:p>
          </table:table-cell>
          <table:table-cell office:value-type="float" office:value="1.1038" calcext:value-type="float">
            <text:p>1.1038</text:p>
          </table:table-cell>
          <table:table-cell office:value-type="float" office:value="8.83" calcext:value-type="float">
            <text:p>8.83</text:p>
          </table:table-cell>
          <table:table-cell office:value-type="float" office:value="0.2449" calcext:value-type="float">
            <text:p>0.244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3C48</text:p>
          </table:table-cell>
          <table:table-cell office:value-type="float" office:value="133.9626" calcext:value-type="float">
            <text:p>133.9626</text:p>
          </table:table-cell>
          <table:table-cell office:value-type="float" office:value="-28.7194" calcext:value-type="float">
            <text:p>-28.7194</text:p>
          </table:table-cell>
          <table:table-cell office:value-type="float" office:value="4.95" calcext:value-type="float">
            <text:p>4.95</text:p>
          </table:table-cell>
          <table:table-cell office:value-type="float" office:value="0.41" calcext:value-type="float">
            <text:p>0.41</text:p>
          </table:table-cell>
          <table:table-cell office:value-type="float" office:value="5.121" calcext:value-type="float">
            <text:p>5.121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7" calcext:value-type="float">
            <text:p>0.7</text:p>
          </table:table-cell>
          <table:table-cell office:value-type="float" office:value="0.3565" calcext:value-type="float">
            <text:p>0.3565</text:p>
          </table:table-cell>
          <table:table-cell office:value-type="float" office:value="4.25" calcext:value-type="float">
            <text:p>4.25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3C327.1</text:p>
          </table:table-cell>
          <table:table-cell office:value-type="float" office:value="12.1821" calcext:value-type="float">
            <text:p>12.1821</text:p>
          </table:table-cell>
          <table:table-cell office:value-type="float" office:value="37.0047" calcext:value-type="float">
            <text:p>37.0047</text:p>
          </table:table-cell>
          <table:table-cell office:value-type="float" office:value="8.72" calcext:value-type="float">
            <text:p>8.72</text:p>
          </table:table-cell>
          <table:table-cell office:value-type="float" office:value="1.18" calcext:value-type="float">
            <text:p>1.18</text:p>
          </table:table-cell>
          <table:table-cell office:value-type="float" office:value="8.2786" calcext:value-type="float">
            <text:p>8.2786</text:p>
          </table:table-cell>
          <table:table-cell office:value-type="float" office:value="0.1716" calcext:value-type="float">
            <text:p>0.1716</text:p>
          </table:table-cell>
          <table:table-cell office:value-type="float" office:value="1.76" calcext:value-type="float">
            <text:p>1.76</text:p>
          </table:table-cell>
          <table:table-cell office:value-type="float" office:value="1.1704" calcext:value-type="float">
            <text:p>1.1704</text:p>
          </table:table-cell>
          <table:table-cell office:value-type="float" office:value="6.96" calcext:value-type="float">
            <text:p>6.96</text:p>
          </table:table-cell>
          <table:table-cell office:value-type="float" office:value="0.1069" calcext:value-type="float">
            <text:p>0.106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3C147</text:p>
          </table:table-cell>
          <table:table-cell office:value-type="float" office:value="161.6864" calcext:value-type="float">
            <text:p>161.6864</text:p>
          </table:table-cell>
          <table:table-cell office:value-type="float" office:value="10.2984" calcext:value-type="float">
            <text:p>10.2984</text:p>
          </table:table-cell>
          <table:table-cell office:value-type="float" office:value="20.59" calcext:value-type="float">
            <text:p>20.59</text:p>
          </table:table-cell>
          <table:table-cell office:value-type="float" office:value="1.95" calcext:value-type="float">
            <text:p>1.95</text:p>
          </table:table-cell>
          <table:table-cell office:value-type="float" office:value="19.1262" calcext:value-type="float">
            <text:p>19.1262</text:p>
          </table:table-cell>
          <table:table-cell office:value-type="float" office:value="0.2988" calcext:value-type="float">
            <text:p>0.2988</text:p>
          </table:table-cell>
          <table:table-cell office:value-type="float" office:value="7.44" calcext:value-type="float">
            <text:p>7.44</text:p>
          </table:table-cell>
          <table:table-cell office:value-type="float" office:value="1.7891" calcext:value-type="float">
            <text:p>1.7891</text:p>
          </table:table-cell>
          <table:table-cell office:value-type="float" office:value="13.15" calcext:value-type="float">
            <text:p>13.15</text:p>
          </table:table-cell>
          <table:table-cell office:value-type="float" office:value="0.7815" calcext:value-type="float">
            <text:p>0.7815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3C459</text:p>
          </table:table-cell>
          <table:table-cell office:value-type="float" office:value="83.0397" calcext:value-type="float">
            <text:p>83.0397</text:p>
          </table:table-cell>
          <table:table-cell office:value-type="float" office:value="-51.285" calcext:value-type="float">
            <text:p>-51.285</text:p>
          </table:table-cell>
          <table:table-cell office:value-type="float" office:value="6.29" calcext:value-type="float">
            <text:p>6.29</text:p>
          </table:table-cell>
          <table:table-cell office:value-type="float" office:value="0.49" calcext:value-type="float">
            <text:p>0.49</text:p>
          </table:table-cell>
          <table:table-cell office:value-type="float" office:value="6.437" calcext:value-type="float">
            <text:p>6.437</text:p>
          </table:table-cell>
          <table:table-cell office:value-type="float" office:value="0.2624" calcext:value-type="float">
            <text:p>0.2624</text:p>
          </table:table-cell>
          <table:table-cell office:value-type="float" office:value="1.17" calcext:value-type="float">
            <text:p>1.17</text:p>
          </table:table-cell>
          <table:table-cell office:value-type="float" office:value="0.4928" calcext:value-type="float">
            <text:p>0.4928</text:p>
          </table:table-cell>
          <table:table-cell office:value-type="float" office:value="5.12" calcext:value-type="float">
            <text:p>5.12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3C345</text:p>
          </table:table-cell>
          <table:table-cell office:value-type="float" office:value="63.455" calcext:value-type="float">
            <text:p>63.455</text:p>
          </table:table-cell>
          <table:table-cell office:value-type="float" office:value="40.9489" calcext:value-type="float">
            <text:p>40.9489</text:p>
          </table:table-cell>
          <table:table-cell office:value-type="float" office:value="1.01" calcext:value-type="float">
            <text:p>1.01</text:p>
          </table:table-cell>
          <table:table-cell office:value-type="float" office:value="0.13" calcext:value-type="float">
            <text:p>0.13</text:p>
          </table:table-cell>
          <table:table-cell office:value-type="float" office:value="1.0397" calcext:value-type="float">
            <text:p>1.0397</text:p>
          </table:table-cell>
          <table:table-cell office:value-type="float" office:value="0.0205" calcext:value-type="float">
            <text:p>0.02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office:value-type="float" office:value="1.01" calcext:value-type="float">
            <text:p>1.01</text:p>
          </table:table-cell>
          <table:table-cell office:value-type="float" office:value="0.1285" calcext:value-type="float">
            <text:p>0.1285</text:p>
          </table:table-cell>
        </table:table-row>
      </table:table>
      <table:table table:name="old_hi_93src" table:style-name="ta1">
        <table:table-column table:style-name="co56" table:default-cell-style-name="ce1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3" table:default-cell-style-name="Default"/>
        <table:table-column table:style-name="co65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62" table:default-cell-style-name="Default"/>
        <table:table-column table:style-name="co2" table:number-columns-repeated="997" table:default-cell-style-name="Default"/>
        <table:table-row table:style-name="ro2">
          <table:table-cell table:number-columns-repeated="5"/>
          <table:table-cell table:style-name="ce31" office:value-type="string" calcext:value-type="string">
            <text:p>Old HI data</text:p>
          </table:table-cell>
          <table:table-cell table:number-columns-repeated="1003"/>
        </table:table-row>
        <table:table-row table:style-name="ro2" table:number-rows-repeated="2">
          <table:table-cell table:number-columns-repeated="1009"/>
        </table:table-row>
        <table:table-row table:style-name="ro2">
          <table:table-cell table:style-name="ce53" office:value-type="string" calcext:value-type="string">
            <text:p>#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l</text:p>
          </table:table-cell>
          <table:table-cell table:style-name="ce52" office:value-type="string" calcext:value-type="string">
            <text:p>b</text:p>
          </table:table-cell>
          <table:table-cell table:style-name="ce52" office:value-type="string" calcext:value-type="string">
            <text:p>N(HI)</text:p>
          </table:table-cell>
          <table:table-cell table:style-name="ce52" office:value-type="string" calcext:value-type="string">
            <text:p>er</text:p>
          </table:table-cell>
          <table:table-cell table:style-name="ce52" office:value-type="string" calcext:value-type="string">
            <text:p>N*(HI)</text:p>
          </table:table-cell>
          <table:table-cell table:style-name="ce52" office:value-type="string" calcext:value-type="string">
            <text:p>er</text:p>
          </table:table-cell>
          <table:table-cell table:style-name="ce52" office:value-type="string" calcext:value-type="string">
            <text:p>CNM</text:p>
          </table:table-cell>
          <table:table-cell table:style-name="ce52" office:value-type="string" calcext:value-type="string">
            <text:p>er</text:p>
          </table:table-cell>
          <table:table-cell table:style-name="ce52" office:value-type="string" calcext:value-type="string">
            <text:p>WNM</text:p>
          </table:table-cell>
          <table:table-cell table:style-name="ce52" office:value-type="string" calcext:value-type="string">
            <text:p>er</text:p>
          </table:table-cell>
          <table:table-cell table:style-name="ce34" table:number-columns-repeated="99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3C33</text:p>
          </table:table-cell>
          <table:table-cell table:style-name="ce5" office:value-type="float" office:value="129.4481" calcext:value-type="float">
            <text:p>129.4481</text:p>
          </table:table-cell>
          <table:table-cell table:style-name="ce5" office:value-type="float" office:value="-49.3244" calcext:value-type="float">
            <text:p>-49.3244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5694" calcext:value-type="float">
            <text:p>3.5694</text:p>
          </table:table-cell>
          <table:table-cell table:style-name="ce5" office:value-type="float" office:value="0.0918" calcext:value-type="float">
            <text:p>0.0918</text:p>
          </table:table-cell>
          <table:table-cell table:style-name="ce5" office:value-type="float" office:value="2.07" calcext:value-type="float">
            <text:p>2.07</text:p>
          </table:table-cell>
          <table:table-cell table:style-name="ce5" office:value-type="float" office:value="0.0348" calcext:value-type="float">
            <text:p>0.0348</text:p>
          </table:table-cell>
          <table:table-cell table:style-name="ce5" office:value-type="float" office:value="1.44" calcext:value-type="float">
            <text:p>1.44</text:p>
          </table:table-cell>
          <table:table-cell table:style-name="ce5" office:value-type="float" office:value="0.047" calcext:value-type="float">
            <text:p>0.047</text:p>
          </table:table-cell>
          <table:table-cell table:number-columns-repeated="99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3C18</text:p>
          </table:table-cell>
          <table:table-cell table:style-name="ce5" office:value-type="float" office:value="118.6218" calcext:value-type="float">
            <text:p>118.6218</text:p>
          </table:table-cell>
          <table:table-cell table:style-name="ce5" office:value-type="float" office:value="-52.7266" calcext:value-type="float">
            <text:p>-52.7266</text:p>
          </table:table-cell>
          <table:table-cell table:style-name="ce5" office:value-type="float" office:value="7.57" calcext:value-type="float">
            <text:p>7.57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6.5432" calcext:value-type="float">
            <text:p>6.5432</text:p>
          </table:table-cell>
          <table:table-cell table:style-name="ce5" office:value-type="float" office:value="0.0711" calcext:value-type="float">
            <text:p>0.0711</text:p>
          </table:table-cell>
          <table:table-cell table:style-name="ce5" office:value-type="float" office:value="6.62" calcext:value-type="float">
            <text:p>6.62</text:p>
          </table:table-cell>
          <table:table-cell table:style-name="ce5" office:value-type="float" office:value="1.196" calcext:value-type="float">
            <text:p>1.196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0714" calcext:value-type="float">
            <text:p>0.0714</text:p>
          </table:table-cell>
          <table:table-cell table:number-columns-repeated="99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3C141.0</text:p>
          </table:table-cell>
          <table:table-cell table:style-name="ce5" office:value-type="float" office:value="174.5324" calcext:value-type="float">
            <text:p>174.5324</text:p>
          </table:table-cell>
          <table:table-cell table:style-name="ce5" office:value-type="float" office:value="-1.3112" calcext:value-type="float">
            <text:p>-1.3112</text:p>
          </table:table-cell>
          <table:table-cell table:style-name="ce5" office:value-type="float" office:value="66.6" calcext:value-type="float">
            <text:p>66.6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51.701" calcext:value-type="float">
            <text:p>51.701</text:p>
          </table:table-cell>
          <table:table-cell table:style-name="ce5" office:value-type="float" office:value="0.8222" calcext:value-type="float">
            <text:p>0.8222</text:p>
          </table:table-cell>
          <table:table-cell table:style-name="ce5" office:value-type="float" office:value="29.88" calcext:value-type="float">
            <text:p>29.88</text:p>
          </table:table-cell>
          <table:table-cell table:style-name="ce5" office:value-type="float" office:value="1.6038" calcext:value-type="float">
            <text:p>1.6038</text:p>
          </table:table-cell>
          <table:table-cell table:style-name="ce5" office:value-type="float" office:value="36.72" calcext:value-type="float">
            <text:p>36.72</text:p>
          </table:table-cell>
          <table:table-cell table:style-name="ce5" office:value-type="float" office:value="1.0634" calcext:value-type="float">
            <text:p>1.0634</text:p>
          </table:table-cell>
          <table:table-cell table:number-columns-repeated="99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3C142.1</text:p>
          </table:table-cell>
          <table:table-cell table:style-name="ce5" office:value-type="float" office:value="197.6157" calcext:value-type="float">
            <text:p>197.6157</text:p>
          </table:table-cell>
          <table:table-cell table:style-name="ce5" office:value-type="float" office:value="-14.5115" calcext:value-type="float">
            <text:p>-14.5115</text:p>
          </table:table-cell>
          <table:table-cell table:style-name="ce5" office:value-type="float" office:value="27.76" calcext:value-type="float">
            <text:p>27.76</text:p>
          </table:table-cell>
          <table:table-cell table:style-name="ce5" office:value-type="float" office:value="2.92" calcext:value-type="float">
            <text:p>2.92</text:p>
          </table:table-cell>
          <table:table-cell table:style-name="ce5" office:value-type="float" office:value="21.7737" calcext:value-type="float">
            <text:p>21.7737</text:p>
          </table:table-cell>
          <table:table-cell table:style-name="ce5" office:value-type="float" office:value="0.9385" calcext:value-type="float">
            <text:p>0.9385</text:p>
          </table:table-cell>
          <table:table-cell table:style-name="ce5" office:value-type="float" office:value="10.24" calcext:value-type="float">
            <text:p>10.24</text:p>
          </table:table-cell>
          <table:table-cell table:style-name="ce5" office:value-type="float" office:value="2.8403" calcext:value-type="float">
            <text:p>2.8403</text:p>
          </table:table-cell>
          <table:table-cell table:style-name="ce5" office:value-type="float" office:value="17.52" calcext:value-type="float">
            <text:p>17.52</text:p>
          </table:table-cell>
          <table:table-cell table:style-name="ce5" office:value-type="float" office:value="0.6724" calcext:value-type="float">
            <text:p>0.6724</text:p>
          </table:table-cell>
          <table:table-cell table:number-columns-repeated="99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3C138</text:p>
          </table:table-cell>
          <table:table-cell table:style-name="ce5" office:value-type="float" office:value="187.405" calcext:value-type="float">
            <text:p>187.405</text:p>
          </table:table-cell>
          <table:table-cell table:style-name="ce5" office:value-type="float" office:value="-11.3434" calcext:value-type="float">
            <text:p>-11.3434</text:p>
          </table:table-cell>
          <table:table-cell table:style-name="ce5" office:value-type="float" office:value="26.43" calcext:value-type="float">
            <text:p>26.43</text:p>
          </table:table-cell>
          <table:table-cell table:style-name="ce5" office:value-type="float" office:value="2.89" calcext:value-type="float">
            <text:p>2.89</text:p>
          </table:table-cell>
          <table:table-cell table:style-name="ce5" office:value-type="float" office:value="21.7788" calcext:value-type="float">
            <text:p>21.7788</text:p>
          </table:table-cell>
          <table:table-cell table:style-name="ce5" office:value-type="float" office:value="0.3457" calcext:value-type="float">
            <text:p>0.3457</text:p>
          </table:table-cell>
          <table:table-cell table:style-name="ce5" office:value-type="float" office:value="6.01" calcext:value-type="float">
            <text:p>6.01</text:p>
          </table:table-cell>
          <table:table-cell table:style-name="ce5" office:value-type="float" office:value="2.8343" calcext:value-type="float">
            <text:p>2.8343</text:p>
          </table:table-cell>
          <table:table-cell table:style-name="ce5" office:value-type="float" office:value="20.42" calcext:value-type="float">
            <text:p>20.42</text:p>
          </table:table-cell>
          <table:table-cell table:style-name="ce5" office:value-type="float" office:value="0.5825" calcext:value-type="float">
            <text:p>0.5825</text:p>
          </table:table-cell>
          <table:table-cell table:number-columns-repeated="99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3C75-2</text:p>
          </table:table-cell>
          <table:table-cell table:style-name="ce5" office:value-type="float" office:value="170.2958" calcext:value-type="float">
            <text:p>170.2958</text:p>
          </table:table-cell>
          <table:table-cell table:style-name="ce5" office:value-type="float" office:value="-44.9192" calcext:value-type="float">
            <text:p>-44.9192</text:p>
          </table:table-cell>
          <table:table-cell table:style-name="ce5" office:value-type="float" office:value="10.4" calcext:value-type="float">
            <text:p>10.4</text:p>
          </table:table-cell>
          <table:table-cell table:style-name="ce5" office:value-type="float" office:value="0.28" calcext:value-type="float">
            <text:p>0.28</text:p>
          </table:table-cell>
          <table:table-cell table:style-name="ce5" office:value-type="float" office:value="9.8332" calcext:value-type="float">
            <text:p>9.8332</text:p>
          </table:table-cell>
          <table:table-cell table:style-name="ce5" office:value-type="float" office:value="1.0891" calcext:value-type="float">
            <text:p>1.0891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0.2317" calcext:value-type="float">
            <text:p>0.2317</text:p>
          </table:table-cell>
          <table:table-cell table:style-name="ce5" office:value-type="float" office:value="7.7" calcext:value-type="float">
            <text:p>7.7</text:p>
          </table:table-cell>
          <table:table-cell table:style-name="ce5" office:value-type="float" office:value="0.1499" calcext:value-type="float">
            <text:p>0.1499</text:p>
          </table:table-cell>
          <table:table-cell table:number-columns-repeated="99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3C75-1</text:p>
          </table:table-cell>
          <table:table-cell table:style-name="ce5" office:value-type="float" office:value="170.2162" calcext:value-type="float">
            <text:p>170.2162</text:p>
          </table:table-cell>
          <table:table-cell table:style-name="ce5" office:value-type="float" office:value="-44.9112" calcext:value-type="float">
            <text:p>-44.9112</text:p>
          </table:table-cell>
          <table:table-cell table:style-name="ce5" office:value-type="float" office:value="10.07" calcext:value-type="float">
            <text:p>10.07</text:p>
          </table:table-cell>
          <table:table-cell table:style-name="ce5" office:value-type="float" office:value="0.27" calcext:value-type="float">
            <text:p>0.27</text:p>
          </table:table-cell>
          <table:table-cell table:style-name="ce5" office:value-type="float" office:value="9.5158" calcext:value-type="float">
            <text:p>9.5158</text:p>
          </table:table-cell>
          <table:table-cell table:style-name="ce5" office:value-type="float" office:value="1.2627" calcext:value-type="float">
            <text:p>1.2627</text:p>
          </table:table-cell>
          <table:table-cell table:style-name="ce5" office:value-type="float" office:value="2.59" calcext:value-type="float">
            <text:p>2.59</text:p>
          </table:table-cell>
          <table:table-cell table:style-name="ce5" office:value-type="float" office:value="0.2258" calcext:value-type="float">
            <text:p>0.2258</text:p>
          </table:table-cell>
          <table:table-cell table:style-name="ce5" office:value-type="float" office:value="7.48" calcext:value-type="float">
            <text:p>7.48</text:p>
          </table:table-cell>
          <table:table-cell table:style-name="ce5" office:value-type="float" office:value="0.1369" calcext:value-type="float">
            <text:p>0.1369</text:p>
          </table:table-cell>
          <table:table-cell table:number-columns-repeated="99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3C409</text:p>
          </table:table-cell>
          <table:table-cell table:style-name="ce5" office:value-type="float" office:value="63.3981" calcext:value-type="float">
            <text:p>63.3981</text:p>
          </table:table-cell>
          <table:table-cell table:style-name="ce5" office:value-type="float" office:value="-6.1216" calcext:value-type="float">
            <text:p>-6.1216</text:p>
          </table:table-cell>
          <table:table-cell table:style-name="ce5" office:value-type="float" office:value="31.69" calcext:value-type="float">
            <text:p>31.69</text:p>
          </table:table-cell>
          <table:table-cell table:style-name="ce5" office:value-type="float" office:value="3.53" calcext:value-type="float">
            <text:p>3.53</text:p>
          </table:table-cell>
          <table:table-cell table:style-name="ce5" office:value-type="float" office:value="28.3785" calcext:value-type="float">
            <text:p>28.3785</text:p>
          </table:table-cell>
          <table:table-cell table:style-name="ce5" office:value-type="float" office:value="0.2834" calcext:value-type="float">
            <text:p>0.2834</text:p>
          </table:table-cell>
          <table:table-cell table:style-name="ce5" office:value-type="float" office:value="5.33" calcext:value-type="float">
            <text:p>5.33</text:p>
          </table:table-cell>
          <table:table-cell table:style-name="ce5" office:value-type="float" office:value="3.4882" calcext:value-type="float">
            <text:p>3.4882</text:p>
          </table:table-cell>
          <table:table-cell table:style-name="ce5" office:value-type="float" office:value="26.36" calcext:value-type="float">
            <text:p>26.36</text:p>
          </table:table-cell>
          <table:table-cell table:style-name="ce5" office:value-type="float" office:value="0.549" calcext:value-type="float">
            <text:p>0.549</text:p>
          </table:table-cell>
          <table:table-cell table:number-columns-repeated="99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3C33-1</text:p>
          </table:table-cell>
          <table:table-cell table:style-name="ce5" office:value-type="float" office:value="129.4392" calcext:value-type="float">
            <text:p>129.4392</text:p>
          </table:table-cell>
          <table:table-cell table:style-name="ce5" office:value-type="float" office:value="-49.3432" calcext:value-type="float">
            <text:p>-49.3432</text:p>
          </table:table-cell>
          <table:table-cell table:style-name="ce5" office:value-type="float" office:value="3.55" calcext:value-type="float">
            <text:p>3.55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office:value-type="float" office:value="3.5258" calcext:value-type="float">
            <text:p>3.5258</text:p>
          </table:table-cell>
          <table:table-cell table:style-name="ce5" office:value-type="float" office:value="1.0601" calcext:value-type="float">
            <text:p>1.0601</text:p>
          </table:table-cell>
          <table:table-cell table:style-name="ce5" office:value-type="float" office:value="2.46" calcext:value-type="float">
            <text:p>2.46</text:p>
          </table:table-cell>
          <table:table-cell table:style-name="ce5" office:value-type="float" office:value="0.1142" calcext:value-type="float">
            <text:p>0.1142</text:p>
          </table:table-cell>
          <table:table-cell table:style-name="ce5" office:value-type="float" office:value="1.09" calcext:value-type="float">
            <text:p>1.09</text:p>
          </table:table-cell>
          <table:table-cell table:style-name="ce5" office:value-type="float" office:value="0.0958" calcext:value-type="float">
            <text:p>0.0958</text:p>
          </table:table-cell>
          <table:table-cell table:number-columns-repeated="99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3C79</text:p>
          </table:table-cell>
          <table:table-cell table:style-name="ce5" office:value-type="float" office:value="164.1487" calcext:value-type="float">
            <text:p>164.1487</text:p>
          </table:table-cell>
          <table:table-cell table:style-name="ce5" office:value-type="float" office:value="-34.4565" calcext:value-type="float">
            <text:p>-34.4565</text:p>
          </table:table-cell>
          <table:table-cell table:style-name="ce5" office:value-type="float" office:value="11.84" calcext:value-type="float">
            <text:p>11.84</text:p>
          </table:table-cell>
          <table:table-cell table:style-name="ce5" office:value-type="float" office:value="1.31" calcext:value-type="float">
            <text:p>1.31</text:p>
          </table:table-cell>
          <table:table-cell table:style-name="ce5" office:value-type="float" office:value="10.8995" calcext:value-type="float">
            <text:p>10.8995</text:p>
          </table:table-cell>
          <table:table-cell table:style-name="ce5" office:value-type="float" office:value="0.8661" calcext:value-type="float">
            <text:p>0.8661</text:p>
          </table:table-cell>
          <table:table-cell table:style-name="ce5" office:value-type="float" office:value="8.73" calcext:value-type="float">
            <text:p>8.73</text:p>
          </table:table-cell>
          <table:table-cell table:style-name="ce5" office:value-type="float" office:value="0.9804" calcext:value-type="float">
            <text:p>0.9804</text:p>
          </table:table-cell>
          <table:table-cell table:style-name="ce5" office:value-type="float" office:value="3.11" calcext:value-type="float">
            <text:p>3.11</text:p>
          </table:table-cell>
          <table:table-cell table:style-name="ce5" office:value-type="float" office:value="0.8615" calcext:value-type="float">
            <text:p>0.8615</text:p>
          </table:table-cell>
          <table:table-cell table:number-columns-repeated="99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3C78</text:p>
          </table:table-cell>
          <table:table-cell table:style-name="ce5" office:value-type="float" office:value="174.8581" calcext:value-type="float">
            <text:p>174.8581</text:p>
          </table:table-cell>
          <table:table-cell table:style-name="ce5" office:value-type="float" office:value="-44.5133" calcext:value-type="float">
            <text:p>-44.5133</text:p>
          </table:table-cell>
          <table:table-cell table:style-name="ce5" office:value-type="float" office:value="13.74" calcext:value-type="float">
            <text:p>13.74</text:p>
          </table:table-cell>
          <table:table-cell table:style-name="ce5" office:value-type="float" office:value="1.93" calcext:value-type="float">
            <text:p>1.93</text:p>
          </table:table-cell>
          <table:table-cell table:style-name="ce5" office:value-type="float" office:value="11.0369" calcext:value-type="float">
            <text:p>11.0369</text:p>
          </table:table-cell>
          <table:table-cell table:style-name="ce5" office:value-type="float" office:value="0.468" calcext:value-type="float">
            <text:p>0.468</text:p>
          </table:table-cell>
          <table:table-cell table:style-name="ce5" office:value-type="float" office:value="3.81" calcext:value-type="float">
            <text:p>3.81</text:p>
          </table:table-cell>
          <table:table-cell table:style-name="ce5" office:value-type="float" office:value="1.9097" calcext:value-type="float">
            <text:p>1.9097</text:p>
          </table:table-cell>
          <table:table-cell table:style-name="ce5" office:value-type="float" office:value="9.93" calcext:value-type="float">
            <text:p>9.93</text:p>
          </table:table-cell>
          <table:table-cell table:style-name="ce5" office:value-type="float" office:value="0.2685" calcext:value-type="float">
            <text:p>0.2685</text:p>
          </table:table-cell>
          <table:table-cell table:number-columns-repeated="997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3C98-1</text:p>
          </table:table-cell>
          <table:table-cell table:style-name="ce5" office:value-type="float" office:value="179.8593" calcext:value-type="float">
            <text:p>179.8593</text:p>
          </table:table-cell>
          <table:table-cell table:style-name="ce5" office:value-type="float" office:value="-31.0859" calcext:value-type="float">
            <text:p>-31.0859</text:p>
          </table:table-cell>
          <table:table-cell table:style-name="ce5" office:value-type="float" office:value="13.11" calcext:value-type="float">
            <text:p>13.11</text:p>
          </table:table-cell>
          <table:table-cell table:style-name="ce5" office:value-type="float" office:value="0.45" calcext:value-type="float">
            <text:p>0.45</text:p>
          </table:table-cell>
          <table:table-cell table:style-name="ce5" office:value-type="float" office:value="12.3686" calcext:value-type="float">
            <text:p>12.3686</text:p>
          </table:table-cell>
          <table:table-cell table:style-name="ce5" office:value-type="float" office:value="0.9369" calcext:value-type="float">
            <text:p>0.9369</text:p>
          </table:table-cell>
          <table:table-cell table:style-name="ce5" office:value-type="float" office:value="7.57" calcext:value-type="float">
            <text:p>7.57</text:p>
          </table:table-cell>
          <table:table-cell table:style-name="ce5" office:value-type="float" office:value="0.4078" calcext:value-type="float">
            <text:p>0.4078</text:p>
          </table:table-cell>
          <table:table-cell table:style-name="ce5" office:value-type="float" office:value="5.54" calcext:value-type="float">
            <text:p>5.54</text:p>
          </table:table-cell>
          <table:table-cell table:style-name="ce5" office:value-type="float" office:value="0.1478" calcext:value-type="float">
            <text:p>0.1478</text:p>
          </table:table-cell>
          <table:table-cell table:number-columns-repeated="99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3C75</text:p>
          </table:table-cell>
          <table:table-cell table:style-name="ce5" office:value-type="float" office:value="170.2558" calcext:value-type="float">
            <text:p>170.2558</text:p>
          </table:table-cell>
          <table:table-cell table:style-name="ce5" office:value-type="float" office:value="-44.9111" calcext:value-type="float">
            <text:p>-44.9111</text:p>
          </table:table-cell>
          <table:table-cell table:style-name="ce5" office:value-type="float" office:value="9.97" calcext:value-type="float">
            <text:p>9.97</text:p>
          </table:table-cell>
          <table:table-cell table:style-name="ce5" office:value-type="float" office:value="0.24" calcext:value-type="float">
            <text:p>0.24</text:p>
          </table:table-cell>
          <table:table-cell table:style-name="ce5" office:value-type="float" office:value="9.4154" calcext:value-type="float">
            <text:p>9.4154</text:p>
          </table:table-cell>
          <table:table-cell table:style-name="ce5" office:value-type="float" office:value="0.1317" calcext:value-type="float">
            <text:p>0.1317</text:p>
          </table:table-cell>
          <table:table-cell table:style-name="ce5" office:value-type="float" office:value="3.15" calcext:value-type="float">
            <text:p>3.15</text:p>
          </table:table-cell>
          <table:table-cell table:style-name="ce5" office:value-type="float" office:value="0.199" calcext:value-type="float">
            <text:p>0.199</text:p>
          </table:table-cell>
          <table:table-cell table:style-name="ce5" office:value-type="float" office:value="6.83" calcext:value-type="float">
            <text:p>6.83</text:p>
          </table:table-cell>
          <table:table-cell table:style-name="ce5" office:value-type="float" office:value="0.1193" calcext:value-type="float">
            <text:p>0.1193</text:p>
          </table:table-cell>
          <table:table-cell table:number-columns-repeated="997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T0526+24</text:p>
          </table:table-cell>
          <table:table-cell table:style-name="ce5" office:value-type="float" office:value="181.3551" calcext:value-type="float">
            <text:p>181.3551</text:p>
          </table:table-cell>
          <table:table-cell table:style-name="ce5" office:value-type="float" office:value="-5.1933" calcext:value-type="float">
            <text:p>-5.1933</text:p>
          </table:table-cell>
          <table:table-cell table:style-name="ce5" office:value-type="float" office:value="122.42" calcext:value-type="float">
            <text:p>122.42</text:p>
          </table:table-cell>
          <table:table-cell table:style-name="ce5" office:value-type="float" office:value="82.21" calcext:value-type="float">
            <text:p>82.21</text:p>
          </table:table-cell>
          <table:table-cell table:style-name="ce5" office:value-type="float" office:value="39.2605" calcext:value-type="float">
            <text:p>39.2605</text:p>
          </table:table-cell>
          <table:table-cell table:style-name="ce5" office:value-type="float" office:value="1.082" calcext:value-type="float">
            <text:p>1.082</text:p>
          </table:table-cell>
          <table:table-cell table:style-name="ce5" office:value-type="float" office:value="89.14" calcext:value-type="float">
            <text:p>89.14</text:p>
          </table:table-cell>
          <table:table-cell table:style-name="ce5" office:value-type="float" office:value="82.1788" calcext:value-type="float">
            <text:p>82.1788</text:p>
          </table:table-cell>
          <table:table-cell table:style-name="ce5" office:value-type="float" office:value="33.28" calcext:value-type="float">
            <text:p>33.28</text:p>
          </table:table-cell>
          <table:table-cell table:style-name="ce5" office:value-type="float" office:value="1.7912" calcext:value-type="float">
            <text:p>1.7912</text:p>
          </table:table-cell>
          <table:table-cell table:number-columns-repeated="99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3C133</text:p>
          </table:table-cell>
          <table:table-cell table:style-name="ce5" office:value-type="float" office:value="177.7259" calcext:value-type="float">
            <text:p>177.7259</text:p>
          </table:table-cell>
          <table:table-cell table:style-name="ce5" office:value-type="float" office:value="-9.9122" calcext:value-type="float">
            <text:p>-9.9122</text:p>
          </table:table-cell>
          <table:table-cell table:style-name="ce5" office:value-type="float" office:value="35.98" calcext:value-type="float">
            <text:p>35.98</text:p>
          </table:table-cell>
          <table:table-cell table:style-name="ce5" office:value-type="float" office:value="4.05" calcext:value-type="float">
            <text:p>4.05</text:p>
          </table:table-cell>
          <table:table-cell table:style-name="ce5" office:value-type="float" office:value="29.4303" calcext:value-type="float">
            <text:p>29.4303</text:p>
          </table:table-cell>
          <table:table-cell table:style-name="ce5" office:value-type="float" office:value="0.4739" calcext:value-type="float">
            <text:p>0.4739</text:p>
          </table:table-cell>
          <table:table-cell table:style-name="ce5" office:value-type="float" office:value="9.76" calcext:value-type="float">
            <text:p>9.76</text:p>
          </table:table-cell>
          <table:table-cell table:style-name="ce5" office:value-type="float" office:value="4.0212" calcext:value-type="float">
            <text:p>4.0212</text:p>
          </table:table-cell>
          <table:table-cell table:style-name="ce5" office:value-type="float" office:value="26.22" calcext:value-type="float">
            <text:p>26.22</text:p>
          </table:table-cell>
          <table:table-cell table:style-name="ce5" office:value-type="float" office:value="0.4604" calcext:value-type="float">
            <text:p>0.4604</text:p>
          </table:table-cell>
          <table:table-cell table:number-columns-repeated="997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3C132</text:p>
          </table:table-cell>
          <table:table-cell table:style-name="ce5" office:value-type="float" office:value="178.8598" calcext:value-type="float">
            <text:p>178.8598</text:p>
          </table:table-cell>
          <table:table-cell table:style-name="ce5" office:value-type="float" office:value="-12.5219" calcext:value-type="float">
            <text:p>-12.5219</text:p>
          </table:table-cell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1.64" calcext:value-type="float">
            <text:p>1.64</text:p>
          </table:table-cell>
          <table:table-cell table:style-name="ce5" office:value-type="float" office:value="25.3079" calcext:value-type="float">
            <text:p>25.3079</text:p>
          </table:table-cell>
          <table:table-cell table:style-name="ce5" office:value-type="float" office:value="0.3163" calcext:value-type="float">
            <text:p>0.3163</text:p>
          </table:table-cell>
          <table:table-cell table:style-name="ce5" office:value-type="float" office:value="9.67" calcext:value-type="float">
            <text:p>9.67</text:p>
          </table:table-cell>
          <table:table-cell table:style-name="ce5" office:value-type="float" office:value="1.4949" calcext:value-type="float">
            <text:p>1.4949</text:p>
          </table:table-cell>
          <table:table-cell table:style-name="ce5" office:value-type="float" office:value="20.43" calcext:value-type="float">
            <text:p>20.43</text:p>
          </table:table-cell>
          <table:table-cell table:style-name="ce5" office:value-type="float" office:value="0.6663" calcext:value-type="float">
            <text:p>0.6663</text:p>
          </table:table-cell>
          <table:table-cell table:number-columns-repeated="997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3C131</text:p>
          </table:table-cell>
          <table:table-cell table:style-name="ce5" office:value-type="float" office:value="171.4368" calcext:value-type="float">
            <text:p>171.4368</text:p>
          </table:table-cell>
          <table:table-cell table:style-name="ce5" office:value-type="float" office:value="-7.7967" calcext:value-type="float">
            <text:p>-7.7967</text:p>
          </table:table-cell>
          <table:table-cell table:style-name="ce5" office:value-type="float" office:value="36.09" calcext:value-type="float">
            <text:p>36.09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28.239" calcext:value-type="float">
            <text:p>28.239</text:p>
          </table:table-cell>
          <table:table-cell table:style-name="ce5" office:value-type="float" office:value="0.6613" calcext:value-type="float">
            <text:p>0.6613</text:p>
          </table:table-cell>
          <table:table-cell table:style-name="ce5" office:value-type="float" office:value="14.26" calcext:value-type="float">
            <text:p>14.26</text:p>
          </table:table-cell>
          <table:table-cell table:style-name="ce5" office:value-type="float" office:value="1.8474" calcext:value-type="float">
            <text:p>1.8474</text:p>
          </table:table-cell>
          <table:table-cell table:style-name="ce5" office:value-type="float" office:value="21.83" calcext:value-type="float">
            <text:p>21.83</text:p>
          </table:table-cell>
          <table:table-cell table:style-name="ce5" office:value-type="float" office:value="0.9761" calcext:value-type="float">
            <text:p>0.9761</text:p>
          </table:table-cell>
          <table:table-cell table:number-columns-repeated="997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3C310</text:p>
          </table:table-cell>
          <table:table-cell table:style-name="ce5" office:value-type="float" office:value="38.5004" calcext:value-type="float">
            <text:p>38.5004</text:p>
          </table:table-cell>
          <table:table-cell table:style-name="ce5" office:value-type="float" office:value="60.2098" calcext:value-type="float">
            <text:p>60.2098</text:p>
          </table:table-cell>
          <table:table-cell table:style-name="ce5" office:value-type="float" office:value="4.69" calcext:value-type="float">
            <text:p>4.69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4.4007" calcext:value-type="float">
            <text:p>4.4007</text:p>
          </table:table-cell>
          <table:table-cell table:style-name="ce5" office:value-type="float" office:value="0.0835" calcext:value-type="float">
            <text:p>0.0835</text:p>
          </table:table-cell>
          <table:table-cell table:style-name="ce5" office:value-type="float" office:value="1.4" calcext:value-type="float">
            <text:p>1.4</text:p>
          </table:table-cell>
          <table:table-cell table:style-name="ce5" office:value-type="float" office:value="0.0985" calcext:value-type="float">
            <text:p>0.0985</text:p>
          </table:table-cell>
          <table:table-cell table:style-name="ce5" office:value-type="float" office:value="3.29" calcext:value-type="float">
            <text:p>3.29</text:p>
          </table:table-cell>
          <table:table-cell table:style-name="ce5" office:value-type="float" office:value="0.0764" calcext:value-type="float">
            <text:p>0.0764</text:p>
          </table:table-cell>
          <table:table-cell table:number-columns-repeated="997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3C315</text:p>
          </table:table-cell>
          <table:table-cell table:style-name="ce5" office:value-type="float" office:value="39.3605" calcext:value-type="float">
            <text:p>39.3605</text:p>
          </table:table-cell>
          <table:table-cell table:style-name="ce5" office:value-type="float" office:value="58.303" calcext:value-type="float">
            <text:p>58.303</text:p>
          </table:table-cell>
          <table:table-cell table:style-name="ce5" office:value-type="float" office:value="6.03" calcext:value-type="float">
            <text:p>6.03</text:p>
          </table:table-cell>
          <table:table-cell table:style-name="ce5" office:value-type="float" office:value="0.48" calcext:value-type="float">
            <text:p>0.48</text:p>
          </table:table-cell>
          <table:table-cell table:style-name="ce5" office:value-type="float" office:value="5.1983" calcext:value-type="float">
            <text:p>5.1983</text:p>
          </table:table-cell>
          <table:table-cell table:style-name="ce5" office:value-type="float" office:value="0.0719" calcext:value-type="float">
            <text:p>0.0719</text:p>
          </table:table-cell>
          <table:table-cell table:style-name="ce5" office:value-type="float" office:value="2.81" calcext:value-type="float">
            <text:p>2.81</text:p>
          </table:table-cell>
          <table:table-cell table:style-name="ce5" office:value-type="float" office:value="0.2617" calcext:value-type="float">
            <text:p>0.2617</text:p>
          </table:table-cell>
          <table:table-cell table:style-name="ce5" office:value-type="float" office:value="3.22" calcext:value-type="float">
            <text:p>3.22</text:p>
          </table:table-cell>
          <table:table-cell table:style-name="ce5" office:value-type="float" office:value="0.4077" calcext:value-type="float">
            <text:p>0.4077</text:p>
          </table:table-cell>
          <table:table-cell table:number-columns-repeated="997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3C109</text:p>
          </table:table-cell>
          <table:table-cell table:style-name="ce5" office:value-type="float" office:value="181.828" calcext:value-type="float">
            <text:p>181.828</text:p>
          </table:table-cell>
          <table:table-cell table:style-name="ce5" office:value-type="float" office:value="-27.7769" calcext:value-type="float">
            <text:p>-27.7769</text:p>
          </table:table-cell>
          <table:table-cell table:style-name="ce5" office:value-type="float" office:value="26.32" calcext:value-type="float">
            <text:p>26.32</text:p>
          </table:table-cell>
          <table:table-cell table:style-name="ce5" office:value-type="float" office:value="1.29" calcext:value-type="float">
            <text:p>1.29</text:p>
          </table:table-cell>
          <table:table-cell table:style-name="ce5" office:value-type="float" office:value="17.6634" calcext:value-type="float">
            <text:p>17.6634</text:p>
          </table:table-cell>
          <table:table-cell table:style-name="ce5" office:value-type="float" office:value="0.7618" calcext:value-type="float">
            <text:p>0.7618</text:p>
          </table:table-cell>
          <table:table-cell table:style-name="ce5" office:value-type="float" office:value="19.6" calcext:value-type="float">
            <text:p>19.6</text:p>
          </table:table-cell>
          <table:table-cell table:style-name="ce5" office:value-type="float" office:value="0.9906" calcext:value-type="float">
            <text:p>0.9906</text:p>
          </table:table-cell>
          <table:table-cell table:style-name="ce5" office:value-type="float" office:value="6.71" calcext:value-type="float">
            <text:p>6.71</text:p>
          </table:table-cell>
          <table:table-cell table:style-name="ce5" office:value-type="float" office:value="0.8011" calcext:value-type="float">
            <text:p>0.8011</text:p>
          </table:table-cell>
          <table:table-cell table:number-columns-repeated="997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3C234</text:p>
          </table:table-cell>
          <table:table-cell table:style-name="ce5" office:value-type="float" office:value="200.205" calcext:value-type="float">
            <text:p>200.205</text:p>
          </table:table-cell>
          <table:table-cell table:style-name="ce5" office:value-type="float" office:value="52.7049" calcext:value-type="float">
            <text:p>52.7049</text:p>
          </table:table-cell>
          <table:table-cell table:style-name="ce5" office:value-type="float" office:value="2.04" calcext:value-type="float">
            <text:p>2.04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2.0708" calcext:value-type="float">
            <text:p>2.0708</text:p>
          </table:table-cell>
          <table:table-cell table:style-name="ce5" office:value-type="float" office:value="1.2748" calcext:value-type="float">
            <text:p>1.274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.04" calcext:value-type="float">
            <text:p>2.04</text:p>
          </table:table-cell>
          <table:table-cell table:style-name="ce5" office:value-type="float" office:value="0.0582" calcext:value-type="float">
            <text:p>0.0582</text:p>
          </table:table-cell>
          <table:table-cell table:number-columns-repeated="997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3C236</text:p>
          </table:table-cell>
          <table:table-cell table:style-name="ce5" office:value-type="float" office:value="190.064" calcext:value-type="float">
            <text:p>190.064</text:p>
          </table:table-cell>
          <table:table-cell table:style-name="ce5" office:value-type="float" office:value="53.9808" calcext:value-type="float">
            <text:p>53.9808</text:p>
          </table:table-cell>
          <table:table-cell table:style-name="ce5" office:value-type="float" office:value="1.53" calcext:value-type="float">
            <text:p>1.53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1.4937" calcext:value-type="float">
            <text:p>1.4937</text:p>
          </table:table-cell>
          <table:table-cell table:style-name="ce5" office:value-type="float" office:value="1.3637" calcext:value-type="float">
            <text:p>1.363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53" calcext:value-type="float">
            <text:p>1.53</text:p>
          </table:table-cell>
          <table:table-cell table:style-name="ce5" office:value-type="float" office:value="0.0507" calcext:value-type="float">
            <text:p>0.0507</text:p>
          </table:table-cell>
          <table:table-cell table:number-columns-repeated="997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3C237</text:p>
          </table:table-cell>
          <table:table-cell table:style-name="ce5" office:value-type="float" office:value="232.1171" calcext:value-type="float">
            <text:p>232.1171</text:p>
          </table:table-cell>
          <table:table-cell table:style-name="ce5" office:value-type="float" office:value="46.6273" calcext:value-type="float">
            <text:p>46.6273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0.23" calcext:value-type="float">
            <text:p>0.23</text:p>
          </table:table-cell>
          <table:table-cell table:style-name="ce5" office:value-type="float" office:value="2.614" calcext:value-type="float">
            <text:p>2.614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0.17" calcext:value-type="float">
            <text:p>0.17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2.43" calcext:value-type="float">
            <text:p>2.43</text:p>
          </table:table-cell>
          <table:table-cell table:style-name="ce5" office:value-type="float" office:value="0.1119" calcext:value-type="float">
            <text:p>0.1119</text:p>
          </table:table-cell>
          <table:table-cell table:number-columns-repeated="997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3C154</text:p>
          </table:table-cell>
          <table:table-cell table:style-name="ce5" office:value-type="float" office:value="185.5941" calcext:value-type="float">
            <text:p>185.5941</text:p>
          </table:table-cell>
          <table:table-cell table:style-name="ce5" office:value-type="float" office:value="4.0066" calcext:value-type="float">
            <text:p>4.0066</text:p>
          </table:table-cell>
          <table:table-cell table:style-name="ce5" office:value-type="float" office:value="45.94" calcext:value-type="float">
            <text:p>45.94</text:p>
          </table:table-cell>
          <table:table-cell table:style-name="ce5" office:value-type="float" office:value="14.94" calcext:value-type="float">
            <text:p>14.94</text:p>
          </table:table-cell>
          <table:table-cell table:style-name="ce5" office:value-type="float" office:value="39.9226" calcext:value-type="float">
            <text:p>39.9226</text:p>
          </table:table-cell>
          <table:table-cell table:style-name="ce5" office:value-type="float" office:value="0.3187" calcext:value-type="float">
            <text:p>0.3187</text:p>
          </table:table-cell>
          <table:table-cell table:style-name="ce5" office:value-type="float" office:value="9.75" calcext:value-type="float">
            <text:p>9.75</text:p>
          </table:table-cell>
          <table:table-cell table:style-name="ce5" office:value-type="float" office:value="14.9369" calcext:value-type="float">
            <text:p>14.9369</text:p>
          </table:table-cell>
          <table:table-cell table:style-name="ce5" office:value-type="float" office:value="36.19" calcext:value-type="float">
            <text:p>36.19</text:p>
          </table:table-cell>
          <table:table-cell table:style-name="ce5" office:value-type="float" office:value="0.4923" calcext:value-type="float">
            <text:p>0.4923</text:p>
          </table:table-cell>
          <table:table-cell table:number-columns-repeated="997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3C228.0</text:p>
          </table:table-cell>
          <table:table-cell table:style-name="ce5" office:value-type="float" office:value="220.8313" calcext:value-type="float">
            <text:p>220.8313</text:p>
          </table:table-cell>
          <table:table-cell table:style-name="ce5" office:value-type="float" office:value="46.6355" calcext:value-type="float">
            <text:p>46.6355</text:p>
          </table:table-cell>
          <table:table-cell table:style-name="ce5" office:value-type="float" office:value="3.3" calcext:value-type="float">
            <text:p>3.3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3688" calcext:value-type="float">
            <text:p>3.3688</text:p>
          </table:table-cell>
          <table:table-cell table:style-name="ce5" office:value-type="float" office:value="0.202" calcext:value-type="float">
            <text:p>0.202</text:p>
          </table:table-cell>
          <table:table-cell table:style-name="ce5" office:value-type="float" office:value="0.47" calcext:value-type="float">
            <text:p>0.47</text:p>
          </table:table-cell>
          <table:table-cell table:style-name="ce5" office:value-type="float" office:value="0.0275" calcext:value-type="float">
            <text:p>0.0275</text:p>
          </table:table-cell>
          <table:table-cell table:style-name="ce5" office:value-type="float" office:value="2.83" calcext:value-type="float">
            <text:p>2.83</text:p>
          </table:table-cell>
          <table:table-cell table:style-name="ce5" office:value-type="float" office:value="0.0531" calcext:value-type="float">
            <text:p>0.0531</text:p>
          </table:table-cell>
          <table:table-cell table:number-columns-repeated="997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4C22.12</text:p>
          </table:table-cell>
          <table:table-cell table:style-name="ce5" office:value-type="float" office:value="188.0524" calcext:value-type="float">
            <text:p>188.0524</text:p>
          </table:table-cell>
          <table:table-cell table:style-name="ce5" office:value-type="float" office:value="0.047" calcext:value-type="float">
            <text:p>0.047</text:p>
          </table:table-cell>
          <table:table-cell table:style-name="ce5" office:value-type="float" office:value="107.73" calcext:value-type="float">
            <text:p>107.73</text:p>
          </table:table-cell>
          <table:table-cell table:style-name="ce5" office:value-type="float" office:value="19.28" calcext:value-type="float">
            <text:p>19.28</text:p>
          </table:table-cell>
          <table:table-cell table:style-name="ce5" office:value-type="float" office:value="51.5813" calcext:value-type="float">
            <text:p>51.5813</text:p>
          </table:table-cell>
          <table:table-cell table:style-name="ce5" office:value-type="float" office:value="0.5648" calcext:value-type="float">
            <text:p>0.5648</text:p>
          </table:table-cell>
          <table:table-cell table:style-name="ce5" office:value-type="float" office:value="67.81" calcext:value-type="float">
            <text:p>67.81</text:p>
          </table:table-cell>
          <table:table-cell table:style-name="ce5" office:value-type="float" office:value="18.7121" calcext:value-type="float">
            <text:p>18.7121</text:p>
          </table:table-cell>
          <table:table-cell table:style-name="ce5" office:value-type="float" office:value="39.92" calcext:value-type="float">
            <text:p>39.92</text:p>
          </table:table-cell>
          <table:table-cell table:style-name="ce5" office:value-type="float" office:value="4.5767" calcext:value-type="float">
            <text:p>4.5767</text:p>
          </table:table-cell>
          <table:table-cell table:number-columns-repeated="997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NRAO140</text:p>
          </table:table-cell>
          <table:table-cell table:style-name="ce5" office:value-type="float" office:value="159.0002" calcext:value-type="float">
            <text:p>159.0002</text:p>
          </table:table-cell>
          <table:table-cell table:style-name="ce5" office:value-type="float" office:value="-18.7646" calcext:value-type="float">
            <text:p>-18.7646</text:p>
          </table:table-cell>
          <table:table-cell table:style-name="ce5" office:value-type="float" office:value="37.28" calcext:value-type="float">
            <text:p>37.28</text:p>
          </table:table-cell>
          <table:table-cell table:style-name="ce5" office:value-type="float" office:value="23.05" calcext:value-type="float">
            <text:p>23.05</text:p>
          </table:table-cell>
          <table:table-cell table:style-name="ce5" office:value-type="float" office:value="13.8737" calcext:value-type="float">
            <text:p>13.8737</text:p>
          </table:table-cell>
          <table:table-cell table:style-name="ce5" office:value-type="float" office:value="1.0889" calcext:value-type="float">
            <text:p>1.0889</text:p>
          </table:table-cell>
          <table:table-cell table:style-name="ce5" office:value-type="float" office:value="16.96" calcext:value-type="float">
            <text:p>16.96</text:p>
          </table:table-cell>
          <table:table-cell table:style-name="ce5" office:value-type="float" office:value="8.0699" calcext:value-type="float">
            <text:p>8.0699</text:p>
          </table:table-cell>
          <table:table-cell table:style-name="ce5" office:value-type="float" office:value="20.31" calcext:value-type="float">
            <text:p>20.31</text:p>
          </table:table-cell>
          <table:table-cell table:style-name="ce5" office:value-type="float" office:value="21.5898" calcext:value-type="float">
            <text:p>21.5898</text:p>
          </table:table-cell>
          <table:table-cell table:number-columns-repeated="997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3C318</text:p>
          </table:table-cell>
          <table:table-cell table:style-name="ce5" office:value-type="float" office:value="29.9821" calcext:value-type="float">
            <text:p>29.9821</text:p>
          </table:table-cell>
          <table:table-cell table:style-name="ce5" office:value-type="float" office:value="54.7856" calcext:value-type="float">
            <text:p>54.785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5.3281" calcext:value-type="float">
            <text:p>5.3281</text:p>
          </table:table-cell>
          <table:table-cell table:style-name="ce5" office:value-type="float" office:value="0.0857" calcext:value-type="float">
            <text:p>0.0857</text:p>
          </table:table-cell>
          <table:table-cell table:style-name="ce5" office:value-type="float" office:value="2.21" calcext:value-type="float">
            <text:p>2.21</text:p>
          </table:table-cell>
          <table:table-cell table:style-name="ce5" office:value-type="float" office:value="0.1832" calcext:value-type="float">
            <text:p>0.1832</text:p>
          </table:table-cell>
          <table:table-cell table:style-name="ce5" office:value-type="float" office:value="3.79" calcext:value-type="float">
            <text:p>3.79</text:p>
          </table:table-cell>
          <table:table-cell table:style-name="ce5" office:value-type="float" office:value="0.0699" calcext:value-type="float">
            <text:p>0.0699</text:p>
          </table:table-cell>
          <table:table-cell table:number-columns-repeated="997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3C64</text:p>
          </table:table-cell>
          <table:table-cell table:style-name="ce5" office:value-type="float" office:value="157.7658" calcext:value-type="float">
            <text:p>157.7658</text:p>
          </table:table-cell>
          <table:table-cell table:style-name="ce5" office:value-type="float" office:value="-48.2032" calcext:value-type="float">
            <text:p>-48.20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24" calcext:value-type="float">
            <text:p>0.24</text:p>
          </table:table-cell>
          <table:table-cell table:style-name="ce5" office:value-type="float" office:value="7.6773" calcext:value-type="float">
            <text:p>7.6773</text:p>
          </table:table-cell>
          <table:table-cell table:style-name="ce5" office:value-type="float" office:value="0.9312" calcext:value-type="float">
            <text:p>0.9312</text:p>
          </table:table-cell>
          <table:table-cell table:style-name="ce5" office:value-type="float" office:value="3.68" calcext:value-type="float">
            <text:p>3.68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4.32" calcext:value-type="float">
            <text:p>4.32</text:p>
          </table:table-cell>
          <table:table-cell table:style-name="ce5" office:value-type="float" office:value="0.1036" calcext:value-type="float">
            <text:p>0.1036</text:p>
          </table:table-cell>
          <table:table-cell table:number-columns-repeated="997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3C454.0</text:p>
          </table:table-cell>
          <table:table-cell table:style-name="ce5" office:value-type="float" office:value="88.1001" calcext:value-type="float">
            <text:p>88.1001</text:p>
          </table:table-cell>
          <table:table-cell table:style-name="ce5" office:value-type="float" office:value="-35.9413" calcext:value-type="float">
            <text:p>-35.9413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6.6776" calcext:value-type="float">
            <text:p>6.6776</text:p>
          </table:table-cell>
          <table:table-cell table:style-name="ce5" office:value-type="float" office:value="0.1362" calcext:value-type="float">
            <text:p>0.1362</text:p>
          </table:table-cell>
          <table:table-cell table:style-name="ce5" office:value-type="float" office:value="1.58" calcext:value-type="float">
            <text:p>1.58</text:p>
          </table:table-cell>
          <table:table-cell table:style-name="ce5" office:value-type="float" office:value="0.0633" calcext:value-type="float">
            <text:p>0.0633</text:p>
          </table:table-cell>
          <table:table-cell table:style-name="ce5" office:value-type="float" office:value="5.22" calcext:value-type="float">
            <text:p>5.22</text:p>
          </table:table-cell>
          <table:table-cell table:style-name="ce5" office:value-type="float" office:value="0.1326" calcext:value-type="float">
            <text:p>0.1326</text:p>
          </table:table-cell>
          <table:table-cell table:number-columns-repeated="997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P0531+19</text:p>
          </table:table-cell>
          <table:table-cell table:style-name="ce5" office:value-type="float" office:value="186.7634" calcext:value-type="float">
            <text:p>186.7634</text:p>
          </table:table-cell>
          <table:table-cell table:style-name="ce5" office:value-type="float" office:value="-7.1085" calcext:value-type="float">
            <text:p>-7.1085</text:p>
          </table:table-cell>
          <table:table-cell table:style-name="ce5" office:value-type="float" office:value="30.13" calcext:value-type="float">
            <text:p>30.13</text:p>
          </table:table-cell>
          <table:table-cell table:style-name="ce5" office:value-type="float" office:value="0.87" calcext:value-type="float">
            <text:p>0.87</text:p>
          </table:table-cell>
          <table:table-cell table:style-name="ce5" office:value-type="float" office:value="28.1437" calcext:value-type="float">
            <text:p>28.1437</text:p>
          </table:table-cell>
          <table:table-cell table:style-name="ce5" office:value-type="float" office:value="0.4322" calcext:value-type="float">
            <text:p>0.4322</text:p>
          </table:table-cell>
          <table:table-cell table:style-name="ce5" office:value-type="float" office:value="12.06" calcext:value-type="float">
            <text:p>12.06</text:p>
          </table:table-cell>
          <table:table-cell table:style-name="ce5" office:value-type="float" office:value="0.7788" calcext:value-type="float">
            <text:p>0.7788</text:p>
          </table:table-cell>
          <table:table-cell table:style-name="ce5" office:value-type="float" office:value="18.08" calcext:value-type="float">
            <text:p>18.08</text:p>
          </table:table-cell>
          <table:table-cell table:style-name="ce5" office:value-type="float" office:value="0.3175" calcext:value-type="float">
            <text:p>0.3175</text:p>
          </table:table-cell>
          <table:table-cell table:number-columns-repeated="997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3C454.3</text:p>
          </table:table-cell>
          <table:table-cell table:style-name="ce5" office:value-type="float" office:value="86.111" calcext:value-type="float">
            <text:p>86.111</text:p>
          </table:table-cell>
          <table:table-cell table:style-name="ce5" office:value-type="float" office:value="-38.1838" calcext:value-type="float">
            <text:p>-38.1838</text:p>
          </table:table-cell>
          <table:table-cell table:style-name="ce5" office:value-type="float" office:value="7.9" calcext:value-type="float">
            <text:p>7.9</text:p>
          </table:table-cell>
          <table:table-cell table:style-name="ce5" office:value-type="float" office:value="15.75" calcext:value-type="float">
            <text:p>15.75</text:p>
          </table:table-cell>
          <table:table-cell table:style-name="ce5" office:value-type="float" office:value="8.199" calcext:value-type="float">
            <text:p>8.199</text:p>
          </table:table-cell>
          <table:table-cell table:style-name="ce5" office:value-type="float" office:value="0.252" calcext:value-type="float">
            <text:p>0.252</text:p>
          </table:table-cell>
          <table:table-cell table:style-name="ce5" office:value-type="float" office:value="1.99" calcext:value-type="float">
            <text:p>1.99</text:p>
          </table:table-cell>
          <table:table-cell table:style-name="ce5" office:value-type="float" office:value="15.7389" calcext:value-type="float">
            <text:p>15.7389</text:p>
          </table:table-cell>
          <table:table-cell table:style-name="ce5" office:value-type="float" office:value="5.92" calcext:value-type="float">
            <text:p>5.92</text:p>
          </table:table-cell>
          <table:table-cell table:style-name="ce5" office:value-type="float" office:value="0.6299" calcext:value-type="float">
            <text:p>0.6299</text:p>
          </table:table-cell>
          <table:table-cell table:number-columns-repeated="997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3C33-2</text:p>
          </table:table-cell>
          <table:table-cell table:style-name="ce5" office:value-type="float" office:value="129.462" calcext:value-type="float">
            <text:p>129.462</text:p>
          </table:table-cell>
          <table:table-cell table:style-name="ce5" office:value-type="float" office:value="-49.2774" calcext:value-type="float">
            <text:p>-49.2774</text:p>
          </table:table-cell>
          <table:table-cell table:style-name="ce5" office:value-type="float" office:value="3.69" calcext:value-type="float">
            <text:p>3.69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3.6355" calcext:value-type="float">
            <text:p>3.6355</text:p>
          </table:table-cell>
          <table:table-cell table:style-name="ce5" office:value-type="float" office:value="1.2663" calcext:value-type="float">
            <text:p>1.2663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1.29" calcext:value-type="float">
            <text:p>1.29</text:p>
          </table:table-cell>
          <table:table-cell table:style-name="ce5" office:value-type="float" office:value="0.1235" calcext:value-type="float">
            <text:p>0.1235</text:p>
          </table:table-cell>
          <table:table-cell table:number-columns-repeated="997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P0820+22</text:p>
          </table:table-cell>
          <table:table-cell table:style-name="ce5" office:value-type="float" office:value="201.3636" calcext:value-type="float">
            <text:p>201.3636</text:p>
          </table:table-cell>
          <table:table-cell table:style-name="ce5" office:value-type="float" office:value="29.6761" calcext:value-type="float">
            <text:p>29.6761</text:p>
          </table:table-cell>
          <table:table-cell table:style-name="ce5" office:value-type="float" office:value="5.35" calcext:value-type="float">
            <text:p>5.35</text:p>
          </table:table-cell>
          <table:table-cell table:style-name="ce5" office:value-type="float" office:value="0.27" calcext:value-type="float">
            <text:p>0.27</text:p>
          </table:table-cell>
          <table:table-cell table:style-name="ce5" office:value-type="float" office:value="5.3377" calcext:value-type="float">
            <text:p>5.3377</text:p>
          </table:table-cell>
          <table:table-cell table:style-name="ce5" office:value-type="float" office:value="1.1871" calcext:value-type="float">
            <text:p>1.187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.35" calcext:value-type="float">
            <text:p>5.35</text:p>
          </table:table-cell>
          <table:table-cell table:style-name="ce5" office:value-type="float" office:value="0.2715" calcext:value-type="float">
            <text:p>0.2715</text:p>
          </table:table-cell>
          <table:table-cell table:number-columns-repeated="997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3C333</text:p>
          </table:table-cell>
          <table:table-cell table:style-name="ce5" office:value-type="float" office:value="37.3001" calcext:value-type="float">
            <text:p>37.3001</text:p>
          </table:table-cell>
          <table:table-cell table:style-name="ce5" office:value-type="float" office:value="42.9721" calcext:value-type="float">
            <text:p>42.9721</text:p>
          </table:table-cell>
          <table:table-cell table:style-name="ce5" office:value-type="float" office:value="6.43" calcext:value-type="float">
            <text:p>6.43</text:p>
          </table:table-cell>
          <table:table-cell table:style-name="ce5" office:value-type="float" office:value="0.42" calcext:value-type="float">
            <text:p>0.42</text:p>
          </table:table-cell>
          <table:table-cell table:style-name="ce5" office:value-type="float" office:value="5.7059" calcext:value-type="float">
            <text:p>5.7059</text:p>
          </table:table-cell>
          <table:table-cell table:style-name="ce5" office:value-type="float" office:value="0.0748" calcext:value-type="float">
            <text:p>0.0748</text:p>
          </table:table-cell>
          <table:table-cell table:style-name="ce5" office:value-type="float" office:value="1.39" calcext:value-type="float">
            <text:p>1.39</text:p>
          </table:table-cell>
          <table:table-cell table:style-name="ce5" office:value-type="float" office:value="0.4096" calcext:value-type="float">
            <text:p>0.4096</text:p>
          </table:table-cell>
          <table:table-cell table:style-name="ce5" office:value-type="float" office:value="5.04" calcext:value-type="float">
            <text:p>5.04</text:p>
          </table:table-cell>
          <table:table-cell table:style-name="ce5" office:value-type="float" office:value="0.1125" calcext:value-type="float">
            <text:p>0.1125</text:p>
          </table:table-cell>
          <table:table-cell table:number-columns-repeated="997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3C192</text:p>
          </table:table-cell>
          <table:table-cell table:style-name="ce5" office:value-type="float" office:value="197.9126" calcext:value-type="float">
            <text:p>197.9126</text:p>
          </table:table-cell>
          <table:table-cell table:style-name="ce5" office:value-type="float" office:value="26.4098" calcext:value-type="float">
            <text:p>26.4098</text:p>
          </table:table-cell>
          <table:table-cell table:style-name="ce5" office:value-type="float" office:value="5.02" calcext:value-type="float">
            <text:p>5.02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5.0049" calcext:value-type="float">
            <text:p>5.0049</text:p>
          </table:table-cell>
          <table:table-cell table:style-name="ce5" office:value-type="float" office:value="0.0927" calcext:value-type="float">
            <text:p>0.0927</text:p>
          </table:table-cell>
          <table:table-cell table:style-name="ce5" office:value-type="float" office:value="0.59" calcext:value-type="float">
            <text:p>0.59</text:p>
          </table:table-cell>
          <table:table-cell table:style-name="ce5" office:value-type="float" office:value="0.0364" calcext:value-type="float">
            <text:p>0.0364</text:p>
          </table:table-cell>
          <table:table-cell table:style-name="ce5" office:value-type="float" office:value="4.42" calcext:value-type="float">
            <text:p>4.42</text:p>
          </table:table-cell>
          <table:table-cell table:style-name="ce5" office:value-type="float" office:value="0.0575" calcext:value-type="float">
            <text:p>0.0575</text:p>
          </table:table-cell>
          <table:table-cell table:number-columns-repeated="997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3C98</text:p>
          </table:table-cell>
          <table:table-cell table:style-name="ce5" office:value-type="float" office:value="179.8374" calcext:value-type="float">
            <text:p>179.8374</text:p>
          </table:table-cell>
          <table:table-cell table:style-name="ce5" office:value-type="float" office:value="-31.049" calcext:value-type="float">
            <text:p>-31.049</text:p>
          </table:table-cell>
          <table:table-cell table:style-name="ce5" office:value-type="float" office:value="13.93" calcext:value-type="float">
            <text:p>13.93</text:p>
          </table:table-cell>
          <table:table-cell table:style-name="ce5" office:value-type="float" office:value="0.53" calcext:value-type="float">
            <text:p>0.53</text:p>
          </table:table-cell>
          <table:table-cell table:style-name="ce5" office:value-type="float" office:value="12.528" calcext:value-type="float">
            <text:p>12.528</text:p>
          </table:table-cell>
          <table:table-cell table:style-name="ce5" office:value-type="float" office:value="1.4767" calcext:value-type="float">
            <text:p>1.4767</text:p>
          </table:table-cell>
          <table:table-cell table:style-name="ce5" office:value-type="float" office:value="7.71" calcext:value-type="float">
            <text:p>7.71</text:p>
          </table:table-cell>
          <table:table-cell table:style-name="ce5" office:value-type="float" office:value="0.5071" calcext:value-type="float">
            <text:p>0.5071</text:p>
          </table:table-cell>
          <table:table-cell table:style-name="ce5" office:value-type="float" office:value="6.22" calcext:value-type="float">
            <text:p>6.22</text:p>
          </table:table-cell>
          <table:table-cell table:style-name="ce5" office:value-type="float" office:value="0.1335" calcext:value-type="float">
            <text:p>0.1335</text:p>
          </table:table-cell>
          <table:table-cell table:number-columns-repeated="997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3C273</text:p>
          </table:table-cell>
          <table:table-cell table:style-name="ce5" office:value-type="float" office:value="289.9509" calcext:value-type="float">
            <text:p>289.9509</text:p>
          </table:table-cell>
          <table:table-cell table:style-name="ce5" office:value-type="float" office:value="64.36" calcext:value-type="float">
            <text:p>64.36</text:p>
          </table:table-cell>
          <table:table-cell table:style-name="ce5" office:value-type="float" office:value="2.37" calcext:value-type="float">
            <text:p>2.37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2.5482" calcext:value-type="float">
            <text:p>2.5482</text:p>
          </table:table-cell>
          <table:table-cell table:style-name="ce5" office:value-type="float" office:value="0.053" calcext:value-type="float">
            <text:p>0.053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0.1901" calcext:value-type="float">
            <text:p>0.1901</text:p>
          </table:table-cell>
          <table:table-cell table:style-name="ce5" office:value-type="float" office:value="2.32" calcext:value-type="float">
            <text:p>2.32</text:p>
          </table:table-cell>
          <table:table-cell table:style-name="ce5" office:value-type="float" office:value="0.0271" calcext:value-type="float">
            <text:p>0.0271</text:p>
          </table:table-cell>
          <table:table-cell table:number-columns-repeated="997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3C267.0</text:p>
          </table:table-cell>
          <table:table-cell table:style-name="ce5" office:value-type="float" office:value="256.3418" calcext:value-type="float">
            <text:p>256.3418</text:p>
          </table:table-cell>
          <table:table-cell table:style-name="ce5" office:value-type="float" office:value="70.1102" calcext:value-type="float">
            <text:p>70.1102</text:p>
          </table:table-cell>
          <table:table-cell table:style-name="ce5" office:value-type="float" office:value="2.95" calcext:value-type="float">
            <text:p>2.95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2.937" calcext:value-type="float">
            <text:p>2.937</text:p>
          </table:table-cell>
          <table:table-cell table:style-name="ce5" office:value-type="float" office:value="0.3985" calcext:value-type="float">
            <text:p>0.398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.95" calcext:value-type="float">
            <text:p>2.95</text:p>
          </table:table-cell>
          <table:table-cell table:style-name="ce5" office:value-type="float" office:value="0.0432" calcext:value-type="float">
            <text:p>0.0432</text:p>
          </table:table-cell>
          <table:table-cell table:number-columns-repeated="997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DW0742+10</text:p>
          </table:table-cell>
          <table:table-cell table:style-name="ce5" office:value-type="float" office:value="209.796" calcext:value-type="float">
            <text:p>209.796</text:p>
          </table:table-cell>
          <table:table-cell table:style-name="ce5" office:value-type="float" office:value="16.5911" calcext:value-type="float">
            <text:p>16.5911</text:p>
          </table:table-cell>
          <table:table-cell table:style-name="ce5" office:value-type="float" office:value="3.07" calcext:value-type="float">
            <text:p>3.07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082" calcext:value-type="float">
            <text:p>3.082</text:p>
          </table:table-cell>
          <table:table-cell table:style-name="ce5" office:value-type="float" office:value="1.0084" calcext:value-type="float">
            <text:p>1.008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.07" calcext:value-type="float">
            <text:p>3.07</text:p>
          </table:table-cell>
          <table:table-cell table:style-name="ce5" office:value-type="float" office:value="0.0615" calcext:value-type="float">
            <text:p>0.0615</text:p>
          </table:table-cell>
          <table:table-cell table:number-columns-repeated="997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5" office:value-type="string" calcext:value-type="string">
            <text:p>P1055+20</text:p>
          </table:table-cell>
          <table:table-cell table:style-name="ce5" office:value-type="float" office:value="222.5101" calcext:value-type="float">
            <text:p>222.5101</text:p>
          </table:table-cell>
          <table:table-cell table:style-name="ce5" office:value-type="float" office:value="63.1302" calcext:value-type="float">
            <text:p>63.1302</text:p>
          </table:table-cell>
          <table:table-cell table:style-name="ce5" office:value-type="float" office:value="1.98" calcext:value-type="float">
            <text:p>1.98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1.9887" calcext:value-type="float">
            <text:p>1.9887</text:p>
          </table:table-cell>
          <table:table-cell table:style-name="ce5" office:value-type="float" office:value="0.0788" calcext:value-type="float">
            <text:p>0.0788</text:p>
          </table:table-cell>
          <table:table-cell table:style-name="ce5" office:value-type="float" office:value="0.46" calcext:value-type="float">
            <text:p>0.46</text:p>
          </table:table-cell>
          <table:table-cell table:style-name="ce5" office:value-type="float" office:value="0.034" calcext:value-type="float">
            <text:p>0.034</text:p>
          </table:table-cell>
          <table:table-cell table:style-name="ce5" office:value-type="float" office:value="1.53" calcext:value-type="float">
            <text:p>1.53</text:p>
          </table:table-cell>
          <table:table-cell table:style-name="ce5" office:value-type="float" office:value="0.0326" calcext:value-type="float">
            <text:p>0.0326</text:p>
          </table:table-cell>
          <table:table-cell table:number-columns-repeated="997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3C433</text:p>
          </table:table-cell>
          <table:table-cell table:style-name="ce5" office:value-type="float" office:value="74.4764" calcext:value-type="float">
            <text:p>74.4764</text:p>
          </table:table-cell>
          <table:table-cell table:style-name="ce5" office:value-type="float" office:value="-17.6945" calcext:value-type="float">
            <text:p>-17.6945</text:p>
          </table:table-cell>
          <table:table-cell table:style-name="ce5" office:value-type="float" office:value="10.38" calcext:value-type="float">
            <text:p>10.38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9.8922" calcext:value-type="float">
            <text:p>9.8922</text:p>
          </table:table-cell>
          <table:table-cell table:style-name="ce5" office:value-type="float" office:value="0.2187" calcext:value-type="float">
            <text:p>0.2187</text:p>
          </table:table-cell>
          <table:table-cell table:style-name="ce5" office:value-type="float" office:value="1.15" calcext:value-type="float">
            <text:p>1.15</text:p>
          </table:table-cell>
          <table:table-cell table:style-name="ce5" office:value-type="float" office:value="2.0948" calcext:value-type="float">
            <text:p>2.0948</text:p>
          </table:table-cell>
          <table:table-cell table:style-name="ce5" office:value-type="float" office:value="9.23" calcext:value-type="float">
            <text:p>9.23</text:p>
          </table:table-cell>
          <table:table-cell table:style-name="ce5" office:value-type="float" office:value="0.1264" calcext:value-type="float">
            <text:p>0.1264</text:p>
          </table:table-cell>
          <table:table-cell table:number-columns-repeated="997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3C172.0</text:p>
          </table:table-cell>
          <table:table-cell table:style-name="ce5" office:value-type="float" office:value="191.2045" calcext:value-type="float">
            <text:p>191.2045</text:p>
          </table:table-cell>
          <table:table-cell table:style-name="ce5" office:value-type="float" office:value="13.4105" calcext:value-type="float">
            <text:p>13.4105</text:p>
          </table:table-cell>
          <table:table-cell table:style-name="ce5" office:value-type="float" office:value="9.75" calcext:value-type="float">
            <text:p>9.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9.5352" calcext:value-type="float">
            <text:p>9.5352</text:p>
          </table:table-cell>
          <table:table-cell table:style-name="ce5" office:value-type="float" office:value="1.2286" calcext:value-type="float">
            <text:p>1.2286</text:p>
          </table:table-cell>
          <table:table-cell table:style-name="ce5" office:value-type="float" office:value="0.51" calcext:value-type="float">
            <text:p>0.51</text:p>
          </table:table-cell>
          <table:table-cell table:style-name="ce5" office:value-type="float" office:value="0.0771" calcext:value-type="float">
            <text:p>0.0771</text:p>
          </table:table-cell>
          <table:table-cell table:style-name="ce5" office:value-type="float" office:value="9.24" calcext:value-type="float">
            <text:p>9.24</text:p>
          </table:table-cell>
          <table:table-cell table:style-name="ce5" office:value-type="float" office:value="0.1751" calcext:value-type="float">
            <text:p>0.1751</text:p>
          </table:table-cell>
          <table:table-cell table:number-columns-repeated="997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5" office:value-type="string" calcext:value-type="string">
            <text:p>P0428+20</text:p>
          </table:table-cell>
          <table:table-cell table:style-name="ce5" office:value-type="float" office:value="176.8082" calcext:value-type="float">
            <text:p>176.8082</text:p>
          </table:table-cell>
          <table:table-cell table:style-name="ce5" office:value-type="float" office:value="-18.5568" calcext:value-type="float">
            <text:p>-18.5568</text:p>
          </table:table-cell>
          <table:table-cell table:style-name="ce5" office:value-type="float" office:value="30.2" calcext:value-type="float">
            <text:p>30.2</text:p>
          </table:table-cell>
          <table:table-cell table:style-name="ce5" office:value-type="float" office:value="3.13" calcext:value-type="float">
            <text:p>3.13</text:p>
          </table:table-cell>
          <table:table-cell table:style-name="ce5" office:value-type="float" office:value="22.3173" calcext:value-type="float">
            <text:p>22.3173</text:p>
          </table:table-cell>
          <table:table-cell table:style-name="ce5" office:value-type="float" office:value="0.7771" calcext:value-type="float">
            <text:p>0.7771</text:p>
          </table:table-cell>
          <table:table-cell table:style-name="ce5" office:value-type="float" office:value="8.72" calcext:value-type="float">
            <text:p>8.72</text:p>
          </table:table-cell>
          <table:table-cell table:style-name="ce5" office:value-type="float" office:value="3.0106" calcext:value-type="float">
            <text:p>3.0106</text:p>
          </table:table-cell>
          <table:table-cell table:style-name="ce5" office:value-type="float" office:value="21.48" calcext:value-type="float">
            <text:p>21.48</text:p>
          </table:table-cell>
          <table:table-cell table:style-name="ce5" office:value-type="float" office:value="0.8422" calcext:value-type="float">
            <text:p>0.8422</text:p>
          </table:table-cell>
          <table:table-cell table:number-columns-repeated="997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4C19.44</text:p>
          </table:table-cell>
          <table:table-cell table:style-name="ce5" office:value-type="float" office:value="8.9924" calcext:value-type="float">
            <text:p>8.9924</text:p>
          </table:table-cell>
          <table:table-cell table:style-name="ce5" office:value-type="float" office:value="73.0418" calcext:value-type="float">
            <text:p>73.0418</text:p>
          </table:table-cell>
          <table:table-cell table:style-name="ce5" office:value-type="float" office:value="3.35" calcext:value-type="float">
            <text:p>3.35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3274" calcext:value-type="float">
            <text:p>3.3274</text:p>
          </table:table-cell>
          <table:table-cell table:style-name="ce5" office:value-type="float" office:value="0.6785" calcext:value-type="float">
            <text:p>0.678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.35" calcext:value-type="float">
            <text:p>3.35</text:p>
          </table:table-cell>
          <table:table-cell table:style-name="ce5" office:value-type="float" office:value="0.0643" calcext:value-type="float">
            <text:p>0.0643</text:p>
          </table:table-cell>
          <table:table-cell table:number-columns-repeated="997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5" office:value-type="string" calcext:value-type="string">
            <text:p>3C353</text:p>
          </table:table-cell>
          <table:table-cell table:style-name="ce5" office:value-type="float" office:value="21.1108" calcext:value-type="float">
            <text:p>21.1108</text:p>
          </table:table-cell>
          <table:table-cell table:style-name="ce5" office:value-type="float" office:value="19.877" calcext:value-type="float">
            <text:p>19.877</text:p>
          </table:table-cell>
          <table:table-cell table:style-name="ce5" office:value-type="float" office:value="13.71" calcext:value-type="float">
            <text:p>13.71</text:p>
          </table:table-cell>
          <table:table-cell table:style-name="ce5" office:value-type="float" office:value="1.01" calcext:value-type="float">
            <text:p>1.01</text:p>
          </table:table-cell>
          <table:table-cell table:style-name="ce5" office:value-type="float" office:value="11.1623" calcext:value-type="float">
            <text:p>11.1623</text:p>
          </table:table-cell>
          <table:table-cell table:style-name="ce5" office:value-type="float" office:value="0.3003" calcext:value-type="float">
            <text:p>0.3003</text:p>
          </table:table-cell>
          <table:table-cell table:style-name="ce5" office:value-type="float" office:value="8.86" calcext:value-type="float">
            <text:p>8.86</text:p>
          </table:table-cell>
          <table:table-cell table:style-name="ce5" office:value-type="float" office:value="0.9924" calcext:value-type="float">
            <text:p>0.9924</text:p>
          </table:table-cell>
          <table:table-cell table:style-name="ce5" office:value-type="float" office:value="4.85" calcext:value-type="float">
            <text:p>4.85</text:p>
          </table:table-cell>
          <table:table-cell table:style-name="ce5" office:value-type="float" office:value="0.118" calcext:value-type="float">
            <text:p>0.118</text:p>
          </table:table-cell>
          <table:table-cell table:number-columns-repeated="997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5" office:value-type="string" calcext:value-type="string">
            <text:p>3C167</text:p>
          </table:table-cell>
          <table:table-cell table:style-name="ce5" office:value-type="float" office:value="207.3119" calcext:value-type="float">
            <text:p>207.3119</text:p>
          </table:table-cell>
          <table:table-cell table:style-name="ce5" office:value-type="float" office:value="1.1529" calcext:value-type="float">
            <text:p>1.1529</text:p>
          </table:table-cell>
          <table:table-cell table:style-name="ce5" office:value-type="float" office:value="63.5" calcext:value-type="float">
            <text:p>63.5</text:p>
          </table:table-cell>
          <table:table-cell table:style-name="ce5" office:value-type="float" office:value="3.1" calcext:value-type="float">
            <text:p>3.1</text:p>
          </table:table-cell>
          <table:table-cell table:style-name="ce5" office:value-type="float" office:value="54.3362" calcext:value-type="float">
            <text:p>54.3362</text:p>
          </table:table-cell>
          <table:table-cell table:style-name="ce5" office:value-type="float" office:value="0.4937" calcext:value-type="float">
            <text:p>0.4937</text:p>
          </table:table-cell>
          <table:table-cell table:style-name="ce5" office:value-type="float" office:value="38.99" calcext:value-type="float">
            <text:p>38.99</text:p>
          </table:table-cell>
          <table:table-cell table:style-name="ce5" office:value-type="float" office:value="2.9129" calcext:value-type="float">
            <text:p>2.9129</text:p>
          </table:table-cell>
          <table:table-cell table:style-name="ce5" office:value-type="float" office:value="24.51" calcext:value-type="float">
            <text:p>24.51</text:p>
          </table:table-cell>
          <table:table-cell table:style-name="ce5" office:value-type="float" office:value="0.9835" calcext:value-type="float">
            <text:p>0.9835</text:p>
          </table:table-cell>
          <table:table-cell table:number-columns-repeated="997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3C293</text:p>
          </table:table-cell>
          <table:table-cell table:style-name="ce5" office:value-type="float" office:value="54.6071" calcext:value-type="float">
            <text:p>54.6071</text:p>
          </table:table-cell>
          <table:table-cell table:style-name="ce5" office:value-type="float" office:value="76.0603" calcext:value-type="float">
            <text:p>76.0603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1.6376" calcext:value-type="float">
            <text:p>1.6376</text:p>
          </table:table-cell>
          <table:table-cell table:style-name="ce5" office:value-type="float" office:value="1.2239" calcext:value-type="float">
            <text:p>1.22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office:value-type="float" office:value="0.0596" calcext:value-type="float">
            <text:p>0.0596</text:p>
          </table:table-cell>
          <table:table-cell table:number-columns-repeated="997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5" office:value-type="string" calcext:value-type="string">
            <text:p>3C98-2</text:p>
          </table:table-cell>
          <table:table-cell table:style-name="ce5" office:value-type="float" office:value="179.8288" calcext:value-type="float">
            <text:p>179.8288</text:p>
          </table:table-cell>
          <table:table-cell table:style-name="ce5" office:value-type="float" office:value="-31.0241" calcext:value-type="float">
            <text:p>-31.0241</text:p>
          </table:table-cell>
          <table:table-cell table:style-name="ce5" office:value-type="float" office:value="12.96" calcext:value-type="float">
            <text:p>12.96</text:p>
          </table:table-cell>
          <table:table-cell table:style-name="ce5" office:value-type="float" office:value="0.52" calcext:value-type="float">
            <text:p>0.52</text:p>
          </table:table-cell>
          <table:table-cell table:style-name="ce5" office:value-type="float" office:value="12.0151" calcext:value-type="float">
            <text:p>12.0151</text:p>
          </table:table-cell>
          <table:table-cell table:style-name="ce5" office:value-type="float" office:value="1.3258" calcext:value-type="float">
            <text:p>1.3258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0.4849" calcext:value-type="float">
            <text:p>0.4849</text:p>
          </table:table-cell>
          <table:table-cell table:style-name="ce5" office:value-type="float" office:value="6.56" calcext:value-type="float">
            <text:p>6.56</text:p>
          </table:table-cell>
          <table:table-cell table:style-name="ce5" office:value-type="float" office:value="0.167" calcext:value-type="float">
            <text:p>0.167</text:p>
          </table:table-cell>
          <table:table-cell table:number-columns-repeated="997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5" office:value-type="string" calcext:value-type="string">
            <text:p>3C105</text:p>
          </table:table-cell>
          <table:table-cell table:style-name="ce5" office:value-type="float" office:value="187.6326" calcext:value-type="float">
            <text:p>187.6326</text:p>
          </table:table-cell>
          <table:table-cell table:style-name="ce5" office:value-type="float" office:value="-33.609" calcext:value-type="float">
            <text:p>-33.609</text:p>
          </table:table-cell>
          <table:table-cell table:style-name="ce5" office:value-type="float" office:value="18.56" calcext:value-type="float">
            <text:p>18.56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office:value-type="float" office:value="12.0414" calcext:value-type="float">
            <text:p>12.0414</text:p>
          </table:table-cell>
          <table:table-cell table:style-name="ce5" office:value-type="float" office:value="0.7804" calcext:value-type="float">
            <text:p>0.7804</text:p>
          </table:table-cell>
          <table:table-cell table:style-name="ce5" office:value-type="float" office:value="14.43" calcext:value-type="float">
            <text:p>14.43</text:p>
          </table:table-cell>
          <table:table-cell table:style-name="ce5" office:value-type="float" office:value="1.8417" calcext:value-type="float">
            <text:p>1.8417</text:p>
          </table:table-cell>
          <table:table-cell table:style-name="ce5" office:value-type="float" office:value="4.12" calcext:value-type="float">
            <text:p>4.12</text:p>
          </table:table-cell>
          <table:table-cell table:style-name="ce5" office:value-type="float" office:value="0.2685" calcext:value-type="float">
            <text:p>0.2685</text:p>
          </table:table-cell>
          <table:table-cell table:number-columns-repeated="997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5" office:value-type="string" calcext:value-type="string">
            <text:p>3C120</text:p>
          </table:table-cell>
          <table:table-cell table:style-name="ce5" office:value-type="float" office:value="190.3729" calcext:value-type="float">
            <text:p>190.3729</text:p>
          </table:table-cell>
          <table:table-cell table:style-name="ce5" office:value-type="float" office:value="-27.3968" calcext:value-type="float">
            <text:p>-27.3968</text:p>
          </table:table-cell>
          <table:table-cell table:style-name="ce5" office:value-type="float" office:value="22.22" calcext:value-type="float">
            <text:p>22.22</text:p>
          </table:table-cell>
          <table:table-cell table:style-name="ce5" office:value-type="float" office:value="2.26" calcext:value-type="float">
            <text:p>2.26</text:p>
          </table:table-cell>
          <table:table-cell table:style-name="ce5" office:value-type="float" office:value="11.7434" calcext:value-type="float">
            <text:p>11.7434</text:p>
          </table:table-cell>
          <table:table-cell table:style-name="ce5" office:value-type="float" office:value="0.1283" calcext:value-type="float">
            <text:p>0.1283</text:p>
          </table:table-cell>
          <table:table-cell table:style-name="ce5" office:value-type="float" office:value="10.86" calcext:value-type="float">
            <text:p>10.86</text:p>
          </table:table-cell>
          <table:table-cell table:style-name="ce5" office:value-type="float" office:value="2.2433" calcext:value-type="float">
            <text:p>2.2433</text:p>
          </table:table-cell>
          <table:table-cell table:style-name="ce5" office:value-type="float" office:value="11.36" calcext:value-type="float">
            <text:p>11.36</text:p>
          </table:table-cell>
          <table:table-cell table:style-name="ce5" office:value-type="float" office:value="0.2632" calcext:value-type="float">
            <text:p>0.2632</text:p>
          </table:table-cell>
          <table:table-cell table:number-columns-repeated="997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5" office:value-type="string" calcext:value-type="string">
            <text:p>CTA21</text:p>
          </table:table-cell>
          <table:table-cell table:style-name="ce5" office:value-type="float" office:value="166.6357" calcext:value-type="float">
            <text:p>166.6357</text:p>
          </table:table-cell>
          <table:table-cell table:style-name="ce5" office:value-type="float" office:value="-33.5961" calcext:value-type="float">
            <text:p>-33.5961</text:p>
          </table:table-cell>
          <table:table-cell table:style-name="ce5" office:value-type="float" office:value="12.08" calcext:value-type="float">
            <text:p>12.08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11.1379" calcext:value-type="float">
            <text:p>11.1379</text:p>
          </table:table-cell>
          <table:table-cell table:style-name="ce5" office:value-type="float" office:value="0.863" calcext:value-type="float">
            <text:p>0.863</text:p>
          </table:table-cell>
          <table:table-cell table:style-name="ce5" office:value-type="float" office:value="3.96" calcext:value-type="float">
            <text:p>3.96</text:p>
          </table:table-cell>
          <table:table-cell table:style-name="ce5" office:value-type="float" office:value="0.3819" calcext:value-type="float">
            <text:p>0.3819</text:p>
          </table:table-cell>
          <table:table-cell table:style-name="ce5" office:value-type="float" office:value="8.13" calcext:value-type="float">
            <text:p>8.13</text:p>
          </table:table-cell>
          <table:table-cell table:style-name="ce5" office:value-type="float" office:value="0.1312" calcext:value-type="float">
            <text:p>0.1312</text:p>
          </table:table-cell>
          <table:table-cell table:number-columns-repeated="997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5" office:value-type="string" calcext:value-type="string">
            <text:p>3C123</text:p>
          </table:table-cell>
          <table:table-cell table:style-name="ce5" office:value-type="float" office:value="170.5817" calcext:value-type="float">
            <text:p>170.5817</text:p>
          </table:table-cell>
          <table:table-cell table:style-name="ce5" office:value-type="float" office:value="-11.661" calcext:value-type="float">
            <text:p>-11.661</text:p>
          </table:table-cell>
          <table:table-cell table:style-name="ce5" office:value-type="float" office:value="24.55" calcext:value-type="float">
            <text:p>24.55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19.2863" calcext:value-type="float">
            <text:p>19.2863</text:p>
          </table:table-cell>
          <table:table-cell table:style-name="ce5" office:value-type="float" office:value="0.4344" calcext:value-type="float">
            <text:p>0.4344</text:p>
          </table:table-cell>
          <table:table-cell table:style-name="ce5" office:value-type="float" office:value="5.15" calcext:value-type="float">
            <text:p>5.15</text:p>
          </table:table-cell>
          <table:table-cell table:style-name="ce5" office:value-type="float" office:value="4.4112" calcext:value-type="float">
            <text:p>4.4112</text:p>
          </table:table-cell>
          <table:table-cell table:style-name="ce5" office:value-type="float" office:value="19.41" calcext:value-type="float">
            <text:p>19.41</text:p>
          </table:table-cell>
          <table:table-cell table:style-name="ce5" office:value-type="float" office:value="1.9026" calcext:value-type="float">
            <text:p>1.9026</text:p>
          </table:table-cell>
          <table:table-cell table:number-columns-repeated="997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5" office:value-type="string" calcext:value-type="string">
            <text:p>4C20.33</text:p>
          </table:table-cell>
          <table:table-cell table:style-name="ce5" office:value-type="float" office:value="20.1848" calcext:value-type="float">
            <text:p>20.1848</text:p>
          </table:table-cell>
          <table:table-cell table:style-name="ce5" office:value-type="float" office:value="66.8341" calcext:value-type="float">
            <text:p>66.8341</text:p>
          </table:table-cell>
          <table:table-cell table:style-name="ce5" office:value-type="float" office:value="3.4" calcext:value-type="float">
            <text:p>3.4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3.3957" calcext:value-type="float">
            <text:p>3.3957</text:p>
          </table:table-cell>
          <table:table-cell table:style-name="ce5" office:value-type="float" office:value="0.2803" calcext:value-type="float">
            <text:p>0.2803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office:value-type="float" office:value="0.0374" calcext:value-type="float">
            <text:p>0.0374</text:p>
          </table:table-cell>
          <table:table-cell table:style-name="ce5" office:value-type="float" office:value="2.73" calcext:value-type="float">
            <text:p>2.73</text:p>
          </table:table-cell>
          <table:table-cell table:style-name="ce5" office:value-type="float" office:value="0.0555" calcext:value-type="float">
            <text:p>0.0555</text:p>
          </table:table-cell>
          <table:table-cell table:number-columns-repeated="997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5" office:value-type="string" calcext:value-type="string">
            <text:p>T0556+19</text:p>
          </table:table-cell>
          <table:table-cell table:style-name="ce5" office:value-type="float" office:value="190.0893" calcext:value-type="float">
            <text:p>190.0893</text:p>
          </table:table-cell>
          <table:table-cell table:style-name="ce5" office:value-type="float" office:value="-2.1665" calcext:value-type="float">
            <text:p>-2.1665</text:p>
          </table:table-cell>
          <table:table-cell table:style-name="ce5" office:value-type="float" office:value="67.79" calcext:value-type="float">
            <text:p>67.79</text:p>
          </table:table-cell>
          <table:table-cell table:style-name="ce5" office:value-type="float" office:value="40.33" calcext:value-type="float">
            <text:p>40.33</text:p>
          </table:table-cell>
          <table:table-cell table:style-name="ce5" office:value-type="float" office:value="58.5976" calcext:value-type="float">
            <text:p>58.5976</text:p>
          </table:table-cell>
          <table:table-cell table:style-name="ce5" office:value-type="float" office:value="1.1322" calcext:value-type="float">
            <text:p>1.132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67.79" calcext:value-type="float">
            <text:p>67.79</text:p>
          </table:table-cell>
          <table:table-cell table:style-name="ce5" office:value-type="float" office:value="40.3306" calcext:value-type="float">
            <text:p>40.3306</text:p>
          </table:table-cell>
          <table:table-cell table:number-columns-repeated="997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5" office:value-type="string" calcext:value-type="string">
            <text:p>P1117+14</text:p>
          </table:table-cell>
          <table:table-cell table:style-name="ce5" office:value-type="float" office:value="240.438" calcext:value-type="float">
            <text:p>240.438</text:p>
          </table:table-cell>
          <table:table-cell table:style-name="ce5" office:value-type="float" office:value="65.7884" calcext:value-type="float">
            <text:p>65.7884</text:p>
          </table:table-cell>
          <table:table-cell table:style-name="ce5" office:value-type="float" office:value="1.98" calcext:value-type="float">
            <text:p>1.98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1.9487" calcext:value-type="float">
            <text:p>1.9487</text:p>
          </table:table-cell>
          <table:table-cell table:style-name="ce5" office:value-type="float" office:value="0.3309" calcext:value-type="float">
            <text:p>0.330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98" calcext:value-type="float">
            <text:p>1.98</text:p>
          </table:table-cell>
          <table:table-cell table:style-name="ce5" office:value-type="float" office:value="0.0286" calcext:value-type="float">
            <text:p>0.0286</text:p>
          </table:table-cell>
          <table:table-cell table:number-columns-repeated="997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5" office:value-type="string" calcext:value-type="string">
            <text:p>3C264.0</text:p>
          </table:table-cell>
          <table:table-cell table:style-name="ce5" office:value-type="float" office:value="236.9959" calcext:value-type="float">
            <text:p>236.9959</text:p>
          </table:table-cell>
          <table:table-cell table:style-name="ce5" office:value-type="float" office:value="73.6422" calcext:value-type="float">
            <text:p>73.6422</text:p>
          </table:table-cell>
          <table:table-cell table:style-name="ce5" office:value-type="float" office:value="2.19" calcext:value-type="float">
            <text:p>2.19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2.2244" calcext:value-type="float">
            <text:p>2.2244</text:p>
          </table:table-cell>
          <table:table-cell table:style-name="ce5" office:value-type="float" office:value="0.441" calcext:value-type="float">
            <text:p>0.4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.19" calcext:value-type="float">
            <text:p>2.19</text:p>
          </table:table-cell>
          <table:table-cell table:style-name="ce5" office:value-type="float" office:value="0.0374" calcext:value-type="float">
            <text:p>0.0374</text:p>
          </table:table-cell>
          <table:table-cell table:number-columns-repeated="997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5" office:value-type="string" calcext:value-type="string">
            <text:p>3C208.1</text:p>
          </table:table-cell>
          <table:table-cell table:style-name="ce5" office:value-type="float" office:value="213.6015" calcext:value-type="float">
            <text:p>213.6015</text:p>
          </table:table-cell>
          <table:table-cell table:style-name="ce5" office:value-type="float" office:value="33.583" calcext:value-type="float">
            <text:p>33.583</text:p>
          </table:table-cell>
          <table:table-cell table:style-name="ce5" office:value-type="float" office:value="3.49" calcext:value-type="float">
            <text:p>3.49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3.5204" calcext:value-type="float">
            <text:p>3.5204</text:p>
          </table:table-cell>
          <table:table-cell table:style-name="ce5" office:value-type="float" office:value="0.2045" calcext:value-type="float">
            <text:p>0.204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.49" calcext:value-type="float">
            <text:p>3.49</text:p>
          </table:table-cell>
          <table:table-cell table:style-name="ce5" office:value-type="float" office:value="0.0731" calcext:value-type="float">
            <text:p>0.0731</text:p>
          </table:table-cell>
          <table:table-cell table:number-columns-repeated="997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5" office:value-type="string" calcext:value-type="string">
            <text:p>3C208.0</text:p>
          </table:table-cell>
          <table:table-cell table:style-name="ce5" office:value-type="float" office:value="213.6628" calcext:value-type="float">
            <text:p>213.6628</text:p>
          </table:table-cell>
          <table:table-cell table:style-name="ce5" office:value-type="float" office:value="33.1608" calcext:value-type="float">
            <text:p>33.1608</text:p>
          </table:table-cell>
          <table:table-cell table:style-name="ce5" office:value-type="float" office:value="3.78" calcext:value-type="float">
            <text:p>3.78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8522" calcext:value-type="float">
            <text:p>3.8522</text:p>
          </table:table-cell>
          <table:table-cell table:style-name="ce5" office:value-type="float" office:value="0.2076" calcext:value-type="float">
            <text:p>0.207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.78" calcext:value-type="float">
            <text:p>3.78</text:p>
          </table:table-cell>
          <table:table-cell table:style-name="ce5" office:value-type="float" office:value="0.0661" calcext:value-type="float">
            <text:p>0.0661</text:p>
          </table:table-cell>
          <table:table-cell table:number-columns-repeated="997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5" office:value-type="string" calcext:value-type="string">
            <text:p>4C32.44</text:p>
          </table:table-cell>
          <table:table-cell table:style-name="ce5" office:value-type="float" office:value="67.2335" calcext:value-type="float">
            <text:p>67.2335</text:p>
          </table:table-cell>
          <table:table-cell table:style-name="ce5" office:value-type="float" office:value="81.0477" calcext:value-type="float">
            <text:p>81.0477</text:p>
          </table:table-cell>
          <table:table-cell table:style-name="ce5" office:value-type="float" office:value="1.36" calcext:value-type="float">
            <text:p>1.36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1.5775" calcext:value-type="float">
            <text:p>1.5775</text:p>
          </table:table-cell>
          <table:table-cell table:style-name="ce5" office:value-type="float" office:value="0.1181" calcext:value-type="float">
            <text:p>0.1181</text:p>
          </table:table-cell>
          <table:table-cell table:style-name="ce5" office:value-type="float" office:value="0.17" calcext:value-type="float">
            <text:p>0.17</text:p>
          </table:table-cell>
          <table:table-cell table:style-name="ce5" office:value-type="float" office:value="0.0869" calcext:value-type="float">
            <text:p>0.0869</text:p>
          </table:table-cell>
          <table:table-cell table:style-name="ce5" office:value-type="float" office:value="1.19" calcext:value-type="float">
            <text:p>1.19</text:p>
          </table:table-cell>
          <table:table-cell table:style-name="ce5" office:value-type="float" office:value="0.0313" calcext:value-type="float">
            <text:p>0.0313</text:p>
          </table:table-cell>
          <table:table-cell table:number-columns-repeated="997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5" office:value-type="string" calcext:value-type="string">
            <text:p>3C263.1</text:p>
          </table:table-cell>
          <table:table-cell table:style-name="ce5" office:value-type="float" office:value="228.2701" calcext:value-type="float">
            <text:p>228.2701</text:p>
          </table:table-cell>
          <table:table-cell table:style-name="ce5" office:value-type="float" office:value="74.3753" calcext:value-type="float">
            <text:p>74.3753</text:p>
          </table:table-cell>
          <table:table-cell table:style-name="ce5" office:value-type="float" office:value="2.12" calcext:value-type="float">
            <text:p>2.12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2.1149" calcext:value-type="float">
            <text:p>2.1149</text:p>
          </table:table-cell>
          <table:table-cell table:style-name="ce5" office:value-type="float" office:value="0.3827" calcext:value-type="float">
            <text:p>0.382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.12" calcext:value-type="float">
            <text:p>2.12</text:p>
          </table:table-cell>
          <table:table-cell table:style-name="ce5" office:value-type="float" office:value="0.0614" calcext:value-type="float">
            <text:p>0.0614</text:p>
          </table:table-cell>
          <table:table-cell table:number-columns-repeated="997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5" office:value-type="string" calcext:value-type="string">
            <text:p>3C225b</text:p>
          </table:table-cell>
          <table:table-cell table:style-name="ce5" office:value-type="float" office:value="220.0101" calcext:value-type="float">
            <text:p>220.0101</text:p>
          </table:table-cell>
          <table:table-cell table:style-name="ce5" office:value-type="float" office:value="44.0084" calcext:value-type="float">
            <text:p>44.0084</text:p>
          </table:table-cell>
          <table:table-cell table:style-name="ce5" office:value-type="float" office:value="4.55" calcext:value-type="float">
            <text:p>4.55</text:p>
          </table:table-cell>
          <table:table-cell table:style-name="ce5" office:value-type="float" office:value="0.21" calcext:value-type="float">
            <text:p>0.21</text:p>
          </table:table-cell>
          <table:table-cell table:style-name="ce5" office:value-type="float" office:value="4.171" calcext:value-type="float">
            <text:p>4.171</text:p>
          </table:table-cell>
          <table:table-cell table:style-name="ce5" office:value-type="float" office:value="0.0939" calcext:value-type="float">
            <text:p>0.0939</text:p>
          </table:table-cell>
          <table:table-cell table:style-name="ce5" office:value-type="float" office:value="0.98" calcext:value-type="float">
            <text:p>0.98</text:p>
          </table:table-cell>
          <table:table-cell table:style-name="ce5" office:value-type="float" office:value="0.176" calcext:value-type="float">
            <text:p>0.176</text:p>
          </table:table-cell>
          <table:table-cell table:style-name="ce5" office:value-type="float" office:value="3.57" calcext:value-type="float">
            <text:p>3.57</text:p>
          </table:table-cell>
          <table:table-cell table:style-name="ce5" office:value-type="float" office:value="0.1148" calcext:value-type="float">
            <text:p>0.1148</text:p>
          </table:table-cell>
          <table:table-cell table:number-columns-repeated="997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5" office:value-type="string" calcext:value-type="string">
            <text:p>3C410</text:p>
          </table:table-cell>
          <table:table-cell table:style-name="ce5" office:value-type="float" office:value="69.2117" calcext:value-type="float">
            <text:p>69.2117</text:p>
          </table:table-cell>
          <table:table-cell table:style-name="ce5" office:value-type="float" office:value="-3.7691" calcext:value-type="float">
            <text:p>-3.7691</text:p>
          </table:table-cell>
          <table:table-cell table:style-name="ce5" office:value-type="float" office:value="59.69" calcext:value-type="float">
            <text:p>59.69</text:p>
          </table:table-cell>
          <table:table-cell table:style-name="ce5" office:value-type="float" office:value="6.69" calcext:value-type="float">
            <text:p>6.69</text:p>
          </table:table-cell>
          <table:table-cell table:style-name="ce5" office:value-type="float" office:value="48.3433" calcext:value-type="float">
            <text:p>48.3433</text:p>
          </table:table-cell>
          <table:table-cell table:style-name="ce5" office:value-type="float" office:value="0.6858" calcext:value-type="float">
            <text:p>0.6858</text:p>
          </table:table-cell>
          <table:table-cell table:style-name="ce5" office:value-type="float" office:value="30.39" calcext:value-type="float">
            <text:p>30.39</text:p>
          </table:table-cell>
          <table:table-cell table:style-name="ce5" office:value-type="float" office:value="6.6415" calcext:value-type="float">
            <text:p>6.6415</text:p>
          </table:table-cell>
          <table:table-cell table:style-name="ce5" office:value-type="float" office:value="29.29" calcext:value-type="float">
            <text:p>29.29</text:p>
          </table:table-cell>
          <table:table-cell table:style-name="ce5" office:value-type="float" office:value="0.8142" calcext:value-type="float">
            <text:p>0.8142</text:p>
          </table:table-cell>
          <table:table-cell table:number-columns-repeated="997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5" office:value-type="string" calcext:value-type="string">
            <text:p>P0347+05</text:p>
          </table:table-cell>
          <table:table-cell table:style-name="ce5" office:value-type="float" office:value="182.2737" calcext:value-type="float">
            <text:p>182.2737</text:p>
          </table:table-cell>
          <table:table-cell table:style-name="ce5" office:value-type="float" office:value="-35.7311" calcext:value-type="float">
            <text:p>-35.73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.97" calcext:value-type="float">
            <text:p>0.97</text:p>
          </table:table-cell>
          <table:table-cell table:style-name="ce5" office:value-type="float" office:value="14.3871" calcext:value-type="float">
            <text:p>14.3871</text:p>
          </table:table-cell>
          <table:table-cell table:style-name="ce5" office:value-type="float" office:value="0.8932" calcext:value-type="float">
            <text:p>0.8932</text:p>
          </table:table-cell>
          <table:table-cell table:style-name="ce5" office:value-type="float" office:value="9.19" calcext:value-type="float">
            <text:p>9.19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7.81" calcext:value-type="float">
            <text:p>7.81</text:p>
          </table:table-cell>
          <table:table-cell table:style-name="ce5" office:value-type="float" office:value="0.1932" calcext:value-type="float">
            <text:p>0.1932</text:p>
          </table:table-cell>
          <table:table-cell table:number-columns-repeated="997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5" office:value-type="string" calcext:value-type="string">
            <text:p>3C272.1</text:p>
          </table:table-cell>
          <table:table-cell table:style-name="ce5" office:value-type="float" office:value="280.6321" calcext:value-type="float">
            <text:p>280.6321</text:p>
          </table:table-cell>
          <table:table-cell table:style-name="ce5" office:value-type="float" office:value="74.6873" calcext:value-type="float">
            <text:p>74.6873</text:p>
          </table:table-cell>
          <table:table-cell table:style-name="ce5" office:value-type="float" office:value="3.02" calcext:value-type="float">
            <text:p>3.02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3.0665" calcext:value-type="float">
            <text:p>3.0665</text:p>
          </table:table-cell>
          <table:table-cell table:style-name="ce5" office:value-type="float" office:value="0.3842" calcext:value-type="float">
            <text:p>0.3842</text:p>
          </table:table-cell>
          <table:table-cell table:style-name="ce5" office:value-type="float" office:value="0.46" calcext:value-type="float">
            <text:p>0.46</text:p>
          </table:table-cell>
          <table:table-cell table:style-name="ce5" office:value-type="float" office:value="0.0279" calcext:value-type="float">
            <text:p>0.0279</text:p>
          </table:table-cell>
          <table:table-cell table:style-name="ce5" office:value-type="float" office:value="2.57" calcext:value-type="float">
            <text:p>2.57</text:p>
          </table:table-cell>
          <table:table-cell table:style-name="ce5" office:value-type="float" office:value="0.0389" calcext:value-type="float">
            <text:p>0.0389</text:p>
          </table:table-cell>
          <table:table-cell table:number-columns-repeated="997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5" office:value-type="string" calcext:value-type="string">
            <text:p>3C225a</text:p>
          </table:table-cell>
          <table:table-cell table:style-name="ce5" office:value-type="float" office:value="219.8662" calcext:value-type="float">
            <text:p>219.8662</text:p>
          </table:table-cell>
          <table:table-cell table:style-name="ce5" office:value-type="float" office:value="44.0249" calcext:value-type="float">
            <text:p>44.0249</text:p>
          </table:table-cell>
          <table:table-cell table:style-name="ce5" office:value-type="float" office:value="4.24" calcext:value-type="float">
            <text:p>4.2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4.1902" calcext:value-type="float">
            <text:p>4.1902</text:p>
          </table:table-cell>
          <table:table-cell table:style-name="ce5" office:value-type="float" office:value="0.1057" calcext:value-type="float">
            <text:p>0.1057</text:p>
          </table:table-cell>
          <table:table-cell table:style-name="ce5" office:value-type="float" office:value="1.19" calcext:value-type="float">
            <text:p>1.19</text:p>
          </table:table-cell>
          <table:table-cell table:style-name="ce5" office:value-type="float" office:value="0.2965" calcext:value-type="float">
            <text:p>0.2965</text:p>
          </table:table-cell>
          <table:table-cell table:style-name="ce5" office:value-type="float" office:value="3.05" calcext:value-type="float">
            <text:p>3.05</text:p>
          </table:table-cell>
          <table:table-cell table:style-name="ce5" office:value-type="float" office:value="0.0595" calcext:value-type="float">
            <text:p>0.0595</text:p>
          </table:table-cell>
          <table:table-cell table:number-columns-repeated="997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5" office:value-type="string" calcext:value-type="string">
            <text:p>4C07.32</text:p>
          </table:table-cell>
          <table:table-cell table:style-name="ce5" office:value-type="float" office:value="322.2286" calcext:value-type="float">
            <text:p>322.2286</text:p>
          </table:table-cell>
          <table:table-cell table:style-name="ce5" office:value-type="float" office:value="68.835" calcext:value-type="float">
            <text:p>68.835</text:p>
          </table:table-cell>
          <table:table-cell table:style-name="ce5" office:value-type="float" office:value="2.67" calcext:value-type="float">
            <text:p>2.67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2.6242" calcext:value-type="float">
            <text:p>2.6242</text:p>
          </table:table-cell>
          <table:table-cell table:style-name="ce5" office:value-type="float" office:value="0.3255" calcext:value-type="float">
            <text:p>0.3255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0279" calcext:value-type="float">
            <text:p>0.0279</text:p>
          </table:table-cell>
          <table:table-cell table:style-name="ce5" office:value-type="float" office:value="2.26" calcext:value-type="float">
            <text:p>2.26</text:p>
          </table:table-cell>
          <table:table-cell table:style-name="ce5" office:value-type="float" office:value="0.037" calcext:value-type="float">
            <text:p>0.037</text:p>
          </table:table-cell>
          <table:table-cell table:number-columns-repeated="997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5" office:value-type="string" calcext:value-type="string">
            <text:p>3C245</text:p>
          </table:table-cell>
          <table:table-cell table:style-name="ce5" office:value-type="float" office:value="233.1247" calcext:value-type="float">
            <text:p>233.1247</text:p>
          </table:table-cell>
          <table:table-cell table:style-name="ce5" office:value-type="float" office:value="56.3009" calcext:value-type="float">
            <text:p>56.3009</text:p>
          </table:table-cell>
          <table:table-cell table:style-name="ce5" office:value-type="float" office:value="2.57" calcext:value-type="float">
            <text:p>2.57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2.6921" calcext:value-type="float">
            <text:p>2.6921</text:p>
          </table:table-cell>
          <table:table-cell table:style-name="ce5" office:value-type="float" office:value="0.1697" calcext:value-type="float">
            <text:p>0.1697</text:p>
          </table:table-cell>
          <table:table-cell table:style-name="ce5" office:value-type="float" office:value="0.61" calcext:value-type="float">
            <text:p>0.61</text:p>
          </table:table-cell>
          <table:table-cell table:style-name="ce5" office:value-type="float" office:value="0.0336" calcext:value-type="float">
            <text:p>0.0336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0.0335" calcext:value-type="float">
            <text:p>0.0335</text:p>
          </table:table-cell>
          <table:table-cell table:number-columns-repeated="997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5" office:value-type="string" calcext:value-type="string">
            <text:p>3C93.1</text:p>
          </table:table-cell>
          <table:table-cell table:style-name="ce5" office:value-type="float" office:value="160.0361" calcext:value-type="float">
            <text:p>160.0361</text:p>
          </table:table-cell>
          <table:table-cell table:style-name="ce5" office:value-type="float" office:value="-15.9147" calcext:value-type="float">
            <text:p>-15.9147</text:p>
          </table:table-cell>
          <table:table-cell table:style-name="ce5" office:value-type="float" office:value="15.57" calcext:value-type="float">
            <text:p>15.57</text:p>
          </table:table-cell>
          <table:table-cell table:style-name="ce5" office:value-type="float" office:value="1.32" calcext:value-type="float">
            <text:p>1.32</text:p>
          </table:table-cell>
          <table:table-cell table:style-name="ce5" office:value-type="float" office:value="12.1646" calcext:value-type="float">
            <text:p>12.1646</text:p>
          </table:table-cell>
          <table:table-cell table:style-name="ce5" office:value-type="float" office:value="1.0363" calcext:value-type="float">
            <text:p>1.0363</text:p>
          </table:table-cell>
          <table:table-cell table:style-name="ce5" office:value-type="float" office:value="4.42" calcext:value-type="float">
            <text:p>4.42</text:p>
          </table:table-cell>
          <table:table-cell table:style-name="ce5" office:value-type="float" office:value="1.248" calcext:value-type="float">
            <text:p>1.248</text:p>
          </table:table-cell>
          <table:table-cell table:style-name="ce5" office:value-type="float" office:value="11.15" calcext:value-type="float">
            <text:p>11.15</text:p>
          </table:table-cell>
          <table:table-cell table:style-name="ce5" office:value-type="float" office:value="0.4376" calcext:value-type="float">
            <text:p>0.4376</text:p>
          </table:table-cell>
          <table:table-cell table:number-columns-repeated="997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5" office:value-type="string" calcext:value-type="string">
            <text:p>3C348</text:p>
          </table:table-cell>
          <table:table-cell table:style-name="ce5" office:value-type="float" office:value="22.971" calcext:value-type="float">
            <text:p>22.971</text:p>
          </table:table-cell>
          <table:table-cell table:style-name="ce5" office:value-type="float" office:value="29.1769" calcext:value-type="float">
            <text:p>29.1769</text:p>
          </table:table-cell>
          <table:table-cell table:style-name="ce5" office:value-type="float" office:value="7.19" calcext:value-type="float">
            <text:p>7.19</text:p>
          </table:table-cell>
          <table:table-cell table:style-name="ce5" office:value-type="float" office:value="0.21" calcext:value-type="float">
            <text:p>0.21</text:p>
          </table:table-cell>
          <table:table-cell table:style-name="ce5" office:value-type="float" office:value="6.692" calcext:value-type="float">
            <text:p>6.692</text:p>
          </table:table-cell>
          <table:table-cell table:style-name="ce5" office:value-type="float" office:value="0.0973" calcext:value-type="float">
            <text:p>0.0973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0.1929" calcext:value-type="float">
            <text:p>0.1929</text:p>
          </table:table-cell>
          <table:table-cell table:style-name="ce5" office:value-type="float" office:value="5.23" calcext:value-type="float">
            <text:p>5.23</text:p>
          </table:table-cell>
          <table:table-cell table:style-name="ce5" office:value-type="float" office:value="0.0755" calcext:value-type="float">
            <text:p>0.0755</text:p>
          </table:table-cell>
          <table:table-cell table:number-columns-repeated="997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5" office:value-type="string" calcext:value-type="string">
            <text:p>4C13.67</text:p>
          </table:table-cell>
          <table:table-cell table:style-name="ce5" office:value-type="float" office:value="43.4971" calcext:value-type="float">
            <text:p>43.4971</text:p>
          </table:table-cell>
          <table:table-cell table:style-name="ce5" office:value-type="float" office:value="9.154" calcext:value-type="float">
            <text:p>9.154</text:p>
          </table:table-cell>
          <table:table-cell table:style-name="ce5" office:value-type="float" office:value="21.13" calcext:value-type="float">
            <text:p>21.13</text:p>
          </table:table-cell>
          <table:table-cell table:style-name="ce5" office:value-type="float" office:value="1.12" calcext:value-type="float">
            <text:p>1.12</text:p>
          </table:table-cell>
          <table:table-cell table:style-name="ce5" office:value-type="float" office:value="17.3524" calcext:value-type="float">
            <text:p>17.3524</text:p>
          </table:table-cell>
          <table:table-cell table:style-name="ce5" office:value-type="float" office:value="0.2613" calcext:value-type="float">
            <text:p>0.2613</text:p>
          </table:table-cell>
          <table:table-cell table:style-name="ce5" office:value-type="float" office:value="5.01" calcext:value-type="float">
            <text:p>5.01</text:p>
          </table:table-cell>
          <table:table-cell table:style-name="ce5" office:value-type="float" office:value="0.9369" calcext:value-type="float">
            <text:p>0.9369</text:p>
          </table:table-cell>
          <table:table-cell table:style-name="ce5" office:value-type="float" office:value="16.13" calcext:value-type="float">
            <text:p>16.13</text:p>
          </table:table-cell>
          <table:table-cell table:style-name="ce5" office:value-type="float" office:value="0.6032" calcext:value-type="float">
            <text:p>0.6032</text:p>
          </table:table-cell>
          <table:table-cell table:number-columns-repeated="997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5" office:value-type="string" calcext:value-type="string">
            <text:p>3C286</text:p>
          </table:table-cell>
          <table:table-cell table:style-name="ce5" office:value-type="float" office:value="56.5241" calcext:value-type="float">
            <text:p>56.5241</text:p>
          </table:table-cell>
          <table:table-cell table:style-name="ce5" office:value-type="float" office:value="80.6747" calcext:value-type="float">
            <text:p>80.6747</text:p>
          </table:table-cell>
          <table:table-cell table:style-name="ce5" office:value-type="float" office:value="1.34" calcext:value-type="float">
            <text:p>1.34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1.4944" calcext:value-type="float">
            <text:p>1.4944</text:p>
          </table:table-cell>
          <table:table-cell table:style-name="ce5" office:value-type="float" office:value="0.1101" calcext:value-type="float">
            <text:p>0.1101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0.0241" calcext:value-type="float">
            <text:p>0.0241</text:p>
          </table:table-cell>
          <table:table-cell table:style-name="ce5" office:value-type="float" office:value="1.28" calcext:value-type="float">
            <text:p>1.28</text:p>
          </table:table-cell>
          <table:table-cell table:style-name="ce5" office:value-type="float" office:value="0.0876" calcext:value-type="float">
            <text:p>0.0876</text:p>
          </table:table-cell>
          <table:table-cell table:number-columns-repeated="997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5" office:value-type="string" calcext:value-type="string">
            <text:p>4C13.65</text:p>
          </table:table-cell>
          <table:table-cell table:style-name="ce5" office:value-type="float" office:value="39.3151" calcext:value-type="float">
            <text:p>39.3151</text:p>
          </table:table-cell>
          <table:table-cell table:style-name="ce5" office:value-type="float" office:value="17.718" calcext:value-type="float">
            <text:p>17.718</text:p>
          </table:table-cell>
          <table:table-cell table:style-name="ce5" office:value-type="float" office:value="11.58" calcext:value-type="float">
            <text:p>11.58</text:p>
          </table:table-cell>
          <table:table-cell table:style-name="ce5" office:value-type="float" office:value="0.21" calcext:value-type="float">
            <text:p>0.21</text:p>
          </table:table-cell>
          <table:table-cell table:style-name="ce5" office:value-type="float" office:value="10.9486" calcext:value-type="float">
            <text:p>10.9486</text:p>
          </table:table-cell>
          <table:table-cell table:style-name="ce5" office:value-type="float" office:value="0.1822" calcext:value-type="float">
            <text:p>0.1822</text:p>
          </table:table-cell>
          <table:table-cell table:style-name="ce5" office:value-type="float" office:value="1.83" calcext:value-type="float">
            <text:p>1.83</text:p>
          </table:table-cell>
          <table:table-cell table:style-name="ce5" office:value-type="float" office:value="0.1543" calcext:value-type="float">
            <text:p>0.1543</text:p>
          </table:table-cell>
          <table:table-cell table:style-name="ce5" office:value-type="float" office:value="9.75" calcext:value-type="float">
            <text:p>9.75</text:p>
          </table:table-cell>
          <table:table-cell table:style-name="ce5" office:value-type="float" office:value="0.117" calcext:value-type="float">
            <text:p>0.117</text:p>
          </table:table-cell>
          <table:table-cell table:number-columns-repeated="997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5" office:value-type="string" calcext:value-type="string">
            <text:p>3C190.0</text:p>
          </table:table-cell>
          <table:table-cell table:style-name="ce5" office:value-type="float" office:value="207.6242" calcext:value-type="float">
            <text:p>207.6242</text:p>
          </table:table-cell>
          <table:table-cell table:style-name="ce5" office:value-type="float" office:value="21.8412" calcext:value-type="float">
            <text:p>21.8412</text:p>
          </table:table-cell>
          <table:table-cell table:style-name="ce5" office:value-type="float" office:value="3.56" calcext:value-type="float">
            <text:p>3.56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7174" calcext:value-type="float">
            <text:p>3.7174</text:p>
          </table:table-cell>
          <table:table-cell table:style-name="ce5" office:value-type="float" office:value="1.0205" calcext:value-type="float">
            <text:p>1.020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.56" calcext:value-type="float">
            <text:p>3.56</text:p>
          </table:table-cell>
          <table:table-cell table:style-name="ce5" office:value-type="float" office:value="0.0611" calcext:value-type="float">
            <text:p>0.0611</text:p>
          </table:table-cell>
          <table:table-cell table:number-columns-repeated="997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5" office:value-type="string" calcext:value-type="string">
            <text:p>P0320+05</text:p>
          </table:table-cell>
          <table:table-cell table:style-name="ce5" office:value-type="float" office:value="176.9818" calcext:value-type="float">
            <text:p>176.9818</text:p>
          </table:table-cell>
          <table:table-cell table:style-name="ce5" office:value-type="float" office:value="-40.8433" calcext:value-type="float">
            <text:p>-40.8433</text:p>
          </table:table-cell>
          <table:table-cell table:style-name="ce5" office:value-type="float" office:value="14.16" calcext:value-type="float">
            <text:p>14.16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office:value-type="float" office:value="12.6368" calcext:value-type="float">
            <text:p>12.6368</text:p>
          </table:table-cell>
          <table:table-cell table:style-name="ce5" office:value-type="float" office:value="0.947" calcext:value-type="float">
            <text:p>0.947</text:p>
          </table:table-cell>
          <table:table-cell table:style-name="ce5" office:value-type="float" office:value="6.38" calcext:value-type="float">
            <text:p>6.38</text:p>
          </table:table-cell>
          <table:table-cell table:style-name="ce5" office:value-type="float" office:value="0.4064" calcext:value-type="float">
            <text:p>0.4064</text:p>
          </table:table-cell>
          <table:table-cell table:style-name="ce5" office:value-type="float" office:value="7.77" calcext:value-type="float">
            <text:p>7.77</text:p>
          </table:table-cell>
          <table:table-cell table:style-name="ce5" office:value-type="float" office:value="0.4616" calcext:value-type="float">
            <text:p>0.4616</text:p>
          </table:table-cell>
          <table:table-cell table:number-columns-repeated="997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5" office:value-type="string" calcext:value-type="string">
            <text:p>3C274.1</text:p>
          </table:table-cell>
          <table:table-cell table:style-name="ce5" office:value-type="float" office:value="269.8744" calcext:value-type="float">
            <text:p>269.8744</text:p>
          </table:table-cell>
          <table:table-cell table:style-name="ce5" office:value-type="float" office:value="83.1637" calcext:value-type="float">
            <text:p>83.1637</text:p>
          </table:table-cell>
          <table:table-cell table:style-name="ce5" office:value-type="float" office:value="2.98" calcext:value-type="float">
            <text:p>2.98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2.8895" calcext:value-type="float">
            <text:p>2.8895</text:p>
          </table:table-cell>
          <table:table-cell table:style-name="ce5" office:value-type="float" office:value="0.154" calcext:value-type="float">
            <text:p>0.154</text:p>
          </table:table-cell>
          <table:table-cell table:style-name="ce5" office:value-type="float" office:value="0.38" calcext:value-type="float">
            <text:p>0.38</text:p>
          </table:table-cell>
          <table:table-cell table:style-name="ce5" office:value-type="float" office:value="0.0246" calcext:value-type="float">
            <text:p>0.0246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0.0438" calcext:value-type="float">
            <text:p>0.0438</text:p>
          </table:table-cell>
          <table:table-cell table:number-columns-repeated="997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5" office:value-type="string" calcext:value-type="string">
            <text:p>3C207</text:p>
          </table:table-cell>
          <table:table-cell table:style-name="ce5" office:value-type="float" office:value="212.968" calcext:value-type="float">
            <text:p>212.968</text:p>
          </table:table-cell>
          <table:table-cell table:style-name="ce5" office:value-type="float" office:value="30.139" calcext:value-type="float">
            <text:p>30.139</text:p>
          </table:table-cell>
          <table:table-cell table:style-name="ce5" office:value-type="float" office:value="6.64" calcext:value-type="float">
            <text:p>6.64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6.2519" calcext:value-type="float">
            <text:p>6.2519</text:p>
          </table:table-cell>
          <table:table-cell table:style-name="ce5" office:value-type="float" office:value="0.1348" calcext:value-type="float">
            <text:p>0.1348</text:p>
          </table:table-cell>
          <table:table-cell table:style-name="ce5" office:value-type="float" office:value="1.15" calcext:value-type="float">
            <text:p>1.15</text:p>
          </table:table-cell>
          <table:table-cell table:style-name="ce5" office:value-type="float" office:value="0.1605" calcext:value-type="float">
            <text:p>0.1605</text:p>
          </table:table-cell>
          <table:table-cell table:style-name="ce5" office:value-type="float" office:value="5.49" calcext:value-type="float">
            <text:p>5.49</text:p>
          </table:table-cell>
          <table:table-cell table:style-name="ce5" office:value-type="float" office:value="0.1205" calcext:value-type="float">
            <text:p>0.1205</text:p>
          </table:table-cell>
          <table:table-cell table:number-columns-repeated="997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5" office:value-type="string" calcext:value-type="string">
            <text:p>T0629+10</text:p>
          </table:table-cell>
          <table:table-cell table:style-name="ce5" office:value-type="float" office:value="201.5315" calcext:value-type="float">
            <text:p>201.5315</text:p>
          </table:table-cell>
          <table:table-cell table:style-name="ce5" office:value-type="float" office:value="0.5079" calcext:value-type="float">
            <text:p>0.5079</text:p>
          </table:table-cell>
          <table:table-cell table:style-name="ce5" office:value-type="float" office:value="74.89" calcext:value-type="float">
            <text:p>74.89</text:p>
          </table:table-cell>
          <table:table-cell table:style-name="ce5" office:value-type="float" office:value="3.68" calcext:value-type="float">
            <text:p>3.68</text:p>
          </table:table-cell>
          <table:table-cell table:style-name="ce5" office:value-type="float" office:value="57.1009" calcext:value-type="float">
            <text:p>57.1009</text:p>
          </table:table-cell>
          <table:table-cell table:style-name="ce5" office:value-type="float" office:value="0.5573" calcext:value-type="float">
            <text:p>0.5573</text:p>
          </table:table-cell>
          <table:table-cell table:style-name="ce5" office:value-type="float" office:value="46.79" calcext:value-type="float">
            <text:p>46.79</text:p>
          </table:table-cell>
          <table:table-cell table:style-name="ce5" office:value-type="float" office:value="3.2839" calcext:value-type="float">
            <text:p>3.2839</text:p>
          </table:table-cell>
          <table:table-cell table:style-name="ce5" office:value-type="float" office:value="28.1" calcext:value-type="float">
            <text:p>28.1</text:p>
          </table:table-cell>
          <table:table-cell table:style-name="ce5" office:value-type="float" office:value="1.5881" calcext:value-type="float">
            <text:p>1.5881</text:p>
          </table:table-cell>
          <table:table-cell table:number-columns-repeated="997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5" office:value-type="string" calcext:value-type="string">
            <text:p>3C223</text:p>
          </table:table-cell>
          <table:table-cell table:style-name="ce5" office:value-type="float" office:value="188.4047" calcext:value-type="float">
            <text:p>188.4047</text:p>
          </table:table-cell>
          <table:table-cell table:style-name="ce5" office:value-type="float" office:value="48.659" calcext:value-type="float">
            <text:p>48.659</text:p>
          </table:table-cell>
          <table:table-cell table:style-name="ce5" office:value-type="float" office:value="1.32" calcext:value-type="float">
            <text:p>1.32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office:value-type="float" office:value="1.3172" calcext:value-type="float">
            <text:p>1.3172</text:p>
          </table:table-cell>
          <table:table-cell table:style-name="ce5" office:value-type="float" office:value="1.6211" calcext:value-type="float">
            <text:p>1.621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32" calcext:value-type="float">
            <text:p>1.32</text:p>
          </table:table-cell>
          <table:table-cell table:style-name="ce5" office:value-type="float" office:value="1.6211" calcext:value-type="float">
            <text:p>1.6211</text:p>
          </table:table-cell>
          <table:table-cell table:number-columns-repeated="997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5" office:value-type="string" calcext:value-type="string">
            <text:p>4C12.50</text:p>
          </table:table-cell>
          <table:table-cell table:style-name="ce5" office:value-type="float" office:value="347.223" calcext:value-type="float">
            <text:p>347.223</text:p>
          </table:table-cell>
          <table:table-cell table:style-name="ce5" office:value-type="float" office:value="70.1718" calcext:value-type="float">
            <text:p>70.1718</text:p>
          </table:table-cell>
          <table:table-cell table:style-name="ce5" office:value-type="float" office:value="2.37" calcext:value-type="float">
            <text:p>2.37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2.5519" calcext:value-type="float">
            <text:p>2.5519</text:p>
          </table:table-cell>
          <table:table-cell table:style-name="ce5" office:value-type="float" office:value="0.1045" calcext:value-type="float">
            <text:p>0.1045</text:p>
          </table:table-cell>
          <table:table-cell table:style-name="ce5" office:value-type="float" office:value="0.36" calcext:value-type="float">
            <text:p>0.36</text:p>
          </table:table-cell>
          <table:table-cell table:style-name="ce5" office:value-type="float" office:value="0.1107" calcext:value-type="float">
            <text:p>0.1107</text:p>
          </table:table-cell>
          <table:table-cell table:style-name="ce5" office:value-type="float" office:value="2.01" calcext:value-type="float">
            <text:p>2.01</text:p>
          </table:table-cell>
          <table:table-cell table:style-name="ce5" office:value-type="float" office:value="0.0262" calcext:value-type="float">
            <text:p>0.0262</text:p>
          </table:table-cell>
          <table:table-cell table:number-columns-repeated="997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5" office:value-type="string" calcext:value-type="string">
            <text:p>4C04.51</text:p>
          </table:table-cell>
          <table:table-cell table:style-name="ce5" office:value-type="float" office:value="7.2923" calcext:value-type="float">
            <text:p>7.2923</text:p>
          </table:table-cell>
          <table:table-cell table:style-name="ce5" office:value-type="float" office:value="47.747" calcext:value-type="float">
            <text:p>47.747</text:p>
          </table:table-cell>
          <table:table-cell table:style-name="ce5" office:value-type="float" office:value="4.55" calcext:value-type="float">
            <text:p>4.55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4.6706" calcext:value-type="float">
            <text:p>4.6706</text:p>
          </table:table-cell>
          <table:table-cell table:style-name="ce5" office:value-type="float" office:value="0.1074" calcext:value-type="float">
            <text:p>0.1074</text:p>
          </table:table-cell>
          <table:table-cell table:style-name="ce5" office:value-type="float" office:value="0.24" calcext:value-type="float">
            <text:p>0.24</text:p>
          </table:table-cell>
          <table:table-cell table:style-name="ce5" office:value-type="float" office:value="0.0608" calcext:value-type="float">
            <text:p>0.0608</text:p>
          </table:table-cell>
          <table:table-cell table:style-name="ce5" office:value-type="float" office:value="4.31" calcext:value-type="float">
            <text:p>4.31</text:p>
          </table:table-cell>
          <table:table-cell table:style-name="ce5" office:value-type="float" office:value="0.1126" calcext:value-type="float">
            <text:p>0.1126</text:p>
          </table:table-cell>
          <table:table-cell table:number-columns-repeated="997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5" office:value-type="string" calcext:value-type="string">
            <text:p>4C33.48</text:p>
          </table:table-cell>
          <table:table-cell table:style-name="ce5" office:value-type="float" office:value="66.3887" calcext:value-type="float">
            <text:p>66.3887</text:p>
          </table:table-cell>
          <table:table-cell table:style-name="ce5" office:value-type="float" office:value="8.3713" calcext:value-type="float">
            <text:p>8.3713</text:p>
          </table:table-cell>
          <table:table-cell table:style-name="ce5" office:value-type="float" office:value="15.76" calcext:value-type="float">
            <text:p>15.76</text:p>
          </table:table-cell>
          <table:table-cell table:style-name="ce5" office:value-type="float" office:value="3.04" calcext:value-type="float">
            <text:p>3.04</text:p>
          </table:table-cell>
          <table:table-cell table:style-name="ce5" office:value-type="float" office:value="15.3627" calcext:value-type="float">
            <text:p>15.3627</text:p>
          </table:table-cell>
          <table:table-cell table:style-name="ce5" office:value-type="float" office:value="0.1902" calcext:value-type="float">
            <text:p>0.1902</text:p>
          </table:table-cell>
          <table:table-cell table:style-name="ce5" office:value-type="float" office:value="1.54" calcext:value-type="float">
            <text:p>1.54</text:p>
          </table:table-cell>
          <table:table-cell table:style-name="ce5" office:value-type="float" office:value="3.0009" calcext:value-type="float">
            <text:p>3.0009</text:p>
          </table:table-cell>
          <table:table-cell table:style-name="ce5" office:value-type="float" office:value="14.22" calcext:value-type="float">
            <text:p>14.22</text:p>
          </table:table-cell>
          <table:table-cell table:style-name="ce5" office:value-type="float" office:value="0.4809" calcext:value-type="float">
            <text:p>0.4809</text:p>
          </table:table-cell>
          <table:table-cell table:number-columns-repeated="997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5" office:value-type="string" calcext:value-type="string">
            <text:p>3C111</text:p>
          </table:table-cell>
          <table:table-cell table:style-name="ce5" office:value-type="float" office:value="161.6756" calcext:value-type="float">
            <text:p>161.6756</text:p>
          </table:table-cell>
          <table:table-cell table:style-name="ce5" office:value-type="float" office:value="-8.8197" calcext:value-type="float">
            <text:p>-8.8197</text:p>
          </table:table-cell>
          <table:table-cell table:style-name="ce5" office:value-type="float" office:value="36.43" calcext:value-type="float">
            <text:p>36.43</text:p>
          </table:table-cell>
          <table:table-cell table:style-name="ce5" office:value-type="float" office:value="4.42" calcext:value-type="float">
            <text:p>4.42</text:p>
          </table:table-cell>
          <table:table-cell table:style-name="ce5" office:value-type="float" office:value="29.2823" calcext:value-type="float">
            <text:p>29.2823</text:p>
          </table:table-cell>
          <table:table-cell table:style-name="ce5" office:value-type="float" office:value="0.2045" calcext:value-type="float">
            <text:p>0.2045</text:p>
          </table:table-cell>
          <table:table-cell table:style-name="ce5" office:value-type="float" office:value="3.99" calcext:value-type="float">
            <text:p>3.99</text:p>
          </table:table-cell>
          <table:table-cell table:style-name="ce5" office:value-type="float" office:value="3.7799" calcext:value-type="float">
            <text:p>3.7799</text:p>
          </table:table-cell>
          <table:table-cell table:style-name="ce5" office:value-type="float" office:value="32.44" calcext:value-type="float">
            <text:p>32.44</text:p>
          </table:table-cell>
          <table:table-cell table:style-name="ce5" office:value-type="float" office:value="2.2911" calcext:value-type="float">
            <text:p>2.2911</text:p>
          </table:table-cell>
          <table:table-cell table:number-columns-repeated="997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5" office:value-type="string" calcext:value-type="string">
            <text:p>J2232</text:p>
          </table:table-cell>
          <table:table-cell table:style-name="ce5" office:value-type="float" office:value="77.4379" calcext:value-type="float">
            <text:p>77.4379</text:p>
          </table:table-cell>
          <table:table-cell table:style-name="ce5" office:value-type="float" office:value="-38.5824" calcext:value-type="float">
            <text:p>-38.5824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5.6861" calcext:value-type="float">
            <text:p>5.6861</text:p>
          </table:table-cell>
          <table:table-cell table:style-name="ce5" office:value-type="float" office:value="0.2157" calcext:value-type="float">
            <text:p>0.2157</text:p>
          </table:table-cell>
          <table:table-cell table:style-name="ce5" office:value-type="float" office:value="1.21" calcext:value-type="float">
            <text:p>1.21</text:p>
          </table:table-cell>
          <table:table-cell table:style-name="ce5" office:value-type="float" office:value="0.3688" calcext:value-type="float">
            <text:p>0.3688</text:p>
          </table:table-cell>
          <table:table-cell table:style-name="ce5" office:value-type="float" office:value="4.29" calcext:value-type="float">
            <text:p>4.29</text:p>
          </table:table-cell>
          <table:table-cell table:style-name="ce5" office:value-type="float" office:value="0.1682" calcext:value-type="float">
            <text:p>0.1682</text:p>
          </table:table-cell>
          <table:table-cell table:number-columns-repeated="997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5" office:value-type="string" calcext:value-type="string">
            <text:p>3C298</text:p>
          </table:table-cell>
          <table:table-cell table:style-name="ce5" office:value-type="float" office:value="352.1602" calcext:value-type="float">
            <text:p>352.1602</text:p>
          </table:table-cell>
          <table:table-cell table:style-name="ce5" office:value-type="float" office:value="60.6666" calcext:value-type="float">
            <text:p>60.6666</text:p>
          </table:table-cell>
          <table:table-cell table:style-name="ce5" office:value-type="float" office:value="2.39" calcext:value-type="float">
            <text:p>2.39</text:p>
          </table:table-cell>
          <table:table-cell table:style-name="ce5" office:value-type="float" office:value="0.38" calcext:value-type="float">
            <text:p>0.38</text:p>
          </table:table-cell>
          <table:table-cell table:style-name="ce5" office:value-type="float" office:value="2.5657" calcext:value-type="float">
            <text:p>2.5657</text:p>
          </table:table-cell>
          <table:table-cell table:style-name="ce5" office:value-type="float" office:value="0.0969" calcext:value-type="float">
            <text:p>0.0969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0.3694" calcext:value-type="float">
            <text:p>0.3694</text:p>
          </table:table-cell>
          <table:table-cell table:style-name="ce5" office:value-type="float" office:value="2.33" calcext:value-type="float">
            <text:p>2.33</text:p>
          </table:table-cell>
          <table:table-cell table:style-name="ce5" office:value-type="float" office:value="0.0851" calcext:value-type="float">
            <text:p>0.0851</text:p>
          </table:table-cell>
          <table:table-cell table:number-columns-repeated="997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5" office:value-type="string" calcext:value-type="string">
            <text:p>B2050</text:p>
          </table:table-cell>
          <table:table-cell table:style-name="ce5" office:value-type="float" office:value="78.8581" calcext:value-type="float">
            <text:p>78.8581</text:p>
          </table:table-cell>
          <table:table-cell table:style-name="ce5" office:value-type="float" office:value="-5.1238" calcext:value-type="float">
            <text:p>-5.1238</text:p>
          </table:table-cell>
          <table:table-cell table:style-name="ce5" office:value-type="float" office:value="33.86" calcext:value-type="float">
            <text:p>33.86</text:p>
          </table:table-cell>
          <table:table-cell table:style-name="ce5" office:value-type="float" office:value="2.42" calcext:value-type="float">
            <text:p>2.42</text:p>
          </table:table-cell>
          <table:table-cell table:style-name="ce5" office:value-type="float" office:value="27.4539" calcext:value-type="float">
            <text:p>27.4539</text:p>
          </table:table-cell>
          <table:table-cell table:style-name="ce5" office:value-type="float" office:value="0.0869" calcext:value-type="float">
            <text:p>0.086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.0238" calcext:value-type="float">
            <text:p>2.0238</text:p>
          </table:table-cell>
          <table:table-cell table:style-name="ce5" office:value-type="float" office:value="30.86" calcext:value-type="float">
            <text:p>30.86</text:p>
          </table:table-cell>
          <table:table-cell table:style-name="ce5" office:value-type="float" office:value="1.3301" calcext:value-type="float">
            <text:p>1.3301</text:p>
          </table:table-cell>
          <table:table-cell table:number-columns-repeated="997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5" office:value-type="string" calcext:value-type="string">
            <text:p>PKS0531</text:p>
          </table:table-cell>
          <table:table-cell table:style-name="ce5" office:value-type="float" office:value="186.7617" calcext:value-type="float">
            <text:p>186.7617</text:p>
          </table:table-cell>
          <table:table-cell table:style-name="ce5" office:value-type="float" office:value="-7.1076" calcext:value-type="float">
            <text:p>-7.1076</text:p>
          </table:table-cell>
          <table:table-cell table:style-name="ce5" office:value-type="float" office:value="28.84" calcext:value-type="float">
            <text:p>28.84</text:p>
          </table:table-cell>
          <table:table-cell table:style-name="ce5" office:value-type="float" office:value="9.72" calcext:value-type="float">
            <text:p>9.72</text:p>
          </table:table-cell>
          <table:table-cell table:style-name="ce5" office:value-type="float" office:value="28.2709" calcext:value-type="float">
            <text:p>28.2709</text:p>
          </table:table-cell>
          <table:table-cell table:style-name="ce5" office:value-type="float" office:value="0.568" calcext:value-type="float">
            <text:p>0.568</text:p>
          </table:table-cell>
          <table:table-cell table:style-name="ce5" office:value-type="float" office:value="8.39" calcext:value-type="float">
            <text:p>8.39</text:p>
          </table:table-cell>
          <table:table-cell table:style-name="ce5" office:value-type="float" office:value="9.6105" calcext:value-type="float">
            <text:p>9.6105</text:p>
          </table:table-cell>
          <table:table-cell table:style-name="ce5" office:value-type="float" office:value="20.45" calcext:value-type="float">
            <text:p>20.45</text:p>
          </table:table-cell>
          <table:table-cell table:style-name="ce5" office:value-type="float" office:value="1.4837" calcext:value-type="float">
            <text:p>1.4837</text:p>
          </table:table-cell>
          <table:table-cell table:number-columns-repeated="997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5" office:value-type="string" calcext:value-type="string">
            <text:p>4C16.09</text:p>
          </table:table-cell>
          <table:table-cell table:style-name="ce5" office:value-type="float" office:value="166.6357" calcext:value-type="float">
            <text:p>166.6357</text:p>
          </table:table-cell>
          <table:table-cell table:style-name="ce5" office:value-type="float" office:value="-33.5959" calcext:value-type="float">
            <text:p>-33.5959</text:p>
          </table:table-cell>
          <table:table-cell table:style-name="ce5" office:value-type="float" office:value="12.1" calcext:value-type="float">
            <text:p>12.1</text:p>
          </table:table-cell>
          <table:table-cell table:style-name="ce5" office:value-type="float" office:value="1.13" calcext:value-type="float">
            <text:p>1.13</text:p>
          </table:table-cell>
          <table:table-cell table:style-name="ce5" office:value-type="float" office:value="11.3604" calcext:value-type="float">
            <text:p>11.3604</text:p>
          </table:table-cell>
          <table:table-cell table:style-name="ce5" office:value-type="float" office:value="0.2969" calcext:value-type="float">
            <text:p>0.2969</text:p>
          </table:table-cell>
          <table:table-cell table:style-name="ce5" office:value-type="float" office:value="3.27" calcext:value-type="float">
            <text:p>3.27</text:p>
          </table:table-cell>
          <table:table-cell table:style-name="ce5" office:value-type="float" office:value="1.1038" calcext:value-type="float">
            <text:p>1.1038</text:p>
          </table:table-cell>
          <table:table-cell table:style-name="ce5" office:value-type="float" office:value="8.83" calcext:value-type="float">
            <text:p>8.83</text:p>
          </table:table-cell>
          <table:table-cell table:style-name="ce5" office:value-type="float" office:value="0.2449" calcext:value-type="float">
            <text:p>0.2449</text:p>
          </table:table-cell>
          <table:table-cell table:number-columns-repeated="997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5" office:value-type="string" calcext:value-type="string">
            <text:p>3C48</text:p>
          </table:table-cell>
          <table:table-cell table:style-name="ce5" office:value-type="float" office:value="133.9626" calcext:value-type="float">
            <text:p>133.9626</text:p>
          </table:table-cell>
          <table:table-cell table:style-name="ce5" office:value-type="float" office:value="-28.7194" calcext:value-type="float">
            <text:p>-28.7194</text:p>
          </table:table-cell>
          <table:table-cell table:style-name="ce5" office:value-type="float" office:value="4.95" calcext:value-type="float">
            <text:p>4.95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5.121" calcext:value-type="float">
            <text:p>5.121</text:p>
          </table:table-cell>
          <table:table-cell table:style-name="ce5" office:value-type="float" office:value="0.1622" calcext:value-type="float">
            <text:p>0.1622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3565" calcext:value-type="float">
            <text:p>0.3565</text:p>
          </table:table-cell>
          <table:table-cell table:style-name="ce5" office:value-type="float" office:value="4.25" calcext:value-type="float">
            <text:p>4.25</text:p>
          </table:table-cell>
          <table:table-cell table:style-name="ce5" office:value-type="float" office:value="0.194" calcext:value-type="float">
            <text:p>0.194</text:p>
          </table:table-cell>
          <table:table-cell table:number-columns-repeated="997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5" office:value-type="string" calcext:value-type="string">
            <text:p>3C327.1</text:p>
          </table:table-cell>
          <table:table-cell table:style-name="ce5" office:value-type="float" office:value="12.1821" calcext:value-type="float">
            <text:p>12.1821</text:p>
          </table:table-cell>
          <table:table-cell table:style-name="ce5" office:value-type="float" office:value="37.0047" calcext:value-type="float">
            <text:p>37.0047</text:p>
          </table:table-cell>
          <table:table-cell table:style-name="ce5" office:value-type="float" office:value="8.72" calcext:value-type="float">
            <text:p>8.72</text:p>
          </table:table-cell>
          <table:table-cell table:style-name="ce5" office:value-type="float" office:value="1.18" calcext:value-type="float">
            <text:p>1.18</text:p>
          </table:table-cell>
          <table:table-cell table:style-name="ce5" office:value-type="float" office:value="8.2786" calcext:value-type="float">
            <text:p>8.2786</text:p>
          </table:table-cell>
          <table:table-cell table:style-name="ce5" office:value-type="float" office:value="0.1716" calcext:value-type="float">
            <text:p>0.1716</text:p>
          </table:table-cell>
          <table:table-cell table:style-name="ce5" office:value-type="float" office:value="1.76" calcext:value-type="float">
            <text:p>1.76</text:p>
          </table:table-cell>
          <table:table-cell table:style-name="ce5" office:value-type="float" office:value="1.1704" calcext:value-type="float">
            <text:p>1.1704</text:p>
          </table:table-cell>
          <table:table-cell table:style-name="ce5" office:value-type="float" office:value="6.96" calcext:value-type="float">
            <text:p>6.96</text:p>
          </table:table-cell>
          <table:table-cell table:style-name="ce5" office:value-type="float" office:value="0.1069" calcext:value-type="float">
            <text:p>0.1069</text:p>
          </table:table-cell>
          <table:table-cell table:number-columns-repeated="997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5" office:value-type="string" calcext:value-type="string">
            <text:p>3C147</text:p>
          </table:table-cell>
          <table:table-cell table:style-name="ce5" office:value-type="float" office:value="161.6864" calcext:value-type="float">
            <text:p>161.6864</text:p>
          </table:table-cell>
          <table:table-cell table:style-name="ce5" office:value-type="float" office:value="10.2984" calcext:value-type="float">
            <text:p>10.2984</text:p>
          </table:table-cell>
          <table:table-cell table:style-name="ce5" office:value-type="float" office:value="20.59" calcext:value-type="float">
            <text:p>20.59</text:p>
          </table:table-cell>
          <table:table-cell table:style-name="ce5" office:value-type="float" office:value="1.95" calcext:value-type="float">
            <text:p>1.95</text:p>
          </table:table-cell>
          <table:table-cell table:style-name="ce5" office:value-type="float" office:value="19.1262" calcext:value-type="float">
            <text:p>19.1262</text:p>
          </table:table-cell>
          <table:table-cell table:style-name="ce5" office:value-type="float" office:value="0.2988" calcext:value-type="float">
            <text:p>0.2988</text:p>
          </table:table-cell>
          <table:table-cell table:style-name="ce5" office:value-type="float" office:value="7.44" calcext:value-type="float">
            <text:p>7.44</text:p>
          </table:table-cell>
          <table:table-cell table:style-name="ce5" office:value-type="float" office:value="1.7891" calcext:value-type="float">
            <text:p>1.7891</text:p>
          </table:table-cell>
          <table:table-cell table:style-name="ce5" office:value-type="float" office:value="13.15" calcext:value-type="float">
            <text:p>13.15</text:p>
          </table:table-cell>
          <table:table-cell table:style-name="ce5" office:value-type="float" office:value="0.7815" calcext:value-type="float">
            <text:p>0.7815</text:p>
          </table:table-cell>
          <table:table-cell table:number-columns-repeated="997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5" office:value-type="string" calcext:value-type="string">
            <text:p>3C459</text:p>
          </table:table-cell>
          <table:table-cell table:style-name="ce5" office:value-type="float" office:value="83.0397" calcext:value-type="float">
            <text:p>83.0397</text:p>
          </table:table-cell>
          <table:table-cell table:style-name="ce5" office:value-type="float" office:value="-51.285" calcext:value-type="float">
            <text:p>-51.285</text:p>
          </table:table-cell>
          <table:table-cell table:style-name="ce5" office:value-type="float" office:value="6.29" calcext:value-type="float">
            <text:p>6.29</text:p>
          </table:table-cell>
          <table:table-cell table:style-name="ce5" office:value-type="float" office:value="0.49" calcext:value-type="float">
            <text:p>0.49</text:p>
          </table:table-cell>
          <table:table-cell table:style-name="ce5" office:value-type="float" office:value="6.437" calcext:value-type="float">
            <text:p>6.437</text:p>
          </table:table-cell>
          <table:table-cell table:style-name="ce5" office:value-type="float" office:value="0.2624" calcext:value-type="float">
            <text:p>0.2624</text:p>
          </table:table-cell>
          <table:table-cell table:style-name="ce5" office:value-type="float" office:value="1.17" calcext:value-type="float">
            <text:p>1.17</text:p>
          </table:table-cell>
          <table:table-cell table:style-name="ce5" office:value-type="float" office:value="0.4928" calcext:value-type="float">
            <text:p>0.4928</text:p>
          </table:table-cell>
          <table:table-cell table:style-name="ce5" office:value-type="float" office:value="5.12" calcext:value-type="float">
            <text:p>5.12</text:p>
          </table:table-cell>
          <table:table-cell table:style-name="ce5" office:value-type="float" office:value="0.0409" calcext:value-type="float">
            <text:p>0.0409</text:p>
          </table:table-cell>
          <table:table-cell table:number-columns-repeated="997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5" office:value-type="string" calcext:value-type="string">
            <text:p>3C345</text:p>
          </table:table-cell>
          <table:table-cell table:style-name="ce5" office:value-type="float" office:value="63.455" calcext:value-type="float">
            <text:p>63.455</text:p>
          </table:table-cell>
          <table:table-cell table:style-name="ce5" office:value-type="float" office:value="40.9489" calcext:value-type="float">
            <text:p>40.9489</text:p>
          </table:table-cell>
          <table:table-cell table:style-name="ce5" office:value-type="float" office:value="1.01" calcext:value-type="float">
            <text:p>1.01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1.0397" calcext:value-type="float">
            <text:p>1.0397</text:p>
          </table:table-cell>
          <table:table-cell table:style-name="ce5" office:value-type="float" office:value="0.0205" calcext:value-type="float">
            <text:p>0.020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002" calcext:value-type="float">
            <text:p>0.0002</text:p>
          </table:table-cell>
          <table:table-cell table:style-name="ce5" office:value-type="float" office:value="1.01" calcext:value-type="float">
            <text:p>1.01</text:p>
          </table:table-cell>
          <table:table-cell table:style-name="ce5" office:value-type="float" office:value="0.1285" calcext:value-type="float">
            <text:p>0.1285</text:p>
          </table:table-cell>
          <table:table-cell table:number-columns-repeated="997"/>
        </table:table-row>
        <table:table-row table:style-name="ro2" table:number-rows-repeated="1048478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old_hi_data" table:style-name="ta1">
        <table:table-column table:style-name="co66" table:default-cell-style-name="ce1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" table:number-columns-repeated="2" table:default-cell-style-name="ce1"/>
        <table:table-column table:style-name="co7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67" table:number-columns-repeated="2" table:default-cell-style-name="ce17"/>
        <table:table-column table:style-name="co21" table:default-cell-style-name="ce17"/>
        <table:table-column table:style-name="co2" table:number-columns-repeated="2" table:default-cell-style-name="Default"/>
        <table:table-row table:style-name="ro1">
          <table:table-cell table:number-columns-repeated="4"/>
          <table:table-cell table:style-name="ce8"/>
          <table:table-cell table:style-name="ce9"/>
          <table:table-cell table:style-name="ce10" office:value-type="string" calcext:value-type="string">
            <text:p>Summary HI</text:p>
          </table:table-cell>
          <table:table-cell table:number-columns-repeated="9"/>
          <table:table-cell table:style-name="ce14" office:value-type="string" calcext:value-type="string">
            <text:p>No CO &amp; no OH:</text:p>
          </table:table-cell>
          <table:table-cell table:number-columns-repeated="3"/>
          <table:table-cell table:style-name="ce15" office:value-type="string" calcext:value-type="string">
            <text:p>OK src:</text:p>
          </table:table-cell>
          <table:table-cell/>
          <table:table-cell table:style-name="Default" office:value-type="string" calcext:value-type="string">
            <text:p>OH detection limit:</text:p>
          </table:table-cell>
          <table:table-cell table:style-name="Default"/>
          <table:table-cell table:style-name="Default" office:value-type="string" calcext:value-type="string">
            <text:p>Low-N(HI):</text:p>
          </table:table-cell>
          <table:table-cell table:number-columns-repeated="7"/>
        </table:table-row>
        <table:table-row table:style-name="ro2">
          <table:table-cell table:number-columns-repeated="16"/>
          <table:table-cell table:formula="of:=COUNTIF([.Y5:.Y97]; &quot;=1&quot;)" office:value-type="float" office:value="22" calcext:value-type="float">
            <text:p>22</text:p>
          </table:table-cell>
          <table:table-cell table:number-columns-repeated="3"/>
          <table:table-cell table:style-name="Default" table:formula="of:=COUNTIF([.AC5:.AC97];&quot;=1&quot;)" office:value-type="float" office:value="36" calcext:value-type="float">
            <text:p>36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table:number-columns-repeated="32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(HI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N*(HI)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CNM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WNM</text:p>
          </table:table-cell>
          <table:table-cell table:style-name="ce4" office:value-type="string" calcext:value-type="string">
            <text:p>er</text:p>
          </table:table-cell>
          <table:table-cell table:style-name="ce11" office:value-type="string" calcext:value-type="string">
            <text:p>E(B-V)SF2011</text:p>
          </table:table-cell>
          <table:table-cell table:style-name="ce11" office:value-type="string" calcext:value-type="string">
            <text:p>Er</text:p>
          </table:table-cell>
          <table:table-cell table:style-name="ce11" office:value-type="string" calcext:value-type="string">
            <text:p>Av</text:p>
          </table:table-cell>
          <table:table-cell table:style-name="ce12" office:value-type="string" calcext:value-type="string">
            <text:p>MS</text:p>
          </table:table-cell>
          <table:table-cell table:style-name="ce12" office:value-type="string" calcext:value-type="string">
            <text:p>SPONGE</text:p>
          </table:table-cell>
          <table:table-cell table:style-name="ce12" office:value-type="string" calcext:value-type="string">
            <text:p>HI</text:p>
          </table:table-cell>
          <table:table-cell table:style-name="ce12" office:value-type="string" calcext:value-type="string">
            <text:p>CO</text:p>
          </table:table-cell>
          <table:table-cell table:style-name="ce12" office:value-type="string" calcext:value-type="string">
            <text:p>OH</text:p>
          </table:table-cell>
          <table:table-cell table:style-name="ce16" office:value-type="string" calcext:value-type="string">
            <text:p>TauSig(1665)</text:p>
          </table:table-cell>
          <table:table-cell table:style-name="ce16" office:value-type="string" calcext:value-type="string">
            <text:p>TauSig1667</text:p>
          </table:table-cell>
          <table:table-cell table:style-name="ce12" office:value-type="string" calcext:value-type="string">
            <text:p>Low N(HI)(&lt;1e20)</text:p>
          </table:table-cell>
          <table:table-cell table:style-name="ce12" office:value-type="string" calcext:value-type="string">
            <text:p>Low N(HI)(&lt;3e20)</text:p>
          </table:table-cell>
          <table:table-cell table:style-name="ce12" office:value-type="string" calcext:value-type="string">
            <text:p>no Mol</text:p>
          </table:table-cell>
          <table:table-cell table:style-name="ce12" office:value-type="string" calcext:value-type="string">
            <text:p>cat1</text:p>
          </table:table-cell>
          <table:table-cell table:style-name="ce12" office:value-type="string" calcext:value-type="string">
            <text:p>cat2</text:p>
          </table:table-cell>
          <table:table-cell table:style-name="ce12" office:value-type="string" calcext:value-type="string">
            <text:p>cat3</text:p>
          </table:table-cell>
          <table:table-cell table:style-name="ce12" office:value-type="string" calcext:value-type="string">
            <text:p>OK?</text:p>
          </table:table-cell>
          <table:table-cell table:style-name="ce12" office:value-type="string" calcext:value-type="string">
            <text:p>Note:</text:p>
          </table:table-cell>
          <table:table-cell/>
          <table:table-cell office:value-type="string" calcext:value-type="string">
            <text:p>Cat1: No OH&amp;CO detection, sigmaOH67&lt;0.004: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C33</text:p>
          </table:table-cell>
          <table:table-cell table:style-name="ce5" office:value-type="float" office:value="129.4481" calcext:value-type="float">
            <text:p>129.4481</text:p>
          </table:table-cell>
          <table:table-cell table:style-name="ce5" office:value-type="float" office:value="-49.3244" calcext:value-type="float">
            <text:p>-49.3244</text:p>
          </table:table-cell>
          <table:table-cell table:style-name="ce5" office:value-type="float" office:value="3.51" calcext:value-type="float">
            <text:p>3.51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5694" calcext:value-type="float">
            <text:p>3.5694</text:p>
          </table:table-cell>
          <table:table-cell table:style-name="ce5" office:value-type="float" office:value="0.0918" calcext:value-type="float">
            <text:p>0.0918</text:p>
          </table:table-cell>
          <table:table-cell table:style-name="ce5" office:value-type="float" office:value="2.07" calcext:value-type="float">
            <text:p>2.07</text:p>
          </table:table-cell>
          <table:table-cell table:style-name="ce5" office:value-type="float" office:value="0.0348" calcext:value-type="float">
            <text:p>0.0348</text:p>
          </table:table-cell>
          <table:table-cell table:style-name="ce5" office:value-type="float" office:value="1.44" calcext:value-type="float">
            <text:p>1.44</text:p>
          </table:table-cell>
          <table:table-cell table:style-name="ce5" office:value-type="float" office:value="0.047" calcext:value-type="float">
            <text:p>0.047</text:p>
          </table:table-cell>
          <table:table-cell table:style-name="ce5" office:value-type="float" office:value="0.0231" calcext:value-type="float">
            <text:p>0.0231</text:p>
          </table:table-cell>
          <table:table-cell table:style-name="ce5" office:value-type="float" office:value="0.0017" calcext:value-type="float">
            <text:p>0.0017</text:p>
          </table:table-cell>
          <table:table-cell table:style-name="ce5" office:value-type="float" office:value="0.0722" calcext:value-type="float">
            <text:p>0.07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139182" calcext:value-type="float">
            <text:p>0.00139182</text:p>
          </table:table-cell>
          <table:table-cell table:style-name="ce3" office:value-type="float" office:value="0.00121437" calcext:value-type="float">
            <text:p>0.00121437</text:p>
          </table:table-cell>
          <table:table-cell table:style-name="ce13" table:formula="of:=IF([.E5]&lt;1;&quot;1&quot;;&quot;0&quot;)" office:value-type="string" office:string-value="0" calcext:value-type="string">
            <text:p>0</text:p>
          </table:table-cell>
          <table:table-cell table:style-name="ce18" table:formula="of:=IF([.E5]&lt;3;&quot;1&quot;;&quot;0&quot;)" office:value-type="string" office:string-value="0" calcext:value-type="string">
            <text:p>0</text:p>
          </table:table-cell>
          <table:table-cell table:style-name="ce13" table:formula="of:=IF(AND([.S5]=0;[.T5]=0);&quot;1&quot;; &quot;0&quot;)" office:value-type="string" office:string-value="1" calcext:value-type="string">
            <text:p>1</text:p>
          </table:table-cell>
          <table:table-cell table:style-name="ce13" table:formula="of:=IF(AND([.S5]=0;[.T5]=0);&quot;1&quot;; &quot;0&quot;)" office:value-type="string" office:string-value="1" calcext:value-type="string">
            <text:p>1</text:p>
          </table:table-cell>
          <table:table-cell table:style-name="ce13" table:formula="of:=IF(AND([.S5]=-1;[.T5]=0; [.V5]&lt;[.$W$2]; [.B5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5]&lt;[.$Y$2]);&quot;1&quot;; &quot;0&quot;)" office:value-type="string" office:string-value="0" calcext:value-type="string">
            <text:p>0</text:p>
          </table:table-cell>
          <table:table-cell table:style-name="ce20" table:formula="of:=IF(OR([.Z5]=&quot;1&quot;; [.AB5]=&quot;1&quot;);&quot;1&quot;;&quot;0&quot;)" office:value-type="string" office:string-value="1" calcext:value-type="string">
            <text:p>1</text:p>
          </table:table-cell>
          <table:table-cell table:style-name="ce13"/>
          <table:table-cell/>
          <table:table-cell table:formula="of:=COUNTIF([.Z5:.Z97]; &quot;=1&quot;)" office:value-type="float" office:value="22" calcext:value-type="float">
            <text:p>22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3C18</text:p>
          </table:table-cell>
          <table:table-cell table:style-name="ce5" office:value-type="float" office:value="118.6218" calcext:value-type="float">
            <text:p>118.6218</text:p>
          </table:table-cell>
          <table:table-cell table:style-name="ce5" office:value-type="float" office:value="-52.7266" calcext:value-type="float">
            <text:p>-52.7266</text:p>
          </table:table-cell>
          <table:table-cell table:style-name="ce5" office:value-type="float" office:value="7.57" calcext:value-type="float">
            <text:p>7.57</text:p>
          </table:table-cell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6.5432" calcext:value-type="float">
            <text:p>6.5432</text:p>
          </table:table-cell>
          <table:table-cell table:style-name="ce5" office:value-type="float" office:value="0.0711" calcext:value-type="float">
            <text:p>0.0711</text:p>
          </table:table-cell>
          <table:table-cell table:style-name="ce5" office:value-type="float" office:value="6.62" calcext:value-type="float">
            <text:p>6.62</text:p>
          </table:table-cell>
          <table:table-cell table:style-name="ce5" office:value-type="float" office:value="1.196" calcext:value-type="float">
            <text:p>1.196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0714" calcext:value-type="float">
            <text:p>0.0714</text:p>
          </table:table-cell>
          <table:table-cell table:style-name="ce5" office:value-type="float" office:value="0.1395" calcext:value-type="float">
            <text:p>0.1395</text:p>
          </table:table-cell>
          <table:table-cell table:style-name="ce5" office:value-type="float" office:value="0.0175" calcext:value-type="float">
            <text:p>0.0175</text:p>
          </table:table-cell>
          <table:table-cell table:style-name="ce5" office:value-type="float" office:value="0.4244" calcext:value-type="float">
            <text:p>0.424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3" office:value-type="float" office:value="0.000761024" calcext:value-type="float">
            <text:p>0.000761024</text:p>
          </table:table-cell>
          <table:table-cell table:style-name="ce3" office:value-type="float" office:value="0.000771895" calcext:value-type="float">
            <text:p>0.000771895</text:p>
          </table:table-cell>
          <table:table-cell table:style-name="ce13" table:formula="of:=IF([.E6]&lt;1;&quot;1&quot;;&quot;0&quot;)" office:value-type="string" office:string-value="0" calcext:value-type="string">
            <text:p>0</text:p>
          </table:table-cell>
          <table:table-cell table:style-name="ce13" table:formula="of:=IF([.E6]&lt;3;&quot;1&quot;;&quot;0&quot;)" office:value-type="string" office:string-value="0" calcext:value-type="string">
            <text:p>0</text:p>
          </table:table-cell>
          <table:table-cell table:style-name="ce13" table:formula="of:=IF(AND([.S6]=0;[.T6]=0);&quot;1&quot;; &quot;0&quot;)" office:value-type="string" office:string-value="0" calcext:value-type="string">
            <text:p>0</text:p>
          </table:table-cell>
          <table:table-cell table:style-name="ce13" table:formula="of:=IF(AND([.S6]=0;[.T6]=0);&quot;1&quot;; &quot;0&quot;)" office:value-type="string" office:string-value="0" calcext:value-type="string">
            <text:p>0</text:p>
          </table:table-cell>
          <table:table-cell table:style-name="ce13" table:formula="of:=IF(AND([.S6]=-1;[.T6]=0; [.V6]&lt;[.$W$2]; [.B6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6]&lt;[.$Y$2]);&quot;1&quot;; &quot;0&quot;)" office:value-type="string" office:string-value="0" calcext:value-type="string">
            <text:p>0</text:p>
          </table:table-cell>
          <table:table-cell table:style-name="ce20" table:formula="of:=IF(OR([.Z6]=&quot;1&quot;; [.AB6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3C141.0</text:p>
          </table:table-cell>
          <table:table-cell table:style-name="ce5" office:value-type="float" office:value="174.5324" calcext:value-type="float">
            <text:p>174.5324</text:p>
          </table:table-cell>
          <table:table-cell table:style-name="ce5" office:value-type="float" office:value="-1.3112" calcext:value-type="float">
            <text:p>-1.3112</text:p>
          </table:table-cell>
          <table:table-cell table:style-name="ce5" office:value-type="float" office:value="66.6" calcext:value-type="float">
            <text:p>66.6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51.701" calcext:value-type="float">
            <text:p>51.701</text:p>
          </table:table-cell>
          <table:table-cell table:style-name="ce5" office:value-type="float" office:value="0.8222" calcext:value-type="float">
            <text:p>0.8222</text:p>
          </table:table-cell>
          <table:table-cell table:style-name="ce5" office:value-type="float" office:value="29.88" calcext:value-type="float">
            <text:p>29.88</text:p>
          </table:table-cell>
          <table:table-cell table:style-name="ce5" office:value-type="float" office:value="1.6038" calcext:value-type="float">
            <text:p>1.6038</text:p>
          </table:table-cell>
          <table:table-cell table:style-name="ce5" office:value-type="float" office:value="36.72" calcext:value-type="float">
            <text:p>36.72</text:p>
          </table:table-cell>
          <table:table-cell table:style-name="ce5" office:value-type="float" office:value="1.0634" calcext:value-type="float">
            <text:p>1.0634</text:p>
          </table:table-cell>
          <table:table-cell table:style-name="ce5" office:value-type="float" office:value="0.537" calcext:value-type="float">
            <text:p>0.537</text:p>
          </table:table-cell>
          <table:table-cell table:style-name="ce5" office:value-type="float" office:value="0.0212" calcext:value-type="float">
            <text:p>0.0212</text:p>
          </table:table-cell>
          <table:table-cell table:style-name="ce5" office:value-type="float" office:value="1.7177" calcext:value-type="float">
            <text:p>1.71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545017" calcext:value-type="float">
            <text:p>0.00545017</text:p>
          </table:table-cell>
          <table:table-cell table:style-name="ce3" office:value-type="float" office:value="0.00526832" calcext:value-type="float">
            <text:p>0.00526832</text:p>
          </table:table-cell>
          <table:table-cell table:style-name="ce13" table:formula="of:=IF([.E7]&lt;1;&quot;1&quot;;&quot;0&quot;)" office:value-type="string" office:string-value="0" calcext:value-type="string">
            <text:p>0</text:p>
          </table:table-cell>
          <table:table-cell table:style-name="ce13" table:formula="of:=IF([.E7]&lt;3;&quot;1&quot;;&quot;0&quot;)" office:value-type="string" office:string-value="0" calcext:value-type="string">
            <text:p>0</text:p>
          </table:table-cell>
          <table:table-cell table:style-name="ce13" table:formula="of:=IF(AND([.S7]=0;[.T7]=0);&quot;1&quot;; &quot;0&quot;)" office:value-type="string" office:string-value="0" calcext:value-type="string">
            <text:p>0</text:p>
          </table:table-cell>
          <table:table-cell table:style-name="ce13" table:formula="of:=IF(AND([.S7]=0;[.T7]=0);&quot;1&quot;; &quot;0&quot;)" office:value-type="string" office:string-value="0" calcext:value-type="string">
            <text:p>0</text:p>
          </table:table-cell>
          <table:table-cell table:style-name="ce13" table:formula="of:=IF(AND([.S7]=-1;[.T7]=0; [.V7]&lt;[.$W$2]; [.B7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7]&lt;[.$Y$2]);&quot;1&quot;; &quot;0&quot;)" office:value-type="string" office:string-value="0" calcext:value-type="string">
            <text:p>0</text:p>
          </table:table-cell>
          <table:table-cell table:style-name="ce20" table:formula="of:=IF(OR([.Z7]=&quot;1&quot;; [.AB7]=&quot;1&quot;);&quot;1&quot;;&quot;0&quot;)" office:value-type="string" office:string-value="0" calcext:value-type="string">
            <text:p>0</text:p>
          </table:table-cell>
          <table:table-cell table:style-name="ce13"/>
          <table:table-cell/>
          <table:table-cell office:value-type="string" calcext:value-type="string">
            <text:p>Cat2: No CO data; No OH, sigmaOH67&lt;0.004: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3C142.1</text:p>
          </table:table-cell>
          <table:table-cell table:style-name="ce5" office:value-type="float" office:value="197.6157" calcext:value-type="float">
            <text:p>197.6157</text:p>
          </table:table-cell>
          <table:table-cell table:style-name="ce5" office:value-type="float" office:value="-14.5115" calcext:value-type="float">
            <text:p>-14.5115</text:p>
          </table:table-cell>
          <table:table-cell table:style-name="ce5" office:value-type="float" office:value="27.76" calcext:value-type="float">
            <text:p>27.76</text:p>
          </table:table-cell>
          <table:table-cell table:style-name="ce5" office:value-type="float" office:value="2.92" calcext:value-type="float">
            <text:p>2.92</text:p>
          </table:table-cell>
          <table:table-cell table:style-name="ce5" office:value-type="float" office:value="21.7737" calcext:value-type="float">
            <text:p>21.7737</text:p>
          </table:table-cell>
          <table:table-cell table:style-name="ce5" office:value-type="float" office:value="0.9385" calcext:value-type="float">
            <text:p>0.9385</text:p>
          </table:table-cell>
          <table:table-cell table:style-name="ce5" office:value-type="float" office:value="10.24" calcext:value-type="float">
            <text:p>10.24</text:p>
          </table:table-cell>
          <table:table-cell table:style-name="ce5" office:value-type="float" office:value="2.8403" calcext:value-type="float">
            <text:p>2.8403</text:p>
          </table:table-cell>
          <table:table-cell table:style-name="ce5" office:value-type="float" office:value="17.52" calcext:value-type="float">
            <text:p>17.52</text:p>
          </table:table-cell>
          <table:table-cell table:style-name="ce5" office:value-type="float" office:value="0.6724" calcext:value-type="float">
            <text:p>0.6724</text:p>
          </table:table-cell>
          <table:table-cell table:style-name="ce5" office:value-type="float" office:value="0.2816" calcext:value-type="float">
            <text:p>0.2816</text:p>
          </table:table-cell>
          <table:table-cell table:style-name="ce5" office:value-type="float" office:value="0.0145" calcext:value-type="float">
            <text:p>0.0145</text:p>
          </table:table-cell>
          <table:table-cell table:style-name="ce5" office:value-type="float" office:value="0.8998" calcext:value-type="float">
            <text:p>0.899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0947931" calcext:value-type="float">
            <text:p>0.000947931</text:p>
          </table:table-cell>
          <table:table-cell table:style-name="ce3" office:value-type="float" office:value="0.00105504" calcext:value-type="float">
            <text:p>0.00105504</text:p>
          </table:table-cell>
          <table:table-cell table:style-name="ce13" table:formula="of:=IF([.E8]&lt;1;&quot;1&quot;;&quot;0&quot;)" office:value-type="string" office:string-value="0" calcext:value-type="string">
            <text:p>0</text:p>
          </table:table-cell>
          <table:table-cell table:style-name="ce13" table:formula="of:=IF([.E8]&lt;3;&quot;1&quot;;&quot;0&quot;)" office:value-type="string" office:string-value="0" calcext:value-type="string">
            <text:p>0</text:p>
          </table:table-cell>
          <table:table-cell table:style-name="ce13" table:formula="of:=IF(AND([.S8]=0;[.T8]=0);&quot;1&quot;; &quot;0&quot;)" office:value-type="string" office:string-value="1" calcext:value-type="string">
            <text:p>1</text:p>
          </table:table-cell>
          <table:table-cell table:style-name="ce13" table:formula="of:=IF(AND([.S8]=0;[.T8]=0);&quot;1&quot;; &quot;0&quot;)" office:value-type="string" office:string-value="1" calcext:value-type="string">
            <text:p>1</text:p>
          </table:table-cell>
          <table:table-cell table:style-name="ce13" table:formula="of:=IF(AND([.S8]=-1;[.T8]=0; [.V8]&lt;[.$W$2]; [.B8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8]&lt;[.$Y$2]);&quot;1&quot;; &quot;0&quot;)" office:value-type="string" office:string-value="0" calcext:value-type="string">
            <text:p>0</text:p>
          </table:table-cell>
          <table:table-cell table:style-name="ce20" table:formula="of:=IF(OR([.Z8]=&quot;1&quot;; [.AB8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21"/>
          <table:table-cell table:formula="of:=COUNTIF([.AA5:.AA97];&quot;=1&quot;)" office:value-type="float" office:value="30" calcext:value-type="float">
            <text:p>30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3C138</text:p>
          </table:table-cell>
          <table:table-cell table:style-name="ce5" office:value-type="float" office:value="187.405" calcext:value-type="float">
            <text:p>187.405</text:p>
          </table:table-cell>
          <table:table-cell table:style-name="ce5" office:value-type="float" office:value="-11.3434" calcext:value-type="float">
            <text:p>-11.3434</text:p>
          </table:table-cell>
          <table:table-cell table:style-name="ce5" office:value-type="float" office:value="26.43" calcext:value-type="float">
            <text:p>26.43</text:p>
          </table:table-cell>
          <table:table-cell table:style-name="ce5" office:value-type="float" office:value="2.89" calcext:value-type="float">
            <text:p>2.89</text:p>
          </table:table-cell>
          <table:table-cell table:style-name="ce5" office:value-type="float" office:value="21.7788" calcext:value-type="float">
            <text:p>21.7788</text:p>
          </table:table-cell>
          <table:table-cell table:style-name="ce5" office:value-type="float" office:value="0.3457" calcext:value-type="float">
            <text:p>0.3457</text:p>
          </table:table-cell>
          <table:table-cell table:style-name="ce5" office:value-type="float" office:value="6.01" calcext:value-type="float">
            <text:p>6.01</text:p>
          </table:table-cell>
          <table:table-cell table:style-name="ce5" office:value-type="float" office:value="2.8343" calcext:value-type="float">
            <text:p>2.8343</text:p>
          </table:table-cell>
          <table:table-cell table:style-name="ce5" office:value-type="float" office:value="20.42" calcext:value-type="float">
            <text:p>20.42</text:p>
          </table:table-cell>
          <table:table-cell table:style-name="ce5" office:value-type="float" office:value="0.5825" calcext:value-type="float">
            <text:p>0.5825</text:p>
          </table:table-cell>
          <table:table-cell table:style-name="ce5" office:value-type="float" office:value="0.2537" calcext:value-type="float">
            <text:p>0.2537</text:p>
          </table:table-cell>
          <table:table-cell table:style-name="ce5" office:value-type="float" office:value="0.0171" calcext:value-type="float">
            <text:p>0.0171</text:p>
          </table:table-cell>
          <table:table-cell table:style-name="ce5" office:value-type="float" office:value="0.7798" calcext:value-type="float">
            <text:p>0.7798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0457871" calcext:value-type="float">
            <text:p>0.000457871</text:p>
          </table:table-cell>
          <table:table-cell table:style-name="ce3" office:value-type="float" office:value="0.000502496" calcext:value-type="float">
            <text:p>0.000502496</text:p>
          </table:table-cell>
          <table:table-cell table:style-name="ce13" table:formula="of:=IF([.E9]&lt;1;&quot;1&quot;;&quot;0&quot;)" office:value-type="string" office:string-value="0" calcext:value-type="string">
            <text:p>0</text:p>
          </table:table-cell>
          <table:table-cell table:style-name="ce13" table:formula="of:=IF([.E9]&lt;3;&quot;1&quot;;&quot;0&quot;)" office:value-type="string" office:string-value="0" calcext:value-type="string">
            <text:p>0</text:p>
          </table:table-cell>
          <table:table-cell table:style-name="ce13" table:formula="of:=IF(AND([.S9]=0;[.T9]=0);&quot;1&quot;; &quot;0&quot;)" office:value-type="string" office:string-value="1" calcext:value-type="string">
            <text:p>1</text:p>
          </table:table-cell>
          <table:table-cell table:style-name="ce13" table:formula="of:=IF(AND([.S9]=0;[.T9]=0);&quot;1&quot;; &quot;0&quot;)" office:value-type="string" office:string-value="1" calcext:value-type="string">
            <text:p>1</text:p>
          </table:table-cell>
          <table:table-cell table:style-name="ce13" table:formula="of:=IF(AND([.S9]=-1;[.T9]=0; [.V9]&lt;[.$W$2]; [.B9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9]&lt;[.$Y$2]);&quot;1&quot;; &quot;0&quot;)" office:value-type="string" office:string-value="0" calcext:value-type="string">
            <text:p>0</text:p>
          </table:table-cell>
          <table:table-cell table:style-name="ce20" table:formula="of:=IF(OR([.Z9]=&quot;1&quot;; [.AB9]=&quot;1&quot;);&quot;1&quot;;&quot;0&quot;)" office:value-type="string" office:string-value="1" calcext:value-type="string">
            <text:p>1</text:p>
          </table:table-cell>
          <table:table-cell table:style-name="ce13"/>
          <table:table-cell table:style-name="ce22"/>
          <table:table-cell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3C75-2</text:p>
          </table:table-cell>
          <table:table-cell table:style-name="ce5" office:value-type="float" office:value="170.2958" calcext:value-type="float">
            <text:p>170.2958</text:p>
          </table:table-cell>
          <table:table-cell table:style-name="ce5" office:value-type="float" office:value="-44.9192" calcext:value-type="float">
            <text:p>-44.9192</text:p>
          </table:table-cell>
          <table:table-cell table:style-name="ce5" office:value-type="float" office:value="10.4" calcext:value-type="float">
            <text:p>10.4</text:p>
          </table:table-cell>
          <table:table-cell table:style-name="ce5" office:value-type="float" office:value="0.28" calcext:value-type="float">
            <text:p>0.28</text:p>
          </table:table-cell>
          <table:table-cell table:style-name="ce5" office:value-type="float" office:value="9.8332" calcext:value-type="float">
            <text:p>9.8332</text:p>
          </table:table-cell>
          <table:table-cell table:style-name="ce5" office:value-type="float" office:value="1.0891" calcext:value-type="float">
            <text:p>1.0891</text:p>
          </table:table-cell>
          <table:table-cell table:style-name="ce5" office:value-type="float" office:value="2.7" calcext:value-type="float">
            <text:p>2.7</text:p>
          </table:table-cell>
          <table:table-cell table:style-name="ce5" office:value-type="float" office:value="0.2317" calcext:value-type="float">
            <text:p>0.2317</text:p>
          </table:table-cell>
          <table:table-cell table:style-name="ce5" office:value-type="float" office:value="7.7" calcext:value-type="float">
            <text:p>7.7</text:p>
          </table:table-cell>
          <table:table-cell table:style-name="ce5" office:value-type="float" office:value="0.1499" calcext:value-type="float">
            <text:p>0.1499</text:p>
          </table:table-cell>
          <table:table-cell table:style-name="ce5" office:value-type="float" office:value="0.1543" calcext:value-type="float">
            <text:p>0.1543</text:p>
          </table:table-cell>
          <table:table-cell table:style-name="ce5" office:value-type="float" office:value="0.0044" calcext:value-type="float">
            <text:p>0.0044</text:p>
          </table:table-cell>
          <table:table-cell table:style-name="ce5" office:value-type="float" office:value="0.4806" calcext:value-type="float">
            <text:p>0.480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12563" calcext:value-type="float">
            <text:p>0.012563</text:p>
          </table:table-cell>
          <table:table-cell table:style-name="ce3" office:value-type="float" office:value="0.0122118" calcext:value-type="float">
            <text:p>0.0122118</text:p>
          </table:table-cell>
          <table:table-cell table:style-name="ce13" table:formula="of:=IF([.E10]&lt;1;&quot;1&quot;;&quot;0&quot;)" office:value-type="string" office:string-value="0" calcext:value-type="string">
            <text:p>0</text:p>
          </table:table-cell>
          <table:table-cell table:style-name="ce13" table:formula="of:=IF([.E10]&lt;3;&quot;1&quot;;&quot;0&quot;)" office:value-type="string" office:string-value="0" calcext:value-type="string">
            <text:p>0</text:p>
          </table:table-cell>
          <table:table-cell table:style-name="ce13" table:formula="of:=IF(AND([.S10]=0;[.T10]=0);&quot;1&quot;; &quot;0&quot;)" office:value-type="string" office:string-value="0" calcext:value-type="string">
            <text:p>0</text:p>
          </table:table-cell>
          <table:table-cell table:style-name="ce13" table:formula="of:=IF(AND([.S10]=0;[.T10]=0);&quot;1&quot;; &quot;0&quot;)" office:value-type="string" office:string-value="0" calcext:value-type="string">
            <text:p>0</text:p>
          </table:table-cell>
          <table:table-cell table:style-name="ce13" table:formula="of:=IF(AND([.S10]=-1;[.T10]=0; [.V10]&lt;[.$W$2]; [.B10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10]&lt;[.$Y$2]);&quot;1&quot;; &quot;0&quot;)" office:value-type="string" office:string-value="0" calcext:value-type="string">
            <text:p>0</text:p>
          </table:table-cell>
          <table:table-cell table:style-name="ce20" table:formula="of:=IF(OR([.Z10]=&quot;1&quot;; [.AB10]=&quot;1&quot;);&quot;1&quot;;&quot;0&quot;)" office:value-type="string" office:string-value="0" calcext:value-type="string">
            <text:p>0</text:p>
          </table:table-cell>
          <table:table-cell table:style-name="ce13"/>
          <table:table-cell/>
          <table:table-cell office:value-type="string" calcext:value-type="string">
            <text:p>cat3: Low-N(HI), N(HI)&lt;1e20: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3C75-1</text:p>
          </table:table-cell>
          <table:table-cell table:style-name="ce5" office:value-type="float" office:value="170.2162" calcext:value-type="float">
            <text:p>170.2162</text:p>
          </table:table-cell>
          <table:table-cell table:style-name="ce5" office:value-type="float" office:value="-44.9112" calcext:value-type="float">
            <text:p>-44.9112</text:p>
          </table:table-cell>
          <table:table-cell table:style-name="ce5" office:value-type="float" office:value="10.07" calcext:value-type="float">
            <text:p>10.07</text:p>
          </table:table-cell>
          <table:table-cell table:style-name="ce5" office:value-type="float" office:value="0.27" calcext:value-type="float">
            <text:p>0.27</text:p>
          </table:table-cell>
          <table:table-cell table:style-name="ce5" office:value-type="float" office:value="9.5158" calcext:value-type="float">
            <text:p>9.5158</text:p>
          </table:table-cell>
          <table:table-cell table:style-name="ce5" office:value-type="float" office:value="1.2627" calcext:value-type="float">
            <text:p>1.2627</text:p>
          </table:table-cell>
          <table:table-cell table:style-name="ce5" office:value-type="float" office:value="2.59" calcext:value-type="float">
            <text:p>2.59</text:p>
          </table:table-cell>
          <table:table-cell table:style-name="ce5" office:value-type="float" office:value="0.2258" calcext:value-type="float">
            <text:p>0.2258</text:p>
          </table:table-cell>
          <table:table-cell table:style-name="ce5" office:value-type="float" office:value="7.48" calcext:value-type="float">
            <text:p>7.48</text:p>
          </table:table-cell>
          <table:table-cell table:style-name="ce5" office:value-type="float" office:value="0.1369" calcext:value-type="float">
            <text:p>0.1369</text:p>
          </table:table-cell>
          <table:table-cell table:style-name="ce5" office:value-type="float" office:value="0.1511" calcext:value-type="float">
            <text:p>0.1511</text:p>
          </table:table-cell>
          <table:table-cell table:style-name="ce5" office:value-type="float" office:value="0.0044" calcext:value-type="float">
            <text:p>0.0044</text:p>
          </table:table-cell>
          <table:table-cell table:style-name="ce5" office:value-type="float" office:value="0.4681" calcext:value-type="float">
            <text:p>0.468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120861" calcext:value-type="float">
            <text:p>0.0120861</text:p>
          </table:table-cell>
          <table:table-cell table:style-name="ce3" office:value-type="float" office:value="0.0122324" calcext:value-type="float">
            <text:p>0.0122324</text:p>
          </table:table-cell>
          <table:table-cell table:style-name="ce13" table:formula="of:=IF([.E11]&lt;1;&quot;1&quot;;&quot;0&quot;)" office:value-type="string" office:string-value="0" calcext:value-type="string">
            <text:p>0</text:p>
          </table:table-cell>
          <table:table-cell table:style-name="ce13" table:formula="of:=IF([.E11]&lt;3;&quot;1&quot;;&quot;0&quot;)" office:value-type="string" office:string-value="0" calcext:value-type="string">
            <text:p>0</text:p>
          </table:table-cell>
          <table:table-cell table:style-name="ce13" table:formula="of:=IF(AND([.S11]=0;[.T11]=0);&quot;1&quot;; &quot;0&quot;)" office:value-type="string" office:string-value="0" calcext:value-type="string">
            <text:p>0</text:p>
          </table:table-cell>
          <table:table-cell table:style-name="ce13" table:formula="of:=IF(AND([.S11]=0;[.T11]=0);&quot;1&quot;; &quot;0&quot;)" office:value-type="string" office:string-value="0" calcext:value-type="string">
            <text:p>0</text:p>
          </table:table-cell>
          <table:table-cell table:style-name="ce13" table:formula="of:=IF(AND([.S11]=-1;[.T11]=0; [.V11]&lt;[.$W$2]; [.B11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11]&lt;[.$Y$2]);&quot;1&quot;; &quot;0&quot;)" office:value-type="string" office:string-value="0" calcext:value-type="string">
            <text:p>0</text:p>
          </table:table-cell>
          <table:table-cell table:style-name="ce20" table:formula="of:=IF(OR([.Z11]=&quot;1&quot;; [.AB11]=&quot;1&quot;);&quot;1&quot;;&quot;0&quot;)" office:value-type="string" office:string-value="0" calcext:value-type="string">
            <text:p>0</text:p>
          </table:table-cell>
          <table:table-cell table:style-name="ce13"/>
          <table:table-cell/>
          <table:table-cell table:formula="of:=COUNTIF([.AB5:.AB97];&quot;=1&quot;)" office:value-type="float" office:value="19" calcext:value-type="float">
            <text:p>19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3C409</text:p>
          </table:table-cell>
          <table:table-cell table:style-name="ce5" office:value-type="float" office:value="63.3981" calcext:value-type="float">
            <text:p>63.3981</text:p>
          </table:table-cell>
          <table:table-cell table:style-name="ce5" office:value-type="float" office:value="-6.1216" calcext:value-type="float">
            <text:p>-6.1216</text:p>
          </table:table-cell>
          <table:table-cell table:style-name="ce5" office:value-type="float" office:value="31.69" calcext:value-type="float">
            <text:p>31.69</text:p>
          </table:table-cell>
          <table:table-cell table:style-name="ce5" office:value-type="float" office:value="3.53" calcext:value-type="float">
            <text:p>3.53</text:p>
          </table:table-cell>
          <table:table-cell table:style-name="ce5" office:value-type="float" office:value="28.3785" calcext:value-type="float">
            <text:p>28.3785</text:p>
          </table:table-cell>
          <table:table-cell table:style-name="ce5" office:value-type="float" office:value="0.2834" calcext:value-type="float">
            <text:p>0.2834</text:p>
          </table:table-cell>
          <table:table-cell table:style-name="ce5" office:value-type="float" office:value="5.33" calcext:value-type="float">
            <text:p>5.33</text:p>
          </table:table-cell>
          <table:table-cell table:style-name="ce5" office:value-type="float" office:value="3.4882" calcext:value-type="float">
            <text:p>3.4882</text:p>
          </table:table-cell>
          <table:table-cell table:style-name="ce5" office:value-type="float" office:value="26.36" calcext:value-type="float">
            <text:p>26.36</text:p>
          </table:table-cell>
          <table:table-cell table:style-name="ce5" office:value-type="float" office:value="0.549" calcext:value-type="float">
            <text:p>0.549</text:p>
          </table:table-cell>
          <table:table-cell table:style-name="ce5" office:value-type="float" office:value="0.5749" calcext:value-type="float">
            <text:p>0.5749</text:p>
          </table:table-cell>
          <table:table-cell table:style-name="ce5" office:value-type="float" office:value="0.026" calcext:value-type="float">
            <text:p>0.026</text:p>
          </table:table-cell>
          <table:table-cell table:style-name="ce5" office:value-type="float" office:value="1.8029" calcext:value-type="float">
            <text:p>1.8029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3" office:value-type="float" office:value="0.000687844" calcext:value-type="float">
            <text:p>0.000687844</text:p>
          </table:table-cell>
          <table:table-cell table:style-name="ce3" office:value-type="float" office:value="0.000679605" calcext:value-type="float">
            <text:p>0.000679605</text:p>
          </table:table-cell>
          <table:table-cell table:style-name="ce13" table:formula="of:=IF([.E12]&lt;1;&quot;1&quot;;&quot;0&quot;)" office:value-type="string" office:string-value="0" calcext:value-type="string">
            <text:p>0</text:p>
          </table:table-cell>
          <table:table-cell table:style-name="ce13" table:formula="of:=IF([.E12]&lt;3;&quot;1&quot;;&quot;0&quot;)" office:value-type="string" office:string-value="0" calcext:value-type="string">
            <text:p>0</text:p>
          </table:table-cell>
          <table:table-cell table:style-name="ce13" table:formula="of:=IF(AND([.S12]=0;[.T12]=0);&quot;1&quot;; &quot;0&quot;)" office:value-type="string" office:string-value="0" calcext:value-type="string">
            <text:p>0</text:p>
          </table:table-cell>
          <table:table-cell table:style-name="ce13" table:formula="of:=IF(AND([.S12]=0;[.T12]=0);&quot;1&quot;; &quot;0&quot;)" office:value-type="string" office:string-value="0" calcext:value-type="string">
            <text:p>0</text:p>
          </table:table-cell>
          <table:table-cell table:style-name="ce13" table:formula="of:=IF(AND([.S12]=-1;[.T12]=0; [.V12]&lt;[.$W$2]; [.B12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12]&lt;[.$Y$2]);&quot;1&quot;; &quot;0&quot;)" office:value-type="string" office:string-value="0" calcext:value-type="string">
            <text:p>0</text:p>
          </table:table-cell>
          <table:table-cell table:style-name="ce20" table:formula="of:=IF(OR([.Z12]=&quot;1&quot;; [.AB12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3C33-1</text:p>
          </table:table-cell>
          <table:table-cell table:style-name="ce5" office:value-type="float" office:value="129.4392" calcext:value-type="float">
            <text:p>129.4392</text:p>
          </table:table-cell>
          <table:table-cell table:style-name="ce5" office:value-type="float" office:value="-49.3432" calcext:value-type="float">
            <text:p>-49.3432</text:p>
          </table:table-cell>
          <table:table-cell table:style-name="ce5" office:value-type="float" office:value="3.55" calcext:value-type="float">
            <text:p>3.55</text:p>
          </table:table-cell>
          <table:table-cell table:style-name="ce5" office:value-type="float" office:value="0.16" calcext:value-type="float">
            <text:p>0.16</text:p>
          </table:table-cell>
          <table:table-cell table:style-name="ce5" office:value-type="float" office:value="3.5258" calcext:value-type="float">
            <text:p>3.5258</text:p>
          </table:table-cell>
          <table:table-cell table:style-name="ce5" office:value-type="float" office:value="1.0601" calcext:value-type="float">
            <text:p>1.0601</text:p>
          </table:table-cell>
          <table:table-cell table:style-name="ce5" office:value-type="float" office:value="2.46" calcext:value-type="float">
            <text:p>2.46</text:p>
          </table:table-cell>
          <table:table-cell table:style-name="ce5" office:value-type="float" office:value="0.1142" calcext:value-type="float">
            <text:p>0.1142</text:p>
          </table:table-cell>
          <table:table-cell table:style-name="ce5" office:value-type="float" office:value="1.09" calcext:value-type="float">
            <text:p>1.09</text:p>
          </table:table-cell>
          <table:table-cell table:style-name="ce5" office:value-type="float" office:value="0.0958" calcext:value-type="float">
            <text:p>0.0958</text:p>
          </table:table-cell>
          <table:table-cell table:style-name="ce5" office:value-type="float" office:value="0.0223" calcext:value-type="float">
            <text:p>0.0223</text:p>
          </table:table-cell>
          <table:table-cell table:style-name="ce5" office:value-type="float" office:value="0.0019" calcext:value-type="float">
            <text:p>0.0019</text:p>
          </table:table-cell>
          <table:table-cell table:style-name="ce5" office:value-type="float" office:value="0.0718" calcext:value-type="float">
            <text:p>0.07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494482" calcext:value-type="float">
            <text:p>0.00494482</text:p>
          </table:table-cell>
          <table:table-cell table:style-name="ce3" office:value-type="float" office:value="0.00408653" calcext:value-type="float">
            <text:p>0.00408653</text:p>
          </table:table-cell>
          <table:table-cell table:style-name="ce13" table:formula="of:=IF([.E13]&lt;1;&quot;1&quot;;&quot;0&quot;)" office:value-type="string" office:string-value="0" calcext:value-type="string">
            <text:p>0</text:p>
          </table:table-cell>
          <table:table-cell table:style-name="ce13" table:formula="of:=IF([.E13]&lt;3;&quot;1&quot;;&quot;0&quot;)" office:value-type="string" office:string-value="0" calcext:value-type="string">
            <text:p>0</text:p>
          </table:table-cell>
          <table:table-cell table:style-name="ce13" table:formula="of:=IF(AND([.S13]=0;[.T13]=0);&quot;1&quot;; &quot;0&quot;)" office:value-type="string" office:string-value="0" calcext:value-type="string">
            <text:p>0</text:p>
          </table:table-cell>
          <table:table-cell table:style-name="ce13" table:formula="of:=IF(AND([.S13]=0;[.T13]=0);&quot;1&quot;; &quot;0&quot;)" office:value-type="string" office:string-value="0" calcext:value-type="string">
            <text:p>0</text:p>
          </table:table-cell>
          <table:table-cell table:style-name="ce13" table:formula="of:=IF(AND([.S13]=-1;[.T13]=0; [.V13]&lt;[.$W$2]; [.B13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13]&lt;[.$Y$2]);&quot;1&quot;; &quot;0&quot;)" office:value-type="string" office:string-value="0" calcext:value-type="string">
            <text:p>0</text:p>
          </table:table-cell>
          <table:table-cell table:style-name="ce20" table:formula="of:=IF(OR([.Z13]=&quot;1&quot;; [.AB13]=&quot;1&quot;);&quot;1&quot;;&quot;0&quot;)" office:value-type="string" office:string-value="0" calcext:value-type="string">
            <text:p>0</text:p>
          </table:table-cell>
          <table:table-cell table:style-name="ce13"/>
          <table:table-cell/>
          <table:table-cell office:value-type="string" calcext:value-type="string">
            <text:p>Low-N(H), &lt;3e20: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3C79</text:p>
          </table:table-cell>
          <table:table-cell table:style-name="ce5" office:value-type="float" office:value="164.1487" calcext:value-type="float">
            <text:p>164.1487</text:p>
          </table:table-cell>
          <table:table-cell table:style-name="ce5" office:value-type="float" office:value="-34.4565" calcext:value-type="float">
            <text:p>-34.4565</text:p>
          </table:table-cell>
          <table:table-cell table:style-name="ce5" office:value-type="float" office:value="11.84" calcext:value-type="float">
            <text:p>11.84</text:p>
          </table:table-cell>
          <table:table-cell table:style-name="ce5" office:value-type="float" office:value="1.31" calcext:value-type="float">
            <text:p>1.31</text:p>
          </table:table-cell>
          <table:table-cell table:style-name="ce5" office:value-type="float" office:value="10.8995" calcext:value-type="float">
            <text:p>10.8995</text:p>
          </table:table-cell>
          <table:table-cell table:style-name="ce5" office:value-type="float" office:value="0.8661" calcext:value-type="float">
            <text:p>0.8661</text:p>
          </table:table-cell>
          <table:table-cell table:style-name="ce5" office:value-type="float" office:value="8.73" calcext:value-type="float">
            <text:p>8.73</text:p>
          </table:table-cell>
          <table:table-cell table:style-name="ce5" office:value-type="float" office:value="0.9804" calcext:value-type="float">
            <text:p>0.9804</text:p>
          </table:table-cell>
          <table:table-cell table:style-name="ce5" office:value-type="float" office:value="3.11" calcext:value-type="float">
            <text:p>3.11</text:p>
          </table:table-cell>
          <table:table-cell table:style-name="ce5" office:value-type="float" office:value="0.8615" calcext:value-type="float">
            <text:p>0.8615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0.0025" calcext:value-type="float">
            <text:p>0.0025</text:p>
          </table:table-cell>
          <table:table-cell table:style-name="ce5" office:value-type="float" office:value="0.3404" calcext:value-type="float">
            <text:p>0.340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434325" calcext:value-type="float">
            <text:p>0.00434325</text:p>
          </table:table-cell>
          <table:table-cell table:style-name="ce3" office:value-type="float" office:value="0.00370342" calcext:value-type="float">
            <text:p>0.00370342</text:p>
          </table:table-cell>
          <table:table-cell table:style-name="ce13" table:formula="of:=IF([.E14]&lt;1;&quot;1&quot;;&quot;0&quot;)" office:value-type="string" office:string-value="0" calcext:value-type="string">
            <text:p>0</text:p>
          </table:table-cell>
          <table:table-cell table:style-name="ce13" table:formula="of:=IF([.E14]&lt;3;&quot;1&quot;;&quot;0&quot;)" office:value-type="string" office:string-value="0" calcext:value-type="string">
            <text:p>0</text:p>
          </table:table-cell>
          <table:table-cell table:style-name="ce13" table:formula="of:=IF(AND([.S14]=0;[.T14]=0);&quot;1&quot;; &quot;0&quot;)" office:value-type="string" office:string-value="0" calcext:value-type="string">
            <text:p>0</text:p>
          </table:table-cell>
          <table:table-cell table:style-name="ce13" table:formula="of:=IF(AND([.S14]=0;[.T14]=0);&quot;1&quot;; &quot;0&quot;)" office:value-type="string" office:string-value="0" calcext:value-type="string">
            <text:p>0</text:p>
          </table:table-cell>
          <table:table-cell table:style-name="ce13" table:formula="of:=IF(AND([.S14]=-1;[.T14]=0; [.V14]&lt;[.$W$2]; [.B14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14]&lt;[.$Y$2]);&quot;1&quot;; &quot;0&quot;)" office:value-type="string" office:string-value="0" calcext:value-type="string">
            <text:p>0</text:p>
          </table:table-cell>
          <table:table-cell table:style-name="ce20" table:formula="of:=IF(OR([.Z14]=&quot;1&quot;; [.AB14]=&quot;1&quot;);&quot;1&quot;;&quot;0&quot;)" office:value-type="string" office:string-value="0" calcext:value-type="string">
            <text:p>0</text:p>
          </table:table-cell>
          <table:table-cell table:style-name="ce13"/>
          <table:table-cell/>
          <table:table-cell table:formula="of:=COUNTIF([.E5:.E97];&quot;&lt;3.0&quot;)" office:value-type="float" office:value="19" calcext:value-type="float">
            <text:p>19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3C78</text:p>
          </table:table-cell>
          <table:table-cell table:style-name="ce5" office:value-type="float" office:value="174.8581" calcext:value-type="float">
            <text:p>174.8581</text:p>
          </table:table-cell>
          <table:table-cell table:style-name="ce5" office:value-type="float" office:value="-44.5133" calcext:value-type="float">
            <text:p>-44.5133</text:p>
          </table:table-cell>
          <table:table-cell table:style-name="ce5" office:value-type="float" office:value="13.74" calcext:value-type="float">
            <text:p>13.74</text:p>
          </table:table-cell>
          <table:table-cell table:style-name="ce5" office:value-type="float" office:value="1.93" calcext:value-type="float">
            <text:p>1.93</text:p>
          </table:table-cell>
          <table:table-cell table:style-name="ce5" office:value-type="float" office:value="11.0369" calcext:value-type="float">
            <text:p>11.0369</text:p>
          </table:table-cell>
          <table:table-cell table:style-name="ce5" office:value-type="float" office:value="0.468" calcext:value-type="float">
            <text:p>0.468</text:p>
          </table:table-cell>
          <table:table-cell table:style-name="ce5" office:value-type="float" office:value="3.81" calcext:value-type="float">
            <text:p>3.81</text:p>
          </table:table-cell>
          <table:table-cell table:style-name="ce5" office:value-type="float" office:value="1.9097" calcext:value-type="float">
            <text:p>1.9097</text:p>
          </table:table-cell>
          <table:table-cell table:style-name="ce5" office:value-type="float" office:value="9.93" calcext:value-type="float">
            <text:p>9.93</text:p>
          </table:table-cell>
          <table:table-cell table:style-name="ce5" office:value-type="float" office:value="0.2685" calcext:value-type="float">
            <text:p>0.2685</text:p>
          </table:table-cell>
          <table:table-cell table:style-name="ce5" office:value-type="float" office:value="0.1479" calcext:value-type="float">
            <text:p>0.1479</text:p>
          </table:table-cell>
          <table:table-cell table:style-name="ce5" office:value-type="float" office:value="0.0024" calcext:value-type="float">
            <text:p>0.0024</text:p>
          </table:table-cell>
          <table:table-cell table:style-name="ce5" office:value-type="float" office:value="0.4573" calcext:value-type="float">
            <text:p>0.4573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144912" calcext:value-type="float">
            <text:p>0.00144912</text:p>
          </table:table-cell>
          <table:table-cell table:style-name="ce3" office:value-type="float" office:value="0.00132483" calcext:value-type="float">
            <text:p>0.00132483</text:p>
          </table:table-cell>
          <table:table-cell table:style-name="ce13" table:formula="of:=IF([.E15]&lt;1;&quot;1&quot;;&quot;0&quot;)" office:value-type="string" office:string-value="0" calcext:value-type="string">
            <text:p>0</text:p>
          </table:table-cell>
          <table:table-cell table:style-name="ce13" table:formula="of:=IF([.E15]&lt;3;&quot;1&quot;;&quot;0&quot;)" office:value-type="string" office:string-value="0" calcext:value-type="string">
            <text:p>0</text:p>
          </table:table-cell>
          <table:table-cell table:style-name="ce13" table:formula="of:=IF(AND([.S15]=0;[.T15]=0);&quot;1&quot;; &quot;0&quot;)" office:value-type="string" office:string-value="1" calcext:value-type="string">
            <text:p>1</text:p>
          </table:table-cell>
          <table:table-cell table:style-name="ce13" table:formula="of:=IF(AND([.S15]=0;[.T15]=0);&quot;1&quot;; &quot;0&quot;)" office:value-type="string" office:string-value="1" calcext:value-type="string">
            <text:p>1</text:p>
          </table:table-cell>
          <table:table-cell table:style-name="ce13" table:formula="of:=IF(AND([.S15]=-1;[.T15]=0; [.V15]&lt;[.$W$2]; [.B15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15]&lt;[.$Y$2]);&quot;1&quot;; &quot;0&quot;)" office:value-type="string" office:string-value="0" calcext:value-type="string">
            <text:p>0</text:p>
          </table:table-cell>
          <table:table-cell table:style-name="ce20" table:formula="of:=IF(OR([.Z15]=&quot;1&quot;; [.AB15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C98-1</text:p>
          </table:table-cell>
          <table:table-cell table:style-name="ce5" office:value-type="float" office:value="179.8593" calcext:value-type="float">
            <text:p>179.8593</text:p>
          </table:table-cell>
          <table:table-cell table:style-name="ce5" office:value-type="float" office:value="-31.0859" calcext:value-type="float">
            <text:p>-31.0859</text:p>
          </table:table-cell>
          <table:table-cell table:style-name="ce5" office:value-type="float" office:value="13.11" calcext:value-type="float">
            <text:p>13.11</text:p>
          </table:table-cell>
          <table:table-cell table:style-name="ce5" office:value-type="float" office:value="0.45" calcext:value-type="float">
            <text:p>0.45</text:p>
          </table:table-cell>
          <table:table-cell table:style-name="ce5" office:value-type="float" office:value="12.3686" calcext:value-type="float">
            <text:p>12.3686</text:p>
          </table:table-cell>
          <table:table-cell table:style-name="ce5" office:value-type="float" office:value="0.9369" calcext:value-type="float">
            <text:p>0.9369</text:p>
          </table:table-cell>
          <table:table-cell table:style-name="ce5" office:value-type="float" office:value="7.57" calcext:value-type="float">
            <text:p>7.57</text:p>
          </table:table-cell>
          <table:table-cell table:style-name="ce5" office:value-type="float" office:value="0.4078" calcext:value-type="float">
            <text:p>0.4078</text:p>
          </table:table-cell>
          <table:table-cell table:style-name="ce5" office:value-type="float" office:value="5.54" calcext:value-type="float">
            <text:p>5.54</text:p>
          </table:table-cell>
          <table:table-cell table:style-name="ce5" office:value-type="float" office:value="0.1478" calcext:value-type="float">
            <text:p>0.1478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0.5916" calcext:value-type="float">
            <text:p>0.591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420745" calcext:value-type="float">
            <text:p>0.00420745</text:p>
          </table:table-cell>
          <table:table-cell table:style-name="ce3" office:value-type="float" office:value="0.00406987" calcext:value-type="float">
            <text:p>0.00406987</text:p>
          </table:table-cell>
          <table:table-cell table:style-name="ce13" table:formula="of:=IF([.E16]&lt;1;&quot;1&quot;;&quot;0&quot;)" office:value-type="string" office:string-value="0" calcext:value-type="string">
            <text:p>0</text:p>
          </table:table-cell>
          <table:table-cell table:style-name="ce13" table:formula="of:=IF([.E16]&lt;3;&quot;1&quot;;&quot;0&quot;)" office:value-type="string" office:string-value="0" calcext:value-type="string">
            <text:p>0</text:p>
          </table:table-cell>
          <table:table-cell table:style-name="ce13" table:formula="of:=IF(AND([.S16]=0;[.T16]=0);&quot;1&quot;; &quot;0&quot;)" office:value-type="string" office:string-value="0" calcext:value-type="string">
            <text:p>0</text:p>
          </table:table-cell>
          <table:table-cell table:style-name="ce13" table:formula="of:=IF(AND([.S16]=0;[.T16]=0);&quot;1&quot;; &quot;0&quot;)" office:value-type="string" office:string-value="0" calcext:value-type="string">
            <text:p>0</text:p>
          </table:table-cell>
          <table:table-cell table:style-name="ce13" table:formula="of:=IF(AND([.S16]=-1;[.T16]=0; [.V16]&lt;[.$W$2]; [.B16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16]&lt;[.$Y$2]);&quot;1&quot;; &quot;0&quot;)" office:value-type="string" office:string-value="0" calcext:value-type="string">
            <text:p>0</text:p>
          </table:table-cell>
          <table:table-cell table:style-name="ce20" table:formula="of:=IF(OR([.Z16]=&quot;1&quot;; [.AB16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3C75</text:p>
          </table:table-cell>
          <table:table-cell table:style-name="ce5" office:value-type="float" office:value="170.2558" calcext:value-type="float">
            <text:p>170.2558</text:p>
          </table:table-cell>
          <table:table-cell table:style-name="ce5" office:value-type="float" office:value="-44.9111" calcext:value-type="float">
            <text:p>-44.9111</text:p>
          </table:table-cell>
          <table:table-cell table:style-name="ce5" office:value-type="float" office:value="9.97" calcext:value-type="float">
            <text:p>9.97</text:p>
          </table:table-cell>
          <table:table-cell table:style-name="ce5" office:value-type="float" office:value="0.24" calcext:value-type="float">
            <text:p>0.24</text:p>
          </table:table-cell>
          <table:table-cell table:style-name="ce5" office:value-type="float" office:value="9.4154" calcext:value-type="float">
            <text:p>9.4154</text:p>
          </table:table-cell>
          <table:table-cell table:style-name="ce5" office:value-type="float" office:value="0.1317" calcext:value-type="float">
            <text:p>0.1317</text:p>
          </table:table-cell>
          <table:table-cell table:style-name="ce5" office:value-type="float" office:value="3.15" calcext:value-type="float">
            <text:p>3.15</text:p>
          </table:table-cell>
          <table:table-cell table:style-name="ce5" office:value-type="float" office:value="0.199" calcext:value-type="float">
            <text:p>0.199</text:p>
          </table:table-cell>
          <table:table-cell table:style-name="ce5" office:value-type="float" office:value="6.83" calcext:value-type="float">
            <text:p>6.83</text:p>
          </table:table-cell>
          <table:table-cell table:style-name="ce5" office:value-type="float" office:value="0.1193" calcext:value-type="float">
            <text:p>0.1193</text:p>
          </table:table-cell>
          <table:table-cell table:style-name="ce5" office:value-type="float" office:value="0.1547" calcext:value-type="float">
            <text:p>0.1547</text:p>
          </table:table-cell>
          <table:table-cell table:style-name="ce5" office:value-type="float" office:value="0.0045" calcext:value-type="float">
            <text:p>0.0045</text:p>
          </table:table-cell>
          <table:table-cell table:style-name="ce5" office:value-type="float" office:value="0.4875" calcext:value-type="float">
            <text:p>0.487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3" office:value-type="float" office:value="0.00101047" calcext:value-type="float">
            <text:p>0.00101047</text:p>
          </table:table-cell>
          <table:table-cell table:style-name="ce3" office:value-type="float" office:value="0.0010996" calcext:value-type="float">
            <text:p>0.0010996</text:p>
          </table:table-cell>
          <table:table-cell table:style-name="ce13" table:formula="of:=IF([.E17]&lt;1;&quot;1&quot;;&quot;0&quot;)" office:value-type="string" office:string-value="0" calcext:value-type="string">
            <text:p>0</text:p>
          </table:table-cell>
          <table:table-cell table:style-name="ce13" table:formula="of:=IF([.E17]&lt;3;&quot;1&quot;;&quot;0&quot;)" office:value-type="string" office:string-value="0" calcext:value-type="string">
            <text:p>0</text:p>
          </table:table-cell>
          <table:table-cell table:style-name="ce13" table:formula="of:=IF(AND([.S17]=0;[.T17]=0);&quot;1&quot;; &quot;0&quot;)" office:value-type="string" office:string-value="0" calcext:value-type="string">
            <text:p>0</text:p>
          </table:table-cell>
          <table:table-cell table:style-name="ce13" table:formula="of:=IF(AND([.S17]=0;[.T17]=0);&quot;1&quot;; &quot;0&quot;)" office:value-type="string" office:string-value="0" calcext:value-type="string">
            <text:p>0</text:p>
          </table:table-cell>
          <table:table-cell table:style-name="ce13" table:formula="of:=IF(AND([.S17]=-1;[.T17]=0; [.V17]&lt;[.$W$2]; [.B17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17]&lt;[.$Y$2]);&quot;1&quot;; &quot;0&quot;)" office:value-type="string" office:string-value="0" calcext:value-type="string">
            <text:p>0</text:p>
          </table:table-cell>
          <table:table-cell table:style-name="ce20" table:formula="of:=IF(OR([.Z17]=&quot;1&quot;; [.AB17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T0526+24</text:p>
          </table:table-cell>
          <table:table-cell table:style-name="ce5" office:value-type="float" office:value="181.3551" calcext:value-type="float">
            <text:p>181.3551</text:p>
          </table:table-cell>
          <table:table-cell table:style-name="ce5" office:value-type="float" office:value="-5.1933" calcext:value-type="float">
            <text:p>-5.1933</text:p>
          </table:table-cell>
          <table:table-cell table:style-name="ce5" office:value-type="float" office:value="122.42" calcext:value-type="float">
            <text:p>122.42</text:p>
          </table:table-cell>
          <table:table-cell table:style-name="ce5" office:value-type="float" office:value="82.21" calcext:value-type="float">
            <text:p>82.21</text:p>
          </table:table-cell>
          <table:table-cell table:style-name="ce5" office:value-type="float" office:value="39.2605" calcext:value-type="float">
            <text:p>39.2605</text:p>
          </table:table-cell>
          <table:table-cell table:style-name="ce5" office:value-type="float" office:value="1.082" calcext:value-type="float">
            <text:p>1.082</text:p>
          </table:table-cell>
          <table:table-cell table:style-name="ce5" office:value-type="float" office:value="89.14" calcext:value-type="float">
            <text:p>89.14</text:p>
          </table:table-cell>
          <table:table-cell table:style-name="ce5" office:value-type="float" office:value="82.1788" calcext:value-type="float">
            <text:p>82.1788</text:p>
          </table:table-cell>
          <table:table-cell table:style-name="ce5" office:value-type="float" office:value="33.28" calcext:value-type="float">
            <text:p>33.28</text:p>
          </table:table-cell>
          <table:table-cell table:style-name="ce5" office:value-type="float" office:value="1.7912" calcext:value-type="float">
            <text:p>1.7912</text:p>
          </table:table-cell>
          <table:table-cell table:style-name="ce5" office:value-type="float" office:value="1.0032" calcext:value-type="float">
            <text:p>1.0032</text:p>
          </table:table-cell>
          <table:table-cell table:style-name="ce5" office:value-type="float" office:value="0.017" calcext:value-type="float">
            <text:p>0.017</text:p>
          </table:table-cell>
          <table:table-cell table:style-name="ce5" office:value-type="float" office:value="3.1043" calcext:value-type="float">
            <text:p>3.104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3" office:value-type="float" office:value="0.01979" calcext:value-type="float">
            <text:p>0.01979</text:p>
          </table:table-cell>
          <table:table-cell table:style-name="ce3" office:value-type="float" office:value="0.0191681" calcext:value-type="float">
            <text:p>0.0191681</text:p>
          </table:table-cell>
          <table:table-cell table:style-name="ce13" table:formula="of:=IF([.E18]&lt;1;&quot;1&quot;;&quot;0&quot;)" office:value-type="string" office:string-value="0" calcext:value-type="string">
            <text:p>0</text:p>
          </table:table-cell>
          <table:table-cell table:style-name="ce13" table:formula="of:=IF([.E18]&lt;3;&quot;1&quot;;&quot;0&quot;)" office:value-type="string" office:string-value="0" calcext:value-type="string">
            <text:p>0</text:p>
          </table:table-cell>
          <table:table-cell table:style-name="ce13" table:formula="of:=IF(AND([.S18]=0;[.T18]=0);&quot;1&quot;; &quot;0&quot;)" office:value-type="string" office:string-value="0" calcext:value-type="string">
            <text:p>0</text:p>
          </table:table-cell>
          <table:table-cell table:style-name="ce13" table:formula="of:=IF(AND([.S18]=0;[.T18]=0);&quot;1&quot;; &quot;0&quot;)" office:value-type="string" office:string-value="0" calcext:value-type="string">
            <text:p>0</text:p>
          </table:table-cell>
          <table:table-cell table:style-name="ce13" table:formula="of:=IF(AND([.S18]=-1;[.T18]=0; [.V18]&lt;[.$W$2]; [.B18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18]&lt;[.$Y$2]);&quot;1&quot;; &quot;0&quot;)" office:value-type="string" office:string-value="0" calcext:value-type="string">
            <text:p>0</text:p>
          </table:table-cell>
          <table:table-cell table:style-name="ce20" table:formula="of:=IF(OR([.Z18]=&quot;1&quot;; [.AB18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3C133</text:p>
          </table:table-cell>
          <table:table-cell table:style-name="ce5" office:value-type="float" office:value="177.7259" calcext:value-type="float">
            <text:p>177.7259</text:p>
          </table:table-cell>
          <table:table-cell table:style-name="ce5" office:value-type="float" office:value="-9.9122" calcext:value-type="float">
            <text:p>-9.9122</text:p>
          </table:table-cell>
          <table:table-cell table:style-name="ce5" office:value-type="float" office:value="35.98" calcext:value-type="float">
            <text:p>35.98</text:p>
          </table:table-cell>
          <table:table-cell table:style-name="ce5" office:value-type="float" office:value="4.05" calcext:value-type="float">
            <text:p>4.05</text:p>
          </table:table-cell>
          <table:table-cell table:style-name="ce5" office:value-type="float" office:value="29.4303" calcext:value-type="float">
            <text:p>29.4303</text:p>
          </table:table-cell>
          <table:table-cell table:style-name="ce5" office:value-type="float" office:value="0.4739" calcext:value-type="float">
            <text:p>0.4739</text:p>
          </table:table-cell>
          <table:table-cell table:style-name="ce5" office:value-type="float" office:value="9.76" calcext:value-type="float">
            <text:p>9.76</text:p>
          </table:table-cell>
          <table:table-cell table:style-name="ce5" office:value-type="float" office:value="4.0212" calcext:value-type="float">
            <text:p>4.0212</text:p>
          </table:table-cell>
          <table:table-cell table:style-name="ce5" office:value-type="float" office:value="26.22" calcext:value-type="float">
            <text:p>26.22</text:p>
          </table:table-cell>
          <table:table-cell table:style-name="ce5" office:value-type="float" office:value="0.4604" calcext:value-type="float">
            <text:p>0.4604</text:p>
          </table:table-cell>
          <table:table-cell table:style-name="ce5" office:value-type="float" office:value="0.7719" calcext:value-type="float">
            <text:p>0.7719</text:p>
          </table:table-cell>
          <table:table-cell table:style-name="ce5" office:value-type="float" office:value="0.0442" calcext:value-type="float">
            <text:p>0.0442</text:p>
          </table:table-cell>
          <table:table-cell table:style-name="ce5" office:value-type="float" office:value="2.4741" calcext:value-type="float">
            <text:p>2.4741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3" office:value-type="float" office:value="0.000711869" calcext:value-type="float">
            <text:p>0.000711869</text:p>
          </table:table-cell>
          <table:table-cell table:style-name="ce3" office:value-type="float" office:value="0.000777624" calcext:value-type="float">
            <text:p>0.000777624</text:p>
          </table:table-cell>
          <table:table-cell table:style-name="ce13" table:formula="of:=IF([.E19]&lt;1;&quot;1&quot;;&quot;0&quot;)" office:value-type="string" office:string-value="0" calcext:value-type="string">
            <text:p>0</text:p>
          </table:table-cell>
          <table:table-cell table:style-name="ce13" table:formula="of:=IF([.E19]&lt;3;&quot;1&quot;;&quot;0&quot;)" office:value-type="string" office:string-value="0" calcext:value-type="string">
            <text:p>0</text:p>
          </table:table-cell>
          <table:table-cell table:style-name="ce13" table:formula="of:=IF(AND([.S19]=0;[.T19]=0);&quot;1&quot;; &quot;0&quot;)" office:value-type="string" office:string-value="0" calcext:value-type="string">
            <text:p>0</text:p>
          </table:table-cell>
          <table:table-cell table:style-name="ce13" table:formula="of:=IF(AND([.S19]=0;[.T19]=0);&quot;1&quot;; &quot;0&quot;)" office:value-type="string" office:string-value="0" calcext:value-type="string">
            <text:p>0</text:p>
          </table:table-cell>
          <table:table-cell table:style-name="ce13" table:formula="of:=IF(AND([.S19]=-1;[.T19]=0; [.V19]&lt;[.$W$2]; [.B19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19]&lt;[.$Y$2]);&quot;1&quot;; &quot;0&quot;)" office:value-type="string" office:string-value="0" calcext:value-type="string">
            <text:p>0</text:p>
          </table:table-cell>
          <table:table-cell table:style-name="ce20" table:formula="of:=IF(OR([.Z19]=&quot;1&quot;; [.AB19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3C132</text:p>
          </table:table-cell>
          <table:table-cell table:style-name="ce5" office:value-type="float" office:value="178.8598" calcext:value-type="float">
            <text:p>178.8598</text:p>
          </table:table-cell>
          <table:table-cell table:style-name="ce5" office:value-type="float" office:value="-12.5219" calcext:value-type="float">
            <text:p>-12.5219</text:p>
          </table:table-cell>
          <table:table-cell table:style-name="ce5" office:value-type="float" office:value="30.1" calcext:value-type="float">
            <text:p>30.1</text:p>
          </table:table-cell>
          <table:table-cell table:style-name="ce5" office:value-type="float" office:value="1.64" calcext:value-type="float">
            <text:p>1.64</text:p>
          </table:table-cell>
          <table:table-cell table:style-name="ce5" office:value-type="float" office:value="25.3079" calcext:value-type="float">
            <text:p>25.3079</text:p>
          </table:table-cell>
          <table:table-cell table:style-name="ce5" office:value-type="float" office:value="0.3163" calcext:value-type="float">
            <text:p>0.3163</text:p>
          </table:table-cell>
          <table:table-cell table:style-name="ce5" office:value-type="float" office:value="9.67" calcext:value-type="float">
            <text:p>9.67</text:p>
          </table:table-cell>
          <table:table-cell table:style-name="ce5" office:value-type="float" office:value="1.4949" calcext:value-type="float">
            <text:p>1.4949</text:p>
          </table:table-cell>
          <table:table-cell table:style-name="ce5" office:value-type="float" office:value="20.43" calcext:value-type="float">
            <text:p>20.43</text:p>
          </table:table-cell>
          <table:table-cell table:style-name="ce5" office:value-type="float" office:value="0.6663" calcext:value-type="float">
            <text:p>0.6663</text:p>
          </table:table-cell>
          <table:table-cell table:style-name="ce5" office:value-type="float" office:value="0.4266" calcext:value-type="float">
            <text:p>0.4266</text:p>
          </table:table-cell>
          <table:table-cell table:style-name="ce5" office:value-type="float" office:value="0.0118" calcext:value-type="float">
            <text:p>0.0118</text:p>
          </table:table-cell>
          <table:table-cell table:style-name="ce5" office:value-type="float" office:value="1.2918" calcext:value-type="float">
            <text:p>1.291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3" office:value-type="float" office:value="0.000709835" calcext:value-type="float">
            <text:p>0.000709835</text:p>
          </table:table-cell>
          <table:table-cell table:style-name="ce3" office:value-type="float" office:value="0.00073441" calcext:value-type="float">
            <text:p>0.00073441</text:p>
          </table:table-cell>
          <table:table-cell table:style-name="ce13" table:formula="of:=IF([.E20]&lt;1;&quot;1&quot;;&quot;0&quot;)" office:value-type="string" office:string-value="0" calcext:value-type="string">
            <text:p>0</text:p>
          </table:table-cell>
          <table:table-cell table:style-name="ce13" table:formula="of:=IF([.E20]&lt;3;&quot;1&quot;;&quot;0&quot;)" office:value-type="string" office:string-value="0" calcext:value-type="string">
            <text:p>0</text:p>
          </table:table-cell>
          <table:table-cell table:style-name="ce13" table:formula="of:=IF(AND([.S20]=0;[.T20]=0);&quot;1&quot;; &quot;0&quot;)" office:value-type="string" office:string-value="0" calcext:value-type="string">
            <text:p>0</text:p>
          </table:table-cell>
          <table:table-cell table:style-name="ce13" table:formula="of:=IF(AND([.S20]=0;[.T20]=0);&quot;1&quot;; &quot;0&quot;)" office:value-type="string" office:string-value="0" calcext:value-type="string">
            <text:p>0</text:p>
          </table:table-cell>
          <table:table-cell table:style-name="ce13" table:formula="of:=IF(AND([.S20]=-1;[.T20]=0; [.V20]&lt;[.$W$2]; [.B20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20]&lt;[.$Y$2]);&quot;1&quot;; &quot;0&quot;)" office:value-type="string" office:string-value="0" calcext:value-type="string">
            <text:p>0</text:p>
          </table:table-cell>
          <table:table-cell table:style-name="ce20" table:formula="of:=IF(OR([.Z20]=&quot;1&quot;; [.AB20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3C131</text:p>
          </table:table-cell>
          <table:table-cell table:style-name="ce5" office:value-type="float" office:value="171.4368" calcext:value-type="float">
            <text:p>171.4368</text:p>
          </table:table-cell>
          <table:table-cell table:style-name="ce5" office:value-type="float" office:value="-7.7967" calcext:value-type="float">
            <text:p>-7.7967</text:p>
          </table:table-cell>
          <table:table-cell table:style-name="ce5" office:value-type="float" office:value="36.09" calcext:value-type="float">
            <text:p>36.09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28.239" calcext:value-type="float">
            <text:p>28.239</text:p>
          </table:table-cell>
          <table:table-cell table:style-name="ce5" office:value-type="float" office:value="0.6613" calcext:value-type="float">
            <text:p>0.6613</text:p>
          </table:table-cell>
          <table:table-cell table:style-name="ce5" office:value-type="float" office:value="14.26" calcext:value-type="float">
            <text:p>14.26</text:p>
          </table:table-cell>
          <table:table-cell table:style-name="ce5" office:value-type="float" office:value="1.8474" calcext:value-type="float">
            <text:p>1.8474</text:p>
          </table:table-cell>
          <table:table-cell table:style-name="ce5" office:value-type="float" office:value="21.83" calcext:value-type="float">
            <text:p>21.83</text:p>
          </table:table-cell>
          <table:table-cell table:style-name="ce5" office:value-type="float" office:value="0.9761" calcext:value-type="float">
            <text:p>0.9761</text:p>
          </table:table-cell>
          <table:table-cell table:style-name="ce5" office:value-type="float" office:value="0.8347" calcext:value-type="float">
            <text:p>0.8347</text:p>
          </table:table-cell>
          <table:table-cell table:style-name="ce5" office:value-type="float" office:value="0.0174" calcext:value-type="float">
            <text:p>0.0174</text:p>
          </table:table-cell>
          <table:table-cell table:style-name="ce5" office:value-type="float" office:value="2.6089" calcext:value-type="float">
            <text:p>2.608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3" office:value-type="float" office:value="0.000904464" calcext:value-type="float">
            <text:p>0.000904464</text:p>
          </table:table-cell>
          <table:table-cell table:style-name="ce3" office:value-type="float" office:value="0.00100088" calcext:value-type="float">
            <text:p>0.00100088</text:p>
          </table:table-cell>
          <table:table-cell table:style-name="ce13" table:formula="of:=IF([.E21]&lt;1;&quot;1&quot;;&quot;0&quot;)" office:value-type="string" office:string-value="0" calcext:value-type="string">
            <text:p>0</text:p>
          </table:table-cell>
          <table:table-cell table:style-name="ce13" table:formula="of:=IF([.E21]&lt;3;&quot;1&quot;;&quot;0&quot;)" office:value-type="string" office:string-value="0" calcext:value-type="string">
            <text:p>0</text:p>
          </table:table-cell>
          <table:table-cell table:style-name="ce13" table:formula="of:=IF(AND([.S21]=0;[.T21]=0);&quot;1&quot;; &quot;0&quot;)" office:value-type="string" office:string-value="0" calcext:value-type="string">
            <text:p>0</text:p>
          </table:table-cell>
          <table:table-cell table:style-name="ce13" table:formula="of:=IF(AND([.S21]=0;[.T21]=0);&quot;1&quot;; &quot;0&quot;)" office:value-type="string" office:string-value="0" calcext:value-type="string">
            <text:p>0</text:p>
          </table:table-cell>
          <table:table-cell table:style-name="ce13" table:formula="of:=IF(AND([.S21]=-1;[.T21]=0; [.V21]&lt;[.$W$2]; [.B21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21]&lt;[.$Y$2]);&quot;1&quot;; &quot;0&quot;)" office:value-type="string" office:string-value="0" calcext:value-type="string">
            <text:p>0</text:p>
          </table:table-cell>
          <table:table-cell table:style-name="ce20" table:formula="of:=IF(OR([.Z21]=&quot;1&quot;; [.AB21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3C310</text:p>
          </table:table-cell>
          <table:table-cell table:style-name="ce5" office:value-type="float" office:value="38.5004" calcext:value-type="float">
            <text:p>38.5004</text:p>
          </table:table-cell>
          <table:table-cell table:style-name="ce5" office:value-type="float" office:value="60.2098" calcext:value-type="float">
            <text:p>60.2098</text:p>
          </table:table-cell>
          <table:table-cell table:style-name="ce5" office:value-type="float" office:value="4.69" calcext:value-type="float">
            <text:p>4.69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4.4007" calcext:value-type="float">
            <text:p>4.4007</text:p>
          </table:table-cell>
          <table:table-cell table:style-name="ce5" office:value-type="float" office:value="0.0835" calcext:value-type="float">
            <text:p>0.0835</text:p>
          </table:table-cell>
          <table:table-cell table:style-name="ce5" office:value-type="float" office:value="1.4" calcext:value-type="float">
            <text:p>1.4</text:p>
          </table:table-cell>
          <table:table-cell table:style-name="ce5" office:value-type="float" office:value="0.0985" calcext:value-type="float">
            <text:p>0.0985</text:p>
          </table:table-cell>
          <table:table-cell table:style-name="ce5" office:value-type="float" office:value="3.29" calcext:value-type="float">
            <text:p>3.29</text:p>
          </table:table-cell>
          <table:table-cell table:style-name="ce5" office:value-type="float" office:value="0.0764" calcext:value-type="float">
            <text:p>0.0764</text:p>
          </table:table-cell>
          <table:table-cell table:style-name="ce5" office:value-type="float" office:value="0.0348" calcext:value-type="float">
            <text:p>0.0348</text:p>
          </table:table-cell>
          <table:table-cell table:style-name="ce5" office:value-type="float" office:value="0.0015" calcext:value-type="float">
            <text:p>0.0015</text:p>
          </table:table-cell>
          <table:table-cell table:style-name="ce5" office:value-type="float" office:value="0.1095" calcext:value-type="float">
            <text:p>0.109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169883" calcext:value-type="float">
            <text:p>0.00169883</text:p>
          </table:table-cell>
          <table:table-cell table:style-name="ce3" office:value-type="float" office:value="0.00161939" calcext:value-type="float">
            <text:p>0.00161939</text:p>
          </table:table-cell>
          <table:table-cell table:style-name="ce13" table:formula="of:=IF([.E22]&lt;1;&quot;1&quot;;&quot;0&quot;)" office:value-type="string" office:string-value="0" calcext:value-type="string">
            <text:p>0</text:p>
          </table:table-cell>
          <table:table-cell table:style-name="ce13" table:formula="of:=IF([.E22]&lt;3;&quot;1&quot;;&quot;0&quot;)" office:value-type="string" office:string-value="0" calcext:value-type="string">
            <text:p>0</text:p>
          </table:table-cell>
          <table:table-cell table:style-name="ce13" table:formula="of:=IF(AND([.S22]=0;[.T22]=0);&quot;1&quot;; &quot;0&quot;)" office:value-type="string" office:string-value="1" calcext:value-type="string">
            <text:p>1</text:p>
          </table:table-cell>
          <table:table-cell table:style-name="ce13" table:formula="of:=IF(AND([.S22]=0;[.T22]=0);&quot;1&quot;; &quot;0&quot;)" office:value-type="string" office:string-value="1" calcext:value-type="string">
            <text:p>1</text:p>
          </table:table-cell>
          <table:table-cell table:style-name="ce13" table:formula="of:=IF(AND([.S22]=-1;[.T22]=0; [.V22]&lt;[.$W$2]; [.B22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22]&lt;[.$Y$2]);&quot;1&quot;; &quot;0&quot;)" office:value-type="string" office:string-value="0" calcext:value-type="string">
            <text:p>0</text:p>
          </table:table-cell>
          <table:table-cell table:style-name="ce20" table:formula="of:=IF(OR([.Z22]=&quot;1&quot;; [.AB22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3C315</text:p>
          </table:table-cell>
          <table:table-cell table:style-name="ce5" office:value-type="float" office:value="39.3605" calcext:value-type="float">
            <text:p>39.3605</text:p>
          </table:table-cell>
          <table:table-cell table:style-name="ce5" office:value-type="float" office:value="58.303" calcext:value-type="float">
            <text:p>58.303</text:p>
          </table:table-cell>
          <table:table-cell table:style-name="ce5" office:value-type="float" office:value="6.03" calcext:value-type="float">
            <text:p>6.03</text:p>
          </table:table-cell>
          <table:table-cell table:style-name="ce5" office:value-type="float" office:value="0.48" calcext:value-type="float">
            <text:p>0.48</text:p>
          </table:table-cell>
          <table:table-cell table:style-name="ce5" office:value-type="float" office:value="5.1983" calcext:value-type="float">
            <text:p>5.1983</text:p>
          </table:table-cell>
          <table:table-cell table:style-name="ce5" office:value-type="float" office:value="0.0719" calcext:value-type="float">
            <text:p>0.0719</text:p>
          </table:table-cell>
          <table:table-cell table:style-name="ce5" office:value-type="float" office:value="2.81" calcext:value-type="float">
            <text:p>2.81</text:p>
          </table:table-cell>
          <table:table-cell table:style-name="ce5" office:value-type="float" office:value="0.2617" calcext:value-type="float">
            <text:p>0.2617</text:p>
          </table:table-cell>
          <table:table-cell table:style-name="ce5" office:value-type="float" office:value="3.22" calcext:value-type="float">
            <text:p>3.22</text:p>
          </table:table-cell>
          <table:table-cell table:style-name="ce5" office:value-type="float" office:value="0.4077" calcext:value-type="float">
            <text:p>0.4077</text:p>
          </table:table-cell>
          <table:table-cell table:style-name="ce5" office:value-type="float" office:value="0.053" calcext:value-type="float">
            <text:p>0.053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0.1654" calcext:value-type="float">
            <text:p>0.165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137524" calcext:value-type="float">
            <text:p>0.00137524</text:p>
          </table:table-cell>
          <table:table-cell table:style-name="ce3" office:value-type="float" office:value="0.00129648" calcext:value-type="float">
            <text:p>0.00129648</text:p>
          </table:table-cell>
          <table:table-cell table:style-name="ce13" table:formula="of:=IF([.E23]&lt;1;&quot;1&quot;;&quot;0&quot;)" office:value-type="string" office:string-value="0" calcext:value-type="string">
            <text:p>0</text:p>
          </table:table-cell>
          <table:table-cell table:style-name="ce13" table:formula="of:=IF([.E23]&lt;3;&quot;1&quot;;&quot;0&quot;)" office:value-type="string" office:string-value="0" calcext:value-type="string">
            <text:p>0</text:p>
          </table:table-cell>
          <table:table-cell table:style-name="ce13" table:formula="of:=IF(AND([.S23]=0;[.T23]=0);&quot;1&quot;; &quot;0&quot;)" office:value-type="string" office:string-value="1" calcext:value-type="string">
            <text:p>1</text:p>
          </table:table-cell>
          <table:table-cell table:style-name="ce13" table:formula="of:=IF(AND([.S23]=0;[.T23]=0);&quot;1&quot;; &quot;0&quot;)" office:value-type="string" office:string-value="1" calcext:value-type="string">
            <text:p>1</text:p>
          </table:table-cell>
          <table:table-cell table:style-name="ce13" table:formula="of:=IF(AND([.S23]=-1;[.T23]=0; [.V23]&lt;[.$W$2]; [.B23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23]&lt;[.$Y$2]);&quot;1&quot;; &quot;0&quot;)" office:value-type="string" office:string-value="0" calcext:value-type="string">
            <text:p>0</text:p>
          </table:table-cell>
          <table:table-cell table:style-name="ce20" table:formula="of:=IF(OR([.Z23]=&quot;1&quot;; [.AB23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C109</text:p>
          </table:table-cell>
          <table:table-cell table:style-name="ce5" office:value-type="float" office:value="181.828" calcext:value-type="float">
            <text:p>181.828</text:p>
          </table:table-cell>
          <table:table-cell table:style-name="ce5" office:value-type="float" office:value="-27.7769" calcext:value-type="float">
            <text:p>-27.7769</text:p>
          </table:table-cell>
          <table:table-cell table:style-name="ce5" office:value-type="float" office:value="26.32" calcext:value-type="float">
            <text:p>26.32</text:p>
          </table:table-cell>
          <table:table-cell table:style-name="ce5" office:value-type="float" office:value="1.29" calcext:value-type="float">
            <text:p>1.29</text:p>
          </table:table-cell>
          <table:table-cell table:style-name="ce5" office:value-type="float" office:value="17.6634" calcext:value-type="float">
            <text:p>17.6634</text:p>
          </table:table-cell>
          <table:table-cell table:style-name="ce5" office:value-type="float" office:value="0.7618" calcext:value-type="float">
            <text:p>0.7618</text:p>
          </table:table-cell>
          <table:table-cell table:style-name="ce5" office:value-type="float" office:value="19.6" calcext:value-type="float">
            <text:p>19.6</text:p>
          </table:table-cell>
          <table:table-cell table:style-name="ce5" office:value-type="float" office:value="0.9906" calcext:value-type="float">
            <text:p>0.9906</text:p>
          </table:table-cell>
          <table:table-cell table:style-name="ce5" office:value-type="float" office:value="6.71" calcext:value-type="float">
            <text:p>6.71</text:p>
          </table:table-cell>
          <table:table-cell table:style-name="ce5" office:value-type="float" office:value="0.8011" calcext:value-type="float">
            <text:p>0.8011</text:p>
          </table:table-cell>
          <table:table-cell table:style-name="ce5" office:value-type="float" office:value="0.5042" calcext:value-type="float">
            <text:p>0.5042</text:p>
          </table:table-cell>
          <table:table-cell table:style-name="ce5" office:value-type="float" office:value="0.0319" calcext:value-type="float">
            <text:p>0.0319</text:p>
          </table:table-cell>
          <table:table-cell table:style-name="ce5" office:value-type="float" office:value="1.5286" calcext:value-type="float">
            <text:p>1.528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3" office:value-type="float" office:value="0.000848053" calcext:value-type="float">
            <text:p>0.000848053</text:p>
          </table:table-cell>
          <table:table-cell table:style-name="ce3" office:value-type="float" office:value="0.000912486" calcext:value-type="float">
            <text:p>0.000912486</text:p>
          </table:table-cell>
          <table:table-cell table:style-name="ce13" table:formula="of:=IF([.E24]&lt;1;&quot;1&quot;;&quot;0&quot;)" office:value-type="string" office:string-value="0" calcext:value-type="string">
            <text:p>0</text:p>
          </table:table-cell>
          <table:table-cell table:style-name="ce13" table:formula="of:=IF([.E24]&lt;3;&quot;1&quot;;&quot;0&quot;)" office:value-type="string" office:string-value="0" calcext:value-type="string">
            <text:p>0</text:p>
          </table:table-cell>
          <table:table-cell table:style-name="ce13" table:formula="of:=IF(AND([.S24]=0;[.T24]=0);&quot;1&quot;; &quot;0&quot;)" office:value-type="string" office:string-value="0" calcext:value-type="string">
            <text:p>0</text:p>
          </table:table-cell>
          <table:table-cell table:style-name="ce13" table:formula="of:=IF(AND([.S24]=0;[.T24]=0);&quot;1&quot;; &quot;0&quot;)" office:value-type="string" office:string-value="0" calcext:value-type="string">
            <text:p>0</text:p>
          </table:table-cell>
          <table:table-cell table:style-name="ce13" table:formula="of:=IF(AND([.S24]=-1;[.T24]=0; [.V24]&lt;[.$W$2]; [.B24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24]&lt;[.$Y$2]);&quot;1&quot;; &quot;0&quot;)" office:value-type="string" office:string-value="0" calcext:value-type="string">
            <text:p>0</text:p>
          </table:table-cell>
          <table:table-cell table:style-name="ce20" table:formula="of:=IF(OR([.Z24]=&quot;1&quot;; [.AB24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3C234</text:p>
          </table:table-cell>
          <table:table-cell table:style-name="ce5" office:value-type="float" office:value="200.205" calcext:value-type="float">
            <text:p>200.205</text:p>
          </table:table-cell>
          <table:table-cell table:style-name="ce5" office:value-type="float" office:value="52.7049" calcext:value-type="float">
            <text:p>52.7049</text:p>
          </table:table-cell>
          <table:table-cell table:style-name="ce5" office:value-type="float" office:value="2.04" calcext:value-type="float">
            <text:p>2.04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2.0708" calcext:value-type="float">
            <text:p>2.0708</text:p>
          </table:table-cell>
          <table:table-cell table:style-name="ce5" office:value-type="float" office:value="1.2748" calcext:value-type="float">
            <text:p>1.274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.04" calcext:value-type="float">
            <text:p>2.04</text:p>
          </table:table-cell>
          <table:table-cell table:style-name="ce5" office:value-type="float" office:value="0.0582" calcext:value-type="float">
            <text:p>0.0582</text:p>
          </table:table-cell>
          <table:table-cell table:style-name="ce5" office:value-type="float" office:value="0.0163" calcext:value-type="float">
            <text:p>0.0163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0.0498" calcext:value-type="float">
            <text:p>0.049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119828" calcext:value-type="float">
            <text:p>0.00119828</text:p>
          </table:table-cell>
          <table:table-cell table:style-name="ce3" office:value-type="float" office:value="0.00126593" calcext:value-type="float">
            <text:p>0.00126593</text:p>
          </table:table-cell>
          <table:table-cell table:style-name="ce13" table:formula="of:=IF([.E25]&lt;1;&quot;1&quot;;&quot;0&quot;)" office:value-type="string" office:string-value="0" calcext:value-type="string">
            <text:p>0</text:p>
          </table:table-cell>
          <table:table-cell table:style-name="ce13" table:formula="of:=IF([.E25]&lt;3;&quot;1&quot;;&quot;0&quot;)" office:value-type="string" office:string-value="1" calcext:value-type="string">
            <text:p>1</text:p>
          </table:table-cell>
          <table:table-cell table:style-name="ce13" table:formula="of:=IF(AND([.S25]=0;[.T25]=0);&quot;1&quot;; &quot;0&quot;)" office:value-type="string" office:string-value="0" calcext:value-type="string">
            <text:p>0</text:p>
          </table:table-cell>
          <table:table-cell table:style-name="ce13" table:formula="of:=IF(AND([.S25]=0;[.T25]=0);&quot;1&quot;; &quot;0&quot;)" office:value-type="string" office:string-value="0" calcext:value-type="string">
            <text:p>0</text:p>
          </table:table-cell>
          <table:table-cell table:style-name="ce13" table:formula="of:=IF(AND([.S25]=-1;[.T25]=0; [.V25]&lt;[.$W$2]; [.B25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25]&lt;[.$Y$2]);&quot;1&quot;; &quot;0&quot;)" office:value-type="string" office:string-value="1" calcext:value-type="string">
            <text:p>1</text:p>
          </table:table-cell>
          <table:table-cell table:style-name="ce20" table:formula="of:=IF(OR([.Z25]=&quot;1&quot;; [.AB25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3C236</text:p>
          </table:table-cell>
          <table:table-cell table:style-name="ce5" office:value-type="float" office:value="190.064" calcext:value-type="float">
            <text:p>190.064</text:p>
          </table:table-cell>
          <table:table-cell table:style-name="ce5" office:value-type="float" office:value="53.9808" calcext:value-type="float">
            <text:p>53.9808</text:p>
          </table:table-cell>
          <table:table-cell table:style-name="ce5" office:value-type="float" office:value="1.53" calcext:value-type="float">
            <text:p>1.53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1.4937" calcext:value-type="float">
            <text:p>1.4937</text:p>
          </table:table-cell>
          <table:table-cell table:style-name="ce5" office:value-type="float" office:value="1.3637" calcext:value-type="float">
            <text:p>1.363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53" calcext:value-type="float">
            <text:p>1.53</text:p>
          </table:table-cell>
          <table:table-cell table:style-name="ce5" office:value-type="float" office:value="0.0507" calcext:value-type="float">
            <text:p>0.0507</text:p>
          </table:table-cell>
          <table:table-cell table:style-name="ce5" office:value-type="float" office:value="0.0097" calcext:value-type="float">
            <text:p>0.0097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293" calcext:value-type="float">
            <text:p>0.029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123876" calcext:value-type="float">
            <text:p>0.00123876</text:p>
          </table:table-cell>
          <table:table-cell table:style-name="ce3" office:value-type="float" office:value="0.0010722" calcext:value-type="float">
            <text:p>0.0010722</text:p>
          </table:table-cell>
          <table:table-cell table:style-name="ce13" table:formula="of:=IF([.E26]&lt;1;&quot;1&quot;;&quot;0&quot;)" office:value-type="string" office:string-value="0" calcext:value-type="string">
            <text:p>0</text:p>
          </table:table-cell>
          <table:table-cell table:style-name="ce13" table:formula="of:=IF([.E26]&lt;3;&quot;1&quot;;&quot;0&quot;)" office:value-type="string" office:string-value="1" calcext:value-type="string">
            <text:p>1</text:p>
          </table:table-cell>
          <table:table-cell table:style-name="ce13" table:formula="of:=IF(AND([.S26]=0;[.T26]=0);&quot;1&quot;; &quot;0&quot;)" office:value-type="string" office:string-value="0" calcext:value-type="string">
            <text:p>0</text:p>
          </table:table-cell>
          <table:table-cell table:style-name="ce13" table:formula="of:=IF(AND([.S26]=0;[.T26]=0);&quot;1&quot;; &quot;0&quot;)" office:value-type="string" office:string-value="0" calcext:value-type="string">
            <text:p>0</text:p>
          </table:table-cell>
          <table:table-cell table:style-name="ce13" table:formula="of:=IF(AND([.S26]=-1;[.T26]=0; [.V26]&lt;[.$W$2]; [.B26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26]&lt;[.$Y$2]);&quot;1&quot;; &quot;0&quot;)" office:value-type="string" office:string-value="1" calcext:value-type="string">
            <text:p>1</text:p>
          </table:table-cell>
          <table:table-cell table:style-name="ce20" table:formula="of:=IF(OR([.Z26]=&quot;1&quot;; [.AB26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3C237</text:p>
          </table:table-cell>
          <table:table-cell table:style-name="ce5" office:value-type="float" office:value="232.1171" calcext:value-type="float">
            <text:p>232.1171</text:p>
          </table:table-cell>
          <table:table-cell table:style-name="ce5" office:value-type="float" office:value="46.6273" calcext:value-type="float">
            <text:p>46.6273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0.23" calcext:value-type="float">
            <text:p>0.23</text:p>
          </table:table-cell>
          <table:table-cell table:style-name="ce5" office:value-type="float" office:value="2.614" calcext:value-type="float">
            <text:p>2.614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0.17" calcext:value-type="float">
            <text:p>0.17</text:p>
          </table:table-cell>
          <table:table-cell table:style-name="ce5" office:value-type="float" office:value="0.1982" calcext:value-type="float">
            <text:p>0.1982</text:p>
          </table:table-cell>
          <table:table-cell table:style-name="ce5" office:value-type="float" office:value="2.43" calcext:value-type="float">
            <text:p>2.43</text:p>
          </table:table-cell>
          <table:table-cell table:style-name="ce5" office:value-type="float" office:value="0.1119" calcext:value-type="float">
            <text:p>0.1119</text:p>
          </table:table-cell>
          <table:table-cell table:style-name="ce5" office:value-type="float" office:value="0.0171" calcext:value-type="float">
            <text:p>0.0171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534" calcext:value-type="float">
            <text:p>0.053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436985" calcext:value-type="float">
            <text:p>0.00436985</text:p>
          </table:table-cell>
          <table:table-cell table:style-name="ce3" office:value-type="float" office:value="0.00476852" calcext:value-type="float">
            <text:p>0.00476852</text:p>
          </table:table-cell>
          <table:table-cell table:style-name="ce13" table:formula="of:=IF([.E27]&lt;1;&quot;1&quot;;&quot;0&quot;)" office:value-type="string" office:string-value="0" calcext:value-type="string">
            <text:p>0</text:p>
          </table:table-cell>
          <table:table-cell table:style-name="ce13" table:formula="of:=IF([.E27]&lt;3;&quot;1&quot;;&quot;0&quot;)" office:value-type="string" office:string-value="1" calcext:value-type="string">
            <text:p>1</text:p>
          </table:table-cell>
          <table:table-cell table:style-name="ce13" table:formula="of:=IF(AND([.S27]=0;[.T27]=0);&quot;1&quot;; &quot;0&quot;)" office:value-type="string" office:string-value="1" calcext:value-type="string">
            <text:p>1</text:p>
          </table:table-cell>
          <table:table-cell table:style-name="ce13" table:formula="of:=IF(AND([.S27]=0;[.T27]=0);&quot;1&quot;; &quot;0&quot;)" office:value-type="string" office:string-value="1" calcext:value-type="string">
            <text:p>1</text:p>
          </table:table-cell>
          <table:table-cell table:style-name="ce13" table:formula="of:=IF(AND([.S27]=-1;[.T27]=0; [.V27]&lt;[.$W$2]; [.B27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27]&lt;[.$Y$2]);&quot;1&quot;; &quot;0&quot;)" office:value-type="string" office:string-value="1" calcext:value-type="string">
            <text:p>1</text:p>
          </table:table-cell>
          <table:table-cell table:style-name="ce20" table:formula="of:=IF(OR([.Z27]=&quot;1&quot;; [.AB27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3C154</text:p>
          </table:table-cell>
          <table:table-cell table:style-name="ce5" office:value-type="float" office:value="185.5941" calcext:value-type="float">
            <text:p>185.5941</text:p>
          </table:table-cell>
          <table:table-cell table:style-name="ce5" office:value-type="float" office:value="4.0066" calcext:value-type="float">
            <text:p>4.0066</text:p>
          </table:table-cell>
          <table:table-cell table:style-name="ce5" office:value-type="float" office:value="45.94" calcext:value-type="float">
            <text:p>45.94</text:p>
          </table:table-cell>
          <table:table-cell table:style-name="ce5" office:value-type="float" office:value="14.94" calcext:value-type="float">
            <text:p>14.94</text:p>
          </table:table-cell>
          <table:table-cell table:style-name="ce5" office:value-type="float" office:value="39.9226" calcext:value-type="float">
            <text:p>39.9226</text:p>
          </table:table-cell>
          <table:table-cell table:style-name="ce5" office:value-type="float" office:value="0.3187" calcext:value-type="float">
            <text:p>0.3187</text:p>
          </table:table-cell>
          <table:table-cell table:style-name="ce5" office:value-type="float" office:value="9.75" calcext:value-type="float">
            <text:p>9.75</text:p>
          </table:table-cell>
          <table:table-cell table:style-name="ce5" office:value-type="float" office:value="14.9369" calcext:value-type="float">
            <text:p>14.9369</text:p>
          </table:table-cell>
          <table:table-cell table:style-name="ce5" office:value-type="float" office:value="36.19" calcext:value-type="float">
            <text:p>36.19</text:p>
          </table:table-cell>
          <table:table-cell table:style-name="ce5" office:value-type="float" office:value="0.4923" calcext:value-type="float">
            <text:p>0.4923</text:p>
          </table:table-cell>
          <table:table-cell table:style-name="ce5" office:value-type="float" office:value="0.5431" calcext:value-type="float">
            <text:p>0.5431</text:p>
          </table:table-cell>
          <table:table-cell table:style-name="ce5" office:value-type="float" office:value="0.0307" calcext:value-type="float">
            <text:p>0.0307</text:p>
          </table:table-cell>
          <table:table-cell table:style-name="ce5" office:value-type="float" office:value="1.6651" calcext:value-type="float">
            <text:p>1.6651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3" office:value-type="float" office:value="0.00130049" calcext:value-type="float">
            <text:p>0.00130049</text:p>
          </table:table-cell>
          <table:table-cell table:style-name="ce3" office:value-type="float" office:value="0.00121596" calcext:value-type="float">
            <text:p>0.00121596</text:p>
          </table:table-cell>
          <table:table-cell table:style-name="ce13" table:formula="of:=IF([.E28]&lt;1;&quot;1&quot;;&quot;0&quot;)" office:value-type="string" office:string-value="0" calcext:value-type="string">
            <text:p>0</text:p>
          </table:table-cell>
          <table:table-cell table:style-name="ce13" table:formula="of:=IF([.E28]&lt;3;&quot;1&quot;;&quot;0&quot;)" office:value-type="string" office:string-value="0" calcext:value-type="string">
            <text:p>0</text:p>
          </table:table-cell>
          <table:table-cell table:style-name="ce13" table:formula="of:=IF(AND([.S28]=0;[.T28]=0);&quot;1&quot;; &quot;0&quot;)" office:value-type="string" office:string-value="0" calcext:value-type="string">
            <text:p>0</text:p>
          </table:table-cell>
          <table:table-cell table:style-name="ce13" table:formula="of:=IF(AND([.S28]=0;[.T28]=0);&quot;1&quot;; &quot;0&quot;)" office:value-type="string" office:string-value="0" calcext:value-type="string">
            <text:p>0</text:p>
          </table:table-cell>
          <table:table-cell table:style-name="ce13" table:formula="of:=IF(AND([.S28]=-1;[.T28]=0; [.V28]&lt;[.$W$2]; [.B28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28]&lt;[.$Y$2]);&quot;1&quot;; &quot;0&quot;)" office:value-type="string" office:string-value="0" calcext:value-type="string">
            <text:p>0</text:p>
          </table:table-cell>
          <table:table-cell table:style-name="ce20" table:formula="of:=IF(OR([.Z28]=&quot;1&quot;; [.AB28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3C228.0</text:p>
          </table:table-cell>
          <table:table-cell table:style-name="ce5" office:value-type="float" office:value="220.8313" calcext:value-type="float">
            <text:p>220.8313</text:p>
          </table:table-cell>
          <table:table-cell table:style-name="ce5" office:value-type="float" office:value="46.6355" calcext:value-type="float">
            <text:p>46.6355</text:p>
          </table:table-cell>
          <table:table-cell table:style-name="ce5" office:value-type="float" office:value="3.3" calcext:value-type="float">
            <text:p>3.3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3688" calcext:value-type="float">
            <text:p>3.3688</text:p>
          </table:table-cell>
          <table:table-cell table:style-name="ce5" office:value-type="float" office:value="0.202" calcext:value-type="float">
            <text:p>0.202</text:p>
          </table:table-cell>
          <table:table-cell table:style-name="ce5" office:value-type="float" office:value="0.47" calcext:value-type="float">
            <text:p>0.47</text:p>
          </table:table-cell>
          <table:table-cell table:style-name="ce5" office:value-type="float" office:value="0.0275" calcext:value-type="float">
            <text:p>0.0275</text:p>
          </table:table-cell>
          <table:table-cell table:style-name="ce5" office:value-type="float" office:value="2.83" calcext:value-type="float">
            <text:p>2.83</text:p>
          </table:table-cell>
          <table:table-cell table:style-name="ce5" office:value-type="float" office:value="0.0531" calcext:value-type="float">
            <text:p>0.0531</text:p>
          </table:table-cell>
          <table:table-cell table:style-name="ce5" office:value-type="float" office:value="0.0288" calcext:value-type="float">
            <text:p>0.0288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0.0895" calcext:value-type="float">
            <text:p>0.089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29]&lt;1;&quot;1&quot;;&quot;0&quot;)" office:value-type="string" office:string-value="0" calcext:value-type="string">
            <text:p>0</text:p>
          </table:table-cell>
          <table:table-cell table:style-name="ce13" table:formula="of:=IF([.E29]&lt;3;&quot;1&quot;;&quot;0&quot;)" office:value-type="string" office:string-value="0" calcext:value-type="string">
            <text:p>0</text:p>
          </table:table-cell>
          <table:table-cell table:style-name="ce13" table:formula="of:=IF(AND([.S29]=0;[.T29]=0);&quot;1&quot;; &quot;0&quot;)" office:value-type="string" office:string-value="0" calcext:value-type="string">
            <text:p>0</text:p>
          </table:table-cell>
          <table:table-cell table:style-name="ce13" table:formula="of:=IF(AND([.S29]=0;[.T29]=0);&quot;1&quot;; &quot;0&quot;)" office:value-type="string" office:string-value="0" calcext:value-type="string">
            <text:p>0</text:p>
          </table:table-cell>
          <table:table-cell table:style-name="ce13" table:formula="of:=IF(AND([.S29]=-1;[.T29]=0; [.V29]&lt;[.$W$2]; [.B29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29]&lt;[.$Y$2]);&quot;1&quot;; &quot;0&quot;)" office:value-type="string" office:string-value="0" calcext:value-type="string">
            <text:p>0</text:p>
          </table:table-cell>
          <table:table-cell table:style-name="ce20" table:formula="of:=IF(OR([.Z29]=&quot;1&quot;; [.AB29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4C22.12</text:p>
          </table:table-cell>
          <table:table-cell table:style-name="ce5" office:value-type="float" office:value="188.0524" calcext:value-type="float">
            <text:p>188.0524</text:p>
          </table:table-cell>
          <table:table-cell table:style-name="ce5" office:value-type="float" office:value="0.047" calcext:value-type="float">
            <text:p>0.047</text:p>
          </table:table-cell>
          <table:table-cell table:style-name="ce5" office:value-type="float" office:value="107.73" calcext:value-type="float">
            <text:p>107.73</text:p>
          </table:table-cell>
          <table:table-cell table:style-name="ce5" office:value-type="float" office:value="19.28" calcext:value-type="float">
            <text:p>19.28</text:p>
          </table:table-cell>
          <table:table-cell table:style-name="ce5" office:value-type="float" office:value="51.5813" calcext:value-type="float">
            <text:p>51.5813</text:p>
          </table:table-cell>
          <table:table-cell table:style-name="ce5" office:value-type="float" office:value="0.5648" calcext:value-type="float">
            <text:p>0.5648</text:p>
          </table:table-cell>
          <table:table-cell table:style-name="ce5" office:value-type="float" office:value="67.81" calcext:value-type="float">
            <text:p>67.81</text:p>
          </table:table-cell>
          <table:table-cell table:style-name="ce5" office:value-type="float" office:value="18.7121" calcext:value-type="float">
            <text:p>18.7121</text:p>
          </table:table-cell>
          <table:table-cell table:style-name="ce5" office:value-type="float" office:value="39.92" calcext:value-type="float">
            <text:p>39.92</text:p>
          </table:table-cell>
          <table:table-cell table:style-name="ce5" office:value-type="float" office:value="4.5767" calcext:value-type="float">
            <text:p>4.5767</text:p>
          </table:table-cell>
          <table:table-cell table:style-name="ce5" office:value-type="float" office:value="0.823" calcext:value-type="float">
            <text:p>0.823</text:p>
          </table:table-cell>
          <table:table-cell table:style-name="ce5" office:value-type="float" office:value="0.014" calcext:value-type="float">
            <text:p>0.014</text:p>
          </table:table-cell>
          <table:table-cell table:style-name="ce5" office:value-type="float" office:value="2.5495" calcext:value-type="float">
            <text:p>2.549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3" office:value-type="float" office:value="0.00222208" calcext:value-type="float">
            <text:p>0.00222208</text:p>
          </table:table-cell>
          <table:table-cell table:style-name="ce3" office:value-type="float" office:value="0.00224361" calcext:value-type="float">
            <text:p>0.00224361</text:p>
          </table:table-cell>
          <table:table-cell table:style-name="ce13" table:formula="of:=IF([.E30]&lt;1;&quot;1&quot;;&quot;0&quot;)" office:value-type="string" office:string-value="0" calcext:value-type="string">
            <text:p>0</text:p>
          </table:table-cell>
          <table:table-cell table:style-name="ce13" table:formula="of:=IF([.E30]&lt;3;&quot;1&quot;;&quot;0&quot;)" office:value-type="string" office:string-value="0" calcext:value-type="string">
            <text:p>0</text:p>
          </table:table-cell>
          <table:table-cell table:style-name="ce13" table:formula="of:=IF(AND([.S30]=0;[.T30]=0);&quot;1&quot;; &quot;0&quot;)" office:value-type="string" office:string-value="0" calcext:value-type="string">
            <text:p>0</text:p>
          </table:table-cell>
          <table:table-cell table:style-name="ce13" table:formula="of:=IF(AND([.S30]=0;[.T30]=0);&quot;1&quot;; &quot;0&quot;)" office:value-type="string" office:string-value="0" calcext:value-type="string">
            <text:p>0</text:p>
          </table:table-cell>
          <table:table-cell table:style-name="ce13" table:formula="of:=IF(AND([.S30]=-1;[.T30]=0; [.V30]&lt;[.$W$2]; [.B30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30]&lt;[.$Y$2]);&quot;1&quot;; &quot;0&quot;)" office:value-type="string" office:string-value="0" calcext:value-type="string">
            <text:p>0</text:p>
          </table:table-cell>
          <table:table-cell table:style-name="ce20" table:formula="of:=IF(OR([.Z30]=&quot;1&quot;; [.AB30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NRAO140</text:p>
          </table:table-cell>
          <table:table-cell table:style-name="ce6" office:value-type="float" office:value="158.9996697" calcext:value-type="float">
            <text:p>158.9996697</text:p>
          </table:table-cell>
          <table:table-cell table:style-name="ce6" office:value-type="float" office:value="-18.7650247" calcext:value-type="float">
            <text:p>-18.7650247</text:p>
          </table:table-cell>
          <table:table-cell table:style-name="ce5" office:value-type="float" office:value="37.28" calcext:value-type="float">
            <text:p>37.28</text:p>
          </table:table-cell>
          <table:table-cell table:style-name="ce5" office:value-type="float" office:value="23.05" calcext:value-type="float">
            <text:p>23.05</text:p>
          </table:table-cell>
          <table:table-cell table:style-name="ce5" office:value-type="float" office:value="13.8737" calcext:value-type="float">
            <text:p>13.8737</text:p>
          </table:table-cell>
          <table:table-cell table:style-name="ce5" office:value-type="float" office:value="1.0889" calcext:value-type="float">
            <text:p>1.0889</text:p>
          </table:table-cell>
          <table:table-cell table:style-name="ce5" office:value-type="float" office:value="16.96" calcext:value-type="float">
            <text:p>16.96</text:p>
          </table:table-cell>
          <table:table-cell table:style-name="ce5" office:value-type="float" office:value="8.0699" calcext:value-type="float">
            <text:p>8.0699</text:p>
          </table:table-cell>
          <table:table-cell table:style-name="ce5" office:value-type="float" office:value="20.31" calcext:value-type="float">
            <text:p>20.31</text:p>
          </table:table-cell>
          <table:table-cell table:style-name="ce5" office:value-type="float" office:value="21.5898" calcext:value-type="float">
            <text:p>21.5898</text:p>
          </table:table-cell>
          <table:table-cell table:style-name="ce5" office:value-type="float" office:value="0.6138" calcext:value-type="float">
            <text:p>0.6138</text:p>
          </table:table-cell>
          <table:table-cell table:style-name="ce5" office:value-type="float" office:value="0.0762" calcext:value-type="float">
            <text:p>0.0762</text:p>
          </table:table-cell>
          <table:table-cell table:style-name="ce5" office:value-type="float" office:value="1.9287" calcext:value-type="float">
            <text:p>1.928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0830078" calcext:value-type="float">
            <text:p>0.000830078</text:p>
          </table:table-cell>
          <table:table-cell table:style-name="ce3" office:value-type="float" office:value="0.00100052" calcext:value-type="float">
            <text:p>0.00100052</text:p>
          </table:table-cell>
          <table:table-cell table:style-name="ce13" table:formula="of:=IF([.E31]&lt;1;&quot;1&quot;;&quot;0&quot;)" office:value-type="string" office:string-value="0" calcext:value-type="string">
            <text:p>0</text:p>
          </table:table-cell>
          <table:table-cell table:style-name="ce13" table:formula="of:=IF([.E31]&lt;3;&quot;1&quot;;&quot;0&quot;)" office:value-type="string" office:string-value="0" calcext:value-type="string">
            <text:p>0</text:p>
          </table:table-cell>
          <table:table-cell table:style-name="ce13" table:formula="of:=IF(AND([.S31]=0;[.T31]=0);&quot;1&quot;; &quot;0&quot;)" office:value-type="string" office:string-value="0" calcext:value-type="string">
            <text:p>0</text:p>
          </table:table-cell>
          <table:table-cell table:style-name="ce13" table:formula="of:=IF(AND([.S31]=0;[.T31]=0);&quot;1&quot;; &quot;0&quot;)" office:value-type="string" office:string-value="0" calcext:value-type="string">
            <text:p>0</text:p>
          </table:table-cell>
          <table:table-cell table:style-name="ce13" table:formula="of:=IF(AND([.S31]=-1;[.T31]=0; [.V31]&lt;[.$W$2]; [.B31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31]&lt;[.$Y$2]);&quot;1&quot;; &quot;0&quot;)" office:value-type="string" office:string-value="0" calcext:value-type="string">
            <text:p>0</text:p>
          </table:table-cell>
          <table:table-cell table:style-name="ce20" table:formula="of:=IF(OR([.Z31]=&quot;1&quot;; [.AB31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3C318</text:p>
          </table:table-cell>
          <table:table-cell table:style-name="ce5" office:value-type="float" office:value="29.9821" calcext:value-type="float">
            <text:p>29.9821</text:p>
          </table:table-cell>
          <table:table-cell table:style-name="ce5" office:value-type="float" office:value="54.7856" calcext:value-type="float">
            <text:p>54.785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5.3281" calcext:value-type="float">
            <text:p>5.3281</text:p>
          </table:table-cell>
          <table:table-cell table:style-name="ce5" office:value-type="float" office:value="0.0857" calcext:value-type="float">
            <text:p>0.0857</text:p>
          </table:table-cell>
          <table:table-cell table:style-name="ce5" office:value-type="float" office:value="2.21" calcext:value-type="float">
            <text:p>2.21</text:p>
          </table:table-cell>
          <table:table-cell table:style-name="ce5" office:value-type="float" office:value="0.1832" calcext:value-type="float">
            <text:p>0.1832</text:p>
          </table:table-cell>
          <table:table-cell table:style-name="ce5" office:value-type="float" office:value="3.79" calcext:value-type="float">
            <text:p>3.79</text:p>
          </table:table-cell>
          <table:table-cell table:style-name="ce5" office:value-type="float" office:value="0.0699" calcext:value-type="float">
            <text:p>0.0699</text:p>
          </table:table-cell>
          <table:table-cell table:style-name="ce5" office:value-type="float" office:value="0.0539" calcext:value-type="float">
            <text:p>0.0539</text:p>
          </table:table-cell>
          <table:table-cell table:style-name="ce5" office:value-type="float" office:value="0.0014" calcext:value-type="float">
            <text:p>0.0014</text:p>
          </table:table-cell>
          <table:table-cell table:style-name="ce5" office:value-type="float" office:value="0.1679" calcext:value-type="float">
            <text:p>0.167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465188" calcext:value-type="float">
            <text:p>0.00465188</text:p>
          </table:table-cell>
          <table:table-cell table:style-name="ce3" office:value-type="float" office:value="0.00472419" calcext:value-type="float">
            <text:p>0.00472419</text:p>
          </table:table-cell>
          <table:table-cell table:style-name="ce13" table:formula="of:=IF([.E32]&lt;1;&quot;1&quot;;&quot;0&quot;)" office:value-type="string" office:string-value="0" calcext:value-type="string">
            <text:p>0</text:p>
          </table:table-cell>
          <table:table-cell table:style-name="ce13" table:formula="of:=IF([.E32]&lt;3;&quot;1&quot;;&quot;0&quot;)" office:value-type="string" office:string-value="0" calcext:value-type="string">
            <text:p>0</text:p>
          </table:table-cell>
          <table:table-cell table:style-name="ce13" table:formula="of:=IF(AND([.S32]=0;[.T32]=0);&quot;1&quot;; &quot;0&quot;)" office:value-type="string" office:string-value="1" calcext:value-type="string">
            <text:p>1</text:p>
          </table:table-cell>
          <table:table-cell table:style-name="ce13" table:formula="of:=IF(AND([.S32]=0;[.T32]=0);&quot;1&quot;; &quot;0&quot;)" office:value-type="string" office:string-value="1" calcext:value-type="string">
            <text:p>1</text:p>
          </table:table-cell>
          <table:table-cell table:style-name="ce13" table:formula="of:=IF(AND([.S32]=-1;[.T32]=0; [.V32]&lt;[.$W$2]; [.B32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32]&lt;[.$Y$2]);&quot;1&quot;; &quot;0&quot;)" office:value-type="string" office:string-value="0" calcext:value-type="string">
            <text:p>0</text:p>
          </table:table-cell>
          <table:table-cell table:style-name="ce20" table:formula="of:=IF(OR([.Z32]=&quot;1&quot;; [.AB32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3C64</text:p>
          </table:table-cell>
          <table:table-cell table:style-name="ce5" office:value-type="float" office:value="157.7658" calcext:value-type="float">
            <text:p>157.7658</text:p>
          </table:table-cell>
          <table:table-cell table:style-name="ce5" office:value-type="float" office:value="-48.2032" calcext:value-type="float">
            <text:p>-48.20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24" calcext:value-type="float">
            <text:p>0.24</text:p>
          </table:table-cell>
          <table:table-cell table:style-name="ce5" office:value-type="float" office:value="7.6773" calcext:value-type="float">
            <text:p>7.6773</text:p>
          </table:table-cell>
          <table:table-cell table:style-name="ce5" office:value-type="float" office:value="0.9312" calcext:value-type="float">
            <text:p>0.9312</text:p>
          </table:table-cell>
          <table:table-cell table:style-name="ce5" office:value-type="float" office:value="3.68" calcext:value-type="float">
            <text:p>3.68</text:p>
          </table:table-cell>
          <table:table-cell table:style-name="ce5" office:value-type="float" office:value="0.2037" calcext:value-type="float">
            <text:p>0.2037</text:p>
          </table:table-cell>
          <table:table-cell table:style-name="ce5" office:value-type="float" office:value="4.32" calcext:value-type="float">
            <text:p>4.32</text:p>
          </table:table-cell>
          <table:table-cell table:style-name="ce5" office:value-type="float" office:value="0.1036" calcext:value-type="float">
            <text:p>0.1036</text:p>
          </table:table-cell>
          <table:table-cell table:style-name="ce5" office:value-type="float" office:value="0.0795" calcext:value-type="float">
            <text:p>0.0795</text:p>
          </table:table-cell>
          <table:table-cell table:style-name="ce5" office:value-type="float" office:value="0.0033" calcext:value-type="float">
            <text:p>0.0033</text:p>
          </table:table-cell>
          <table:table-cell table:style-name="ce5" office:value-type="float" office:value="0.2477" calcext:value-type="float">
            <text:p>0.24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229139" calcext:value-type="float">
            <text:p>0.00229139</text:p>
          </table:table-cell>
          <table:table-cell table:style-name="ce3" office:value-type="float" office:value="0.00331203" calcext:value-type="float">
            <text:p>0.00331203</text:p>
          </table:table-cell>
          <table:table-cell table:style-name="ce13" table:formula="of:=IF([.E33]&lt;1;&quot;1&quot;;&quot;0&quot;)" office:value-type="string" office:string-value="0" calcext:value-type="string">
            <text:p>0</text:p>
          </table:table-cell>
          <table:table-cell table:style-name="ce13" table:formula="of:=IF([.E33]&lt;3;&quot;1&quot;;&quot;0&quot;)" office:value-type="string" office:string-value="0" calcext:value-type="string">
            <text:p>0</text:p>
          </table:table-cell>
          <table:table-cell table:style-name="ce13" table:formula="of:=IF(AND([.S33]=0;[.T33]=0);&quot;1&quot;; &quot;0&quot;)" office:value-type="string" office:string-value="1" calcext:value-type="string">
            <text:p>1</text:p>
          </table:table-cell>
          <table:table-cell table:style-name="ce13" table:formula="of:=IF(AND([.S33]=0;[.T33]=0);&quot;1&quot;; &quot;0&quot;)" office:value-type="string" office:string-value="1" calcext:value-type="string">
            <text:p>1</text:p>
          </table:table-cell>
          <table:table-cell table:style-name="ce13" table:formula="of:=IF(AND([.S33]=-1;[.T33]=0; [.V33]&lt;[.$W$2]; [.B33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33]&lt;[.$Y$2]);&quot;1&quot;; &quot;0&quot;)" office:value-type="string" office:string-value="0" calcext:value-type="string">
            <text:p>0</text:p>
          </table:table-cell>
          <table:table-cell table:style-name="ce20" table:formula="of:=IF(OR([.Z33]=&quot;1&quot;; [.AB33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3C454.0</text:p>
          </table:table-cell>
          <table:table-cell table:style-name="ce5" office:value-type="float" office:value="88.1001" calcext:value-type="float">
            <text:p>88.1001</text:p>
          </table:table-cell>
          <table:table-cell table:style-name="ce5" office:value-type="float" office:value="-35.9413" calcext:value-type="float">
            <text:p>-35.9413</text:p>
          </table:table-cell>
          <table:table-cell table:style-name="ce5" office:value-type="float" office:value="6.8" calcext:value-type="float">
            <text:p>6.8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6.6776" calcext:value-type="float">
            <text:p>6.6776</text:p>
          </table:table-cell>
          <table:table-cell table:style-name="ce5" office:value-type="float" office:value="0.1362" calcext:value-type="float">
            <text:p>0.1362</text:p>
          </table:table-cell>
          <table:table-cell table:style-name="ce5" office:value-type="float" office:value="1.58" calcext:value-type="float">
            <text:p>1.58</text:p>
          </table:table-cell>
          <table:table-cell table:style-name="ce5" office:value-type="float" office:value="0.0633" calcext:value-type="float">
            <text:p>0.0633</text:p>
          </table:table-cell>
          <table:table-cell table:style-name="ce5" office:value-type="float" office:value="5.22" calcext:value-type="float">
            <text:p>5.22</text:p>
          </table:table-cell>
          <table:table-cell table:style-name="ce5" office:value-type="float" office:value="0.1326" calcext:value-type="float">
            <text:p>0.1326</text:p>
          </table:table-cell>
          <table:table-cell table:style-name="ce5" office:value-type="float" office:value="0.0499" calcext:value-type="float">
            <text:p>0.0499</text:p>
          </table:table-cell>
          <table:table-cell table:style-name="ce5" office:value-type="float" office:value="0.0021" calcext:value-type="float">
            <text:p>0.0021</text:p>
          </table:table-cell>
          <table:table-cell table:style-name="ce5" office:value-type="float" office:value="0.1541" calcext:value-type="float">
            <text:p>0.154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34]&lt;1;&quot;1&quot;;&quot;0&quot;)" office:value-type="string" office:string-value="0" calcext:value-type="string">
            <text:p>0</text:p>
          </table:table-cell>
          <table:table-cell table:style-name="ce13" table:formula="of:=IF([.E34]&lt;3;&quot;1&quot;;&quot;0&quot;)" office:value-type="string" office:string-value="0" calcext:value-type="string">
            <text:p>0</text:p>
          </table:table-cell>
          <table:table-cell table:style-name="ce13" table:formula="of:=IF(AND([.S34]=0;[.T34]=0);&quot;1&quot;; &quot;0&quot;)" office:value-type="string" office:string-value="0" calcext:value-type="string">
            <text:p>0</text:p>
          </table:table-cell>
          <table:table-cell table:style-name="ce13" table:formula="of:=IF(AND([.S34]=0;[.T34]=0);&quot;1&quot;; &quot;0&quot;)" office:value-type="string" office:string-value="0" calcext:value-type="string">
            <text:p>0</text:p>
          </table:table-cell>
          <table:table-cell table:style-name="ce13" table:formula="of:=IF(AND([.S34]=-1;[.T34]=0; [.V34]&lt;[.$W$2]; [.B34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34]&lt;[.$Y$2]);&quot;1&quot;; &quot;0&quot;)" office:value-type="string" office:string-value="0" calcext:value-type="string">
            <text:p>0</text:p>
          </table:table-cell>
          <table:table-cell table:style-name="ce20" table:formula="of:=IF(OR([.Z34]=&quot;1&quot;; [.AB34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P0531+19</text:p>
          </table:table-cell>
          <table:table-cell table:style-name="ce5" office:value-type="float" office:value="186.7634" calcext:value-type="float">
            <text:p>186.7634</text:p>
          </table:table-cell>
          <table:table-cell table:style-name="ce5" office:value-type="float" office:value="-7.1085" calcext:value-type="float">
            <text:p>-7.1085</text:p>
          </table:table-cell>
          <table:table-cell table:style-name="ce5" office:value-type="float" office:value="30.13" calcext:value-type="float">
            <text:p>30.13</text:p>
          </table:table-cell>
          <table:table-cell table:style-name="ce5" office:value-type="float" office:value="0.87" calcext:value-type="float">
            <text:p>0.87</text:p>
          </table:table-cell>
          <table:table-cell table:style-name="ce5" office:value-type="float" office:value="28.1437" calcext:value-type="float">
            <text:p>28.1437</text:p>
          </table:table-cell>
          <table:table-cell table:style-name="ce5" office:value-type="float" office:value="0.4322" calcext:value-type="float">
            <text:p>0.4322</text:p>
          </table:table-cell>
          <table:table-cell table:style-name="ce5" office:value-type="float" office:value="12.06" calcext:value-type="float">
            <text:p>12.06</text:p>
          </table:table-cell>
          <table:table-cell table:style-name="ce5" office:value-type="float" office:value="0.7788" calcext:value-type="float">
            <text:p>0.7788</text:p>
          </table:table-cell>
          <table:table-cell table:style-name="ce5" office:value-type="float" office:value="18.08" calcext:value-type="float">
            <text:p>18.08</text:p>
          </table:table-cell>
          <table:table-cell table:style-name="ce5" office:value-type="float" office:value="0.3175" calcext:value-type="float">
            <text:p>0.3175</text:p>
          </table:table-cell>
          <table:table-cell table:style-name="ce5" office:value-type="float" office:value="0.3022" calcext:value-type="float">
            <text:p>0.3022</text:p>
          </table:table-cell>
          <table:table-cell table:style-name="ce5" office:value-type="float" office:value="0.0085" calcext:value-type="float">
            <text:p>0.0085</text:p>
          </table:table-cell>
          <table:table-cell table:style-name="ce5" office:value-type="float" office:value="0.9372" calcext:value-type="float">
            <text:p>0.937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0583091" calcext:value-type="float">
            <text:p>0.000583091</text:p>
          </table:table-cell>
          <table:table-cell table:style-name="ce3" office:value-type="float" office:value="0.000636914" calcext:value-type="float">
            <text:p>0.000636914</text:p>
          </table:table-cell>
          <table:table-cell table:style-name="ce13" table:formula="of:=IF([.E35]&lt;1;&quot;1&quot;;&quot;0&quot;)" office:value-type="string" office:string-value="0" calcext:value-type="string">
            <text:p>0</text:p>
          </table:table-cell>
          <table:table-cell table:style-name="ce13" table:formula="of:=IF([.E35]&lt;3;&quot;1&quot;;&quot;0&quot;)" office:value-type="string" office:string-value="0" calcext:value-type="string">
            <text:p>0</text:p>
          </table:table-cell>
          <table:table-cell table:style-name="ce13" table:formula="of:=IF(AND([.S35]=0;[.T35]=0);&quot;1&quot;; &quot;0&quot;)" office:value-type="string" office:string-value="1" calcext:value-type="string">
            <text:p>1</text:p>
          </table:table-cell>
          <table:table-cell table:style-name="ce13" table:formula="of:=IF(AND([.S35]=0;[.T35]=0);&quot;1&quot;; &quot;0&quot;)" office:value-type="string" office:string-value="1" calcext:value-type="string">
            <text:p>1</text:p>
          </table:table-cell>
          <table:table-cell table:style-name="ce13" table:formula="of:=IF(AND([.S35]=-1;[.T35]=0; [.V35]&lt;[.$W$2]; [.B35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35]&lt;[.$Y$2]);&quot;1&quot;; &quot;0&quot;)" office:value-type="string" office:string-value="0" calcext:value-type="string">
            <text:p>0</text:p>
          </table:table-cell>
          <table:table-cell table:style-name="ce20" table:formula="of:=IF(OR([.Z35]=&quot;1&quot;; [.AB35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3C454.3</text:p>
          </table:table-cell>
          <table:table-cell table:style-name="ce5" office:value-type="float" office:value="86.111" calcext:value-type="float">
            <text:p>86.111</text:p>
          </table:table-cell>
          <table:table-cell table:style-name="ce5" office:value-type="float" office:value="-38.1838" calcext:value-type="float">
            <text:p>-38.1838</text:p>
          </table:table-cell>
          <table:table-cell table:style-name="ce5" office:value-type="float" office:value="7.9" calcext:value-type="float">
            <text:p>7.9</text:p>
          </table:table-cell>
          <table:table-cell table:style-name="ce5" office:value-type="float" office:value="15.75" calcext:value-type="float">
            <text:p>15.75</text:p>
          </table:table-cell>
          <table:table-cell table:style-name="ce5" office:value-type="float" office:value="8.199" calcext:value-type="float">
            <text:p>8.199</text:p>
          </table:table-cell>
          <table:table-cell table:style-name="ce5" office:value-type="float" office:value="0.252" calcext:value-type="float">
            <text:p>0.252</text:p>
          </table:table-cell>
          <table:table-cell table:style-name="ce5" office:value-type="float" office:value="1.99" calcext:value-type="float">
            <text:p>1.99</text:p>
          </table:table-cell>
          <table:table-cell table:style-name="ce5" office:value-type="float" office:value="15.7389" calcext:value-type="float">
            <text:p>15.7389</text:p>
          </table:table-cell>
          <table:table-cell table:style-name="ce5" office:value-type="float" office:value="5.92" calcext:value-type="float">
            <text:p>5.92</text:p>
          </table:table-cell>
          <table:table-cell table:style-name="ce5" office:value-type="float" office:value="0.6299" calcext:value-type="float">
            <text:p>0.6299</text:p>
          </table:table-cell>
          <table:table-cell table:style-name="ce5" office:value-type="float" office:value="0.0889" calcext:value-type="float">
            <text:p>0.0889</text:p>
          </table:table-cell>
          <table:table-cell table:style-name="ce5" office:value-type="float" office:value="0.0041" calcext:value-type="float">
            <text:p>0.0041</text:p>
          </table:table-cell>
          <table:table-cell table:style-name="ce5" office:value-type="float" office:value="0.2873" calcext:value-type="float">
            <text:p>0.2873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3" office:value-type="float" office:value="0.000290998" calcext:value-type="float">
            <text:p>0.000290998</text:p>
          </table:table-cell>
          <table:table-cell table:style-name="ce3" office:value-type="float" office:value="0.000306314" calcext:value-type="float">
            <text:p>0.000306314</text:p>
          </table:table-cell>
          <table:table-cell table:style-name="ce13" table:formula="of:=IF([.E36]&lt;1;&quot;1&quot;;&quot;0&quot;)" office:value-type="string" office:string-value="0" calcext:value-type="string">
            <text:p>0</text:p>
          </table:table-cell>
          <table:table-cell table:style-name="ce13" table:formula="of:=IF([.E36]&lt;3;&quot;1&quot;;&quot;0&quot;)" office:value-type="string" office:string-value="0" calcext:value-type="string">
            <text:p>0</text:p>
          </table:table-cell>
          <table:table-cell table:style-name="ce13" table:formula="of:=IF(AND([.S36]=0;[.T36]=0);&quot;1&quot;; &quot;0&quot;)" office:value-type="string" office:string-value="0" calcext:value-type="string">
            <text:p>0</text:p>
          </table:table-cell>
          <table:table-cell table:style-name="ce13" table:formula="of:=IF(AND([.S36]=0;[.T36]=0);&quot;1&quot;; &quot;0&quot;)" office:value-type="string" office:string-value="0" calcext:value-type="string">
            <text:p>0</text:p>
          </table:table-cell>
          <table:table-cell table:style-name="ce13" table:formula="of:=IF(AND([.S36]=-1;[.T36]=0; [.V36]&lt;[.$W$2]; [.B36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36]&lt;[.$Y$2]);&quot;1&quot;; &quot;0&quot;)" office:value-type="string" office:string-value="0" calcext:value-type="string">
            <text:p>0</text:p>
          </table:table-cell>
          <table:table-cell table:style-name="ce20" table:formula="of:=IF(OR([.Z36]=&quot;1&quot;; [.AB36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3C33-2</text:p>
          </table:table-cell>
          <table:table-cell table:style-name="ce5" office:value-type="float" office:value="129.462" calcext:value-type="float">
            <text:p>129.462</text:p>
          </table:table-cell>
          <table:table-cell table:style-name="ce5" office:value-type="float" office:value="-49.2774" calcext:value-type="float">
            <text:p>-49.2774</text:p>
          </table:table-cell>
          <table:table-cell table:style-name="ce5" office:value-type="float" office:value="3.69" calcext:value-type="float">
            <text:p>3.69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3.6355" calcext:value-type="float">
            <text:p>3.6355</text:p>
          </table:table-cell>
          <table:table-cell table:style-name="ce5" office:value-type="float" office:value="1.2663" calcext:value-type="float">
            <text:p>1.2663</text:p>
          </table:table-cell>
          <table:table-cell table:style-name="ce5" office:value-type="float" office:value="2.4" calcext:value-type="float">
            <text:p>2.4</text:p>
          </table:table-cell>
          <table:table-cell table:style-name="ce5" office:value-type="float" office:value="0.15" calcext:value-type="float">
            <text:p>0.15</text:p>
          </table:table-cell>
          <table:table-cell table:style-name="ce5" office:value-type="float" office:value="1.29" calcext:value-type="float">
            <text:p>1.29</text:p>
          </table:table-cell>
          <table:table-cell table:style-name="ce5" office:value-type="float" office:value="0.1235" calcext:value-type="float">
            <text:p>0.1235</text:p>
          </table:table-cell>
          <table:table-cell table:style-name="ce5" office:value-type="float" office:value="0.024" calcext:value-type="float">
            <text:p>0.024</text:p>
          </table:table-cell>
          <table:table-cell table:style-name="ce5" office:value-type="float" office:value="0.0012" calcext:value-type="float">
            <text:p>0.0012</text:p>
          </table:table-cell>
          <table:table-cell table:style-name="ce5" office:value-type="float" office:value="0.0758" calcext:value-type="float">
            <text:p>0.075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146532" calcext:value-type="float">
            <text:p>0.0146532</text:p>
          </table:table-cell>
          <table:table-cell table:style-name="ce3" office:value-type="float" office:value="0.0154013" calcext:value-type="float">
            <text:p>0.0154013</text:p>
          </table:table-cell>
          <table:table-cell table:style-name="ce13" table:formula="of:=IF([.E37]&lt;1;&quot;1&quot;;&quot;0&quot;)" office:value-type="string" office:string-value="0" calcext:value-type="string">
            <text:p>0</text:p>
          </table:table-cell>
          <table:table-cell table:style-name="ce13" table:formula="of:=IF([.E37]&lt;3;&quot;1&quot;;&quot;0&quot;)" office:value-type="string" office:string-value="0" calcext:value-type="string">
            <text:p>0</text:p>
          </table:table-cell>
          <table:table-cell table:style-name="ce13" table:formula="of:=IF(AND([.S37]=0;[.T37]=0);&quot;1&quot;; &quot;0&quot;)" office:value-type="string" office:string-value="0" calcext:value-type="string">
            <text:p>0</text:p>
          </table:table-cell>
          <table:table-cell table:style-name="ce13" table:formula="of:=IF(AND([.S37]=0;[.T37]=0);&quot;1&quot;; &quot;0&quot;)" office:value-type="string" office:string-value="0" calcext:value-type="string">
            <text:p>0</text:p>
          </table:table-cell>
          <table:table-cell table:style-name="ce13" table:formula="of:=IF(AND([.S37]=-1;[.T37]=0; [.V37]&lt;[.$W$2]; [.B37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37]&lt;[.$Y$2]);&quot;1&quot;; &quot;0&quot;)" office:value-type="string" office:string-value="0" calcext:value-type="string">
            <text:p>0</text:p>
          </table:table-cell>
          <table:table-cell table:style-name="ce20" table:formula="of:=IF(OR([.Z37]=&quot;1&quot;; [.AB37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P0820+22</text:p>
          </table:table-cell>
          <table:table-cell table:style-name="ce5" office:value-type="float" office:value="201.3636" calcext:value-type="float">
            <text:p>201.3636</text:p>
          </table:table-cell>
          <table:table-cell table:style-name="ce5" office:value-type="float" office:value="29.6761" calcext:value-type="float">
            <text:p>29.6761</text:p>
          </table:table-cell>
          <table:table-cell table:style-name="ce5" office:value-type="float" office:value="5.35" calcext:value-type="float">
            <text:p>5.35</text:p>
          </table:table-cell>
          <table:table-cell table:style-name="ce5" office:value-type="float" office:value="0.27" calcext:value-type="float">
            <text:p>0.27</text:p>
          </table:table-cell>
          <table:table-cell table:style-name="ce5" office:value-type="float" office:value="5.3377" calcext:value-type="float">
            <text:p>5.3377</text:p>
          </table:table-cell>
          <table:table-cell table:style-name="ce5" office:value-type="float" office:value="1.1871" calcext:value-type="float">
            <text:p>1.187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.35" calcext:value-type="float">
            <text:p>5.35</text:p>
          </table:table-cell>
          <table:table-cell table:style-name="ce5" office:value-type="float" office:value="0.2715" calcext:value-type="float">
            <text:p>0.2715</text:p>
          </table:table-cell>
          <table:table-cell table:style-name="ce5" office:value-type="float" office:value="0.0359" calcext:value-type="float">
            <text:p>0.0359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0.1101" calcext:value-type="float">
            <text:p>0.110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0804122" calcext:value-type="float">
            <text:p>0.000804122</text:p>
          </table:table-cell>
          <table:table-cell table:style-name="ce3" office:value-type="float" office:value="0.000709089" calcext:value-type="float">
            <text:p>0.000709089</text:p>
          </table:table-cell>
          <table:table-cell table:style-name="ce13" table:formula="of:=IF([.E38]&lt;1;&quot;1&quot;;&quot;0&quot;)" office:value-type="string" office:string-value="0" calcext:value-type="string">
            <text:p>0</text:p>
          </table:table-cell>
          <table:table-cell table:style-name="ce13" table:formula="of:=IF([.E38]&lt;3;&quot;1&quot;;&quot;0&quot;)" office:value-type="string" office:string-value="0" calcext:value-type="string">
            <text:p>0</text:p>
          </table:table-cell>
          <table:table-cell table:style-name="ce13" table:formula="of:=IF(AND([.S38]=0;[.T38]=0);&quot;1&quot;; &quot;0&quot;)" office:value-type="string" office:string-value="0" calcext:value-type="string">
            <text:p>0</text:p>
          </table:table-cell>
          <table:table-cell table:style-name="ce13" table:formula="of:=IF(AND([.S38]=0;[.T38]=0);&quot;1&quot;; &quot;0&quot;)" office:value-type="string" office:string-value="0" calcext:value-type="string">
            <text:p>0</text:p>
          </table:table-cell>
          <table:table-cell table:style-name="ce13" table:formula="of:=IF(AND([.S38]=-1;[.T38]=0; [.V38]&lt;[.$W$2]; [.B38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38]&lt;[.$Y$2]);&quot;1&quot;; &quot;0&quot;)" office:value-type="string" office:string-value="0" calcext:value-type="string">
            <text:p>0</text:p>
          </table:table-cell>
          <table:table-cell table:style-name="ce20" table:formula="of:=IF(OR([.Z38]=&quot;1&quot;; [.AB38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3C333</text:p>
          </table:table-cell>
          <table:table-cell table:style-name="ce5" office:value-type="float" office:value="37.3001" calcext:value-type="float">
            <text:p>37.3001</text:p>
          </table:table-cell>
          <table:table-cell table:style-name="ce5" office:value-type="float" office:value="42.9721" calcext:value-type="float">
            <text:p>42.9721</text:p>
          </table:table-cell>
          <table:table-cell table:style-name="ce5" office:value-type="float" office:value="6.43" calcext:value-type="float">
            <text:p>6.43</text:p>
          </table:table-cell>
          <table:table-cell table:style-name="ce5" office:value-type="float" office:value="0.42" calcext:value-type="float">
            <text:p>0.42</text:p>
          </table:table-cell>
          <table:table-cell table:style-name="ce5" office:value-type="float" office:value="5.7059" calcext:value-type="float">
            <text:p>5.7059</text:p>
          </table:table-cell>
          <table:table-cell table:style-name="ce5" office:value-type="float" office:value="0.0748" calcext:value-type="float">
            <text:p>0.0748</text:p>
          </table:table-cell>
          <table:table-cell table:style-name="ce5" office:value-type="float" office:value="1.39" calcext:value-type="float">
            <text:p>1.39</text:p>
          </table:table-cell>
          <table:table-cell table:style-name="ce5" office:value-type="float" office:value="0.4096" calcext:value-type="float">
            <text:p>0.4096</text:p>
          </table:table-cell>
          <table:table-cell table:style-name="ce5" office:value-type="float" office:value="5.04" calcext:value-type="float">
            <text:p>5.04</text:p>
          </table:table-cell>
          <table:table-cell table:style-name="ce5" office:value-type="float" office:value="0.1125" calcext:value-type="float">
            <text:p>0.1125</text:p>
          </table:table-cell>
          <table:table-cell table:style-name="ce5" office:value-type="float" office:value="0.0756" calcext:value-type="float">
            <text:p>0.0756</text:p>
          </table:table-cell>
          <table:table-cell table:style-name="ce5" office:value-type="float" office:value="0.0011" calcext:value-type="float">
            <text:p>0.0011</text:p>
          </table:table-cell>
          <table:table-cell table:style-name="ce5" office:value-type="float" office:value="0.239" calcext:value-type="float">
            <text:p>0.23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803355" calcext:value-type="float">
            <text:p>0.00803355</text:p>
          </table:table-cell>
          <table:table-cell table:style-name="ce3" office:value-type="float" office:value="0.00684648" calcext:value-type="float">
            <text:p>0.00684648</text:p>
          </table:table-cell>
          <table:table-cell table:style-name="ce13" table:formula="of:=IF([.E39]&lt;1;&quot;1&quot;;&quot;0&quot;)" office:value-type="string" office:string-value="0" calcext:value-type="string">
            <text:p>0</text:p>
          </table:table-cell>
          <table:table-cell table:style-name="ce13" table:formula="of:=IF([.E39]&lt;3;&quot;1&quot;;&quot;0&quot;)" office:value-type="string" office:string-value="0" calcext:value-type="string">
            <text:p>0</text:p>
          </table:table-cell>
          <table:table-cell table:style-name="ce13" table:formula="of:=IF(AND([.S39]=0;[.T39]=0);&quot;1&quot;; &quot;0&quot;)" office:value-type="string" office:string-value="1" calcext:value-type="string">
            <text:p>1</text:p>
          </table:table-cell>
          <table:table-cell table:style-name="ce13" table:formula="of:=IF(AND([.S39]=0;[.T39]=0);&quot;1&quot;; &quot;0&quot;)" office:value-type="string" office:string-value="1" calcext:value-type="string">
            <text:p>1</text:p>
          </table:table-cell>
          <table:table-cell table:style-name="ce13" table:formula="of:=IF(AND([.S39]=-1;[.T39]=0; [.V39]&lt;[.$W$2]; [.B39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39]&lt;[.$Y$2]);&quot;1&quot;; &quot;0&quot;)" office:value-type="string" office:string-value="0" calcext:value-type="string">
            <text:p>0</text:p>
          </table:table-cell>
          <table:table-cell table:style-name="ce20" table:formula="of:=IF(OR([.Z39]=&quot;1&quot;; [.AB39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3C192</text:p>
          </table:table-cell>
          <table:table-cell table:style-name="ce5" office:value-type="float" office:value="197.9126" calcext:value-type="float">
            <text:p>197.9126</text:p>
          </table:table-cell>
          <table:table-cell table:style-name="ce5" office:value-type="float" office:value="26.4098" calcext:value-type="float">
            <text:p>26.4098</text:p>
          </table:table-cell>
          <table:table-cell table:style-name="ce5" office:value-type="float" office:value="5.02" calcext:value-type="float">
            <text:p>5.02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5.0049" calcext:value-type="float">
            <text:p>5.0049</text:p>
          </table:table-cell>
          <table:table-cell table:style-name="ce5" office:value-type="float" office:value="0.0927" calcext:value-type="float">
            <text:p>0.0927</text:p>
          </table:table-cell>
          <table:table-cell table:style-name="ce5" office:value-type="float" office:value="0.59" calcext:value-type="float">
            <text:p>0.59</text:p>
          </table:table-cell>
          <table:table-cell table:style-name="ce5" office:value-type="float" office:value="0.0364" calcext:value-type="float">
            <text:p>0.0364</text:p>
          </table:table-cell>
          <table:table-cell table:style-name="ce5" office:value-type="float" office:value="4.42" calcext:value-type="float">
            <text:p>4.42</text:p>
          </table:table-cell>
          <table:table-cell table:style-name="ce5" office:value-type="float" office:value="0.0575" calcext:value-type="float">
            <text:p>0.0575</text:p>
          </table:table-cell>
          <table:table-cell table:style-name="ce5" office:value-type="float" office:value="0.0471" calcext:value-type="float">
            <text:p>0.0471</text:p>
          </table:table-cell>
          <table:table-cell table:style-name="ce5" office:value-type="float" office:value="0.0013" calcext:value-type="float">
            <text:p>0.0013</text:p>
          </table:table-cell>
          <table:table-cell table:style-name="ce5" office:value-type="float" office:value="0.148" calcext:value-type="float">
            <text:p>0.14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159108" calcext:value-type="float">
            <text:p>0.00159108</text:p>
          </table:table-cell>
          <table:table-cell table:style-name="ce3" office:value-type="float" office:value="0.00206581" calcext:value-type="float">
            <text:p>0.00206581</text:p>
          </table:table-cell>
          <table:table-cell table:style-name="ce13" table:formula="of:=IF([.E40]&lt;1;&quot;1&quot;;&quot;0&quot;)" office:value-type="string" office:string-value="0" calcext:value-type="string">
            <text:p>0</text:p>
          </table:table-cell>
          <table:table-cell table:style-name="ce13" table:formula="of:=IF([.E40]&lt;3;&quot;1&quot;;&quot;0&quot;)" office:value-type="string" office:string-value="0" calcext:value-type="string">
            <text:p>0</text:p>
          </table:table-cell>
          <table:table-cell table:style-name="ce13" table:formula="of:=IF(AND([.S40]=0;[.T40]=0);&quot;1&quot;; &quot;0&quot;)" office:value-type="string" office:string-value="1" calcext:value-type="string">
            <text:p>1</text:p>
          </table:table-cell>
          <table:table-cell table:style-name="ce13" table:formula="of:=IF(AND([.S40]=0;[.T40]=0);&quot;1&quot;; &quot;0&quot;)" office:value-type="string" office:string-value="1" calcext:value-type="string">
            <text:p>1</text:p>
          </table:table-cell>
          <table:table-cell table:style-name="ce13" table:formula="of:=IF(AND([.S40]=-1;[.T40]=0; [.V40]&lt;[.$W$2]; [.B40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40]&lt;[.$Y$2]);&quot;1&quot;; &quot;0&quot;)" office:value-type="string" office:string-value="0" calcext:value-type="string">
            <text:p>0</text:p>
          </table:table-cell>
          <table:table-cell table:style-name="ce20" table:formula="of:=IF(OR([.Z40]=&quot;1&quot;; [.AB40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3C98</text:p>
          </table:table-cell>
          <table:table-cell table:style-name="ce5" office:value-type="float" office:value="179.8374" calcext:value-type="float">
            <text:p>179.8374</text:p>
          </table:table-cell>
          <table:table-cell table:style-name="ce5" office:value-type="float" office:value="-31.049" calcext:value-type="float">
            <text:p>-31.049</text:p>
          </table:table-cell>
          <table:table-cell table:style-name="ce5" office:value-type="float" office:value="13.93" calcext:value-type="float">
            <text:p>13.93</text:p>
          </table:table-cell>
          <table:table-cell table:style-name="ce5" office:value-type="float" office:value="0.53" calcext:value-type="float">
            <text:p>0.53</text:p>
          </table:table-cell>
          <table:table-cell table:style-name="ce5" office:value-type="float" office:value="12.528" calcext:value-type="float">
            <text:p>12.528</text:p>
          </table:table-cell>
          <table:table-cell table:style-name="ce5" office:value-type="float" office:value="1.4767" calcext:value-type="float">
            <text:p>1.4767</text:p>
          </table:table-cell>
          <table:table-cell table:style-name="ce5" office:value-type="float" office:value="7.71" calcext:value-type="float">
            <text:p>7.71</text:p>
          </table:table-cell>
          <table:table-cell table:style-name="ce5" office:value-type="float" office:value="0.5071" calcext:value-type="float">
            <text:p>0.5071</text:p>
          </table:table-cell>
          <table:table-cell table:style-name="ce5" office:value-type="float" office:value="6.22" calcext:value-type="float">
            <text:p>6.22</text:p>
          </table:table-cell>
          <table:table-cell table:style-name="ce5" office:value-type="float" office:value="0.1335" calcext:value-type="float">
            <text:p>0.1335</text:p>
          </table:table-cell>
          <table:table-cell table:style-name="ce5" office:value-type="float" office:value="0.193" calcext:value-type="float">
            <text:p>0.193</text:p>
          </table:table-cell>
          <table:table-cell table:style-name="ce5" office:value-type="float" office:value="0.0054" calcext:value-type="float">
            <text:p>0.0054</text:p>
          </table:table-cell>
          <table:table-cell table:style-name="ce5" office:value-type="float" office:value="0.6019" calcext:value-type="float">
            <text:p>0.601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115233" calcext:value-type="float">
            <text:p>0.00115233</text:p>
          </table:table-cell>
          <table:table-cell table:style-name="ce3" office:value-type="float" office:value="0.00122644" calcext:value-type="float">
            <text:p>0.00122644</text:p>
          </table:table-cell>
          <table:table-cell table:style-name="ce13" table:formula="of:=IF([.E41]&lt;1;&quot;1&quot;;&quot;0&quot;)" office:value-type="string" office:string-value="0" calcext:value-type="string">
            <text:p>0</text:p>
          </table:table-cell>
          <table:table-cell table:style-name="ce13" table:formula="of:=IF([.E41]&lt;3;&quot;1&quot;;&quot;0&quot;)" office:value-type="string" office:string-value="0" calcext:value-type="string">
            <text:p>0</text:p>
          </table:table-cell>
          <table:table-cell table:style-name="ce13" table:formula="of:=IF(AND([.S41]=0;[.T41]=0);&quot;1&quot;; &quot;0&quot;)" office:value-type="string" office:string-value="1" calcext:value-type="string">
            <text:p>1</text:p>
          </table:table-cell>
          <table:table-cell table:style-name="ce13" table:formula="of:=IF(AND([.S41]=0;[.T41]=0);&quot;1&quot;; &quot;0&quot;)" office:value-type="string" office:string-value="1" calcext:value-type="string">
            <text:p>1</text:p>
          </table:table-cell>
          <table:table-cell table:style-name="ce13" table:formula="of:=IF(AND([.S41]=-1;[.T41]=0; [.V41]&lt;[.$W$2]; [.B41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41]&lt;[.$Y$2]);&quot;1&quot;; &quot;0&quot;)" office:value-type="string" office:string-value="0" calcext:value-type="string">
            <text:p>0</text:p>
          </table:table-cell>
          <table:table-cell table:style-name="ce20" table:formula="of:=IF(OR([.Z41]=&quot;1&quot;; [.AB41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3C273</text:p>
          </table:table-cell>
          <table:table-cell table:style-name="ce5" office:value-type="float" office:value="289.9509" calcext:value-type="float">
            <text:p>289.9509</text:p>
          </table:table-cell>
          <table:table-cell table:style-name="ce5" office:value-type="float" office:value="64.36" calcext:value-type="float">
            <text:p>64.36</text:p>
          </table:table-cell>
          <table:table-cell table:style-name="ce5" office:value-type="float" office:value="2.37" calcext:value-type="float">
            <text:p>2.37</text:p>
          </table:table-cell>
          <table:table-cell table:style-name="ce5" office:value-type="float" office:value="0.19" calcext:value-type="float">
            <text:p>0.19</text:p>
          </table:table-cell>
          <table:table-cell table:style-name="ce5" office:value-type="float" office:value="2.5482" calcext:value-type="float">
            <text:p>2.5482</text:p>
          </table:table-cell>
          <table:table-cell table:style-name="ce5" office:value-type="float" office:value="0.053" calcext:value-type="float">
            <text:p>0.053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0.1901" calcext:value-type="float">
            <text:p>0.1901</text:p>
          </table:table-cell>
          <table:table-cell table:style-name="ce5" office:value-type="float" office:value="2.32" calcext:value-type="float">
            <text:p>2.32</text:p>
          </table:table-cell>
          <table:table-cell table:style-name="ce5" office:value-type="float" office:value="0.0271" calcext:value-type="float">
            <text:p>0.0271</text:p>
          </table:table-cell>
          <table:table-cell table:style-name="ce5" office:value-type="float" office:value="0.0179" calcext:value-type="float">
            <text:p>0.0179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55" calcext:value-type="float">
            <text:p>0.055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181389" calcext:value-type="float">
            <text:p>0.00181389</text:p>
          </table:table-cell>
          <table:table-cell table:style-name="ce3" office:value-type="float" office:value="0.00209963" calcext:value-type="float">
            <text:p>0.00209963</text:p>
          </table:table-cell>
          <table:table-cell table:style-name="ce13" table:formula="of:=IF([.E42]&lt;1;&quot;1&quot;;&quot;0&quot;)" office:value-type="string" office:string-value="0" calcext:value-type="string">
            <text:p>0</text:p>
          </table:table-cell>
          <table:table-cell table:style-name="ce13" table:formula="of:=IF([.E42]&lt;3;&quot;1&quot;;&quot;0&quot;)" office:value-type="string" office:string-value="1" calcext:value-type="string">
            <text:p>1</text:p>
          </table:table-cell>
          <table:table-cell table:style-name="ce13" table:formula="of:=IF(AND([.S42]=0;[.T42]=0);&quot;1&quot;; &quot;0&quot;)" office:value-type="string" office:string-value="1" calcext:value-type="string">
            <text:p>1</text:p>
          </table:table-cell>
          <table:table-cell table:style-name="ce13" table:formula="of:=IF(AND([.S42]=0;[.T42]=0);&quot;1&quot;; &quot;0&quot;)" office:value-type="string" office:string-value="1" calcext:value-type="string">
            <text:p>1</text:p>
          </table:table-cell>
          <table:table-cell table:style-name="ce13" table:formula="of:=IF(AND([.S42]=-1;[.T42]=0; [.V42]&lt;[.$W$2]; [.B42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42]&lt;[.$Y$2]);&quot;1&quot;; &quot;0&quot;)" office:value-type="string" office:string-value="1" calcext:value-type="string">
            <text:p>1</text:p>
          </table:table-cell>
          <table:table-cell table:style-name="ce20" table:formula="of:=IF(OR([.Z42]=&quot;1&quot;; [.AB42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3C267.0</text:p>
          </table:table-cell>
          <table:table-cell table:style-name="ce5" office:value-type="float" office:value="256.3418" calcext:value-type="float">
            <text:p>256.3418</text:p>
          </table:table-cell>
          <table:table-cell table:style-name="ce5" office:value-type="float" office:value="70.1102" calcext:value-type="float">
            <text:p>70.1102</text:p>
          </table:table-cell>
          <table:table-cell table:style-name="ce5" office:value-type="float" office:value="2.95" calcext:value-type="float">
            <text:p>2.95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2.937" calcext:value-type="float">
            <text:p>2.937</text:p>
          </table:table-cell>
          <table:table-cell table:style-name="ce5" office:value-type="float" office:value="0.3985" calcext:value-type="float">
            <text:p>0.398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.95" calcext:value-type="float">
            <text:p>2.95</text:p>
          </table:table-cell>
          <table:table-cell table:style-name="ce5" office:value-type="float" office:value="0.0432" calcext:value-type="float">
            <text:p>0.0432</text:p>
          </table:table-cell>
          <table:table-cell table:style-name="ce5" office:value-type="float" office:value="0.0285" calcext:value-type="float">
            <text:p>0.0285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0.0903" calcext:value-type="float">
            <text:p>0.090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43]&lt;1;&quot;1&quot;;&quot;0&quot;)" office:value-type="string" office:string-value="0" calcext:value-type="string">
            <text:p>0</text:p>
          </table:table-cell>
          <table:table-cell table:style-name="ce13" table:formula="of:=IF([.E43]&lt;3;&quot;1&quot;;&quot;0&quot;)" office:value-type="string" office:string-value="1" calcext:value-type="string">
            <text:p>1</text:p>
          </table:table-cell>
          <table:table-cell table:style-name="ce13" table:formula="of:=IF(AND([.S43]=0;[.T43]=0);&quot;1&quot;; &quot;0&quot;)" office:value-type="string" office:string-value="0" calcext:value-type="string">
            <text:p>0</text:p>
          </table:table-cell>
          <table:table-cell table:style-name="ce13" table:formula="of:=IF(AND([.S43]=0;[.T43]=0);&quot;1&quot;; &quot;0&quot;)" office:value-type="string" office:string-value="0" calcext:value-type="string">
            <text:p>0</text:p>
          </table:table-cell>
          <table:table-cell table:style-name="ce13" table:formula="of:=IF(AND([.S43]=-1;[.T43]=0; [.V43]&lt;[.$W$2]; [.B43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43]&lt;[.$Y$2]);&quot;1&quot;; &quot;0&quot;)" office:value-type="string" office:string-value="1" calcext:value-type="string">
            <text:p>1</text:p>
          </table:table-cell>
          <table:table-cell table:style-name="ce20" table:formula="of:=IF(OR([.Z43]=&quot;1&quot;; [.AB43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DW0742+10</text:p>
          </table:table-cell>
          <table:table-cell table:style-name="ce5" office:value-type="float" office:value="209.796" calcext:value-type="float">
            <text:p>209.796</text:p>
          </table:table-cell>
          <table:table-cell table:style-name="ce5" office:value-type="float" office:value="16.5911" calcext:value-type="float">
            <text:p>16.5911</text:p>
          </table:table-cell>
          <table:table-cell table:style-name="ce5" office:value-type="float" office:value="3.07" calcext:value-type="float">
            <text:p>3.07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082" calcext:value-type="float">
            <text:p>3.082</text:p>
          </table:table-cell>
          <table:table-cell table:style-name="ce5" office:value-type="float" office:value="1.0084" calcext:value-type="float">
            <text:p>1.008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.07" calcext:value-type="float">
            <text:p>3.07</text:p>
          </table:table-cell>
          <table:table-cell table:style-name="ce5" office:value-type="float" office:value="0.0615" calcext:value-type="float">
            <text:p>0.0615</text:p>
          </table:table-cell>
          <table:table-cell table:style-name="ce5" office:value-type="float" office:value="0.0219" calcext:value-type="float">
            <text:p>0.0219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0.0675" calcext:value-type="float">
            <text:p>0.067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078319" calcext:value-type="float">
            <text:p>0.00078319</text:p>
          </table:table-cell>
          <table:table-cell table:style-name="ce3" office:value-type="float" office:value="0.000800536" calcext:value-type="float">
            <text:p>0.000800536</text:p>
          </table:table-cell>
          <table:table-cell table:style-name="ce13" table:formula="of:=IF([.E44]&lt;1;&quot;1&quot;;&quot;0&quot;)" office:value-type="string" office:string-value="0" calcext:value-type="string">
            <text:p>0</text:p>
          </table:table-cell>
          <table:table-cell table:style-name="ce13" table:formula="of:=IF([.E44]&lt;3;&quot;1&quot;;&quot;0&quot;)" office:value-type="string" office:string-value="0" calcext:value-type="string">
            <text:p>0</text:p>
          </table:table-cell>
          <table:table-cell table:style-name="ce13" table:formula="of:=IF(AND([.S44]=0;[.T44]=0);&quot;1&quot;; &quot;0&quot;)" office:value-type="string" office:string-value="0" calcext:value-type="string">
            <text:p>0</text:p>
          </table:table-cell>
          <table:table-cell table:style-name="ce13" table:formula="of:=IF(AND([.S44]=0;[.T44]=0);&quot;1&quot;; &quot;0&quot;)" office:value-type="string" office:string-value="0" calcext:value-type="string">
            <text:p>0</text:p>
          </table:table-cell>
          <table:table-cell table:style-name="ce13" table:formula="of:=IF(AND([.S44]=-1;[.T44]=0; [.V44]&lt;[.$W$2]; [.B44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44]&lt;[.$Y$2]);&quot;1&quot;; &quot;0&quot;)" office:value-type="string" office:string-value="0" calcext:value-type="string">
            <text:p>0</text:p>
          </table:table-cell>
          <table:table-cell table:style-name="ce20" table:formula="of:=IF(OR([.Z44]=&quot;1&quot;; [.AB44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P1055+20</text:p>
          </table:table-cell>
          <table:table-cell table:style-name="ce5" office:value-type="float" office:value="222.5101" calcext:value-type="float">
            <text:p>222.5101</text:p>
          </table:table-cell>
          <table:table-cell table:style-name="ce5" office:value-type="float" office:value="63.1302" calcext:value-type="float">
            <text:p>63.1302</text:p>
          </table:table-cell>
          <table:table-cell table:style-name="ce5" office:value-type="float" office:value="1.98" calcext:value-type="float">
            <text:p>1.98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1.9887" calcext:value-type="float">
            <text:p>1.9887</text:p>
          </table:table-cell>
          <table:table-cell table:style-name="ce5" office:value-type="float" office:value="0.0788" calcext:value-type="float">
            <text:p>0.0788</text:p>
          </table:table-cell>
          <table:table-cell table:style-name="ce5" office:value-type="float" office:value="0.46" calcext:value-type="float">
            <text:p>0.46</text:p>
          </table:table-cell>
          <table:table-cell table:style-name="ce5" office:value-type="float" office:value="0.034" calcext:value-type="float">
            <text:p>0.034</text:p>
          </table:table-cell>
          <table:table-cell table:style-name="ce5" office:value-type="float" office:value="1.53" calcext:value-type="float">
            <text:p>1.53</text:p>
          </table:table-cell>
          <table:table-cell table:style-name="ce5" office:value-type="float" office:value="0.0326" calcext:value-type="float">
            <text:p>0.0326</text:p>
          </table:table-cell>
          <table:table-cell table:style-name="ce5" office:value-type="float" office:value="0.0211" calcext:value-type="float">
            <text:p>0.0211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0.0657" calcext:value-type="float">
            <text:p>0.065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58694" calcext:value-type="float">
            <text:p>0.0058694</text:p>
          </table:table-cell>
          <table:table-cell table:style-name="ce3" office:value-type="float" office:value="0.00613946" calcext:value-type="float">
            <text:p>0.00613946</text:p>
          </table:table-cell>
          <table:table-cell table:style-name="ce13" table:formula="of:=IF([.E45]&lt;1;&quot;1&quot;;&quot;0&quot;)" office:value-type="string" office:string-value="0" calcext:value-type="string">
            <text:p>0</text:p>
          </table:table-cell>
          <table:table-cell table:style-name="ce13" table:formula="of:=IF([.E45]&lt;3;&quot;1&quot;;&quot;0&quot;)" office:value-type="string" office:string-value="1" calcext:value-type="string">
            <text:p>1</text:p>
          </table:table-cell>
          <table:table-cell table:style-name="ce13" table:formula="of:=IF(AND([.S45]=0;[.T45]=0);&quot;1&quot;; &quot;0&quot;)" office:value-type="string" office:string-value="1" calcext:value-type="string">
            <text:p>1</text:p>
          </table:table-cell>
          <table:table-cell table:style-name="ce13" table:formula="of:=IF(AND([.S45]=0;[.T45]=0);&quot;1&quot;; &quot;0&quot;)" office:value-type="string" office:string-value="1" calcext:value-type="string">
            <text:p>1</text:p>
          </table:table-cell>
          <table:table-cell table:style-name="ce13" table:formula="of:=IF(AND([.S45]=-1;[.T45]=0; [.V45]&lt;[.$W$2]; [.B45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45]&lt;[.$Y$2]);&quot;1&quot;; &quot;0&quot;)" office:value-type="string" office:string-value="1" calcext:value-type="string">
            <text:p>1</text:p>
          </table:table-cell>
          <table:table-cell table:style-name="ce20" table:formula="of:=IF(OR([.Z45]=&quot;1&quot;; [.AB45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3C433</text:p>
          </table:table-cell>
          <table:table-cell table:style-name="ce5" office:value-type="float" office:value="74.4764" calcext:value-type="float">
            <text:p>74.4764</text:p>
          </table:table-cell>
          <table:table-cell table:style-name="ce5" office:value-type="float" office:value="-17.6945" calcext:value-type="float">
            <text:p>-17.6945</text:p>
          </table:table-cell>
          <table:table-cell table:style-name="ce5" office:value-type="float" office:value="10.38" calcext:value-type="float">
            <text:p>10.38</text:p>
          </table:table-cell>
          <table:table-cell table:style-name="ce5" office:value-type="float" office:value="2.1" calcext:value-type="float">
            <text:p>2.1</text:p>
          </table:table-cell>
          <table:table-cell table:style-name="ce5" office:value-type="float" office:value="9.8922" calcext:value-type="float">
            <text:p>9.8922</text:p>
          </table:table-cell>
          <table:table-cell table:style-name="ce5" office:value-type="float" office:value="0.2187" calcext:value-type="float">
            <text:p>0.2187</text:p>
          </table:table-cell>
          <table:table-cell table:style-name="ce5" office:value-type="float" office:value="1.15" calcext:value-type="float">
            <text:p>1.15</text:p>
          </table:table-cell>
          <table:table-cell table:style-name="ce5" office:value-type="float" office:value="2.0948" calcext:value-type="float">
            <text:p>2.0948</text:p>
          </table:table-cell>
          <table:table-cell table:style-name="ce5" office:value-type="float" office:value="9.23" calcext:value-type="float">
            <text:p>9.23</text:p>
          </table:table-cell>
          <table:table-cell table:style-name="ce5" office:value-type="float" office:value="0.1264" calcext:value-type="float">
            <text:p>0.1264</text:p>
          </table:table-cell>
          <table:table-cell table:style-name="ce5" office:value-type="float" office:value="0.1247" calcext:value-type="float">
            <text:p>0.1247</text:p>
          </table:table-cell>
          <table:table-cell table:style-name="ce5" office:value-type="float" office:value="0.0077" calcext:value-type="float">
            <text:p>0.0077</text:p>
          </table:table-cell>
          <table:table-cell table:style-name="ce5" office:value-type="float" office:value="0.3896" calcext:value-type="float">
            <text:p>0.3896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46]&lt;1;&quot;1&quot;;&quot;0&quot;)" office:value-type="string" office:string-value="0" calcext:value-type="string">
            <text:p>0</text:p>
          </table:table-cell>
          <table:table-cell table:style-name="ce13" table:formula="of:=IF([.E46]&lt;3;&quot;1&quot;;&quot;0&quot;)" office:value-type="string" office:string-value="0" calcext:value-type="string">
            <text:p>0</text:p>
          </table:table-cell>
          <table:table-cell table:style-name="ce13" table:formula="of:=IF(AND([.S46]=0;[.T46]=0);&quot;1&quot;; &quot;0&quot;)" office:value-type="string" office:string-value="0" calcext:value-type="string">
            <text:p>0</text:p>
          </table:table-cell>
          <table:table-cell table:style-name="ce13" table:formula="of:=IF(AND([.S46]=0;[.T46]=0);&quot;1&quot;; &quot;0&quot;)" office:value-type="string" office:string-value="0" calcext:value-type="string">
            <text:p>0</text:p>
          </table:table-cell>
          <table:table-cell table:style-name="ce13" table:formula="of:=IF(AND([.S46]=-1;[.T46]=0; [.V46]&lt;[.$W$2]; [.B46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46]&lt;[.$Y$2]);&quot;1&quot;; &quot;0&quot;)" office:value-type="string" office:string-value="0" calcext:value-type="string">
            <text:p>0</text:p>
          </table:table-cell>
          <table:table-cell table:style-name="ce20" table:formula="of:=IF(OR([.Z46]=&quot;1&quot;; [.AB46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3C172.0</text:p>
          </table:table-cell>
          <table:table-cell table:style-name="ce5" office:value-type="float" office:value="191.2045" calcext:value-type="float">
            <text:p>191.2045</text:p>
          </table:table-cell>
          <table:table-cell table:style-name="ce5" office:value-type="float" office:value="13.4105" calcext:value-type="float">
            <text:p>13.4105</text:p>
          </table:table-cell>
          <table:table-cell table:style-name="ce5" office:value-type="float" office:value="9.75" calcext:value-type="float">
            <text:p>9.7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9.5352" calcext:value-type="float">
            <text:p>9.5352</text:p>
          </table:table-cell>
          <table:table-cell table:style-name="ce5" office:value-type="float" office:value="1.2286" calcext:value-type="float">
            <text:p>1.2286</text:p>
          </table:table-cell>
          <table:table-cell table:style-name="ce5" office:value-type="float" office:value="0.51" calcext:value-type="float">
            <text:p>0.51</text:p>
          </table:table-cell>
          <table:table-cell table:style-name="ce5" office:value-type="float" office:value="0.0771" calcext:value-type="float">
            <text:p>0.0771</text:p>
          </table:table-cell>
          <table:table-cell table:style-name="ce5" office:value-type="float" office:value="9.24" calcext:value-type="float">
            <text:p>9.24</text:p>
          </table:table-cell>
          <table:table-cell table:style-name="ce5" office:value-type="float" office:value="0.1751" calcext:value-type="float">
            <text:p>0.1751</text:p>
          </table:table-cell>
          <table:table-cell table:style-name="ce5" office:value-type="float" office:value="0.0566" calcext:value-type="float">
            <text:p>0.0566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0.1781" calcext:value-type="float">
            <text:p>0.178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118202" calcext:value-type="float">
            <text:p>0.00118202</text:p>
          </table:table-cell>
          <table:table-cell table:style-name="ce3" office:value-type="float" office:value="0.00130233" calcext:value-type="float">
            <text:p>0.00130233</text:p>
          </table:table-cell>
          <table:table-cell table:style-name="ce13" table:formula="of:=IF([.E47]&lt;1;&quot;1&quot;;&quot;0&quot;)" office:value-type="string" office:string-value="0" calcext:value-type="string">
            <text:p>0</text:p>
          </table:table-cell>
          <table:table-cell table:style-name="ce13" table:formula="of:=IF([.E47]&lt;3;&quot;1&quot;;&quot;0&quot;)" office:value-type="string" office:string-value="0" calcext:value-type="string">
            <text:p>0</text:p>
          </table:table-cell>
          <table:table-cell table:style-name="ce13" table:formula="of:=IF(AND([.S47]=0;[.T47]=0);&quot;1&quot;; &quot;0&quot;)" office:value-type="string" office:string-value="0" calcext:value-type="string">
            <text:p>0</text:p>
          </table:table-cell>
          <table:table-cell table:style-name="ce13" table:formula="of:=IF(AND([.S47]=0;[.T47]=0);&quot;1&quot;; &quot;0&quot;)" office:value-type="string" office:string-value="0" calcext:value-type="string">
            <text:p>0</text:p>
          </table:table-cell>
          <table:table-cell table:style-name="ce13" table:formula="of:=IF(AND([.S47]=-1;[.T47]=0; [.V47]&lt;[.$W$2]; [.B47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47]&lt;[.$Y$2]);&quot;1&quot;; &quot;0&quot;)" office:value-type="string" office:string-value="0" calcext:value-type="string">
            <text:p>0</text:p>
          </table:table-cell>
          <table:table-cell table:style-name="ce20" table:formula="of:=IF(OR([.Z47]=&quot;1&quot;; [.AB47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P0428+20</text:p>
          </table:table-cell>
          <table:table-cell table:style-name="ce5" office:value-type="float" office:value="176.8082" calcext:value-type="float">
            <text:p>176.8082</text:p>
          </table:table-cell>
          <table:table-cell table:style-name="ce5" office:value-type="float" office:value="-18.5568" calcext:value-type="float">
            <text:p>-18.5568</text:p>
          </table:table-cell>
          <table:table-cell table:style-name="ce5" office:value-type="float" office:value="30.2" calcext:value-type="float">
            <text:p>30.2</text:p>
          </table:table-cell>
          <table:table-cell table:style-name="ce5" office:value-type="float" office:value="3.13" calcext:value-type="float">
            <text:p>3.13</text:p>
          </table:table-cell>
          <table:table-cell table:style-name="ce5" office:value-type="float" office:value="22.3173" calcext:value-type="float">
            <text:p>22.3173</text:p>
          </table:table-cell>
          <table:table-cell table:style-name="ce5" office:value-type="float" office:value="0.7771" calcext:value-type="float">
            <text:p>0.7771</text:p>
          </table:table-cell>
          <table:table-cell table:style-name="ce5" office:value-type="float" office:value="8.72" calcext:value-type="float">
            <text:p>8.72</text:p>
          </table:table-cell>
          <table:table-cell table:style-name="ce5" office:value-type="float" office:value="3.0106" calcext:value-type="float">
            <text:p>3.0106</text:p>
          </table:table-cell>
          <table:table-cell table:style-name="ce5" office:value-type="float" office:value="21.48" calcext:value-type="float">
            <text:p>21.48</text:p>
          </table:table-cell>
          <table:table-cell table:style-name="ce5" office:value-type="float" office:value="0.8422" calcext:value-type="float">
            <text:p>0.8422</text:p>
          </table:table-cell>
          <table:table-cell table:style-name="ce5" office:value-type="float" office:value="0.457" calcext:value-type="float">
            <text:p>0.457</text:p>
          </table:table-cell>
          <table:table-cell table:style-name="ce5" office:value-type="float" office:value="0.0309" calcext:value-type="float">
            <text:p>0.0309</text:p>
          </table:table-cell>
          <table:table-cell table:style-name="ce5" office:value-type="float" office:value="1.4395" calcext:value-type="float">
            <text:p>1.439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3" office:value-type="float" office:value="0.000589058" calcext:value-type="float">
            <text:p>0.000589058</text:p>
          </table:table-cell>
          <table:table-cell table:style-name="ce3" office:value-type="float" office:value="0.000607032" calcext:value-type="float">
            <text:p>0.000607032</text:p>
          </table:table-cell>
          <table:table-cell table:style-name="ce13" table:formula="of:=IF([.E48]&lt;1;&quot;1&quot;;&quot;0&quot;)" office:value-type="string" office:string-value="0" calcext:value-type="string">
            <text:p>0</text:p>
          </table:table-cell>
          <table:table-cell table:style-name="ce13" table:formula="of:=IF([.E48]&lt;3;&quot;1&quot;;&quot;0&quot;)" office:value-type="string" office:string-value="0" calcext:value-type="string">
            <text:p>0</text:p>
          </table:table-cell>
          <table:table-cell table:style-name="ce13" table:formula="of:=IF(AND([.S48]=0;[.T48]=0);&quot;1&quot;; &quot;0&quot;)" office:value-type="string" office:string-value="0" calcext:value-type="string">
            <text:p>0</text:p>
          </table:table-cell>
          <table:table-cell table:style-name="ce13" table:formula="of:=IF(AND([.S48]=0;[.T48]=0);&quot;1&quot;; &quot;0&quot;)" office:value-type="string" office:string-value="0" calcext:value-type="string">
            <text:p>0</text:p>
          </table:table-cell>
          <table:table-cell table:style-name="ce13" table:formula="of:=IF(AND([.S48]=-1;[.T48]=0; [.V48]&lt;[.$W$2]; [.B48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48]&lt;[.$Y$2]);&quot;1&quot;; &quot;0&quot;)" office:value-type="string" office:string-value="0" calcext:value-type="string">
            <text:p>0</text:p>
          </table:table-cell>
          <table:table-cell table:style-name="ce20" table:formula="of:=IF(OR([.Z48]=&quot;1&quot;; [.AB48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4C19.44</text:p>
          </table:table-cell>
          <table:table-cell table:style-name="ce5" office:value-type="float" office:value="8.9924" calcext:value-type="float">
            <text:p>8.9924</text:p>
          </table:table-cell>
          <table:table-cell table:style-name="ce5" office:value-type="float" office:value="73.0418" calcext:value-type="float">
            <text:p>73.0418</text:p>
          </table:table-cell>
          <table:table-cell table:style-name="ce5" office:value-type="float" office:value="3.35" calcext:value-type="float">
            <text:p>3.35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3274" calcext:value-type="float">
            <text:p>3.3274</text:p>
          </table:table-cell>
          <table:table-cell table:style-name="ce5" office:value-type="float" office:value="0.6785" calcext:value-type="float">
            <text:p>0.678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.35" calcext:value-type="float">
            <text:p>3.35</text:p>
          </table:table-cell>
          <table:table-cell table:style-name="ce5" office:value-type="float" office:value="0.0643" calcext:value-type="float">
            <text:p>0.0643</text:p>
          </table:table-cell>
          <table:table-cell table:style-name="ce5" office:value-type="float" office:value="0.0501" calcext:value-type="float">
            <text:p>0.0501</text:p>
          </table:table-cell>
          <table:table-cell table:style-name="ce5" office:value-type="float" office:value="0.0024" calcext:value-type="float">
            <text:p>0.0024</text:p>
          </table:table-cell>
          <table:table-cell table:style-name="ce5" office:value-type="float" office:value="0.1556" calcext:value-type="float">
            <text:p>0.155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636759" calcext:value-type="float">
            <text:p>0.00636759</text:p>
          </table:table-cell>
          <table:table-cell table:style-name="ce3" office:value-type="float" office:value="0.00608293" calcext:value-type="float">
            <text:p>0.00608293</text:p>
          </table:table-cell>
          <table:table-cell table:style-name="ce13" table:formula="of:=IF([.E49]&lt;1;&quot;1&quot;;&quot;0&quot;)" office:value-type="string" office:string-value="0" calcext:value-type="string">
            <text:p>0</text:p>
          </table:table-cell>
          <table:table-cell table:style-name="ce13" table:formula="of:=IF([.E49]&lt;3;&quot;1&quot;;&quot;0&quot;)" office:value-type="string" office:string-value="0" calcext:value-type="string">
            <text:p>0</text:p>
          </table:table-cell>
          <table:table-cell table:style-name="ce13" table:formula="of:=IF(AND([.S49]=0;[.T49]=0);&quot;1&quot;; &quot;0&quot;)" office:value-type="string" office:string-value="0" calcext:value-type="string">
            <text:p>0</text:p>
          </table:table-cell>
          <table:table-cell table:style-name="ce13" table:formula="of:=IF(AND([.S49]=0;[.T49]=0);&quot;1&quot;; &quot;0&quot;)" office:value-type="string" office:string-value="0" calcext:value-type="string">
            <text:p>0</text:p>
          </table:table-cell>
          <table:table-cell table:style-name="ce13" table:formula="of:=IF(AND([.S49]=-1;[.T49]=0; [.V49]&lt;[.$W$2]; [.B49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49]&lt;[.$Y$2]);&quot;1&quot;; &quot;0&quot;)" office:value-type="string" office:string-value="0" calcext:value-type="string">
            <text:p>0</text:p>
          </table:table-cell>
          <table:table-cell table:style-name="ce20" table:formula="of:=IF(OR([.Z49]=&quot;1&quot;; [.AB49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3C353</text:p>
          </table:table-cell>
          <table:table-cell table:style-name="ce5" office:value-type="float" office:value="21.1108" calcext:value-type="float">
            <text:p>21.1108</text:p>
          </table:table-cell>
          <table:table-cell table:style-name="ce5" office:value-type="float" office:value="19.877" calcext:value-type="float">
            <text:p>19.877</text:p>
          </table:table-cell>
          <table:table-cell table:style-name="ce5" office:value-type="float" office:value="13.71" calcext:value-type="float">
            <text:p>13.71</text:p>
          </table:table-cell>
          <table:table-cell table:style-name="ce5" office:value-type="float" office:value="1.01" calcext:value-type="float">
            <text:p>1.01</text:p>
          </table:table-cell>
          <table:table-cell table:style-name="ce5" office:value-type="float" office:value="11.1623" calcext:value-type="float">
            <text:p>11.1623</text:p>
          </table:table-cell>
          <table:table-cell table:style-name="ce5" office:value-type="float" office:value="0.3003" calcext:value-type="float">
            <text:p>0.3003</text:p>
          </table:table-cell>
          <table:table-cell table:style-name="ce5" office:value-type="float" office:value="8.86" calcext:value-type="float">
            <text:p>8.86</text:p>
          </table:table-cell>
          <table:table-cell table:style-name="ce5" office:value-type="float" office:value="0.9924" calcext:value-type="float">
            <text:p>0.9924</text:p>
          </table:table-cell>
          <table:table-cell table:style-name="ce5" office:value-type="float" office:value="4.85" calcext:value-type="float">
            <text:p>4.85</text:p>
          </table:table-cell>
          <table:table-cell table:style-name="ce5" office:value-type="float" office:value="0.118" calcext:value-type="float">
            <text:p>0.118</text:p>
          </table:table-cell>
          <table:table-cell table:style-name="ce5" office:value-type="float" office:value="0.3784" calcext:value-type="float">
            <text:p>0.3784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1.19" calcext:value-type="float">
            <text:p>1.1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50]&lt;1;&quot;1&quot;;&quot;0&quot;)" office:value-type="string" office:string-value="0" calcext:value-type="string">
            <text:p>0</text:p>
          </table:table-cell>
          <table:table-cell table:style-name="ce13" table:formula="of:=IF([.E50]&lt;3;&quot;1&quot;;&quot;0&quot;)" office:value-type="string" office:string-value="0" calcext:value-type="string">
            <text:p>0</text:p>
          </table:table-cell>
          <table:table-cell table:style-name="ce13" table:formula="of:=IF(AND([.S50]=0;[.T50]=0);&quot;1&quot;; &quot;0&quot;)" office:value-type="string" office:string-value="0" calcext:value-type="string">
            <text:p>0</text:p>
          </table:table-cell>
          <table:table-cell table:style-name="ce13" table:formula="of:=IF(AND([.S50]=0;[.T50]=0);&quot;1&quot;; &quot;0&quot;)" office:value-type="string" office:string-value="0" calcext:value-type="string">
            <text:p>0</text:p>
          </table:table-cell>
          <table:table-cell table:style-name="ce13" table:formula="of:=IF(AND([.S50]=-1;[.T50]=0; [.V50]&lt;[.$W$2]; [.B50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50]&lt;[.$Y$2]);&quot;1&quot;; &quot;0&quot;)" office:value-type="string" office:string-value="0" calcext:value-type="string">
            <text:p>0</text:p>
          </table:table-cell>
          <table:table-cell table:style-name="ce20" table:formula="of:=IF(OR([.Z50]=&quot;1&quot;; [.AB50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3C167</text:p>
          </table:table-cell>
          <table:table-cell table:style-name="ce5" office:value-type="float" office:value="207.3119" calcext:value-type="float">
            <text:p>207.3119</text:p>
          </table:table-cell>
          <table:table-cell table:style-name="ce5" office:value-type="float" office:value="1.1529" calcext:value-type="float">
            <text:p>1.1529</text:p>
          </table:table-cell>
          <table:table-cell table:style-name="ce5" office:value-type="float" office:value="63.5" calcext:value-type="float">
            <text:p>63.5</text:p>
          </table:table-cell>
          <table:table-cell table:style-name="ce5" office:value-type="float" office:value="3.1" calcext:value-type="float">
            <text:p>3.1</text:p>
          </table:table-cell>
          <table:table-cell table:style-name="ce5" office:value-type="float" office:value="54.3362" calcext:value-type="float">
            <text:p>54.3362</text:p>
          </table:table-cell>
          <table:table-cell table:style-name="ce5" office:value-type="float" office:value="0.4937" calcext:value-type="float">
            <text:p>0.4937</text:p>
          </table:table-cell>
          <table:table-cell table:style-name="ce5" office:value-type="float" office:value="38.99" calcext:value-type="float">
            <text:p>38.99</text:p>
          </table:table-cell>
          <table:table-cell table:style-name="ce5" office:value-type="float" office:value="2.9129" calcext:value-type="float">
            <text:p>2.9129</text:p>
          </table:table-cell>
          <table:table-cell table:style-name="ce5" office:value-type="float" office:value="24.51" calcext:value-type="float">
            <text:p>24.51</text:p>
          </table:table-cell>
          <table:table-cell table:style-name="ce5" office:value-type="float" office:value="0.9835" calcext:value-type="float">
            <text:p>0.9835</text:p>
          </table:table-cell>
          <table:table-cell table:style-name="ce5" office:value-type="float" office:value="0.5733" calcext:value-type="float">
            <text:p>0.5733</text:p>
          </table:table-cell>
          <table:table-cell table:style-name="ce5" office:value-type="float" office:value="0.0105" calcext:value-type="float">
            <text:p>0.0105</text:p>
          </table:table-cell>
          <table:table-cell table:style-name="ce5" office:value-type="float" office:value="1.7793" calcext:value-type="float">
            <text:p>1.779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3" office:value-type="float" office:value="0.00568872" calcext:value-type="float">
            <text:p>0.00568872</text:p>
          </table:table-cell>
          <table:table-cell table:style-name="ce3" office:value-type="float" office:value="0.005613" calcext:value-type="float">
            <text:p>0.005613</text:p>
          </table:table-cell>
          <table:table-cell table:style-name="ce13" table:formula="of:=IF([.E51]&lt;1;&quot;1&quot;;&quot;0&quot;)" office:value-type="string" office:string-value="0" calcext:value-type="string">
            <text:p>0</text:p>
          </table:table-cell>
          <table:table-cell table:style-name="ce13" table:formula="of:=IF([.E51]&lt;3;&quot;1&quot;;&quot;0&quot;)" office:value-type="string" office:string-value="0" calcext:value-type="string">
            <text:p>0</text:p>
          </table:table-cell>
          <table:table-cell table:style-name="ce13" table:formula="of:=IF(AND([.S51]=0;[.T51]=0);&quot;1&quot;; &quot;0&quot;)" office:value-type="string" office:string-value="0" calcext:value-type="string">
            <text:p>0</text:p>
          </table:table-cell>
          <table:table-cell table:style-name="ce13" table:formula="of:=IF(AND([.S51]=0;[.T51]=0);&quot;1&quot;; &quot;0&quot;)" office:value-type="string" office:string-value="0" calcext:value-type="string">
            <text:p>0</text:p>
          </table:table-cell>
          <table:table-cell table:style-name="ce13" table:formula="of:=IF(AND([.S51]=-1;[.T51]=0; [.V51]&lt;[.$W$2]; [.B51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51]&lt;[.$Y$2]);&quot;1&quot;; &quot;0&quot;)" office:value-type="string" office:string-value="0" calcext:value-type="string">
            <text:p>0</text:p>
          </table:table-cell>
          <table:table-cell table:style-name="ce20" table:formula="of:=IF(OR([.Z51]=&quot;1&quot;; [.AB51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3C293</text:p>
          </table:table-cell>
          <table:table-cell table:style-name="ce5" office:value-type="float" office:value="54.6071" calcext:value-type="float">
            <text:p>54.6071</text:p>
          </table:table-cell>
          <table:table-cell table:style-name="ce5" office:value-type="float" office:value="76.0603" calcext:value-type="float">
            <text:p>76.0603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1.6376" calcext:value-type="float">
            <text:p>1.6376</text:p>
          </table:table-cell>
          <table:table-cell table:style-name="ce5" office:value-type="float" office:value="1.2239" calcext:value-type="float">
            <text:p>1.22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office:value-type="float" office:value="0.0596" calcext:value-type="float">
            <text:p>0.0596</text:p>
          </table:table-cell>
          <table:table-cell table:style-name="ce5" office:value-type="float" office:value="0.0137" calcext:value-type="float">
            <text:p>0.0137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0.0446" calcext:value-type="float">
            <text:p>0.044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0676758" calcext:value-type="float">
            <text:p>0.000676758</text:p>
          </table:table-cell>
          <table:table-cell table:style-name="ce3" office:value-type="float" office:value="0.000623513" calcext:value-type="float">
            <text:p>0.000623513</text:p>
          </table:table-cell>
          <table:table-cell table:style-name="ce13" table:formula="of:=IF([.E52]&lt;1;&quot;1&quot;;&quot;0&quot;)" office:value-type="string" office:string-value="0" calcext:value-type="string">
            <text:p>0</text:p>
          </table:table-cell>
          <table:table-cell table:style-name="ce13" table:formula="of:=IF([.E52]&lt;3;&quot;1&quot;;&quot;0&quot;)" office:value-type="string" office:string-value="1" calcext:value-type="string">
            <text:p>1</text:p>
          </table:table-cell>
          <table:table-cell table:style-name="ce13" table:formula="of:=IF(AND([.S52]=0;[.T52]=0);&quot;1&quot;; &quot;0&quot;)" office:value-type="string" office:string-value="0" calcext:value-type="string">
            <text:p>0</text:p>
          </table:table-cell>
          <table:table-cell table:style-name="ce13" table:formula="of:=IF(AND([.S52]=0;[.T52]=0);&quot;1&quot;; &quot;0&quot;)" office:value-type="string" office:string-value="0" calcext:value-type="string">
            <text:p>0</text:p>
          </table:table-cell>
          <table:table-cell table:style-name="ce13" table:formula="of:=IF(AND([.S52]=-1;[.T52]=0; [.V52]&lt;[.$W$2]; [.B52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52]&lt;[.$Y$2]);&quot;1&quot;; &quot;0&quot;)" office:value-type="string" office:string-value="1" calcext:value-type="string">
            <text:p>1</text:p>
          </table:table-cell>
          <table:table-cell table:style-name="ce20" table:formula="of:=IF(OR([.Z52]=&quot;1&quot;; [.AB52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3C98-2</text:p>
          </table:table-cell>
          <table:table-cell table:style-name="ce5" office:value-type="float" office:value="179.8288" calcext:value-type="float">
            <text:p>179.8288</text:p>
          </table:table-cell>
          <table:table-cell table:style-name="ce5" office:value-type="float" office:value="-31.0241" calcext:value-type="float">
            <text:p>-31.0241</text:p>
          </table:table-cell>
          <table:table-cell table:style-name="ce5" office:value-type="float" office:value="12.96" calcext:value-type="float">
            <text:p>12.96</text:p>
          </table:table-cell>
          <table:table-cell table:style-name="ce5" office:value-type="float" office:value="0.52" calcext:value-type="float">
            <text:p>0.52</text:p>
          </table:table-cell>
          <table:table-cell table:style-name="ce5" office:value-type="float" office:value="12.0151" calcext:value-type="float">
            <text:p>12.0151</text:p>
          </table:table-cell>
          <table:table-cell table:style-name="ce5" office:value-type="float" office:value="1.3258" calcext:value-type="float">
            <text:p>1.3258</text:p>
          </table:table-cell>
          <table:table-cell table:style-name="ce5" office:value-type="float" office:value="6.4" calcext:value-type="float">
            <text:p>6.4</text:p>
          </table:table-cell>
          <table:table-cell table:style-name="ce5" office:value-type="float" office:value="0.4849" calcext:value-type="float">
            <text:p>0.4849</text:p>
          </table:table-cell>
          <table:table-cell table:style-name="ce5" office:value-type="float" office:value="6.56" calcext:value-type="float">
            <text:p>6.56</text:p>
          </table:table-cell>
          <table:table-cell table:style-name="ce5" office:value-type="float" office:value="0.167" calcext:value-type="float">
            <text:p>0.167</text:p>
          </table:table-cell>
          <table:table-cell table:style-name="ce5" office:value-type="float" office:value="0.1955" calcext:value-type="float">
            <text:p>0.1955</text:p>
          </table:table-cell>
          <table:table-cell table:style-name="ce5" office:value-type="float" office:value="0.0043" calcext:value-type="float">
            <text:p>0.0043</text:p>
          </table:table-cell>
          <table:table-cell table:style-name="ce5" office:value-type="float" office:value="0.5973" calcext:value-type="float">
            <text:p>0.597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417908" calcext:value-type="float">
            <text:p>0.00417908</text:p>
          </table:table-cell>
          <table:table-cell table:style-name="ce3" office:value-type="float" office:value="0.00405798" calcext:value-type="float">
            <text:p>0.00405798</text:p>
          </table:table-cell>
          <table:table-cell table:style-name="ce13" table:formula="of:=IF([.E53]&lt;1;&quot;1&quot;;&quot;0&quot;)" office:value-type="string" office:string-value="0" calcext:value-type="string">
            <text:p>0</text:p>
          </table:table-cell>
          <table:table-cell table:style-name="ce13" table:formula="of:=IF([.E53]&lt;3;&quot;1&quot;;&quot;0&quot;)" office:value-type="string" office:string-value="0" calcext:value-type="string">
            <text:p>0</text:p>
          </table:table-cell>
          <table:table-cell table:style-name="ce13" table:formula="of:=IF(AND([.S53]=0;[.T53]=0);&quot;1&quot;; &quot;0&quot;)" office:value-type="string" office:string-value="0" calcext:value-type="string">
            <text:p>0</text:p>
          </table:table-cell>
          <table:table-cell table:style-name="ce13" table:formula="of:=IF(AND([.S53]=0;[.T53]=0);&quot;1&quot;; &quot;0&quot;)" office:value-type="string" office:string-value="0" calcext:value-type="string">
            <text:p>0</text:p>
          </table:table-cell>
          <table:table-cell table:style-name="ce13" table:formula="of:=IF(AND([.S53]=-1;[.T53]=0; [.V53]&lt;[.$W$2]; [.B53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53]&lt;[.$Y$2]);&quot;1&quot;; &quot;0&quot;)" office:value-type="string" office:string-value="0" calcext:value-type="string">
            <text:p>0</text:p>
          </table:table-cell>
          <table:table-cell table:style-name="ce20" table:formula="of:=IF(OR([.Z53]=&quot;1&quot;; [.AB53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3C105</text:p>
          </table:table-cell>
          <table:table-cell table:style-name="ce5" office:value-type="float" office:value="187.6326" calcext:value-type="float">
            <text:p>187.6326</text:p>
          </table:table-cell>
          <table:table-cell table:style-name="ce5" office:value-type="float" office:value="-33.609" calcext:value-type="float">
            <text:p>-33.609</text:p>
          </table:table-cell>
          <table:table-cell table:style-name="ce5" office:value-type="float" office:value="18.56" calcext:value-type="float">
            <text:p>18.56</text:p>
          </table:table-cell>
          <table:table-cell table:style-name="ce5" office:value-type="float" office:value="1.87" calcext:value-type="float">
            <text:p>1.87</text:p>
          </table:table-cell>
          <table:table-cell table:style-name="ce5" office:value-type="float" office:value="12.0414" calcext:value-type="float">
            <text:p>12.0414</text:p>
          </table:table-cell>
          <table:table-cell table:style-name="ce5" office:value-type="float" office:value="0.7804" calcext:value-type="float">
            <text:p>0.7804</text:p>
          </table:table-cell>
          <table:table-cell table:style-name="ce5" office:value-type="float" office:value="14.43" calcext:value-type="float">
            <text:p>14.43</text:p>
          </table:table-cell>
          <table:table-cell table:style-name="ce5" office:value-type="float" office:value="1.8417" calcext:value-type="float">
            <text:p>1.8417</text:p>
          </table:table-cell>
          <table:table-cell table:style-name="ce5" office:value-type="float" office:value="4.12" calcext:value-type="float">
            <text:p>4.12</text:p>
          </table:table-cell>
          <table:table-cell table:style-name="ce5" office:value-type="float" office:value="0.2685" calcext:value-type="float">
            <text:p>0.2685</text:p>
          </table:table-cell>
          <table:table-cell table:style-name="ce5" office:value-type="float" office:value="0.3973" calcext:value-type="float">
            <text:p>0.3973</text:p>
          </table:table-cell>
          <table:table-cell table:style-name="ce5" office:value-type="float" office:value="0.0254" calcext:value-type="float">
            <text:p>0.0254</text:p>
          </table:table-cell>
          <table:table-cell table:style-name="ce5" office:value-type="float" office:value="1.2716" calcext:value-type="float">
            <text:p>1.271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3" office:value-type="float" office:value="0.000753985" calcext:value-type="float">
            <text:p>0.000753985</text:p>
          </table:table-cell>
          <table:table-cell table:style-name="ce3" office:value-type="float" office:value="0.000818266" calcext:value-type="float">
            <text:p>0.000818266</text:p>
          </table:table-cell>
          <table:table-cell table:style-name="ce13" table:formula="of:=IF([.E54]&lt;1;&quot;1&quot;;&quot;0&quot;)" office:value-type="string" office:string-value="0" calcext:value-type="string">
            <text:p>0</text:p>
          </table:table-cell>
          <table:table-cell table:style-name="ce13" table:formula="of:=IF([.E54]&lt;3;&quot;1&quot;;&quot;0&quot;)" office:value-type="string" office:string-value="0" calcext:value-type="string">
            <text:p>0</text:p>
          </table:table-cell>
          <table:table-cell table:style-name="ce13" table:formula="of:=IF(AND([.S54]=0;[.T54]=0);&quot;1&quot;; &quot;0&quot;)" office:value-type="string" office:string-value="0" calcext:value-type="string">
            <text:p>0</text:p>
          </table:table-cell>
          <table:table-cell table:style-name="ce13" table:formula="of:=IF(AND([.S54]=0;[.T54]=0);&quot;1&quot;; &quot;0&quot;)" office:value-type="string" office:string-value="0" calcext:value-type="string">
            <text:p>0</text:p>
          </table:table-cell>
          <table:table-cell table:style-name="ce13" table:formula="of:=IF(AND([.S54]=-1;[.T54]=0; [.V54]&lt;[.$W$2]; [.B54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54]&lt;[.$Y$2]);&quot;1&quot;; &quot;0&quot;)" office:value-type="string" office:string-value="0" calcext:value-type="string">
            <text:p>0</text:p>
          </table:table-cell>
          <table:table-cell table:style-name="ce20" table:formula="of:=IF(OR([.Z54]=&quot;1&quot;; [.AB54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3C120</text:p>
          </table:table-cell>
          <table:table-cell table:style-name="ce5" office:value-type="float" office:value="190.3729" calcext:value-type="float">
            <text:p>190.3729</text:p>
          </table:table-cell>
          <table:table-cell table:style-name="ce5" office:value-type="float" office:value="-27.3968" calcext:value-type="float">
            <text:p>-27.3968</text:p>
          </table:table-cell>
          <table:table-cell table:style-name="ce5" office:value-type="float" office:value="22.22" calcext:value-type="float">
            <text:p>22.22</text:p>
          </table:table-cell>
          <table:table-cell table:style-name="ce5" office:value-type="float" office:value="2.26" calcext:value-type="float">
            <text:p>2.26</text:p>
          </table:table-cell>
          <table:table-cell table:style-name="ce5" office:value-type="float" office:value="11.7434" calcext:value-type="float">
            <text:p>11.7434</text:p>
          </table:table-cell>
          <table:table-cell table:style-name="ce5" office:value-type="float" office:value="0.1283" calcext:value-type="float">
            <text:p>0.1283</text:p>
          </table:table-cell>
          <table:table-cell table:style-name="ce5" office:value-type="float" office:value="10.86" calcext:value-type="float">
            <text:p>10.86</text:p>
          </table:table-cell>
          <table:table-cell table:style-name="ce5" office:value-type="float" office:value="2.2433" calcext:value-type="float">
            <text:p>2.2433</text:p>
          </table:table-cell>
          <table:table-cell table:style-name="ce5" office:value-type="float" office:value="11.36" calcext:value-type="float">
            <text:p>11.36</text:p>
          </table:table-cell>
          <table:table-cell table:style-name="ce5" office:value-type="float" office:value="0.2632" calcext:value-type="float">
            <text:p>0.2632</text:p>
          </table:table-cell>
          <table:table-cell table:style-name="ce5" office:value-type="float" office:value="0.2554" calcext:value-type="float">
            <text:p>0.2554</text:p>
          </table:table-cell>
          <table:table-cell table:style-name="ce5" office:value-type="float" office:value="0.0019" calcext:value-type="float">
            <text:p>0.0019</text:p>
          </table:table-cell>
          <table:table-cell table:style-name="ce5" office:value-type="float" office:value="0.793" calcext:value-type="float">
            <text:p>0.793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308697" calcext:value-type="float">
            <text:p>0.00308697</text:p>
          </table:table-cell>
          <table:table-cell table:style-name="ce3" office:value-type="float" office:value="0.00282925" calcext:value-type="float">
            <text:p>0.00282925</text:p>
          </table:table-cell>
          <table:table-cell table:style-name="ce13" table:formula="of:=IF([.E55]&lt;1;&quot;1&quot;;&quot;0&quot;)" office:value-type="string" office:string-value="0" calcext:value-type="string">
            <text:p>0</text:p>
          </table:table-cell>
          <table:table-cell table:style-name="ce13" table:formula="of:=IF([.E55]&lt;3;&quot;1&quot;;&quot;0&quot;)" office:value-type="string" office:string-value="0" calcext:value-type="string">
            <text:p>0</text:p>
          </table:table-cell>
          <table:table-cell table:style-name="ce13" table:formula="of:=IF(AND([.S55]=0;[.T55]=0);&quot;1&quot;; &quot;0&quot;)" office:value-type="string" office:string-value="1" calcext:value-type="string">
            <text:p>1</text:p>
          </table:table-cell>
          <table:table-cell table:style-name="ce13" table:formula="of:=IF(AND([.S55]=0;[.T55]=0);&quot;1&quot;; &quot;0&quot;)" office:value-type="string" office:string-value="1" calcext:value-type="string">
            <text:p>1</text:p>
          </table:table-cell>
          <table:table-cell table:style-name="ce13" table:formula="of:=IF(AND([.S55]=-1;[.T55]=0; [.V55]&lt;[.$W$2]; [.B55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55]&lt;[.$Y$2]);&quot;1&quot;; &quot;0&quot;)" office:value-type="string" office:string-value="0" calcext:value-type="string">
            <text:p>0</text:p>
          </table:table-cell>
          <table:table-cell table:style-name="ce20" table:formula="of:=IF(OR([.Z55]=&quot;1&quot;; [.AB55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CTA21</text:p>
          </table:table-cell>
          <table:table-cell table:style-name="ce5" office:value-type="float" office:value="166.6357" calcext:value-type="float">
            <text:p>166.6357</text:p>
          </table:table-cell>
          <table:table-cell table:style-name="ce5" office:value-type="float" office:value="-33.5961" calcext:value-type="float">
            <text:p>-33.5961</text:p>
          </table:table-cell>
          <table:table-cell table:style-name="ce5" office:value-type="float" office:value="12.08" calcext:value-type="float">
            <text:p>12.08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11.1379" calcext:value-type="float">
            <text:p>11.1379</text:p>
          </table:table-cell>
          <table:table-cell table:style-name="ce5" office:value-type="float" office:value="0.863" calcext:value-type="float">
            <text:p>0.863</text:p>
          </table:table-cell>
          <table:table-cell table:style-name="ce5" office:value-type="float" office:value="3.96" calcext:value-type="float">
            <text:p>3.96</text:p>
          </table:table-cell>
          <table:table-cell table:style-name="ce5" office:value-type="float" office:value="0.3819" calcext:value-type="float">
            <text:p>0.3819</text:p>
          </table:table-cell>
          <table:table-cell table:style-name="ce5" office:value-type="float" office:value="8.13" calcext:value-type="float">
            <text:p>8.13</text:p>
          </table:table-cell>
          <table:table-cell table:style-name="ce5" office:value-type="float" office:value="0.1312" calcext:value-type="float">
            <text:p>0.1312</text:p>
          </table:table-cell>
          <table:table-cell table:style-name="ce5" office:value-type="float" office:value="0.1311" calcext:value-type="float">
            <text:p>0.1311</text:p>
          </table:table-cell>
          <table:table-cell table:style-name="ce5" office:value-type="float" office:value="0.0041" calcext:value-type="float">
            <text:p>0.0041</text:p>
          </table:table-cell>
          <table:table-cell table:style-name="ce5" office:value-type="float" office:value="0.4059" calcext:value-type="float">
            <text:p>0.405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276281" calcext:value-type="float">
            <text:p>0.00276281</text:p>
          </table:table-cell>
          <table:table-cell table:style-name="ce3" office:value-type="float" office:value="0.00273542" calcext:value-type="float">
            <text:p>0.00273542</text:p>
          </table:table-cell>
          <table:table-cell table:style-name="ce13" table:formula="of:=IF([.E56]&lt;1;&quot;1&quot;;&quot;0&quot;)" office:value-type="string" office:string-value="0" calcext:value-type="string">
            <text:p>0</text:p>
          </table:table-cell>
          <table:table-cell table:style-name="ce13" table:formula="of:=IF([.E56]&lt;3;&quot;1&quot;;&quot;0&quot;)" office:value-type="string" office:string-value="0" calcext:value-type="string">
            <text:p>0</text:p>
          </table:table-cell>
          <table:table-cell table:style-name="ce13" table:formula="of:=IF(AND([.S56]=0;[.T56]=0);&quot;1&quot;; &quot;0&quot;)" office:value-type="string" office:string-value="0" calcext:value-type="string">
            <text:p>0</text:p>
          </table:table-cell>
          <table:table-cell table:style-name="ce13" table:formula="of:=IF(AND([.S56]=0;[.T56]=0);&quot;1&quot;; &quot;0&quot;)" office:value-type="string" office:string-value="0" calcext:value-type="string">
            <text:p>0</text:p>
          </table:table-cell>
          <table:table-cell table:style-name="ce13" table:formula="of:=IF(AND([.S56]=-1;[.T56]=0; [.V56]&lt;[.$W$2]; [.B56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56]&lt;[.$Y$2]);&quot;1&quot;; &quot;0&quot;)" office:value-type="string" office:string-value="0" calcext:value-type="string">
            <text:p>0</text:p>
          </table:table-cell>
          <table:table-cell table:style-name="ce20" table:formula="of:=IF(OR([.Z56]=&quot;1&quot;; [.AB56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3C123</text:p>
          </table:table-cell>
          <table:table-cell table:style-name="ce5" office:value-type="float" office:value="170.5817" calcext:value-type="float">
            <text:p>170.5817</text:p>
          </table:table-cell>
          <table:table-cell table:style-name="ce5" office:value-type="float" office:value="-11.661" calcext:value-type="float">
            <text:p>-11.661</text:p>
          </table:table-cell>
          <table:table-cell table:style-name="ce5" office:value-type="float" office:value="24.55" calcext:value-type="float">
            <text:p>24.55</text:p>
          </table:table-cell>
          <table:table-cell table:style-name="ce5" office:value-type="float" office:value="4.8" calcext:value-type="float">
            <text:p>4.8</text:p>
          </table:table-cell>
          <table:table-cell table:style-name="ce5" office:value-type="float" office:value="19.2863" calcext:value-type="float">
            <text:p>19.2863</text:p>
          </table:table-cell>
          <table:table-cell table:style-name="ce5" office:value-type="float" office:value="0.4344" calcext:value-type="float">
            <text:p>0.4344</text:p>
          </table:table-cell>
          <table:table-cell table:style-name="ce5" office:value-type="float" office:value="5.15" calcext:value-type="float">
            <text:p>5.15</text:p>
          </table:table-cell>
          <table:table-cell table:style-name="ce5" office:value-type="float" office:value="4.4112" calcext:value-type="float">
            <text:p>4.4112</text:p>
          </table:table-cell>
          <table:table-cell table:style-name="ce5" office:value-type="float" office:value="19.41" calcext:value-type="float">
            <text:p>19.41</text:p>
          </table:table-cell>
          <table:table-cell table:style-name="ce5" office:value-type="float" office:value="1.9026" calcext:value-type="float">
            <text:p>1.9026</text:p>
          </table:table-cell>
          <table:table-cell table:style-name="ce5" office:value-type="float" office:value="0.8612" calcext:value-type="float">
            <text:p>0.8612</text:p>
          </table:table-cell>
          <table:table-cell table:style-name="ce5" office:value-type="float" office:value="0.0252" calcext:value-type="float">
            <text:p>0.0252</text:p>
          </table:table-cell>
          <table:table-cell table:style-name="ce5" office:value-type="float" office:value="2.6378" calcext:value-type="float">
            <text:p>2.6378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3" office:value-type="float" office:value="0.00127054" calcext:value-type="float">
            <text:p>0.00127054</text:p>
          </table:table-cell>
          <table:table-cell table:style-name="ce3" office:value-type="float" office:value="0.00129847" calcext:value-type="float">
            <text:p>0.00129847</text:p>
          </table:table-cell>
          <table:table-cell table:style-name="ce13" table:formula="of:=IF([.E57]&lt;1;&quot;1&quot;;&quot;0&quot;)" office:value-type="string" office:string-value="0" calcext:value-type="string">
            <text:p>0</text:p>
          </table:table-cell>
          <table:table-cell table:style-name="ce13" table:formula="of:=IF([.E57]&lt;3;&quot;1&quot;;&quot;0&quot;)" office:value-type="string" office:string-value="0" calcext:value-type="string">
            <text:p>0</text:p>
          </table:table-cell>
          <table:table-cell table:style-name="ce13" table:formula="of:=IF(AND([.S57]=0;[.T57]=0);&quot;1&quot;; &quot;0&quot;)" office:value-type="string" office:string-value="0" calcext:value-type="string">
            <text:p>0</text:p>
          </table:table-cell>
          <table:table-cell table:style-name="ce13" table:formula="of:=IF(AND([.S57]=0;[.T57]=0);&quot;1&quot;; &quot;0&quot;)" office:value-type="string" office:string-value="0" calcext:value-type="string">
            <text:p>0</text:p>
          </table:table-cell>
          <table:table-cell table:style-name="ce13" table:formula="of:=IF(AND([.S57]=-1;[.T57]=0; [.V57]&lt;[.$W$2]; [.B57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57]&lt;[.$Y$2]);&quot;1&quot;; &quot;0&quot;)" office:value-type="string" office:string-value="0" calcext:value-type="string">
            <text:p>0</text:p>
          </table:table-cell>
          <table:table-cell table:style-name="ce20" table:formula="of:=IF(OR([.Z57]=&quot;1&quot;; [.AB57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4C20.33</text:p>
          </table:table-cell>
          <table:table-cell table:style-name="ce5" office:value-type="float" office:value="20.1848" calcext:value-type="float">
            <text:p>20.1848</text:p>
          </table:table-cell>
          <table:table-cell table:style-name="ce5" office:value-type="float" office:value="66.8341" calcext:value-type="float">
            <text:p>66.8341</text:p>
          </table:table-cell>
          <table:table-cell table:style-name="ce5" office:value-type="float" office:value="3.4" calcext:value-type="float">
            <text:p>3.4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3.3957" calcext:value-type="float">
            <text:p>3.3957</text:p>
          </table:table-cell>
          <table:table-cell table:style-name="ce5" office:value-type="float" office:value="0.2803" calcext:value-type="float">
            <text:p>0.2803</text:p>
          </table:table-cell>
          <table:table-cell table:style-name="ce5" office:value-type="float" office:value="0.67" calcext:value-type="float">
            <text:p>0.67</text:p>
          </table:table-cell>
          <table:table-cell table:style-name="ce5" office:value-type="float" office:value="0.0374" calcext:value-type="float">
            <text:p>0.0374</text:p>
          </table:table-cell>
          <table:table-cell table:style-name="ce5" office:value-type="float" office:value="2.73" calcext:value-type="float">
            <text:p>2.73</text:p>
          </table:table-cell>
          <table:table-cell table:style-name="ce5" office:value-type="float" office:value="0.0555" calcext:value-type="float">
            <text:p>0.0555</text:p>
          </table:table-cell>
          <table:table-cell table:style-name="ce5" office:value-type="float" office:value="0.036" calcext:value-type="float">
            <text:p>0.036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0.1131" calcext:value-type="float">
            <text:p>0.113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58]&lt;1;&quot;1&quot;;&quot;0&quot;)" office:value-type="string" office:string-value="0" calcext:value-type="string">
            <text:p>0</text:p>
          </table:table-cell>
          <table:table-cell table:style-name="ce13" table:formula="of:=IF([.E58]&lt;3;&quot;1&quot;;&quot;0&quot;)" office:value-type="string" office:string-value="0" calcext:value-type="string">
            <text:p>0</text:p>
          </table:table-cell>
          <table:table-cell table:style-name="ce13" table:formula="of:=IF(AND([.S58]=0;[.T58]=0);&quot;1&quot;; &quot;0&quot;)" office:value-type="string" office:string-value="0" calcext:value-type="string">
            <text:p>0</text:p>
          </table:table-cell>
          <table:table-cell table:style-name="ce13" table:formula="of:=IF(AND([.S58]=0;[.T58]=0);&quot;1&quot;; &quot;0&quot;)" office:value-type="string" office:string-value="0" calcext:value-type="string">
            <text:p>0</text:p>
          </table:table-cell>
          <table:table-cell table:style-name="ce13" table:formula="of:=IF(AND([.S58]=-1;[.T58]=0; [.V58]&lt;[.$W$2]; [.B58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58]&lt;[.$Y$2]);&quot;1&quot;; &quot;0&quot;)" office:value-type="string" office:string-value="0" calcext:value-type="string">
            <text:p>0</text:p>
          </table:table-cell>
          <table:table-cell table:style-name="ce20" table:formula="of:=IF(OR([.Z58]=&quot;1&quot;; [.AB58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T0556+19</text:p>
          </table:table-cell>
          <table:table-cell table:style-name="ce5" office:value-type="float" office:value="190.0893" calcext:value-type="float">
            <text:p>190.0893</text:p>
          </table:table-cell>
          <table:table-cell table:style-name="ce5" office:value-type="float" office:value="-2.1665" calcext:value-type="float">
            <text:p>-2.1665</text:p>
          </table:table-cell>
          <table:table-cell table:style-name="ce5" office:value-type="float" office:value="67.79" calcext:value-type="float">
            <text:p>67.79</text:p>
          </table:table-cell>
          <table:table-cell table:style-name="ce5" office:value-type="float" office:value="40.33" calcext:value-type="float">
            <text:p>40.33</text:p>
          </table:table-cell>
          <table:table-cell table:style-name="ce5" office:value-type="float" office:value="58.5976" calcext:value-type="float">
            <text:p>58.5976</text:p>
          </table:table-cell>
          <table:table-cell table:style-name="ce5" office:value-type="float" office:value="1.1322" calcext:value-type="float">
            <text:p>1.132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67.79" calcext:value-type="float">
            <text:p>67.79</text:p>
          </table:table-cell>
          <table:table-cell table:style-name="ce5" office:value-type="float" office:value="40.3306" calcext:value-type="float">
            <text:p>40.3306</text:p>
          </table:table-cell>
          <table:table-cell table:style-name="ce5" office:value-type="float" office:value="1.2394" calcext:value-type="float">
            <text:p>1.2394</text:p>
          </table:table-cell>
          <table:table-cell table:style-name="ce5" office:value-type="float" office:value="0.063" calcext:value-type="float">
            <text:p>0.063</text:p>
          </table:table-cell>
          <table:table-cell table:style-name="ce5" office:value-type="float" office:value="3.682" calcext:value-type="float">
            <text:p>3.68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171093" calcext:value-type="float">
            <text:p>0.0171093</text:p>
          </table:table-cell>
          <table:table-cell table:style-name="ce3" office:value-type="float" office:value="0.0189978" calcext:value-type="float">
            <text:p>0.0189978</text:p>
          </table:table-cell>
          <table:table-cell table:style-name="ce13" table:formula="of:=IF([.E59]&lt;1;&quot;1&quot;;&quot;0&quot;)" office:value-type="string" office:string-value="0" calcext:value-type="string">
            <text:p>0</text:p>
          </table:table-cell>
          <table:table-cell table:style-name="ce13" table:formula="of:=IF([.E59]&lt;3;&quot;1&quot;;&quot;0&quot;)" office:value-type="string" office:string-value="0" calcext:value-type="string">
            <text:p>0</text:p>
          </table:table-cell>
          <table:table-cell table:style-name="ce13" table:formula="of:=IF(AND([.S59]=0;[.T59]=0);&quot;1&quot;; &quot;0&quot;)" office:value-type="string" office:string-value="0" calcext:value-type="string">
            <text:p>0</text:p>
          </table:table-cell>
          <table:table-cell table:style-name="ce13" table:formula="of:=IF(AND([.S59]=0;[.T59]=0);&quot;1&quot;; &quot;0&quot;)" office:value-type="string" office:string-value="0" calcext:value-type="string">
            <text:p>0</text:p>
          </table:table-cell>
          <table:table-cell table:style-name="ce13" table:formula="of:=IF(AND([.S59]=-1;[.T59]=0; [.V59]&lt;[.$W$2]; [.B59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59]&lt;[.$Y$2]);&quot;1&quot;; &quot;0&quot;)" office:value-type="string" office:string-value="0" calcext:value-type="string">
            <text:p>0</text:p>
          </table:table-cell>
          <table:table-cell table:style-name="ce20" table:formula="of:=IF(OR([.Z59]=&quot;1&quot;; [.AB59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P1117+14</text:p>
          </table:table-cell>
          <table:table-cell table:style-name="ce5" office:value-type="float" office:value="240.438" calcext:value-type="float">
            <text:p>240.438</text:p>
          </table:table-cell>
          <table:table-cell table:style-name="ce5" office:value-type="float" office:value="65.7884" calcext:value-type="float">
            <text:p>65.7884</text:p>
          </table:table-cell>
          <table:table-cell table:style-name="ce5" office:value-type="float" office:value="1.98" calcext:value-type="float">
            <text:p>1.98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1.9487" calcext:value-type="float">
            <text:p>1.9487</text:p>
          </table:table-cell>
          <table:table-cell table:style-name="ce5" office:value-type="float" office:value="0.3309" calcext:value-type="float">
            <text:p>0.330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98" calcext:value-type="float">
            <text:p>1.98</text:p>
          </table:table-cell>
          <table:table-cell table:style-name="ce5" office:value-type="float" office:value="0.0286" calcext:value-type="float">
            <text:p>0.0286</text:p>
          </table:table-cell>
          <table:table-cell table:style-name="ce5" office:value-type="float" office:value="0.025" calcext:value-type="float">
            <text:p>0.025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0.0773" calcext:value-type="float">
            <text:p>0.077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149742" calcext:value-type="float">
            <text:p>0.00149742</text:p>
          </table:table-cell>
          <table:table-cell table:style-name="ce3" office:value-type="float" office:value="0.00149999" calcext:value-type="float">
            <text:p>0.00149999</text:p>
          </table:table-cell>
          <table:table-cell table:style-name="ce13" table:formula="of:=IF([.E60]&lt;1;&quot;1&quot;;&quot;0&quot;)" office:value-type="string" office:string-value="0" calcext:value-type="string">
            <text:p>0</text:p>
          </table:table-cell>
          <table:table-cell table:style-name="ce13" table:formula="of:=IF([.E60]&lt;3;&quot;1&quot;;&quot;0&quot;)" office:value-type="string" office:string-value="1" calcext:value-type="string">
            <text:p>1</text:p>
          </table:table-cell>
          <table:table-cell table:style-name="ce13" table:formula="of:=IF(AND([.S60]=0;[.T60]=0);&quot;1&quot;; &quot;0&quot;)" office:value-type="string" office:string-value="0" calcext:value-type="string">
            <text:p>0</text:p>
          </table:table-cell>
          <table:table-cell table:style-name="ce13" table:formula="of:=IF(AND([.S60]=0;[.T60]=0);&quot;1&quot;; &quot;0&quot;)" office:value-type="string" office:string-value="0" calcext:value-type="string">
            <text:p>0</text:p>
          </table:table-cell>
          <table:table-cell table:style-name="ce13" table:formula="of:=IF(AND([.S60]=-1;[.T60]=0; [.V60]&lt;[.$W$2]; [.B60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60]&lt;[.$Y$2]);&quot;1&quot;; &quot;0&quot;)" office:value-type="string" office:string-value="1" calcext:value-type="string">
            <text:p>1</text:p>
          </table:table-cell>
          <table:table-cell table:style-name="ce20" table:formula="of:=IF(OR([.Z60]=&quot;1&quot;; [.AB60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3C264.0</text:p>
          </table:table-cell>
          <table:table-cell table:style-name="ce5" office:value-type="float" office:value="236.9959" calcext:value-type="float">
            <text:p>236.9959</text:p>
          </table:table-cell>
          <table:table-cell table:style-name="ce5" office:value-type="float" office:value="73.6422" calcext:value-type="float">
            <text:p>73.6422</text:p>
          </table:table-cell>
          <table:table-cell table:style-name="ce5" office:value-type="float" office:value="2.19" calcext:value-type="float">
            <text:p>2.19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2.2244" calcext:value-type="float">
            <text:p>2.2244</text:p>
          </table:table-cell>
          <table:table-cell table:style-name="ce5" office:value-type="float" office:value="0.441" calcext:value-type="float">
            <text:p>0.44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.19" calcext:value-type="float">
            <text:p>2.19</text:p>
          </table:table-cell>
          <table:table-cell table:style-name="ce5" office:value-type="float" office:value="0.0374" calcext:value-type="float">
            <text:p>0.0374</text:p>
          </table:table-cell>
          <table:table-cell table:style-name="ce5" office:value-type="float" office:value="0.0201" calcext:value-type="float">
            <text:p>0.0201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622" calcext:value-type="float">
            <text:p>0.06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0688453" calcext:value-type="float">
            <text:p>0.000688453</text:p>
          </table:table-cell>
          <table:table-cell table:style-name="ce3" office:value-type="float" office:value="0.000629496" calcext:value-type="float">
            <text:p>0.000629496</text:p>
          </table:table-cell>
          <table:table-cell table:style-name="ce13" table:formula="of:=IF([.E61]&lt;1;&quot;1&quot;;&quot;0&quot;)" office:value-type="string" office:string-value="0" calcext:value-type="string">
            <text:p>0</text:p>
          </table:table-cell>
          <table:table-cell table:style-name="ce13" table:formula="of:=IF([.E61]&lt;3;&quot;1&quot;;&quot;0&quot;)" office:value-type="string" office:string-value="1" calcext:value-type="string">
            <text:p>1</text:p>
          </table:table-cell>
          <table:table-cell table:style-name="ce13" table:formula="of:=IF(AND([.S61]=0;[.T61]=0);&quot;1&quot;; &quot;0&quot;)" office:value-type="string" office:string-value="0" calcext:value-type="string">
            <text:p>0</text:p>
          </table:table-cell>
          <table:table-cell table:style-name="ce13" table:formula="of:=IF(AND([.S61]=0;[.T61]=0);&quot;1&quot;; &quot;0&quot;)" office:value-type="string" office:string-value="0" calcext:value-type="string">
            <text:p>0</text:p>
          </table:table-cell>
          <table:table-cell table:style-name="ce13" table:formula="of:=IF(AND([.S61]=-1;[.T61]=0; [.V61]&lt;[.$W$2]; [.B61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61]&lt;[.$Y$2]);&quot;1&quot;; &quot;0&quot;)" office:value-type="string" office:string-value="1" calcext:value-type="string">
            <text:p>1</text:p>
          </table:table-cell>
          <table:table-cell table:style-name="ce20" table:formula="of:=IF(OR([.Z61]=&quot;1&quot;; [.AB61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3C208.1</text:p>
          </table:table-cell>
          <table:table-cell table:style-name="ce5" office:value-type="float" office:value="213.6015" calcext:value-type="float">
            <text:p>213.6015</text:p>
          </table:table-cell>
          <table:table-cell table:style-name="ce5" office:value-type="float" office:value="33.583" calcext:value-type="float">
            <text:p>33.583</text:p>
          </table:table-cell>
          <table:table-cell table:style-name="ce5" office:value-type="float" office:value="3.49" calcext:value-type="float">
            <text:p>3.49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3.5204" calcext:value-type="float">
            <text:p>3.5204</text:p>
          </table:table-cell>
          <table:table-cell table:style-name="ce5" office:value-type="float" office:value="0.2045" calcext:value-type="float">
            <text:p>0.204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.49" calcext:value-type="float">
            <text:p>3.49</text:p>
          </table:table-cell>
          <table:table-cell table:style-name="ce5" office:value-type="float" office:value="0.0731" calcext:value-type="float">
            <text:p>0.0731</text:p>
          </table:table-cell>
          <table:table-cell table:style-name="ce5" office:value-type="float" office:value="0.0269" calcext:value-type="float">
            <text:p>0.0269</text:p>
          </table:table-cell>
          <table:table-cell table:style-name="ce5" office:value-type="float" office:value="0.0028" calcext:value-type="float">
            <text:p>0.0028</text:p>
          </table:table-cell>
          <table:table-cell table:style-name="ce5" office:value-type="float" office:value="0.0804" calcext:value-type="float">
            <text:p>0.080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16867" calcext:value-type="float">
            <text:p>0.0016867</text:p>
          </table:table-cell>
          <table:table-cell table:style-name="ce3" office:value-type="float" office:value="0.00186726" calcext:value-type="float">
            <text:p>0.00186726</text:p>
          </table:table-cell>
          <table:table-cell table:style-name="ce13" table:formula="of:=IF([.E62]&lt;1;&quot;1&quot;;&quot;0&quot;)" office:value-type="string" office:string-value="0" calcext:value-type="string">
            <text:p>0</text:p>
          </table:table-cell>
          <table:table-cell table:style-name="ce13" table:formula="of:=IF([.E62]&lt;3;&quot;1&quot;;&quot;0&quot;)" office:value-type="string" office:string-value="0" calcext:value-type="string">
            <text:p>0</text:p>
          </table:table-cell>
          <table:table-cell table:style-name="ce13" table:formula="of:=IF(AND([.S62]=0;[.T62]=0);&quot;1&quot;; &quot;0&quot;)" office:value-type="string" office:string-value="0" calcext:value-type="string">
            <text:p>0</text:p>
          </table:table-cell>
          <table:table-cell table:style-name="ce13" table:formula="of:=IF(AND([.S62]=0;[.T62]=0);&quot;1&quot;; &quot;0&quot;)" office:value-type="string" office:string-value="0" calcext:value-type="string">
            <text:p>0</text:p>
          </table:table-cell>
          <table:table-cell table:style-name="ce13" table:formula="of:=IF(AND([.S62]=-1;[.T62]=0; [.V62]&lt;[.$W$2]; [.B62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62]&lt;[.$Y$2]);&quot;1&quot;; &quot;0&quot;)" office:value-type="string" office:string-value="0" calcext:value-type="string">
            <text:p>0</text:p>
          </table:table-cell>
          <table:table-cell table:style-name="ce20" table:formula="of:=IF(OR([.Z62]=&quot;1&quot;; [.AB62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3C208.0</text:p>
          </table:table-cell>
          <table:table-cell table:style-name="ce5" office:value-type="float" office:value="213.6628" calcext:value-type="float">
            <text:p>213.6628</text:p>
          </table:table-cell>
          <table:table-cell table:style-name="ce5" office:value-type="float" office:value="33.1608" calcext:value-type="float">
            <text:p>33.1608</text:p>
          </table:table-cell>
          <table:table-cell table:style-name="ce5" office:value-type="float" office:value="3.78" calcext:value-type="float">
            <text:p>3.78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8522" calcext:value-type="float">
            <text:p>3.8522</text:p>
          </table:table-cell>
          <table:table-cell table:style-name="ce5" office:value-type="float" office:value="0.2076" calcext:value-type="float">
            <text:p>0.207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.78" calcext:value-type="float">
            <text:p>3.78</text:p>
          </table:table-cell>
          <table:table-cell table:style-name="ce5" office:value-type="float" office:value="0.0661" calcext:value-type="float">
            <text:p>0.0661</text:p>
          </table:table-cell>
          <table:table-cell table:style-name="ce5" office:value-type="float" office:value="0.0287" calcext:value-type="float">
            <text:p>0.0287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0.0902" calcext:value-type="float">
            <text:p>0.090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182362" calcext:value-type="float">
            <text:p>0.00182362</text:p>
          </table:table-cell>
          <table:table-cell table:style-name="ce3" office:value-type="float" office:value="0.0019689" calcext:value-type="float">
            <text:p>0.0019689</text:p>
          </table:table-cell>
          <table:table-cell table:style-name="ce13" table:formula="of:=IF([.E63]&lt;1;&quot;1&quot;;&quot;0&quot;)" office:value-type="string" office:string-value="0" calcext:value-type="string">
            <text:p>0</text:p>
          </table:table-cell>
          <table:table-cell table:style-name="ce13" table:formula="of:=IF([.E63]&lt;3;&quot;1&quot;;&quot;0&quot;)" office:value-type="string" office:string-value="0" calcext:value-type="string">
            <text:p>0</text:p>
          </table:table-cell>
          <table:table-cell table:style-name="ce13" table:formula="of:=IF(AND([.S63]=0;[.T63]=0);&quot;1&quot;; &quot;0&quot;)" office:value-type="string" office:string-value="0" calcext:value-type="string">
            <text:p>0</text:p>
          </table:table-cell>
          <table:table-cell table:style-name="ce13" table:formula="of:=IF(AND([.S63]=0;[.T63]=0);&quot;1&quot;; &quot;0&quot;)" office:value-type="string" office:string-value="0" calcext:value-type="string">
            <text:p>0</text:p>
          </table:table-cell>
          <table:table-cell table:style-name="ce13" table:formula="of:=IF(AND([.S63]=-1;[.T63]=0; [.V63]&lt;[.$W$2]; [.B63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63]&lt;[.$Y$2]);&quot;1&quot;; &quot;0&quot;)" office:value-type="string" office:string-value="0" calcext:value-type="string">
            <text:p>0</text:p>
          </table:table-cell>
          <table:table-cell table:style-name="ce20" table:formula="of:=IF(OR([.Z63]=&quot;1&quot;; [.AB63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4C32.44</text:p>
          </table:table-cell>
          <table:table-cell table:style-name="ce5" office:value-type="float" office:value="67.2335" calcext:value-type="float">
            <text:p>67.2335</text:p>
          </table:table-cell>
          <table:table-cell table:style-name="ce5" office:value-type="float" office:value="81.0477" calcext:value-type="float">
            <text:p>81.0477</text:p>
          </table:table-cell>
          <table:table-cell table:style-name="ce5" office:value-type="float" office:value="1.36" calcext:value-type="float">
            <text:p>1.36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1.5775" calcext:value-type="float">
            <text:p>1.5775</text:p>
          </table:table-cell>
          <table:table-cell table:style-name="ce5" office:value-type="float" office:value="0.1181" calcext:value-type="float">
            <text:p>0.1181</text:p>
          </table:table-cell>
          <table:table-cell table:style-name="ce5" office:value-type="float" office:value="0.17" calcext:value-type="float">
            <text:p>0.17</text:p>
          </table:table-cell>
          <table:table-cell table:style-name="ce5" office:value-type="float" office:value="0.0869" calcext:value-type="float">
            <text:p>0.0869</text:p>
          </table:table-cell>
          <table:table-cell table:style-name="ce5" office:value-type="float" office:value="1.19" calcext:value-type="float">
            <text:p>1.19</text:p>
          </table:table-cell>
          <table:table-cell table:style-name="ce5" office:value-type="float" office:value="0.0313" calcext:value-type="float">
            <text:p>0.0313</text:p>
          </table:table-cell>
          <table:table-cell table:style-name="ce5" office:value-type="float" office:value="0.0133" calcext:value-type="float">
            <text:p>0.0133</text:p>
          </table:table-cell>
          <table:table-cell table:style-name="ce5" office:value-type="float" office:value="0.0004" calcext:value-type="float">
            <text:p>0.0004</text:p>
          </table:table-cell>
          <table:table-cell table:style-name="ce5" office:value-type="float" office:value="0.0413" calcext:value-type="float">
            <text:p>0.0413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0950732" calcext:value-type="float">
            <text:p>0.000950732</text:p>
          </table:table-cell>
          <table:table-cell table:style-name="ce3" office:value-type="float" office:value="0.000988342" calcext:value-type="float">
            <text:p>0.000988342</text:p>
          </table:table-cell>
          <table:table-cell table:style-name="ce13" table:formula="of:=IF([.E64]&lt;1;&quot;1&quot;;&quot;0&quot;)" office:value-type="string" office:string-value="0" calcext:value-type="string">
            <text:p>0</text:p>
          </table:table-cell>
          <table:table-cell table:style-name="ce13" table:formula="of:=IF([.E64]&lt;3;&quot;1&quot;;&quot;0&quot;)" office:value-type="string" office:string-value="1" calcext:value-type="string">
            <text:p>1</text:p>
          </table:table-cell>
          <table:table-cell table:style-name="ce13" table:formula="of:=IF(AND([.S64]=0;[.T64]=0);&quot;1&quot;; &quot;0&quot;)" office:value-type="string" office:string-value="0" calcext:value-type="string">
            <text:p>0</text:p>
          </table:table-cell>
          <table:table-cell table:style-name="ce13" table:formula="of:=IF(AND([.S64]=0;[.T64]=0);&quot;1&quot;; &quot;0&quot;)" office:value-type="string" office:string-value="0" calcext:value-type="string">
            <text:p>0</text:p>
          </table:table-cell>
          <table:table-cell table:style-name="ce13" table:formula="of:=IF(AND([.S64]=-1;[.T64]=0; [.V64]&lt;[.$W$2]; [.B64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64]&lt;[.$Y$2]);&quot;1&quot;; &quot;0&quot;)" office:value-type="string" office:string-value="1" calcext:value-type="string">
            <text:p>1</text:p>
          </table:table-cell>
          <table:table-cell table:style-name="ce20" table:formula="of:=IF(OR([.Z64]=&quot;1&quot;; [.AB64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3C263.1</text:p>
          </table:table-cell>
          <table:table-cell table:style-name="ce5" office:value-type="float" office:value="228.2701" calcext:value-type="float">
            <text:p>228.2701</text:p>
          </table:table-cell>
          <table:table-cell table:style-name="ce5" office:value-type="float" office:value="74.3753" calcext:value-type="float">
            <text:p>74.3753</text:p>
          </table:table-cell>
          <table:table-cell table:style-name="ce5" office:value-type="float" office:value="2.12" calcext:value-type="float">
            <text:p>2.12</text:p>
          </table:table-cell>
          <table:table-cell table:style-name="ce5" office:value-type="float" office:value="0.07" calcext:value-type="float">
            <text:p>0.07</text:p>
          </table:table-cell>
          <table:table-cell table:style-name="ce5" office:value-type="float" office:value="2.1149" calcext:value-type="float">
            <text:p>2.1149</text:p>
          </table:table-cell>
          <table:table-cell table:style-name="ce5" office:value-type="float" office:value="0.3827" calcext:value-type="float">
            <text:p>0.382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.12" calcext:value-type="float">
            <text:p>2.12</text:p>
          </table:table-cell>
          <table:table-cell table:style-name="ce5" office:value-type="float" office:value="0.0614" calcext:value-type="float">
            <text:p>0.0614</text:p>
          </table:table-cell>
          <table:table-cell table:style-name="ce5" office:value-type="float" office:value="0.02" calcext:value-type="float">
            <text:p>0.02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0.0627" calcext:value-type="float">
            <text:p>0.062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65]&lt;1;&quot;1&quot;;&quot;0&quot;)" office:value-type="string" office:string-value="0" calcext:value-type="string">
            <text:p>0</text:p>
          </table:table-cell>
          <table:table-cell table:style-name="ce13" table:formula="of:=IF([.E65]&lt;3;&quot;1&quot;;&quot;0&quot;)" office:value-type="string" office:string-value="1" calcext:value-type="string">
            <text:p>1</text:p>
          </table:table-cell>
          <table:table-cell table:style-name="ce13" table:formula="of:=IF(AND([.S65]=0;[.T65]=0);&quot;1&quot;; &quot;0&quot;)" office:value-type="string" office:string-value="0" calcext:value-type="string">
            <text:p>0</text:p>
          </table:table-cell>
          <table:table-cell table:style-name="ce13" table:formula="of:=IF(AND([.S65]=0;[.T65]=0);&quot;1&quot;; &quot;0&quot;)" office:value-type="string" office:string-value="0" calcext:value-type="string">
            <text:p>0</text:p>
          </table:table-cell>
          <table:table-cell table:style-name="ce13" table:formula="of:=IF(AND([.S65]=-1;[.T65]=0; [.V65]&lt;[.$W$2]; [.B65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65]&lt;[.$Y$2]);&quot;1&quot;; &quot;0&quot;)" office:value-type="string" office:string-value="1" calcext:value-type="string">
            <text:p>1</text:p>
          </table:table-cell>
          <table:table-cell table:style-name="ce20" table:formula="of:=IF(OR([.Z65]=&quot;1&quot;; [.AB65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3C225b</text:p>
          </table:table-cell>
          <table:table-cell table:style-name="ce5" office:value-type="float" office:value="220.0101" calcext:value-type="float">
            <text:p>220.0101</text:p>
          </table:table-cell>
          <table:table-cell table:style-name="ce5" office:value-type="float" office:value="44.0084" calcext:value-type="float">
            <text:p>44.0084</text:p>
          </table:table-cell>
          <table:table-cell table:style-name="ce5" office:value-type="float" office:value="4.55" calcext:value-type="float">
            <text:p>4.55</text:p>
          </table:table-cell>
          <table:table-cell table:style-name="ce5" office:value-type="float" office:value="0.21" calcext:value-type="float">
            <text:p>0.21</text:p>
          </table:table-cell>
          <table:table-cell table:style-name="ce5" office:value-type="float" office:value="4.171" calcext:value-type="float">
            <text:p>4.171</text:p>
          </table:table-cell>
          <table:table-cell table:style-name="ce5" office:value-type="float" office:value="0.0939" calcext:value-type="float">
            <text:p>0.0939</text:p>
          </table:table-cell>
          <table:table-cell table:style-name="ce5" office:value-type="float" office:value="0.98" calcext:value-type="float">
            <text:p>0.98</text:p>
          </table:table-cell>
          <table:table-cell table:style-name="ce5" office:value-type="float" office:value="0.176" calcext:value-type="float">
            <text:p>0.176</text:p>
          </table:table-cell>
          <table:table-cell table:style-name="ce5" office:value-type="float" office:value="3.57" calcext:value-type="float">
            <text:p>3.57</text:p>
          </table:table-cell>
          <table:table-cell table:style-name="ce5" office:value-type="float" office:value="0.1148" calcext:value-type="float">
            <text:p>0.1148</text:p>
          </table:table-cell>
          <table:table-cell table:style-name="ce5" office:value-type="float" office:value="0.046" calcext:value-type="float">
            <text:p>0.046</text:p>
          </table:table-cell>
          <table:table-cell table:style-name="ce5" office:value-type="float" office:value="0.0027" calcext:value-type="float">
            <text:p>0.0027</text:p>
          </table:table-cell>
          <table:table-cell table:style-name="ce5" office:value-type="float" office:value="0.1462" calcext:value-type="float">
            <text:p>0.1462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493186" calcext:value-type="float">
            <text:p>0.00493186</text:p>
          </table:table-cell>
          <table:table-cell table:style-name="ce3" office:value-type="float" office:value="0.00400359" calcext:value-type="float">
            <text:p>0.00400359</text:p>
          </table:table-cell>
          <table:table-cell table:style-name="ce13" table:formula="of:=IF([.E66]&lt;1;&quot;1&quot;;&quot;0&quot;)" office:value-type="string" office:string-value="0" calcext:value-type="string">
            <text:p>0</text:p>
          </table:table-cell>
          <table:table-cell table:style-name="ce13" table:formula="of:=IF([.E66]&lt;3;&quot;1&quot;;&quot;0&quot;)" office:value-type="string" office:string-value="0" calcext:value-type="string">
            <text:p>0</text:p>
          </table:table-cell>
          <table:table-cell table:style-name="ce13" table:formula="of:=IF(AND([.S66]=0;[.T66]=0);&quot;1&quot;; &quot;0&quot;)" office:value-type="string" office:string-value="1" calcext:value-type="string">
            <text:p>1</text:p>
          </table:table-cell>
          <table:table-cell table:style-name="ce13" table:formula="of:=IF(AND([.S66]=0;[.T66]=0);&quot;1&quot;; &quot;0&quot;)" office:value-type="string" office:string-value="1" calcext:value-type="string">
            <text:p>1</text:p>
          </table:table-cell>
          <table:table-cell table:style-name="ce13" table:formula="of:=IF(AND([.S66]=-1;[.T66]=0; [.V66]&lt;[.$W$2]; [.B66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66]&lt;[.$Y$2]);&quot;1&quot;; &quot;0&quot;)" office:value-type="string" office:string-value="0" calcext:value-type="string">
            <text:p>0</text:p>
          </table:table-cell>
          <table:table-cell table:style-name="ce20" table:formula="of:=IF(OR([.Z66]=&quot;1&quot;; [.AB66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3C410</text:p>
          </table:table-cell>
          <table:table-cell table:style-name="ce5" office:value-type="float" office:value="69.2117" calcext:value-type="float">
            <text:p>69.2117</text:p>
          </table:table-cell>
          <table:table-cell table:style-name="ce5" office:value-type="float" office:value="-3.7691" calcext:value-type="float">
            <text:p>-3.7691</text:p>
          </table:table-cell>
          <table:table-cell table:style-name="ce5" office:value-type="float" office:value="59.69" calcext:value-type="float">
            <text:p>59.69</text:p>
          </table:table-cell>
          <table:table-cell table:style-name="ce5" office:value-type="float" office:value="6.69" calcext:value-type="float">
            <text:p>6.69</text:p>
          </table:table-cell>
          <table:table-cell table:style-name="ce5" office:value-type="float" office:value="48.3433" calcext:value-type="float">
            <text:p>48.3433</text:p>
          </table:table-cell>
          <table:table-cell table:style-name="ce5" office:value-type="float" office:value="0.6858" calcext:value-type="float">
            <text:p>0.6858</text:p>
          </table:table-cell>
          <table:table-cell table:style-name="ce5" office:value-type="float" office:value="30.39" calcext:value-type="float">
            <text:p>30.39</text:p>
          </table:table-cell>
          <table:table-cell table:style-name="ce5" office:value-type="float" office:value="6.6415" calcext:value-type="float">
            <text:p>6.6415</text:p>
          </table:table-cell>
          <table:table-cell table:style-name="ce5" office:value-type="float" office:value="29.29" calcext:value-type="float">
            <text:p>29.29</text:p>
          </table:table-cell>
          <table:table-cell table:style-name="ce5" office:value-type="float" office:value="0.8142" calcext:value-type="float">
            <text:p>0.8142</text:p>
          </table:table-cell>
          <table:table-cell table:style-name="ce5" office:value-type="float" office:value="1.1647" calcext:value-type="float">
            <text:p>1.1647</text:p>
          </table:table-cell>
          <table:table-cell table:style-name="ce5" office:value-type="float" office:value="0.0152" calcext:value-type="float">
            <text:p>0.0152</text:p>
          </table:table-cell>
          <table:table-cell table:style-name="ce5" office:value-type="float" office:value="3.6498" calcext:value-type="float">
            <text:p>3.6498</text:p>
          </table:table-cell>
          <table:table-cell table:number-columns-repeated="5" table:style-name="ce13" office:value-type="float" office:value="1" calcext:value-type="float">
            <text:p>1</text:p>
          </table:table-cell>
          <table:table-cell table:style-name="ce3" office:value-type="float" office:value="0.00056183" calcext:value-type="float">
            <text:p>0.00056183</text:p>
          </table:table-cell>
          <table:table-cell table:style-name="ce3" office:value-type="float" office:value="0.000532251" calcext:value-type="float">
            <text:p>0.000532251</text:p>
          </table:table-cell>
          <table:table-cell table:style-name="ce13" table:formula="of:=IF([.E67]&lt;1;&quot;1&quot;;&quot;0&quot;)" office:value-type="string" office:string-value="0" calcext:value-type="string">
            <text:p>0</text:p>
          </table:table-cell>
          <table:table-cell table:style-name="ce13" table:formula="of:=IF([.E67]&lt;3;&quot;1&quot;;&quot;0&quot;)" office:value-type="string" office:string-value="0" calcext:value-type="string">
            <text:p>0</text:p>
          </table:table-cell>
          <table:table-cell table:style-name="ce13" table:formula="of:=IF(AND([.S67]=0;[.T67]=0);&quot;1&quot;; &quot;0&quot;)" office:value-type="string" office:string-value="0" calcext:value-type="string">
            <text:p>0</text:p>
          </table:table-cell>
          <table:table-cell table:style-name="ce13" table:formula="of:=IF(AND([.S67]=0;[.T67]=0);&quot;1&quot;; &quot;0&quot;)" office:value-type="string" office:string-value="0" calcext:value-type="string">
            <text:p>0</text:p>
          </table:table-cell>
          <table:table-cell table:style-name="ce13" table:formula="of:=IF(AND([.S67]=-1;[.T67]=0; [.V67]&lt;[.$W$2]; [.B67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67]&lt;[.$Y$2]);&quot;1&quot;; &quot;0&quot;)" office:value-type="string" office:string-value="0" calcext:value-type="string">
            <text:p>0</text:p>
          </table:table-cell>
          <table:table-cell table:style-name="ce20" table:formula="of:=IF(OR([.Z67]=&quot;1&quot;; [.AB67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P0347+05</text:p>
          </table:table-cell>
          <table:table-cell table:style-name="ce5" office:value-type="float" office:value="182.2737" calcext:value-type="float">
            <text:p>182.2737</text:p>
          </table:table-cell>
          <table:table-cell table:style-name="ce5" office:value-type="float" office:value="-35.7311" calcext:value-type="float">
            <text:p>-35.73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.97" calcext:value-type="float">
            <text:p>0.97</text:p>
          </table:table-cell>
          <table:table-cell table:style-name="ce5" office:value-type="float" office:value="14.3871" calcext:value-type="float">
            <text:p>14.3871</text:p>
          </table:table-cell>
          <table:table-cell table:style-name="ce5" office:value-type="float" office:value="0.8932" calcext:value-type="float">
            <text:p>0.8932</text:p>
          </table:table-cell>
          <table:table-cell table:style-name="ce5" office:value-type="float" office:value="9.19" calcext:value-type="float">
            <text:p>9.19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7.81" calcext:value-type="float">
            <text:p>7.81</text:p>
          </table:table-cell>
          <table:table-cell table:style-name="ce5" office:value-type="float" office:value="0.1932" calcext:value-type="float">
            <text:p>0.1932</text:p>
          </table:table-cell>
          <table:table-cell table:style-name="ce5" office:value-type="float" office:value="0.2384" calcext:value-type="float">
            <text:p>0.2384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0.75" calcext:value-type="float">
            <text:p>0.7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617326" calcext:value-type="float">
            <text:p>0.00617326</text:p>
          </table:table-cell>
          <table:table-cell table:style-name="ce3" office:value-type="float" office:value="0.00584949" calcext:value-type="float">
            <text:p>0.00584949</text:p>
          </table:table-cell>
          <table:table-cell table:style-name="ce13" table:formula="of:=IF([.E68]&lt;1;&quot;1&quot;;&quot;0&quot;)" office:value-type="string" office:string-value="0" calcext:value-type="string">
            <text:p>0</text:p>
          </table:table-cell>
          <table:table-cell table:style-name="ce13" table:formula="of:=IF([.E68]&lt;3;&quot;1&quot;;&quot;0&quot;)" office:value-type="string" office:string-value="0" calcext:value-type="string">
            <text:p>0</text:p>
          </table:table-cell>
          <table:table-cell table:style-name="ce13" table:formula="of:=IF(AND([.S68]=0;[.T68]=0);&quot;1&quot;; &quot;0&quot;)" office:value-type="string" office:string-value="0" calcext:value-type="string">
            <text:p>0</text:p>
          </table:table-cell>
          <table:table-cell table:style-name="ce13" table:formula="of:=IF(AND([.S68]=0;[.T68]=0);&quot;1&quot;; &quot;0&quot;)" office:value-type="string" office:string-value="0" calcext:value-type="string">
            <text:p>0</text:p>
          </table:table-cell>
          <table:table-cell table:style-name="ce13" table:formula="of:=IF(AND([.S68]=-1;[.T68]=0; [.V68]&lt;[.$W$2]; [.B68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68]&lt;[.$Y$2]);&quot;1&quot;; &quot;0&quot;)" office:value-type="string" office:string-value="0" calcext:value-type="string">
            <text:p>0</text:p>
          </table:table-cell>
          <table:table-cell table:style-name="ce20" table:formula="of:=IF(OR([.Z68]=&quot;1&quot;; [.AB68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3C272.1</text:p>
          </table:table-cell>
          <table:table-cell table:style-name="ce5" office:value-type="float" office:value="280.6321" calcext:value-type="float">
            <text:p>280.6321</text:p>
          </table:table-cell>
          <table:table-cell table:style-name="ce5" office:value-type="float" office:value="74.6873" calcext:value-type="float">
            <text:p>74.6873</text:p>
          </table:table-cell>
          <table:table-cell table:style-name="ce5" office:value-type="float" office:value="3.02" calcext:value-type="float">
            <text:p>3.02</text:p>
          </table:table-cell>
          <table:table-cell table:style-name="ce5" office:value-type="float" office:value="0.05" calcext:value-type="float">
            <text:p>0.05</text:p>
          </table:table-cell>
          <table:table-cell table:style-name="ce5" office:value-type="float" office:value="3.0665" calcext:value-type="float">
            <text:p>3.0665</text:p>
          </table:table-cell>
          <table:table-cell table:style-name="ce5" office:value-type="float" office:value="0.3842" calcext:value-type="float">
            <text:p>0.3842</text:p>
          </table:table-cell>
          <table:table-cell table:style-name="ce5" office:value-type="float" office:value="0.46" calcext:value-type="float">
            <text:p>0.46</text:p>
          </table:table-cell>
          <table:table-cell table:style-name="ce5" office:value-type="float" office:value="0.0279" calcext:value-type="float">
            <text:p>0.0279</text:p>
          </table:table-cell>
          <table:table-cell table:style-name="ce5" office:value-type="float" office:value="2.57" calcext:value-type="float">
            <text:p>2.57</text:p>
          </table:table-cell>
          <table:table-cell table:style-name="ce5" office:value-type="float" office:value="0.0389" calcext:value-type="float">
            <text:p>0.0389</text:p>
          </table:table-cell>
          <table:table-cell table:style-name="ce5" office:value-type="float" office:value="0.034" calcext:value-type="float">
            <text:p>0.034</text:p>
          </table:table-cell>
          <table:table-cell table:style-name="ce5" office:value-type="float" office:value="0.0018" calcext:value-type="float">
            <text:p>0.0018</text:p>
          </table:table-cell>
          <table:table-cell table:style-name="ce5" office:value-type="float" office:value="0.1065" calcext:value-type="float">
            <text:p>0.106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107275" calcext:value-type="float">
            <text:p>0.00107275</text:p>
          </table:table-cell>
          <table:table-cell table:style-name="ce3" office:value-type="float" office:value="0.00102396" calcext:value-type="float">
            <text:p>0.00102396</text:p>
          </table:table-cell>
          <table:table-cell table:style-name="ce13" table:formula="of:=IF([.E69]&lt;1;&quot;1&quot;;&quot;0&quot;)" office:value-type="string" office:string-value="0" calcext:value-type="string">
            <text:p>0</text:p>
          </table:table-cell>
          <table:table-cell table:style-name="ce13" table:formula="of:=IF([.E69]&lt;3;&quot;1&quot;;&quot;0&quot;)" office:value-type="string" office:string-value="0" calcext:value-type="string">
            <text:p>0</text:p>
          </table:table-cell>
          <table:table-cell table:style-name="ce13" table:formula="of:=IF(AND([.S69]=0;[.T69]=0);&quot;1&quot;; &quot;0&quot;)" office:value-type="string" office:string-value="0" calcext:value-type="string">
            <text:p>0</text:p>
          </table:table-cell>
          <table:table-cell table:style-name="ce13" table:formula="of:=IF(AND([.S69]=0;[.T69]=0);&quot;1&quot;; &quot;0&quot;)" office:value-type="string" office:string-value="0" calcext:value-type="string">
            <text:p>0</text:p>
          </table:table-cell>
          <table:table-cell table:style-name="ce13" table:formula="of:=IF(AND([.S69]=-1;[.T69]=0; [.V69]&lt;[.$W$2]; [.B69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69]&lt;[.$Y$2]);&quot;1&quot;; &quot;0&quot;)" office:value-type="string" office:string-value="0" calcext:value-type="string">
            <text:p>0</text:p>
          </table:table-cell>
          <table:table-cell table:style-name="ce20" table:formula="of:=IF(OR([.Z69]=&quot;1&quot;; [.AB69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3C225a</text:p>
          </table:table-cell>
          <table:table-cell table:style-name="ce5" office:value-type="float" office:value="219.8662" calcext:value-type="float">
            <text:p>219.8662</text:p>
          </table:table-cell>
          <table:table-cell table:style-name="ce5" office:value-type="float" office:value="44.0249" calcext:value-type="float">
            <text:p>44.0249</text:p>
          </table:table-cell>
          <table:table-cell table:style-name="ce5" office:value-type="float" office:value="4.24" calcext:value-type="float">
            <text:p>4.24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4.1902" calcext:value-type="float">
            <text:p>4.1902</text:p>
          </table:table-cell>
          <table:table-cell table:style-name="ce5" office:value-type="float" office:value="0.1057" calcext:value-type="float">
            <text:p>0.1057</text:p>
          </table:table-cell>
          <table:table-cell table:style-name="ce5" office:value-type="float" office:value="1.19" calcext:value-type="float">
            <text:p>1.19</text:p>
          </table:table-cell>
          <table:table-cell table:style-name="ce5" office:value-type="float" office:value="0.2965" calcext:value-type="float">
            <text:p>0.2965</text:p>
          </table:table-cell>
          <table:table-cell table:style-name="ce5" office:value-type="float" office:value="3.05" calcext:value-type="float">
            <text:p>3.05</text:p>
          </table:table-cell>
          <table:table-cell table:style-name="ce5" office:value-type="float" office:value="0.0595" calcext:value-type="float">
            <text:p>0.0595</text:p>
          </table:table-cell>
          <table:table-cell table:style-name="ce5" office:value-type="float" office:value="0.0467" calcext:value-type="float">
            <text:p>0.0467</text:p>
          </table:table-cell>
          <table:table-cell table:style-name="ce5" office:value-type="float" office:value="0.0032" calcext:value-type="float">
            <text:p>0.0032</text:p>
          </table:table-cell>
          <table:table-cell table:style-name="ce5" office:value-type="float" office:value="0.1451" calcext:value-type="float">
            <text:p>0.1451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867123" calcext:value-type="float">
            <text:p>0.00867123</text:p>
          </table:table-cell>
          <table:table-cell table:style-name="ce3" office:value-type="float" office:value="0.00976312" calcext:value-type="float">
            <text:p>0.00976312</text:p>
          </table:table-cell>
          <table:table-cell table:style-name="ce13" table:formula="of:=IF([.E70]&lt;1;&quot;1&quot;;&quot;0&quot;)" office:value-type="string" office:string-value="0" calcext:value-type="string">
            <text:p>0</text:p>
          </table:table-cell>
          <table:table-cell table:style-name="ce13" table:formula="of:=IF([.E70]&lt;3;&quot;1&quot;;&quot;0&quot;)" office:value-type="string" office:string-value="0" calcext:value-type="string">
            <text:p>0</text:p>
          </table:table-cell>
          <table:table-cell table:style-name="ce13" table:formula="of:=IF(AND([.S70]=0;[.T70]=0);&quot;1&quot;; &quot;0&quot;)" office:value-type="string" office:string-value="1" calcext:value-type="string">
            <text:p>1</text:p>
          </table:table-cell>
          <table:table-cell table:style-name="ce13" table:formula="of:=IF(AND([.S70]=0;[.T70]=0);&quot;1&quot;; &quot;0&quot;)" office:value-type="string" office:string-value="1" calcext:value-type="string">
            <text:p>1</text:p>
          </table:table-cell>
          <table:table-cell table:style-name="ce13" table:formula="of:=IF(AND([.S70]=-1;[.T70]=0; [.V70]&lt;[.$W$2]; [.B70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70]&lt;[.$Y$2]);&quot;1&quot;; &quot;0&quot;)" office:value-type="string" office:string-value="0" calcext:value-type="string">
            <text:p>0</text:p>
          </table:table-cell>
          <table:table-cell table:style-name="ce20" table:formula="of:=IF(OR([.Z70]=&quot;1&quot;; [.AB70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4C07.32</text:p>
          </table:table-cell>
          <table:table-cell table:style-name="ce5" office:value-type="float" office:value="322.2286" calcext:value-type="float">
            <text:p>322.2286</text:p>
          </table:table-cell>
          <table:table-cell table:style-name="ce5" office:value-type="float" office:value="68.835" calcext:value-type="float">
            <text:p>68.835</text:p>
          </table:table-cell>
          <table:table-cell table:style-name="ce5" office:value-type="float" office:value="2.67" calcext:value-type="float">
            <text:p>2.67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2.6242" calcext:value-type="float">
            <text:p>2.6242</text:p>
          </table:table-cell>
          <table:table-cell table:style-name="ce5" office:value-type="float" office:value="0.3255" calcext:value-type="float">
            <text:p>0.3255</text:p>
          </table:table-cell>
          <table:table-cell table:style-name="ce5" office:value-type="float" office:value="0.4" calcext:value-type="float">
            <text:p>0.4</text:p>
          </table:table-cell>
          <table:table-cell table:style-name="ce5" office:value-type="float" office:value="0.0279" calcext:value-type="float">
            <text:p>0.0279</text:p>
          </table:table-cell>
          <table:table-cell table:style-name="ce5" office:value-type="float" office:value="2.26" calcext:value-type="float">
            <text:p>2.26</text:p>
          </table:table-cell>
          <table:table-cell table:style-name="ce5" office:value-type="float" office:value="0.037" calcext:value-type="float">
            <text:p>0.037</text:p>
          </table:table-cell>
          <table:table-cell table:style-name="ce5" office:value-type="float" office:value="0.0271" calcext:value-type="float">
            <text:p>0.0271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0.0836" calcext:value-type="float">
            <text:p>0.083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300505" calcext:value-type="float">
            <text:p>0.00300505</text:p>
          </table:table-cell>
          <table:table-cell table:style-name="ce3" office:value-type="float" office:value="0.00306994" calcext:value-type="float">
            <text:p>0.00306994</text:p>
          </table:table-cell>
          <table:table-cell table:style-name="ce13" table:formula="of:=IF([.E71]&lt;1;&quot;1&quot;;&quot;0&quot;)" office:value-type="string" office:string-value="0" calcext:value-type="string">
            <text:p>0</text:p>
          </table:table-cell>
          <table:table-cell table:style-name="ce13" table:formula="of:=IF([.E71]&lt;3;&quot;1&quot;;&quot;0&quot;)" office:value-type="string" office:string-value="1" calcext:value-type="string">
            <text:p>1</text:p>
          </table:table-cell>
          <table:table-cell table:style-name="ce13" table:formula="of:=IF(AND([.S71]=0;[.T71]=0);&quot;1&quot;; &quot;0&quot;)" office:value-type="string" office:string-value="0" calcext:value-type="string">
            <text:p>0</text:p>
          </table:table-cell>
          <table:table-cell table:style-name="ce13" table:formula="of:=IF(AND([.S71]=0;[.T71]=0);&quot;1&quot;; &quot;0&quot;)" office:value-type="string" office:string-value="0" calcext:value-type="string">
            <text:p>0</text:p>
          </table:table-cell>
          <table:table-cell table:style-name="ce13" table:formula="of:=IF(AND([.S71]=-1;[.T71]=0; [.V71]&lt;[.$W$2]; [.B71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71]&lt;[.$Y$2]);&quot;1&quot;; &quot;0&quot;)" office:value-type="string" office:string-value="1" calcext:value-type="string">
            <text:p>1</text:p>
          </table:table-cell>
          <table:table-cell table:style-name="ce20" table:formula="of:=IF(OR([.Z71]=&quot;1&quot;; [.AB71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3C245</text:p>
          </table:table-cell>
          <table:table-cell table:style-name="ce5" office:value-type="float" office:value="233.1247" calcext:value-type="float">
            <text:p>233.1247</text:p>
          </table:table-cell>
          <table:table-cell table:style-name="ce5" office:value-type="float" office:value="56.3009" calcext:value-type="float">
            <text:p>56.3009</text:p>
          </table:table-cell>
          <table:table-cell table:style-name="ce5" office:value-type="float" office:value="2.57" calcext:value-type="float">
            <text:p>2.57</text:p>
          </table:table-cell>
          <table:table-cell table:style-name="ce5" office:value-type="float" office:value="0.04" calcext:value-type="float">
            <text:p>0.04</text:p>
          </table:table-cell>
          <table:table-cell table:style-name="ce5" office:value-type="float" office:value="2.6921" calcext:value-type="float">
            <text:p>2.6921</text:p>
          </table:table-cell>
          <table:table-cell table:style-name="ce5" office:value-type="float" office:value="0.1697" calcext:value-type="float">
            <text:p>0.1697</text:p>
          </table:table-cell>
          <table:table-cell table:style-name="ce5" office:value-type="float" office:value="0.61" calcext:value-type="float">
            <text:p>0.61</text:p>
          </table:table-cell>
          <table:table-cell table:style-name="ce5" office:value-type="float" office:value="0.0336" calcext:value-type="float">
            <text:p>0.0336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0.0335" calcext:value-type="float">
            <text:p>0.0335</text:p>
          </table:table-cell>
          <table:table-cell table:style-name="ce5" office:value-type="float" office:value="0.0215" calcext:value-type="float">
            <text:p>0.0215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0.0653" calcext:value-type="float">
            <text:p>0.065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100547" calcext:value-type="float">
            <text:p>0.00100547</text:p>
          </table:table-cell>
          <table:table-cell table:style-name="ce3" office:value-type="float" office:value="0.00113624" calcext:value-type="float">
            <text:p>0.00113624</text:p>
          </table:table-cell>
          <table:table-cell table:style-name="ce13" table:formula="of:=IF([.E72]&lt;1;&quot;1&quot;;&quot;0&quot;)" office:value-type="string" office:string-value="0" calcext:value-type="string">
            <text:p>0</text:p>
          </table:table-cell>
          <table:table-cell table:style-name="ce13" table:formula="of:=IF([.E72]&lt;3;&quot;1&quot;;&quot;0&quot;)" office:value-type="string" office:string-value="1" calcext:value-type="string">
            <text:p>1</text:p>
          </table:table-cell>
          <table:table-cell table:style-name="ce13" table:formula="of:=IF(AND([.S72]=0;[.T72]=0);&quot;1&quot;; &quot;0&quot;)" office:value-type="string" office:string-value="1" calcext:value-type="string">
            <text:p>1</text:p>
          </table:table-cell>
          <table:table-cell table:style-name="ce13" table:formula="of:=IF(AND([.S72]=0;[.T72]=0);&quot;1&quot;; &quot;0&quot;)" office:value-type="string" office:string-value="1" calcext:value-type="string">
            <text:p>1</text:p>
          </table:table-cell>
          <table:table-cell table:style-name="ce13" table:formula="of:=IF(AND([.S72]=-1;[.T72]=0; [.V72]&lt;[.$W$2]; [.B72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72]&lt;[.$Y$2]);&quot;1&quot;; &quot;0&quot;)" office:value-type="string" office:string-value="1" calcext:value-type="string">
            <text:p>1</text:p>
          </table:table-cell>
          <table:table-cell table:style-name="ce20" table:formula="of:=IF(OR([.Z72]=&quot;1&quot;; [.AB72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3C93.1</text:p>
          </table:table-cell>
          <table:table-cell table:style-name="ce5" office:value-type="float" office:value="160.0361" calcext:value-type="float">
            <text:p>160.0361</text:p>
          </table:table-cell>
          <table:table-cell table:style-name="ce5" office:value-type="float" office:value="-15.9147" calcext:value-type="float">
            <text:p>-15.9147</text:p>
          </table:table-cell>
          <table:table-cell table:style-name="ce5" office:value-type="float" office:value="15.57" calcext:value-type="float">
            <text:p>15.57</text:p>
          </table:table-cell>
          <table:table-cell table:style-name="ce5" office:value-type="float" office:value="1.32" calcext:value-type="float">
            <text:p>1.32</text:p>
          </table:table-cell>
          <table:table-cell table:style-name="ce5" office:value-type="float" office:value="12.1646" calcext:value-type="float">
            <text:p>12.1646</text:p>
          </table:table-cell>
          <table:table-cell table:style-name="ce5" office:value-type="float" office:value="1.0363" calcext:value-type="float">
            <text:p>1.0363</text:p>
          </table:table-cell>
          <table:table-cell table:style-name="ce5" office:value-type="float" office:value="4.42" calcext:value-type="float">
            <text:p>4.42</text:p>
          </table:table-cell>
          <table:table-cell table:style-name="ce5" office:value-type="float" office:value="1.248" calcext:value-type="float">
            <text:p>1.248</text:p>
          </table:table-cell>
          <table:table-cell table:style-name="ce5" office:value-type="float" office:value="11.15" calcext:value-type="float">
            <text:p>11.15</text:p>
          </table:table-cell>
          <table:table-cell table:style-name="ce5" office:value-type="float" office:value="0.4376" calcext:value-type="float">
            <text:p>0.4376</text:p>
          </table:table-cell>
          <table:table-cell table:style-name="ce5" office:value-type="float" office:value="0.3287" calcext:value-type="float">
            <text:p>0.3287</text:p>
          </table:table-cell>
          <table:table-cell table:style-name="ce5" office:value-type="float" office:value="0.0141" calcext:value-type="float">
            <text:p>0.0141</text:p>
          </table:table-cell>
          <table:table-cell table:style-name="ce5" office:value-type="float" office:value="1.0543" calcext:value-type="float">
            <text:p>1.054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914696" calcext:value-type="float">
            <text:p>0.00914696</text:p>
          </table:table-cell>
          <table:table-cell table:style-name="ce3" office:value-type="float" office:value="0.00921035" calcext:value-type="float">
            <text:p>0.00921035</text:p>
          </table:table-cell>
          <table:table-cell table:style-name="ce13" table:formula="of:=IF([.E73]&lt;1;&quot;1&quot;;&quot;0&quot;)" office:value-type="string" office:string-value="0" calcext:value-type="string">
            <text:p>0</text:p>
          </table:table-cell>
          <table:table-cell table:style-name="ce13" table:formula="of:=IF([.E73]&lt;3;&quot;1&quot;;&quot;0&quot;)" office:value-type="string" office:string-value="0" calcext:value-type="string">
            <text:p>0</text:p>
          </table:table-cell>
          <table:table-cell table:style-name="ce13" table:formula="of:=IF(AND([.S73]=0;[.T73]=0);&quot;1&quot;; &quot;0&quot;)" office:value-type="string" office:string-value="0" calcext:value-type="string">
            <text:p>0</text:p>
          </table:table-cell>
          <table:table-cell table:style-name="ce13" table:formula="of:=IF(AND([.S73]=0;[.T73]=0);&quot;1&quot;; &quot;0&quot;)" office:value-type="string" office:string-value="0" calcext:value-type="string">
            <text:p>0</text:p>
          </table:table-cell>
          <table:table-cell table:style-name="ce13" table:formula="of:=IF(AND([.S73]=-1;[.T73]=0; [.V73]&lt;[.$W$2]; [.B73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73]&lt;[.$Y$2]);&quot;1&quot;; &quot;0&quot;)" office:value-type="string" office:string-value="0" calcext:value-type="string">
            <text:p>0</text:p>
          </table:table-cell>
          <table:table-cell table:style-name="ce20" table:formula="of:=IF(OR([.Z73]=&quot;1&quot;; [.AB73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3C348</text:p>
          </table:table-cell>
          <table:table-cell table:style-name="ce5" office:value-type="float" office:value="22.971" calcext:value-type="float">
            <text:p>22.971</text:p>
          </table:table-cell>
          <table:table-cell table:style-name="ce5" office:value-type="float" office:value="29.1769" calcext:value-type="float">
            <text:p>29.1769</text:p>
          </table:table-cell>
          <table:table-cell table:style-name="ce5" office:value-type="float" office:value="7.19" calcext:value-type="float">
            <text:p>7.19</text:p>
          </table:table-cell>
          <table:table-cell table:style-name="ce5" office:value-type="float" office:value="0.21" calcext:value-type="float">
            <text:p>0.21</text:p>
          </table:table-cell>
          <table:table-cell table:style-name="ce5" office:value-type="float" office:value="6.692" calcext:value-type="float">
            <text:p>6.692</text:p>
          </table:table-cell>
          <table:table-cell table:style-name="ce5" office:value-type="float" office:value="0.0973" calcext:value-type="float">
            <text:p>0.0973</text:p>
          </table:table-cell>
          <table:table-cell table:style-name="ce5" office:value-type="float" office:value="1.96" calcext:value-type="float">
            <text:p>1.96</text:p>
          </table:table-cell>
          <table:table-cell table:style-name="ce5" office:value-type="float" office:value="0.1929" calcext:value-type="float">
            <text:p>0.1929</text:p>
          </table:table-cell>
          <table:table-cell table:style-name="ce5" office:value-type="float" office:value="5.23" calcext:value-type="float">
            <text:p>5.23</text:p>
          </table:table-cell>
          <table:table-cell table:style-name="ce5" office:value-type="float" office:value="0.0755" calcext:value-type="float">
            <text:p>0.0755</text:p>
          </table:table-cell>
          <table:table-cell table:style-name="ce5" office:value-type="float" office:value="0.0821" calcext:value-type="float">
            <text:p>0.0821</text:p>
          </table:table-cell>
          <table:table-cell table:style-name="ce5" office:value-type="float" office:value="0.0013" calcext:value-type="float">
            <text:p>0.0013</text:p>
          </table:table-cell>
          <table:table-cell table:style-name="ce5" office:value-type="float" office:value="0.2522" calcext:value-type="float">
            <text:p>0.25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184684" calcext:value-type="float">
            <text:p>0.00184684</text:p>
          </table:table-cell>
          <table:table-cell table:style-name="ce3" office:value-type="float" office:value="0.00165106" calcext:value-type="float">
            <text:p>0.00165106</text:p>
          </table:table-cell>
          <table:table-cell table:style-name="ce13" table:formula="of:=IF([.E74]&lt;1;&quot;1&quot;;&quot;0&quot;)" office:value-type="string" office:string-value="0" calcext:value-type="string">
            <text:p>0</text:p>
          </table:table-cell>
          <table:table-cell table:style-name="ce13" table:formula="of:=IF([.E74]&lt;3;&quot;1&quot;;&quot;0&quot;)" office:value-type="string" office:string-value="0" calcext:value-type="string">
            <text:p>0</text:p>
          </table:table-cell>
          <table:table-cell table:style-name="ce13" table:formula="of:=IF(AND([.S74]=0;[.T74]=0);&quot;1&quot;; &quot;0&quot;)" office:value-type="string" office:string-value="1" calcext:value-type="string">
            <text:p>1</text:p>
          </table:table-cell>
          <table:table-cell table:style-name="ce13" table:formula="of:=IF(AND([.S74]=0;[.T74]=0);&quot;1&quot;; &quot;0&quot;)" office:value-type="string" office:string-value="1" calcext:value-type="string">
            <text:p>1</text:p>
          </table:table-cell>
          <table:table-cell table:style-name="ce13" table:formula="of:=IF(AND([.S74]=-1;[.T74]=0; [.V74]&lt;[.$W$2]; [.B74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74]&lt;[.$Y$2]);&quot;1&quot;; &quot;0&quot;)" office:value-type="string" office:string-value="0" calcext:value-type="string">
            <text:p>0</text:p>
          </table:table-cell>
          <table:table-cell table:style-name="ce20" table:formula="of:=IF(OR([.Z74]=&quot;1&quot;; [.AB74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4C13.67</text:p>
          </table:table-cell>
          <table:table-cell table:style-name="ce5" office:value-type="float" office:value="43.4971" calcext:value-type="float">
            <text:p>43.4971</text:p>
          </table:table-cell>
          <table:table-cell table:style-name="ce5" office:value-type="float" office:value="9.154" calcext:value-type="float">
            <text:p>9.154</text:p>
          </table:table-cell>
          <table:table-cell table:style-name="ce5" office:value-type="float" office:value="21.13" calcext:value-type="float">
            <text:p>21.13</text:p>
          </table:table-cell>
          <table:table-cell table:style-name="ce5" office:value-type="float" office:value="1.12" calcext:value-type="float">
            <text:p>1.12</text:p>
          </table:table-cell>
          <table:table-cell table:style-name="ce5" office:value-type="float" office:value="17.3524" calcext:value-type="float">
            <text:p>17.3524</text:p>
          </table:table-cell>
          <table:table-cell table:style-name="ce5" office:value-type="float" office:value="0.2613" calcext:value-type="float">
            <text:p>0.2613</text:p>
          </table:table-cell>
          <table:table-cell table:style-name="ce5" office:value-type="float" office:value="5.01" calcext:value-type="float">
            <text:p>5.01</text:p>
          </table:table-cell>
          <table:table-cell table:style-name="ce5" office:value-type="float" office:value="0.9369" calcext:value-type="float">
            <text:p>0.9369</text:p>
          </table:table-cell>
          <table:table-cell table:style-name="ce5" office:value-type="float" office:value="16.13" calcext:value-type="float">
            <text:p>16.13</text:p>
          </table:table-cell>
          <table:table-cell table:style-name="ce5" office:value-type="float" office:value="0.6032" calcext:value-type="float">
            <text:p>0.6032</text:p>
          </table:table-cell>
          <table:table-cell table:style-name="ce5" office:value-type="float" office:value="0.5526" calcext:value-type="float">
            <text:p>0.5526</text:p>
          </table:table-cell>
          <table:table-cell table:style-name="ce5" office:value-type="float" office:value="0.0138" calcext:value-type="float">
            <text:p>0.0138</text:p>
          </table:table-cell>
          <table:table-cell table:style-name="ce5" office:value-type="float" office:value="1.685" calcext:value-type="float">
            <text:p>1.68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3" office:value-type="float" office:value="0.0106085" calcext:value-type="float">
            <text:p>0.0106085</text:p>
          </table:table-cell>
          <table:table-cell table:style-name="ce3" office:value-type="float" office:value="0.0137032" calcext:value-type="float">
            <text:p>0.0137032</text:p>
          </table:table-cell>
          <table:table-cell table:style-name="ce13" table:formula="of:=IF([.E75]&lt;1;&quot;1&quot;;&quot;0&quot;)" office:value-type="string" office:string-value="0" calcext:value-type="string">
            <text:p>0</text:p>
          </table:table-cell>
          <table:table-cell table:style-name="ce13" table:formula="of:=IF([.E75]&lt;3;&quot;1&quot;;&quot;0&quot;)" office:value-type="string" office:string-value="0" calcext:value-type="string">
            <text:p>0</text:p>
          </table:table-cell>
          <table:table-cell table:style-name="ce13" table:formula="of:=IF(AND([.S75]=0;[.T75]=0);&quot;1&quot;; &quot;0&quot;)" office:value-type="string" office:string-value="0" calcext:value-type="string">
            <text:p>0</text:p>
          </table:table-cell>
          <table:table-cell table:style-name="ce13" table:formula="of:=IF(AND([.S75]=0;[.T75]=0);&quot;1&quot;; &quot;0&quot;)" office:value-type="string" office:string-value="0" calcext:value-type="string">
            <text:p>0</text:p>
          </table:table-cell>
          <table:table-cell table:style-name="ce13" table:formula="of:=IF(AND([.S75]=-1;[.T75]=0; [.V75]&lt;[.$W$2]; [.B75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75]&lt;[.$Y$2]);&quot;1&quot;; &quot;0&quot;)" office:value-type="string" office:string-value="0" calcext:value-type="string">
            <text:p>0</text:p>
          </table:table-cell>
          <table:table-cell table:style-name="ce20" table:formula="of:=IF(OR([.Z75]=&quot;1&quot;; [.AB75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3C286</text:p>
          </table:table-cell>
          <table:table-cell table:style-name="ce5" office:value-type="float" office:value="56.5241" calcext:value-type="float">
            <text:p>56.5241</text:p>
          </table:table-cell>
          <table:table-cell table:style-name="ce5" office:value-type="float" office:value="80.6747" calcext:value-type="float">
            <text:p>80.6747</text:p>
          </table:table-cell>
          <table:table-cell table:style-name="ce5" office:value-type="float" office:value="1.34" calcext:value-type="float">
            <text:p>1.34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1.4944" calcext:value-type="float">
            <text:p>1.4944</text:p>
          </table:table-cell>
          <table:table-cell table:style-name="ce5" office:value-type="float" office:value="0.1101" calcext:value-type="float">
            <text:p>0.1101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0.0241" calcext:value-type="float">
            <text:p>0.0241</text:p>
          </table:table-cell>
          <table:table-cell table:style-name="ce5" office:value-type="float" office:value="1.28" calcext:value-type="float">
            <text:p>1.28</text:p>
          </table:table-cell>
          <table:table-cell table:style-name="ce5" office:value-type="float" office:value="0.0876" calcext:value-type="float">
            <text:p>0.0876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0.0306" calcext:value-type="float">
            <text:p>0.0306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0784544" calcext:value-type="float">
            <text:p>0.000784544</text:p>
          </table:table-cell>
          <table:table-cell table:style-name="ce3" office:value-type="float" office:value="0.000713391" calcext:value-type="float">
            <text:p>0.000713391</text:p>
          </table:table-cell>
          <table:table-cell table:style-name="ce13" table:formula="of:=IF([.E76]&lt;1;&quot;1&quot;;&quot;0&quot;)" office:value-type="string" office:string-value="0" calcext:value-type="string">
            <text:p>0</text:p>
          </table:table-cell>
          <table:table-cell table:style-name="ce13" table:formula="of:=IF([.E76]&lt;3;&quot;1&quot;;&quot;0&quot;)" office:value-type="string" office:string-value="1" calcext:value-type="string">
            <text:p>1</text:p>
          </table:table-cell>
          <table:table-cell table:style-name="ce13" table:formula="of:=IF(AND([.S76]=0;[.T76]=0);&quot;1&quot;; &quot;0&quot;)" office:value-type="string" office:string-value="0" calcext:value-type="string">
            <text:p>0</text:p>
          </table:table-cell>
          <table:table-cell table:style-name="ce13" table:formula="of:=IF(AND([.S76]=0;[.T76]=0);&quot;1&quot;; &quot;0&quot;)" office:value-type="string" office:string-value="0" calcext:value-type="string">
            <text:p>0</text:p>
          </table:table-cell>
          <table:table-cell table:style-name="ce13" table:formula="of:=IF(AND([.S76]=-1;[.T76]=0; [.V76]&lt;[.$W$2]; [.B76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76]&lt;[.$Y$2]);&quot;1&quot;; &quot;0&quot;)" office:value-type="string" office:string-value="1" calcext:value-type="string">
            <text:p>1</text:p>
          </table:table-cell>
          <table:table-cell table:style-name="ce20" table:formula="of:=IF(OR([.Z76]=&quot;1&quot;; [.AB76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4C13.65</text:p>
          </table:table-cell>
          <table:table-cell table:style-name="ce5" office:value-type="float" office:value="39.3151" calcext:value-type="float">
            <text:p>39.3151</text:p>
          </table:table-cell>
          <table:table-cell table:style-name="ce5" office:value-type="float" office:value="17.718" calcext:value-type="float">
            <text:p>17.718</text:p>
          </table:table-cell>
          <table:table-cell table:style-name="ce5" office:value-type="float" office:value="11.58" calcext:value-type="float">
            <text:p>11.58</text:p>
          </table:table-cell>
          <table:table-cell table:style-name="ce5" office:value-type="float" office:value="0.21" calcext:value-type="float">
            <text:p>0.21</text:p>
          </table:table-cell>
          <table:table-cell table:style-name="ce5" office:value-type="float" office:value="10.9486" calcext:value-type="float">
            <text:p>10.9486</text:p>
          </table:table-cell>
          <table:table-cell table:style-name="ce5" office:value-type="float" office:value="0.1822" calcext:value-type="float">
            <text:p>0.1822</text:p>
          </table:table-cell>
          <table:table-cell table:style-name="ce5" office:value-type="float" office:value="1.83" calcext:value-type="float">
            <text:p>1.83</text:p>
          </table:table-cell>
          <table:table-cell table:style-name="ce5" office:value-type="float" office:value="0.1543" calcext:value-type="float">
            <text:p>0.1543</text:p>
          </table:table-cell>
          <table:table-cell table:style-name="ce5" office:value-type="float" office:value="9.75" calcext:value-type="float">
            <text:p>9.75</text:p>
          </table:table-cell>
          <table:table-cell table:style-name="ce5" office:value-type="float" office:value="0.117" calcext:value-type="float">
            <text:p>0.117</text:p>
          </table:table-cell>
          <table:table-cell table:style-name="ce5" office:value-type="float" office:value="0.1189" calcext:value-type="float">
            <text:p>0.1189</text:p>
          </table:table-cell>
          <table:table-cell table:style-name="ce5" office:value-type="float" office:value="0.0039" calcext:value-type="float">
            <text:p>0.0039</text:p>
          </table:table-cell>
          <table:table-cell table:style-name="ce5" office:value-type="float" office:value="0.374" calcext:value-type="float">
            <text:p>0.37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193377" calcext:value-type="float">
            <text:p>0.00193377</text:p>
          </table:table-cell>
          <table:table-cell table:style-name="ce3" office:value-type="float" office:value="0.0020015" calcext:value-type="float">
            <text:p>0.0020015</text:p>
          </table:table-cell>
          <table:table-cell table:style-name="ce13" table:formula="of:=IF([.E77]&lt;1;&quot;1&quot;;&quot;0&quot;)" office:value-type="string" office:string-value="0" calcext:value-type="string">
            <text:p>0</text:p>
          </table:table-cell>
          <table:table-cell table:style-name="ce13" table:formula="of:=IF([.E77]&lt;3;&quot;1&quot;;&quot;0&quot;)" office:value-type="string" office:string-value="0" calcext:value-type="string">
            <text:p>0</text:p>
          </table:table-cell>
          <table:table-cell table:style-name="ce13" table:formula="of:=IF(AND([.S77]=0;[.T77]=0);&quot;1&quot;; &quot;0&quot;)" office:value-type="string" office:string-value="1" calcext:value-type="string">
            <text:p>1</text:p>
          </table:table-cell>
          <table:table-cell table:style-name="ce13" table:formula="of:=IF(AND([.S77]=0;[.T77]=0);&quot;1&quot;; &quot;0&quot;)" office:value-type="string" office:string-value="1" calcext:value-type="string">
            <text:p>1</text:p>
          </table:table-cell>
          <table:table-cell table:style-name="ce13" table:formula="of:=IF(AND([.S77]=-1;[.T77]=0; [.V77]&lt;[.$W$2]; [.B77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77]&lt;[.$Y$2]);&quot;1&quot;; &quot;0&quot;)" office:value-type="string" office:string-value="0" calcext:value-type="string">
            <text:p>0</text:p>
          </table:table-cell>
          <table:table-cell table:style-name="ce20" table:formula="of:=IF(OR([.Z77]=&quot;1&quot;; [.AB77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3C190.0</text:p>
          </table:table-cell>
          <table:table-cell table:style-name="ce5" office:value-type="float" office:value="207.6242" calcext:value-type="float">
            <text:p>207.6242</text:p>
          </table:table-cell>
          <table:table-cell table:style-name="ce5" office:value-type="float" office:value="21.8412" calcext:value-type="float">
            <text:p>21.8412</text:p>
          </table:table-cell>
          <table:table-cell table:style-name="ce5" office:value-type="float" office:value="3.56" calcext:value-type="float">
            <text:p>3.56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3.7174" calcext:value-type="float">
            <text:p>3.7174</text:p>
          </table:table-cell>
          <table:table-cell table:style-name="ce5" office:value-type="float" office:value="1.0205" calcext:value-type="float">
            <text:p>1.020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.56" calcext:value-type="float">
            <text:p>3.56</text:p>
          </table:table-cell>
          <table:table-cell table:style-name="ce5" office:value-type="float" office:value="0.0611" calcext:value-type="float">
            <text:p>0.0611</text:p>
          </table:table-cell>
          <table:table-cell table:style-name="ce5" office:value-type="float" office:value="0.0263" calcext:value-type="float">
            <text:p>0.0263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0.0824" calcext:value-type="float">
            <text:p>0.082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193383" calcext:value-type="float">
            <text:p>0.00193383</text:p>
          </table:table-cell>
          <table:table-cell table:style-name="ce3" office:value-type="float" office:value="0.00175741" calcext:value-type="float">
            <text:p>0.00175741</text:p>
          </table:table-cell>
          <table:table-cell table:style-name="ce13" table:formula="of:=IF([.E78]&lt;1;&quot;1&quot;;&quot;0&quot;)" office:value-type="string" office:string-value="0" calcext:value-type="string">
            <text:p>0</text:p>
          </table:table-cell>
          <table:table-cell table:style-name="ce13" table:formula="of:=IF([.E78]&lt;3;&quot;1&quot;;&quot;0&quot;)" office:value-type="string" office:string-value="0" calcext:value-type="string">
            <text:p>0</text:p>
          </table:table-cell>
          <table:table-cell table:style-name="ce13" table:formula="of:=IF(AND([.S78]=0;[.T78]=0);&quot;1&quot;; &quot;0&quot;)" office:value-type="string" office:string-value="0" calcext:value-type="string">
            <text:p>0</text:p>
          </table:table-cell>
          <table:table-cell table:style-name="ce13" table:formula="of:=IF(AND([.S78]=0;[.T78]=0);&quot;1&quot;; &quot;0&quot;)" office:value-type="string" office:string-value="0" calcext:value-type="string">
            <text:p>0</text:p>
          </table:table-cell>
          <table:table-cell table:style-name="ce13" table:formula="of:=IF(AND([.S78]=-1;[.T78]=0; [.V78]&lt;[.$W$2]; [.B78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78]&lt;[.$Y$2]);&quot;1&quot;; &quot;0&quot;)" office:value-type="string" office:string-value="0" calcext:value-type="string">
            <text:p>0</text:p>
          </table:table-cell>
          <table:table-cell table:style-name="ce20" table:formula="of:=IF(OR([.Z78]=&quot;1&quot;; [.AB78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P0320+05</text:p>
          </table:table-cell>
          <table:table-cell table:style-name="ce5" office:value-type="float" office:value="176.9818" calcext:value-type="float">
            <text:p>176.9818</text:p>
          </table:table-cell>
          <table:table-cell table:style-name="ce5" office:value-type="float" office:value="-40.8433" calcext:value-type="float">
            <text:p>-40.8433</text:p>
          </table:table-cell>
          <table:table-cell table:style-name="ce5" office:value-type="float" office:value="14.16" calcext:value-type="float">
            <text:p>14.16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office:value-type="float" office:value="12.6368" calcext:value-type="float">
            <text:p>12.6368</text:p>
          </table:table-cell>
          <table:table-cell table:style-name="ce5" office:value-type="float" office:value="0.947" calcext:value-type="float">
            <text:p>0.947</text:p>
          </table:table-cell>
          <table:table-cell table:style-name="ce5" office:value-type="float" office:value="6.38" calcext:value-type="float">
            <text:p>6.38</text:p>
          </table:table-cell>
          <table:table-cell table:style-name="ce5" office:value-type="float" office:value="0.4064" calcext:value-type="float">
            <text:p>0.4064</text:p>
          </table:table-cell>
          <table:table-cell table:style-name="ce5" office:value-type="float" office:value="7.77" calcext:value-type="float">
            <text:p>7.77</text:p>
          </table:table-cell>
          <table:table-cell table:style-name="ce5" office:value-type="float" office:value="0.4616" calcext:value-type="float">
            <text:p>0.4616</text:p>
          </table:table-cell>
          <table:table-cell table:style-name="ce5" office:value-type="float" office:value="0.1714" calcext:value-type="float">
            <text:p>0.1714</text:p>
          </table:table-cell>
          <table:table-cell table:style-name="ce5" office:value-type="float" office:value="0.002" calcext:value-type="float">
            <text:p>0.002</text:p>
          </table:table-cell>
          <table:table-cell table:style-name="ce5" office:value-type="float" office:value="0.5387" calcext:value-type="float">
            <text:p>0.538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621436" calcext:value-type="float">
            <text:p>0.00621436</text:p>
          </table:table-cell>
          <table:table-cell table:style-name="ce3" office:value-type="float" office:value="0.00612048" calcext:value-type="float">
            <text:p>0.00612048</text:p>
          </table:table-cell>
          <table:table-cell table:style-name="ce13" table:formula="of:=IF([.E79]&lt;1;&quot;1&quot;;&quot;0&quot;)" office:value-type="string" office:string-value="0" calcext:value-type="string">
            <text:p>0</text:p>
          </table:table-cell>
          <table:table-cell table:style-name="ce13" table:formula="of:=IF([.E79]&lt;3;&quot;1&quot;;&quot;0&quot;)" office:value-type="string" office:string-value="0" calcext:value-type="string">
            <text:p>0</text:p>
          </table:table-cell>
          <table:table-cell table:style-name="ce13" table:formula="of:=IF(AND([.S79]=0;[.T79]=0);&quot;1&quot;; &quot;0&quot;)" office:value-type="string" office:string-value="0" calcext:value-type="string">
            <text:p>0</text:p>
          </table:table-cell>
          <table:table-cell table:style-name="ce13" table:formula="of:=IF(AND([.S79]=0;[.T79]=0);&quot;1&quot;; &quot;0&quot;)" office:value-type="string" office:string-value="0" calcext:value-type="string">
            <text:p>0</text:p>
          </table:table-cell>
          <table:table-cell table:style-name="ce13" table:formula="of:=IF(AND([.S79]=-1;[.T79]=0; [.V79]&lt;[.$W$2]; [.B79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79]&lt;[.$Y$2]);&quot;1&quot;; &quot;0&quot;)" office:value-type="string" office:string-value="0" calcext:value-type="string">
            <text:p>0</text:p>
          </table:table-cell>
          <table:table-cell table:style-name="ce20" table:formula="of:=IF(OR([.Z79]=&quot;1&quot;; [.AB79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3C274.1</text:p>
          </table:table-cell>
          <table:table-cell table:style-name="ce5" office:value-type="float" office:value="269.8744" calcext:value-type="float">
            <text:p>269.8744</text:p>
          </table:table-cell>
          <table:table-cell table:style-name="ce5" office:value-type="float" office:value="83.1637" calcext:value-type="float">
            <text:p>83.1637</text:p>
          </table:table-cell>
          <table:table-cell table:style-name="ce5" office:value-type="float" office:value="2.98" calcext:value-type="float">
            <text:p>2.98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2.8895" calcext:value-type="float">
            <text:p>2.8895</text:p>
          </table:table-cell>
          <table:table-cell table:style-name="ce5" office:value-type="float" office:value="0.154" calcext:value-type="float">
            <text:p>0.154</text:p>
          </table:table-cell>
          <table:table-cell table:style-name="ce5" office:value-type="float" office:value="0.38" calcext:value-type="float">
            <text:p>0.38</text:p>
          </table:table-cell>
          <table:table-cell table:style-name="ce5" office:value-type="float" office:value="0.0246" calcext:value-type="float">
            <text:p>0.0246</text:p>
          </table:table-cell>
          <table:table-cell table:style-name="ce5" office:value-type="float" office:value="2.6" calcext:value-type="float">
            <text:p>2.6</text:p>
          </table:table-cell>
          <table:table-cell table:style-name="ce5" office:value-type="float" office:value="0.0438" calcext:value-type="float">
            <text:p>0.0438</text:p>
          </table:table-cell>
          <table:table-cell table:style-name="ce5" office:value-type="float" office:value="0.0252" calcext:value-type="float">
            <text:p>0.0252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0.0766" calcext:value-type="float">
            <text:p>0.076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" office:value-type="float" office:value="0.00129983" calcext:value-type="float">
            <text:p>0.00129983</text:p>
          </table:table-cell>
          <table:table-cell table:style-name="ce3" office:value-type="float" office:value="0.00131332" calcext:value-type="float">
            <text:p>0.00131332</text:p>
          </table:table-cell>
          <table:table-cell table:style-name="ce13" table:formula="of:=IF([.E80]&lt;1;&quot;1&quot;;&quot;0&quot;)" office:value-type="string" office:string-value="0" calcext:value-type="string">
            <text:p>0</text:p>
          </table:table-cell>
          <table:table-cell table:style-name="ce13" table:formula="of:=IF([.E80]&lt;3;&quot;1&quot;;&quot;0&quot;)" office:value-type="string" office:string-value="1" calcext:value-type="string">
            <text:p>1</text:p>
          </table:table-cell>
          <table:table-cell table:style-name="ce13" table:formula="of:=IF(AND([.S80]=0;[.T80]=0);&quot;1&quot;; &quot;0&quot;)" office:value-type="string" office:string-value="1" calcext:value-type="string">
            <text:p>1</text:p>
          </table:table-cell>
          <table:table-cell table:style-name="ce13" table:formula="of:=IF(AND([.S80]=0;[.T80]=0);&quot;1&quot;; &quot;0&quot;)" office:value-type="string" office:string-value="1" calcext:value-type="string">
            <text:p>1</text:p>
          </table:table-cell>
          <table:table-cell table:style-name="ce13" table:formula="of:=IF(AND([.S80]=-1;[.T80]=0; [.V80]&lt;[.$W$2]; [.B80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80]&lt;[.$Y$2]);&quot;1&quot;; &quot;0&quot;)" office:value-type="string" office:string-value="1" calcext:value-type="string">
            <text:p>1</text:p>
          </table:table-cell>
          <table:table-cell table:style-name="ce20" table:formula="of:=IF(OR([.Z80]=&quot;1&quot;; [.AB80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3C207</text:p>
          </table:table-cell>
          <table:table-cell table:style-name="ce5" office:value-type="float" office:value="212.968" calcext:value-type="float">
            <text:p>212.968</text:p>
          </table:table-cell>
          <table:table-cell table:style-name="ce5" office:value-type="float" office:value="30.139" calcext:value-type="float">
            <text:p>30.139</text:p>
          </table:table-cell>
          <table:table-cell table:style-name="ce5" office:value-type="float" office:value="6.64" calcext:value-type="float">
            <text:p>6.64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6.2519" calcext:value-type="float">
            <text:p>6.2519</text:p>
          </table:table-cell>
          <table:table-cell table:style-name="ce5" office:value-type="float" office:value="0.1348" calcext:value-type="float">
            <text:p>0.1348</text:p>
          </table:table-cell>
          <table:table-cell table:style-name="ce5" office:value-type="float" office:value="1.15" calcext:value-type="float">
            <text:p>1.15</text:p>
          </table:table-cell>
          <table:table-cell table:style-name="ce5" office:value-type="float" office:value="0.1605" calcext:value-type="float">
            <text:p>0.1605</text:p>
          </table:table-cell>
          <table:table-cell table:style-name="ce5" office:value-type="float" office:value="5.49" calcext:value-type="float">
            <text:p>5.49</text:p>
          </table:table-cell>
          <table:table-cell table:style-name="ce5" office:value-type="float" office:value="0.1205" calcext:value-type="float">
            <text:p>0.1205</text:p>
          </table:table-cell>
          <table:table-cell table:style-name="ce5" office:value-type="float" office:value="0.0759" calcext:value-type="float">
            <text:p>0.0759</text:p>
          </table:table-cell>
          <table:table-cell table:style-name="ce5" office:value-type="float" office:value="0.0042" calcext:value-type="float">
            <text:p>0.0042</text:p>
          </table:table-cell>
          <table:table-cell table:style-name="ce5" office:value-type="float" office:value="0.2598" calcext:value-type="float">
            <text:p>0.259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3" office:value-type="float" office:value="0.000472976" calcext:value-type="float">
            <text:p>0.000472976</text:p>
          </table:table-cell>
          <table:table-cell table:style-name="ce3" office:value-type="float" office:value="0.000493333" calcext:value-type="float">
            <text:p>0.000493333</text:p>
          </table:table-cell>
          <table:table-cell table:style-name="ce13" table:formula="of:=IF([.E81]&lt;1;&quot;1&quot;;&quot;0&quot;)" office:value-type="string" office:string-value="0" calcext:value-type="string">
            <text:p>0</text:p>
          </table:table-cell>
          <table:table-cell table:style-name="ce13" table:formula="of:=IF([.E81]&lt;3;&quot;1&quot;;&quot;0&quot;)" office:value-type="string" office:string-value="0" calcext:value-type="string">
            <text:p>0</text:p>
          </table:table-cell>
          <table:table-cell table:style-name="ce13" table:formula="of:=IF(AND([.S81]=0;[.T81]=0);&quot;1&quot;; &quot;0&quot;)" office:value-type="string" office:string-value="0" calcext:value-type="string">
            <text:p>0</text:p>
          </table:table-cell>
          <table:table-cell table:style-name="ce13" table:formula="of:=IF(AND([.S81]=0;[.T81]=0);&quot;1&quot;; &quot;0&quot;)" office:value-type="string" office:string-value="0" calcext:value-type="string">
            <text:p>0</text:p>
          </table:table-cell>
          <table:table-cell table:style-name="ce13" table:formula="of:=IF(AND([.S81]=-1;[.T81]=0; [.V81]&lt;[.$W$2]; [.B81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81]&lt;[.$Y$2]);&quot;1&quot;; &quot;0&quot;)" office:value-type="string" office:string-value="0" calcext:value-type="string">
            <text:p>0</text:p>
          </table:table-cell>
          <table:table-cell table:style-name="ce20" table:formula="of:=IF(OR([.Z81]=&quot;1&quot;; [.AB81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T0629+10</text:p>
          </table:table-cell>
          <table:table-cell table:style-name="ce5" office:value-type="float" office:value="201.5315" calcext:value-type="float">
            <text:p>201.5315</text:p>
          </table:table-cell>
          <table:table-cell table:style-name="ce5" office:value-type="float" office:value="0.5079" calcext:value-type="float">
            <text:p>0.5079</text:p>
          </table:table-cell>
          <table:table-cell table:style-name="ce5" office:value-type="float" office:value="74.89" calcext:value-type="float">
            <text:p>74.89</text:p>
          </table:table-cell>
          <table:table-cell table:style-name="ce5" office:value-type="float" office:value="3.68" calcext:value-type="float">
            <text:p>3.68</text:p>
          </table:table-cell>
          <table:table-cell table:style-name="ce5" office:value-type="float" office:value="57.1009" calcext:value-type="float">
            <text:p>57.1009</text:p>
          </table:table-cell>
          <table:table-cell table:style-name="ce5" office:value-type="float" office:value="0.5573" calcext:value-type="float">
            <text:p>0.5573</text:p>
          </table:table-cell>
          <table:table-cell table:style-name="ce5" office:value-type="float" office:value="46.79" calcext:value-type="float">
            <text:p>46.79</text:p>
          </table:table-cell>
          <table:table-cell table:style-name="ce5" office:value-type="float" office:value="3.2839" calcext:value-type="float">
            <text:p>3.2839</text:p>
          </table:table-cell>
          <table:table-cell table:style-name="ce5" office:value-type="float" office:value="28.1" calcext:value-type="float">
            <text:p>28.1</text:p>
          </table:table-cell>
          <table:table-cell table:style-name="ce5" office:value-type="float" office:value="1.5881" calcext:value-type="float">
            <text:p>1.5881</text:p>
          </table:table-cell>
          <table:table-cell table:style-name="ce5" office:value-type="float" office:value="1.5665" calcext:value-type="float">
            <text:p>1.5665</text:p>
          </table:table-cell>
          <table:table-cell table:style-name="ce5" office:value-type="float" office:value="0.2278" calcext:value-type="float">
            <text:p>0.2278</text:p>
          </table:table-cell>
          <table:table-cell table:style-name="ce5" office:value-type="float" office:value="4.6689" calcext:value-type="float">
            <text:p>4.668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3" office:value-type="float" office:value="0.000940211" calcext:value-type="float">
            <text:p>0.000940211</text:p>
          </table:table-cell>
          <table:table-cell table:style-name="ce3" office:value-type="float" office:value="0.00102542" calcext:value-type="float">
            <text:p>0.00102542</text:p>
          </table:table-cell>
          <table:table-cell table:style-name="ce13" table:formula="of:=IF([.E82]&lt;1;&quot;1&quot;;&quot;0&quot;)" office:value-type="string" office:string-value="0" calcext:value-type="string">
            <text:p>0</text:p>
          </table:table-cell>
          <table:table-cell table:style-name="ce13" table:formula="of:=IF([.E82]&lt;3;&quot;1&quot;;&quot;0&quot;)" office:value-type="string" office:string-value="0" calcext:value-type="string">
            <text:p>0</text:p>
          </table:table-cell>
          <table:table-cell table:style-name="ce13" table:formula="of:=IF(AND([.S82]=0;[.T82]=0);&quot;1&quot;; &quot;0&quot;)" office:value-type="string" office:string-value="0" calcext:value-type="string">
            <text:p>0</text:p>
          </table:table-cell>
          <table:table-cell table:style-name="ce13" table:formula="of:=IF(AND([.S82]=0;[.T82]=0);&quot;1&quot;; &quot;0&quot;)" office:value-type="string" office:string-value="0" calcext:value-type="string">
            <text:p>0</text:p>
          </table:table-cell>
          <table:table-cell table:style-name="ce13" table:formula="of:=IF(AND([.S82]=-1;[.T82]=0; [.V82]&lt;[.$W$2]; [.B82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82]&lt;[.$Y$2]);&quot;1&quot;; &quot;0&quot;)" office:value-type="string" office:string-value="0" calcext:value-type="string">
            <text:p>0</text:p>
          </table:table-cell>
          <table:table-cell table:style-name="ce20" table:formula="of:=IF(OR([.Z82]=&quot;1&quot;; [.AB82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3C223</text:p>
          </table:table-cell>
          <table:table-cell table:style-name="ce7" office:value-type="float" office:value="188.4071" calcext:value-type="float">
            <text:p>188.4071</text:p>
          </table:table-cell>
          <table:table-cell table:style-name="ce7" office:value-type="float" office:value="48.65994" calcext:value-type="float">
            <text:p>48.65994</text:p>
          </table:table-cell>
          <table:table-cell table:style-name="ce5" office:value-type="float" office:value="1.32" calcext:value-type="float">
            <text:p>1.32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office:value-type="float" office:value="1.3172" calcext:value-type="float">
            <text:p>1.3172</text:p>
          </table:table-cell>
          <table:table-cell table:style-name="ce5" office:value-type="float" office:value="1.6211" calcext:value-type="float">
            <text:p>1.621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32" calcext:value-type="float">
            <text:p>1.32</text:p>
          </table:table-cell>
          <table:table-cell table:style-name="ce5" office:value-type="float" office:value="1.6211" calcext:value-type="float">
            <text:p>1.6211</text:p>
          </table:table-cell>
          <table:table-cell table:style-name="ce5" office:value-type="float" office:value="0.0102" calcext:value-type="float">
            <text:p>0.0102</text:p>
          </table:table-cell>
          <table:table-cell table:style-name="ce5" office:value-type="float" office:value="0.0003" calcext:value-type="float">
            <text:p>0.0003</text:p>
          </table:table-cell>
          <table:table-cell table:style-name="ce5" office:value-type="float" office:value="0.0308" calcext:value-type="float">
            <text:p>0.030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83]&lt;1;&quot;1&quot;;&quot;0&quot;)" office:value-type="string" office:string-value="0" calcext:value-type="string">
            <text:p>0</text:p>
          </table:table-cell>
          <table:table-cell table:style-name="ce13" table:formula="of:=IF([.E83]&lt;3;&quot;1&quot;;&quot;0&quot;)" office:value-type="string" office:string-value="1" calcext:value-type="string">
            <text:p>1</text:p>
          </table:table-cell>
          <table:table-cell table:style-name="ce13" table:formula="of:=IF(AND([.S83]=0;[.T83]=0);&quot;1&quot;; &quot;0&quot;)" office:value-type="string" office:string-value="0" calcext:value-type="string">
            <text:p>0</text:p>
          </table:table-cell>
          <table:table-cell table:style-name="ce13" table:formula="of:=IF(AND([.S83]=0;[.T83]=0);&quot;1&quot;; &quot;0&quot;)" office:value-type="string" office:string-value="0" calcext:value-type="string">
            <text:p>0</text:p>
          </table:table-cell>
          <table:table-cell table:style-name="ce13" table:formula="of:=IF(AND([.S83]=-1;[.T83]=0; [.V83]&lt;[.$W$2]; [.B83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83]&lt;[.$Y$2]);&quot;1&quot;; &quot;0&quot;)" office:value-type="string" office:string-value="1" calcext:value-type="string">
            <text:p>1</text:p>
          </table:table-cell>
          <table:table-cell table:style-name="ce20" table:formula="of:=IF(OR([.Z83]=&quot;1&quot;; [.AB83]=&quot;1&quot;);&quot;1&quot;;&quot;0&quot;)" office:value-type="string" office:string-value="1" calcext:value-type="string">
            <text:p>1</text:p>
          </table:table-cell>
          <table:table-cell table:style-name="ce13" office:value-type="string" calcext:value-type="string">
            <text:p>No OH data</text:p>
          </table:table-cell>
          <table:table-cell table:number-columns-repeated="2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4C12.50</text:p>
          </table:table-cell>
          <table:table-cell table:style-name="ce5" office:value-type="float" office:value="347.223" calcext:value-type="float">
            <text:p>347.223</text:p>
          </table:table-cell>
          <table:table-cell table:style-name="ce5" office:value-type="float" office:value="70.1718" calcext:value-type="float">
            <text:p>70.1718</text:p>
          </table:table-cell>
          <table:table-cell table:style-name="ce5" office:value-type="float" office:value="2.37" calcext:value-type="float">
            <text:p>2.37</text:p>
          </table:table-cell>
          <table:table-cell table:style-name="ce5" office:value-type="float" office:value="0.11" calcext:value-type="float">
            <text:p>0.11</text:p>
          </table:table-cell>
          <table:table-cell table:style-name="ce5" office:value-type="float" office:value="2.5519" calcext:value-type="float">
            <text:p>2.5519</text:p>
          </table:table-cell>
          <table:table-cell table:style-name="ce5" office:value-type="float" office:value="0.1045" calcext:value-type="float">
            <text:p>0.1045</text:p>
          </table:table-cell>
          <table:table-cell table:style-name="ce5" office:value-type="float" office:value="0.36" calcext:value-type="float">
            <text:p>0.36</text:p>
          </table:table-cell>
          <table:table-cell table:style-name="ce5" office:value-type="float" office:value="0.1107" calcext:value-type="float">
            <text:p>0.1107</text:p>
          </table:table-cell>
          <table:table-cell table:style-name="ce5" office:value-type="float" office:value="2.01" calcext:value-type="float">
            <text:p>2.01</text:p>
          </table:table-cell>
          <table:table-cell table:style-name="ce5" office:value-type="float" office:value="0.0262" calcext:value-type="float">
            <text:p>0.0262</text:p>
          </table:table-cell>
          <table:table-cell table:style-name="ce5" office:value-type="float" office:value="0.0286" calcext:value-type="float">
            <text:p>0.0286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0.0893" calcext:value-type="float">
            <text:p>0.089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84]&lt;1;&quot;1&quot;;&quot;0&quot;)" office:value-type="string" office:string-value="0" calcext:value-type="string">
            <text:p>0</text:p>
          </table:table-cell>
          <table:table-cell table:style-name="ce13" table:formula="of:=IF([.E84]&lt;3;&quot;1&quot;;&quot;0&quot;)" office:value-type="string" office:string-value="1" calcext:value-type="string">
            <text:p>1</text:p>
          </table:table-cell>
          <table:table-cell table:style-name="ce13" table:formula="of:=IF(AND([.S84]=0;[.T84]=0);&quot;1&quot;; &quot;0&quot;)" office:value-type="string" office:string-value="0" calcext:value-type="string">
            <text:p>0</text:p>
          </table:table-cell>
          <table:table-cell table:style-name="ce13" table:formula="of:=IF(AND([.S84]=0;[.T84]=0);&quot;1&quot;; &quot;0&quot;)" office:value-type="string" office:string-value="0" calcext:value-type="string">
            <text:p>0</text:p>
          </table:table-cell>
          <table:table-cell table:style-name="ce13" table:formula="of:=IF(AND([.S84]=-1;[.T84]=0; [.V84]&lt;[.$W$2]; [.B84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84]&lt;[.$Y$2]);&quot;1&quot;; &quot;0&quot;)" office:value-type="string" office:string-value="1" calcext:value-type="string">
            <text:p>1</text:p>
          </table:table-cell>
          <table:table-cell table:style-name="ce20" table:formula="of:=IF(OR([.Z84]=&quot;1&quot;; [.AB84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4C04.51</text:p>
          </table:table-cell>
          <table:table-cell table:style-name="ce5" office:value-type="float" office:value="7.2923" calcext:value-type="float">
            <text:p>7.2923</text:p>
          </table:table-cell>
          <table:table-cell table:style-name="ce5" office:value-type="float" office:value="47.747" calcext:value-type="float">
            <text:p>47.747</text:p>
          </table:table-cell>
          <table:table-cell table:style-name="ce5" office:value-type="float" office:value="4.55" calcext:value-type="float">
            <text:p>4.55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4.6706" calcext:value-type="float">
            <text:p>4.6706</text:p>
          </table:table-cell>
          <table:table-cell table:style-name="ce5" office:value-type="float" office:value="0.1074" calcext:value-type="float">
            <text:p>0.1074</text:p>
          </table:table-cell>
          <table:table-cell table:style-name="ce5" office:value-type="float" office:value="0.24" calcext:value-type="float">
            <text:p>0.24</text:p>
          </table:table-cell>
          <table:table-cell table:style-name="ce5" office:value-type="float" office:value="0.0608" calcext:value-type="float">
            <text:p>0.0608</text:p>
          </table:table-cell>
          <table:table-cell table:style-name="ce5" office:value-type="float" office:value="4.31" calcext:value-type="float">
            <text:p>4.31</text:p>
          </table:table-cell>
          <table:table-cell table:style-name="ce5" office:value-type="float" office:value="0.1126" calcext:value-type="float">
            <text:p>0.1126</text:p>
          </table:table-cell>
          <table:table-cell table:style-name="ce5" office:value-type="float" office:value="0.0433" calcext:value-type="float">
            <text:p>0.0433</text:p>
          </table:table-cell>
          <table:table-cell table:style-name="ce5" office:value-type="float" office:value="0.0012" calcext:value-type="float">
            <text:p>0.0012</text:p>
          </table:table-cell>
          <table:table-cell table:style-name="ce5" office:value-type="float" office:value="0.135" calcext:value-type="float">
            <text:p>0.13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85]&lt;1;&quot;1&quot;;&quot;0&quot;)" office:value-type="string" office:string-value="0" calcext:value-type="string">
            <text:p>0</text:p>
          </table:table-cell>
          <table:table-cell table:style-name="ce13" table:formula="of:=IF([.E85]&lt;3;&quot;1&quot;;&quot;0&quot;)" office:value-type="string" office:string-value="0" calcext:value-type="string">
            <text:p>0</text:p>
          </table:table-cell>
          <table:table-cell table:style-name="ce13" table:formula="of:=IF(AND([.S85]=0;[.T85]=0);&quot;1&quot;; &quot;0&quot;)" office:value-type="string" office:string-value="0" calcext:value-type="string">
            <text:p>0</text:p>
          </table:table-cell>
          <table:table-cell table:style-name="ce13" table:formula="of:=IF(AND([.S85]=0;[.T85]=0);&quot;1&quot;; &quot;0&quot;)" office:value-type="string" office:string-value="0" calcext:value-type="string">
            <text:p>0</text:p>
          </table:table-cell>
          <table:table-cell table:style-name="ce13" table:formula="of:=IF(AND([.S85]=-1;[.T85]=0; [.V85]&lt;[.$W$2]; [.B85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85]&lt;[.$Y$2]);&quot;1&quot;; &quot;0&quot;)" office:value-type="string" office:string-value="0" calcext:value-type="string">
            <text:p>0</text:p>
          </table:table-cell>
          <table:table-cell table:style-name="ce20" table:formula="of:=IF(OR([.Z85]=&quot;1&quot;; [.AB85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4C33.48</text:p>
          </table:table-cell>
          <table:table-cell table:style-name="ce5" office:value-type="float" office:value="66.3887" calcext:value-type="float">
            <text:p>66.3887</text:p>
          </table:table-cell>
          <table:table-cell table:style-name="ce5" office:value-type="float" office:value="8.3713" calcext:value-type="float">
            <text:p>8.3713</text:p>
          </table:table-cell>
          <table:table-cell table:style-name="ce5" office:value-type="float" office:value="15.76" calcext:value-type="float">
            <text:p>15.76</text:p>
          </table:table-cell>
          <table:table-cell table:style-name="ce5" office:value-type="float" office:value="3.04" calcext:value-type="float">
            <text:p>3.04</text:p>
          </table:table-cell>
          <table:table-cell table:style-name="ce5" office:value-type="float" office:value="15.3627" calcext:value-type="float">
            <text:p>15.3627</text:p>
          </table:table-cell>
          <table:table-cell table:style-name="ce5" office:value-type="float" office:value="0.1902" calcext:value-type="float">
            <text:p>0.1902</text:p>
          </table:table-cell>
          <table:table-cell table:style-name="ce5" office:value-type="float" office:value="1.54" calcext:value-type="float">
            <text:p>1.54</text:p>
          </table:table-cell>
          <table:table-cell table:style-name="ce5" office:value-type="float" office:value="3.0009" calcext:value-type="float">
            <text:p>3.0009</text:p>
          </table:table-cell>
          <table:table-cell table:style-name="ce5" office:value-type="float" office:value="14.22" calcext:value-type="float">
            <text:p>14.22</text:p>
          </table:table-cell>
          <table:table-cell table:style-name="ce5" office:value-type="float" office:value="0.4809" calcext:value-type="float">
            <text:p>0.4809</text:p>
          </table:table-cell>
          <table:table-cell table:style-name="ce5" office:value-type="float" office:value="0.1755" calcext:value-type="float">
            <text:p>0.1755</text:p>
          </table:table-cell>
          <table:table-cell table:style-name="ce5" office:value-type="float" office:value="0.0029" calcext:value-type="float">
            <text:p>0.0029</text:p>
          </table:table-cell>
          <table:table-cell table:style-name="ce5" office:value-type="float" office:value="0.5534" calcext:value-type="float">
            <text:p>0.553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86]&lt;1;&quot;1&quot;;&quot;0&quot;)" office:value-type="string" office:string-value="0" calcext:value-type="string">
            <text:p>0</text:p>
          </table:table-cell>
          <table:table-cell table:style-name="ce13" table:formula="of:=IF([.E86]&lt;3;&quot;1&quot;;&quot;0&quot;)" office:value-type="string" office:string-value="0" calcext:value-type="string">
            <text:p>0</text:p>
          </table:table-cell>
          <table:table-cell table:style-name="ce13" table:formula="of:=IF(AND([.S86]=0;[.T86]=0);&quot;1&quot;; &quot;0&quot;)" office:value-type="string" office:string-value="0" calcext:value-type="string">
            <text:p>0</text:p>
          </table:table-cell>
          <table:table-cell table:style-name="ce13" table:formula="of:=IF(AND([.S86]=0;[.T86]=0);&quot;1&quot;; &quot;0&quot;)" office:value-type="string" office:string-value="0" calcext:value-type="string">
            <text:p>0</text:p>
          </table:table-cell>
          <table:table-cell table:style-name="ce13" table:formula="of:=IF(AND([.S86]=-1;[.T86]=0; [.V86]&lt;[.$W$2]; [.B86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86]&lt;[.$Y$2]);&quot;1&quot;; &quot;0&quot;)" office:value-type="string" office:string-value="0" calcext:value-type="string">
            <text:p>0</text:p>
          </table:table-cell>
          <table:table-cell table:style-name="ce20" table:formula="of:=IF(OR([.Z86]=&quot;1&quot;; [.AB86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3C111</text:p>
          </table:table-cell>
          <table:table-cell table:style-name="ce5" office:value-type="float" office:value="161.6756" calcext:value-type="float">
            <text:p>161.6756</text:p>
          </table:table-cell>
          <table:table-cell table:style-name="ce5" office:value-type="float" office:value="-8.8197" calcext:value-type="float">
            <text:p>-8.8197</text:p>
          </table:table-cell>
          <table:table-cell table:style-name="ce5" office:value-type="float" office:value="36.43" calcext:value-type="float">
            <text:p>36.43</text:p>
          </table:table-cell>
          <table:table-cell table:style-name="ce5" office:value-type="float" office:value="4.42" calcext:value-type="float">
            <text:p>4.42</text:p>
          </table:table-cell>
          <table:table-cell table:style-name="ce5" office:value-type="float" office:value="29.2823" calcext:value-type="float">
            <text:p>29.2823</text:p>
          </table:table-cell>
          <table:table-cell table:style-name="ce5" office:value-type="float" office:value="0.2045" calcext:value-type="float">
            <text:p>0.2045</text:p>
          </table:table-cell>
          <table:table-cell table:style-name="ce5" office:value-type="float" office:value="3.99" calcext:value-type="float">
            <text:p>3.99</text:p>
          </table:table-cell>
          <table:table-cell table:style-name="ce5" office:value-type="float" office:value="3.7799" calcext:value-type="float">
            <text:p>3.7799</text:p>
          </table:table-cell>
          <table:table-cell table:style-name="ce5" office:value-type="float" office:value="32.44" calcext:value-type="float">
            <text:p>32.44</text:p>
          </table:table-cell>
          <table:table-cell table:style-name="ce5" office:value-type="float" office:value="2.2911" calcext:value-type="float">
            <text:p>2.2911</text:p>
          </table:table-cell>
          <table:table-cell table:style-name="ce5" office:value-type="float" office:value="1.4217" calcext:value-type="float">
            <text:p>1.4217</text:p>
          </table:table-cell>
          <table:table-cell table:style-name="ce5" office:value-type="float" office:value="0.0205" calcext:value-type="float">
            <text:p>0.0205</text:p>
          </table:table-cell>
          <table:table-cell table:style-name="ce5" office:value-type="float" office:value="4.4208" calcext:value-type="float">
            <text:p>4.4208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87]&lt;1;&quot;1&quot;;&quot;0&quot;)" office:value-type="string" office:string-value="0" calcext:value-type="string">
            <text:p>0</text:p>
          </table:table-cell>
          <table:table-cell table:style-name="ce13" table:formula="of:=IF([.E87]&lt;3;&quot;1&quot;;&quot;0&quot;)" office:value-type="string" office:string-value="0" calcext:value-type="string">
            <text:p>0</text:p>
          </table:table-cell>
          <table:table-cell table:style-name="ce13" table:formula="of:=IF(AND([.S87]=0;[.T87]=0);&quot;1&quot;; &quot;0&quot;)" office:value-type="string" office:string-value="0" calcext:value-type="string">
            <text:p>0</text:p>
          </table:table-cell>
          <table:table-cell table:style-name="ce13" table:formula="of:=IF(AND([.S87]=0;[.T87]=0);&quot;1&quot;; &quot;0&quot;)" office:value-type="string" office:string-value="0" calcext:value-type="string">
            <text:p>0</text:p>
          </table:table-cell>
          <table:table-cell table:style-name="ce13" table:formula="of:=IF(AND([.S87]=-1;[.T87]=0; [.V87]&lt;[.$W$2]; [.B87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87]&lt;[.$Y$2]);&quot;1&quot;; &quot;0&quot;)" office:value-type="string" office:string-value="0" calcext:value-type="string">
            <text:p>0</text:p>
          </table:table-cell>
          <table:table-cell table:style-name="ce20" table:formula="of:=IF(OR([.Z87]=&quot;1&quot;; [.AB87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J2232</text:p>
          </table:table-cell>
          <table:table-cell table:style-name="ce5" office:value-type="float" office:value="77.4379" calcext:value-type="float">
            <text:p>77.4379</text:p>
          </table:table-cell>
          <table:table-cell table:style-name="ce5" office:value-type="float" office:value="-38.5824" calcext:value-type="float">
            <text:p>-38.5824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5.6861" calcext:value-type="float">
            <text:p>5.6861</text:p>
          </table:table-cell>
          <table:table-cell table:style-name="ce5" office:value-type="float" office:value="0.2157" calcext:value-type="float">
            <text:p>0.2157</text:p>
          </table:table-cell>
          <table:table-cell table:style-name="ce5" office:value-type="float" office:value="1.21" calcext:value-type="float">
            <text:p>1.21</text:p>
          </table:table-cell>
          <table:table-cell table:style-name="ce5" office:value-type="float" office:value="0.3688" calcext:value-type="float">
            <text:p>0.3688</text:p>
          </table:table-cell>
          <table:table-cell table:style-name="ce5" office:value-type="float" office:value="4.29" calcext:value-type="float">
            <text:p>4.29</text:p>
          </table:table-cell>
          <table:table-cell table:style-name="ce5" office:value-type="float" office:value="0.1682" calcext:value-type="float">
            <text:p>0.1682</text:p>
          </table:table-cell>
          <table:table-cell table:style-name="ce5" office:value-type="float" office:value="0.0612" calcext:value-type="float">
            <text:p>0.0612</text:p>
          </table:table-cell>
          <table:table-cell table:style-name="ce5" office:value-type="float" office:value="0.0015" calcext:value-type="float">
            <text:p>0.0015</text:p>
          </table:table-cell>
          <table:table-cell table:style-name="ce5" office:value-type="float" office:value="0.1914" calcext:value-type="float">
            <text:p>0.191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88]&lt;1;&quot;1&quot;;&quot;0&quot;)" office:value-type="string" office:string-value="0" calcext:value-type="string">
            <text:p>0</text:p>
          </table:table-cell>
          <table:table-cell table:style-name="ce13" table:formula="of:=IF([.E88]&lt;3;&quot;1&quot;;&quot;0&quot;)" office:value-type="string" office:string-value="0" calcext:value-type="string">
            <text:p>0</text:p>
          </table:table-cell>
          <table:table-cell table:style-name="ce13" table:formula="of:=IF(AND([.S88]=0;[.T88]=0);&quot;1&quot;; &quot;0&quot;)" office:value-type="string" office:string-value="0" calcext:value-type="string">
            <text:p>0</text:p>
          </table:table-cell>
          <table:table-cell table:style-name="ce13" table:formula="of:=IF(AND([.S88]=0;[.T88]=0);&quot;1&quot;; &quot;0&quot;)" office:value-type="string" office:string-value="0" calcext:value-type="string">
            <text:p>0</text:p>
          </table:table-cell>
          <table:table-cell table:style-name="ce13" table:formula="of:=IF(AND([.S88]=-1;[.T88]=0; [.V88]&lt;[.$W$2]; [.B88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88]&lt;[.$Y$2]);&quot;1&quot;; &quot;0&quot;)" office:value-type="string" office:string-value="0" calcext:value-type="string">
            <text:p>0</text:p>
          </table:table-cell>
          <table:table-cell table:style-name="ce20" table:formula="of:=IF(OR([.Z88]=&quot;1&quot;; [.AB88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3C298</text:p>
          </table:table-cell>
          <table:table-cell table:style-name="ce5" office:value-type="float" office:value="352.1602" calcext:value-type="float">
            <text:p>352.1602</text:p>
          </table:table-cell>
          <table:table-cell table:style-name="ce5" office:value-type="float" office:value="60.6666" calcext:value-type="float">
            <text:p>60.6666</text:p>
          </table:table-cell>
          <table:table-cell table:style-name="ce5" office:value-type="float" office:value="2.39" calcext:value-type="float">
            <text:p>2.39</text:p>
          </table:table-cell>
          <table:table-cell table:style-name="ce5" office:value-type="float" office:value="0.38" calcext:value-type="float">
            <text:p>0.38</text:p>
          </table:table-cell>
          <table:table-cell table:style-name="ce5" office:value-type="float" office:value="2.5657" calcext:value-type="float">
            <text:p>2.5657</text:p>
          </table:table-cell>
          <table:table-cell table:style-name="ce5" office:value-type="float" office:value="0.0969" calcext:value-type="float">
            <text:p>0.0969</text:p>
          </table:table-cell>
          <table:table-cell table:style-name="ce5" office:value-type="float" office:value="0.06" calcext:value-type="float">
            <text:p>0.06</text:p>
          </table:table-cell>
          <table:table-cell table:style-name="ce5" office:value-type="float" office:value="0.3694" calcext:value-type="float">
            <text:p>0.3694</text:p>
          </table:table-cell>
          <table:table-cell table:style-name="ce5" office:value-type="float" office:value="2.33" calcext:value-type="float">
            <text:p>2.33</text:p>
          </table:table-cell>
          <table:table-cell table:style-name="ce5" office:value-type="float" office:value="0.0851" calcext:value-type="float">
            <text:p>0.0851</text:p>
          </table:table-cell>
          <table:table-cell table:style-name="ce5" office:value-type="float" office:value="0.0249" calcext:value-type="float">
            <text:p>0.0249</text:p>
          </table:table-cell>
          <table:table-cell table:style-name="ce5" office:value-type="float" office:value="0.0008" calcext:value-type="float">
            <text:p>0.0008</text:p>
          </table:table-cell>
          <table:table-cell table:style-name="ce5" office:value-type="float" office:value="0.0785" calcext:value-type="float">
            <text:p>0.078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style-name="ce3" office:value-type="float" office:value="0.000927598" calcext:value-type="float">
            <text:p>0.000927598</text:p>
          </table:table-cell>
          <table:table-cell table:style-name="ce3" office:value-type="float" office:value="0.00106882" calcext:value-type="float">
            <text:p>0.00106882</text:p>
          </table:table-cell>
          <table:table-cell table:style-name="ce13" table:formula="of:=IF([.E89]&lt;1;&quot;1&quot;;&quot;0&quot;)" office:value-type="string" office:string-value="0" calcext:value-type="string">
            <text:p>0</text:p>
          </table:table-cell>
          <table:table-cell table:style-name="ce13" table:formula="of:=IF([.E89]&lt;3;&quot;1&quot;;&quot;0&quot;)" office:value-type="string" office:string-value="1" calcext:value-type="string">
            <text:p>1</text:p>
          </table:table-cell>
          <table:table-cell table:style-name="ce13" table:formula="of:=IF(AND([.S89]=0;[.T89]=0);&quot;1&quot;; &quot;0&quot;)" office:value-type="string" office:string-value="0" calcext:value-type="string">
            <text:p>0</text:p>
          </table:table-cell>
          <table:table-cell table:style-name="ce13" table:formula="of:=IF(AND([.S89]=0;[.T89]=0);&quot;1&quot;; &quot;0&quot;)" office:value-type="string" office:string-value="0" calcext:value-type="string">
            <text:p>0</text:p>
          </table:table-cell>
          <table:table-cell table:style-name="ce13" table:formula="of:=IF(AND([.S89]=-1;[.T89]=0; [.V89]&lt;[.$W$2]; [.B89]&lt;&gt;&quot;NRAO140&quot;);&quot;1&quot;; &quot;0&quot;)" office:value-type="string" office:string-value="1" calcext:value-type="string">
            <text:p>1</text:p>
          </table:table-cell>
          <table:table-cell table:style-name="ce19" table:formula="of:=IF(AND( [.E89]&lt;[.$Y$2]);&quot;1&quot;; &quot;0&quot;)" office:value-type="string" office:string-value="1" calcext:value-type="string">
            <text:p>1</text:p>
          </table:table-cell>
          <table:table-cell table:style-name="ce20" table:formula="of:=IF(OR([.Z89]=&quot;1&quot;; [.AB89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B2050</text:p>
          </table:table-cell>
          <table:table-cell table:style-name="ce5" office:value-type="float" office:value="78.8581" calcext:value-type="float">
            <text:p>78.8581</text:p>
          </table:table-cell>
          <table:table-cell table:style-name="ce5" office:value-type="float" office:value="-5.1238" calcext:value-type="float">
            <text:p>-5.1238</text:p>
          </table:table-cell>
          <table:table-cell table:style-name="ce5" office:value-type="float" office:value="33.86" calcext:value-type="float">
            <text:p>33.86</text:p>
          </table:table-cell>
          <table:table-cell table:style-name="ce5" office:value-type="float" office:value="2.42" calcext:value-type="float">
            <text:p>2.42</text:p>
          </table:table-cell>
          <table:table-cell table:style-name="ce5" office:value-type="float" office:value="27.4539" calcext:value-type="float">
            <text:p>27.4539</text:p>
          </table:table-cell>
          <table:table-cell table:style-name="ce5" office:value-type="float" office:value="0.0869" calcext:value-type="float">
            <text:p>0.086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.0238" calcext:value-type="float">
            <text:p>2.0238</text:p>
          </table:table-cell>
          <table:table-cell table:style-name="ce5" office:value-type="float" office:value="30.86" calcext:value-type="float">
            <text:p>30.86</text:p>
          </table:table-cell>
          <table:table-cell table:style-name="ce5" office:value-type="float" office:value="1.3301" calcext:value-type="float">
            <text:p>1.3301</text:p>
          </table:table-cell>
          <table:table-cell table:style-name="ce5" office:value-type="float" office:value="0.0462" calcext:value-type="float">
            <text:p>0.0462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0.1432" calcext:value-type="float">
            <text:p>0.143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90]&lt;1;&quot;1&quot;;&quot;0&quot;)" office:value-type="string" office:string-value="0" calcext:value-type="string">
            <text:p>0</text:p>
          </table:table-cell>
          <table:table-cell table:style-name="ce13" table:formula="of:=IF([.E90]&lt;3;&quot;1&quot;;&quot;0&quot;)" office:value-type="string" office:string-value="0" calcext:value-type="string">
            <text:p>0</text:p>
          </table:table-cell>
          <table:table-cell table:style-name="ce13" table:formula="of:=IF(AND([.S90]=0;[.T90]=0);&quot;1&quot;; &quot;0&quot;)" office:value-type="string" office:string-value="0" calcext:value-type="string">
            <text:p>0</text:p>
          </table:table-cell>
          <table:table-cell table:style-name="ce13" table:formula="of:=IF(AND([.S90]=0;[.T90]=0);&quot;1&quot;; &quot;0&quot;)" office:value-type="string" office:string-value="0" calcext:value-type="string">
            <text:p>0</text:p>
          </table:table-cell>
          <table:table-cell table:style-name="ce13" table:formula="of:=IF(AND([.S90]=-1;[.T90]=0; [.V90]&lt;[.$W$2]; [.B90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90]&lt;[.$Y$2]);&quot;1&quot;; &quot;0&quot;)" office:value-type="string" office:string-value="0" calcext:value-type="string">
            <text:p>0</text:p>
          </table:table-cell>
          <table:table-cell table:style-name="ce20" table:formula="of:=IF(OR([.Z90]=&quot;1&quot;; [.AB90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PKS0531</text:p>
          </table:table-cell>
          <table:table-cell table:style-name="ce5" office:value-type="float" office:value="186.7617" calcext:value-type="float">
            <text:p>186.7617</text:p>
          </table:table-cell>
          <table:table-cell table:style-name="ce5" office:value-type="float" office:value="-7.1076" calcext:value-type="float">
            <text:p>-7.1076</text:p>
          </table:table-cell>
          <table:table-cell table:style-name="ce5" office:value-type="float" office:value="28.84" calcext:value-type="float">
            <text:p>28.84</text:p>
          </table:table-cell>
          <table:table-cell table:style-name="ce5" office:value-type="float" office:value="9.72" calcext:value-type="float">
            <text:p>9.72</text:p>
          </table:table-cell>
          <table:table-cell table:style-name="ce5" office:value-type="float" office:value="28.2709" calcext:value-type="float">
            <text:p>28.2709</text:p>
          </table:table-cell>
          <table:table-cell table:style-name="ce5" office:value-type="float" office:value="0.568" calcext:value-type="float">
            <text:p>0.568</text:p>
          </table:table-cell>
          <table:table-cell table:style-name="ce5" office:value-type="float" office:value="8.39" calcext:value-type="float">
            <text:p>8.39</text:p>
          </table:table-cell>
          <table:table-cell table:style-name="ce5" office:value-type="float" office:value="9.6105" calcext:value-type="float">
            <text:p>9.6105</text:p>
          </table:table-cell>
          <table:table-cell table:style-name="ce5" office:value-type="float" office:value="20.45" calcext:value-type="float">
            <text:p>20.45</text:p>
          </table:table-cell>
          <table:table-cell table:style-name="ce5" office:value-type="float" office:value="1.4837" calcext:value-type="float">
            <text:p>1.4837</text:p>
          </table:table-cell>
          <table:table-cell table:style-name="ce5" office:value-type="float" office:value="0.3026" calcext:value-type="float">
            <text:p>0.3026</text:p>
          </table:table-cell>
          <table:table-cell table:style-name="ce5" office:value-type="float" office:value="0.0085" calcext:value-type="float">
            <text:p>0.0085</text:p>
          </table:table-cell>
          <table:table-cell table:style-name="ce5" office:value-type="float" office:value="0.9372" calcext:value-type="float">
            <text:p>0.937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91]&lt;1;&quot;1&quot;;&quot;0&quot;)" office:value-type="string" office:string-value="0" calcext:value-type="string">
            <text:p>0</text:p>
          </table:table-cell>
          <table:table-cell table:style-name="ce13" table:formula="of:=IF([.E91]&lt;3;&quot;1&quot;;&quot;0&quot;)" office:value-type="string" office:string-value="0" calcext:value-type="string">
            <text:p>0</text:p>
          </table:table-cell>
          <table:table-cell table:style-name="ce13" table:formula="of:=IF(AND([.S91]=0;[.T91]=0);&quot;1&quot;; &quot;0&quot;)" office:value-type="string" office:string-value="0" calcext:value-type="string">
            <text:p>0</text:p>
          </table:table-cell>
          <table:table-cell table:style-name="ce13" table:formula="of:=IF(AND([.S91]=0;[.T91]=0);&quot;1&quot;; &quot;0&quot;)" office:value-type="string" office:string-value="0" calcext:value-type="string">
            <text:p>0</text:p>
          </table:table-cell>
          <table:table-cell table:style-name="ce13" table:formula="of:=IF(AND([.S91]=-1;[.T91]=0; [.V91]&lt;[.$W$2]; [.B91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91]&lt;[.$Y$2]);&quot;1&quot;; &quot;0&quot;)" office:value-type="string" office:string-value="0" calcext:value-type="string">
            <text:p>0</text:p>
          </table:table-cell>
          <table:table-cell table:style-name="ce20" table:formula="of:=IF(OR([.Z91]=&quot;1&quot;; [.AB91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4C16.09</text:p>
          </table:table-cell>
          <table:table-cell table:style-name="ce5" office:value-type="float" office:value="166.6357" calcext:value-type="float">
            <text:p>166.6357</text:p>
          </table:table-cell>
          <table:table-cell table:style-name="ce5" office:value-type="float" office:value="-33.5959" calcext:value-type="float">
            <text:p>-33.5959</text:p>
          </table:table-cell>
          <table:table-cell table:style-name="ce5" office:value-type="float" office:value="12.1" calcext:value-type="float">
            <text:p>12.1</text:p>
          </table:table-cell>
          <table:table-cell table:style-name="ce5" office:value-type="float" office:value="1.13" calcext:value-type="float">
            <text:p>1.13</text:p>
          </table:table-cell>
          <table:table-cell table:style-name="ce5" office:value-type="float" office:value="11.3604" calcext:value-type="float">
            <text:p>11.3604</text:p>
          </table:table-cell>
          <table:table-cell table:style-name="ce5" office:value-type="float" office:value="0.2969" calcext:value-type="float">
            <text:p>0.2969</text:p>
          </table:table-cell>
          <table:table-cell table:style-name="ce5" office:value-type="float" office:value="3.27" calcext:value-type="float">
            <text:p>3.27</text:p>
          </table:table-cell>
          <table:table-cell table:style-name="ce5" office:value-type="float" office:value="1.1038" calcext:value-type="float">
            <text:p>1.1038</text:p>
          </table:table-cell>
          <table:table-cell table:style-name="ce5" office:value-type="float" office:value="8.83" calcext:value-type="float">
            <text:p>8.83</text:p>
          </table:table-cell>
          <table:table-cell table:style-name="ce5" office:value-type="float" office:value="0.2449" calcext:value-type="float">
            <text:p>0.2449</text:p>
          </table:table-cell>
          <table:table-cell table:style-name="ce5" office:value-type="float" office:value="0.1311" calcext:value-type="float">
            <text:p>0.1311</text:p>
          </table:table-cell>
          <table:table-cell table:style-name="ce5" office:value-type="float" office:value="0.0041" calcext:value-type="float">
            <text:p>0.0041</text:p>
          </table:table-cell>
          <table:table-cell table:style-name="ce5" office:value-type="float" office:value="0.4059" calcext:value-type="float">
            <text:p>0.405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92]&lt;1;&quot;1&quot;;&quot;0&quot;)" office:value-type="string" office:string-value="0" calcext:value-type="string">
            <text:p>0</text:p>
          </table:table-cell>
          <table:table-cell table:style-name="ce13" table:formula="of:=IF([.E92]&lt;3;&quot;1&quot;;&quot;0&quot;)" office:value-type="string" office:string-value="0" calcext:value-type="string">
            <text:p>0</text:p>
          </table:table-cell>
          <table:table-cell table:style-name="ce13" table:formula="of:=IF(AND([.S92]=0;[.T92]=0);&quot;1&quot;; &quot;0&quot;)" office:value-type="string" office:string-value="0" calcext:value-type="string">
            <text:p>0</text:p>
          </table:table-cell>
          <table:table-cell table:style-name="ce13" table:formula="of:=IF(AND([.S92]=0;[.T92]=0);&quot;1&quot;; &quot;0&quot;)" office:value-type="string" office:string-value="0" calcext:value-type="string">
            <text:p>0</text:p>
          </table:table-cell>
          <table:table-cell table:style-name="ce13" table:formula="of:=IF(AND([.S92]=-1;[.T92]=0; [.V92]&lt;[.$W$2]; [.B92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92]&lt;[.$Y$2]);&quot;1&quot;; &quot;0&quot;)" office:value-type="string" office:string-value="0" calcext:value-type="string">
            <text:p>0</text:p>
          </table:table-cell>
          <table:table-cell table:style-name="ce20" table:formula="of:=IF(OR([.Z92]=&quot;1&quot;; [.AB92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3C48</text:p>
          </table:table-cell>
          <table:table-cell table:style-name="ce5" office:value-type="float" office:value="133.9626" calcext:value-type="float">
            <text:p>133.9626</text:p>
          </table:table-cell>
          <table:table-cell table:style-name="ce5" office:value-type="float" office:value="-28.7194" calcext:value-type="float">
            <text:p>-28.7194</text:p>
          </table:table-cell>
          <table:table-cell table:style-name="ce5" office:value-type="float" office:value="4.95" calcext:value-type="float">
            <text:p>4.95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5.121" calcext:value-type="float">
            <text:p>5.121</text:p>
          </table:table-cell>
          <table:table-cell table:style-name="ce5" office:value-type="float" office:value="0.1622" calcext:value-type="float">
            <text:p>0.1622</text:p>
          </table:table-cell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3565" calcext:value-type="float">
            <text:p>0.3565</text:p>
          </table:table-cell>
          <table:table-cell table:style-name="ce5" office:value-type="float" office:value="4.25" calcext:value-type="float">
            <text:p>4.25</text:p>
          </table:table-cell>
          <table:table-cell table:style-name="ce5" office:value-type="float" office:value="0.194" calcext:value-type="float">
            <text:p>0.194</text:p>
          </table:table-cell>
          <table:table-cell table:style-name="ce5" office:value-type="float" office:value="0.0377" calcext:value-type="float">
            <text:p>0.0377</text:p>
          </table:table-cell>
          <table:table-cell table:style-name="ce5" office:value-type="float" office:value="0.0007" calcext:value-type="float">
            <text:p>0.0007</text:p>
          </table:table-cell>
          <table:table-cell table:style-name="ce5" office:value-type="float" office:value="0.1165" calcext:value-type="float">
            <text:p>0.116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93]&lt;1;&quot;1&quot;;&quot;0&quot;)" office:value-type="string" office:string-value="0" calcext:value-type="string">
            <text:p>0</text:p>
          </table:table-cell>
          <table:table-cell table:style-name="ce13" table:formula="of:=IF([.E93]&lt;3;&quot;1&quot;;&quot;0&quot;)" office:value-type="string" office:string-value="0" calcext:value-type="string">
            <text:p>0</text:p>
          </table:table-cell>
          <table:table-cell table:style-name="ce13" table:formula="of:=IF(AND([.S93]=0;[.T93]=0);&quot;1&quot;; &quot;0&quot;)" office:value-type="string" office:string-value="0" calcext:value-type="string">
            <text:p>0</text:p>
          </table:table-cell>
          <table:table-cell table:style-name="ce13" table:formula="of:=IF(AND([.S93]=0;[.T93]=0);&quot;1&quot;; &quot;0&quot;)" office:value-type="string" office:string-value="0" calcext:value-type="string">
            <text:p>0</text:p>
          </table:table-cell>
          <table:table-cell table:style-name="ce13" table:formula="of:=IF(AND([.S93]=-1;[.T93]=0; [.V93]&lt;[.$W$2]; [.B93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93]&lt;[.$Y$2]);&quot;1&quot;; &quot;0&quot;)" office:value-type="string" office:string-value="0" calcext:value-type="string">
            <text:p>0</text:p>
          </table:table-cell>
          <table:table-cell table:style-name="ce20" table:formula="of:=IF(OR([.Z93]=&quot;1&quot;; [.AB93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3C327.1</text:p>
          </table:table-cell>
          <table:table-cell table:style-name="ce5" office:value-type="float" office:value="12.1821" calcext:value-type="float">
            <text:p>12.1821</text:p>
          </table:table-cell>
          <table:table-cell table:style-name="ce5" office:value-type="float" office:value="37.0047" calcext:value-type="float">
            <text:p>37.0047</text:p>
          </table:table-cell>
          <table:table-cell table:style-name="ce5" office:value-type="float" office:value="8.72" calcext:value-type="float">
            <text:p>8.72</text:p>
          </table:table-cell>
          <table:table-cell table:style-name="ce5" office:value-type="float" office:value="1.18" calcext:value-type="float">
            <text:p>1.18</text:p>
          </table:table-cell>
          <table:table-cell table:style-name="ce5" office:value-type="float" office:value="8.2786" calcext:value-type="float">
            <text:p>8.2786</text:p>
          </table:table-cell>
          <table:table-cell table:style-name="ce5" office:value-type="float" office:value="0.1716" calcext:value-type="float">
            <text:p>0.1716</text:p>
          </table:table-cell>
          <table:table-cell table:style-name="ce5" office:value-type="float" office:value="1.76" calcext:value-type="float">
            <text:p>1.76</text:p>
          </table:table-cell>
          <table:table-cell table:style-name="ce5" office:value-type="float" office:value="1.1704" calcext:value-type="float">
            <text:p>1.1704</text:p>
          </table:table-cell>
          <table:table-cell table:style-name="ce5" office:value-type="float" office:value="6.96" calcext:value-type="float">
            <text:p>6.96</text:p>
          </table:table-cell>
          <table:table-cell table:style-name="ce5" office:value-type="float" office:value="0.1069" calcext:value-type="float">
            <text:p>0.1069</text:p>
          </table:table-cell>
          <table:table-cell table:style-name="ce5" office:value-type="float" office:value="0.1147" calcext:value-type="float">
            <text:p>0.1147</text:p>
          </table:table-cell>
          <table:table-cell table:style-name="ce5" office:value-type="float" office:value="0.0018" calcext:value-type="float">
            <text:p>0.0018</text:p>
          </table:table-cell>
          <table:table-cell table:style-name="ce5" office:value-type="float" office:value="0.3523" calcext:value-type="float">
            <text:p>0.3523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94]&lt;1;&quot;1&quot;;&quot;0&quot;)" office:value-type="string" office:string-value="0" calcext:value-type="string">
            <text:p>0</text:p>
          </table:table-cell>
          <table:table-cell table:style-name="ce13" table:formula="of:=IF([.E94]&lt;3;&quot;1&quot;;&quot;0&quot;)" office:value-type="string" office:string-value="0" calcext:value-type="string">
            <text:p>0</text:p>
          </table:table-cell>
          <table:table-cell table:style-name="ce13" table:formula="of:=IF(AND([.S94]=0;[.T94]=0);&quot;1&quot;; &quot;0&quot;)" office:value-type="string" office:string-value="0" calcext:value-type="string">
            <text:p>0</text:p>
          </table:table-cell>
          <table:table-cell table:style-name="ce13" table:formula="of:=IF(AND([.S94]=0;[.T94]=0);&quot;1&quot;; &quot;0&quot;)" office:value-type="string" office:string-value="0" calcext:value-type="string">
            <text:p>0</text:p>
          </table:table-cell>
          <table:table-cell table:style-name="ce13" table:formula="of:=IF(AND([.S94]=-1;[.T94]=0; [.V94]&lt;[.$W$2]; [.B94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94]&lt;[.$Y$2]);&quot;1&quot;; &quot;0&quot;)" office:value-type="string" office:string-value="0" calcext:value-type="string">
            <text:p>0</text:p>
          </table:table-cell>
          <table:table-cell table:style-name="ce20" table:formula="of:=IF(OR([.Z94]=&quot;1&quot;; [.AB94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3C147</text:p>
          </table:table-cell>
          <table:table-cell table:style-name="ce5" office:value-type="float" office:value="161.6864" calcext:value-type="float">
            <text:p>161.6864</text:p>
          </table:table-cell>
          <table:table-cell table:style-name="ce5" office:value-type="float" office:value="10.2984" calcext:value-type="float">
            <text:p>10.2984</text:p>
          </table:table-cell>
          <table:table-cell table:style-name="ce5" office:value-type="float" office:value="20.59" calcext:value-type="float">
            <text:p>20.59</text:p>
          </table:table-cell>
          <table:table-cell table:style-name="ce5" office:value-type="float" office:value="1.95" calcext:value-type="float">
            <text:p>1.95</text:p>
          </table:table-cell>
          <table:table-cell table:style-name="ce5" office:value-type="float" office:value="19.1262" calcext:value-type="float">
            <text:p>19.1262</text:p>
          </table:table-cell>
          <table:table-cell table:style-name="ce5" office:value-type="float" office:value="0.2988" calcext:value-type="float">
            <text:p>0.2988</text:p>
          </table:table-cell>
          <table:table-cell table:style-name="ce5" office:value-type="float" office:value="7.44" calcext:value-type="float">
            <text:p>7.44</text:p>
          </table:table-cell>
          <table:table-cell table:style-name="ce5" office:value-type="float" office:value="1.7891" calcext:value-type="float">
            <text:p>1.7891</text:p>
          </table:table-cell>
          <table:table-cell table:style-name="ce5" office:value-type="float" office:value="13.15" calcext:value-type="float">
            <text:p>13.15</text:p>
          </table:table-cell>
          <table:table-cell table:style-name="ce5" office:value-type="float" office:value="0.7815" calcext:value-type="float">
            <text:p>0.7815</text:p>
          </table:table-cell>
          <table:table-cell table:style-name="ce5" office:value-type="float" office:value="0.2252" calcext:value-type="float">
            <text:p>0.2252</text:p>
          </table:table-cell>
          <table:table-cell table:style-name="ce5" office:value-type="float" office:value="0.0067" calcext:value-type="float">
            <text:p>0.0067</text:p>
          </table:table-cell>
          <table:table-cell table:style-name="ce5" office:value-type="float" office:value="0.6936" calcext:value-type="float">
            <text:p>0.6936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95]&lt;1;&quot;1&quot;;&quot;0&quot;)" office:value-type="string" office:string-value="0" calcext:value-type="string">
            <text:p>0</text:p>
          </table:table-cell>
          <table:table-cell table:style-name="ce13" table:formula="of:=IF([.E95]&lt;3;&quot;1&quot;;&quot;0&quot;)" office:value-type="string" office:string-value="0" calcext:value-type="string">
            <text:p>0</text:p>
          </table:table-cell>
          <table:table-cell table:style-name="ce13" table:formula="of:=IF(AND([.S95]=0;[.T95]=0);&quot;1&quot;; &quot;0&quot;)" office:value-type="string" office:string-value="0" calcext:value-type="string">
            <text:p>0</text:p>
          </table:table-cell>
          <table:table-cell table:style-name="ce13" table:formula="of:=IF(AND([.S95]=0;[.T95]=0);&quot;1&quot;; &quot;0&quot;)" office:value-type="string" office:string-value="0" calcext:value-type="string">
            <text:p>0</text:p>
          </table:table-cell>
          <table:table-cell table:style-name="ce13" table:formula="of:=IF(AND([.S95]=-1;[.T95]=0; [.V95]&lt;[.$W$2]; [.B95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95]&lt;[.$Y$2]);&quot;1&quot;; &quot;0&quot;)" office:value-type="string" office:string-value="0" calcext:value-type="string">
            <text:p>0</text:p>
          </table:table-cell>
          <table:table-cell table:style-name="ce20" table:formula="of:=IF(OR([.Z95]=&quot;1&quot;; [.AB95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3C459</text:p>
          </table:table-cell>
          <table:table-cell table:style-name="ce5" office:value-type="float" office:value="83.0397" calcext:value-type="float">
            <text:p>83.0397</text:p>
          </table:table-cell>
          <table:table-cell table:style-name="ce5" office:value-type="float" office:value="-51.285" calcext:value-type="float">
            <text:p>-51.285</text:p>
          </table:table-cell>
          <table:table-cell table:style-name="ce5" office:value-type="float" office:value="6.29" calcext:value-type="float">
            <text:p>6.29</text:p>
          </table:table-cell>
          <table:table-cell table:style-name="ce5" office:value-type="float" office:value="0.49" calcext:value-type="float">
            <text:p>0.49</text:p>
          </table:table-cell>
          <table:table-cell table:style-name="ce5" office:value-type="float" office:value="6.437" calcext:value-type="float">
            <text:p>6.437</text:p>
          </table:table-cell>
          <table:table-cell table:style-name="ce5" office:value-type="float" office:value="0.2624" calcext:value-type="float">
            <text:p>0.2624</text:p>
          </table:table-cell>
          <table:table-cell table:style-name="ce5" office:value-type="float" office:value="1.17" calcext:value-type="float">
            <text:p>1.17</text:p>
          </table:table-cell>
          <table:table-cell table:style-name="ce5" office:value-type="float" office:value="0.4928" calcext:value-type="float">
            <text:p>0.4928</text:p>
          </table:table-cell>
          <table:table-cell table:style-name="ce5" office:value-type="float" office:value="5.12" calcext:value-type="float">
            <text:p>5.12</text:p>
          </table:table-cell>
          <table:table-cell table:style-name="ce5" office:value-type="float" office:value="0.0409" calcext:value-type="float">
            <text:p>0.0409</text:p>
          </table:table-cell>
          <table:table-cell table:style-name="ce5" office:value-type="float" office:value="0.0564" calcext:value-type="float">
            <text:p>0.0564</text:p>
          </table:table-cell>
          <table:table-cell table:style-name="ce5" office:value-type="float" office:value="0.0009" calcext:value-type="float">
            <text:p>0.0009</text:p>
          </table:table-cell>
          <table:table-cell table:style-name="ce5" office:value-type="float" office:value="0.174" calcext:value-type="float">
            <text:p>0.174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96]&lt;1;&quot;1&quot;;&quot;0&quot;)" office:value-type="string" office:string-value="0" calcext:value-type="string">
            <text:p>0</text:p>
          </table:table-cell>
          <table:table-cell table:style-name="ce13" table:formula="of:=IF([.E96]&lt;3;&quot;1&quot;;&quot;0&quot;)" office:value-type="string" office:string-value="0" calcext:value-type="string">
            <text:p>0</text:p>
          </table:table-cell>
          <table:table-cell table:style-name="ce13" table:formula="of:=IF(AND([.S96]=0;[.T96]=0);&quot;1&quot;; &quot;0&quot;)" office:value-type="string" office:string-value="0" calcext:value-type="string">
            <text:p>0</text:p>
          </table:table-cell>
          <table:table-cell table:style-name="ce13" table:formula="of:=IF(AND([.S96]=0;[.T96]=0);&quot;1&quot;; &quot;0&quot;)" office:value-type="string" office:string-value="0" calcext:value-type="string">
            <text:p>0</text:p>
          </table:table-cell>
          <table:table-cell table:style-name="ce13" table:formula="of:=IF(AND([.S96]=-1;[.T96]=0; [.V96]&lt;[.$W$2]; [.B96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96]&lt;[.$Y$2]);&quot;1&quot;; &quot;0&quot;)" office:value-type="string" office:string-value="0" calcext:value-type="string">
            <text:p>0</text:p>
          </table:table-cell>
          <table:table-cell table:style-name="ce20" table:formula="of:=IF(OR([.Z96]=&quot;1&quot;; [.AB96]=&quot;1&quot;);&quot;1&quot;;&quot;0&quot;)" office:value-type="string" office:string-value="0" calcext:value-type="string">
            <text:p>0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3C345</text:p>
          </table:table-cell>
          <table:table-cell table:style-name="ce5" office:value-type="float" office:value="63.455" calcext:value-type="float">
            <text:p>63.455</text:p>
          </table:table-cell>
          <table:table-cell table:style-name="ce5" office:value-type="float" office:value="40.9489" calcext:value-type="float">
            <text:p>40.9489</text:p>
          </table:table-cell>
          <table:table-cell table:style-name="ce5" office:value-type="float" office:value="1.01" calcext:value-type="float">
            <text:p>1.01</text:p>
          </table:table-cell>
          <table:table-cell table:style-name="ce5" office:value-type="float" office:value="0.13" calcext:value-type="float">
            <text:p>0.13</text:p>
          </table:table-cell>
          <table:table-cell table:style-name="ce5" office:value-type="float" office:value="1.0397" calcext:value-type="float">
            <text:p>1.0397</text:p>
          </table:table-cell>
          <table:table-cell table:style-name="ce5" office:value-type="float" office:value="0.0205" calcext:value-type="float">
            <text:p>0.020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0002" calcext:value-type="float">
            <text:p>0.0002</text:p>
          </table:table-cell>
          <table:table-cell table:style-name="ce5" office:value-type="float" office:value="1.01" calcext:value-type="float">
            <text:p>1.01</text:p>
          </table:table-cell>
          <table:table-cell table:style-name="ce5" office:value-type="float" office:value="0.1285" calcext:value-type="float">
            <text:p>0.1285</text:p>
          </table:table-cell>
          <table:table-cell table:style-name="ce5" office:value-type="float" office:value="0.0112" calcext:value-type="float">
            <text:p>0.0112</text:p>
          </table:table-cell>
          <table:table-cell table:style-name="ce5" office:value-type="float" office:value="0.0006" calcext:value-type="float">
            <text:p>0.0006</text:p>
          </table:table-cell>
          <table:table-cell table:style-name="ce5" office:value-type="float" office:value="0.035" calcext:value-type="float">
            <text:p>0.03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999" calcext:value-type="float">
            <text:p>999</text:p>
          </table:table-cell>
          <table:table-cell table:style-name="ce13" table:formula="of:=IF([.E97]&lt;1;&quot;1&quot;;&quot;0&quot;)" office:value-type="string" office:string-value="0" calcext:value-type="string">
            <text:p>0</text:p>
          </table:table-cell>
          <table:table-cell table:style-name="ce13" table:formula="of:=IF([.E97]&lt;3;&quot;1&quot;;&quot;0&quot;)" office:value-type="string" office:string-value="1" calcext:value-type="string">
            <text:p>1</text:p>
          </table:table-cell>
          <table:table-cell table:style-name="ce13" table:formula="of:=IF(AND([.S97]=0;[.T97]=0);&quot;1&quot;; &quot;0&quot;)" office:value-type="string" office:string-value="0" calcext:value-type="string">
            <text:p>0</text:p>
          </table:table-cell>
          <table:table-cell table:style-name="ce13" table:formula="of:=IF(AND([.S97]=0;[.T97]=0);&quot;1&quot;; &quot;0&quot;)" office:value-type="string" office:string-value="0" calcext:value-type="string">
            <text:p>0</text:p>
          </table:table-cell>
          <table:table-cell table:style-name="ce13" table:formula="of:=IF(AND([.S97]=-1;[.T97]=0; [.V97]&lt;[.$W$2]; [.B97]&lt;&gt;&quot;NRAO140&quot;);&quot;1&quot;; &quot;0&quot;)" office:value-type="string" office:string-value="0" calcext:value-type="string">
            <text:p>0</text:p>
          </table:table-cell>
          <table:table-cell table:style-name="ce19" table:formula="of:=IF(AND( [.E97]&lt;[.$Y$2]);&quot;1&quot;; &quot;0&quot;)" office:value-type="string" office:string-value="1" calcext:value-type="string">
            <text:p>1</text:p>
          </table:table-cell>
          <table:table-cell table:style-name="ce20" table:formula="of:=IF(OR([.Z97]=&quot;1&quot;; [.AB97]=&quot;1&quot;);&quot;1&quot;;&quot;0&quot;)" office:value-type="string" office:string-value="1" calcext:value-type="string">
            <text:p>1</text:p>
          </table:table-cell>
          <table:table-cell table:style-name="ce13"/>
          <table:table-cell table:number-columns-repeated="2"/>
        </table:table-row>
        <table:table-row table:style-name="ro2" table:number-rows-repeated="1048478">
          <table:table-cell table:number-columns-repeated="32"/>
        </table:table-row>
        <table:table-row table:style-name="ro2">
          <table:table-cell table:number-columns-repeated="32"/>
        </table:table-row>
      </table:table>
      <table:table table:name="N(OH)" table:style-name="ta1">
        <table:table-column table:style-name="co2" table:default-cell-style-name="ce1"/>
        <table:table-column table:style-name="co2" table:number-columns-repeated="1023" table:default-cell-style-name="Default"/>
        <table:table-row table:style-name="ro2">
          <table:table-cell table:number-columns-repeated="3"/>
          <table:table-cell table:style-name="ce54" office:value-type="string" calcext:value-type="string">
            <text:p>OH sources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2" office:value-type="string" calcext:value-type="string">
            <text:p>#</text:p>
          </table:table-cell>
          <table:table-cell table:style-name="ce52" office:value-type="string" calcext:value-type="string">
            <text:p>Name</text:p>
          </table:table-cell>
          <table:table-cell table:style-name="ce52" office:value-type="string" calcext:value-type="string">
            <text:p>l</text:p>
          </table:table-cell>
          <table:table-cell table:style-name="ce52" office:value-type="string" calcext:value-type="string">
            <text:p>b</text:p>
          </table:table-cell>
          <table:table-cell table:style-name="ce52" office:value-type="string" calcext:value-type="string">
            <text:p>noh1667/e14</text:p>
          </table:table-cell>
          <table:table-cell table:style-name="ce52" office:value-type="string" calcext:value-type="string">
            <text:p>er</text:p>
          </table:table-cell>
          <table:table-cell table:style-name="ce34" table:number-columns-repeated="101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3C18</text:p>
          </table:table-cell>
          <table:table-cell table:style-name="ce5" office:value-type="string" calcext:value-type="string">
            <text:p>118.622</text:p>
          </table:table-cell>
          <table:table-cell table:style-name="ce5" office:value-type="string" calcext:value-type="string">
            <text:p>-52.727</text:p>
          </table:table-cell>
          <table:table-cell table:style-name="ce5" office:value-type="string" calcext:value-type="string">
            <text:p>0.398</text:p>
          </table:table-cell>
          <table:table-cell table:style-name="ce5" office:value-type="string" calcext:value-type="string">
            <text:p>0.22794385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3C123</text:p>
          </table:table-cell>
          <table:table-cell table:style-name="ce5" office:value-type="string" calcext:value-type="string">
            <text:p>170.581</text:p>
          </table:table-cell>
          <table:table-cell table:style-name="ce5" office:value-type="string" calcext:value-type="string">
            <text:p>-11.661</text:p>
          </table:table-cell>
          <table:table-cell table:style-name="ce5" office:value-type="string" calcext:value-type="string">
            <text:p>3.4854</text:p>
          </table:table-cell>
          <table:table-cell table:style-name="ce5" office:value-type="string" calcext:value-type="string">
            <text:p>0.527911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3C409</text:p>
          </table:table-cell>
          <table:table-cell table:style-name="ce5" office:value-type="string" calcext:value-type="string">
            <text:p>63.398</text:p>
          </table:table-cell>
          <table:table-cell table:style-name="ce5" office:value-type="string" calcext:value-type="string">
            <text:p>-6.122</text:p>
          </table:table-cell>
          <table:table-cell table:style-name="ce5" office:value-type="string" calcext:value-type="string">
            <text:p>0.1902</text:p>
          </table:table-cell>
          <table:table-cell table:style-name="ce5" office:value-type="string" calcext:value-type="string">
            <text:p>0.24647617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P0428+20</text:p>
          </table:table-cell>
          <table:table-cell table:style-name="ce5" office:value-type="string" calcext:value-type="string">
            <text:p>176.808</text:p>
          </table:table-cell>
          <table:table-cell table:style-name="ce5" office:value-type="string" calcext:value-type="string">
            <text:p>-18.557</text:p>
          </table:table-cell>
          <table:table-cell table:style-name="ce5" office:value-type="string" calcext:value-type="string">
            <text:p>0.4704</text:p>
          </table:table-cell>
          <table:table-cell table:style-name="ce5" office:value-type="string" calcext:value-type="string">
            <text:p>0.07555958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3C410</text:p>
          </table:table-cell>
          <table:table-cell table:style-name="ce5" office:value-type="string" calcext:value-type="string">
            <text:p>69.209</text:p>
          </table:table-cell>
          <table:table-cell table:style-name="ce5" office:value-type="string" calcext:value-type="string">
            <text:p>-3.768</text:p>
          </table:table-cell>
          <table:table-cell table:style-name="ce5" office:value-type="string" calcext:value-type="string">
            <text:p>0.5503</text:p>
          </table:table-cell>
          <table:table-cell table:style-name="ce5" office:value-type="string" calcext:value-type="string">
            <text:p>0.24818408</text:p>
          </table:table-cell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3C154</text:p>
          </table:table-cell>
          <table:table-cell table:style-name="ce5" office:value-type="string" calcext:value-type="string">
            <text:p>185.593</text:p>
          </table:table-cell>
          <table:table-cell table:style-name="ce5" office:value-type="string" calcext:value-type="string">
            <text:p>4.003</text:p>
          </table:table-cell>
          <table:table-cell table:style-name="ce5" office:value-type="string" calcext:value-type="string">
            <text:p>0.3749</text:p>
          </table:table-cell>
          <table:table-cell table:style-name="ce5" office:value-type="string" calcext:value-type="string">
            <text:p>0.19592746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3C454.3</text:p>
          </table:table-cell>
          <table:table-cell table:style-name="ce5" office:value-type="string" calcext:value-type="string">
            <text:p>86.111</text:p>
          </table:table-cell>
          <table:table-cell table:style-name="ce5" office:value-type="string" calcext:value-type="string">
            <text:p>-38.183</text:p>
          </table:table-cell>
          <table:table-cell table:style-name="ce5" office:value-type="string" calcext:value-type="string">
            <text:p>0.1047</text:p>
          </table:table-cell>
          <table:table-cell table:style-name="ce5" office:value-type="string" calcext:value-type="string">
            <text:p>0.0781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4C22.12</text:p>
          </table:table-cell>
          <table:table-cell table:style-name="ce5" office:value-type="string" calcext:value-type="string">
            <text:p>188.052</text:p>
          </table:table-cell>
          <table:table-cell table:style-name="ce5" office:value-type="string" calcext:value-type="string">
            <text:p>0.047</text:p>
          </table:table-cell>
          <table:table-cell table:style-name="ce5" office:value-type="string" calcext:value-type="string">
            <text:p>0.2969</text:p>
          </table:table-cell>
          <table:table-cell table:style-name="ce5" office:value-type="string" calcext:value-type="string">
            <text:p>0.06048446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G197.0+1.1</text:p>
          </table:table-cell>
          <table:table-cell table:style-name="ce5" office:value-type="string" calcext:value-type="string">
            <text:p>196.983</text:p>
          </table:table-cell>
          <table:table-cell table:style-name="ce5" office:value-type="string" calcext:value-type="string">
            <text:p>1.103</text:p>
          </table:table-cell>
          <table:table-cell table:style-name="ce5" office:value-type="string" calcext:value-type="string">
            <text:p>0.9472</text:p>
          </table:table-cell>
          <table:table-cell table:style-name="ce5" office:value-type="string" calcext:value-type="string">
            <text:p>0.28645631</text:p>
          </table:table-cell>
          <table:table-cell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G196.6+0.2</text:p>
          </table:table-cell>
          <table:table-cell table:style-name="ce5" office:value-type="string" calcext:value-type="string">
            <text:p>196.64</text:p>
          </table:table-cell>
          <table:table-cell table:style-name="ce5" office:value-type="string" calcext:value-type="string">
            <text:p>0.168</text:p>
          </table:table-cell>
          <table:table-cell table:style-name="ce5" office:value-type="string" calcext:value-type="string">
            <text:p>0.3108</text:p>
          </table:table-cell>
          <table:table-cell table:style-name="ce5" office:value-type="string" calcext:value-type="string">
            <text:p>0.3043</text:p>
          </table:table-cell>
          <table:table-cell table:number-columns-repeated="101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3C167</text:p>
          </table:table-cell>
          <table:table-cell table:style-name="ce5" office:value-type="string" calcext:value-type="string">
            <text:p>207.312</text:p>
          </table:table-cell>
          <table:table-cell table:style-name="ce5" office:value-type="string" calcext:value-type="string">
            <text:p>1.153</text:p>
          </table:table-cell>
          <table:table-cell table:style-name="ce5" office:value-type="string" calcext:value-type="string">
            <text:p>0.1719</text:p>
          </table:table-cell>
          <table:table-cell table:style-name="ce5" office:value-type="string" calcext:value-type="string">
            <text:p>0.3633</text:p>
          </table:table-cell>
          <table:table-cell table:number-columns-repeated="101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T0629+10</text:p>
          </table:table-cell>
          <table:table-cell table:style-name="ce5" office:value-type="string" calcext:value-type="string">
            <text:p>201.532</text:p>
          </table:table-cell>
          <table:table-cell table:style-name="ce5" office:value-type="string" calcext:value-type="string">
            <text:p>0.508</text:p>
          </table:table-cell>
          <table:table-cell table:style-name="ce5" office:value-type="string" calcext:value-type="string">
            <text:p>7.1103</text:p>
          </table:table-cell>
          <table:table-cell table:style-name="ce5" office:value-type="string" calcext:value-type="string">
            <text:p>0.70814535</text:p>
          </table:table-cell>
          <table:table-cell table:number-columns-repeated="101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3C207</text:p>
          </table:table-cell>
          <table:table-cell table:style-name="ce5" office:value-type="string" calcext:value-type="string">
            <text:p>212.968</text:p>
          </table:table-cell>
          <table:table-cell table:style-name="ce5" office:value-type="string" calcext:value-type="string">
            <text:p>30.139</text:p>
          </table:table-cell>
          <table:table-cell table:style-name="ce5" office:value-type="string" calcext:value-type="string">
            <text:p>0.1207</text:p>
          </table:table-cell>
          <table:table-cell table:style-name="ce5" office:value-type="string" calcext:value-type="string">
            <text:p>0.0227</text:p>
          </table:table-cell>
          <table:table-cell table:number-columns-repeated="101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T0526+24</text:p>
          </table:table-cell>
          <table:table-cell table:style-name="ce5" office:value-type="string" calcext:value-type="string">
            <text:p>181.355</text:p>
          </table:table-cell>
          <table:table-cell table:style-name="ce5" office:value-type="string" calcext:value-type="string">
            <text:p>-5.193</text:p>
          </table:table-cell>
          <table:table-cell table:style-name="ce5" office:value-type="string" calcext:value-type="string">
            <text:p>2.524</text:p>
          </table:table-cell>
          <table:table-cell table:style-name="ce5" office:value-type="string" calcext:value-type="string">
            <text:p>2.101</text:p>
          </table:table-cell>
          <table:table-cell table:number-columns-repeated="1018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3C105</text:p>
          </table:table-cell>
          <table:table-cell table:style-name="ce5" office:value-type="string" calcext:value-type="string">
            <text:p>187.633</text:p>
          </table:table-cell>
          <table:table-cell table:style-name="ce5" office:value-type="string" calcext:value-type="string">
            <text:p>-33.609</text:p>
          </table:table-cell>
          <table:table-cell table:style-name="ce5" office:value-type="string" calcext:value-type="string">
            <text:p>0.4129</text:p>
          </table:table-cell>
          <table:table-cell table:style-name="ce5" office:value-type="string" calcext:value-type="string">
            <text:p>0.09861247</text:p>
          </table:table-cell>
          <table:table-cell table:number-columns-repeated="1018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3C75</text:p>
          </table:table-cell>
          <table:table-cell table:style-name="ce5" office:value-type="string" calcext:value-type="string">
            <text:p>170.256</text:p>
          </table:table-cell>
          <table:table-cell table:style-name="ce5" office:value-type="string" calcext:value-type="string">
            <text:p>-44.911</text:p>
          </table:table-cell>
          <table:table-cell table:style-name="ce5" office:value-type="string" calcext:value-type="string">
            <text:p>0.1424</text:p>
          </table:table-cell>
          <table:table-cell table:style-name="ce5" office:value-type="string" calcext:value-type="string">
            <text:p>0.0648</text:p>
          </table:table-cell>
          <table:table-cell table:number-columns-repeated="1018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3C109</text:p>
          </table:table-cell>
          <table:table-cell table:style-name="ce5" office:value-type="string" calcext:value-type="string">
            <text:p>181.828</text:p>
          </table:table-cell>
          <table:table-cell table:style-name="ce5" office:value-type="string" calcext:value-type="string">
            <text:p>-27.777</text:p>
          </table:table-cell>
          <table:table-cell table:style-name="ce5" office:value-type="string" calcext:value-type="string">
            <text:p>0.3305</text:p>
          </table:table-cell>
          <table:table-cell table:style-name="ce5" office:value-type="string" calcext:value-type="string">
            <text:p>0.08754542</text:p>
          </table:table-cell>
          <table:table-cell table:number-columns-repeated="1018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3C133</text:p>
          </table:table-cell>
          <table:table-cell table:style-name="ce5" office:value-type="string" calcext:value-type="string">
            <text:p>177.726</text:p>
          </table:table-cell>
          <table:table-cell table:style-name="ce5" office:value-type="string" calcext:value-type="string">
            <text:p>-9.912</text:p>
          </table:table-cell>
          <table:table-cell table:style-name="ce5" office:value-type="string" calcext:value-type="string">
            <text:p>1.2506</text:p>
          </table:table-cell>
          <table:table-cell table:style-name="ce5" office:value-type="string" calcext:value-type="string">
            <text:p>0.12029597</text:p>
          </table:table-cell>
          <table:table-cell table:number-columns-repeated="1018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3C132</text:p>
          </table:table-cell>
          <table:table-cell table:style-name="ce5" office:value-type="string" calcext:value-type="string">
            <text:p>178.86</text:p>
          </table:table-cell>
          <table:table-cell table:style-name="ce5" office:value-type="string" calcext:value-type="string">
            <text:p>-12.522</text:p>
          </table:table-cell>
          <table:table-cell table:style-name="ce5" office:value-type="string" calcext:value-type="string">
            <text:p>0.246</text:p>
          </table:table-cell>
          <table:table-cell table:style-name="ce5" office:value-type="string" calcext:value-type="string">
            <text:p>0.0318</text:p>
          </table:table-cell>
          <table:table-cell table:number-columns-repeated="101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3C131</text:p>
          </table:table-cell>
          <table:table-cell table:style-name="ce5" office:value-type="string" calcext:value-type="string">
            <text:p>171.437</text:p>
          </table:table-cell>
          <table:table-cell table:style-name="ce5" office:value-type="string" calcext:value-type="string">
            <text:p>-7.797</text:p>
          </table:table-cell>
          <table:table-cell table:style-name="ce5" office:value-type="string" calcext:value-type="string">
            <text:p>1.3607</text:p>
          </table:table-cell>
          <table:table-cell table:style-name="ce5" office:value-type="string" calcext:value-type="string">
            <text:p>0.08086062</text:p>
          </table:table-cell>
          <table:table-cell table:number-columns-repeated="101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4C13.67</text:p>
          </table:table-cell>
          <table:table-cell table:style-name="ce5" office:value-type="string" calcext:value-type="string">
            <text:p>43.497</text:p>
          </table:table-cell>
          <table:table-cell table:style-name="ce5" office:value-type="string" calcext:value-type="string">
            <text:p>9.154</text:p>
          </table:table-cell>
          <table:table-cell table:style-name="ce5" office:value-type="string" calcext:value-type="string">
            <text:p>1.5494</text:p>
          </table:table-cell>
          <table:table-cell table:style-name="ce5" office:value-type="string" calcext:value-type="string">
            <text:p>0.402</text:p>
          </table:table-cell>
          <table:table-cell table:number-columns-repeated="101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h_from_ebv" table:style-name="ta1">
        <table:table-column table:style-name="co2" table:number-columns-repeated="8" table:default-cell-style-name="Default"/>
        <table:table-row table:style-name="ro2">
          <table:table-cell table:number-columns-repeated="3"/>
          <table:table-cell table:style-name="ce32" office:value-type="string" calcext:value-type="string">
            <text:p>E(B-V) and N(H)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ebv</text:p>
          </table:table-cell>
          <table:table-cell table:style-name="ce4" office:value-type="string" calcext:value-type="string">
            <text:p>er</text:p>
          </table:table-cell>
          <table:table-cell table:style-name="ce4" office:value-type="string" calcext:value-type="string">
            <text:p>ebvNH</text:p>
          </table:table-cell>
          <table:table-cell table:style-name="ce4" office:value-type="string" calcext:value-type="string">
            <text:p>er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3C33</text:p>
          </table:table-cell>
          <table:table-cell office:value-type="float" office:value="129.4481" calcext:value-type="float">
            <text:p>129.4481</text:p>
          </table:table-cell>
          <table:table-cell office:value-type="float" office:value="-49.3244" calcext:value-type="float">
            <text:p>-49.3244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017" calcext:value-type="float">
            <text:p>0.0017</text:p>
          </table:table-cell>
          <table:table-cell office:value-type="float" office:value="2.6313672" calcext:value-type="float">
            <text:p>2.6313672</text:p>
          </table:table-cell>
          <table:table-cell office:value-type="float" office:value="0.21646005259" calcext:value-type="float">
            <text:p>0.21646005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C18</text:p>
          </table:table-cell>
          <table:table-cell office:value-type="float" office:value="118.6218" calcext:value-type="float">
            <text:p>118.6218</text:p>
          </table:table-cell>
          <table:table-cell office:value-type="float" office:value="-52.7266" calcext:value-type="float">
            <text:p>-52.7266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0175" calcext:value-type="float">
            <text:p>0.0175</text:p>
          </table:table-cell>
          <table:table-cell office:value-type="float" office:value="15.890724" calcext:value-type="float">
            <text:p>15.890724</text:p>
          </table:table-cell>
          <table:table-cell office:value-type="float" office:value="2.07726542915" calcext:value-type="float">
            <text:p>2.077265429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C141.0</text:p>
          </table:table-cell>
          <table:table-cell office:value-type="float" office:value="174.5324" calcext:value-type="float">
            <text:p>174.5324</text:p>
          </table:table-cell>
          <table:table-cell office:value-type="float" office:value="-1.3112" calcext:value-type="float">
            <text:p>-1.3112</text:p>
          </table:table-cell>
          <table:table-cell office:value-type="float" office:value="0.537" calcext:value-type="float">
            <text:p>0.537</text:p>
          </table:table-cell>
          <table:table-cell office:value-type="float" office:value="0.0212" calcext:value-type="float">
            <text:p>0.0212</text:p>
          </table:table-cell>
          <table:table-cell office:value-type="float" office:value="61.170744" calcext:value-type="float">
            <text:p>61.170744</text:p>
          </table:table-cell>
          <table:table-cell office:value-type="float" office:value="3.29957200505" calcext:value-type="float">
            <text:p>3.299572005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C142.1</text:p>
          </table:table-cell>
          <table:table-cell office:value-type="float" office:value="197.6157" calcext:value-type="float">
            <text:p>197.6157</text:p>
          </table:table-cell>
          <table:table-cell office:value-type="float" office:value="-14.5115" calcext:value-type="float">
            <text:p>-14.5115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0145" calcext:value-type="float">
            <text:p>0.0145</text:p>
          </table:table-cell>
          <table:table-cell office:value-type="float" office:value="32.0776192" calcext:value-type="float">
            <text:p>32.0776192</text:p>
          </table:table-cell>
          <table:table-cell office:value-type="float" office:value="2.02936925353" calcext:value-type="float">
            <text:p>2.029369253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3C138</text:p>
          </table:table-cell>
          <table:table-cell office:value-type="float" office:value="187.405" calcext:value-type="float">
            <text:p>187.405</text:p>
          </table:table-cell>
          <table:table-cell office:value-type="float" office:value="-11.3434" calcext:value-type="float">
            <text:p>-11.3434</text:p>
          </table:table-cell>
          <table:table-cell office:value-type="float" office:value="0.2537" calcext:value-type="float">
            <text:p>0.2537</text:p>
          </table:table-cell>
          <table:table-cell office:value-type="float" office:value="0.0171" calcext:value-type="float">
            <text:p>0.0171</text:p>
          </table:table-cell>
          <table:table-cell office:value-type="float" office:value="28.8994744" calcext:value-type="float">
            <text:p>28.8994744</text:p>
          </table:table-cell>
          <table:table-cell office:value-type="float" office:value="2.21869930711" calcext:value-type="float">
            <text:p>2.218699307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3C75-2</text:p>
          </table:table-cell>
          <table:table-cell office:value-type="float" office:value="170.2958" calcext:value-type="float">
            <text:p>170.2958</text:p>
          </table:table-cell>
          <table:table-cell office:value-type="float" office:value="-44.9192" calcext:value-type="float">
            <text:p>-44.9192</text:p>
          </table:table-cell>
          <table:table-cell office:value-type="float" office:value="0.1543" calcext:value-type="float">
            <text:p>0.1543</text:p>
          </table:table-cell>
          <table:table-cell office:value-type="float" office:value="0.0044" calcext:value-type="float">
            <text:p>0.0044</text:p>
          </table:table-cell>
          <table:table-cell office:value-type="float" office:value="17.5766216" calcext:value-type="float">
            <text:p>17.5766216</text:p>
          </table:table-cell>
          <table:table-cell office:value-type="float" office:value="0.817673652783" calcext:value-type="float">
            <text:p>0.817673652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3C75-1</text:p>
          </table:table-cell>
          <table:table-cell office:value-type="float" office:value="170.2162" calcext:value-type="float">
            <text:p>170.2162</text:p>
          </table:table-cell>
          <table:table-cell office:value-type="float" office:value="-44.9112" calcext:value-type="float">
            <text:p>-44.9112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0044" calcext:value-type="float">
            <text:p>0.0044</text:p>
          </table:table-cell>
          <table:table-cell office:value-type="float" office:value="17.2121032" calcext:value-type="float">
            <text:p>17.2121032</text:p>
          </table:table-cell>
          <table:table-cell office:value-type="float" office:value="0.807129448265" calcext:value-type="float">
            <text:p>0.807129448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3C409</text:p>
          </table:table-cell>
          <table:table-cell office:value-type="float" office:value="63.3981" calcext:value-type="float">
            <text:p>63.3981</text:p>
          </table:table-cell>
          <table:table-cell office:value-type="float" office:value="-6.1216" calcext:value-type="float">
            <text:p>-6.1216</text:p>
          </table:table-cell>
          <table:table-cell office:value-type="float" office:value="0.5749" calcext:value-type="float">
            <text:p>0.5749</text:p>
          </table:table-cell>
          <table:table-cell office:value-type="float" office:value="0.026" calcext:value-type="float">
            <text:p>0.026</text:p>
          </table:table-cell>
          <table:table-cell office:value-type="float" office:value="65.4880088" calcext:value-type="float">
            <text:p>65.4880088</text:p>
          </table:table-cell>
          <table:table-cell office:value-type="float" office:value="3.81651153892" calcext:value-type="float">
            <text:p>3.816511538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3C33-1</text:p>
          </table:table-cell>
          <table:table-cell office:value-type="float" office:value="129.4392" calcext:value-type="float">
            <text:p>129.4392</text:p>
          </table:table-cell>
          <table:table-cell office:value-type="float" office:value="-49.3432" calcext:value-type="float">
            <text:p>-49.3432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0019" calcext:value-type="float">
            <text:p>0.0019</text:p>
          </table:table-cell>
          <table:table-cell office:value-type="float" office:value="2.5402376" calcext:value-type="float">
            <text:p>2.5402376</text:p>
          </table:table-cell>
          <table:table-cell office:value-type="float" office:value="0.235713648896" calcext:value-type="float">
            <text:p>0.235713648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3C79</text:p>
          </table:table-cell>
          <table:table-cell office:value-type="float" office:value="164.1487" calcext:value-type="float">
            <text:p>164.1487</text:p>
          </table:table-cell>
          <table:table-cell office:value-type="float" office:value="-34.4565" calcext:value-type="float">
            <text:p>-34.4565</text:p>
          </table:table-cell>
          <table:table-cell office:value-type="float" office:value="0.11" calcext:value-type="float">
            <text:p>0.11</text:p>
          </table:table-cell>
          <table:table-cell office:value-type="float" office:value="0.0025" calcext:value-type="float">
            <text:p>0.0025</text:p>
          </table:table-cell>
          <table:table-cell office:value-type="float" office:value="12.53032" calcext:value-type="float">
            <text:p>12.53032</text:p>
          </table:table-cell>
          <table:table-cell office:value-type="float" office:value="0.541497282597" calcext:value-type="float">
            <text:p>0.541497282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3C78</text:p>
          </table:table-cell>
          <table:table-cell office:value-type="float" office:value="174.8581" calcext:value-type="float">
            <text:p>174.8581</text:p>
          </table:table-cell>
          <table:table-cell office:value-type="float" office:value="-44.5133" calcext:value-type="float">
            <text:p>-44.5133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0024" calcext:value-type="float">
            <text:p>0.0024</text:p>
          </table:table-cell>
          <table:table-cell office:value-type="float" office:value="16.8475848" calcext:value-type="float">
            <text:p>16.8475848</text:p>
          </table:table-cell>
          <table:table-cell office:value-type="float" office:value="0.676913495809" calcext:value-type="float">
            <text:p>0.676913495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3C98-1</text:p>
          </table:table-cell>
          <table:table-cell office:value-type="float" office:value="179.8593" calcext:value-type="float">
            <text:p>179.8593</text:p>
          </table:table-cell>
          <table:table-cell office:value-type="float" office:value="-31.0859" calcext:value-type="float">
            <text:p>-31.0859</text:p>
          </table:table-cell>
          <table:table-cell office:value-type="float" office:value="0.19" calcext:value-type="float">
            <text:p>0.19</text:p>
          </table:table-cell>
          <table:table-cell office:value-type="float" office:value="0.0067" calcext:value-type="float">
            <text:p>0.0067</text:p>
          </table:table-cell>
          <table:table-cell office:value-type="float" office:value="21.64328" calcext:value-type="float">
            <text:p>21.64328</text:p>
          </table:table-cell>
          <table:table-cell office:value-type="float" office:value="1.10242595243" calcext:value-type="float">
            <text:p>1.102425952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3C75</text:p>
          </table:table-cell>
          <table:table-cell office:value-type="float" office:value="170.2558" calcext:value-type="float">
            <text:p>170.2558</text:p>
          </table:table-cell>
          <table:table-cell office:value-type="float" office:value="-44.9111" calcext:value-type="float">
            <text:p>-44.9111</text:p>
          </table:table-cell>
          <table:table-cell office:value-type="float" office:value="0.1547" calcext:value-type="float">
            <text:p>0.1547</text:p>
          </table:table-cell>
          <table:table-cell office:value-type="float" office:value="0.0045" calcext:value-type="float">
            <text:p>0.0045</text:p>
          </table:table-cell>
          <table:table-cell office:value-type="float" office:value="17.6221864" calcext:value-type="float">
            <text:p>17.6221864</text:p>
          </table:table-cell>
          <table:table-cell office:value-type="float" office:value="0.826017898356" calcext:value-type="float">
            <text:p>0.826017898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0526+24</text:p>
          </table:table-cell>
          <table:table-cell office:value-type="float" office:value="181.3551" calcext:value-type="float">
            <text:p>181.3551</text:p>
          </table:table-cell>
          <table:table-cell office:value-type="float" office:value="-5.1933" calcext:value-type="float">
            <text:p>-5.1933</text:p>
          </table:table-cell>
          <table:table-cell office:value-type="float" office:value="1.0032" calcext:value-type="float">
            <text:p>1.0032</text:p>
          </table:table-cell>
          <table:table-cell office:value-type="float" office:value="0.017" calcext:value-type="float">
            <text:p>0.017</text:p>
          </table:table-cell>
          <table:table-cell office:value-type="float" office:value="114.2765184" calcext:value-type="float">
            <text:p>114.2765184</text:p>
          </table:table-cell>
          <table:table-cell office:value-type="float" office:value="4.62525383944" calcext:value-type="float">
            <text:p>4.6252538394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3C133</text:p>
          </table:table-cell>
          <table:table-cell office:value-type="float" office:value="177.7259" calcext:value-type="float">
            <text:p>177.7259</text:p>
          </table:table-cell>
          <table:table-cell office:value-type="float" office:value="-9.9122" calcext:value-type="float">
            <text:p>-9.9122</text:p>
          </table:table-cell>
          <table:table-cell office:value-type="float" office:value="0.7719" calcext:value-type="float">
            <text:p>0.7719</text:p>
          </table:table-cell>
          <table:table-cell office:value-type="float" office:value="0.0442" calcext:value-type="float">
            <text:p>0.0442</text:p>
          </table:table-cell>
          <table:table-cell office:value-type="float" office:value="87.9286728" calcext:value-type="float">
            <text:p>87.9286728</text:p>
          </table:table-cell>
          <table:table-cell office:value-type="float" office:value="5.98293771369" calcext:value-type="float">
            <text:p>5.982937713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3C132</text:p>
          </table:table-cell>
          <table:table-cell office:value-type="float" office:value="178.8598" calcext:value-type="float">
            <text:p>178.8598</text:p>
          </table:table-cell>
          <table:table-cell office:value-type="float" office:value="-12.5219" calcext:value-type="float">
            <text:p>-12.5219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0118" calcext:value-type="float">
            <text:p>0.0118</text:p>
          </table:table-cell>
          <table:table-cell office:value-type="float" office:value="48.5948592" calcext:value-type="float">
            <text:p>48.5948592</text:p>
          </table:table-cell>
          <table:table-cell office:value-type="float" office:value="2.23542221558" calcext:value-type="float">
            <text:p>2.235422215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3C131</text:p>
          </table:table-cell>
          <table:table-cell office:value-type="float" office:value="171.4368" calcext:value-type="float">
            <text:p>171.4368</text:p>
          </table:table-cell>
          <table:table-cell office:value-type="float" office:value="-7.7967" calcext:value-type="float">
            <text:p>-7.7967</text:p>
          </table:table-cell>
          <table:table-cell office:value-type="float" office:value="0.8347" calcext:value-type="float">
            <text:p>0.8347</text:p>
          </table:table-cell>
          <table:table-cell office:value-type="float" office:value="0.0174" calcext:value-type="float">
            <text:p>0.0174</text:p>
          </table:table-cell>
          <table:table-cell office:value-type="float" office:value="95.0823464" calcext:value-type="float">
            <text:p>95.0823464</text:p>
          </table:table-cell>
          <table:table-cell office:value-type="float" office:value="4.01777966477" calcext:value-type="float">
            <text:p>4.0177796648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3C310</text:p>
          </table:table-cell>
          <table:table-cell office:value-type="float" office:value="38.5004" calcext:value-type="float">
            <text:p>38.5004</text:p>
          </table:table-cell>
          <table:table-cell office:value-type="float" office:value="60.2098" calcext:value-type="float">
            <text:p>60.2098</text:p>
          </table:table-cell>
          <table:table-cell office:value-type="float" office:value="0.0348" calcext:value-type="float">
            <text:p>0.03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3.9641376" calcext:value-type="float">
            <text:p>3.9641376</text:p>
          </table:table-cell>
          <table:table-cell office:value-type="float" office:value="0.22455750057" calcext:value-type="float">
            <text:p>0.224557500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3C315</text:p>
          </table:table-cell>
          <table:table-cell office:value-type="float" office:value="39.3605" calcext:value-type="float">
            <text:p>39.3605</text:p>
          </table:table-cell>
          <table:table-cell office:value-type="float" office:value="58.303" calcext:value-type="float">
            <text:p>58.3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07" calcext:value-type="float">
            <text:p>0.0007</text:p>
          </table:table-cell>
          <table:table-cell office:value-type="float" office:value="6.037336" calcext:value-type="float">
            <text:p>6.037336</text:p>
          </table:table-cell>
          <table:table-cell office:value-type="float" office:value="0.235799763007" calcext:value-type="float">
            <text:p>0.23579976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3C109</text:p>
          </table:table-cell>
          <table:table-cell office:value-type="float" office:value="181.828" calcext:value-type="float">
            <text:p>181.828</text:p>
          </table:table-cell>
          <table:table-cell office:value-type="float" office:value="-27.7769" calcext:value-type="float">
            <text:p>-27.7769</text:p>
          </table:table-cell>
          <table:table-cell office:value-type="float" office:value="0.5042" calcext:value-type="float">
            <text:p>0.5042</text:p>
          </table:table-cell>
          <table:table-cell office:value-type="float" office:value="0.0319" calcext:value-type="float">
            <text:p>0.0319</text:p>
          </table:table-cell>
          <table:table-cell office:value-type="float" office:value="57.4344304" calcext:value-type="float">
            <text:p>57.4344304</text:p>
          </table:table-cell>
          <table:table-cell office:value-type="float" office:value="4.20250225927" calcext:value-type="float">
            <text:p>4.202502259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3C234</text:p>
          </table:table-cell>
          <table:table-cell office:value-type="float" office:value="200.205" calcext:value-type="float">
            <text:p>200.205</text:p>
          </table:table-cell>
          <table:table-cell office:value-type="float" office:value="52.7049" calcext:value-type="float">
            <text:p>52.7049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003" calcext:value-type="float">
            <text:p>0.0003</text:p>
          </table:table-cell>
          <table:table-cell office:value-type="float" office:value="1.8567656" calcext:value-type="float">
            <text:p>1.8567656</text:p>
          </table:table-cell>
          <table:table-cell office:value-type="float" office:value="0.0763251390227" calcext:value-type="float">
            <text:p>0.07632513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3C236</text:p>
          </table:table-cell>
          <table:table-cell office:value-type="float" office:value="190.064" calcext:value-type="float">
            <text:p>190.064</text:p>
          </table:table-cell>
          <table:table-cell office:value-type="float" office:value="53.9808" calcext:value-type="float">
            <text:p>53.9808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004" calcext:value-type="float">
            <text:p>0.0004</text:p>
          </table:table-cell>
          <table:table-cell office:value-type="float" office:value="1.1049464" calcext:value-type="float">
            <text:p>1.1049464</text:p>
          </table:table-cell>
          <table:table-cell office:value-type="float" office:value="0.0610376971797" calcext:value-type="float">
            <text:p>0.0610376972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3C237</text:p>
          </table:table-cell>
          <table:table-cell office:value-type="float" office:value="232.1171" calcext:value-type="float">
            <text:p>232.1171</text:p>
          </table:table-cell>
          <table:table-cell office:value-type="float" office:value="46.6273" calcext:value-type="float">
            <text:p>46.6273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004" calcext:value-type="float">
            <text:p>0.0004</text:p>
          </table:table-cell>
          <table:table-cell office:value-type="float" office:value="1.9478952" calcext:value-type="float">
            <text:p>1.9478952</text:p>
          </table:table-cell>
          <table:table-cell office:value-type="float" office:value="0.0848661252385" calcext:value-type="float">
            <text:p>0.0848661252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3C154</text:p>
          </table:table-cell>
          <table:table-cell office:value-type="float" office:value="185.5941" calcext:value-type="float">
            <text:p>185.5941</text:p>
          </table:table-cell>
          <table:table-cell office:value-type="float" office:value="4.0066" calcext:value-type="float">
            <text:p>4.0066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0307" calcext:value-type="float">
            <text:p>0.0307</text:p>
          </table:table-cell>
          <table:table-cell office:value-type="float" office:value="61.8656072" calcext:value-type="float">
            <text:p>61.8656072</text:p>
          </table:table-cell>
          <table:table-cell office:value-type="float" office:value="4.17138663258" calcext:value-type="float">
            <text:p>4.1713866326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3C228.0</text:p>
          </table:table-cell>
          <table:table-cell office:value-type="float" office:value="220.8313" calcext:value-type="float">
            <text:p>220.8313</text:p>
          </table:table-cell>
          <table:table-cell office:value-type="float" office:value="46.6355" calcext:value-type="float">
            <text:p>46.6355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0011" calcext:value-type="float">
            <text:p>0.0011</text:p>
          </table:table-cell>
          <table:table-cell office:value-type="float" office:value="3.2806656" calcext:value-type="float">
            <text:p>3.2806656</text:p>
          </table:table-cell>
          <table:table-cell office:value-type="float" office:value="0.173900637069" calcext:value-type="float">
            <text:p>0.173900637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4C22.12</text:p>
          </table:table-cell>
          <table:table-cell office:value-type="float" office:value="188.0524" calcext:value-type="float">
            <text:p>188.0524</text:p>
          </table:table-cell>
          <table:table-cell office:value-type="float" office:value="0.047" calcext:value-type="float">
            <text:p>0.047</text:p>
          </table:table-cell>
          <table:table-cell office:value-type="float" office:value="0.823" calcext:value-type="float">
            <text:p>0.823</text:p>
          </table:table-cell>
          <table:table-cell office:value-type="float" office:value="0.014" calcext:value-type="float">
            <text:p>0.014</text:p>
          </table:table-cell>
          <table:table-cell office:value-type="float" office:value="93.749576" calcext:value-type="float">
            <text:p>93.749576</text:p>
          </table:table-cell>
          <table:table-cell office:value-type="float" office:value="3.79700343424" calcext:value-type="float">
            <text:p>3.797003434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NRAO140</text:p>
          </table:table-cell>
          <table:table-cell office:value-type="float" office:value="158.9996697" calcext:value-type="float">
            <text:p>158.9996697</text:p>
          </table:table-cell>
          <table:table-cell office:value-type="float" office:value="-18.7650247" calcext:value-type="float">
            <text:p>-18.7650247</text:p>
          </table:table-cell>
          <table:table-cell office:value-type="float" office:value="0.6138" calcext:value-type="float">
            <text:p>0.6138</text:p>
          </table:table-cell>
          <table:table-cell office:value-type="float" office:value="0.0762" calcext:value-type="float">
            <text:p>0.0762</text:p>
          </table:table-cell>
          <table:table-cell office:value-type="float" office:value="69.9191856" calcext:value-type="float">
            <text:p>69.9191856</text:p>
          </table:table-cell>
          <table:table-cell office:value-type="float" office:value="9.05255109529" calcext:value-type="float">
            <text:p>9.052551095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3C318</text:p>
          </table:table-cell>
          <table:table-cell office:value-type="float" office:value="29.9821" calcext:value-type="float">
            <text:p>29.9821</text:p>
          </table:table-cell>
          <table:table-cell office:value-type="float" office:value="54.7856" calcext:value-type="float">
            <text:p>54.7856</text:p>
          </table:table-cell>
          <table:table-cell office:value-type="float" office:value="0.0539" calcext:value-type="float">
            <text:p>0.0539</text:p>
          </table:table-cell>
          <table:table-cell office:value-type="float" office:value="0.0014" calcext:value-type="float">
            <text:p>0.0014</text:p>
          </table:table-cell>
          <table:table-cell office:value-type="float" office:value="6.1398568" calcext:value-type="float">
            <text:p>6.1398568</text:p>
          </table:table-cell>
          <table:table-cell office:value-type="float" office:value="0.276338162009" calcext:value-type="float">
            <text:p>0.27633816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3C64</text:p>
          </table:table-cell>
          <table:table-cell office:value-type="float" office:value="157.7658" calcext:value-type="float">
            <text:p>157.7658</text:p>
          </table:table-cell>
          <table:table-cell office:value-type="float" office:value="-48.2032" calcext:value-type="float">
            <text:p>-48.2032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0033" calcext:value-type="float">
            <text:p>0.0033</text:p>
          </table:table-cell>
          <table:table-cell office:value-type="float" office:value="9.056004" calcext:value-type="float">
            <text:p>9.056004</text:p>
          </table:table-cell>
          <table:table-cell office:value-type="float" office:value="0.502101073412" calcext:value-type="float">
            <text:p>0.502101073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3C454.0</text:p>
          </table:table-cell>
          <table:table-cell office:value-type="float" office:value="88.1001" calcext:value-type="float">
            <text:p>88.1001</text:p>
          </table:table-cell>
          <table:table-cell office:value-type="float" office:value="-35.9413" calcext:value-type="float">
            <text:p>-35.9413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021" calcext:value-type="float">
            <text:p>0.0021</text:p>
          </table:table-cell>
          <table:table-cell office:value-type="float" office:value="5.6842088" calcext:value-type="float">
            <text:p>5.6842088</text:p>
          </table:table-cell>
          <table:table-cell office:value-type="float" office:value="0.317608497162" calcext:value-type="float">
            <text:p>0.317608497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0531+19</text:p>
          </table:table-cell>
          <table:table-cell office:value-type="float" office:value="186.7634" calcext:value-type="float">
            <text:p>186.7634</text:p>
          </table:table-cell>
          <table:table-cell office:value-type="float" office:value="-7.1085" calcext:value-type="float">
            <text:p>-7.1085</text:p>
          </table:table-cell>
          <table:table-cell office:value-type="float" office:value="0.3022" calcext:value-type="float">
            <text:p>0.3022</text:p>
          </table:table-cell>
          <table:table-cell office:value-type="float" office:value="0.0085" calcext:value-type="float">
            <text:p>0.0085</text:p>
          </table:table-cell>
          <table:table-cell office:value-type="float" office:value="34.4242064" calcext:value-type="float">
            <text:p>34.4242064</text:p>
          </table:table-cell>
          <table:table-cell office:value-type="float" office:value="1.59326289011" calcext:value-type="float">
            <text:p>1.593262890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3C454.3</text:p>
          </table:table-cell>
          <table:table-cell office:value-type="float" office:value="86.111" calcext:value-type="float">
            <text:p>86.111</text:p>
          </table:table-cell>
          <table:table-cell office:value-type="float" office:value="-38.1838" calcext:value-type="float">
            <text:p>-38.1838</text:p>
          </table:table-cell>
          <table:table-cell office:value-type="float" office:value="0.0889" calcext:value-type="float">
            <text:p>0.0889</text:p>
          </table:table-cell>
          <table:table-cell office:value-type="float" office:value="0.0041" calcext:value-type="float">
            <text:p>0.0041</text:p>
          </table:table-cell>
          <table:table-cell office:value-type="float" office:value="10.1267768" calcext:value-type="float">
            <text:p>10.1267768</text:p>
          </table:table-cell>
          <table:table-cell office:value-type="float" office:value="0.597221261169" calcext:value-type="float">
            <text:p>0.597221261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3C33-2</text:p>
          </table:table-cell>
          <table:table-cell office:value-type="float" office:value="129.462" calcext:value-type="float">
            <text:p>129.462</text:p>
          </table:table-cell>
          <table:table-cell office:value-type="float" office:value="-49.2774" calcext:value-type="float">
            <text:p>-49.2774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733888" calcext:value-type="float">
            <text:p>2.733888</text:p>
          </table:table-cell>
          <table:table-cell office:value-type="float" office:value="0.169655403585" calcext:value-type="float">
            <text:p>0.169655403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0820+22</text:p>
          </table:table-cell>
          <table:table-cell office:value-type="float" office:value="201.3636" calcext:value-type="float">
            <text:p>201.3636</text:p>
          </table:table-cell>
          <table:table-cell office:value-type="float" office:value="29.6761" calcext:value-type="float">
            <text:p>29.6761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011" calcext:value-type="float">
            <text:p>0.0011</text:p>
          </table:table-cell>
          <table:table-cell office:value-type="float" office:value="4.0894408" calcext:value-type="float">
            <text:p>4.0894408</text:p>
          </table:table-cell>
          <table:table-cell office:value-type="float" office:value="0.195689653445" calcext:value-type="float">
            <text:p>0.195689653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3C333</text:p>
          </table:table-cell>
          <table:table-cell office:value-type="float" office:value="37.3001" calcext:value-type="float">
            <text:p>37.3001</text:p>
          </table:table-cell>
          <table:table-cell office:value-type="float" office:value="42.9721" calcext:value-type="float">
            <text:p>42.9721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0011" calcext:value-type="float">
            <text:p>0.0011</text:p>
          </table:table-cell>
          <table:table-cell office:value-type="float" office:value="8.6117472" calcext:value-type="float">
            <text:p>8.6117472</text:p>
          </table:table-cell>
          <table:table-cell office:value-type="float" office:value="0.340432515937" calcext:value-type="float">
            <text:p>0.3404325159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3C192</text:p>
          </table:table-cell>
          <table:table-cell office:value-type="float" office:value="197.9126" calcext:value-type="float">
            <text:p>197.9126</text:p>
          </table:table-cell>
          <table:table-cell office:value-type="float" office:value="26.4098" calcext:value-type="float">
            <text:p>26.4098</text:p>
          </table:table-cell>
          <table:table-cell office:value-type="float" office:value="0.0471" calcext:value-type="float">
            <text:p>0.0471</text:p>
          </table:table-cell>
          <table:table-cell office:value-type="float" office:value="0.0013" calcext:value-type="float">
            <text:p>0.0013</text:p>
          </table:table-cell>
          <table:table-cell office:value-type="float" office:value="5.3652552" calcext:value-type="float">
            <text:p>5.3652552</text:p>
          </table:table-cell>
          <table:table-cell office:value-type="float" office:value="0.246615678788" calcext:value-type="float">
            <text:p>0.246615678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3C98</text:p>
          </table:table-cell>
          <table:table-cell office:value-type="float" office:value="179.8374" calcext:value-type="float">
            <text:p>179.8374</text:p>
          </table:table-cell>
          <table:table-cell office:value-type="float" office:value="-31.049" calcext:value-type="float">
            <text:p>-31.049</text:p>
          </table:table-cell>
          <table:table-cell office:value-type="float" office:value="0.193" calcext:value-type="float">
            <text:p>0.193</text:p>
          </table:table-cell>
          <table:table-cell office:value-type="float" office:value="0.0054" calcext:value-type="float">
            <text:p>0.0054</text:p>
          </table:table-cell>
          <table:table-cell office:value-type="float" office:value="21.985016" calcext:value-type="float">
            <text:p>21.985016</text:p>
          </table:table-cell>
          <table:table-cell office:value-type="float" office:value="1.01556584611" calcext:value-type="float">
            <text:p>1.015565846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3C273</text:p>
          </table:table-cell>
          <table:table-cell office:value-type="float" office:value="289.9509" calcext:value-type="float">
            <text:p>289.9509</text:p>
          </table:table-cell>
          <table:table-cell office:value-type="float" office:value="64.36" calcext:value-type="float">
            <text:p>64.36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0390248" calcext:value-type="float">
            <text:p>2.0390248</text:p>
          </table:table-cell>
          <table:table-cell office:value-type="float" office:value="0.087710402014" calcext:value-type="float">
            <text:p>0.08771040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3C267.0</text:p>
          </table:table-cell>
          <table:table-cell office:value-type="float" office:value="256.3418" calcext:value-type="float">
            <text:p>256.3418</text:p>
          </table:table-cell>
          <table:table-cell office:value-type="float" office:value="70.1102" calcext:value-type="float">
            <text:p>70.1102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008" calcext:value-type="float">
            <text:p>0.0008</text:p>
          </table:table-cell>
          <table:table-cell office:value-type="float" office:value="3.246492" calcext:value-type="float">
            <text:p>3.246492</text:p>
          </table:table-cell>
          <table:table-cell office:value-type="float" office:value="0.150145907301" calcext:value-type="float">
            <text:p>0.1501459073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DW0742+10</text:p>
          </table:table-cell>
          <table:table-cell office:value-type="float" office:value="209.796" calcext:value-type="float">
            <text:p>209.796</text:p>
          </table:table-cell>
          <table:table-cell office:value-type="float" office:value="16.5911" calcext:value-type="float">
            <text:p>16.5911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.4946728" calcext:value-type="float">
            <text:p>2.4946728</text:p>
          </table:table-cell>
          <table:table-cell office:value-type="float" office:value="0.10794356473" calcext:value-type="float">
            <text:p>0.1079435647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1055+20</text:p>
          </table:table-cell>
          <table:table-cell office:value-type="float" office:value="222.5101" calcext:value-type="float">
            <text:p>222.5101</text:p>
          </table:table-cell>
          <table:table-cell office:value-type="float" office:value="63.1302" calcext:value-type="float">
            <text:p>63.1302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4035432" calcext:value-type="float">
            <text:p>2.4035432</text:p>
          </table:table-cell>
          <table:table-cell office:value-type="float" office:value="0.126922733568" calcext:value-type="float">
            <text:p>0.1269227336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3C433</text:p>
          </table:table-cell>
          <table:table-cell office:value-type="float" office:value="74.4764" calcext:value-type="float">
            <text:p>74.4764</text:p>
          </table:table-cell>
          <table:table-cell office:value-type="float" office:value="-17.6945" calcext:value-type="float">
            <text:p>-17.6945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0077" calcext:value-type="float">
            <text:p>0.0077</text:p>
          </table:table-cell>
          <table:table-cell office:value-type="float" office:value="14.2048264" calcext:value-type="float">
            <text:p>14.2048264</text:p>
          </table:table-cell>
          <table:table-cell office:value-type="float" office:value="1.0207572383" calcext:value-type="float">
            <text:p>1.020757238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3C172.0</text:p>
          </table:table-cell>
          <table:table-cell office:value-type="float" office:value="191.2045" calcext:value-type="float">
            <text:p>191.2045</text:p>
          </table:table-cell>
          <table:table-cell office:value-type="float" office:value="13.4105" calcext:value-type="float">
            <text:p>13.4105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009" calcext:value-type="float">
            <text:p>0.0009</text:p>
          </table:table-cell>
          <table:table-cell office:value-type="float" office:value="6.4474192" calcext:value-type="float">
            <text:p>6.4474192</text:p>
          </table:table-cell>
          <table:table-cell office:value-type="float" office:value="0.258206669472" calcext:value-type="float">
            <text:p>0.258206669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0428+20</text:p>
          </table:table-cell>
          <table:table-cell office:value-type="float" office:value="176.8082" calcext:value-type="float">
            <text:p>176.8082</text:p>
          </table:table-cell>
          <table:table-cell office:value-type="float" office:value="-18.5568" calcext:value-type="float">
            <text:p>-18.5568</text:p>
          </table:table-cell>
          <table:table-cell office:value-type="float" office:value="0.457" calcext:value-type="float">
            <text:p>0.457</text:p>
          </table:table-cell>
          <table:table-cell office:value-type="float" office:value="0.0309" calcext:value-type="float">
            <text:p>0.0309</text:p>
          </table:table-cell>
          <table:table-cell office:value-type="float" office:value="52.057784" calcext:value-type="float">
            <text:p>52.057784</text:p>
          </table:table-cell>
          <table:table-cell office:value-type="float" office:value="4.00634481121" calcext:value-type="float">
            <text:p>4.006344811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4C19.44</text:p>
          </table:table-cell>
          <table:table-cell office:value-type="float" office:value="8.9924" calcext:value-type="float">
            <text:p>8.9924</text:p>
          </table:table-cell>
          <table:table-cell office:value-type="float" office:value="73.0418" calcext:value-type="float">
            <text:p>73.0418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024" calcext:value-type="float">
            <text:p>0.0024</text:p>
          </table:table-cell>
          <table:table-cell office:value-type="float" office:value="5.7069912" calcext:value-type="float">
            <text:p>5.7069912</text:p>
          </table:table-cell>
          <table:table-cell office:value-type="float" office:value="0.344591486445" calcext:value-type="float">
            <text:p>0.344591486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3C353</text:p>
          </table:table-cell>
          <table:table-cell office:value-type="float" office:value="21.1108" calcext:value-type="float">
            <text:p>21.1108</text:p>
          </table:table-cell>
          <table:table-cell office:value-type="float" office:value="19.877" calcext:value-type="float">
            <text:p>19.877</text:p>
          </table:table-cell>
          <table:table-cell office:value-type="float" office:value="0.3784" calcext:value-type="float">
            <text:p>0.3784</text:p>
          </table:table-cell>
          <table:table-cell office:value-type="float" office:value="0.0067" calcext:value-type="float">
            <text:p>0.0067</text:p>
          </table:table-cell>
          <table:table-cell office:value-type="float" office:value="43.1043008" calcext:value-type="float">
            <text:p>43.1043008</text:p>
          </table:table-cell>
          <table:table-cell office:value-type="float" office:value="1.75858730445" calcext:value-type="float">
            <text:p>1.758587304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3C167</text:p>
          </table:table-cell>
          <table:table-cell office:value-type="float" office:value="207.3119" calcext:value-type="float">
            <text:p>207.3119</text:p>
          </table:table-cell>
          <table:table-cell office:value-type="float" office:value="1.1529" calcext:value-type="float">
            <text:p>1.1529</text:p>
          </table:table-cell>
          <table:table-cell office:value-type="float" office:value="0.5733" calcext:value-type="float">
            <text:p>0.5733</text:p>
          </table:table-cell>
          <table:table-cell office:value-type="float" office:value="0.0105" calcext:value-type="float">
            <text:p>0.0105</text:p>
          </table:table-cell>
          <table:table-cell office:value-type="float" office:value="65.3057496" calcext:value-type="float">
            <text:p>65.3057496</text:p>
          </table:table-cell>
          <table:table-cell office:value-type="float" office:value="2.68186771281" calcext:value-type="float">
            <text:p>2.6818677128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3C293</text:p>
          </table:table-cell>
          <table:table-cell office:value-type="float" office:value="54.6071" calcext:value-type="float">
            <text:p>54.6071</text:p>
          </table:table-cell>
          <table:table-cell office:value-type="float" office:value="76.0603" calcext:value-type="float">
            <text:p>76.0603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006" calcext:value-type="float">
            <text:p>0.0006</text:p>
          </table:table-cell>
          <table:table-cell office:value-type="float" office:value="1.5605944" calcext:value-type="float">
            <text:p>1.5605944</text:p>
          </table:table-cell>
          <table:table-cell office:value-type="float" office:value="0.0892280714468" calcext:value-type="float">
            <text:p>0.089228071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3C98-2</text:p>
          </table:table-cell>
          <table:table-cell office:value-type="float" office:value="179.8288" calcext:value-type="float">
            <text:p>179.8288</text:p>
          </table:table-cell>
          <table:table-cell office:value-type="float" office:value="-31.0241" calcext:value-type="float">
            <text:p>-31.0241</text:p>
          </table:table-cell>
          <table:table-cell office:value-type="float" office:value="0.1955" calcext:value-type="float">
            <text:p>0.1955</text:p>
          </table:table-cell>
          <table:table-cell office:value-type="float" office:value="0.0043" calcext:value-type="float">
            <text:p>0.0043</text:p>
          </table:table-cell>
          <table:table-cell office:value-type="float" office:value="22.269796" calcext:value-type="float">
            <text:p>22.269796</text:p>
          </table:table-cell>
          <table:table-cell office:value-type="float" office:value="0.953911534172" calcext:value-type="float">
            <text:p>0.9539115342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3C105</text:p>
          </table:table-cell>
          <table:table-cell office:value-type="float" office:value="187.6326" calcext:value-type="float">
            <text:p>187.6326</text:p>
          </table:table-cell>
          <table:table-cell office:value-type="float" office:value="-33.609" calcext:value-type="float">
            <text:p>-33.609</text:p>
          </table:table-cell>
          <table:table-cell office:value-type="float" office:value="0.3973" calcext:value-type="float">
            <text:p>0.3973</text:p>
          </table:table-cell>
          <table:table-cell office:value-type="float" office:value="0.0254" calcext:value-type="float">
            <text:p>0.0254</text:p>
          </table:table-cell>
          <table:table-cell office:value-type="float" office:value="45.2572376" calcext:value-type="float">
            <text:p>45.2572376</text:p>
          </table:table-cell>
          <table:table-cell office:value-type="float" office:value="3.33747055767" calcext:value-type="float">
            <text:p>3.337470557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3C120</text:p>
          </table:table-cell>
          <table:table-cell office:value-type="float" office:value="190.3729" calcext:value-type="float">
            <text:p>190.3729</text:p>
          </table:table-cell>
          <table:table-cell office:value-type="float" office:value="-27.3968" calcext:value-type="float">
            <text:p>-27.3968</text:p>
          </table:table-cell>
          <table:table-cell office:value-type="float" office:value="0.2554" calcext:value-type="float">
            <text:p>0.2554</text:p>
          </table:table-cell>
          <table:table-cell office:value-type="float" office:value="0.0019" calcext:value-type="float">
            <text:p>0.0019</text:p>
          </table:table-cell>
          <table:table-cell office:value-type="float" office:value="29.0931248" calcext:value-type="float">
            <text:p>29.0931248</text:p>
          </table:table-cell>
          <table:table-cell office:value-type="float" office:value="1.09102989303" calcext:value-type="float">
            <text:p>1.09102989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CTA21</text:p>
          </table:table-cell>
          <table:table-cell office:value-type="float" office:value="166.6357" calcext:value-type="float">
            <text:p>166.6357</text:p>
          </table:table-cell>
          <table:table-cell office:value-type="float" office:value="-33.5961" calcext:value-type="float">
            <text:p>-33.5961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0041" calcext:value-type="float">
            <text:p>0.0041</text:p>
          </table:table-cell>
          <table:table-cell office:value-type="float" office:value="14.9338632" calcext:value-type="float">
            <text:p>14.9338632</text:p>
          </table:table-cell>
          <table:table-cell office:value-type="float" office:value="0.720712747078" calcext:value-type="float">
            <text:p>0.720712747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3C123</text:p>
          </table:table-cell>
          <table:table-cell office:value-type="float" office:value="170.5817" calcext:value-type="float">
            <text:p>170.5817</text:p>
          </table:table-cell>
          <table:table-cell office:value-type="float" office:value="-11.661" calcext:value-type="float">
            <text:p>-11.661</text:p>
          </table:table-cell>
          <table:table-cell office:value-type="float" office:value="0.8612" calcext:value-type="float">
            <text:p>0.8612</text:p>
          </table:table-cell>
          <table:table-cell office:value-type="float" office:value="0.0252" calcext:value-type="float">
            <text:p>0.0252</text:p>
          </table:table-cell>
          <table:table-cell office:value-type="float" office:value="98.1010144" calcext:value-type="float">
            <text:p>98.1010144</text:p>
          </table:table-cell>
          <table:table-cell office:value-type="float" office:value="4.60890948259" calcext:value-type="float">
            <text:p>4.6089094826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4C20.33</text:p>
          </table:table-cell>
          <table:table-cell office:value-type="float" office:value="20.1848" calcext:value-type="float">
            <text:p>20.1848</text:p>
          </table:table-cell>
          <table:table-cell office:value-type="float" office:value="66.8341" calcext:value-type="float">
            <text:p>66.8341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1" calcext:value-type="float">
            <text:p>0.001</text:p>
          </table:table-cell>
          <table:table-cell office:value-type="float" office:value="4.100832" calcext:value-type="float">
            <text:p>4.100832</text:p>
          </table:table-cell>
          <table:table-cell office:value-type="float" office:value="0.188932625388" calcext:value-type="float">
            <text:p>0.188932625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T0556+19</text:p>
          </table:table-cell>
          <table:table-cell office:value-type="float" office:value="190.0893" calcext:value-type="float">
            <text:p>190.0893</text:p>
          </table:table-cell>
          <table:table-cell office:value-type="float" office:value="-2.1665" calcext:value-type="float">
            <text:p>-2.1665</text:p>
          </table:table-cell>
          <table:table-cell office:value-type="float" office:value="1.2394" calcext:value-type="float">
            <text:p>1.2394</text:p>
          </table:table-cell>
          <table:table-cell office:value-type="float" office:value="0.063" calcext:value-type="float">
            <text:p>0.063</text:p>
          </table:table-cell>
          <table:table-cell office:value-type="float" office:value="141.1825328" calcext:value-type="float">
            <text:p>141.1825328</text:p>
          </table:table-cell>
          <table:table-cell office:value-type="float" office:value="8.85609483447" calcext:value-type="float">
            <text:p>8.856094834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P1117+14</text:p>
          </table:table-cell>
          <table:table-cell office:value-type="float" office:value="240.438" calcext:value-type="float">
            <text:p>240.438</text:p>
          </table:table-cell>
          <table:table-cell office:value-type="float" office:value="65.7884" calcext:value-type="float">
            <text:p>65.788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7" calcext:value-type="float">
            <text:p>0.0007</text:p>
          </table:table-cell>
          <table:table-cell office:value-type="float" office:value="2.8478" calcext:value-type="float">
            <text:p>2.8478</text:p>
          </table:table-cell>
          <table:table-cell office:value-type="float" office:value="0.131585737729" calcext:value-type="float">
            <text:p>0.131585737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3C264.0</text:p>
          </table:table-cell>
          <table:table-cell office:value-type="float" office:value="236.9959" calcext:value-type="float">
            <text:p>236.9959</text:p>
          </table:table-cell>
          <table:table-cell office:value-type="float" office:value="73.6422" calcext:value-type="float">
            <text:p>73.6422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2896312" calcext:value-type="float">
            <text:p>2.2896312</text:p>
          </table:table-cell>
          <table:table-cell office:value-type="float" office:value="0.0957009332596" calcext:value-type="float">
            <text:p>0.0957009333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3C208.1</text:p>
          </table:table-cell>
          <table:table-cell office:value-type="float" office:value="213.6015" calcext:value-type="float">
            <text:p>213.6015</text:p>
          </table:table-cell>
          <table:table-cell office:value-type="float" office:value="33.583" calcext:value-type="float">
            <text:p>33.583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0028" calcext:value-type="float">
            <text:p>0.0028</text:p>
          </table:table-cell>
          <table:table-cell office:value-type="float" office:value="3.0642328" calcext:value-type="float">
            <text:p>3.0642328</text:p>
          </table:table-cell>
          <table:table-cell office:value-type="float" office:value="0.33825534801" calcext:value-type="float">
            <text:p>0.338255348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3C208.0</text:p>
          </table:table-cell>
          <table:table-cell office:value-type="float" office:value="213.6628" calcext:value-type="float">
            <text:p>213.6628</text:p>
          </table:table-cell>
          <table:table-cell office:value-type="float" office:value="33.1608" calcext:value-type="float">
            <text:p>33.1608</text:p>
          </table:table-cell>
          <table:table-cell office:value-type="float" office:value="0.0287" calcext:value-type="float">
            <text:p>0.0287</text:p>
          </table:table-cell>
          <table:table-cell office:value-type="float" office:value="0.0009" calcext:value-type="float">
            <text:p>0.0009</text:p>
          </table:table-cell>
          <table:table-cell office:value-type="float" office:value="3.2692744" calcext:value-type="float">
            <text:p>3.2692744</text:p>
          </table:table-cell>
          <table:table-cell office:value-type="float" office:value="0.157956492147" calcext:value-type="float">
            <text:p>0.157956492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4C32.44</text:p>
          </table:table-cell>
          <table:table-cell office:value-type="float" office:value="67.2335" calcext:value-type="float">
            <text:p>67.2335</text:p>
          </table:table-cell>
          <table:table-cell office:value-type="float" office:value="81.0477" calcext:value-type="float">
            <text:p>81.0477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004" calcext:value-type="float">
            <text:p>0.0004</text:p>
          </table:table-cell>
          <table:table-cell office:value-type="float" office:value="1.5150296" calcext:value-type="float">
            <text:p>1.5150296</text:p>
          </table:table-cell>
          <table:table-cell office:value-type="float" office:value="0.0719522761422" calcext:value-type="float">
            <text:p>0.071952276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3C263.1</text:p>
          </table:table-cell>
          <table:table-cell office:value-type="float" office:value="228.2701" calcext:value-type="float">
            <text:p>228.2701</text:p>
          </table:table-cell>
          <table:table-cell office:value-type="float" office:value="74.3753" calcext:value-type="float">
            <text:p>74.3753</text:p>
          </table:table-cell>
          <table:table-cell office:value-type="float" office:value="0.02" calcext:value-type="float">
            <text:p>0.02</text:p>
          </table:table-cell>
          <table:table-cell office:value-type="float" office:value="0.0006" calcext:value-type="float">
            <text:p>0.0006</text:p>
          </table:table-cell>
          <table:table-cell office:value-type="float" office:value="2.27824" calcext:value-type="float">
            <text:p>2.27824</text:p>
          </table:table-cell>
          <table:table-cell office:value-type="float" office:value="0.108090517016" calcext:value-type="float">
            <text:p>0.108090517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3C225b</text:p>
          </table:table-cell>
          <table:table-cell office:value-type="float" office:value="220.0101" calcext:value-type="float">
            <text:p>220.0101</text:p>
          </table:table-cell>
          <table:table-cell office:value-type="float" office:value="44.0084" calcext:value-type="float">
            <text:p>44.008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27" calcext:value-type="float">
            <text:p>0.0027</text:p>
          </table:table-cell>
          <table:table-cell office:value-type="float" office:value="5.239952" calcext:value-type="float">
            <text:p>5.239952</text:p>
          </table:table-cell>
          <table:table-cell office:value-type="float" office:value="0.362890168417" calcext:value-type="float">
            <text:p>0.362890168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3C410</text:p>
          </table:table-cell>
          <table:table-cell office:value-type="float" office:value="69.2117" calcext:value-type="float">
            <text:p>69.2117</text:p>
          </table:table-cell>
          <table:table-cell office:value-type="float" office:value="-3.7691" calcext:value-type="float">
            <text:p>-3.7691</text:p>
          </table:table-cell>
          <table:table-cell office:value-type="float" office:value="1.1647" calcext:value-type="float">
            <text:p>1.1647</text:p>
          </table:table-cell>
          <table:table-cell office:value-type="float" office:value="0.0152" calcext:value-type="float">
            <text:p>0.0152</text:p>
          </table:table-cell>
          <table:table-cell office:value-type="float" office:value="132.6733064" calcext:value-type="float">
            <text:p>132.6733064</text:p>
          </table:table-cell>
          <table:table-cell office:value-type="float" office:value="5.17480539731" calcext:value-type="float">
            <text:p>5.1748053973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P0347+05</text:p>
          </table:table-cell>
          <table:table-cell office:value-type="float" office:value="182.2737" calcext:value-type="float">
            <text:p>182.2737</text:p>
          </table:table-cell>
          <table:table-cell office:value-type="float" office:value="-35.7311" calcext:value-type="float">
            <text:p>-35.7311</text:p>
          </table:table-cell>
          <table:table-cell office:value-type="float" office:value="0.2384" calcext:value-type="float">
            <text:p>0.2384</text:p>
          </table:table-cell>
          <table:table-cell office:value-type="float" office:value="0.0067" calcext:value-type="float">
            <text:p>0.0067</text:p>
          </table:table-cell>
          <table:table-cell office:value-type="float" office:value="27.1566208" calcext:value-type="float">
            <text:p>27.1566208</text:p>
          </table:table-cell>
          <table:table-cell office:value-type="float" office:value="1.25651551032" calcext:value-type="float">
            <text:p>1.2565155103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3C272.1</text:p>
          </table:table-cell>
          <table:table-cell office:value-type="float" office:value="280.6321" calcext:value-type="float">
            <text:p>280.6321</text:p>
          </table:table-cell>
          <table:table-cell office:value-type="float" office:value="74.6873" calcext:value-type="float">
            <text:p>74.6873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18" calcext:value-type="float">
            <text:p>0.0018</text:p>
          </table:table-cell>
          <table:table-cell office:value-type="float" office:value="3.873008" calcext:value-type="float">
            <text:p>3.873008</text:p>
          </table:table-cell>
          <table:table-cell office:value-type="float" office:value="0.249614450464" calcext:value-type="float">
            <text:p>0.249614450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3C225a</text:p>
          </table:table-cell>
          <table:table-cell office:value-type="float" office:value="219.8662" calcext:value-type="float">
            <text:p>219.8662</text:p>
          </table:table-cell>
          <table:table-cell office:value-type="float" office:value="44.0249" calcext:value-type="float">
            <text:p>44.0249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032" calcext:value-type="float">
            <text:p>0.0032</text:p>
          </table:table-cell>
          <table:table-cell office:value-type="float" office:value="5.3196904" calcext:value-type="float">
            <text:p>5.3196904</text:p>
          </table:table-cell>
          <table:table-cell office:value-type="float" office:value="0.413649447948" calcext:value-type="float">
            <text:p>0.4136494479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4C07.32</text:p>
          </table:table-cell>
          <table:table-cell office:value-type="float" office:value="322.2286" calcext:value-type="float">
            <text:p>322.2286</text:p>
          </table:table-cell>
          <table:table-cell office:value-type="float" office:value="68.835" calcext:value-type="float">
            <text:p>68.835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0003" calcext:value-type="float">
            <text:p>0.0003</text:p>
          </table:table-cell>
          <table:table-cell office:value-type="float" office:value="3.0870152" calcext:value-type="float">
            <text:p>3.0870152</text:p>
          </table:table-cell>
          <table:table-cell office:value-type="float" office:value="0.118500828624" calcext:value-type="float">
            <text:p>0.1185008286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3C245</text:p>
          </table:table-cell>
          <table:table-cell office:value-type="float" office:value="233.1247" calcext:value-type="float">
            <text:p>233.1247</text:p>
          </table:table-cell>
          <table:table-cell office:value-type="float" office:value="56.3009" calcext:value-type="float">
            <text:p>56.3009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449108" calcext:value-type="float">
            <text:p>2.449108</text:p>
          </table:table-cell>
          <table:table-cell office:value-type="float" office:value="0.128094109441" calcext:value-type="float">
            <text:p>0.1280941094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3C93.1</text:p>
          </table:table-cell>
          <table:table-cell office:value-type="float" office:value="160.0361" calcext:value-type="float">
            <text:p>160.0361</text:p>
          </table:table-cell>
          <table:table-cell office:value-type="float" office:value="-15.9147" calcext:value-type="float">
            <text:p>-15.9147</text:p>
          </table:table-cell>
          <table:table-cell office:value-type="float" office:value="0.3287" calcext:value-type="float">
            <text:p>0.3287</text:p>
          </table:table-cell>
          <table:table-cell office:value-type="float" office:value="0.0141" calcext:value-type="float">
            <text:p>0.0141</text:p>
          </table:table-cell>
          <table:table-cell office:value-type="float" office:value="37.4428744" calcext:value-type="float">
            <text:p>37.4428744</text:p>
          </table:table-cell>
          <table:table-cell office:value-type="float" office:value="2.1151389359" calcext:value-type="float">
            <text:p>2.1151389359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3C348</text:p>
          </table:table-cell>
          <table:table-cell office:value-type="float" office:value="22.971" calcext:value-type="float">
            <text:p>22.971</text:p>
          </table:table-cell>
          <table:table-cell office:value-type="float" office:value="29.1769" calcext:value-type="float">
            <text:p>29.1769</text:p>
          </table:table-cell>
          <table:table-cell office:value-type="float" office:value="0.0821" calcext:value-type="float">
            <text:p>0.0821</text:p>
          </table:table-cell>
          <table:table-cell office:value-type="float" office:value="0.0013" calcext:value-type="float">
            <text:p>0.0013</text:p>
          </table:table-cell>
          <table:table-cell office:value-type="float" office:value="9.3521752" calcext:value-type="float">
            <text:p>9.3521752</text:p>
          </table:table-cell>
          <table:table-cell office:value-type="float" office:value="0.374289248432" calcext:value-type="float">
            <text:p>0.374289248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4C13.67</text:p>
          </table:table-cell>
          <table:table-cell office:value-type="float" office:value="43.4971" calcext:value-type="float">
            <text:p>43.4971</text:p>
          </table:table-cell>
          <table:table-cell office:value-type="float" office:value="9.154" calcext:value-type="float">
            <text:p>9.154</text:p>
          </table:table-cell>
          <table:table-cell office:value-type="float" office:value="0.5526" calcext:value-type="float">
            <text:p>0.5526</text:p>
          </table:table-cell>
          <table:table-cell office:value-type="float" office:value="0.0138" calcext:value-type="float">
            <text:p>0.0138</text:p>
          </table:table-cell>
          <table:table-cell office:value-type="float" office:value="62.9477712" calcext:value-type="float">
            <text:p>62.9477712</text:p>
          </table:table-cell>
          <table:table-cell office:value-type="float" office:value="2.79721040923" calcext:value-type="float">
            <text:p>2.797210409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3C286</text:p>
          </table:table-cell>
          <table:table-cell office:value-type="float" office:value="56.5241" calcext:value-type="float">
            <text:p>56.5241</text:p>
          </table:table-cell>
          <table:table-cell office:value-type="float" office:value="80.6747" calcext:value-type="float">
            <text:p>80.6747</text:p>
          </table:table-cell>
          <table:table-cell office:value-type="float" office:value="0.01" calcext:value-type="float">
            <text:p>0.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1.13912" calcext:value-type="float">
            <text:p>1.13912</text:p>
          </table:table-cell>
          <table:table-cell office:value-type="float" office:value="0.0706897514938" calcext:value-type="float">
            <text:p>0.0706897515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4C13.65</text:p>
          </table:table-cell>
          <table:table-cell office:value-type="float" office:value="39.3151" calcext:value-type="float">
            <text:p>39.3151</text:p>
          </table:table-cell>
          <table:table-cell office:value-type="float" office:value="17.718" calcext:value-type="float">
            <text:p>17.718</text:p>
          </table:table-cell>
          <table:table-cell office:value-type="float" office:value="0.1189" calcext:value-type="float">
            <text:p>0.1189</text:p>
          </table:table-cell>
          <table:table-cell office:value-type="float" office:value="0.0039" calcext:value-type="float">
            <text:p>0.0039</text:p>
          </table:table-cell>
          <table:table-cell office:value-type="float" office:value="13.5441368" calcext:value-type="float">
            <text:p>13.5441368</text:p>
          </table:table-cell>
          <table:table-cell office:value-type="float" office:value="0.667230976041" calcext:value-type="float">
            <text:p>0.667230976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3C190.0</text:p>
          </table:table-cell>
          <table:table-cell office:value-type="float" office:value="207.6242" calcext:value-type="float">
            <text:p>207.6242</text:p>
          </table:table-cell>
          <table:table-cell office:value-type="float" office:value="21.8412" calcext:value-type="float">
            <text:p>21.8412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009" calcext:value-type="float">
            <text:p>0.0009</text:p>
          </table:table-cell>
          <table:table-cell office:value-type="float" office:value="2.9958856" calcext:value-type="float">
            <text:p>2.9958856</text:p>
          </table:table-cell>
          <table:table-cell office:value-type="float" office:value="0.150453384048" calcext:value-type="float">
            <text:p>0.150453384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P0320+05</text:p>
          </table:table-cell>
          <table:table-cell office:value-type="float" office:value="176.9818" calcext:value-type="float">
            <text:p>176.9818</text:p>
          </table:table-cell>
          <table:table-cell office:value-type="float" office:value="-40.8433" calcext:value-type="float">
            <text:p>-40.8433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002" calcext:value-type="float">
            <text:p>0.002</text:p>
          </table:table-cell>
          <table:table-cell office:value-type="float" office:value="19.5245168" calcext:value-type="float">
            <text:p>19.5245168</text:p>
          </table:table-cell>
          <table:table-cell office:value-type="float" office:value="0.752937965931" calcext:value-type="float">
            <text:p>0.7529379659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3C274.1</text:p>
          </table:table-cell>
          <table:table-cell office:value-type="float" office:value="269.8744" calcext:value-type="float">
            <text:p>269.8744</text:p>
          </table:table-cell>
          <table:table-cell office:value-type="float" office:value="83.1637" calcext:value-type="float">
            <text:p>83.1637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006" calcext:value-type="float">
            <text:p>0.0006</text:p>
          </table:table-cell>
          <table:table-cell office:value-type="float" office:value="2.8705824" calcext:value-type="float">
            <text:p>2.8705824</text:p>
          </table:table-cell>
          <table:table-cell office:value-type="float" office:value="0.12571372404" calcext:value-type="float">
            <text:p>0.12571372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3C207</text:p>
          </table:table-cell>
          <table:table-cell office:value-type="float" office:value="212.968" calcext:value-type="float">
            <text:p>212.968</text:p>
          </table:table-cell>
          <table:table-cell office:value-type="float" office:value="30.139" calcext:value-type="float">
            <text:p>30.139</text:p>
          </table:table-cell>
          <table:table-cell office:value-type="float" office:value="0.0759" calcext:value-type="float">
            <text:p>0.0759</text:p>
          </table:table-cell>
          <table:table-cell office:value-type="float" office:value="0.0042" calcext:value-type="float">
            <text:p>0.0042</text:p>
          </table:table-cell>
          <table:table-cell office:value-type="float" office:value="8.6459208" calcext:value-type="float">
            <text:p>8.6459208</text:p>
          </table:table-cell>
          <table:table-cell office:value-type="float" office:value="0.574356872626" calcext:value-type="float">
            <text:p>0.5743568726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T0629+10</text:p>
          </table:table-cell>
          <table:table-cell office:value-type="float" office:value="201.5315" calcext:value-type="float">
            <text:p>201.5315</text:p>
          </table:table-cell>
          <table:table-cell office:value-type="float" office:value="0.5079" calcext:value-type="float">
            <text:p>0.5079</text:p>
          </table:table-cell>
          <table:table-cell office:value-type="float" office:value="1.5665" calcext:value-type="float">
            <text:p>1.5665</text:p>
          </table:table-cell>
          <table:table-cell office:value-type="float" office:value="0.2278" calcext:value-type="float">
            <text:p>0.2278</text:p>
          </table:table-cell>
          <table:table-cell office:value-type="float" office:value="178.443148" calcext:value-type="float">
            <text:p>178.443148</text:p>
          </table:table-cell>
          <table:table-cell office:value-type="float" office:value="26.7652233317" calcext:value-type="float">
            <text:p>26.7652233317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3C223</text:p>
          </table:table-cell>
          <table:table-cell office:value-type="float" office:value="188.4071" calcext:value-type="float">
            <text:p>188.4071</text:p>
          </table:table-cell>
          <table:table-cell office:value-type="float" office:value="48.65994" calcext:value-type="float">
            <text:p>48.65994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1.1619024" calcext:value-type="float">
            <text:p>1.1619024</text:p>
          </table:table-cell>
          <table:table-cell office:value-type="float" office:value="0.054696557391" calcext:value-type="float">
            <text:p>0.0546965574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4C12.50</text:p>
          </table:table-cell>
          <table:table-cell office:value-type="float" office:value="347.223" calcext:value-type="float">
            <text:p>347.223</text:p>
          </table:table-cell>
          <table:table-cell office:value-type="float" office:value="70.1718" calcext:value-type="float">
            <text:p>70.1718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005" calcext:value-type="float">
            <text:p>0.0005</text:p>
          </table:table-cell>
          <table:table-cell office:value-type="float" office:value="3.2578832" calcext:value-type="float">
            <text:p>3.2578832</text:p>
          </table:table-cell>
          <table:table-cell office:value-type="float" office:value="0.132601941394" calcext:value-type="float">
            <text:p>0.132601941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4C04.51</text:p>
          </table:table-cell>
          <table:table-cell office:value-type="float" office:value="7.2923" calcext:value-type="float">
            <text:p>7.2923</text:p>
          </table:table-cell>
          <table:table-cell office:value-type="float" office:value="47.747" calcext:value-type="float">
            <text:p>47.747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012" calcext:value-type="float">
            <text:p>0.0012</text:p>
          </table:table-cell>
          <table:table-cell office:value-type="float" office:value="4.9323896" calcext:value-type="float">
            <text:p>4.9323896</text:p>
          </table:table-cell>
          <table:table-cell office:value-type="float" office:value="0.22705332512" calcext:value-type="float">
            <text:p>0.227053325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4C33.48</text:p>
          </table:table-cell>
          <table:table-cell office:value-type="float" office:value="66.3887" calcext:value-type="float">
            <text:p>66.3887</text:p>
          </table:table-cell>
          <table:table-cell office:value-type="float" office:value="8.3713" calcext:value-type="float">
            <text:p>8.3713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0029" calcext:value-type="float">
            <text:p>0.0029</text:p>
          </table:table-cell>
          <table:table-cell office:value-type="float" office:value="19.991556" calcext:value-type="float">
            <text:p>19.991556</text:p>
          </table:table-cell>
          <table:table-cell office:value-type="float" office:value="0.805650680408" calcext:value-type="float">
            <text:p>0.8056506804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3C111</text:p>
          </table:table-cell>
          <table:table-cell office:value-type="float" office:value="161.6756" calcext:value-type="float">
            <text:p>161.6756</text:p>
          </table:table-cell>
          <table:table-cell office:value-type="float" office:value="-8.8197" calcext:value-type="float">
            <text:p>-8.8197</text:p>
          </table:table-cell>
          <table:table-cell office:value-type="float" office:value="1.4217" calcext:value-type="float">
            <text:p>1.4217</text:p>
          </table:table-cell>
          <table:table-cell office:value-type="float" office:value="0.0205" calcext:value-type="float">
            <text:p>0.0205</text:p>
          </table:table-cell>
          <table:table-cell office:value-type="float" office:value="161.9486904" calcext:value-type="float">
            <text:p>161.9486904</text:p>
          </table:table-cell>
          <table:table-cell office:value-type="float" office:value="6.39424977214" calcext:value-type="float">
            <text:p>6.394249772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J2232</text:p>
          </table:table-cell>
          <table:table-cell office:value-type="float" office:value="77.4379" calcext:value-type="float">
            <text:p>77.4379</text:p>
          </table:table-cell>
          <table:table-cell office:value-type="float" office:value="-38.5824" calcext:value-type="float">
            <text:p>-38.5824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0015" calcext:value-type="float">
            <text:p>0.0015</text:p>
          </table:table-cell>
          <table:table-cell office:value-type="float" office:value="6.9714144" calcext:value-type="float">
            <text:p>6.9714144</text:p>
          </table:table-cell>
          <table:table-cell office:value-type="float" office:value="0.307986197335" calcext:value-type="float">
            <text:p>0.3079861973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3C298</text:p>
          </table:table-cell>
          <table:table-cell office:value-type="float" office:value="352.1602" calcext:value-type="float">
            <text:p>352.1602</text:p>
          </table:table-cell>
          <table:table-cell office:value-type="float" office:value="60.6666" calcext:value-type="float">
            <text:p>60.6666</text:p>
          </table:table-cell>
          <table:table-cell office:value-type="float" office:value="0.0249" calcext:value-type="float">
            <text:p>0.0249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8364088" calcext:value-type="float">
            <text:p>2.8364088</text:p>
          </table:table-cell>
          <table:table-cell office:value-type="float" office:value="0.138469204119" calcext:value-type="float">
            <text:p>0.138469204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B2050</text:p>
          </table:table-cell>
          <table:table-cell office:value-type="float" office:value="78.8581" calcext:value-type="float">
            <text:p>78.8581</text:p>
          </table:table-cell>
          <table:table-cell office:value-type="float" office:value="-5.1238" calcext:value-type="float">
            <text:p>-5.1238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006" calcext:value-type="float">
            <text:p>0.0006</text:p>
          </table:table-cell>
          <table:table-cell office:value-type="float" office:value="5.2627344" calcext:value-type="float">
            <text:p>5.2627344</text:p>
          </table:table-cell>
          <table:table-cell office:value-type="float" office:value="0.205156641461" calcext:value-type="float">
            <text:p>0.205156641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PKS0531</text:p>
          </table:table-cell>
          <table:table-cell office:value-type="float" office:value="186.7617" calcext:value-type="float">
            <text:p>186.7617</text:p>
          </table:table-cell>
          <table:table-cell office:value-type="float" office:value="-7.1076" calcext:value-type="float">
            <text:p>-7.1076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0085" calcext:value-type="float">
            <text:p>0.0085</text:p>
          </table:table-cell>
          <table:table-cell office:value-type="float" office:value="34.4697712" calcext:value-type="float">
            <text:p>34.4697712</text:p>
          </table:table-cell>
          <table:table-cell office:value-type="float" office:value="1.59459324836" calcext:value-type="float">
            <text:p>1.594593248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4C16.09</text:p>
          </table:table-cell>
          <table:table-cell office:value-type="float" office:value="166.6357" calcext:value-type="float">
            <text:p>166.6357</text:p>
          </table:table-cell>
          <table:table-cell office:value-type="float" office:value="-33.5959" calcext:value-type="float">
            <text:p>-33.5959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0041" calcext:value-type="float">
            <text:p>0.0041</text:p>
          </table:table-cell>
          <table:table-cell office:value-type="float" office:value="14.9338632" calcext:value-type="float">
            <text:p>14.9338632</text:p>
          </table:table-cell>
          <table:table-cell office:value-type="float" office:value="0.720712747078" calcext:value-type="float">
            <text:p>0.720712747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3C48</text:p>
          </table:table-cell>
          <table:table-cell office:value-type="float" office:value="133.9626" calcext:value-type="float">
            <text:p>133.9626</text:p>
          </table:table-cell>
          <table:table-cell office:value-type="float" office:value="-28.7194" calcext:value-type="float">
            <text:p>-28.7194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0007" calcext:value-type="float">
            <text:p>0.0007</text:p>
          </table:table-cell>
          <table:table-cell office:value-type="float" office:value="4.2944824" calcext:value-type="float">
            <text:p>4.2944824</text:p>
          </table:table-cell>
          <table:table-cell office:value-type="float" office:value="0.17684515338" calcext:value-type="float">
            <text:p>0.1768451534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3C327.1</text:p>
          </table:table-cell>
          <table:table-cell office:value-type="float" office:value="12.1821" calcext:value-type="float">
            <text:p>12.1821</text:p>
          </table:table-cell>
          <table:table-cell office:value-type="float" office:value="37.0047" calcext:value-type="float">
            <text:p>37.0047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0018" calcext:value-type="float">
            <text:p>0.0018</text:p>
          </table:table-cell>
          <table:table-cell office:value-type="float" office:value="13.0657064" calcext:value-type="float">
            <text:p>13.0657064</text:p>
          </table:table-cell>
          <table:table-cell office:value-type="float" office:value="0.522183449814" calcext:value-type="float">
            <text:p>0.522183449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3C147</text:p>
          </table:table-cell>
          <table:table-cell office:value-type="float" office:value="161.6864" calcext:value-type="float">
            <text:p>161.6864</text:p>
          </table:table-cell>
          <table:table-cell office:value-type="float" office:value="10.2984" calcext:value-type="float">
            <text:p>10.2984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0067" calcext:value-type="float">
            <text:p>0.0067</text:p>
          </table:table-cell>
          <table:table-cell office:value-type="float" office:value="25.6529824" calcext:value-type="float">
            <text:p>25.6529824</text:p>
          </table:table-cell>
          <table:table-cell office:value-type="float" office:value="1.21307570847" calcext:value-type="float">
            <text:p>1.213075708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3C459</text:p>
          </table:table-cell>
          <table:table-cell office:value-type="float" office:value="83.0397" calcext:value-type="float">
            <text:p>83.0397</text:p>
          </table:table-cell>
          <table:table-cell office:value-type="float" office:value="-51.285" calcext:value-type="float">
            <text:p>-51.285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009" calcext:value-type="float">
            <text:p>0.0009</text:p>
          </table:table-cell>
          <table:table-cell office:value-type="float" office:value="6.4246368" calcext:value-type="float">
            <text:p>6.4246368</text:p>
          </table:table-cell>
          <table:table-cell office:value-type="float" office:value="0.257438329941" calcext:value-type="float">
            <text:p>0.2574383299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3C345</text:p>
          </table:table-cell>
          <table:table-cell office:value-type="float" office:value="63.455" calcext:value-type="float">
            <text:p>63.455</text:p>
          </table:table-cell>
          <table:table-cell office:value-type="float" office:value="40.9489" calcext:value-type="float">
            <text:p>40.9489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1.2758144" calcext:value-type="float">
            <text:p>1.2758144</text:p>
          </table:table-cell>
          <table:table-cell office:value-type="float" office:value="0.0828877070366" calcext:value-type="float">
            <text:p>0.082887707</text:p>
          </table:table-cell>
        </table:table-row>
      </table:table>
      <table:named-expressions/>
      <table:database-ranges>
        <table:database-range table:name="__Anonymous_Sheet_DB__0" table:target-range-address="'HI-info'.A4:'HI-info'.AF9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nh_from_dust.A4:nh_from_dust.AA97" table:display-filter-buttons="true" table:orientation="column"/>
        <table:database-range table:name="__Anonymous_Sheet_DB__2" table:target-range-address="nh2_vs_noh.A4:nh2_vs_noh.W97" table:display-filter-buttons="true" table:orientation="column"/>
        <table:database-range table:name="__Anonymous_Sheet_DB__3" table:target-range-address="'MS+SP (HI) - CO - OH'.A3:'MS+SP (HI) - CO - OH'.R96" table:display-filter-buttons="true" table:orientation="column"/>
        <table:database-range table:name="__Anonymous_Sheet_DB__5" table:target-range-address="CO.A4:CO.E114" table:display-filter-buttons="true" table:orientation="column"/>
        <table:database-range table:name="__Anonymous_Sheet_DB__7" table:target-range-address="'E(B-V) &amp; Av'.A4:'E(B-V) &amp; Av'.K97" table:display-filter-buttons="true" table:orientation="column"/>
        <table:database-range table:name="__Anonymous_Sheet_DB__8" table:target-range-address="origin_hi_93src.A4:origin_hi_93src.L97" table:display-filter-buttons="true" table:orientation="column"/>
        <table:database-range table:name="__Anonymous_Sheet_DB__9" table:target-range-address="old_hi_93src.A4:old_hi_93src.L97" table:display-filter-buttons="true" table:orientation="column"/>
        <table:database-range table:name="__Anonymous_Sheet_DB__10" table:target-range-address="old_hi_data.A4:old_hi_data.AD9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 style:data-style-name="N2" text:time-value="16:32:54.638469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5:10:54.581159389</meta:creation-date>
    <dc:date>2017-10-28T16:05:48.801294249</dc:date>
    <meta:editing-duration>P8DT6H46M43S</meta:editing-duration>
    <meta:editing-cycles>375</meta:editing-cycles>
    <meta:generator>LibreOffice/5.1.6.2$Linux_X86_64 LibreOffice_project/10m0$Build-2</meta:generator>
    <meta:document-statistic meta:table-count="13" meta:cell-count="18575" meta:object-count="0"/>
  </office:meta>
</office:document-meta>
</file>